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646in"/>
    </style:style>
    <style:style style:name="co2" style:family="table-column">
      <style:table-column-properties fo:break-before="auto" style:column-width="1.3862in"/>
    </style:style>
    <style:style style:name="co3" style:family="table-column">
      <style:table-column-properties fo:break-before="auto" style:column-width="1.4075in"/>
    </style:style>
    <style:style style:name="co4" style:family="table-column">
      <style:table-column-properties fo:break-before="auto" style:column-width="1.3972in"/>
    </style:style>
    <style:style style:name="co5" style:family="table-column">
      <style:table-column-properties fo:break-before="auto" style:column-width="1.5791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extrinsic_calibration data" table:style-name="ta1">
        <table:shapes>
          <draw:frame draw:z-index="0" draw:style-name="gr1" draw:text-style-name="P1" svg:width="14.0417in" svg:height="7.9004in" svg:x="4.6445in" svg:y="2.2957in">
            <draw:object draw:notify-on-update-of-ranges="'extrinsic_calibration data'.A1:'extrinsic_calibration data'.A1 'extrinsic_calibration data'.A2:'extrinsic_calibration data'.A501 'extrinsic_calibration data'.N1:'extrinsic_calibration data'.N1 'extrinsic_calibration data'.N2:'extrinsic_calibration data'.N501 'extrinsic_calibration data'.A1:'extrinsic_calibration data'.A1 'extrinsic_calibration data'.A2:'extrinsic_calibration data'.A501 'extrinsic_calibration data'.O1:'extrinsic_calibration data'.O1 'extrinsic_calibration data'.O2:'extrinsic_calibration data'.O501 'extrinsic_calibration data'.A1:'extrinsic_calibration data'.A1 'extrinsic_calibration data'.A2:'extrinsic_calibration data'.A501 'extrinsic_calibration data'.P1:'extrinsic_calibration data'.P1 'extrinsic_calibration data'.P2:'extrinsic_calibration data'.P50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distance</text:p>
          </table:table-cell>
          <table:table-cell office:value-type="string" calcext:value-type="string">
            <text:p>x true</text:p>
          </table:table-cell>
          <table:table-cell office:value-type="string" calcext:value-type="string">
            <text:p>y true</text:p>
          </table:table-cell>
          <table:table-cell office:value-type="string" calcext:value-type="string">
            <text:p>z true</text:p>
          </table:table-cell>
          <table:table-cell office:value-type="string" calcext:value-type="string">
            <text:p>rz true</text:p>
          </table:table-cell>
          <table:table-cell office:value-type="string" calcext:value-type="string">
            <text:p>ry true</text:p>
          </table:table-cell>
          <table:table-cell office:value-type="string" calcext:value-type="string">
            <text:p>rx true</text:p>
          </table:table-cell>
          <table:table-cell office:value-type="string" calcext:value-type="string">
            <text:p>x est</text:p>
          </table:table-cell>
          <table:table-cell office:value-type="string" calcext:value-type="string">
            <text:p>y est</text:p>
          </table:table-cell>
          <table:table-cell office:value-type="string" calcext:value-type="string">
            <text:p>z est</text:p>
          </table:table-cell>
          <table:table-cell office:value-type="string" calcext:value-type="string">
            <text:p>rz est</text:p>
          </table:table-cell>
          <table:table-cell office:value-type="string" calcext:value-type="string">
            <text:p>ry est</text:p>
          </table:table-cell>
          <table:table-cell office:value-type="string" calcext:value-type="string">
            <text:p>rx est</text:p>
          </table:table-cell>
          <table:table-cell office:value-type="string" calcext:value-type="string">
            <text:p>x error</text:p>
          </table:table-cell>
          <table:table-cell office:value-type="string" calcext:value-type="string">
            <text:p>y error</text:p>
          </table:table-cell>
          <table:table-cell office:value-type="string" calcext:value-type="string">
            <text:p>z error</text:p>
          </table:table-cell>
          <table:table-cell office:value-type="string" calcext:value-type="string">
            <text:p>rz error</text:p>
          </table:table-cell>
          <table:table-cell office:value-type="string" calcext:value-type="string">
            <text:p>ry error</text:p>
          </table:table-cell>
          <table:table-cell office:value-type="string" calcext:value-type="string">
            <text:p>rx error</text:p>
          </table:table-cell>
        </table:table-row>
        <table:table-row table:style-name="ro1">
          <table:table-cell table:formula="of:=SQRT([.B2]^2+[.C2]^2+[.D2]^2)" office:value-type="float" office:value="6.42156763811204" calcext:value-type="float">
            <text:p>6.42156763811204</text:p>
          </table:table-cell>
          <table:table-cell office:value-type="float" office:value="5.87231354374757" calcext:value-type="float">
            <text:p>5.87231354374757</text:p>
          </table:table-cell>
          <table:table-cell office:value-type="float" office:value="-1.48488072612547" calcext:value-type="float">
            <text:p>-1.48488072612547</text:p>
          </table:table-cell>
          <table:table-cell office:value-type="float" office:value="2.13250880512785" calcext:value-type="float">
            <text:p>2.13250880512785</text:p>
          </table:table-cell>
          <table:table-cell office:value-type="float" office:value="-0.452107969918977" calcext:value-type="float">
            <text:p>-0.452107969918977</text:p>
          </table:table-cell>
          <table:table-cell office:value-type="float" office:value="-0.357462530303282" calcext:value-type="float">
            <text:p>-0.357462530303282</text:p>
          </table:table-cell>
          <table:table-cell office:value-type="float" office:value="1.66729361427531" calcext:value-type="float">
            <text:p>1.66729361427531</text:p>
          </table:table-cell>
          <table:table-cell office:value-type="float" office:value="5.68201845491151" calcext:value-type="float">
            <text:p>5.68201845491151</text:p>
          </table:table-cell>
          <table:table-cell office:value-type="float" office:value="-1.49214813591604" calcext:value-type="float">
            <text:p>-1.49214813591604</text:p>
          </table:table-cell>
          <table:table-cell office:value-type="float" office:value="2.0634479488" calcext:value-type="float">
            <text:p>2.0634479488</text:p>
          </table:table-cell>
          <table:table-cell office:value-type="float" office:value="-0.440460794787803" calcext:value-type="float">
            <text:p>-0.440460794787803</text:p>
          </table:table-cell>
          <table:table-cell office:value-type="float" office:value="-0.411930909081886" calcext:value-type="float">
            <text:p>-0.411930909081886</text:p>
          </table:table-cell>
          <table:table-cell office:value-type="float" office:value="1.67828660362293" calcext:value-type="float">
            <text:p>1.67828660362293</text:p>
          </table:table-cell>
          <table:table-cell office:value-type="float" office:value="-0.190295088836057" calcext:value-type="float">
            <text:p>-0.190295088836057</text:p>
          </table:table-cell>
          <table:table-cell office:value-type="float" office:value="-0.00726740979056873" calcext:value-type="float">
            <text:p>-0.007267409790569</text:p>
          </table:table-cell>
          <table:table-cell office:value-type="float" office:value="-0.0690608563278516" calcext:value-type="float">
            <text:p>-0.069060856327852</text:p>
          </table:table-cell>
          <table:table-cell office:value-type="float" office:value="-0.0552670331123468" calcext:value-type="float">
            <text:p>-0.055267033112347</text:p>
          </table:table-cell>
          <table:table-cell office:value-type="float" office:value="-0.00537561688546884" calcext:value-type="float">
            <text:p>-0.005375616885469</text:p>
          </table:table-cell>
          <table:table-cell office:value-type="float" office:value="0.00647181099074201" calcext:value-type="float">
            <text:p>0.006471810990742</text:p>
          </table:table-cell>
        </table:table-row>
        <table:table-row table:style-name="ro1">
          <table:table-cell table:formula="of:=SQRT([.B3]^2+[.C3]^2+[.D3]^2)" office:value-type="float" office:value="5.98337617020143" calcext:value-type="float">
            <text:p>5.98337617020143</text:p>
          </table:table-cell>
          <table:table-cell office:value-type="float" office:value="5.53568382863579" calcext:value-type="float">
            <text:p>5.53568382863579</text:p>
          </table:table-cell>
          <table:table-cell office:value-type="float" office:value="1.39790257771648" calcext:value-type="float">
            <text:p>1.39790257771648</text:p>
          </table:table-cell>
          <table:table-cell office:value-type="float" office:value="1.7896545272002" calcext:value-type="float">
            <text:p>1.7896545272002</text:p>
          </table:table-cell>
          <table:table-cell office:value-type="float" office:value="-0.316083640356605" calcext:value-type="float">
            <text:p>-0.316083640356605</text:p>
          </table:table-cell>
          <table:table-cell office:value-type="float" office:value="-0.774095769024492" calcext:value-type="float">
            <text:p>-0.774095769024492</text:p>
          </table:table-cell>
          <table:table-cell office:value-type="float" office:value="-1.75981215754214" calcext:value-type="float">
            <text:p>-1.75981215754214</text:p>
          </table:table-cell>
          <table:table-cell office:value-type="float" office:value="5.71996958866247" calcext:value-type="float">
            <text:p>5.71996958866247</text:p>
          </table:table-cell>
          <table:table-cell office:value-type="float" office:value="1.44415208795423" calcext:value-type="float">
            <text:p>1.44415208795423</text:p>
          </table:table-cell>
          <table:table-cell office:value-type="float" office:value="1.84206892004441" calcext:value-type="float">
            <text:p>1.84206892004441</text:p>
          </table:table-cell>
          <table:table-cell office:value-type="float" office:value="-0.307783242247512" calcext:value-type="float">
            <text:p>-0.307783242247512</text:p>
          </table:table-cell>
          <table:table-cell office:value-type="float" office:value="-0.593194899769374" calcext:value-type="float">
            <text:p>-0.593194899769374</text:p>
          </table:table-cell>
          <table:table-cell office:value-type="float" office:value="-1.69577116194481" calcext:value-type="float">
            <text:p>-1.69577116194481</text:p>
          </table:table-cell>
          <table:table-cell office:value-type="float" office:value="0.184285760026676" calcext:value-type="float">
            <text:p>0.184285760026676</text:p>
          </table:table-cell>
          <table:table-cell office:value-type="float" office:value="0.0462495102377465" calcext:value-type="float">
            <text:p>0.046249510237747</text:p>
          </table:table-cell>
          <table:table-cell office:value-type="float" office:value="0.0524143928442087" calcext:value-type="float">
            <text:p>0.052414392844209</text:p>
          </table:table-cell>
          <table:table-cell office:value-type="float" office:value="-0.1790045034216" calcext:value-type="float">
            <text:p>-0.1790045034216</text:p>
          </table:table-cell>
          <table:table-cell office:value-type="float" office:value="-0.027044655069179" calcext:value-type="float">
            <text:p>-0.027044655069179</text:p>
          </table:table-cell>
          <table:table-cell office:value-type="float" office:value="0.056349544325121" calcext:value-type="float">
            <text:p>0.056349544325121</text:p>
          </table:table-cell>
        </table:table-row>
        <table:table-row table:style-name="ro1">
          <table:table-cell table:formula="of:=SQRT([.B4]^2+[.C4]^2+[.D4]^2)" office:value-type="float" office:value="2.50933267826872" calcext:value-type="float">
            <text:p>2.50933267826872</text:p>
          </table:table-cell>
          <table:table-cell office:value-type="float" office:value="2.46596857670949" calcext:value-type="float">
            <text:p>2.46596857670949</text:p>
          </table:table-cell>
          <table:table-cell office:value-type="float" office:value="-0.111760609990664" calcext:value-type="float">
            <text:p>-0.111760609990664</text:p>
          </table:table-cell>
          <table:table-cell office:value-type="float" office:value="0.450842583351623" calcext:value-type="float">
            <text:p>0.450842583351623</text:p>
          </table:table-cell>
          <table:table-cell office:value-type="float" office:value="0.798293961971566" calcext:value-type="float">
            <text:p>0.798293961971566</text:p>
          </table:table-cell>
          <table:table-cell office:value-type="float" office:value="-0.327361404872187" calcext:value-type="float">
            <text:p>-0.327361404872187</text:p>
          </table:table-cell>
          <table:table-cell office:value-type="float" office:value="-2.08471258291888" calcext:value-type="float">
            <text:p>-2.08471258291888</text:p>
          </table:table-cell>
          <table:table-cell office:value-type="float" office:value="2.52640343022799" calcext:value-type="float">
            <text:p>2.52640343022799</text:p>
          </table:table-cell>
          <table:table-cell office:value-type="float" office:value="-0.111399426988221" calcext:value-type="float">
            <text:p>-0.111399426988221</text:p>
          </table:table-cell>
          <table:table-cell office:value-type="float" office:value="0.478071928363002" calcext:value-type="float">
            <text:p>0.478071928363002</text:p>
          </table:table-cell>
          <table:table-cell office:value-type="float" office:value="0.756476782907346" calcext:value-type="float">
            <text:p>0.756476782907346</text:p>
          </table:table-cell>
          <table:table-cell office:value-type="float" office:value="-0.311344072333914" calcext:value-type="float">
            <text:p>-0.311344072333914</text:p>
          </table:table-cell>
          <table:table-cell office:value-type="float" office:value="-2.12718613963879" calcext:value-type="float">
            <text:p>-2.12718613963879</text:p>
          </table:table-cell>
          <table:table-cell office:value-type="float" office:value="0.0604348535184989" calcext:value-type="float">
            <text:p>0.060434853518499</text:p>
          </table:table-cell>
          <table:table-cell office:value-type="float" office:value="0.000361183002443366" calcext:value-type="float">
            <text:p>0.000361183002443</text:p>
          </table:table-cell>
          <table:table-cell office:value-type="float" office:value="0.0272293450113792" calcext:value-type="float">
            <text:p>0.027229345011379</text:p>
          </table:table-cell>
          <table:table-cell office:value-type="float" office:value="0.00585354149201134" calcext:value-type="float">
            <text:p>0.005853541492011</text:p>
          </table:table-cell>
          <table:table-cell office:value-type="float" office:value="-0.0424094412065412" calcext:value-type="float">
            <text:p>-0.042409441206541</text:p>
          </table:table-cell>
          <table:table-cell office:value-type="float" office:value="-0.0292186783213992" calcext:value-type="float">
            <text:p>-0.029218678321399</text:p>
          </table:table-cell>
        </table:table-row>
        <table:table-row table:style-name="ro1">
          <table:table-cell table:formula="of:=SQRT([.B5]^2+[.C5]^2+[.D5]^2)" office:value-type="float" office:value="2.41811276746435" calcext:value-type="float">
            <text:p>2.41811276746435</text:p>
          </table:table-cell>
          <table:table-cell office:value-type="float" office:value="2.1921716997061" calcext:value-type="float">
            <text:p>2.1921716997061</text:p>
          </table:table-cell>
          <table:table-cell office:value-type="float" office:value="0.274360569664609" calcext:value-type="float">
            <text:p>0.274360569664609</text:p>
          </table:table-cell>
          <table:table-cell office:value-type="float" office:value="0.983045712566348" calcext:value-type="float">
            <text:p>0.983045712566348</text:p>
          </table:table-cell>
          <table:table-cell office:value-type="float" office:value="0.823513900708357" calcext:value-type="float">
            <text:p>0.823513900708357</text:p>
          </table:table-cell>
          <table:table-cell office:value-type="float" office:value="0.36543352736355" calcext:value-type="float">
            <text:p>0.36543352736355</text:p>
          </table:table-cell>
          <table:table-cell office:value-type="float" office:value="0.978117343172859" calcext:value-type="float">
            <text:p>0.978117343172859</text:p>
          </table:table-cell>
          <table:table-cell office:value-type="float" office:value="2.19354661460564" calcext:value-type="float">
            <text:p>2.19354661460564</text:p>
          </table:table-cell>
          <table:table-cell office:value-type="float" office:value="0.272209952847057" calcext:value-type="float">
            <text:p>0.272209952847057</text:p>
          </table:table-cell>
          <table:table-cell office:value-type="float" office:value="0.909923559779376" calcext:value-type="float">
            <text:p>0.909923559779376</text:p>
          </table:table-cell>
          <table:table-cell office:value-type="float" office:value="0.829435328673339" calcext:value-type="float">
            <text:p>0.829435328673339</text:p>
          </table:table-cell>
          <table:table-cell office:value-type="float" office:value="0.299392990931786" calcext:value-type="float">
            <text:p>0.299392990931786</text:p>
          </table:table-cell>
          <table:table-cell office:value-type="float" office:value="0.996359516461665" calcext:value-type="float">
            <text:p>0.996359516461665</text:p>
          </table:table-cell>
          <table:table-cell office:value-type="float" office:value="0.00137491489953945" calcext:value-type="float">
            <text:p>0.001374914899539</text:p>
          </table:table-cell>
          <table:table-cell office:value-type="float" office:value="-0.00215061681755141" calcext:value-type="float">
            <text:p>-0.002150616817551</text:p>
          </table:table-cell>
          <table:table-cell office:value-type="float" office:value="-0.0731221527869718" calcext:value-type="float">
            <text:p>-0.073122152786972</text:p>
          </table:table-cell>
          <table:table-cell office:value-type="float" office:value="-0.0516394263805986" calcext:value-type="float">
            <text:p>-0.051639426380599</text:p>
          </table:table-cell>
          <table:table-cell office:value-type="float" office:value="-0.0415640729296518" calcext:value-type="float">
            <text:p>-0.041564072929652</text:p>
          </table:table-cell>
          <table:table-cell office:value-type="float" office:value="0.0191019775471277" calcext:value-type="float">
            <text:p>0.019101977547128</text:p>
          </table:table-cell>
        </table:table-row>
        <table:table-row table:style-name="ro1">
          <table:table-cell table:formula="of:=SQRT([.B6]^2+[.C6]^2+[.D6]^2)" office:value-type="float" office:value="6.68124731542572" calcext:value-type="float">
            <text:p>6.68124731542572</text:p>
          </table:table-cell>
          <table:table-cell office:value-type="float" office:value="4.75966917817443" calcext:value-type="float">
            <text:p>4.75966917817443</text:p>
          </table:table-cell>
          <table:table-cell office:value-type="float" office:value="-4.06631915518269" calcext:value-type="float">
            <text:p>-4.06631915518269</text:p>
          </table:table-cell>
          <table:table-cell office:value-type="float" office:value="2.33445144143418" calcext:value-type="float">
            <text:p>2.33445144143418</text:p>
          </table:table-cell>
          <table:table-cell office:value-type="float" office:value="-0.0397147513643743" calcext:value-type="float">
            <text:p>-0.039714751364374</text:p>
          </table:table-cell>
          <table:table-cell office:value-type="float" office:value="0.144886712640995" calcext:value-type="float">
            <text:p>0.144886712640995</text:p>
          </table:table-cell>
          <table:table-cell office:value-type="float" office:value="-0.38565643193997" calcext:value-type="float">
            <text:p>-0.38565643193997</text:p>
          </table:table-cell>
          <table:table-cell office:value-type="float" office:value="4.77394176438394" calcext:value-type="float">
            <text:p>4.77394176438394</text:p>
          </table:table-cell>
          <table:table-cell office:value-type="float" office:value="-4.08188126162356" calcext:value-type="float">
            <text:p>-4.08188126162356</text:p>
          </table:table-cell>
          <table:table-cell office:value-type="float" office:value="2.24381958361494" calcext:value-type="float">
            <text:p>2.24381958361494</text:p>
          </table:table-cell>
          <table:table-cell office:value-type="float" office:value="-0.0203161784263681" calcext:value-type="float">
            <text:p>-0.020316178426368</text:p>
          </table:table-cell>
          <table:table-cell office:value-type="float" office:value="0.0744922235135719" calcext:value-type="float">
            <text:p>0.074492223513572</text:p>
          </table:table-cell>
          <table:table-cell office:value-type="float" office:value="-0.403829699448394" calcext:value-type="float">
            <text:p>-0.403829699448394</text:p>
          </table:table-cell>
          <table:table-cell office:value-type="float" office:value="0.0142725862095139" calcext:value-type="float">
            <text:p>0.014272586209514</text:p>
          </table:table-cell>
          <table:table-cell office:value-type="float" office:value="-0.0155621064408713" calcext:value-type="float">
            <text:p>-0.015562106440871</text:p>
          </table:table-cell>
          <table:table-cell office:value-type="float" office:value="-0.0906318578192438" calcext:value-type="float">
            <text:p>-0.090631857819244</text:p>
          </table:table-cell>
          <table:table-cell office:value-type="float" office:value="0.0444599979871416" calcext:value-type="float">
            <text:p>0.044459997987142</text:p>
          </table:table-cell>
          <table:table-cell office:value-type="float" office:value="-0.0579011080516869" calcext:value-type="float">
            <text:p>-0.057901108051687</text:p>
          </table:table-cell>
          <table:table-cell office:value-type="float" office:value="-0.0147606175691166" calcext:value-type="float">
            <text:p>-0.014760617569117</text:p>
          </table:table-cell>
        </table:table-row>
        <table:table-row table:style-name="ro1">
          <table:table-cell table:formula="of:=SQRT([.B7]^2+[.C7]^2+[.D7]^2)" office:value-type="float" office:value="4.81017327932804" calcext:value-type="float">
            <text:p>4.81017327932804</text:p>
          </table:table-cell>
          <table:table-cell office:value-type="float" office:value="4.56996946964272" calcext:value-type="float">
            <text:p>4.56996946964272</text:p>
          </table:table-cell>
          <table:table-cell office:value-type="float" office:value="0.0906578067752679" calcext:value-type="float">
            <text:p>0.090657806775268</text:p>
          </table:table-cell>
          <table:table-cell office:value-type="float" office:value="1.49830810775542" calcext:value-type="float">
            <text:p>1.49830810775542</text:p>
          </table:table-cell>
          <table:table-cell office:value-type="float" office:value="0.600918079453891" calcext:value-type="float">
            <text:p>0.600918079453891</text:p>
          </table:table-cell>
          <table:table-cell office:value-type="float" office:value="0.0511250823344574" calcext:value-type="float">
            <text:p>0.051125082334457</text:p>
          </table:table-cell>
          <table:table-cell office:value-type="float" office:value="1.2765077383188" calcext:value-type="float">
            <text:p>1.2765077383188</text:p>
          </table:table-cell>
          <table:table-cell office:value-type="float" office:value="4.37487759638119" calcext:value-type="float">
            <text:p>4.37487759638119</text:p>
          </table:table-cell>
          <table:table-cell office:value-type="float" office:value="0.072675763463981" calcext:value-type="float">
            <text:p>0.072675763463981</text:p>
          </table:table-cell>
          <table:table-cell office:value-type="float" office:value="1.42461223915676" calcext:value-type="float">
            <text:p>1.42461223915676</text:p>
          </table:table-cell>
          <table:table-cell office:value-type="float" office:value="0.69356036631712" calcext:value-type="float">
            <text:p>0.69356036631712</text:p>
          </table:table-cell>
          <table:table-cell office:value-type="float" office:value="0.00549895524111843" calcext:value-type="float">
            <text:p>0.005498955241118</text:p>
          </table:table-cell>
          <table:table-cell office:value-type="float" office:value="1.28490035111119" calcext:value-type="float">
            <text:p>1.28490035111119</text:p>
          </table:table-cell>
          <table:table-cell office:value-type="float" office:value="-0.195091873261528" calcext:value-type="float">
            <text:p>-0.195091873261528</text:p>
          </table:table-cell>
          <table:table-cell office:value-type="float" office:value="-0.0179820433112869" calcext:value-type="float">
            <text:p>-0.017982043311287</text:p>
          </table:table-cell>
          <table:table-cell office:value-type="float" office:value="-0.07369586859866" calcext:value-type="float">
            <text:p>-0.07369586859866</text:p>
          </table:table-cell>
          <table:table-cell office:value-type="float" office:value="-0.0166941515807881" calcext:value-type="float">
            <text:p>-0.016694151580788</text:p>
          </table:table-cell>
          <table:table-cell office:value-type="float" office:value="-0.101873611466898" calcext:value-type="float">
            <text:p>-0.101873611466898</text:p>
          </table:table-cell>
          <table:table-cell office:value-type="float" office:value="0.010166608762487" calcext:value-type="float">
            <text:p>0.010166608762487</text:p>
          </table:table-cell>
        </table:table-row>
        <table:table-row table:style-name="ro1">
          <table:table-cell table:formula="of:=SQRT([.B8]^2+[.C8]^2+[.D8]^2)" office:value-type="float" office:value="5.31240375187252" calcext:value-type="float">
            <text:p>5.31240375187252</text:p>
          </table:table-cell>
          <table:table-cell office:value-type="float" office:value="4.72877916160217" calcext:value-type="float">
            <text:p>4.72877916160217</text:p>
          </table:table-cell>
          <table:table-cell office:value-type="float" office:value="1.86402135609742" calcext:value-type="float">
            <text:p>1.86402135609742</text:p>
          </table:table-cell>
          <table:table-cell office:value-type="float" office:value="1.54457296613627" calcext:value-type="float">
            <text:p>1.54457296613627</text:p>
          </table:table-cell>
          <table:table-cell office:value-type="float" office:value="-0.225042953677455" calcext:value-type="float">
            <text:p>-0.225042953677455</text:p>
          </table:table-cell>
          <table:table-cell office:value-type="float" office:value="-0.0951351384437289" calcext:value-type="float">
            <text:p>-0.095135138443729</text:p>
          </table:table-cell>
          <table:table-cell office:value-type="float" office:value="-0.633994425409799" calcext:value-type="float">
            <text:p>-0.633994425409799</text:p>
          </table:table-cell>
          <table:table-cell office:value-type="float" office:value="4.6898396111894" calcext:value-type="float">
            <text:p>4.6898396111894</text:p>
          </table:table-cell>
          <table:table-cell office:value-type="float" office:value="1.85640814721155" calcext:value-type="float">
            <text:p>1.85640814721155</text:p>
          </table:table-cell>
          <table:table-cell office:value-type="float" office:value="1.50075420228017" calcext:value-type="float">
            <text:p>1.50075420228017</text:p>
          </table:table-cell>
          <table:table-cell office:value-type="float" office:value="-0.306745779645649" calcext:value-type="float">
            <text:p>-0.306745779645649</text:p>
          </table:table-cell>
          <table:table-cell office:value-type="float" office:value="-0.0761482075493269" calcext:value-type="float">
            <text:p>-0.076148207549327</text:p>
          </table:table-cell>
          <table:table-cell office:value-type="float" office:value="-0.585706021662764" calcext:value-type="float">
            <text:p>-0.585706021662764</text:p>
          </table:table-cell>
          <table:table-cell office:value-type="float" office:value="-0.0389395504127679" calcext:value-type="float">
            <text:p>-0.038939550412768</text:p>
          </table:table-cell>
          <table:table-cell office:value-type="float" office:value="-0.00761320888587513" calcext:value-type="float">
            <text:p>-0.007613208885875</text:p>
          </table:table-cell>
          <table:table-cell office:value-type="float" office:value="-0.0438187638561076" calcext:value-type="float">
            <text:p>-0.043818763856108</text:p>
          </table:table-cell>
          <table:table-cell office:value-type="float" office:value="-0.0767384484648543" calcext:value-type="float">
            <text:p>-0.076738448464854</text:p>
          </table:table-cell>
          <table:table-cell office:value-type="float" office:value="-0.0331685864884101" calcext:value-type="float">
            <text:p>-0.03316858648841</text:p>
          </table:table-cell>
          <table:table-cell office:value-type="float" office:value="0.0540078025711828" calcext:value-type="float">
            <text:p>0.054007802571183</text:p>
          </table:table-cell>
        </table:table-row>
        <table:table-row table:style-name="ro1">
          <table:table-cell table:formula="of:=SQRT([.B9]^2+[.C9]^2+[.D9]^2)" office:value-type="float" office:value="3.14297869183806" calcext:value-type="float">
            <text:p>3.14297869183806</text:p>
          </table:table-cell>
          <table:table-cell office:value-type="float" office:value="2.61184771156208" calcext:value-type="float">
            <text:p>2.61184771156208</text:p>
          </table:table-cell>
          <table:table-cell office:value-type="float" office:value="1.4070169568186" calcext:value-type="float">
            <text:p>1.4070169568186</text:p>
          </table:table-cell>
          <table:table-cell office:value-type="float" office:value="1.03772340832274" calcext:value-type="float">
            <text:p>1.03772340832274</text:p>
          </table:table-cell>
          <table:table-cell office:value-type="float" office:value="-0.891185916984493" calcext:value-type="float">
            <text:p>-0.891185916984493</text:p>
          </table:table-cell>
          <table:table-cell office:value-type="float" office:value="0.121127470610368" calcext:value-type="float">
            <text:p>0.121127470610368</text:p>
          </table:table-cell>
          <table:table-cell office:value-type="float" office:value="3.03198663481372" calcext:value-type="float">
            <text:p>3.03198663481372</text:p>
          </table:table-cell>
          <table:table-cell office:value-type="float" office:value="2.63246045402493" calcext:value-type="float">
            <text:p>2.63246045402493</text:p>
          </table:table-cell>
          <table:table-cell office:value-type="float" office:value="1.39582779079109" calcext:value-type="float">
            <text:p>1.39582779079109</text:p>
          </table:table-cell>
          <table:table-cell office:value-type="float" office:value="0.965996955616878" calcext:value-type="float">
            <text:p>0.965996955616878</text:p>
          </table:table-cell>
          <table:table-cell office:value-type="float" office:value="-0.806835441977981" calcext:value-type="float">
            <text:p>-0.806835441977981</text:p>
          </table:table-cell>
          <table:table-cell office:value-type="float" office:value="0.173025074453738" calcext:value-type="float">
            <text:p>0.173025074453738</text:p>
          </table:table-cell>
          <table:table-cell office:value-type="float" office:value="3.05564847534986" calcext:value-type="float">
            <text:p>3.05564847534986</text:p>
          </table:table-cell>
          <table:table-cell office:value-type="float" office:value="0.0206127424628515" calcext:value-type="float">
            <text:p>0.020612742462852</text:p>
          </table:table-cell>
          <table:table-cell office:value-type="float" office:value="-0.0111891660275023" calcext:value-type="float">
            <text:p>-0.011189166027502</text:p>
          </table:table-cell>
          <table:table-cell office:value-type="float" office:value="-0.0717264527058624" calcext:value-type="float">
            <text:p>-0.071726452705863</text:p>
          </table:table-cell>
          <table:table-cell office:value-type="float" office:value="-0.076993406531805" calcext:value-type="float">
            <text:p>-0.076993406531805</text:p>
          </table:table-cell>
          <table:table-cell office:value-type="float" office:value="-0.0610999601297291" calcext:value-type="float">
            <text:p>-0.061099960129729</text:p>
          </table:table-cell>
          <table:table-cell office:value-type="float" office:value="0.0336804168343714" calcext:value-type="float">
            <text:p>0.033680416834371</text:p>
          </table:table-cell>
        </table:table-row>
        <table:table-row table:style-name="ro1">
          <table:table-cell table:formula="of:=SQRT([.B10]^2+[.C10]^2+[.D10]^2)" office:value-type="float" office:value="4.40558829536049" calcext:value-type="float">
            <text:p>4.40558829536049</text:p>
          </table:table-cell>
          <table:table-cell office:value-type="float" office:value="3.51943612464138" calcext:value-type="float">
            <text:p>3.51943612464138</text:p>
          </table:table-cell>
          <table:table-cell office:value-type="float" office:value="2.59967798159554" calcext:value-type="float">
            <text:p>2.59967798159554</text:p>
          </table:table-cell>
          <table:table-cell office:value-type="float" office:value="0.514248952156438" calcext:value-type="float">
            <text:p>0.514248952156438</text:p>
          </table:table-cell>
          <table:table-cell office:value-type="float" office:value="-0.843818719999093" calcext:value-type="float">
            <text:p>-0.843818719999093</text:p>
          </table:table-cell>
          <table:table-cell office:value-type="float" office:value="-0.806930052815439" calcext:value-type="float">
            <text:p>-0.806930052815439</text:p>
          </table:table-cell>
          <table:table-cell office:value-type="float" office:value="-1.60981281538866" calcext:value-type="float">
            <text:p>-1.60981281538866</text:p>
          </table:table-cell>
          <table:table-cell office:value-type="float" office:value="3.41642548445703" calcext:value-type="float">
            <text:p>3.41642548445703</text:p>
          </table:table-cell>
          <table:table-cell office:value-type="float" office:value="2.47228604182953" calcext:value-type="float">
            <text:p>2.47228604182953</text:p>
          </table:table-cell>
          <table:table-cell office:value-type="float" office:value="0.500738312155181" calcext:value-type="float">
            <text:p>0.500738312155181</text:p>
          </table:table-cell>
          <table:table-cell office:value-type="float" office:value="-0.992818469645861" calcext:value-type="float">
            <text:p>-0.992818469645861</text:p>
          </table:table-cell>
          <table:table-cell office:value-type="float" office:value="-0.678880455999152" calcext:value-type="float">
            <text:p>-0.678880455999152</text:p>
          </table:table-cell>
          <table:table-cell office:value-type="float" office:value="-1.64563682987023" calcext:value-type="float">
            <text:p>-1.64563682987023</text:p>
          </table:table-cell>
          <table:table-cell office:value-type="float" office:value="-0.103010640184348" calcext:value-type="float">
            <text:p>-0.103010640184348</text:p>
          </table:table-cell>
          <table:table-cell office:value-type="float" office:value="-0.127391939766001" calcext:value-type="float">
            <text:p>-0.127391939766001</text:p>
          </table:table-cell>
          <table:table-cell office:value-type="float" office:value="-0.0135106400012569" calcext:value-type="float">
            <text:p>-0.013510640001257</text:p>
          </table:table-cell>
          <table:table-cell office:value-type="float" office:value="-0.118000461913753" calcext:value-type="float">
            <text:p>-0.118000461913753</text:p>
          </table:table-cell>
          <table:table-cell office:value-type="float" office:value="-0.120475883486587" calcext:value-type="float">
            <text:p>-0.120475883486587</text:p>
          </table:table-cell>
          <table:table-cell office:value-type="float" office:value="0.0581470065984187" calcext:value-type="float">
            <text:p>0.058147006598419</text:p>
          </table:table-cell>
        </table:table-row>
        <table:table-row table:style-name="ro1">
          <table:table-cell table:formula="of:=SQRT([.B11]^2+[.C11]^2+[.D11]^2)" office:value-type="float" office:value="2.84091946111168" calcext:value-type="float">
            <text:p>2.84091946111168</text:p>
          </table:table-cell>
          <table:table-cell office:value-type="float" office:value="2.54866493216234" calcext:value-type="float">
            <text:p>2.54866493216234</text:p>
          </table:table-cell>
          <table:table-cell office:value-type="float" office:value="0.960494085875153" calcext:value-type="float">
            <text:p>0.960494085875153</text:p>
          </table:table-cell>
          <table:table-cell office:value-type="float" office:value="0.807825203300735" calcext:value-type="float">
            <text:p>0.807825203300735</text:p>
          </table:table-cell>
          <table:table-cell office:value-type="float" office:value="0.203795293559502" calcext:value-type="float">
            <text:p>0.203795293559502</text:p>
          </table:table-cell>
          <table:table-cell office:value-type="float" office:value="0.617143371032755" calcext:value-type="float">
            <text:p>0.617143371032755</text:p>
          </table:table-cell>
          <table:table-cell office:value-type="float" office:value="2.09867591897988" calcext:value-type="float">
            <text:p>2.09867591897988</text:p>
          </table:table-cell>
          <table:table-cell office:value-type="float" office:value="2.54103323939886" calcext:value-type="float">
            <text:p>2.54103323939886</text:p>
          </table:table-cell>
          <table:table-cell office:value-type="float" office:value="0.947567271918206" calcext:value-type="float">
            <text:p>0.947567271918206</text:p>
          </table:table-cell>
          <table:table-cell office:value-type="float" office:value="0.759039069266365" calcext:value-type="float">
            <text:p>0.759039069266365</text:p>
          </table:table-cell>
          <table:table-cell office:value-type="float" office:value="-0.0376329844547989" calcext:value-type="float">
            <text:p>-0.037632984454799</text:p>
          </table:table-cell>
          <table:table-cell office:value-type="float" office:value="0.244549121852482" calcext:value-type="float">
            <text:p>0.244549121852482</text:p>
          </table:table-cell>
          <table:table-cell office:value-type="float" office:value="2.11006743360408" calcext:value-type="float">
            <text:p>2.11006743360408</text:p>
          </table:table-cell>
          <table:table-cell office:value-type="float" office:value="-0.00763169276348208" calcext:value-type="float">
            <text:p>-0.007631692763482</text:p>
          </table:table-cell>
          <table:table-cell office:value-type="float" office:value="-0.0129268139569471" calcext:value-type="float">
            <text:p>-0.012926813956947</text:p>
          </table:table-cell>
          <table:table-cell office:value-type="float" office:value="-0.04878613403437" calcext:value-type="float">
            <text:p>-0.04878613403437</text:p>
          </table:table-cell>
          <table:table-cell office:value-type="float" office:value="-0.19938189994625" calcext:value-type="float">
            <text:p>-0.19938189994625</text:p>
          </table:table-cell>
          <table:table-cell office:value-type="float" office:value="0.385001464709595" calcext:value-type="float">
            <text:p>0.385001464709595</text:p>
          </table:table-cell>
          <table:table-cell office:value-type="float" office:value="-0.0526373643576523" calcext:value-type="float">
            <text:p>-0.052637364357652</text:p>
          </table:table-cell>
        </table:table-row>
        <table:table-row table:style-name="ro1">
          <table:table-cell table:formula="of:=SQRT([.B12]^2+[.C12]^2+[.D12]^2)" office:value-type="float" office:value="3.26391533650699" calcext:value-type="float">
            <text:p>3.26391533650699</text:p>
          </table:table-cell>
          <table:table-cell office:value-type="float" office:value="3.17830623959658" calcext:value-type="float">
            <text:p>3.17830623959658</text:p>
          </table:table-cell>
          <table:table-cell office:value-type="float" office:value="0.73555765130213" calcext:value-type="float">
            <text:p>0.73555765130213</text:p>
          </table:table-cell>
          <table:table-cell office:value-type="float" office:value="0.102311841142097" calcext:value-type="float">
            <text:p>0.102311841142097</text:p>
          </table:table-cell>
          <table:table-cell office:value-type="float" office:value="-0.385320067765652" calcext:value-type="float">
            <text:p>-0.385320067765652</text:p>
          </table:table-cell>
          <table:table-cell office:value-type="float" office:value="0.180680458310685" calcext:value-type="float">
            <text:p>0.180680458310685</text:p>
          </table:table-cell>
          <table:table-cell office:value-type="float" office:value="-1.45991163283156" calcext:value-type="float">
            <text:p>-1.45991163283156</text:p>
          </table:table-cell>
          <table:table-cell office:value-type="float" office:value="3.1271262444348" calcext:value-type="float">
            <text:p>3.1271262444348</text:p>
          </table:table-cell>
          <table:table-cell office:value-type="float" office:value="0.717913647450089" calcext:value-type="float">
            <text:p>0.717913647450089</text:p>
          </table:table-cell>
          <table:table-cell office:value-type="float" office:value="0.168280556291317" calcext:value-type="float">
            <text:p>0.168280556291317</text:p>
          </table:table-cell>
          <table:table-cell office:value-type="float" office:value="-0.542465934602923" calcext:value-type="float">
            <text:p>-0.542465934602923</text:p>
          </table:table-cell>
          <table:table-cell office:value-type="float" office:value="0.207394084261417" calcext:value-type="float">
            <text:p>0.207394084261417</text:p>
          </table:table-cell>
          <table:table-cell office:value-type="float" office:value="-1.41378800720865" calcext:value-type="float">
            <text:p>-1.41378800720865</text:p>
          </table:table-cell>
          <table:table-cell office:value-type="float" office:value="-0.0511799951617764" calcext:value-type="float">
            <text:p>-0.051179995161776</text:p>
          </table:table-cell>
          <table:table-cell office:value-type="float" office:value="-0.0176440038520411" calcext:value-type="float">
            <text:p>-0.017644003852041</text:p>
          </table:table-cell>
          <table:table-cell office:value-type="float" office:value="0.0659687151492192" calcext:value-type="float">
            <text:p>0.065968715149219</text:p>
          </table:table-cell>
          <table:table-cell office:value-type="float" office:value="-0.0461784806266015" calcext:value-type="float">
            <text:p>-0.046178480626602</text:p>
          </table:table-cell>
          <table:table-cell office:value-type="float" office:value="-0.149567219729944" calcext:value-type="float">
            <text:p>-0.149567219729944</text:p>
          </table:table-cell>
          <table:table-cell office:value-type="float" office:value="0.0122991071449277" calcext:value-type="float">
            <text:p>0.012299107144928</text:p>
          </table:table-cell>
        </table:table-row>
        <table:table-row table:style-name="ro1">
          <table:table-cell table:formula="of:=SQRT([.B13]^2+[.C13]^2+[.D13]^2)" office:value-type="float" office:value="3.32296019711805" calcext:value-type="float">
            <text:p>3.32296019711805</text:p>
          </table:table-cell>
          <table:table-cell office:value-type="float" office:value="3.23385691746908" calcext:value-type="float">
            <text:p>3.23385691746908</text:p>
          </table:table-cell>
          <table:table-cell office:value-type="float" office:value="0.341358755174969" calcext:value-type="float">
            <text:p>0.341358755174969</text:p>
          </table:table-cell>
          <table:table-cell office:value-type="float" office:value="0.683891884170011" calcext:value-type="float">
            <text:p>0.683891884170011</text:p>
          </table:table-cell>
          <table:table-cell office:value-type="float" office:value="0.107025671297788" calcext:value-type="float">
            <text:p>0.107025671297788</text:p>
          </table:table-cell>
          <table:table-cell office:value-type="float" office:value="-0.321125435481081" calcext:value-type="float">
            <text:p>-0.321125435481081</text:p>
          </table:table-cell>
          <table:table-cell office:value-type="float" office:value="-2.02050989888408" calcext:value-type="float">
            <text:p>-2.02050989888408</text:p>
          </table:table-cell>
          <table:table-cell office:value-type="float" office:value="3.25416363437487" calcext:value-type="float">
            <text:p>3.25416363437487</text:p>
          </table:table-cell>
          <table:table-cell office:value-type="float" office:value="0.338637036157652" calcext:value-type="float">
            <text:p>0.338637036157652</text:p>
          </table:table-cell>
          <table:table-cell office:value-type="float" office:value="0.703921894030312" calcext:value-type="float">
            <text:p>0.703921894030312</text:p>
          </table:table-cell>
          <table:table-cell office:value-type="float" office:value="-0.669613539151431" calcext:value-type="float">
            <text:p>-0.669613539151431</text:p>
          </table:table-cell>
          <table:table-cell office:value-type="float" office:value="0.336433233772147" calcext:value-type="float">
            <text:p>0.336433233772147</text:p>
          </table:table-cell>
          <table:table-cell office:value-type="float" office:value="-1.84398897301706" calcext:value-type="float">
            <text:p>-1.84398897301706</text:p>
          </table:table-cell>
          <table:table-cell office:value-type="float" office:value="0.0203067169057842" calcext:value-type="float">
            <text:p>0.020306716905784</text:p>
          </table:table-cell>
          <table:table-cell office:value-type="float" office:value="-0.0027217190173171" calcext:value-type="float">
            <text:p>-0.002721719017317</text:p>
          </table:table-cell>
          <table:table-cell office:value-type="float" office:value="0.0200300098603005" calcext:value-type="float">
            <text:p>0.020030009860301</text:p>
          </table:table-cell>
          <table:table-cell office:value-type="float" office:value="-0.334590060224498" calcext:value-type="float">
            <text:p>-0.334590060224498</text:p>
          </table:table-cell>
          <table:table-cell office:value-type="float" office:value="-0.969076994229194" calcext:value-type="float">
            <text:p>-0.969076994229194</text:p>
          </table:table-cell>
          <table:table-cell office:value-type="float" office:value="-0.00741723315019804" calcext:value-type="float">
            <text:p>-0.007417233150198</text:p>
          </table:table-cell>
        </table:table-row>
        <table:table-row table:style-name="ro1">
          <table:table-cell table:formula="of:=SQRT([.B14]^2+[.C14]^2+[.D14]^2)" office:value-type="float" office:value="6.24216034153726" calcext:value-type="float">
            <text:p>6.24216034153726</text:p>
          </table:table-cell>
          <table:table-cell office:value-type="float" office:value="4.93820269358958" calcext:value-type="float">
            <text:p>4.93820269358958</text:p>
          </table:table-cell>
          <table:table-cell office:value-type="float" office:value="3.55813607032501" calcext:value-type="float">
            <text:p>3.55813607032501</text:p>
          </table:table-cell>
          <table:table-cell office:value-type="float" office:value="1.38505869606211" calcext:value-type="float">
            <text:p>1.38505869606211</text:p>
          </table:table-cell>
          <table:table-cell office:value-type="float" office:value="-0.707356223929991" calcext:value-type="float">
            <text:p>-0.707356223929991</text:p>
          </table:table-cell>
          <table:table-cell office:value-type="float" office:value="-0.635781934970563" calcext:value-type="float">
            <text:p>-0.635781934970563</text:p>
          </table:table-cell>
          <table:table-cell office:value-type="float" office:value="-2.26513129913584" calcext:value-type="float">
            <text:p>-2.26513129913584</text:p>
          </table:table-cell>
          <table:table-cell office:value-type="float" office:value="4.96643388235242" calcext:value-type="float">
            <text:p>4.96643388235242</text:p>
          </table:table-cell>
          <table:table-cell office:value-type="float" office:value="3.55555981604176" calcext:value-type="float">
            <text:p>3.55555981604176</text:p>
          </table:table-cell>
          <table:table-cell office:value-type="float" office:value="1.34688966993809" calcext:value-type="float">
            <text:p>1.34688966993809</text:p>
          </table:table-cell>
          <table:table-cell office:value-type="float" office:value="-0.67048703715502" calcext:value-type="float">
            <text:p>-0.67048703715502</text:p>
          </table:table-cell>
          <table:table-cell office:value-type="float" office:value="-0.596743774195746" calcext:value-type="float">
            <text:p>-0.596743774195746</text:p>
          </table:table-cell>
          <table:table-cell office:value-type="float" office:value="-2.27995490643143" calcext:value-type="float">
            <text:p>-2.27995490643143</text:p>
          </table:table-cell>
          <table:table-cell office:value-type="float" office:value="0.0282311887628399" calcext:value-type="float">
            <text:p>0.02823118876284</text:p>
          </table:table-cell>
          <table:table-cell office:value-type="float" office:value="-0.00257625428325703" calcext:value-type="float">
            <text:p>-0.002576254283257</text:p>
          </table:table-cell>
          <table:table-cell office:value-type="float" office:value="-0.03816902612402" calcext:value-type="float">
            <text:p>-0.03816902612402</text:p>
          </table:table-cell>
          <table:table-cell office:value-type="float" office:value="-0.0492657371714445" calcext:value-type="float">
            <text:p>-0.049265737171445</text:p>
          </table:table-cell>
          <table:table-cell office:value-type="float" office:value="-0.00132852165295994" calcext:value-type="float">
            <text:p>-0.00132852165296</text:p>
          </table:table-cell>
          <table:table-cell office:value-type="float" office:value="-0.0361720108542576" calcext:value-type="float">
            <text:p>-0.036172010854258</text:p>
          </table:table-cell>
        </table:table-row>
        <table:table-row table:style-name="ro1">
          <table:table-cell table:formula="of:=SQRT([.B15]^2+[.C15]^2+[.D15]^2)" office:value-type="float" office:value="4.04156374536329" calcext:value-type="float">
            <text:p>4.04156374536329</text:p>
          </table:table-cell>
          <table:table-cell office:value-type="float" office:value="3.98194088136443" calcext:value-type="float">
            <text:p>3.98194088136443</text:p>
          </table:table-cell>
          <table:table-cell office:value-type="float" office:value="-0.685918553738016" calcext:value-type="float">
            <text:p>-0.685918553738016</text:p>
          </table:table-cell>
          <table:table-cell office:value-type="float" office:value="0.0888822974026551" calcext:value-type="float">
            <text:p>0.088882297402655</text:p>
          </table:table-cell>
          <table:table-cell office:value-type="float" office:value="-0.117768418078316" calcext:value-type="float">
            <text:p>-0.117768418078316</text:p>
          </table:table-cell>
          <table:table-cell office:value-type="float" office:value="-0.0457959523148262" calcext:value-type="float">
            <text:p>-0.045795952314826</text:p>
          </table:table-cell>
          <table:table-cell office:value-type="float" office:value="0.740280430896505" calcext:value-type="float">
            <text:p>0.740280430896505</text:p>
          </table:table-cell>
          <table:table-cell office:value-type="float" office:value="3.96717474118171" calcext:value-type="float">
            <text:p>3.96717474118171</text:p>
          </table:table-cell>
          <table:table-cell office:value-type="float" office:value="-0.696505100025543" calcext:value-type="float">
            <text:p>-0.696505100025543</text:p>
          </table:table-cell>
          <table:table-cell office:value-type="float" office:value="0.20001616613874" calcext:value-type="float">
            <text:p>0.20001616613874</text:p>
          </table:table-cell>
          <table:table-cell office:value-type="float" office:value="-0.220876752223896" calcext:value-type="float">
            <text:p>-0.220876752223896</text:p>
          </table:table-cell>
          <table:table-cell office:value-type="float" office:value="-0.071674872309198" calcext:value-type="float">
            <text:p>-0.071674872309198</text:p>
          </table:table-cell>
          <table:table-cell office:value-type="float" office:value="0.743039294486359" calcext:value-type="float">
            <text:p>0.743039294486359</text:p>
          </table:table-cell>
          <table:table-cell office:value-type="float" office:value="-0.0147661401827217" calcext:value-type="float">
            <text:p>-0.014766140182722</text:p>
          </table:table-cell>
          <table:table-cell office:value-type="float" office:value="-0.0105865462875264" calcext:value-type="float">
            <text:p>-0.010586546287527</text:p>
          </table:table-cell>
          <table:table-cell office:value-type="float" office:value="0.111133868736085" calcext:value-type="float">
            <text:p>0.111133868736085</text:p>
          </table:table-cell>
          <table:table-cell office:value-type="float" office:value="-0.093663368403059" calcext:value-type="float">
            <text:p>-0.093663368403059</text:p>
          </table:table-cell>
          <table:table-cell office:value-type="float" office:value="0.0499826706938342" calcext:value-type="float">
            <text:p>0.049982670693834</text:p>
          </table:table-cell>
          <table:table-cell office:value-type="float" office:value="0.0111603213917313" calcext:value-type="float">
            <text:p>0.011160321391731</text:p>
          </table:table-cell>
        </table:table-row>
        <table:table-row table:style-name="ro1">
          <table:table-cell table:formula="of:=SQRT([.B16]^2+[.C16]^2+[.D16]^2)" office:value-type="float" office:value="5.05830186351444" calcext:value-type="float">
            <text:p>5.05830186351444</text:p>
          </table:table-cell>
          <table:table-cell office:value-type="float" office:value="4.78152447483106" calcext:value-type="float">
            <text:p>4.78152447483106</text:p>
          </table:table-cell>
          <table:table-cell office:value-type="float" office:value="-0.888653784610178" calcext:value-type="float">
            <text:p>-0.888653784610178</text:p>
          </table:table-cell>
          <table:table-cell office:value-type="float" office:value="1.39058832517865" calcext:value-type="float">
            <text:p>1.39058832517865</text:p>
          </table:table-cell>
          <table:table-cell office:value-type="float" office:value="0.451032479156521" calcext:value-type="float">
            <text:p>0.451032479156521</text:p>
          </table:table-cell>
          <table:table-cell office:value-type="float" office:value="-0.232446450449453" calcext:value-type="float">
            <text:p>-0.232446450449453</text:p>
          </table:table-cell>
          <table:table-cell office:value-type="float" office:value="-0.147971886763013" calcext:value-type="float">
            <text:p>-0.147971886763013</text:p>
          </table:table-cell>
          <table:table-cell office:value-type="float" office:value="4.83938936365795" calcext:value-type="float">
            <text:p>4.83938936365795</text:p>
          </table:table-cell>
          <table:table-cell office:value-type="float" office:value="-0.938297690019863" calcext:value-type="float">
            <text:p>-0.938297690019863</text:p>
          </table:table-cell>
          <table:table-cell office:value-type="float" office:value="1.4271840179828" calcext:value-type="float">
            <text:p>1.4271840179828</text:p>
          </table:table-cell>
          <table:table-cell office:value-type="float" office:value="0.425096735580327" calcext:value-type="float">
            <text:p>0.425096735580327</text:p>
          </table:table-cell>
          <table:table-cell office:value-type="float" office:value="-0.281397162018624" calcext:value-type="float">
            <text:p>-0.281397162018624</text:p>
          </table:table-cell>
          <table:table-cell office:value-type="float" office:value="-0.154626833816566" calcext:value-type="float">
            <text:p>-0.154626833816566</text:p>
          </table:table-cell>
          <table:table-cell office:value-type="float" office:value="0.0578648888268827" calcext:value-type="float">
            <text:p>0.057864888826883</text:p>
          </table:table-cell>
          <table:table-cell office:value-type="float" office:value="-0.0496439054096853" calcext:value-type="float">
            <text:p>-0.049643905409685</text:p>
          </table:table-cell>
          <table:table-cell office:value-type="float" office:value="0.0365956928041589" calcext:value-type="float">
            <text:p>0.036595692804159</text:p>
          </table:table-cell>
          <table:table-cell office:value-type="float" office:value="-0.0174402030962106" calcext:value-type="float">
            <text:p>-0.017440203096211</text:p>
          </table:table-cell>
          <table:table-cell office:value-type="float" office:value="-0.0521666849838285" calcext:value-type="float">
            <text:p>-0.052166684983829</text:p>
          </table:table-cell>
          <table:table-cell office:value-type="float" office:value="-0.000517248594112729" calcext:value-type="float">
            <text:p>-0.000517248594113</text:p>
          </table:table-cell>
        </table:table-row>
        <table:table-row table:style-name="ro1">
          <table:table-cell table:formula="of:=SQRT([.B17]^2+[.C17]^2+[.D17]^2)" office:value-type="float" office:value="4.57610885539138" calcext:value-type="float">
            <text:p>4.57610885539138</text:p>
          </table:table-cell>
          <table:table-cell office:value-type="float" office:value="3.90283599427336" calcext:value-type="float">
            <text:p>3.90283599427336</text:p>
          </table:table-cell>
          <table:table-cell office:value-type="float" office:value="2.07585415953389" calcext:value-type="float">
            <text:p>2.07585415953389</text:p>
          </table:table-cell>
          <table:table-cell office:value-type="float" office:value="1.18299322337092" calcext:value-type="float">
            <text:p>1.18299322337092</text:p>
          </table:table-cell>
          <table:table-cell office:value-type="float" office:value="-0.608494054188154" calcext:value-type="float">
            <text:p>-0.608494054188154</text:p>
          </table:table-cell>
          <table:table-cell office:value-type="float" office:value="-0.68407188069088" calcext:value-type="float">
            <text:p>-0.68407188069088</text:p>
          </table:table-cell>
          <table:table-cell office:value-type="float" office:value="-1.48484507753513" calcext:value-type="float">
            <text:p>-1.48484507753513</text:p>
          </table:table-cell>
          <table:table-cell office:value-type="float" office:value="3.86698872834099" calcext:value-type="float">
            <text:p>3.86698872834099</text:p>
          </table:table-cell>
          <table:table-cell office:value-type="float" office:value="2.04623013740449" calcext:value-type="float">
            <text:p>2.04623013740449</text:p>
          </table:table-cell>
          <table:table-cell office:value-type="float" office:value="1.12709048758436" calcext:value-type="float">
            <text:p>1.12709048758436</text:p>
          </table:table-cell>
          <table:table-cell office:value-type="float" office:value="-0.687248967388539" calcext:value-type="float">
            <text:p>-0.687248967388539</text:p>
          </table:table-cell>
          <table:table-cell office:value-type="float" office:value="-0.608099418825512" calcext:value-type="float">
            <text:p>-0.608099418825512</text:p>
          </table:table-cell>
          <table:table-cell office:value-type="float" office:value="-1.49375052658634" calcext:value-type="float">
            <text:p>-1.49375052658634</text:p>
          </table:table-cell>
          <table:table-cell office:value-type="float" office:value="-0.035847265932373" calcext:value-type="float">
            <text:p>-0.035847265932373</text:p>
          </table:table-cell>
          <table:table-cell office:value-type="float" office:value="-0.0296240221293997" calcext:value-type="float">
            <text:p>-0.0296240221294</text:p>
          </table:table-cell>
          <table:table-cell office:value-type="float" office:value="-0.0559027357865516" calcext:value-type="float">
            <text:p>-0.055902735786552</text:p>
          </table:table-cell>
          <table:table-cell office:value-type="float" office:value="-0.0797791089145563" calcext:value-type="float">
            <text:p>-0.079779108914556</text:p>
          </table:table-cell>
          <table:table-cell office:value-type="float" office:value="-0.0579866605519701" calcext:value-type="float">
            <text:p>-0.05798666055197</text:p>
          </table:table-cell>
          <table:table-cell office:value-type="float" office:value="0.0362450963155441" calcext:value-type="float">
            <text:p>0.036245096315544</text:p>
          </table:table-cell>
        </table:table-row>
        <table:table-row table:style-name="ro1">
          <table:table-cell table:formula="of:=SQRT([.B18]^2+[.C18]^2+[.D18]^2)" office:value-type="float" office:value="3.82757274269896" calcext:value-type="float">
            <text:p>3.82757274269896</text:p>
          </table:table-cell>
          <table:table-cell office:value-type="float" office:value="3.48036169836397" calcext:value-type="float">
            <text:p>3.48036169836397</text:p>
          </table:table-cell>
          <table:table-cell office:value-type="float" office:value="0.510833102259249" calcext:value-type="float">
            <text:p>0.510833102259249</text:p>
          </table:table-cell>
          <table:table-cell office:value-type="float" office:value="1.5087892798033" calcext:value-type="float">
            <text:p>1.5087892798033</text:p>
          </table:table-cell>
          <table:table-cell office:value-type="float" office:value="-0.0950866994847593" calcext:value-type="float">
            <text:p>-0.095086699484759</text:p>
          </table:table-cell>
          <table:table-cell office:value-type="float" office:value="-0.535675640126696" calcext:value-type="float">
            <text:p>-0.535675640126696</text:p>
          </table:table-cell>
          <table:table-cell office:value-type="float" office:value="-2.14309371422885" calcext:value-type="float">
            <text:p>-2.14309371422885</text:p>
          </table:table-cell>
          <table:table-cell office:value-type="float" office:value="3.48749263165248" calcext:value-type="float">
            <text:p>3.48749263165248</text:p>
          </table:table-cell>
          <table:table-cell office:value-type="float" office:value="0.509037734368551" calcext:value-type="float">
            <text:p>0.509037734368551</text:p>
          </table:table-cell>
          <table:table-cell office:value-type="float" office:value="1.45175171428247" calcext:value-type="float">
            <text:p>1.45175171428247</text:p>
          </table:table-cell>
          <table:table-cell office:value-type="float" office:value="-0.0888885074357759" calcext:value-type="float">
            <text:p>-0.088888507435776</text:p>
          </table:table-cell>
          <table:table-cell office:value-type="float" office:value="-0.483186401731601" calcext:value-type="float">
            <text:p>-0.483186401731601</text:p>
          </table:table-cell>
          <table:table-cell office:value-type="float" office:value="-2.12762758950045" calcext:value-type="float">
            <text:p>-2.12762758950045</text:p>
          </table:table-cell>
          <table:table-cell office:value-type="float" office:value="0.00713093328851011" calcext:value-type="float">
            <text:p>0.00713093328851</text:p>
          </table:table-cell>
          <table:table-cell office:value-type="float" office:value="-0.00179536789069801" calcext:value-type="float">
            <text:p>-0.001795367890698</text:p>
          </table:table-cell>
          <table:table-cell office:value-type="float" office:value="-0.0570375655208284" calcext:value-type="float">
            <text:p>-0.057037565520828</text:p>
          </table:table-cell>
          <table:table-cell office:value-type="float" office:value="-0.0471011607871601" calcext:value-type="float">
            <text:p>-0.04710116078716</text:p>
          </table:table-cell>
          <table:table-cell office:value-type="float" office:value="-0.0237967907572356" calcext:value-type="float">
            <text:p>-0.023796790757236</text:p>
          </table:table-cell>
          <table:table-cell office:value-type="float" office:value="0.0118817797631348" calcext:value-type="float">
            <text:p>0.011881779763135</text:p>
          </table:table-cell>
        </table:table-row>
        <table:table-row table:style-name="ro1">
          <table:table-cell table:formula="of:=SQRT([.B19]^2+[.C19]^2+[.D19]^2)" office:value-type="float" office:value="1.73965127181849" calcext:value-type="float">
            <text:p>1.73965127181849</text:p>
          </table:table-cell>
          <table:table-cell office:value-type="float" office:value="1.4103426500178" calcext:value-type="float">
            <text:p>1.4103426500178</text:p>
          </table:table-cell>
          <table:table-cell office:value-type="float" office:value="1.01256855577208" calcext:value-type="float">
            <text:p>1.01256855577208</text:p>
          </table:table-cell>
          <table:table-cell office:value-type="float" office:value="0.109658911822543" calcext:value-type="float">
            <text:p>0.109658911822543</text:p>
          </table:table-cell>
          <table:table-cell office:value-type="float" office:value="-0.613867913737002" calcext:value-type="float">
            <text:p>-0.613867913737002</text:p>
          </table:table-cell>
          <table:table-cell office:value-type="float" office:value="0.417650031569101" calcext:value-type="float">
            <text:p>0.417650031569101</text:p>
          </table:table-cell>
          <table:table-cell office:value-type="float" office:value="-0.00260029625437141" calcext:value-type="float">
            <text:p>-0.002600296254371</text:p>
          </table:table-cell>
          <table:table-cell office:value-type="float" office:value="1.50154640113381" calcext:value-type="float">
            <text:p>1.50154640113381</text:p>
          </table:table-cell>
          <table:table-cell office:value-type="float" office:value="1.02431241466088" calcext:value-type="float">
            <text:p>1.02431241466088</text:p>
          </table:table-cell>
          <table:table-cell office:value-type="float" office:value="0.109928614544834" calcext:value-type="float">
            <text:p>0.109928614544834</text:p>
          </table:table-cell>
          <table:table-cell office:value-type="float" office:value="-0.715069286399693" calcext:value-type="float">
            <text:p>-0.715069286399693</text:p>
          </table:table-cell>
          <table:table-cell office:value-type="float" office:value="0.349825800393345" calcext:value-type="float">
            <text:p>0.349825800393345</text:p>
          </table:table-cell>
          <table:table-cell office:value-type="float" office:value="0.0635405946778356" calcext:value-type="float">
            <text:p>0.063540594677836</text:p>
          </table:table-cell>
          <table:table-cell office:value-type="float" office:value="0.0912037511160149" calcext:value-type="float">
            <text:p>0.091203751116015</text:p>
          </table:table-cell>
          <table:table-cell office:value-type="float" office:value="0.0117438588887981" calcext:value-type="float">
            <text:p>0.011743858888798</text:p>
          </table:table-cell>
          <table:table-cell office:value-type="float" office:value="0.000269702722290779" calcext:value-type="float">
            <text:p>0.000269702722291</text:p>
          </table:table-cell>
          <table:table-cell office:value-type="float" office:value="-0.0950888569065383" calcext:value-type="float">
            <text:p>-0.095088856906538</text:p>
          </table:table-cell>
          <table:table-cell office:value-type="float" office:value="-0.0661173541417064" calcext:value-type="float">
            <text:p>-0.066117354141706</text:p>
          </table:table-cell>
          <table:table-cell office:value-type="float" office:value="0.0250555346856385" calcext:value-type="float">
            <text:p>0.025055534685639</text:p>
          </table:table-cell>
        </table:table-row>
        <table:table-row table:style-name="ro1">
          <table:table-cell table:formula="of:=SQRT([.B20]^2+[.C20]^2+[.D20]^2)" office:value-type="float" office:value="4.89714773560506" calcext:value-type="float">
            <text:p>4.89714773560506</text:p>
          </table:table-cell>
          <table:table-cell office:value-type="float" office:value="4.75443104642552" calcext:value-type="float">
            <text:p>4.75443104642552</text:p>
          </table:table-cell>
          <table:table-cell office:value-type="float" office:value="-0.00497531479709158" calcext:value-type="float">
            <text:p>-0.004975314797092</text:p>
          </table:table-cell>
          <table:table-cell office:value-type="float" office:value="1.17363393584609" calcext:value-type="float">
            <text:p>1.17363393584609</text:p>
          </table:table-cell>
          <table:table-cell office:value-type="float" office:value="0.22199453053034" calcext:value-type="float">
            <text:p>0.22199453053034</text:p>
          </table:table-cell>
          <table:table-cell office:value-type="float" office:value="-0.527227181279654" calcext:value-type="float">
            <text:p>-0.527227181279654</text:p>
          </table:table-cell>
          <table:table-cell office:value-type="float" office:value="-0.74138097605262" calcext:value-type="float">
            <text:p>-0.74138097605262</text:p>
          </table:table-cell>
          <table:table-cell office:value-type="float" office:value="4.7964678331933" calcext:value-type="float">
            <text:p>4.7964678331933</text:p>
          </table:table-cell>
          <table:table-cell office:value-type="float" office:value="-0.0277175136073356" calcext:value-type="float">
            <text:p>-0.027717513607336</text:p>
          </table:table-cell>
          <table:table-cell office:value-type="float" office:value="1.21843105226486" calcext:value-type="float">
            <text:p>1.21843105226486</text:p>
          </table:table-cell>
          <table:table-cell office:value-type="float" office:value="-0.62469387860088" calcext:value-type="float">
            <text:p>-0.62469387860088</text:p>
          </table:table-cell>
          <table:table-cell office:value-type="float" office:value="0.129459977645715" calcext:value-type="float">
            <text:p>0.129459977645715</text:p>
          </table:table-cell>
          <table:table-cell office:value-type="float" office:value="-0.586081814042124" calcext:value-type="float">
            <text:p>-0.586081814042124</text:p>
          </table:table-cell>
          <table:table-cell office:value-type="float" office:value="0.0420367867677758" calcext:value-type="float">
            <text:p>0.042036786767776</text:p>
          </table:table-cell>
          <table:table-cell office:value-type="float" office:value="-0.022742198810244" calcext:value-type="float">
            <text:p>-0.022742198810244</text:p>
          </table:table-cell>
          <table:table-cell office:value-type="float" office:value="0.0447971164187686" calcext:value-type="float">
            <text:p>0.044797116418769</text:p>
          </table:table-cell>
          <table:table-cell office:value-type="float" office:value="-1.03480266355187" calcext:value-type="float">
            <text:p>-1.03480266355187</text:p>
          </table:table-cell>
          <table:table-cell office:value-type="float" office:value="-0.176488962899571" calcext:value-type="float">
            <text:p>-0.176488962899571</text:p>
          </table:table-cell>
          <table:table-cell office:value-type="float" office:value="0.242227421872546" calcext:value-type="float">
            <text:p>0.242227421872546</text:p>
          </table:table-cell>
        </table:table-row>
        <table:table-row table:style-name="ro1">
          <table:table-cell table:formula="of:=SQRT([.B21]^2+[.C21]^2+[.D21]^2)" office:value-type="float" office:value="5.76935115174552" calcext:value-type="float">
            <text:p>5.76935115174552</text:p>
          </table:table-cell>
          <table:table-cell office:value-type="float" office:value="5.26130977811582" calcext:value-type="float">
            <text:p>5.26130977811582</text:p>
          </table:table-cell>
          <table:table-cell office:value-type="float" office:value="-2.02410749322775" calcext:value-type="float">
            <text:p>-2.02410749322775</text:p>
          </table:table-cell>
          <table:table-cell office:value-type="float" office:value="1.2276078309906" calcext:value-type="float">
            <text:p>1.2276078309906</text:p>
          </table:table-cell>
          <table:table-cell office:value-type="float" office:value="0.530407294956525" calcext:value-type="float">
            <text:p>0.530407294956525</text:p>
          </table:table-cell>
          <table:table-cell office:value-type="float" office:value="0.198005406903365" calcext:value-type="float">
            <text:p>0.198005406903365</text:p>
          </table:table-cell>
          <table:table-cell office:value-type="float" office:value="1.55550280556132" calcext:value-type="float">
            <text:p>1.55550280556132</text:p>
          </table:table-cell>
          <table:table-cell office:value-type="float" office:value="5.1704194184019" calcext:value-type="float">
            <text:p>5.1704194184019</text:p>
          </table:table-cell>
          <table:table-cell office:value-type="float" office:value="-2.03893955660921" calcext:value-type="float">
            <text:p>-2.03893955660921</text:p>
          </table:table-cell>
          <table:table-cell office:value-type="float" office:value="1.25218841450192" calcext:value-type="float">
            <text:p>1.25218841450192</text:p>
          </table:table-cell>
          <table:table-cell office:value-type="float" office:value="0.120116237107313" calcext:value-type="float">
            <text:p>0.120116237107313</text:p>
          </table:table-cell>
          <table:table-cell office:value-type="float" office:value="-0.794805123828552" calcext:value-type="float">
            <text:p>-0.794805123828552</text:p>
          </table:table-cell>
          <table:table-cell office:value-type="float" office:value="1.90749703407583" calcext:value-type="float">
            <text:p>1.90749703407583</text:p>
          </table:table-cell>
          <table:table-cell office:value-type="float" office:value="-0.090890359713919" calcext:value-type="float">
            <text:p>-0.090890359713919</text:p>
          </table:table-cell>
          <table:table-cell office:value-type="float" office:value="-0.0148320633814558" calcext:value-type="float">
            <text:p>-0.014832063381456</text:p>
          </table:table-cell>
          <table:table-cell office:value-type="float" office:value="0.0245805835113271" calcext:value-type="float">
            <text:p>0.024580583511327</text:p>
          </table:table-cell>
          <table:table-cell office:value-type="float" office:value="-1.03824314041125" calcext:value-type="float">
            <text:p>-1.03824314041125</text:p>
          </table:table-cell>
          <table:table-cell office:value-type="float" office:value="0.269983812606609" calcext:value-type="float">
            <text:p>0.269983812606609</text:p>
          </table:table-cell>
          <table:table-cell office:value-type="float" office:value="0.645808363573273" calcext:value-type="float">
            <text:p>0.645808363573273</text:p>
          </table:table-cell>
        </table:table-row>
        <table:table-row table:style-name="ro1">
          <table:table-cell table:formula="of:=SQRT([.B22]^2+[.C22]^2+[.D22]^2)" office:value-type="float" office:value="6.92116939617036" calcext:value-type="float">
            <text:p>6.92116939617036</text:p>
          </table:table-cell>
          <table:table-cell office:value-type="float" office:value="6.30137707896333" calcext:value-type="float">
            <text:p>6.30137707896333</text:p>
          </table:table-cell>
          <table:table-cell office:value-type="float" office:value="-2.80508637645709" calcext:value-type="float">
            <text:p>-2.80508637645709</text:p>
          </table:table-cell>
          <table:table-cell office:value-type="float" office:value="0.571597008228309" calcext:value-type="float">
            <text:p>0.571597008228309</text:p>
          </table:table-cell>
          <table:table-cell office:value-type="float" office:value="0.0264514573449004" calcext:value-type="float">
            <text:p>0.0264514573449</text:p>
          </table:table-cell>
          <table:table-cell office:value-type="float" office:value="-0.330676694858524" calcext:value-type="float">
            <text:p>-0.330676694858524</text:p>
          </table:table-cell>
          <table:table-cell office:value-type="float" office:value="0.0486591073166407" calcext:value-type="float">
            <text:p>0.048659107316641</text:p>
          </table:table-cell>
          <table:table-cell office:value-type="float" office:value="6.32011178527699" calcext:value-type="float">
            <text:p>6.32011178527699</text:p>
          </table:table-cell>
          <table:table-cell office:value-type="float" office:value="-2.88030420792225" calcext:value-type="float">
            <text:p>-2.88030420792225</text:p>
          </table:table-cell>
          <table:table-cell office:value-type="float" office:value="0.718817458842248" calcext:value-type="float">
            <text:p>0.718817458842248</text:p>
          </table:table-cell>
          <table:table-cell office:value-type="float" office:value="-0.812695665297909" calcext:value-type="float">
            <text:p>-0.812695665297909</text:p>
          </table:table-cell>
          <table:table-cell office:value-type="float" office:value="-0.0141686651397706" calcext:value-type="float">
            <text:p>-0.014168665139771</text:p>
          </table:table-cell>
          <table:table-cell office:value-type="float" office:value="0.242055840670109" calcext:value-type="float">
            <text:p>0.242055840670109</text:p>
          </table:table-cell>
          <table:table-cell office:value-type="float" office:value="0.0187347063136576" calcext:value-type="float">
            <text:p>0.018734706313658</text:p>
          </table:table-cell>
          <table:table-cell office:value-type="float" office:value="-0.0752178314651588" calcext:value-type="float">
            <text:p>-0.075217831465159</text:p>
          </table:table-cell>
          <table:table-cell office:value-type="float" office:value="0.147220450613939" calcext:value-type="float">
            <text:p>0.147220450613939</text:p>
          </table:table-cell>
          <table:table-cell office:value-type="float" office:value="-0.855941851062481" calcext:value-type="float">
            <text:p>-0.855941851062481</text:p>
          </table:table-cell>
          <table:table-cell office:value-type="float" office:value="0.241794026830067" calcext:value-type="float">
            <text:p>0.241794026830067</text:p>
          </table:table-cell>
          <table:table-cell office:value-type="float" office:value="0.45881131159438" calcext:value-type="float">
            <text:p>0.45881131159438</text:p>
          </table:table-cell>
        </table:table-row>
        <table:table-row table:style-name="ro1">
          <table:table-cell table:formula="of:=SQRT([.B23]^2+[.C23]^2+[.D23]^2)" office:value-type="float" office:value="4.01419365940076" calcext:value-type="float">
            <text:p>4.01419365940076</text:p>
          </table:table-cell>
          <table:table-cell office:value-type="float" office:value="2.96233783536745" calcext:value-type="float">
            <text:p>2.96233783536745</text:p>
          </table:table-cell>
          <table:table-cell office:value-type="float" office:value="-2.38471873889884" calcext:value-type="float">
            <text:p>-2.38471873889884</text:p>
          </table:table-cell>
          <table:table-cell office:value-type="float" office:value="1.2850765816357" calcext:value-type="float">
            <text:p>1.2850765816357</text:p>
          </table:table-cell>
          <table:table-cell office:value-type="float" office:value="-0.649710268508581" calcext:value-type="float">
            <text:p>-0.649710268508581</text:p>
          </table:table-cell>
          <table:table-cell office:value-type="float" office:value="-0.0694238115392496" calcext:value-type="float">
            <text:p>-0.06942381153925</text:p>
          </table:table-cell>
          <table:table-cell office:value-type="float" office:value="1.60646065880064" calcext:value-type="float">
            <text:p>1.60646065880064</text:p>
          </table:table-cell>
          <table:table-cell office:value-type="float" office:value="3.04083886602734" calcext:value-type="float">
            <text:p>3.04083886602734</text:p>
          </table:table-cell>
          <table:table-cell office:value-type="float" office:value="-2.4093271673667" calcext:value-type="float">
            <text:p>-2.4093271673667</text:p>
          </table:table-cell>
          <table:table-cell office:value-type="float" office:value="1.25527096911318" calcext:value-type="float">
            <text:p>1.25527096911318</text:p>
          </table:table-cell>
          <table:table-cell office:value-type="float" office:value="-0.608281236747924" calcext:value-type="float">
            <text:p>-0.608281236747924</text:p>
          </table:table-cell>
          <table:table-cell office:value-type="float" office:value="-0.078464124104753" calcext:value-type="float">
            <text:p>-0.078464124104753</text:p>
          </table:table-cell>
          <table:table-cell office:value-type="float" office:value="1.60520274131286" calcext:value-type="float">
            <text:p>1.60520274131286</text:p>
          </table:table-cell>
          <table:table-cell office:value-type="float" office:value="0.0785010306598899" calcext:value-type="float">
            <text:p>0.07850103065989</text:p>
          </table:table-cell>
          <table:table-cell office:value-type="float" office:value="-0.0246084284678649" calcext:value-type="float">
            <text:p>-0.024608428467865</text:p>
          </table:table-cell>
          <table:table-cell office:value-type="float" office:value="-0.029805612522521" calcext:value-type="float">
            <text:p>-0.029805612522521</text:p>
          </table:table-cell>
          <table:table-cell office:value-type="float" office:value="-0.0105750636439255" calcext:value-type="float">
            <text:p>-0.010575063643926</text:p>
          </table:table-cell>
          <table:table-cell office:value-type="float" office:value="-0.0409504802006957" calcext:value-type="float">
            <text:p>-0.040950480200696</text:p>
          </table:table-cell>
          <table:table-cell office:value-type="float" office:value="-0.00453557955595851" calcext:value-type="float">
            <text:p>-0.004535579555959</text:p>
          </table:table-cell>
        </table:table-row>
        <table:table-row table:style-name="ro1">
          <table:table-cell table:formula="of:=SQRT([.B24]^2+[.C24]^2+[.D24]^2)" office:value-type="float" office:value="6.52944299223301" calcext:value-type="float">
            <text:p>6.52944299223301</text:p>
          </table:table-cell>
          <table:table-cell office:value-type="float" office:value="5.85336627130798" calcext:value-type="float">
            <text:p>5.85336627130798</text:p>
          </table:table-cell>
          <table:table-cell office:value-type="float" office:value="2.34601837090221" calcext:value-type="float">
            <text:p>2.34601837090221</text:p>
          </table:table-cell>
          <table:table-cell office:value-type="float" office:value="1.6934954638629" calcext:value-type="float">
            <text:p>1.6934954638629</text:p>
          </table:table-cell>
          <table:table-cell office:value-type="float" office:value="-0.783472081539582" calcext:value-type="float">
            <text:p>-0.783472081539582</text:p>
          </table:table-cell>
          <table:table-cell office:value-type="float" office:value="-0.635009248914262" calcext:value-type="float">
            <text:p>-0.635009248914262</text:p>
          </table:table-cell>
          <table:table-cell office:value-type="float" office:value="-2.01803272559272" calcext:value-type="float">
            <text:p>-2.01803272559272</text:p>
          </table:table-cell>
          <table:table-cell office:value-type="float" office:value="6.38288070494397" calcext:value-type="float">
            <text:p>6.38288070494397</text:p>
          </table:table-cell>
          <table:table-cell office:value-type="float" office:value="2.57216416748247" calcext:value-type="float">
            <text:p>2.57216416748247</text:p>
          </table:table-cell>
          <table:table-cell office:value-type="float" office:value="1.84662327863866" calcext:value-type="float">
            <text:p>1.84662327863866</text:p>
          </table:table-cell>
          <table:table-cell office:value-type="float" office:value="-0.180161767558583" calcext:value-type="float">
            <text:p>-0.180161767558583</text:p>
          </table:table-cell>
          <table:table-cell office:value-type="float" office:value="-0.0857367176894712" calcext:value-type="float">
            <text:p>-0.085736717689471</text:p>
          </table:table-cell>
          <table:table-cell office:value-type="float" office:value="-1.72291741090998" calcext:value-type="float">
            <text:p>-1.72291741090998</text:p>
          </table:table-cell>
          <table:table-cell office:value-type="float" office:value="0.529514433635997" calcext:value-type="float">
            <text:p>0.529514433635997</text:p>
          </table:table-cell>
          <table:table-cell office:value-type="float" office:value="0.226145796580259" calcext:value-type="float">
            <text:p>0.226145796580259</text:p>
          </table:table-cell>
          <table:table-cell office:value-type="float" office:value="0.153127814775759" calcext:value-type="float">
            <text:p>0.153127814775759</text:p>
          </table:table-cell>
          <table:table-cell office:value-type="float" office:value="-0.717817878861041" calcext:value-type="float">
            <text:p>-0.717817878861041</text:p>
          </table:table-cell>
          <table:table-cell office:value-type="float" office:value="0.33527649347071" calcext:value-type="float">
            <text:p>0.33527649347071</text:p>
          </table:table-cell>
          <table:table-cell office:value-type="float" office:value="0.194916348443888" calcext:value-type="float">
            <text:p>0.194916348443888</text:p>
          </table:table-cell>
        </table:table-row>
        <table:table-row table:style-name="ro1">
          <table:table-cell table:formula="of:=SQRT([.B25]^2+[.C25]^2+[.D25]^2)" office:value-type="float" office:value="6.55561946349195" calcext:value-type="float">
            <text:p>6.55561946349195</text:p>
          </table:table-cell>
          <table:table-cell office:value-type="float" office:value="5.98966144314106" calcext:value-type="float">
            <text:p>5.98966144314106</text:p>
          </table:table-cell>
          <table:table-cell office:value-type="float" office:value="-1.79210122319883" calcext:value-type="float">
            <text:p>-1.79210122319883</text:p>
          </table:table-cell>
          <table:table-cell office:value-type="float" office:value="1.97192179167256" calcext:value-type="float">
            <text:p>1.97192179167256</text:p>
          </table:table-cell>
          <table:table-cell office:value-type="float" office:value="0.284855919080604" calcext:value-type="float">
            <text:p>0.284855919080604</text:p>
          </table:table-cell>
          <table:table-cell office:value-type="float" office:value="0.144131100715255" calcext:value-type="float">
            <text:p>0.144131100715255</text:p>
          </table:table-cell>
          <table:table-cell office:value-type="float" office:value="-2.0480644502035" calcext:value-type="float">
            <text:p>-2.0480644502035</text:p>
          </table:table-cell>
          <table:table-cell office:value-type="float" office:value="5.71099926720187" calcext:value-type="float">
            <text:p>5.71099926720187</text:p>
          </table:table-cell>
          <table:table-cell office:value-type="float" office:value="-1.76840373319334" calcext:value-type="float">
            <text:p>-1.76840373319334</text:p>
          </table:table-cell>
          <table:table-cell office:value-type="float" office:value="1.89590496215679" calcext:value-type="float">
            <text:p>1.89590496215679</text:p>
          </table:table-cell>
          <table:table-cell office:value-type="float" office:value="0.30463586256321" calcext:value-type="float">
            <text:p>0.30463586256321</text:p>
          </table:table-cell>
          <table:table-cell office:value-type="float" office:value="0.171711820832124" calcext:value-type="float">
            <text:p>0.171711820832124</text:p>
          </table:table-cell>
          <table:table-cell office:value-type="float" office:value="-2.01316661881802" calcext:value-type="float">
            <text:p>-2.01316661881802</text:p>
          </table:table-cell>
          <table:table-cell office:value-type="float" office:value="-0.278662175939186" calcext:value-type="float">
            <text:p>-0.278662175939186</text:p>
          </table:table-cell>
          <table:table-cell office:value-type="float" office:value="0.0236974900054854" calcext:value-type="float">
            <text:p>0.023697490005485</text:p>
          </table:table-cell>
          <table:table-cell office:value-type="float" office:value="-0.076016829515766" calcext:value-type="float">
            <text:p>-0.076016829515766</text:p>
          </table:table-cell>
          <table:table-cell office:value-type="float" office:value="-0.0334785545078216" calcext:value-type="float">
            <text:p>-0.033478554507822</text:p>
          </table:table-cell>
          <table:table-cell office:value-type="float" office:value="0.00462966832561218" calcext:value-type="float">
            <text:p>0.004629668325612</text:p>
          </table:table-cell>
          <table:table-cell office:value-type="float" office:value="0.0380864408873718" calcext:value-type="float">
            <text:p>0.038086440887372</text:p>
          </table:table-cell>
        </table:table-row>
        <table:table-row table:style-name="ro1">
          <table:table-cell table:formula="of:=SQRT([.B26]^2+[.C26]^2+[.D26]^2)" office:value-type="float" office:value="5.88592620375839" calcext:value-type="float">
            <text:p>5.88592620375839</text:p>
          </table:table-cell>
          <table:table-cell office:value-type="float" office:value="5.60289397468561" calcext:value-type="float">
            <text:p>5.60289397468561</text:p>
          </table:table-cell>
          <table:table-cell office:value-type="float" office:value="0.456208056805773" calcext:value-type="float">
            <text:p>0.456208056805773</text:p>
          </table:table-cell>
          <table:table-cell office:value-type="float" office:value="1.74458608083031" calcext:value-type="float">
            <text:p>1.74458608083031</text:p>
          </table:table-cell>
          <table:table-cell office:value-type="float" office:value="-0.190497948727523" calcext:value-type="float">
            <text:p>-0.190497948727523</text:p>
          </table:table-cell>
          <table:table-cell office:value-type="float" office:value="-0.309600844134342" calcext:value-type="float">
            <text:p>-0.309600844134342</text:p>
          </table:table-cell>
          <table:table-cell office:value-type="float" office:value="1.25954034379458" calcext:value-type="float">
            <text:p>1.25954034379458</text:p>
          </table:table-cell>
          <table:table-cell office:value-type="float" office:value="5.55717260155324" calcext:value-type="float">
            <text:p>5.55717260155324</text:p>
          </table:table-cell>
          <table:table-cell office:value-type="float" office:value="0.440818720241967" calcext:value-type="float">
            <text:p>0.440818720241967</text:p>
          </table:table-cell>
          <table:table-cell office:value-type="float" office:value="1.74418598265329" calcext:value-type="float">
            <text:p>1.74418598265329</text:p>
          </table:table-cell>
          <table:table-cell office:value-type="float" office:value="-0.188239552645953" calcext:value-type="float">
            <text:p>-0.188239552645953</text:p>
          </table:table-cell>
          <table:table-cell office:value-type="float" office:value="-0.302530521468796" calcext:value-type="float">
            <text:p>-0.302530521468796</text:p>
          </table:table-cell>
          <table:table-cell office:value-type="float" office:value="1.28514823705552" calcext:value-type="float">
            <text:p>1.28514823705552</text:p>
          </table:table-cell>
          <table:table-cell office:value-type="float" office:value="-0.0457213731323671" calcext:value-type="float">
            <text:p>-0.045721373132367</text:p>
          </table:table-cell>
          <table:table-cell office:value-type="float" office:value="-0.0153893365638058" calcext:value-type="float">
            <text:p>-0.015389336563806</text:p>
          </table:table-cell>
          <table:table-cell office:value-type="float" office:value="-0.000400098177024688" calcext:value-type="float">
            <text:p>-0.000400098177025</text:p>
          </table:table-cell>
          <table:table-cell office:value-type="float" office:value="0.00739012934606897" calcext:value-type="float">
            <text:p>0.007390129346069</text:p>
          </table:table-cell>
          <table:table-cell office:value-type="float" office:value="0.000112830816014764" calcext:value-type="float">
            <text:p>0.000112830816015</text:p>
          </table:table-cell>
          <table:table-cell office:value-type="float" office:value="0.0249269956263718" calcext:value-type="float">
            <text:p>0.024926995626372</text:p>
          </table:table-cell>
        </table:table-row>
        <table:table-row table:style-name="ro1">
          <table:table-cell table:formula="of:=SQRT([.B27]^2+[.C27]^2+[.D27]^2)" office:value-type="float" office:value="4.18709915025273" calcext:value-type="float">
            <text:p>4.18709915025273</text:p>
          </table:table-cell>
          <table:table-cell office:value-type="float" office:value="4.00715999966074" calcext:value-type="float">
            <text:p>4.00715999966074</text:p>
          </table:table-cell>
          <table:table-cell office:value-type="float" office:value="-0.0573841030514507" calcext:value-type="float">
            <text:p>-0.057384103051451</text:p>
          </table:table-cell>
          <table:table-cell office:value-type="float" office:value="1.21292006986573" calcext:value-type="float">
            <text:p>1.21292006986573</text:p>
          </table:table-cell>
          <table:table-cell office:value-type="float" office:value="-0.849282917902139" calcext:value-type="float">
            <text:p>-0.849282917902139</text:p>
          </table:table-cell>
          <table:table-cell office:value-type="float" office:value="-0.00228700301417106" calcext:value-type="float">
            <text:p>-0.002287003014171</text:p>
          </table:table-cell>
          <table:table-cell office:value-type="float" office:value="2.83690923730337" calcext:value-type="float">
            <text:p>2.83690923730337</text:p>
          </table:table-cell>
          <table:table-cell office:value-type="float" office:value="4.1506136870859" calcext:value-type="float">
            <text:p>4.1506136870859</text:p>
          </table:table-cell>
          <table:table-cell office:value-type="float" office:value="-0.0786138716655408" calcext:value-type="float">
            <text:p>-0.078613871665541</text:p>
          </table:table-cell>
          <table:table-cell office:value-type="float" office:value="1.25866310484166" calcext:value-type="float">
            <text:p>1.25866310484166</text:p>
          </table:table-cell>
          <table:table-cell office:value-type="float" office:value="-0.740252330772831" calcext:value-type="float">
            <text:p>-0.740252330772831</text:p>
          </table:table-cell>
          <table:table-cell office:value-type="float" office:value="-0.0586509220328453" calcext:value-type="float">
            <text:p>-0.058650922032845</text:p>
          </table:table-cell>
          <table:table-cell office:value-type="float" office:value="2.85473080375456" calcext:value-type="float">
            <text:p>2.85473080375456</text:p>
          </table:table-cell>
          <table:table-cell office:value-type="float" office:value="0.143453687425162" calcext:value-type="float">
            <text:p>0.143453687425162</text:p>
          </table:table-cell>
          <table:table-cell office:value-type="float" office:value="-0.0212297686140901" calcext:value-type="float">
            <text:p>-0.02122976861409</text:p>
          </table:table-cell>
          <table:table-cell office:value-type="float" office:value="0.0457430349759323" calcext:value-type="float">
            <text:p>0.045743034975932</text:p>
          </table:table-cell>
          <table:table-cell office:value-type="float" office:value="-0.120849161183723" calcext:value-type="float">
            <text:p>-0.120849161183723</text:p>
          </table:table-cell>
          <table:table-cell office:value-type="float" office:value="0.0211666360719374" calcext:value-type="float">
            <text:p>0.021166636071937</text:p>
          </table:table-cell>
          <table:table-cell office:value-type="float" office:value="0.0157760111067375" calcext:value-type="float">
            <text:p>0.015776011106738</text:p>
          </table:table-cell>
        </table:table-row>
        <table:table-row table:style-name="ro1">
          <table:table-cell table:formula="of:=SQRT([.B28]^2+[.C28]^2+[.D28]^2)" office:value-type="float" office:value="5.71593857383585" calcext:value-type="float">
            <text:p>5.71593857383585</text:p>
          </table:table-cell>
          <table:table-cell office:value-type="float" office:value="5.41052751778132" calcext:value-type="float">
            <text:p>5.41052751778132</text:p>
          </table:table-cell>
          <table:table-cell office:value-type="float" office:value="-1.66977580647179" calcext:value-type="float">
            <text:p>-1.66977580647179</text:p>
          </table:table-cell>
          <table:table-cell office:value-type="float" office:value="0.781021456374352" calcext:value-type="float">
            <text:p>0.781021456374352</text:p>
          </table:table-cell>
          <table:table-cell office:value-type="float" office:value="0.109695620419989" calcext:value-type="float">
            <text:p>0.109695620419989</text:p>
          </table:table-cell>
          <table:table-cell office:value-type="float" office:value="-0.134211112315014" calcext:value-type="float">
            <text:p>-0.134211112315014</text:p>
          </table:table-cell>
          <table:table-cell office:value-type="float" office:value="2.51246624660505" calcext:value-type="float">
            <text:p>2.51246624660505</text:p>
          </table:table-cell>
          <table:table-cell office:value-type="float" office:value="5.3029365905527" calcext:value-type="float">
            <text:p>5.3029365905527</text:p>
          </table:table-cell>
          <table:table-cell office:value-type="float" office:value="-1.68147637522566" calcext:value-type="float">
            <text:p>-1.68147637522566</text:p>
          </table:table-cell>
          <table:table-cell office:value-type="float" office:value="0.860594647687636" calcext:value-type="float">
            <text:p>0.860594647687636</text:p>
          </table:table-cell>
          <table:table-cell office:value-type="float" office:value="0.258286970025193" calcext:value-type="float">
            <text:p>0.258286970025193</text:p>
          </table:table-cell>
          <table:table-cell office:value-type="float" office:value="-0.312255998810404" calcext:value-type="float">
            <text:p>-0.312255998810404</text:p>
          </table:table-cell>
          <table:table-cell office:value-type="float" office:value="2.61186716515589" calcext:value-type="float">
            <text:p>2.61186716515589</text:p>
          </table:table-cell>
          <table:table-cell office:value-type="float" office:value="-0.107590927228622" calcext:value-type="float">
            <text:p>-0.107590927228622</text:p>
          </table:table-cell>
          <table:table-cell office:value-type="float" office:value="-0.01170056875387" calcext:value-type="float">
            <text:p>-0.01170056875387</text:p>
          </table:table-cell>
          <table:table-cell office:value-type="float" office:value="0.0795731913132842" calcext:value-type="float">
            <text:p>0.079573191313284</text:p>
          </table:table-cell>
          <table:table-cell office:value-type="float" office:value="-0.221166797568787" calcext:value-type="float">
            <text:p>-0.221166797568787</text:p>
          </table:table-cell>
          <table:table-cell office:value-type="float" office:value="0.0614677759304185" calcext:value-type="float">
            <text:p>0.061467775930419</text:p>
          </table:table-cell>
          <table:table-cell office:value-type="float" office:value="0.0731437747911823" calcext:value-type="float">
            <text:p>0.073143774791182</text:p>
          </table:table-cell>
        </table:table-row>
        <table:table-row table:style-name="ro1">
          <table:table-cell table:formula="of:=SQRT([.B29]^2+[.C29]^2+[.D29]^2)" office:value-type="float" office:value="2.49820720862906" calcext:value-type="float">
            <text:p>2.49820720862906</text:p>
          </table:table-cell>
          <table:table-cell office:value-type="float" office:value="2.25386112374075" calcext:value-type="float">
            <text:p>2.25386112374075</text:p>
          </table:table-cell>
          <table:table-cell office:value-type="float" office:value="0.643766067827782" calcext:value-type="float">
            <text:p>0.643766067827782</text:p>
          </table:table-cell>
          <table:table-cell office:value-type="float" office:value="0.86412646183866" calcext:value-type="float">
            <text:p>0.86412646183866</text:p>
          </table:table-cell>
          <table:table-cell office:value-type="float" office:value="-0.419950964642596" calcext:value-type="float">
            <text:p>-0.419950964642596</text:p>
          </table:table-cell>
          <table:table-cell office:value-type="float" office:value="-0.288391872587482" calcext:value-type="float">
            <text:p>-0.288391872587482</text:p>
          </table:table-cell>
          <table:table-cell office:value-type="float" office:value="-2.53249911121857" calcext:value-type="float">
            <text:p>-2.53249911121857</text:p>
          </table:table-cell>
          <table:table-cell office:value-type="float" office:value="2.29034708039848" calcext:value-type="float">
            <text:p>2.29034708039848</text:p>
          </table:table-cell>
          <table:table-cell office:value-type="float" office:value="0.646788584661019" calcext:value-type="float">
            <text:p>0.646788584661019</text:p>
          </table:table-cell>
          <table:table-cell office:value-type="float" office:value="0.817950184073789" calcext:value-type="float">
            <text:p>0.817950184073789</text:p>
          </table:table-cell>
          <table:table-cell office:value-type="float" office:value="-0.402573384637058" calcext:value-type="float">
            <text:p>-0.402573384637058</text:p>
          </table:table-cell>
          <table:table-cell office:value-type="float" office:value="-0.192398752755778" calcext:value-type="float">
            <text:p>-0.192398752755778</text:p>
          </table:table-cell>
          <table:table-cell office:value-type="float" office:value="-2.51637196399394" calcext:value-type="float">
            <text:p>-2.51637196399394</text:p>
          </table:table-cell>
          <table:table-cell office:value-type="float" office:value="0.0364859566577245" calcext:value-type="float">
            <text:p>0.036485956657725</text:p>
          </table:table-cell>
          <table:table-cell office:value-type="float" office:value="0.00302251683323684" calcext:value-type="float">
            <text:p>0.003022516833237</text:p>
          </table:table-cell>
          <table:table-cell office:value-type="float" office:value="-0.0461762777648712" calcext:value-type="float">
            <text:p>-0.046176277764871</text:p>
          </table:table-cell>
          <table:table-cell office:value-type="float" office:value="-0.0690186758929898" calcext:value-type="float">
            <text:p>-0.06901867589299</text:p>
          </table:table-cell>
          <table:table-cell office:value-type="float" office:value="-0.0688711958960671" calcext:value-type="float">
            <text:p>-0.068871195896067</text:p>
          </table:table-cell>
          <table:table-cell office:value-type="float" office:value="0.00960632757053937" calcext:value-type="float">
            <text:p>0.009606327570539</text:p>
          </table:table-cell>
        </table:table-row>
        <table:table-row table:style-name="ro1">
          <table:table-cell table:formula="of:=SQRT([.B30]^2+[.C30]^2+[.D30]^2)" office:value-type="float" office:value="4.73627088894291" calcext:value-type="float">
            <text:p>4.73627088894291</text:p>
          </table:table-cell>
          <table:table-cell office:value-type="float" office:value="4.60219495919007" calcext:value-type="float">
            <text:p>4.60219495919007</text:p>
          </table:table-cell>
          <table:table-cell office:value-type="float" office:value="0.11024444013591" calcext:value-type="float">
            <text:p>0.11024444013591</text:p>
          </table:table-cell>
          <table:table-cell office:value-type="float" office:value="1.11351230548777" calcext:value-type="float">
            <text:p>1.11351230548777</text:p>
          </table:table-cell>
          <table:table-cell office:value-type="float" office:value="0.774130289776717" calcext:value-type="float">
            <text:p>0.774130289776717</text:p>
          </table:table-cell>
          <table:table-cell office:value-type="float" office:value="-0.644716379290718" calcext:value-type="float">
            <text:p>-0.644716379290718</text:p>
          </table:table-cell>
          <table:table-cell office:value-type="float" office:value="-1.50590562355416" calcext:value-type="float">
            <text:p>-1.50590562355416</text:p>
          </table:table-cell>
          <table:table-cell office:value-type="float" office:value="4.70597549296502" calcext:value-type="float">
            <text:p>4.70597549296502</text:p>
          </table:table-cell>
          <table:table-cell office:value-type="float" office:value="0.0924349221364103" calcext:value-type="float">
            <text:p>0.09243492213641</text:p>
          </table:table-cell>
          <table:table-cell office:value-type="float" office:value="1.17714389365554" calcext:value-type="float">
            <text:p>1.17714389365554</text:p>
          </table:table-cell>
          <table:table-cell office:value-type="float" office:value="0.727800456577016" calcext:value-type="float">
            <text:p>0.727800456577016</text:p>
          </table:table-cell>
          <table:table-cell office:value-type="float" office:value="-0.591735638653214" calcext:value-type="float">
            <text:p>-0.591735638653214</text:p>
          </table:table-cell>
          <table:table-cell office:value-type="float" office:value="-1.55751200158649" calcext:value-type="float">
            <text:p>-1.55751200158649</text:p>
          </table:table-cell>
          <table:table-cell office:value-type="float" office:value="0.103780533774949" calcext:value-type="float">
            <text:p>0.103780533774949</text:p>
          </table:table-cell>
          <table:table-cell office:value-type="float" office:value="-0.0178095179994993" calcext:value-type="float">
            <text:p>-0.017809517999499</text:p>
          </table:table-cell>
          <table:table-cell office:value-type="float" office:value="0.0636315881677636" calcext:value-type="float">
            <text:p>0.063631588167764</text:p>
          </table:table-cell>
          <table:table-cell office:value-type="float" office:value="-0.0548640187363629" calcext:value-type="float">
            <text:p>-0.054864018736363</text:p>
          </table:table-cell>
          <table:table-cell office:value-type="float" office:value="-0.0349657843865567" calcext:value-type="float">
            <text:p>-0.034965784386557</text:p>
          </table:table-cell>
          <table:table-cell office:value-type="float" office:value="-0.0257009556122485" calcext:value-type="float">
            <text:p>-0.025700955612249</text:p>
          </table:table-cell>
        </table:table-row>
        <table:table-row table:style-name="ro1">
          <table:table-cell table:formula="of:=SQRT([.B31]^2+[.C31]^2+[.D31]^2)" office:value-type="float" office:value="2.035462806849" calcext:value-type="float">
            <text:p>2.035462806849</text:p>
          </table:table-cell>
          <table:table-cell office:value-type="float" office:value="1.83304531089134" calcext:value-type="float">
            <text:p>1.83304531089134</text:p>
          </table:table-cell>
          <table:table-cell office:value-type="float" office:value="-0.54371664085078" calcext:value-type="float">
            <text:p>-0.54371664085078</text:p>
          </table:table-cell>
          <table:table-cell office:value-type="float" office:value="0.698158965241311" calcext:value-type="float">
            <text:p>0.698158965241311</text:p>
          </table:table-cell>
          <table:table-cell office:value-type="float" office:value="-0.192690352108949" calcext:value-type="float">
            <text:p>-0.192690352108949</text:p>
          </table:table-cell>
          <table:table-cell office:value-type="float" office:value="-0.140760236240835" calcext:value-type="float">
            <text:p>-0.140760236240835</text:p>
          </table:table-cell>
          <table:table-cell office:value-type="float" office:value="-3.092625065653" calcext:value-type="float">
            <text:p>-3.092625065653</text:p>
          </table:table-cell>
          <table:table-cell office:value-type="float" office:value="1.84523776659989" calcext:value-type="float">
            <text:p>1.84523776659989</text:p>
          </table:table-cell>
          <table:table-cell office:value-type="float" office:value="-0.526611542255939" calcext:value-type="float">
            <text:p>-0.526611542255939</text:p>
          </table:table-cell>
          <table:table-cell office:value-type="float" office:value="0.655314312944192" calcext:value-type="float">
            <text:p>0.655314312944192</text:p>
          </table:table-cell>
          <table:table-cell office:value-type="float" office:value="-0.162253369772227" calcext:value-type="float">
            <text:p>-0.162253369772227</text:p>
          </table:table-cell>
          <table:table-cell office:value-type="float" office:value="-0.116348781079821" calcext:value-type="float">
            <text:p>-0.116348781079821</text:p>
          </table:table-cell>
          <table:table-cell office:value-type="float" office:value="-3.0900334822927" calcext:value-type="float">
            <text:p>-3.0900334822927</text:p>
          </table:table-cell>
          <table:table-cell office:value-type="float" office:value="0.0121924557085469" calcext:value-type="float">
            <text:p>0.012192455708547</text:p>
          </table:table-cell>
          <table:table-cell office:value-type="float" office:value="0.0171050985948411" calcext:value-type="float">
            <text:p>0.017105098594841</text:p>
          </table:table-cell>
          <table:table-cell office:value-type="float" office:value="-0.042844652297119" calcext:value-type="float">
            <text:p>-0.042844652297119</text:p>
          </table:table-cell>
          <table:table-cell office:value-type="float" office:value="-0.0313952595211968" calcext:value-type="float">
            <text:p>-0.031395259521197</text:p>
          </table:table-cell>
          <table:table-cell office:value-type="float" office:value="-0.0228377643774404" calcext:value-type="float">
            <text:p>-0.022837764377441</text:p>
          </table:table-cell>
          <table:table-cell office:value-type="float" office:value="-0.0016695903117272" calcext:value-type="float">
            <text:p>-0.001669590311727</text:p>
          </table:table-cell>
        </table:table-row>
        <table:table-row table:style-name="ro1">
          <table:table-cell table:formula="of:=SQRT([.B32]^2+[.C32]^2+[.D32]^2)" office:value-type="float" office:value="2.94901814285088" calcext:value-type="float">
            <text:p>2.94901814285088</text:p>
          </table:table-cell>
          <table:table-cell office:value-type="float" office:value="2.6044369844418" calcext:value-type="float">
            <text:p>2.6044369844418</text:p>
          </table:table-cell>
          <table:table-cell office:value-type="float" office:value="-1.38183278023056" calcext:value-type="float">
            <text:p>-1.38183278023056</text:p>
          </table:table-cell>
          <table:table-cell office:value-type="float" office:value="0.0644528386935502" calcext:value-type="float">
            <text:p>0.06445283869355</text:p>
          </table:table-cell>
          <table:table-cell office:value-type="float" office:value="-0.0955190829736452" calcext:value-type="float">
            <text:p>-0.095519082973645</text:p>
          </table:table-cell>
          <table:table-cell office:value-type="float" office:value="0.371204567400935" calcext:value-type="float">
            <text:p>0.371204567400935</text:p>
          </table:table-cell>
          <table:table-cell office:value-type="float" office:value="-0.3520811477151" calcext:value-type="float">
            <text:p>-0.3520811477151</text:p>
          </table:table-cell>
          <table:table-cell office:value-type="float" office:value="2.63742675049424" calcext:value-type="float">
            <text:p>2.63742675049424</text:p>
          </table:table-cell>
          <table:table-cell office:value-type="float" office:value="-1.36456235670539" calcext:value-type="float">
            <text:p>-1.36456235670539</text:p>
          </table:table-cell>
          <table:table-cell office:value-type="float" office:value="0.12964677635368" calcext:value-type="float">
            <text:p>0.12964677635368</text:p>
          </table:table-cell>
          <table:table-cell office:value-type="float" office:value="-0.837708622381279" calcext:value-type="float">
            <text:p>-0.837708622381279</text:p>
          </table:table-cell>
          <table:table-cell office:value-type="float" office:value="-0.0806669575328556" calcext:value-type="float">
            <text:p>-0.080666957532856</text:p>
          </table:table-cell>
          <table:table-cell office:value-type="float" office:value="-0.565681708697051" calcext:value-type="float">
            <text:p>-0.565681708697051</text:p>
          </table:table-cell>
          <table:table-cell office:value-type="float" office:value="0.0329897660524425" calcext:value-type="float">
            <text:p>0.032989766052443</text:p>
          </table:table-cell>
          <table:table-cell office:value-type="float" office:value="0.0172704235251684" calcext:value-type="float">
            <text:p>0.017270423525168</text:p>
          </table:table-cell>
          <table:table-cell office:value-type="float" office:value="0.0651939376601299" calcext:value-type="float">
            <text:p>0.06519393766013</text:p>
          </table:table-cell>
          <table:table-cell office:value-type="float" office:value="-0.665674681658946" calcext:value-type="float">
            <text:p>-0.665674681658946</text:p>
          </table:table-cell>
          <table:table-cell office:value-type="float" office:value="-0.585880365762442" calcext:value-type="float">
            <text:p>-0.585880365762442</text:p>
          </table:table-cell>
          <table:table-cell office:value-type="float" office:value="-0.536854151768276" calcext:value-type="float">
            <text:p>-0.536854151768276</text:p>
          </table:table-cell>
        </table:table-row>
        <table:table-row table:style-name="ro1">
          <table:table-cell table:formula="of:=SQRT([.B33]^2+[.C33]^2+[.D33]^2)" office:value-type="float" office:value="4.27532531005676" calcext:value-type="float">
            <text:p>4.27532531005676</text:p>
          </table:table-cell>
          <table:table-cell office:value-type="float" office:value="3.54143704788252" calcext:value-type="float">
            <text:p>3.54143704788252</text:p>
          </table:table-cell>
          <table:table-cell office:value-type="float" office:value="-2.25458162382778" calcext:value-type="float">
            <text:p>-2.25458162382778</text:p>
          </table:table-cell>
          <table:table-cell office:value-type="float" office:value="0.808388424085358" calcext:value-type="float">
            <text:p>0.808388424085358</text:p>
          </table:table-cell>
          <table:table-cell office:value-type="float" office:value="0.501806424216934" calcext:value-type="float">
            <text:p>0.501806424216934</text:p>
          </table:table-cell>
          <table:table-cell office:value-type="float" office:value="-0.889791802126308" calcext:value-type="float">
            <text:p>-0.889791802126308</text:p>
          </table:table-cell>
          <table:table-cell office:value-type="float" office:value="2.81452956459789" calcext:value-type="float">
            <text:p>2.81452956459789</text:p>
          </table:table-cell>
          <table:table-cell office:value-type="float" office:value="3.48486232377256" calcext:value-type="float">
            <text:p>3.48486232377256</text:p>
          </table:table-cell>
          <table:table-cell office:value-type="float" office:value="-2.2038802261044" calcext:value-type="float">
            <text:p>-2.2038802261044</text:p>
          </table:table-cell>
          <table:table-cell office:value-type="float" office:value="0.811665118263413" calcext:value-type="float">
            <text:p>0.811665118263413</text:p>
          </table:table-cell>
          <table:table-cell office:value-type="float" office:value="0.513395137111166" calcext:value-type="float">
            <text:p>0.513395137111166</text:p>
          </table:table-cell>
          <table:table-cell office:value-type="float" office:value="-0.847117725786048" calcext:value-type="float">
            <text:p>-0.847117725786048</text:p>
          </table:table-cell>
          <table:table-cell office:value-type="float" office:value="2.79225634530293" calcext:value-type="float">
            <text:p>2.79225634530293</text:p>
          </table:table-cell>
          <table:table-cell office:value-type="float" office:value="-0.0565747241099555" calcext:value-type="float">
            <text:p>-0.056574724109956</text:p>
          </table:table-cell>
          <table:table-cell office:value-type="float" office:value="0.0507013977233761" calcext:value-type="float">
            <text:p>0.050701397723376</text:p>
          </table:table-cell>
          <table:table-cell office:value-type="float" office:value="0.00327669417805487" calcext:value-type="float">
            <text:p>0.003276694178055</text:p>
          </table:table-cell>
          <table:table-cell office:value-type="float" office:value="0.00643381364003126" calcext:value-type="float">
            <text:p>0.006433813640031</text:p>
          </table:table-cell>
          <table:table-cell office:value-type="float" office:value="-0.0428451825389162" calcext:value-type="float">
            <text:p>-0.042845182538916</text:p>
          </table:table-cell>
          <table:table-cell office:value-type="float" office:value="-0.0309834550519907" calcext:value-type="float">
            <text:p>-0.030983455051991</text:p>
          </table:table-cell>
        </table:table-row>
        <table:table-row table:style-name="ro1">
          <table:table-cell table:formula="of:=SQRT([.B34]^2+[.C34]^2+[.D34]^2)" office:value-type="float" office:value="3.40211569627499" calcext:value-type="float">
            <text:p>3.40211569627499</text:p>
          </table:table-cell>
          <table:table-cell office:value-type="float" office:value="3.10745350667611" calcext:value-type="float">
            <text:p>3.10745350667611</text:p>
          </table:table-cell>
          <table:table-cell office:value-type="float" office:value="-1.31036809761487" calcext:value-type="float">
            <text:p>-1.31036809761487</text:p>
          </table:table-cell>
          <table:table-cell office:value-type="float" office:value="0.44839643557925" calcext:value-type="float">
            <text:p>0.44839643557925</text:p>
          </table:table-cell>
          <table:table-cell office:value-type="float" office:value="0.710186531969345" calcext:value-type="float">
            <text:p>0.710186531969345</text:p>
          </table:table-cell>
          <table:table-cell office:value-type="float" office:value="-0.595053092120434" calcext:value-type="float">
            <text:p>-0.595053092120434</text:p>
          </table:table-cell>
          <table:table-cell office:value-type="float" office:value="-0.294274957845701" calcext:value-type="float">
            <text:p>-0.294274957845701</text:p>
          </table:table-cell>
          <table:table-cell office:value-type="float" office:value="3.12403690487947" calcext:value-type="float">
            <text:p>3.12403690487947</text:p>
          </table:table-cell>
          <table:table-cell office:value-type="float" office:value="-1.31566621035915" calcext:value-type="float">
            <text:p>-1.31566621035915</text:p>
          </table:table-cell>
          <table:table-cell office:value-type="float" office:value="0.487559337907689" calcext:value-type="float">
            <text:p>0.487559337907689</text:p>
          </table:table-cell>
          <table:table-cell office:value-type="float" office:value="-1.64357846639877" calcext:value-type="float">
            <text:p>-1.64357846639877</text:p>
          </table:table-cell>
          <table:table-cell office:value-type="float" office:value="0.268447419221643" calcext:value-type="float">
            <text:p>0.268447419221643</text:p>
          </table:table-cell>
          <table:table-cell office:value-type="float" office:value="0.138965943452324" calcext:value-type="float">
            <text:p>0.138965943452324</text:p>
          </table:table-cell>
          <table:table-cell office:value-type="float" office:value="0.0165833982033563" calcext:value-type="float">
            <text:p>0.016583398203356</text:p>
          </table:table-cell>
          <table:table-cell office:value-type="float" office:value="-0.00529811274427616" calcext:value-type="float">
            <text:p>-0.005298112744276</text:p>
          </table:table-cell>
          <table:table-cell office:value-type="float" office:value="0.0391629023284395" calcext:value-type="float">
            <text:p>0.03916290232844</text:p>
          </table:table-cell>
          <table:table-cell office:value-type="float" office:value="-2.43541297428008" calcext:value-type="float">
            <text:p>-2.43541297428008</text:p>
          </table:table-cell>
          <table:table-cell office:value-type="float" office:value="-0.360646989738415" calcext:value-type="float">
            <text:p>-0.360646989738415</text:p>
          </table:table-cell>
          <table:table-cell office:value-type="float" office:value="0.327821326597341" calcext:value-type="float">
            <text:p>0.327821326597341</text:p>
          </table:table-cell>
        </table:table-row>
        <table:table-row table:style-name="ro1">
          <table:table-cell table:formula="of:=SQRT([.B35]^2+[.C35]^2+[.D35]^2)" office:value-type="float" office:value="3.97377107183742" calcext:value-type="float">
            <text:p>3.97377107183742</text:p>
          </table:table-cell>
          <table:table-cell office:value-type="float" office:value="3.66827439653814" calcext:value-type="float">
            <text:p>3.66827439653814</text:p>
          </table:table-cell>
          <table:table-cell office:value-type="float" office:value="0.383648916633266" calcext:value-type="float">
            <text:p>0.383648916633266</text:p>
          </table:table-cell>
          <table:table-cell office:value-type="float" office:value="1.47899729270908" calcext:value-type="float">
            <text:p>1.47899729270908</text:p>
          </table:table-cell>
          <table:table-cell office:value-type="float" office:value="0.69656808314965" calcext:value-type="float">
            <text:p>0.69656808314965</text:p>
          </table:table-cell>
          <table:table-cell office:value-type="float" office:value="0.787244387817828" calcext:value-type="float">
            <text:p>0.787244387817828</text:p>
          </table:table-cell>
          <table:table-cell office:value-type="float" office:value="2.27250744948867" calcext:value-type="float">
            <text:p>2.27250744948867</text:p>
          </table:table-cell>
          <table:table-cell office:value-type="float" office:value="3.65724686258982" calcext:value-type="float">
            <text:p>3.65724686258982</text:p>
          </table:table-cell>
          <table:table-cell office:value-type="float" office:value="0.379184937633994" calcext:value-type="float">
            <text:p>0.379184937633994</text:p>
          </table:table-cell>
          <table:table-cell office:value-type="float" office:value="1.42301579502313" calcext:value-type="float">
            <text:p>1.42301579502313</text:p>
          </table:table-cell>
          <table:table-cell office:value-type="float" office:value="0.814826238454623" calcext:value-type="float">
            <text:p>0.814826238454623</text:p>
          </table:table-cell>
          <table:table-cell office:value-type="float" office:value="0.759127476514371" calcext:value-type="float">
            <text:p>0.759127476514371</text:p>
          </table:table-cell>
          <table:table-cell office:value-type="float" office:value="2.23269178337362" calcext:value-type="float">
            <text:p>2.23269178337362</text:p>
          </table:table-cell>
          <table:table-cell office:value-type="float" office:value="-0.0110275339483144" calcext:value-type="float">
            <text:p>-0.011027533948314</text:p>
          </table:table-cell>
          <table:table-cell office:value-type="float" office:value="-0.00446397899927253" calcext:value-type="float">
            <text:p>-0.004463978999273</text:p>
          </table:table-cell>
          <table:table-cell office:value-type="float" office:value="-0.0559814976859432" calcext:value-type="float">
            <text:p>-0.055981497685943</text:p>
          </table:table-cell>
          <table:table-cell office:value-type="float" office:value="-0.0741385675390442" calcext:value-type="float">
            <text:p>-0.074138567539044</text:p>
          </table:table-cell>
          <table:table-cell office:value-type="float" office:value="-0.0495571178846221" calcext:value-type="float">
            <text:p>-0.049557117884622</text:p>
          </table:table-cell>
          <table:table-cell office:value-type="float" office:value="0.0409972821634876" calcext:value-type="float">
            <text:p>0.040997282163488</text:p>
          </table:table-cell>
        </table:table-row>
        <table:table-row table:style-name="ro1">
          <table:table-cell table:formula="of:=SQRT([.B36]^2+[.C36]^2+[.D36]^2)" office:value-type="float" office:value="4.31820583224356" calcext:value-type="float">
            <text:p>4.31820583224356</text:p>
          </table:table-cell>
          <table:table-cell office:value-type="float" office:value="3.75396876088269" calcext:value-type="float">
            <text:p>3.75396876088269</text:p>
          </table:table-cell>
          <table:table-cell office:value-type="float" office:value="-1.76721649948467" calcext:value-type="float">
            <text:p>-1.76721649948467</text:p>
          </table:table-cell>
          <table:table-cell office:value-type="float" office:value="1.1964806709213" calcext:value-type="float">
            <text:p>1.1964806709213</text:p>
          </table:table-cell>
          <table:table-cell office:value-type="float" office:value="0.138872109435244" calcext:value-type="float">
            <text:p>0.138872109435244</text:p>
          </table:table-cell>
          <table:table-cell office:value-type="float" office:value="-0.294889032517213" calcext:value-type="float">
            <text:p>-0.294889032517213</text:p>
          </table:table-cell>
          <table:table-cell office:value-type="float" office:value="2.54890820489471" calcext:value-type="float">
            <text:p>2.54890820489471</text:p>
          </table:table-cell>
          <table:table-cell office:value-type="float" office:value="3.73694834984232" calcext:value-type="float">
            <text:p>3.73694834984232</text:p>
          </table:table-cell>
          <table:table-cell office:value-type="float" office:value="-1.77323068923574" calcext:value-type="float">
            <text:p>-1.77323068923574</text:p>
          </table:table-cell>
          <table:table-cell office:value-type="float" office:value="1.18085921467222" calcext:value-type="float">
            <text:p>1.18085921467222</text:p>
          </table:table-cell>
          <table:table-cell office:value-type="float" office:value="0.217758010315402" calcext:value-type="float">
            <text:p>0.217758010315402</text:p>
          </table:table-cell>
          <table:table-cell office:value-type="float" office:value="-0.301291242083908" calcext:value-type="float">
            <text:p>-0.301291242083908</text:p>
          </table:table-cell>
          <table:table-cell office:value-type="float" office:value="2.58755076527354" calcext:value-type="float">
            <text:p>2.58755076527354</text:p>
          </table:table-cell>
          <table:table-cell office:value-type="float" office:value="-0.0170204110403764" calcext:value-type="float">
            <text:p>-0.017020411040377</text:p>
          </table:table-cell>
          <table:table-cell office:value-type="float" office:value="-0.00601418975106838" calcext:value-type="float">
            <text:p>-0.006014189751068</text:p>
          </table:table-cell>
          <table:table-cell office:value-type="float" office:value="-0.0156214562490802" calcext:value-type="float">
            <text:p>-0.01562145624908</text:p>
          </table:table-cell>
          <table:table-cell office:value-type="float" office:value="-0.0665698607475167" calcext:value-type="float">
            <text:p>-0.066569860747517</text:p>
          </table:table-cell>
          <table:table-cell office:value-type="float" office:value="-0.03601791262719" calcext:value-type="float">
            <text:p>-0.03601791262719</text:p>
          </table:table-cell>
          <table:table-cell office:value-type="float" office:value="0.0142636280201938" calcext:value-type="float">
            <text:p>0.014263628020194</text:p>
          </table:table-cell>
        </table:table-row>
        <table:table-row table:style-name="ro1">
          <table:table-cell table:formula="of:=SQRT([.B37]^2+[.C37]^2+[.D37]^2)" office:value-type="float" office:value="3.32973759013145" calcext:value-type="float">
            <text:p>3.32973759013145</text:p>
          </table:table-cell>
          <table:table-cell office:value-type="float" office:value="2.42439081134226" calcext:value-type="float">
            <text:p>2.42439081134226</text:p>
          </table:table-cell>
          <table:table-cell office:value-type="float" office:value="2.07754724022698" calcext:value-type="float">
            <text:p>2.07754724022698</text:p>
          </table:table-cell>
          <table:table-cell office:value-type="float" office:value="0.945134423052545" calcext:value-type="float">
            <text:p>0.945134423052545</text:p>
          </table:table-cell>
          <table:table-cell office:value-type="float" office:value="0.684506965448179" calcext:value-type="float">
            <text:p>0.684506965448179</text:p>
          </table:table-cell>
          <table:table-cell office:value-type="float" office:value="0.313972253230425" calcext:value-type="float">
            <text:p>0.313972253230425</text:p>
          </table:table-cell>
          <table:table-cell office:value-type="float" office:value="-2.07946589508698" calcext:value-type="float">
            <text:p>-2.07946589508698</text:p>
          </table:table-cell>
          <table:table-cell office:value-type="float" office:value="2.54413776887563" calcext:value-type="float">
            <text:p>2.54413776887563</text:p>
          </table:table-cell>
          <table:table-cell office:value-type="float" office:value="2.12111611224321" calcext:value-type="float">
            <text:p>2.12111611224321</text:p>
          </table:table-cell>
          <table:table-cell office:value-type="float" office:value="0.892193050893965" calcext:value-type="float">
            <text:p>0.892193050893965</text:p>
          </table:table-cell>
          <table:table-cell office:value-type="float" office:value="0.700746713454086" calcext:value-type="float">
            <text:p>0.700746713454086</text:p>
          </table:table-cell>
          <table:table-cell office:value-type="float" office:value="0.413657601971995" calcext:value-type="float">
            <text:p>0.413657601971995</text:p>
          </table:table-cell>
          <table:table-cell office:value-type="float" office:value="-2.05488057456582" calcext:value-type="float">
            <text:p>-2.05488057456582</text:p>
          </table:table-cell>
          <table:table-cell office:value-type="float" office:value="0.119746957533369" calcext:value-type="float">
            <text:p>0.119746957533369</text:p>
          </table:table-cell>
          <table:table-cell office:value-type="float" office:value="0.0435688720162237" calcext:value-type="float">
            <text:p>0.043568872016224</text:p>
          </table:table-cell>
          <table:table-cell office:value-type="float" office:value="-0.0529413721585802" calcext:value-type="float">
            <text:p>-0.05294137215858</text:p>
          </table:table-cell>
          <table:table-cell office:value-type="float" office:value="-0.0943940986443965" calcext:value-type="float">
            <text:p>-0.094394098644397</text:p>
          </table:table-cell>
          <table:table-cell office:value-type="float" office:value="-0.0355067672794114" calcext:value-type="float">
            <text:p>-0.035506767279411</text:p>
          </table:table-cell>
          <table:table-cell office:value-type="float" office:value="0.028694166226638" calcext:value-type="float">
            <text:p>0.028694166226638</text:p>
          </table:table-cell>
        </table:table-row>
        <table:table-row table:style-name="ro1">
          <table:table-cell table:formula="of:=SQRT([.B38]^2+[.C38]^2+[.D38]^2)" office:value-type="float" office:value="6.33058802670148" calcext:value-type="float">
            <text:p>6.33058802670148</text:p>
          </table:table-cell>
          <table:table-cell office:value-type="float" office:value="5.66201379003107" calcext:value-type="float">
            <text:p>5.66201379003107</text:p>
          </table:table-cell>
          <table:table-cell office:value-type="float" office:value="-2.75750329295424" calcext:value-type="float">
            <text:p>-2.75750329295424</text:p>
          </table:table-cell>
          <table:table-cell office:value-type="float" office:value="0.64352171265674" calcext:value-type="float">
            <text:p>0.64352171265674</text:p>
          </table:table-cell>
          <table:table-cell office:value-type="float" office:value="0.572479011352963" calcext:value-type="float">
            <text:p>0.572479011352963</text:p>
          </table:table-cell>
          <table:table-cell office:value-type="float" office:value="0.679296260564299" calcext:value-type="float">
            <text:p>0.679296260564299</text:p>
          </table:table-cell>
          <table:table-cell office:value-type="float" office:value="-1.67990418086482" calcext:value-type="float">
            <text:p>-1.67990418086482</text:p>
          </table:table-cell>
          <table:table-cell office:value-type="float" office:value="5.60853286735992" calcext:value-type="float">
            <text:p>5.60853286735992</text:p>
          </table:table-cell>
          <table:table-cell office:value-type="float" office:value="-2.77661780265422" calcext:value-type="float">
            <text:p>-2.77661780265422</text:p>
          </table:table-cell>
          <table:table-cell office:value-type="float" office:value="0.752627654900351" calcext:value-type="float">
            <text:p>0.752627654900351</text:p>
          </table:table-cell>
          <table:table-cell office:value-type="float" office:value="0.472757667687312" calcext:value-type="float">
            <text:p>0.472757667687312</text:p>
          </table:table-cell>
          <table:table-cell office:value-type="float" office:value="0.694980999813214" calcext:value-type="float">
            <text:p>0.694980999813214</text:p>
          </table:table-cell>
          <table:table-cell office:value-type="float" office:value="-1.61948320789166" calcext:value-type="float">
            <text:p>-1.61948320789166</text:p>
          </table:table-cell>
          <table:table-cell office:value-type="float" office:value="-0.0534809226711452" calcext:value-type="float">
            <text:p>-0.053480922671145</text:p>
          </table:table-cell>
          <table:table-cell office:value-type="float" office:value="-0.0191145096999747" calcext:value-type="float">
            <text:p>-0.019114509699975</text:p>
          </table:table-cell>
          <table:table-cell office:value-type="float" office:value="0.109105942243611" calcext:value-type="float">
            <text:p>0.109105942243611</text:p>
          </table:table-cell>
          <table:table-cell office:value-type="float" office:value="-0.00967698805022099" calcext:value-type="float">
            <text:p>-0.009676988050221</text:p>
          </table:table-cell>
          <table:table-cell office:value-type="float" office:value="-0.0780591407942897" calcext:value-type="float">
            <text:p>-0.07805914079429</text:p>
          </table:table-cell>
          <table:table-cell office:value-type="float" office:value="-0.00324621197898445" calcext:value-type="float">
            <text:p>-0.003246211978984</text:p>
          </table:table-cell>
        </table:table-row>
        <table:table-row table:style-name="ro1">
          <table:table-cell table:formula="of:=SQRT([.B39]^2+[.C39]^2+[.D39]^2)" office:value-type="float" office:value="2.63910109280881" calcext:value-type="float">
            <text:p>2.63910109280881</text:p>
          </table:table-cell>
          <table:table-cell office:value-type="float" office:value="2.62034886901972" calcext:value-type="float">
            <text:p>2.62034886901972</text:p>
          </table:table-cell>
          <table:table-cell office:value-type="float" office:value="-0.302595113182368" calcext:value-type="float">
            <text:p>-0.302595113182368</text:p>
          </table:table-cell>
          <table:table-cell office:value-type="float" office:value="0.0840391585504546" calcext:value-type="float">
            <text:p>0.084039158550455</text:p>
          </table:table-cell>
          <table:table-cell office:value-type="float" office:value="-0.426103201463827" calcext:value-type="float">
            <text:p>-0.426103201463827</text:p>
          </table:table-cell>
          <table:table-cell office:value-type="float" office:value="0.51984192554078" calcext:value-type="float">
            <text:p>0.51984192554078</text:p>
          </table:table-cell>
          <table:table-cell office:value-type="float" office:value="-1.90707117474975" calcext:value-type="float">
            <text:p>-1.90707117474975</text:p>
          </table:table-cell>
          <table:table-cell office:value-type="float" office:value="2.59726821630934" calcext:value-type="float">
            <text:p>2.59726821630934</text:p>
          </table:table-cell>
          <table:table-cell office:value-type="float" office:value="-0.29237235920628" calcext:value-type="float">
            <text:p>-0.29237235920628</text:p>
          </table:table-cell>
          <table:table-cell office:value-type="float" office:value="0.139200120412527" calcext:value-type="float">
            <text:p>0.139200120412527</text:p>
          </table:table-cell>
          <table:table-cell office:value-type="float" office:value="-0.526685455557399" calcext:value-type="float">
            <text:p>-0.526685455557399</text:p>
          </table:table-cell>
          <table:table-cell office:value-type="float" office:value="0.607718167258804" calcext:value-type="float">
            <text:p>0.607718167258804</text:p>
          </table:table-cell>
          <table:table-cell office:value-type="float" office:value="-1.85622857152865" calcext:value-type="float">
            <text:p>-1.85622857152865</text:p>
          </table:table-cell>
          <table:table-cell office:value-type="float" office:value="-0.023080652710378" calcext:value-type="float">
            <text:p>-0.023080652710378</text:p>
          </table:table-cell>
          <table:table-cell office:value-type="float" office:value="0.0102227539760875" calcext:value-type="float">
            <text:p>0.010222753976088</text:p>
          </table:table-cell>
          <table:table-cell office:value-type="float" office:value="0.0551609618620719" calcext:value-type="float">
            <text:p>0.055160961862072</text:p>
          </table:table-cell>
          <table:table-cell office:value-type="float" office:value="-0.0579600787318313" calcext:value-type="float">
            <text:p>-0.057960078731831</text:p>
          </table:table-cell>
          <table:table-cell office:value-type="float" office:value="-0.107664503757711" calcext:value-type="float">
            <text:p>-0.107664503757711</text:p>
          </table:table-cell>
          <table:table-cell office:value-type="float" office:value="-0.00611538591802141" calcext:value-type="float">
            <text:p>-0.006115385918021</text:p>
          </table:table-cell>
        </table:table-row>
        <table:table-row table:style-name="ro1">
          <table:table-cell table:formula="of:=SQRT([.B40]^2+[.C40]^2+[.D40]^2)" office:value-type="float" office:value="5.81783961439732" calcext:value-type="float">
            <text:p>5.81783961439732</text:p>
          </table:table-cell>
          <table:table-cell office:value-type="float" office:value="4.92417583111062" calcext:value-type="float">
            <text:p>4.92417583111062</text:p>
          </table:table-cell>
          <table:table-cell office:value-type="float" office:value="2.88976487851249" calcext:value-type="float">
            <text:p>2.88976487851249</text:p>
          </table:table-cell>
          <table:table-cell office:value-type="float" office:value="1.11759076144737" calcext:value-type="float">
            <text:p>1.11759076144737</text:p>
          </table:table-cell>
          <table:table-cell office:value-type="float" office:value="-0.570284800495053" calcext:value-type="float">
            <text:p>-0.570284800495053</text:p>
          </table:table-cell>
          <table:table-cell office:value-type="float" office:value="-0.431757947976396" calcext:value-type="float">
            <text:p>-0.431757947976396</text:p>
          </table:table-cell>
          <table:table-cell office:value-type="float" office:value="-2.06975253314309" calcext:value-type="float">
            <text:p>-2.06975253314309</text:p>
          </table:table-cell>
          <table:table-cell office:value-type="float" office:value="4.89075881238047" calcext:value-type="float">
            <text:p>4.89075881238047</text:p>
          </table:table-cell>
          <table:table-cell office:value-type="float" office:value="2.86142565175379" calcext:value-type="float">
            <text:p>2.86142565175379</text:p>
          </table:table-cell>
          <table:table-cell office:value-type="float" office:value="1.10786549870302" calcext:value-type="float">
            <text:p>1.10786549870302</text:p>
          </table:table-cell>
          <table:table-cell office:value-type="float" office:value="-0.665762928341739" calcext:value-type="float">
            <text:p>-0.665762928341739</text:p>
          </table:table-cell>
          <table:table-cell office:value-type="float" office:value="-0.264146365096996" calcext:value-type="float">
            <text:p>-0.264146365096996</text:p>
          </table:table-cell>
          <table:table-cell office:value-type="float" office:value="-1.98937788456781" calcext:value-type="float">
            <text:p>-1.98937788456781</text:p>
          </table:table-cell>
          <table:table-cell office:value-type="float" office:value="-0.0334170187301437" calcext:value-type="float">
            <text:p>-0.033417018730144</text:p>
          </table:table-cell>
          <table:table-cell office:value-type="float" office:value="-0.0283392267586984" calcext:value-type="float">
            <text:p>-0.028339226758698</text:p>
          </table:table-cell>
          <table:table-cell office:value-type="float" office:value="-0.00972526274435337" calcext:value-type="float">
            <text:p>-0.009725262744353</text:p>
          </table:table-cell>
          <table:table-cell office:value-type="float" office:value="-0.10232797566803" calcext:value-type="float">
            <text:p>-0.10232797566803</text:p>
          </table:table-cell>
          <table:table-cell office:value-type="float" office:value="-0.160442690660273" calcext:value-type="float">
            <text:p>-0.160442690660273</text:p>
          </table:table-cell>
          <table:table-cell office:value-type="float" office:value="0.104833058698411" calcext:value-type="float">
            <text:p>0.104833058698411</text:p>
          </table:table-cell>
        </table:table-row>
        <table:table-row table:style-name="ro1">
          <table:table-cell table:formula="of:=SQRT([.B41]^2+[.C41]^2+[.D41]^2)" office:value-type="float" office:value="1.8334102617112" calcext:value-type="float">
            <text:p>1.8334102617112</text:p>
          </table:table-cell>
          <table:table-cell office:value-type="float" office:value="1.76417321326233" calcext:value-type="float">
            <text:p>1.76417321326233</text:p>
          </table:table-cell>
          <table:table-cell office:value-type="float" office:value="0.0772127713496977" calcext:value-type="float">
            <text:p>0.077212771349698</text:p>
          </table:table-cell>
          <table:table-cell office:value-type="float" office:value="0.493076311838342" calcext:value-type="float">
            <text:p>0.493076311838342</text:p>
          </table:table-cell>
          <table:table-cell office:value-type="float" office:value="-0.439373633384417" calcext:value-type="float">
            <text:p>-0.439373633384417</text:p>
          </table:table-cell>
          <table:table-cell office:value-type="float" office:value="-0.531585322103353" calcext:value-type="float">
            <text:p>-0.531585322103353</text:p>
          </table:table-cell>
          <table:table-cell office:value-type="float" office:value="-2.67935443917658" calcext:value-type="float">
            <text:p>-2.67935443917658</text:p>
          </table:table-cell>
          <table:table-cell office:value-type="float" office:value="1.81766950286719" calcext:value-type="float">
            <text:p>1.81766950286719</text:p>
          </table:table-cell>
          <table:table-cell office:value-type="float" office:value="0.0820613803671884" calcext:value-type="float">
            <text:p>0.082061380367189</text:p>
          </table:table-cell>
          <table:table-cell office:value-type="float" office:value="0.479455415622025" calcext:value-type="float">
            <text:p>0.479455415622025</text:p>
          </table:table-cell>
          <table:table-cell office:value-type="float" office:value="-0.405708287747097" calcext:value-type="float">
            <text:p>-0.405708287747097</text:p>
          </table:table-cell>
          <table:table-cell office:value-type="float" office:value="-0.44198687589718" calcext:value-type="float">
            <text:p>-0.44198687589718</text:p>
          </table:table-cell>
          <table:table-cell office:value-type="float" office:value="-2.66375452254511" calcext:value-type="float">
            <text:p>-2.66375452254511</text:p>
          </table:table-cell>
          <table:table-cell office:value-type="float" office:value="0.0534962896048596" calcext:value-type="float">
            <text:p>0.05349628960486</text:p>
          </table:table-cell>
          <table:table-cell office:value-type="float" office:value="0.00484860901749079" calcext:value-type="float">
            <text:p>0.004848609017491</text:p>
          </table:table-cell>
          <table:table-cell office:value-type="float" office:value="-0.013620896216317" calcext:value-type="float">
            <text:p>-0.013620896216317</text:p>
          </table:table-cell>
          <table:table-cell office:value-type="float" office:value="-0.0672174053400787" calcext:value-type="float">
            <text:p>-0.067217405340079</text:p>
          </table:table-cell>
          <table:table-cell office:value-type="float" office:value="-0.0663368167187723" calcext:value-type="float">
            <text:p>-0.066336816718772</text:p>
          </table:table-cell>
          <table:table-cell office:value-type="float" office:value="-0.00239644938627492" calcext:value-type="float">
            <text:p>-0.002396449386275</text:p>
          </table:table-cell>
        </table:table-row>
        <table:table-row table:style-name="ro1">
          <table:table-cell table:formula="of:=SQRT([.B42]^2+[.C42]^2+[.D42]^2)" office:value-type="float" office:value="6.11573060151916" calcext:value-type="float">
            <text:p>6.11573060151916</text:p>
          </table:table-cell>
          <table:table-cell office:value-type="float" office:value="5.48856901933521" calcext:value-type="float">
            <text:p>5.48856901933521</text:p>
          </table:table-cell>
          <table:table-cell office:value-type="float" office:value="-2.67721189818007" calcext:value-type="float">
            <text:p>-2.67721189818007</text:p>
          </table:table-cell>
          <table:table-cell office:value-type="float" office:value="0.332125522347636" calcext:value-type="float">
            <text:p>0.332125522347636</text:p>
          </table:table-cell>
          <table:table-cell office:value-type="float" office:value="0.285172885574382" calcext:value-type="float">
            <text:p>0.285172885574382</text:p>
          </table:table-cell>
          <table:table-cell office:value-type="float" office:value="0.328300547387138" calcext:value-type="float">
            <text:p>0.328300547387138</text:p>
          </table:table-cell>
          <table:table-cell office:value-type="float" office:value="-2.71598431227406" calcext:value-type="float">
            <text:p>-2.71598431227406</text:p>
          </table:table-cell>
          <table:table-cell office:value-type="float" office:value="5.3305683601707" calcext:value-type="float">
            <text:p>5.3305683601707</text:p>
          </table:table-cell>
          <table:table-cell office:value-type="float" office:value="-2.63417397499803" calcext:value-type="float">
            <text:p>-2.63417397499803</text:p>
          </table:table-cell>
          <table:table-cell office:value-type="float" office:value="0.454343322870271" calcext:value-type="float">
            <text:p>0.454343322870271</text:p>
          </table:table-cell>
          <table:table-cell office:value-type="float" office:value="0.491614980104917" calcext:value-type="float">
            <text:p>0.491614980104917</text:p>
          </table:table-cell>
          <table:table-cell office:value-type="float" office:value="0.269937638681855" calcext:value-type="float">
            <text:p>0.269937638681855</text:p>
          </table:table-cell>
          <table:table-cell office:value-type="float" office:value="-2.68005480045512" calcext:value-type="float">
            <text:p>-2.68005480045512</text:p>
          </table:table-cell>
          <table:table-cell office:value-type="float" office:value="-0.158000659164506" calcext:value-type="float">
            <text:p>-0.158000659164506</text:p>
          </table:table-cell>
          <table:table-cell office:value-type="float" office:value="0.0430379231820393" calcext:value-type="float">
            <text:p>0.043037923182039</text:p>
          </table:table-cell>
          <table:table-cell office:value-type="float" office:value="0.122217800522635" calcext:value-type="float">
            <text:p>0.122217800522635</text:p>
          </table:table-cell>
          <table:table-cell office:value-type="float" office:value="-0.160591921410157" calcext:value-type="float">
            <text:p>-0.160591921410157</text:p>
          </table:table-cell>
          <table:table-cell office:value-type="float" office:value="0.129039953138728" calcext:value-type="float">
            <text:p>0.129039953138728</text:p>
          </table:table-cell>
          <table:table-cell office:value-type="float" office:value="0.10738562214251" calcext:value-type="float">
            <text:p>0.10738562214251</text:p>
          </table:table-cell>
        </table:table-row>
        <table:table-row table:style-name="ro1">
          <table:table-cell table:formula="of:=SQRT([.B43]^2+[.C43]^2+[.D43]^2)" office:value-type="float" office:value="5.80433469242308" calcext:value-type="float">
            <text:p>5.80433469242308</text:p>
          </table:table-cell>
          <table:table-cell office:value-type="float" office:value="4.26557988004367" calcext:value-type="float">
            <text:p>4.26557988004367</text:p>
          </table:table-cell>
          <table:table-cell office:value-type="float" office:value="3.82336019122222" calcext:value-type="float">
            <text:p>3.82336019122222</text:p>
          </table:table-cell>
          <table:table-cell office:value-type="float" office:value="0.936507531635465" calcext:value-type="float">
            <text:p>0.936507531635465</text:p>
          </table:table-cell>
          <table:table-cell office:value-type="float" office:value="-0.875925395403471" calcext:value-type="float">
            <text:p>-0.875925395403471</text:p>
          </table:table-cell>
          <table:table-cell office:value-type="float" office:value="0.0803832849022501" calcext:value-type="float">
            <text:p>0.08038328490225</text:p>
          </table:table-cell>
          <table:table-cell office:value-type="float" office:value="2.03239003900765" calcext:value-type="float">
            <text:p>2.03239003900765</text:p>
          </table:table-cell>
          <table:table-cell office:value-type="float" office:value="4.42222821657513" calcext:value-type="float">
            <text:p>4.42222821657513</text:p>
          </table:table-cell>
          <table:table-cell office:value-type="float" office:value="3.89270115789287" calcext:value-type="float">
            <text:p>3.89270115789287</text:p>
          </table:table-cell>
          <table:table-cell office:value-type="float" office:value="0.94297091545272" calcext:value-type="float">
            <text:p>0.94297091545272</text:p>
          </table:table-cell>
          <table:table-cell office:value-type="float" office:value="-0.779348096334346" calcext:value-type="float">
            <text:p>-0.779348096334346</text:p>
          </table:table-cell>
          <table:table-cell office:value-type="float" office:value="-0.0394930735026762" calcext:value-type="float">
            <text:p>-0.039493073502676</text:p>
          </table:table-cell>
          <table:table-cell office:value-type="float" office:value="2.07493022211891" calcext:value-type="float">
            <text:p>2.07493022211891</text:p>
          </table:table-cell>
          <table:table-cell office:value-type="float" office:value="0.156648336531459" calcext:value-type="float">
            <text:p>0.156648336531459</text:p>
          </table:table-cell>
          <table:table-cell office:value-type="float" office:value="0.0693409666706533" calcext:value-type="float">
            <text:p>0.069340966670653</text:p>
          </table:table-cell>
          <table:table-cell office:value-type="float" office:value="0.00646338381725509" calcext:value-type="float">
            <text:p>0.006463383817255</text:p>
          </table:table-cell>
          <table:table-cell office:value-type="float" office:value="-0.1502994160166" calcext:value-type="float">
            <text:p>-0.1502994160166</text:p>
          </table:table-cell>
          <table:table-cell office:value-type="float" office:value="-0.033178595546266" calcext:value-type="float">
            <text:p>-0.033178595546266</text:p>
          </table:table-cell>
          <table:table-cell office:value-type="float" office:value="0.0420213747118581" calcext:value-type="float">
            <text:p>0.042021374711858</text:p>
          </table:table-cell>
        </table:table-row>
        <table:table-row table:style-name="ro1">
          <table:table-cell table:formula="of:=SQRT([.B44]^2+[.C44]^2+[.D44]^2)" office:value-type="float" office:value="5.60030558586236" calcext:value-type="float">
            <text:p>5.60030558586236</text:p>
          </table:table-cell>
          <table:table-cell office:value-type="float" office:value="5.25043975986306" calcext:value-type="float">
            <text:p>5.25043975986306</text:p>
          </table:table-cell>
          <table:table-cell office:value-type="float" office:value="1.94774106177998" calcext:value-type="float">
            <text:p>1.94774106177998</text:p>
          </table:table-cell>
          <table:table-cell office:value-type="float" office:value="0.0510856080169683" calcext:value-type="float">
            <text:p>0.051085608016968</text:p>
          </table:table-cell>
          <table:table-cell office:value-type="float" office:value="-0.195125370334371" calcext:value-type="float">
            <text:p>-0.195125370334371</text:p>
          </table:table-cell>
          <table:table-cell office:value-type="float" office:value="-0.196336872721216" calcext:value-type="float">
            <text:p>-0.196336872721216</text:p>
          </table:table-cell>
          <table:table-cell office:value-type="float" office:value="2.04624988339869" calcext:value-type="float">
            <text:p>2.04624988339869</text:p>
          </table:table-cell>
          <table:table-cell office:value-type="float" office:value="5.38711031254215" calcext:value-type="float">
            <text:p>5.38711031254215</text:p>
          </table:table-cell>
          <table:table-cell office:value-type="float" office:value="1.99184316823258" calcext:value-type="float">
            <text:p>1.99184316823258</text:p>
          </table:table-cell>
          <table:table-cell office:value-type="float" office:value="0.20469083342149" calcext:value-type="float">
            <text:p>0.20469083342149</text:p>
          </table:table-cell>
          <table:table-cell office:value-type="float" office:value="-0.104370647030976" calcext:value-type="float">
            <text:p>-0.104370647030976</text:p>
          </table:table-cell>
          <table:table-cell office:value-type="float" office:value="-0.222912499865743" calcext:value-type="float">
            <text:p>-0.222912499865743</text:p>
          </table:table-cell>
          <table:table-cell office:value-type="float" office:value="2.06423305109461" calcext:value-type="float">
            <text:p>2.06423305109461</text:p>
          </table:table-cell>
          <table:table-cell office:value-type="float" office:value="0.136670552679096" calcext:value-type="float">
            <text:p>0.136670552679096</text:p>
          </table:table-cell>
          <table:table-cell office:value-type="float" office:value="0.0441021064526064" calcext:value-type="float">
            <text:p>0.044102106452606</text:p>
          </table:table-cell>
          <table:table-cell office:value-type="float" office:value="0.153605225404521" calcext:value-type="float">
            <text:p>0.153605225404521</text:p>
          </table:table-cell>
          <table:table-cell office:value-type="float" office:value="-0.0649676300883755" calcext:value-type="float">
            <text:p>-0.064967630088376</text:p>
          </table:table-cell>
          <table:table-cell office:value-type="float" office:value="-0.0661106928755455" calcext:value-type="float">
            <text:p>-0.066110692875546</text:p>
          </table:table-cell>
          <table:table-cell office:value-type="float" office:value="-0.00306538244331378" calcext:value-type="float">
            <text:p>-0.003065382443314</text:p>
          </table:table-cell>
        </table:table-row>
        <table:table-row table:style-name="ro1">
          <table:table-cell table:formula="of:=SQRT([.B45]^2+[.C45]^2+[.D45]^2)" office:value-type="float" office:value="4.58188619445827" calcext:value-type="float">
            <text:p>4.58188619445827</text:p>
          </table:table-cell>
          <table:table-cell office:value-type="float" office:value="4.56441293274066" calcext:value-type="float">
            <text:p>4.56441293274066</text:p>
          </table:table-cell>
          <table:table-cell office:value-type="float" office:value="0.305921206875381" calcext:value-type="float">
            <text:p>0.305921206875381</text:p>
          </table:table-cell>
          <table:table-cell office:value-type="float" office:value="0.257347806637154" calcext:value-type="float">
            <text:p>0.257347806637154</text:p>
          </table:table-cell>
          <table:table-cell office:value-type="float" office:value="0.033635210636529" calcext:value-type="float">
            <text:p>0.033635210636529</text:p>
          </table:table-cell>
          <table:table-cell office:value-type="float" office:value="-0.405820771129851" calcext:value-type="float">
            <text:p>-0.405820771129851</text:p>
          </table:table-cell>
          <table:table-cell office:value-type="float" office:value="-0.208199158186276" calcext:value-type="float">
            <text:p>-0.208199158186276</text:p>
          </table:table-cell>
          <table:table-cell office:value-type="float" office:value="4.39519905035022" calcext:value-type="float">
            <text:p>4.39519905035022</text:p>
          </table:table-cell>
          <table:table-cell office:value-type="float" office:value="0.280508178420093" calcext:value-type="float">
            <text:p>0.280508178420093</text:p>
          </table:table-cell>
          <table:table-cell office:value-type="float" office:value="0.354288966433388" calcext:value-type="float">
            <text:p>0.354288966433388</text:p>
          </table:table-cell>
          <table:table-cell office:value-type="float" office:value="0.0184260115350607" calcext:value-type="float">
            <text:p>0.018426011535061</text:p>
          </table:table-cell>
          <table:table-cell office:value-type="float" office:value="0.30382048578625" calcext:value-type="float">
            <text:p>0.30382048578625</text:p>
          </table:table-cell>
          <table:table-cell office:value-type="float" office:value="-0.234123537280065" calcext:value-type="float">
            <text:p>-0.234123537280065</text:p>
          </table:table-cell>
          <table:table-cell office:value-type="float" office:value="-0.169213882390442" calcext:value-type="float">
            <text:p>-0.169213882390442</text:p>
          </table:table-cell>
          <table:table-cell office:value-type="float" office:value="-0.025413028455288" calcext:value-type="float">
            <text:p>-0.025413028455288</text:p>
          </table:table-cell>
          <table:table-cell office:value-type="float" office:value="0.0969411597962334" calcext:value-type="float">
            <text:p>0.096941159796233</text:p>
          </table:table-cell>
          <table:table-cell office:value-type="float" office:value="-0.193802244108912" calcext:value-type="float">
            <text:p>-0.193802244108912</text:p>
          </table:table-cell>
          <table:table-cell office:value-type="float" office:value="0.687295183596216" calcext:value-type="float">
            <text:p>0.687295183596216</text:p>
          </table:table-cell>
          <table:table-cell office:value-type="float" office:value="0.0444437214936979" calcext:value-type="float">
            <text:p>0.044443721493698</text:p>
          </table:table-cell>
        </table:table-row>
        <table:table-row table:style-name="ro1">
          <table:table-cell table:formula="of:=SQRT([.B46]^2+[.C46]^2+[.D46]^2)" office:value-type="float" office:value="6.42700280598655" calcext:value-type="float">
            <text:p>6.42700280598655</text:p>
          </table:table-cell>
          <table:table-cell office:value-type="float" office:value="4.92748947837757" calcext:value-type="float">
            <text:p>4.92748947837757</text:p>
          </table:table-cell>
          <table:table-cell office:value-type="float" office:value="4.09920563428292" calcext:value-type="float">
            <text:p>4.09920563428292</text:p>
          </table:table-cell>
          <table:table-cell office:value-type="float" office:value="0.471938212587746" calcext:value-type="float">
            <text:p>0.471938212587746</text:p>
          </table:table-cell>
          <table:table-cell office:value-type="float" office:value="0.690804978872478" calcext:value-type="float">
            <text:p>0.690804978872478</text:p>
          </table:table-cell>
          <table:table-cell office:value-type="float" office:value="0.735649343684953" calcext:value-type="float">
            <text:p>0.735649343684953</text:p>
          </table:table-cell>
          <table:table-cell office:value-type="float" office:value="1.40637102812695" calcext:value-type="float">
            <text:p>1.40637102812695</text:p>
          </table:table-cell>
          <table:table-cell office:value-type="float" office:value="4.91226134893892" calcext:value-type="float">
            <text:p>4.91226134893892</text:p>
          </table:table-cell>
          <table:table-cell office:value-type="float" office:value="4.01933234156529" calcext:value-type="float">
            <text:p>4.01933234156529</text:p>
          </table:table-cell>
          <table:table-cell office:value-type="float" office:value="0.519210745442749" calcext:value-type="float">
            <text:p>0.519210745442749</text:p>
          </table:table-cell>
          <table:table-cell office:value-type="float" office:value="0.791038486576448" calcext:value-type="float">
            <text:p>0.791038486576448</text:p>
          </table:table-cell>
          <table:table-cell office:value-type="float" office:value="0.626411811076051" calcext:value-type="float">
            <text:p>0.626411811076051</text:p>
          </table:table-cell>
          <table:table-cell office:value-type="float" office:value="1.40894659596567" calcext:value-type="float">
            <text:p>1.40894659596567</text:p>
          </table:table-cell>
          <table:table-cell office:value-type="float" office:value="-0.0152281294386558" calcext:value-type="float">
            <text:p>-0.015228129438656</text:p>
          </table:table-cell>
          <table:table-cell office:value-type="float" office:value="-0.0798732927176307" calcext:value-type="float">
            <text:p>-0.079873292717631</text:p>
          </table:table-cell>
          <table:table-cell office:value-type="float" office:value="0.0472725328550027" calcext:value-type="float">
            <text:p>0.047272532855003</text:p>
          </table:table-cell>
          <table:table-cell office:value-type="float" office:value="-0.0921563223400028" calcext:value-type="float">
            <text:p>-0.092156322340003</text:p>
          </table:table-cell>
          <table:table-cell office:value-type="float" office:value="-0.0975264435610681" calcext:value-type="float">
            <text:p>-0.097526443561068</text:p>
          </table:table-cell>
          <table:table-cell office:value-type="float" office:value="0.0613075406297137" calcext:value-type="float">
            <text:p>0.061307540629714</text:p>
          </table:table-cell>
        </table:table-row>
        <table:table-row table:style-name="ro1">
          <table:table-cell table:formula="of:=SQRT([.B47]^2+[.C47]^2+[.D47]^2)" office:value-type="float" office:value="5.84924515921677" calcext:value-type="float">
            <text:p>5.84924515921677</text:p>
          </table:table-cell>
          <table:table-cell office:value-type="float" office:value="5.19894493209594" calcext:value-type="float">
            <text:p>5.19894493209594</text:p>
          </table:table-cell>
          <table:table-cell office:value-type="float" office:value="2.54265820388035" calcext:value-type="float">
            <text:p>2.54265820388035</text:p>
          </table:table-cell>
          <table:table-cell office:value-type="float" office:value="0.848251014673548" calcext:value-type="float">
            <text:p>0.848251014673548</text:p>
          </table:table-cell>
          <table:table-cell office:value-type="float" office:value="0.636121866209358" calcext:value-type="float">
            <text:p>0.636121866209358</text:p>
          </table:table-cell>
          <table:table-cell office:value-type="float" office:value="-0.161580803408039" calcext:value-type="float">
            <text:p>-0.161580803408039</text:p>
          </table:table-cell>
          <table:table-cell office:value-type="float" office:value="-0.886024334052628" calcext:value-type="float">
            <text:p>-0.886024334052628</text:p>
          </table:table-cell>
          <table:table-cell office:value-type="float" office:value="5.26688537573453" calcext:value-type="float">
            <text:p>5.26688537573453</text:p>
          </table:table-cell>
          <table:table-cell office:value-type="float" office:value="2.57145185943539" calcext:value-type="float">
            <text:p>2.57145185943539</text:p>
          </table:table-cell>
          <table:table-cell office:value-type="float" office:value="0.912900585382336" calcext:value-type="float">
            <text:p>0.912900585382336</text:p>
          </table:table-cell>
          <table:table-cell office:value-type="float" office:value="0.601865374811196" calcext:value-type="float">
            <text:p>0.601865374811196</text:p>
          </table:table-cell>
          <table:table-cell office:value-type="float" office:value="-0.179961812986843" calcext:value-type="float">
            <text:p>-0.179961812986843</text:p>
          </table:table-cell>
          <table:table-cell office:value-type="float" office:value="-0.91485495662198" calcext:value-type="float">
            <text:p>-0.91485495662198</text:p>
          </table:table-cell>
          <table:table-cell office:value-type="float" office:value="0.0679404436385953" calcext:value-type="float">
            <text:p>0.067940443638595</text:p>
          </table:table-cell>
          <table:table-cell office:value-type="float" office:value="0.0287936555550346" calcext:value-type="float">
            <text:p>0.028793655555035</text:p>
          </table:table-cell>
          <table:table-cell office:value-type="float" office:value="0.0646495707087884" calcext:value-type="float">
            <text:p>0.064649570708788</text:p>
          </table:table-cell>
          <table:table-cell office:value-type="float" office:value="-0.00700970832586645" calcext:value-type="float">
            <text:p>-0.007009708325866</text:p>
          </table:table-cell>
          <table:table-cell office:value-type="float" office:value="-0.0377932072949889" calcext:value-type="float">
            <text:p>-0.037793207294989</text:p>
          </table:table-cell>
          <table:table-cell office:value-type="float" office:value="-0.0231406663475369" calcext:value-type="float">
            <text:p>-0.023140666347537</text:p>
          </table:table-cell>
        </table:table-row>
        <table:table-row table:style-name="ro1">
          <table:table-cell table:formula="of:=SQRT([.B48]^2+[.C48]^2+[.D48]^2)" office:value-type="float" office:value="5.83624664337091" calcext:value-type="float">
            <text:p>5.83624664337091</text:p>
          </table:table-cell>
          <table:table-cell office:value-type="float" office:value="4.91115471130071" calcext:value-type="float">
            <text:p>4.91115471130071</text:p>
          </table:table-cell>
          <table:table-cell office:value-type="float" office:value="-2.69740750571119" calcext:value-type="float">
            <text:p>-2.69740750571119</text:p>
          </table:table-cell>
          <table:table-cell office:value-type="float" office:value="1.63288916710839" calcext:value-type="float">
            <text:p>1.63288916710839</text:p>
          </table:table-cell>
          <table:table-cell office:value-type="float" office:value="0.852010864215471" calcext:value-type="float">
            <text:p>0.852010864215471</text:p>
          </table:table-cell>
          <table:table-cell office:value-type="float" office:value="0.568074658059653" calcext:value-type="float">
            <text:p>0.568074658059653</text:p>
          </table:table-cell>
          <table:table-cell office:value-type="float" office:value="-1.910096306149" calcext:value-type="float">
            <text:p>-1.910096306149</text:p>
          </table:table-cell>
          <table:table-cell office:value-type="float" office:value="4.7423834241927" calcext:value-type="float">
            <text:p>4.7423834241927</text:p>
          </table:table-cell>
          <table:table-cell office:value-type="float" office:value="-2.63794258825342" calcext:value-type="float">
            <text:p>-2.63794258825342</text:p>
          </table:table-cell>
          <table:table-cell office:value-type="float" office:value="1.57107638359069" calcext:value-type="float">
            <text:p>1.57107638359069</text:p>
          </table:table-cell>
          <table:table-cell office:value-type="float" office:value="-1.23212607601135" calcext:value-type="float">
            <text:p>-1.23212607601135</text:p>
          </table:table-cell>
          <table:table-cell office:value-type="float" office:value="0.563160189732534" calcext:value-type="float">
            <text:p>0.563160189732534</text:p>
          </table:table-cell>
          <table:table-cell office:value-type="float" office:value="-1.83731528795999" calcext:value-type="float">
            <text:p>-1.83731528795999</text:p>
          </table:table-cell>
          <table:table-cell office:value-type="float" office:value="-0.168771287108013" calcext:value-type="float">
            <text:p>-0.168771287108013</text:p>
          </table:table-cell>
          <table:table-cell office:value-type="float" office:value="0.0594649174577753" calcext:value-type="float">
            <text:p>0.059464917457775</text:p>
          </table:table-cell>
          <table:table-cell office:value-type="float" office:value="-0.0618127835177023" calcext:value-type="float">
            <text:p>-0.061812783517702</text:p>
          </table:table-cell>
          <table:table-cell office:value-type="float" office:value="-1.73052583999363" calcext:value-type="float">
            <text:p>-1.73052583999363</text:p>
          </table:table-cell>
          <table:table-cell office:value-type="float" office:value="-1.16483738524829" calcext:value-type="float">
            <text:p>-1.16483738524829</text:p>
          </table:table-cell>
          <table:table-cell office:value-type="float" office:value="-2.72828884009002" calcext:value-type="float">
            <text:p>-2.72828884009002</text:p>
          </table:table-cell>
        </table:table-row>
        <table:table-row table:style-name="ro1">
          <table:table-cell table:formula="of:=SQRT([.B49]^2+[.C49]^2+[.D49]^2)" office:value-type="float" office:value="5.90872410876016" calcext:value-type="float">
            <text:p>5.90872410876016</text:p>
          </table:table-cell>
          <table:table-cell office:value-type="float" office:value="5.24068071601533" calcext:value-type="float">
            <text:p>5.24068071601533</text:p>
          </table:table-cell>
          <table:table-cell office:value-type="float" office:value="-2.5497841142183" calcext:value-type="float">
            <text:p>-2.5497841142183</text:p>
          </table:table-cell>
          <table:table-cell office:value-type="float" office:value="0.973081290082467" calcext:value-type="float">
            <text:p>0.973081290082467</text:p>
          </table:table-cell>
          <table:table-cell office:value-type="float" office:value="0.680043086673948" calcext:value-type="float">
            <text:p>0.680043086673948</text:p>
          </table:table-cell>
          <table:table-cell office:value-type="float" office:value="-0.294185210054904" calcext:value-type="float">
            <text:p>-0.294185210054904</text:p>
          </table:table-cell>
          <table:table-cell office:value-type="float" office:value="-2.69069460121528" calcext:value-type="float">
            <text:p>-2.69069460121528</text:p>
          </table:table-cell>
          <table:table-cell office:value-type="float" office:value="5.95648164027084" calcext:value-type="float">
            <text:p>5.95648164027084</text:p>
          </table:table-cell>
          <table:table-cell office:value-type="float" office:value="-2.95994470860365" calcext:value-type="float">
            <text:p>-2.95994470860365</text:p>
          </table:table-cell>
          <table:table-cell office:value-type="float" office:value="1.19244628261048" calcext:value-type="float">
            <text:p>1.19244628261048</text:p>
          </table:table-cell>
          <table:table-cell office:value-type="float" office:value="0.183353829508366" calcext:value-type="float">
            <text:p>0.183353829508366</text:p>
          </table:table-cell>
          <table:table-cell office:value-type="float" office:value="0.662115869462877" calcext:value-type="float">
            <text:p>0.662115869462877</text:p>
          </table:table-cell>
          <table:table-cell office:value-type="float" office:value="-3.13725438548956" calcext:value-type="float">
            <text:p>-3.13725438548956</text:p>
          </table:table-cell>
          <table:table-cell office:value-type="float" office:value="0.71580092425551" calcext:value-type="float">
            <text:p>0.71580092425551</text:p>
          </table:table-cell>
          <table:table-cell office:value-type="float" office:value="-0.410160594385348" calcext:value-type="float">
            <text:p>-0.410160594385348</text:p>
          </table:table-cell>
          <table:table-cell office:value-type="float" office:value="0.219364992528012" calcext:value-type="float">
            <text:p>0.219364992528012</text:p>
          </table:table-cell>
          <table:table-cell office:value-type="float" office:value="-0.0118445456132505" calcext:value-type="float">
            <text:p>-0.011844545613251</text:p>
          </table:table-cell>
          <table:table-cell office:value-type="float" office:value="-1.06400684486258" calcext:value-type="float">
            <text:p>-1.06400684486258</text:p>
          </table:table-cell>
          <table:table-cell office:value-type="float" office:value="-0.557930208248939" calcext:value-type="float">
            <text:p>-0.557930208248939</text:p>
          </table:table-cell>
        </table:table-row>
        <table:table-row table:style-name="ro1">
          <table:table-cell table:formula="of:=SQRT([.B50]^2+[.C50]^2+[.D50]^2)" office:value-type="float" office:value="6.43733375549527" calcext:value-type="float">
            <text:p>6.43733375549527</text:p>
          </table:table-cell>
          <table:table-cell office:value-type="float" office:value="4.55915104438821" calcext:value-type="float">
            <text:p>4.55915104438821</text:p>
          </table:table-cell>
          <table:table-cell office:value-type="float" office:value="4.131856413314" calcext:value-type="float">
            <text:p>4.131856413314</text:p>
          </table:table-cell>
          <table:table-cell office:value-type="float" office:value="1.89239800619444" calcext:value-type="float">
            <text:p>1.89239800619444</text:p>
          </table:table-cell>
          <table:table-cell office:value-type="float" office:value="-0.854819180110169" calcext:value-type="float">
            <text:p>-0.854819180110169</text:p>
          </table:table-cell>
          <table:table-cell office:value-type="float" office:value="0.73066387535596" calcext:value-type="float">
            <text:p>0.73066387535596</text:p>
          </table:table-cell>
          <table:table-cell office:value-type="float" office:value="1.76621493882226" calcext:value-type="float">
            <text:p>1.76621493882226</text:p>
          </table:table-cell>
          <table:table-cell office:value-type="float" office:value="4.67106854581969" calcext:value-type="float">
            <text:p>4.67106854581969</text:p>
          </table:table-cell>
          <table:table-cell office:value-type="float" office:value="4.1752941604892" calcext:value-type="float">
            <text:p>4.1752941604892</text:p>
          </table:table-cell>
          <table:table-cell office:value-type="float" office:value="1.79639030856581" calcext:value-type="float">
            <text:p>1.79639030856581</text:p>
          </table:table-cell>
          <table:table-cell office:value-type="float" office:value="1.35452067140502" calcext:value-type="float">
            <text:p>1.35452067140502</text:p>
          </table:table-cell>
          <table:table-cell office:value-type="float" office:value="0.681182455965897" calcext:value-type="float">
            <text:p>0.681182455965897</text:p>
          </table:table-cell>
          <table:table-cell office:value-type="float" office:value="1.70116267527961" calcext:value-type="float">
            <text:p>1.70116267527961</text:p>
          </table:table-cell>
          <table:table-cell office:value-type="float" office:value="0.11191750143148" calcext:value-type="float">
            <text:p>0.11191750143148</text:p>
          </table:table-cell>
          <table:table-cell office:value-type="float" office:value="0.0434377471751981" calcext:value-type="float">
            <text:p>0.043437747175198</text:p>
          </table:table-cell>
          <table:table-cell office:value-type="float" office:value="-0.096007697628627" calcext:value-type="float">
            <text:p>-0.096007697628627</text:p>
          </table:table-cell>
          <table:table-cell office:value-type="float" office:value="1.45384850368847" calcext:value-type="float">
            <text:p>1.45384850368847</text:p>
          </table:table-cell>
          <table:table-cell office:value-type="float" office:value="-0.867873842005555" calcext:value-type="float">
            <text:p>-0.867873842005555</text:p>
          </table:table-cell>
          <table:table-cell office:value-type="float" office:value="2.53943471676184" calcext:value-type="float">
            <text:p>2.53943471676184</text:p>
          </table:table-cell>
        </table:table-row>
        <table:table-row table:style-name="ro1">
          <table:table-cell table:formula="of:=SQRT([.B51]^2+[.C51]^2+[.D51]^2)" office:value-type="float" office:value="5.14289910449589" calcext:value-type="float">
            <text:p>5.14289910449589</text:p>
          </table:table-cell>
          <table:table-cell office:value-type="float" office:value="4.92454370927376" calcext:value-type="float">
            <text:p>4.92454370927376</text:p>
          </table:table-cell>
          <table:table-cell office:value-type="float" office:value="1.26345282283541" calcext:value-type="float">
            <text:p>1.26345282283541</text:p>
          </table:table-cell>
          <table:table-cell office:value-type="float" office:value="0.775865593351137" calcext:value-type="float">
            <text:p>0.775865593351137</text:p>
          </table:table-cell>
          <table:table-cell office:value-type="float" office:value="-0.528797816372803" calcext:value-type="float">
            <text:p>-0.528797816372803</text:p>
          </table:table-cell>
          <table:table-cell office:value-type="float" office:value="-0.58847636734555" calcext:value-type="float">
            <text:p>-0.58847636734555</text:p>
          </table:table-cell>
          <table:table-cell office:value-type="float" office:value="-2.67648056967809" calcext:value-type="float">
            <text:p>-2.67648056967809</text:p>
          </table:table-cell>
          <table:table-cell office:value-type="float" office:value="4.91178110948154" calcext:value-type="float">
            <text:p>4.91178110948154</text:p>
          </table:table-cell>
          <table:table-cell office:value-type="float" office:value="1.25191406520754" calcext:value-type="float">
            <text:p>1.25191406520754</text:p>
          </table:table-cell>
          <table:table-cell office:value-type="float" office:value="0.841116095654769" calcext:value-type="float">
            <text:p>0.841116095654769</text:p>
          </table:table-cell>
          <table:table-cell office:value-type="float" office:value="-0.489463440874336" calcext:value-type="float">
            <text:p>-0.489463440874336</text:p>
          </table:table-cell>
          <table:table-cell office:value-type="float" office:value="-0.542225539009578" calcext:value-type="float">
            <text:p>-0.542225539009578</text:p>
          </table:table-cell>
          <table:table-cell office:value-type="float" office:value="-2.69035966205117" calcext:value-type="float">
            <text:p>-2.69035966205117</text:p>
          </table:table-cell>
          <table:table-cell office:value-type="float" office:value="-0.0127625997922172" calcext:value-type="float">
            <text:p>-0.012762599792217</text:p>
          </table:table-cell>
          <table:table-cell office:value-type="float" office:value="-0.0115387576278674" calcext:value-type="float">
            <text:p>-0.011538757627867</text:p>
          </table:table-cell>
          <table:table-cell office:value-type="float" office:value="0.0652505023036323" calcext:value-type="float">
            <text:p>0.065250502303632</text:p>
          </table:table-cell>
          <table:table-cell office:value-type="float" office:value="-0.0507164208062596" calcext:value-type="float">
            <text:p>-0.05071642080626</text:p>
          </table:table-cell>
          <table:table-cell office:value-type="float" office:value="-0.0258892160960813" calcext:value-type="float">
            <text:p>-0.025889216096081</text:p>
          </table:table-cell>
          <table:table-cell office:value-type="float" office:value="-0.0356152517223443" calcext:value-type="float">
            <text:p>-0.035615251722344</text:p>
          </table:table-cell>
        </table:table-row>
        <table:table-row table:style-name="ro1">
          <table:table-cell table:formula="of:=SQRT([.B52]^2+[.C52]^2+[.D52]^2)" office:value-type="float" office:value="5.56506472622226" calcext:value-type="float">
            <text:p>5.56506472622226</text:p>
          </table:table-cell>
          <table:table-cell office:value-type="float" office:value="5.49506260743141" calcext:value-type="float">
            <text:p>5.49506260743141</text:p>
          </table:table-cell>
          <table:table-cell office:value-type="float" office:value="0.848734181544328" calcext:value-type="float">
            <text:p>0.848734181544328</text:p>
          </table:table-cell>
          <table:table-cell office:value-type="float" office:value="0.232126337434147" calcext:value-type="float">
            <text:p>0.232126337434147</text:p>
          </table:table-cell>
          <table:table-cell office:value-type="float" office:value="0.0375250413108654" calcext:value-type="float">
            <text:p>0.037525041310866</text:p>
          </table:table-cell>
          <table:table-cell office:value-type="float" office:value="0.181026163058342" calcext:value-type="float">
            <text:p>0.181026163058342</text:p>
          </table:table-cell>
          <table:table-cell office:value-type="float" office:value="-3.03871841587507" calcext:value-type="float">
            <text:p>-3.03871841587507</text:p>
          </table:table-cell>
          <table:table-cell office:value-type="float" office:value="5.48509573894112" calcext:value-type="float">
            <text:p>5.48509573894112</text:p>
          </table:table-cell>
          <table:table-cell office:value-type="float" office:value="0.833673140894298" calcext:value-type="float">
            <text:p>0.833673140894298</text:p>
          </table:table-cell>
          <table:table-cell office:value-type="float" office:value="0.377672134550207" calcext:value-type="float">
            <text:p>0.377672134550207</text:p>
          </table:table-cell>
          <table:table-cell office:value-type="float" office:value="0.00101433356431713" calcext:value-type="float">
            <text:p>0.001014333564317</text:p>
          </table:table-cell>
          <table:table-cell office:value-type="float" office:value="0.0247994747816236" calcext:value-type="float">
            <text:p>0.024799474781624</text:p>
          </table:table-cell>
          <table:table-cell office:value-type="float" office:value="-3.02962068939966" calcext:value-type="float">
            <text:p>-3.02962068939966</text:p>
          </table:table-cell>
          <table:table-cell office:value-type="float" office:value="-0.00996686849028894" calcext:value-type="float">
            <text:p>-0.009966868490289</text:p>
          </table:table-cell>
          <table:table-cell office:value-type="float" office:value="-0.0150610406500298" calcext:value-type="float">
            <text:p>-0.01506104065003</text:p>
          </table:table-cell>
          <table:table-cell office:value-type="float" office:value="0.14554579711606" calcext:value-type="float">
            <text:p>0.14554579711606</text:p>
          </table:table-cell>
          <table:table-cell office:value-type="float" office:value="0.052894407986086" calcext:value-type="float">
            <text:p>0.052894407986086</text:p>
          </table:table-cell>
          <table:table-cell office:value-type="float" office:value="0.151481314485351" calcext:value-type="float">
            <text:p>0.151481314485351</text:p>
          </table:table-cell>
          <table:table-cell office:value-type="float" office:value="0.00132018340801343" calcext:value-type="float">
            <text:p>0.001320183408013</text:p>
          </table:table-cell>
        </table:table-row>
        <table:table-row table:style-name="ro1">
          <table:table-cell table:formula="of:=SQRT([.B53]^2+[.C53]^2+[.D53]^2)" office:value-type="float" office:value="5.12046939860589" calcext:value-type="float">
            <text:p>5.12046939860589</text:p>
          </table:table-cell>
          <table:table-cell office:value-type="float" office:value="4.4464147751824" calcext:value-type="float">
            <text:p>4.4464147751824</text:p>
          </table:table-cell>
          <table:table-cell office:value-type="float" office:value="-1.75701749255141" calcext:value-type="float">
            <text:p>-1.75701749255141</text:p>
          </table:table-cell>
          <table:table-cell office:value-type="float" office:value="1.833437220078" calcext:value-type="float">
            <text:p>1.833437220078</text:p>
          </table:table-cell>
          <table:table-cell office:value-type="float" office:value="-0.579370397330006" calcext:value-type="float">
            <text:p>-0.579370397330006</text:p>
          </table:table-cell>
          <table:table-cell office:value-type="float" office:value="0.249558137828333" calcext:value-type="float">
            <text:p>0.249558137828333</text:p>
          </table:table-cell>
          <table:table-cell office:value-type="float" office:value="-3.12707975819366" calcext:value-type="float">
            <text:p>-3.12707975819366</text:p>
          </table:table-cell>
          <table:table-cell office:value-type="float" office:value="4.40394533911446" calcext:value-type="float">
            <text:p>4.40394533911446</text:p>
          </table:table-cell>
          <table:table-cell office:value-type="float" office:value="-1.77951930499309" calcext:value-type="float">
            <text:p>-1.77951930499309</text:p>
          </table:table-cell>
          <table:table-cell office:value-type="float" office:value="1.7778939199242" calcext:value-type="float">
            <text:p>1.7778939199242</text:p>
          </table:table-cell>
          <table:table-cell office:value-type="float" office:value="-0.598353998322258" calcext:value-type="float">
            <text:p>-0.598353998322258</text:p>
          </table:table-cell>
          <table:table-cell office:value-type="float" office:value="0.314617410833967" calcext:value-type="float">
            <text:p>0.314617410833967</text:p>
          </table:table-cell>
          <table:table-cell office:value-type="float" office:value="-3.14077866259709" calcext:value-type="float">
            <text:p>-3.14077866259709</text:p>
          </table:table-cell>
          <table:table-cell office:value-type="float" office:value="-0.0424694360679467" calcext:value-type="float">
            <text:p>-0.042469436067947</text:p>
          </table:table-cell>
          <table:table-cell office:value-type="float" office:value="-0.0225018124416856" calcext:value-type="float">
            <text:p>-0.022501812441686</text:p>
          </table:table-cell>
          <table:table-cell office:value-type="float" office:value="-0.0555433001537966" calcext:value-type="float">
            <text:p>-0.055543300153797</text:p>
          </table:table-cell>
          <table:table-cell office:value-type="float" office:value="0.0171421260109224" calcext:value-type="float">
            <text:p>0.017142126010922</text:p>
          </table:table-cell>
          <table:table-cell office:value-type="float" office:value="-0.0653573307645132" calcext:value-type="float">
            <text:p>-0.065357330764513</text:p>
          </table:table-cell>
          <table:table-cell office:value-type="float" office:value="-0.0184257568406903" calcext:value-type="float">
            <text:p>-0.01842575684069</text:p>
          </table:table-cell>
        </table:table-row>
        <table:table-row table:style-name="ro1">
          <table:table-cell table:formula="of:=SQRT([.B54]^2+[.C54]^2+[.D54]^2)" office:value-type="float" office:value="5.28309252285861" calcext:value-type="float">
            <text:p>5.28309252285861</text:p>
          </table:table-cell>
          <table:table-cell office:value-type="float" office:value="3.92535047169402" calcext:value-type="float">
            <text:p>3.92535047169402</text:p>
          </table:table-cell>
          <table:table-cell office:value-type="float" office:value="3.53583144311788" calcext:value-type="float">
            <text:p>3.53583144311788</text:p>
          </table:table-cell>
          <table:table-cell office:value-type="float" office:value="0.0242133292841759" calcext:value-type="float">
            <text:p>0.024213329284176</text:p>
          </table:table-cell>
          <table:table-cell office:value-type="float" office:value="-0.5216423882303" calcext:value-type="float">
            <text:p>-0.5216423882303</text:p>
          </table:table-cell>
          <table:table-cell office:value-type="float" office:value="0.676837975710817" calcext:value-type="float">
            <text:p>0.676837975710817</text:p>
          </table:table-cell>
          <table:table-cell office:value-type="float" office:value="1.15795763068644" calcext:value-type="float">
            <text:p>1.15795763068644</text:p>
          </table:table-cell>
          <table:table-cell office:value-type="float" office:value="4.16487928514334" calcext:value-type="float">
            <text:p>4.16487928514334</text:p>
          </table:table-cell>
          <table:table-cell office:value-type="float" office:value="3.65558932735572" calcext:value-type="float">
            <text:p>3.65558932735572</text:p>
          </table:table-cell>
          <table:table-cell office:value-type="float" office:value="0.113853726394149" calcext:value-type="float">
            <text:p>0.113853726394149</text:p>
          </table:table-cell>
          <table:table-cell office:value-type="float" office:value="-0.584516665806861" calcext:value-type="float">
            <text:p>-0.584516665806861</text:p>
          </table:table-cell>
          <table:table-cell office:value-type="float" office:value="0.565740017247127" calcext:value-type="float">
            <text:p>0.565740017247127</text:p>
          </table:table-cell>
          <table:table-cell office:value-type="float" office:value="1.25350103584992" calcext:value-type="float">
            <text:p>1.25350103584992</text:p>
          </table:table-cell>
          <table:table-cell office:value-type="float" office:value="0.239528813449322" calcext:value-type="float">
            <text:p>0.239528813449322</text:p>
          </table:table-cell>
          <table:table-cell office:value-type="float" office:value="0.119757884237839" calcext:value-type="float">
            <text:p>0.119757884237839</text:p>
          </table:table-cell>
          <table:table-cell office:value-type="float" office:value="0.089640397109973" calcext:value-type="float">
            <text:p>0.089640397109973</text:p>
          </table:table-cell>
          <table:table-cell office:value-type="float" office:value="-0.122184410350132" calcext:value-type="float">
            <text:p>-0.122184410350132</text:p>
          </table:table-cell>
          <table:table-cell office:value-type="float" office:value="0.00452371550063857" calcext:value-type="float">
            <text:p>0.004523715500639</text:p>
          </table:table-cell>
          <table:table-cell office:value-type="float" office:value="0.0591575069659247" calcext:value-type="float">
            <text:p>0.059157506965925</text:p>
          </table:table-cell>
        </table:table-row>
        <table:table-row table:style-name="ro1">
          <table:table-cell table:formula="of:=SQRT([.B55]^2+[.C55]^2+[.D55]^2)" office:value-type="float" office:value="5.75488064795165" calcext:value-type="float">
            <text:p>5.75488064795165</text:p>
          </table:table-cell>
          <table:table-cell office:value-type="float" office:value="5.28824778371294" calcext:value-type="float">
            <text:p>5.28824778371294</text:p>
          </table:table-cell>
          <table:table-cell office:value-type="float" office:value="-2.23285093957133" calcext:value-type="float">
            <text:p>-2.23285093957133</text:p>
          </table:table-cell>
          <table:table-cell office:value-type="float" office:value="0.409222838901909" calcext:value-type="float">
            <text:p>0.409222838901909</text:p>
          </table:table-cell>
          <table:table-cell office:value-type="float" office:value="-0.859406110616484" calcext:value-type="float">
            <text:p>-0.859406110616484</text:p>
          </table:table-cell>
          <table:table-cell office:value-type="float" office:value="-0.677162709842148" calcext:value-type="float">
            <text:p>-0.677162709842148</text:p>
          </table:table-cell>
          <table:table-cell office:value-type="float" office:value="1.5221191529419" calcext:value-type="float">
            <text:p>1.5221191529419</text:p>
          </table:table-cell>
          <table:table-cell office:value-type="float" office:value="5.31175403274731" calcext:value-type="float">
            <text:p>5.31175403274731</text:p>
          </table:table-cell>
          <table:table-cell office:value-type="float" office:value="-2.28078376943883" calcext:value-type="float">
            <text:p>-2.28078376943883</text:p>
          </table:table-cell>
          <table:table-cell office:value-type="float" office:value="0.540380483852556" calcext:value-type="float">
            <text:p>0.540380483852556</text:p>
          </table:table-cell>
          <table:table-cell office:value-type="float" office:value="1.05968324515499" calcext:value-type="float">
            <text:p>1.05968324515499</text:p>
          </table:table-cell>
          <table:table-cell office:value-type="float" office:value="-0.153265138151518" calcext:value-type="float">
            <text:p>-0.153265138151518</text:p>
          </table:table-cell>
          <table:table-cell office:value-type="float" office:value="1.49199100757473" calcext:value-type="float">
            <text:p>1.49199100757473</text:p>
          </table:table-cell>
          <table:table-cell office:value-type="float" office:value="0.023506249034372" calcext:value-type="float">
            <text:p>0.023506249034372</text:p>
          </table:table-cell>
          <table:table-cell office:value-type="float" office:value="-0.0479328298674977" calcext:value-type="float">
            <text:p>-0.047932829867498</text:p>
          </table:table-cell>
          <table:table-cell office:value-type="float" office:value="0.131157644950648" calcext:value-type="float">
            <text:p>0.131157644950648</text:p>
          </table:table-cell>
          <table:table-cell office:value-type="float" office:value="-2.10179835208903" calcext:value-type="float">
            <text:p>-2.10179835208903</text:p>
          </table:table-cell>
          <table:table-cell office:value-type="float" office:value="-1.23428057818358" calcext:value-type="float">
            <text:p>-1.23428057818358</text:p>
          </table:table-cell>
          <table:table-cell office:value-type="float" office:value="-2.8889843160934" calcext:value-type="float">
            <text:p>-2.8889843160934</text:p>
          </table:table-cell>
        </table:table-row>
        <table:table-row table:style-name="ro1">
          <table:table-cell table:formula="of:=SQRT([.B56]^2+[.C56]^2+[.D56]^2)" office:value-type="float" office:value="3.11607632305306" calcext:value-type="float">
            <text:p>3.11607632305306</text:p>
          </table:table-cell>
          <table:table-cell office:value-type="float" office:value="2.86825476821233" calcext:value-type="float">
            <text:p>2.86825476821233</text:p>
          </table:table-cell>
          <table:table-cell office:value-type="float" office:value="-0.653041288996098" calcext:value-type="float">
            <text:p>-0.653041288996098</text:p>
          </table:table-cell>
          <table:table-cell office:value-type="float" office:value="1.02790238378235" calcext:value-type="float">
            <text:p>1.02790238378235</text:p>
          </table:table-cell>
          <table:table-cell office:value-type="float" office:value="0.886179183695255" calcext:value-type="float">
            <text:p>0.886179183695255</text:p>
          </table:table-cell>
          <table:table-cell office:value-type="float" office:value="-0.57674826541771" calcext:value-type="float">
            <text:p>-0.57674826541771</text:p>
          </table:table-cell>
          <table:table-cell office:value-type="float" office:value="-1.696480423611" calcext:value-type="float">
            <text:p>-1.696480423611</text:p>
          </table:table-cell>
          <table:table-cell office:value-type="float" office:value="3.02030916593827" calcext:value-type="float">
            <text:p>3.02030916593827</text:p>
          </table:table-cell>
          <table:table-cell office:value-type="float" office:value="-0.694291952114452" calcext:value-type="float">
            <text:p>-0.694291952114452</text:p>
          </table:table-cell>
          <table:table-cell office:value-type="float" office:value="1.0569068945352" calcext:value-type="float">
            <text:p>1.0569068945352</text:p>
          </table:table-cell>
          <table:table-cell office:value-type="float" office:value="0.839682190993818" calcext:value-type="float">
            <text:p>0.839682190993818</text:p>
          </table:table-cell>
          <table:table-cell office:value-type="float" office:value="-0.519410494408224" calcext:value-type="float">
            <text:p>-0.519410494408224</text:p>
          </table:table-cell>
          <table:table-cell office:value-type="float" office:value="-1.71992015563831" calcext:value-type="float">
            <text:p>-1.71992015563831</text:p>
          </table:table-cell>
          <table:table-cell office:value-type="float" office:value="0.15205439772594" calcext:value-type="float">
            <text:p>0.15205439772594</text:p>
          </table:table-cell>
          <table:table-cell office:value-type="float" office:value="-0.0412506631183535" calcext:value-type="float">
            <text:p>-0.041250663118354</text:p>
          </table:table-cell>
          <table:table-cell office:value-type="float" office:value="0.0290045107528454" calcext:value-type="float">
            <text:p>0.029004510752845</text:p>
          </table:table-cell>
          <table:table-cell office:value-type="float" office:value="-0.0513684210478016" calcext:value-type="float">
            <text:p>-0.051368421047802</text:p>
          </table:table-cell>
          <table:table-cell office:value-type="float" office:value="-0.0471686815494299" calcext:value-type="float">
            <text:p>-0.04716868154943</text:p>
          </table:table-cell>
          <table:table-cell office:value-type="float" office:value="-0.00041136674094755" calcext:value-type="float">
            <text:p>-0.000411366740948</text:p>
          </table:table-cell>
        </table:table-row>
        <table:table-row table:style-name="ro1">
          <table:table-cell table:formula="of:=SQRT([.B57]^2+[.C57]^2+[.D57]^2)" office:value-type="float" office:value="4.45977960910368" calcext:value-type="float">
            <text:p>4.45977960910368</text:p>
          </table:table-cell>
          <table:table-cell office:value-type="float" office:value="4.39267389676786" calcext:value-type="float">
            <text:p>4.39267389676786</text:p>
          </table:table-cell>
          <table:table-cell office:value-type="float" office:value="-0.6773891957135" calcext:value-type="float">
            <text:p>-0.6773891957135</text:p>
          </table:table-cell>
          <table:table-cell office:value-type="float" office:value="0.367687470498882" calcext:value-type="float">
            <text:p>0.367687470498882</text:p>
          </table:table-cell>
          <table:table-cell office:value-type="float" office:value="0.0546970050379017" calcext:value-type="float">
            <text:p>0.054697005037902</text:p>
          </table:table-cell>
          <table:table-cell office:value-type="float" office:value="0.428965446977189" calcext:value-type="float">
            <text:p>0.428965446977189</text:p>
          </table:table-cell>
          <table:table-cell office:value-type="float" office:value="-0.306276561567747" calcext:value-type="float">
            <text:p>-0.306276561567747</text:p>
          </table:table-cell>
          <table:table-cell office:value-type="float" office:value="4.34623715708867" calcext:value-type="float">
            <text:p>4.34623715708867</text:p>
          </table:table-cell>
          <table:table-cell office:value-type="float" office:value="-0.691810399766501" calcext:value-type="float">
            <text:p>-0.691810399766501</text:p>
          </table:table-cell>
          <table:table-cell office:value-type="float" office:value="0.463454172357495" calcext:value-type="float">
            <text:p>0.463454172357495</text:p>
          </table:table-cell>
          <table:table-cell office:value-type="float" office:value="-0.0576024799009378" calcext:value-type="float">
            <text:p>-0.057602479900938</text:p>
          </table:table-cell>
          <table:table-cell office:value-type="float" office:value="0.38709220634856" calcext:value-type="float">
            <text:p>0.38709220634856</text:p>
          </table:table-cell>
          <table:table-cell office:value-type="float" office:value="-0.247692556146623" calcext:value-type="float">
            <text:p>-0.247692556146623</text:p>
          </table:table-cell>
          <table:table-cell office:value-type="float" office:value="-0.0464367396791952" calcext:value-type="float">
            <text:p>-0.046436739679195</text:p>
          </table:table-cell>
          <table:table-cell office:value-type="float" office:value="-0.014421204053001" calcext:value-type="float">
            <text:p>-0.014421204053001</text:p>
          </table:table-cell>
          <table:table-cell office:value-type="float" office:value="0.0957667018586132" calcext:value-type="float">
            <text:p>0.095766701858613</text:p>
          </table:table-cell>
          <table:table-cell office:value-type="float" office:value="-0.0873711934024386" calcext:value-type="float">
            <text:p>-0.087371193402439</text:p>
          </table:table-cell>
          <table:table-cell office:value-type="float" office:value="-0.0689427162409535" calcext:value-type="float">
            <text:p>-0.068942716240954</text:p>
          </table:table-cell>
          <table:table-cell office:value-type="float" office:value="0.0109593041804019" calcext:value-type="float">
            <text:p>0.010959304180402</text:p>
          </table:table-cell>
        </table:table-row>
        <table:table-row table:style-name="ro1">
          <table:table-cell table:formula="of:=SQRT([.B58]^2+[.C58]^2+[.D58]^2)" office:value-type="float" office:value="5.12692953304526" calcext:value-type="float">
            <text:p>5.12692953304526</text:p>
          </table:table-cell>
          <table:table-cell office:value-type="float" office:value="4.74286951713079" calcext:value-type="float">
            <text:p>4.74286951713079</text:p>
          </table:table-cell>
          <table:table-cell office:value-type="float" office:value="1.26939052668463" calcext:value-type="float">
            <text:p>1.26939052668463</text:p>
          </table:table-cell>
          <table:table-cell office:value-type="float" office:value="1.47622588754109" calcext:value-type="float">
            <text:p>1.47622588754109</text:p>
          </table:table-cell>
          <table:table-cell office:value-type="float" office:value="-0.174626184333992" calcext:value-type="float">
            <text:p>-0.174626184333992</text:p>
          </table:table-cell>
          <table:table-cell office:value-type="float" office:value="-0.137470766192553" calcext:value-type="float">
            <text:p>-0.137470766192553</text:p>
          </table:table-cell>
          <table:table-cell office:value-type="float" office:value="-2.01941030164982" calcext:value-type="float">
            <text:p>-2.01941030164982</text:p>
          </table:table-cell>
          <table:table-cell office:value-type="float" office:value="4.6471091577389" calcext:value-type="float">
            <text:p>4.6471091577389</text:p>
          </table:table-cell>
          <table:table-cell office:value-type="float" office:value="1.24582931257409" calcext:value-type="float">
            <text:p>1.24582931257409</text:p>
          </table:table-cell>
          <table:table-cell office:value-type="float" office:value="1.43388164275957" calcext:value-type="float">
            <text:p>1.43388164275957</text:p>
          </table:table-cell>
          <table:table-cell office:value-type="float" office:value="-0.100253257397435" calcext:value-type="float">
            <text:p>-0.100253257397435</text:p>
          </table:table-cell>
          <table:table-cell office:value-type="float" office:value="-0.182035766962802" calcext:value-type="float">
            <text:p>-0.182035766962802</text:p>
          </table:table-cell>
          <table:table-cell office:value-type="float" office:value="-1.99668619883683" calcext:value-type="float">
            <text:p>-1.99668619883683</text:p>
          </table:table-cell>
          <table:table-cell office:value-type="float" office:value="-0.0957603593918881" calcext:value-type="float">
            <text:p>-0.095760359391888</text:p>
          </table:table-cell>
          <table:table-cell office:value-type="float" office:value="-0.0235612141105397" calcext:value-type="float">
            <text:p>-0.02356121411054</text:p>
          </table:table-cell>
          <table:table-cell office:value-type="float" office:value="-0.0423442447815254" calcext:value-type="float">
            <text:p>-0.042344244781526</text:p>
          </table:table-cell>
          <table:table-cell office:value-type="float" office:value="0.00881533359919651" calcext:value-type="float">
            <text:p>0.008815333599197</text:p>
          </table:table-cell>
          <table:table-cell office:value-type="float" office:value="0.0854333475099525" calcext:value-type="float">
            <text:p>0.085433347509953</text:p>
          </table:table-cell>
          <table:table-cell office:value-type="float" office:value="0.0105082072451537" calcext:value-type="float">
            <text:p>0.010508207245154</text:p>
          </table:table-cell>
        </table:table-row>
        <table:table-row table:style-name="ro1">
          <table:table-cell table:formula="of:=SQRT([.B59]^2+[.C59]^2+[.D59]^2)" office:value-type="float" office:value="6.92615225001951" calcext:value-type="float">
            <text:p>6.92615225001951</text:p>
          </table:table-cell>
          <table:table-cell office:value-type="float" office:value="6.03600374120173" calcext:value-type="float">
            <text:p>6.03600374120173</text:p>
          </table:table-cell>
          <table:table-cell office:value-type="float" office:value="-1.99442838832541" calcext:value-type="float">
            <text:p>-1.99442838832541</text:p>
          </table:table-cell>
          <table:table-cell office:value-type="float" office:value="2.74963619966182" calcext:value-type="float">
            <text:p>2.74963619966182</text:p>
          </table:table-cell>
          <table:table-cell office:value-type="float" office:value="-0.100551409016751" calcext:value-type="float">
            <text:p>-0.100551409016751</text:p>
          </table:table-cell>
          <table:table-cell office:value-type="float" office:value="0.0640359457345623" calcext:value-type="float">
            <text:p>0.064035945734562</text:p>
          </table:table-cell>
          <table:table-cell office:value-type="float" office:value="-1.98739699053696" calcext:value-type="float">
            <text:p>-1.98739699053696</text:p>
          </table:table-cell>
          <table:table-cell office:value-type="float" office:value="5.91770118732095" calcext:value-type="float">
            <text:p>5.91770118732095</text:p>
          </table:table-cell>
          <table:table-cell office:value-type="float" office:value="-2.02339979378893" calcext:value-type="float">
            <text:p>-2.02339979378893</text:p>
          </table:table-cell>
          <table:table-cell office:value-type="float" office:value="2.64961503319585" calcext:value-type="float">
            <text:p>2.64961503319585</text:p>
          </table:table-cell>
          <table:table-cell office:value-type="float" office:value="-0.205808214288239" calcext:value-type="float">
            <text:p>-0.205808214288239</text:p>
          </table:table-cell>
          <table:table-cell office:value-type="float" office:value="0.0460741599365862" calcext:value-type="float">
            <text:p>0.046074159936586</text:p>
          </table:table-cell>
          <table:table-cell office:value-type="float" office:value="-2.0094166888667" calcext:value-type="float">
            <text:p>-2.0094166888667</text:p>
          </table:table-cell>
          <table:table-cell office:value-type="float" office:value="-0.118302553880786" calcext:value-type="float">
            <text:p>-0.118302553880786</text:p>
          </table:table-cell>
          <table:table-cell office:value-type="float" office:value="-0.028971405463518" calcext:value-type="float">
            <text:p>-0.028971405463518</text:p>
          </table:table-cell>
          <table:table-cell office:value-type="float" office:value="-0.100021166465968" calcext:value-type="float">
            <text:p>-0.100021166465968</text:p>
          </table:table-cell>
          <table:table-cell office:value-type="float" office:value="0.0588364951184817" calcext:value-type="float">
            <text:p>0.058836495118482</text:p>
          </table:table-cell>
          <table:table-cell office:value-type="float" office:value="-0.0889671295775454" calcext:value-type="float">
            <text:p>-0.088967129577545</text:p>
          </table:table-cell>
          <table:table-cell office:value-type="float" office:value="-0.0251975222188676" calcext:value-type="float">
            <text:p>-0.025197522218868</text:p>
          </table:table-cell>
        </table:table-row>
        <table:table-row table:style-name="ro1">
          <table:table-cell table:formula="of:=SQRT([.B60]^2+[.C60]^2+[.D60]^2)" office:value-type="float" office:value="3.74715755804504" calcext:value-type="float">
            <text:p>3.74715755804504</text:p>
          </table:table-cell>
          <table:table-cell office:value-type="float" office:value="3.41401517314098" calcext:value-type="float">
            <text:p>3.41401517314098</text:p>
          </table:table-cell>
          <table:table-cell office:value-type="float" office:value="1.05545780606213" calcext:value-type="float">
            <text:p>1.05545780606213</text:p>
          </table:table-cell>
          <table:table-cell office:value-type="float" office:value="1.12769631639007" calcext:value-type="float">
            <text:p>1.12769631639007</text:p>
          </table:table-cell>
          <table:table-cell office:value-type="float" office:value="0.413471675217155" calcext:value-type="float">
            <text:p>0.413471675217155</text:p>
          </table:table-cell>
          <table:table-cell office:value-type="float" office:value="-0.729154373050411" calcext:value-type="float">
            <text:p>-0.729154373050411</text:p>
          </table:table-cell>
          <table:table-cell office:value-type="float" office:value="-0.146878777888503" calcext:value-type="float">
            <text:p>-0.146878777888503</text:p>
          </table:table-cell>
          <table:table-cell office:value-type="float" office:value="3.38085647098267" calcext:value-type="float">
            <text:p>3.38085647098267</text:p>
          </table:table-cell>
          <table:table-cell office:value-type="float" office:value="1.04130890034542" calcext:value-type="float">
            <text:p>1.04130890034542</text:p>
          </table:table-cell>
          <table:table-cell office:value-type="float" office:value="1.07758110120952" calcext:value-type="float">
            <text:p>1.07758110120952</text:p>
          </table:table-cell>
          <table:table-cell office:value-type="float" office:value="0.237455292703568" calcext:value-type="float">
            <text:p>0.237455292703568</text:p>
          </table:table-cell>
          <table:table-cell office:value-type="float" office:value="-0.812276700293862" calcext:value-type="float">
            <text:p>-0.812276700293862</text:p>
          </table:table-cell>
          <table:table-cell office:value-type="float" office:value="-0.217642183024632" calcext:value-type="float">
            <text:p>-0.217642183024632</text:p>
          </table:table-cell>
          <table:table-cell office:value-type="float" office:value="-0.0331587021583104" calcext:value-type="float">
            <text:p>-0.03315870215831</text:p>
          </table:table-cell>
          <table:table-cell office:value-type="float" office:value="-0.014148905716709" calcext:value-type="float">
            <text:p>-0.014148905716709</text:p>
          </table:table-cell>
          <table:table-cell office:value-type="float" office:value="-0.0501152151805522" calcext:value-type="float">
            <text:p>-0.050115215180552</text:p>
          </table:table-cell>
          <table:table-cell office:value-type="float" office:value="-0.10677594465015" calcext:value-type="float">
            <text:p>-0.10677594465015</text:p>
          </table:table-cell>
          <table:table-cell office:value-type="float" office:value="-0.106968770617844" calcext:value-type="float">
            <text:p>-0.106968770617844</text:p>
          </table:table-cell>
          <table:table-cell office:value-type="float" office:value="0.0464054013142863" calcext:value-type="float">
            <text:p>0.046405401314286</text:p>
          </table:table-cell>
        </table:table-row>
        <table:table-row table:style-name="ro1">
          <table:table-cell table:formula="of:=SQRT([.B61]^2+[.C61]^2+[.D61]^2)" office:value-type="float" office:value="3.57920716685369" calcext:value-type="float">
            <text:p>3.57920716685369</text:p>
          </table:table-cell>
          <table:table-cell office:value-type="float" office:value="2.72006692914261" calcext:value-type="float">
            <text:p>2.72006692914261</text:p>
          </table:table-cell>
          <table:table-cell office:value-type="float" office:value="2.08455382174063" calcext:value-type="float">
            <text:p>2.08455382174063</text:p>
          </table:table-cell>
          <table:table-cell office:value-type="float" office:value="1.03276096387694" calcext:value-type="float">
            <text:p>1.03276096387694</text:p>
          </table:table-cell>
          <table:table-cell office:value-type="float" office:value="-0.0880131264014734" calcext:value-type="float">
            <text:p>-0.088013126401474</text:p>
          </table:table-cell>
          <table:table-cell office:value-type="float" office:value="0.485319224030118" calcext:value-type="float">
            <text:p>0.485319224030118</text:p>
          </table:table-cell>
          <table:table-cell office:value-type="float" office:value="-2.40320647077002" calcext:value-type="float">
            <text:p>-2.40320647077002</text:p>
          </table:table-cell>
          <table:table-cell office:value-type="float" office:value="2.72570930835024" calcext:value-type="float">
            <text:p>2.72570930835024</text:p>
          </table:table-cell>
          <table:table-cell office:value-type="float" office:value="2.04629532345485" calcext:value-type="float">
            <text:p>2.04629532345485</text:p>
          </table:table-cell>
          <table:table-cell office:value-type="float" office:value="0.941396002249504" calcext:value-type="float">
            <text:p>0.941396002249504</text:p>
          </table:table-cell>
          <table:table-cell office:value-type="float" office:value="-1.3564250568389" calcext:value-type="float">
            <text:p>-1.3564250568389</text:p>
          </table:table-cell>
          <table:table-cell office:value-type="float" office:value="-0.272930811146196" calcext:value-type="float">
            <text:p>-0.272930811146196</text:p>
          </table:table-cell>
          <table:table-cell office:value-type="float" office:value="-3.09690063559853" calcext:value-type="float">
            <text:p>-3.09690063559853</text:p>
          </table:table-cell>
          <table:table-cell office:value-type="float" office:value="0.0056423792076381" calcext:value-type="float">
            <text:p>0.005642379207638</text:p>
          </table:table-cell>
          <table:table-cell office:value-type="float" office:value="-0.0382584982857792" calcext:value-type="float">
            <text:p>-0.038258498285779</text:p>
          </table:table-cell>
          <table:table-cell office:value-type="float" office:value="-0.0913649616274329" calcext:value-type="float">
            <text:p>-0.091364961627433</text:p>
          </table:table-cell>
          <table:table-cell office:value-type="float" office:value="1.43416937943791" calcext:value-type="float">
            <text:p>1.43416937943791</text:p>
          </table:table-cell>
          <table:table-cell office:value-type="float" office:value="-0.350646587633135" calcext:value-type="float">
            <text:p>-0.350646587633135</text:p>
          </table:table-cell>
          <table:table-cell office:value-type="float" office:value="-0.554669071401591" calcext:value-type="float">
            <text:p>-0.554669071401591</text:p>
          </table:table-cell>
        </table:table-row>
        <table:table-row table:style-name="ro1">
          <table:table-cell table:formula="of:=SQRT([.B62]^2+[.C62]^2+[.D62]^2)" office:value-type="float" office:value="3.451497650215" calcext:value-type="float">
            <text:p>3.451497650215</text:p>
          </table:table-cell>
          <table:table-cell office:value-type="float" office:value="2.89203837920533" calcext:value-type="float">
            <text:p>2.89203837920533</text:p>
          </table:table-cell>
          <table:table-cell office:value-type="float" office:value="1.37970254676834" calcext:value-type="float">
            <text:p>1.37970254676834</text:p>
          </table:table-cell>
          <table:table-cell office:value-type="float" office:value="1.28272012734033" calcext:value-type="float">
            <text:p>1.28272012734033</text:p>
          </table:table-cell>
          <table:table-cell office:value-type="float" office:value="-0.419029889479275" calcext:value-type="float">
            <text:p>-0.419029889479275</text:p>
          </table:table-cell>
          <table:table-cell office:value-type="float" office:value="-0.0449573026088848" calcext:value-type="float">
            <text:p>-0.044957302608885</text:p>
          </table:table-cell>
          <table:table-cell office:value-type="float" office:value="-2.92380246122227" calcext:value-type="float">
            <text:p>-2.92380246122227</text:p>
          </table:table-cell>
          <table:table-cell office:value-type="float" office:value="2.87516029705967" calcext:value-type="float">
            <text:p>2.87516029705967</text:p>
          </table:table-cell>
          <table:table-cell office:value-type="float" office:value="1.3604798172403" calcext:value-type="float">
            <text:p>1.3604798172403</text:p>
          </table:table-cell>
          <table:table-cell office:value-type="float" office:value="1.18389247958144" calcext:value-type="float">
            <text:p>1.18389247958144</text:p>
          </table:table-cell>
          <table:table-cell office:value-type="float" office:value="-0.652493534687485" calcext:value-type="float">
            <text:p>-0.652493534687485</text:p>
          </table:table-cell>
          <table:table-cell office:value-type="float" office:value="0.626310804053712" calcext:value-type="float">
            <text:p>0.626310804053712</text:p>
          </table:table-cell>
          <table:table-cell office:value-type="float" office:value="-2.56160139520338" calcext:value-type="float">
            <text:p>-2.56160139520338</text:p>
          </table:table-cell>
          <table:table-cell office:value-type="float" office:value="-0.0168780821456651" calcext:value-type="float">
            <text:p>-0.016878082145665</text:p>
          </table:table-cell>
          <table:table-cell office:value-type="float" office:value="-0.0192227295280392" calcext:value-type="float">
            <text:p>-0.019222729528039</text:p>
          </table:table-cell>
          <table:table-cell office:value-type="float" office:value="-0.0988276477588978" calcext:value-type="float">
            <text:p>-0.098827647758898</text:p>
          </table:table-cell>
          <table:table-cell office:value-type="float" office:value="0.0640720768492145" calcext:value-type="float">
            <text:p>0.064072076849215</text:p>
          </table:table-cell>
          <table:table-cell office:value-type="float" office:value="-0.703410273701761" calcext:value-type="float">
            <text:p>-0.703410273701761</text:p>
          </table:table-cell>
          <table:table-cell office:value-type="float" office:value="0.314561468685866" calcext:value-type="float">
            <text:p>0.314561468685866</text:p>
          </table:table-cell>
        </table:table-row>
        <table:table-row table:style-name="ro1">
          <table:table-cell table:formula="of:=SQRT([.B63]^2+[.C63]^2+[.D63]^2)" office:value-type="float" office:value="5.15558332459365" calcext:value-type="float">
            <text:p>5.15558332459365</text:p>
          </table:table-cell>
          <table:table-cell office:value-type="float" office:value="5.02226199456986" calcext:value-type="float">
            <text:p>5.02226199456986</text:p>
          </table:table-cell>
          <table:table-cell office:value-type="float" office:value="1.03343823630843" calcext:value-type="float">
            <text:p>1.03343823630843</text:p>
          </table:table-cell>
          <table:table-cell office:value-type="float" office:value="0.53752142884067" calcext:value-type="float">
            <text:p>0.53752142884067</text:p>
          </table:table-cell>
          <table:table-cell office:value-type="float" office:value="-0.181499017663622" calcext:value-type="float">
            <text:p>-0.181499017663622</text:p>
          </table:table-cell>
          <table:table-cell office:value-type="float" office:value="0.0135708576941331" calcext:value-type="float">
            <text:p>0.013570857694133</text:p>
          </table:table-cell>
          <table:table-cell office:value-type="float" office:value="-2.79484912714023" calcext:value-type="float">
            <text:p>-2.79484912714023</text:p>
          </table:table-cell>
          <table:table-cell office:value-type="float" office:value="4.89374530520868" calcext:value-type="float">
            <text:p>4.89374530520868</text:p>
          </table:table-cell>
          <table:table-cell office:value-type="float" office:value="0.998862275203143" calcext:value-type="float">
            <text:p>0.998862275203143</text:p>
          </table:table-cell>
          <table:table-cell office:value-type="float" office:value="0.616647476995427" calcext:value-type="float">
            <text:p>0.616647476995427</text:p>
          </table:table-cell>
          <table:table-cell office:value-type="float" office:value="-0.176017895783212" calcext:value-type="float">
            <text:p>-0.176017895783212</text:p>
          </table:table-cell>
          <table:table-cell office:value-type="float" office:value="-0.048778891128904" calcext:value-type="float">
            <text:p>-0.048778891128904</text:p>
          </table:table-cell>
          <table:table-cell office:value-type="float" office:value="-2.82522781188027" calcext:value-type="float">
            <text:p>-2.82522781188027</text:p>
          </table:table-cell>
          <table:table-cell office:value-type="float" office:value="-0.128516689361188" calcext:value-type="float">
            <text:p>-0.128516689361188</text:p>
          </table:table-cell>
          <table:table-cell office:value-type="float" office:value="-0.0345759611052905" calcext:value-type="float">
            <text:p>-0.034575961105291</text:p>
          </table:table-cell>
          <table:table-cell office:value-type="float" office:value="0.0791260481547567" calcext:value-type="float">
            <text:p>0.079126048154757</text:p>
          </table:table-cell>
          <table:table-cell office:value-type="float" office:value="0.0160562642783493" calcext:value-type="float">
            <text:p>0.016056264278349</text:p>
          </table:table-cell>
          <table:table-cell office:value-type="float" office:value="0.0604981471537132" calcext:value-type="float">
            <text:p>0.060498147153713</text:p>
          </table:table-cell>
          <table:table-cell office:value-type="float" office:value="-0.0309610624012695" calcext:value-type="float">
            <text:p>-0.03096106240127</text:p>
          </table:table-cell>
        </table:table-row>
        <table:table-row table:style-name="ro1">
          <table:table-cell table:formula="of:=SQRT([.B64]^2+[.C64]^2+[.D64]^2)" office:value-type="float" office:value="1.74557857662097" calcext:value-type="float">
            <text:p>1.74557857662097</text:p>
          </table:table-cell>
          <table:table-cell office:value-type="float" office:value="1.43649618387041" calcext:value-type="float">
            <text:p>1.43649618387041</text:p>
          </table:table-cell>
          <table:table-cell office:value-type="float" office:value="-0.97283966069017" calcext:value-type="float">
            <text:p>-0.97283966069017</text:p>
          </table:table-cell>
          <table:table-cell office:value-type="float" office:value="0.192629892467534" calcext:value-type="float">
            <text:p>0.192629892467534</text:p>
          </table:table-cell>
          <table:table-cell office:value-type="float" office:value="-0.180082981525966" calcext:value-type="float">
            <text:p>-0.180082981525966</text:p>
          </table:table-cell>
          <table:table-cell office:value-type="float" office:value="-0.117727610895873" calcext:value-type="float">
            <text:p>-0.117727610895873</text:p>
          </table:table-cell>
          <table:table-cell office:value-type="float" office:value="-2.43161908015382" calcext:value-type="float">
            <text:p>-2.43161908015382</text:p>
          </table:table-cell>
          <table:table-cell office:value-type="float" office:value="1.50478995665231" calcext:value-type="float">
            <text:p>1.50478995665231</text:p>
          </table:table-cell>
          <table:table-cell office:value-type="float" office:value="-0.946677457389354" calcext:value-type="float">
            <text:p>-0.946677457389354</text:p>
          </table:table-cell>
          <table:table-cell office:value-type="float" office:value="0.202437326802581" calcext:value-type="float">
            <text:p>0.202437326802581</text:p>
          </table:table-cell>
          <table:table-cell office:value-type="float" office:value="-0.243751661148894" calcext:value-type="float">
            <text:p>-0.243751661148894</text:p>
          </table:table-cell>
          <table:table-cell office:value-type="float" office:value="-0.0556979532251787" calcext:value-type="float">
            <text:p>-0.055697953225179</text:p>
          </table:table-cell>
          <table:table-cell office:value-type="float" office:value="-2.47505613659495" calcext:value-type="float">
            <text:p>-2.47505613659495</text:p>
          </table:table-cell>
          <table:table-cell office:value-type="float" office:value="0.0682937727818991" calcext:value-type="float">
            <text:p>0.068293772781899</text:p>
          </table:table-cell>
          <table:table-cell office:value-type="float" office:value="0.0261622033008161" calcext:value-type="float">
            <text:p>0.026162203300816</text:p>
          </table:table-cell>
          <table:table-cell office:value-type="float" office:value="0.00980743433504641" calcext:value-type="float">
            <text:p>0.009807434335046</text:p>
          </table:table-cell>
          <table:table-cell office:value-type="float" office:value="0.00795770030124388" calcext:value-type="float">
            <text:p>0.007957700301244</text:p>
          </table:table-cell>
          <table:table-cell office:value-type="float" office:value="-0.0883543180705306" calcext:value-type="float">
            <text:p>-0.088354318070531</text:p>
          </table:table-cell>
          <table:table-cell office:value-type="float" office:value="-0.0375668014961699" calcext:value-type="float">
            <text:p>-0.03756680149617</text:p>
          </table:table-cell>
        </table:table-row>
        <table:table-row table:style-name="ro1">
          <table:table-cell table:formula="of:=SQRT([.B65]^2+[.C65]^2+[.D65]^2)" office:value-type="float" office:value="4.288919040195" calcext:value-type="float">
            <text:p>4.288919040195</text:p>
          </table:table-cell>
          <table:table-cell office:value-type="float" office:value="4.02968400763071" calcext:value-type="float">
            <text:p>4.02968400763071</text:p>
          </table:table-cell>
          <table:table-cell office:value-type="float" office:value="-1.10375231130872" calcext:value-type="float">
            <text:p>-1.10375231130872</text:p>
          </table:table-cell>
          <table:table-cell office:value-type="float" office:value="0.968609398711954" calcext:value-type="float">
            <text:p>0.968609398711954</text:p>
          </table:table-cell>
          <table:table-cell office:value-type="float" office:value="0.341650077543999" calcext:value-type="float">
            <text:p>0.341650077543999</text:p>
          </table:table-cell>
          <table:table-cell office:value-type="float" office:value="-0.410848156637785" calcext:value-type="float">
            <text:p>-0.410848156637785</text:p>
          </table:table-cell>
          <table:table-cell office:value-type="float" office:value="1.04400123715905" calcext:value-type="float">
            <text:p>1.04400123715905</text:p>
          </table:table-cell>
          <table:table-cell office:value-type="float" office:value="3.83451778614099" calcext:value-type="float">
            <text:p>3.83451778614099</text:p>
          </table:table-cell>
          <table:table-cell office:value-type="float" office:value="-1.06739144317684" calcext:value-type="float">
            <text:p>-1.06739144317684</text:p>
          </table:table-cell>
          <table:table-cell office:value-type="float" office:value="0.942189958757393" calcext:value-type="float">
            <text:p>0.942189958757393</text:p>
          </table:table-cell>
          <table:table-cell office:value-type="float" office:value="-0.323808316490496" calcext:value-type="float">
            <text:p>-0.323808316490496</text:p>
          </table:table-cell>
          <table:table-cell office:value-type="float" office:value="-0.302692080145141" calcext:value-type="float">
            <text:p>-0.302692080145141</text:p>
          </table:table-cell>
          <table:table-cell office:value-type="float" office:value="1.05777678045674" calcext:value-type="float">
            <text:p>1.05777678045674</text:p>
          </table:table-cell>
          <table:table-cell office:value-type="float" office:value="-0.195166221489725" calcext:value-type="float">
            <text:p>-0.195166221489725</text:p>
          </table:table-cell>
          <table:table-cell office:value-type="float" office:value="0.0363608681318803" calcext:value-type="float">
            <text:p>0.03636086813188</text:p>
          </table:table-cell>
          <table:table-cell office:value-type="float" office:value="-0.0264194399545618" calcext:value-type="float">
            <text:p>-0.026419439954562</text:p>
          </table:table-cell>
          <table:table-cell office:value-type="float" office:value="-0.326382059165778" calcext:value-type="float">
            <text:p>-0.326382059165778</text:p>
          </table:table-cell>
          <table:table-cell office:value-type="float" office:value="0.550159651592594" calcext:value-type="float">
            <text:p>0.550159651592594</text:p>
          </table:table-cell>
          <table:table-cell office:value-type="float" office:value="0.34722333251786" calcext:value-type="float">
            <text:p>0.34722333251786</text:p>
          </table:table-cell>
        </table:table-row>
        <table:table-row table:style-name="ro1">
          <table:table-cell table:formula="of:=SQRT([.B66]^2+[.C66]^2+[.D66]^2)" office:value-type="float" office:value="4.91336730380496" calcext:value-type="float">
            <text:p>4.91336730380496</text:p>
          </table:table-cell>
          <table:table-cell office:value-type="float" office:value="4.83372454645526" calcext:value-type="float">
            <text:p>4.83372454645526</text:p>
          </table:table-cell>
          <table:table-cell office:value-type="float" office:value="0.753391701743294" calcext:value-type="float">
            <text:p>0.753391701743294</text:p>
          </table:table-cell>
          <table:table-cell office:value-type="float" office:value="0.456821863355761" calcext:value-type="float">
            <text:p>0.456821863355761</text:p>
          </table:table-cell>
          <table:table-cell office:value-type="float" office:value="-0.631213675247026" calcext:value-type="float">
            <text:p>-0.631213675247026</text:p>
          </table:table-cell>
          <table:table-cell office:value-type="float" office:value="-0.781995364683342" calcext:value-type="float">
            <text:p>-0.781995364683342</text:p>
          </table:table-cell>
          <table:table-cell office:value-type="float" office:value="-2.94165280334334" calcext:value-type="float">
            <text:p>-2.94165280334334</text:p>
          </table:table-cell>
          <table:table-cell office:value-type="float" office:value="4.84256995974063" calcext:value-type="float">
            <text:p>4.84256995974063</text:p>
          </table:table-cell>
          <table:table-cell office:value-type="float" office:value="0.740014323799675" calcext:value-type="float">
            <text:p>0.740014323799675</text:p>
          </table:table-cell>
          <table:table-cell office:value-type="float" office:value="0.560591055118346" calcext:value-type="float">
            <text:p>0.560591055118346</text:p>
          </table:table-cell>
          <table:table-cell office:value-type="float" office:value="-0.546639862461077" calcext:value-type="float">
            <text:p>-0.546639862461077</text:p>
          </table:table-cell>
          <table:table-cell office:value-type="float" office:value="-0.715728322514142" calcext:value-type="float">
            <text:p>-0.715728322514142</text:p>
          </table:table-cell>
          <table:table-cell office:value-type="float" office:value="-2.89237555725562" calcext:value-type="float">
            <text:p>-2.89237555725562</text:p>
          </table:table-cell>
          <table:table-cell office:value-type="float" office:value="0.00884541328536592" calcext:value-type="float">
            <text:p>0.008845413285366</text:p>
          </table:table-cell>
          <table:table-cell office:value-type="float" office:value="-0.0133773779436186" calcext:value-type="float">
            <text:p>-0.013377377943619</text:p>
          </table:table-cell>
          <table:table-cell office:value-type="float" office:value="0.103769191762586" calcext:value-type="float">
            <text:p>0.103769191762586</text:p>
          </table:table-cell>
          <table:table-cell office:value-type="float" office:value="-0.075416099628272" calcext:value-type="float">
            <text:p>-0.075416099628272</text:p>
          </table:table-cell>
          <table:table-cell office:value-type="float" office:value="-0.0503975388387472" calcext:value-type="float">
            <text:p>-0.050397538838747</text:p>
          </table:table-cell>
          <table:table-cell office:value-type="float" office:value="-0.0102528000968718" calcext:value-type="float">
            <text:p>-0.010252800096872</text:p>
          </table:table-cell>
        </table:table-row>
        <table:table-row table:style-name="ro1">
          <table:table-cell table:formula="of:=SQRT([.B67]^2+[.C67]^2+[.D67]^2)" office:value-type="float" office:value="2.57702726107956" calcext:value-type="float">
            <text:p>2.57702726107956</text:p>
          </table:table-cell>
          <table:table-cell office:value-type="float" office:value="2.32300401597839" calcext:value-type="float">
            <text:p>2.32300401597839</text:p>
          </table:table-cell>
          <table:table-cell office:value-type="float" office:value="-1.11565404700761" calcext:value-type="float">
            <text:p>-1.11565404700761</text:p>
          </table:table-cell>
          <table:table-cell office:value-type="float" office:value="0.00615576892343799" calcext:value-type="float">
            <text:p>0.006155768923438</text:p>
          </table:table-cell>
          <table:table-cell office:value-type="float" office:value="-0.354837515929353" calcext:value-type="float">
            <text:p>-0.354837515929353</text:p>
          </table:table-cell>
          <table:table-cell office:value-type="float" office:value="-0.177429945085576" calcext:value-type="float">
            <text:p>-0.177429945085576</text:p>
          </table:table-cell>
          <table:table-cell office:value-type="float" office:value="1.76749010364402" calcext:value-type="float">
            <text:p>1.76749010364402</text:p>
          </table:table-cell>
          <table:table-cell office:value-type="float" office:value="2.35598057592084" calcext:value-type="float">
            <text:p>2.35598057592084</text:p>
          </table:table-cell>
          <table:table-cell office:value-type="float" office:value="-1.09537269159841" calcext:value-type="float">
            <text:p>-1.09537269159841</text:p>
          </table:table-cell>
          <table:table-cell office:value-type="float" office:value="0.0691084220681823" calcext:value-type="float">
            <text:p>0.069108422068182</text:p>
          </table:table-cell>
          <table:table-cell office:value-type="float" office:value="-0.281457759308784" calcext:value-type="float">
            <text:p>-0.281457759308784</text:p>
          </table:table-cell>
          <table:table-cell office:value-type="float" office:value="-0.164974676059058" calcext:value-type="float">
            <text:p>-0.164974676059058</text:p>
          </table:table-cell>
          <table:table-cell office:value-type="float" office:value="1.75905542712134" calcext:value-type="float">
            <text:p>1.75905542712134</text:p>
          </table:table-cell>
          <table:table-cell office:value-type="float" office:value="0.0329765599424512" calcext:value-type="float">
            <text:p>0.032976559942451</text:p>
          </table:table-cell>
          <table:table-cell office:value-type="float" office:value="0.0202813554091954" calcext:value-type="float">
            <text:p>0.020281355409195</text:p>
          </table:table-cell>
          <table:table-cell office:value-type="float" office:value="0.0629526531447443" calcext:value-type="float">
            <text:p>0.062952653144744</text:p>
          </table:table-cell>
          <table:table-cell office:value-type="float" office:value="-0.0023841686351771" calcext:value-type="float">
            <text:p>-0.002384168635177</text:p>
          </table:table-cell>
          <table:table-cell office:value-type="float" office:value="-0.0733322504002176" calcext:value-type="float">
            <text:p>-0.073332250400218</text:p>
          </table:table-cell>
          <table:table-cell office:value-type="float" office:value="-0.021029330198429" calcext:value-type="float">
            <text:p>-0.021029330198429</text:p>
          </table:table-cell>
        </table:table-row>
        <table:table-row table:style-name="ro1">
          <table:table-cell table:formula="of:=SQRT([.B68]^2+[.C68]^2+[.D68]^2)" office:value-type="float" office:value="6.30586608931417" calcext:value-type="float">
            <text:p>6.30586608931417</text:p>
          </table:table-cell>
          <table:table-cell office:value-type="float" office:value="5.5421782392935" calcext:value-type="float">
            <text:p>5.5421782392935</text:p>
          </table:table-cell>
          <table:table-cell office:value-type="float" office:value="1.74069616828141" calcext:value-type="float">
            <text:p>1.74069616828141</text:p>
          </table:table-cell>
          <table:table-cell office:value-type="float" office:value="2.45319879952573" calcext:value-type="float">
            <text:p>2.45319879952573</text:p>
          </table:table-cell>
          <table:table-cell office:value-type="float" office:value="-0.0523414206448547" calcext:value-type="float">
            <text:p>-0.052341420644855</text:p>
          </table:table-cell>
          <table:table-cell office:value-type="float" office:value="0.396980761610325" calcext:value-type="float">
            <text:p>0.396980761610325</text:p>
          </table:table-cell>
          <table:table-cell office:value-type="float" office:value="2.64150964381404" calcext:value-type="float">
            <text:p>2.64150964381404</text:p>
          </table:table-cell>
          <table:table-cell office:value-type="float" office:value="5.40293248287068" calcext:value-type="float">
            <text:p>5.40293248287068</text:p>
          </table:table-cell>
          <table:table-cell office:value-type="float" office:value="1.70962689549034" calcext:value-type="float">
            <text:p>1.70962689549034</text:p>
          </table:table-cell>
          <table:table-cell office:value-type="float" office:value="2.31574579259631" calcext:value-type="float">
            <text:p>2.31574579259631</text:p>
          </table:table-cell>
          <table:table-cell office:value-type="float" office:value="-0.165961536336523" calcext:value-type="float">
            <text:p>-0.165961536336523</text:p>
          </table:table-cell>
          <table:table-cell office:value-type="float" office:value="0.401047847114163" calcext:value-type="float">
            <text:p>0.401047847114163</text:p>
          </table:table-cell>
          <table:table-cell office:value-type="float" office:value="2.64007950971676" calcext:value-type="float">
            <text:p>2.64007950971676</text:p>
          </table:table-cell>
          <table:table-cell office:value-type="float" office:value="-0.139245756422812" calcext:value-type="float">
            <text:p>-0.139245756422812</text:p>
          </table:table-cell>
          <table:table-cell office:value-type="float" office:value="-0.0310692727910722" calcext:value-type="float">
            <text:p>-0.031069272791072</text:p>
          </table:table-cell>
          <table:table-cell office:value-type="float" office:value="-0.137453006929417" calcext:value-type="float">
            <text:p>-0.137453006929417</text:p>
          </table:table-cell>
          <table:table-cell office:value-type="float" office:value="0.0948843629199185" calcext:value-type="float">
            <text:p>0.094884362919919</text:p>
          </table:table-cell>
          <table:table-cell office:value-type="float" office:value="0.0444814493687238" calcext:value-type="float">
            <text:p>0.044481449368724</text:p>
          </table:table-cell>
          <table:table-cell office:value-type="float" office:value="-0.0477253968716802" calcext:value-type="float">
            <text:p>-0.04772539687168</text:p>
          </table:table-cell>
        </table:table-row>
        <table:table-row table:style-name="ro1">
          <table:table-cell table:formula="of:=SQRT([.B69]^2+[.C69]^2+[.D69]^2)" office:value-type="float" office:value="2.48700635470278" calcext:value-type="float">
            <text:p>2.48700635470278</text:p>
          </table:table-cell>
          <table:table-cell office:value-type="float" office:value="1.89119931211834" calcext:value-type="float">
            <text:p>1.89119931211834</text:p>
          </table:table-cell>
          <table:table-cell office:value-type="float" office:value="1.54519111519478" calcext:value-type="float">
            <text:p>1.54519111519478</text:p>
          </table:table-cell>
          <table:table-cell office:value-type="float" office:value="0.470053388136149" calcext:value-type="float">
            <text:p>0.470053388136149</text:p>
          </table:table-cell>
          <table:table-cell office:value-type="float" office:value="0.393337428188387" calcext:value-type="float">
            <text:p>0.393337428188387</text:p>
          </table:table-cell>
          <table:table-cell office:value-type="float" office:value="-0.223350355441412" calcext:value-type="float">
            <text:p>-0.223350355441412</text:p>
          </table:table-cell>
          <table:table-cell office:value-type="float" office:value="-1.35019780867766" calcext:value-type="float">
            <text:p>-1.35019780867766</text:p>
          </table:table-cell>
          <table:table-cell office:value-type="float" office:value="1.96500612139569" calcext:value-type="float">
            <text:p>1.96500612139569</text:p>
          </table:table-cell>
          <table:table-cell office:value-type="float" office:value="1.53961190784962" calcext:value-type="float">
            <text:p>1.53961190784962</text:p>
          </table:table-cell>
          <table:table-cell office:value-type="float" office:value="0.437691966083549" calcext:value-type="float">
            <text:p>0.437691966083549</text:p>
          </table:table-cell>
          <table:table-cell office:value-type="float" office:value="0.328813256831642" calcext:value-type="float">
            <text:p>0.328813256831642</text:p>
          </table:table-cell>
          <table:table-cell office:value-type="float" office:value="-0.149799333311336" calcext:value-type="float">
            <text:p>-0.149799333311336</text:p>
          </table:table-cell>
          <table:table-cell office:value-type="float" office:value="-1.33022051500527" calcext:value-type="float">
            <text:p>-1.33022051500527</text:p>
          </table:table-cell>
          <table:table-cell office:value-type="float" office:value="0.0738068092773563" calcext:value-type="float">
            <text:p>0.073806809277356</text:p>
          </table:table-cell>
          <table:table-cell office:value-type="float" office:value="-0.00557920734515593" calcext:value-type="float">
            <text:p>-0.005579207345156</text:p>
          </table:table-cell>
          <table:table-cell office:value-type="float" office:value="-0.0323614220526004" calcext:value-type="float">
            <text:p>-0.0323614220526</text:p>
          </table:table-cell>
          <table:table-cell office:value-type="float" office:value="-0.0854051918440928" calcext:value-type="float">
            <text:p>-0.085405191844093</text:p>
          </table:table-cell>
          <table:table-cell office:value-type="float" office:value="-0.0462490043692725" calcext:value-type="float">
            <text:p>-0.046249004369273</text:p>
          </table:table-cell>
          <table:table-cell office:value-type="float" office:value="0.0299817645279079" calcext:value-type="float">
            <text:p>0.029981764527908</text:p>
          </table:table-cell>
        </table:table-row>
        <table:table-row table:style-name="ro1">
          <table:table-cell table:formula="of:=SQRT([.B70]^2+[.C70]^2+[.D70]^2)" office:value-type="float" office:value="4.77344714402457" calcext:value-type="float">
            <text:p>4.77344714402457</text:p>
          </table:table-cell>
          <table:table-cell office:value-type="float" office:value="4.26543192030212" calcext:value-type="float">
            <text:p>4.26543192030212</text:p>
          </table:table-cell>
          <table:table-cell office:value-type="float" office:value="-0.380601488119316" calcext:value-type="float">
            <text:p>-0.380601488119316</text:p>
          </table:table-cell>
          <table:table-cell office:value-type="float" office:value="2.10879839655321" calcext:value-type="float">
            <text:p>2.10879839655321</text:p>
          </table:table-cell>
          <table:table-cell office:value-type="float" office:value="0.430642720324052" calcext:value-type="float">
            <text:p>0.430642720324052</text:p>
          </table:table-cell>
          <table:table-cell office:value-type="float" office:value="0.734209231998525" calcext:value-type="float">
            <text:p>0.734209231998525</text:p>
          </table:table-cell>
          <table:table-cell office:value-type="float" office:value="1.64568813222347" calcext:value-type="float">
            <text:p>1.64568813222347</text:p>
          </table:table-cell>
          <table:table-cell office:value-type="float" office:value="4.15337926911515" calcext:value-type="float">
            <text:p>4.15337926911515</text:p>
          </table:table-cell>
          <table:table-cell office:value-type="float" office:value="-0.389764917890172" calcext:value-type="float">
            <text:p>-0.389764917890172</text:p>
          </table:table-cell>
          <table:table-cell office:value-type="float" office:value="1.97966348384353" calcext:value-type="float">
            <text:p>1.97966348384353</text:p>
          </table:table-cell>
          <table:table-cell office:value-type="float" office:value="0.471761313298145" calcext:value-type="float">
            <text:p>0.471761313298145</text:p>
          </table:table-cell>
          <table:table-cell office:value-type="float" office:value="0.702311849017493" calcext:value-type="float">
            <text:p>0.702311849017493</text:p>
          </table:table-cell>
          <table:table-cell office:value-type="float" office:value="1.63198625992713" calcext:value-type="float">
            <text:p>1.63198625992713</text:p>
          </table:table-cell>
          <table:table-cell office:value-type="float" office:value="-0.11205265118697" calcext:value-type="float">
            <text:p>-0.11205265118697</text:p>
          </table:table-cell>
          <table:table-cell office:value-type="float" office:value="-0.0091634297708561" calcext:value-type="float">
            <text:p>-0.009163429770856</text:p>
          </table:table-cell>
          <table:table-cell office:value-type="float" office:value="-0.129134912709676" calcext:value-type="float">
            <text:p>-0.129134912709676</text:p>
          </table:table-cell>
          <table:table-cell office:value-type="float" office:value="-0.0337398574668484" calcext:value-type="float">
            <text:p>-0.033739857466848</text:p>
          </table:table-cell>
          <table:table-cell office:value-type="float" office:value="-0.0289412791688712" calcext:value-type="float">
            <text:p>-0.028941279168871</text:p>
          </table:table-cell>
          <table:table-cell office:value-type="float" office:value="0.0128745698737807" calcext:value-type="float">
            <text:p>0.012874569873781</text:p>
          </table:table-cell>
        </table:table-row>
        <table:table-row table:style-name="ro1">
          <table:table-cell table:formula="of:=SQRT([.B71]^2+[.C71]^2+[.D71]^2)" office:value-type="float" office:value="5.46677581463018" calcext:value-type="float">
            <text:p>5.46677581463018</text:p>
          </table:table-cell>
          <table:table-cell office:value-type="float" office:value="4.78834950154813" calcext:value-type="float">
            <text:p>4.78834950154813</text:p>
          </table:table-cell>
          <table:table-cell office:value-type="float" office:value="2.37941430468508" calcext:value-type="float">
            <text:p>2.37941430468508</text:p>
          </table:table-cell>
          <table:table-cell office:value-type="float" office:value="1.13830330980337" calcext:value-type="float">
            <text:p>1.13830330980337</text:p>
          </table:table-cell>
          <table:table-cell office:value-type="float" office:value="0.583354947459355" calcext:value-type="float">
            <text:p>0.583354947459355</text:p>
          </table:table-cell>
          <table:table-cell office:value-type="float" office:value="-0.133309309190168" calcext:value-type="float">
            <text:p>-0.133309309190168</text:p>
          </table:table-cell>
          <table:table-cell office:value-type="float" office:value="0.59653151677228" calcext:value-type="float">
            <text:p>0.59653151677228</text:p>
          </table:table-cell>
          <table:table-cell office:value-type="float" office:value="4.76072098666852" calcext:value-type="float">
            <text:p>4.76072098666852</text:p>
          </table:table-cell>
          <table:table-cell office:value-type="float" office:value="2.36315201080266" calcext:value-type="float">
            <text:p>2.36315201080266</text:p>
          </table:table-cell>
          <table:table-cell office:value-type="float" office:value="1.1327047815678" calcext:value-type="float">
            <text:p>1.1327047815678</text:p>
          </table:table-cell>
          <table:table-cell office:value-type="float" office:value="0.353188733617619" calcext:value-type="float">
            <text:p>0.353188733617619</text:p>
          </table:table-cell>
          <table:table-cell office:value-type="float" office:value="0.125498051076481" calcext:value-type="float">
            <text:p>0.125498051076481</text:p>
          </table:table-cell>
          <table:table-cell office:value-type="float" office:value="0.425481722709288" calcext:value-type="float">
            <text:p>0.425481722709288</text:p>
          </table:table-cell>
          <table:table-cell office:value-type="float" office:value="-0.0276285148796056" calcext:value-type="float">
            <text:p>-0.027628514879606</text:p>
          </table:table-cell>
          <table:table-cell office:value-type="float" office:value="-0.0162622938824146" calcext:value-type="float">
            <text:p>-0.016262293882415</text:p>
          </table:table-cell>
          <table:table-cell office:value-type="float" office:value="-0.00559852823557416" calcext:value-type="float">
            <text:p>-0.005598528235574</text:p>
          </table:table-cell>
          <table:table-cell office:value-type="float" office:value="-0.0482554871307896" calcext:value-type="float">
            <text:p>-0.04825548713079</text:p>
          </table:table-cell>
          <table:table-cell office:value-type="float" office:value="0.342671721309736" calcext:value-type="float">
            <text:p>0.342671721309736</text:p>
          </table:table-cell>
          <table:table-cell office:value-type="float" office:value="-0.161787916811773" calcext:value-type="float">
            <text:p>-0.161787916811773</text:p>
          </table:table-cell>
        </table:table-row>
        <table:table-row table:style-name="ro1">
          <table:table-cell table:formula="of:=SQRT([.B72]^2+[.C72]^2+[.D72]^2)" office:value-type="float" office:value="2.01880062218235" calcext:value-type="float">
            <text:p>2.01880062218235</text:p>
          </table:table-cell>
          <table:table-cell office:value-type="float" office:value="1.67667466435598" calcext:value-type="float">
            <text:p>1.67667466435598</text:p>
          </table:table-cell>
          <table:table-cell office:value-type="float" office:value="1.08154681619848" calcext:value-type="float">
            <text:p>1.08154681619848</text:p>
          </table:table-cell>
          <table:table-cell office:value-type="float" office:value="0.307529683773006" calcext:value-type="float">
            <text:p>0.307529683773006</text:p>
          </table:table-cell>
          <table:table-cell office:value-type="float" office:value="-0.759699795226419" calcext:value-type="float">
            <text:p>-0.759699795226419</text:p>
          </table:table-cell>
          <table:table-cell office:value-type="float" office:value="-0.456565025730073" calcext:value-type="float">
            <text:p>-0.456565025730073</text:p>
          </table:table-cell>
          <table:table-cell office:value-type="float" office:value="-1.46324232321444" calcext:value-type="float">
            <text:p>-1.46324232321444</text:p>
          </table:table-cell>
          <table:table-cell office:value-type="float" office:value="1.7131973605717" calcext:value-type="float">
            <text:p>1.7131973605717</text:p>
          </table:table-cell>
          <table:table-cell office:value-type="float" office:value="1.05963335647932" calcext:value-type="float">
            <text:p>1.05963335647932</text:p>
          </table:table-cell>
          <table:table-cell office:value-type="float" office:value="0.280455774588431" calcext:value-type="float">
            <text:p>0.280455774588431</text:p>
          </table:table-cell>
          <table:table-cell office:value-type="float" office:value="-0.878302709164396" calcext:value-type="float">
            <text:p>-0.878302709164396</text:p>
          </table:table-cell>
          <table:table-cell office:value-type="float" office:value="-0.363462742258565" calcext:value-type="float">
            <text:p>-0.363462742258565</text:p>
          </table:table-cell>
          <table:table-cell office:value-type="float" office:value="-1.46582152450798" calcext:value-type="float">
            <text:p>-1.46582152450798</text:p>
          </table:table-cell>
          <table:table-cell office:value-type="float" office:value="0.036522696215721" calcext:value-type="float">
            <text:p>0.036522696215721</text:p>
          </table:table-cell>
          <table:table-cell office:value-type="float" office:value="-0.0219134597191595" calcext:value-type="float">
            <text:p>-0.02191345971916</text:p>
          </table:table-cell>
          <table:table-cell office:value-type="float" office:value="-0.0270739091845751" calcext:value-type="float">
            <text:p>-0.027073909184575</text:p>
          </table:table-cell>
          <table:table-cell office:value-type="float" office:value="-0.102115879816622" calcext:value-type="float">
            <text:p>-0.102115879816622</text:p>
          </table:table-cell>
          <table:table-cell office:value-type="float" office:value="-0.1004558035501" calcext:value-type="float">
            <text:p>-0.1004558035501</text:p>
          </table:table-cell>
          <table:table-cell office:value-type="float" office:value="0.039658665688378" calcext:value-type="float">
            <text:p>0.039658665688378</text:p>
          </table:table-cell>
        </table:table-row>
        <table:table-row table:style-name="ro1">
          <table:table-cell table:formula="of:=SQRT([.B73]^2+[.C73]^2+[.D73]^2)" office:value-type="float" office:value="6.88757889843676" calcext:value-type="float">
            <text:p>6.88757889843676</text:p>
          </table:table-cell>
          <table:table-cell office:value-type="float" office:value="5.78768134501252" calcext:value-type="float">
            <text:p>5.78768134501252</text:p>
          </table:table-cell>
          <table:table-cell office:value-type="float" office:value="-3.55076734815649" calcext:value-type="float">
            <text:p>-3.55076734815649</text:p>
          </table:table-cell>
          <table:table-cell office:value-type="float" office:value="1.15478957825703" calcext:value-type="float">
            <text:p>1.15478957825703</text:p>
          </table:table-cell>
          <table:table-cell office:value-type="float" office:value="0.166183142040426" calcext:value-type="float">
            <text:p>0.166183142040426</text:p>
          </table:table-cell>
          <table:table-cell office:value-type="float" office:value="-0.463907494311981" calcext:value-type="float">
            <text:p>-0.463907494311981</text:p>
          </table:table-cell>
          <table:table-cell office:value-type="float" office:value="2.90451807261534" calcext:value-type="float">
            <text:p>2.90451807261534</text:p>
          </table:table-cell>
          <table:table-cell office:value-type="float" office:value="5.75497851187058" calcext:value-type="float">
            <text:p>5.75497851187058</text:p>
          </table:table-cell>
          <table:table-cell office:value-type="float" office:value="-3.58325449691976" calcext:value-type="float">
            <text:p>-3.58325449691976</text:p>
          </table:table-cell>
          <table:table-cell office:value-type="float" office:value="1.21595582844254" calcext:value-type="float">
            <text:p>1.21595582844254</text:p>
          </table:table-cell>
          <table:table-cell office:value-type="float" office:value="0.145389809852526" calcext:value-type="float">
            <text:p>0.145389809852526</text:p>
          </table:table-cell>
          <table:table-cell office:value-type="float" office:value="-0.386657303376362" calcext:value-type="float">
            <text:p>-0.386657303376362</text:p>
          </table:table-cell>
          <table:table-cell office:value-type="float" office:value="2.87526324373169" calcext:value-type="float">
            <text:p>2.87526324373169</text:p>
          </table:table-cell>
          <table:table-cell office:value-type="float" office:value="-0.0327028331419408" calcext:value-type="float">
            <text:p>-0.032702833141941</text:p>
          </table:table-cell>
          <table:table-cell office:value-type="float" office:value="-0.0324871487632756" calcext:value-type="float">
            <text:p>-0.032487148763276</text:p>
          </table:table-cell>
          <table:table-cell office:value-type="float" office:value="0.0611662501855044" calcext:value-type="float">
            <text:p>0.061166250185504</text:p>
          </table:table-cell>
          <table:table-cell office:value-type="float" office:value="0.0369221351711246" calcext:value-type="float">
            <text:p>0.036922135171125</text:p>
          </table:table-cell>
          <table:table-cell office:value-type="float" office:value="-0.070463325332208" calcext:value-type="float">
            <text:p>-0.070463325332208</text:p>
          </table:table-cell>
          <table:table-cell office:value-type="float" office:value="-0.019367782243692" calcext:value-type="float">
            <text:p>-0.019367782243692</text:p>
          </table:table-cell>
        </table:table-row>
        <table:table-row table:style-name="ro1">
          <table:table-cell table:formula="of:=SQRT([.B74]^2+[.C74]^2+[.D74]^2)" office:value-type="float" office:value="5.93882590143436" calcext:value-type="float">
            <text:p>5.93882590143436</text:p>
          </table:table-cell>
          <table:table-cell office:value-type="float" office:value="5.15769861276416" calcext:value-type="float">
            <text:p>5.15769861276416</text:p>
          </table:table-cell>
          <table:table-cell office:value-type="float" office:value="2.86313129646337" calcext:value-type="float">
            <text:p>2.86313129646337</text:p>
          </table:table-cell>
          <table:table-cell office:value-type="float" office:value="0.685767662295525" calcext:value-type="float">
            <text:p>0.685767662295525</text:p>
          </table:table-cell>
          <table:table-cell office:value-type="float" office:value="0.135097631134803" calcext:value-type="float">
            <text:p>0.135097631134803</text:p>
          </table:table-cell>
          <table:table-cell office:value-type="float" office:value="-0.180008684123408" calcext:value-type="float">
            <text:p>-0.180008684123408</text:p>
          </table:table-cell>
          <table:table-cell office:value-type="float" office:value="-1.02740449436213" calcext:value-type="float">
            <text:p>-1.02740449436213</text:p>
          </table:table-cell>
          <table:table-cell office:value-type="float" office:value="5.28012954152408" calcext:value-type="float">
            <text:p>5.28012954152408</text:p>
          </table:table-cell>
          <table:table-cell office:value-type="float" office:value="2.92280856793382" calcext:value-type="float">
            <text:p>2.92280856793382</text:p>
          </table:table-cell>
          <table:table-cell office:value-type="float" office:value="0.763757855144378" calcext:value-type="float">
            <text:p>0.763757855144378</text:p>
          </table:table-cell>
          <table:table-cell office:value-type="float" office:value="0.0353024966623394" calcext:value-type="float">
            <text:p>0.03530249666234</text:p>
          </table:table-cell>
          <table:table-cell office:value-type="float" office:value="-0.787819757070449" calcext:value-type="float">
            <text:p>-0.787819757070449</text:p>
          </table:table-cell>
          <table:table-cell office:value-type="float" office:value="-1.03704072459269" calcext:value-type="float">
            <text:p>-1.03704072459269</text:p>
          </table:table-cell>
          <table:table-cell office:value-type="float" office:value="0.122430928759913" calcext:value-type="float">
            <text:p>0.122430928759913</text:p>
          </table:table-cell>
          <table:table-cell office:value-type="float" office:value="0.0596772714704525" calcext:value-type="float">
            <text:p>0.059677271470453</text:p>
          </table:table-cell>
          <table:table-cell office:value-type="float" office:value="0.0779901928488528" calcext:value-type="float">
            <text:p>0.077990192848853</text:p>
          </table:table-cell>
          <table:table-cell office:value-type="float" office:value="0.506049578689274" calcext:value-type="float">
            <text:p>0.506049578689274</text:p>
          </table:table-cell>
          <table:table-cell office:value-type="float" office:value="-0.363714619400479" calcext:value-type="float">
            <text:p>-0.363714619400479</text:p>
          </table:table-cell>
          <table:table-cell office:value-type="float" office:value="0.134077291560596" calcext:value-type="float">
            <text:p>0.134077291560596</text:p>
          </table:table-cell>
        </table:table-row>
        <table:table-row table:style-name="ro1">
          <table:table-cell table:formula="of:=SQRT([.B75]^2+[.C75]^2+[.D75]^2)" office:value-type="float" office:value="6.02682614043672" calcext:value-type="float">
            <text:p>6.02682614043672</text:p>
          </table:table-cell>
          <table:table-cell office:value-type="float" office:value="5.12130882491144" calcext:value-type="float">
            <text:p>5.12130882491144</text:p>
          </table:table-cell>
          <table:table-cell office:value-type="float" office:value="2.89968330084004" calcext:value-type="float">
            <text:p>2.89968330084004</text:p>
          </table:table-cell>
          <table:table-cell office:value-type="float" office:value="1.29871705993449" calcext:value-type="float">
            <text:p>1.29871705993449</text:p>
          </table:table-cell>
          <table:table-cell office:value-type="float" office:value="0.886782334293581" calcext:value-type="float">
            <text:p>0.886782334293581</text:p>
          </table:table-cell>
          <table:table-cell office:value-type="float" office:value="-0.587571762260215" calcext:value-type="float">
            <text:p>-0.587571762260215</text:p>
          </table:table-cell>
          <table:table-cell office:value-type="float" office:value="0.208676900309293" calcext:value-type="float">
            <text:p>0.208676900309293</text:p>
          </table:table-cell>
          <table:table-cell office:value-type="float" office:value="5.06911216550614" calcext:value-type="float">
            <text:p>5.06911216550614</text:p>
          </table:table-cell>
          <table:table-cell office:value-type="float" office:value="2.86511242712612" calcext:value-type="float">
            <text:p>2.86511242712612</text:p>
          </table:table-cell>
          <table:table-cell office:value-type="float" office:value="1.27254463406493" calcext:value-type="float">
            <text:p>1.27254463406493</text:p>
          </table:table-cell>
          <table:table-cell office:value-type="float" office:value="0.0720497986698216" calcext:value-type="float">
            <text:p>0.072049798669822</text:p>
          </table:table-cell>
          <table:table-cell office:value-type="float" office:value="0.05166915506687" calcext:value-type="float">
            <text:p>0.05166915506687</text:p>
          </table:table-cell>
          <table:table-cell office:value-type="float" office:value="-0.125285517268825" calcext:value-type="float">
            <text:p>-0.125285517268825</text:p>
          </table:table-cell>
          <table:table-cell office:value-type="float" office:value="-0.0521966594053005" calcext:value-type="float">
            <text:p>-0.052196659405301</text:p>
          </table:table-cell>
          <table:table-cell office:value-type="float" office:value="-0.0345708737139265" calcext:value-type="float">
            <text:p>-0.034570873713927</text:p>
          </table:table-cell>
          <table:table-cell office:value-type="float" office:value="-0.026172425869563" calcext:value-type="float">
            <text:p>-0.026172425869563</text:p>
          </table:table-cell>
          <table:table-cell office:value-type="float" office:value="-0.855345472444258" calcext:value-type="float">
            <text:p>-0.855345472444258</text:p>
          </table:table-cell>
          <table:table-cell office:value-type="float" office:value="0.599389933979921" calcext:value-type="float">
            <text:p>0.599389933979921</text:p>
          </table:table-cell>
          <table:table-cell office:value-type="float" office:value="0.185411492790994" calcext:value-type="float">
            <text:p>0.185411492790994</text:p>
          </table:table-cell>
        </table:table-row>
        <table:table-row table:style-name="ro1">
          <table:table-cell table:formula="of:=SQRT([.B76]^2+[.C76]^2+[.D76]^2)" office:value-type="float" office:value="3.49398734731322" calcext:value-type="float">
            <text:p>3.49398734731322</text:p>
          </table:table-cell>
          <table:table-cell office:value-type="float" office:value="2.84800110790953" calcext:value-type="float">
            <text:p>2.84800110790953</text:p>
          </table:table-cell>
          <table:table-cell office:value-type="float" office:value="-1.77305516944454" calcext:value-type="float">
            <text:p>-1.77305516944454</text:p>
          </table:table-cell>
          <table:table-cell office:value-type="float" office:value="0.976274878626381" calcext:value-type="float">
            <text:p>0.976274878626381</text:p>
          </table:table-cell>
          <table:table-cell office:value-type="float" office:value="-0.612467163890999" calcext:value-type="float">
            <text:p>-0.612467163890999</text:p>
          </table:table-cell>
          <table:table-cell office:value-type="float" office:value="0.315617446241716" calcext:value-type="float">
            <text:p>0.315617446241716</text:p>
          </table:table-cell>
          <table:table-cell office:value-type="float" office:value="-2.27014143199266" calcext:value-type="float">
            <text:p>-2.27014143199266</text:p>
          </table:table-cell>
          <table:table-cell office:value-type="float" office:value="2.77902825011358" calcext:value-type="float">
            <text:p>2.77902825011358</text:p>
          </table:table-cell>
          <table:table-cell office:value-type="float" office:value="-1.70748461672994" calcext:value-type="float">
            <text:p>-1.70748461672994</text:p>
          </table:table-cell>
          <table:table-cell office:value-type="float" office:value="0.915259019886699" calcext:value-type="float">
            <text:p>0.915259019886699</text:p>
          </table:table-cell>
          <table:table-cell office:value-type="float" office:value="-0.687811338458374" calcext:value-type="float">
            <text:p>-0.687811338458374</text:p>
          </table:table-cell>
          <table:table-cell office:value-type="float" office:value="0.354199311138254" calcext:value-type="float">
            <text:p>0.354199311138254</text:p>
          </table:table-cell>
          <table:table-cell office:value-type="float" office:value="-2.27354303187785" calcext:value-type="float">
            <text:p>-2.27354303187785</text:p>
          </table:table-cell>
          <table:table-cell office:value-type="float" office:value="-0.0689728577959499" calcext:value-type="float">
            <text:p>-0.06897285779595</text:p>
          </table:table-cell>
          <table:table-cell office:value-type="float" office:value="0.0655705527146062" calcext:value-type="float">
            <text:p>0.065570552714606</text:p>
          </table:table-cell>
          <table:table-cell office:value-type="float" office:value="-0.0610158587396815" calcext:value-type="float">
            <text:p>-0.061015858739682</text:p>
          </table:table-cell>
          <table:table-cell office:value-type="float" office:value="0.0153455678182883" calcext:value-type="float">
            <text:p>0.015345567818288</text:p>
          </table:table-cell>
          <table:table-cell office:value-type="float" office:value="-0.0794728094519082" calcext:value-type="float">
            <text:p>-0.079472809451908</text:p>
          </table:table-cell>
          <table:table-cell office:value-type="float" office:value="-0.027570875842656" calcext:value-type="float">
            <text:p>-0.027570875842656</text:p>
          </table:table-cell>
        </table:table-row>
        <table:table-row table:style-name="ro1">
          <table:table-cell table:formula="of:=SQRT([.B77]^2+[.C77]^2+[.D77]^2)" office:value-type="float" office:value="4.77507765393403" calcext:value-type="float">
            <text:p>4.77507765393403</text:p>
          </table:table-cell>
          <table:table-cell office:value-type="float" office:value="3.7514892419789" calcext:value-type="float">
            <text:p>3.7514892419789</text:p>
          </table:table-cell>
          <table:table-cell office:value-type="float" office:value="-2.38364308426593" calcext:value-type="float">
            <text:p>-2.38364308426593</text:p>
          </table:table-cell>
          <table:table-cell office:value-type="float" office:value="1.74526236286923" calcext:value-type="float">
            <text:p>1.74526236286923</text:p>
          </table:table-cell>
          <table:table-cell office:value-type="float" office:value="-0.0753110653691289" calcext:value-type="float">
            <text:p>-0.075311065369129</text:p>
          </table:table-cell>
          <table:table-cell office:value-type="float" office:value="0.20087960185628" calcext:value-type="float">
            <text:p>0.20087960185628</text:p>
          </table:table-cell>
          <table:table-cell office:value-type="float" office:value="-2.84601312167759" calcext:value-type="float">
            <text:p>-2.84601312167759</text:p>
          </table:table-cell>
          <table:table-cell office:value-type="float" office:value="3.68237172853413" calcext:value-type="float">
            <text:p>3.68237172853413</text:p>
          </table:table-cell>
          <table:table-cell office:value-type="float" office:value="-2.34392550031495" calcext:value-type="float">
            <text:p>-2.34392550031495</text:p>
          </table:table-cell>
          <table:table-cell office:value-type="float" office:value="1.64073166266814" calcext:value-type="float">
            <text:p>1.64073166266814</text:p>
          </table:table-cell>
          <table:table-cell office:value-type="float" office:value="1.09783555489912" calcext:value-type="float">
            <text:p>1.09783555489912</text:p>
          </table:table-cell>
          <table:table-cell office:value-type="float" office:value="0.817761864450644" calcext:value-type="float">
            <text:p>0.817761864450644</text:p>
          </table:table-cell>
          <table:table-cell office:value-type="float" office:value="3.05722076021811" calcext:value-type="float">
            <text:p>3.05722076021811</text:p>
          </table:table-cell>
          <table:table-cell office:value-type="float" office:value="-0.0691175134447724" calcext:value-type="float">
            <text:p>-0.069117513444772</text:p>
          </table:table-cell>
          <table:table-cell office:value-type="float" office:value="0.039717583950988" calcext:value-type="float">
            <text:p>0.039717583950988</text:p>
          </table:table-cell>
          <table:table-cell office:value-type="float" office:value="-0.104530700201089" calcext:value-type="float">
            <text:p>-0.104530700201089</text:p>
          </table:table-cell>
          <table:table-cell office:value-type="float" office:value="-1.10006853527816" calcext:value-type="float">
            <text:p>-1.10006853527816</text:p>
          </table:table-cell>
          <table:table-cell office:value-type="float" office:value="-0.466464467212479" calcext:value-type="float">
            <text:p>-0.466464467212479</text:p>
          </table:table-cell>
          <table:table-cell office:value-type="float" office:value="-0.0135750604310649" calcext:value-type="float">
            <text:p>-0.013575060431065</text:p>
          </table:table-cell>
        </table:table-row>
        <table:table-row table:style-name="ro1">
          <table:table-cell table:formula="of:=SQRT([.B78]^2+[.C78]^2+[.D78]^2)" office:value-type="float" office:value="4.31897234181098" calcext:value-type="float">
            <text:p>4.31897234181098</text:p>
          </table:table-cell>
          <table:table-cell office:value-type="float" office:value="3.45207530725263" calcext:value-type="float">
            <text:p>3.45207530725263</text:p>
          </table:table-cell>
          <table:table-cell office:value-type="float" office:value="-2.53775915485747" calcext:value-type="float">
            <text:p>-2.53775915485747</text:p>
          </table:table-cell>
          <table:table-cell office:value-type="float" office:value="0.54449667980806" calcext:value-type="float">
            <text:p>0.54449667980806</text:p>
          </table:table-cell>
          <table:table-cell office:value-type="float" office:value="-0.0626802661442785" calcext:value-type="float">
            <text:p>-0.062680266144279</text:p>
          </table:table-cell>
          <table:table-cell office:value-type="float" office:value="0.644056940028693" calcext:value-type="float">
            <text:p>0.644056940028693</text:p>
          </table:table-cell>
          <table:table-cell office:value-type="float" office:value="0.704144495176171" calcext:value-type="float">
            <text:p>0.704144495176171</text:p>
          </table:table-cell>
          <table:table-cell office:value-type="float" office:value="3.49690968292345" calcext:value-type="float">
            <text:p>3.49690968292345</text:p>
          </table:table-cell>
          <table:table-cell office:value-type="float" office:value="-2.54483084990324" calcext:value-type="float">
            <text:p>-2.54483084990324</text:p>
          </table:table-cell>
          <table:table-cell office:value-type="float" office:value="0.590008205130476" calcext:value-type="float">
            <text:p>0.590008205130476</text:p>
          </table:table-cell>
          <table:table-cell office:value-type="float" office:value="-0.0147451925619508" calcext:value-type="float">
            <text:p>-0.014745192561951</text:p>
          </table:table-cell>
          <table:table-cell office:value-type="float" office:value="0.622832802006299" calcext:value-type="float">
            <text:p>0.622832802006299</text:p>
          </table:table-cell>
          <table:table-cell office:value-type="float" office:value="0.66323959157868" calcext:value-type="float">
            <text:p>0.66323959157868</text:p>
          </table:table-cell>
          <table:table-cell office:value-type="float" office:value="0.0448343756708272" calcext:value-type="float">
            <text:p>0.044834375670827</text:p>
          </table:table-cell>
          <table:table-cell office:value-type="float" office:value="-0.00707169504576966" calcext:value-type="float">
            <text:p>-0.00707169504577</text:p>
          </table:table-cell>
          <table:table-cell office:value-type="float" office:value="0.0455115253224158" calcext:value-type="float">
            <text:p>0.045511525322416</text:p>
          </table:table-cell>
          <table:table-cell office:value-type="float" office:value="0.016300961320467" calcext:value-type="float">
            <text:p>0.016300961320467</text:p>
          </table:table-cell>
          <table:table-cell office:value-type="float" office:value="-0.0409552699752816" calcext:value-type="float">
            <text:p>-0.040955269975282</text:p>
          </table:table-cell>
          <table:table-cell office:value-type="float" office:value="-0.0121919576297369" calcext:value-type="float">
            <text:p>-0.012191957629737</text:p>
          </table:table-cell>
        </table:table-row>
        <table:table-row table:style-name="ro1">
          <table:table-cell table:formula="of:=SQRT([.B79]^2+[.C79]^2+[.D79]^2)" office:value-type="float" office:value="3.32266539495122" calcext:value-type="float">
            <text:p>3.32266539495122</text:p>
          </table:table-cell>
          <table:table-cell office:value-type="float" office:value="3.02695793131375" calcext:value-type="float">
            <text:p>3.02695793131375</text:p>
          </table:table-cell>
          <table:table-cell office:value-type="float" office:value="1.31870351352968" calcext:value-type="float">
            <text:p>1.31870351352968</text:p>
          </table:table-cell>
          <table:table-cell office:value-type="float" office:value="0.3723601110049" calcext:value-type="float">
            <text:p>0.3723601110049</text:p>
          </table:table-cell>
          <table:table-cell office:value-type="float" office:value="0.0503477796469856" calcext:value-type="float">
            <text:p>0.050347779646986</text:p>
          </table:table-cell>
          <table:table-cell office:value-type="float" office:value="-0.0957710524718314" calcext:value-type="float">
            <text:p>-0.095771052471831</text:p>
          </table:table-cell>
          <table:table-cell office:value-type="float" office:value="2.98103378768742" calcext:value-type="float">
            <text:p>2.98103378768742</text:p>
          </table:table-cell>
          <table:table-cell office:value-type="float" office:value="3.08706511188718" calcext:value-type="float">
            <text:p>3.08706511188718</text:p>
          </table:table-cell>
          <table:table-cell office:value-type="float" office:value="1.33282815573844" calcext:value-type="float">
            <text:p>1.33282815573844</text:p>
          </table:table-cell>
          <table:table-cell office:value-type="float" office:value="0.4068381907899" calcext:value-type="float">
            <text:p>0.4068381907899</text:p>
          </table:table-cell>
          <table:table-cell office:value-type="float" office:value="0.122187824995772" calcext:value-type="float">
            <text:p>0.122187824995772</text:p>
          </table:table-cell>
          <table:table-cell office:value-type="float" office:value="-0.0105818180894293" calcext:value-type="float">
            <text:p>-0.010581818089429</text:p>
          </table:table-cell>
          <table:table-cell office:value-type="float" office:value="3.01884354556701" calcext:value-type="float">
            <text:p>3.01884354556701</text:p>
          </table:table-cell>
          <table:table-cell office:value-type="float" office:value="0.0601071805734255" calcext:value-type="float">
            <text:p>0.060107180573426</text:p>
          </table:table-cell>
          <table:table-cell office:value-type="float" office:value="0.014124642208756" calcext:value-type="float">
            <text:p>0.014124642208756</text:p>
          </table:table-cell>
          <table:table-cell office:value-type="float" office:value="0.034478079785" calcext:value-type="float">
            <text:p>0.034478079785</text:p>
          </table:table-cell>
          <table:table-cell office:value-type="float" office:value="-0.0575811159990995" calcext:value-type="float">
            <text:p>-0.0575811159991</text:p>
          </table:table-cell>
          <table:table-cell office:value-type="float" office:value="-0.0953674312526287" calcext:value-type="float">
            <text:p>-0.095367431252629</text:p>
          </table:table-cell>
          <table:table-cell office:value-type="float" office:value="0.0312377319629311" calcext:value-type="float">
            <text:p>0.031237731962931</text:p>
          </table:table-cell>
        </table:table-row>
        <table:table-row table:style-name="ro1">
          <table:table-cell table:formula="of:=SQRT([.B80]^2+[.C80]^2+[.D80]^2)" office:value-type="float" office:value="6.13741506566" calcext:value-type="float">
            <text:p>6.13741506566</text:p>
          </table:table-cell>
          <table:table-cell office:value-type="float" office:value="5.68942282602371" calcext:value-type="float">
            <text:p>5.68942282602371</text:p>
          </table:table-cell>
          <table:table-cell office:value-type="float" office:value="-1.73164305087748" calcext:value-type="float">
            <text:p>-1.73164305087748</text:p>
          </table:table-cell>
          <table:table-cell office:value-type="float" office:value="1.51649066573405" calcext:value-type="float">
            <text:p>1.51649066573405</text:p>
          </table:table-cell>
          <table:table-cell office:value-type="float" office:value="0.622178730106027" calcext:value-type="float">
            <text:p>0.622178730106027</text:p>
          </table:table-cell>
          <table:table-cell office:value-type="float" office:value="0.484320383654771" calcext:value-type="float">
            <text:p>0.484320383654771</text:p>
          </table:table-cell>
          <table:table-cell office:value-type="float" office:value="-1.98137529451185" calcext:value-type="float">
            <text:p>-1.98137529451185</text:p>
          </table:table-cell>
          <table:table-cell office:value-type="float" office:value="5.49841465514576" calcext:value-type="float">
            <text:p>5.49841465514576</text:p>
          </table:table-cell>
          <table:table-cell office:value-type="float" office:value="-1.72345710047182" calcext:value-type="float">
            <text:p>-1.72345710047182</text:p>
          </table:table-cell>
          <table:table-cell office:value-type="float" office:value="1.50742191057969" calcext:value-type="float">
            <text:p>1.50742191057969</text:p>
          </table:table-cell>
          <table:table-cell office:value-type="float" office:value="0.59303976397143" calcext:value-type="float">
            <text:p>0.59303976397143</text:p>
          </table:table-cell>
          <table:table-cell office:value-type="float" office:value="0.524250352496327" calcext:value-type="float">
            <text:p>0.524250352496327</text:p>
          </table:table-cell>
          <table:table-cell office:value-type="float" office:value="-1.95987953911532" calcext:value-type="float">
            <text:p>-1.95987953911532</text:p>
          </table:table-cell>
          <table:table-cell office:value-type="float" office:value="-0.191008170877952" calcext:value-type="float">
            <text:p>-0.191008170877952</text:p>
          </table:table-cell>
          <table:table-cell office:value-type="float" office:value="0.00818595040565429" calcext:value-type="float">
            <text:p>0.008185950405654</text:p>
          </table:table-cell>
          <table:table-cell office:value-type="float" office:value="-0.00906875515435757" calcext:value-type="float">
            <text:p>-0.009068755154358</text:p>
          </table:table-cell>
          <table:table-cell office:value-type="float" office:value="-0.0267150560681899" calcext:value-type="float">
            <text:p>-0.02671505606819</text:p>
          </table:table-cell>
          <table:table-cell office:value-type="float" office:value="-0.0391375222320156" calcext:value-type="float">
            <text:p>-0.039137522232016</text:p>
          </table:table-cell>
          <table:table-cell office:value-type="float" office:value="0.00688988607994823" calcext:value-type="float">
            <text:p>0.006889886079948</text:p>
          </table:table-cell>
        </table:table-row>
        <table:table-row table:style-name="ro1">
          <table:table-cell table:formula="of:=SQRT([.B81]^2+[.C81]^2+[.D81]^2)" office:value-type="float" office:value="5.62693223231834" calcext:value-type="float">
            <text:p>5.62693223231834</text:p>
          </table:table-cell>
          <table:table-cell office:value-type="float" office:value="4.61755870422822" calcext:value-type="float">
            <text:p>4.61755870422822</text:p>
          </table:table-cell>
          <table:table-cell office:value-type="float" office:value="3.20585697644495" calcext:value-type="float">
            <text:p>3.20585697644495</text:p>
          </table:table-cell>
          <table:table-cell office:value-type="float" office:value="0.250996029228725" calcext:value-type="float">
            <text:p>0.250996029228725</text:p>
          </table:table-cell>
          <table:table-cell office:value-type="float" office:value="-0.628106309721702" calcext:value-type="float">
            <text:p>-0.628106309721702</text:p>
          </table:table-cell>
          <table:table-cell office:value-type="float" office:value="0.0693697572962995" calcext:value-type="float">
            <text:p>0.0693697572963</text:p>
          </table:table-cell>
          <table:table-cell office:value-type="float" office:value="2.81630769878258" calcext:value-type="float">
            <text:p>2.81630769878258</text:p>
          </table:table-cell>
          <table:table-cell office:value-type="float" office:value="4.77128131489443" calcext:value-type="float">
            <text:p>4.77128131489443</text:p>
          </table:table-cell>
          <table:table-cell office:value-type="float" office:value="3.27247462178706" calcext:value-type="float">
            <text:p>3.27247462178706</text:p>
          </table:table-cell>
          <table:table-cell office:value-type="float" office:value="0.344183075599324" calcext:value-type="float">
            <text:p>0.344183075599324</text:p>
          </table:table-cell>
          <table:table-cell office:value-type="float" office:value="-0.493606955732803" calcext:value-type="float">
            <text:p>-0.493606955732803</text:p>
          </table:table-cell>
          <table:table-cell office:value-type="float" office:value="0.115740534478987" calcext:value-type="float">
            <text:p>0.115740534478987</text:p>
          </table:table-cell>
          <table:table-cell office:value-type="float" office:value="2.84786478648948" calcext:value-type="float">
            <text:p>2.84786478648948</text:p>
          </table:table-cell>
          <table:table-cell office:value-type="float" office:value="0.153722610666217" calcext:value-type="float">
            <text:p>0.153722610666217</text:p>
          </table:table-cell>
          <table:table-cell office:value-type="float" office:value="0.0666176453421081" calcext:value-type="float">
            <text:p>0.066617645342108</text:p>
          </table:table-cell>
          <table:table-cell office:value-type="float" office:value="0.0931870463705993" calcext:value-type="float">
            <text:p>0.093187046370599</text:p>
          </table:table-cell>
          <table:table-cell office:value-type="float" office:value="-0.111856759880536" calcext:value-type="float">
            <text:p>-0.111856759880536</text:p>
          </table:table-cell>
          <table:table-cell office:value-type="float" office:value="-0.087189926711539" calcext:value-type="float">
            <text:p>-0.087189926711539</text:p>
          </table:table-cell>
          <table:table-cell office:value-type="float" office:value="0.0391253215865923" calcext:value-type="float">
            <text:p>0.039125321586592</text:p>
          </table:table-cell>
        </table:table-row>
        <table:table-row table:style-name="ro1">
          <table:table-cell table:formula="of:=SQRT([.B82]^2+[.C82]^2+[.D82]^2)" office:value-type="float" office:value="5.69634603768072" calcext:value-type="float">
            <text:p>5.69634603768072</text:p>
          </table:table-cell>
          <table:table-cell office:value-type="float" office:value="5.25514443439872" calcext:value-type="float">
            <text:p>5.25514443439872</text:p>
          </table:table-cell>
          <table:table-cell office:value-type="float" office:value="-1.3292180936608" calcext:value-type="float">
            <text:p>-1.3292180936608</text:p>
          </table:table-cell>
          <table:table-cell office:value-type="float" office:value="1.75071254467823" calcext:value-type="float">
            <text:p>1.75071254467823</text:p>
          </table:table-cell>
          <table:table-cell office:value-type="float" office:value="0.124989028490102" calcext:value-type="float">
            <text:p>0.124989028490102</text:p>
          </table:table-cell>
          <table:table-cell office:value-type="float" office:value="0.29002295938999" calcext:value-type="float">
            <text:p>0.29002295938999</text:p>
          </table:table-cell>
          <table:table-cell office:value-type="float" office:value="2.37353859616556" calcext:value-type="float">
            <text:p>2.37353859616556</text:p>
          </table:table-cell>
          <table:table-cell office:value-type="float" office:value="5.5432401366492" calcext:value-type="float">
            <text:p>5.5432401366492</text:p>
          </table:table-cell>
          <table:table-cell office:value-type="float" office:value="-1.45575939219534" calcext:value-type="float">
            <text:p>-1.45575939219534</text:p>
          </table:table-cell>
          <table:table-cell office:value-type="float" office:value="1.85514932540644" calcext:value-type="float">
            <text:p>1.85514932540644</text:p>
          </table:table-cell>
          <table:table-cell office:value-type="float" office:value="0.533029074228054" calcext:value-type="float">
            <text:p>0.533029074228054</text:p>
          </table:table-cell>
          <table:table-cell office:value-type="float" office:value="0.0403275789506732" calcext:value-type="float">
            <text:p>0.040327578950673</text:p>
          </table:table-cell>
          <table:table-cell office:value-type="float" office:value="2.52804309378519" calcext:value-type="float">
            <text:p>2.52804309378519</text:p>
          </table:table-cell>
          <table:table-cell office:value-type="float" office:value="0.288095702250477" calcext:value-type="float">
            <text:p>0.288095702250477</text:p>
          </table:table-cell>
          <table:table-cell office:value-type="float" office:value="-0.126541298534538" calcext:value-type="float">
            <text:p>-0.126541298534538</text:p>
          </table:table-cell>
          <table:table-cell office:value-type="float" office:value="0.104436780728209" calcext:value-type="float">
            <text:p>0.104436780728209</text:p>
          </table:table-cell>
          <table:table-cell office:value-type="float" office:value="-0.459476259274354" calcext:value-type="float">
            <text:p>-0.459476259274354</text:p>
          </table:table-cell>
          <table:table-cell office:value-type="float" office:value="-0.114844408350318" calcext:value-type="float">
            <text:p>-0.114844408350318</text:p>
          </table:table-cell>
          <table:table-cell office:value-type="float" office:value="0.196163817764279" calcext:value-type="float">
            <text:p>0.196163817764279</text:p>
          </table:table-cell>
        </table:table-row>
        <table:table-row table:style-name="ro1">
          <table:table-cell table:formula="of:=SQRT([.B83]^2+[.C83]^2+[.D83]^2)" office:value-type="float" office:value="2.12422900540089" calcext:value-type="float">
            <text:p>2.12422900540089</text:p>
          </table:table-cell>
          <table:table-cell office:value-type="float" office:value="1.97942346063749" calcext:value-type="float">
            <text:p>1.97942346063749</text:p>
          </table:table-cell>
          <table:table-cell office:value-type="float" office:value="0.755925859701953" calcext:value-type="float">
            <text:p>0.755925859701953</text:p>
          </table:table-cell>
          <table:table-cell office:value-type="float" office:value="0.151022268219684" calcext:value-type="float">
            <text:p>0.151022268219684</text:p>
          </table:table-cell>
          <table:table-cell office:value-type="float" office:value="-0.564296896010541" calcext:value-type="float">
            <text:p>-0.564296896010541</text:p>
          </table:table-cell>
          <table:table-cell office:value-type="float" office:value="-0.50316297964843" calcext:value-type="float">
            <text:p>-0.50316297964843</text:p>
          </table:table-cell>
          <table:table-cell office:value-type="float" office:value="-0.89413311946692" calcext:value-type="float">
            <text:p>-0.89413311946692</text:p>
          </table:table-cell>
          <table:table-cell office:value-type="float" office:value="2.01997593815322" calcext:value-type="float">
            <text:p>2.01997593815322</text:p>
          </table:table-cell>
          <table:table-cell office:value-type="float" office:value="0.756562433991081" calcext:value-type="float">
            <text:p>0.756562433991081</text:p>
          </table:table-cell>
          <table:table-cell office:value-type="float" office:value="0.165969222159974" calcext:value-type="float">
            <text:p>0.165969222159974</text:p>
          </table:table-cell>
          <table:table-cell office:value-type="float" office:value="-0.718020518876828" calcext:value-type="float">
            <text:p>-0.718020518876828</text:p>
          </table:table-cell>
          <table:table-cell office:value-type="float" office:value="-0.507517456223474" calcext:value-type="float">
            <text:p>-0.507517456223474</text:p>
          </table:table-cell>
          <table:table-cell office:value-type="float" office:value="-0.962222462141439" calcext:value-type="float">
            <text:p>-0.962222462141439</text:p>
          </table:table-cell>
          <table:table-cell office:value-type="float" office:value="0.0405524775157342" calcext:value-type="float">
            <text:p>0.040552477515734</text:p>
          </table:table-cell>
          <table:table-cell office:value-type="float" office:value="0.000636574289127889" calcext:value-type="float">
            <text:p>0.000636574289128</text:p>
          </table:table-cell>
          <table:table-cell office:value-type="float" office:value="0.0149469539402902" calcext:value-type="float">
            <text:p>0.01494695394029</text:p>
          </table:table-cell>
          <table:table-cell office:value-type="float" office:value="-0.0770721081346766" calcext:value-type="float">
            <text:p>-0.077072108134677</text:p>
          </table:table-cell>
          <table:table-cell office:value-type="float" office:value="-0.110396775239658" calcext:value-type="float">
            <text:p>-0.110396775239658</text:p>
          </table:table-cell>
          <table:table-cell office:value-type="float" office:value="0.00218092387202073" calcext:value-type="float">
            <text:p>0.002180923872021</text:p>
          </table:table-cell>
        </table:table-row>
        <table:table-row table:style-name="ro1">
          <table:table-cell table:formula="of:=SQRT([.B84]^2+[.C84]^2+[.D84]^2)" office:value-type="float" office:value="4.06915438920646" calcext:value-type="float">
            <text:p>4.06915438920646</text:p>
          </table:table-cell>
          <table:table-cell office:value-type="float" office:value="3.32366144113204" calcext:value-type="float">
            <text:p>3.32366144113204</text:p>
          </table:table-cell>
          <table:table-cell office:value-type="float" office:value="2.18518169841271" calcext:value-type="float">
            <text:p>2.18518169841271</text:p>
          </table:table-cell>
          <table:table-cell office:value-type="float" office:value="0.858063524951631" calcext:value-type="float">
            <text:p>0.858063524951631</text:p>
          </table:table-cell>
          <table:table-cell office:value-type="float" office:value="0.0827134901987474" calcext:value-type="float">
            <text:p>0.082713490198748</text:p>
          </table:table-cell>
          <table:table-cell office:value-type="float" office:value="0.0734735610650468" calcext:value-type="float">
            <text:p>0.073473561065047</text:p>
          </table:table-cell>
          <table:table-cell office:value-type="float" office:value="-0.398702108661894" calcext:value-type="float">
            <text:p>-0.398702108661894</text:p>
          </table:table-cell>
          <table:table-cell office:value-type="float" office:value="3.36826615501433" calcext:value-type="float">
            <text:p>3.36826615501433</text:p>
          </table:table-cell>
          <table:table-cell office:value-type="float" office:value="2.18765862230587" calcext:value-type="float">
            <text:p>2.18765862230587</text:p>
          </table:table-cell>
          <table:table-cell office:value-type="float" office:value="0.833910642253531" calcext:value-type="float">
            <text:p>0.833910642253531</text:p>
          </table:table-cell>
          <table:table-cell office:value-type="float" office:value="0.00596498352307151" calcext:value-type="float">
            <text:p>0.005964983523072</text:p>
          </table:table-cell>
          <table:table-cell office:value-type="float" office:value="0.0488985880652528" calcext:value-type="float">
            <text:p>0.048898588065253</text:p>
          </table:table-cell>
          <table:table-cell office:value-type="float" office:value="-0.353826718094036" calcext:value-type="float">
            <text:p>-0.353826718094036</text:p>
          </table:table-cell>
          <table:table-cell office:value-type="float" office:value="0.0446047138822907" calcext:value-type="float">
            <text:p>0.044604713882291</text:p>
          </table:table-cell>
          <table:table-cell office:value-type="float" office:value="0.0024769238931559" calcext:value-type="float">
            <text:p>0.002476923893156</text:p>
          </table:table-cell>
          <table:table-cell office:value-type="float" office:value="-0.0241528826980998" calcext:value-type="float">
            <text:p>-0.0241528826981</text:p>
          </table:table-cell>
          <table:table-cell office:value-type="float" office:value="-0.0612407435512839" calcext:value-type="float">
            <text:p>-0.061240743551284</text:p>
          </table:table-cell>
          <table:table-cell office:value-type="float" office:value="-0.0522006521127887" calcext:value-type="float">
            <text:p>-0.052200652112789</text:p>
          </table:table-cell>
          <table:table-cell office:value-type="float" office:value="0.038580463453461" calcext:value-type="float">
            <text:p>0.038580463453461</text:p>
          </table:table-cell>
        </table:table-row>
        <table:table-row table:style-name="ro1">
          <table:table-cell table:formula="of:=SQRT([.B85]^2+[.C85]^2+[.D85]^2)" office:value-type="float" office:value="2.44029144282358" calcext:value-type="float">
            <text:p>2.44029144282358</text:p>
          </table:table-cell>
          <table:table-cell office:value-type="float" office:value="2.00244179503629" calcext:value-type="float">
            <text:p>2.00244179503629</text:p>
          </table:table-cell>
          <table:table-cell office:value-type="float" office:value="1.3020706388346" calcext:value-type="float">
            <text:p>1.3020706388346</text:p>
          </table:table-cell>
          <table:table-cell office:value-type="float" office:value="0.499861215633586" calcext:value-type="float">
            <text:p>0.499861215633586</text:p>
          </table:table-cell>
          <table:table-cell office:value-type="float" office:value="-0.0342537691097085" calcext:value-type="float">
            <text:p>-0.034253769109709</text:p>
          </table:table-cell>
          <table:table-cell office:value-type="float" office:value="-0.0572257293228145" calcext:value-type="float">
            <text:p>-0.057225729322815</text:p>
          </table:table-cell>
          <table:table-cell office:value-type="float" office:value="-1.54658380098193" calcext:value-type="float">
            <text:p>-1.54658380098193</text:p>
          </table:table-cell>
          <table:table-cell office:value-type="float" office:value="2.08402600130424" calcext:value-type="float">
            <text:p>2.08402600130424</text:p>
          </table:table-cell>
          <table:table-cell office:value-type="float" office:value="1.31657327008821" calcext:value-type="float">
            <text:p>1.31657327008821</text:p>
          </table:table-cell>
          <table:table-cell office:value-type="float" office:value="0.476672988343298" calcext:value-type="float">
            <text:p>0.476672988343298</text:p>
          </table:table-cell>
          <table:table-cell office:value-type="float" office:value="-0.0995599348305252" calcext:value-type="float">
            <text:p>-0.099559934830525</text:p>
          </table:table-cell>
          <table:table-cell office:value-type="float" office:value="-0.0107671644733971" calcext:value-type="float">
            <text:p>-0.010767164473397</text:p>
          </table:table-cell>
          <table:table-cell office:value-type="float" office:value="-1.52678666644961" calcext:value-type="float">
            <text:p>-1.52678666644961</text:p>
          </table:table-cell>
          <table:table-cell office:value-type="float" office:value="0.0815842062679546" calcext:value-type="float">
            <text:p>0.081584206267955</text:p>
          </table:table-cell>
          <table:table-cell office:value-type="float" office:value="0.0145026312536054" calcext:value-type="float">
            <text:p>0.014502631253605</text:p>
          </table:table-cell>
          <table:table-cell office:value-type="float" office:value="-0.0231882272902872" calcext:value-type="float">
            <text:p>-0.023188227290287</text:p>
          </table:table-cell>
          <table:table-cell office:value-type="float" office:value="-0.0480033841885743" calcext:value-type="float">
            <text:p>-0.048003384188574</text:p>
          </table:table-cell>
          <table:table-cell office:value-type="float" office:value="-0.0641594408386457" calcext:value-type="float">
            <text:p>-0.064159440838646</text:p>
          </table:table-cell>
          <table:table-cell office:value-type="float" office:value="0.0204775128741783" calcext:value-type="float">
            <text:p>0.020477512874178</text:p>
          </table:table-cell>
        </table:table-row>
        <table:table-row table:style-name="ro1">
          <table:table-cell table:formula="of:=SQRT([.B86]^2+[.C86]^2+[.D86]^2)" office:value-type="float" office:value="2.11094105912403" calcext:value-type="float">
            <text:p>2.11094105912403</text:p>
          </table:table-cell>
          <table:table-cell office:value-type="float" office:value="1.91007066104221" calcext:value-type="float">
            <text:p>1.91007066104221</text:p>
          </table:table-cell>
          <table:table-cell office:value-type="float" office:value="0.604280294563791" calcext:value-type="float">
            <text:p>0.604280294563791</text:p>
          </table:table-cell>
          <table:table-cell office:value-type="float" office:value="0.665242474984404" calcext:value-type="float">
            <text:p>0.665242474984404</text:p>
          </table:table-cell>
          <table:table-cell office:value-type="float" office:value="0.835935313319181" calcext:value-type="float">
            <text:p>0.835935313319181</text:p>
          </table:table-cell>
          <table:table-cell office:value-type="float" office:value="-0.12370426615241" calcext:value-type="float">
            <text:p>-0.12370426615241</text:p>
          </table:table-cell>
          <table:table-cell office:value-type="float" office:value="-2.99720593994035" calcext:value-type="float">
            <text:p>-2.99720593994035</text:p>
          </table:table-cell>
          <table:table-cell office:value-type="float" office:value="1.91142173097322" calcext:value-type="float">
            <text:p>1.91142173097322</text:p>
          </table:table-cell>
          <table:table-cell office:value-type="float" office:value="0.600940961445491" calcext:value-type="float">
            <text:p>0.600940961445491</text:p>
          </table:table-cell>
          <table:table-cell office:value-type="float" office:value="0.611651174266916" calcext:value-type="float">
            <text:p>0.611651174266916</text:p>
          </table:table-cell>
          <table:table-cell office:value-type="float" office:value="0.918650710340319" calcext:value-type="float">
            <text:p>0.918650710340319</text:p>
          </table:table-cell>
          <table:table-cell office:value-type="float" office:value="-0.0449345511088515" calcext:value-type="float">
            <text:p>-0.044934551108852</text:p>
          </table:table-cell>
          <table:table-cell office:value-type="float" office:value="-2.96459972979287" calcext:value-type="float">
            <text:p>-2.96459972979287</text:p>
          </table:table-cell>
          <table:table-cell office:value-type="float" office:value="0.00135106993100709" calcext:value-type="float">
            <text:p>0.001351069931007</text:p>
          </table:table-cell>
          <table:table-cell office:value-type="float" office:value="-0.00333933311830048" calcext:value-type="float">
            <text:p>-0.0033393331183</text:p>
          </table:table-cell>
          <table:table-cell office:value-type="float" office:value="-0.0535913007174878" calcext:value-type="float">
            <text:p>-0.053591300717488</text:p>
          </table:table-cell>
          <table:table-cell office:value-type="float" office:value="-0.0932759991849927" calcext:value-type="float">
            <text:p>-0.093275999184993</text:p>
          </table:table-cell>
          <table:table-cell office:value-type="float" office:value="-0.0656235341436928" calcext:value-type="float">
            <text:p>-0.065623534143693</text:p>
          </table:table-cell>
          <table:table-cell office:value-type="float" office:value="0.0225667341081031" calcext:value-type="float">
            <text:p>0.022566734108103</text:p>
          </table:table-cell>
        </table:table-row>
        <table:table-row table:style-name="ro1">
          <table:table-cell table:formula="of:=SQRT([.B87]^2+[.C87]^2+[.D87]^2)" office:value-type="float" office:value="5.74070434738845" calcext:value-type="float">
            <text:p>5.74070434738845</text:p>
          </table:table-cell>
          <table:table-cell office:value-type="float" office:value="4.78668783267891" calcext:value-type="float">
            <text:p>4.78668783267891</text:p>
          </table:table-cell>
          <table:table-cell office:value-type="float" office:value="-2.07331131128157" calcext:value-type="float">
            <text:p>-2.07331131128157</text:p>
          </table:table-cell>
          <table:table-cell office:value-type="float" office:value="2.39680750230808" calcext:value-type="float">
            <text:p>2.39680750230808</text:p>
          </table:table-cell>
          <table:table-cell office:value-type="float" office:value="-0.570457218775974" calcext:value-type="float">
            <text:p>-0.570457218775974</text:p>
          </table:table-cell>
          <table:table-cell office:value-type="float" office:value="0.621033554837926" calcext:value-type="float">
            <text:p>0.621033554837926</text:p>
          </table:table-cell>
          <table:table-cell office:value-type="float" office:value="2.76751605438208" calcext:value-type="float">
            <text:p>2.76751605438208</text:p>
          </table:table-cell>
          <table:table-cell office:value-type="float" office:value="4.73175614114286" calcext:value-type="float">
            <text:p>4.73175614114286</text:p>
          </table:table-cell>
          <table:table-cell office:value-type="float" office:value="-2.09669531605334" calcext:value-type="float">
            <text:p>-2.09669531605334</text:p>
          </table:table-cell>
          <table:table-cell office:value-type="float" office:value="2.29269332189367" calcext:value-type="float">
            <text:p>2.29269332189367</text:p>
          </table:table-cell>
          <table:table-cell office:value-type="float" office:value="-0.588685302009989" calcext:value-type="float">
            <text:p>-0.588685302009989</text:p>
          </table:table-cell>
          <table:table-cell office:value-type="float" office:value="0.642679586582204" calcext:value-type="float">
            <text:p>0.642679586582204</text:p>
          </table:table-cell>
          <table:table-cell office:value-type="float" office:value="2.78682279576985" calcext:value-type="float">
            <text:p>2.78682279576985</text:p>
          </table:table-cell>
          <table:table-cell office:value-type="float" office:value="-0.0549316915360452" calcext:value-type="float">
            <text:p>-0.054931691536045</text:p>
          </table:table-cell>
          <table:table-cell office:value-type="float" office:value="-0.0233840047717622" calcext:value-type="float">
            <text:p>-0.023384004771762</text:p>
          </table:table-cell>
          <table:table-cell office:value-type="float" office:value="-0.104114180414409" calcext:value-type="float">
            <text:p>-0.104114180414409</text:p>
          </table:table-cell>
          <table:table-cell office:value-type="float" office:value="0.021523078699186" calcext:value-type="float">
            <text:p>0.021523078699186</text:p>
          </table:table-cell>
          <table:table-cell office:value-type="float" office:value="-0.0148885041877778" calcext:value-type="float">
            <text:p>-0.014888504187778</text:p>
          </table:table-cell>
          <table:table-cell office:value-type="float" office:value="0.00869984283997871" calcext:value-type="float">
            <text:p>0.008699842839979</text:p>
          </table:table-cell>
        </table:table-row>
        <table:table-row table:style-name="ro1">
          <table:table-cell table:formula="of:=SQRT([.B88]^2+[.C88]^2+[.D88]^2)" office:value-type="float" office:value="1.28085872520465" calcext:value-type="float">
            <text:p>1.28085872520465</text:p>
          </table:table-cell>
          <table:table-cell office:value-type="float" office:value="1.19824856507311" calcext:value-type="float">
            <text:p>1.19824856507311</text:p>
          </table:table-cell>
          <table:table-cell office:value-type="float" office:value="-0.43438282287047" calcext:value-type="float">
            <text:p>-0.43438282287047</text:p>
          </table:table-cell>
          <table:table-cell office:value-type="float" office:value="0.126929166971944" calcext:value-type="float">
            <text:p>0.126929166971944</text:p>
          </table:table-cell>
          <table:table-cell office:value-type="float" office:value="-0.338900552594049" calcext:value-type="float">
            <text:p>-0.338900552594049</text:p>
          </table:table-cell>
          <table:table-cell office:value-type="float" office:value="-0.765984154420769" calcext:value-type="float">
            <text:p>-0.765984154420769</text:p>
          </table:table-cell>
          <table:table-cell office:value-type="float" office:value="-2.88858481202727" calcext:value-type="float">
            <text:p>-2.88858481202727</text:p>
          </table:table-cell>
          <table:table-cell office:value-type="float" office:value="1.27608398154127" calcext:value-type="float">
            <text:p>1.27608398154127</text:p>
          </table:table-cell>
          <table:table-cell office:value-type="float" office:value="-0.41994711980424" calcext:value-type="float">
            <text:p>-0.41994711980424</text:p>
          </table:table-cell>
          <table:table-cell office:value-type="float" office:value="0.137572163902332" calcext:value-type="float">
            <text:p>0.137572163902332</text:p>
          </table:table-cell>
          <table:table-cell office:value-type="float" office:value="-0.343117890972392" calcext:value-type="float">
            <text:p>-0.343117890972392</text:p>
          </table:table-cell>
          <table:table-cell office:value-type="float" office:value="-0.691521549271837" calcext:value-type="float">
            <text:p>-0.691521549271837</text:p>
          </table:table-cell>
          <table:table-cell office:value-type="float" office:value="-2.90708916094089" calcext:value-type="float">
            <text:p>-2.90708916094089</text:p>
          </table:table-cell>
          <table:table-cell office:value-type="float" office:value="0.0778354164681567" calcext:value-type="float">
            <text:p>0.077835416468157</text:p>
          </table:table-cell>
          <table:table-cell office:value-type="float" office:value="0.0144357030662298" calcext:value-type="float">
            <text:p>0.01443570306623</text:p>
          </table:table-cell>
          <table:table-cell office:value-type="float" office:value="0.0106429969303876" calcext:value-type="float">
            <text:p>0.010642996930388</text:p>
          </table:table-cell>
          <table:table-cell office:value-type="float" office:value="-0.0155176069643379" calcext:value-type="float">
            <text:p>-0.015517606964338</text:p>
          </table:table-cell>
          <table:table-cell office:value-type="float" office:value="-0.0728985111798508" calcext:value-type="float">
            <text:p>-0.072898511179851</text:p>
          </table:table-cell>
          <table:table-cell office:value-type="float" office:value="-0.0162597727564515" calcext:value-type="float">
            <text:p>-0.016259772756452</text:p>
          </table:table-cell>
        </table:table-row>
        <table:table-row table:style-name="ro1">
          <table:table-cell table:formula="of:=SQRT([.B89]^2+[.C89]^2+[.D89]^2)" office:value-type="float" office:value="5.48066614996783" calcext:value-type="float">
            <text:p>5.48066614996783</text:p>
          </table:table-cell>
          <table:table-cell office:value-type="float" office:value="4.21121607341094" calcext:value-type="float">
            <text:p>4.21121607341094</text:p>
          </table:table-cell>
          <table:table-cell office:value-type="float" office:value="-3.30506607165175" calcext:value-type="float">
            <text:p>-3.30506607165175</text:p>
          </table:table-cell>
          <table:table-cell office:value-type="float" office:value="1.17469097743405" calcext:value-type="float">
            <text:p>1.17469097743405</text:p>
          </table:table-cell>
          <table:table-cell office:value-type="float" office:value="0.220330843455048" calcext:value-type="float">
            <text:p>0.220330843455048</text:p>
          </table:table-cell>
          <table:table-cell office:value-type="float" office:value="0.171565138833928" calcext:value-type="float">
            <text:p>0.171565138833928</text:p>
          </table:table-cell>
          <table:table-cell office:value-type="float" office:value="2.16145186541428" calcext:value-type="float">
            <text:p>2.16145186541428</text:p>
          </table:table-cell>
          <table:table-cell office:value-type="float" office:value="4.28352920602047" calcext:value-type="float">
            <text:p>4.28352920602047</text:p>
          </table:table-cell>
          <table:table-cell office:value-type="float" office:value="-3.35702987292767" calcext:value-type="float">
            <text:p>-3.35702987292767</text:p>
          </table:table-cell>
          <table:table-cell office:value-type="float" office:value="1.1913605186455" calcext:value-type="float">
            <text:p>1.1913605186455</text:p>
          </table:table-cell>
          <table:table-cell office:value-type="float" office:value="0.247696904338831" calcext:value-type="float">
            <text:p>0.247696904338831</text:p>
          </table:table-cell>
          <table:table-cell office:value-type="float" office:value="0.245356454649269" calcext:value-type="float">
            <text:p>0.245356454649269</text:p>
          </table:table-cell>
          <table:table-cell office:value-type="float" office:value="2.17358088024849" calcext:value-type="float">
            <text:p>2.17358088024849</text:p>
          </table:table-cell>
          <table:table-cell office:value-type="float" office:value="0.0723131326095228" calcext:value-type="float">
            <text:p>0.072313132609523</text:p>
          </table:table-cell>
          <table:table-cell office:value-type="float" office:value="-0.0519638012759116" calcext:value-type="float">
            <text:p>-0.051963801275912</text:p>
          </table:table-cell>
          <table:table-cell office:value-type="float" office:value="0.0166695412114499" calcext:value-type="float">
            <text:p>0.01666954121145</text:p>
          </table:table-cell>
          <table:table-cell office:value-type="float" office:value="0.0466129912317008" calcext:value-type="float">
            <text:p>0.046612991231701</text:p>
          </table:table-cell>
          <table:table-cell office:value-type="float" office:value="-0.0631801745724516" calcext:value-type="float">
            <text:p>-0.063180174572452</text:p>
          </table:table-cell>
          <table:table-cell office:value-type="float" office:value="0.0192699984139138" calcext:value-type="float">
            <text:p>0.019269998413914</text:p>
          </table:table-cell>
        </table:table-row>
        <table:table-row table:style-name="ro1">
          <table:table-cell table:formula="of:=SQRT([.B90]^2+[.C90]^2+[.D90]^2)" office:value-type="float" office:value="3.64897150755142" calcext:value-type="float">
            <text:p>3.64897150755142</text:p>
          </table:table-cell>
          <table:table-cell office:value-type="float" office:value="3.60885652463832" calcext:value-type="float">
            <text:p>3.60885652463832</text:p>
          </table:table-cell>
          <table:table-cell office:value-type="float" office:value="-0.177083167107665" calcext:value-type="float">
            <text:p>-0.177083167107665</text:p>
          </table:table-cell>
          <table:table-cell office:value-type="float" office:value="0.509695202473626" calcext:value-type="float">
            <text:p>0.509695202473626</text:p>
          </table:table-cell>
          <table:table-cell office:value-type="float" office:value="0.658963575294192" calcext:value-type="float">
            <text:p>0.658963575294192</text:p>
          </table:table-cell>
          <table:table-cell office:value-type="float" office:value="-0.369845911145418" calcext:value-type="float">
            <text:p>-0.369845911145418</text:p>
          </table:table-cell>
          <table:table-cell office:value-type="float" office:value="-0.989886737303308" calcext:value-type="float">
            <text:p>-0.989886737303308</text:p>
          </table:table-cell>
          <table:table-cell office:value-type="float" office:value="3.71161263905194" calcext:value-type="float">
            <text:p>3.71161263905194</text:p>
          </table:table-cell>
          <table:table-cell office:value-type="float" office:value="-0.197765595323063" calcext:value-type="float">
            <text:p>-0.197765595323063</text:p>
          </table:table-cell>
          <table:table-cell office:value-type="float" office:value="0.581777942859681" calcext:value-type="float">
            <text:p>0.581777942859681</text:p>
          </table:table-cell>
          <table:table-cell office:value-type="float" office:value="0.566288422116855" calcext:value-type="float">
            <text:p>0.566288422116855</text:p>
          </table:table-cell>
          <table:table-cell office:value-type="float" office:value="-0.378279239783247" calcext:value-type="float">
            <text:p>-0.378279239783247</text:p>
          </table:table-cell>
          <table:table-cell office:value-type="float" office:value="-1.03525782410725" calcext:value-type="float">
            <text:p>-1.03525782410725</text:p>
          </table:table-cell>
          <table:table-cell office:value-type="float" office:value="0.102756114413613" calcext:value-type="float">
            <text:p>0.102756114413613</text:p>
          </table:table-cell>
          <table:table-cell office:value-type="float" office:value="-0.0206824282153988" calcext:value-type="float">
            <text:p>-0.020682428215399</text:p>
          </table:table-cell>
          <table:table-cell office:value-type="float" office:value="0.0720827403860549" calcext:value-type="float">
            <text:p>0.072082740386055</text:p>
          </table:table-cell>
          <table:table-cell office:value-type="float" office:value="-0.0390673502998262" calcext:value-type="float">
            <text:p>-0.039067350299826</text:p>
          </table:table-cell>
          <table:table-cell office:value-type="float" office:value="-0.0773891611001822" calcext:value-type="float">
            <text:p>-0.077389161100182</text:p>
          </table:table-cell>
          <table:table-cell office:value-type="float" office:value="-0.0129989029926172" calcext:value-type="float">
            <text:p>-0.012998902992617</text:p>
          </table:table-cell>
        </table:table-row>
        <table:table-row table:style-name="ro1">
          <table:table-cell table:formula="of:=SQRT([.B91]^2+[.C91]^2+[.D91]^2)" office:value-type="float" office:value="5.36671295967948" calcext:value-type="float">
            <text:p>5.36671295967948</text:p>
          </table:table-cell>
          <table:table-cell office:value-type="float" office:value="4.59743708421371" calcext:value-type="float">
            <text:p>4.59743708421371</text:p>
          </table:table-cell>
          <table:table-cell office:value-type="float" office:value="-2.70958173157407" calcext:value-type="float">
            <text:p>-2.70958173157407</text:p>
          </table:table-cell>
          <table:table-cell office:value-type="float" office:value="0.56863616505484" calcext:value-type="float">
            <text:p>0.56863616505484</text:p>
          </table:table-cell>
          <table:table-cell office:value-type="float" office:value="0.188516064490786" calcext:value-type="float">
            <text:p>0.188516064490786</text:p>
          </table:table-cell>
          <table:table-cell office:value-type="float" office:value="-0.627096526733529" calcext:value-type="float">
            <text:p>-0.627096526733529</text:p>
          </table:table-cell>
          <table:table-cell office:value-type="float" office:value="2.94423997464423" calcext:value-type="float">
            <text:p>2.94423997464423</text:p>
          </table:table-cell>
          <table:table-cell office:value-type="float" office:value="4.63920267676742" calcext:value-type="float">
            <text:p>4.63920267676742</text:p>
          </table:table-cell>
          <table:table-cell office:value-type="float" office:value="-2.75097688652525" calcext:value-type="float">
            <text:p>-2.75097688652525</text:p>
          </table:table-cell>
          <table:table-cell office:value-type="float" office:value="0.657505003533089" calcext:value-type="float">
            <text:p>0.657505003533089</text:p>
          </table:table-cell>
          <table:table-cell office:value-type="float" office:value="0.268392844072192" calcext:value-type="float">
            <text:p>0.268392844072192</text:p>
          </table:table-cell>
          <table:table-cell office:value-type="float" office:value="-0.598078891571582" calcext:value-type="float">
            <text:p>-0.598078891571582</text:p>
          </table:table-cell>
          <table:table-cell office:value-type="float" office:value="2.97143543094166" calcext:value-type="float">
            <text:p>2.97143543094166</text:p>
          </table:table-cell>
          <table:table-cell office:value-type="float" office:value="0.0417655925537135" calcext:value-type="float">
            <text:p>0.041765592553714</text:p>
          </table:table-cell>
          <table:table-cell office:value-type="float" office:value="-0.0413951549511817" calcext:value-type="float">
            <text:p>-0.041395154951182</text:p>
          </table:table-cell>
          <table:table-cell office:value-type="float" office:value="0.0888688384782493" calcext:value-type="float">
            <text:p>0.088868838478249</text:p>
          </table:table-cell>
          <table:table-cell office:value-type="float" office:value="-0.0593578842497071" calcext:value-type="float">
            <text:p>-0.059357884249707</text:p>
          </table:table-cell>
          <table:table-cell office:value-type="float" office:value="-0.0398741746019295" calcext:value-type="float">
            <text:p>-0.03987417460193</text:p>
          </table:table-cell>
          <table:table-cell office:value-type="float" office:value="-0.019937731287083" calcext:value-type="float">
            <text:p>-0.019937731287083</text:p>
          </table:table-cell>
        </table:table-row>
        <table:table-row table:style-name="ro1">
          <table:table-cell table:formula="of:=SQRT([.B92]^2+[.C92]^2+[.D92]^2)" office:value-type="float" office:value="3.37943116501069" calcext:value-type="float">
            <text:p>3.37943116501069</text:p>
          </table:table-cell>
          <table:table-cell office:value-type="float" office:value="3.31824636439903" calcext:value-type="float">
            <text:p>3.31824636439903</text:p>
          </table:table-cell>
          <table:table-cell office:value-type="float" office:value="0.608469143953154" calcext:value-type="float">
            <text:p>0.608469143953154</text:p>
          </table:table-cell>
          <table:table-cell office:value-type="float" office:value="0.198900389780969" calcext:value-type="float">
            <text:p>0.198900389780969</text:p>
          </table:table-cell>
          <table:table-cell office:value-type="float" office:value="0.330685468336439" calcext:value-type="float">
            <text:p>0.330685468336439</text:p>
          </table:table-cell>
          <table:table-cell office:value-type="float" office:value="0.0699888880102204" calcext:value-type="float">
            <text:p>0.069988888010221</text:p>
          </table:table-cell>
          <table:table-cell office:value-type="float" office:value="-0.493407502109671" calcext:value-type="float">
            <text:p>-0.493407502109671</text:p>
          </table:table-cell>
          <table:table-cell office:value-type="float" office:value="3.32639315846119" calcext:value-type="float">
            <text:p>3.32639315846119</text:p>
          </table:table-cell>
          <table:table-cell office:value-type="float" office:value="0.602120174501073" calcext:value-type="float">
            <text:p>0.602120174501073</text:p>
          </table:table-cell>
          <table:table-cell office:value-type="float" office:value="0.268303337801776" calcext:value-type="float">
            <text:p>0.268303337801776</text:p>
          </table:table-cell>
          <table:table-cell office:value-type="float" office:value="0.173590100206676" calcext:value-type="float">
            <text:p>0.173590100206676</text:p>
          </table:table-cell>
          <table:table-cell office:value-type="float" office:value="0.0735444923967248" calcext:value-type="float">
            <text:p>0.073544492396725</text:p>
          </table:table-cell>
          <table:table-cell office:value-type="float" office:value="-0.472401331627525" calcext:value-type="float">
            <text:p>-0.472401331627525</text:p>
          </table:table-cell>
          <table:table-cell office:value-type="float" office:value="0.00814679406215468" calcext:value-type="float">
            <text:p>0.008146794062155</text:p>
          </table:table-cell>
          <table:table-cell office:value-type="float" office:value="-0.00634896945208075" calcext:value-type="float">
            <text:p>-0.006348969452081</text:p>
          </table:table-cell>
          <table:table-cell office:value-type="float" office:value="0.0694029480208079" calcext:value-type="float">
            <text:p>0.069402948020808</text:p>
          </table:table-cell>
          <table:table-cell office:value-type="float" office:value="-0.140310715643452" calcext:value-type="float">
            <text:p>-0.140310715643452</text:p>
          </table:table-cell>
          <table:table-cell office:value-type="float" office:value="-0.0700685032166426" calcext:value-type="float">
            <text:p>-0.070068503216643</text:p>
          </table:table-cell>
          <table:table-cell office:value-type="float" office:value="0.00479274259213902" calcext:value-type="float">
            <text:p>0.004792742592139</text:p>
          </table:table-cell>
        </table:table-row>
        <table:table-row table:style-name="ro1">
          <table:table-cell table:formula="of:=SQRT([.B93]^2+[.C93]^2+[.D93]^2)" office:value-type="float" office:value="0.633461199407114" calcext:value-type="float">
            <text:p>0.633461199407114</text:p>
          </table:table-cell>
          <table:table-cell office:value-type="float" office:value="0.524305747523696" calcext:value-type="float">
            <text:p>0.524305747523696</text:p>
          </table:table-cell>
          <table:table-cell office:value-type="float" office:value="-0.351653195275487" calcext:value-type="float">
            <text:p>-0.351653195275487</text:p>
          </table:table-cell>
          <table:table-cell office:value-type="float" office:value="0.0521210564019842" calcext:value-type="float">
            <text:p>0.052121056401984</text:p>
          </table:table-cell>
          <table:table-cell office:value-type="float" office:value="0.424079623677303" calcext:value-type="float">
            <text:p>0.424079623677303</text:p>
          </table:table-cell>
          <table:table-cell office:value-type="float" office:value="0.794439442004132" calcext:value-type="float">
            <text:p>0.794439442004132</text:p>
          </table:table-cell>
          <table:table-cell office:value-type="float" office:value="-1.1262323200642" calcext:value-type="float">
            <text:p>-1.1262323200642</text:p>
          </table:table-cell>
          <table:table-cell office:value-type="float" office:value="0.631315925106041" calcext:value-type="float">
            <text:p>0.631315925106041</text:p>
          </table:table-cell>
          <table:table-cell office:value-type="float" office:value="-0.319602646714438" calcext:value-type="float">
            <text:p>-0.319602646714438</text:p>
          </table:table-cell>
          <table:table-cell office:value-type="float" office:value="0.0477281377266597" calcext:value-type="float">
            <text:p>0.04772813772666</text:p>
          </table:table-cell>
          <table:table-cell office:value-type="float" office:value="0.337255669910158" calcext:value-type="float">
            <text:p>0.337255669910158</text:p>
          </table:table-cell>
          <table:table-cell office:value-type="float" office:value="0.758147423596193" calcext:value-type="float">
            <text:p>0.758147423596193</text:p>
          </table:table-cell>
          <table:table-cell office:value-type="float" office:value="-1.09807521913289" calcext:value-type="float">
            <text:p>-1.09807521913289</text:p>
          </table:table-cell>
          <table:table-cell office:value-type="float" office:value="0.107010177582346" calcext:value-type="float">
            <text:p>0.107010177582346</text:p>
          </table:table-cell>
          <table:table-cell office:value-type="float" office:value="0.0320505485610487" calcext:value-type="float">
            <text:p>0.032050548561049</text:p>
          </table:table-cell>
          <table:table-cell office:value-type="float" office:value="-0.0043929186753245" calcext:value-type="float">
            <text:p>-0.004392918675325</text:p>
          </table:table-cell>
          <table:table-cell office:value-type="float" office:value="0.00392666149715382" calcext:value-type="float">
            <text:p>0.003926661497154</text:p>
          </table:table-cell>
          <table:table-cell office:value-type="float" office:value="-0.0716709528694746" calcext:value-type="float">
            <text:p>-0.071670952869475</text:p>
          </table:table-cell>
          <table:table-cell office:value-type="float" office:value="-0.0325638932891801" calcext:value-type="float">
            <text:p>-0.03256389328918</text:p>
          </table:table-cell>
        </table:table-row>
        <table:table-row table:style-name="ro1">
          <table:table-cell table:formula="of:=SQRT([.B94]^2+[.C94]^2+[.D94]^2)" office:value-type="float" office:value="5.7547433378998" calcext:value-type="float">
            <text:p>5.7547433378998</text:p>
          </table:table-cell>
          <table:table-cell office:value-type="float" office:value="5.10619405030785" calcext:value-type="float">
            <text:p>5.10619405030785</text:p>
          </table:table-cell>
          <table:table-cell office:value-type="float" office:value="-1.22775753773688" calcext:value-type="float">
            <text:p>-1.22775753773688</text:p>
          </table:table-cell>
          <table:table-cell office:value-type="float" office:value="2.3529693228415" calcext:value-type="float">
            <text:p>2.3529693228415</text:p>
          </table:table-cell>
          <table:table-cell office:value-type="float" office:value="-0.412111691040312" calcext:value-type="float">
            <text:p>-0.412111691040312</text:p>
          </table:table-cell>
          <table:table-cell office:value-type="float" office:value="0.707008600705813" calcext:value-type="float">
            <text:p>0.707008600705813</text:p>
          </table:table-cell>
          <table:table-cell office:value-type="float" office:value="-0.64625680074173" calcext:value-type="float">
            <text:p>-0.64625680074173</text:p>
          </table:table-cell>
          <table:table-cell office:value-type="float" office:value="4.84839704598177" calcext:value-type="float">
            <text:p>4.84839704598177</text:p>
          </table:table-cell>
          <table:table-cell office:value-type="float" office:value="-1.19835574357545" calcext:value-type="float">
            <text:p>-1.19835574357545</text:p>
          </table:table-cell>
          <table:table-cell office:value-type="float" office:value="2.18086498222424" calcext:value-type="float">
            <text:p>2.18086498222424</text:p>
          </table:table-cell>
          <table:table-cell office:value-type="float" office:value="-0.984095655246326" calcext:value-type="float">
            <text:p>-0.984095655246326</text:p>
          </table:table-cell>
          <table:table-cell office:value-type="float" office:value="-0.751831225119891" calcext:value-type="float">
            <text:p>-0.751831225119891</text:p>
          </table:table-cell>
          <table:table-cell office:value-type="float" office:value="-1.61659363265978" calcext:value-type="float">
            <text:p>-1.61659363265978</text:p>
          </table:table-cell>
          <table:table-cell office:value-type="float" office:value="-0.257797004326077" calcext:value-type="float">
            <text:p>-0.257797004326077</text:p>
          </table:table-cell>
          <table:table-cell office:value-type="float" office:value="0.02940179416143" calcext:value-type="float">
            <text:p>0.02940179416143</text:p>
          </table:table-cell>
          <table:table-cell office:value-type="float" office:value="-0.172104340617259" calcext:value-type="float">
            <text:p>-0.172104340617259</text:p>
          </table:table-cell>
          <table:table-cell office:value-type="float" office:value="1.47281463346227" calcext:value-type="float">
            <text:p>1.47281463346227</text:p>
          </table:table-cell>
          <table:table-cell office:value-type="float" office:value="-1.33003571968208" calcext:value-type="float">
            <text:p>-1.33003571968208</text:p>
          </table:table-cell>
          <table:table-cell office:value-type="float" office:value="0.283313301551623" calcext:value-type="float">
            <text:p>0.283313301551623</text:p>
          </table:table-cell>
        </table:table-row>
        <table:table-row table:style-name="ro1">
          <table:table-cell table:formula="of:=SQRT([.B95]^2+[.C95]^2+[.D95]^2)" office:value-type="float" office:value="3.94636192509936" calcext:value-type="float">
            <text:p>3.94636192509936</text:p>
          </table:table-cell>
          <table:table-cell office:value-type="float" office:value="3.33448009148755" calcext:value-type="float">
            <text:p>3.33448009148755</text:p>
          </table:table-cell>
          <table:table-cell office:value-type="float" office:value="1.85467636573265" calcext:value-type="float">
            <text:p>1.85467636573265</text:p>
          </table:table-cell>
          <table:table-cell office:value-type="float" office:value="1.00756664382055" calcext:value-type="float">
            <text:p>1.00756664382055</text:p>
          </table:table-cell>
          <table:table-cell office:value-type="float" office:value="0.21034851033343" calcext:value-type="float">
            <text:p>0.21034851033343</text:p>
          </table:table-cell>
          <table:table-cell office:value-type="float" office:value="0.605593821862334" calcext:value-type="float">
            <text:p>0.605593821862334</text:p>
          </table:table-cell>
          <table:table-cell office:value-type="float" office:value="2.34999732331231" calcext:value-type="float">
            <text:p>2.34999732331231</text:p>
          </table:table-cell>
          <table:table-cell office:value-type="float" office:value="3.29356704285943" calcext:value-type="float">
            <text:p>3.29356704285943</text:p>
          </table:table-cell>
          <table:table-cell office:value-type="float" office:value="1.81567942759036" calcext:value-type="float">
            <text:p>1.81567942759036</text:p>
          </table:table-cell>
          <table:table-cell office:value-type="float" office:value="0.94566301140576" calcext:value-type="float">
            <text:p>0.94566301140576</text:p>
          </table:table-cell>
          <table:table-cell office:value-type="float" office:value="0.406141976581875" calcext:value-type="float">
            <text:p>0.406141976581875</text:p>
          </table:table-cell>
          <table:table-cell office:value-type="float" office:value="0.604365188379242" calcext:value-type="float">
            <text:p>0.604365188379242</text:p>
          </table:table-cell>
          <table:table-cell office:value-type="float" office:value="2.27604050013848" calcext:value-type="float">
            <text:p>2.27604050013848</text:p>
          </table:table-cell>
          <table:table-cell office:value-type="float" office:value="-0.0409130486281173" calcext:value-type="float">
            <text:p>-0.040913048628117</text:p>
          </table:table-cell>
          <table:table-cell office:value-type="float" office:value="-0.0389969381422863" calcext:value-type="float">
            <text:p>-0.038996938142286</text:p>
          </table:table-cell>
          <table:table-cell office:value-type="float" office:value="-0.0619036324147895" calcext:value-type="float">
            <text:p>-0.06190363241479</text:p>
          </table:table-cell>
          <table:table-cell office:value-type="float" office:value="-0.107978956999398" calcext:value-type="float">
            <text:p>-0.107978956999398</text:p>
          </table:table-cell>
          <table:table-cell office:value-type="float" office:value="-0.11960632330115" calcext:value-type="float">
            <text:p>-0.11960632330115</text:p>
          </table:table-cell>
          <table:table-cell office:value-type="float" office:value="0.031169479883161" calcext:value-type="float">
            <text:p>0.031169479883161</text:p>
          </table:table-cell>
        </table:table-row>
        <table:table-row table:style-name="ro1">
          <table:table-cell table:formula="of:=SQRT([.B96]^2+[.C96]^2+[.D96]^2)" office:value-type="float" office:value="6.06368895750307" calcext:value-type="float">
            <text:p>6.06368895750307</text:p>
          </table:table-cell>
          <table:table-cell office:value-type="float" office:value="5.1507744220576" calcext:value-type="float">
            <text:p>5.1507744220576</text:p>
          </table:table-cell>
          <table:table-cell office:value-type="float" office:value="3.11676019084253" calcext:value-type="float">
            <text:p>3.11676019084253</text:p>
          </table:table-cell>
          <table:table-cell office:value-type="float" office:value="0.72363840362516" calcext:value-type="float">
            <text:p>0.72363840362516</text:p>
          </table:table-cell>
          <table:table-cell office:value-type="float" office:value="-0.293516861132308" calcext:value-type="float">
            <text:p>-0.293516861132308</text:p>
          </table:table-cell>
          <table:table-cell office:value-type="float" office:value="0.105418033747157" calcext:value-type="float">
            <text:p>0.105418033747157</text:p>
          </table:table-cell>
          <table:table-cell office:value-type="float" office:value="2.0657579463104" calcext:value-type="float">
            <text:p>2.0657579463104</text:p>
          </table:table-cell>
          <table:table-cell office:value-type="float" office:value="5.25127501458839" calcext:value-type="float">
            <text:p>5.25127501458839</text:p>
          </table:table-cell>
          <table:table-cell office:value-type="float" office:value="3.16458384946001" calcext:value-type="float">
            <text:p>3.16458384946001</text:p>
          </table:table-cell>
          <table:table-cell office:value-type="float" office:value="0.789820637441192" calcext:value-type="float">
            <text:p>0.789820637441192</text:p>
          </table:table-cell>
          <table:table-cell office:value-type="float" office:value="-0.174482336582033" calcext:value-type="float">
            <text:p>-0.174482336582033</text:p>
          </table:table-cell>
          <table:table-cell office:value-type="float" office:value="0.053841833068736" calcext:value-type="float">
            <text:p>0.053841833068736</text:p>
          </table:table-cell>
          <table:table-cell office:value-type="float" office:value="2.06300204446924" calcext:value-type="float">
            <text:p>2.06300204446924</text:p>
          </table:table-cell>
          <table:table-cell office:value-type="float" office:value="0.10050059253079" calcext:value-type="float">
            <text:p>0.10050059253079</text:p>
          </table:table-cell>
          <table:table-cell office:value-type="float" office:value="0.0478236586174776" calcext:value-type="float">
            <text:p>0.047823658617478</text:p>
          </table:table-cell>
          <table:table-cell office:value-type="float" office:value="0.0661822338160323" calcext:value-type="float">
            <text:p>0.066182233816032</text:p>
          </table:table-cell>
          <table:table-cell office:value-type="float" office:value="-0.101538999888824" calcext:value-type="float">
            <text:p>-0.101538999888824</text:p>
          </table:table-cell>
          <table:table-cell office:value-type="float" office:value="-0.0803019110249554" calcext:value-type="float">
            <text:p>-0.080301911024956</text:p>
          </table:table-cell>
          <table:table-cell office:value-type="float" office:value="0.0026444908163743" calcext:value-type="float">
            <text:p>0.002644490816374</text:p>
          </table:table-cell>
        </table:table-row>
        <table:table-row table:style-name="ro1">
          <table:table-cell table:formula="of:=SQRT([.B97]^2+[.C97]^2+[.D97]^2)" office:value-type="float" office:value="5.65721990286925" calcext:value-type="float">
            <text:p>5.65721990286925</text:p>
          </table:table-cell>
          <table:table-cell office:value-type="float" office:value="4.72977375613442" calcext:value-type="float">
            <text:p>4.72977375613442</text:p>
          </table:table-cell>
          <table:table-cell office:value-type="float" office:value="-3.10101313231104" calcext:value-type="float">
            <text:p>-3.10101313231104</text:p>
          </table:table-cell>
          <table:table-cell office:value-type="float" office:value="0.130747078118469" calcext:value-type="float">
            <text:p>0.130747078118469</text:p>
          </table:table-cell>
          <table:table-cell office:value-type="float" office:value="-0.338688362442587" calcext:value-type="float">
            <text:p>-0.338688362442587</text:p>
          </table:table-cell>
          <table:table-cell office:value-type="float" office:value="-0.0153111910624952" calcext:value-type="float">
            <text:p>-0.015311191062495</text:p>
          </table:table-cell>
          <table:table-cell office:value-type="float" office:value="1.43923381575409" calcext:value-type="float">
            <text:p>1.43923381575409</text:p>
          </table:table-cell>
          <table:table-cell office:value-type="float" office:value="4.78043892058443" calcext:value-type="float">
            <text:p>4.78043892058443</text:p>
          </table:table-cell>
          <table:table-cell office:value-type="float" office:value="-3.13652138424297" calcext:value-type="float">
            <text:p>-3.13652138424297</text:p>
          </table:table-cell>
          <table:table-cell office:value-type="float" office:value="0.261369287795501" calcext:value-type="float">
            <text:p>0.261369287795501</text:p>
          </table:table-cell>
          <table:table-cell office:value-type="float" office:value="-0.254975326765246" calcext:value-type="float">
            <text:p>-0.254975326765246</text:p>
          </table:table-cell>
          <table:table-cell office:value-type="float" office:value="-0.0171872251580694" calcext:value-type="float">
            <text:p>-0.017187225158069</text:p>
          </table:table-cell>
          <table:table-cell office:value-type="float" office:value="1.42015091544373" calcext:value-type="float">
            <text:p>1.42015091544373</text:p>
          </table:table-cell>
          <table:table-cell office:value-type="float" office:value="0.0506651644500158" calcext:value-type="float">
            <text:p>0.050665164450016</text:p>
          </table:table-cell>
          <table:table-cell office:value-type="float" office:value="-0.0355082519319327" calcext:value-type="float">
            <text:p>-0.035508251931933</text:p>
          </table:table-cell>
          <table:table-cell office:value-type="float" office:value="0.130622209677032" calcext:value-type="float">
            <text:p>0.130622209677032</text:p>
          </table:table-cell>
          <table:table-cell office:value-type="float" office:value="0.00908592200806169" calcext:value-type="float">
            <text:p>0.009085922008062</text:p>
          </table:table-cell>
          <table:table-cell office:value-type="float" office:value="-0.0832296537772521" calcext:value-type="float">
            <text:p>-0.083229653777252</text:p>
          </table:table-cell>
          <table:table-cell office:value-type="float" office:value="-0.0200655761934865" calcext:value-type="float">
            <text:p>-0.020065576193487</text:p>
          </table:table-cell>
        </table:table-row>
        <table:table-row table:style-name="ro1">
          <table:table-cell table:formula="of:=SQRT([.B98]^2+[.C98]^2+[.D98]^2)" office:value-type="float" office:value="2.79939396106231" calcext:value-type="float">
            <text:p>2.79939396106231</text:p>
          </table:table-cell>
          <table:table-cell office:value-type="float" office:value="2.06265405047424" calcext:value-type="float">
            <text:p>2.06265405047424</text:p>
          </table:table-cell>
          <table:table-cell office:value-type="float" office:value="-1.73387376035875" calcext:value-type="float">
            <text:p>-1.73387376035875</text:p>
          </table:table-cell>
          <table:table-cell office:value-type="float" office:value="0.758779678453341" calcext:value-type="float">
            <text:p>0.758779678453341</text:p>
          </table:table-cell>
          <table:table-cell office:value-type="float" office:value="-0.456545006559713" calcext:value-type="float">
            <text:p>-0.456545006559713</text:p>
          </table:table-cell>
          <table:table-cell office:value-type="float" office:value="-0.435087187115017" calcext:value-type="float">
            <text:p>-0.435087187115017</text:p>
          </table:table-cell>
          <table:table-cell office:value-type="float" office:value="2.13780579209238" calcext:value-type="float">
            <text:p>2.13780579209238</text:p>
          </table:table-cell>
          <table:table-cell office:value-type="float" office:value="2.11615690107948" calcext:value-type="float">
            <text:p>2.11615690107948</text:p>
          </table:table-cell>
          <table:table-cell office:value-type="float" office:value="-1.70538981897232" calcext:value-type="float">
            <text:p>-1.70538981897232</text:p>
          </table:table-cell>
          <table:table-cell office:value-type="float" office:value="0.730881298799314" calcext:value-type="float">
            <text:p>0.730881298799314</text:p>
          </table:table-cell>
          <table:table-cell office:value-type="float" office:value="-0.438456759702527" calcext:value-type="float">
            <text:p>-0.438456759702527</text:p>
          </table:table-cell>
          <table:table-cell office:value-type="float" office:value="-0.402509791468002" calcext:value-type="float">
            <text:p>-0.402509791468002</text:p>
          </table:table-cell>
          <table:table-cell office:value-type="float" office:value="2.10957125073946" calcext:value-type="float">
            <text:p>2.10957125073946</text:p>
          </table:table-cell>
          <table:table-cell office:value-type="float" office:value="0.0535028506052426" calcext:value-type="float">
            <text:p>0.053502850605243</text:p>
          </table:table-cell>
          <table:table-cell office:value-type="float" office:value="0.0284839413864317" calcext:value-type="float">
            <text:p>0.028483941386432</text:p>
          </table:table-cell>
          <table:table-cell office:value-type="float" office:value="-0.0278983796540269" calcext:value-type="float">
            <text:p>-0.027898379654027</text:p>
          </table:table-cell>
          <table:table-cell office:value-type="float" office:value="0.0184927714201457" calcext:value-type="float">
            <text:p>0.018492771420146</text:p>
          </table:table-cell>
          <table:table-cell office:value-type="float" office:value="-0.0315032390773018" calcext:value-type="float">
            <text:p>-0.031503239077302</text:p>
          </table:table-cell>
          <table:table-cell office:value-type="float" office:value="-0.0353001832558881" calcext:value-type="float">
            <text:p>-0.035300183255888</text:p>
          </table:table-cell>
        </table:table-row>
        <table:table-row table:style-name="ro1">
          <table:table-cell table:formula="of:=SQRT([.B99]^2+[.C99]^2+[.D99]^2)" office:value-type="float" office:value="4.99915542355587" calcext:value-type="float">
            <text:p>4.99915542355587</text:p>
          </table:table-cell>
          <table:table-cell office:value-type="float" office:value="4.69111478704804" calcext:value-type="float">
            <text:p>4.69111478704804</text:p>
          </table:table-cell>
          <table:table-cell office:value-type="float" office:value="1.72166601062214" calcext:value-type="float">
            <text:p>1.72166601062214</text:p>
          </table:table-cell>
          <table:table-cell office:value-type="float" office:value="0.144440823439095" calcext:value-type="float">
            <text:p>0.144440823439095</text:p>
          </table:table-cell>
          <table:table-cell office:value-type="float" office:value="0.314773438826423" calcext:value-type="float">
            <text:p>0.314773438826423</text:p>
          </table:table-cell>
          <table:table-cell office:value-type="float" office:value="-0.316843224500353" calcext:value-type="float">
            <text:p>-0.316843224500353</text:p>
          </table:table-cell>
          <table:table-cell office:value-type="float" office:value="2.13635887252886" calcext:value-type="float">
            <text:p>2.13635887252886</text:p>
          </table:table-cell>
          <table:table-cell office:value-type="float" office:value="4.59362820930587" calcext:value-type="float">
            <text:p>4.59362820930587</text:p>
          </table:table-cell>
          <table:table-cell office:value-type="float" office:value="1.67977368046966" calcext:value-type="float">
            <text:p>1.67977368046966</text:p>
          </table:table-cell>
          <table:table-cell office:value-type="float" office:value="0.252844116073669" calcext:value-type="float">
            <text:p>0.252844116073669</text:p>
          </table:table-cell>
          <table:table-cell office:value-type="float" office:value="0.467439725334297" calcext:value-type="float">
            <text:p>0.467439725334297</text:p>
          </table:table-cell>
          <table:table-cell office:value-type="float" office:value="-0.362230314536512" calcext:value-type="float">
            <text:p>-0.362230314536512</text:p>
          </table:table-cell>
          <table:table-cell office:value-type="float" office:value="2.20426846955287" calcext:value-type="float">
            <text:p>2.20426846955287</text:p>
          </table:table-cell>
          <table:table-cell office:value-type="float" office:value="-0.097486577742167" calcext:value-type="float">
            <text:p>-0.097486577742167</text:p>
          </table:table-cell>
          <table:table-cell office:value-type="float" office:value="-0.0418923301524772" calcext:value-type="float">
            <text:p>-0.041892330152477</text:p>
          </table:table-cell>
          <table:table-cell office:value-type="float" office:value="0.108403292634574" calcext:value-type="float">
            <text:p>0.108403292634574</text:p>
          </table:table-cell>
          <table:table-cell office:value-type="float" office:value="-0.118170418245701" calcext:value-type="float">
            <text:p>-0.118170418245701</text:p>
          </table:table-cell>
          <table:table-cell office:value-type="float" office:value="-0.0940710046798774" calcext:value-type="float">
            <text:p>-0.094071004679877</text:p>
          </table:table-cell>
          <table:table-cell office:value-type="float" office:value="0.0113941789110719" calcext:value-type="float">
            <text:p>0.011394178911072</text:p>
          </table:table-cell>
        </table:table-row>
        <table:table-row table:style-name="ro1">
          <table:table-cell table:formula="of:=SQRT([.B100]^2+[.C100]^2+[.D100]^2)" office:value-type="float" office:value="6.39625768869547" calcext:value-type="float">
            <text:p>6.39625768869547</text:p>
          </table:table-cell>
          <table:table-cell office:value-type="float" office:value="6.18517250910446" calcext:value-type="float">
            <text:p>6.18517250910446</text:p>
          </table:table-cell>
          <table:table-cell office:value-type="float" office:value="1.51426236296291" calcext:value-type="float">
            <text:p>1.51426236296291</text:p>
          </table:table-cell>
          <table:table-cell office:value-type="float" office:value="0.602298056553718" calcext:value-type="float">
            <text:p>0.602298056553718</text:p>
          </table:table-cell>
          <table:table-cell office:value-type="float" office:value="-0.320707622711048" calcext:value-type="float">
            <text:p>-0.320707622711048</text:p>
          </table:table-cell>
          <table:table-cell office:value-type="float" office:value="0.63567228236744" calcext:value-type="float">
            <text:p>0.63567228236744</text:p>
          </table:table-cell>
          <table:table-cell office:value-type="float" office:value="1.85483987310524" calcext:value-type="float">
            <text:p>1.85483987310524</text:p>
          </table:table-cell>
          <table:table-cell office:value-type="float" office:value="6.37611568876128" calcext:value-type="float">
            <text:p>6.37611568876128</text:p>
          </table:table-cell>
          <table:table-cell office:value-type="float" office:value="1.54949292895746" calcext:value-type="float">
            <text:p>1.54949292895746</text:p>
          </table:table-cell>
          <table:table-cell office:value-type="float" office:value="0.758916391894765" calcext:value-type="float">
            <text:p>0.758916391894765</text:p>
          </table:table-cell>
          <table:table-cell office:value-type="float" office:value="-0.216382218434887" calcext:value-type="float">
            <text:p>-0.216382218434887</text:p>
          </table:table-cell>
          <table:table-cell office:value-type="float" office:value="0.514732245117909" calcext:value-type="float">
            <text:p>0.514732245117909</text:p>
          </table:table-cell>
          <table:table-cell office:value-type="float" office:value="1.80752757420614" calcext:value-type="float">
            <text:p>1.80752757420614</text:p>
          </table:table-cell>
          <table:table-cell office:value-type="float" office:value="0.190943179656827" calcext:value-type="float">
            <text:p>0.190943179656827</text:p>
          </table:table-cell>
          <table:table-cell office:value-type="float" office:value="0.0352305659945515" calcext:value-type="float">
            <text:p>0.035230565994552</text:p>
          </table:table-cell>
          <table:table-cell office:value-type="float" office:value="0.156618335341047" calcext:value-type="float">
            <text:p>0.156618335341047</text:p>
          </table:table-cell>
          <table:table-cell office:value-type="float" office:value="-0.139166790620603" calcext:value-type="float">
            <text:p>-0.139166790620603</text:p>
          </table:table-cell>
          <table:table-cell office:value-type="float" office:value="-0.054014775074255" calcext:value-type="float">
            <text:p>-0.054014775074255</text:p>
          </table:table-cell>
          <table:table-cell office:value-type="float" office:value="0.00581586665740863" calcext:value-type="float">
            <text:p>0.005815866657409</text:p>
          </table:table-cell>
        </table:table-row>
        <table:table-row table:style-name="ro1">
          <table:table-cell table:formula="of:=SQRT([.B101]^2+[.C101]^2+[.D101]^2)" office:value-type="float" office:value="6.81259881506104" calcext:value-type="float">
            <text:p>6.81259881506104</text:p>
          </table:table-cell>
          <table:table-cell office:value-type="float" office:value="5.21993122489901" calcext:value-type="float">
            <text:p>5.21993122489901</text:p>
          </table:table-cell>
          <table:table-cell office:value-type="float" office:value="4.36995379554743" calcext:value-type="float">
            <text:p>4.36995379554743</text:p>
          </table:table-cell>
          <table:table-cell office:value-type="float" office:value="0.259469549419507" calcext:value-type="float">
            <text:p>0.259469549419507</text:p>
          </table:table-cell>
          <table:table-cell office:value-type="float" office:value="-0.195045973676372" calcext:value-type="float">
            <text:p>-0.195045973676372</text:p>
          </table:table-cell>
          <table:table-cell office:value-type="float" office:value="0.533728717078026" calcext:value-type="float">
            <text:p>0.533728717078026</text:p>
          </table:table-cell>
          <table:table-cell office:value-type="float" office:value="-0.223279158812002" calcext:value-type="float">
            <text:p>-0.223279158812002</text:p>
          </table:table-cell>
          <table:table-cell office:value-type="float" office:value="5.55179052574782" calcext:value-type="float">
            <text:p>5.55179052574782</text:p>
          </table:table-cell>
          <table:table-cell office:value-type="float" office:value="4.58183764696182" calcext:value-type="float">
            <text:p>4.58183764696182</text:p>
          </table:table-cell>
          <table:table-cell office:value-type="float" office:value="0.375902629409196" calcext:value-type="float">
            <text:p>0.375902629409196</text:p>
          </table:table-cell>
          <table:table-cell office:value-type="float" office:value="-0.295370938740393" calcext:value-type="float">
            <text:p>-0.295370938740393</text:p>
          </table:table-cell>
          <table:table-cell office:value-type="float" office:value="0.478479830012737" calcext:value-type="float">
            <text:p>0.478479830012737</text:p>
          </table:table-cell>
          <table:table-cell office:value-type="float" office:value="-0.141724664072041" calcext:value-type="float">
            <text:p>-0.141724664072041</text:p>
          </table:table-cell>
          <table:table-cell office:value-type="float" office:value="0.331859300848812" calcext:value-type="float">
            <text:p>0.331859300848812</text:p>
          </table:table-cell>
          <table:table-cell office:value-type="float" office:value="0.211883851414385" calcext:value-type="float">
            <text:p>0.211883851414385</text:p>
          </table:table-cell>
          <table:table-cell office:value-type="float" office:value="0.116433079989689" calcext:value-type="float">
            <text:p>0.116433079989689</text:p>
          </table:table-cell>
          <table:table-cell office:value-type="float" office:value="-0.0752394919362605" calcext:value-type="float">
            <text:p>-0.075239491936261</text:p>
          </table:table-cell>
          <table:table-cell office:value-type="float" office:value="-0.0713830708372889" calcext:value-type="float">
            <text:p>-0.071383070837289</text:p>
          </table:table-cell>
          <table:table-cell office:value-type="float" office:value="0.0301819881183896" calcext:value-type="float">
            <text:p>0.03018198811839</text:p>
          </table:table-cell>
        </table:table-row>
        <table:table-row table:style-name="ro1">
          <table:table-cell table:formula="of:=SQRT([.B102]^2+[.C102]^2+[.D102]^2)" office:value-type="float" office:value="2.92219711670779" calcext:value-type="float">
            <text:p>2.92219711670779</text:p>
          </table:table-cell>
          <table:table-cell office:value-type="float" office:value="2.63252089888552" calcext:value-type="float">
            <text:p>2.63252089888552</text:p>
          </table:table-cell>
          <table:table-cell office:value-type="float" office:value="-1.26678523976463" calcext:value-type="float">
            <text:p>-1.26678523976463</text:p>
          </table:table-cell>
          <table:table-cell office:value-type="float" office:value="0.0657636840572888" calcext:value-type="float">
            <text:p>0.065763684057289</text:p>
          </table:table-cell>
          <table:table-cell office:value-type="float" office:value="-0.886642625120938" calcext:value-type="float">
            <text:p>-0.886642625120938</text:p>
          </table:table-cell>
          <table:table-cell office:value-type="float" office:value="-0.415199673416062" calcext:value-type="float">
            <text:p>-0.415199673416062</text:p>
          </table:table-cell>
          <table:table-cell office:value-type="float" office:value="-1.85727851662909" calcext:value-type="float">
            <text:p>-1.85727851662909</text:p>
          </table:table-cell>
          <table:table-cell office:value-type="float" office:value="2.63547104196758" calcext:value-type="float">
            <text:p>2.63547104196758</text:p>
          </table:table-cell>
          <table:table-cell office:value-type="float" office:value="-1.2422595288765" calcext:value-type="float">
            <text:p>-1.2422595288765</text:p>
          </table:table-cell>
          <table:table-cell office:value-type="float" office:value="0.126055003160239" calcext:value-type="float">
            <text:p>0.126055003160239</text:p>
          </table:table-cell>
          <table:table-cell office:value-type="float" office:value="1.31068473404418" calcext:value-type="float">
            <text:p>1.31068473404418</text:p>
          </table:table-cell>
          <table:table-cell office:value-type="float" office:value="1.35098429497328" calcext:value-type="float">
            <text:p>1.35098429497328</text:p>
          </table:table-cell>
          <table:table-cell office:value-type="float" office:value="-2.19963020398927" calcext:value-type="float">
            <text:p>-2.19963020398927</text:p>
          </table:table-cell>
          <table:table-cell office:value-type="float" office:value="0.00295014308206554" calcext:value-type="float">
            <text:p>0.002950143082066</text:p>
          </table:table-cell>
          <table:table-cell office:value-type="float" office:value="0.0245257108881292" calcext:value-type="float">
            <text:p>0.024525710888129</text:p>
          </table:table-cell>
          <table:table-cell office:value-type="float" office:value="0.0602913191029502" calcext:value-type="float">
            <text:p>0.06029131910295</text:p>
          </table:table-cell>
          <table:table-cell office:value-type="float" office:value="-2.10813306860147" calcext:value-type="float">
            <text:p>-2.10813306860147</text:p>
          </table:table-cell>
          <table:table-cell office:value-type="float" office:value="-0.0683962329893157" calcext:value-type="float">
            <text:p>-0.068396232989316</text:p>
          </table:table-cell>
          <table:table-cell office:value-type="float" office:value="1.43262203286589" calcext:value-type="float">
            <text:p>1.43262203286589</text:p>
          </table:table-cell>
        </table:table-row>
        <table:table-row table:style-name="ro1">
          <table:table-cell table:formula="of:=SQRT([.B103]^2+[.C103]^2+[.D103]^2)" office:value-type="float" office:value="5.25604448706106" calcext:value-type="float">
            <text:p>5.25604448706106</text:p>
          </table:table-cell>
          <table:table-cell office:value-type="float" office:value="4.71559250191781" calcext:value-type="float">
            <text:p>4.71559250191781</text:p>
          </table:table-cell>
          <table:table-cell office:value-type="float" office:value="0.105087722236388" calcext:value-type="float">
            <text:p>0.105087722236388</text:p>
          </table:table-cell>
          <table:table-cell office:value-type="float" office:value="2.31908334832034" calcext:value-type="float">
            <text:p>2.31908334832034</text:p>
          </table:table-cell>
          <table:table-cell office:value-type="float" office:value="0.439146357424235" calcext:value-type="float">
            <text:p>0.439146357424235</text:p>
          </table:table-cell>
          <table:table-cell office:value-type="float" office:value="0.0718953291334863" calcext:value-type="float">
            <text:p>0.071895329133486</text:p>
          </table:table-cell>
          <table:table-cell office:value-type="float" office:value="1.40394304175262" calcext:value-type="float">
            <text:p>1.40394304175262</text:p>
          </table:table-cell>
          <table:table-cell office:value-type="float" office:value="4.52691796327783" calcext:value-type="float">
            <text:p>4.52691796327783</text:p>
          </table:table-cell>
          <table:table-cell office:value-type="float" office:value="0.0890940912032563" calcext:value-type="float">
            <text:p>0.089094091203256</text:p>
          </table:table-cell>
          <table:table-cell office:value-type="float" office:value="2.15171074539464" calcext:value-type="float">
            <text:p>2.15171074539464</text:p>
          </table:table-cell>
          <table:table-cell office:value-type="float" office:value="0.471525938104438" calcext:value-type="float">
            <text:p>0.471525938104438</text:p>
          </table:table-cell>
          <table:table-cell office:value-type="float" office:value="0.0930056121335854" calcext:value-type="float">
            <text:p>0.093005612133585</text:p>
          </table:table-cell>
          <table:table-cell office:value-type="float" office:value="1.36479183281989" calcext:value-type="float">
            <text:p>1.36479183281989</text:p>
          </table:table-cell>
          <table:table-cell office:value-type="float" office:value="-0.188674538639977" calcext:value-type="float">
            <text:p>-0.188674538639977</text:p>
          </table:table-cell>
          <table:table-cell office:value-type="float" office:value="-0.0159936310331318" calcext:value-type="float">
            <text:p>-0.015993631033132</text:p>
          </table:table-cell>
          <table:table-cell office:value-type="float" office:value="-0.167372602925708" calcext:value-type="float">
            <text:p>-0.167372602925708</text:p>
          </table:table-cell>
          <table:table-cell office:value-type="float" office:value="0.0262194466816723" calcext:value-type="float">
            <text:p>0.026219446681672</text:p>
          </table:table-cell>
          <table:table-cell office:value-type="float" office:value="-0.0282781517079691" calcext:value-type="float">
            <text:p>-0.028278151707969</text:p>
          </table:table-cell>
          <table:table-cell office:value-type="float" office:value="-0.0361133763694479" calcext:value-type="float">
            <text:p>-0.036113376369448</text:p>
          </table:table-cell>
        </table:table-row>
        <table:table-row table:style-name="ro1">
          <table:table-cell table:formula="of:=SQRT([.B104]^2+[.C104]^2+[.D104]^2)" office:value-type="float" office:value="4.88340097195312" calcext:value-type="float">
            <text:p>4.88340097195312</text:p>
          </table:table-cell>
          <table:table-cell office:value-type="float" office:value="4.73782324353808" calcext:value-type="float">
            <text:p>4.73782324353808</text:p>
          </table:table-cell>
          <table:table-cell office:value-type="float" office:value="-0.826782406688716" calcext:value-type="float">
            <text:p>-0.826782406688716</text:p>
          </table:table-cell>
          <table:table-cell office:value-type="float" office:value="0.846797979362825" calcext:value-type="float">
            <text:p>0.846797979362825</text:p>
          </table:table-cell>
          <table:table-cell office:value-type="float" office:value="0.766667591147994" calcext:value-type="float">
            <text:p>0.766667591147994</text:p>
          </table:table-cell>
          <table:table-cell office:value-type="float" office:value="-0.77238243375512" calcext:value-type="float">
            <text:p>-0.77238243375512</text:p>
          </table:table-cell>
          <table:table-cell office:value-type="float" office:value="-0.19956943729619" calcext:value-type="float">
            <text:p>-0.19956943729619</text:p>
          </table:table-cell>
          <table:table-cell office:value-type="float" office:value="4.61188220344476" calcext:value-type="float">
            <text:p>4.61188220344476</text:p>
          </table:table-cell>
          <table:table-cell office:value-type="float" office:value="-0.838740668880783" calcext:value-type="float">
            <text:p>-0.838740668880783</text:p>
          </table:table-cell>
          <table:table-cell office:value-type="float" office:value="0.886126102805237" calcext:value-type="float">
            <text:p>0.886126102805237</text:p>
          </table:table-cell>
          <table:table-cell office:value-type="float" office:value="0.733170523700208" calcext:value-type="float">
            <text:p>0.733170523700208</text:p>
          </table:table-cell>
          <table:table-cell office:value-type="float" office:value="-0.829648346828163" calcext:value-type="float">
            <text:p>-0.829648346828163</text:p>
          </table:table-cell>
          <table:table-cell office:value-type="float" office:value="-0.217613099684554" calcext:value-type="float">
            <text:p>-0.217613099684554</text:p>
          </table:table-cell>
          <table:table-cell office:value-type="float" office:value="-0.125941040093316" calcext:value-type="float">
            <text:p>-0.125941040093316</text:p>
          </table:table-cell>
          <table:table-cell office:value-type="float" office:value="-0.0119582621920664" calcext:value-type="float">
            <text:p>-0.011958262192067</text:p>
          </table:table-cell>
          <table:table-cell office:value-type="float" office:value="0.0393281234424122" calcext:value-type="float">
            <text:p>0.039328123442412</text:p>
          </table:table-cell>
          <table:table-cell office:value-type="float" office:value="-0.0107832195587498" calcext:value-type="float">
            <text:p>-0.01078321955875</text:p>
          </table:table-cell>
          <table:table-cell office:value-type="float" office:value="-0.0608778097639711" calcext:value-type="float">
            <text:p>-0.060877809763971</text:p>
          </table:table-cell>
          <table:table-cell office:value-type="float" office:value="0.0056919655937695" calcext:value-type="float">
            <text:p>0.00569196559377</text:p>
          </table:table-cell>
        </table:table-row>
        <table:table-row table:style-name="ro1">
          <table:table-cell table:formula="of:=SQRT([.B105]^2+[.C105]^2+[.D105]^2)" office:value-type="float" office:value="7.65772799378495" calcext:value-type="float">
            <text:p>7.65772799378495</text:p>
          </table:table-cell>
          <table:table-cell office:value-type="float" office:value="5.77191951131353" calcext:value-type="float">
            <text:p>5.77191951131353</text:p>
          </table:table-cell>
          <table:table-cell office:value-type="float" office:value="4.49138694391511" calcext:value-type="float">
            <text:p>4.49138694391511</text:p>
          </table:table-cell>
          <table:table-cell office:value-type="float" office:value="2.27006310523403" calcext:value-type="float">
            <text:p>2.27006310523403</text:p>
          </table:table-cell>
          <table:table-cell office:value-type="float" office:value="-0.313479320579559" calcext:value-type="float">
            <text:p>-0.313479320579559</text:p>
          </table:table-cell>
          <table:table-cell office:value-type="float" office:value="0.116156121168443" calcext:value-type="float">
            <text:p>0.116156121168443</text:p>
          </table:table-cell>
          <table:table-cell office:value-type="float" office:value="1.73912978024898" calcext:value-type="float">
            <text:p>1.73912978024898</text:p>
          </table:table-cell>
          <table:table-cell office:value-type="float" office:value="5.88641958300966" calcext:value-type="float">
            <text:p>5.88641958300966</text:p>
          </table:table-cell>
          <table:table-cell office:value-type="float" office:value="4.57251117765512" calcext:value-type="float">
            <text:p>4.57251117765512</text:p>
          </table:table-cell>
          <table:table-cell office:value-type="float" office:value="2.19380404228884" calcext:value-type="float">
            <text:p>2.19380404228884</text:p>
          </table:table-cell>
          <table:table-cell office:value-type="float" office:value="-0.263329166093922" calcext:value-type="float">
            <text:p>-0.263329166093922</text:p>
          </table:table-cell>
          <table:table-cell office:value-type="float" office:value="0.00968586183408426" calcext:value-type="float">
            <text:p>0.009685861834084</text:p>
          </table:table-cell>
          <table:table-cell office:value-type="float" office:value="1.74683731446187" calcext:value-type="float">
            <text:p>1.74683731446187</text:p>
          </table:table-cell>
          <table:table-cell office:value-type="float" office:value="0.114500071696132" calcext:value-type="float">
            <text:p>0.114500071696132</text:p>
          </table:table-cell>
          <table:table-cell office:value-type="float" office:value="0.0811242337400131" calcext:value-type="float">
            <text:p>0.081124233740013</text:p>
          </table:table-cell>
          <table:table-cell office:value-type="float" office:value="-0.0762590629451867" calcext:value-type="float">
            <text:p>-0.076259062945187</text:p>
          </table:table-cell>
          <table:table-cell office:value-type="float" office:value="-0.113320705762929" calcext:value-type="float">
            <text:p>-0.113320705762929</text:p>
          </table:table-cell>
          <table:table-cell office:value-type="float" office:value="-0.0316436498607251" calcext:value-type="float">
            <text:p>-0.031643649860725</text:p>
          </table:table-cell>
          <table:table-cell office:value-type="float" office:value="0.00907107215127123" calcext:value-type="float">
            <text:p>0.009071072151271</text:p>
          </table:table-cell>
        </table:table-row>
        <table:table-row table:style-name="ro1">
          <table:table-cell table:formula="of:=SQRT([.B106]^2+[.C106]^2+[.D106]^2)" office:value-type="float" office:value="4.14623828042793" calcext:value-type="float">
            <text:p>4.14623828042793</text:p>
          </table:table-cell>
          <table:table-cell office:value-type="float" office:value="3.81329750339451" calcext:value-type="float">
            <text:p>3.81329750339451</text:p>
          </table:table-cell>
          <table:table-cell office:value-type="float" office:value="0.0638185482628118" calcext:value-type="float">
            <text:p>0.063818548262812</text:p>
          </table:table-cell>
          <table:table-cell office:value-type="float" office:value="1.62664723329577" calcext:value-type="float">
            <text:p>1.62664723329577</text:p>
          </table:table-cell>
          <table:table-cell office:value-type="float" office:value="-0.190807054394867" calcext:value-type="float">
            <text:p>-0.190807054394867</text:p>
          </table:table-cell>
          <table:table-cell office:value-type="float" office:value="0.360590799387382" calcext:value-type="float">
            <text:p>0.360590799387382</text:p>
          </table:table-cell>
          <table:table-cell office:value-type="float" office:value="2.31276622136971" calcext:value-type="float">
            <text:p>2.31276622136971</text:p>
          </table:table-cell>
          <table:table-cell office:value-type="float" office:value="3.82826334537457" calcext:value-type="float">
            <text:p>3.82826334537457</text:p>
          </table:table-cell>
          <table:table-cell office:value-type="float" office:value="0.0538103665278418" calcext:value-type="float">
            <text:p>0.053810366527842</text:p>
          </table:table-cell>
          <table:table-cell office:value-type="float" office:value="1.58233385168269" calcext:value-type="float">
            <text:p>1.58233385168269</text:p>
          </table:table-cell>
          <table:table-cell office:value-type="float" office:value="-0.0414922756614029" calcext:value-type="float">
            <text:p>-0.041492275661403</text:p>
          </table:table-cell>
          <table:table-cell office:value-type="float" office:value="0.398939426925704" calcext:value-type="float">
            <text:p>0.398939426925704</text:p>
          </table:table-cell>
          <table:table-cell office:value-type="float" office:value="2.26984951070949" calcext:value-type="float">
            <text:p>2.26984951070949</text:p>
          </table:table-cell>
          <table:table-cell office:value-type="float" office:value="0.0149658419800556" calcext:value-type="float">
            <text:p>0.014965841980056</text:p>
          </table:table-cell>
          <table:table-cell office:value-type="float" office:value="-0.01000818173497" calcext:value-type="float">
            <text:p>-0.01000818173497</text:p>
          </table:table-cell>
          <table:table-cell office:value-type="float" office:value="-0.0443133816130743" calcext:value-type="float">
            <text:p>-0.044313381613074</text:p>
          </table:table-cell>
          <table:table-cell office:value-type="float" office:value="-0.0622652939595363" calcext:value-type="float">
            <text:p>-0.062265293959536</text:p>
          </table:table-cell>
          <table:table-cell office:value-type="float" office:value="-0.129761972635716" calcext:value-type="float">
            <text:p>-0.129761972635716</text:p>
          </table:table-cell>
          <table:table-cell office:value-type="float" office:value="0.00848686230777229" calcext:value-type="float">
            <text:p>0.008486862307772</text:p>
          </table:table-cell>
        </table:table-row>
        <table:table-row table:style-name="ro1">
          <table:table-cell table:formula="of:=SQRT([.B107]^2+[.C107]^2+[.D107]^2)" office:value-type="float" office:value="4.34751106979174" calcext:value-type="float">
            <text:p>4.34751106979174</text:p>
          </table:table-cell>
          <table:table-cell office:value-type="float" office:value="3.9873030226139" calcext:value-type="float">
            <text:p>3.9873030226139</text:p>
          </table:table-cell>
          <table:table-cell office:value-type="float" office:value="-0.507534307399333" calcext:value-type="float">
            <text:p>-0.507534307399333</text:p>
          </table:table-cell>
          <table:table-cell office:value-type="float" office:value="1.65670638153792" calcext:value-type="float">
            <text:p>1.65670638153792</text:p>
          </table:table-cell>
          <table:table-cell office:value-type="float" office:value="0.388296812892696" calcext:value-type="float">
            <text:p>0.388296812892696</text:p>
          </table:table-cell>
          <table:table-cell office:value-type="float" office:value="-0.234709963568007" calcext:value-type="float">
            <text:p>-0.234709963568007</text:p>
          </table:table-cell>
          <table:table-cell office:value-type="float" office:value="-2.99339335708079" calcext:value-type="float">
            <text:p>-2.99339335708079</text:p>
          </table:table-cell>
          <table:table-cell office:value-type="float" office:value="3.86567634826669" calcext:value-type="float">
            <text:p>3.86567634826669</text:p>
          </table:table-cell>
          <table:table-cell office:value-type="float" office:value="-0.503994550757" calcext:value-type="float">
            <text:p>-0.503994550757</text:p>
          </table:table-cell>
          <table:table-cell office:value-type="float" office:value="1.56648822506484" calcext:value-type="float">
            <text:p>1.56648822506484</text:p>
          </table:table-cell>
          <table:table-cell office:value-type="float" office:value="0.406009463299149" calcext:value-type="float">
            <text:p>0.406009463299149</text:p>
          </table:table-cell>
          <table:table-cell office:value-type="float" office:value="-0.216888694816857" calcext:value-type="float">
            <text:p>-0.216888694816857</text:p>
          </table:table-cell>
          <table:table-cell office:value-type="float" office:value="-2.9716636253503" calcext:value-type="float">
            <text:p>-2.9716636253503</text:p>
          </table:table-cell>
          <table:table-cell office:value-type="float" office:value="-0.121626674347208" calcext:value-type="float">
            <text:p>-0.121626674347208</text:p>
          </table:table-cell>
          <table:table-cell office:value-type="float" office:value="0.00353975664233319" calcext:value-type="float">
            <text:p>0.003539756642333</text:p>
          </table:table-cell>
          <table:table-cell office:value-type="float" office:value="-0.0902181564730826" calcext:value-type="float">
            <text:p>-0.090218156473083</text:p>
          </table:table-cell>
          <table:table-cell office:value-type="float" office:value="-0.0197367262892296" calcext:value-type="float">
            <text:p>-0.01973672628923</text:p>
          </table:table-cell>
          <table:table-cell office:value-type="float" office:value="-0.0150363242682778" calcext:value-type="float">
            <text:p>-0.015036324268278</text:p>
          </table:table-cell>
          <table:table-cell office:value-type="float" office:value="0.0176154791821985" calcext:value-type="float">
            <text:p>0.017615479182199</text:p>
          </table:table-cell>
        </table:table-row>
        <table:table-row table:style-name="ro1">
          <table:table-cell table:formula="of:=SQRT([.B108]^2+[.C108]^2+[.D108]^2)" office:value-type="float" office:value="0.429967153651429" calcext:value-type="float">
            <text:p>0.429967153651429</text:p>
          </table:table-cell>
          <table:table-cell office:value-type="float" office:value="0.41932939838441" calcext:value-type="float">
            <text:p>0.41932939838441</text:p>
          </table:table-cell>
          <table:table-cell office:value-type="float" office:value="0.0950344142339017" calcext:value-type="float">
            <text:p>0.095034414233902</text:p>
          </table:table-cell>
          <table:table-cell office:value-type="float" office:value="-0.00175185070687003" calcext:value-type="float">
            <text:p>-0.00175185070687</text:p>
          </table:table-cell>
          <table:table-cell office:value-type="float" office:value="-0.532496107346744" calcext:value-type="float">
            <text:p>-0.532496107346744</text:p>
          </table:table-cell>
          <table:table-cell office:value-type="float" office:value="-0.471893208775323" calcext:value-type="float">
            <text:p>-0.471893208775323</text:p>
          </table:table-cell>
          <table:table-cell office:value-type="float" office:value="2.49833551925075" calcext:value-type="float">
            <text:p>2.49833551925075</text:p>
          </table:table-cell>
          <table:table-cell office:value-type="float" office:value="0.526638044534875" calcext:value-type="float">
            <text:p>0.526638044534875</text:p>
          </table:table-cell>
          <table:table-cell office:value-type="float" office:value="0.120409899369517" calcext:value-type="float">
            <text:p>0.120409899369517</text:p>
          </table:table-cell>
          <table:table-cell office:value-type="float" office:value="-0.0154811933477494" calcext:value-type="float">
            <text:p>-0.01548119334775</text:p>
          </table:table-cell>
          <table:table-cell office:value-type="float" office:value="-0.411791219795544" calcext:value-type="float">
            <text:p>-0.411791219795544</text:p>
          </table:table-cell>
          <table:table-cell office:value-type="float" office:value="-0.460746804288903" calcext:value-type="float">
            <text:p>-0.460746804288903</text:p>
          </table:table-cell>
          <table:table-cell office:value-type="float" office:value="2.55715769190913" calcext:value-type="float">
            <text:p>2.55715769190913</text:p>
          </table:table-cell>
          <table:table-cell office:value-type="float" office:value="0.107308646150465" calcext:value-type="float">
            <text:p>0.107308646150465</text:p>
          </table:table-cell>
          <table:table-cell office:value-type="float" office:value="0.0253754851356158" calcext:value-type="float">
            <text:p>0.025375485135616</text:p>
          </table:table-cell>
          <table:table-cell office:value-type="float" office:value="-0.0137293426408794" calcext:value-type="float">
            <text:p>-0.013729342640879</text:p>
          </table:table-cell>
          <table:table-cell office:value-type="float" office:value="-0.0816897905947678" calcext:value-type="float">
            <text:p>-0.081689790594768</text:p>
          </table:table-cell>
          <table:table-cell office:value-type="float" office:value="-0.0713007340331293" calcext:value-type="float">
            <text:p>-0.071300734033129</text:p>
          </table:table-cell>
          <table:table-cell office:value-type="float" office:value="0.00158438991029364" calcext:value-type="float">
            <text:p>0.001584389910294</text:p>
          </table:table-cell>
        </table:table-row>
        <table:table-row table:style-name="ro1">
          <table:table-cell table:formula="of:=SQRT([.B109]^2+[.C109]^2+[.D109]^2)" office:value-type="float" office:value="2.64680464688822" calcext:value-type="float">
            <text:p>2.64680464688822</text:p>
          </table:table-cell>
          <table:table-cell office:value-type="float" office:value="2.08414653726834" calcext:value-type="float">
            <text:p>2.08414653726834</text:p>
          </table:table-cell>
          <table:table-cell office:value-type="float" office:value="1.35298755620957" calcext:value-type="float">
            <text:p>1.35298755620957</text:p>
          </table:table-cell>
          <table:table-cell office:value-type="float" office:value="0.911774491156412" calcext:value-type="float">
            <text:p>0.911774491156412</text:p>
          </table:table-cell>
          <table:table-cell office:value-type="float" office:value="-0.79814263760625" calcext:value-type="float">
            <text:p>-0.79814263760625</text:p>
          </table:table-cell>
          <table:table-cell office:value-type="float" office:value="0.383169368006778" calcext:value-type="float">
            <text:p>0.383169368006778</text:p>
          </table:table-cell>
          <table:table-cell office:value-type="float" office:value="-2.0455961546179" calcext:value-type="float">
            <text:p>-2.0455961546179</text:p>
          </table:table-cell>
          <table:table-cell office:value-type="float" office:value="2.09721681814807" calcext:value-type="float">
            <text:p>2.09721681814807</text:p>
          </table:table-cell>
          <table:table-cell office:value-type="float" office:value="1.32591866776892" calcext:value-type="float">
            <text:p>1.32591866776892</text:p>
          </table:table-cell>
          <table:table-cell office:value-type="float" office:value="0.814451244755066" calcext:value-type="float">
            <text:p>0.814451244755066</text:p>
          </table:table-cell>
          <table:table-cell office:value-type="float" office:value="-0.837167333661609" calcext:value-type="float">
            <text:p>-0.837167333661609</text:p>
          </table:table-cell>
          <table:table-cell office:value-type="float" office:value="0.527414690746809" calcext:value-type="float">
            <text:p>0.527414690746809</text:p>
          </table:table-cell>
          <table:table-cell office:value-type="float" office:value="-1.98769503543521" calcext:value-type="float">
            <text:p>-1.98769503543521</text:p>
          </table:table-cell>
          <table:table-cell office:value-type="float" office:value="0.0130702808797292" calcext:value-type="float">
            <text:p>0.013070280879729</text:p>
          </table:table-cell>
          <table:table-cell office:value-type="float" office:value="-0.027068888440656" calcext:value-type="float">
            <text:p>-0.027068888440656</text:p>
          </table:table-cell>
          <table:table-cell office:value-type="float" office:value="-0.0973232464013466" calcext:value-type="float">
            <text:p>-0.097323246401347</text:p>
          </table:table-cell>
          <table:table-cell office:value-type="float" office:value="-0.113415188473622" calcext:value-type="float">
            <text:p>-0.113415188473622</text:p>
          </table:table-cell>
          <table:table-cell office:value-type="float" office:value="-0.0959583708423617" calcext:value-type="float">
            <text:p>-0.095958370842362</text:p>
          </table:table-cell>
          <table:table-cell office:value-type="float" office:value="0.0352429337555087" calcext:value-type="float">
            <text:p>0.035242933755509</text:p>
          </table:table-cell>
        </table:table-row>
        <table:table-row table:style-name="ro1">
          <table:table-cell table:formula="of:=SQRT([.B110]^2+[.C110]^2+[.D110]^2)" office:value-type="float" office:value="2.70606258562248" calcext:value-type="float">
            <text:p>2.70606258562248</text:p>
          </table:table-cell>
          <table:table-cell office:value-type="float" office:value="2.30813014472932" calcext:value-type="float">
            <text:p>2.30813014472932</text:p>
          </table:table-cell>
          <table:table-cell office:value-type="float" office:value="0.927656257431563" calcext:value-type="float">
            <text:p>0.927656257431563</text:p>
          </table:table-cell>
          <table:table-cell office:value-type="float" office:value="1.06525293726218" calcext:value-type="float">
            <text:p>1.06525293726218</text:p>
          </table:table-cell>
          <table:table-cell office:value-type="float" office:value="-0.230588243997375" calcext:value-type="float">
            <text:p>-0.230588243997375</text:p>
          </table:table-cell>
          <table:table-cell office:value-type="float" office:value="0.205053893331773" calcext:value-type="float">
            <text:p>0.205053893331773</text:p>
          </table:table-cell>
          <table:table-cell office:value-type="float" office:value="-1.67994888431216" calcext:value-type="float">
            <text:p>-1.67994888431216</text:p>
          </table:table-cell>
          <table:table-cell office:value-type="float" office:value="2.32351449145272" calcext:value-type="float">
            <text:p>2.32351449145272</text:p>
          </table:table-cell>
          <table:table-cell office:value-type="float" office:value="0.926604488174873" calcext:value-type="float">
            <text:p>0.926604488174873</text:p>
          </table:table-cell>
          <table:table-cell office:value-type="float" office:value="0.982651342495784" calcext:value-type="float">
            <text:p>0.982651342495784</text:p>
          </table:table-cell>
          <table:table-cell office:value-type="float" office:value="-0.259929987833072" calcext:value-type="float">
            <text:p>-0.259929987833072</text:p>
          </table:table-cell>
          <table:table-cell office:value-type="float" office:value="0.271895310922622" calcext:value-type="float">
            <text:p>0.271895310922622</text:p>
          </table:table-cell>
          <table:table-cell office:value-type="float" office:value="-1.65229851208867" calcext:value-type="float">
            <text:p>-1.65229851208867</text:p>
          </table:table-cell>
          <table:table-cell office:value-type="float" office:value="0.0153843467233985" calcext:value-type="float">
            <text:p>0.015384346723399</text:p>
          </table:table-cell>
          <table:table-cell office:value-type="float" office:value="-0.00105176925668971" calcext:value-type="float">
            <text:p>-0.00105176925669</text:p>
          </table:table-cell>
          <table:table-cell office:value-type="float" office:value="-0.0826015947663984" calcext:value-type="float">
            <text:p>-0.082601594766398</text:p>
          </table:table-cell>
          <table:table-cell office:value-type="float" office:value="-0.0634819219295038" calcext:value-type="float">
            <text:p>-0.063481921929504</text:p>
          </table:table-cell>
          <table:table-cell office:value-type="float" office:value="-0.0353841910559609" calcext:value-type="float">
            <text:p>-0.035384191055961</text:p>
          </table:table-cell>
          <table:table-cell office:value-type="float" office:value="0.0195912806181449" calcext:value-type="float">
            <text:p>0.019591280618145</text:p>
          </table:table-cell>
        </table:table-row>
        <table:table-row table:style-name="ro1">
          <table:table-cell table:formula="of:=SQRT([.B111]^2+[.C111]^2+[.D111]^2)" office:value-type="float" office:value="2.92178021234307" calcext:value-type="float">
            <text:p>2.92178021234307</text:p>
          </table:table-cell>
          <table:table-cell office:value-type="float" office:value="2.68385402301511" calcext:value-type="float">
            <text:p>2.68385402301511</text:p>
          </table:table-cell>
          <table:table-cell office:value-type="float" office:value="0.700085144989143" calcext:value-type="float">
            <text:p>0.700085144989143</text:p>
          </table:table-cell>
          <table:table-cell office:value-type="float" office:value="0.918481345564849" calcext:value-type="float">
            <text:p>0.918481345564849</text:p>
          </table:table-cell>
          <table:table-cell office:value-type="float" office:value="-0.621659670356324" calcext:value-type="float">
            <text:p>-0.621659670356324</text:p>
          </table:table-cell>
          <table:table-cell office:value-type="float" office:value="0.325972315960092" calcext:value-type="float">
            <text:p>0.325972315960092</text:p>
          </table:table-cell>
          <table:table-cell office:value-type="float" office:value="-1.7762867002312" calcext:value-type="float">
            <text:p>-1.7762867002312</text:p>
          </table:table-cell>
          <table:table-cell office:value-type="float" office:value="2.65178904596567" calcext:value-type="float">
            <text:p>2.65178904596567</text:p>
          </table:table-cell>
          <table:table-cell office:value-type="float" office:value="0.690074057257843" calcext:value-type="float">
            <text:p>0.690074057257843</text:p>
          </table:table-cell>
          <table:table-cell office:value-type="float" office:value="0.859960624900445" calcext:value-type="float">
            <text:p>0.859960624900445</text:p>
          </table:table-cell>
          <table:table-cell office:value-type="float" office:value="-0.709665872062883" calcext:value-type="float">
            <text:p>-0.709665872062883</text:p>
          </table:table-cell>
          <table:table-cell office:value-type="float" office:value="0.392065300691254" calcext:value-type="float">
            <text:p>0.392065300691254</text:p>
          </table:table-cell>
          <table:table-cell office:value-type="float" office:value="-1.72639039826999" calcext:value-type="float">
            <text:p>-1.72639039826999</text:p>
          </table:table-cell>
          <table:table-cell office:value-type="float" office:value="-0.0320649770494459" calcext:value-type="float">
            <text:p>-0.032064977049446</text:p>
          </table:table-cell>
          <table:table-cell office:value-type="float" office:value="-0.0100110877312997" calcext:value-type="float">
            <text:p>-0.0100110877313</text:p>
          </table:table-cell>
          <table:table-cell office:value-type="float" office:value="-0.0585207206644036" calcext:value-type="float">
            <text:p>-0.058520720664404</text:p>
          </table:table-cell>
          <table:table-cell office:value-type="float" office:value="-0.0494384493929552" calcext:value-type="float">
            <text:p>-0.049438449392955</text:p>
          </table:table-cell>
          <table:table-cell office:value-type="float" office:value="-0.093360184736035" calcext:value-type="float">
            <text:p>-0.093360184736035</text:p>
          </table:table-cell>
          <table:table-cell office:value-type="float" office:value="0.0166304731159177" calcext:value-type="float">
            <text:p>0.016630473115918</text:p>
          </table:table-cell>
        </table:table-row>
        <table:table-row table:style-name="ro1">
          <table:table-cell table:formula="of:=SQRT([.B112]^2+[.C112]^2+[.D112]^2)" office:value-type="float" office:value="5.23327163276691" calcext:value-type="float">
            <text:p>5.23327163276691</text:p>
          </table:table-cell>
          <table:table-cell office:value-type="float" office:value="4.39989628434314" calcext:value-type="float">
            <text:p>4.39989628434314</text:p>
          </table:table-cell>
          <table:table-cell office:value-type="float" office:value="2.47915962788626" calcext:value-type="float">
            <text:p>2.47915962788626</text:p>
          </table:table-cell>
          <table:table-cell office:value-type="float" office:value="1.37179160545804" calcext:value-type="float">
            <text:p>1.37179160545804</text:p>
          </table:table-cell>
          <table:table-cell office:value-type="float" office:value="0.54199214810163" calcext:value-type="float">
            <text:p>0.54199214810163</text:p>
          </table:table-cell>
          <table:table-cell office:value-type="float" office:value="-0.585189430785557" calcext:value-type="float">
            <text:p>-0.585189430785557</text:p>
          </table:table-cell>
          <table:table-cell office:value-type="float" office:value="-1.99036638512791" calcext:value-type="float">
            <text:p>-1.99036638512791</text:p>
          </table:table-cell>
          <table:table-cell office:value-type="float" office:value="4.36174439808599" calcext:value-type="float">
            <text:p>4.36174439808599</text:p>
          </table:table-cell>
          <table:table-cell office:value-type="float" office:value="2.4543701332028" calcext:value-type="float">
            <text:p>2.4543701332028</text:p>
          </table:table-cell>
          <table:table-cell office:value-type="float" office:value="1.31922985187858" calcext:value-type="float">
            <text:p>1.31922985187858</text:p>
          </table:table-cell>
          <table:table-cell office:value-type="float" office:value="0.560954748190415" calcext:value-type="float">
            <text:p>0.560954748190415</text:p>
          </table:table-cell>
          <table:table-cell office:value-type="float" office:value="-0.505535754966312" calcext:value-type="float">
            <text:p>-0.505535754966312</text:p>
          </table:table-cell>
          <table:table-cell office:value-type="float" office:value="-1.96484482670172" calcext:value-type="float">
            <text:p>-1.96484482670172</text:p>
          </table:table-cell>
          <table:table-cell office:value-type="float" office:value="-0.0381518862571459" calcext:value-type="float">
            <text:p>-0.038151886257146</text:p>
          </table:table-cell>
          <table:table-cell office:value-type="float" office:value="-0.0247894946834566" calcext:value-type="float">
            <text:p>-0.024789494683457</text:p>
          </table:table-cell>
          <table:table-cell office:value-type="float" office:value="-0.0525617535794603" calcext:value-type="float">
            <text:p>-0.05256175357946</text:p>
          </table:table-cell>
          <table:table-cell office:value-type="float" office:value="-0.0794420107503999" calcext:value-type="float">
            <text:p>-0.0794420107504</text:p>
          </table:table-cell>
          <table:table-cell office:value-type="float" office:value="-0.0172287500818786" calcext:value-type="float">
            <text:p>-0.017228750081879</text:p>
          </table:table-cell>
          <table:table-cell office:value-type="float" office:value="0.0149923824102594" calcext:value-type="float">
            <text:p>0.014992382410259</text:p>
          </table:table-cell>
        </table:table-row>
        <table:table-row table:style-name="ro1">
          <table:table-cell table:formula="of:=SQRT([.B113]^2+[.C113]^2+[.D113]^2)" office:value-type="float" office:value="7.08908973988323" calcext:value-type="float">
            <text:p>7.08908973988323</text:p>
          </table:table-cell>
          <table:table-cell office:value-type="float" office:value="5.74005626967815" calcext:value-type="float">
            <text:p>5.74005626967815</text:p>
          </table:table-cell>
          <table:table-cell office:value-type="float" office:value="3.76064568578595" calcext:value-type="float">
            <text:p>3.76064568578595</text:p>
          </table:table-cell>
          <table:table-cell office:value-type="float" office:value="1.77890173619167" calcext:value-type="float">
            <text:p>1.77890173619167</text:p>
          </table:table-cell>
          <table:table-cell office:value-type="float" office:value="0.560305963674947" calcext:value-type="float">
            <text:p>0.560305963674947</text:p>
          </table:table-cell>
          <table:table-cell office:value-type="float" office:value="0.505219239465832" calcext:value-type="float">
            <text:p>0.505219239465832</text:p>
          </table:table-cell>
          <table:table-cell office:value-type="float" office:value="0.720697493436503" calcext:value-type="float">
            <text:p>0.720697493436503</text:p>
          </table:table-cell>
          <table:table-cell office:value-type="float" office:value="5.73284203412178" calcext:value-type="float">
            <text:p>5.73284203412178</text:p>
          </table:table-cell>
          <table:table-cell office:value-type="float" office:value="3.75493990609587" calcext:value-type="float">
            <text:p>3.75493990609587</text:p>
          </table:table-cell>
          <table:table-cell office:value-type="float" office:value="1.72565202191894" calcext:value-type="float">
            <text:p>1.72565202191894</text:p>
          </table:table-cell>
          <table:table-cell office:value-type="float" office:value="0.280994167940337" calcext:value-type="float">
            <text:p>0.280994167940337</text:p>
          </table:table-cell>
          <table:table-cell office:value-type="float" office:value="0.303048966095458" calcext:value-type="float">
            <text:p>0.303048966095458</text:p>
          </table:table-cell>
          <table:table-cell office:value-type="float" office:value="0.847363589969429" calcext:value-type="float">
            <text:p>0.847363589969429</text:p>
          </table:table-cell>
          <table:table-cell office:value-type="float" office:value="-0.00721423555636847" calcext:value-type="float">
            <text:p>-0.007214235556368</text:p>
          </table:table-cell>
          <table:table-cell office:value-type="float" office:value="-0.00570577969008479" calcext:value-type="float">
            <text:p>-0.005705779690085</text:p>
          </table:table-cell>
          <table:table-cell office:value-type="float" office:value="-0.0532497142727295" calcext:value-type="float">
            <text:p>-0.05324971427273</text:p>
          </table:table-cell>
          <table:table-cell office:value-type="float" office:value="-0.324256910767944" calcext:value-type="float">
            <text:p>-0.324256910767944</text:p>
          </table:table-cell>
          <table:table-cell office:value-type="float" office:value="0.0362342936994744" calcext:value-type="float">
            <text:p>0.036234293699474</text:p>
          </table:table-cell>
          <table:table-cell office:value-type="float" office:value="0.0215888320445639" calcext:value-type="float">
            <text:p>0.021588832044564</text:p>
          </table:table-cell>
        </table:table-row>
        <table:table-row table:style-name="ro1">
          <table:table-cell table:formula="of:=SQRT([.B114]^2+[.C114]^2+[.D114]^2)" office:value-type="float" office:value="3.58113561422788" calcext:value-type="float">
            <text:p>3.58113561422788</text:p>
          </table:table-cell>
          <table:table-cell office:value-type="float" office:value="2.7890262694946" calcext:value-type="float">
            <text:p>2.7890262694946</text:p>
          </table:table-cell>
          <table:table-cell office:value-type="float" office:value="-2.20533523781553" calcext:value-type="float">
            <text:p>-2.20533523781553</text:p>
          </table:table-cell>
          <table:table-cell office:value-type="float" office:value="0.427037755250616" calcext:value-type="float">
            <text:p>0.427037755250616</text:p>
          </table:table-cell>
          <table:table-cell office:value-type="float" office:value="-0.408083280635442" calcext:value-type="float">
            <text:p>-0.408083280635442</text:p>
          </table:table-cell>
          <table:table-cell office:value-type="float" office:value="-0.212451626727132" calcext:value-type="float">
            <text:p>-0.212451626727132</text:p>
          </table:table-cell>
          <table:table-cell office:value-type="float" office:value="-2.33841267226854" calcext:value-type="float">
            <text:p>-2.33841267226854</text:p>
          </table:table-cell>
          <table:table-cell office:value-type="float" office:value="2.84291530862498" calcext:value-type="float">
            <text:p>2.84291530862498</text:p>
          </table:table-cell>
          <table:table-cell office:value-type="float" office:value="-2.19570222647991" calcext:value-type="float">
            <text:p>-2.19570222647991</text:p>
          </table:table-cell>
          <table:table-cell office:value-type="float" office:value="0.458265360924788" calcext:value-type="float">
            <text:p>0.458265360924788</text:p>
          </table:table-cell>
          <table:table-cell office:value-type="float" office:value="-0.471861067047577" calcext:value-type="float">
            <text:p>-0.471861067047577</text:p>
          </table:table-cell>
          <table:table-cell office:value-type="float" office:value="-0.206380130501561" calcext:value-type="float">
            <text:p>-0.206380130501561</text:p>
          </table:table-cell>
          <table:table-cell office:value-type="float" office:value="-2.35051599930998" calcext:value-type="float">
            <text:p>-2.35051599930998</text:p>
          </table:table-cell>
          <table:table-cell office:value-type="float" office:value="0.0538890391303837" calcext:value-type="float">
            <text:p>0.053889039130384</text:p>
          </table:table-cell>
          <table:table-cell office:value-type="float" office:value="0.00963301133562622" calcext:value-type="float">
            <text:p>0.009633011335626</text:p>
          </table:table-cell>
          <table:table-cell office:value-type="float" office:value="0.0312276056741725" calcext:value-type="float">
            <text:p>0.031227605674173</text:p>
          </table:table-cell>
          <table:table-cell office:value-type="float" office:value="0.0393095440105018" calcext:value-type="float">
            <text:p>0.039309544010502</text:p>
          </table:table-cell>
          <table:table-cell office:value-type="float" office:value="-0.0488323090733269" calcext:value-type="float">
            <text:p>-0.048832309073327</text:p>
          </table:table-cell>
          <table:table-cell office:value-type="float" office:value="0.00211981113381388" calcext:value-type="float">
            <text:p>0.002119811133814</text:p>
          </table:table-cell>
        </table:table-row>
        <table:table-row table:style-name="ro1">
          <table:table-cell table:formula="of:=SQRT([.B115]^2+[.C115]^2+[.D115]^2)" office:value-type="float" office:value="6.32315003386402" calcext:value-type="float">
            <text:p>6.32315003386402</text:p>
          </table:table-cell>
          <table:table-cell office:value-type="float" office:value="5.60187042386694" calcext:value-type="float">
            <text:p>5.60187042386694</text:p>
          </table:table-cell>
          <table:table-cell office:value-type="float" office:value="1.87378682714408" calcext:value-type="float">
            <text:p>1.87378682714408</text:p>
          </table:table-cell>
          <table:table-cell office:value-type="float" office:value="2.25614650042518" calcext:value-type="float">
            <text:p>2.25614650042518</text:p>
          </table:table-cell>
          <table:table-cell office:value-type="float" office:value="-0.737240064172622" calcext:value-type="float">
            <text:p>-0.737240064172622</text:p>
          </table:table-cell>
          <table:table-cell office:value-type="float" office:value="-0.223311469186457" calcext:value-type="float">
            <text:p>-0.223311469186457</text:p>
          </table:table-cell>
          <table:table-cell office:value-type="float" office:value="-2.94755923845205" calcext:value-type="float">
            <text:p>-2.94755923845205</text:p>
          </table:table-cell>
          <table:table-cell office:value-type="float" office:value="5.72999709224073" calcext:value-type="float">
            <text:p>5.72999709224073</text:p>
          </table:table-cell>
          <table:table-cell office:value-type="float" office:value="1.9303387831676" calcext:value-type="float">
            <text:p>1.9303387831676</text:p>
          </table:table-cell>
          <table:table-cell office:value-type="float" office:value="2.25161603936092" calcext:value-type="float">
            <text:p>2.25161603936092</text:p>
          </table:table-cell>
          <table:table-cell office:value-type="float" office:value="-0.639970272655695" calcext:value-type="float">
            <text:p>-0.639970272655695</text:p>
          </table:table-cell>
          <table:table-cell office:value-type="float" office:value="-0.167260325140995" calcext:value-type="float">
            <text:p>-0.167260325140995</text:p>
          </table:table-cell>
          <table:table-cell office:value-type="float" office:value="-2.94340670904235" calcext:value-type="float">
            <text:p>-2.94340670904235</text:p>
          </table:table-cell>
          <table:table-cell office:value-type="float" office:value="0.128126668373794" calcext:value-type="float">
            <text:p>0.128126668373794</text:p>
          </table:table-cell>
          <table:table-cell office:value-type="float" office:value="0.0565519560235233" calcext:value-type="float">
            <text:p>0.056551956023523</text:p>
          </table:table-cell>
          <table:table-cell office:value-type="float" office:value="-0.00453046106426314" calcext:value-type="float">
            <text:p>-0.004530461064263</text:p>
          </table:table-cell>
          <table:table-cell office:value-type="float" office:value="-0.104824956083229" calcext:value-type="float">
            <text:p>-0.104824956083229</text:p>
          </table:table-cell>
          <table:table-cell office:value-type="float" office:value="-0.0355006253389973" calcext:value-type="float">
            <text:p>-0.035500625338997</text:p>
          </table:table-cell>
          <table:table-cell office:value-type="float" office:value="-0.0166067133648022" calcext:value-type="float">
            <text:p>-0.016606713364802</text:p>
          </table:table-cell>
        </table:table-row>
        <table:table-row table:style-name="ro1">
          <table:table-cell table:formula="of:=SQRT([.B116]^2+[.C116]^2+[.D116]^2)" office:value-type="float" office:value="7.57556752847263" calcext:value-type="float">
            <text:p>7.57556752847263</text:p>
          </table:table-cell>
          <table:table-cell office:value-type="float" office:value="6.50486729162307" calcext:value-type="float">
            <text:p>6.50486729162307</text:p>
          </table:table-cell>
          <table:table-cell office:value-type="float" office:value="2.64872602503258" calcext:value-type="float">
            <text:p>2.64872602503258</text:p>
          </table:table-cell>
          <table:table-cell office:value-type="float" office:value="2.83904479378828" calcext:value-type="float">
            <text:p>2.83904479378828</text:p>
          </table:table-cell>
          <table:table-cell office:value-type="float" office:value="0.556068113161095" calcext:value-type="float">
            <text:p>0.556068113161095</text:p>
          </table:table-cell>
          <table:table-cell office:value-type="float" office:value="0.242713159037168" calcext:value-type="float">
            <text:p>0.242713159037168</text:p>
          </table:table-cell>
          <table:table-cell office:value-type="float" office:value="1.71863315783675" calcext:value-type="float">
            <text:p>1.71863315783675</text:p>
          </table:table-cell>
          <table:table-cell office:value-type="float" office:value="6.27076503564469" calcext:value-type="float">
            <text:p>6.27076503564469</text:p>
          </table:table-cell>
          <table:table-cell office:value-type="float" office:value="2.57990582490194" calcext:value-type="float">
            <text:p>2.57990582490194</text:p>
          </table:table-cell>
          <table:table-cell office:value-type="float" office:value="2.64766965422015" calcext:value-type="float">
            <text:p>2.64766965422015</text:p>
          </table:table-cell>
          <table:table-cell office:value-type="float" office:value="0.102863252914855" calcext:value-type="float">
            <text:p>0.102863252914855</text:p>
          </table:table-cell>
          <table:table-cell office:value-type="float" office:value="0.505029522741028" calcext:value-type="float">
            <text:p>0.505029522741028</text:p>
          </table:table-cell>
          <table:table-cell office:value-type="float" office:value="1.58770306325149" calcext:value-type="float">
            <text:p>1.58770306325149</text:p>
          </table:table-cell>
          <table:table-cell office:value-type="float" office:value="-0.23410225597838" calcext:value-type="float">
            <text:p>-0.23410225597838</text:p>
          </table:table-cell>
          <table:table-cell office:value-type="float" office:value="-0.0688202001306362" calcext:value-type="float">
            <text:p>-0.068820200130636</text:p>
          </table:table-cell>
          <table:table-cell office:value-type="float" office:value="-0.191375139568131" calcext:value-type="float">
            <text:p>-0.191375139568131</text:p>
          </table:table-cell>
          <table:table-cell office:value-type="float" office:value="0.36267266832389" calcext:value-type="float">
            <text:p>0.36267266832389</text:p>
          </table:table-cell>
          <table:table-cell office:value-type="float" office:value="0.344454548389625" calcext:value-type="float">
            <text:p>0.344454548389625</text:p>
          </table:table-cell>
          <table:table-cell office:value-type="float" office:value="-0.3641615310144" calcext:value-type="float">
            <text:p>-0.3641615310144</text:p>
          </table:table-cell>
        </table:table-row>
        <table:table-row table:style-name="ro1">
          <table:table-cell table:formula="of:=SQRT([.B117]^2+[.C117]^2+[.D117]^2)" office:value-type="float" office:value="4.58103146036664" calcext:value-type="float">
            <text:p>4.58103146036664</text:p>
          </table:table-cell>
          <table:table-cell office:value-type="float" office:value="4.11705708592644" calcext:value-type="float">
            <text:p>4.11705708592644</text:p>
          </table:table-cell>
          <table:table-cell office:value-type="float" office:value="-1.10952059226559" calcext:value-type="float">
            <text:p>-1.10952059226559</text:p>
          </table:table-cell>
          <table:table-cell office:value-type="float" office:value="1.67471019804334" calcext:value-type="float">
            <text:p>1.67471019804334</text:p>
          </table:table-cell>
          <table:table-cell office:value-type="float" office:value="-0.582186645874623" calcext:value-type="float">
            <text:p>-0.582186645874623</text:p>
          </table:table-cell>
          <table:table-cell office:value-type="float" office:value="0.696300568265005" calcext:value-type="float">
            <text:p>0.696300568265005</text:p>
          </table:table-cell>
          <table:table-cell office:value-type="float" office:value="-3.01385124585569" calcext:value-type="float">
            <text:p>-3.01385124585569</text:p>
          </table:table-cell>
          <table:table-cell office:value-type="float" office:value="4.07926443597039" calcext:value-type="float">
            <text:p>4.07926443597039</text:p>
          </table:table-cell>
          <table:table-cell office:value-type="float" office:value="-1.12795307988501" calcext:value-type="float">
            <text:p>-1.12795307988501</text:p>
          </table:table-cell>
          <table:table-cell office:value-type="float" office:value="1.62132855754338" calcext:value-type="float">
            <text:p>1.62132855754338</text:p>
          </table:table-cell>
          <table:table-cell office:value-type="float" office:value="-0.510078177357888" calcext:value-type="float">
            <text:p>-0.510078177357888</text:p>
          </table:table-cell>
          <table:table-cell office:value-type="float" office:value="0.782139678683497" calcext:value-type="float">
            <text:p>0.782139678683497</text:p>
          </table:table-cell>
          <table:table-cell office:value-type="float" office:value="-3.0682268043369" calcext:value-type="float">
            <text:p>-3.0682268043369</text:p>
          </table:table-cell>
          <table:table-cell office:value-type="float" office:value="-0.0377926499560459" calcext:value-type="float">
            <text:p>-0.037792649956046</text:p>
          </table:table-cell>
          <table:table-cell office:value-type="float" office:value="-0.0184324876194242" calcext:value-type="float">
            <text:p>-0.018432487619424</text:p>
          </table:table-cell>
          <table:table-cell office:value-type="float" office:value="-0.0533816404999625" calcext:value-type="float">
            <text:p>-0.053381640499963</text:p>
          </table:table-cell>
          <table:table-cell office:value-type="float" office:value="-0.0620029407690517" calcext:value-type="float">
            <text:p>-0.062002940769052</text:p>
          </table:table-cell>
          <table:table-cell office:value-type="float" office:value="-0.0797814586915111" calcext:value-type="float">
            <text:p>-0.079781458691511</text:p>
          </table:table-cell>
          <table:table-cell office:value-type="float" office:value="-0.00821441052258898" calcext:value-type="float">
            <text:p>-0.008214410522589</text:p>
          </table:table-cell>
        </table:table-row>
        <table:table-row table:style-name="ro1">
          <table:table-cell table:formula="of:=SQRT([.B118]^2+[.C118]^2+[.D118]^2)" office:value-type="float" office:value="3.26345047202134" calcext:value-type="float">
            <text:p>3.26345047202134</text:p>
          </table:table-cell>
          <table:table-cell office:value-type="float" office:value="3.02873053448676" calcext:value-type="float">
            <text:p>3.02873053448676</text:p>
          </table:table-cell>
          <table:table-cell office:value-type="float" office:value="0.82336898445377" calcext:value-type="float">
            <text:p>0.82336898445377</text:p>
          </table:table-cell>
          <table:table-cell office:value-type="float" office:value="0.893847776885651" calcext:value-type="float">
            <text:p>0.893847776885651</text:p>
          </table:table-cell>
          <table:table-cell office:value-type="float" office:value="-0.442603658876729" calcext:value-type="float">
            <text:p>-0.442603658876729</text:p>
          </table:table-cell>
          <table:table-cell office:value-type="float" office:value="0.602382772365472" calcext:value-type="float">
            <text:p>0.602382772365472</text:p>
          </table:table-cell>
          <table:table-cell office:value-type="float" office:value="-2.25574951665015" calcext:value-type="float">
            <text:p>-2.25574951665015</text:p>
          </table:table-cell>
          <table:table-cell office:value-type="float" office:value="2.99164773165674" calcext:value-type="float">
            <text:p>2.99164773165674</text:p>
          </table:table-cell>
          <table:table-cell office:value-type="float" office:value="0.811499034132497" calcext:value-type="float">
            <text:p>0.811499034132497</text:p>
          </table:table-cell>
          <table:table-cell office:value-type="float" office:value="0.852934500066978" calcext:value-type="float">
            <text:p>0.852934500066978</text:p>
          </table:table-cell>
          <table:table-cell office:value-type="float" office:value="-0.510957875771018" calcext:value-type="float">
            <text:p>-0.510957875771018</text:p>
          </table:table-cell>
          <table:table-cell office:value-type="float" office:value="0.733039903613717" calcext:value-type="float">
            <text:p>0.733039903613717</text:p>
          </table:table-cell>
          <table:table-cell office:value-type="float" office:value="-2.20046991252212" calcext:value-type="float">
            <text:p>-2.20046991252212</text:p>
          </table:table-cell>
          <table:table-cell office:value-type="float" office:value="-0.0370828028300219" calcext:value-type="float">
            <text:p>-0.037082802830022</text:p>
          </table:table-cell>
          <table:table-cell office:value-type="float" office:value="-0.0118699503212725" calcext:value-type="float">
            <text:p>-0.011869950321273</text:p>
          </table:table-cell>
          <table:table-cell office:value-type="float" office:value="-0.0409132768186729" calcext:value-type="float">
            <text:p>-0.040913276818673</text:p>
          </table:table-cell>
          <table:table-cell office:value-type="float" office:value="-0.0701340732554501" calcext:value-type="float">
            <text:p>-0.07013407325545</text:p>
          </table:table-cell>
          <table:table-cell office:value-type="float" office:value="-0.122662007769106" calcext:value-type="float">
            <text:p>-0.122662007769106</text:p>
          </table:table-cell>
          <table:table-cell office:value-type="float" office:value="0.00854613621089317" calcext:value-type="float">
            <text:p>0.008546136210893</text:p>
          </table:table-cell>
        </table:table-row>
        <table:table-row table:style-name="ro1">
          <table:table-cell table:formula="of:=SQRT([.B119]^2+[.C119]^2+[.D119]^2)" office:value-type="float" office:value="1.01044267532789" calcext:value-type="float">
            <text:p>1.01044267532789</text:p>
          </table:table-cell>
          <table:table-cell office:value-type="float" office:value="0.749727619930046" calcext:value-type="float">
            <text:p>0.749727619930046</text:p>
          </table:table-cell>
          <table:table-cell office:value-type="float" office:value="-0.610254743127103" calcext:value-type="float">
            <text:p>-0.610254743127103</text:p>
          </table:table-cell>
          <table:table-cell office:value-type="float" office:value="0.294095298379087" calcext:value-type="float">
            <text:p>0.294095298379087</text:p>
          </table:table-cell>
          <table:table-cell office:value-type="float" office:value="-0.453329236670526" calcext:value-type="float">
            <text:p>-0.453329236670526</text:p>
          </table:table-cell>
          <table:table-cell office:value-type="float" office:value="-0.251829714970569" calcext:value-type="float">
            <text:p>-0.251829714970569</text:p>
          </table:table-cell>
          <table:table-cell office:value-type="float" office:value="-1.17468959652332" calcext:value-type="float">
            <text:p>-1.17468959652332</text:p>
          </table:table-cell>
          <table:table-cell office:value-type="float" office:value="0.841541464725848" calcext:value-type="float">
            <text:p>0.841541464725848</text:p>
          </table:table-cell>
          <table:table-cell office:value-type="float" office:value="-0.578158364308015" calcext:value-type="float">
            <text:p>-0.578158364308015</text:p>
          </table:table-cell>
          <table:table-cell office:value-type="float" office:value="0.265408108464706" calcext:value-type="float">
            <text:p>0.265408108464706</text:p>
          </table:table-cell>
          <table:table-cell office:value-type="float" office:value="-0.508816065565096" calcext:value-type="float">
            <text:p>-0.508816065565096</text:p>
          </table:table-cell>
          <table:table-cell office:value-type="float" office:value="-0.308401482970849" calcext:value-type="float">
            <text:p>-0.308401482970849</text:p>
          </table:table-cell>
          <table:table-cell office:value-type="float" office:value="-1.22281031334462" calcext:value-type="float">
            <text:p>-1.22281031334462</text:p>
          </table:table-cell>
          <table:table-cell office:value-type="float" office:value="0.0918138447958025" calcext:value-type="float">
            <text:p>0.091813844795803</text:p>
          </table:table-cell>
          <table:table-cell office:value-type="float" office:value="0.0320963788190873" calcext:value-type="float">
            <text:p>0.032096378819087</text:p>
          </table:table-cell>
          <table:table-cell office:value-type="float" office:value="-0.0286871899143811" calcext:value-type="float">
            <text:p>-0.028687189914381</text:p>
          </table:table-cell>
          <table:table-cell office:value-type="float" office:value="0.0321988878203445" calcext:value-type="float">
            <text:p>0.032198887820345</text:p>
          </table:table-cell>
          <table:table-cell office:value-type="float" office:value="-0.0707657392822982" calcext:value-type="float">
            <text:p>-0.070765739282298</text:p>
          </table:table-cell>
          <table:table-cell office:value-type="float" office:value="-0.0316308148109377" calcext:value-type="float">
            <text:p>-0.031630814810938</text:p>
          </table:table-cell>
        </table:table-row>
        <table:table-row table:style-name="ro1">
          <table:table-cell table:formula="of:=SQRT([.B120]^2+[.C120]^2+[.D120]^2)" office:value-type="float" office:value="4.02939067635367" calcext:value-type="float">
            <text:p>4.02939067635367</text:p>
          </table:table-cell>
          <table:table-cell office:value-type="float" office:value="3.23319914846588" calcext:value-type="float">
            <text:p>3.23319914846588</text:p>
          </table:table-cell>
          <table:table-cell office:value-type="float" office:value="2.33795141222377" calcext:value-type="float">
            <text:p>2.33795141222377</text:p>
          </table:table-cell>
          <table:table-cell office:value-type="float" office:value="0.562490607144889" calcext:value-type="float">
            <text:p>0.562490607144889</text:p>
          </table:table-cell>
          <table:table-cell office:value-type="float" office:value="0.594123513960927" calcext:value-type="float">
            <text:p>0.594123513960927</text:p>
          </table:table-cell>
          <table:table-cell office:value-type="float" office:value="0.0899859835078383" calcext:value-type="float">
            <text:p>0.089985983507838</text:p>
          </table:table-cell>
          <table:table-cell office:value-type="float" office:value="-2.42966529674735" calcext:value-type="float">
            <text:p>-2.42966529674735</text:p>
          </table:table-cell>
          <table:table-cell office:value-type="float" office:value="3.29896234497724" calcext:value-type="float">
            <text:p>3.29896234497724</text:p>
          </table:table-cell>
          <table:table-cell office:value-type="float" office:value="2.3460220874929" calcext:value-type="float">
            <text:p>2.3460220874929</text:p>
          </table:table-cell>
          <table:table-cell office:value-type="float" office:value="0.567743387361659" calcext:value-type="float">
            <text:p>0.567743387361659</text:p>
          </table:table-cell>
          <table:table-cell office:value-type="float" office:value="-1.80634912568373" calcext:value-type="float">
            <text:p>-1.80634912568373</text:p>
          </table:table-cell>
          <table:table-cell office:value-type="float" office:value="-0.386133388004114" calcext:value-type="float">
            <text:p>-0.386133388004114</text:p>
          </table:table-cell>
          <table:table-cell office:value-type="float" office:value="-2.77395383854834" calcext:value-type="float">
            <text:p>-2.77395383854834</text:p>
          </table:table-cell>
          <table:table-cell office:value-type="float" office:value="0.0657631965113525" calcext:value-type="float">
            <text:p>0.065763196511353</text:p>
          </table:table-cell>
          <table:table-cell office:value-type="float" office:value="0.00807067526912997" calcext:value-type="float">
            <text:p>0.00807067526913</text:p>
          </table:table-cell>
          <table:table-cell office:value-type="float" office:value="0.00525278021677" calcext:value-type="float">
            <text:p>0.00525278021677</text:p>
          </table:table-cell>
          <table:table-cell office:value-type="float" office:value="2.38207483722853" calcext:value-type="float">
            <text:p>2.38207483722853</text:p>
          </table:table-cell>
          <table:table-cell office:value-type="float" office:value="-0.171938245123227" calcext:value-type="float">
            <text:p>-0.171938245123227</text:p>
          </table:table-cell>
          <table:table-cell office:value-type="float" office:value="0.826063582793743" calcext:value-type="float">
            <text:p>0.826063582793743</text:p>
          </table:table-cell>
        </table:table-row>
        <table:table-row table:style-name="ro1">
          <table:table-cell table:formula="of:=SQRT([.B121]^2+[.C121]^2+[.D121]^2)" office:value-type="float" office:value="3.08139004124896" calcext:value-type="float">
            <text:p>3.08139004124896</text:p>
          </table:table-cell>
          <table:table-cell office:value-type="float" office:value="3.00536407389684" calcext:value-type="float">
            <text:p>3.00536407389684</text:p>
          </table:table-cell>
          <table:table-cell office:value-type="float" office:value="-0.239668429575561" calcext:value-type="float">
            <text:p>-0.239668429575561</text:p>
          </table:table-cell>
          <table:table-cell office:value-type="float" office:value="0.636639940235636" calcext:value-type="float">
            <text:p>0.636639940235636</text:p>
          </table:table-cell>
          <table:table-cell office:value-type="float" office:value="-0.155851118693789" calcext:value-type="float">
            <text:p>-0.155851118693789</text:p>
          </table:table-cell>
          <table:table-cell office:value-type="float" office:value="-0.351494808325556" calcext:value-type="float">
            <text:p>-0.351494808325556</text:p>
          </table:table-cell>
          <table:table-cell office:value-type="float" office:value="-2.44854970637467" calcext:value-type="float">
            <text:p>-2.44854970637467</text:p>
          </table:table-cell>
          <table:table-cell office:value-type="float" office:value="3.0338718410017" calcext:value-type="float">
            <text:p>3.0338718410017</text:p>
          </table:table-cell>
          <table:table-cell office:value-type="float" office:value="-0.247967626539616" calcext:value-type="float">
            <text:p>-0.247967626539616</text:p>
          </table:table-cell>
          <table:table-cell office:value-type="float" office:value="0.658580294458548" calcext:value-type="float">
            <text:p>0.658580294458548</text:p>
          </table:table-cell>
          <table:table-cell office:value-type="float" office:value="-0.149144218568161" calcext:value-type="float">
            <text:p>-0.149144218568161</text:p>
          </table:table-cell>
          <table:table-cell office:value-type="float" office:value="-0.246294105991247" calcext:value-type="float">
            <text:p>-0.246294105991247</text:p>
          </table:table-cell>
          <table:table-cell office:value-type="float" office:value="-2.45436836896361" calcext:value-type="float">
            <text:p>-2.45436836896361</text:p>
          </table:table-cell>
          <table:table-cell office:value-type="float" office:value="0.0285077671048577" calcext:value-type="float">
            <text:p>0.028507767104858</text:p>
          </table:table-cell>
          <table:table-cell office:value-type="float" office:value="-0.0082991969640554" calcext:value-type="float">
            <text:p>-0.008299196964055</text:p>
          </table:table-cell>
          <table:table-cell office:value-type="float" office:value="0.0219403542229123" calcext:value-type="float">
            <text:p>0.021940354222912</text:p>
          </table:table-cell>
          <table:table-cell office:value-type="float" office:value="-0.0723616203067867" calcext:value-type="float">
            <text:p>-0.072361620306787</text:p>
          </table:table-cell>
          <table:table-cell office:value-type="float" office:value="-0.0766960993807251" calcext:value-type="float">
            <text:p>-0.076696099380725</text:p>
          </table:table-cell>
          <table:table-cell office:value-type="float" office:value="-0.0105738426842947" calcext:value-type="float">
            <text:p>-0.010573842684295</text:p>
          </table:table-cell>
        </table:table-row>
        <table:table-row table:style-name="ro1">
          <table:table-cell table:formula="of:=SQRT([.B122]^2+[.C122]^2+[.D122]^2)" office:value-type="float" office:value="3.09324002339356" calcext:value-type="float">
            <text:p>3.09324002339356</text:p>
          </table:table-cell>
          <table:table-cell office:value-type="float" office:value="2.762780016472" calcext:value-type="float">
            <text:p>2.762780016472</text:p>
          </table:table-cell>
          <table:table-cell office:value-type="float" office:value="0.253644848856711" calcext:value-type="float">
            <text:p>0.253644848856711</text:p>
          </table:table-cell>
          <table:table-cell office:value-type="float" office:value="1.36778825611101" calcext:value-type="float">
            <text:p>1.36778825611101</text:p>
          </table:table-cell>
          <table:table-cell office:value-type="float" office:value="0.697166794934983" calcext:value-type="float">
            <text:p>0.697166794934983</text:p>
          </table:table-cell>
          <table:table-cell office:value-type="float" office:value="-0.686649292667175" calcext:value-type="float">
            <text:p>-0.686649292667175</text:p>
          </table:table-cell>
          <table:table-cell office:value-type="float" office:value="2.43779484590037" calcext:value-type="float">
            <text:p>2.43779484590037</text:p>
          </table:table-cell>
          <table:table-cell office:value-type="float" office:value="2.72196492454915" calcext:value-type="float">
            <text:p>2.72196492454915</text:p>
          </table:table-cell>
          <table:table-cell office:value-type="float" office:value="0.256346342805467" calcext:value-type="float">
            <text:p>0.256346342805467</text:p>
          </table:table-cell>
          <table:table-cell office:value-type="float" office:value="1.2662233593584" calcext:value-type="float">
            <text:p>1.2662233593584</text:p>
          </table:table-cell>
          <table:table-cell office:value-type="float" office:value="0.79587999797668" calcext:value-type="float">
            <text:p>0.79587999797668</text:p>
          </table:table-cell>
          <table:table-cell office:value-type="float" office:value="-0.696151543759115" calcext:value-type="float">
            <text:p>-0.696151543759115</text:p>
          </table:table-cell>
          <table:table-cell office:value-type="float" office:value="2.51688521676559" calcext:value-type="float">
            <text:p>2.51688521676559</text:p>
          </table:table-cell>
          <table:table-cell office:value-type="float" office:value="-0.0408150919228456" calcext:value-type="float">
            <text:p>-0.040815091922846</text:p>
          </table:table-cell>
          <table:table-cell office:value-type="float" office:value="0.00270149394875574" calcext:value-type="float">
            <text:p>0.002701493948756</text:p>
          </table:table-cell>
          <table:table-cell office:value-type="float" office:value="-0.101564896752611" calcext:value-type="float">
            <text:p>-0.101564896752611</text:p>
          </table:table-cell>
          <table:table-cell office:value-type="float" office:value="-0.0654330090976343" calcext:value-type="float">
            <text:p>-0.065433009097634</text:p>
          </table:table-cell>
          <table:table-cell office:value-type="float" office:value="-0.0398967192951938" calcext:value-type="float">
            <text:p>-0.039896719295194</text:p>
          </table:table-cell>
          <table:table-cell office:value-type="float" office:value="0.0148122187244701" calcext:value-type="float">
            <text:p>0.01481221872447</text:p>
          </table:table-cell>
        </table:table-row>
        <table:table-row table:style-name="ro1">
          <table:table-cell table:formula="of:=SQRT([.B123]^2+[.C123]^2+[.D123]^2)" office:value-type="float" office:value="6.45110792721548" calcext:value-type="float">
            <text:p>6.45110792721548</text:p>
          </table:table-cell>
          <table:table-cell office:value-type="float" office:value="6.40393207665657" calcext:value-type="float">
            <text:p>6.40393207665657</text:p>
          </table:table-cell>
          <table:table-cell office:value-type="float" office:value="0.641080640696628" calcext:value-type="float">
            <text:p>0.641080640696628</text:p>
          </table:table-cell>
          <table:table-cell office:value-type="float" office:value="0.442112042671968" calcext:value-type="float">
            <text:p>0.442112042671968</text:p>
          </table:table-cell>
          <table:table-cell office:value-type="float" office:value="-0.0721008311016975" calcext:value-type="float">
            <text:p>-0.072100831101698</text:p>
          </table:table-cell>
          <table:table-cell office:value-type="float" office:value="0.462593325857381" calcext:value-type="float">
            <text:p>0.462593325857381</text:p>
          </table:table-cell>
          <table:table-cell office:value-type="float" office:value="-2.93124917753455" calcext:value-type="float">
            <text:p>-2.93124917753455</text:p>
          </table:table-cell>
          <table:table-cell office:value-type="float" office:value="6.25574486137512" calcext:value-type="float">
            <text:p>6.25574486137512</text:p>
          </table:table-cell>
          <table:table-cell office:value-type="float" office:value="0.603606269867937" calcext:value-type="float">
            <text:p>0.603606269867937</text:p>
          </table:table-cell>
          <table:table-cell office:value-type="float" office:value="0.58883055460935" calcext:value-type="float">
            <text:p>0.58883055460935</text:p>
          </table:table-cell>
          <table:table-cell office:value-type="float" office:value="-0.0740825767474913" calcext:value-type="float">
            <text:p>-0.074082576747491</text:p>
          </table:table-cell>
          <table:table-cell office:value-type="float" office:value="-0.313831548402537" calcext:value-type="float">
            <text:p>-0.313831548402537</text:p>
          </table:table-cell>
          <table:table-cell office:value-type="float" office:value="-2.98494911201322" calcext:value-type="float">
            <text:p>-2.98494911201322</text:p>
          </table:table-cell>
          <table:table-cell office:value-type="float" office:value="-0.148187215281443" calcext:value-type="float">
            <text:p>-0.148187215281443</text:p>
          </table:table-cell>
          <table:table-cell office:value-type="float" office:value="-0.0374743708286905" calcext:value-type="float">
            <text:p>-0.037474370828691</text:p>
          </table:table-cell>
          <table:table-cell office:value-type="float" office:value="0.146718511937381" calcext:value-type="float">
            <text:p>0.146718511937381</text:p>
          </table:table-cell>
          <table:table-cell office:value-type="float" office:value="0.204755734036713" calcext:value-type="float">
            <text:p>0.204755734036713</text:p>
          </table:table-cell>
          <table:table-cell office:value-type="float" office:value="0.754458564162928" calcext:value-type="float">
            <text:p>0.754458564162928</text:p>
          </table:table-cell>
          <table:table-cell office:value-type="float" office:value="-0.135223693189346" calcext:value-type="float">
            <text:p>-0.135223693189346</text:p>
          </table:table-cell>
        </table:table-row>
        <table:table-row table:style-name="ro1">
          <table:table-cell table:formula="of:=SQRT([.B124]^2+[.C124]^2+[.D124]^2)" office:value-type="float" office:value="3.78592153162123" calcext:value-type="float">
            <text:p>3.78592153162123</text:p>
          </table:table-cell>
          <table:table-cell office:value-type="float" office:value="3.50086104550678" calcext:value-type="float">
            <text:p>3.50086104550678</text:p>
          </table:table-cell>
          <table:table-cell office:value-type="float" office:value="-1.09112620712113" calcext:value-type="float">
            <text:p>-1.09112620712113</text:p>
          </table:table-cell>
          <table:table-cell office:value-type="float" office:value="0.94160362349552" calcext:value-type="float">
            <text:p>0.94160362349552</text:p>
          </table:table-cell>
          <table:table-cell office:value-type="float" office:value="0.584091207728797" calcext:value-type="float">
            <text:p>0.584091207728797</text:p>
          </table:table-cell>
          <table:table-cell office:value-type="float" office:value="0.049145068726423" calcext:value-type="float">
            <text:p>0.049145068726423</text:p>
          </table:table-cell>
          <table:table-cell office:value-type="float" office:value="-1.28537494707892" calcext:value-type="float">
            <text:p>-1.28537494707892</text:p>
          </table:table-cell>
          <table:table-cell office:value-type="float" office:value="3.51425253784265" calcext:value-type="float">
            <text:p>3.51425253784265</text:p>
          </table:table-cell>
          <table:table-cell office:value-type="float" office:value="-1.1080004980684" calcext:value-type="float">
            <text:p>-1.1080004980684</text:p>
          </table:table-cell>
          <table:table-cell office:value-type="float" office:value="0.954222698925029" calcext:value-type="float">
            <text:p>0.954222698925029</text:p>
          </table:table-cell>
          <table:table-cell office:value-type="float" office:value="0.529329728114442" calcext:value-type="float">
            <text:p>0.529329728114442</text:p>
          </table:table-cell>
          <table:table-cell office:value-type="float" office:value="0.0428937579152873" calcext:value-type="float">
            <text:p>0.042893757915287</text:p>
          </table:table-cell>
          <table:table-cell office:value-type="float" office:value="-1.27991644602683" calcext:value-type="float">
            <text:p>-1.27991644602683</text:p>
          </table:table-cell>
          <table:table-cell office:value-type="float" office:value="0.0133914923358711" calcext:value-type="float">
            <text:p>0.013391492335871</text:p>
          </table:table-cell>
          <table:table-cell office:value-type="float" office:value="-0.0168742909472734" calcext:value-type="float">
            <text:p>-0.016874290947274</text:p>
          </table:table-cell>
          <table:table-cell office:value-type="float" office:value="0.0126190754295087" calcext:value-type="float">
            <text:p>0.012619075429509</text:p>
          </table:table-cell>
          <table:table-cell office:value-type="float" office:value="-0.00948318109489676" calcext:value-type="float">
            <text:p>-0.009483181094897</text:p>
          </table:table-cell>
          <table:table-cell office:value-type="float" office:value="-0.0542374247663515" calcext:value-type="float">
            <text:p>-0.054237424766352</text:p>
          </table:table-cell>
          <table:table-cell office:value-type="float" office:value="0.00268142192973819" calcext:value-type="float">
            <text:p>0.002681421929738</text:p>
          </table:table-cell>
        </table:table-row>
        <table:table-row table:style-name="ro1">
          <table:table-cell table:formula="of:=SQRT([.B125]^2+[.C125]^2+[.D125]^2)" office:value-type="float" office:value="3.286067766073" calcext:value-type="float">
            <text:p>3.286067766073</text:p>
          </table:table-cell>
          <table:table-cell office:value-type="float" office:value="2.81772802086951" calcext:value-type="float">
            <text:p>2.81772802086951</text:p>
          </table:table-cell>
          <table:table-cell office:value-type="float" office:value="1.09134368700321" calcext:value-type="float">
            <text:p>1.09134368700321</text:p>
          </table:table-cell>
          <table:table-cell office:value-type="float" office:value="1.2913632798206" calcext:value-type="float">
            <text:p>1.2913632798206</text:p>
          </table:table-cell>
          <table:table-cell office:value-type="float" office:value="-0.0671414844889151" calcext:value-type="float">
            <text:p>-0.067141484488915</text:p>
          </table:table-cell>
          <table:table-cell office:value-type="float" office:value="-0.146677280441922" calcext:value-type="float">
            <text:p>-0.146677280441922</text:p>
          </table:table-cell>
          <table:table-cell office:value-type="float" office:value="-0.19572930644597" calcext:value-type="float">
            <text:p>-0.19572930644597</text:p>
          </table:table-cell>
          <table:table-cell office:value-type="float" office:value="2.83597022608135" calcext:value-type="float">
            <text:p>2.83597022608135</text:p>
          </table:table-cell>
          <table:table-cell office:value-type="float" office:value="1.09492128928191" calcext:value-type="float">
            <text:p>1.09492128928191</text:p>
          </table:table-cell>
          <table:table-cell office:value-type="float" office:value="1.21151008672602" calcext:value-type="float">
            <text:p>1.21151008672602</text:p>
          </table:table-cell>
          <table:table-cell office:value-type="float" office:value="0.576659067385547" calcext:value-type="float">
            <text:p>0.576659067385547</text:p>
          </table:table-cell>
          <table:table-cell office:value-type="float" office:value="-0.779856846084119" calcext:value-type="float">
            <text:p>-0.779856846084119</text:p>
          </table:table-cell>
          <table:table-cell office:value-type="float" office:value="-0.0446332247297825" calcext:value-type="float">
            <text:p>-0.044633224729783</text:p>
          </table:table-cell>
          <table:table-cell office:value-type="float" office:value="0.0182422052118438" calcext:value-type="float">
            <text:p>0.018242205211844</text:p>
          </table:table-cell>
          <table:table-cell office:value-type="float" office:value="0.00357760227870108" calcext:value-type="float">
            <text:p>0.003577602278701</text:p>
          </table:table-cell>
          <table:table-cell office:value-type="float" office:value="-0.0798531930945878" calcext:value-type="float">
            <text:p>-0.079853193094588</text:p>
          </table:table-cell>
          <table:table-cell office:value-type="float" office:value="0.679737777634204" calcext:value-type="float">
            <text:p>0.679737777634204</text:p>
          </table:table-cell>
          <table:table-cell office:value-type="float" office:value="-0.544296981437486" calcext:value-type="float">
            <text:p>-0.544296981437486</text:p>
          </table:table-cell>
          <table:table-cell office:value-type="float" office:value="0.0366956751051566" calcext:value-type="float">
            <text:p>0.036695675105157</text:p>
          </table:table-cell>
        </table:table-row>
        <table:table-row table:style-name="ro1">
          <table:table-cell table:formula="of:=SQRT([.B126]^2+[.C126]^2+[.D126]^2)" office:value-type="float" office:value="6.57383447380532" calcext:value-type="float">
            <text:p>6.57383447380532</text:p>
          </table:table-cell>
          <table:table-cell office:value-type="float" office:value="5.8448161682178" calcext:value-type="float">
            <text:p>5.8448161682178</text:p>
          </table:table-cell>
          <table:table-cell office:value-type="float" office:value="1.04630419321828" calcext:value-type="float">
            <text:p>1.04630419321828</text:p>
          </table:table-cell>
          <table:table-cell office:value-type="float" office:value="2.82111169292973" calcext:value-type="float">
            <text:p>2.82111169292973</text:p>
          </table:table-cell>
          <table:table-cell office:value-type="float" office:value="-0.0574899542912939" calcext:value-type="float">
            <text:p>-0.057489954291294</text:p>
          </table:table-cell>
          <table:table-cell office:value-type="float" office:value="0.0814458645753735" calcext:value-type="float">
            <text:p>0.081445864575374</text:p>
          </table:table-cell>
          <table:table-cell office:value-type="float" office:value="3.05612120644646" calcext:value-type="float">
            <text:p>3.05612120644646</text:p>
          </table:table-cell>
          <table:table-cell office:value-type="float" office:value="5.88109595232772" calcext:value-type="float">
            <text:p>5.88109595232772</text:p>
          </table:table-cell>
          <table:table-cell office:value-type="float" office:value="1.05884924893186" calcext:value-type="float">
            <text:p>1.05884924893186</text:p>
          </table:table-cell>
          <table:table-cell office:value-type="float" office:value="2.75985181700715" calcext:value-type="float">
            <text:p>2.75985181700715</text:p>
          </table:table-cell>
          <table:table-cell office:value-type="float" office:value="0.0846318898196063" calcext:value-type="float">
            <text:p>0.084631889819606</text:p>
          </table:table-cell>
          <table:table-cell office:value-type="float" office:value="0.258339215973986" calcext:value-type="float">
            <text:p>0.258339215973986</text:p>
          </table:table-cell>
          <table:table-cell office:value-type="float" office:value="3.09031482050558" calcext:value-type="float">
            <text:p>3.09031482050558</text:p>
          </table:table-cell>
          <table:table-cell office:value-type="float" office:value="0.0362797841099205" calcext:value-type="float">
            <text:p>0.036279784109921</text:p>
          </table:table-cell>
          <table:table-cell office:value-type="float" office:value="0.0125450557135813" calcext:value-type="float">
            <text:p>0.012545055713581</text:p>
          </table:table-cell>
          <table:table-cell office:value-type="float" office:value="-0.0612598759225827" calcext:value-type="float">
            <text:p>-0.061259875922583</text:p>
          </table:table-cell>
          <table:table-cell office:value-type="float" office:value="-0.123868708540344" calcext:value-type="float">
            <text:p>-0.123868708540344</text:p>
          </table:table-cell>
          <table:table-cell office:value-type="float" office:value="-0.188932536101366" calcext:value-type="float">
            <text:p>-0.188932536101366</text:p>
          </table:table-cell>
          <table:table-cell office:value-type="float" office:value="0.0466056366266674" calcext:value-type="float">
            <text:p>0.046605636626667</text:p>
          </table:table-cell>
        </table:table-row>
        <table:table-row table:style-name="ro1">
          <table:table-cell table:formula="of:=SQRT([.B127]^2+[.C127]^2+[.D127]^2)" office:value-type="float" office:value="5.13184086623166" calcext:value-type="float">
            <text:p>5.13184086623166</text:p>
          </table:table-cell>
          <table:table-cell office:value-type="float" office:value="4.70591342614018" calcext:value-type="float">
            <text:p>4.70591342614018</text:p>
          </table:table-cell>
          <table:table-cell office:value-type="float" office:value="1.95311106655228" calcext:value-type="float">
            <text:p>1.95311106655228</text:p>
          </table:table-cell>
          <table:table-cell office:value-type="float" office:value="0.612802303936482" calcext:value-type="float">
            <text:p>0.612802303936482</text:p>
          </table:table-cell>
          <table:table-cell office:value-type="float" office:value="-0.483795132750605" calcext:value-type="float">
            <text:p>-0.483795132750605</text:p>
          </table:table-cell>
          <table:table-cell office:value-type="float" office:value="0.26272034045147" calcext:value-type="float">
            <text:p>0.26272034045147</text:p>
          </table:table-cell>
          <table:table-cell office:value-type="float" office:value="-2.74378846955019" calcext:value-type="float">
            <text:p>-2.74378846955019</text:p>
          </table:table-cell>
          <table:table-cell office:value-type="float" office:value="4.63332223761697" calcext:value-type="float">
            <text:p>4.63332223761697</text:p>
          </table:table-cell>
          <table:table-cell office:value-type="float" office:value="1.91663658721146" calcext:value-type="float">
            <text:p>1.91663658721146</text:p>
          </table:table-cell>
          <table:table-cell office:value-type="float" office:value="0.661418332812051" calcext:value-type="float">
            <text:p>0.661418332812051</text:p>
          </table:table-cell>
          <table:table-cell office:value-type="float" office:value="-0.529999586978655" calcext:value-type="float">
            <text:p>-0.529999586978655</text:p>
          </table:table-cell>
          <table:table-cell office:value-type="float" office:value="0.456645894024391" calcext:value-type="float">
            <text:p>0.456645894024391</text:p>
          </table:table-cell>
          <table:table-cell office:value-type="float" office:value="-2.70121486837179" calcext:value-type="float">
            <text:p>-2.70121486837179</text:p>
          </table:table-cell>
          <table:table-cell office:value-type="float" office:value="-0.0725911885232149" calcext:value-type="float">
            <text:p>-0.072591188523215</text:p>
          </table:table-cell>
          <table:table-cell office:value-type="float" office:value="-0.0364744793408223" calcext:value-type="float">
            <text:p>-0.036474479340822</text:p>
          </table:table-cell>
          <table:table-cell office:value-type="float" office:value="0.0486160288755694" calcext:value-type="float">
            <text:p>0.048616028875569</text:p>
          </table:table-cell>
          <table:table-cell office:value-type="float" office:value="-0.0372496094051553" calcext:value-type="float">
            <text:p>-0.037249609405155</text:p>
          </table:table-cell>
          <table:table-cell office:value-type="float" office:value="-0.195190220015045" calcext:value-type="float">
            <text:p>-0.195190220015045</text:p>
          </table:table-cell>
          <table:table-cell office:value-type="float" office:value="0.0225839877614198" calcext:value-type="float">
            <text:p>0.02258398776142</text:p>
          </table:table-cell>
        </table:table-row>
        <table:table-row table:style-name="ro1">
          <table:table-cell table:formula="of:=SQRT([.B128]^2+[.C128]^2+[.D128]^2)" office:value-type="float" office:value="5.15751920556609" calcext:value-type="float">
            <text:p>5.15751920556609</text:p>
          </table:table-cell>
          <table:table-cell office:value-type="float" office:value="4.53320898137573" calcext:value-type="float">
            <text:p>4.53320898137573</text:p>
          </table:table-cell>
          <table:table-cell office:value-type="float" office:value="1.11914175522689" calcext:value-type="float">
            <text:p>1.11914175522689</text:p>
          </table:table-cell>
          <table:table-cell office:value-type="float" office:value="2.19032929457313" calcext:value-type="float">
            <text:p>2.19032929457313</text:p>
          </table:table-cell>
          <table:table-cell office:value-type="float" office:value="0.404143560654152" calcext:value-type="float">
            <text:p>0.404143560654152</text:p>
          </table:table-cell>
          <table:table-cell office:value-type="float" office:value="0.215531217517542" calcext:value-type="float">
            <text:p>0.215531217517542</text:p>
          </table:table-cell>
          <table:table-cell office:value-type="float" office:value="-2.86631682601092" calcext:value-type="float">
            <text:p>-2.86631682601092</text:p>
          </table:table-cell>
          <table:table-cell office:value-type="float" office:value="4.39426006216974" calcext:value-type="float">
            <text:p>4.39426006216974</text:p>
          </table:table-cell>
          <table:table-cell office:value-type="float" office:value="1.09577684663991" calcext:value-type="float">
            <text:p>1.09577684663991</text:p>
          </table:table-cell>
          <table:table-cell office:value-type="float" office:value="2.03535852505425" calcext:value-type="float">
            <text:p>2.03535852505425</text:p>
          </table:table-cell>
          <table:table-cell office:value-type="float" office:value="0.464799969229949" calcext:value-type="float">
            <text:p>0.464799969229949</text:p>
          </table:table-cell>
          <table:table-cell office:value-type="float" office:value="0.284423641795438" calcext:value-type="float">
            <text:p>0.284423641795438</text:p>
          </table:table-cell>
          <table:table-cell office:value-type="float" office:value="-2.84679980945626" calcext:value-type="float">
            <text:p>-2.84679980945626</text:p>
          </table:table-cell>
          <table:table-cell office:value-type="float" office:value="-0.138948919205984" calcext:value-type="float">
            <text:p>-0.138948919205984</text:p>
          </table:table-cell>
          <table:table-cell office:value-type="float" office:value="-0.0233649085869831" calcext:value-type="float">
            <text:p>-0.023364908586983</text:p>
          </table:table-cell>
          <table:table-cell office:value-type="float" office:value="-0.154970769518881" calcext:value-type="float">
            <text:p>-0.154970769518881</text:p>
          </table:table-cell>
          <table:table-cell office:value-type="float" office:value="-0.0749736777271703" calcext:value-type="float">
            <text:p>-0.07497367772717</text:p>
          </table:table-cell>
          <table:table-cell office:value-type="float" office:value="-0.0508163061735547" calcext:value-type="float">
            <text:p>-0.050816306173555</text:p>
          </table:table-cell>
          <table:table-cell office:value-type="float" office:value="0.0326293099311536" calcext:value-type="float">
            <text:p>0.032629309931154</text:p>
          </table:table-cell>
        </table:table-row>
        <table:table-row table:style-name="ro1">
          <table:table-cell table:formula="of:=SQRT([.B129]^2+[.C129]^2+[.D129]^2)" office:value-type="float" office:value="1.63121132789469" calcext:value-type="float">
            <text:p>1.63121132789469</text:p>
          </table:table-cell>
          <table:table-cell office:value-type="float" office:value="1.4950979082733" calcext:value-type="float">
            <text:p>1.4950979082733</text:p>
          </table:table-cell>
          <table:table-cell office:value-type="float" office:value="-0.607529574205453" calcext:value-type="float">
            <text:p>-0.607529574205453</text:p>
          </table:table-cell>
          <table:table-cell office:value-type="float" office:value="0.237572004652285" calcext:value-type="float">
            <text:p>0.237572004652285</text:p>
          </table:table-cell>
          <table:table-cell office:value-type="float" office:value="-0.459155089152683" calcext:value-type="float">
            <text:p>-0.459155089152683</text:p>
          </table:table-cell>
          <table:table-cell office:value-type="float" office:value="-0.832151101298886" calcext:value-type="float">
            <text:p>-0.832151101298886</text:p>
          </table:table-cell>
          <table:table-cell office:value-type="float" office:value="-2.50810257213151" calcext:value-type="float">
            <text:p>-2.50810257213151</text:p>
          </table:table-cell>
          <table:table-cell office:value-type="float" office:value="1.58350599039886" calcext:value-type="float">
            <text:p>1.58350599039886</text:p>
          </table:table-cell>
          <table:table-cell office:value-type="float" office:value="-0.607129243884818" calcext:value-type="float">
            <text:p>-0.607129243884818</text:p>
          </table:table-cell>
          <table:table-cell office:value-type="float" office:value="0.2496592958262" calcext:value-type="float">
            <text:p>0.2496592958262</text:p>
          </table:table-cell>
          <table:table-cell office:value-type="float" office:value="-0.522666060504788" calcext:value-type="float">
            <text:p>-0.522666060504788</text:p>
          </table:table-cell>
          <table:table-cell office:value-type="float" office:value="-0.763047483799619" calcext:value-type="float">
            <text:p>-0.763047483799619</text:p>
          </table:table-cell>
          <table:table-cell office:value-type="float" office:value="-2.58062844761584" calcext:value-type="float">
            <text:p>-2.58062844761584</text:p>
          </table:table-cell>
          <table:table-cell office:value-type="float" office:value="0.0884080821255564" calcext:value-type="float">
            <text:p>0.088408082125556</text:p>
          </table:table-cell>
          <table:table-cell office:value-type="float" office:value="0.000400330320635134" calcext:value-type="float">
            <text:p>0.000400330320635</text:p>
          </table:table-cell>
          <table:table-cell office:value-type="float" office:value="0.0120872911739148" calcext:value-type="float">
            <text:p>0.012087291173915</text:p>
          </table:table-cell>
          <table:table-cell office:value-type="float" office:value="-0.00327718278539191" calcext:value-type="float">
            <text:p>-0.003277182785392</text:p>
          </table:table-cell>
          <table:table-cell office:value-type="float" office:value="-0.0820281448159595" calcext:value-type="float">
            <text:p>-0.08202814481596</text:p>
          </table:table-cell>
          <table:table-cell office:value-type="float" office:value="-0.0271721443279001" calcext:value-type="float">
            <text:p>-0.0271721443279</text:p>
          </table:table-cell>
        </table:table-row>
        <table:table-row table:style-name="ro1">
          <table:table-cell table:formula="of:=SQRT([.B130]^2+[.C130]^2+[.D130]^2)" office:value-type="float" office:value="3.71829076155785" calcext:value-type="float">
            <text:p>3.71829076155785</text:p>
          </table:table-cell>
          <table:table-cell office:value-type="float" office:value="3.60766813209485" calcext:value-type="float">
            <text:p>3.60766813209485</text:p>
          </table:table-cell>
          <table:table-cell office:value-type="float" office:value="-0.782556249357845" calcext:value-type="float">
            <text:p>-0.782556249357845</text:p>
          </table:table-cell>
          <table:table-cell office:value-type="float" office:value="0.444997250266418" calcext:value-type="float">
            <text:p>0.444997250266418</text:p>
          </table:table-cell>
          <table:table-cell office:value-type="float" office:value="0.881546223209597" calcext:value-type="float">
            <text:p>0.881546223209597</text:p>
          </table:table-cell>
          <table:table-cell office:value-type="float" office:value="-0.761582219647223" calcext:value-type="float">
            <text:p>-0.761582219647223</text:p>
          </table:table-cell>
          <table:table-cell office:value-type="float" office:value="-2.43391620718413" calcext:value-type="float">
            <text:p>-2.43391620718413</text:p>
          </table:table-cell>
          <table:table-cell office:value-type="float" office:value="3.63991089123953" calcext:value-type="float">
            <text:p>3.63991089123953</text:p>
          </table:table-cell>
          <table:table-cell office:value-type="float" office:value="-0.800250343891531" calcext:value-type="float">
            <text:p>-0.800250343891531</text:p>
          </table:table-cell>
          <table:table-cell office:value-type="float" office:value="0.514828141923141" calcext:value-type="float">
            <text:p>0.514828141923141</text:p>
          </table:table-cell>
          <table:table-cell office:value-type="float" office:value="0.850070996307654" calcext:value-type="float">
            <text:p>0.850070996307654</text:p>
          </table:table-cell>
          <table:table-cell office:value-type="float" office:value="-0.685348904048613" calcext:value-type="float">
            <text:p>-0.685348904048613</text:p>
          </table:table-cell>
          <table:table-cell office:value-type="float" office:value="-2.45077671230389" calcext:value-type="float">
            <text:p>-2.45077671230389</text:p>
          </table:table-cell>
          <table:table-cell office:value-type="float" office:value="0.0322427591446752" calcext:value-type="float">
            <text:p>0.032242759144675</text:p>
          </table:table-cell>
          <table:table-cell office:value-type="float" office:value="-0.0176940945336864" calcext:value-type="float">
            <text:p>-0.017694094533687</text:p>
          </table:table-cell>
          <table:table-cell office:value-type="float" office:value="0.0698308916567228" calcext:value-type="float">
            <text:p>0.069830891656723</text:p>
          </table:table-cell>
          <table:table-cell office:value-type="float" office:value="-0.0309119078534885" calcext:value-type="float">
            <text:p>-0.030911907853489</text:p>
          </table:table-cell>
          <table:table-cell office:value-type="float" office:value="-0.0735752726384455" calcext:value-type="float">
            <text:p>-0.073575272638446</text:p>
          </table:table-cell>
          <table:table-cell office:value-type="float" office:value="0.00285399033507883" calcext:value-type="float">
            <text:p>0.002853990335079</text:p>
          </table:table-cell>
        </table:table-row>
        <table:table-row table:style-name="ro1">
          <table:table-cell table:formula="of:=SQRT([.B131]^2+[.C131]^2+[.D131]^2)" office:value-type="float" office:value="4.90172132748015" calcext:value-type="float">
            <text:p>4.90172132748015</text:p>
          </table:table-cell>
          <table:table-cell office:value-type="float" office:value="3.63374641227849" calcext:value-type="float">
            <text:p>3.63374641227849</text:p>
          </table:table-cell>
          <table:table-cell office:value-type="float" office:value="2.79370865300364" calcext:value-type="float">
            <text:p>2.79370865300364</text:p>
          </table:table-cell>
          <table:table-cell office:value-type="float" office:value="1.73722507052473" calcext:value-type="float">
            <text:p>1.73722507052473</text:p>
          </table:table-cell>
          <table:table-cell office:value-type="float" office:value="0.0275859898416382" calcext:value-type="float">
            <text:p>0.027585989841638</text:p>
          </table:table-cell>
          <table:table-cell office:value-type="float" office:value="-0.532485024582536" calcext:value-type="float">
            <text:p>-0.532485024582536</text:p>
          </table:table-cell>
          <table:table-cell office:value-type="float" office:value="-1.47000309942237" calcext:value-type="float">
            <text:p>-1.47000309942237</text:p>
          </table:table-cell>
          <table:table-cell office:value-type="float" office:value="3.62314704428262" calcext:value-type="float">
            <text:p>3.62314704428262</text:p>
          </table:table-cell>
          <table:table-cell office:value-type="float" office:value="2.75265633363358" calcext:value-type="float">
            <text:p>2.75265633363358</text:p>
          </table:table-cell>
          <table:table-cell office:value-type="float" office:value="1.5902579640225" calcext:value-type="float">
            <text:p>1.5902579640225</text:p>
          </table:table-cell>
          <table:table-cell office:value-type="float" office:value="-0.854008663024343" calcext:value-type="float">
            <text:p>-0.854008663024343</text:p>
          </table:table-cell>
          <table:table-cell office:value-type="float" office:value="-0.657429133842605" calcext:value-type="float">
            <text:p>-0.657429133842605</text:p>
          </table:table-cell>
          <table:table-cell office:value-type="float" office:value="-1.55014864518778" calcext:value-type="float">
            <text:p>-1.55014864518778</text:p>
          </table:table-cell>
          <table:table-cell office:value-type="float" office:value="-0.010599367995864" calcext:value-type="float">
            <text:p>-0.010599367995864</text:p>
          </table:table-cell>
          <table:table-cell office:value-type="float" office:value="-0.0410523193700554" calcext:value-type="float">
            <text:p>-0.041052319370055</text:p>
          </table:table-cell>
          <table:table-cell office:value-type="float" office:value="-0.146967106502223" calcext:value-type="float">
            <text:p>-0.146967106502223</text:p>
          </table:table-cell>
          <table:table-cell office:value-type="float" office:value="0.272743243723558" calcext:value-type="float">
            <text:p>0.272743243723558</text:p>
          </table:table-cell>
          <table:table-cell office:value-type="float" office:value="-0.688079744818194" calcext:value-type="float">
            <text:p>-0.688079744818194</text:p>
          </table:table-cell>
          <table:table-cell office:value-type="float" office:value="0.536053691151479" calcext:value-type="float">
            <text:p>0.536053691151479</text:p>
          </table:table-cell>
        </table:table-row>
        <table:table-row table:style-name="ro1">
          <table:table-cell table:formula="of:=SQRT([.B132]^2+[.C132]^2+[.D132]^2)" office:value-type="float" office:value="6.08563094719301" calcext:value-type="float">
            <text:p>6.08563094719301</text:p>
          </table:table-cell>
          <table:table-cell office:value-type="float" office:value="5.18343755563326" calcext:value-type="float">
            <text:p>5.18343755563326</text:p>
          </table:table-cell>
          <table:table-cell office:value-type="float" office:value="2.45199059584008" calcext:value-type="float">
            <text:p>2.45199059584008</text:p>
          </table:table-cell>
          <table:table-cell office:value-type="float" office:value="2.03828880441312" calcext:value-type="float">
            <text:p>2.03828880441312</text:p>
          </table:table-cell>
          <table:table-cell office:value-type="float" office:value="-0.417733167430971" calcext:value-type="float">
            <text:p>-0.417733167430971</text:p>
          </table:table-cell>
          <table:table-cell office:value-type="float" office:value="-0.0609518386006056" calcext:value-type="float">
            <text:p>-0.060951838600606</text:p>
          </table:table-cell>
          <table:table-cell office:value-type="float" office:value="1.22284447353403" calcext:value-type="float">
            <text:p>1.22284447353403</text:p>
          </table:table-cell>
          <table:table-cell office:value-type="float" office:value="5.17429422344737" calcext:value-type="float">
            <text:p>5.17429422344737</text:p>
          </table:table-cell>
          <table:table-cell office:value-type="float" office:value="2.46450856412824" calcext:value-type="float">
            <text:p>2.46450856412824</text:p>
          </table:table-cell>
          <table:table-cell office:value-type="float" office:value="1.96709783388208" calcext:value-type="float">
            <text:p>1.96709783388208</text:p>
          </table:table-cell>
          <table:table-cell office:value-type="float" office:value="-0.438399674964769" calcext:value-type="float">
            <text:p>-0.438399674964769</text:p>
          </table:table-cell>
          <table:table-cell office:value-type="float" office:value="-0.143002105203331" calcext:value-type="float">
            <text:p>-0.143002105203331</text:p>
          </table:table-cell>
          <table:table-cell office:value-type="float" office:value="1.2509190620911" calcext:value-type="float">
            <text:p>1.2509190620911</text:p>
          </table:table-cell>
          <table:table-cell office:value-type="float" office:value="-0.00914333218588403" calcext:value-type="float">
            <text:p>-0.009143332185884</text:p>
          </table:table-cell>
          <table:table-cell office:value-type="float" office:value="0.0125179682881651" calcext:value-type="float">
            <text:p>0.012517968288165</text:p>
          </table:table-cell>
          <table:table-cell office:value-type="float" office:value="-0.0711909705310387" calcext:value-type="float">
            <text:p>-0.071190970531039</text:p>
          </table:table-cell>
          <table:table-cell office:value-type="float" office:value="-0.0841355525926546" calcext:value-type="float">
            <text:p>-0.084135552592655</text:p>
          </table:table-cell>
          <table:table-cell office:value-type="float" office:value="-0.00872170656847082" calcext:value-type="float">
            <text:p>-0.008721706568471</text:p>
          </table:table-cell>
          <table:table-cell office:value-type="float" office:value="0.0298131697039583" calcext:value-type="float">
            <text:p>0.029813169703958</text:p>
          </table:table-cell>
        </table:table-row>
        <table:table-row table:style-name="ro1">
          <table:table-cell table:formula="of:=SQRT([.B133]^2+[.C133]^2+[.D133]^2)" office:value-type="float" office:value="5.92720283658304" calcext:value-type="float">
            <text:p>5.92720283658304</text:p>
          </table:table-cell>
          <table:table-cell office:value-type="float" office:value="5.50163242012776" calcext:value-type="float">
            <text:p>5.50163242012776</text:p>
          </table:table-cell>
          <table:table-cell office:value-type="float" office:value="1.53357839907158" calcext:value-type="float">
            <text:p>1.53357839907158</text:p>
          </table:table-cell>
          <table:table-cell office:value-type="float" office:value="1.58490109271785" calcext:value-type="float">
            <text:p>1.58490109271785</text:p>
          </table:table-cell>
          <table:table-cell office:value-type="float" office:value="0.332473670308612" calcext:value-type="float">
            <text:p>0.332473670308612</text:p>
          </table:table-cell>
          <table:table-cell office:value-type="float" office:value="-0.262333060777344" calcext:value-type="float">
            <text:p>-0.262333060777344</text:p>
          </table:table-cell>
          <table:table-cell office:value-type="float" office:value="1.32062148543526" calcext:value-type="float">
            <text:p>1.32062148543526</text:p>
          </table:table-cell>
          <table:table-cell office:value-type="float" office:value="5.28690558947179" calcext:value-type="float">
            <text:p>5.28690558947179</text:p>
          </table:table-cell>
          <table:table-cell office:value-type="float" office:value="1.47897773840315" calcext:value-type="float">
            <text:p>1.47897773840315</text:p>
          </table:table-cell>
          <table:table-cell office:value-type="float" office:value="1.52663653584997" calcext:value-type="float">
            <text:p>1.52663653584997</text:p>
          </table:table-cell>
          <table:table-cell office:value-type="float" office:value="0.44645350432892" calcext:value-type="float">
            <text:p>0.44645350432892</text:p>
          </table:table-cell>
          <table:table-cell office:value-type="float" office:value="0.522995990315763" calcext:value-type="float">
            <text:p>0.522995990315763</text:p>
          </table:table-cell>
          <table:table-cell office:value-type="float" office:value="0.984822890013697" calcext:value-type="float">
            <text:p>0.984822890013697</text:p>
          </table:table-cell>
          <table:table-cell office:value-type="float" office:value="-0.214726830655964" calcext:value-type="float">
            <text:p>-0.214726830655964</text:p>
          </table:table-cell>
          <table:table-cell office:value-type="float" office:value="-0.0546006606684262" calcext:value-type="float">
            <text:p>-0.054600660668426</text:p>
          </table:table-cell>
          <table:table-cell office:value-type="float" office:value="-0.0582645568678788" calcext:value-type="float">
            <text:p>-0.058264556867879</text:p>
          </table:table-cell>
          <table:table-cell office:value-type="float" office:value="0.789867671012658" calcext:value-type="float">
            <text:p>0.789867671012658</text:p>
          </table:table-cell>
          <table:table-cell office:value-type="float" office:value="0.0793081271754605" calcext:value-type="float">
            <text:p>0.079308127175461</text:p>
          </table:table-cell>
          <table:table-cell office:value-type="float" office:value="-0.352820823829983" calcext:value-type="float">
            <text:p>-0.352820823829983</text:p>
          </table:table-cell>
        </table:table-row>
        <table:table-row table:style-name="ro1">
          <table:table-cell table:formula="of:=SQRT([.B134]^2+[.C134]^2+[.D134]^2)" office:value-type="float" office:value="5.23654333727667" calcext:value-type="float">
            <text:p>5.23654333727667</text:p>
          </table:table-cell>
          <table:table-cell office:value-type="float" office:value="4.62720903850122" calcext:value-type="float">
            <text:p>4.62720903850122</text:p>
          </table:table-cell>
          <table:table-cell office:value-type="float" office:value="1.21536268604688" calcext:value-type="float">
            <text:p>1.21536268604688</text:p>
          </table:table-cell>
          <table:table-cell office:value-type="float" office:value="2.12913507757359" calcext:value-type="float">
            <text:p>2.12913507757359</text:p>
          </table:table-cell>
          <table:table-cell office:value-type="float" office:value="-0.00912781495643911" calcext:value-type="float">
            <text:p>-0.009127814956439</text:p>
          </table:table-cell>
          <table:table-cell office:value-type="float" office:value="-0.285903791009035" calcext:value-type="float">
            <text:p>-0.285903791009035</text:p>
          </table:table-cell>
          <table:table-cell office:value-type="float" office:value="-0.422342814770571" calcext:value-type="float">
            <text:p>-0.422342814770571</text:p>
          </table:table-cell>
          <table:table-cell office:value-type="float" office:value="4.64984466912048" calcext:value-type="float">
            <text:p>4.64984466912048</text:p>
          </table:table-cell>
          <table:table-cell office:value-type="float" office:value="1.22865244830555" calcext:value-type="float">
            <text:p>1.22865244830555</text:p>
          </table:table-cell>
          <table:table-cell office:value-type="float" office:value="2.06030566006993" calcext:value-type="float">
            <text:p>2.06030566006993</text:p>
          </table:table-cell>
          <table:table-cell office:value-type="float" office:value="0.0926192901226841" calcext:value-type="float">
            <text:p>0.092619290122684</text:p>
          </table:table-cell>
          <table:table-cell office:value-type="float" office:value="-0.537046539886569" calcext:value-type="float">
            <text:p>-0.537046539886569</text:p>
          </table:table-cell>
          <table:table-cell office:value-type="float" office:value="-0.404189166030248" calcext:value-type="float">
            <text:p>-0.404189166030248</text:p>
          </table:table-cell>
          <table:table-cell office:value-type="float" office:value="0.022635630619261" calcext:value-type="float">
            <text:p>0.022635630619261</text:p>
          </table:table-cell>
          <table:table-cell office:value-type="float" office:value="0.0132897622586718" calcext:value-type="float">
            <text:p>0.013289762258672</text:p>
          </table:table-cell>
          <table:table-cell office:value-type="float" office:value="-0.0688294175036535" calcext:value-type="float">
            <text:p>-0.068829417503654</text:p>
          </table:table-cell>
          <table:table-cell office:value-type="float" office:value="0.18651331241013" calcext:value-type="float">
            <text:p>0.18651331241013</text:p>
          </table:table-cell>
          <table:table-cell office:value-type="float" office:value="-0.193245295096439" calcext:value-type="float">
            <text:p>-0.193245295096439</text:p>
          </table:table-cell>
          <table:table-cell office:value-type="float" office:value="-0.00476413420743604" calcext:value-type="float">
            <text:p>-0.004764134207436</text:p>
          </table:table-cell>
        </table:table-row>
        <table:table-row table:style-name="ro1">
          <table:table-cell table:formula="of:=SQRT([.B135]^2+[.C135]^2+[.D135]^2)" office:value-type="float" office:value="4.86704634356835" calcext:value-type="float">
            <text:p>4.86704634356835</text:p>
          </table:table-cell>
          <table:table-cell office:value-type="float" office:value="4.34468297381094" calcext:value-type="float">
            <text:p>4.34468297381094</text:p>
          </table:table-cell>
          <table:table-cell office:value-type="float" office:value="-0.377239759949209" calcext:value-type="float">
            <text:p>-0.377239759949209</text:p>
          </table:table-cell>
          <table:table-cell office:value-type="float" office:value="2.16091650255924" calcext:value-type="float">
            <text:p>2.16091650255924</text:p>
          </table:table-cell>
          <table:table-cell office:value-type="float" office:value="-0.353915265039571" calcext:value-type="float">
            <text:p>-0.353915265039571</text:p>
          </table:table-cell>
          <table:table-cell office:value-type="float" office:value="-0.775979382337605" calcext:value-type="float">
            <text:p>-0.775979382337605</text:p>
          </table:table-cell>
          <table:table-cell office:value-type="float" office:value="-0.856941891356268" calcext:value-type="float">
            <text:p>-0.856941891356268</text:p>
          </table:table-cell>
          <table:table-cell office:value-type="float" office:value="3.70447334460869" calcext:value-type="float">
            <text:p>3.70447334460869</text:p>
          </table:table-cell>
          <table:table-cell office:value-type="float" office:value="-0.333949205906193" calcext:value-type="float">
            <text:p>-0.333949205906193</text:p>
          </table:table-cell>
          <table:table-cell office:value-type="float" office:value="1.76947425431663" calcext:value-type="float">
            <text:p>1.76947425431663</text:p>
          </table:table-cell>
          <table:table-cell office:value-type="float" office:value="-0.26990345911442" calcext:value-type="float">
            <text:p>-0.26990345911442</text:p>
          </table:table-cell>
          <table:table-cell office:value-type="float" office:value="-0.896991926993969" calcext:value-type="float">
            <text:p>-0.896991926993969</text:p>
          </table:table-cell>
          <table:table-cell office:value-type="float" office:value="-0.903483898045737" calcext:value-type="float">
            <text:p>-0.903483898045737</text:p>
          </table:table-cell>
          <table:table-cell office:value-type="float" office:value="-0.640209629202247" calcext:value-type="float">
            <text:p>-0.640209629202247</text:p>
          </table:table-cell>
          <table:table-cell office:value-type="float" office:value="0.0432905540430156" calcext:value-type="float">
            <text:p>0.043290554043016</text:p>
          </table:table-cell>
          <table:table-cell office:value-type="float" office:value="-0.391442248242602" calcext:value-type="float">
            <text:p>-0.391442248242602</text:p>
          </table:table-cell>
          <table:table-cell office:value-type="float" office:value="0.127136601854438" calcext:value-type="float">
            <text:p>0.127136601854438</text:p>
          </table:table-cell>
          <table:table-cell office:value-type="float" office:value="-0.0404852787410786" calcext:value-type="float">
            <text:p>-0.040485278741079</text:p>
          </table:table-cell>
          <table:table-cell office:value-type="float" office:value="-0.106456718649707" calcext:value-type="float">
            <text:p>-0.106456718649707</text:p>
          </table:table-cell>
        </table:table-row>
        <table:table-row table:style-name="ro1">
          <table:table-cell table:formula="of:=SQRT([.B136]^2+[.C136]^2+[.D136]^2)" office:value-type="float" office:value="6.84571150681796" calcext:value-type="float">
            <text:p>6.84571150681796</text:p>
          </table:table-cell>
          <table:table-cell office:value-type="float" office:value="5.73571142374268" calcext:value-type="float">
            <text:p>5.73571142374268</text:p>
          </table:table-cell>
          <table:table-cell office:value-type="float" office:value="-3.72816269890421" calcext:value-type="float">
            <text:p>-3.72816269890421</text:p>
          </table:table-cell>
          <table:table-cell office:value-type="float" office:value="0.257261323612249" calcext:value-type="float">
            <text:p>0.257261323612249</text:p>
          </table:table-cell>
          <table:table-cell office:value-type="float" office:value="-0.390535395332263" calcext:value-type="float">
            <text:p>-0.390535395332263</text:p>
          </table:table-cell>
          <table:table-cell office:value-type="float" office:value="-0.635455440779932" calcext:value-type="float">
            <text:p>-0.635455440779932</text:p>
          </table:table-cell>
          <table:table-cell office:value-type="float" office:value="1.68742871248609" calcext:value-type="float">
            <text:p>1.68742871248609</text:p>
          </table:table-cell>
          <table:table-cell office:value-type="float" office:value="5.62256971059077" calcext:value-type="float">
            <text:p>5.62256971059077</text:p>
          </table:table-cell>
          <table:table-cell office:value-type="float" office:value="-3.67725457639886" calcext:value-type="float">
            <text:p>-3.67725457639886</text:p>
          </table:table-cell>
          <table:table-cell office:value-type="float" office:value="0.398123611603655" calcext:value-type="float">
            <text:p>0.398123611603655</text:p>
          </table:table-cell>
          <table:table-cell office:value-type="float" office:value="-0.369368910493383" calcext:value-type="float">
            <text:p>-0.369368910493383</text:p>
          </table:table-cell>
          <table:table-cell office:value-type="float" office:value="-0.615929659563414" calcext:value-type="float">
            <text:p>-0.615929659563414</text:p>
          </table:table-cell>
          <table:table-cell office:value-type="float" office:value="1.69864963705437" calcext:value-type="float">
            <text:p>1.69864963705437</text:p>
          </table:table-cell>
          <table:table-cell office:value-type="float" office:value="-0.113141713151912" calcext:value-type="float">
            <text:p>-0.113141713151912</text:p>
          </table:table-cell>
          <table:table-cell office:value-type="float" office:value="0.0509081225053563" calcext:value-type="float">
            <text:p>0.050908122505356</text:p>
          </table:table-cell>
          <table:table-cell office:value-type="float" office:value="0.140862287991406" calcext:value-type="float">
            <text:p>0.140862287991406</text:p>
          </table:table-cell>
          <table:table-cell office:value-type="float" office:value="0.017277899234065" calcext:value-type="float">
            <text:p>0.017277899234065</text:p>
          </table:table-cell>
          <table:table-cell office:value-type="float" office:value="-0.0194188307300847" calcext:value-type="float">
            <text:p>-0.019418830730085</text:p>
          </table:table-cell>
          <table:table-cell office:value-type="float" office:value="-0.00100853993595784" calcext:value-type="float">
            <text:p>-0.001008539935958</text:p>
          </table:table-cell>
        </table:table-row>
        <table:table-row table:style-name="ro1">
          <table:table-cell table:formula="of:=SQRT([.B137]^2+[.C137]^2+[.D137]^2)" office:value-type="float" office:value="6.97940204164921" calcext:value-type="float">
            <text:p>6.97940204164921</text:p>
          </table:table-cell>
          <table:table-cell office:value-type="float" office:value="5.11850852685893" calcext:value-type="float">
            <text:p>5.11850852685893</text:p>
          </table:table-cell>
          <table:table-cell office:value-type="float" office:value="-4.4741520988542" calcext:value-type="float">
            <text:p>-4.4741520988542</text:p>
          </table:table-cell>
          <table:table-cell office:value-type="float" office:value="1.57952091336839" calcext:value-type="float">
            <text:p>1.57952091336839</text:p>
          </table:table-cell>
          <table:table-cell office:value-type="float" office:value="0.379755199623881" calcext:value-type="float">
            <text:p>0.379755199623881</text:p>
          </table:table-cell>
          <table:table-cell office:value-type="float" office:value="-0.719073034522919" calcext:value-type="float">
            <text:p>-0.719073034522919</text:p>
          </table:table-cell>
          <table:table-cell office:value-type="float" office:value="-2.88465304177214" calcext:value-type="float">
            <text:p>-2.88465304177214</text:p>
          </table:table-cell>
          <table:table-cell office:value-type="float" office:value="5.30783239487327" calcext:value-type="float">
            <text:p>5.30783239487327</text:p>
          </table:table-cell>
          <table:table-cell office:value-type="float" office:value="-4.64379941915177" calcext:value-type="float">
            <text:p>-4.64379941915177</text:p>
          </table:table-cell>
          <table:table-cell office:value-type="float" office:value="1.62992438913767" calcext:value-type="float">
            <text:p>1.62992438913767</text:p>
          </table:table-cell>
          <table:table-cell office:value-type="float" office:value="0.367995777570335" calcext:value-type="float">
            <text:p>0.367995777570335</text:p>
          </table:table-cell>
          <table:table-cell office:value-type="float" office:value="-0.68384649323502" calcext:value-type="float">
            <text:p>-0.68384649323502</text:p>
          </table:table-cell>
          <table:table-cell office:value-type="float" office:value="-2.90736960083234" calcext:value-type="float">
            <text:p>-2.90736960083234</text:p>
          </table:table-cell>
          <table:table-cell office:value-type="float" office:value="0.189323868014343" calcext:value-type="float">
            <text:p>0.189323868014343</text:p>
          </table:table-cell>
          <table:table-cell office:value-type="float" office:value="-0.169647320297567" calcext:value-type="float">
            <text:p>-0.169647320297567</text:p>
          </table:table-cell>
          <table:table-cell office:value-type="float" office:value="0.0504034757692804" calcext:value-type="float">
            <text:p>0.05040347576928</text:p>
          </table:table-cell>
          <table:table-cell office:value-type="float" office:value="-0.00012523518888452" calcext:value-type="float">
            <text:p>-0.000125235188885</text:p>
          </table:table-cell>
          <table:table-cell office:value-type="float" office:value="-0.0363532919036089" calcext:value-type="float">
            <text:p>-0.036353291903609</text:p>
          </table:table-cell>
          <table:table-cell office:value-type="float" office:value="-0.0151288585001268" calcext:value-type="float">
            <text:p>-0.015128858500127</text:p>
          </table:table-cell>
        </table:table-row>
        <table:table-row table:style-name="ro1">
          <table:table-cell table:formula="of:=SQRT([.B138]^2+[.C138]^2+[.D138]^2)" office:value-type="float" office:value="2.19309734138339" calcext:value-type="float">
            <text:p>2.19309734138339</text:p>
          </table:table-cell>
          <table:table-cell office:value-type="float" office:value="1.84931335354967" calcext:value-type="float">
            <text:p>1.84931335354967</text:p>
          </table:table-cell>
          <table:table-cell office:value-type="float" office:value="-1.1685744323696" calcext:value-type="float">
            <text:p>-1.1685744323696</text:p>
          </table:table-cell>
          <table:table-cell office:value-type="float" office:value="0.155402268895301" calcext:value-type="float">
            <text:p>0.155402268895301</text:p>
          </table:table-cell>
          <table:table-cell office:value-type="float" office:value="-0.211836850123946" calcext:value-type="float">
            <text:p>-0.211836850123946</text:p>
          </table:table-cell>
          <table:table-cell office:value-type="float" office:value="0.433006591075552" calcext:value-type="float">
            <text:p>0.433006591075552</text:p>
          </table:table-cell>
          <table:table-cell office:value-type="float" office:value="3.12942391538191" calcext:value-type="float">
            <text:p>3.12942391538191</text:p>
          </table:table-cell>
          <table:table-cell office:value-type="float" office:value="1.86347221857285" calcext:value-type="float">
            <text:p>1.86347221857285</text:p>
          </table:table-cell>
          <table:table-cell office:value-type="float" office:value="-1.11724264084835" calcext:value-type="float">
            <text:p>-1.11724264084835</text:p>
          </table:table-cell>
          <table:table-cell office:value-type="float" office:value="0.1760268559625" calcext:value-type="float">
            <text:p>0.1760268559625</text:p>
          </table:table-cell>
          <table:table-cell office:value-type="float" office:value="-0.258831280148129" calcext:value-type="float">
            <text:p>-0.258831280148129</text:p>
          </table:table-cell>
          <table:table-cell office:value-type="float" office:value="0.519506789540051" calcext:value-type="float">
            <text:p>0.519506789540051</text:p>
          </table:table-cell>
          <table:table-cell office:value-type="float" office:value="3.11313325508478" calcext:value-type="float">
            <text:p>3.11313325508478</text:p>
          </table:table-cell>
          <table:table-cell office:value-type="float" office:value="0.014158865023179" calcext:value-type="float">
            <text:p>0.014158865023179</text:p>
          </table:table-cell>
          <table:table-cell office:value-type="float" office:value="0.0513317915212577" calcext:value-type="float">
            <text:p>0.051331791521258</text:p>
          </table:table-cell>
          <table:table-cell office:value-type="float" office:value="0.0206245870671991" calcext:value-type="float">
            <text:p>0.020624587067199</text:p>
          </table:table-cell>
          <table:table-cell office:value-type="float" office:value="0.0420012708729276" calcext:value-type="float">
            <text:p>0.042001270872928</text:p>
          </table:table-cell>
          <table:table-cell office:value-type="float" office:value="-0.0863993119826425" calcext:value-type="float">
            <text:p>-0.086399311982643</text:p>
          </table:table-cell>
          <table:table-cell office:value-type="float" office:value="-0.0360429857376676" calcext:value-type="float">
            <text:p>-0.036042985737668</text:p>
          </table:table-cell>
        </table:table-row>
        <table:table-row table:style-name="ro1">
          <table:table-cell table:formula="of:=SQRT([.B139]^2+[.C139]^2+[.D139]^2)" office:value-type="float" office:value="5.88931325949836" calcext:value-type="float">
            <text:p>5.88931325949836</text:p>
          </table:table-cell>
          <table:table-cell office:value-type="float" office:value="5.20672282621789" calcext:value-type="float">
            <text:p>5.20672282621789</text:p>
          </table:table-cell>
          <table:table-cell office:value-type="float" office:value="2.38679056805121" calcext:value-type="float">
            <text:p>2.38679056805121</text:p>
          </table:table-cell>
          <table:table-cell office:value-type="float" office:value="1.37013826444873" calcext:value-type="float">
            <text:p>1.37013826444873</text:p>
          </table:table-cell>
          <table:table-cell office:value-type="float" office:value="-0.264066323142527" calcext:value-type="float">
            <text:p>-0.264066323142527</text:p>
          </table:table-cell>
          <table:table-cell office:value-type="float" office:value="0.539083030414138" calcext:value-type="float">
            <text:p>0.539083030414138</text:p>
          </table:table-cell>
          <table:table-cell office:value-type="float" office:value="2.05401936488865" calcext:value-type="float">
            <text:p>2.05401936488865</text:p>
          </table:table-cell>
          <table:table-cell office:value-type="float" office:value="5.20931323987552" calcext:value-type="float">
            <text:p>5.20931323987552</text:p>
          </table:table-cell>
          <table:table-cell office:value-type="float" office:value="2.3908309513841" calcext:value-type="float">
            <text:p>2.3908309513841</text:p>
          </table:table-cell>
          <table:table-cell office:value-type="float" office:value="1.36952232310217" calcext:value-type="float">
            <text:p>1.36952232310217</text:p>
          </table:table-cell>
          <table:table-cell office:value-type="float" office:value="-0.23906501434117" calcext:value-type="float">
            <text:p>-0.23906501434117</text:p>
          </table:table-cell>
          <table:table-cell office:value-type="float" office:value="0.432137899836764" calcext:value-type="float">
            <text:p>0.432137899836764</text:p>
          </table:table-cell>
          <table:table-cell office:value-type="float" office:value="2.01708052943069" calcext:value-type="float">
            <text:p>2.01708052943069</text:p>
          </table:table-cell>
          <table:table-cell office:value-type="float" office:value="0.0025904136576349" calcext:value-type="float">
            <text:p>0.002590413657635</text:p>
          </table:table-cell>
          <table:table-cell office:value-type="float" office:value="0.00404038333288348" calcext:value-type="float">
            <text:p>0.004040383332883</text:p>
          </table:table-cell>
          <table:table-cell office:value-type="float" office:value="-0.000615941346556292" calcext:value-type="float">
            <text:p>-0.000615941346556</text:p>
          </table:table-cell>
          <table:table-cell office:value-type="float" office:value="-0.105177505912718" calcext:value-type="float">
            <text:p>-0.105177505912718</text:p>
          </table:table-cell>
          <table:table-cell office:value-type="float" office:value="0.0294309499701257" calcext:value-type="float">
            <text:p>0.029430949970126</text:p>
          </table:table-cell>
          <table:table-cell office:value-type="float" office:value="-0.0237030605584963" calcext:value-type="float">
            <text:p>-0.023703060558496</text:p>
          </table:table-cell>
        </table:table-row>
        <table:table-row table:style-name="ro1">
          <table:table-cell table:formula="of:=SQRT([.B140]^2+[.C140]^2+[.D140]^2)" office:value-type="float" office:value="4.00306980127114" calcext:value-type="float">
            <text:p>4.00306980127114</text:p>
          </table:table-cell>
          <table:table-cell office:value-type="float" office:value="3.86110247587496" calcext:value-type="float">
            <text:p>3.86110247587496</text:p>
          </table:table-cell>
          <table:table-cell office:value-type="float" office:value="0.901278621416109" calcext:value-type="float">
            <text:p>0.901278621416109</text:p>
          </table:table-cell>
          <table:table-cell office:value-type="float" office:value="0.551500091767408" calcext:value-type="float">
            <text:p>0.551500091767408</text:p>
          </table:table-cell>
          <table:table-cell office:value-type="float" office:value="-0.281063781525644" calcext:value-type="float">
            <text:p>-0.281063781525644</text:p>
          </table:table-cell>
          <table:table-cell office:value-type="float" office:value="0.100480103531632" calcext:value-type="float">
            <text:p>0.100480103531632</text:p>
          </table:table-cell>
          <table:table-cell office:value-type="float" office:value="-1.08968075823423" calcext:value-type="float">
            <text:p>-1.08968075823423</text:p>
          </table:table-cell>
          <table:table-cell office:value-type="float" office:value="3.86245902871171" calcext:value-type="float">
            <text:p>3.86245902871171</text:p>
          </table:table-cell>
          <table:table-cell office:value-type="float" office:value="0.898829370561037" calcext:value-type="float">
            <text:p>0.898829370561037</text:p>
          </table:table-cell>
          <table:table-cell office:value-type="float" office:value="0.599299444191652" calcext:value-type="float">
            <text:p>0.599299444191652</text:p>
          </table:table-cell>
          <table:table-cell office:value-type="float" office:value="-0.399414412710614" calcext:value-type="float">
            <text:p>-0.399414412710614</text:p>
          </table:table-cell>
          <table:table-cell office:value-type="float" office:value="0.0475889383778618" calcext:value-type="float">
            <text:p>0.047588938377862</text:p>
          </table:table-cell>
          <table:table-cell office:value-type="float" office:value="-1.09461159455505" calcext:value-type="float">
            <text:p>-1.09461159455505</text:p>
          </table:table-cell>
          <table:table-cell office:value-type="float" office:value="0.00135655283674652" calcext:value-type="float">
            <text:p>0.001356552836747</text:p>
          </table:table-cell>
          <table:table-cell office:value-type="float" office:value="-0.00244925085507108" calcext:value-type="float">
            <text:p>-0.002449250855071</text:p>
          </table:table-cell>
          <table:table-cell office:value-type="float" office:value="0.0477993524242441" calcext:value-type="float">
            <text:p>0.047799352424244</text:p>
          </table:table-cell>
          <table:table-cell office:value-type="float" office:value="-0.0084055764037938" calcext:value-type="float">
            <text:p>-0.008405576403794</text:p>
          </table:table-cell>
          <table:table-cell office:value-type="float" office:value="-0.129050618207256" calcext:value-type="float">
            <text:p>-0.129050618207256</text:p>
          </table:table-cell>
          <table:table-cell office:value-type="float" office:value="-0.0142412379440353" calcext:value-type="float">
            <text:p>-0.014241237944035</text:p>
          </table:table-cell>
        </table:table-row>
        <table:table-row table:style-name="ro1">
          <table:table-cell table:formula="of:=SQRT([.B141]^2+[.C141]^2+[.D141]^2)" office:value-type="float" office:value="4.62493220683103" calcext:value-type="float">
            <text:p>4.62493220683103</text:p>
          </table:table-cell>
          <table:table-cell office:value-type="float" office:value="3.90694740466013" calcext:value-type="float">
            <text:p>3.90694740466013</text:p>
          </table:table-cell>
          <table:table-cell office:value-type="float" office:value="2.09814489872959" calcext:value-type="float">
            <text:p>2.09814489872959</text:p>
          </table:table-cell>
          <table:table-cell office:value-type="float" office:value="1.31283962422583" calcext:value-type="float">
            <text:p>1.31283962422583</text:p>
          </table:table-cell>
          <table:table-cell office:value-type="float" office:value="0.513750950467601" calcext:value-type="float">
            <text:p>0.513750950467601</text:p>
          </table:table-cell>
          <table:table-cell office:value-type="float" office:value="0.254903329805781" calcext:value-type="float">
            <text:p>0.254903329805781</text:p>
          </table:table-cell>
          <table:table-cell office:value-type="float" office:value="1.56910423891673" calcext:value-type="float">
            <text:p>1.56910423891673</text:p>
          </table:table-cell>
          <table:table-cell office:value-type="float" office:value="3.7987619761288" calcext:value-type="float">
            <text:p>3.7987619761288</text:p>
          </table:table-cell>
          <table:table-cell office:value-type="float" office:value="2.03340007301608" calcext:value-type="float">
            <text:p>2.03340007301608</text:p>
          </table:table-cell>
          <table:table-cell office:value-type="float" office:value="1.21858813918793" calcext:value-type="float">
            <text:p>1.21858813918793</text:p>
          </table:table-cell>
          <table:table-cell office:value-type="float" office:value="0.135744698646567" calcext:value-type="float">
            <text:p>0.135744698646567</text:p>
          </table:table-cell>
          <table:table-cell office:value-type="float" office:value="0.584142717950777" calcext:value-type="float">
            <text:p>0.584142717950777</text:p>
          </table:table-cell>
          <table:table-cell office:value-type="float" office:value="1.39773285458289" calcext:value-type="float">
            <text:p>1.39773285458289</text:p>
          </table:table-cell>
          <table:table-cell office:value-type="float" office:value="-0.10818542853133" calcext:value-type="float">
            <text:p>-0.10818542853133</text:p>
          </table:table-cell>
          <table:table-cell office:value-type="float" office:value="-0.0647448257135115" calcext:value-type="float">
            <text:p>-0.064744825713512</text:p>
          </table:table-cell>
          <table:table-cell office:value-type="float" office:value="-0.0942514850379026" calcext:value-type="float">
            <text:p>-0.094251485037903</text:p>
          </table:table-cell>
          <table:table-cell office:value-type="float" office:value="0.362869475021984" calcext:value-type="float">
            <text:p>0.362869475021984</text:p>
          </table:table-cell>
          <table:table-cell office:value-type="float" office:value="0.313555796250757" calcext:value-type="float">
            <text:p>0.313555796250757</text:p>
          </table:table-cell>
          <table:table-cell office:value-type="float" office:value="-0.386993255641211" calcext:value-type="float">
            <text:p>-0.386993255641211</text:p>
          </table:table-cell>
        </table:table-row>
        <table:table-row table:style-name="ro1">
          <table:table-cell table:formula="of:=SQRT([.B142]^2+[.C142]^2+[.D142]^2)" office:value-type="float" office:value="1.35247412647558" calcext:value-type="float">
            <text:p>1.35247412647558</text:p>
          </table:table-cell>
          <table:table-cell office:value-type="float" office:value="1.1884110985433" calcext:value-type="float">
            <text:p>1.1884110985433</text:p>
          </table:table-cell>
          <table:table-cell office:value-type="float" office:value="0.635803987046476" calcext:value-type="float">
            <text:p>0.635803987046476</text:p>
          </table:table-cell>
          <table:table-cell office:value-type="float" office:value="0.112332603018021" calcext:value-type="float">
            <text:p>0.112332603018021</text:p>
          </table:table-cell>
          <table:table-cell office:value-type="float" office:value="-0.626215337824355" calcext:value-type="float">
            <text:p>-0.626215337824355</text:p>
          </table:table-cell>
          <table:table-cell office:value-type="float" office:value="-0.858919201318548" calcext:value-type="float">
            <text:p>-0.858919201318548</text:p>
          </table:table-cell>
          <table:table-cell office:value-type="float" office:value="0.789333593238207" calcext:value-type="float">
            <text:p>0.789333593238207</text:p>
          </table:table-cell>
          <table:table-cell office:value-type="float" office:value="1.46414918799439" calcext:value-type="float">
            <text:p>1.46414918799439</text:p>
          </table:table-cell>
          <table:table-cell office:value-type="float" office:value="0.743722014607806" calcext:value-type="float">
            <text:p>0.743722014607806</text:p>
          </table:table-cell>
          <table:table-cell office:value-type="float" office:value="0.16604153445428" calcext:value-type="float">
            <text:p>0.16604153445428</text:p>
          </table:table-cell>
          <table:table-cell office:value-type="float" office:value="0.419275426431099" calcext:value-type="float">
            <text:p>0.419275426431099</text:p>
          </table:table-cell>
          <table:table-cell office:value-type="float" office:value="-1.02502911696243" calcext:value-type="float">
            <text:p>-1.02502911696243</text:p>
          </table:table-cell>
          <table:table-cell office:value-type="float" office:value="1.95372972971189" calcext:value-type="float">
            <text:p>1.95372972971189</text:p>
          </table:table-cell>
          <table:table-cell office:value-type="float" office:value="0.275738089451094" calcext:value-type="float">
            <text:p>0.275738089451094</text:p>
          </table:table-cell>
          <table:table-cell office:value-type="float" office:value="0.10791802756133" calcext:value-type="float">
            <text:p>0.10791802756133</text:p>
          </table:table-cell>
          <table:table-cell office:value-type="float" office:value="0.0537089314362589" calcext:value-type="float">
            <text:p>0.053708931436259</text:p>
          </table:table-cell>
          <table:table-cell office:value-type="float" office:value="0.0730957248074802" calcext:value-type="float">
            <text:p>0.07309572480748</text:p>
          </table:table-cell>
          <table:table-cell office:value-type="float" office:value="-0.610467248295195" calcext:value-type="float">
            <text:p>-0.610467248295195</text:p>
          </table:table-cell>
          <table:table-cell office:value-type="float" office:value="0.312637731047017" calcext:value-type="float">
            <text:p>0.312637731047017</text:p>
          </table:table-cell>
        </table:table-row>
        <table:table-row table:style-name="ro1">
          <table:table-cell table:formula="of:=SQRT([.B143]^2+[.C143]^2+[.D143]^2)" office:value-type="float" office:value="5.44581514720403" calcext:value-type="float">
            <text:p>5.44581514720403</text:p>
          </table:table-cell>
          <table:table-cell office:value-type="float" office:value="5.2217066555259" calcext:value-type="float">
            <text:p>5.2217066555259</text:p>
          </table:table-cell>
          <table:table-cell office:value-type="float" office:value="-1.3583805670514" calcext:value-type="float">
            <text:p>-1.3583805670514</text:p>
          </table:table-cell>
          <table:table-cell office:value-type="float" office:value="0.738569195275896" calcext:value-type="float">
            <text:p>0.738569195275896</text:p>
          </table:table-cell>
          <table:table-cell office:value-type="float" office:value="-0.691505875464976" calcext:value-type="float">
            <text:p>-0.691505875464976</text:p>
          </table:table-cell>
          <table:table-cell office:value-type="float" office:value="-0.296844706280275" calcext:value-type="float">
            <text:p>-0.296844706280275</text:p>
          </table:table-cell>
          <table:table-cell office:value-type="float" office:value="-1.52695794524299" calcext:value-type="float">
            <text:p>-1.52695794524299</text:p>
          </table:table-cell>
          <table:table-cell office:value-type="float" office:value="5.12765008768018" calcext:value-type="float">
            <text:p>5.12765008768018</text:p>
          </table:table-cell>
          <table:table-cell office:value-type="float" office:value="-1.37619036691741" calcext:value-type="float">
            <text:p>-1.37619036691741</text:p>
          </table:table-cell>
          <table:table-cell office:value-type="float" office:value="0.814484793239303" calcext:value-type="float">
            <text:p>0.814484793239303</text:p>
          </table:table-cell>
          <table:table-cell office:value-type="float" office:value="-0.763364029700805" calcext:value-type="float">
            <text:p>-0.763364029700805</text:p>
          </table:table-cell>
          <table:table-cell office:value-type="float" office:value="-0.267848200443334" calcext:value-type="float">
            <text:p>-0.267848200443334</text:p>
          </table:table-cell>
          <table:table-cell office:value-type="float" office:value="-1.56486479722194" calcext:value-type="float">
            <text:p>-1.56486479722194</text:p>
          </table:table-cell>
          <table:table-cell office:value-type="float" office:value="-0.0940565678457235" calcext:value-type="float">
            <text:p>-0.094056567845724</text:p>
          </table:table-cell>
          <table:table-cell office:value-type="float" office:value="-0.0178097998660061" calcext:value-type="float">
            <text:p>-0.017809799866006</text:p>
          </table:table-cell>
          <table:table-cell office:value-type="float" office:value="0.0759155979634065" calcext:value-type="float">
            <text:p>0.075915597963407</text:p>
          </table:table-cell>
          <table:table-cell office:value-type="float" office:value="-0.0313491140467139" calcext:value-type="float">
            <text:p>-0.031349114046714</text:p>
          </table:table-cell>
          <table:table-cell office:value-type="float" office:value="-0.0679834233077559" calcext:value-type="float">
            <text:p>-0.067983423307756</text:p>
          </table:table-cell>
          <table:table-cell office:value-type="float" office:value="-0.0189425078427288" calcext:value-type="float">
            <text:p>-0.018942507842729</text:p>
          </table:table-cell>
        </table:table-row>
        <table:table-row table:style-name="ro1">
          <table:table-cell table:formula="of:=SQRT([.B144]^2+[.C144]^2+[.D144]^2)" office:value-type="float" office:value="1.53467405814798" calcext:value-type="float">
            <text:p>1.53467405814798</text:p>
          </table:table-cell>
          <table:table-cell office:value-type="float" office:value="1.39572692334928" calcext:value-type="float">
            <text:p>1.39572692334928</text:p>
          </table:table-cell>
          <table:table-cell office:value-type="float" office:value="0.30805791408629" calcext:value-type="float">
            <text:p>0.30805791408629</text:p>
          </table:table-cell>
          <table:table-cell office:value-type="float" office:value="0.55881225985042" calcext:value-type="float">
            <text:p>0.55881225985042</text:p>
          </table:table-cell>
          <table:table-cell office:value-type="float" office:value="0.00609092747124507" calcext:value-type="float">
            <text:p>0.006090927471245</text:p>
          </table:table-cell>
          <table:table-cell office:value-type="float" office:value="-0.432050573867771" calcext:value-type="float">
            <text:p>-0.432050573867771</text:p>
          </table:table-cell>
          <table:table-cell office:value-type="float" office:value="0.655127974171022" calcext:value-type="float">
            <text:p>0.655127974171022</text:p>
          </table:table-cell>
          <table:table-cell office:value-type="float" office:value="1.44479391664862" calcext:value-type="float">
            <text:p>1.44479391664862</text:p>
          </table:table-cell>
          <table:table-cell office:value-type="float" office:value="0.318178096210753" calcext:value-type="float">
            <text:p>0.318178096210753</text:p>
          </table:table-cell>
          <table:table-cell office:value-type="float" office:value="0.509265922071437" calcext:value-type="float">
            <text:p>0.509265922071437</text:p>
          </table:table-cell>
          <table:table-cell office:value-type="float" office:value="-0.0404437438850902" calcext:value-type="float">
            <text:p>-0.04044374388509</text:p>
          </table:table-cell>
          <table:table-cell office:value-type="float" office:value="-0.516223201240145" calcext:value-type="float">
            <text:p>-0.516223201240145</text:p>
          </table:table-cell>
          <table:table-cell office:value-type="float" office:value="0.649161041563081" calcext:value-type="float">
            <text:p>0.649161041563081</text:p>
          </table:table-cell>
          <table:table-cell office:value-type="float" office:value="0.0490669932993333" calcext:value-type="float">
            <text:p>0.049066993299333</text:p>
          </table:table-cell>
          <table:table-cell office:value-type="float" office:value="0.0101201821244629" calcext:value-type="float">
            <text:p>0.010120182124463</text:p>
          </table:table-cell>
          <table:table-cell office:value-type="float" office:value="-0.0495463377789837" calcext:value-type="float">
            <text:p>-0.049546337778984</text:p>
          </table:table-cell>
          <table:table-cell office:value-type="float" office:value="-0.0837159180733211" calcext:value-type="float">
            <text:p>-0.083715918073321</text:p>
          </table:table-cell>
          <table:table-cell office:value-type="float" office:value="-0.0423445185766003" calcext:value-type="float">
            <text:p>-0.0423445185766</text:p>
          </table:table-cell>
          <table:table-cell office:value-type="float" office:value="0.0135275469029792" calcext:value-type="float">
            <text:p>0.013527546902979</text:p>
          </table:table-cell>
        </table:table-row>
        <table:table-row table:style-name="ro1">
          <table:table-cell table:formula="of:=SQRT([.B145]^2+[.C145]^2+[.D145]^2)" office:value-type="float" office:value="4.33323161979598" calcext:value-type="float">
            <text:p>4.33323161979598</text:p>
          </table:table-cell>
          <table:table-cell office:value-type="float" office:value="3.88202562450167" calcext:value-type="float">
            <text:p>3.88202562450167</text:p>
          </table:table-cell>
          <table:table-cell office:value-type="float" office:value="1.41051736094979" calcext:value-type="float">
            <text:p>1.41051736094979</text:p>
          </table:table-cell>
          <table:table-cell office:value-type="float" office:value="1.31042515847773" calcext:value-type="float">
            <text:p>1.31042515847773</text:p>
          </table:table-cell>
          <table:table-cell office:value-type="float" office:value="0.272167432005267" calcext:value-type="float">
            <text:p>0.272167432005267</text:p>
          </table:table-cell>
          <table:table-cell office:value-type="float" office:value="0.14970293957128" calcext:value-type="float">
            <text:p>0.14970293957128</text:p>
          </table:table-cell>
          <table:table-cell office:value-type="float" office:value="-1.22460485629569" calcext:value-type="float">
            <text:p>-1.22460485629569</text:p>
          </table:table-cell>
          <table:table-cell office:value-type="float" office:value="3.84635724744359" calcext:value-type="float">
            <text:p>3.84635724744359</text:p>
          </table:table-cell>
          <table:table-cell office:value-type="float" office:value="1.39946353194352" calcext:value-type="float">
            <text:p>1.39946353194352</text:p>
          </table:table-cell>
          <table:table-cell office:value-type="float" office:value="1.261399948958" calcext:value-type="float">
            <text:p>1.261399948958</text:p>
          </table:table-cell>
          <table:table-cell office:value-type="float" office:value="0.262847995556389" calcext:value-type="float">
            <text:p>0.262847995556389</text:p>
          </table:table-cell>
          <table:table-cell office:value-type="float" office:value="0.190988427961508" calcext:value-type="float">
            <text:p>0.190988427961508</text:p>
          </table:table-cell>
          <table:table-cell office:value-type="float" office:value="-1.21046545972213" calcext:value-type="float">
            <text:p>-1.21046545972213</text:p>
          </table:table-cell>
          <table:table-cell office:value-type="float" office:value="-0.0356683770580784" calcext:value-type="float">
            <text:p>-0.035668377058078</text:p>
          </table:table-cell>
          <table:table-cell office:value-type="float" office:value="-0.0110538290062645" calcext:value-type="float">
            <text:p>-0.011053829006265</text:p>
          </table:table-cell>
          <table:table-cell office:value-type="float" office:value="-0.0490252095197286" calcext:value-type="float">
            <text:p>-0.049025209519729</text:p>
          </table:table-cell>
          <table:table-cell office:value-type="float" office:value="-0.0419486650487193" calcext:value-type="float">
            <text:p>-0.041948665048719</text:p>
          </table:table-cell>
          <table:table-cell office:value-type="float" office:value="0.00540009593425328" calcext:value-type="float">
            <text:p>0.005400095934253</text:p>
          </table:table-cell>
          <table:table-cell office:value-type="float" office:value="0.0126724698991882" calcext:value-type="float">
            <text:p>0.012672469899188</text:p>
          </table:table-cell>
        </table:table-row>
        <table:table-row table:style-name="ro1">
          <table:table-cell table:formula="of:=SQRT([.B146]^2+[.C146]^2+[.D146]^2)" office:value-type="float" office:value="7.12789489377144" calcext:value-type="float">
            <text:p>7.12789489377144</text:p>
          </table:table-cell>
          <table:table-cell office:value-type="float" office:value="5.32296324410532" calcext:value-type="float">
            <text:p>5.32296324410532</text:p>
          </table:table-cell>
          <table:table-cell office:value-type="float" office:value="-4.60127844236835" calcext:value-type="float">
            <text:p>-4.60127844236835</text:p>
          </table:table-cell>
          <table:table-cell office:value-type="float" office:value="1.14069479456735" calcext:value-type="float">
            <text:p>1.14069479456735</text:p>
          </table:table-cell>
          <table:table-cell office:value-type="float" office:value="0.404659120482289" calcext:value-type="float">
            <text:p>0.404659120482289</text:p>
          </table:table-cell>
          <table:table-cell office:value-type="float" office:value="0.3329303360148" calcext:value-type="float">
            <text:p>0.3329303360148</text:p>
          </table:table-cell>
          <table:table-cell office:value-type="float" office:value="1.86669834949845" calcext:value-type="float">
            <text:p>1.86669834949845</text:p>
          </table:table-cell>
          <table:table-cell office:value-type="float" office:value="5.29623972943676" calcext:value-type="float">
            <text:p>5.29623972943676</text:p>
          </table:table-cell>
          <table:table-cell office:value-type="float" office:value="-4.57734830067156" calcext:value-type="float">
            <text:p>-4.57734830067156</text:p>
          </table:table-cell>
          <table:table-cell office:value-type="float" office:value="1.16898356211262" calcext:value-type="float">
            <text:p>1.16898356211262</text:p>
          </table:table-cell>
          <table:table-cell office:value-type="float" office:value="0.473757931860236" calcext:value-type="float">
            <text:p>0.473757931860236</text:p>
          </table:table-cell>
          <table:table-cell office:value-type="float" office:value="0.407877440235414" calcext:value-type="float">
            <text:p>0.407877440235414</text:p>
          </table:table-cell>
          <table:table-cell office:value-type="float" office:value="1.83342641759109" calcext:value-type="float">
            <text:p>1.83342641759109</text:p>
          </table:table-cell>
          <table:table-cell office:value-type="float" office:value="-0.0267235146685598" calcext:value-type="float">
            <text:p>-0.02672351466856</text:p>
          </table:table-cell>
          <table:table-cell office:value-type="float" office:value="0.0239301416967912" calcext:value-type="float">
            <text:p>0.023930141696791</text:p>
          </table:table-cell>
          <table:table-cell office:value-type="float" office:value="0.0282887675452648" calcext:value-type="float">
            <text:p>0.028288767545265</text:p>
          </table:table-cell>
          <table:table-cell office:value-type="float" office:value="0.0540370124642156" calcext:value-type="float">
            <text:p>0.054037012464216</text:p>
          </table:table-cell>
          <table:table-cell office:value-type="float" office:value="-0.0827628416671025" calcext:value-type="float">
            <text:p>-0.082762841667103</text:p>
          </table:table-cell>
          <table:table-cell office:value-type="float" office:value="-0.00599453981971898" calcext:value-type="float">
            <text:p>-0.005994539819719</text:p>
          </table:table-cell>
        </table:table-row>
        <table:table-row table:style-name="ro1">
          <table:table-cell table:formula="of:=SQRT([.B147]^2+[.C147]^2+[.D147]^2)" office:value-type="float" office:value="5.08548900169095" calcext:value-type="float">
            <text:p>5.08548900169095</text:p>
          </table:table-cell>
          <table:table-cell office:value-type="float" office:value="4.32015866337371" calcext:value-type="float">
            <text:p>4.32015866337371</text:p>
          </table:table-cell>
          <table:table-cell office:value-type="float" office:value="2.67689306900607" calcext:value-type="float">
            <text:p>2.67689306900607</text:p>
          </table:table-cell>
          <table:table-cell office:value-type="float" office:value="0.180751228775945" calcext:value-type="float">
            <text:p>0.180751228775945</text:p>
          </table:table-cell>
          <table:table-cell office:value-type="float" office:value="0.162650171991987" calcext:value-type="float">
            <text:p>0.162650171991987</text:p>
          </table:table-cell>
          <table:table-cell office:value-type="float" office:value="-0.0587761154758191" calcext:value-type="float">
            <text:p>-0.058776115475819</text:p>
          </table:table-cell>
          <table:table-cell office:value-type="float" office:value="1.22194901329396" calcext:value-type="float">
            <text:p>1.22194901329396</text:p>
          </table:table-cell>
          <table:table-cell office:value-type="float" office:value="4.53726251721791" calcext:value-type="float">
            <text:p>4.53726251721791</text:p>
          </table:table-cell>
          <table:table-cell office:value-type="float" office:value="2.78403840317367" calcext:value-type="float">
            <text:p>2.78403840317367</text:p>
          </table:table-cell>
          <table:table-cell office:value-type="float" office:value="0.278887738049014" calcext:value-type="float">
            <text:p>0.278887738049014</text:p>
          </table:table-cell>
          <table:table-cell office:value-type="float" office:value="0.231891733354749" calcext:value-type="float">
            <text:p>0.231891733354749</text:p>
          </table:table-cell>
          <table:table-cell office:value-type="float" office:value="-0.0123975083312793" calcext:value-type="float">
            <text:p>-0.012397508331279</text:p>
          </table:table-cell>
          <table:table-cell office:value-type="float" office:value="1.22596712869409" calcext:value-type="float">
            <text:p>1.22596712869409</text:p>
          </table:table-cell>
          <table:table-cell office:value-type="float" office:value="0.2171038538442" calcext:value-type="float">
            <text:p>0.2171038538442</text:p>
          </table:table-cell>
          <table:table-cell office:value-type="float" office:value="0.107145334167598" calcext:value-type="float">
            <text:p>0.107145334167598</text:p>
          </table:table-cell>
          <table:table-cell office:value-type="float" office:value="0.098136509273069" calcext:value-type="float">
            <text:p>0.098136509273069</text:p>
          </table:table-cell>
          <table:table-cell office:value-type="float" office:value="0.0672162620440986" calcext:value-type="float">
            <text:p>0.067216262044099</text:p>
          </table:table-cell>
          <table:table-cell office:value-type="float" office:value="-0.0492347665978645" calcext:value-type="float">
            <text:p>-0.049234766597865</text:p>
          </table:table-cell>
          <table:table-cell office:value-type="float" office:value="0.00320854859246245" calcext:value-type="float">
            <text:p>0.003208548592462</text:p>
          </table:table-cell>
        </table:table-row>
        <table:table-row table:style-name="ro1">
          <table:table-cell table:formula="of:=SQRT([.B148]^2+[.C148]^2+[.D148]^2)" office:value-type="float" office:value="3.00910791009293" calcext:value-type="float">
            <text:p>3.00910791009293</text:p>
          </table:table-cell>
          <table:table-cell office:value-type="float" office:value="2.80753512671007" calcext:value-type="float">
            <text:p>2.80753512671007</text:p>
          </table:table-cell>
          <table:table-cell office:value-type="float" office:value="-1.08050731201931" calcext:value-type="float">
            <text:p>-1.08050731201931</text:p>
          </table:table-cell>
          <table:table-cell office:value-type="float" office:value="0.0705753182471903" calcext:value-type="float">
            <text:p>0.07057531824719</text:p>
          </table:table-cell>
          <table:table-cell office:value-type="float" office:value="-0.229633788209066" calcext:value-type="float">
            <text:p>-0.229633788209066</text:p>
          </table:table-cell>
          <table:table-cell office:value-type="float" office:value="-0.811497727087632" calcext:value-type="float">
            <text:p>-0.811497727087632</text:p>
          </table:table-cell>
          <table:table-cell office:value-type="float" office:value="-2.5349459961223" calcext:value-type="float">
            <text:p>-2.5349459961223</text:p>
          </table:table-cell>
          <table:table-cell office:value-type="float" office:value="2.93673254074432" calcext:value-type="float">
            <text:p>2.93673254074432</text:p>
          </table:table-cell>
          <table:table-cell office:value-type="float" office:value="-1.1213693901673" calcext:value-type="float">
            <text:p>-1.1213693901673</text:p>
          </table:table-cell>
          <table:table-cell office:value-type="float" office:value="0.150329560664807" calcext:value-type="float">
            <text:p>0.150329560664807</text:p>
          </table:table-cell>
          <table:table-cell office:value-type="float" office:value="-0.288727784775119" calcext:value-type="float">
            <text:p>-0.288727784775119</text:p>
          </table:table-cell>
          <table:table-cell office:value-type="float" office:value="-0.734507731733312" calcext:value-type="float">
            <text:p>-0.734507731733312</text:p>
          </table:table-cell>
          <table:table-cell office:value-type="float" office:value="-2.60177866769851" calcext:value-type="float">
            <text:p>-2.60177866769851</text:p>
          </table:table-cell>
          <table:table-cell office:value-type="float" office:value="0.129197414034249" calcext:value-type="float">
            <text:p>0.129197414034249</text:p>
          </table:table-cell>
          <table:table-cell office:value-type="float" office:value="-0.0408620781479883" calcext:value-type="float">
            <text:p>-0.040862078147988</text:p>
          </table:table-cell>
          <table:table-cell office:value-type="float" office:value="0.0797542424176165" calcext:value-type="float">
            <text:p>0.079754242417617</text:p>
          </table:table-cell>
          <table:table-cell office:value-type="float" office:value="-0.00733169585374105" calcext:value-type="float">
            <text:p>-0.007331695853741</text:p>
          </table:table-cell>
          <table:table-cell office:value-type="float" office:value="-0.0875186409164606" calcext:value-type="float">
            <text:p>-0.087518640916461</text:p>
          </table:table-cell>
          <table:table-cell office:value-type="float" office:value="-0.0258523491676268" calcext:value-type="float">
            <text:p>-0.025852349167627</text:p>
          </table:table-cell>
        </table:table-row>
        <table:table-row table:style-name="ro1">
          <table:table-cell table:formula="of:=SQRT([.B149]^2+[.C149]^2+[.D149]^2)" office:value-type="float" office:value="7.78999051130178" calcext:value-type="float">
            <text:p>7.78999051130178</text:p>
          </table:table-cell>
          <table:table-cell office:value-type="float" office:value="6.28402572097217" calcext:value-type="float">
            <text:p>6.28402572097217</text:p>
          </table:table-cell>
          <table:table-cell office:value-type="float" office:value="-3.80173068089567" calcext:value-type="float">
            <text:p>-3.80173068089567</text:p>
          </table:table-cell>
          <table:table-cell office:value-type="float" office:value="2.59650086352163" calcext:value-type="float">
            <text:p>2.59650086352163</text:p>
          </table:table-cell>
          <table:table-cell office:value-type="float" office:value="-0.139475293860188" calcext:value-type="float">
            <text:p>-0.139475293860188</text:p>
          </table:table-cell>
          <table:table-cell office:value-type="float" office:value="0.571301674875955" calcext:value-type="float">
            <text:p>0.571301674875955</text:p>
          </table:table-cell>
          <table:table-cell office:value-type="float" office:value="-3.08197362992949" calcext:value-type="float">
            <text:p>-3.08197362992949</text:p>
          </table:table-cell>
          <table:table-cell office:value-type="float" office:value="5.95159985039267" calcext:value-type="float">
            <text:p>5.95159985039267</text:p>
          </table:table-cell>
          <table:table-cell office:value-type="float" office:value="-3.67339080640046" calcext:value-type="float">
            <text:p>-3.67339080640046</text:p>
          </table:table-cell>
          <table:table-cell office:value-type="float" office:value="2.4158499172257" calcext:value-type="float">
            <text:p>2.4158499172257</text:p>
          </table:table-cell>
          <table:table-cell office:value-type="float" office:value="1.07722462967304" calcext:value-type="float">
            <text:p>1.07722462967304</text:p>
          </table:table-cell>
          <table:table-cell office:value-type="float" office:value="0.384285324165927" calcext:value-type="float">
            <text:p>0.384285324165927</text:p>
          </table:table-cell>
          <table:table-cell office:value-type="float" office:value="-2.97242382878166" calcext:value-type="float">
            <text:p>-2.97242382878166</text:p>
          </table:table-cell>
          <table:table-cell office:value-type="float" office:value="-0.332425870579497" calcext:value-type="float">
            <text:p>-0.332425870579497</text:p>
          </table:table-cell>
          <table:table-cell office:value-type="float" office:value="0.128339874495202" calcext:value-type="float">
            <text:p>0.128339874495202</text:p>
          </table:table-cell>
          <table:table-cell office:value-type="float" office:value="-0.180650946295927" calcext:value-type="float">
            <text:p>-0.180650946295927</text:p>
          </table:table-cell>
          <table:table-cell office:value-type="float" office:value="-1.07579962261522" calcext:value-type="float">
            <text:p>-1.07579962261522</text:p>
          </table:table-cell>
          <table:table-cell office:value-type="float" office:value="-0.0896006161251473" calcext:value-type="float">
            <text:p>-0.089600616125147</text:p>
          </table:table-cell>
          <table:table-cell office:value-type="float" office:value="0.678479344985734" calcext:value-type="float">
            <text:p>0.678479344985734</text:p>
          </table:table-cell>
        </table:table-row>
        <table:table-row table:style-name="ro1">
          <table:table-cell table:formula="of:=SQRT([.B150]^2+[.C150]^2+[.D150]^2)" office:value-type="float" office:value="6.70565470643498" calcext:value-type="float">
            <text:p>6.70565470643498</text:p>
          </table:table-cell>
          <table:table-cell office:value-type="float" office:value="5.59585160751101" calcext:value-type="float">
            <text:p>5.59585160751101</text:p>
          </table:table-cell>
          <table:table-cell office:value-type="float" office:value="-3.31484014043097" calcext:value-type="float">
            <text:p>-3.31484014043097</text:p>
          </table:table-cell>
          <table:table-cell office:value-type="float" office:value="1.63220239922558" calcext:value-type="float">
            <text:p>1.63220239922558</text:p>
          </table:table-cell>
          <table:table-cell office:value-type="float" office:value="0.47851167775614" calcext:value-type="float">
            <text:p>0.47851167775614</text:p>
          </table:table-cell>
          <table:table-cell office:value-type="float" office:value="0.506565387160815" calcext:value-type="float">
            <text:p>0.506565387160815</text:p>
          </table:table-cell>
          <table:table-cell office:value-type="float" office:value="-1.46930779061989" calcext:value-type="float">
            <text:p>-1.46930779061989</text:p>
          </table:table-cell>
          <table:table-cell office:value-type="float" office:value="5.44156805864598" calcext:value-type="float">
            <text:p>5.44156805864598</text:p>
          </table:table-cell>
          <table:table-cell office:value-type="float" office:value="-3.2739279494417" calcext:value-type="float">
            <text:p>-3.2739279494417</text:p>
          </table:table-cell>
          <table:table-cell office:value-type="float" office:value="1.60581906310933" calcext:value-type="float">
            <text:p>1.60581906310933</text:p>
          </table:table-cell>
          <table:table-cell office:value-type="float" office:value="0.449853768188164" calcext:value-type="float">
            <text:p>0.449853768188164</text:p>
          </table:table-cell>
          <table:table-cell office:value-type="float" office:value="0.490586436933298" calcext:value-type="float">
            <text:p>0.490586436933298</text:p>
          </table:table-cell>
          <table:table-cell office:value-type="float" office:value="-1.46692484132035" calcext:value-type="float">
            <text:p>-1.46692484132035</text:p>
          </table:table-cell>
          <table:table-cell office:value-type="float" office:value="-0.15428354886503" calcext:value-type="float">
            <text:p>-0.15428354886503</text:p>
          </table:table-cell>
          <table:table-cell office:value-type="float" office:value="0.0409121909892649" calcext:value-type="float">
            <text:p>0.040912190989265</text:p>
          </table:table-cell>
          <table:table-cell office:value-type="float" office:value="-0.0263833361162478" calcext:value-type="float">
            <text:p>-0.026383336116248</text:p>
          </table:table-cell>
          <table:table-cell office:value-type="float" office:value="0.0131656605190145" calcext:value-type="float">
            <text:p>0.013165660519015</text:p>
          </table:table-cell>
          <table:table-cell office:value-type="float" office:value="-0.0267486063532054" calcext:value-type="float">
            <text:p>-0.026748606353206</text:p>
          </table:table-cell>
          <table:table-cell office:value-type="float" office:value="-0.0111456214122576" calcext:value-type="float">
            <text:p>-0.011145621412258</text:p>
          </table:table-cell>
        </table:table-row>
        <table:table-row table:style-name="ro1">
          <table:table-cell table:formula="of:=SQRT([.B151]^2+[.C151]^2+[.D151]^2)" office:value-type="float" office:value="5.72021581800197" calcext:value-type="float">
            <text:p>5.72021581800197</text:p>
          </table:table-cell>
          <table:table-cell office:value-type="float" office:value="5.43874938095445" calcext:value-type="float">
            <text:p>5.43874938095445</text:p>
          </table:table-cell>
          <table:table-cell office:value-type="float" office:value="-1.76266415066123" calcext:value-type="float">
            <text:p>-1.76266415066123</text:p>
          </table:table-cell>
          <table:table-cell office:value-type="float" office:value="0.184090379057026" calcext:value-type="float">
            <text:p>0.184090379057026</text:p>
          </table:table-cell>
          <table:table-cell office:value-type="float" office:value="-0.613767186772324" calcext:value-type="float">
            <text:p>-0.613767186772324</text:p>
          </table:table-cell>
          <table:table-cell office:value-type="float" office:value="0.372493762159979" calcext:value-type="float">
            <text:p>0.372493762159979</text:p>
          </table:table-cell>
          <table:table-cell office:value-type="float" office:value="0.492271670368354" calcext:value-type="float">
            <text:p>0.492271670368354</text:p>
          </table:table-cell>
          <table:table-cell office:value-type="float" office:value="5.53449703038443" calcext:value-type="float">
            <text:p>5.53449703038443</text:p>
          </table:table-cell>
          <table:table-cell office:value-type="float" office:value="-1.83651858567683" calcext:value-type="float">
            <text:p>-1.83651858567683</text:p>
          </table:table-cell>
          <table:table-cell office:value-type="float" office:value="0.347364514887317" calcext:value-type="float">
            <text:p>0.347364514887317</text:p>
          </table:table-cell>
          <table:table-cell office:value-type="float" office:value="-0.551231720352352" calcext:value-type="float">
            <text:p>-0.551231720352352</text:p>
          </table:table-cell>
          <table:table-cell office:value-type="float" office:value="0.271813884670736" calcext:value-type="float">
            <text:p>0.271813884670736</text:p>
          </table:table-cell>
          <table:table-cell office:value-type="float" office:value="0.415555479964177" calcext:value-type="float">
            <text:p>0.415555479964177</text:p>
          </table:table-cell>
          <table:table-cell office:value-type="float" office:value="0.0957476494299856" calcext:value-type="float">
            <text:p>0.095747649429986</text:p>
          </table:table-cell>
          <table:table-cell office:value-type="float" office:value="-0.0738544350156023" calcext:value-type="float">
            <text:p>-0.073854435015602</text:p>
          </table:table-cell>
          <table:table-cell office:value-type="float" office:value="0.163274135830291" calcext:value-type="float">
            <text:p>0.163274135830291</text:p>
          </table:table-cell>
          <table:table-cell office:value-type="float" office:value="0.00591239945925004" calcext:value-type="float">
            <text:p>0.00591239945925</text:p>
          </table:table-cell>
          <table:table-cell office:value-type="float" office:value="-0.116688590369355" calcext:value-type="float">
            <text:p>-0.116688590369355</text:p>
          </table:table-cell>
          <table:table-cell office:value-type="float" office:value="-0.0565405422820255" calcext:value-type="float">
            <text:p>-0.056540542282026</text:p>
          </table:table-cell>
        </table:table-row>
        <table:table-row table:style-name="ro1">
          <table:table-cell table:formula="of:=SQRT([.B152]^2+[.C152]^2+[.D152]^2)" office:value-type="float" office:value="6.34884198643184" calcext:value-type="float">
            <text:p>6.34884198643184</text:p>
          </table:table-cell>
          <table:table-cell office:value-type="float" office:value="5.43843255373529" calcext:value-type="float">
            <text:p>5.43843255373529</text:p>
          </table:table-cell>
          <table:table-cell office:value-type="float" office:value="-3.26648186226687" calcext:value-type="float">
            <text:p>-3.26648186226687</text:p>
          </table:table-cell>
          <table:table-cell office:value-type="float" office:value="0.247673516213652" calcext:value-type="float">
            <text:p>0.247673516213652</text:p>
          </table:table-cell>
          <table:table-cell office:value-type="float" office:value="0.301896507313964" calcext:value-type="float">
            <text:p>0.301896507313964</text:p>
          </table:table-cell>
          <table:table-cell office:value-type="float" office:value="-0.29166192028961" calcext:value-type="float">
            <text:p>-0.29166192028961</text:p>
          </table:table-cell>
          <table:table-cell office:value-type="float" office:value="-0.0455606265936286" calcext:value-type="float">
            <text:p>-0.045560626593629</text:p>
          </table:table-cell>
          <table:table-cell office:value-type="float" office:value="5.3466403973277" calcext:value-type="float">
            <text:p>5.3466403973277</text:p>
          </table:table-cell>
          <table:table-cell office:value-type="float" office:value="-3.23903433682296" calcext:value-type="float">
            <text:p>-3.23903433682296</text:p>
          </table:table-cell>
          <table:table-cell office:value-type="float" office:value="0.378709159260689" calcext:value-type="float">
            <text:p>0.378709159260689</text:p>
          </table:table-cell>
          <table:table-cell office:value-type="float" office:value="0.34234871573616" calcext:value-type="float">
            <text:p>0.34234871573616</text:p>
          </table:table-cell>
          <table:table-cell office:value-type="float" office:value="-0.402307539378177" calcext:value-type="float">
            <text:p>-0.402307539378177</text:p>
          </table:table-cell>
          <table:table-cell office:value-type="float" office:value="-0.0467485650030515" calcext:value-type="float">
            <text:p>-0.046748565003052</text:p>
          </table:table-cell>
          <table:table-cell office:value-type="float" office:value="-0.0917921564075943" calcext:value-type="float">
            <text:p>-0.091792156407594</text:p>
          </table:table-cell>
          <table:table-cell office:value-type="float" office:value="0.027447525443907" calcext:value-type="float">
            <text:p>0.027447525443907</text:p>
          </table:table-cell>
          <table:table-cell office:value-type="float" office:value="0.131035643047037" calcext:value-type="float">
            <text:p>0.131035643047037</text:p>
          </table:table-cell>
          <table:table-cell office:value-type="float" office:value="0.0424776411513186" calcext:value-type="float">
            <text:p>0.042477641151319</text:p>
          </table:table-cell>
          <table:table-cell office:value-type="float" office:value="-0.109042772145201" calcext:value-type="float">
            <text:p>-0.109042772145201</text:p>
          </table:table-cell>
          <table:table-cell office:value-type="float" office:value="-0.012648424093725" calcext:value-type="float">
            <text:p>-0.012648424093725</text:p>
          </table:table-cell>
        </table:table-row>
        <table:table-row table:style-name="ro1">
          <table:table-cell table:formula="of:=SQRT([.B153]^2+[.C153]^2+[.D153]^2)" office:value-type="float" office:value="3.41984429316132" calcext:value-type="float">
            <text:p>3.41984429316132</text:p>
          </table:table-cell>
          <table:table-cell office:value-type="float" office:value="3.01274993845863" calcext:value-type="float">
            <text:p>3.01274993845863</text:p>
          </table:table-cell>
          <table:table-cell office:value-type="float" office:value="-0.989463058982874" calcext:value-type="float">
            <text:p>-0.989463058982874</text:p>
          </table:table-cell>
          <table:table-cell office:value-type="float" office:value="1.28048258586122" calcext:value-type="float">
            <text:p>1.28048258586122</text:p>
          </table:table-cell>
          <table:table-cell office:value-type="float" office:value="-0.366903873180269" calcext:value-type="float">
            <text:p>-0.366903873180269</text:p>
          </table:table-cell>
          <table:table-cell office:value-type="float" office:value="0.643232675244423" calcext:value-type="float">
            <text:p>0.643232675244423</text:p>
          </table:table-cell>
          <table:table-cell office:value-type="float" office:value="0.01825117226121" calcext:value-type="float">
            <text:p>0.01825117226121</text:p>
          </table:table-cell>
          <table:table-cell office:value-type="float" office:value="3.00770042764582" calcext:value-type="float">
            <text:p>3.00770042764582</text:p>
          </table:table-cell>
          <table:table-cell office:value-type="float" office:value="-0.98746972230975" calcext:value-type="float">
            <text:p>-0.98746972230975</text:p>
          </table:table-cell>
          <table:table-cell office:value-type="float" office:value="1.2292954015941" calcext:value-type="float">
            <text:p>1.2292954015941</text:p>
          </table:table-cell>
          <table:table-cell office:value-type="float" office:value="-1.22523423023181" calcext:value-type="float">
            <text:p>-1.22523423023181</text:p>
          </table:table-cell>
          <table:table-cell office:value-type="float" office:value="-1.09561356054412" calcext:value-type="float">
            <text:p>-1.09561356054412</text:p>
          </table:table-cell>
          <table:table-cell office:value-type="float" office:value="-1.31146626042611" calcext:value-type="float">
            <text:p>-1.31146626042611</text:p>
          </table:table-cell>
          <table:table-cell office:value-type="float" office:value="-0.00504951081280902" calcext:value-type="float">
            <text:p>-0.005049510812809</text:p>
          </table:table-cell>
          <table:table-cell office:value-type="float" office:value="0.00199333667312418" calcext:value-type="float">
            <text:p>0.001993336673124</text:p>
          </table:table-cell>
          <table:table-cell office:value-type="float" office:value="-0.0511871842671172" calcext:value-type="float">
            <text:p>-0.051187184267117</text:p>
          </table:table-cell>
          <table:table-cell office:value-type="float" office:value="-2.25239431040024" calcext:value-type="float">
            <text:p>-2.25239431040024</text:p>
          </table:table-cell>
          <table:table-cell office:value-type="float" office:value="-1.08525179652796" calcext:value-type="float">
            <text:p>-1.08525179652796</text:p>
          </table:table-cell>
          <table:table-cell office:value-type="float" office:value="-2.81855731128637" calcext:value-type="float">
            <text:p>-2.81855731128637</text:p>
          </table:table-cell>
        </table:table-row>
        <table:table-row table:style-name="ro1">
          <table:table-cell table:formula="of:=SQRT([.B154]^2+[.C154]^2+[.D154]^2)" office:value-type="float" office:value="3.08548106488389" calcext:value-type="float">
            <text:p>3.08548106488389</text:p>
          </table:table-cell>
          <table:table-cell office:value-type="float" office:value="2.48555435890239" calcext:value-type="float">
            <text:p>2.48555435890239</text:p>
          </table:table-cell>
          <table:table-cell office:value-type="float" office:value="1.54757232514019" calcext:value-type="float">
            <text:p>1.54757232514019</text:p>
          </table:table-cell>
          <table:table-cell office:value-type="float" office:value="0.973258870577856" calcext:value-type="float">
            <text:p>0.973258870577856</text:p>
          </table:table-cell>
          <table:table-cell office:value-type="float" office:value="-0.478051311966735" calcext:value-type="float">
            <text:p>-0.478051311966735</text:p>
          </table:table-cell>
          <table:table-cell office:value-type="float" office:value="0.551142724805596" calcext:value-type="float">
            <text:p>0.551142724805596</text:p>
          </table:table-cell>
          <table:table-cell office:value-type="float" office:value="0.0917473754660589" calcext:value-type="float">
            <text:p>0.091747375466059</text:p>
          </table:table-cell>
          <table:table-cell office:value-type="float" office:value="2.57027529849886" calcext:value-type="float">
            <text:p>2.57027529849886</text:p>
          </table:table-cell>
          <table:table-cell office:value-type="float" office:value="1.57687443347385" calcext:value-type="float">
            <text:p>1.57687443347385</text:p>
          </table:table-cell>
          <table:table-cell office:value-type="float" office:value="0.924645236223706" calcext:value-type="float">
            <text:p>0.924645236223706</text:p>
          </table:table-cell>
          <table:table-cell office:value-type="float" office:value="-0.588467233091849" calcext:value-type="float">
            <text:p>-0.588467233091849</text:p>
          </table:table-cell>
          <table:table-cell office:value-type="float" office:value="0.479671389984945" calcext:value-type="float">
            <text:p>0.479671389984945</text:p>
          </table:table-cell>
          <table:table-cell office:value-type="float" office:value="0.201442833699383" calcext:value-type="float">
            <text:p>0.201442833699383</text:p>
          </table:table-cell>
          <table:table-cell office:value-type="float" office:value="0.084720939596465" calcext:value-type="float">
            <text:p>0.084720939596465</text:p>
          </table:table-cell>
          <table:table-cell office:value-type="float" office:value="0.0293021083336524" calcext:value-type="float">
            <text:p>0.029302108333653</text:p>
          </table:table-cell>
          <table:table-cell office:value-type="float" office:value="-0.0486136343541505" calcext:value-type="float">
            <text:p>-0.048613634354151</text:p>
          </table:table-cell>
          <table:table-cell office:value-type="float" office:value="-0.103998674277897" calcext:value-type="float">
            <text:p>-0.103998674277897</text:p>
          </table:table-cell>
          <table:table-cell office:value-type="float" office:value="-0.0593716059803531" calcext:value-type="float">
            <text:p>-0.059371605980353</text:p>
          </table:table-cell>
          <table:table-cell office:value-type="float" office:value="0.0521050125751903" calcext:value-type="float">
            <text:p>0.05210501257519</text:p>
          </table:table-cell>
        </table:table-row>
        <table:table-row table:style-name="ro1">
          <table:table-cell table:formula="of:=SQRT([.B155]^2+[.C155]^2+[.D155]^2)" office:value-type="float" office:value="6.27469725475355" calcext:value-type="float">
            <text:p>6.27469725475355</text:p>
          </table:table-cell>
          <table:table-cell office:value-type="float" office:value="5.74929859568128" calcext:value-type="float">
            <text:p>5.74929859568128</text:p>
          </table:table-cell>
          <table:table-cell office:value-type="float" office:value="-0.148759447593871" calcext:value-type="float">
            <text:p>-0.148759447593871</text:p>
          </table:table-cell>
          <table:table-cell office:value-type="float" office:value="2.50903605459559" calcext:value-type="float">
            <text:p>2.50903605459559</text:p>
          </table:table-cell>
          <table:table-cell office:value-type="float" office:value="0.0529935148889589" calcext:value-type="float">
            <text:p>0.052993514888959</text:p>
          </table:table-cell>
          <table:table-cell office:value-type="float" office:value="0.379610974797929" calcext:value-type="float">
            <text:p>0.379610974797929</text:p>
          </table:table-cell>
          <table:table-cell office:value-type="float" office:value="1.6728011949691" calcext:value-type="float">
            <text:p>1.6728011949691</text:p>
          </table:table-cell>
          <table:table-cell office:value-type="float" office:value="5.91315125808551" calcext:value-type="float">
            <text:p>5.91315125808551</text:p>
          </table:table-cell>
          <table:table-cell office:value-type="float" office:value="-0.182684831401726" calcext:value-type="float">
            <text:p>-0.182684831401726</text:p>
          </table:table-cell>
          <table:table-cell office:value-type="float" office:value="2.54044984787075" calcext:value-type="float">
            <text:p>2.54044984787075</text:p>
          </table:table-cell>
          <table:table-cell office:value-type="float" office:value="0.1524685783523" calcext:value-type="float">
            <text:p>0.1524685783523</text:p>
          </table:table-cell>
          <table:table-cell office:value-type="float" office:value="0.349982816935647" calcext:value-type="float">
            <text:p>0.349982816935647</text:p>
          </table:table-cell>
          <table:table-cell office:value-type="float" office:value="1.64234628744112" calcext:value-type="float">
            <text:p>1.64234628744112</text:p>
          </table:table-cell>
          <table:table-cell office:value-type="float" office:value="0.163852662404235" calcext:value-type="float">
            <text:p>0.163852662404235</text:p>
          </table:table-cell>
          <table:table-cell office:value-type="float" office:value="-0.0339253838078557" calcext:value-type="float">
            <text:p>-0.033925383807856</text:p>
          </table:table-cell>
          <table:table-cell office:value-type="float" office:value="0.0314137932751528" calcext:value-type="float">
            <text:p>0.031413793275153</text:p>
          </table:table-cell>
          <table:table-cell office:value-type="float" office:value="-0.037417990996008" calcext:value-type="float">
            <text:p>-0.037417990996008</text:p>
          </table:table-cell>
          <table:table-cell office:value-type="float" office:value="-0.090086280877467" calcext:value-type="float">
            <text:p>-0.090086280877467</text:p>
          </table:table-cell>
          <table:table-cell office:value-type="float" office:value="0.00337646808851133" calcext:value-type="float">
            <text:p>0.003376468088511</text:p>
          </table:table-cell>
        </table:table-row>
        <table:table-row table:style-name="ro1">
          <table:table-cell table:formula="of:=SQRT([.B156]^2+[.C156]^2+[.D156]^2)" office:value-type="float" office:value="6.96054138659285" calcext:value-type="float">
            <text:p>6.96054138659285</text:p>
          </table:table-cell>
          <table:table-cell office:value-type="float" office:value="4.84833406452073" calcext:value-type="float">
            <text:p>4.84833406452073</text:p>
          </table:table-cell>
          <table:table-cell office:value-type="float" office:value="4.38995272507576" calcext:value-type="float">
            <text:p>4.38995272507576</text:p>
          </table:table-cell>
          <table:table-cell office:value-type="float" office:value="2.38140888233829" calcext:value-type="float">
            <text:p>2.38140888233829</text:p>
          </table:table-cell>
          <table:table-cell office:value-type="float" office:value="-0.595956165500263" calcext:value-type="float">
            <text:p>-0.595956165500263</text:p>
          </table:table-cell>
          <table:table-cell office:value-type="float" office:value="-0.869346641861267" calcext:value-type="float">
            <text:p>-0.869346641861267</text:p>
          </table:table-cell>
          <table:table-cell office:value-type="float" office:value="-1.74093667240621" calcext:value-type="float">
            <text:p>-1.74093667240621</text:p>
          </table:table-cell>
          <table:table-cell office:value-type="float" office:value="4.91958716939187" calcext:value-type="float">
            <text:p>4.91958716939187</text:p>
          </table:table-cell>
          <table:table-cell office:value-type="float" office:value="4.40437805745325" calcext:value-type="float">
            <text:p>4.40437805745325</text:p>
          </table:table-cell>
          <table:table-cell office:value-type="float" office:value="2.22075984982878" calcext:value-type="float">
            <text:p>2.22075984982878</text:p>
          </table:table-cell>
          <table:table-cell office:value-type="float" office:value="-0.68305818029526" calcext:value-type="float">
            <text:p>-0.68305818029526</text:p>
          </table:table-cell>
          <table:table-cell office:value-type="float" office:value="-0.684405126106205" calcext:value-type="float">
            <text:p>-0.684405126106205</text:p>
          </table:table-cell>
          <table:table-cell office:value-type="float" office:value="-1.70086290654513" calcext:value-type="float">
            <text:p>-1.70086290654513</text:p>
          </table:table-cell>
          <table:table-cell office:value-type="float" office:value="0.0712531048711353" calcext:value-type="float">
            <text:p>0.071253104871135</text:p>
          </table:table-cell>
          <table:table-cell office:value-type="float" office:value="0.0144253323774919" calcext:value-type="float">
            <text:p>0.014425332377492</text:p>
          </table:table-cell>
          <table:table-cell office:value-type="float" office:value="-0.160649032509509" calcext:value-type="float">
            <text:p>-0.160649032509509</text:p>
          </table:table-cell>
          <table:table-cell office:value-type="float" office:value="-0.16921366259437" calcext:value-type="float">
            <text:p>-0.16921366259437</text:p>
          </table:table-cell>
          <table:table-cell office:value-type="float" office:value="-0.0973376590882014" calcext:value-type="float">
            <text:p>-0.097337659088201</text:p>
          </table:table-cell>
          <table:table-cell office:value-type="float" office:value="0.0931570160115056" calcext:value-type="float">
            <text:p>0.093157016011506</text:p>
          </table:table-cell>
        </table:table-row>
        <table:table-row table:style-name="ro1">
          <table:table-cell table:formula="of:=SQRT([.B157]^2+[.C157]^2+[.D157]^2)" office:value-type="float" office:value="5.89456803724622" calcext:value-type="float">
            <text:p>5.89456803724622</text:p>
          </table:table-cell>
          <table:table-cell office:value-type="float" office:value="5.76646009256614" calcext:value-type="float">
            <text:p>5.76646009256614</text:p>
          </table:table-cell>
          <table:table-cell office:value-type="float" office:value="-1.01763687062501" calcext:value-type="float">
            <text:p>-1.01763687062501</text:p>
          </table:table-cell>
          <table:table-cell office:value-type="float" office:value="0.676967906263941" calcext:value-type="float">
            <text:p>0.676967906263941</text:p>
          </table:table-cell>
          <table:table-cell office:value-type="float" office:value="-0.536176458702839" calcext:value-type="float">
            <text:p>-0.536176458702839</text:p>
          </table:table-cell>
          <table:table-cell office:value-type="float" office:value="-0.110530586970337" calcext:value-type="float">
            <text:p>-0.110530586970337</text:p>
          </table:table-cell>
          <table:table-cell office:value-type="float" office:value="-1.5864870950511" calcext:value-type="float">
            <text:p>-1.5864870950511</text:p>
          </table:table-cell>
          <table:table-cell office:value-type="float" office:value="5.69450445202097" calcext:value-type="float">
            <text:p>5.69450445202097</text:p>
          </table:table-cell>
          <table:table-cell office:value-type="float" office:value="-1.05067002520757" calcext:value-type="float">
            <text:p>-1.05067002520757</text:p>
          </table:table-cell>
          <table:table-cell office:value-type="float" office:value="0.785688511500295" calcext:value-type="float">
            <text:p>0.785688511500295</text:p>
          </table:table-cell>
          <table:table-cell office:value-type="float" office:value="0.197503902234267" calcext:value-type="float">
            <text:p>0.197503902234267</text:p>
          </table:table-cell>
          <table:table-cell office:value-type="float" office:value="0.444002893423039" calcext:value-type="float">
            <text:p>0.444002893423039</text:p>
          </table:table-cell>
          <table:table-cell office:value-type="float" office:value="-1.48779397320266" calcext:value-type="float">
            <text:p>-1.48779397320266</text:p>
          </table:table-cell>
          <table:table-cell office:value-type="float" office:value="-0.0719556405451671" calcext:value-type="float">
            <text:p>-0.071955640545167</text:p>
          </table:table-cell>
          <table:table-cell office:value-type="float" office:value="-0.0330331545825555" calcext:value-type="float">
            <text:p>-0.033033154582556</text:p>
          </table:table-cell>
          <table:table-cell office:value-type="float" office:value="0.108720605236354" calcext:value-type="float">
            <text:p>0.108720605236354</text:p>
          </table:table-cell>
          <table:table-cell office:value-type="float" office:value="-0.689303368829835" calcext:value-type="float">
            <text:p>-0.689303368829835</text:p>
          </table:table-cell>
          <table:table-cell office:value-type="float" office:value="0.639442496307833" calcext:value-type="float">
            <text:p>0.639442496307833</text:p>
          </table:table-cell>
          <table:table-cell office:value-type="float" office:value="0.467693742605936" calcext:value-type="float">
            <text:p>0.467693742605936</text:p>
          </table:table-cell>
        </table:table-row>
        <table:table-row table:style-name="ro1">
          <table:table-cell table:formula="of:=SQRT([.B158]^2+[.C158]^2+[.D158]^2)" office:value-type="float" office:value="5.60201135041877" calcext:value-type="float">
            <text:p>5.60201135041877</text:p>
          </table:table-cell>
          <table:table-cell office:value-type="float" office:value="4.96951294188451" calcext:value-type="float">
            <text:p>4.96951294188451</text:p>
          </table:table-cell>
          <table:table-cell office:value-type="float" office:value="1.63050867400474" calcext:value-type="float">
            <text:p>1.63050867400474</text:p>
          </table:table-cell>
          <table:table-cell office:value-type="float" office:value="2.00696630630871" calcext:value-type="float">
            <text:p>2.00696630630871</text:p>
          </table:table-cell>
          <table:table-cell office:value-type="float" office:value="-0.084634364066913" calcext:value-type="float">
            <text:p>-0.084634364066913</text:p>
          </table:table-cell>
          <table:table-cell office:value-type="float" office:value="0.262796091290839" calcext:value-type="float">
            <text:p>0.262796091290839</text:p>
          </table:table-cell>
          <table:table-cell office:value-type="float" office:value="0.565466782117564" calcext:value-type="float">
            <text:p>0.565466782117564</text:p>
          </table:table-cell>
          <table:table-cell office:value-type="float" office:value="5.01936668874081" calcext:value-type="float">
            <text:p>5.01936668874081</text:p>
          </table:table-cell>
          <table:table-cell office:value-type="float" office:value="1.65871269565803" calcext:value-type="float">
            <text:p>1.65871269565803</text:p>
          </table:table-cell>
          <table:table-cell office:value-type="float" office:value="1.97024496443661" calcext:value-type="float">
            <text:p>1.97024496443661</text:p>
          </table:table-cell>
          <table:table-cell office:value-type="float" office:value="-0.080893314839325" calcext:value-type="float">
            <text:p>-0.080893314839325</text:p>
          </table:table-cell>
          <table:table-cell office:value-type="float" office:value="0.233608059788464" calcext:value-type="float">
            <text:p>0.233608059788464</text:p>
          </table:table-cell>
          <table:table-cell office:value-type="float" office:value="0.538772621254049" calcext:value-type="float">
            <text:p>0.538772621254049</text:p>
          </table:table-cell>
          <table:table-cell office:value-type="float" office:value="0.0498537468562956" calcext:value-type="float">
            <text:p>0.049853746856296</text:p>
          </table:table-cell>
          <table:table-cell office:value-type="float" office:value="0.0282040216532911" calcext:value-type="float">
            <text:p>0.028204021653291</text:p>
          </table:table-cell>
          <table:table-cell office:value-type="float" office:value="-0.0367213418721022" calcext:value-type="float">
            <text:p>-0.036721341872102</text:p>
          </table:table-cell>
          <table:table-cell office:value-type="float" office:value="-0.0125679387614213" calcext:value-type="float">
            <text:p>-0.012567938761421</text:p>
          </table:table-cell>
          <table:table-cell office:value-type="float" office:value="-0.0265927630975993" calcext:value-type="float">
            <text:p>-0.026592763097599</text:p>
          </table:table-cell>
          <table:table-cell office:value-type="float" office:value="-0.0259421502612094" calcext:value-type="float">
            <text:p>-0.025942150261209</text:p>
          </table:table-cell>
        </table:table-row>
        <table:table-row table:style-name="ro1">
          <table:table-cell table:formula="of:=SQRT([.B159]^2+[.C159]^2+[.D159]^2)" office:value-type="float" office:value="6.50058602474148" calcext:value-type="float">
            <text:p>6.50058602474148</text:p>
          </table:table-cell>
          <table:table-cell office:value-type="float" office:value="5.70206257564907" calcext:value-type="float">
            <text:p>5.70206257564907</text:p>
          </table:table-cell>
          <table:table-cell office:value-type="float" office:value="-1.74953782424474" calcext:value-type="float">
            <text:p>-1.74953782424474</text:p>
          </table:table-cell>
          <table:table-cell office:value-type="float" office:value="2.58519214952844" calcext:value-type="float">
            <text:p>2.58519214952844</text:p>
          </table:table-cell>
          <table:table-cell office:value-type="float" office:value="0.561412927791665" calcext:value-type="float">
            <text:p>0.561412927791665</text:p>
          </table:table-cell>
          <table:table-cell office:value-type="float" office:value="-0.243542798844021" calcext:value-type="float">
            <text:p>-0.243542798844021</text:p>
          </table:table-cell>
          <table:table-cell office:value-type="float" office:value="3.09245638457517" calcext:value-type="float">
            <text:p>3.09245638457517</text:p>
          </table:table-cell>
          <table:table-cell office:value-type="float" office:value="5.51163516319825" calcext:value-type="float">
            <text:p>5.51163516319825</text:p>
          </table:table-cell>
          <table:table-cell office:value-type="float" office:value="-1.7432001395503" calcext:value-type="float">
            <text:p>-1.7432001395503</text:p>
          </table:table-cell>
          <table:table-cell office:value-type="float" office:value="2.45205635017195" calcext:value-type="float">
            <text:p>2.45205635017195</text:p>
          </table:table-cell>
          <table:table-cell office:value-type="float" office:value="0.421785577443938" calcext:value-type="float">
            <text:p>0.421785577443938</text:p>
          </table:table-cell>
          <table:table-cell office:value-type="float" office:value="0.892605193019935" calcext:value-type="float">
            <text:p>0.892605193019935</text:p>
          </table:table-cell>
          <table:table-cell office:value-type="float" office:value="2.472831085903" calcext:value-type="float">
            <text:p>2.472831085903</text:p>
          </table:table-cell>
          <table:table-cell office:value-type="float" office:value="-0.190427412450823" calcext:value-type="float">
            <text:p>-0.190427412450823</text:p>
          </table:table-cell>
          <table:table-cell office:value-type="float" office:value="0.00633768469444895" calcext:value-type="float">
            <text:p>0.006337684694449</text:p>
          </table:table-cell>
          <table:table-cell office:value-type="float" office:value="-0.13313579935649" calcext:value-type="float">
            <text:p>-0.13313579935649</text:p>
          </table:table-cell>
          <table:table-cell office:value-type="float" office:value="0.307154507453475" calcext:value-type="float">
            <text:p>0.307154507453475</text:p>
          </table:table-cell>
          <table:table-cell office:value-type="float" office:value="-1.12014644100972" calcext:value-type="float">
            <text:p>-1.12014644100972</text:p>
          </table:table-cell>
          <table:table-cell office:value-type="float" office:value="-0.478992671921274" calcext:value-type="float">
            <text:p>-0.478992671921274</text:p>
          </table:table-cell>
        </table:table-row>
        <table:table-row table:style-name="ro1">
          <table:table-cell table:formula="of:=SQRT([.B160]^2+[.C160]^2+[.D160]^2)" office:value-type="float" office:value="3.17178138045307" calcext:value-type="float">
            <text:p>3.17178138045307</text:p>
          </table:table-cell>
          <table:table-cell office:value-type="float" office:value="2.7841964145737" calcext:value-type="float">
            <text:p>2.7841964145737</text:p>
          </table:table-cell>
          <table:table-cell office:value-type="float" office:value="-1.09094057368371" calcext:value-type="float">
            <text:p>-1.09094057368371</text:p>
          </table:table-cell>
          <table:table-cell office:value-type="float" office:value="1.05749520809997" calcext:value-type="float">
            <text:p>1.05749520809997</text:p>
          </table:table-cell>
          <table:table-cell office:value-type="float" office:value="0.151353049969668" calcext:value-type="float">
            <text:p>0.151353049969668</text:p>
          </table:table-cell>
          <table:table-cell office:value-type="float" office:value="-0.112059367211401" calcext:value-type="float">
            <text:p>-0.112059367211401</text:p>
          </table:table-cell>
          <table:table-cell office:value-type="float" office:value="-0.482814405427169" calcext:value-type="float">
            <text:p>-0.482814405427169</text:p>
          </table:table-cell>
          <table:table-cell office:value-type="float" office:value="2.81356235569646" calcext:value-type="float">
            <text:p>2.81356235569646</text:p>
          </table:table-cell>
          <table:table-cell office:value-type="float" office:value="-1.09896030964705" calcext:value-type="float">
            <text:p>-1.09896030964705</text:p>
          </table:table-cell>
          <table:table-cell office:value-type="float" office:value="1.03012800437804" calcext:value-type="float">
            <text:p>1.03012800437804</text:p>
          </table:table-cell>
          <table:table-cell office:value-type="float" office:value="0.0692549695090872" calcext:value-type="float">
            <text:p>0.069254969509087</text:p>
          </table:table-cell>
          <table:table-cell office:value-type="float" office:value="-0.135686594882184" calcext:value-type="float">
            <text:p>-0.135686594882184</text:p>
          </table:table-cell>
          <table:table-cell office:value-type="float" office:value="-0.485229901648309" calcext:value-type="float">
            <text:p>-0.485229901648309</text:p>
          </table:table-cell>
          <table:table-cell office:value-type="float" office:value="0.0293659411227605" calcext:value-type="float">
            <text:p>0.029365941122761</text:p>
          </table:table-cell>
          <table:table-cell office:value-type="float" office:value="-0.0080197359633396" calcext:value-type="float">
            <text:p>-0.00801973596334</text:p>
          </table:table-cell>
          <table:table-cell office:value-type="float" office:value="-0.0273672037219312" calcext:value-type="float">
            <text:p>-0.027367203721931</text:p>
          </table:table-cell>
          <table:table-cell office:value-type="float" office:value="-0.0609664395003637" calcext:value-type="float">
            <text:p>-0.060966439500364</text:p>
          </table:table-cell>
          <table:table-cell office:value-type="float" office:value="-0.0590124987854885" calcext:value-type="float">
            <text:p>-0.059012498785489</text:p>
          </table:table-cell>
          <table:table-cell office:value-type="float" office:value="0.0059346016033639" calcext:value-type="float">
            <text:p>0.005934601603364</text:p>
          </table:table-cell>
        </table:table-row>
        <table:table-row table:style-name="ro1">
          <table:table-cell table:formula="of:=SQRT([.B161]^2+[.C161]^2+[.D161]^2)" office:value-type="float" office:value="3.29021585872476" calcext:value-type="float">
            <text:p>3.29021585872476</text:p>
          </table:table-cell>
          <table:table-cell office:value-type="float" office:value="2.42084597625605" calcext:value-type="float">
            <text:p>2.42084597625605</text:p>
          </table:table-cell>
          <table:table-cell office:value-type="float" office:value="2.04455738564933" calcext:value-type="float">
            <text:p>2.04455738564933</text:p>
          </table:table-cell>
          <table:table-cell office:value-type="float" office:value="0.88589517045506" calcext:value-type="float">
            <text:p>0.88589517045506</text:p>
          </table:table-cell>
          <table:table-cell office:value-type="float" office:value="-0.48800362839538" calcext:value-type="float">
            <text:p>-0.48800362839538</text:p>
          </table:table-cell>
          <table:table-cell office:value-type="float" office:value="-0.384607322604204" calcext:value-type="float">
            <text:p>-0.384607322604204</text:p>
          </table:table-cell>
          <table:table-cell office:value-type="float" office:value="1.56849499150235" calcext:value-type="float">
            <text:p>1.56849499150235</text:p>
          </table:table-cell>
          <table:table-cell office:value-type="float" office:value="2.51474101633942" calcext:value-type="float">
            <text:p>2.51474101633942</text:p>
          </table:table-cell>
          <table:table-cell office:value-type="float" office:value="2.06490603520373" calcext:value-type="float">
            <text:p>2.06490603520373</text:p>
          </table:table-cell>
          <table:table-cell office:value-type="float" office:value="0.830656356872276" calcext:value-type="float">
            <text:p>0.830656356872276</text:p>
          </table:table-cell>
          <table:table-cell office:value-type="float" office:value="-0.414142941307714" calcext:value-type="float">
            <text:p>-0.414142941307714</text:p>
          </table:table-cell>
          <table:table-cell office:value-type="float" office:value="-0.508327986819711" calcext:value-type="float">
            <text:p>-0.508327986819711</text:p>
          </table:table-cell>
          <table:table-cell office:value-type="float" office:value="1.6572312896665" calcext:value-type="float">
            <text:p>1.6572312896665</text:p>
          </table:table-cell>
          <table:table-cell office:value-type="float" office:value="0.0938950400833658" calcext:value-type="float">
            <text:p>0.093895040083366</text:p>
          </table:table-cell>
          <table:table-cell office:value-type="float" office:value="0.0203486495543976" calcext:value-type="float">
            <text:p>0.020348649554398</text:p>
          </table:table-cell>
          <table:table-cell office:value-type="float" office:value="-0.055238813582784" calcext:value-type="float">
            <text:p>-0.055238813582784</text:p>
          </table:table-cell>
          <table:table-cell office:value-type="float" office:value="-0.124734475288002" calcext:value-type="float">
            <text:p>-0.124734475288002</text:p>
          </table:table-cell>
          <table:table-cell office:value-type="float" office:value="-0.0647942680622426" calcext:value-type="float">
            <text:p>-0.064794268062243</text:p>
          </table:table-cell>
          <table:table-cell office:value-type="float" office:value="0.0527239452291122" calcext:value-type="float">
            <text:p>0.052723945229112</text:p>
          </table:table-cell>
        </table:table-row>
        <table:table-row table:style-name="ro1">
          <table:table-cell table:formula="of:=SQRT([.B162]^2+[.C162]^2+[.D162]^2)" office:value-type="float" office:value="3.88981252556499" calcext:value-type="float">
            <text:p>3.88981252556499</text:p>
          </table:table-cell>
          <table:table-cell office:value-type="float" office:value="3.69677713144953" calcext:value-type="float">
            <text:p>3.69677713144953</text:p>
          </table:table-cell>
          <table:table-cell office:value-type="float" office:value="-1.05188859562492" calcext:value-type="float">
            <text:p>-1.05188859562492</text:p>
          </table:table-cell>
          <table:table-cell office:value-type="float" office:value="0.598339959244132" calcext:value-type="float">
            <text:p>0.598339959244132</text:p>
          </table:table-cell>
          <table:table-cell office:value-type="float" office:value="0.0436965768789506" calcext:value-type="float">
            <text:p>0.043696576878951</text:p>
          </table:table-cell>
          <table:table-cell office:value-type="float" office:value="-0.848023319417921" calcext:value-type="float">
            <text:p>-0.848023319417921</text:p>
          </table:table-cell>
          <table:table-cell office:value-type="float" office:value="2.06278924008451" calcext:value-type="float">
            <text:p>2.06278924008451</text:p>
          </table:table-cell>
          <table:table-cell office:value-type="float" office:value="3.62864471556839" calcext:value-type="float">
            <text:p>3.62864471556839</text:p>
          </table:table-cell>
          <table:table-cell office:value-type="float" office:value="-1.04102925641307" calcext:value-type="float">
            <text:p>-1.04102925641307</text:p>
          </table:table-cell>
          <table:table-cell office:value-type="float" office:value="0.634954165521393" calcext:value-type="float">
            <text:p>0.634954165521393</text:p>
          </table:table-cell>
          <table:table-cell office:value-type="float" office:value="0.61485274928592" calcext:value-type="float">
            <text:p>0.61485274928592</text:p>
          </table:table-cell>
          <table:table-cell office:value-type="float" office:value="0.392542892829722" calcext:value-type="float">
            <text:p>0.392542892829722</text:p>
          </table:table-cell>
          <table:table-cell office:value-type="float" office:value="1.65472872807195" calcext:value-type="float">
            <text:p>1.65472872807195</text:p>
          </table:table-cell>
          <table:table-cell office:value-type="float" office:value="-0.0681324158811436" calcext:value-type="float">
            <text:p>-0.068132415881144</text:p>
          </table:table-cell>
          <table:table-cell office:value-type="float" office:value="0.0108593392118508" calcext:value-type="float">
            <text:p>0.010859339211851</text:p>
          </table:table-cell>
          <table:table-cell office:value-type="float" office:value="0.0366142062772609" calcext:value-type="float">
            <text:p>0.036614206277261</text:p>
          </table:table-cell>
          <table:table-cell office:value-type="float" office:value="1.14485932020963" calcext:value-type="float">
            <text:p>1.14485932020963</text:p>
          </table:table-cell>
          <table:table-cell office:value-type="float" office:value="-0.988402581120222" calcext:value-type="float">
            <text:p>-0.988402581120222</text:p>
          </table:table-cell>
          <table:table-cell office:value-type="float" office:value="0.0977288599377672" calcext:value-type="float">
            <text:p>0.097728859937767</text:p>
          </table:table-cell>
        </table:table-row>
        <table:table-row table:style-name="ro1">
          <table:table-cell table:formula="of:=SQRT([.B163]^2+[.C163]^2+[.D163]^2)" office:value-type="float" office:value="7.75884060393304" calcext:value-type="float">
            <text:p>7.75884060393304</text:p>
          </table:table-cell>
          <table:table-cell office:value-type="float" office:value="6.15595542055206" calcext:value-type="float">
            <text:p>6.15595542055206</text:p>
          </table:table-cell>
          <table:table-cell office:value-type="float" office:value="-4.53977803705852" calcext:value-type="float">
            <text:p>-4.53977803705852</text:p>
          </table:table-cell>
          <table:table-cell office:value-type="float" office:value="1.30162811572926" calcext:value-type="float">
            <text:p>1.30162811572926</text:p>
          </table:table-cell>
          <table:table-cell office:value-type="float" office:value="0.00429046220455298" calcext:value-type="float">
            <text:p>0.004290462204553</text:p>
          </table:table-cell>
          <table:table-cell office:value-type="float" office:value="0.614347775704596" calcext:value-type="float">
            <text:p>0.614347775704596</text:p>
          </table:table-cell>
          <table:table-cell office:value-type="float" office:value="-0.960623261849529" calcext:value-type="float">
            <text:p>-0.960623261849529</text:p>
          </table:table-cell>
          <table:table-cell office:value-type="float" office:value="6.10323151798342" calcext:value-type="float">
            <text:p>6.10323151798342</text:p>
          </table:table-cell>
          <table:table-cell office:value-type="float" office:value="-4.54401613657242" calcext:value-type="float">
            <text:p>-4.54401613657242</text:p>
          </table:table-cell>
          <table:table-cell office:value-type="float" office:value="1.35076619376068" calcext:value-type="float">
            <text:p>1.35076619376068</text:p>
          </table:table-cell>
          <table:table-cell office:value-type="float" office:value="-0.0147089806034657" calcext:value-type="float">
            <text:p>-0.014708980603466</text:p>
          </table:table-cell>
          <table:table-cell office:value-type="float" office:value="0.634220069399869" calcext:value-type="float">
            <text:p>0.634220069399869</text:p>
          </table:table-cell>
          <table:table-cell office:value-type="float" office:value="-0.965140191453295" calcext:value-type="float">
            <text:p>-0.965140191453295</text:p>
          </table:table-cell>
          <table:table-cell office:value-type="float" office:value="-0.0527239025686361" calcext:value-type="float">
            <text:p>-0.052723902568636</text:p>
          </table:table-cell>
          <table:table-cell office:value-type="float" office:value="-0.00423809951390908" calcext:value-type="float">
            <text:p>-0.004238099513909</text:p>
          </table:table-cell>
          <table:table-cell office:value-type="float" office:value="0.0491380780314163" calcext:value-type="float">
            <text:p>0.049138078031416</text:p>
          </table:table-cell>
          <table:table-cell office:value-type="float" office:value="-0.0251257916741805" calcext:value-type="float">
            <text:p>-0.025125791674181</text:p>
          </table:table-cell>
          <table:table-cell office:value-type="float" office:value="-0.00110791382690456" calcext:value-type="float">
            <text:p>-0.001107913826905</text:p>
          </table:table-cell>
          <table:table-cell office:value-type="float" office:value="-0.0156371032205218" calcext:value-type="float">
            <text:p>-0.015637103220522</text:p>
          </table:table-cell>
        </table:table-row>
        <table:table-row table:style-name="ro1">
          <table:table-cell table:formula="of:=SQRT([.B164]^2+[.C164]^2+[.D164]^2)" office:value-type="float" office:value="3.54381860648756" calcext:value-type="float">
            <text:p>3.54381860648756</text:p>
          </table:table-cell>
          <table:table-cell office:value-type="float" office:value="2.96888074464437" calcext:value-type="float">
            <text:p>2.96888074464437</text:p>
          </table:table-cell>
          <table:table-cell office:value-type="float" office:value="1.93011076557367" calcext:value-type="float">
            <text:p>1.93011076557367</text:p>
          </table:table-cell>
          <table:table-cell office:value-type="float" office:value="0.138093708704976" calcext:value-type="float">
            <text:p>0.138093708704976</text:p>
          </table:table-cell>
          <table:table-cell office:value-type="float" office:value="-0.63040288265237" calcext:value-type="float">
            <text:p>-0.63040288265237</text:p>
          </table:table-cell>
          <table:table-cell office:value-type="float" office:value="-0.60859945010683" calcext:value-type="float">
            <text:p>-0.60859945010683</text:p>
          </table:table-cell>
          <table:table-cell office:value-type="float" office:value="-3.09378972901985" calcext:value-type="float">
            <text:p>-3.09378972901985</text:p>
          </table:table-cell>
          <table:table-cell office:value-type="float" office:value="3.02575327699439" calcext:value-type="float">
            <text:p>3.02575327699439</text:p>
          </table:table-cell>
          <table:table-cell office:value-type="float" office:value="1.92229509452637" calcext:value-type="float">
            <text:p>1.92229509452637</text:p>
          </table:table-cell>
          <table:table-cell office:value-type="float" office:value="0.187331502862199" calcext:value-type="float">
            <text:p>0.187331502862199</text:p>
          </table:table-cell>
          <table:table-cell office:value-type="float" office:value="-0.497025209585747" calcext:value-type="float">
            <text:p>-0.497025209585747</text:p>
          </table:table-cell>
          <table:table-cell office:value-type="float" office:value="-0.5803796556865" calcext:value-type="float">
            <text:p>-0.5803796556865</text:p>
          </table:table-cell>
          <table:table-cell office:value-type="float" office:value="-3.0453115495383" calcext:value-type="float">
            <text:p>-3.0453115495383</text:p>
          </table:table-cell>
          <table:table-cell office:value-type="float" office:value="0.0568725323500128" calcext:value-type="float">
            <text:p>0.056872532350013</text:p>
          </table:table-cell>
          <table:table-cell office:value-type="float" office:value="-0.00781567104730274" calcext:value-type="float">
            <text:p>-0.007815671047303</text:p>
          </table:table-cell>
          <table:table-cell office:value-type="float" office:value="0.0492377941572225" calcext:value-type="float">
            <text:p>0.049237794157223</text:p>
          </table:table-cell>
          <table:table-cell office:value-type="float" office:value="-0.112482143828285" calcext:value-type="float">
            <text:p>-0.112482143828285</text:p>
          </table:table-cell>
          <table:table-cell office:value-type="float" office:value="-0.0186294095638511" calcext:value-type="float">
            <text:p>-0.018629409563851</text:p>
          </table:table-cell>
          <table:table-cell office:value-type="float" office:value="-0.027357169901495" calcext:value-type="float">
            <text:p>-0.027357169901495</text:p>
          </table:table-cell>
        </table:table-row>
        <table:table-row table:style-name="ro1">
          <table:table-cell table:formula="of:=SQRT([.B165]^2+[.C165]^2+[.D165]^2)" office:value-type="float" office:value="7.03377063501324" calcext:value-type="float">
            <text:p>7.03377063501324</text:p>
          </table:table-cell>
          <table:table-cell office:value-type="float" office:value="5.75434551747293" calcext:value-type="float">
            <text:p>5.75434551747293</text:p>
          </table:table-cell>
          <table:table-cell office:value-type="float" office:value="2.92382904685972" calcext:value-type="float">
            <text:p>2.92382904685972</text:p>
          </table:table-cell>
          <table:table-cell office:value-type="float" office:value="2.79511372152424" calcext:value-type="float">
            <text:p>2.79511372152424</text:p>
          </table:table-cell>
          <table:table-cell office:value-type="float" office:value="0.240291785152273" calcext:value-type="float">
            <text:p>0.240291785152273</text:p>
          </table:table-cell>
          <table:table-cell office:value-type="float" office:value="0.400509785099517" calcext:value-type="float">
            <text:p>0.400509785099517</text:p>
          </table:table-cell>
          <table:table-cell office:value-type="float" office:value="1.59928076519324" calcext:value-type="float">
            <text:p>1.59928076519324</text:p>
          </table:table-cell>
          <table:table-cell office:value-type="float" office:value="5.65191324827262" calcext:value-type="float">
            <text:p>5.65191324827262</text:p>
          </table:table-cell>
          <table:table-cell office:value-type="float" office:value="2.89584232915905" calcext:value-type="float">
            <text:p>2.89584232915905</text:p>
          </table:table-cell>
          <table:table-cell office:value-type="float" office:value="2.61434075355802" calcext:value-type="float">
            <text:p>2.61434075355802</text:p>
          </table:table-cell>
          <table:table-cell office:value-type="float" office:value="0.793472241750068" calcext:value-type="float">
            <text:p>0.793472241750068</text:p>
          </table:table-cell>
          <table:table-cell office:value-type="float" office:value="0.41933771520122" calcext:value-type="float">
            <text:p>0.41933771520122</text:p>
          </table:table-cell>
          <table:table-cell office:value-type="float" office:value="1.57711308344839" calcext:value-type="float">
            <text:p>1.57711308344839</text:p>
          </table:table-cell>
          <table:table-cell office:value-type="float" office:value="-0.102432269200305" calcext:value-type="float">
            <text:p>-0.102432269200305</text:p>
          </table:table-cell>
          <table:table-cell office:value-type="float" office:value="-0.0279867177006738" calcext:value-type="float">
            <text:p>-0.027986717700674</text:p>
          </table:table-cell>
          <table:table-cell office:value-type="float" office:value="-0.180772967966215" calcext:value-type="float">
            <text:p>-0.180772967966215</text:p>
          </table:table-cell>
          <table:table-cell office:value-type="float" office:value="0.0665100748547278" calcext:value-type="float">
            <text:p>0.066510074854728</text:p>
          </table:table-cell>
          <table:table-cell office:value-type="float" office:value="-0.502626910567264" calcext:value-type="float">
            <text:p>-0.502626910567264</text:p>
          </table:table-cell>
          <table:table-cell office:value-type="float" office:value="0.22022977462971" calcext:value-type="float">
            <text:p>0.22022977462971</text:p>
          </table:table-cell>
        </table:table-row>
        <table:table-row table:style-name="ro1">
          <table:table-cell table:formula="of:=SQRT([.B166]^2+[.C166]^2+[.D166]^2)" office:value-type="float" office:value="5.52777886725456" calcext:value-type="float">
            <text:p>5.52777886725456</text:p>
          </table:table-cell>
          <table:table-cell office:value-type="float" office:value="5.20624243247624" calcext:value-type="float">
            <text:p>5.20624243247624</text:p>
          </table:table-cell>
          <table:table-cell office:value-type="float" office:value="0.816329827850107" calcext:value-type="float">
            <text:p>0.816329827850107</text:p>
          </table:table-cell>
          <table:table-cell office:value-type="float" office:value="1.66882729834824" calcext:value-type="float">
            <text:p>1.66882729834824</text:p>
          </table:table-cell>
          <table:table-cell office:value-type="float" office:value="0.361467667663327" calcext:value-type="float">
            <text:p>0.361467667663327</text:p>
          </table:table-cell>
          <table:table-cell office:value-type="float" office:value="-0.795464364881519" calcext:value-type="float">
            <text:p>-0.795464364881519</text:p>
          </table:table-cell>
          <table:table-cell office:value-type="float" office:value="-1.21272030369606" calcext:value-type="float">
            <text:p>-1.21272030369606</text:p>
          </table:table-cell>
          <table:table-cell office:value-type="float" office:value="5.32750745488314" calcext:value-type="float">
            <text:p>5.32750745488314</text:p>
          </table:table-cell>
          <table:table-cell office:value-type="float" office:value="0.825110708767371" calcext:value-type="float">
            <text:p>0.825110708767371</text:p>
          </table:table-cell>
          <table:table-cell office:value-type="float" office:value="1.71014341695618" calcext:value-type="float">
            <text:p>1.71014341695618</text:p>
          </table:table-cell>
          <table:table-cell office:value-type="float" office:value="0.296046556705789" calcext:value-type="float">
            <text:p>0.296046556705789</text:p>
          </table:table-cell>
          <table:table-cell office:value-type="float" office:value="-0.705067093928936" calcext:value-type="float">
            <text:p>-0.705067093928936</text:p>
          </table:table-cell>
          <table:table-cell office:value-type="float" office:value="-1.25056710269812" calcext:value-type="float">
            <text:p>-1.25056710269812</text:p>
          </table:table-cell>
          <table:table-cell office:value-type="float" office:value="0.121265022406906" calcext:value-type="float">
            <text:p>0.121265022406906</text:p>
          </table:table-cell>
          <table:table-cell office:value-type="float" office:value="0.0087808809172637" calcext:value-type="float">
            <text:p>0.008780880917264</text:p>
          </table:table-cell>
          <table:table-cell office:value-type="float" office:value="0.0413161186079432" calcext:value-type="float">
            <text:p>0.041316118607943</text:p>
          </table:table-cell>
          <table:table-cell office:value-type="float" office:value="-0.101091744956173" calcext:value-type="float">
            <text:p>-0.101091744956173</text:p>
          </table:table-cell>
          <table:table-cell office:value-type="float" office:value="-0.015398967869686" calcext:value-type="float">
            <text:p>-0.015398967869686</text:p>
          </table:table-cell>
          <table:table-cell office:value-type="float" office:value="0.00603456115992618" calcext:value-type="float">
            <text:p>0.006034561159926</text:p>
          </table:table-cell>
        </table:table-row>
        <table:table-row table:style-name="ro1">
          <table:table-cell table:formula="of:=SQRT([.B167]^2+[.C167]^2+[.D167]^2)" office:value-type="float" office:value="4.88508414382171" calcext:value-type="float">
            <text:p>4.88508414382171</text:p>
          </table:table-cell>
          <table:table-cell office:value-type="float" office:value="4.80184394723345" calcext:value-type="float">
            <text:p>4.80184394723345</text:p>
          </table:table-cell>
          <table:table-cell office:value-type="float" office:value="0.307369466816272" calcext:value-type="float">
            <text:p>0.307369466816272</text:p>
          </table:table-cell>
          <table:table-cell office:value-type="float" office:value="0.843721405147966" calcext:value-type="float">
            <text:p>0.843721405147966</text:p>
          </table:table-cell>
          <table:table-cell office:value-type="float" office:value="-0.136769037617263" calcext:value-type="float">
            <text:p>-0.136769037617263</text:p>
          </table:table-cell>
          <table:table-cell office:value-type="float" office:value="-0.0135594791841793" calcext:value-type="float">
            <text:p>-0.013559479184179</text:p>
          </table:table-cell>
          <table:table-cell office:value-type="float" office:value="-0.891775850144029" calcext:value-type="float">
            <text:p>-0.891775850144029</text:p>
          </table:table-cell>
          <table:table-cell office:value-type="float" office:value="4.74892669332065" calcext:value-type="float">
            <text:p>4.74892669332065</text:p>
          </table:table-cell>
          <table:table-cell office:value-type="float" office:value="0.289978123047407" calcext:value-type="float">
            <text:p>0.289978123047407</text:p>
          </table:table-cell>
          <table:table-cell office:value-type="float" office:value="0.896539501480236" calcext:value-type="float">
            <text:p>0.896539501480236</text:p>
          </table:table-cell>
          <table:table-cell office:value-type="float" office:value="-0.451426258126448" calcext:value-type="float">
            <text:p>-0.451426258126448</text:p>
          </table:table-cell>
          <table:table-cell office:value-type="float" office:value="-0.233543959843577" calcext:value-type="float">
            <text:p>-0.233543959843577</text:p>
          </table:table-cell>
          <table:table-cell office:value-type="float" office:value="-0.947131954666689" calcext:value-type="float">
            <text:p>-0.947131954666689</text:p>
          </table:table-cell>
          <table:table-cell office:value-type="float" office:value="-0.0529172539127991" calcext:value-type="float">
            <text:p>-0.052917253912799</text:p>
          </table:table-cell>
          <table:table-cell office:value-type="float" office:value="-0.0173913437688653" calcext:value-type="float">
            <text:p>-0.017391343768865</text:p>
          </table:table-cell>
          <table:table-cell office:value-type="float" office:value="0.0528180963322701" calcext:value-type="float">
            <text:p>0.05281809633227</text:p>
          </table:table-cell>
          <table:table-cell office:value-type="float" office:value="-0.0202280750748209" calcext:value-type="float">
            <text:p>-0.020228075074821</text:p>
          </table:table-cell>
          <table:table-cell office:value-type="float" office:value="-0.380899683501554" calcext:value-type="float">
            <text:p>-0.380899683501554</text:p>
          </table:table-cell>
          <table:table-cell office:value-type="float" office:value="-0.0199225245009487" calcext:value-type="float">
            <text:p>-0.019922524500949</text:p>
          </table:table-cell>
        </table:table-row>
        <table:table-row table:style-name="ro1">
          <table:table-cell table:formula="of:=SQRT([.B168]^2+[.C168]^2+[.D168]^2)" office:value-type="float" office:value="5.96769001597025" calcext:value-type="float">
            <text:p>5.96769001597025</text:p>
          </table:table-cell>
          <table:table-cell office:value-type="float" office:value="5.27109353347975" calcext:value-type="float">
            <text:p>5.27109353347975</text:p>
          </table:table-cell>
          <table:table-cell office:value-type="float" office:value="-2.24007409383124" calcext:value-type="float">
            <text:p>-2.24007409383124</text:p>
          </table:table-cell>
          <table:table-cell office:value-type="float" office:value="1.6765933144818" calcext:value-type="float">
            <text:p>1.6765933144818</text:p>
          </table:table-cell>
          <table:table-cell office:value-type="float" office:value="0.235916279638484" calcext:value-type="float">
            <text:p>0.235916279638484</text:p>
          </table:table-cell>
          <table:table-cell office:value-type="float" office:value="-0.0114128020149336" calcext:value-type="float">
            <text:p>-0.011412802014934</text:p>
          </table:table-cell>
          <table:table-cell office:value-type="float" office:value="-2.80732648944892" calcext:value-type="float">
            <text:p>-2.80732648944892</text:p>
          </table:table-cell>
          <table:table-cell office:value-type="float" office:value="5.20215208750851" calcext:value-type="float">
            <text:p>5.20215208750851</text:p>
          </table:table-cell>
          <table:table-cell office:value-type="float" office:value="-2.26344915621468" calcext:value-type="float">
            <text:p>-2.26344915621468</text:p>
          </table:table-cell>
          <table:table-cell office:value-type="float" office:value="1.66475437993099" calcext:value-type="float">
            <text:p>1.66475437993099</text:p>
          </table:table-cell>
          <table:table-cell office:value-type="float" office:value="0.239018274148638" calcext:value-type="float">
            <text:p>0.239018274148638</text:p>
          </table:table-cell>
          <table:table-cell office:value-type="float" office:value="0.0496822268992916" calcext:value-type="float">
            <text:p>0.049682226899292</text:p>
          </table:table-cell>
          <table:table-cell office:value-type="float" office:value="-2.85067587504818" calcext:value-type="float">
            <text:p>-2.85067587504818</text:p>
          </table:table-cell>
          <table:table-cell office:value-type="float" office:value="-0.0689414459712436" calcext:value-type="float">
            <text:p>-0.068941445971244</text:p>
          </table:table-cell>
          <table:table-cell office:value-type="float" office:value="-0.0233750623834434" calcext:value-type="float">
            <text:p>-0.023375062383444</text:p>
          </table:table-cell>
          <table:table-cell office:value-type="float" office:value="-0.0118389345508136" calcext:value-type="float">
            <text:p>-0.011838934550814</text:p>
          </table:table-cell>
          <table:table-cell office:value-type="float" office:value="-0.0229969820623213" calcext:value-type="float">
            <text:p>-0.022996982062321</text:p>
          </table:table-cell>
          <table:table-cell office:value-type="float" office:value="-0.0566914803167093" calcext:value-type="float">
            <text:p>-0.056691480316709</text:p>
          </table:table-cell>
          <table:table-cell office:value-type="float" office:value="-0.0439420755342344" calcext:value-type="float">
            <text:p>-0.043942075534234</text:p>
          </table:table-cell>
        </table:table-row>
        <table:table-row table:style-name="ro1">
          <table:table-cell table:formula="of:=SQRT([.B169]^2+[.C169]^2+[.D169]^2)" office:value-type="float" office:value="7.51310518859859" calcext:value-type="float">
            <text:p>7.51310518859859</text:p>
          </table:table-cell>
          <table:table-cell office:value-type="float" office:value="5.71571621395719" calcext:value-type="float">
            <text:p>5.71571621395719</text:p>
          </table:table-cell>
          <table:table-cell office:value-type="float" office:value="4.65938230166606" calcext:value-type="float">
            <text:p>4.65938230166606</text:p>
          </table:table-cell>
          <table:table-cell office:value-type="float" office:value="1.43787840354289" calcext:value-type="float">
            <text:p>1.43787840354289</text:p>
          </table:table-cell>
          <table:table-cell office:value-type="float" office:value="-0.156765270008945" calcext:value-type="float">
            <text:p>-0.156765270008945</text:p>
          </table:table-cell>
          <table:table-cell office:value-type="float" office:value="0.739979642249197" calcext:value-type="float">
            <text:p>0.739979642249197</text:p>
          </table:table-cell>
          <table:table-cell office:value-type="float" office:value="0.684242259230672" calcext:value-type="float">
            <text:p>0.684242259230672</text:p>
          </table:table-cell>
          <table:table-cell office:value-type="float" office:value="5.80329775075376" calcext:value-type="float">
            <text:p>5.80329775075376</text:p>
          </table:table-cell>
          <table:table-cell office:value-type="float" office:value="4.69640588995705" calcext:value-type="float">
            <text:p>4.69640588995705</text:p>
          </table:table-cell>
          <table:table-cell office:value-type="float" office:value="1.42794773726221" calcext:value-type="float">
            <text:p>1.42794773726221</text:p>
          </table:table-cell>
          <table:table-cell office:value-type="float" office:value="-0.274027315973665" calcext:value-type="float">
            <text:p>-0.274027315973665</text:p>
          </table:table-cell>
          <table:table-cell office:value-type="float" office:value="0.644161004075149" calcext:value-type="float">
            <text:p>0.644161004075149</text:p>
          </table:table-cell>
          <table:table-cell office:value-type="float" office:value="0.7923904771708" calcext:value-type="float">
            <text:p>0.7923904771708</text:p>
          </table:table-cell>
          <table:table-cell office:value-type="float" office:value="0.0875815367965682" calcext:value-type="float">
            <text:p>0.087581536796568</text:p>
          </table:table-cell>
          <table:table-cell office:value-type="float" office:value="0.0370235882909951" calcext:value-type="float">
            <text:p>0.037023588290995</text:p>
          </table:table-cell>
          <table:table-cell office:value-type="float" office:value="-0.00993066628067929" calcext:value-type="float">
            <text:p>-0.009930666280679</text:p>
          </table:table-cell>
          <table:table-cell office:value-type="float" office:value="-0.1310072491624" calcext:value-type="float">
            <text:p>-0.1310072491624</text:p>
          </table:table-cell>
          <table:table-cell office:value-type="float" office:value="-0.012136675896246" calcext:value-type="float">
            <text:p>-0.012136675896246</text:p>
          </table:table-cell>
          <table:table-cell office:value-type="float" office:value="0.0323865527434384" calcext:value-type="float">
            <text:p>0.032386552743438</text:p>
          </table:table-cell>
        </table:table-row>
        <table:table-row table:style-name="ro1">
          <table:table-cell table:formula="of:=SQRT([.B170]^2+[.C170]^2+[.D170]^2)" office:value-type="float" office:value="4.18669911231324" calcext:value-type="float">
            <text:p>4.18669911231324</text:p>
          </table:table-cell>
          <table:table-cell office:value-type="float" office:value="3.90638895044518" calcext:value-type="float">
            <text:p>3.90638895044518</text:p>
          </table:table-cell>
          <table:table-cell office:value-type="float" office:value="-0.295898966243207" calcext:value-type="float">
            <text:p>-0.295898966243207</text:p>
          </table:table-cell>
          <table:table-cell office:value-type="float" office:value="1.47682721625128" calcext:value-type="float">
            <text:p>1.47682721625128</text:p>
          </table:table-cell>
          <table:table-cell office:value-type="float" office:value="-0.504151250352254" calcext:value-type="float">
            <text:p>-0.504151250352254</text:p>
          </table:table-cell>
          <table:table-cell office:value-type="float" office:value="-0.881564194104841" calcext:value-type="float">
            <text:p>-0.881564194104841</text:p>
          </table:table-cell>
          <table:table-cell office:value-type="float" office:value="2.91116401716042" calcext:value-type="float">
            <text:p>2.91116401716042</text:p>
          </table:table-cell>
          <table:table-cell office:value-type="float" office:value="4.01750971294151" calcext:value-type="float">
            <text:p>4.01750971294151</text:p>
          </table:table-cell>
          <table:table-cell office:value-type="float" office:value="-0.321830360058645" calcext:value-type="float">
            <text:p>-0.321830360058645</text:p>
          </table:table-cell>
          <table:table-cell office:value-type="float" office:value="1.49575507152362" calcext:value-type="float">
            <text:p>1.49575507152362</text:p>
          </table:table-cell>
          <table:table-cell office:value-type="float" office:value="-0.437309172424394" calcext:value-type="float">
            <text:p>-0.437309172424394</text:p>
          </table:table-cell>
          <table:table-cell office:value-type="float" office:value="-0.856304401381154" calcext:value-type="float">
            <text:p>-0.856304401381154</text:p>
          </table:table-cell>
          <table:table-cell office:value-type="float" office:value="2.94416025974439" calcext:value-type="float">
            <text:p>2.94416025974439</text:p>
          </table:table-cell>
          <table:table-cell office:value-type="float" office:value="0.111120762496336" calcext:value-type="float">
            <text:p>0.111120762496336</text:p>
          </table:table-cell>
          <table:table-cell office:value-type="float" office:value="-0.0259313938154376" calcext:value-type="float">
            <text:p>-0.025931393815438</text:p>
          </table:table-cell>
          <table:table-cell office:value-type="float" office:value="0.018927855272336" calcext:value-type="float">
            <text:p>0.018927855272336</text:p>
          </table:table-cell>
          <table:table-cell office:value-type="float" office:value="-0.0371264712745738" calcext:value-type="float">
            <text:p>-0.037126471274574</text:p>
          </table:table-cell>
          <table:table-cell office:value-type="float" office:value="-0.0334920329001607" calcext:value-type="float">
            <text:p>-0.033492032900161</text:p>
          </table:table-cell>
          <table:table-cell office:value-type="float" office:value="-0.0186809721420858" calcext:value-type="float">
            <text:p>-0.018680972142086</text:p>
          </table:table-cell>
        </table:table-row>
        <table:table-row table:style-name="ro1">
          <table:table-cell table:formula="of:=SQRT([.B171]^2+[.C171]^2+[.D171]^2)" office:value-type="float" office:value="4.00081224531558" calcext:value-type="float">
            <text:p>4.00081224531558</text:p>
          </table:table-cell>
          <table:table-cell office:value-type="float" office:value="3.27642615821911" calcext:value-type="float">
            <text:p>3.27642615821911</text:p>
          </table:table-cell>
          <table:table-cell office:value-type="float" office:value="1.88313034956952" calcext:value-type="float">
            <text:p>1.88313034956952</text:p>
          </table:table-cell>
          <table:table-cell office:value-type="float" office:value="1.31352591848612" calcext:value-type="float">
            <text:p>1.31352591848612</text:p>
          </table:table-cell>
          <table:table-cell office:value-type="float" office:value="0.584505994785692" calcext:value-type="float">
            <text:p>0.584505994785692</text:p>
          </table:table-cell>
          <table:table-cell office:value-type="float" office:value="0.133294155969425" calcext:value-type="float">
            <text:p>0.133294155969425</text:p>
          </table:table-cell>
          <table:table-cell office:value-type="float" office:value="-2.25577316792839" calcext:value-type="float">
            <text:p>-2.25577316792839</text:p>
          </table:table-cell>
          <table:table-cell office:value-type="float" office:value="3.28970490983695" calcext:value-type="float">
            <text:p>3.28970490983695</text:p>
          </table:table-cell>
          <table:table-cell office:value-type="float" office:value="1.88144834953504" calcext:value-type="float">
            <text:p>1.88144834953504</text:p>
          </table:table-cell>
          <table:table-cell office:value-type="float" office:value="1.23546162362416" calcext:value-type="float">
            <text:p>1.23546162362416</text:p>
          </table:table-cell>
          <table:table-cell office:value-type="float" office:value="0.605280955566731" calcext:value-type="float">
            <text:p>0.605280955566731</text:p>
          </table:table-cell>
          <table:table-cell office:value-type="float" office:value="0.260815436328639" calcext:value-type="float">
            <text:p>0.260815436328639</text:p>
          </table:table-cell>
          <table:table-cell office:value-type="float" office:value="-2.2115953859525" calcext:value-type="float">
            <text:p>-2.2115953859525</text:p>
          </table:table-cell>
          <table:table-cell office:value-type="float" office:value="0.0132787516178361" calcext:value-type="float">
            <text:p>0.013278751617836</text:p>
          </table:table-cell>
          <table:table-cell office:value-type="float" office:value="-0.00168200003448393" calcext:value-type="float">
            <text:p>-0.001682000034484</text:p>
          </table:table-cell>
          <table:table-cell office:value-type="float" office:value="-0.0780642948619623" calcext:value-type="float">
            <text:p>-0.078064294861962</text:p>
          </table:table-cell>
          <table:table-cell office:value-type="float" office:value="-0.111675924159864" calcext:value-type="float">
            <text:p>-0.111675924159864</text:p>
          </table:table-cell>
          <table:table-cell office:value-type="float" office:value="-0.0649781633691555" calcext:value-type="float">
            <text:p>-0.064978163369156</text:p>
          </table:table-cell>
          <table:table-cell office:value-type="float" office:value="0.0446202694245645" calcext:value-type="float">
            <text:p>0.044620269424565</text:p>
          </table:table-cell>
        </table:table-row>
        <table:table-row table:style-name="ro1">
          <table:table-cell table:formula="of:=SQRT([.B172]^2+[.C172]^2+[.D172]^2)" office:value-type="float" office:value="1.77886282285579" calcext:value-type="float">
            <text:p>1.77886282285579</text:p>
          </table:table-cell>
          <table:table-cell office:value-type="float" office:value="1.48517243128283" calcext:value-type="float">
            <text:p>1.48517243128283</text:p>
          </table:table-cell>
          <table:table-cell office:value-type="float" office:value="0.909907195785136" calcext:value-type="float">
            <text:p>0.909907195785136</text:p>
          </table:table-cell>
          <table:table-cell office:value-type="float" office:value="0.361503370598872" calcext:value-type="float">
            <text:p>0.361503370598872</text:p>
          </table:table-cell>
          <table:table-cell office:value-type="float" office:value="-0.548198357885109" calcext:value-type="float">
            <text:p>-0.548198357885109</text:p>
          </table:table-cell>
          <table:table-cell office:value-type="float" office:value="0.557714252909811" calcext:value-type="float">
            <text:p>0.557714252909811</text:p>
          </table:table-cell>
          <table:table-cell office:value-type="float" office:value="0.402070055133795" calcext:value-type="float">
            <text:p>0.402070055133795</text:p>
          </table:table-cell>
          <table:table-cell office:value-type="float" office:value="1.53666641865824" calcext:value-type="float">
            <text:p>1.53666641865824</text:p>
          </table:table-cell>
          <table:table-cell office:value-type="float" office:value="0.904037079641954" calcext:value-type="float">
            <text:p>0.904037079641954</text:p>
          </table:table-cell>
          <table:table-cell office:value-type="float" office:value="0.331448975161503" calcext:value-type="float">
            <text:p>0.331448975161503</text:p>
          </table:table-cell>
          <table:table-cell office:value-type="float" office:value="-0.626918896677966" calcext:value-type="float">
            <text:p>-0.626918896677966</text:p>
          </table:table-cell>
          <table:table-cell office:value-type="float" office:value="0.475610503576074" calcext:value-type="float">
            <text:p>0.475610503576074</text:p>
          </table:table-cell>
          <table:table-cell office:value-type="float" office:value="0.468786938901348" calcext:value-type="float">
            <text:p>0.468786938901348</text:p>
          </table:table-cell>
          <table:table-cell office:value-type="float" office:value="0.0514939873754148" calcext:value-type="float">
            <text:p>0.051493987375415</text:p>
          </table:table-cell>
          <table:table-cell office:value-type="float" office:value="-0.00587011614318223" calcext:value-type="float">
            <text:p>-0.005870116143182</text:p>
          </table:table-cell>
          <table:table-cell office:value-type="float" office:value="-0.0300543954373697" calcext:value-type="float">
            <text:p>-0.03005439543737</text:p>
          </table:table-cell>
          <table:table-cell office:value-type="float" office:value="-0.0961119509974631" calcext:value-type="float">
            <text:p>-0.096111950997463</text:p>
          </table:table-cell>
          <table:table-cell office:value-type="float" office:value="-0.0467895236321758" calcext:value-type="float">
            <text:p>-0.046789523632176</text:p>
          </table:table-cell>
          <table:table-cell office:value-type="float" office:value="0.0255317994620872" calcext:value-type="float">
            <text:p>0.025531799462087</text:p>
          </table:table-cell>
        </table:table-row>
        <table:table-row table:style-name="ro1">
          <table:table-cell table:formula="of:=SQRT([.B173]^2+[.C173]^2+[.D173]^2)" office:value-type="float" office:value="4.13098629902496" calcext:value-type="float">
            <text:p>4.13098629902496</text:p>
          </table:table-cell>
          <table:table-cell office:value-type="float" office:value="3.64612587286377" calcext:value-type="float">
            <text:p>3.64612587286377</text:p>
          </table:table-cell>
          <table:table-cell office:value-type="float" office:value="1.44302780590176" calcext:value-type="float">
            <text:p>1.44302780590176</text:p>
          </table:table-cell>
          <table:table-cell office:value-type="float" office:value="1.29941705135791" calcext:value-type="float">
            <text:p>1.29941705135791</text:p>
          </table:table-cell>
          <table:table-cell office:value-type="float" office:value="0.284476662494178" calcext:value-type="float">
            <text:p>0.284476662494178</text:p>
          </table:table-cell>
          <table:table-cell office:value-type="float" office:value="-0.313155313828551" calcext:value-type="float">
            <text:p>-0.313155313828551</text:p>
          </table:table-cell>
          <table:table-cell office:value-type="float" office:value="1.237834461935" calcext:value-type="float">
            <text:p>1.237834461935</text:p>
          </table:table-cell>
          <table:table-cell office:value-type="float" office:value="3.58242637434193" calcext:value-type="float">
            <text:p>3.58242637434193</text:p>
          </table:table-cell>
          <table:table-cell office:value-type="float" office:value="1.41743474710198" calcext:value-type="float">
            <text:p>1.41743474710198</text:p>
          </table:table-cell>
          <table:table-cell office:value-type="float" office:value="1.22355803673681" calcext:value-type="float">
            <text:p>1.22355803673681</text:p>
          </table:table-cell>
          <table:table-cell office:value-type="float" office:value="0.709986047045854" calcext:value-type="float">
            <text:p>0.709986047045854</text:p>
          </table:table-cell>
          <table:table-cell office:value-type="float" office:value="0.49343594220958" calcext:value-type="float">
            <text:p>0.49343594220958</text:p>
          </table:table-cell>
          <table:table-cell office:value-type="float" office:value="0.792959243855986" calcext:value-type="float">
            <text:p>0.792959243855986</text:p>
          </table:table-cell>
          <table:table-cell office:value-type="float" office:value="-0.0636994985218369" calcext:value-type="float">
            <text:p>-0.063699498521837</text:p>
          </table:table-cell>
          <table:table-cell office:value-type="float" office:value="-0.0255930587997799" calcext:value-type="float">
            <text:p>-0.02559305879978</text:p>
          </table:table-cell>
          <table:table-cell office:value-type="float" office:value="-0.0758590146211007" calcext:value-type="float">
            <text:p>-0.075859014621101</text:p>
          </table:table-cell>
          <table:table-cell office:value-type="float" office:value="0.900256279806099" calcext:value-type="float">
            <text:p>0.900256279806099</text:p>
          </table:table-cell>
          <table:table-cell office:value-type="float" office:value="-0.115784430699909" calcext:value-type="float">
            <text:p>-0.115784430699909</text:p>
          </table:table-cell>
          <table:table-cell office:value-type="float" office:value="-0.34660040602925" calcext:value-type="float">
            <text:p>-0.34660040602925</text:p>
          </table:table-cell>
        </table:table-row>
        <table:table-row table:style-name="ro1">
          <table:table-cell table:formula="of:=SQRT([.B174]^2+[.C174]^2+[.D174]^2)" office:value-type="float" office:value="4.14317160121672" calcext:value-type="float">
            <text:p>4.14317160121672</text:p>
          </table:table-cell>
          <table:table-cell office:value-type="float" office:value="3.67029204303604" calcext:value-type="float">
            <text:p>3.67029204303604</text:p>
          </table:table-cell>
          <table:table-cell office:value-type="float" office:value="-1.33408803251378" calcext:value-type="float">
            <text:p>-1.33408803251378</text:p>
          </table:table-cell>
          <table:table-cell office:value-type="float" office:value="1.3838483867312" calcext:value-type="float">
            <text:p>1.3838483867312</text:p>
          </table:table-cell>
          <table:table-cell office:value-type="float" office:value="-0.0981297167277116" calcext:value-type="float">
            <text:p>-0.098129716727712</text:p>
          </table:table-cell>
          <table:table-cell office:value-type="float" office:value="-0.272043971468324" calcext:value-type="float">
            <text:p>-0.272043971468324</text:p>
          </table:table-cell>
          <table:table-cell office:value-type="float" office:value="0.273264311868001" calcext:value-type="float">
            <text:p>0.273264311868001</text:p>
          </table:table-cell>
          <table:table-cell office:value-type="float" office:value="3.65995880723672" calcext:value-type="float">
            <text:p>3.65995880723672</text:p>
          </table:table-cell>
          <table:table-cell office:value-type="float" office:value="-1.34628294121257" calcext:value-type="float">
            <text:p>-1.34628294121257</text:p>
          </table:table-cell>
          <table:table-cell office:value-type="float" office:value="1.34925615110623" calcext:value-type="float">
            <text:p>1.34925615110623</text:p>
          </table:table-cell>
          <table:table-cell office:value-type="float" office:value="-0.182725495903688" calcext:value-type="float">
            <text:p>-0.182725495903688</text:p>
          </table:table-cell>
          <table:table-cell office:value-type="float" office:value="-0.377311531492252" calcext:value-type="float">
            <text:p>-0.377311531492252</text:p>
          </table:table-cell>
          <table:table-cell office:value-type="float" office:value="0.266010314546993" calcext:value-type="float">
            <text:p>0.266010314546993</text:p>
          </table:table-cell>
          <table:table-cell office:value-type="float" office:value="-0.0103332357993216" calcext:value-type="float">
            <text:p>-0.010333235799322</text:p>
          </table:table-cell>
          <table:table-cell office:value-type="float" office:value="-0.0121949086987894" calcext:value-type="float">
            <text:p>-0.012194908698789</text:p>
          </table:table-cell>
          <table:table-cell office:value-type="float" office:value="-0.0345922356249697" calcext:value-type="float">
            <text:p>-0.03459223562497</text:p>
          </table:table-cell>
          <table:table-cell office:value-type="float" office:value="-0.104768397578625" calcext:value-type="float">
            <text:p>-0.104768397578625</text:p>
          </table:table-cell>
          <table:table-cell office:value-type="float" office:value="-0.0809238255455598" calcext:value-type="float">
            <text:p>-0.08092382554556</text:p>
          </table:table-cell>
          <table:table-cell office:value-type="float" office:value="0.0155389247188205" calcext:value-type="float">
            <text:p>0.015538924718821</text:p>
          </table:table-cell>
        </table:table-row>
        <table:table-row table:style-name="ro1">
          <table:table-cell table:formula="of:=SQRT([.B175]^2+[.C175]^2+[.D175]^2)" office:value-type="float" office:value="1.10714397774873" calcext:value-type="float">
            <text:p>1.10714397774873</text:p>
          </table:table-cell>
          <table:table-cell office:value-type="float" office:value="1.03450257803051" calcext:value-type="float">
            <text:p>1.03450257803051</text:p>
          </table:table-cell>
          <table:table-cell office:value-type="float" office:value="-0.316567431616714" calcext:value-type="float">
            <text:p>-0.316567431616714</text:p>
          </table:table-cell>
          <table:table-cell office:value-type="float" office:value="0.235281246071839" calcext:value-type="float">
            <text:p>0.235281246071839</text:p>
          </table:table-cell>
          <table:table-cell office:value-type="float" office:value="0.535523509926049" calcext:value-type="float">
            <text:p>0.535523509926049</text:p>
          </table:table-cell>
          <table:table-cell office:value-type="float" office:value="-0.385618603702794" calcext:value-type="float">
            <text:p>-0.385618603702794</text:p>
          </table:table-cell>
          <table:table-cell office:value-type="float" office:value="-1.32471355844801" calcext:value-type="float">
            <text:p>-1.32471355844801</text:p>
          </table:table-cell>
          <table:table-cell office:value-type="float" office:value="1.11589048358497" calcext:value-type="float">
            <text:p>1.11589048358497</text:p>
          </table:table-cell>
          <table:table-cell office:value-type="float" office:value="-0.302239278253078" calcext:value-type="float">
            <text:p>-0.302239278253078</text:p>
          </table:table-cell>
          <table:table-cell office:value-type="float" office:value="0.227619868190547" calcext:value-type="float">
            <text:p>0.227619868190547</text:p>
          </table:table-cell>
          <table:table-cell office:value-type="float" office:value="0.466046827616344" calcext:value-type="float">
            <text:p>0.466046827616344</text:p>
          </table:table-cell>
          <table:table-cell office:value-type="float" office:value="-0.371244648394654" calcext:value-type="float">
            <text:p>-0.371244648394654</text:p>
          </table:table-cell>
          <table:table-cell office:value-type="float" office:value="-1.35289633836912" calcext:value-type="float">
            <text:p>-1.35289633836912</text:p>
          </table:table-cell>
          <table:table-cell office:value-type="float" office:value="0.0813879055544626" calcext:value-type="float">
            <text:p>0.081387905554463</text:p>
          </table:table-cell>
          <table:table-cell office:value-type="float" office:value="0.0143281533636361" calcext:value-type="float">
            <text:p>0.014328153363636</text:p>
          </table:table-cell>
          <table:table-cell office:value-type="float" office:value="-0.00766137788129154" calcext:value-type="float">
            <text:p>-0.007661377881292</text:p>
          </table:table-cell>
          <table:table-cell office:value-type="float" office:value="-0.0289348160812795" calcext:value-type="float">
            <text:p>-0.02893481608128</text:p>
          </table:table-cell>
          <table:table-cell office:value-type="float" office:value="-0.0594823221426997" calcext:value-type="float">
            <text:p>-0.0594823221427</text:p>
          </table:table-cell>
          <table:table-cell office:value-type="float" office:value="-0.00336496664926145" calcext:value-type="float">
            <text:p>-0.003364966649261</text:p>
          </table:table-cell>
        </table:table-row>
        <table:table-row table:style-name="ro1">
          <table:table-cell table:formula="of:=SQRT([.B176]^2+[.C176]^2+[.D176]^2)" office:value-type="float" office:value="6.13983388223621" calcext:value-type="float">
            <text:p>6.13983388223621</text:p>
          </table:table-cell>
          <table:table-cell office:value-type="float" office:value="5.51769376052279" calcext:value-type="float">
            <text:p>5.51769376052279</text:p>
          </table:table-cell>
          <table:table-cell office:value-type="float" office:value="0.994760824013433" calcext:value-type="float">
            <text:p>0.994760824013433</text:p>
          </table:table-cell>
          <table:table-cell office:value-type="float" office:value="2.50261194945437" calcext:value-type="float">
            <text:p>2.50261194945437</text:p>
          </table:table-cell>
          <table:table-cell office:value-type="float" office:value="0.0691754675418403" calcext:value-type="float">
            <text:p>0.06917546754184</text:p>
          </table:table-cell>
          <table:table-cell office:value-type="float" office:value="0.062581011674733" calcext:value-type="float">
            <text:p>0.062581011674733</text:p>
          </table:table-cell>
          <table:table-cell office:value-type="float" office:value="2.58513571436392" calcext:value-type="float">
            <text:p>2.58513571436392</text:p>
          </table:table-cell>
          <table:table-cell office:value-type="float" office:value="5.38658994057439" calcext:value-type="float">
            <text:p>5.38658994057439</text:p>
          </table:table-cell>
          <table:table-cell office:value-type="float" office:value="0.976100133830507" calcext:value-type="float">
            <text:p>0.976100133830507</text:p>
          </table:table-cell>
          <table:table-cell office:value-type="float" office:value="2.37700155599844" calcext:value-type="float">
            <text:p>2.37700155599844</text:p>
          </table:table-cell>
          <table:table-cell office:value-type="float" office:value="0.0669261131795658" calcext:value-type="float">
            <text:p>0.066926113179566</text:p>
          </table:table-cell>
          <table:table-cell office:value-type="float" office:value="0.00276502593964123" calcext:value-type="float">
            <text:p>0.002765025939641</text:p>
          </table:table-cell>
          <table:table-cell office:value-type="float" office:value="2.60771953969254" calcext:value-type="float">
            <text:p>2.60771953969254</text:p>
          </table:table-cell>
          <table:table-cell office:value-type="float" office:value="-0.131103819948401" calcext:value-type="float">
            <text:p>-0.131103819948401</text:p>
          </table:table-cell>
          <table:table-cell office:value-type="float" office:value="-0.0186606901829266" calcext:value-type="float">
            <text:p>-0.018660690182927</text:p>
          </table:table-cell>
          <table:table-cell office:value-type="float" office:value="-0.125610393455923" calcext:value-type="float">
            <text:p>-0.125610393455923</text:p>
          </table:table-cell>
          <table:table-cell office:value-type="float" office:value="-0.0297092370635861" calcext:value-type="float">
            <text:p>-0.029709237063586</text:p>
          </table:table-cell>
          <table:table-cell office:value-type="float" office:value="0.0519726944917896" calcext:value-type="float">
            <text:p>0.05197269449179</text:p>
          </table:table-cell>
          <table:table-cell office:value-type="float" office:value="0.0232825774449794" calcext:value-type="float">
            <text:p>0.02328257744498</text:p>
          </table:table-cell>
        </table:table-row>
        <table:table-row table:style-name="ro1">
          <table:table-cell table:formula="of:=SQRT([.B177]^2+[.C177]^2+[.D177]^2)" office:value-type="float" office:value="3.67096451418046" calcext:value-type="float">
            <text:p>3.67096451418046</text:p>
          </table:table-cell>
          <table:table-cell office:value-type="float" office:value="3.61997950275398" calcext:value-type="float">
            <text:p>3.61997950275398</text:p>
          </table:table-cell>
          <table:table-cell office:value-type="float" office:value="-0.374969993166615" calcext:value-type="float">
            <text:p>-0.374969993166615</text:p>
          </table:table-cell>
          <table:table-cell office:value-type="float" office:value="0.480756038170993" calcext:value-type="float">
            <text:p>0.480756038170993</text:p>
          </table:table-cell>
          <table:table-cell office:value-type="float" office:value="0.844707656706722" calcext:value-type="float">
            <text:p>0.844707656706722</text:p>
          </table:table-cell>
          <table:table-cell office:value-type="float" office:value="0.138973279367566" calcext:value-type="float">
            <text:p>0.138973279367566</text:p>
          </table:table-cell>
          <table:table-cell office:value-type="float" office:value="-0.884215629274282" calcext:value-type="float">
            <text:p>-0.884215629274282</text:p>
          </table:table-cell>
          <table:table-cell office:value-type="float" office:value="3.70236248312651" calcext:value-type="float">
            <text:p>3.70236248312651</text:p>
          </table:table-cell>
          <table:table-cell office:value-type="float" office:value="-0.399091649422802" calcext:value-type="float">
            <text:p>-0.399091649422802</text:p>
          </table:table-cell>
          <table:table-cell office:value-type="float" office:value="0.553652083833804" calcext:value-type="float">
            <text:p>0.553652083833804</text:p>
          </table:table-cell>
          <table:table-cell office:value-type="float" office:value="0.797331957284804" calcext:value-type="float">
            <text:p>0.797331957284804</text:p>
          </table:table-cell>
          <table:table-cell office:value-type="float" office:value="0.135863174209301" calcext:value-type="float">
            <text:p>0.135863174209301</text:p>
          </table:table-cell>
          <table:table-cell office:value-type="float" office:value="-0.844033159451937" calcext:value-type="float">
            <text:p>-0.844033159451937</text:p>
          </table:table-cell>
          <table:table-cell office:value-type="float" office:value="0.0823829803725245" calcext:value-type="float">
            <text:p>0.082382980372525</text:p>
          </table:table-cell>
          <table:table-cell office:value-type="float" office:value="-0.0241216562561868" calcext:value-type="float">
            <text:p>-0.024121656256187</text:p>
          </table:table-cell>
          <table:table-cell office:value-type="float" office:value="0.0728960456628108" calcext:value-type="float">
            <text:p>0.072896045662811</text:p>
          </table:table-cell>
          <table:table-cell office:value-type="float" office:value="-0.027480581078811" calcext:value-type="float">
            <text:p>-0.027480581078811</text:p>
          </table:table-cell>
          <table:table-cell office:value-type="float" office:value="-0.0381731173073527" calcext:value-type="float">
            <text:p>-0.038173117307353</text:p>
          </table:table-cell>
          <table:table-cell office:value-type="float" office:value="0.033166850063052" calcext:value-type="float">
            <text:p>0.033166850063052</text:p>
          </table:table-cell>
        </table:table-row>
        <table:table-row table:style-name="ro1">
          <table:table-cell table:formula="of:=SQRT([.B178]^2+[.C178]^2+[.D178]^2)" office:value-type="float" office:value="3.67471079279849" calcext:value-type="float">
            <text:p>3.67471079279849</text:p>
          </table:table-cell>
          <table:table-cell office:value-type="float" office:value="3.39305684830993" calcext:value-type="float">
            <text:p>3.39305684830993</text:p>
          </table:table-cell>
          <table:table-cell office:value-type="float" office:value="0.518591007539901" calcext:value-type="float">
            <text:p>0.518591007539901</text:p>
          </table:table-cell>
          <table:table-cell office:value-type="float" office:value="1.31214633396795" calcext:value-type="float">
            <text:p>1.31214633396795</text:p>
          </table:table-cell>
          <table:table-cell office:value-type="float" office:value="-0.61310437467079" calcext:value-type="float">
            <text:p>-0.61310437467079</text:p>
          </table:table-cell>
          <table:table-cell office:value-type="float" office:value="0.489968268277379" calcext:value-type="float">
            <text:p>0.489968268277379</text:p>
          </table:table-cell>
          <table:table-cell office:value-type="float" office:value="-2.38131219214403" calcext:value-type="float">
            <text:p>-2.38131219214403</text:p>
          </table:table-cell>
          <table:table-cell office:value-type="float" office:value="3.29330192250692" calcext:value-type="float">
            <text:p>3.29330192250692</text:p>
          </table:table-cell>
          <table:table-cell office:value-type="float" office:value="0.501608733221999" calcext:value-type="float">
            <text:p>0.501608733221999</text:p>
          </table:table-cell>
          <table:table-cell office:value-type="float" office:value="1.22262157655797" calcext:value-type="float">
            <text:p>1.22262157655797</text:p>
          </table:table-cell>
          <table:table-cell office:value-type="float" office:value="-0.644169773513891" calcext:value-type="float">
            <text:p>-0.644169773513891</text:p>
          </table:table-cell>
          <table:table-cell office:value-type="float" office:value="0.620699433566156" calcext:value-type="float">
            <text:p>0.620699433566156</text:p>
          </table:table-cell>
          <table:table-cell office:value-type="float" office:value="-2.34391344722059" calcext:value-type="float">
            <text:p>-2.34391344722059</text:p>
          </table:table-cell>
          <table:table-cell office:value-type="float" office:value="-0.0997549258030159" calcext:value-type="float">
            <text:p>-0.099754925803016</text:p>
          </table:table-cell>
          <table:table-cell office:value-type="float" office:value="-0.0169822743179023" calcext:value-type="float">
            <text:p>-0.016982274317902</text:p>
          </table:table-cell>
          <table:table-cell office:value-type="float" office:value="-0.0895247574099814" calcext:value-type="float">
            <text:p>-0.089524757409981</text:p>
          </table:table-cell>
          <table:table-cell office:value-type="float" office:value="-0.0721679650455318" calcext:value-type="float">
            <text:p>-0.072167965045532</text:p>
          </table:table-cell>
          <table:table-cell office:value-type="float" office:value="-0.112245125356705" calcext:value-type="float">
            <text:p>-0.112245125356705</text:p>
          </table:table-cell>
          <table:table-cell office:value-type="float" office:value="0.0169279596632266" calcext:value-type="float">
            <text:p>0.016927959663227</text:p>
          </table:table-cell>
        </table:table-row>
        <table:table-row table:style-name="ro1">
          <table:table-cell table:formula="of:=SQRT([.B179]^2+[.C179]^2+[.D179]^2)" office:value-type="float" office:value="3.50261771146965" calcext:value-type="float">
            <text:p>3.50261771146965</text:p>
          </table:table-cell>
          <table:table-cell office:value-type="float" office:value="3.03780159548744" calcext:value-type="float">
            <text:p>3.03780159548744</text:p>
          </table:table-cell>
          <table:table-cell office:value-type="float" office:value="-1.12030243263483" calcext:value-type="float">
            <text:p>-1.12030243263483</text:p>
          </table:table-cell>
          <table:table-cell office:value-type="float" office:value="1.33604444483982" calcext:value-type="float">
            <text:p>1.33604444483982</text:p>
          </table:table-cell>
          <table:table-cell office:value-type="float" office:value="0.516560318233878" calcext:value-type="float">
            <text:p>0.516560318233878</text:p>
          </table:table-cell>
          <table:table-cell office:value-type="float" office:value="-0.0204038158860991" calcext:value-type="float">
            <text:p>-0.020403815886099</text:p>
          </table:table-cell>
          <table:table-cell office:value-type="float" office:value="-2.35650863749549" calcext:value-type="float">
            <text:p>-2.35650863749549</text:p>
          </table:table-cell>
          <table:table-cell office:value-type="float" office:value="3.0047010241089" calcext:value-type="float">
            <text:p>3.0047010241089</text:p>
          </table:table-cell>
          <table:table-cell office:value-type="float" office:value="-1.10682404452669" calcext:value-type="float">
            <text:p>-1.10682404452669</text:p>
          </table:table-cell>
          <table:table-cell office:value-type="float" office:value="1.2679059714018" calcext:value-type="float">
            <text:p>1.2679059714018</text:p>
          </table:table-cell>
          <table:table-cell office:value-type="float" office:value="0.50960691648983" calcext:value-type="float">
            <text:p>0.50960691648983</text:p>
          </table:table-cell>
          <table:table-cell office:value-type="float" office:value="0.0284490459207021" calcext:value-type="float">
            <text:p>0.028449045920702</text:p>
          </table:table-cell>
          <table:table-cell office:value-type="float" office:value="-2.37379334447176" calcext:value-type="float">
            <text:p>-2.37379334447176</text:p>
          </table:table-cell>
          <table:table-cell office:value-type="float" office:value="-0.0331005713785411" calcext:value-type="float">
            <text:p>-0.033100571378541</text:p>
          </table:table-cell>
          <table:table-cell office:value-type="float" office:value="0.0134783881081411" calcext:value-type="float">
            <text:p>0.013478388108141</text:p>
          </table:table-cell>
          <table:table-cell office:value-type="float" office:value="-0.0681384734380228" calcext:value-type="float">
            <text:p>-0.068138473438023</text:p>
          </table:table-cell>
          <table:table-cell office:value-type="float" office:value="-0.0296303439063563" calcext:value-type="float">
            <text:p>-0.029630343906356</text:p>
          </table:table-cell>
          <table:table-cell office:value-type="float" office:value="-0.0394644154409622" calcext:value-type="float">
            <text:p>-0.039464415440962</text:p>
          </table:table-cell>
          <table:table-cell office:value-type="float" office:value="-0.0178974769826343" calcext:value-type="float">
            <text:p>-0.017897476982634</text:p>
          </table:table-cell>
        </table:table-row>
        <table:table-row table:style-name="ro1">
          <table:table-cell table:formula="of:=SQRT([.B180]^2+[.C180]^2+[.D180]^2)" office:value-type="float" office:value="3.773378138553" calcext:value-type="float">
            <text:p>3.773378138553</text:p>
          </table:table-cell>
          <table:table-cell office:value-type="float" office:value="3.16033705382181" calcext:value-type="float">
            <text:p>3.16033705382181</text:p>
          </table:table-cell>
          <table:table-cell office:value-type="float" office:value="-2.05850145826347" calcext:value-type="float">
            <text:p>-2.05850145826347</text:p>
          </table:table-cell>
          <table:table-cell office:value-type="float" office:value="0.114995778521635" calcext:value-type="float">
            <text:p>0.114995778521635</text:p>
          </table:table-cell>
          <table:table-cell office:value-type="float" office:value="0.219815710016266" calcext:value-type="float">
            <text:p>0.219815710016266</text:p>
          </table:table-cell>
          <table:table-cell office:value-type="float" office:value="-0.817420190644716" calcext:value-type="float">
            <text:p>-0.817420190644716</text:p>
          </table:table-cell>
          <table:table-cell office:value-type="float" office:value="1.20819214822008" calcext:value-type="float">
            <text:p>1.20819214822008</text:p>
          </table:table-cell>
          <table:table-cell office:value-type="float" office:value="3.13022874205809" calcext:value-type="float">
            <text:p>3.13022874205809</text:p>
          </table:table-cell>
          <table:table-cell office:value-type="float" office:value="-1.99869853691884" calcext:value-type="float">
            <text:p>-1.99869853691884</text:p>
          </table:table-cell>
          <table:table-cell office:value-type="float" office:value="0.18481404005015" calcext:value-type="float">
            <text:p>0.18481404005015</text:p>
          </table:table-cell>
          <table:table-cell office:value-type="float" office:value="-0.432219527848786" calcext:value-type="float">
            <text:p>-0.432219527848786</text:p>
          </table:table-cell>
          <table:table-cell office:value-type="float" office:value="-0.289067498346009" calcext:value-type="float">
            <text:p>-0.289067498346009</text:p>
          </table:table-cell>
          <table:table-cell office:value-type="float" office:value="1.31407452097526" calcext:value-type="float">
            <text:p>1.31407452097526</text:p>
          </table:table-cell>
          <table:table-cell office:value-type="float" office:value="-0.0301083117637218" calcext:value-type="float">
            <text:p>-0.030108311763722</text:p>
          </table:table-cell>
          <table:table-cell office:value-type="float" office:value="0.059802921344625" calcext:value-type="float">
            <text:p>0.059802921344625</text:p>
          </table:table-cell>
          <table:table-cell office:value-type="float" office:value="0.0698182615285153" calcext:value-type="float">
            <text:p>0.069818261528515</text:p>
          </table:table-cell>
          <table:table-cell office:value-type="float" office:value="0.177671398714786" calcext:value-type="float">
            <text:p>0.177671398714786</text:p>
          </table:table-cell>
          <table:table-cell office:value-type="float" office:value="0.736566951507553" calcext:value-type="float">
            <text:p>0.736566951507553</text:p>
          </table:table-cell>
          <table:table-cell office:value-type="float" office:value="0.401152698028902" calcext:value-type="float">
            <text:p>0.401152698028902</text:p>
          </table:table-cell>
        </table:table-row>
        <table:table-row table:style-name="ro1">
          <table:table-cell table:formula="of:=SQRT([.B181]^2+[.C181]^2+[.D181]^2)" office:value-type="float" office:value="3.87419551276587" calcext:value-type="float">
            <text:p>3.87419551276587</text:p>
          </table:table-cell>
          <table:table-cell office:value-type="float" office:value="3.24344975272485" calcext:value-type="float">
            <text:p>3.24344975272485</text:p>
          </table:table-cell>
          <table:table-cell office:value-type="float" office:value="-1.96304721981867" calcext:value-type="float">
            <text:p>-1.96304721981867</text:p>
          </table:table-cell>
          <table:table-cell office:value-type="float" office:value="0.797414688506857" calcext:value-type="float">
            <text:p>0.797414688506857</text:p>
          </table:table-cell>
          <table:table-cell office:value-type="float" office:value="-0.455655352777386" calcext:value-type="float">
            <text:p>-0.455655352777386</text:p>
          </table:table-cell>
          <table:table-cell office:value-type="float" office:value="0.287812971674745" calcext:value-type="float">
            <text:p>0.287812971674745</text:p>
          </table:table-cell>
          <table:table-cell office:value-type="float" office:value="-2.80584676116205" calcext:value-type="float">
            <text:p>-2.80584676116205</text:p>
          </table:table-cell>
          <table:table-cell office:value-type="float" office:value="3.18023017998876" calcext:value-type="float">
            <text:p>3.18023017998876</text:p>
          </table:table-cell>
          <table:table-cell office:value-type="float" office:value="-1.91296982796607" calcext:value-type="float">
            <text:p>-1.91296982796607</text:p>
          </table:table-cell>
          <table:table-cell office:value-type="float" office:value="0.781965494994816" calcext:value-type="float">
            <text:p>0.781965494994816</text:p>
          </table:table-cell>
          <table:table-cell office:value-type="float" office:value="-0.531684476825653" calcext:value-type="float">
            <text:p>-0.531684476825653</text:p>
          </table:table-cell>
          <table:table-cell office:value-type="float" office:value="0.363072847318599" calcext:value-type="float">
            <text:p>0.363072847318599</text:p>
          </table:table-cell>
          <table:table-cell office:value-type="float" office:value="-2.83605776136036" calcext:value-type="float">
            <text:p>-2.83605776136036</text:p>
          </table:table-cell>
          <table:table-cell office:value-type="float" office:value="-0.0632195727360938" calcext:value-type="float">
            <text:p>-0.063219572736094</text:p>
          </table:table-cell>
          <table:table-cell office:value-type="float" office:value="0.0500773918526092" calcext:value-type="float">
            <text:p>0.050077391852609</text:p>
          </table:table-cell>
          <table:table-cell office:value-type="float" office:value="-0.0154491935120402" calcext:value-type="float">
            <text:p>-0.01544919351204</text:p>
          </table:table-cell>
          <table:table-cell office:value-type="float" office:value="0.0422183583270908" calcext:value-type="float">
            <text:p>0.042218358327091</text:p>
          </table:table-cell>
          <table:table-cell office:value-type="float" office:value="-0.0952524362323399" calcext:value-type="float">
            <text:p>-0.09525243623234</text:p>
          </table:table-cell>
          <table:table-cell office:value-type="float" office:value="-0.0525348999489186" calcext:value-type="float">
            <text:p>-0.052534899948919</text:p>
          </table:table-cell>
        </table:table-row>
        <table:table-row table:style-name="ro1">
          <table:table-cell table:formula="of:=SQRT([.B182]^2+[.C182]^2+[.D182]^2)" office:value-type="float" office:value="5.70535796311281" calcext:value-type="float">
            <text:p>5.70535796311281</text:p>
          </table:table-cell>
          <table:table-cell office:value-type="float" office:value="5.63389582732591" calcext:value-type="float">
            <text:p>5.63389582732591</text:p>
          </table:table-cell>
          <table:table-cell office:value-type="float" office:value="0.263414492640227" calcext:value-type="float">
            <text:p>0.263414492640227</text:p>
          </table:table-cell>
          <table:table-cell office:value-type="float" office:value="0.860778774808952" calcext:value-type="float">
            <text:p>0.860778774808952</text:p>
          </table:table-cell>
          <table:table-cell office:value-type="float" office:value="0.0644070129960861" calcext:value-type="float">
            <text:p>0.064407012996086</text:p>
          </table:table-cell>
          <table:table-cell office:value-type="float" office:value="0.441963785847843" calcext:value-type="float">
            <text:p>0.441963785847843</text:p>
          </table:table-cell>
          <table:table-cell office:value-type="float" office:value="1.55237965084118" calcext:value-type="float">
            <text:p>1.55237965084118</text:p>
          </table:table-cell>
          <table:table-cell office:value-type="float" office:value="5.81627872513531" calcext:value-type="float">
            <text:p>5.81627872513531</text:p>
          </table:table-cell>
          <table:table-cell office:value-type="float" office:value="0.243106012558326" calcext:value-type="float">
            <text:p>0.243106012558326</text:p>
          </table:table-cell>
          <table:table-cell office:value-type="float" office:value="0.989275551401916" calcext:value-type="float">
            <text:p>0.989275551401916</text:p>
          </table:table-cell>
          <table:table-cell office:value-type="float" office:value="0.0742187997623915" calcext:value-type="float">
            <text:p>0.074218799762392</text:p>
          </table:table-cell>
          <table:table-cell office:value-type="float" office:value="0.311741239168603" calcext:value-type="float">
            <text:p>0.311741239168603</text:p>
          </table:table-cell>
          <table:table-cell office:value-type="float" office:value="1.55277028822214" calcext:value-type="float">
            <text:p>1.55277028822214</text:p>
          </table:table-cell>
          <table:table-cell office:value-type="float" office:value="0.1823828978094" calcext:value-type="float">
            <text:p>0.1823828978094</text:p>
          </table:table-cell>
          <table:table-cell office:value-type="float" office:value="-0.0203084800819012" calcext:value-type="float">
            <text:p>-0.020308480081901</text:p>
          </table:table-cell>
          <table:table-cell office:value-type="float" office:value="0.128496776592965" calcext:value-type="float">
            <text:p>0.128496776592965</text:p>
          </table:table-cell>
          <table:table-cell office:value-type="float" office:value="-0.13001612663092" calcext:value-type="float">
            <text:p>-0.13001612663092</text:p>
          </table:table-cell>
          <table:table-cell office:value-type="float" office:value="-0.0117284011567911" calcext:value-type="float">
            <text:p>-0.011728401156791</text:p>
          </table:table-cell>
          <table:table-cell office:value-type="float" office:value="0.00324549963047049" calcext:value-type="float">
            <text:p>0.003245499630471</text:p>
          </table:table-cell>
        </table:table-row>
        <table:table-row table:style-name="ro1">
          <table:table-cell table:formula="of:=SQRT([.B183]^2+[.C183]^2+[.D183]^2)" office:value-type="float" office:value="4.38629947938427" calcext:value-type="float">
            <text:p>4.38629947938427</text:p>
          </table:table-cell>
          <table:table-cell office:value-type="float" office:value="3.92376623908915" calcext:value-type="float">
            <text:p>3.92376623908915</text:p>
          </table:table-cell>
          <table:table-cell office:value-type="float" office:value="1.95468375238005" calcext:value-type="float">
            <text:p>1.95468375238005</text:p>
          </table:table-cell>
          <table:table-cell office:value-type="float" office:value="0.151304500965185" calcext:value-type="float">
            <text:p>0.151304500965185</text:p>
          </table:table-cell>
          <table:table-cell office:value-type="float" office:value="-0.188391339963109" calcext:value-type="float">
            <text:p>-0.188391339963109</text:p>
          </table:table-cell>
          <table:table-cell office:value-type="float" office:value="-0.427847376605903" calcext:value-type="float">
            <text:p>-0.427847376605903</text:p>
          </table:table-cell>
          <table:table-cell office:value-type="float" office:value="-2.53563626475694" calcext:value-type="float">
            <text:p>-2.53563626475694</text:p>
          </table:table-cell>
          <table:table-cell office:value-type="float" office:value="3.94360671771281" calcext:value-type="float">
            <text:p>3.94360671771281</text:p>
          </table:table-cell>
          <table:table-cell office:value-type="float" office:value="1.94409493347815" calcext:value-type="float">
            <text:p>1.94409493347815</text:p>
          </table:table-cell>
          <table:table-cell office:value-type="float" office:value="0.234773535198402" calcext:value-type="float">
            <text:p>0.234773535198402</text:p>
          </table:table-cell>
          <table:table-cell office:value-type="float" office:value="-0.620958002055944" calcext:value-type="float">
            <text:p>-0.620958002055944</text:p>
          </table:table-cell>
          <table:table-cell office:value-type="float" office:value="0.108930824403404" calcext:value-type="float">
            <text:p>0.108930824403404</text:p>
          </table:table-cell>
          <table:table-cell office:value-type="float" office:value="-2.34469358252523" calcext:value-type="float">
            <text:p>-2.34469358252523</text:p>
          </table:table-cell>
          <table:table-cell office:value-type="float" office:value="0.0198404786236628" calcext:value-type="float">
            <text:p>0.019840478623663</text:p>
          </table:table-cell>
          <table:table-cell office:value-type="float" office:value="-0.0105888189019068" calcext:value-type="float">
            <text:p>-0.010588818901907</text:p>
          </table:table-cell>
          <table:table-cell office:value-type="float" office:value="0.083469034233217" calcext:value-type="float">
            <text:p>0.083469034233217</text:p>
          </table:table-cell>
          <table:table-cell office:value-type="float" office:value="0.0936768707624118" calcext:value-type="float">
            <text:p>0.093676870762412</text:p>
          </table:table-cell>
          <table:table-cell office:value-type="float" office:value="-0.676976696909732" calcext:value-type="float">
            <text:p>-0.676976696909732</text:p>
          </table:table-cell>
          <table:table-cell office:value-type="float" office:value="0.2962765695115" calcext:value-type="float">
            <text:p>0.2962765695115</text:p>
          </table:table-cell>
        </table:table-row>
        <table:table-row table:style-name="ro1">
          <table:table-cell table:formula="of:=SQRT([.B184]^2+[.C184]^2+[.D184]^2)" office:value-type="float" office:value="7.05444360686514" calcext:value-type="float">
            <text:p>7.05444360686514</text:p>
          </table:table-cell>
          <table:table-cell office:value-type="float" office:value="6.51451695722401" calcext:value-type="float">
            <text:p>6.51451695722401</text:p>
          </table:table-cell>
          <table:table-cell office:value-type="float" office:value="2.55547892721479" calcext:value-type="float">
            <text:p>2.55547892721479</text:p>
          </table:table-cell>
          <table:table-cell office:value-type="float" office:value="0.89205990216037" calcext:value-type="float">
            <text:p>0.89205990216037</text:p>
          </table:table-cell>
          <table:table-cell office:value-type="float" office:value="-0.310525159440656" calcext:value-type="float">
            <text:p>-0.310525159440656</text:p>
          </table:table-cell>
          <table:table-cell office:value-type="float" office:value="0.235424947849602" calcext:value-type="float">
            <text:p>0.235424947849602</text:p>
          </table:table-cell>
          <table:table-cell office:value-type="float" office:value="-2.75473641257306" calcext:value-type="float">
            <text:p>-2.75473641257306</text:p>
          </table:table-cell>
          <table:table-cell office:value-type="float" office:value="6.36180703745613" calcext:value-type="float">
            <text:p>6.36180703745613</text:p>
          </table:table-cell>
          <table:table-cell office:value-type="float" office:value="2.49992231884426" calcext:value-type="float">
            <text:p>2.49992231884426</text:p>
          </table:table-cell>
          <table:table-cell office:value-type="float" office:value="0.96830590058644" calcext:value-type="float">
            <text:p>0.96830590058644</text:p>
          </table:table-cell>
          <table:table-cell office:value-type="float" office:value="-0.365060554169744" calcext:value-type="float">
            <text:p>-0.365060554169744</text:p>
          </table:table-cell>
          <table:table-cell office:value-type="float" office:value="-0.242055041329101" calcext:value-type="float">
            <text:p>-0.242055041329101</text:p>
          </table:table-cell>
          <table:table-cell office:value-type="float" office:value="-2.96028343210684" calcext:value-type="float">
            <text:p>-2.96028343210684</text:p>
          </table:table-cell>
          <table:table-cell office:value-type="float" office:value="-0.152709919767876" calcext:value-type="float">
            <text:p>-0.152709919767876</text:p>
          </table:table-cell>
          <table:table-cell office:value-type="float" office:value="-0.0555566083705346" calcext:value-type="float">
            <text:p>-0.055556608370535</text:p>
          </table:table-cell>
          <table:table-cell office:value-type="float" office:value="0.0762459984260708" calcext:value-type="float">
            <text:p>0.076245998426071</text:p>
          </table:table-cell>
          <table:table-cell office:value-type="float" office:value="0.245582629968489" calcext:value-type="float">
            <text:p>0.245582629968489</text:p>
          </table:table-cell>
          <table:table-cell office:value-type="float" office:value="0.417312467163109" calcext:value-type="float">
            <text:p>0.417312467163109</text:p>
          </table:table-cell>
          <table:table-cell office:value-type="float" office:value="-0.257611129958573" calcext:value-type="float">
            <text:p>-0.257611129958573</text:p>
          </table:table-cell>
        </table:table-row>
        <table:table-row table:style-name="ro1">
          <table:table-cell table:formula="of:=SQRT([.B185]^2+[.C185]^2+[.D185]^2)" office:value-type="float" office:value="7.26986433169978" calcext:value-type="float">
            <text:p>7.26986433169978</text:p>
          </table:table-cell>
          <table:table-cell office:value-type="float" office:value="5.4033292266144" calcext:value-type="float">
            <text:p>5.4033292266144</text:p>
          </table:table-cell>
          <table:table-cell office:value-type="float" office:value="4.20516981082643" calcext:value-type="float">
            <text:p>4.20516981082643</text:p>
          </table:table-cell>
          <table:table-cell office:value-type="float" office:value="2.44366682103949" calcext:value-type="float">
            <text:p>2.44366682103949</text:p>
          </table:table-cell>
          <table:table-cell office:value-type="float" office:value="-0.726549304648107" calcext:value-type="float">
            <text:p>-0.726549304648107</text:p>
          </table:table-cell>
          <table:table-cell office:value-type="float" office:value="0.166847067300908" calcext:value-type="float">
            <text:p>0.166847067300908</text:p>
          </table:table-cell>
          <table:table-cell office:value-type="float" office:value="2.79026033462763" calcext:value-type="float">
            <text:p>2.79026033462763</text:p>
          </table:table-cell>
          <table:table-cell office:value-type="float" office:value="6.03381592668594" calcext:value-type="float">
            <text:p>6.03381592668594</text:p>
          </table:table-cell>
          <table:table-cell office:value-type="float" office:value="4.69008409698068" calcext:value-type="float">
            <text:p>4.69008409698068</text:p>
          </table:table-cell>
          <table:table-cell office:value-type="float" office:value="2.56740191961574" calcext:value-type="float">
            <text:p>2.56740191961574</text:p>
          </table:table-cell>
          <table:table-cell office:value-type="float" office:value="-0.524057340914123" calcext:value-type="float">
            <text:p>-0.524057340914123</text:p>
          </table:table-cell>
          <table:table-cell office:value-type="float" office:value="0.411650792206548" calcext:value-type="float">
            <text:p>0.411650792206548</text:p>
          </table:table-cell>
          <table:table-cell office:value-type="float" office:value="2.95183241102207" calcext:value-type="float">
            <text:p>2.95183241102207</text:p>
          </table:table-cell>
          <table:table-cell office:value-type="float" office:value="0.630486700071541" calcext:value-type="float">
            <text:p>0.630486700071541</text:p>
          </table:table-cell>
          <table:table-cell office:value-type="float" office:value="0.484914286154248" calcext:value-type="float">
            <text:p>0.484914286154248</text:p>
          </table:table-cell>
          <table:table-cell office:value-type="float" office:value="0.123735098576248" calcext:value-type="float">
            <text:p>0.123735098576248</text:p>
          </table:table-cell>
          <table:table-cell office:value-type="float" office:value="-0.0927975654274045" calcext:value-type="float">
            <text:p>-0.092797565427405</text:p>
          </table:table-cell>
          <table:table-cell office:value-type="float" office:value="-0.298316008813308" calcext:value-type="float">
            <text:p>-0.298316008813308</text:p>
          </table:table-cell>
          <table:table-cell office:value-type="float" office:value="0.205992951208072" calcext:value-type="float">
            <text:p>0.205992951208072</text:p>
          </table:table-cell>
        </table:table-row>
        <table:table-row table:style-name="ro1">
          <table:table-cell table:formula="of:=SQRT([.B186]^2+[.C186]^2+[.D186]^2)" office:value-type="float" office:value="3.49362262999499" calcext:value-type="float">
            <text:p>3.49362262999499</text:p>
          </table:table-cell>
          <table:table-cell office:value-type="float" office:value="3.48550689196589" calcext:value-type="float">
            <text:p>3.48550689196589</text:p>
          </table:table-cell>
          <table:table-cell office:value-type="float" office:value="-0.112487593384239" calcext:value-type="float">
            <text:p>-0.112487593384239</text:p>
          </table:table-cell>
          <table:table-cell office:value-type="float" office:value="0.209731562255159" calcext:value-type="float">
            <text:p>0.209731562255159</text:p>
          </table:table-cell>
          <table:table-cell office:value-type="float" office:value="0.409012893423593" calcext:value-type="float">
            <text:p>0.409012893423593</text:p>
          </table:table-cell>
          <table:table-cell office:value-type="float" office:value="-0.46752623581452" calcext:value-type="float">
            <text:p>-0.46752623581452</text:p>
          </table:table-cell>
          <table:table-cell office:value-type="float" office:value="-3.1085576699574" calcext:value-type="float">
            <text:p>-3.1085576699574</text:p>
          </table:table-cell>
          <table:table-cell office:value-type="float" office:value="3.47039396659391" calcext:value-type="float">
            <text:p>3.47039396659391</text:p>
          </table:table-cell>
          <table:table-cell office:value-type="float" office:value="-0.118619766352733" calcext:value-type="float">
            <text:p>-0.118619766352733</text:p>
          </table:table-cell>
          <table:table-cell office:value-type="float" office:value="0.288364492563379" calcext:value-type="float">
            <text:p>0.288364492563379</text:p>
          </table:table-cell>
          <table:table-cell office:value-type="float" office:value="-0.254099166547675" calcext:value-type="float">
            <text:p>-0.254099166547675</text:p>
          </table:table-cell>
          <table:table-cell office:value-type="float" office:value="0.718031705592376" calcext:value-type="float">
            <text:p>0.718031705592376</text:p>
          </table:table-cell>
          <table:table-cell office:value-type="float" office:value="3.07898223804773" calcext:value-type="float">
            <text:p>3.07898223804773</text:p>
          </table:table-cell>
          <table:table-cell office:value-type="float" office:value="-0.0151129253719771" calcext:value-type="float">
            <text:p>-0.015112925371977</text:p>
          </table:table-cell>
          <table:table-cell office:value-type="float" office:value="-0.00613217296849397" calcext:value-type="float">
            <text:p>-0.006132172968494</text:p>
          </table:table-cell>
          <table:table-cell office:value-type="float" office:value="0.0786329303082205" calcext:value-type="float">
            <text:p>0.078632930308221</text:p>
          </table:table-cell>
          <table:table-cell office:value-type="float" office:value="1.0785964038941" calcext:value-type="float">
            <text:p>1.0785964038941</text:p>
          </table:table-cell>
          <table:table-cell office:value-type="float" office:value="-1.05444678202147" calcext:value-type="float">
            <text:p>-1.05444678202147</text:p>
          </table:table-cell>
          <table:table-cell office:value-type="float" office:value="0.471287729286931" calcext:value-type="float">
            <text:p>0.471287729286931</text:p>
          </table:table-cell>
        </table:table-row>
        <table:table-row table:style-name="ro1">
          <table:table-cell table:formula="of:=SQRT([.B187]^2+[.C187]^2+[.D187]^2)" office:value-type="float" office:value="6.97694333433038" calcext:value-type="float">
            <text:p>6.97694333433038</text:p>
          </table:table-cell>
          <table:table-cell office:value-type="float" office:value="6.06170750814785" calcext:value-type="float">
            <text:p>6.06170750814785</text:p>
          </table:table-cell>
          <table:table-cell office:value-type="float" office:value="-3.4312766059789" calcext:value-type="float">
            <text:p>-3.4312766059789</text:p>
          </table:table-cell>
          <table:table-cell office:value-type="float" office:value="0.399726443187101" calcext:value-type="float">
            <text:p>0.399726443187101</text:p>
          </table:table-cell>
          <table:table-cell office:value-type="float" office:value="-0.0785392906132785" calcext:value-type="float">
            <text:p>-0.078539290613279</text:p>
          </table:table-cell>
          <table:table-cell office:value-type="float" office:value="0.222666065905739" calcext:value-type="float">
            <text:p>0.222666065905739</text:p>
          </table:table-cell>
          <table:table-cell office:value-type="float" office:value="-0.149386993938854" calcext:value-type="float">
            <text:p>-0.149386993938854</text:p>
          </table:table-cell>
          <table:table-cell office:value-type="float" office:value="6.12438704120697" calcext:value-type="float">
            <text:p>6.12438704120697</text:p>
          </table:table-cell>
          <table:table-cell office:value-type="float" office:value="-3.5186343627468" calcext:value-type="float">
            <text:p>-3.5186343627468</text:p>
          </table:table-cell>
          <table:table-cell office:value-type="float" office:value="0.555114002760863" calcext:value-type="float">
            <text:p>0.555114002760863</text:p>
          </table:table-cell>
          <table:table-cell office:value-type="float" office:value="-0.93723700689809" calcext:value-type="float">
            <text:p>-0.93723700689809</text:p>
          </table:table-cell>
          <table:table-cell office:value-type="float" office:value="-0.185385130181" calcext:value-type="float">
            <text:p>-0.185385130181</text:p>
          </table:table-cell>
          <table:table-cell office:value-type="float" office:value="-0.336103245978368" calcext:value-type="float">
            <text:p>-0.336103245978368</text:p>
          </table:table-cell>
          <table:table-cell office:value-type="float" office:value="0.0626795330591223" calcext:value-type="float">
            <text:p>0.062679533059122</text:p>
          </table:table-cell>
          <table:table-cell office:value-type="float" office:value="-0.0873577567678976" calcext:value-type="float">
            <text:p>-0.087357756767898</text:p>
          </table:table-cell>
          <table:table-cell office:value-type="float" office:value="0.155387559573761" calcext:value-type="float">
            <text:p>0.155387559573761</text:p>
          </table:table-cell>
          <table:table-cell office:value-type="float" office:value="-0.865477768957527" calcext:value-type="float">
            <text:p>-0.865477768957527</text:p>
          </table:table-cell>
          <table:table-cell office:value-type="float" office:value="-0.443109170149659" calcext:value-type="float">
            <text:p>-0.443109170149659</text:p>
          </table:table-cell>
          <table:table-cell office:value-type="float" office:value="-0.411504731762138" calcext:value-type="float">
            <text:p>-0.411504731762138</text:p>
          </table:table-cell>
        </table:table-row>
        <table:table-row table:style-name="ro1">
          <table:table-cell table:formula="of:=SQRT([.B188]^2+[.C188]^2+[.D188]^2)" office:value-type="float" office:value="4.70530444894016" calcext:value-type="float">
            <text:p>4.70530444894016</text:p>
          </table:table-cell>
          <table:table-cell office:value-type="float" office:value="3.53982793657792" calcext:value-type="float">
            <text:p>3.53982793657792</text:p>
          </table:table-cell>
          <table:table-cell office:value-type="float" office:value="-3.02482061202279" calcext:value-type="float">
            <text:p>-3.02482061202279</text:p>
          </table:table-cell>
          <table:table-cell office:value-type="float" office:value="0.678209703351884" calcext:value-type="float">
            <text:p>0.678209703351884</text:p>
          </table:table-cell>
          <table:table-cell office:value-type="float" office:value="-0.105909633455586" calcext:value-type="float">
            <text:p>-0.105909633455586</text:p>
          </table:table-cell>
          <table:table-cell office:value-type="float" office:value="0.35294889342661" calcext:value-type="float">
            <text:p>0.35294889342661</text:p>
          </table:table-cell>
          <table:table-cell office:value-type="float" office:value="-1.04386859240758" calcext:value-type="float">
            <text:p>-1.04386859240758</text:p>
          </table:table-cell>
          <table:table-cell office:value-type="float" office:value="3.59631634005017" calcext:value-type="float">
            <text:p>3.59631634005017</text:p>
          </table:table-cell>
          <table:table-cell office:value-type="float" office:value="-3.02674870813756" calcext:value-type="float">
            <text:p>-3.02674870813756</text:p>
          </table:table-cell>
          <table:table-cell office:value-type="float" office:value="0.711243622318025" calcext:value-type="float">
            <text:p>0.711243622318025</text:p>
          </table:table-cell>
          <table:table-cell office:value-type="float" office:value="-0.918105848141534" calcext:value-type="float">
            <text:p>-0.918105848141534</text:p>
          </table:table-cell>
          <table:table-cell office:value-type="float" office:value="0.662620179793556" calcext:value-type="float">
            <text:p>0.662620179793556</text:p>
          </table:table-cell>
          <table:table-cell office:value-type="float" office:value="-0.822869465967463" calcext:value-type="float">
            <text:p>-0.822869465967463</text:p>
          </table:table-cell>
          <table:table-cell office:value-type="float" office:value="0.0564884034722493" calcext:value-type="float">
            <text:p>0.056488403472249</text:p>
          </table:table-cell>
          <table:table-cell office:value-type="float" office:value="-0.00192809611476585" calcext:value-type="float">
            <text:p>-0.001928096114766</text:p>
          </table:table-cell>
          <table:table-cell office:value-type="float" office:value="0.0330339189661414" calcext:value-type="float">
            <text:p>0.033033918966141</text:p>
          </table:table-cell>
          <table:table-cell office:value-type="float" office:value="-0.71356079585404" calcext:value-type="float">
            <text:p>-0.71356079585404</text:p>
          </table:table-cell>
          <table:table-cell office:value-type="float" office:value="-0.303194635049232" calcext:value-type="float">
            <text:p>-0.303194635049232</text:p>
          </table:table-cell>
          <table:table-cell office:value-type="float" office:value="-0.309840653314577" calcext:value-type="float">
            <text:p>-0.309840653314577</text:p>
          </table:table-cell>
        </table:table-row>
        <table:table-row table:style-name="ro1">
          <table:table-cell table:formula="of:=SQRT([.B189]^2+[.C189]^2+[.D189]^2)" office:value-type="float" office:value="6.76079671664329" calcext:value-type="float">
            <text:p>6.76079671664329</text:p>
          </table:table-cell>
          <table:table-cell office:value-type="float" office:value="4.98604125800415" calcext:value-type="float">
            <text:p>4.98604125800415</text:p>
          </table:table-cell>
          <table:table-cell office:value-type="float" office:value="-4.50507682233214" calcext:value-type="float">
            <text:p>-4.50507682233214</text:p>
          </table:table-cell>
          <table:table-cell office:value-type="float" office:value="0.742999086231502" calcext:value-type="float">
            <text:p>0.742999086231502</text:p>
          </table:table-cell>
          <table:table-cell office:value-type="float" office:value="-0.0255268932770156" calcext:value-type="float">
            <text:p>-0.025526893277016</text:p>
          </table:table-cell>
          <table:table-cell office:value-type="float" office:value="-0.212729919404289" calcext:value-type="float">
            <text:p>-0.212729919404289</text:p>
          </table:table-cell>
          <table:table-cell office:value-type="float" office:value="-1.51822372471994" calcext:value-type="float">
            <text:p>-1.51822372471994</text:p>
          </table:table-cell>
          <table:table-cell office:value-type="float" office:value="5.02540233696533" calcext:value-type="float">
            <text:p>5.02540233696533</text:p>
          </table:table-cell>
          <table:table-cell office:value-type="float" office:value="-4.51503762474147" calcext:value-type="float">
            <text:p>-4.51503762474147</text:p>
          </table:table-cell>
          <table:table-cell office:value-type="float" office:value="0.812383680352765" calcext:value-type="float">
            <text:p>0.812383680352765</text:p>
          </table:table-cell>
          <table:table-cell office:value-type="float" office:value="-1.91579837965714" calcext:value-type="float">
            <text:p>-1.91579837965714</text:p>
          </table:table-cell>
          <table:table-cell office:value-type="float" office:value="1.2495078036079" calcext:value-type="float">
            <text:p>1.2495078036079</text:p>
          </table:table-cell>
          <table:table-cell office:value-type="float" office:value="0.206800827943849" calcext:value-type="float">
            <text:p>0.206800827943849</text:p>
          </table:table-cell>
          <table:table-cell office:value-type="float" office:value="0.0393610789611829" calcext:value-type="float">
            <text:p>0.039361078961183</text:p>
          </table:table-cell>
          <table:table-cell office:value-type="float" office:value="-0.00996080240932784" calcext:value-type="float">
            <text:p>-0.009960802409328</text:p>
          </table:table-cell>
          <table:table-cell office:value-type="float" office:value="0.0693845941212622" calcext:value-type="float">
            <text:p>0.069384594121262</text:p>
          </table:table-cell>
          <table:table-cell office:value-type="float" office:value="-1.88300692963279" calcext:value-type="float">
            <text:p>-1.88300692963279</text:p>
          </table:table-cell>
          <table:table-cell office:value-type="float" office:value="-0.254499623346347" calcext:value-type="float">
            <text:p>-0.254499623346347</text:p>
          </table:table-cell>
          <table:table-cell office:value-type="float" office:value="-0.11174860389524" calcext:value-type="float">
            <text:p>-0.11174860389524</text:p>
          </table:table-cell>
        </table:table-row>
        <table:table-row table:style-name="ro1">
          <table:table-cell table:formula="of:=SQRT([.B190]^2+[.C190]^2+[.D190]^2)" office:value-type="float" office:value="4.35721297652098" calcext:value-type="float">
            <text:p>4.35721297652098</text:p>
          </table:table-cell>
          <table:table-cell office:value-type="float" office:value="4.2251980148617" calcext:value-type="float">
            <text:p>4.2251980148617</text:p>
          </table:table-cell>
          <table:table-cell office:value-type="float" office:value="0.949019509667928" calcext:value-type="float">
            <text:p>0.949019509667928</text:p>
          </table:table-cell>
          <table:table-cell office:value-type="float" office:value="0.482046292633002" calcext:value-type="float">
            <text:p>0.482046292633002</text:p>
          </table:table-cell>
          <table:table-cell office:value-type="float" office:value="-0.221884506127502" calcext:value-type="float">
            <text:p>-0.221884506127502</text:p>
          </table:table-cell>
          <table:table-cell office:value-type="float" office:value="0.329108381661005" calcext:value-type="float">
            <text:p>0.329108381661005</text:p>
          </table:table-cell>
          <table:table-cell office:value-type="float" office:value="-1.10612877745181" calcext:value-type="float">
            <text:p>-1.10612877745181</text:p>
          </table:table-cell>
          <table:table-cell office:value-type="float" office:value="4.13499299427959" calcext:value-type="float">
            <text:p>4.13499299427959</text:p>
          </table:table-cell>
          <table:table-cell office:value-type="float" office:value="0.925714345017493" calcext:value-type="float">
            <text:p>0.925714345017493</text:p>
          </table:table-cell>
          <table:table-cell office:value-type="float" office:value="0.5395045237375" calcext:value-type="float">
            <text:p>0.5395045237375</text:p>
          </table:table-cell>
          <table:table-cell office:value-type="float" office:value="-0.334739497702695" calcext:value-type="float">
            <text:p>-0.334739497702695</text:p>
          </table:table-cell>
          <table:table-cell office:value-type="float" office:value="0.388230629217534" calcext:value-type="float">
            <text:p>0.388230629217534</text:p>
          </table:table-cell>
          <table:table-cell office:value-type="float" office:value="-1.03690309593008" calcext:value-type="float">
            <text:p>-1.03690309593008</text:p>
          </table:table-cell>
          <table:table-cell office:value-type="float" office:value="-0.0902050205821121" calcext:value-type="float">
            <text:p>-0.090205020582112</text:p>
          </table:table-cell>
          <table:table-cell office:value-type="float" office:value="-0.023305164650435" calcext:value-type="float">
            <text:p>-0.023305164650435</text:p>
          </table:table-cell>
          <table:table-cell office:value-type="float" office:value="0.057458231104498" calcext:value-type="float">
            <text:p>0.057458231104498</text:p>
          </table:table-cell>
          <table:table-cell office:value-type="float" office:value="-0.101629316334718" calcext:value-type="float">
            <text:p>-0.101629316334718</text:p>
          </table:table-cell>
          <table:table-cell office:value-type="float" office:value="-0.0658989657963951" calcext:value-type="float">
            <text:p>-0.065898965796395</text:p>
          </table:table-cell>
          <table:table-cell office:value-type="float" office:value="0.0262033795492171" calcext:value-type="float">
            <text:p>0.026203379549217</text:p>
          </table:table-cell>
        </table:table-row>
        <table:table-row table:style-name="ro1">
          <table:table-cell table:formula="of:=SQRT([.B191]^2+[.C191]^2+[.D191]^2)" office:value-type="float" office:value="3.48905890455932" calcext:value-type="float">
            <text:p>3.48905890455932</text:p>
          </table:table-cell>
          <table:table-cell office:value-type="float" office:value="3.3091857529138" calcext:value-type="float">
            <text:p>3.3091857529138</text:p>
          </table:table-cell>
          <table:table-cell office:value-type="float" office:value="0.884411112560898" calcext:value-type="float">
            <text:p>0.884411112560898</text:p>
          </table:table-cell>
          <table:table-cell office:value-type="float" office:value="0.663806203779213" calcext:value-type="float">
            <text:p>0.663806203779213</text:p>
          </table:table-cell>
          <table:table-cell office:value-type="float" office:value="-0.679969309431347" calcext:value-type="float">
            <text:p>-0.679969309431347</text:p>
          </table:table-cell>
          <table:table-cell office:value-type="float" office:value="0.319250989930444" calcext:value-type="float">
            <text:p>0.319250989930444</text:p>
          </table:table-cell>
          <table:table-cell office:value-type="float" office:value="-2.25864808137655" calcext:value-type="float">
            <text:p>-2.25864808137655</text:p>
          </table:table-cell>
          <table:table-cell office:value-type="float" office:value="3.15939685153082" calcext:value-type="float">
            <text:p>3.15939685153082</text:p>
          </table:table-cell>
          <table:table-cell office:value-type="float" office:value="0.838704633321494" calcext:value-type="float">
            <text:p>0.838704633321494</text:p>
          </table:table-cell>
          <table:table-cell office:value-type="float" office:value="0.638991122252951" calcext:value-type="float">
            <text:p>0.638991122252951</text:p>
          </table:table-cell>
          <table:table-cell office:value-type="float" office:value="-0.713220225532977" calcext:value-type="float">
            <text:p>-0.713220225532977</text:p>
          </table:table-cell>
          <table:table-cell office:value-type="float" office:value="0.49710056970764" calcext:value-type="float">
            <text:p>0.49710056970764</text:p>
          </table:table-cell>
          <table:table-cell office:value-type="float" office:value="-2.20138430499241" calcext:value-type="float">
            <text:p>-2.20138430499241</text:p>
          </table:table-cell>
          <table:table-cell office:value-type="float" office:value="-0.149788901382987" calcext:value-type="float">
            <text:p>-0.149788901382987</text:p>
          </table:table-cell>
          <table:table-cell office:value-type="float" office:value="-0.0457064792394041" calcext:value-type="float">
            <text:p>-0.045706479239404</text:p>
          </table:table-cell>
          <table:table-cell office:value-type="float" office:value="-0.0248150815262629" calcext:value-type="float">
            <text:p>-0.024815081526263</text:p>
          </table:table-cell>
          <table:table-cell office:value-type="float" office:value="-0.119628878123384" calcext:value-type="float">
            <text:p>-0.119628878123384</text:p>
          </table:table-cell>
          <table:table-cell office:value-type="float" office:value="-0.135405428883309" calcext:value-type="float">
            <text:p>-0.135405428883309</text:p>
          </table:table-cell>
          <table:table-cell office:value-type="float" office:value="0.035890678880028" calcext:value-type="float">
            <text:p>0.035890678880028</text:p>
          </table:table-cell>
        </table:table-row>
        <table:table-row table:style-name="ro1">
          <table:table-cell table:formula="of:=SQRT([.B192]^2+[.C192]^2+[.D192]^2)" office:value-type="float" office:value="5.12171843984545" calcext:value-type="float">
            <text:p>5.12171843984545</text:p>
          </table:table-cell>
          <table:table-cell office:value-type="float" office:value="4.46902648433955" calcext:value-type="float">
            <text:p>4.46902648433955</text:p>
          </table:table-cell>
          <table:table-cell office:value-type="float" office:value="-2.4854322226207" calcext:value-type="float">
            <text:p>-2.4854322226207</text:p>
          </table:table-cell>
          <table:table-cell office:value-type="float" office:value="0.287104033554589" calcext:value-type="float">
            <text:p>0.287104033554589</text:p>
          </table:table-cell>
          <table:table-cell office:value-type="float" office:value="0.349818191443244" calcext:value-type="float">
            <text:p>0.349818191443244</text:p>
          </table:table-cell>
          <table:table-cell office:value-type="float" office:value="-0.300996383337375" calcext:value-type="float">
            <text:p>-0.300996383337375</text:p>
          </table:table-cell>
          <table:table-cell office:value-type="float" office:value="-0.985726860670388" calcext:value-type="float">
            <text:p>-0.985726860670388</text:p>
          </table:table-cell>
          <table:table-cell office:value-type="float" office:value="4.55872340658904" calcext:value-type="float">
            <text:p>4.55872340658904</text:p>
          </table:table-cell>
          <table:table-cell office:value-type="float" office:value="-2.5511371333191" calcext:value-type="float">
            <text:p>-2.5511371333191</text:p>
          </table:table-cell>
          <table:table-cell office:value-type="float" office:value="0.400912791324406" calcext:value-type="float">
            <text:p>0.400912791324406</text:p>
          </table:table-cell>
          <table:table-cell office:value-type="float" office:value="0.239141288184897" calcext:value-type="float">
            <text:p>0.239141288184897</text:p>
          </table:table-cell>
          <table:table-cell office:value-type="float" office:value="-0.386005351918556" calcext:value-type="float">
            <text:p>-0.386005351918556</text:p>
          </table:table-cell>
          <table:table-cell office:value-type="float" office:value="-1.06273460266142" calcext:value-type="float">
            <text:p>-1.06273460266142</text:p>
          </table:table-cell>
          <table:table-cell office:value-type="float" office:value="0.0896969222494901" calcext:value-type="float">
            <text:p>0.08969692224949</text:p>
          </table:table-cell>
          <table:table-cell office:value-type="float" office:value="-0.0657049106984018" calcext:value-type="float">
            <text:p>-0.065704910698402</text:p>
          </table:table-cell>
          <table:table-cell office:value-type="float" office:value="0.113808757769817" calcext:value-type="float">
            <text:p>0.113808757769817</text:p>
          </table:table-cell>
          <table:table-cell office:value-type="float" office:value="0.0158175712917767" calcext:value-type="float">
            <text:p>0.015817571291777</text:p>
          </table:table-cell>
          <table:table-cell office:value-type="float" office:value="-0.133519669113778" calcext:value-type="float">
            <text:p>-0.133519669113778</text:p>
          </table:table-cell>
          <table:table-cell office:value-type="float" office:value="-0.0386083074775527" calcext:value-type="float">
            <text:p>-0.038608307477553</text:p>
          </table:table-cell>
        </table:table-row>
        <table:table-row table:style-name="ro1">
          <table:table-cell table:formula="of:=SQRT([.B193]^2+[.C193]^2+[.D193]^2)" office:value-type="float" office:value="4.42091573505856" calcext:value-type="float">
            <text:p>4.42091573505856</text:p>
          </table:table-cell>
          <table:table-cell office:value-type="float" office:value="3.45387925391273" calcext:value-type="float">
            <text:p>3.45387925391273</text:p>
          </table:table-cell>
          <table:table-cell office:value-type="float" office:value="-2.22138108003426" calcext:value-type="float">
            <text:p>-2.22138108003426</text:p>
          </table:table-cell>
          <table:table-cell office:value-type="float" office:value="1.63727826991794" calcext:value-type="float">
            <text:p>1.63727826991794</text:p>
          </table:table-cell>
          <table:table-cell office:value-type="float" office:value="-0.150553841424345" calcext:value-type="float">
            <text:p>-0.150553841424345</text:p>
          </table:table-cell>
          <table:table-cell office:value-type="float" office:value="0.355959181137463" calcext:value-type="float">
            <text:p>0.355959181137463</text:p>
          </table:table-cell>
          <table:table-cell office:value-type="float" office:value="-1.81396042757962" calcext:value-type="float">
            <text:p>-1.81396042757962</text:p>
          </table:table-cell>
          <table:table-cell office:value-type="float" office:value="3.40466872870059" calcext:value-type="float">
            <text:p>3.40466872870059</text:p>
          </table:table-cell>
          <table:table-cell office:value-type="float" office:value="-2.18399279843848" calcext:value-type="float">
            <text:p>-2.18399279843848</text:p>
          </table:table-cell>
          <table:table-cell office:value-type="float" office:value="1.54015364122829" calcext:value-type="float">
            <text:p>1.54015364122829</text:p>
          </table:table-cell>
          <table:table-cell office:value-type="float" office:value="-0.153271426039552" calcext:value-type="float">
            <text:p>-0.153271426039552</text:p>
          </table:table-cell>
          <table:table-cell office:value-type="float" office:value="0.434763916006117" calcext:value-type="float">
            <text:p>0.434763916006117</text:p>
          </table:table-cell>
          <table:table-cell office:value-type="float" office:value="-1.7867021403356" calcext:value-type="float">
            <text:p>-1.7867021403356</text:p>
          </table:table-cell>
          <table:table-cell office:value-type="float" office:value="-0.0492105252121435" calcext:value-type="float">
            <text:p>-0.049210525212144</text:p>
          </table:table-cell>
          <table:table-cell office:value-type="float" office:value="0.0373882815957787" calcext:value-type="float">
            <text:p>0.037388281595779</text:p>
          </table:table-cell>
          <table:table-cell office:value-type="float" office:value="-0.0971246286896501" calcext:value-type="float">
            <text:p>-0.09712462868965</text:p>
          </table:table-cell>
          <table:table-cell office:value-type="float" office:value="-0.0759050649882447" calcext:value-type="float">
            <text:p>-0.075905064988245</text:p>
          </table:table-cell>
          <table:table-cell office:value-type="float" office:value="-0.0213487199719618" calcext:value-type="float">
            <text:p>-0.021348719971962</text:p>
          </table:table-cell>
          <table:table-cell office:value-type="float" office:value="0.0254001600743958" calcext:value-type="float">
            <text:p>0.025400160074396</text:p>
          </table:table-cell>
        </table:table-row>
        <table:table-row table:style-name="ro1">
          <table:table-cell table:formula="of:=SQRT([.B194]^2+[.C194]^2+[.D194]^2)" office:value-type="float" office:value="5.20216065046922" calcext:value-type="float">
            <text:p>5.20216065046922</text:p>
          </table:table-cell>
          <table:table-cell office:value-type="float" office:value="4.59789378706492" calcext:value-type="float">
            <text:p>4.59789378706492</text:p>
          </table:table-cell>
          <table:table-cell office:value-type="float" office:value="-1.98763414802837" calcext:value-type="float">
            <text:p>-1.98763414802837</text:p>
          </table:table-cell>
          <table:table-cell office:value-type="float" office:value="1.40397957597385" calcext:value-type="float">
            <text:p>1.40397957597385</text:p>
          </table:table-cell>
          <table:table-cell office:value-type="float" office:value="-0.416870341449539" calcext:value-type="float">
            <text:p>-0.416870341449539</text:p>
          </table:table-cell>
          <table:table-cell office:value-type="float" office:value="-0.216753069900498" calcext:value-type="float">
            <text:p>-0.216753069900498</text:p>
          </table:table-cell>
          <table:table-cell office:value-type="float" office:value="-1.2961638030032" calcext:value-type="float">
            <text:p>-1.2961638030032</text:p>
          </table:table-cell>
          <table:table-cell office:value-type="float" office:value="4.56751892675071" calcext:value-type="float">
            <text:p>4.56751892675071</text:p>
          </table:table-cell>
          <table:table-cell office:value-type="float" office:value="-2.01356491066466" calcext:value-type="float">
            <text:p>-2.01356491066466</text:p>
          </table:table-cell>
          <table:table-cell office:value-type="float" office:value="1.3977483970304" calcext:value-type="float">
            <text:p>1.3977483970304</text:p>
          </table:table-cell>
          <table:table-cell office:value-type="float" office:value="-0.536876165518028" calcext:value-type="float">
            <text:p>-0.536876165518028</text:p>
          </table:table-cell>
          <table:table-cell office:value-type="float" office:value="-0.174954527690655" calcext:value-type="float">
            <text:p>-0.174954527690655</text:p>
          </table:table-cell>
          <table:table-cell office:value-type="float" office:value="-1.31609292110799" calcext:value-type="float">
            <text:p>-1.31609292110799</text:p>
          </table:table-cell>
          <table:table-cell office:value-type="float" office:value="-0.030374860314204" calcext:value-type="float">
            <text:p>-0.030374860314204</text:p>
          </table:table-cell>
          <table:table-cell office:value-type="float" office:value="-0.0259307626362852" calcext:value-type="float">
            <text:p>-0.025930762636285</text:p>
          </table:table-cell>
          <table:table-cell office:value-type="float" office:value="-0.00623117894344705" calcext:value-type="float">
            <text:p>-0.006231178943447</text:p>
          </table:table-cell>
          <table:table-cell office:value-type="float" office:value="-0.07116039814668" calcext:value-type="float">
            <text:p>-0.07116039814668</text:p>
          </table:table-cell>
          <table:table-cell office:value-type="float" office:value="-0.102733969684718" calcext:value-type="float">
            <text:p>-0.102733969684718</text:p>
          </table:table-cell>
          <table:table-cell office:value-type="float" office:value="-0.000203439970004382" calcext:value-type="float">
            <text:p>-0.000203439970004</text:p>
          </table:table-cell>
        </table:table-row>
        <table:table-row table:style-name="ro1">
          <table:table-cell table:formula="of:=SQRT([.B195]^2+[.C195]^2+[.D195]^2)" office:value-type="float" office:value="1.59076705096" calcext:value-type="float">
            <text:p>1.59076705096</text:p>
          </table:table-cell>
          <table:table-cell office:value-type="float" office:value="1.42777832846185" calcext:value-type="float">
            <text:p>1.42777832846185</text:p>
          </table:table-cell>
          <table:table-cell office:value-type="float" office:value="0.241102355199217" calcext:value-type="float">
            <text:p>0.241102355199217</text:p>
          </table:table-cell>
          <table:table-cell office:value-type="float" office:value="0.658679367759487" calcext:value-type="float">
            <text:p>0.658679367759487</text:p>
          </table:table-cell>
          <table:table-cell office:value-type="float" office:value="-0.324335707637859" calcext:value-type="float">
            <text:p>-0.324335707637859</text:p>
          </table:table-cell>
          <table:table-cell office:value-type="float" office:value="-0.857761089049761" calcext:value-type="float">
            <text:p>-0.857761089049761</text:p>
          </table:table-cell>
          <table:table-cell office:value-type="float" office:value="1.07293697313998" calcext:value-type="float">
            <text:p>1.07293697313998</text:p>
          </table:table-cell>
          <table:table-cell office:value-type="float" office:value="1.45946938199077" calcext:value-type="float">
            <text:p>1.45946938199077</text:p>
          </table:table-cell>
          <table:table-cell office:value-type="float" office:value="0.25214741618246" calcext:value-type="float">
            <text:p>0.25214741618246</text:p>
          </table:table-cell>
          <table:table-cell office:value-type="float" office:value="0.593799478526496" calcext:value-type="float">
            <text:p>0.593799478526496</text:p>
          </table:table-cell>
          <table:table-cell office:value-type="float" office:value="-0.292767049312173" calcext:value-type="float">
            <text:p>-0.292767049312173</text:p>
          </table:table-cell>
          <table:table-cell office:value-type="float" office:value="-0.95150712642288" calcext:value-type="float">
            <text:p>-0.95150712642288</text:p>
          </table:table-cell>
          <table:table-cell office:value-type="float" office:value="1.11892057050426" calcext:value-type="float">
            <text:p>1.11892057050426</text:p>
          </table:table-cell>
          <table:table-cell office:value-type="float" office:value="0.0316910535289217" calcext:value-type="float">
            <text:p>0.031691053528922</text:p>
          </table:table-cell>
          <table:table-cell office:value-type="float" office:value="0.0110450609832432" calcext:value-type="float">
            <text:p>0.011045060983243</text:p>
          </table:table-cell>
          <table:table-cell office:value-type="float" office:value="-0.064879889232991" calcext:value-type="float">
            <text:p>-0.064879889232991</text:p>
          </table:table-cell>
          <table:table-cell office:value-type="float" office:value="-0.0738925823498744" calcext:value-type="float">
            <text:p>-0.073892582349874</text:p>
          </table:table-cell>
          <table:table-cell office:value-type="float" office:value="-0.0609417895451188" calcext:value-type="float">
            <text:p>-0.060941789545119</text:p>
          </table:table-cell>
          <table:table-cell office:value-type="float" office:value="0.0188829769765739" calcext:value-type="float">
            <text:p>0.018882976976574</text:p>
          </table:table-cell>
        </table:table-row>
        <table:table-row table:style-name="ro1">
          <table:table-cell table:formula="of:=SQRT([.B196]^2+[.C196]^2+[.D196]^2)" office:value-type="float" office:value="7.4648651570197" calcext:value-type="float">
            <text:p>7.4648651570197</text:p>
          </table:table-cell>
          <table:table-cell office:value-type="float" office:value="5.49692376201032" calcext:value-type="float">
            <text:p>5.49692376201032</text:p>
          </table:table-cell>
          <table:table-cell office:value-type="float" office:value="4.42841458016232" calcext:value-type="float">
            <text:p>4.42841458016232</text:p>
          </table:table-cell>
          <table:table-cell office:value-type="float" office:value="2.42841208886361" calcext:value-type="float">
            <text:p>2.42841208886361</text:p>
          </table:table-cell>
          <table:table-cell office:value-type="float" office:value="0.134008817851894" calcext:value-type="float">
            <text:p>0.134008817851894</text:p>
          </table:table-cell>
          <table:table-cell office:value-type="float" office:value="0.618933582043085" calcext:value-type="float">
            <text:p>0.618933582043085</text:p>
          </table:table-cell>
          <table:table-cell office:value-type="float" office:value="2.03932037284929" calcext:value-type="float">
            <text:p>2.03932037284929</text:p>
          </table:table-cell>
          <table:table-cell office:value-type="float" office:value="5.45792466069339" calcext:value-type="float">
            <text:p>5.45792466069339</text:p>
          </table:table-cell>
          <table:table-cell office:value-type="float" office:value="4.37961105919169" calcext:value-type="float">
            <text:p>4.37961105919169</text:p>
          </table:table-cell>
          <table:table-cell office:value-type="float" office:value="2.25497376817627" calcext:value-type="float">
            <text:p>2.25497376817627</text:p>
          </table:table-cell>
          <table:table-cell office:value-type="float" office:value="0.296871272074495" calcext:value-type="float">
            <text:p>0.296871272074495</text:p>
          </table:table-cell>
          <table:table-cell office:value-type="float" office:value="0.638005115758777" calcext:value-type="float">
            <text:p>0.638005115758777</text:p>
          </table:table-cell>
          <table:table-cell office:value-type="float" office:value="2.00463977315531" calcext:value-type="float">
            <text:p>2.00463977315531</text:p>
          </table:table-cell>
          <table:table-cell office:value-type="float" office:value="-0.0389991013169313" calcext:value-type="float">
            <text:p>-0.038999101316931</text:p>
          </table:table-cell>
          <table:table-cell office:value-type="float" office:value="-0.0488035209706261" calcext:value-type="float">
            <text:p>-0.048803520970626</text:p>
          </table:table-cell>
          <table:table-cell office:value-type="float" office:value="-0.173438320687341" calcext:value-type="float">
            <text:p>-0.173438320687341</text:p>
          </table:table-cell>
          <table:table-cell office:value-type="float" office:value="-0.0366055060145438" calcext:value-type="float">
            <text:p>-0.036605506014544</text:p>
          </table:table-cell>
          <table:table-cell office:value-type="float" office:value="-0.127956785243217" calcext:value-type="float">
            <text:p>-0.127956785243217</text:p>
          </table:table-cell>
          <table:table-cell office:value-type="float" office:value="0.0588650141369507" calcext:value-type="float">
            <text:p>0.058865014136951</text:p>
          </table:table-cell>
        </table:table-row>
        <table:table-row table:style-name="ro1">
          <table:table-cell table:formula="of:=SQRT([.B197]^2+[.C197]^2+[.D197]^2)" office:value-type="float" office:value="4.79053746093076" calcext:value-type="float">
            <text:p>4.79053746093076</text:p>
          </table:table-cell>
          <table:table-cell office:value-type="float" office:value="4.25487120778854" calcext:value-type="float">
            <text:p>4.25487120778854</text:p>
          </table:table-cell>
          <table:table-cell office:value-type="float" office:value="2.13502679130462" calcext:value-type="float">
            <text:p>2.13502679130462</text:p>
          </table:table-cell>
          <table:table-cell office:value-type="float" office:value="0.535705861573757" calcext:value-type="float">
            <text:p>0.535705861573757</text:p>
          </table:table-cell>
          <table:table-cell office:value-type="float" office:value="0.0660500702305127" calcext:value-type="float">
            <text:p>0.066050070230513</text:p>
          </table:table-cell>
          <table:table-cell office:value-type="float" office:value="-0.164368976185668" calcext:value-type="float">
            <text:p>-0.164368976185668</text:p>
          </table:table-cell>
          <table:table-cell office:value-type="float" office:value="2.98945047292607" calcext:value-type="float">
            <text:p>2.98945047292607</text:p>
          </table:table-cell>
          <table:table-cell office:value-type="float" office:value="4.2108195081784" calcext:value-type="float">
            <text:p>4.2108195081784</text:p>
          </table:table-cell>
          <table:table-cell office:value-type="float" office:value="2.10276210321526" calcext:value-type="float">
            <text:p>2.10276210321526</text:p>
          </table:table-cell>
          <table:table-cell office:value-type="float" office:value="0.577210305565767" calcext:value-type="float">
            <text:p>0.577210305565767</text:p>
          </table:table-cell>
          <table:table-cell office:value-type="float" office:value="0.213488381471263" calcext:value-type="float">
            <text:p>0.213488381471263</text:p>
          </table:table-cell>
          <table:table-cell office:value-type="float" office:value="-0.111348197480294" calcext:value-type="float">
            <text:p>-0.111348197480294</text:p>
          </table:table-cell>
          <table:table-cell office:value-type="float" office:value="3.04780349383574" calcext:value-type="float">
            <text:p>3.04780349383574</text:p>
          </table:table-cell>
          <table:table-cell office:value-type="float" office:value="-0.0440516996101419" calcext:value-type="float">
            <text:p>-0.044051699610142</text:p>
          </table:table-cell>
          <table:table-cell office:value-type="float" office:value="-0.0322646880893562" calcext:value-type="float">
            <text:p>-0.032264688089356</text:p>
          </table:table-cell>
          <table:table-cell office:value-type="float" office:value="0.0415044439920105" calcext:value-type="float">
            <text:p>0.041504443992011</text:p>
          </table:table-cell>
          <table:table-cell office:value-type="float" office:value="-0.137338346633065" calcext:value-type="float">
            <text:p>-0.137338346633065</text:p>
          </table:table-cell>
          <table:table-cell office:value-type="float" office:value="-0.0728306330391018" calcext:value-type="float">
            <text:p>-0.072830633039102</text:p>
          </table:table-cell>
          <table:table-cell office:value-type="float" office:value="0.0330371832215768" calcext:value-type="float">
            <text:p>0.033037183221577</text:p>
          </table:table-cell>
        </table:table-row>
        <table:table-row table:style-name="ro1">
          <table:table-cell table:formula="of:=SQRT([.B198]^2+[.C198]^2+[.D198]^2)" office:value-type="float" office:value="4.40754622403535" calcext:value-type="float">
            <text:p>4.40754622403535</text:p>
          </table:table-cell>
          <table:table-cell office:value-type="float" office:value="3.88594800956969" calcext:value-type="float">
            <text:p>3.88594800956969</text:p>
          </table:table-cell>
          <table:table-cell office:value-type="float" office:value="-2.07451880487727" calcext:value-type="float">
            <text:p>-2.07451880487727</text:p>
          </table:table-cell>
          <table:table-cell office:value-type="float" office:value="0.149142589960734" calcext:value-type="float">
            <text:p>0.149142589960734</text:p>
          </table:table-cell>
          <table:table-cell office:value-type="float" office:value="-0.488625695424657" calcext:value-type="float">
            <text:p>-0.488625695424657</text:p>
          </table:table-cell>
          <table:table-cell office:value-type="float" office:value="0.426077682039155" calcext:value-type="float">
            <text:p>0.426077682039155</text:p>
          </table:table-cell>
          <table:table-cell office:value-type="float" office:value="-2.91878682221368" calcext:value-type="float">
            <text:p>-2.91878682221368</text:p>
          </table:table-cell>
          <table:table-cell office:value-type="float" office:value="3.86697906030194" calcext:value-type="float">
            <text:p>3.86697906030194</text:p>
          </table:table-cell>
          <table:table-cell office:value-type="float" office:value="-2.06280495483231" calcext:value-type="float">
            <text:p>-2.06280495483231</text:p>
          </table:table-cell>
          <table:table-cell office:value-type="float" office:value="0.242769943274976" calcext:value-type="float">
            <text:p>0.242769943274976</text:p>
          </table:table-cell>
          <table:table-cell office:value-type="float" office:value="1.39570716527607" calcext:value-type="float">
            <text:p>1.39570716527607</text:p>
          </table:table-cell>
          <table:table-cell office:value-type="float" office:value="0.0722170659114445" calcext:value-type="float">
            <text:p>0.072217065911445</text:p>
          </table:table-cell>
          <table:table-cell office:value-type="float" office:value="-2.71938974435374" calcext:value-type="float">
            <text:p>-2.71938974435374</text:p>
          </table:table-cell>
          <table:table-cell office:value-type="float" office:value="-0.0189689492677458" calcext:value-type="float">
            <text:p>-0.018968949267746</text:p>
          </table:table-cell>
          <table:table-cell office:value-type="float" office:value="0.0117138500449632" calcext:value-type="float">
            <text:p>0.011713850044963</text:p>
          </table:table-cell>
          <table:table-cell office:value-type="float" office:value="0.0936273533142418" calcext:value-type="float">
            <text:p>0.093627353314242</text:p>
          </table:table-cell>
          <table:table-cell office:value-type="float" office:value="-1.82384249801963" calcext:value-type="float">
            <text:p>-1.82384249801963</text:p>
          </table:table-cell>
          <table:table-cell office:value-type="float" office:value="0.0215715370848368" calcext:value-type="float">
            <text:p>0.021571537084837</text:p>
          </table:table-cell>
          <table:table-cell office:value-type="float" office:value="0.890863679571355" calcext:value-type="float">
            <text:p>0.890863679571355</text:p>
          </table:table-cell>
        </table:table-row>
        <table:table-row table:style-name="ro1">
          <table:table-cell table:formula="of:=SQRT([.B199]^2+[.C199]^2+[.D199]^2)" office:value-type="float" office:value="4.42213483332594" calcext:value-type="float">
            <text:p>4.42213483332594</text:p>
          </table:table-cell>
          <table:table-cell office:value-type="float" office:value="3.83377668266624" calcext:value-type="float">
            <text:p>3.83377668266624</text:p>
          </table:table-cell>
          <table:table-cell office:value-type="float" office:value="1.42742865706617" calcext:value-type="float">
            <text:p>1.42742865706617</text:p>
          </table:table-cell>
          <table:table-cell office:value-type="float" office:value="1.67924991009246" calcext:value-type="float">
            <text:p>1.67924991009246</text:p>
          </table:table-cell>
          <table:table-cell office:value-type="float" office:value="0.629595142090615" calcext:value-type="float">
            <text:p>0.629595142090615</text:p>
          </table:table-cell>
          <table:table-cell office:value-type="float" office:value="-0.618073783394387" calcext:value-type="float">
            <text:p>-0.618073783394387</text:p>
          </table:table-cell>
          <table:table-cell office:value-type="float" office:value="-2.77629891618418" calcext:value-type="float">
            <text:p>-2.77629891618418</text:p>
          </table:table-cell>
          <table:table-cell office:value-type="float" office:value="3.8880588118415" calcext:value-type="float">
            <text:p>3.8880588118415</text:p>
          </table:table-cell>
          <table:table-cell office:value-type="float" office:value="1.45534182157077" calcext:value-type="float">
            <text:p>1.45534182157077</text:p>
          </table:table-cell>
          <table:table-cell office:value-type="float" office:value="1.62613575095212" calcext:value-type="float">
            <text:p>1.62613575095212</text:p>
          </table:table-cell>
          <table:table-cell office:value-type="float" office:value="0.710297268803275" calcext:value-type="float">
            <text:p>0.710297268803275</text:p>
          </table:table-cell>
          <table:table-cell office:value-type="float" office:value="-0.536643175762608" calcext:value-type="float">
            <text:p>-0.536643175762608</text:p>
          </table:table-cell>
          <table:table-cell office:value-type="float" office:value="-2.68821603671582" calcext:value-type="float">
            <text:p>-2.68821603671582</text:p>
          </table:table-cell>
          <table:table-cell office:value-type="float" office:value="0.0542821291752631" calcext:value-type="float">
            <text:p>0.054282129175263</text:p>
          </table:table-cell>
          <table:table-cell office:value-type="float" office:value="0.0279131645045978" calcext:value-type="float">
            <text:p>0.027913164504598</text:p>
          </table:table-cell>
          <table:table-cell office:value-type="float" office:value="-0.0531141591403408" calcext:value-type="float">
            <text:p>-0.053114159140341</text:p>
          </table:table-cell>
          <table:table-cell office:value-type="float" office:value="-0.0934402683101707" calcext:value-type="float">
            <text:p>-0.093440268310171</text:p>
          </table:table-cell>
          <table:table-cell office:value-type="float" office:value="-0.049730923724757" calcext:value-type="float">
            <text:p>-0.049730923724757</text:p>
          </table:table-cell>
          <table:table-cell office:value-type="float" office:value="0.0416557166459888" calcext:value-type="float">
            <text:p>0.041655716645989</text:p>
          </table:table-cell>
        </table:table-row>
        <table:table-row table:style-name="ro1">
          <table:table-cell table:formula="of:=SQRT([.B200]^2+[.C200]^2+[.D200]^2)" office:value-type="float" office:value="3.26164623701355" calcext:value-type="float">
            <text:p>3.26164623701355</text:p>
          </table:table-cell>
          <table:table-cell office:value-type="float" office:value="2.59487573712326" calcext:value-type="float">
            <text:p>2.59487573712326</text:p>
          </table:table-cell>
          <table:table-cell office:value-type="float" office:value="1.63152071401182" calcext:value-type="float">
            <text:p>1.63152071401182</text:p>
          </table:table-cell>
          <table:table-cell office:value-type="float" office:value="1.1149422604171" calcext:value-type="float">
            <text:p>1.1149422604171</text:p>
          </table:table-cell>
          <table:table-cell office:value-type="float" office:value="0.267057112541515" calcext:value-type="float">
            <text:p>0.267057112541515</text:p>
          </table:table-cell>
          <table:table-cell office:value-type="float" office:value="0.399103982080645" calcext:value-type="float">
            <text:p>0.399103982080645</text:p>
          </table:table-cell>
          <table:table-cell office:value-type="float" office:value="1.70193400292402" calcext:value-type="float">
            <text:p>1.70193400292402</text:p>
          </table:table-cell>
          <table:table-cell office:value-type="float" office:value="2.63619288940645" calcext:value-type="float">
            <text:p>2.63619288940645</text:p>
          </table:table-cell>
          <table:table-cell office:value-type="float" office:value="1.63092151658764" calcext:value-type="float">
            <text:p>1.63092151658764</text:p>
          </table:table-cell>
          <table:table-cell office:value-type="float" office:value="1.03321158628186" calcext:value-type="float">
            <text:p>1.03321158628186</text:p>
          </table:table-cell>
          <table:table-cell office:value-type="float" office:value="0.4643731335179" calcext:value-type="float">
            <text:p>0.4643731335179</text:p>
          </table:table-cell>
          <table:table-cell office:value-type="float" office:value="0.497686260289772" calcext:value-type="float">
            <text:p>0.497686260289772</text:p>
          </table:table-cell>
          <table:table-cell office:value-type="float" office:value="1.62781582948007" calcext:value-type="float">
            <text:p>1.62781582948007</text:p>
          </table:table-cell>
          <table:table-cell office:value-type="float" office:value="0.0413171522831846" calcext:value-type="float">
            <text:p>0.041317152283185</text:p>
          </table:table-cell>
          <table:table-cell office:value-type="float" office:value="-0.000599197424184572" calcext:value-type="float">
            <text:p>-0.000599197424185</text:p>
          </table:table-cell>
          <table:table-cell office:value-type="float" office:value="-0.0817306741352399" calcext:value-type="float">
            <text:p>-0.08173067413524</text:p>
          </table:table-cell>
          <table:table-cell office:value-type="float" office:value="0.0831432063825845" calcext:value-type="float">
            <text:p>0.083143206382585</text:p>
          </table:table-cell>
          <table:table-cell office:value-type="float" office:value="-0.185577281271645" calcext:value-type="float">
            <text:p>-0.185577281271645</text:p>
          </table:table-cell>
          <table:table-cell office:value-type="float" office:value="0.0194937977666165" calcext:value-type="float">
            <text:p>0.019493797766617</text:p>
          </table:table-cell>
        </table:table-row>
        <table:table-row table:style-name="ro1">
          <table:table-cell table:formula="of:=SQRT([.B201]^2+[.C201]^2+[.D201]^2)" office:value-type="float" office:value="3.34803021514528" calcext:value-type="float">
            <text:p>3.34803021514528</text:p>
          </table:table-cell>
          <table:table-cell office:value-type="float" office:value="3.29604196526644" calcext:value-type="float">
            <text:p>3.29604196526644</text:p>
          </table:table-cell>
          <table:table-cell office:value-type="float" office:value="0.515439180347617" calcext:value-type="float">
            <text:p>0.515439180347617</text:p>
          </table:table-cell>
          <table:table-cell office:value-type="float" office:value="0.282375877317586" calcext:value-type="float">
            <text:p>0.282375877317586</text:p>
          </table:table-cell>
          <table:table-cell office:value-type="float" office:value="0.18098758861789" calcext:value-type="float">
            <text:p>0.18098758861789</text:p>
          </table:table-cell>
          <table:table-cell office:value-type="float" office:value="-0.234517547073897" calcext:value-type="float">
            <text:p>-0.234517547073897</text:p>
          </table:table-cell>
          <table:table-cell office:value-type="float" office:value="0.482012176202745" calcext:value-type="float">
            <text:p>0.482012176202745</text:p>
          </table:table-cell>
          <table:table-cell office:value-type="float" office:value="3.25214200765171" calcext:value-type="float">
            <text:p>3.25214200765171</text:p>
          </table:table-cell>
          <table:table-cell office:value-type="float" office:value="0.502660904652766" calcext:value-type="float">
            <text:p>0.502660904652766</text:p>
          </table:table-cell>
          <table:table-cell office:value-type="float" office:value="0.332725010763432" calcext:value-type="float">
            <text:p>0.332725010763432</text:p>
          </table:table-cell>
          <table:table-cell office:value-type="float" office:value="0.22689823302435" calcext:value-type="float">
            <text:p>0.22689823302435</text:p>
          </table:table-cell>
          <table:table-cell office:value-type="float" office:value="-0.409935496911054" calcext:value-type="float">
            <text:p>-0.409935496911054</text:p>
          </table:table-cell>
          <table:table-cell office:value-type="float" office:value="0.497159960873244" calcext:value-type="float">
            <text:p>0.497159960873244</text:p>
          </table:table-cell>
          <table:table-cell office:value-type="float" office:value="-0.0438999576147272" calcext:value-type="float">
            <text:p>-0.043899957614727</text:p>
          </table:table-cell>
          <table:table-cell office:value-type="float" office:value="-0.0127782756948511" calcext:value-type="float">
            <text:p>-0.012778275694851</text:p>
          </table:table-cell>
          <table:table-cell office:value-type="float" office:value="0.0503491334458459" calcext:value-type="float">
            <text:p>0.050349133445846</text:p>
          </table:table-cell>
          <table:table-cell office:value-type="float" office:value="-0.0444032075619543" calcext:value-type="float">
            <text:p>-0.044403207561954</text:p>
          </table:table-cell>
          <table:table-cell office:value-type="float" office:value="-0.175242449633151" calcext:value-type="float">
            <text:p>-0.175242449633151</text:p>
          </table:table-cell>
          <table:table-cell office:value-type="float" office:value="-0.00335085964782778" calcext:value-type="float">
            <text:p>-0.003350859647828</text:p>
          </table:table-cell>
        </table:table-row>
        <table:table-row table:style-name="ro1">
          <table:table-cell table:formula="of:=SQRT([.B202]^2+[.C202]^2+[.D202]^2)" office:value-type="float" office:value="4.71834374913145" calcext:value-type="float">
            <text:p>4.71834374913145</text:p>
          </table:table-cell>
          <table:table-cell office:value-type="float" office:value="3.38760428295807" calcext:value-type="float">
            <text:p>3.38760428295807</text:p>
          </table:table-cell>
          <table:table-cell office:value-type="float" office:value="3.03156469206885" calcext:value-type="float">
            <text:p>3.03156469206885</text:p>
          </table:table-cell>
          <table:table-cell office:value-type="float" office:value="1.2635349123999" calcext:value-type="float">
            <text:p>1.2635349123999</text:p>
          </table:table-cell>
          <table:table-cell office:value-type="float" office:value="0.294013645208668" calcext:value-type="float">
            <text:p>0.294013645208668</text:p>
          </table:table-cell>
          <table:table-cell office:value-type="float" office:value="0.20169558542483" calcext:value-type="float">
            <text:p>0.20169558542483</text:p>
          </table:table-cell>
          <table:table-cell office:value-type="float" office:value="0.155911594119321" calcext:value-type="float">
            <text:p>0.155911594119321</text:p>
          </table:table-cell>
          <table:table-cell office:value-type="float" office:value="3.48907350441422" calcext:value-type="float">
            <text:p>3.48907350441422</text:p>
          </table:table-cell>
          <table:table-cell office:value-type="float" office:value="3.05788335343644" calcext:value-type="float">
            <text:p>3.05788335343644</text:p>
          </table:table-cell>
          <table:table-cell office:value-type="float" office:value="1.19412534337154" calcext:value-type="float">
            <text:p>1.19412534337154</text:p>
          </table:table-cell>
          <table:table-cell office:value-type="float" office:value="1.21992467513519" calcext:value-type="float">
            <text:p>1.21992467513519</text:p>
          </table:table-cell>
          <table:table-cell office:value-type="float" office:value="-0.336309518284192" calcext:value-type="float">
            <text:p>-0.336309518284192</text:p>
          </table:table-cell>
          <table:table-cell office:value-type="float" office:value="0.620252243735368" calcext:value-type="float">
            <text:p>0.620252243735368</text:p>
          </table:table-cell>
          <table:table-cell office:value-type="float" office:value="0.10146922145615" calcext:value-type="float">
            <text:p>0.10146922145615</text:p>
          </table:table-cell>
          <table:table-cell office:value-type="float" office:value="0.0263186613675921" calcext:value-type="float">
            <text:p>0.026318661367592</text:p>
          </table:table-cell>
          <table:table-cell office:value-type="float" office:value="-0.0694095690283545" calcext:value-type="float">
            <text:p>-0.069409569028355</text:p>
          </table:table-cell>
          <table:table-cell office:value-type="float" office:value="0.944737518973784" calcext:value-type="float">
            <text:p>0.944737518973784</text:p>
          </table:table-cell>
          <table:table-cell office:value-type="float" office:value="-0.580967546707297" calcext:value-type="float">
            <text:p>-0.580967546707297</text:p>
          </table:table-cell>
          <table:table-cell office:value-type="float" office:value="0.697867462901684" calcext:value-type="float">
            <text:p>0.697867462901684</text:p>
          </table:table-cell>
        </table:table-row>
        <table:table-row table:style-name="ro1">
          <table:table-cell table:formula="of:=SQRT([.B203]^2+[.C203]^2+[.D203]^2)" office:value-type="float" office:value="0.390589168140948" calcext:value-type="float">
            <text:p>0.390589168140948</text:p>
          </table:table-cell>
          <table:table-cell office:value-type="float" office:value="0.374695670860993" calcext:value-type="float">
            <text:p>0.374695670860993</text:p>
          </table:table-cell>
          <table:table-cell office:value-type="float" office:value="0.110178539288103" calcext:value-type="float">
            <text:p>0.110178539288103</text:p>
          </table:table-cell>
          <table:table-cell office:value-type="float" office:value="-0.00487257502851779" calcext:value-type="float">
            <text:p>-0.004872575028518</text:p>
          </table:table-cell>
          <table:table-cell office:value-type="float" office:value="0.103203535110062" calcext:value-type="float">
            <text:p>0.103203535110062</text:p>
          </table:table-cell>
          <table:table-cell office:value-type="float" office:value="-0.69268386745737" calcext:value-type="float">
            <text:p>-0.69268386745737</text:p>
          </table:table-cell>
          <table:table-cell office:value-type="float" office:value="-3.02535197755763" calcext:value-type="float">
            <text:p>-3.02535197755763</text:p>
          </table:table-cell>
          <table:table-cell office:value-type="float" office:value="0.485586018992154" calcext:value-type="float">
            <text:p>0.485586018992154</text:p>
          </table:table-cell>
          <table:table-cell office:value-type="float" office:value="0.137533633996732" calcext:value-type="float">
            <text:p>0.137533633996732</text:p>
          </table:table-cell>
          <table:table-cell office:value-type="float" office:value="-0.0207832084967793" calcext:value-type="float">
            <text:p>-0.020783208496779</text:p>
          </table:table-cell>
          <table:table-cell office:value-type="float" office:value="0.183076253272629" calcext:value-type="float">
            <text:p>0.183076253272629</text:p>
          </table:table-cell>
          <table:table-cell office:value-type="float" office:value="-0.609041562246171" calcext:value-type="float">
            <text:p>-0.609041562246171</text:p>
          </table:table-cell>
          <table:table-cell office:value-type="float" office:value="-2.9635120330269" calcext:value-type="float">
            <text:p>-2.9635120330269</text:p>
          </table:table-cell>
          <table:table-cell office:value-type="float" office:value="0.110890348131161" calcext:value-type="float">
            <text:p>0.110890348131161</text:p>
          </table:table-cell>
          <table:table-cell office:value-type="float" office:value="0.0273550947086288" calcext:value-type="float">
            <text:p>0.027355094708629</text:p>
          </table:table-cell>
          <table:table-cell office:value-type="float" office:value="-0.0159106334682615" calcext:value-type="float">
            <text:p>-0.015910633468262</text:p>
          </table:table-cell>
          <table:table-cell office:value-type="float" office:value="-0.0747688334098293" calcext:value-type="float">
            <text:p>-0.074768833409829</text:p>
          </table:table-cell>
          <table:table-cell office:value-type="float" office:value="-0.073799510806297" calcext:value-type="float">
            <text:p>-0.073799510806297</text:p>
          </table:table-cell>
          <table:table-cell office:value-type="float" office:value="0.0106270976797056" calcext:value-type="float">
            <text:p>0.010627097679706</text:p>
          </table:table-cell>
        </table:table-row>
        <table:table-row table:style-name="ro1">
          <table:table-cell table:formula="of:=SQRT([.B204]^2+[.C204]^2+[.D204]^2)" office:value-type="float" office:value="4.07439531365589" calcext:value-type="float">
            <text:p>4.07439531365589</text:p>
          </table:table-cell>
          <table:table-cell office:value-type="float" office:value="3.85982507583379" calcext:value-type="float">
            <text:p>3.85982507583379</text:p>
          </table:table-cell>
          <table:table-cell office:value-type="float" office:value="1.23487207364654" calcext:value-type="float">
            <text:p>1.23487207364654</text:p>
          </table:table-cell>
          <table:table-cell office:value-type="float" office:value="0.42135319820039" calcext:value-type="float">
            <text:p>0.42135319820039</text:p>
          </table:table-cell>
          <table:table-cell office:value-type="float" office:value="0.167967385959757" calcext:value-type="float">
            <text:p>0.167967385959757</text:p>
          </table:table-cell>
          <table:table-cell office:value-type="float" office:value="0.0815541253720338" calcext:value-type="float">
            <text:p>0.081554125372034</text:p>
          </table:table-cell>
          <table:table-cell office:value-type="float" office:value="-0.889773425913451" calcext:value-type="float">
            <text:p>-0.889773425913451</text:p>
          </table:table-cell>
          <table:table-cell office:value-type="float" office:value="3.89303380081767" calcext:value-type="float">
            <text:p>3.89303380081767</text:p>
          </table:table-cell>
          <table:table-cell office:value-type="float" office:value="1.2384501755219" calcext:value-type="float">
            <text:p>1.2384501755219</text:p>
          </table:table-cell>
          <table:table-cell office:value-type="float" office:value="0.483465522132109" calcext:value-type="float">
            <text:p>0.483465522132109</text:p>
          </table:table-cell>
          <table:table-cell office:value-type="float" office:value="-0.114786632334527" calcext:value-type="float">
            <text:p>-0.114786632334527</text:p>
          </table:table-cell>
          <table:table-cell office:value-type="float" office:value="-0.655904879412569" calcext:value-type="float">
            <text:p>-0.655904879412569</text:p>
          </table:table-cell>
          <table:table-cell office:value-type="float" office:value="-0.906458492573686" calcext:value-type="float">
            <text:p>-0.906458492573686</text:p>
          </table:table-cell>
          <table:table-cell office:value-type="float" office:value="0.0332087249838793" calcext:value-type="float">
            <text:p>0.033208724983879</text:p>
          </table:table-cell>
          <table:table-cell office:value-type="float" office:value="0.00357810187535379" calcext:value-type="float">
            <text:p>0.003578101875354</text:p>
          </table:table-cell>
          <table:table-cell office:value-type="float" office:value="0.0621123239317186" calcext:value-type="float">
            <text:p>0.062112323931719</text:p>
          </table:table-cell>
          <table:table-cell office:value-type="float" office:value="0.493445228280683" calcext:value-type="float">
            <text:p>0.493445228280683</text:p>
          </table:table-cell>
          <table:table-cell office:value-type="float" office:value="-0.635415234253034" calcext:value-type="float">
            <text:p>-0.635415234253034</text:p>
          </table:table-cell>
          <table:table-cell office:value-type="float" office:value="0.234962899295148" calcext:value-type="float">
            <text:p>0.234962899295148</text:p>
          </table:table-cell>
        </table:table-row>
        <table:table-row table:style-name="ro1">
          <table:table-cell table:formula="of:=SQRT([.B205]^2+[.C205]^2+[.D205]^2)" office:value-type="float" office:value="1.19398328714988" calcext:value-type="float">
            <text:p>1.19398328714988</text:p>
          </table:table-cell>
          <table:table-cell office:value-type="float" office:value="1.13636026202061" calcext:value-type="float">
            <text:p>1.13636026202061</text:p>
          </table:table-cell>
          <table:table-cell office:value-type="float" office:value="0.336404856621678" calcext:value-type="float">
            <text:p>0.336404856621678</text:p>
          </table:table-cell>
          <table:table-cell office:value-type="float" office:value="0.145303879284238" calcext:value-type="float">
            <text:p>0.145303879284238</text:p>
          </table:table-cell>
          <table:table-cell office:value-type="float" office:value="-0.688190485851542" calcext:value-type="float">
            <text:p>-0.688190485851542</text:p>
          </table:table-cell>
          <table:table-cell office:value-type="float" office:value="0.224550615457448" calcext:value-type="float">
            <text:p>0.224550615457448</text:p>
          </table:table-cell>
          <table:table-cell office:value-type="float" office:value="-0.055449446498181" calcext:value-type="float">
            <text:p>-0.055449446498181</text:p>
          </table:table-cell>
          <table:table-cell office:value-type="float" office:value="1.21001191747292" calcext:value-type="float">
            <text:p>1.21001191747292</text:p>
          </table:table-cell>
          <table:table-cell office:value-type="float" office:value="0.353282206878717" calcext:value-type="float">
            <text:p>0.353282206878717</text:p>
          </table:table-cell>
          <table:table-cell office:value-type="float" office:value="0.138966368774269" calcext:value-type="float">
            <text:p>0.138966368774269</text:p>
          </table:table-cell>
          <table:table-cell office:value-type="float" office:value="-0.768620530422214" calcext:value-type="float">
            <text:p>-0.768620530422214</text:p>
          </table:table-cell>
          <table:table-cell office:value-type="float" office:value="0.148649454411407" calcext:value-type="float">
            <text:p>0.148649454411407</text:p>
          </table:table-cell>
          <table:table-cell office:value-type="float" office:value="-0.0241205562336688" calcext:value-type="float">
            <text:p>-0.024120556233669</text:p>
          </table:table-cell>
          <table:table-cell office:value-type="float" office:value="0.0736516554523152" calcext:value-type="float">
            <text:p>0.073651655452315</text:p>
          </table:table-cell>
          <table:table-cell office:value-type="float" office:value="0.0168773502570397" calcext:value-type="float">
            <text:p>0.01687735025704</text:p>
          </table:table-cell>
          <table:table-cell office:value-type="float" office:value="-0.00633751050996922" calcext:value-type="float">
            <text:p>-0.006337510509969</text:p>
          </table:table-cell>
          <table:table-cell office:value-type="float" office:value="-0.0754819460623168" calcext:value-type="float">
            <text:p>-0.075481946062317</text:p>
          </table:table-cell>
          <table:table-cell office:value-type="float" office:value="-0.0794882500987288" calcext:value-type="float">
            <text:p>-0.079488250098729</text:p>
          </table:table-cell>
          <table:table-cell office:value-type="float" office:value="0.0133860897177538" calcext:value-type="float">
            <text:p>0.013386089717754</text:p>
          </table:table-cell>
        </table:table-row>
        <table:table-row table:style-name="ro1">
          <table:table-cell table:formula="of:=SQRT([.B206]^2+[.C206]^2+[.D206]^2)" office:value-type="float" office:value="6.37624037776912" calcext:value-type="float">
            <text:p>6.37624037776912</text:p>
          </table:table-cell>
          <table:table-cell office:value-type="float" office:value="6.00038660556267" calcext:value-type="float">
            <text:p>6.00038660556267</text:p>
          </table:table-cell>
          <table:table-cell office:value-type="float" office:value="2.09190384358538" calcext:value-type="float">
            <text:p>2.09190384358538</text:p>
          </table:table-cell>
          <table:table-cell office:value-type="float" office:value="0.52510974859559" calcext:value-type="float">
            <text:p>0.52510974859559</text:p>
          </table:table-cell>
          <table:table-cell office:value-type="float" office:value="0.501208518578779" calcext:value-type="float">
            <text:p>0.501208518578779</text:p>
          </table:table-cell>
          <table:table-cell office:value-type="float" office:value="-0.00355837883196708" calcext:value-type="float">
            <text:p>-0.003558378831967</text:p>
          </table:table-cell>
          <table:table-cell office:value-type="float" office:value="0.591226617869194" calcext:value-type="float">
            <text:p>0.591226617869194</text:p>
          </table:table-cell>
          <table:table-cell office:value-type="float" office:value="5.91007505943753" calcext:value-type="float">
            <text:p>5.91007505943753</text:p>
          </table:table-cell>
          <table:table-cell office:value-type="float" office:value="2.0564839928329" calcext:value-type="float">
            <text:p>2.0564839928329</text:p>
          </table:table-cell>
          <table:table-cell office:value-type="float" office:value="0.637231130215553" calcext:value-type="float">
            <text:p>0.637231130215553</text:p>
          </table:table-cell>
          <table:table-cell office:value-type="float" office:value="0.5755571000552" calcext:value-type="float">
            <text:p>0.5755571000552</text:p>
          </table:table-cell>
          <table:table-cell office:value-type="float" office:value="-0.0622695116206322" calcext:value-type="float">
            <text:p>-0.062269511620632</text:p>
          </table:table-cell>
          <table:table-cell office:value-type="float" office:value="0.603420904592154" calcext:value-type="float">
            <text:p>0.603420904592154</text:p>
          </table:table-cell>
          <table:table-cell office:value-type="float" office:value="-0.0903115461251325" calcext:value-type="float">
            <text:p>-0.090311546125133</text:p>
          </table:table-cell>
          <table:table-cell office:value-type="float" office:value="-0.0354198507524894" calcext:value-type="float">
            <text:p>-0.03541985075249</text:p>
          </table:table-cell>
          <table:table-cell office:value-type="float" office:value="0.112121381619964" calcext:value-type="float">
            <text:p>0.112121381619964</text:p>
          </table:table-cell>
          <table:table-cell office:value-type="float" office:value="0.0289627151939147" calcext:value-type="float">
            <text:p>0.028962715193915</text:p>
          </table:table-cell>
          <table:table-cell office:value-type="float" office:value="-0.0901696409567756" calcext:value-type="float">
            <text:p>-0.090169640956776</text:p>
          </table:table-cell>
          <table:table-cell office:value-type="float" office:value="0.0110521973132607" calcext:value-type="float">
            <text:p>0.011052197313261</text:p>
          </table:table-cell>
        </table:table-row>
        <table:table-row table:style-name="ro1">
          <table:table-cell table:formula="of:=SQRT([.B207]^2+[.C207]^2+[.D207]^2)" office:value-type="float" office:value="4.37826168517344" calcext:value-type="float">
            <text:p>4.37826168517344</text:p>
          </table:table-cell>
          <table:table-cell office:value-type="float" office:value="3.24957274576792" calcext:value-type="float">
            <text:p>3.24957274576792</text:p>
          </table:table-cell>
          <table:table-cell office:value-type="float" office:value="-2.52855889552504" calcext:value-type="float">
            <text:p>-2.52855889552504</text:p>
          </table:table-cell>
          <table:table-cell office:value-type="float" office:value="1.48857054440874" calcext:value-type="float">
            <text:p>1.48857054440874</text:p>
          </table:table-cell>
          <table:table-cell office:value-type="float" office:value="-0.591690066273542" calcext:value-type="float">
            <text:p>-0.591690066273542</text:p>
          </table:table-cell>
          <table:table-cell office:value-type="float" office:value="0.17604851967396" calcext:value-type="float">
            <text:p>0.17604851967396</text:p>
          </table:table-cell>
          <table:table-cell office:value-type="float" office:value="-0.730022087881688" calcext:value-type="float">
            <text:p>-0.730022087881688</text:p>
          </table:table-cell>
          <table:table-cell office:value-type="float" office:value="3.19708909488452" calcext:value-type="float">
            <text:p>3.19708909488452</text:p>
          </table:table-cell>
          <table:table-cell office:value-type="float" office:value="-2.45576396895602" calcext:value-type="float">
            <text:p>-2.45576396895602</text:p>
          </table:table-cell>
          <table:table-cell office:value-type="float" office:value="1.38783747215931" calcext:value-type="float">
            <text:p>1.38783747215931</text:p>
          </table:table-cell>
          <table:table-cell office:value-type="float" office:value="-0.744407291841472" calcext:value-type="float">
            <text:p>-0.744407291841472</text:p>
          </table:table-cell>
          <table:table-cell office:value-type="float" office:value="-0.0233942648273637" calcext:value-type="float">
            <text:p>-0.023394264827364</text:p>
          </table:table-cell>
          <table:table-cell office:value-type="float" office:value="-0.876964725556315" calcext:value-type="float">
            <text:p>-0.876964725556315</text:p>
          </table:table-cell>
          <table:table-cell office:value-type="float" office:value="-0.052483650883393" calcext:value-type="float">
            <text:p>-0.052483650883393</text:p>
          </table:table-cell>
          <table:table-cell office:value-type="float" office:value="0.0727949265690233" calcext:value-type="float">
            <text:p>0.072794926569023</text:p>
          </table:table-cell>
          <table:table-cell office:value-type="float" office:value="-0.100733072249429" calcext:value-type="float">
            <text:p>-0.100733072249429</text:p>
          </table:table-cell>
          <table:table-cell office:value-type="float" office:value="0.0180019149472486" calcext:value-type="float">
            <text:p>0.018001914947249</text:p>
          </table:table-cell>
          <table:table-cell office:value-type="float" office:value="-0.250137015052779" calcext:value-type="float">
            <text:p>-0.250137015052779</text:p>
          </table:table-cell>
          <table:table-cell office:value-type="float" office:value="-0.15640525138372" calcext:value-type="float">
            <text:p>-0.15640525138372</text:p>
          </table:table-cell>
        </table:table-row>
        <table:table-row table:style-name="ro1">
          <table:table-cell table:formula="of:=SQRT([.B208]^2+[.C208]^2+[.D208]^2)" office:value-type="float" office:value="5.51892729633018" calcext:value-type="float">
            <text:p>5.51892729633018</text:p>
          </table:table-cell>
          <table:table-cell office:value-type="float" office:value="5.32256971643317" calcext:value-type="float">
            <text:p>5.32256971643317</text:p>
          </table:table-cell>
          <table:table-cell office:value-type="float" office:value="1.36613375520275" calcext:value-type="float">
            <text:p>1.36613375520275</text:p>
          </table:table-cell>
          <table:table-cell office:value-type="float" office:value="0.512336489801897" calcext:value-type="float">
            <text:p>0.512336489801897</text:p>
          </table:table-cell>
          <table:table-cell office:value-type="float" office:value="-0.418408383994872" calcext:value-type="float">
            <text:p>-0.418408383994872</text:p>
          </table:table-cell>
          <table:table-cell office:value-type="float" office:value="-0.27449993131551" calcext:value-type="float">
            <text:p>-0.27449993131551</text:p>
          </table:table-cell>
          <table:table-cell office:value-type="float" office:value="0.474627167369746" calcext:value-type="float">
            <text:p>0.474627167369746</text:p>
          </table:table-cell>
          <table:table-cell office:value-type="float" office:value="5.22002397636351" calcext:value-type="float">
            <text:p>5.22002397636351</text:p>
          </table:table-cell>
          <table:table-cell office:value-type="float" office:value="1.33768596059002" calcext:value-type="float">
            <text:p>1.33768596059002</text:p>
          </table:table-cell>
          <table:table-cell office:value-type="float" office:value="0.607289037947123" calcext:value-type="float">
            <text:p>0.607289037947123</text:p>
          </table:table-cell>
          <table:table-cell office:value-type="float" office:value="-0.420108548998416" calcext:value-type="float">
            <text:p>-0.420108548998416</text:p>
          </table:table-cell>
          <table:table-cell office:value-type="float" office:value="-0.366104913699827" calcext:value-type="float">
            <text:p>-0.366104913699827</text:p>
          </table:table-cell>
          <table:table-cell office:value-type="float" office:value="0.473546151522991" calcext:value-type="float">
            <text:p>0.473546151522991</text:p>
          </table:table-cell>
          <table:table-cell office:value-type="float" office:value="-0.102545740069659" calcext:value-type="float">
            <text:p>-0.102545740069659</text:p>
          </table:table-cell>
          <table:table-cell office:value-type="float" office:value="-0.0284477946127295" calcext:value-type="float">
            <text:p>-0.02844779461273</text:p>
          </table:table-cell>
          <table:table-cell office:value-type="float" office:value="0.0949525481452251" calcext:value-type="float">
            <text:p>0.094952548145225</text:p>
          </table:table-cell>
          <table:table-cell office:value-type="float" office:value="-0.0433725680155117" calcext:value-type="float">
            <text:p>-0.043372568015512</text:p>
          </table:table-cell>
          <table:table-cell office:value-type="float" office:value="-0.0807278363245563" calcext:value-type="float">
            <text:p>-0.080727836324556</text:p>
          </table:table-cell>
          <table:table-cell office:value-type="float" office:value="-0.00229706301317822" calcext:value-type="float">
            <text:p>-0.002297063013178</text:p>
          </table:table-cell>
        </table:table-row>
        <table:table-row table:style-name="ro1">
          <table:table-cell table:formula="of:=SQRT([.B209]^2+[.C209]^2+[.D209]^2)" office:value-type="float" office:value="1.30532957751309" calcext:value-type="float">
            <text:p>1.30532957751309</text:p>
          </table:table-cell>
          <table:table-cell office:value-type="float" office:value="1.12227060478988" calcext:value-type="float">
            <text:p>1.12227060478988</text:p>
          </table:table-cell>
          <table:table-cell office:value-type="float" office:value="-0.417874598326553" calcext:value-type="float">
            <text:p>-0.417874598326553</text:p>
          </table:table-cell>
          <table:table-cell office:value-type="float" office:value="0.519398513309863" calcext:value-type="float">
            <text:p>0.519398513309863</text:p>
          </table:table-cell>
          <table:table-cell office:value-type="float" office:value="-0.554842632489616" calcext:value-type="float">
            <text:p>-0.554842632489616</text:p>
          </table:table-cell>
          <table:table-cell office:value-type="float" office:value="0.580906013289339" calcext:value-type="float">
            <text:p>0.580906013289339</text:p>
          </table:table-cell>
          <table:table-cell office:value-type="float" office:value="0.36894039091414" calcext:value-type="float">
            <text:p>0.36894039091414</text:p>
          </table:table-cell>
          <table:table-cell office:value-type="float" office:value="1.18248728528368" calcext:value-type="float">
            <text:p>1.18248728528368</text:p>
          </table:table-cell>
          <table:table-cell office:value-type="float" office:value="-0.394009662126389" calcext:value-type="float">
            <text:p>-0.394009662126389</text:p>
          </table:table-cell>
          <table:table-cell office:value-type="float" office:value="0.479194535275905" calcext:value-type="float">
            <text:p>0.479194535275905</text:p>
          </table:table-cell>
          <table:table-cell office:value-type="float" office:value="-0.568057107670526" calcext:value-type="float">
            <text:p>-0.568057107670526</text:p>
          </table:table-cell>
          <table:table-cell office:value-type="float" office:value="0.522758845470162" calcext:value-type="float">
            <text:p>0.522758845470162</text:p>
          </table:table-cell>
          <table:table-cell office:value-type="float" office:value="0.371849864033192" calcext:value-type="float">
            <text:p>0.371849864033192</text:p>
          </table:table-cell>
          <table:table-cell office:value-type="float" office:value="0.0602166804938063" calcext:value-type="float">
            <text:p>0.060216680493806</text:p>
          </table:table-cell>
          <table:table-cell office:value-type="float" office:value="0.0238649362001635" calcext:value-type="float">
            <text:p>0.023864936200164</text:p>
          </table:table-cell>
          <table:table-cell office:value-type="float" office:value="-0.0402039780339586" calcext:value-type="float">
            <text:p>-0.040203978033959</text:p>
          </table:table-cell>
          <table:table-cell office:value-type="float" office:value="-0.0316664836482992" calcext:value-type="float">
            <text:p>-0.031666483648299</text:p>
          </table:table-cell>
          <table:table-cell office:value-type="float" office:value="-0.0500571440481576" calcext:value-type="float">
            <text:p>-0.050057144048158</text:p>
          </table:table-cell>
          <table:table-cell office:value-type="float" office:value="-0.00481399686480444" calcext:value-type="float">
            <text:p>-0.004813996864804</text:p>
          </table:table-cell>
        </table:table-row>
        <table:table-row table:style-name="ro1">
          <table:table-cell table:formula="of:=SQRT([.B210]^2+[.C210]^2+[.D210]^2)" office:value-type="float" office:value="3.26172913537576" calcext:value-type="float">
            <text:p>3.26172913537576</text:p>
          </table:table-cell>
          <table:table-cell office:value-type="float" office:value="2.54696538043847" calcext:value-type="float">
            <text:p>2.54696538043847</text:p>
          </table:table-cell>
          <table:table-cell office:value-type="float" office:value="1.93892281736011" calcext:value-type="float">
            <text:p>1.93892281736011</text:p>
          </table:table-cell>
          <table:table-cell office:value-type="float" office:value="0.626436438696999" calcext:value-type="float">
            <text:p>0.626436438696999</text:p>
          </table:table-cell>
          <table:table-cell office:value-type="float" office:value="0.234522410279542" calcext:value-type="float">
            <text:p>0.234522410279542</text:p>
          </table:table-cell>
          <table:table-cell office:value-type="float" office:value="0.12907762231954" calcext:value-type="float">
            <text:p>0.12907762231954</text:p>
          </table:table-cell>
          <table:table-cell office:value-type="float" office:value="-0.304617971142785" calcext:value-type="float">
            <text:p>-0.304617971142785</text:p>
          </table:table-cell>
          <table:table-cell office:value-type="float" office:value="2.60848043671038" calcext:value-type="float">
            <text:p>2.60848043671038</text:p>
          </table:table-cell>
          <table:table-cell office:value-type="float" office:value="1.93513515513623" calcext:value-type="float">
            <text:p>1.93513515513623</text:p>
          </table:table-cell>
          <table:table-cell office:value-type="float" office:value="0.598111410675311" calcext:value-type="float">
            <text:p>0.598111410675311</text:p>
          </table:table-cell>
          <table:table-cell office:value-type="float" office:value="0.18053906123269" calcext:value-type="float">
            <text:p>0.18053906123269</text:p>
          </table:table-cell>
          <table:table-cell office:value-type="float" office:value="0.1216979336957" calcext:value-type="float">
            <text:p>0.1216979336957</text:p>
          </table:table-cell>
          <table:table-cell office:value-type="float" office:value="-0.277760063558771" calcext:value-type="float">
            <text:p>-0.277760063558771</text:p>
          </table:table-cell>
          <table:table-cell office:value-type="float" office:value="0.0615150562719094" calcext:value-type="float">
            <text:p>0.061515056271909</text:p>
          </table:table-cell>
          <table:table-cell office:value-type="float" office:value="-0.00378766222387816" calcext:value-type="float">
            <text:p>-0.003787662223878</text:p>
          </table:table-cell>
          <table:table-cell office:value-type="float" office:value="-0.0283250280216875" calcext:value-type="float">
            <text:p>-0.028325028021688</text:p>
          </table:table-cell>
          <table:table-cell office:value-type="float" office:value="-0.0489672307513036" calcext:value-type="float">
            <text:p>-0.048967230751304</text:p>
          </table:table-cell>
          <table:table-cell office:value-type="float" office:value="-0.022927931685369" calcext:value-type="float">
            <text:p>-0.022927931685369</text:p>
          </table:table-cell>
          <table:table-cell office:value-type="float" office:value="0.0195436224772085" calcext:value-type="float">
            <text:p>0.019543622477209</text:p>
          </table:table-cell>
        </table:table-row>
        <table:table-row table:style-name="ro1">
          <table:table-cell table:formula="of:=SQRT([.B211]^2+[.C211]^2+[.D211]^2)" office:value-type="float" office:value="6.79841845953929" calcext:value-type="float">
            <text:p>6.79841845953929</text:p>
          </table:table-cell>
          <table:table-cell office:value-type="float" office:value="5.99979440068393" calcext:value-type="float">
            <text:p>5.99979440068393</text:p>
          </table:table-cell>
          <table:table-cell office:value-type="float" office:value="1.47469790178501" calcext:value-type="float">
            <text:p>1.47469790178501</text:p>
          </table:table-cell>
          <table:table-cell office:value-type="float" office:value="2.83658717458096" calcext:value-type="float">
            <text:p>2.83658717458096</text:p>
          </table:table-cell>
          <table:table-cell office:value-type="float" office:value="0.192420872080561" calcext:value-type="float">
            <text:p>0.192420872080561</text:p>
          </table:table-cell>
          <table:table-cell office:value-type="float" office:value="-0.706345193013613" calcext:value-type="float">
            <text:p>-0.706345193013613</text:p>
          </table:table-cell>
          <table:table-cell office:value-type="float" office:value="-1.28496057143133" calcext:value-type="float">
            <text:p>-1.28496057143133</text:p>
          </table:table-cell>
          <table:table-cell office:value-type="float" office:value="6.00516083962945" calcext:value-type="float">
            <text:p>6.00516083962945</text:p>
          </table:table-cell>
          <table:table-cell office:value-type="float" office:value="1.48509602173508" calcext:value-type="float">
            <text:p>1.48509602173508</text:p>
          </table:table-cell>
          <table:table-cell office:value-type="float" office:value="2.75890448797375" calcext:value-type="float">
            <text:p>2.75890448797375</text:p>
          </table:table-cell>
          <table:table-cell office:value-type="float" office:value="0.111345679723806" calcext:value-type="float">
            <text:p>0.111345679723806</text:p>
          </table:table-cell>
          <table:table-cell office:value-type="float" office:value="-0.657299307768542" calcext:value-type="float">
            <text:p>-0.657299307768542</text:p>
          </table:table-cell>
          <table:table-cell office:value-type="float" office:value="-1.35468514570839" calcext:value-type="float">
            <text:p>-1.35468514570839</text:p>
          </table:table-cell>
          <table:table-cell office:value-type="float" office:value="0.00536643894551681" calcext:value-type="float">
            <text:p>0.005366438945517</text:p>
          </table:table-cell>
          <table:table-cell office:value-type="float" office:value="0.0103981199500724" calcext:value-type="float">
            <text:p>0.010398119950073</text:p>
          </table:table-cell>
          <table:table-cell office:value-type="float" office:value="-0.0776826866072184" calcext:value-type="float">
            <text:p>-0.077682686607219</text:p>
          </table:table-cell>
          <table:table-cell office:value-type="float" office:value="-0.0636115130066037" calcext:value-type="float">
            <text:p>-0.063611513006604</text:p>
          </table:table-cell>
          <table:table-cell office:value-type="float" office:value="-0.0481823444550629" calcext:value-type="float">
            <text:p>-0.048182344455063</text:p>
          </table:table-cell>
          <table:table-cell office:value-type="float" office:value="-0.0201313126366394" calcext:value-type="float">
            <text:p>-0.020131312636639</text:p>
          </table:table-cell>
        </table:table-row>
        <table:table-row table:style-name="ro1">
          <table:table-cell table:formula="of:=SQRT([.B212]^2+[.C212]^2+[.D212]^2)" office:value-type="float" office:value="4.64748457059351" calcext:value-type="float">
            <text:p>4.64748457059351</text:p>
          </table:table-cell>
          <table:table-cell office:value-type="float" office:value="3.89988882736735" calcext:value-type="float">
            <text:p>3.89988882736735</text:p>
          </table:table-cell>
          <table:table-cell office:value-type="float" office:value="2.3835276617145" calcext:value-type="float">
            <text:p>2.3835276617145</text:p>
          </table:table-cell>
          <table:table-cell office:value-type="float" office:value="0.841888266886902" calcext:value-type="float">
            <text:p>0.841888266886902</text:p>
          </table:table-cell>
          <table:table-cell office:value-type="float" office:value="-0.442315114167957" calcext:value-type="float">
            <text:p>-0.442315114167957</text:p>
          </table:table-cell>
          <table:table-cell office:value-type="float" office:value="0.462207036407126" calcext:value-type="float">
            <text:p>0.462207036407126</text:p>
          </table:table-cell>
          <table:table-cell office:value-type="float" office:value="0.712899091867535" calcext:value-type="float">
            <text:p>0.712899091867535</text:p>
          </table:table-cell>
          <table:table-cell office:value-type="float" office:value="3.98158906294214" calcext:value-type="float">
            <text:p>3.98158906294214</text:p>
          </table:table-cell>
          <table:table-cell office:value-type="float" office:value="2.41643098198995" calcext:value-type="float">
            <text:p>2.41643098198995</text:p>
          </table:table-cell>
          <table:table-cell office:value-type="float" office:value="0.854064693392489" calcext:value-type="float">
            <text:p>0.854064693392489</text:p>
          </table:table-cell>
          <table:table-cell office:value-type="float" office:value="-0.477851653022485" calcext:value-type="float">
            <text:p>-0.477851653022485</text:p>
          </table:table-cell>
          <table:table-cell office:value-type="float" office:value="0.349294643740581" calcext:value-type="float">
            <text:p>0.349294643740581</text:p>
          </table:table-cell>
          <table:table-cell office:value-type="float" office:value="0.747191990527056" calcext:value-type="float">
            <text:p>0.747191990527056</text:p>
          </table:table-cell>
          <table:table-cell office:value-type="float" office:value="0.081700235574794" calcext:value-type="float">
            <text:p>0.081700235574794</text:p>
          </table:table-cell>
          <table:table-cell office:value-type="float" office:value="0.0329033202754436" calcext:value-type="float">
            <text:p>0.032903320275444</text:p>
          </table:table-cell>
          <table:table-cell office:value-type="float" office:value="0.0121764265055868" calcext:value-type="float">
            <text:p>0.012176426505587</text:p>
          </table:table-cell>
          <table:table-cell office:value-type="float" office:value="-0.0991320145638386" calcext:value-type="float">
            <text:p>-0.099132014563839</text:p>
          </table:table-cell>
          <table:table-cell office:value-type="float" office:value="-0.0632415035334057" calcext:value-type="float">
            <text:p>-0.063241503533406</text:p>
          </table:table-cell>
          <table:table-cell office:value-type="float" office:value="0.0171044433401311" calcext:value-type="float">
            <text:p>0.017104443340131</text:p>
          </table:table-cell>
        </table:table-row>
        <table:table-row table:style-name="ro1">
          <table:table-cell table:formula="of:=SQRT([.B213]^2+[.C213]^2+[.D213]^2)" office:value-type="float" office:value="2.71422710327157" calcext:value-type="float">
            <text:p>2.71422710327157</text:p>
          </table:table-cell>
          <table:table-cell office:value-type="float" office:value="2.65715142374705" calcext:value-type="float">
            <text:p>2.65715142374705</text:p>
          </table:table-cell>
          <table:table-cell office:value-type="float" office:value="-0.21343019114958" calcext:value-type="float">
            <text:p>-0.21343019114958</text:p>
          </table:table-cell>
          <table:table-cell office:value-type="float" office:value="0.510903741343588" calcext:value-type="float">
            <text:p>0.510903741343588</text:p>
          </table:table-cell>
          <table:table-cell office:value-type="float" office:value="-0.150925171392195" calcext:value-type="float">
            <text:p>-0.150925171392195</text:p>
          </table:table-cell>
          <table:table-cell office:value-type="float" office:value="-0.291166671278122" calcext:value-type="float">
            <text:p>-0.291166671278122</text:p>
          </table:table-cell>
          <table:table-cell office:value-type="float" office:value="-2.25129630394532" calcext:value-type="float">
            <text:p>-2.25129630394532</text:p>
          </table:table-cell>
          <table:table-cell office:value-type="float" office:value="2.65561141796111" calcext:value-type="float">
            <text:p>2.65561141796111</text:p>
          </table:table-cell>
          <table:table-cell office:value-type="float" office:value="-0.215017307281624" calcext:value-type="float">
            <text:p>-0.215017307281624</text:p>
          </table:table-cell>
          <table:table-cell office:value-type="float" office:value="0.523691527625383" calcext:value-type="float">
            <text:p>0.523691527625383</text:p>
          </table:table-cell>
          <table:table-cell office:value-type="float" office:value="-0.170177553854632" calcext:value-type="float">
            <text:p>-0.170177553854632</text:p>
          </table:table-cell>
          <table:table-cell office:value-type="float" office:value="-0.243873404450631" calcext:value-type="float">
            <text:p>-0.243873404450631</text:p>
          </table:table-cell>
          <table:table-cell office:value-type="float" office:value="-2.2593370727509" calcext:value-type="float">
            <text:p>-2.2593370727509</text:p>
          </table:table-cell>
          <table:table-cell office:value-type="float" office:value="-0.00154000578593738" calcext:value-type="float">
            <text:p>-0.001540005785937</text:p>
          </table:table-cell>
          <table:table-cell office:value-type="float" office:value="-0.00158711613204351" calcext:value-type="float">
            <text:p>-0.001587116132044</text:p>
          </table:table-cell>
          <table:table-cell office:value-type="float" office:value="0.0127877862817949" calcext:value-type="float">
            <text:p>0.012787786281795</text:p>
          </table:table-cell>
          <table:table-cell office:value-type="float" office:value="-0.0249782059038282" calcext:value-type="float">
            <text:p>-0.024978205903828</text:p>
          </table:table-cell>
          <table:table-cell office:value-type="float" office:value="-0.0442473106324073" calcext:value-type="float">
            <text:p>-0.044247310632407</text:p>
          </table:table-cell>
          <table:table-cell office:value-type="float" office:value="-0.00350274302550702" calcext:value-type="float">
            <text:p>-0.003502743025507</text:p>
          </table:table-cell>
        </table:table-row>
        <table:table-row table:style-name="ro1">
          <table:table-cell table:formula="of:=SQRT([.B214]^2+[.C214]^2+[.D214]^2)" office:value-type="float" office:value="5.51865788072338" calcext:value-type="float">
            <text:p>5.51865788072338</text:p>
          </table:table-cell>
          <table:table-cell office:value-type="float" office:value="5.02802101916757" calcext:value-type="float">
            <text:p>5.02802101916757</text:p>
          </table:table-cell>
          <table:table-cell office:value-type="float" office:value="1.88434012883717" calcext:value-type="float">
            <text:p>1.88434012883717</text:p>
          </table:table-cell>
          <table:table-cell office:value-type="float" office:value="1.27430440403119" calcext:value-type="float">
            <text:p>1.27430440403119</text:p>
          </table:table-cell>
          <table:table-cell office:value-type="float" office:value="0.219621168037063" calcext:value-type="float">
            <text:p>0.219621168037063</text:p>
          </table:table-cell>
          <table:table-cell office:value-type="float" office:value="0.56723391769636" calcext:value-type="float">
            <text:p>0.56723391769636</text:p>
          </table:table-cell>
          <table:table-cell office:value-type="float" office:value="1.08951447779253" calcext:value-type="float">
            <text:p>1.08951447779253</text:p>
          </table:table-cell>
          <table:table-cell office:value-type="float" office:value="5.03181043915615" calcext:value-type="float">
            <text:p>5.03181043915615</text:p>
          </table:table-cell>
          <table:table-cell office:value-type="float" office:value="1.88805501382698" calcext:value-type="float">
            <text:p>1.88805501382698</text:p>
          </table:table-cell>
          <table:table-cell office:value-type="float" office:value="1.28565509303098" calcext:value-type="float">
            <text:p>1.28565509303098</text:p>
          </table:table-cell>
          <table:table-cell office:value-type="float" office:value="0.177141480009429" calcext:value-type="float">
            <text:p>0.177141480009429</text:p>
          </table:table-cell>
          <table:table-cell office:value-type="float" office:value="0.412171814163164" calcext:value-type="float">
            <text:p>0.412171814163164</text:p>
          </table:table-cell>
          <table:table-cell office:value-type="float" office:value="1.13515125903045" calcext:value-type="float">
            <text:p>1.13515125903045</text:p>
          </table:table-cell>
          <table:table-cell office:value-type="float" office:value="0.00378941998858018" calcext:value-type="float">
            <text:p>0.00378941998858</text:p>
          </table:table-cell>
          <table:table-cell office:value-type="float" office:value="0.00371488498980499" calcext:value-type="float">
            <text:p>0.003714884989805</text:p>
          </table:table-cell>
          <table:table-cell office:value-type="float" office:value="0.0113506889997932" calcext:value-type="float">
            <text:p>0.011350688999793</text:p>
          </table:table-cell>
          <table:table-cell office:value-type="float" office:value="-0.155243384341052" calcext:value-type="float">
            <text:p>-0.155243384341052</text:p>
          </table:table-cell>
          <table:table-cell office:value-type="float" office:value="-0.0368058111363103" calcext:value-type="float">
            <text:p>-0.03680581113631</text:p>
          </table:table-cell>
          <table:table-cell office:value-type="float" office:value="0.022730328677619" calcext:value-type="float">
            <text:p>0.022730328677619</text:p>
          </table:table-cell>
        </table:table-row>
        <table:table-row table:style-name="ro1">
          <table:table-cell table:formula="of:=SQRT([.B215]^2+[.C215]^2+[.D215]^2)" office:value-type="float" office:value="2.75097411141188" calcext:value-type="float">
            <text:p>2.75097411141188</text:p>
          </table:table-cell>
          <table:table-cell office:value-type="float" office:value="2.68547323029343" calcext:value-type="float">
            <text:p>2.68547323029343</text:p>
          </table:table-cell>
          <table:table-cell office:value-type="float" office:value="-0.3147509611014" calcext:value-type="float">
            <text:p>-0.3147509611014</text:p>
          </table:table-cell>
          <table:table-cell office:value-type="float" office:value="0.506975269141892" calcext:value-type="float">
            <text:p>0.506975269141892</text:p>
          </table:table-cell>
          <table:table-cell office:value-type="float" office:value="-0.48735533752484" calcext:value-type="float">
            <text:p>-0.48735533752484</text:p>
          </table:table-cell>
          <table:table-cell office:value-type="float" office:value="-0.0547621139403298" calcext:value-type="float">
            <text:p>-0.05476211394033</text:p>
          </table:table-cell>
          <table:table-cell office:value-type="float" office:value="1.5019744527421" calcext:value-type="float">
            <text:p>1.5019744527421</text:p>
          </table:table-cell>
          <table:table-cell office:value-type="float" office:value="2.66587440184317" calcext:value-type="float">
            <text:p>2.66587440184317</text:p>
          </table:table-cell>
          <table:table-cell office:value-type="float" office:value="-0.310528210630632" calcext:value-type="float">
            <text:p>-0.310528210630632</text:p>
          </table:table-cell>
          <table:table-cell office:value-type="float" office:value="0.519737478980501" calcext:value-type="float">
            <text:p>0.519737478980501</text:p>
          </table:table-cell>
          <table:table-cell office:value-type="float" office:value="-0.448390032718867" calcext:value-type="float">
            <text:p>-0.448390032718867</text:p>
          </table:table-cell>
          <table:table-cell office:value-type="float" office:value="-0.0990047689744289" calcext:value-type="float">
            <text:p>-0.099004768974429</text:p>
          </table:table-cell>
          <table:table-cell office:value-type="float" office:value="1.51972613808786" calcext:value-type="float">
            <text:p>1.51972613808786</text:p>
          </table:table-cell>
          <table:table-cell office:value-type="float" office:value="-0.0195988284502673" calcext:value-type="float">
            <text:p>-0.019598828450267</text:p>
          </table:table-cell>
          <table:table-cell office:value-type="float" office:value="0.00422275047076803" calcext:value-type="float">
            <text:p>0.004222750470768</text:p>
          </table:table-cell>
          <table:table-cell office:value-type="float" office:value="0.012762209838609" calcext:value-type="float">
            <text:p>0.012762209838609</text:p>
          </table:table-cell>
          <table:table-cell office:value-type="float" office:value="-0.0415471244708274" calcext:value-type="float">
            <text:p>-0.041547124470828</text:p>
          </table:table-cell>
          <table:table-cell office:value-type="float" office:value="-0.0417293342100238" calcext:value-type="float">
            <text:p>-0.041729334210024</text:p>
          </table:table-cell>
          <table:table-cell office:value-type="float" office:value="0.0138906226993343" calcext:value-type="float">
            <text:p>0.013890622699334</text:p>
          </table:table-cell>
        </table:table-row>
        <table:table-row table:style-name="ro1">
          <table:table-cell table:formula="of:=SQRT([.B216]^2+[.C216]^2+[.D216]^2)" office:value-type="float" office:value="8.10729104809134" calcext:value-type="float">
            <text:p>8.10729104809134</text:p>
          </table:table-cell>
          <table:table-cell office:value-type="float" office:value="6.3683243942129" calcext:value-type="float">
            <text:p>6.3683243942129</text:p>
          </table:table-cell>
          <table:table-cell office:value-type="float" office:value="3.87083183547738" calcext:value-type="float">
            <text:p>3.87083183547738</text:p>
          </table:table-cell>
          <table:table-cell office:value-type="float" office:value="3.1920641362588" calcext:value-type="float">
            <text:p>3.1920641362588</text:p>
          </table:table-cell>
          <table:table-cell office:value-type="float" office:value="-0.787274723846098" calcext:value-type="float">
            <text:p>-0.787274723846098</text:p>
          </table:table-cell>
          <table:table-cell office:value-type="float" office:value="0.585437578511256" calcext:value-type="float">
            <text:p>0.585437578511256</text:p>
          </table:table-cell>
          <table:table-cell office:value-type="float" office:value="-2.72369144571856" calcext:value-type="float">
            <text:p>-2.72369144571856</text:p>
          </table:table-cell>
          <table:table-cell office:value-type="float" office:value="6.14700374216924" calcext:value-type="float">
            <text:p>6.14700374216924</text:p>
          </table:table-cell>
          <table:table-cell office:value-type="float" office:value="3.76173078894399" calcext:value-type="float">
            <text:p>3.76173078894399</text:p>
          </table:table-cell>
          <table:table-cell office:value-type="float" office:value="2.91624964831082" calcext:value-type="float">
            <text:p>2.91624964831082</text:p>
          </table:table-cell>
          <table:table-cell office:value-type="float" office:value="-0.787100660938807" calcext:value-type="float">
            <text:p>-0.787100660938807</text:p>
          </table:table-cell>
          <table:table-cell office:value-type="float" office:value="0.681447446283995" calcext:value-type="float">
            <text:p>0.681447446283995</text:p>
          </table:table-cell>
          <table:table-cell office:value-type="float" office:value="-2.68563815610227" calcext:value-type="float">
            <text:p>-2.68563815610227</text:p>
          </table:table-cell>
          <table:table-cell office:value-type="float" office:value="-0.221320652043666" calcext:value-type="float">
            <text:p>-0.221320652043666</text:p>
          </table:table-cell>
          <table:table-cell office:value-type="float" office:value="-0.109101046533391" calcext:value-type="float">
            <text:p>-0.109101046533391</text:p>
          </table:table-cell>
          <table:table-cell office:value-type="float" office:value="-0.275814487947975" calcext:value-type="float">
            <text:p>-0.275814487947975</text:p>
          </table:table-cell>
          <table:table-cell office:value-type="float" office:value="-0.0391891716800727" calcext:value-type="float">
            <text:p>-0.039189171680073</text:p>
          </table:table-cell>
          <table:table-cell office:value-type="float" office:value="-0.0876701792136734" calcext:value-type="float">
            <text:p>-0.087670179213673</text:p>
          </table:table-cell>
          <table:table-cell office:value-type="float" office:value="0.036437258664912" calcext:value-type="float">
            <text:p>0.036437258664912</text:p>
          </table:table-cell>
        </table:table-row>
        <table:table-row table:style-name="ro1">
          <table:table-cell table:formula="of:=SQRT([.B217]^2+[.C217]^2+[.D217]^2)" office:value-type="float" office:value="4.7638450079075" calcext:value-type="float">
            <text:p>4.7638450079075</text:p>
          </table:table-cell>
          <table:table-cell office:value-type="float" office:value="4.70490691791159" calcext:value-type="float">
            <text:p>4.70490691791159</text:p>
          </table:table-cell>
          <table:table-cell office:value-type="float" office:value="0.612043584977384" calcext:value-type="float">
            <text:p>0.612043584977384</text:p>
          </table:table-cell>
          <table:table-cell office:value-type="float" office:value="0.428337254089444" calcext:value-type="float">
            <text:p>0.428337254089444</text:p>
          </table:table-cell>
          <table:table-cell office:value-type="float" office:value="0.754549259077269" calcext:value-type="float">
            <text:p>0.754549259077269</text:p>
          </table:table-cell>
          <table:table-cell office:value-type="float" office:value="0.208506805344411" calcext:value-type="float">
            <text:p>0.208506805344411</text:p>
          </table:table-cell>
          <table:table-cell office:value-type="float" office:value="-1.00025962906092" calcext:value-type="float">
            <text:p>-1.00025962906092</text:p>
          </table:table-cell>
          <table:table-cell office:value-type="float" office:value="4.71520142369967" calcext:value-type="float">
            <text:p>4.71520142369967</text:p>
          </table:table-cell>
          <table:table-cell office:value-type="float" office:value="0.6005332138934" calcext:value-type="float">
            <text:p>0.6005332138934</text:p>
          </table:table-cell>
          <table:table-cell office:value-type="float" office:value="0.531574952686303" calcext:value-type="float">
            <text:p>0.531574952686303</text:p>
          </table:table-cell>
          <table:table-cell office:value-type="float" office:value="0.702143829366209" calcext:value-type="float">
            <text:p>0.702143829366209</text:p>
          </table:table-cell>
          <table:table-cell office:value-type="float" office:value="0.206041849016091" calcext:value-type="float">
            <text:p>0.206041849016091</text:p>
          </table:table-cell>
          <table:table-cell office:value-type="float" office:value="-0.991175723368538" calcext:value-type="float">
            <text:p>-0.991175723368538</text:p>
          </table:table-cell>
          <table:table-cell office:value-type="float" office:value="0.0102945057880755" calcext:value-type="float">
            <text:p>0.010294505788076</text:p>
          </table:table-cell>
          <table:table-cell office:value-type="float" office:value="-0.0115103710839842" calcext:value-type="float">
            <text:p>-0.011510371083984</text:p>
          </table:table-cell>
          <table:table-cell office:value-type="float" office:value="0.10323769859686" calcext:value-type="float">
            <text:p>0.10323769859686</text:p>
          </table:table-cell>
          <table:table-cell office:value-type="float" office:value="-0.025879891643966" calcext:value-type="float">
            <text:p>-0.025879891643966</text:p>
          </table:table-cell>
          <table:table-cell office:value-type="float" office:value="-0.0443479304897885" calcext:value-type="float">
            <text:p>-0.044347930489789</text:p>
          </table:table-cell>
          <table:table-cell office:value-type="float" office:value="-0.00227714091176168" calcext:value-type="float">
            <text:p>-0.002277140911762</text:p>
          </table:table-cell>
        </table:table-row>
        <table:table-row table:style-name="ro1">
          <table:table-cell table:formula="of:=SQRT([.B218]^2+[.C218]^2+[.D218]^2)" office:value-type="float" office:value="6.66883389238392" calcext:value-type="float">
            <text:p>6.66883389238392</text:p>
          </table:table-cell>
          <table:table-cell office:value-type="float" office:value="5.68973164356047" calcext:value-type="float">
            <text:p>5.68973164356047</text:p>
          </table:table-cell>
          <table:table-cell office:value-type="float" office:value="-3.41768246639088" calcext:value-type="float">
            <text:p>-3.41768246639088</text:p>
          </table:table-cell>
          <table:table-cell office:value-type="float" office:value="0.647877972614826" calcext:value-type="float">
            <text:p>0.647877972614826</text:p>
          </table:table-cell>
          <table:table-cell office:value-type="float" office:value="-0.319354567086271" calcext:value-type="float">
            <text:p>-0.319354567086271</text:p>
          </table:table-cell>
          <table:table-cell office:value-type="float" office:value="0.609904183956497" calcext:value-type="float">
            <text:p>0.609904183956497</text:p>
          </table:table-cell>
          <table:table-cell office:value-type="float" office:value="-3.12374472228126" calcext:value-type="float">
            <text:p>-3.12374472228126</text:p>
          </table:table-cell>
          <table:table-cell office:value-type="float" office:value="5.62939304776108" calcext:value-type="float">
            <text:p>5.62939304776108</text:p>
          </table:table-cell>
          <table:table-cell office:value-type="float" office:value="-3.42365280244075" calcext:value-type="float">
            <text:p>-3.42365280244075</text:p>
          </table:table-cell>
          <table:table-cell office:value-type="float" office:value="0.745942448467163" calcext:value-type="float">
            <text:p>0.745942448467163</text:p>
          </table:table-cell>
          <table:table-cell office:value-type="float" office:value="-0.375463070741485" calcext:value-type="float">
            <text:p>-0.375463070741485</text:p>
          </table:table-cell>
          <table:table-cell office:value-type="float" office:value="0.697217441587099" calcext:value-type="float">
            <text:p>0.697217441587099</text:p>
          </table:table-cell>
          <table:table-cell office:value-type="float" office:value="-3.12779730514242" calcext:value-type="float">
            <text:p>-3.12779730514242</text:p>
          </table:table-cell>
          <table:table-cell office:value-type="float" office:value="-0.060338595799383" calcext:value-type="float">
            <text:p>-0.060338595799383</text:p>
          </table:table-cell>
          <table:table-cell office:value-type="float" office:value="-0.00597033604987596" calcext:value-type="float">
            <text:p>-0.005970336049876</text:p>
          </table:table-cell>
          <table:table-cell office:value-type="float" office:value="0.0980644758523374" calcext:value-type="float">
            <text:p>0.098064475852337</text:p>
          </table:table-cell>
          <table:table-cell office:value-type="float" office:value="0.0415922043530284" calcext:value-type="float">
            <text:p>0.041592204353028</text:p>
          </table:table-cell>
          <table:table-cell office:value-type="float" office:value="-0.0887631785634815" calcext:value-type="float">
            <text:p>-0.088763178563482</text:p>
          </table:table-cell>
          <table:table-cell office:value-type="float" office:value="-0.0363582919357519" calcext:value-type="float">
            <text:p>-0.036358291935752</text:p>
          </table:table-cell>
        </table:table-row>
        <table:table-row table:style-name="ro1">
          <table:table-cell table:formula="of:=SQRT([.B219]^2+[.C219]^2+[.D219]^2)" office:value-type="float" office:value="4.67434053605816" calcext:value-type="float">
            <text:p>4.67434053605816</text:p>
          </table:table-cell>
          <table:table-cell office:value-type="float" office:value="3.8618386671824" calcext:value-type="float">
            <text:p>3.8618386671824</text:p>
          </table:table-cell>
          <table:table-cell office:value-type="float" office:value="2.62087490107284" calcext:value-type="float">
            <text:p>2.62087490107284</text:p>
          </table:table-cell>
          <table:table-cell office:value-type="float" office:value="0.258217560630047" calcext:value-type="float">
            <text:p>0.258217560630047</text:p>
          </table:table-cell>
          <table:table-cell office:value-type="float" office:value="-0.618298326155452" calcext:value-type="float">
            <text:p>-0.618298326155452</text:p>
          </table:table-cell>
          <table:table-cell office:value-type="float" office:value="-0.110842798488136" calcext:value-type="float">
            <text:p>-0.110842798488136</text:p>
          </table:table-cell>
          <table:table-cell office:value-type="float" office:value="0.532408772787823" calcext:value-type="float">
            <text:p>0.532408772787823</text:p>
          </table:table-cell>
          <table:table-cell office:value-type="float" office:value="3.97638908840897" calcext:value-type="float">
            <text:p>3.97638908840897</text:p>
          </table:table-cell>
          <table:table-cell office:value-type="float" office:value="2.66474148506473" calcext:value-type="float">
            <text:p>2.66474148506473</text:p>
          </table:table-cell>
          <table:table-cell office:value-type="float" office:value="0.323860000008792" calcext:value-type="float">
            <text:p>0.323860000008792</text:p>
          </table:table-cell>
          <table:table-cell office:value-type="float" office:value="1.72920016287022" calcext:value-type="float">
            <text:p>1.72920016287022</text:p>
          </table:table-cell>
          <table:table-cell office:value-type="float" office:value="0.379525738872071" calcext:value-type="float">
            <text:p>0.379525738872071</text:p>
          </table:table-cell>
          <table:table-cell office:value-type="float" office:value="0.206595723807101" calcext:value-type="float">
            <text:p>0.206595723807101</text:p>
          </table:table-cell>
          <table:table-cell office:value-type="float" office:value="0.114550421226566" calcext:value-type="float">
            <text:p>0.114550421226566</text:p>
          </table:table-cell>
          <table:table-cell office:value-type="float" office:value="0.0438665839918922" calcext:value-type="float">
            <text:p>0.043866583991892</text:p>
          </table:table-cell>
          <table:table-cell office:value-type="float" office:value="0.0656424393787455" calcext:value-type="float">
            <text:p>0.065642439378746</text:p>
          </table:table-cell>
          <table:table-cell office:value-type="float" office:value="2.33271646416943" calcext:value-type="float">
            <text:p>2.33271646416943</text:p>
          </table:table-cell>
          <table:table-cell office:value-type="float" office:value="-0.0811755988690806" calcext:value-type="float">
            <text:p>-0.081175598869081</text:p>
          </table:table-cell>
          <table:table-cell office:value-type="float" office:value="0.499544075084365" calcext:value-type="float">
            <text:p>0.499544075084365</text:p>
          </table:table-cell>
        </table:table-row>
        <table:table-row table:style-name="ro1">
          <table:table-cell table:formula="of:=SQRT([.B220]^2+[.C220]^2+[.D220]^2)" office:value-type="float" office:value="6.14652065553861" calcext:value-type="float">
            <text:p>6.14652065553861</text:p>
          </table:table-cell>
          <table:table-cell office:value-type="float" office:value="4.74488698033725" calcext:value-type="float">
            <text:p>4.74488698033725</text:p>
          </table:table-cell>
          <table:table-cell office:value-type="float" office:value="3.81142561396787" calcext:value-type="float">
            <text:p>3.81142561396787</text:p>
          </table:table-cell>
          <table:table-cell office:value-type="float" office:value="0.859533886463184" calcext:value-type="float">
            <text:p>0.859533886463184</text:p>
          </table:table-cell>
          <table:table-cell office:value-type="float" office:value="-0.57951923113585" calcext:value-type="float">
            <text:p>-0.57951923113585</text:p>
          </table:table-cell>
          <table:table-cell office:value-type="float" office:value="0.681405012931747" calcext:value-type="float">
            <text:p>0.681405012931747</text:p>
          </table:table-cell>
          <table:table-cell office:value-type="float" office:value="-2.9249355419688" calcext:value-type="float">
            <text:p>-2.9249355419688</text:p>
          </table:table-cell>
          <table:table-cell office:value-type="float" office:value="4.67375053180224" calcext:value-type="float">
            <text:p>4.67375053180224</text:p>
          </table:table-cell>
          <table:table-cell office:value-type="float" office:value="3.70529288307083" calcext:value-type="float">
            <text:p>3.70529288307083</text:p>
          </table:table-cell>
          <table:table-cell office:value-type="float" office:value="0.843055477103084" calcext:value-type="float">
            <text:p>0.843055477103084</text:p>
          </table:table-cell>
          <table:table-cell office:value-type="float" office:value="-0.456091503080566" calcext:value-type="float">
            <text:p>-0.456091503080566</text:p>
          </table:table-cell>
          <table:table-cell office:value-type="float" office:value="0.781947036884264" calcext:value-type="float">
            <text:p>0.781947036884264</text:p>
          </table:table-cell>
          <table:table-cell office:value-type="float" office:value="-2.97336840843189" calcext:value-type="float">
            <text:p>-2.97336840843189</text:p>
          </table:table-cell>
          <table:table-cell office:value-type="float" office:value="-0.0711364485350075" calcext:value-type="float">
            <text:p>-0.071136448535008</text:p>
          </table:table-cell>
          <table:table-cell office:value-type="float" office:value="-0.106132730897035" calcext:value-type="float">
            <text:p>-0.106132730897035</text:p>
          </table:table-cell>
          <table:table-cell office:value-type="float" office:value="-0.0164784093601005" calcext:value-type="float">
            <text:p>-0.016478409360101</text:p>
          </table:table-cell>
          <table:table-cell office:value-type="float" office:value="-0.108200202711661" calcext:value-type="float">
            <text:p>-0.108200202711661</text:p>
          </table:table-cell>
          <table:table-cell office:value-type="float" office:value="-0.0826624363559798" calcext:value-type="float">
            <text:p>-0.08266243635598</text:p>
          </table:table-cell>
          <table:table-cell office:value-type="float" office:value="0.0297146704731035" calcext:value-type="float">
            <text:p>0.029714670473104</text:p>
          </table:table-cell>
        </table:table-row>
        <table:table-row table:style-name="ro1">
          <table:table-cell table:formula="of:=SQRT([.B221]^2+[.C221]^2+[.D221]^2)" office:value-type="float" office:value="1.79489795378082" calcext:value-type="float">
            <text:p>1.79489795378082</text:p>
          </table:table-cell>
          <table:table-cell office:value-type="float" office:value="1.70192994534364" calcext:value-type="float">
            <text:p>1.70192994534364</text:p>
          </table:table-cell>
          <table:table-cell office:value-type="float" office:value="0.569862227482066" calcext:value-type="float">
            <text:p>0.569862227482066</text:p>
          </table:table-cell>
          <table:table-cell office:value-type="float" office:value="0.0187127581704787" calcext:value-type="float">
            <text:p>0.018712758170479</text:p>
          </table:table-cell>
          <table:table-cell office:value-type="float" office:value="0.252668875016129" calcext:value-type="float">
            <text:p>0.252668875016129</text:p>
          </table:table-cell>
          <table:table-cell office:value-type="float" office:value="0.670028232567562" calcext:value-type="float">
            <text:p>0.670028232567562</text:p>
          </table:table-cell>
          <table:table-cell office:value-type="float" office:value="1.31097076109696" calcext:value-type="float">
            <text:p>1.31097076109696</text:p>
          </table:table-cell>
          <table:table-cell office:value-type="float" office:value="1.78090688176068" calcext:value-type="float">
            <text:p>1.78090688176068</text:p>
          </table:table-cell>
          <table:table-cell office:value-type="float" office:value="0.579361460950657" calcext:value-type="float">
            <text:p>0.579361460950657</text:p>
          </table:table-cell>
          <table:table-cell office:value-type="float" office:value="0.0462818152359024" calcext:value-type="float">
            <text:p>0.046281815235902</text:p>
          </table:table-cell>
          <table:table-cell office:value-type="float" office:value="0.361815925302681" calcext:value-type="float">
            <text:p>0.361815925302681</text:p>
          </table:table-cell>
          <table:table-cell office:value-type="float" office:value="0.496035372695145" calcext:value-type="float">
            <text:p>0.496035372695145</text:p>
          </table:table-cell>
          <table:table-cell office:value-type="float" office:value="1.28930069732709" calcext:value-type="float">
            <text:p>1.28930069732709</text:p>
          </table:table-cell>
          <table:table-cell office:value-type="float" office:value="0.078976936417039" calcext:value-type="float">
            <text:p>0.078976936417039</text:p>
          </table:table-cell>
          <table:table-cell office:value-type="float" office:value="0.00949923346859127" calcext:value-type="float">
            <text:p>0.009499233468591</text:p>
          </table:table-cell>
          <table:table-cell office:value-type="float" office:value="0.0275690570654236" calcext:value-type="float">
            <text:p>0.027569057065424</text:p>
          </table:table-cell>
          <table:table-cell office:value-type="float" office:value="-0.141335334575227" calcext:value-type="float">
            <text:p>-0.141335334575227</text:p>
          </table:table-cell>
          <table:table-cell office:value-type="float" office:value="-0.136651754890322" calcext:value-type="float">
            <text:p>-0.136651754890322</text:p>
          </table:table-cell>
          <table:table-cell office:value-type="float" office:value="0.0290034179954355" calcext:value-type="float">
            <text:p>0.029003417995436</text:p>
          </table:table-cell>
        </table:table-row>
        <table:table-row table:style-name="ro1">
          <table:table-cell table:formula="of:=SQRT([.B222]^2+[.C222]^2+[.D222]^2)" office:value-type="float" office:value="1.76921693934568" calcext:value-type="float">
            <text:p>1.76921693934568</text:p>
          </table:table-cell>
          <table:table-cell office:value-type="float" office:value="1.71156219737932" calcext:value-type="float">
            <text:p>1.71156219737932</text:p>
          </table:table-cell>
          <table:table-cell office:value-type="float" office:value="0.318385042823815" calcext:value-type="float">
            <text:p>0.318385042823815</text:p>
          </table:table-cell>
          <table:table-cell office:value-type="float" office:value="0.315141852942201" calcext:value-type="float">
            <text:p>0.315141852942201</text:p>
          </table:table-cell>
          <table:table-cell office:value-type="float" office:value="-0.56198076744262" calcext:value-type="float">
            <text:p>-0.56198076744262</text:p>
          </table:table-cell>
          <table:table-cell office:value-type="float" office:value="0.404021109746851" calcext:value-type="float">
            <text:p>0.404021109746851</text:p>
          </table:table-cell>
          <table:table-cell office:value-type="float" office:value="-0.376487711016269" calcext:value-type="float">
            <text:p>-0.376487711016269</text:p>
          </table:table-cell>
          <table:table-cell office:value-type="float" office:value="1.7438299401508" calcext:value-type="float">
            <text:p>1.7438299401508</text:p>
          </table:table-cell>
          <table:table-cell office:value-type="float" office:value="0.327408893649155" calcext:value-type="float">
            <text:p>0.327408893649155</text:p>
          </table:table-cell>
          <table:table-cell office:value-type="float" office:value="0.308709872204799" calcext:value-type="float">
            <text:p>0.308709872204799</text:p>
          </table:table-cell>
          <table:table-cell office:value-type="float" office:value="-0.664147410411534" calcext:value-type="float">
            <text:p>-0.664147410411534</text:p>
          </table:table-cell>
          <table:table-cell office:value-type="float" office:value="0.358003779334102" calcext:value-type="float">
            <text:p>0.358003779334102</text:p>
          </table:table-cell>
          <table:table-cell office:value-type="float" office:value="-0.312709029491678" calcext:value-type="float">
            <text:p>-0.312709029491678</text:p>
          </table:table-cell>
          <table:table-cell office:value-type="float" office:value="0.0322677427714841" calcext:value-type="float">
            <text:p>0.032267742771484</text:p>
          </table:table-cell>
          <table:table-cell office:value-type="float" office:value="0.00902385082533963" calcext:value-type="float">
            <text:p>0.00902385082534</text:p>
          </table:table-cell>
          <table:table-cell office:value-type="float" office:value="-0.00643198073740237" calcext:value-type="float">
            <text:p>-0.006431980737402</text:p>
          </table:table-cell>
          <table:table-cell office:value-type="float" office:value="-0.0729015862284901" calcext:value-type="float">
            <text:p>-0.07290158622849</text:p>
          </table:table-cell>
          <table:table-cell office:value-type="float" office:value="-0.076187004964781" calcext:value-type="float">
            <text:p>-0.076187004964781</text:p>
          </table:table-cell>
          <table:table-cell office:value-type="float" office:value="0.0229687281427888" calcext:value-type="float">
            <text:p>0.022968728142789</text:p>
          </table:table-cell>
        </table:table-row>
        <table:table-row table:style-name="ro1">
          <table:table-cell table:formula="of:=SQRT([.B223]^2+[.C223]^2+[.D223]^2)" office:value-type="float" office:value="2.04971278929332" calcext:value-type="float">
            <text:p>2.04971278929332</text:p>
          </table:table-cell>
          <table:table-cell office:value-type="float" office:value="1.9967696597885" calcext:value-type="float">
            <text:p>1.9967696597885</text:p>
          </table:table-cell>
          <table:table-cell office:value-type="float" office:value="0.196741318520163" calcext:value-type="float">
            <text:p>0.196741318520163</text:p>
          </table:table-cell>
          <table:table-cell office:value-type="float" office:value="0.418958587365962" calcext:value-type="float">
            <text:p>0.418958587365962</text:p>
          </table:table-cell>
          <table:table-cell office:value-type="float" office:value="-0.746418881526566" calcext:value-type="float">
            <text:p>-0.746418881526566</text:p>
          </table:table-cell>
          <table:table-cell office:value-type="float" office:value="-0.496650238725772" calcext:value-type="float">
            <text:p>-0.496650238725772</text:p>
          </table:table-cell>
          <table:table-cell office:value-type="float" office:value="-3.03685065972649" calcext:value-type="float">
            <text:p>-3.03685065972649</text:p>
          </table:table-cell>
          <table:table-cell office:value-type="float" office:value="2.02154758841099" calcext:value-type="float">
            <text:p>2.02154758841099</text:p>
          </table:table-cell>
          <table:table-cell office:value-type="float" office:value="0.196945963491017" calcext:value-type="float">
            <text:p>0.196945963491017</text:p>
          </table:table-cell>
          <table:table-cell office:value-type="float" office:value="0.414994521736661" calcext:value-type="float">
            <text:p>0.414994521736661</text:p>
          </table:table-cell>
          <table:table-cell office:value-type="float" office:value="-0.685745928031139" calcext:value-type="float">
            <text:p>-0.685745928031139</text:p>
          </table:table-cell>
          <table:table-cell office:value-type="float" office:value="-0.441408904596739" calcext:value-type="float">
            <text:p>-0.441408904596739</text:p>
          </table:table-cell>
          <table:table-cell office:value-type="float" office:value="-3.01225046348218" calcext:value-type="float">
            <text:p>-3.01225046348218</text:p>
          </table:table-cell>
          <table:table-cell office:value-type="float" office:value="0.0247779286224936" calcext:value-type="float">
            <text:p>0.024777928622494</text:p>
          </table:table-cell>
          <table:table-cell office:value-type="float" office:value="0.000204644970854234" calcext:value-type="float">
            <text:p>0.000204644970854</text:p>
          </table:table-cell>
          <table:table-cell office:value-type="float" office:value="-0.00396406562930068" calcext:value-type="float">
            <text:p>-0.003964065629301</text:p>
          </table:table-cell>
          <table:table-cell office:value-type="float" office:value="-0.0603202753159899" calcext:value-type="float">
            <text:p>-0.06032027531599</text:p>
          </table:table-cell>
          <table:table-cell office:value-type="float" office:value="-0.0484093238730337" calcext:value-type="float">
            <text:p>-0.048409323873034</text:p>
          </table:table-cell>
          <table:table-cell office:value-type="float" office:value="-0.00430316662189867" calcext:value-type="float">
            <text:p>-0.004303166621899</text:p>
          </table:table-cell>
        </table:table-row>
        <table:table-row table:style-name="ro1">
          <table:table-cell table:formula="of:=SQRT([.B224]^2+[.C224]^2+[.D224]^2)" office:value-type="float" office:value="3.343123877533" calcext:value-type="float">
            <text:p>3.343123877533</text:p>
          </table:table-cell>
          <table:table-cell office:value-type="float" office:value="3.14972297493488" calcext:value-type="float">
            <text:p>3.14972297493488</text:p>
          </table:table-cell>
          <table:table-cell office:value-type="float" office:value="-1.12033671895755" calcext:value-type="float">
            <text:p>-1.12033671895755</text:p>
          </table:table-cell>
          <table:table-cell office:value-type="float" office:value="0.0238343838630526" calcext:value-type="float">
            <text:p>0.023834383863053</text:p>
          </table:table-cell>
          <table:table-cell office:value-type="float" office:value="-0.604450337093224" calcext:value-type="float">
            <text:p>-0.604450337093224</text:p>
          </table:table-cell>
          <table:table-cell office:value-type="float" office:value="0.511920886319693" calcext:value-type="float">
            <text:p>0.511920886319693</text:p>
          </table:table-cell>
          <table:table-cell office:value-type="float" office:value="0.402309757894094" calcext:value-type="float">
            <text:p>0.402309757894094</text:p>
          </table:table-cell>
          <table:table-cell office:value-type="float" office:value="3.24292805005816" calcext:value-type="float">
            <text:p>3.24292805005816</text:p>
          </table:table-cell>
          <table:table-cell office:value-type="float" office:value="-1.14495028652406" calcext:value-type="float">
            <text:p>-1.14495028652406</text:p>
          </table:table-cell>
          <table:table-cell office:value-type="float" office:value="0.119348841851809" calcext:value-type="float">
            <text:p>0.119348841851809</text:p>
          </table:table-cell>
          <table:table-cell office:value-type="float" office:value="-0.572342106216718" calcext:value-type="float">
            <text:p>-0.572342106216718</text:p>
          </table:table-cell>
          <table:table-cell office:value-type="float" office:value="0.406694844372408" calcext:value-type="float">
            <text:p>0.406694844372408</text:p>
          </table:table-cell>
          <table:table-cell office:value-type="float" office:value="0.342640639475605" calcext:value-type="float">
            <text:p>0.342640639475605</text:p>
          </table:table-cell>
          <table:table-cell office:value-type="float" office:value="0.0932050751232829" calcext:value-type="float">
            <text:p>0.093205075123283</text:p>
          </table:table-cell>
          <table:table-cell office:value-type="float" office:value="-0.0246135675665122" calcext:value-type="float">
            <text:p>-0.024613567566512</text:p>
          </table:table-cell>
          <table:table-cell office:value-type="float" office:value="0.0955144579887568" calcext:value-type="float">
            <text:p>0.095514457988757</text:p>
          </table:table-cell>
          <table:table-cell office:value-type="float" office:value="-0.0139859859037514" calcext:value-type="float">
            <text:p>-0.013985985903752</text:p>
          </table:table-cell>
          <table:table-cell office:value-type="float" office:value="-0.108188050804442" calcext:value-type="float">
            <text:p>-0.108188050804442</text:p>
          </table:table-cell>
          <table:table-cell office:value-type="float" office:value="-0.0461712485699311" calcext:value-type="float">
            <text:p>-0.046171248569931</text:p>
          </table:table-cell>
        </table:table-row>
        <table:table-row table:style-name="ro1">
          <table:table-cell table:formula="of:=SQRT([.B225]^2+[.C225]^2+[.D225]^2)" office:value-type="float" office:value="5.31812332119769" calcext:value-type="float">
            <text:p>5.31812332119769</text:p>
          </table:table-cell>
          <table:table-cell office:value-type="float" office:value="3.84422538161739" calcext:value-type="float">
            <text:p>3.84422538161739</text:p>
          </table:table-cell>
          <table:table-cell office:value-type="float" office:value="3.28274080316397" calcext:value-type="float">
            <text:p>3.28274080316397</text:p>
          </table:table-cell>
          <table:table-cell office:value-type="float" office:value="1.65165967863775" calcext:value-type="float">
            <text:p>1.65165967863775</text:p>
          </table:table-cell>
          <table:table-cell office:value-type="float" office:value="0.114514735600292" calcext:value-type="float">
            <text:p>0.114514735600292</text:p>
          </table:table-cell>
          <table:table-cell office:value-type="float" office:value="-0.218877537308932" calcext:value-type="float">
            <text:p>-0.218877537308932</text:p>
          </table:table-cell>
          <table:table-cell office:value-type="float" office:value="0.433036618543799" calcext:value-type="float">
            <text:p>0.433036618543799</text:p>
          </table:table-cell>
          <table:table-cell office:value-type="float" office:value="3.88173760484817" calcext:value-type="float">
            <text:p>3.88173760484817</text:p>
          </table:table-cell>
          <table:table-cell office:value-type="float" office:value="3.27052094713749" calcext:value-type="float">
            <text:p>3.27052094713749</text:p>
          </table:table-cell>
          <table:table-cell office:value-type="float" office:value="1.53261877233244" calcext:value-type="float">
            <text:p>1.53261877233244</text:p>
          </table:table-cell>
          <table:table-cell office:value-type="float" office:value="0.0151157230905401" calcext:value-type="float">
            <text:p>0.01511572309054</text:p>
          </table:table-cell>
          <table:table-cell office:value-type="float" office:value="-0.281669522318993" calcext:value-type="float">
            <text:p>-0.281669522318993</text:p>
          </table:table-cell>
          <table:table-cell office:value-type="float" office:value="0.434682760910698" calcext:value-type="float">
            <text:p>0.434682760910698</text:p>
          </table:table-cell>
          <table:table-cell office:value-type="float" office:value="0.0375122232307734" calcext:value-type="float">
            <text:p>0.037512223230774</text:p>
          </table:table-cell>
          <table:table-cell office:value-type="float" office:value="-0.0122198560264821" calcext:value-type="float">
            <text:p>-0.012219856026482</text:p>
          </table:table-cell>
          <table:table-cell office:value-type="float" office:value="-0.119040906305313" calcext:value-type="float">
            <text:p>-0.119040906305313</text:p>
          </table:table-cell>
          <table:table-cell office:value-type="float" office:value="-0.113551983615975" calcext:value-type="float">
            <text:p>-0.113551983615975</text:p>
          </table:table-cell>
          <table:table-cell office:value-type="float" office:value="-0.0178929692421406" calcext:value-type="float">
            <text:p>-0.017892969242141</text:p>
          </table:table-cell>
          <table:table-cell office:value-type="float" office:value="0.0252783721680436" calcext:value-type="float">
            <text:p>0.025278372168044</text:p>
          </table:table-cell>
        </table:table-row>
        <table:table-row table:style-name="ro1">
          <table:table-cell table:formula="of:=SQRT([.B226]^2+[.C226]^2+[.D226]^2)" office:value-type="float" office:value="1.83310264711856" calcext:value-type="float">
            <text:p>1.83310264711856</text:p>
          </table:table-cell>
          <table:table-cell office:value-type="float" office:value="1.53703612915877" calcext:value-type="float">
            <text:p>1.53703612915877</text:p>
          </table:table-cell>
          <table:table-cell office:value-type="float" office:value="-0.99338568323423" calcext:value-type="float">
            <text:p>-0.99338568323423</text:p>
          </table:table-cell>
          <table:table-cell office:value-type="float" office:value="0.104738421216666" calcext:value-type="float">
            <text:p>0.104738421216666</text:p>
          </table:table-cell>
          <table:table-cell office:value-type="float" office:value="-0.578165175789448" calcext:value-type="float">
            <text:p>-0.578165175789448</text:p>
          </table:table-cell>
          <table:table-cell office:value-type="float" office:value="0.649394681768636" calcext:value-type="float">
            <text:p>0.649394681768636</text:p>
          </table:table-cell>
          <table:table-cell office:value-type="float" office:value="-3.1248836933512" calcext:value-type="float">
            <text:p>-3.1248836933512</text:p>
          </table:table-cell>
          <table:table-cell office:value-type="float" office:value="1.59221902533876" calcext:value-type="float">
            <text:p>1.59221902533876</text:p>
          </table:table-cell>
          <table:table-cell office:value-type="float" office:value="-0.960553864120374" calcext:value-type="float">
            <text:p>-0.960553864120374</text:p>
          </table:table-cell>
          <table:table-cell office:value-type="float" office:value="0.123488082671033" calcext:value-type="float">
            <text:p>0.123488082671033</text:p>
          </table:table-cell>
          <table:table-cell office:value-type="float" office:value="-0.587355184288949" calcext:value-type="float">
            <text:p>-0.587355184288949</text:p>
          </table:table-cell>
          <table:table-cell office:value-type="float" office:value="0.757271228495241" calcext:value-type="float">
            <text:p>0.757271228495241</text:p>
          </table:table-cell>
          <table:table-cell office:value-type="float" office:value="3.11732218747172" calcext:value-type="float">
            <text:p>3.11732218747172</text:p>
          </table:table-cell>
          <table:table-cell office:value-type="float" office:value="0.0551828961799916" calcext:value-type="float">
            <text:p>0.055182896179992</text:p>
          </table:table-cell>
          <table:table-cell office:value-type="float" office:value="0.032831819113856" calcext:value-type="float">
            <text:p>0.032831819113856</text:p>
          </table:table-cell>
          <table:table-cell office:value-type="float" office:value="0.0187496614543674" calcext:value-type="float">
            <text:p>0.018749661454368</text:p>
          </table:table-cell>
          <table:table-cell office:value-type="float" office:value="0.00490684157608889" calcext:value-type="float">
            <text:p>0.004906841576089</text:p>
          </table:table-cell>
          <table:table-cell office:value-type="float" office:value="-0.107992329374848" calcext:value-type="float">
            <text:p>-0.107992329374848</text:p>
          </table:table-cell>
          <table:table-cell office:value-type="float" office:value="-0.0466666585409552" calcext:value-type="float">
            <text:p>-0.046666658540955</text:p>
          </table:table-cell>
        </table:table-row>
        <table:table-row table:style-name="ro1">
          <table:table-cell table:formula="of:=SQRT([.B227]^2+[.C227]^2+[.D227]^2)" office:value-type="float" office:value="4.3028341724514" calcext:value-type="float">
            <text:p>4.3028341724514</text:p>
          </table:table-cell>
          <table:table-cell office:value-type="float" office:value="3.78529246800303" calcext:value-type="float">
            <text:p>3.78529246800303</text:p>
          </table:table-cell>
          <table:table-cell office:value-type="float" office:value="1.6014236425044" calcext:value-type="float">
            <text:p>1.6014236425044</text:p>
          </table:table-cell>
          <table:table-cell office:value-type="float" office:value="1.27333623388442" calcext:value-type="float">
            <text:p>1.27333623388442</text:p>
          </table:table-cell>
          <table:table-cell office:value-type="float" office:value="0.738432993907917" calcext:value-type="float">
            <text:p>0.738432993907917</text:p>
          </table:table-cell>
          <table:table-cell office:value-type="float" office:value="-0.224086815094834" calcext:value-type="float">
            <text:p>-0.224086815094834</text:p>
          </table:table-cell>
          <table:table-cell office:value-type="float" office:value="-0.597237604173229" calcext:value-type="float">
            <text:p>-0.597237604173229</text:p>
          </table:table-cell>
          <table:table-cell office:value-type="float" office:value="3.77183245469992" calcext:value-type="float">
            <text:p>3.77183245469992</text:p>
          </table:table-cell>
          <table:table-cell office:value-type="float" office:value="1.59141594776036" calcext:value-type="float">
            <text:p>1.59141594776036</text:p>
          </table:table-cell>
          <table:table-cell office:value-type="float" office:value="1.22617756082295" calcext:value-type="float">
            <text:p>1.22617756082295</text:p>
          </table:table-cell>
          <table:table-cell office:value-type="float" office:value="0.648631682513843" calcext:value-type="float">
            <text:p>0.648631682513843</text:p>
          </table:table-cell>
          <table:table-cell office:value-type="float" office:value="-0.230176533439741" calcext:value-type="float">
            <text:p>-0.230176533439741</text:p>
          </table:table-cell>
          <table:table-cell office:value-type="float" office:value="-0.597316199997138" calcext:value-type="float">
            <text:p>-0.597316199997138</text:p>
          </table:table-cell>
          <table:table-cell office:value-type="float" office:value="-0.0134600133031153" calcext:value-type="float">
            <text:p>-0.013460013303115</text:p>
          </table:table-cell>
          <table:table-cell office:value-type="float" office:value="-0.0100076947440391" calcext:value-type="float">
            <text:p>-0.010007694744039</text:p>
          </table:table-cell>
          <table:table-cell office:value-type="float" office:value="-0.0471586730614677" calcext:value-type="float">
            <text:p>-0.047158673061468</text:p>
          </table:table-cell>
          <table:table-cell office:value-type="float" office:value="-0.068442009224452" calcext:value-type="float">
            <text:p>-0.068442009224452</text:p>
          </table:table-cell>
          <table:table-cell office:value-type="float" office:value="-0.0548866847216445" calcext:value-type="float">
            <text:p>-0.054886684721645</text:p>
          </table:table-cell>
          <table:table-cell office:value-type="float" office:value="0.0182767259561434" calcext:value-type="float">
            <text:p>0.018276725956143</text:p>
          </table:table-cell>
        </table:table-row>
        <table:table-row table:style-name="ro1">
          <table:table-cell table:formula="of:=SQRT([.B228]^2+[.C228]^2+[.D228]^2)" office:value-type="float" office:value="3.9974171398041" calcext:value-type="float">
            <text:p>3.9974171398041</text:p>
          </table:table-cell>
          <table:table-cell office:value-type="float" office:value="2.8501881803098" calcext:value-type="float">
            <text:p>2.8501881803098</text:p>
          </table:table-cell>
          <table:table-cell office:value-type="float" office:value="2.53281251954054" calcext:value-type="float">
            <text:p>2.53281251954054</text:p>
          </table:table-cell>
          <table:table-cell office:value-type="float" office:value="1.20026324915853" calcext:value-type="float">
            <text:p>1.20026324915853</text:p>
          </table:table-cell>
          <table:table-cell office:value-type="float" office:value="-0.18574917767194" calcext:value-type="float">
            <text:p>-0.18574917767194</text:p>
          </table:table-cell>
          <table:table-cell office:value-type="float" office:value="-0.842801269075601" calcext:value-type="float">
            <text:p>-0.842801269075601</text:p>
          </table:table-cell>
          <table:table-cell office:value-type="float" office:value="-2.72260674745387" calcext:value-type="float">
            <text:p>-2.72260674745387</text:p>
          </table:table-cell>
          <table:table-cell office:value-type="float" office:value="2.9393373673569" calcext:value-type="float">
            <text:p>2.9393373673569</text:p>
          </table:table-cell>
          <table:table-cell office:value-type="float" office:value="2.54560467474492" calcext:value-type="float">
            <text:p>2.54560467474492</text:p>
          </table:table-cell>
          <table:table-cell office:value-type="float" office:value="1.11993566374361" calcext:value-type="float">
            <text:p>1.11993566374361</text:p>
          </table:table-cell>
          <table:table-cell office:value-type="float" office:value="-0.0312620793151162" calcext:value-type="float">
            <text:p>-0.031262079315116</text:p>
          </table:table-cell>
          <table:table-cell office:value-type="float" office:value="-0.779653468712862" calcext:value-type="float">
            <text:p>-0.779653468712862</text:p>
          </table:table-cell>
          <table:table-cell office:value-type="float" office:value="-2.56183042462531" calcext:value-type="float">
            <text:p>-2.56183042462531</text:p>
          </table:table-cell>
          <table:table-cell office:value-type="float" office:value="0.0891491870471057" calcext:value-type="float">
            <text:p>0.089149187047106</text:p>
          </table:table-cell>
          <table:table-cell office:value-type="float" office:value="0.0127921552043833" calcext:value-type="float">
            <text:p>0.012792155204383</text:p>
          </table:table-cell>
          <table:table-cell office:value-type="float" office:value="-0.080327585414927" calcext:value-type="float">
            <text:p>-0.080327585414927</text:p>
          </table:table-cell>
          <table:table-cell office:value-type="float" office:value="-0.123380319404552" calcext:value-type="float">
            <text:p>-0.123380319404552</text:p>
          </table:table-cell>
          <table:table-cell office:value-type="float" office:value="-0.00735260866542475" calcext:value-type="float">
            <text:p>-0.007352608665425</text:p>
          </table:table-cell>
          <table:table-cell office:value-type="float" office:value="0.0481369856135028" calcext:value-type="float">
            <text:p>0.048136985613503</text:p>
          </table:table-cell>
        </table:table-row>
        <table:table-row table:style-name="ro1">
          <table:table-cell table:formula="of:=SQRT([.B229]^2+[.C229]^2+[.D229]^2)" office:value-type="float" office:value="3.33963581964661" calcext:value-type="float">
            <text:p>3.33963581964661</text:p>
          </table:table-cell>
          <table:table-cell office:value-type="float" office:value="3.28555939694733" calcext:value-type="float">
            <text:p>3.28555939694733</text:p>
          </table:table-cell>
          <table:table-cell office:value-type="float" office:value="-0.579243043970423" calcext:value-type="float">
            <text:p>-0.579243043970423</text:p>
          </table:table-cell>
          <table:table-cell office:value-type="float" office:value="0.150812310537571" calcext:value-type="float">
            <text:p>0.150812310537571</text:p>
          </table:table-cell>
          <table:table-cell office:value-type="float" office:value="-0.321474040248466" calcext:value-type="float">
            <text:p>-0.321474040248466</text:p>
          </table:table-cell>
          <table:table-cell office:value-type="float" office:value="-0.60001077942959" calcext:value-type="float">
            <text:p>-0.60001077942959</text:p>
          </table:table-cell>
          <table:table-cell office:value-type="float" office:value="-2.10050214231831" calcext:value-type="float">
            <text:p>-2.10050214231831</text:p>
          </table:table-cell>
          <table:table-cell office:value-type="float" office:value="3.32035994565032" calcext:value-type="float">
            <text:p>3.32035994565032</text:p>
          </table:table-cell>
          <table:table-cell office:value-type="float" office:value="-0.594285902766207" calcext:value-type="float">
            <text:p>-0.594285902766207</text:p>
          </table:table-cell>
          <table:table-cell office:value-type="float" office:value="0.232331608048319" calcext:value-type="float">
            <text:p>0.232331608048319</text:p>
          </table:table-cell>
          <table:table-cell office:value-type="float" office:value="-0.397605700447684" calcext:value-type="float">
            <text:p>-0.397605700447684</text:p>
          </table:table-cell>
          <table:table-cell office:value-type="float" office:value="-0.521143946791719" calcext:value-type="float">
            <text:p>-0.521143946791719</text:p>
          </table:table-cell>
          <table:table-cell office:value-type="float" office:value="-2.14931750060696" calcext:value-type="float">
            <text:p>-2.14931750060696</text:p>
          </table:table-cell>
          <table:table-cell office:value-type="float" office:value="0.034800548702985" calcext:value-type="float">
            <text:p>0.034800548702985</text:p>
          </table:table-cell>
          <table:table-cell office:value-type="float" office:value="-0.015042858795784" calcext:value-type="float">
            <text:p>-0.015042858795784</text:p>
          </table:table-cell>
          <table:table-cell office:value-type="float" office:value="0.0815192975107474" calcext:value-type="float">
            <text:p>0.081519297510747</text:p>
          </table:table-cell>
          <table:table-cell office:value-type="float" office:value="-0.0335965358288779" calcext:value-type="float">
            <text:p>-0.033596535828878</text:p>
          </table:table-cell>
          <table:table-cell office:value-type="float" office:value="-0.0961617136133351" calcext:value-type="float">
            <text:p>-0.096161713613335</text:p>
          </table:table-cell>
          <table:table-cell office:value-type="float" office:value="-0.0099092616838572" calcext:value-type="float">
            <text:p>-0.009909261683857</text:p>
          </table:table-cell>
        </table:table-row>
        <table:table-row table:style-name="ro1">
          <table:table-cell table:formula="of:=SQRT([.B230]^2+[.C230]^2+[.D230]^2)" office:value-type="float" office:value="3.57930449865406" calcext:value-type="float">
            <text:p>3.57930449865406</text:p>
          </table:table-cell>
          <table:table-cell office:value-type="float" office:value="3.47150743018534" calcext:value-type="float">
            <text:p>3.47150743018534</text:p>
          </table:table-cell>
          <table:table-cell office:value-type="float" office:value="-0.870491726008596" calcext:value-type="float">
            <text:p>-0.870491726008596</text:p>
          </table:table-cell>
          <table:table-cell office:value-type="float" office:value="0.0479688566024443" calcext:value-type="float">
            <text:p>0.047968856602444</text:p>
          </table:table-cell>
          <table:table-cell office:value-type="float" office:value="0.00744876293707897" calcext:value-type="float">
            <text:p>0.007448762937079</text:p>
          </table:table-cell>
          <table:table-cell office:value-type="float" office:value="0.75997969446688" calcext:value-type="float">
            <text:p>0.75997969446688</text:p>
          </table:table-cell>
          <table:table-cell office:value-type="float" office:value="-1.25052872436997" calcext:value-type="float">
            <text:p>-1.25052872436997</text:p>
          </table:table-cell>
          <table:table-cell office:value-type="float" office:value="3.48333156635767" calcext:value-type="float">
            <text:p>3.48333156635767</text:p>
          </table:table-cell>
          <table:table-cell office:value-type="float" office:value="-0.874398909956799" calcext:value-type="float">
            <text:p>-0.874398909956799</text:p>
          </table:table-cell>
          <table:table-cell office:value-type="float" office:value="0.147264533468384" calcext:value-type="float">
            <text:p>0.147264533468384</text:p>
          </table:table-cell>
          <table:table-cell office:value-type="float" office:value="-0.37293168872989" calcext:value-type="float">
            <text:p>-0.37293168872989</text:p>
          </table:table-cell>
          <table:table-cell office:value-type="float" office:value="-0.247193863396799" calcext:value-type="float">
            <text:p>-0.247193863396799</text:p>
          </table:table-cell>
          <table:table-cell office:value-type="float" office:value="-1.39768497069908" calcext:value-type="float">
            <text:p>-1.39768497069908</text:p>
          </table:table-cell>
          <table:table-cell office:value-type="float" office:value="0.0118241361723261" calcext:value-type="float">
            <text:p>0.011824136172326</text:p>
          </table:table-cell>
          <table:table-cell office:value-type="float" office:value="-0.00390718394820233" calcext:value-type="float">
            <text:p>-0.003907183948202</text:p>
          </table:table-cell>
          <table:table-cell office:value-type="float" office:value="0.0992956768659399" calcext:value-type="float">
            <text:p>0.09929567686594</text:p>
          </table:table-cell>
          <table:table-cell office:value-type="float" office:value="0.926056509528018" calcext:value-type="float">
            <text:p>0.926056509528018</text:p>
          </table:table-cell>
          <table:table-cell office:value-type="float" office:value="-0.634504000495332" calcext:value-type="float">
            <text:p>-0.634504000495332</text:p>
          </table:table-cell>
          <table:table-cell office:value-type="float" office:value="0.0664217973442249" calcext:value-type="float">
            <text:p>0.066421797344225</text:p>
          </table:table-cell>
        </table:table-row>
        <table:table-row table:style-name="ro1">
          <table:table-cell table:formula="of:=SQRT([.B231]^2+[.C231]^2+[.D231]^2)" office:value-type="float" office:value="5.86398797666775" calcext:value-type="float">
            <text:p>5.86398797666775</text:p>
          </table:table-cell>
          <table:table-cell office:value-type="float" office:value="4.55593129783161" calcext:value-type="float">
            <text:p>4.55593129783161</text:p>
          </table:table-cell>
          <table:table-cell office:value-type="float" office:value="-3.69119378185853" calcext:value-type="float">
            <text:p>-3.69119378185853</text:p>
          </table:table-cell>
          <table:table-cell office:value-type="float" office:value="0.0702386269175187" calcext:value-type="float">
            <text:p>0.070238626917519</text:p>
          </table:table-cell>
          <table:table-cell office:value-type="float" office:value="-0.0297561795545986" calcext:value-type="float">
            <text:p>-0.029756179554599</text:p>
          </table:table-cell>
          <table:table-cell office:value-type="float" office:value="-0.643315992818611" calcext:value-type="float">
            <text:p>-0.643315992818611</text:p>
          </table:table-cell>
          <table:table-cell office:value-type="float" office:value="-2.71957510183837" calcext:value-type="float">
            <text:p>-2.71957510183837</text:p>
          </table:table-cell>
          <table:table-cell office:value-type="float" office:value="4.8267041639633" calcext:value-type="float">
            <text:p>4.8267041639633</text:p>
          </table:table-cell>
          <table:table-cell office:value-type="float" office:value="-3.88451664941687" calcext:value-type="float">
            <text:p>-3.88451664941687</text:p>
          </table:table-cell>
          <table:table-cell office:value-type="float" office:value="0.20975442406711" calcext:value-type="float">
            <text:p>0.20975442406711</text:p>
          </table:table-cell>
          <table:table-cell office:value-type="float" office:value="-0.0601338753566836" calcext:value-type="float">
            <text:p>-0.060133875356684</text:p>
          </table:table-cell>
          <table:table-cell office:value-type="float" office:value="-0.570384772678332" calcext:value-type="float">
            <text:p>-0.570384772678332</text:p>
          </table:table-cell>
          <table:table-cell office:value-type="float" office:value="-2.77124703258045" calcext:value-type="float">
            <text:p>-2.77124703258045</text:p>
          </table:table-cell>
          <table:table-cell office:value-type="float" office:value="0.270772866131685" calcext:value-type="float">
            <text:p>0.270772866131685</text:p>
          </table:table-cell>
          <table:table-cell office:value-type="float" office:value="-0.193322867558345" calcext:value-type="float">
            <text:p>-0.193322867558345</text:p>
          </table:table-cell>
          <table:table-cell office:value-type="float" office:value="0.139515797149592" calcext:value-type="float">
            <text:p>0.139515797149592</text:p>
          </table:table-cell>
          <table:table-cell office:value-type="float" office:value="-0.00644809895730791" calcext:value-type="float">
            <text:p>-0.006448098957308</text:p>
          </table:table-cell>
          <table:table-cell office:value-type="float" office:value="-0.0768079633687271" calcext:value-type="float">
            <text:p>-0.076807963368727</text:p>
          </table:table-cell>
          <table:table-cell office:value-type="float" office:value="-0.0345833776799509" calcext:value-type="float">
            <text:p>-0.034583377679951</text:p>
          </table:table-cell>
        </table:table-row>
        <table:table-row table:style-name="ro1">
          <table:table-cell table:formula="of:=SQRT([.B232]^2+[.C232]^2+[.D232]^2)" office:value-type="float" office:value="3.49532359095831" calcext:value-type="float">
            <text:p>3.49532359095831</text:p>
          </table:table-cell>
          <table:table-cell office:value-type="float" office:value="3.23841711922099" calcext:value-type="float">
            <text:p>3.23841711922099</text:p>
          </table:table-cell>
          <table:table-cell office:value-type="float" office:value="1.11053058810203" calcext:value-type="float">
            <text:p>1.11053058810203</text:p>
          </table:table-cell>
          <table:table-cell office:value-type="float" office:value="0.704743485486638" calcext:value-type="float">
            <text:p>0.704743485486638</text:p>
          </table:table-cell>
          <table:table-cell office:value-type="float" office:value="0.669041459109788" calcext:value-type="float">
            <text:p>0.669041459109788</text:p>
          </table:table-cell>
          <table:table-cell office:value-type="float" office:value="-0.463398491079362" calcext:value-type="float">
            <text:p>-0.463398491079362</text:p>
          </table:table-cell>
          <table:table-cell office:value-type="float" office:value="-1.99059509236097" calcext:value-type="float">
            <text:p>-1.99059509236097</text:p>
          </table:table-cell>
          <table:table-cell office:value-type="float" office:value="3.26773152207054" calcext:value-type="float">
            <text:p>3.26773152207054</text:p>
          </table:table-cell>
          <table:table-cell office:value-type="float" office:value="1.1154165569667" calcext:value-type="float">
            <text:p>1.1154165569667</text:p>
          </table:table-cell>
          <table:table-cell office:value-type="float" office:value="0.715993342601428" calcext:value-type="float">
            <text:p>0.715993342601428</text:p>
          </table:table-cell>
          <table:table-cell office:value-type="float" office:value="0.64781076507721" calcext:value-type="float">
            <text:p>0.64781076507721</text:p>
          </table:table-cell>
          <table:table-cell office:value-type="float" office:value="-0.346300119149399" calcext:value-type="float">
            <text:p>-0.346300119149399</text:p>
          </table:table-cell>
          <table:table-cell office:value-type="float" office:value="-1.96462188522758" calcext:value-type="float">
            <text:p>-1.96462188522758</text:p>
          </table:table-cell>
          <table:table-cell office:value-type="float" office:value="0.0293144028495425" calcext:value-type="float">
            <text:p>0.029314402849543</text:p>
          </table:table-cell>
          <table:table-cell office:value-type="float" office:value="0.0048859688646723" calcext:value-type="float">
            <text:p>0.004885968864672</text:p>
          </table:table-cell>
          <table:table-cell office:value-type="float" office:value="0.01124985711479" calcext:value-type="float">
            <text:p>0.01124985711479</text:p>
          </table:table-cell>
          <table:table-cell office:value-type="float" office:value="-0.0988360427606363" calcext:value-type="float">
            <text:p>-0.098836042760636</text:p>
          </table:table-cell>
          <table:table-cell office:value-type="float" office:value="-0.06586151480015" calcext:value-type="float">
            <text:p>-0.06586151480015</text:p>
          </table:table-cell>
          <table:table-cell office:value-type="float" office:value="0.0310916045594976" calcext:value-type="float">
            <text:p>0.031091604559498</text:p>
          </table:table-cell>
        </table:table-row>
        <table:table-row table:style-name="ro1">
          <table:table-cell table:formula="of:=SQRT([.B233]^2+[.C233]^2+[.D233]^2)" office:value-type="float" office:value="4.68512555398776" calcext:value-type="float">
            <text:p>4.68512555398776</text:p>
          </table:table-cell>
          <table:table-cell office:value-type="float" office:value="4.27569447418461" calcext:value-type="float">
            <text:p>4.27569447418461</text:p>
          </table:table-cell>
          <table:table-cell office:value-type="float" office:value="0.491922361437896" calcext:value-type="float">
            <text:p>0.491922361437896</text:p>
          </table:table-cell>
          <table:table-cell office:value-type="float" office:value="1.85117546720285" calcext:value-type="float">
            <text:p>1.85117546720285</text:p>
          </table:table-cell>
          <table:table-cell office:value-type="float" office:value="0.737046744688271" calcext:value-type="float">
            <text:p>0.737046744688271</text:p>
          </table:table-cell>
          <table:table-cell office:value-type="float" office:value="-0.77739675341243" calcext:value-type="float">
            <text:p>-0.77739675341243</text:p>
          </table:table-cell>
          <table:table-cell office:value-type="float" office:value="-1.55476488067614" calcext:value-type="float">
            <text:p>-1.55476488067614</text:p>
          </table:table-cell>
          <table:table-cell office:value-type="float" office:value="4.41318981718988" calcext:value-type="float">
            <text:p>4.41318981718988</text:p>
          </table:table-cell>
          <table:table-cell office:value-type="float" office:value="0.501455383785906" calcext:value-type="float">
            <text:p>0.501455383785906</text:p>
          </table:table-cell>
          <table:table-cell office:value-type="float" office:value="1.86034946866689" calcext:value-type="float">
            <text:p>1.86034946866689</text:p>
          </table:table-cell>
          <table:table-cell office:value-type="float" office:value="0.633223017227956" calcext:value-type="float">
            <text:p>0.633223017227956</text:p>
          </table:table-cell>
          <table:table-cell office:value-type="float" office:value="-0.760606930400031" calcext:value-type="float">
            <text:p>-0.760606930400031</text:p>
          </table:table-cell>
          <table:table-cell office:value-type="float" office:value="-1.63950321797902" calcext:value-type="float">
            <text:p>-1.63950321797902</text:p>
          </table:table-cell>
          <table:table-cell office:value-type="float" office:value="0.13749534300527" calcext:value-type="float">
            <text:p>0.13749534300527</text:p>
          </table:table-cell>
          <table:table-cell office:value-type="float" office:value="0.00953302234801029" calcext:value-type="float">
            <text:p>0.00953302234801</text:p>
          </table:table-cell>
          <table:table-cell office:value-type="float" office:value="0.00917400146404024" calcext:value-type="float">
            <text:p>0.00917400146404</text:p>
          </table:table-cell>
          <table:table-cell office:value-type="float" office:value="-0.0152980872582513" calcext:value-type="float">
            <text:p>-0.015298087258251</text:p>
          </table:table-cell>
          <table:table-cell office:value-type="float" office:value="-0.0749118210796915" calcext:value-type="float">
            <text:p>-0.074911821079692</text:p>
          </table:table-cell>
          <table:table-cell office:value-type="float" office:value="-0.0130746552687642" calcext:value-type="float">
            <text:p>-0.013074655268764</text:p>
          </table:table-cell>
        </table:table-row>
        <table:table-row table:style-name="ro1">
          <table:table-cell table:formula="of:=SQRT([.B234]^2+[.C234]^2+[.D234]^2)" office:value-type="float" office:value="7.36446153956968" calcext:value-type="float">
            <text:p>7.36446153956968</text:p>
          </table:table-cell>
          <table:table-cell office:value-type="float" office:value="5.77526308355188" calcext:value-type="float">
            <text:p>5.77526308355188</text:p>
          </table:table-cell>
          <table:table-cell office:value-type="float" office:value="-4.41065718818882" calcext:value-type="float">
            <text:p>-4.41065718818882</text:p>
          </table:table-cell>
          <table:table-cell office:value-type="float" office:value="1.19487792340567" calcext:value-type="float">
            <text:p>1.19487792340567</text:p>
          </table:table-cell>
          <table:table-cell office:value-type="float" office:value="0.162182834481529" calcext:value-type="float">
            <text:p>0.162182834481529</text:p>
          </table:table-cell>
          <table:table-cell office:value-type="float" office:value="-0.663859171509308" calcext:value-type="float">
            <text:p>-0.663859171509308</text:p>
          </table:table-cell>
          <table:table-cell office:value-type="float" office:value="2.25765223843169" calcext:value-type="float">
            <text:p>2.25765223843169</text:p>
          </table:table-cell>
          <table:table-cell office:value-type="float" office:value="5.52404539608348" calcext:value-type="float">
            <text:p>5.52404539608348</text:p>
          </table:table-cell>
          <table:table-cell office:value-type="float" office:value="-4.24153940431031" calcext:value-type="float">
            <text:p>-4.24153940431031</text:p>
          </table:table-cell>
          <table:table-cell office:value-type="float" office:value="1.19399732021676" calcext:value-type="float">
            <text:p>1.19399732021676</text:p>
          </table:table-cell>
          <table:table-cell office:value-type="float" office:value="0.95663036983148" calcext:value-type="float">
            <text:p>0.95663036983148</text:p>
          </table:table-cell>
          <table:table-cell office:value-type="float" office:value="-0.234787282474497" calcext:value-type="float">
            <text:p>-0.234787282474497</text:p>
          </table:table-cell>
          <table:table-cell office:value-type="float" office:value="1.99866745564298" calcext:value-type="float">
            <text:p>1.99866745564298</text:p>
          </table:table-cell>
          <table:table-cell office:value-type="float" office:value="-0.251217687468394" calcext:value-type="float">
            <text:p>-0.251217687468394</text:p>
          </table:table-cell>
          <table:table-cell office:value-type="float" office:value="0.169117783878509" calcext:value-type="float">
            <text:p>0.169117783878509</text:p>
          </table:table-cell>
          <table:table-cell office:value-type="float" office:value="-0.000880603188910589" calcext:value-type="float">
            <text:p>-0.000880603188911</text:p>
          </table:table-cell>
          <table:table-cell office:value-type="float" office:value="-0.361333371657583" calcext:value-type="float">
            <text:p>-0.361333371657583</text:p>
          </table:table-cell>
          <table:table-cell office:value-type="float" office:value="-0.756831519736237" calcext:value-type="float">
            <text:p>-0.756831519736237</text:p>
          </table:table-cell>
          <table:table-cell office:value-type="float" office:value="-0.772732233601412" calcext:value-type="float">
            <text:p>-0.772732233601412</text:p>
          </table:table-cell>
        </table:table-row>
        <table:table-row table:style-name="ro1">
          <table:table-cell table:formula="of:=SQRT([.B235]^2+[.C235]^2+[.D235]^2)" office:value-type="float" office:value="1.57479314363628" calcext:value-type="float">
            <text:p>1.57479314363628</text:p>
          </table:table-cell>
          <table:table-cell office:value-type="float" office:value="1.40547719913611" calcext:value-type="float">
            <text:p>1.40547719913611</text:p>
          </table:table-cell>
          <table:table-cell office:value-type="float" office:value="-0.305111101806331" calcext:value-type="float">
            <text:p>-0.305111101806331</text:p>
          </table:table-cell>
          <table:table-cell office:value-type="float" office:value="0.641493962174929" calcext:value-type="float">
            <text:p>0.641493962174929</text:p>
          </table:table-cell>
          <table:table-cell office:value-type="float" office:value="0.126045676214298" calcext:value-type="float">
            <text:p>0.126045676214298</text:p>
          </table:table-cell>
          <table:table-cell office:value-type="float" office:value="-0.725557566027688" calcext:value-type="float">
            <text:p>-0.725557566027688</text:p>
          </table:table-cell>
          <table:table-cell office:value-type="float" office:value="-0.562155780983801" calcext:value-type="float">
            <text:p>-0.562155780983801</text:p>
          </table:table-cell>
          <table:table-cell office:value-type="float" office:value="1.43923312649149" calcext:value-type="float">
            <text:p>1.43923312649149</text:p>
          </table:table-cell>
          <table:table-cell office:value-type="float" office:value="-0.289538777944403" calcext:value-type="float">
            <text:p>-0.289538777944403</text:p>
          </table:table-cell>
          <table:table-cell office:value-type="float" office:value="0.585021409236397" calcext:value-type="float">
            <text:p>0.585021409236397</text:p>
          </table:table-cell>
          <table:table-cell office:value-type="float" office:value="0.0831198929627686" calcext:value-type="float">
            <text:p>0.083119892962769</text:p>
          </table:table-cell>
          <table:table-cell office:value-type="float" office:value="-0.757505632135378" calcext:value-type="float">
            <text:p>-0.757505632135378</text:p>
          </table:table-cell>
          <table:table-cell office:value-type="float" office:value="-0.586884780206935" calcext:value-type="float">
            <text:p>-0.586884780206935</text:p>
          </table:table-cell>
          <table:table-cell office:value-type="float" office:value="0.0337559273553785" calcext:value-type="float">
            <text:p>0.033755927355379</text:p>
          </table:table-cell>
          <table:table-cell office:value-type="float" office:value="0.0155723238619275" calcext:value-type="float">
            <text:p>0.015572323861928</text:p>
          </table:table-cell>
          <table:table-cell office:value-type="float" office:value="-0.0564725529385322" calcext:value-type="float">
            <text:p>-0.056472552938532</text:p>
          </table:table-cell>
          <table:table-cell office:value-type="float" office:value="-0.00912663678454351" calcext:value-type="float">
            <text:p>-0.009126636784544</text:p>
          </table:table-cell>
          <table:table-cell office:value-type="float" office:value="-0.0440352660434105" calcext:value-type="float">
            <text:p>-0.044035266043411</text:p>
          </table:table-cell>
          <table:table-cell office:value-type="float" office:value="0.00406899379060821" calcext:value-type="float">
            <text:p>0.004068993790608</text:p>
          </table:table-cell>
        </table:table-row>
        <table:table-row table:style-name="ro1">
          <table:table-cell table:formula="of:=SQRT([.B236]^2+[.C236]^2+[.D236]^2)" office:value-type="float" office:value="7.50872885304123" calcext:value-type="float">
            <text:p>7.50872885304123</text:p>
          </table:table-cell>
          <table:table-cell office:value-type="float" office:value="6.27817748273804" calcext:value-type="float">
            <text:p>6.27817748273804</text:p>
          </table:table-cell>
          <table:table-cell office:value-type="float" office:value="3.11016438083106" calcext:value-type="float">
            <text:p>3.11016438083106</text:p>
          </table:table-cell>
          <table:table-cell office:value-type="float" office:value="2.70043959531493" calcext:value-type="float">
            <text:p>2.70043959531493</text:p>
          </table:table-cell>
          <table:table-cell office:value-type="float" office:value="0.441323109038815" calcext:value-type="float">
            <text:p>0.441323109038815</text:p>
          </table:table-cell>
          <table:table-cell office:value-type="float" office:value="0.383553629576658" calcext:value-type="float">
            <text:p>0.383553629576658</text:p>
          </table:table-cell>
          <table:table-cell office:value-type="float" office:value="1.98429420748383" calcext:value-type="float">
            <text:p>1.98429420748383</text:p>
          </table:table-cell>
          <table:table-cell office:value-type="float" office:value="6.2312591105671" calcext:value-type="float">
            <text:p>6.2312591105671</text:p>
          </table:table-cell>
          <table:table-cell office:value-type="float" office:value="3.11512434579443" calcext:value-type="float">
            <text:p>3.11512434579443</text:p>
          </table:table-cell>
          <table:table-cell office:value-type="float" office:value="2.57995906417292" calcext:value-type="float">
            <text:p>2.57995906417292</text:p>
          </table:table-cell>
          <table:table-cell office:value-type="float" office:value="0.0148191845340815" calcext:value-type="float">
            <text:p>0.014819184534082</text:p>
          </table:table-cell>
          <table:table-cell office:value-type="float" office:value="0.628405068089639" calcext:value-type="float">
            <text:p>0.628405068089639</text:p>
          </table:table-cell>
          <table:table-cell office:value-type="float" office:value="1.85086988147822" calcext:value-type="float">
            <text:p>1.85086988147822</text:p>
          </table:table-cell>
          <table:table-cell office:value-type="float" office:value="-0.0469183721709427" calcext:value-type="float">
            <text:p>-0.046918372170943</text:p>
          </table:table-cell>
          <table:table-cell office:value-type="float" office:value="0.00495996496336204" calcext:value-type="float">
            <text:p>0.004959964963362</text:p>
          </table:table-cell>
          <table:table-cell office:value-type="float" office:value="-0.120480531142006" calcext:value-type="float">
            <text:p>-0.120480531142006</text:p>
          </table:table-cell>
          <table:table-cell office:value-type="float" office:value="0.399547152923383" calcext:value-type="float">
            <text:p>0.399547152923383</text:p>
          </table:table-cell>
          <table:table-cell office:value-type="float" office:value="0.199475077704235" calcext:value-type="float">
            <text:p>0.199475077704235</text:p>
          </table:table-cell>
          <table:table-cell office:value-type="float" office:value="-0.384644515185721" calcext:value-type="float">
            <text:p>-0.384644515185721</text:p>
          </table:table-cell>
        </table:table-row>
        <table:table-row table:style-name="ro1">
          <table:table-cell table:formula="of:=SQRT([.B237]^2+[.C237]^2+[.D237]^2)" office:value-type="float" office:value="5.4952472535405" calcext:value-type="float">
            <text:p>5.4952472535405</text:p>
          </table:table-cell>
          <table:table-cell office:value-type="float" office:value="5.21745517086799" calcext:value-type="float">
            <text:p>5.21745517086799</text:p>
          </table:table-cell>
          <table:table-cell office:value-type="float" office:value="1.60007267096337" calcext:value-type="float">
            <text:p>1.60007267096337</text:p>
          </table:table-cell>
          <table:table-cell office:value-type="float" office:value="0.644725806187047" calcext:value-type="float">
            <text:p>0.644725806187047</text:p>
          </table:table-cell>
          <table:table-cell office:value-type="float" office:value="-0.693037882967311" calcext:value-type="float">
            <text:p>-0.693037882967311</text:p>
          </table:table-cell>
          <table:table-cell office:value-type="float" office:value="0.155698068440929" calcext:value-type="float">
            <text:p>0.155698068440929</text:p>
          </table:table-cell>
          <table:table-cell office:value-type="float" office:value="1.29978079801237" calcext:value-type="float">
            <text:p>1.29978079801237</text:p>
          </table:table-cell>
          <table:table-cell office:value-type="float" office:value="5.31813544437736" calcext:value-type="float">
            <text:p>5.31813544437736</text:p>
          </table:table-cell>
          <table:table-cell office:value-type="float" office:value="1.6279895819195" calcext:value-type="float">
            <text:p>1.6279895819195</text:p>
          </table:table-cell>
          <table:table-cell office:value-type="float" office:value="0.750791051700052" calcext:value-type="float">
            <text:p>0.750791051700052</text:p>
          </table:table-cell>
          <table:table-cell office:value-type="float" office:value="-0.658957151464499" calcext:value-type="float">
            <text:p>-0.658957151464499</text:p>
          </table:table-cell>
          <table:table-cell office:value-type="float" office:value="-0.00429473502981193" calcext:value-type="float">
            <text:p>-0.004294735029812</text:p>
          </table:table-cell>
          <table:table-cell office:value-type="float" office:value="1.35788152320912" calcext:value-type="float">
            <text:p>1.35788152320912</text:p>
          </table:table-cell>
          <table:table-cell office:value-type="float" office:value="0.100680273509369" calcext:value-type="float">
            <text:p>0.100680273509369</text:p>
          </table:table-cell>
          <table:table-cell office:value-type="float" office:value="0.027916910956133" calcext:value-type="float">
            <text:p>0.027916910956133</text:p>
          </table:table-cell>
          <table:table-cell office:value-type="float" office:value="0.106065245513005" calcext:value-type="float">
            <text:p>0.106065245513005</text:p>
          </table:table-cell>
          <table:table-cell office:value-type="float" office:value="-0.145209794201535" calcext:value-type="float">
            <text:p>-0.145209794201535</text:p>
          </table:table-cell>
          <table:table-cell office:value-type="float" office:value="-0.0755269685690028" calcext:value-type="float">
            <text:p>-0.075526968569003</text:p>
          </table:table-cell>
          <table:table-cell office:value-type="float" office:value="0.0551908653979521" calcext:value-type="float">
            <text:p>0.055190865397952</text:p>
          </table:table-cell>
        </table:table-row>
        <table:table-row table:style-name="ro1">
          <table:table-cell table:formula="of:=SQRT([.B238]^2+[.C238]^2+[.D238]^2)" office:value-type="float" office:value="3.62501007170672" calcext:value-type="float">
            <text:p>3.62501007170672</text:p>
          </table:table-cell>
          <table:table-cell office:value-type="float" office:value="3.26651661623658" calcext:value-type="float">
            <text:p>3.26651661623658</text:p>
          </table:table-cell>
          <table:table-cell office:value-type="float" office:value="-1.05662661114744" calcext:value-type="float">
            <text:p>-1.05662661114744</text:p>
          </table:table-cell>
          <table:table-cell office:value-type="float" office:value="1.16366121377338" calcext:value-type="float">
            <text:p>1.16366121377338</text:p>
          </table:table-cell>
          <table:table-cell office:value-type="float" office:value="-0.357396988826405" calcext:value-type="float">
            <text:p>-0.357396988826405</text:p>
          </table:table-cell>
          <table:table-cell office:value-type="float" office:value="-0.2108799489451" calcext:value-type="float">
            <text:p>-0.2108799489451</text:p>
          </table:table-cell>
          <table:table-cell office:value-type="float" office:value="-1.25615981533051" calcext:value-type="float">
            <text:p>-1.25615981533051</text:p>
          </table:table-cell>
          <table:table-cell office:value-type="float" office:value="3.24837265942793" calcext:value-type="float">
            <text:p>3.24837265942793</text:p>
          </table:table-cell>
          <table:table-cell office:value-type="float" office:value="-1.05853885837676" calcext:value-type="float">
            <text:p>-1.05853885837676</text:p>
          </table:table-cell>
          <table:table-cell office:value-type="float" office:value="1.12881593552636" calcext:value-type="float">
            <text:p>1.12881593552636</text:p>
          </table:table-cell>
          <table:table-cell office:value-type="float" office:value="-0.39855597723097" calcext:value-type="float">
            <text:p>-0.39855597723097</text:p>
          </table:table-cell>
          <table:table-cell office:value-type="float" office:value="-0.17771516481094" calcext:value-type="float">
            <text:p>-0.17771516481094</text:p>
          </table:table-cell>
          <table:table-cell office:value-type="float" office:value="-1.26783870921799" calcext:value-type="float">
            <text:p>-1.26783870921799</text:p>
          </table:table-cell>
          <table:table-cell office:value-type="float" office:value="-0.0181439568086557" calcext:value-type="float">
            <text:p>-0.018143956808656</text:p>
          </table:table-cell>
          <table:table-cell office:value-type="float" office:value="-0.00191224722931427" calcext:value-type="float">
            <text:p>-0.001912247229314</text:p>
          </table:table-cell>
          <table:table-cell office:value-type="float" office:value="-0.034845278247013" calcext:value-type="float">
            <text:p>-0.034845278247013</text:p>
          </table:table-cell>
          <table:table-cell office:value-type="float" office:value="-0.0439300665734441" calcext:value-type="float">
            <text:p>-0.043930066573444</text:p>
          </table:table-cell>
          <table:table-cell office:value-type="float" office:value="-0.0283072759811978" calcext:value-type="float">
            <text:p>-0.028307275981198</text:p>
          </table:table-cell>
          <table:table-cell office:value-type="float" office:value="-0.00435176388431913" calcext:value-type="float">
            <text:p>-0.004351763884319</text:p>
          </table:table-cell>
        </table:table-row>
        <table:table-row table:style-name="ro1">
          <table:table-cell table:formula="of:=SQRT([.B239]^2+[.C239]^2+[.D239]^2)" office:value-type="float" office:value="4.314425319598" calcext:value-type="float">
            <text:p>4.314425319598</text:p>
          </table:table-cell>
          <table:table-cell office:value-type="float" office:value="3.985352484554" calcext:value-type="float">
            <text:p>3.985352484554</text:p>
          </table:table-cell>
          <table:table-cell office:value-type="float" office:value="-1.38958170232715" calcext:value-type="float">
            <text:p>-1.38958170232715</text:p>
          </table:table-cell>
          <table:table-cell office:value-type="float" office:value="0.894591585476345" calcext:value-type="float">
            <text:p>0.894591585476345</text:p>
          </table:table-cell>
          <table:table-cell office:value-type="float" office:value="0.709216244838874" calcext:value-type="float">
            <text:p>0.709216244838874</text:p>
          </table:table-cell>
          <table:table-cell office:value-type="float" office:value="0.462666455243675" calcext:value-type="float">
            <text:p>0.462666455243675</text:p>
          </table:table-cell>
          <table:table-cell office:value-type="float" office:value="1.06624758399473" calcext:value-type="float">
            <text:p>1.06624758399473</text:p>
          </table:table-cell>
          <table:table-cell office:value-type="float" office:value="4.04329490713666" calcext:value-type="float">
            <text:p>4.04329490713666</text:p>
          </table:table-cell>
          <table:table-cell office:value-type="float" office:value="-1.43599436669555" calcext:value-type="float">
            <text:p>-1.43599436669555</text:p>
          </table:table-cell>
          <table:table-cell office:value-type="float" office:value="0.936521194280132" calcext:value-type="float">
            <text:p>0.936521194280132</text:p>
          </table:table-cell>
          <table:table-cell office:value-type="float" office:value="-0.352134103138046" calcext:value-type="float">
            <text:p>-0.352134103138046</text:p>
          </table:table-cell>
          <table:table-cell office:value-type="float" office:value="-1.27576734676535" calcext:value-type="float">
            <text:p>-1.27576734676535</text:p>
          </table:table-cell>
          <table:table-cell office:value-type="float" office:value="1.38930511600525" calcext:value-type="float">
            <text:p>1.38930511600525</text:p>
          </table:table-cell>
          <table:table-cell office:value-type="float" office:value="0.0579424225826535" calcext:value-type="float">
            <text:p>0.057942422582654</text:p>
          </table:table-cell>
          <table:table-cell office:value-type="float" office:value="-0.0464126643684022" calcext:value-type="float">
            <text:p>-0.046412664368402</text:p>
          </table:table-cell>
          <table:table-cell office:value-type="float" office:value="0.0419296088037869" calcext:value-type="float">
            <text:p>0.041929608803787</text:p>
          </table:table-cell>
          <table:table-cell office:value-type="float" office:value="-1.88373533516849" calcext:value-type="float">
            <text:p>-1.88373533516849</text:p>
          </table:table-cell>
          <table:table-cell office:value-type="float" office:value="-0.224154000025584" calcext:value-type="float">
            <text:p>-0.224154000025584</text:p>
          </table:table-cell>
          <table:table-cell office:value-type="float" office:value="0.706364484641518" calcext:value-type="float">
            <text:p>0.706364484641518</text:p>
          </table:table-cell>
        </table:table-row>
        <table:table-row table:style-name="ro1">
          <table:table-cell table:formula="of:=SQRT([.B240]^2+[.C240]^2+[.D240]^2)" office:value-type="float" office:value="0.523642178170542" calcext:value-type="float">
            <text:p>0.523642178170542</text:p>
          </table:table-cell>
          <table:table-cell office:value-type="float" office:value="0.498629946322991" calcext:value-type="float">
            <text:p>0.498629946322991</text:p>
          </table:table-cell>
          <table:table-cell office:value-type="float" office:value="0.0425301453415585" calcext:value-type="float">
            <text:p>0.042530145341559</text:p>
          </table:table-cell>
          <table:table-cell office:value-type="float" office:value="0.15414439375581" calcext:value-type="float">
            <text:p>0.15414439375581</text:p>
          </table:table-cell>
          <table:table-cell office:value-type="float" office:value="0.428175167649595" calcext:value-type="float">
            <text:p>0.428175167649595</text:p>
          </table:table-cell>
          <table:table-cell office:value-type="float" office:value="-0.729275711103746" calcext:value-type="float">
            <text:p>-0.729275711103746</text:p>
          </table:table-cell>
          <table:table-cell office:value-type="float" office:value="-1.8037006345503" calcext:value-type="float">
            <text:p>-1.8037006345503</text:p>
          </table:table-cell>
          <table:table-cell office:value-type="float" office:value="0.600517693596656" calcext:value-type="float">
            <text:p>0.600517693596656</text:p>
          </table:table-cell>
          <table:table-cell office:value-type="float" office:value="0.0626121750741963" calcext:value-type="float">
            <text:p>0.062612175074196</text:p>
          </table:table-cell>
          <table:table-cell office:value-type="float" office:value="0.128277101378578" calcext:value-type="float">
            <text:p>0.128277101378578</text:p>
          </table:table-cell>
          <table:table-cell office:value-type="float" office:value="0.375067156352057" calcext:value-type="float">
            <text:p>0.375067156352057</text:p>
          </table:table-cell>
          <table:table-cell office:value-type="float" office:value="-0.658481431954298" calcext:value-type="float">
            <text:p>-0.658481431954298</text:p>
          </table:table-cell>
          <table:table-cell office:value-type="float" office:value="-1.83033190077955" calcext:value-type="float">
            <text:p>-1.83033190077955</text:p>
          </table:table-cell>
          <table:table-cell office:value-type="float" office:value="0.101887747273664" calcext:value-type="float">
            <text:p>0.101887747273664</text:p>
          </table:table-cell>
          <table:table-cell office:value-type="float" office:value="0.0200820297326377" calcext:value-type="float">
            <text:p>0.020082029732638</text:p>
          </table:table-cell>
          <table:table-cell office:value-type="float" office:value="-0.0258672923772318" calcext:value-type="float">
            <text:p>-0.025867292377232</text:p>
          </table:table-cell>
          <table:table-cell office:value-type="float" office:value="-0.0585406941133102" calcext:value-type="float">
            <text:p>-0.05854069411331</text:p>
          </table:table-cell>
          <table:table-cell office:value-type="float" office:value="-0.0570364041180884" calcext:value-type="float">
            <text:p>-0.057036404118089</text:p>
          </table:table-cell>
          <table:table-cell office:value-type="float" office:value="0.00568816796501181" calcext:value-type="float">
            <text:p>0.005688167965012</text:p>
          </table:table-cell>
        </table:table-row>
        <table:table-row table:style-name="ro1">
          <table:table-cell table:formula="of:=SQRT([.B241]^2+[.C241]^2+[.D241]^2)" office:value-type="float" office:value="7.58166921291738" calcext:value-type="float">
            <text:p>7.58166921291738</text:p>
          </table:table-cell>
          <table:table-cell office:value-type="float" office:value="5.86666137187574" calcext:value-type="float">
            <text:p>5.86666137187574</text:p>
          </table:table-cell>
          <table:table-cell office:value-type="float" office:value="4.60704811070257" calcext:value-type="float">
            <text:p>4.60704811070257</text:p>
          </table:table-cell>
          <table:table-cell office:value-type="float" office:value="1.35613425128644" calcext:value-type="float">
            <text:p>1.35613425128644</text:p>
          </table:table-cell>
          <table:table-cell office:value-type="float" office:value="-0.291832480530789" calcext:value-type="float">
            <text:p>-0.291832480530789</text:p>
          </table:table-cell>
          <table:table-cell office:value-type="float" office:value="-0.609515252799946" calcext:value-type="float">
            <text:p>-0.609515252799946</text:p>
          </table:table-cell>
          <table:table-cell office:value-type="float" office:value="-1.86819349200044" calcext:value-type="float">
            <text:p>-1.86819349200044</text:p>
          </table:table-cell>
          <table:table-cell office:value-type="float" office:value="5.8434349139124" calcext:value-type="float">
            <text:p>5.8434349139124</text:p>
          </table:table-cell>
          <table:table-cell office:value-type="float" office:value="4.5570138622881" calcext:value-type="float">
            <text:p>4.5570138622881</text:p>
          </table:table-cell>
          <table:table-cell office:value-type="float" office:value="1.33188901691406" calcext:value-type="float">
            <text:p>1.33188901691406</text:p>
          </table:table-cell>
          <table:table-cell office:value-type="float" office:value="-0.30375989378454" calcext:value-type="float">
            <text:p>-0.30375989378454</text:p>
          </table:table-cell>
          <table:table-cell office:value-type="float" office:value="-0.727425460269235" calcext:value-type="float">
            <text:p>-0.727425460269235</text:p>
          </table:table-cell>
          <table:table-cell office:value-type="float" office:value="-1.95128913557384" calcext:value-type="float">
            <text:p>-1.95128913557384</text:p>
          </table:table-cell>
          <table:table-cell office:value-type="float" office:value="-0.0232264579633403" calcext:value-type="float">
            <text:p>-0.02322645796334</text:p>
          </table:table-cell>
          <table:table-cell office:value-type="float" office:value="-0.0500342484144705" calcext:value-type="float">
            <text:p>-0.050034248414471</text:p>
          </table:table-cell>
          <table:table-cell office:value-type="float" office:value="-0.0242452343723851" calcext:value-type="float">
            <text:p>-0.024245234372385</text:p>
          </table:table-cell>
          <table:table-cell office:value-type="float" office:value="0.115407512411876" calcext:value-type="float">
            <text:p>0.115407512411876</text:p>
          </table:table-cell>
          <table:table-cell office:value-type="float" office:value="0.0259661723134306" calcext:value-type="float">
            <text:p>0.025966172313431</text:p>
          </table:table-cell>
          <table:table-cell office:value-type="float" office:value="-0.0771903716870703" calcext:value-type="float">
            <text:p>-0.07719037168707</text:p>
          </table:table-cell>
        </table:table-row>
        <table:table-row table:style-name="ro1">
          <table:table-cell table:formula="of:=SQRT([.B242]^2+[.C242]^2+[.D242]^2)" office:value-type="float" office:value="5.34239891682424" calcext:value-type="float">
            <text:p>5.34239891682424</text:p>
          </table:table-cell>
          <table:table-cell office:value-type="float" office:value="4.59524758011823" calcext:value-type="float">
            <text:p>4.59524758011823</text:p>
          </table:table-cell>
          <table:table-cell office:value-type="float" office:value="-2.72154732930443" calcext:value-type="float">
            <text:p>-2.72154732930443</text:p>
          </table:table-cell>
          <table:table-cell office:value-type="float" office:value="0.134558530975519" calcext:value-type="float">
            <text:p>0.134558530975519</text:p>
          </table:table-cell>
          <table:table-cell office:value-type="float" office:value="-0.150168297880581" calcext:value-type="float">
            <text:p>-0.150168297880581</text:p>
          </table:table-cell>
          <table:table-cell office:value-type="float" office:value="-0.320070104480441" calcext:value-type="float">
            <text:p>-0.320070104480441</text:p>
          </table:table-cell>
          <table:table-cell office:value-type="float" office:value="1.445714581367" calcext:value-type="float">
            <text:p>1.445714581367</text:p>
          </table:table-cell>
          <table:table-cell office:value-type="float" office:value="4.59951014125881" calcext:value-type="float">
            <text:p>4.59951014125881</text:p>
          </table:table-cell>
          <table:table-cell office:value-type="float" office:value="-2.72802409098813" calcext:value-type="float">
            <text:p>-2.72802409098813</text:p>
          </table:table-cell>
          <table:table-cell office:value-type="float" office:value="0.257918971335281" calcext:value-type="float">
            <text:p>0.257918971335281</text:p>
          </table:table-cell>
          <table:table-cell office:value-type="float" office:value="0.189447242834506" calcext:value-type="float">
            <text:p>0.189447242834506</text:p>
          </table:table-cell>
          <table:table-cell office:value-type="float" office:value="-0.632509064958381" calcext:value-type="float">
            <text:p>-0.632509064958381</text:p>
          </table:table-cell>
          <table:table-cell office:value-type="float" office:value="1.48233404810583" calcext:value-type="float">
            <text:p>1.48233404810583</text:p>
          </table:table-cell>
          <table:table-cell office:value-type="float" office:value="0.00426256114057644" calcext:value-type="float">
            <text:p>0.004262561140576</text:p>
          </table:table-cell>
          <table:table-cell office:value-type="float" office:value="-0.00647676168369848" calcext:value-type="float">
            <text:p>-0.006476761683698</text:p>
          </table:table-cell>
          <table:table-cell office:value-type="float" office:value="0.123360440359763" calcext:value-type="float">
            <text:p>0.123360440359763</text:p>
          </table:table-cell>
          <table:table-cell office:value-type="float" office:value="-0.305025788477618" calcext:value-type="float">
            <text:p>-0.305025788477618</text:p>
          </table:table-cell>
          <table:table-cell office:value-type="float" office:value="-0.311763156582877" calcext:value-type="float">
            <text:p>-0.311763156582877</text:p>
          </table:table-cell>
          <table:table-cell office:value-type="float" office:value="-0.170509224548457" calcext:value-type="float">
            <text:p>-0.170509224548457</text:p>
          </table:table-cell>
        </table:table-row>
        <table:table-row table:style-name="ro1">
          <table:table-cell table:formula="of:=SQRT([.B243]^2+[.C243]^2+[.D243]^2)" office:value-type="float" office:value="7.1171054617758" calcext:value-type="float">
            <text:p>7.1171054617758</text:p>
          </table:table-cell>
          <table:table-cell office:value-type="float" office:value="6.11240063211026" calcext:value-type="float">
            <text:p>6.11240063211026</text:p>
          </table:table-cell>
          <table:table-cell office:value-type="float" office:value="3.36985442069356" calcext:value-type="float">
            <text:p>3.36985442069356</text:p>
          </table:table-cell>
          <table:table-cell office:value-type="float" office:value="1.39134102575506" calcext:value-type="float">
            <text:p>1.39134102575506</text:p>
          </table:table-cell>
          <table:table-cell office:value-type="float" office:value="0.589414141591947" calcext:value-type="float">
            <text:p>0.589414141591947</text:p>
          </table:table-cell>
          <table:table-cell office:value-type="float" office:value="0.865432471733879" calcext:value-type="float">
            <text:p>0.865432471733879</text:p>
          </table:table-cell>
          <table:table-cell office:value-type="float" office:value="0.722406109664925" calcext:value-type="float">
            <text:p>0.722406109664925</text:p>
          </table:table-cell>
          <table:table-cell office:value-type="float" office:value="6.14859133993843" calcext:value-type="float">
            <text:p>6.14859133993843</text:p>
          </table:table-cell>
          <table:table-cell office:value-type="float" office:value="3.39082992752147" calcext:value-type="float">
            <text:p>3.39082992752147</text:p>
          </table:table-cell>
          <table:table-cell office:value-type="float" office:value="1.41821428089935" calcext:value-type="float">
            <text:p>1.41821428089935</text:p>
          </table:table-cell>
          <table:table-cell office:value-type="float" office:value="0.525930909436278" calcext:value-type="float">
            <text:p>0.525930909436278</text:p>
          </table:table-cell>
          <table:table-cell office:value-type="float" office:value="0.80389494775464" calcext:value-type="float">
            <text:p>0.80389494775464</text:p>
          </table:table-cell>
          <table:table-cell office:value-type="float" office:value="0.781111619556073" calcext:value-type="float">
            <text:p>0.781111619556073</text:p>
          </table:table-cell>
          <table:table-cell office:value-type="float" office:value="0.0361907078281707" calcext:value-type="float">
            <text:p>0.036190707828171</text:p>
          </table:table-cell>
          <table:table-cell office:value-type="float" office:value="0.0209755068279174" calcext:value-type="float">
            <text:p>0.020975506827917</text:p>
          </table:table-cell>
          <table:table-cell office:value-type="float" office:value="0.0268732551442932" calcext:value-type="float">
            <text:p>0.026873255144293</text:p>
          </table:table-cell>
          <table:table-cell office:value-type="float" office:value="-0.0730593239388577" calcext:value-type="float">
            <text:p>-0.073059323938858</text:p>
          </table:table-cell>
          <table:table-cell office:value-type="float" office:value="-0.0162327465758412" calcext:value-type="float">
            <text:p>-0.016232746575841</text:p>
          </table:table-cell>
          <table:table-cell office:value-type="float" office:value="0.0110372924896605" calcext:value-type="float">
            <text:p>0.011037292489661</text:p>
          </table:table-cell>
        </table:table-row>
        <table:table-row table:style-name="ro1">
          <table:table-cell table:formula="of:=SQRT([.B244]^2+[.C244]^2+[.D244]^2)" office:value-type="float" office:value="3.19959610867615" calcext:value-type="float">
            <text:p>3.19959610867615</text:p>
          </table:table-cell>
          <table:table-cell office:value-type="float" office:value="3.0197806386379" calcext:value-type="float">
            <text:p>3.0197806386379</text:p>
          </table:table-cell>
          <table:table-cell office:value-type="float" office:value="-0.774390957524394" calcext:value-type="float">
            <text:p>-0.774390957524394</text:p>
          </table:table-cell>
          <table:table-cell office:value-type="float" office:value="0.720179698455679" calcext:value-type="float">
            <text:p>0.720179698455679</text:p>
          </table:table-cell>
          <table:table-cell office:value-type="float" office:value="-0.363484757458268" calcext:value-type="float">
            <text:p>-0.363484757458268</text:p>
          </table:table-cell>
          <table:table-cell office:value-type="float" office:value="0.751052643737055" calcext:value-type="float">
            <text:p>0.751052643737055</text:p>
          </table:table-cell>
          <table:table-cell office:value-type="float" office:value="1.67187000883975" calcext:value-type="float">
            <text:p>1.67187000883975</text:p>
          </table:table-cell>
          <table:table-cell office:value-type="float" office:value="3.08274842159108" calcext:value-type="float">
            <text:p>3.08274842159108</text:p>
          </table:table-cell>
          <table:table-cell office:value-type="float" office:value="-0.798242561322661" calcext:value-type="float">
            <text:p>-0.798242561322661</text:p>
          </table:table-cell>
          <table:table-cell office:value-type="float" office:value="0.746112627686866" calcext:value-type="float">
            <text:p>0.746112627686866</text:p>
          </table:table-cell>
          <table:table-cell office:value-type="float" office:value="-0.281929154629817" calcext:value-type="float">
            <text:p>-0.281929154629817</text:p>
          </table:table-cell>
          <table:table-cell office:value-type="float" office:value="0.72909450535818" calcext:value-type="float">
            <text:p>0.72909450535818</text:p>
          </table:table-cell>
          <table:table-cell office:value-type="float" office:value="1.61331802425585" calcext:value-type="float">
            <text:p>1.61331802425585</text:p>
          </table:table-cell>
          <table:table-cell office:value-type="float" office:value="0.0629677829531885" calcext:value-type="float">
            <text:p>0.062967782953189</text:p>
          </table:table-cell>
          <table:table-cell office:value-type="float" office:value="-0.023851603798267" calcext:value-type="float">
            <text:p>-0.023851603798267</text:p>
          </table:table-cell>
          <table:table-cell office:value-type="float" office:value="0.0259329292311871" calcext:value-type="float">
            <text:p>0.025932929231187</text:p>
          </table:table-cell>
          <table:table-cell office:value-type="float" office:value="-0.0263396503907907" calcext:value-type="float">
            <text:p>-0.026339650390791</text:p>
          </table:table-cell>
          <table:table-cell office:value-type="float" office:value="-0.0584333935696315" calcext:value-type="float">
            <text:p>-0.058433393569632</text:p>
          </table:table-cell>
          <table:table-cell office:value-type="float" office:value="-0.00430547860563113" calcext:value-type="float">
            <text:p>-0.004305478605631</text:p>
          </table:table-cell>
        </table:table-row>
        <table:table-row table:style-name="ro1">
          <table:table-cell table:formula="of:=SQRT([.B245]^2+[.C245]^2+[.D245]^2)" office:value-type="float" office:value="2.5723715988923" calcext:value-type="float">
            <text:p>2.5723715988923</text:p>
          </table:table-cell>
          <table:table-cell office:value-type="float" office:value="2.06951916033236" calcext:value-type="float">
            <text:p>2.06951916033236</text:p>
          </table:table-cell>
          <table:table-cell office:value-type="float" office:value="1.52778391611756" calcext:value-type="float">
            <text:p>1.52778391611756</text:p>
          </table:table-cell>
          <table:table-cell office:value-type="float" office:value="0.00789895293568732" calcext:value-type="float">
            <text:p>0.007898952935687</text:p>
          </table:table-cell>
          <table:table-cell office:value-type="float" office:value="0.558779587309058" calcext:value-type="float">
            <text:p>0.558779587309058</text:p>
          </table:table-cell>
          <table:table-cell office:value-type="float" office:value="0.0262535095853824" calcext:value-type="float">
            <text:p>0.026253509585383</text:p>
          </table:table-cell>
          <table:table-cell office:value-type="float" office:value="0.485327640550532" calcext:value-type="float">
            <text:p>0.485327640550532</text:p>
          </table:table-cell>
          <table:table-cell office:value-type="float" office:value="2.11688942352964" calcext:value-type="float">
            <text:p>2.11688942352964</text:p>
          </table:table-cell>
          <table:table-cell office:value-type="float" office:value="1.49875089381941" calcext:value-type="float">
            <text:p>1.49875089381941</text:p>
          </table:table-cell>
          <table:table-cell office:value-type="float" office:value="0.0370113955125165" calcext:value-type="float">
            <text:p>0.037011395512517</text:p>
          </table:table-cell>
          <table:table-cell office:value-type="float" office:value="0.582699603835374" calcext:value-type="float">
            <text:p>0.582699603835374</text:p>
          </table:table-cell>
          <table:table-cell office:value-type="float" office:value="-0.191272527061979" calcext:value-type="float">
            <text:p>-0.191272527061979</text:p>
          </table:table-cell>
          <table:table-cell office:value-type="float" office:value="0.576404901476902" calcext:value-type="float">
            <text:p>0.576404901476902</text:p>
          </table:table-cell>
          <table:table-cell office:value-type="float" office:value="0.0473702631972812" calcext:value-type="float">
            <text:p>0.047370263197281</text:p>
          </table:table-cell>
          <table:table-cell office:value-type="float" office:value="-0.0290330222981505" calcext:value-type="float">
            <text:p>-0.029033022298151</text:p>
          </table:table-cell>
          <table:table-cell office:value-type="float" office:value="0.0291124425768292" calcext:value-type="float">
            <text:p>0.029112442576829</text:p>
          </table:table-cell>
          <table:table-cell office:value-type="float" office:value="-0.0816736148818489" calcext:value-type="float">
            <text:p>-0.081673614881849</text:p>
          </table:table-cell>
          <table:table-cell office:value-type="float" office:value="-0.203236627151073" calcext:value-type="float">
            <text:p>-0.203236627151073</text:p>
          </table:table-cell>
          <table:table-cell office:value-type="float" office:value="0.0807612532056537" calcext:value-type="float">
            <text:p>0.080761253205654</text:p>
          </table:table-cell>
        </table:table-row>
        <table:table-row table:style-name="ro1">
          <table:table-cell table:formula="of:=SQRT([.B246]^2+[.C246]^2+[.D246]^2)" office:value-type="float" office:value="6.51119949501086" calcext:value-type="float">
            <text:p>6.51119949501086</text:p>
          </table:table-cell>
          <table:table-cell office:value-type="float" office:value="5.85759764663727" calcext:value-type="float">
            <text:p>5.85759764663727</text:p>
          </table:table-cell>
          <table:table-cell office:value-type="float" office:value="-2.56615053351149" calcext:value-type="float">
            <text:p>-2.56615053351149</text:p>
          </table:table-cell>
          <table:table-cell office:value-type="float" office:value="1.22439377379089" calcext:value-type="float">
            <text:p>1.22439377379089</text:p>
          </table:table-cell>
          <table:table-cell office:value-type="float" office:value="-0.622929486160213" calcext:value-type="float">
            <text:p>-0.622929486160213</text:p>
          </table:table-cell>
          <table:table-cell office:value-type="float" office:value="-0.0190851926875819" calcext:value-type="float">
            <text:p>-0.019085192687582</text:p>
          </table:table-cell>
          <table:table-cell office:value-type="float" office:value="-1.75882757136246" calcext:value-type="float">
            <text:p>-1.75882757136246</text:p>
          </table:table-cell>
          <table:table-cell office:value-type="float" office:value="5.67363214677665" calcext:value-type="float">
            <text:p>5.67363214677665</text:p>
          </table:table-cell>
          <table:table-cell office:value-type="float" office:value="-2.54671602121636" calcext:value-type="float">
            <text:p>-2.54671602121636</text:p>
          </table:table-cell>
          <table:table-cell office:value-type="float" office:value="1.2498041000235" calcext:value-type="float">
            <text:p>1.2498041000235</text:p>
          </table:table-cell>
          <table:table-cell office:value-type="float" office:value="-0.694198279288668" calcext:value-type="float">
            <text:p>-0.694198279288668</text:p>
          </table:table-cell>
          <table:table-cell office:value-type="float" office:value="0.00983112106673723" calcext:value-type="float">
            <text:p>0.009831121066737</text:p>
          </table:table-cell>
          <table:table-cell office:value-type="float" office:value="-1.76435733833115" calcext:value-type="float">
            <text:p>-1.76435733833115</text:p>
          </table:table-cell>
          <table:table-cell office:value-type="float" office:value="-0.183965499860614" calcext:value-type="float">
            <text:p>-0.183965499860614</text:p>
          </table:table-cell>
          <table:table-cell office:value-type="float" office:value="0.0194345122951263" calcext:value-type="float">
            <text:p>0.019434512295126</text:p>
          </table:table-cell>
          <table:table-cell office:value-type="float" office:value="0.0254103262326026" calcext:value-type="float">
            <text:p>0.025410326232603</text:p>
          </table:table-cell>
          <table:table-cell office:value-type="float" office:value="-0.0150885353670764" calcext:value-type="float">
            <text:p>-0.015088535367077</text:p>
          </table:table-cell>
          <table:table-cell office:value-type="float" office:value="-0.0754168364230647" calcext:value-type="float">
            <text:p>-0.075416836423065</text:p>
          </table:table-cell>
          <table:table-cell office:value-type="float" office:value="-0.00576907617172395" calcext:value-type="float">
            <text:p>-0.005769076171724</text:p>
          </table:table-cell>
        </table:table-row>
        <table:table-row table:style-name="ro1">
          <table:table-cell table:formula="of:=SQRT([.B247]^2+[.C247]^2+[.D247]^2)" office:value-type="float" office:value="2.54726284398663" calcext:value-type="float">
            <text:p>2.54726284398663</text:p>
          </table:table-cell>
          <table:table-cell office:value-type="float" office:value="2.26325080402449" calcext:value-type="float">
            <text:p>2.26325080402449</text:p>
          </table:table-cell>
          <table:table-cell office:value-type="float" office:value="0.833348565297575" calcext:value-type="float">
            <text:p>0.833348565297575</text:p>
          </table:table-cell>
          <table:table-cell office:value-type="float" office:value="0.819618181322142" calcext:value-type="float">
            <text:p>0.819618181322142</text:p>
          </table:table-cell>
          <table:table-cell office:value-type="float" office:value="-0.189958291627591" calcext:value-type="float">
            <text:p>-0.189958291627591</text:p>
          </table:table-cell>
          <table:table-cell office:value-type="float" office:value="0.317265831434944" calcext:value-type="float">
            <text:p>0.317265831434944</text:p>
          </table:table-cell>
          <table:table-cell office:value-type="float" office:value="-1.24983363927405" calcext:value-type="float">
            <text:p>-1.24983363927405</text:p>
          </table:table-cell>
          <table:table-cell office:value-type="float" office:value="2.24795120161709" calcext:value-type="float">
            <text:p>2.24795120161709</text:p>
          </table:table-cell>
          <table:table-cell office:value-type="float" office:value="0.821609153019385" calcext:value-type="float">
            <text:p>0.821609153019385</text:p>
          </table:table-cell>
          <table:table-cell office:value-type="float" office:value="0.755215385210668" calcext:value-type="float">
            <text:p>0.755215385210668</text:p>
          </table:table-cell>
          <table:table-cell office:value-type="float" office:value="-0.271047261175233" calcext:value-type="float">
            <text:p>-0.271047261175233</text:p>
          </table:table-cell>
          <table:table-cell office:value-type="float" office:value="0.392351156257815" calcext:value-type="float">
            <text:p>0.392351156257815</text:p>
          </table:table-cell>
          <table:table-cell office:value-type="float" office:value="-1.18573848410848" calcext:value-type="float">
            <text:p>-1.18573848410848</text:p>
          </table:table-cell>
          <table:table-cell office:value-type="float" office:value="-0.0152996024074055" calcext:value-type="float">
            <text:p>-0.015299602407406</text:p>
          </table:table-cell>
          <table:table-cell office:value-type="float" office:value="-0.0117394122781899" calcext:value-type="float">
            <text:p>-0.01173941227819</text:p>
          </table:table-cell>
          <table:table-cell office:value-type="float" office:value="-0.0644027961114735" calcext:value-type="float">
            <text:p>-0.064402796111474</text:p>
          </table:table-cell>
          <table:table-cell office:value-type="float" office:value="-0.0959482339969981" calcext:value-type="float">
            <text:p>-0.095948233996998</text:p>
          </table:table-cell>
          <table:table-cell office:value-type="float" office:value="-0.0470758403763973" calcext:value-type="float">
            <text:p>-0.047075840376397</text:p>
          </table:table-cell>
          <table:table-cell office:value-type="float" office:value="0.0336299470505699" calcext:value-type="float">
            <text:p>0.03362994705057</text:p>
          </table:table-cell>
        </table:table-row>
        <table:table-row table:style-name="ro1">
          <table:table-cell table:formula="of:=SQRT([.B248]^2+[.C248]^2+[.D248]^2)" office:value-type="float" office:value="3.85522589216742" calcext:value-type="float">
            <text:p>3.85522589216742</text:p>
          </table:table-cell>
          <table:table-cell office:value-type="float" office:value="3.83006241981135" calcext:value-type="float">
            <text:p>3.83006241981135</text:p>
          </table:table-cell>
          <table:table-cell office:value-type="float" office:value="0.0717232115376456" calcext:value-type="float">
            <text:p>0.071723211537646</text:p>
          </table:table-cell>
          <table:table-cell office:value-type="float" office:value="0.433871318380991" calcext:value-type="float">
            <text:p>0.433871318380991</text:p>
          </table:table-cell>
          <table:table-cell office:value-type="float" office:value="-0.0510632960226527" calcext:value-type="float">
            <text:p>-0.051063296022653</text:p>
          </table:table-cell>
          <table:table-cell office:value-type="float" office:value="0.343026800620064" calcext:value-type="float">
            <text:p>0.343026800620064</text:p>
          </table:table-cell>
          <table:table-cell office:value-type="float" office:value="0.0188404613895186" calcext:value-type="float">
            <text:p>0.018840461389519</text:p>
          </table:table-cell>
          <table:table-cell office:value-type="float" office:value="3.81928829344895" calcext:value-type="float">
            <text:p>3.81928829344895</text:p>
          </table:table-cell>
          <table:table-cell office:value-type="float" office:value="0.0616849331675863" calcext:value-type="float">
            <text:p>0.061684933167586</text:p>
          </table:table-cell>
          <table:table-cell office:value-type="float" office:value="0.501132170393542" calcext:value-type="float">
            <text:p>0.501132170393542</text:p>
          </table:table-cell>
          <table:table-cell office:value-type="float" office:value="-0.0874380795011707" calcext:value-type="float">
            <text:p>-0.087438079501171</text:p>
          </table:table-cell>
          <table:table-cell office:value-type="float" office:value="0.281034934315269" calcext:value-type="float">
            <text:p>0.281034934315269</text:p>
          </table:table-cell>
          <table:table-cell office:value-type="float" office:value="0.0156759128472204" calcext:value-type="float">
            <text:p>0.01567591284722</text:p>
          </table:table-cell>
          <table:table-cell office:value-type="float" office:value="-0.0107741263623953" calcext:value-type="float">
            <text:p>-0.010774126362395</text:p>
          </table:table-cell>
          <table:table-cell office:value-type="float" office:value="-0.0100382783700593" calcext:value-type="float">
            <text:p>-0.010038278370059</text:p>
          </table:table-cell>
          <table:table-cell office:value-type="float" office:value="0.0672608520125514" calcext:value-type="float">
            <text:p>0.067260852012551</text:p>
          </table:table-cell>
          <table:table-cell office:value-type="float" office:value="-0.0361723527750093" calcext:value-type="float">
            <text:p>-0.036172352775009</text:p>
          </table:table-cell>
          <table:table-cell office:value-type="float" office:value="-0.0611072297791084" calcext:value-type="float">
            <text:p>-0.061107229779109</text:p>
          </table:table-cell>
          <table:table-cell office:value-type="float" office:value="-0.0154434613520369" calcext:value-type="float">
            <text:p>-0.015443461352037</text:p>
          </table:table-cell>
        </table:table-row>
        <table:table-row table:style-name="ro1">
          <table:table-cell table:formula="of:=SQRT([.B249]^2+[.C249]^2+[.D249]^2)" office:value-type="float" office:value="2.65608623518442" calcext:value-type="float">
            <text:p>2.65608623518442</text:p>
          </table:table-cell>
          <table:table-cell office:value-type="float" office:value="2.3874397357074" calcext:value-type="float">
            <text:p>2.3874397357074</text:p>
          </table:table-cell>
          <table:table-cell office:value-type="float" office:value="-0.645593115369891" calcext:value-type="float">
            <text:p>-0.645593115369891</text:p>
          </table:table-cell>
          <table:table-cell office:value-type="float" office:value="0.968573758930383" calcext:value-type="float">
            <text:p>0.968573758930383</text:p>
          </table:table-cell>
          <table:table-cell office:value-type="float" office:value="-0.057115653285531" calcext:value-type="float">
            <text:p>-0.057115653285531</text:p>
          </table:table-cell>
          <table:table-cell office:value-type="float" office:value="0.523273394762673" calcext:value-type="float">
            <text:p>0.523273394762673</text:p>
          </table:table-cell>
          <table:table-cell office:value-type="float" office:value="-1.74415133516511" calcext:value-type="float">
            <text:p>-1.74415133516511</text:p>
          </table:table-cell>
          <table:table-cell office:value-type="float" office:value="2.34232004933656" calcext:value-type="float">
            <text:p>2.34232004933656</text:p>
          </table:table-cell>
          <table:table-cell office:value-type="float" office:value="-0.619608760307973" calcext:value-type="float">
            <text:p>-0.619608760307973</text:p>
          </table:table-cell>
          <table:table-cell office:value-type="float" office:value="0.900077748538972" calcext:value-type="float">
            <text:p>0.900077748538972</text:p>
          </table:table-cell>
          <table:table-cell office:value-type="float" office:value="-0.0853121940877184" calcext:value-type="float">
            <text:p>-0.085312194087718</text:p>
          </table:table-cell>
          <table:table-cell office:value-type="float" office:value="0.531988375737422" calcext:value-type="float">
            <text:p>0.531988375737422</text:p>
          </table:table-cell>
          <table:table-cell office:value-type="float" office:value="-1.7229052063916" calcext:value-type="float">
            <text:p>-1.7229052063916</text:p>
          </table:table-cell>
          <table:table-cell office:value-type="float" office:value="-0.045119686370843" calcext:value-type="float">
            <text:p>-0.045119686370843</text:p>
          </table:table-cell>
          <table:table-cell office:value-type="float" office:value="0.025984355061918" calcext:value-type="float">
            <text:p>0.025984355061918</text:p>
          </table:table-cell>
          <table:table-cell office:value-type="float" office:value="-0.0684960103914107" calcext:value-type="float">
            <text:p>-0.068496010391411</text:p>
          </table:table-cell>
          <table:table-cell office:value-type="float" office:value="-0.00456349671410727" calcext:value-type="float">
            <text:p>-0.004563496714107</text:p>
          </table:table-cell>
          <table:table-cell office:value-type="float" office:value="-0.0254678889836613" calcext:value-type="float">
            <text:p>-0.025467888983661</text:p>
          </table:table-cell>
          <table:table-cell office:value-type="float" office:value="0.00699056196115322" calcext:value-type="float">
            <text:p>0.006990561961153</text:p>
          </table:table-cell>
        </table:table-row>
        <table:table-row table:style-name="ro1">
          <table:table-cell table:formula="of:=SQRT([.B250]^2+[.C250]^2+[.D250]^2)" office:value-type="float" office:value="6.27551064714673" calcext:value-type="float">
            <text:p>6.27551064714673</text:p>
          </table:table-cell>
          <table:table-cell office:value-type="float" office:value="5.24322839747758" calcext:value-type="float">
            <text:p>5.24322839747758</text:p>
          </table:table-cell>
          <table:table-cell office:value-type="float" office:value="2.85815636679334" calcext:value-type="float">
            <text:p>2.85815636679334</text:p>
          </table:table-cell>
          <table:table-cell office:value-type="float" office:value="1.92912727348284" calcext:value-type="float">
            <text:p>1.92912727348284</text:p>
          </table:table-cell>
          <table:table-cell office:value-type="float" office:value="-0.202310216632875" calcext:value-type="float">
            <text:p>-0.202310216632875</text:p>
          </table:table-cell>
          <table:table-cell office:value-type="float" office:value="0.273037980272132" calcext:value-type="float">
            <text:p>0.273037980272132</text:p>
          </table:table-cell>
          <table:table-cell office:value-type="float" office:value="-3.11885731154657" calcext:value-type="float">
            <text:p>-3.11885731154657</text:p>
          </table:table-cell>
          <table:table-cell office:value-type="float" office:value="5.18354033485081" calcext:value-type="float">
            <text:p>5.18354033485081</text:p>
          </table:table-cell>
          <table:table-cell office:value-type="float" office:value="2.83661808511288" calcext:value-type="float">
            <text:p>2.83661808511288</text:p>
          </table:table-cell>
          <table:table-cell office:value-type="float" office:value="1.83742808421663" calcext:value-type="float">
            <text:p>1.83742808421663</text:p>
          </table:table-cell>
          <table:table-cell office:value-type="float" office:value="-0.0719348158357995" calcext:value-type="float">
            <text:p>-0.0719348158358</text:p>
          </table:table-cell>
          <table:table-cell office:value-type="float" office:value="0.32916715067873" calcext:value-type="float">
            <text:p>0.32916715067873</text:p>
          </table:table-cell>
          <table:table-cell office:value-type="float" office:value="-3.12399285292183" calcext:value-type="float">
            <text:p>-3.12399285292183</text:p>
          </table:table-cell>
          <table:table-cell office:value-type="float" office:value="-0.0596880626267664" calcext:value-type="float">
            <text:p>-0.059688062626766</text:p>
          </table:table-cell>
          <table:table-cell office:value-type="float" office:value="-0.021538281680467" calcext:value-type="float">
            <text:p>-0.021538281680467</text:p>
          </table:table-cell>
          <table:table-cell office:value-type="float" office:value="-0.0916991892662094" calcext:value-type="float">
            <text:p>-0.091699189266209</text:p>
          </table:table-cell>
          <table:table-cell office:value-type="float" office:value="-0.12483491467106" calcext:value-type="float">
            <text:p>-0.12483491467106</text:p>
          </table:table-cell>
          <table:table-cell office:value-type="float" office:value="-0.0554819726289342" calcext:value-type="float">
            <text:p>-0.055481972628934</text:p>
          </table:table-cell>
          <table:table-cell office:value-type="float" office:value="0.0301271673012682" calcext:value-type="float">
            <text:p>0.030127167301268</text:p>
          </table:table-cell>
        </table:table-row>
        <table:table-row table:style-name="ro1">
          <table:table-cell table:formula="of:=SQRT([.B251]^2+[.C251]^2+[.D251]^2)" office:value-type="float" office:value="4.45918113533544" calcext:value-type="float">
            <text:p>4.45918113533544</text:p>
          </table:table-cell>
          <table:table-cell office:value-type="float" office:value="4.39994425994772" calcext:value-type="float">
            <text:p>4.39994425994772</text:p>
          </table:table-cell>
          <table:table-cell office:value-type="float" office:value="0.7051106980567" calcext:value-type="float">
            <text:p>0.7051106980567</text:p>
          </table:table-cell>
          <table:table-cell office:value-type="float" office:value="0.166149964100414" calcext:value-type="float">
            <text:p>0.166149964100414</text:p>
          </table:table-cell>
          <table:table-cell office:value-type="float" office:value="0.52006337731846" calcext:value-type="float">
            <text:p>0.52006337731846</text:p>
          </table:table-cell>
          <table:table-cell office:value-type="float" office:value="0.357761582887463" calcext:value-type="float">
            <text:p>0.357761582887463</text:p>
          </table:table-cell>
          <table:table-cell office:value-type="float" office:value="-0.292025463908206" calcext:value-type="float">
            <text:p>-0.292025463908206</text:p>
          </table:table-cell>
          <table:table-cell office:value-type="float" office:value="4.47721116281355" calcext:value-type="float">
            <text:p>4.47721116281355</text:p>
          </table:table-cell>
          <table:table-cell office:value-type="float" office:value="0.704476239589715" calcext:value-type="float">
            <text:p>0.704476239589715</text:p>
          </table:table-cell>
          <table:table-cell office:value-type="float" office:value="0.287035383859139" calcext:value-type="float">
            <text:p>0.287035383859139</text:p>
          </table:table-cell>
          <table:table-cell office:value-type="float" office:value="-0.243578506585099" calcext:value-type="float">
            <text:p>-0.243578506585099</text:p>
          </table:table-cell>
          <table:table-cell office:value-type="float" office:value="-0.618146110729307" calcext:value-type="float">
            <text:p>-0.618146110729307</text:p>
          </table:table-cell>
          <table:table-cell office:value-type="float" office:value="-0.184480811700106" calcext:value-type="float">
            <text:p>-0.184480811700106</text:p>
          </table:table-cell>
          <table:table-cell office:value-type="float" office:value="0.077266902865837" calcext:value-type="float">
            <text:p>0.077266902865837</text:p>
          </table:table-cell>
          <table:table-cell office:value-type="float" office:value="-0.000634458466985288" calcext:value-type="float">
            <text:p>-0.000634458466985</text:p>
          </table:table-cell>
          <table:table-cell office:value-type="float" office:value="0.120885419758725" calcext:value-type="float">
            <text:p>0.120885419758725</text:p>
          </table:table-cell>
          <table:table-cell office:value-type="float" office:value="-0.749214658868175" calcext:value-type="float">
            <text:p>-0.749214658868175</text:p>
          </table:table-cell>
          <table:table-cell office:value-type="float" office:value="-1.07483292180666" calcext:value-type="float">
            <text:p>-1.07483292180666</text:p>
          </table:table-cell>
          <table:table-cell office:value-type="float" office:value="-0.234860066253416" calcext:value-type="float">
            <text:p>-0.234860066253416</text:p>
          </table:table-cell>
        </table:table-row>
        <table:table-row table:style-name="ro1">
          <table:table-cell table:formula="of:=SQRT([.B252]^2+[.C252]^2+[.D252]^2)" office:value-type="float" office:value="1.36870064971172" calcext:value-type="float">
            <text:p>1.36870064971172</text:p>
          </table:table-cell>
          <table:table-cell office:value-type="float" office:value="1.34005157642974" calcext:value-type="float">
            <text:p>1.34005157642974</text:p>
          </table:table-cell>
          <table:table-cell office:value-type="float" office:value="0.244291817083081" calcext:value-type="float">
            <text:p>0.244291817083081</text:p>
          </table:table-cell>
          <table:table-cell office:value-type="float" office:value="0.133883341516729" calcext:value-type="float">
            <text:p>0.133883341516729</text:p>
          </table:table-cell>
          <table:table-cell office:value-type="float" office:value="-0.607778453675942" calcext:value-type="float">
            <text:p>-0.607778453675942</text:p>
          </table:table-cell>
          <table:table-cell office:value-type="float" office:value="0.028422286304886" calcext:value-type="float">
            <text:p>0.028422286304886</text:p>
          </table:table-cell>
          <table:table-cell office:value-type="float" office:value="1.12199603059013" calcext:value-type="float">
            <text:p>1.12199603059013</text:p>
          </table:table-cell>
          <table:table-cell office:value-type="float" office:value="1.39627285855404" calcext:value-type="float">
            <text:p>1.39627285855404</text:p>
          </table:table-cell>
          <table:table-cell office:value-type="float" office:value="0.256559962979582" calcext:value-type="float">
            <text:p>0.256559962979582</text:p>
          </table:table-cell>
          <table:table-cell office:value-type="float" office:value="0.139871801829846" calcext:value-type="float">
            <text:p>0.139871801829846</text:p>
          </table:table-cell>
          <table:table-cell office:value-type="float" office:value="-0.578541915661393" calcext:value-type="float">
            <text:p>-0.578541915661393</text:p>
          </table:table-cell>
          <table:table-cell office:value-type="float" office:value="-0.0641792088992785" calcext:value-type="float">
            <text:p>-0.064179208899279</text:p>
          </table:table-cell>
          <table:table-cell office:value-type="float" office:value="1.14380220163671" calcext:value-type="float">
            <text:p>1.14380220163671</text:p>
          </table:table-cell>
          <table:table-cell office:value-type="float" office:value="0.0562212821242989" calcext:value-type="float">
            <text:p>0.056221282124299</text:p>
          </table:table-cell>
          <table:table-cell office:value-type="float" office:value="0.0122681458965012" calcext:value-type="float">
            <text:p>0.012268145896501</text:p>
          </table:table-cell>
          <table:table-cell office:value-type="float" office:value="0.00598846031311728" calcext:value-type="float">
            <text:p>0.005988460313117</text:p>
          </table:table-cell>
          <table:table-cell office:value-type="float" office:value="-0.0708590567404595" calcext:value-type="float">
            <text:p>-0.07085905674046</text:p>
          </table:table-cell>
          <table:table-cell office:value-type="float" office:value="-0.0664478446913712" calcext:value-type="float">
            <text:p>-0.066447844691371</text:p>
          </table:table-cell>
          <table:table-cell office:value-type="float" office:value="0.0189268293591862" calcext:value-type="float">
            <text:p>0.018926829359186</text:p>
          </table:table-cell>
        </table:table-row>
        <table:table-row table:style-name="ro1">
          <table:table-cell table:formula="of:=SQRT([.B253]^2+[.C253]^2+[.D253]^2)" office:value-type="float" office:value="3.58427325022157" calcext:value-type="float">
            <text:p>3.58427325022157</text:p>
          </table:table-cell>
          <table:table-cell office:value-type="float" office:value="3.23249626599438" calcext:value-type="float">
            <text:p>3.23249626599438</text:p>
          </table:table-cell>
          <table:table-cell office:value-type="float" office:value="-1.5442379840574" calcext:value-type="float">
            <text:p>-1.5442379840574</text:p>
          </table:table-cell>
          <table:table-cell office:value-type="float" office:value="0.115376215835893" calcext:value-type="float">
            <text:p>0.115376215835893</text:p>
          </table:table-cell>
          <table:table-cell office:value-type="float" office:value="0.448108235969698" calcext:value-type="float">
            <text:p>0.448108235969698</text:p>
          </table:table-cell>
          <table:table-cell office:value-type="float" office:value="0.00956773272911704" calcext:value-type="float">
            <text:p>0.009567732729117</text:p>
          </table:table-cell>
          <table:table-cell office:value-type="float" office:value="2.13268681419781" calcext:value-type="float">
            <text:p>2.13268681419781</text:p>
          </table:table-cell>
          <table:table-cell office:value-type="float" office:value="3.1973597143043" calcext:value-type="float">
            <text:p>3.1973597143043</text:p>
          </table:table-cell>
          <table:table-cell office:value-type="float" office:value="-1.51200943932281" calcext:value-type="float">
            <text:p>-1.51200943932281</text:p>
          </table:table-cell>
          <table:table-cell office:value-type="float" office:value="0.189440043787805" calcext:value-type="float">
            <text:p>0.189440043787805</text:p>
          </table:table-cell>
          <table:table-cell office:value-type="float" office:value="0.611954934666391" calcext:value-type="float">
            <text:p>0.611954934666391</text:p>
          </table:table-cell>
          <table:table-cell office:value-type="float" office:value="-0.00442881689381869" calcext:value-type="float">
            <text:p>-0.004428816893819</text:p>
          </table:table-cell>
          <table:table-cell office:value-type="float" office:value="2.11561026181285" calcext:value-type="float">
            <text:p>2.11561026181285</text:p>
          </table:table-cell>
          <table:table-cell office:value-type="float" office:value="-0.0351365516900803" calcext:value-type="float">
            <text:p>-0.03513655169008</text:p>
          </table:table-cell>
          <table:table-cell office:value-type="float" office:value="0.0322285447345865" calcext:value-type="float">
            <text:p>0.032228544734587</text:p>
          </table:table-cell>
          <table:table-cell office:value-type="float" office:value="0.0740638279519112" calcext:value-type="float">
            <text:p>0.074063827951911</text:p>
          </table:table-cell>
          <table:table-cell office:value-type="float" office:value="-0.0996578438644957" calcext:value-type="float">
            <text:p>-0.099657843864496</text:p>
          </table:table-cell>
          <table:table-cell office:value-type="float" office:value="-0.131020131382364" calcext:value-type="float">
            <text:p>-0.131020131382364</text:p>
          </table:table-cell>
          <table:table-cell office:value-type="float" office:value="-0.0231979413199195" calcext:value-type="float">
            <text:p>-0.02319794131992</text:p>
          </table:table-cell>
        </table:table-row>
        <table:table-row table:style-name="ro1">
          <table:table-cell table:formula="of:=SQRT([.B254]^2+[.C254]^2+[.D254]^2)" office:value-type="float" office:value="8.0257629764387" calcext:value-type="float">
            <text:p>8.0257629764387</text:p>
          </table:table-cell>
          <table:table-cell office:value-type="float" office:value="5.91663970615581" calcext:value-type="float">
            <text:p>5.91663970615581</text:p>
          </table:table-cell>
          <table:table-cell office:value-type="float" office:value="-4.92285028724102" calcext:value-type="float">
            <text:p>-4.92285028724102</text:p>
          </table:table-cell>
          <table:table-cell office:value-type="float" office:value="2.27415720453219" calcext:value-type="float">
            <text:p>2.27415720453219</text:p>
          </table:table-cell>
          <table:table-cell office:value-type="float" office:value="-0.317151079640674" calcext:value-type="float">
            <text:p>-0.317151079640674</text:p>
          </table:table-cell>
          <table:table-cell office:value-type="float" office:value="-0.485655003180942" calcext:value-type="float">
            <text:p>-0.485655003180942</text:p>
          </table:table-cell>
          <table:table-cell office:value-type="float" office:value="1.84126796508936" calcext:value-type="float">
            <text:p>1.84126796508936</text:p>
          </table:table-cell>
          <table:table-cell office:value-type="float" office:value="5.8870203921462" calcext:value-type="float">
            <text:p>5.8870203921462</text:p>
          </table:table-cell>
          <table:table-cell office:value-type="float" office:value="-4.93439589758905" calcext:value-type="float">
            <text:p>-4.93439589758905</text:p>
          </table:table-cell>
          <table:table-cell office:value-type="float" office:value="2.21984690452214" calcext:value-type="float">
            <text:p>2.21984690452214</text:p>
          </table:table-cell>
          <table:table-cell office:value-type="float" office:value="-0.346557280970893" calcext:value-type="float">
            <text:p>-0.346557280970893</text:p>
          </table:table-cell>
          <table:table-cell office:value-type="float" office:value="-0.440276880801838" calcext:value-type="float">
            <text:p>-0.440276880801838</text:p>
          </table:table-cell>
          <table:table-cell office:value-type="float" office:value="1.82692546999682" calcext:value-type="float">
            <text:p>1.82692546999682</text:p>
          </table:table-cell>
          <table:table-cell office:value-type="float" office:value="-0.0296193140096142" calcext:value-type="float">
            <text:p>-0.029619314009614</text:p>
          </table:table-cell>
          <table:table-cell office:value-type="float" office:value="-0.0115456103480227" calcext:value-type="float">
            <text:p>-0.011545610348023</text:p>
          </table:table-cell>
          <table:table-cell office:value-type="float" office:value="-0.0543103000100529" calcext:value-type="float">
            <text:p>-0.054310300010053</text:p>
          </table:table-cell>
          <table:table-cell office:value-type="float" office:value="0.0506704202800155" calcext:value-type="float">
            <text:p>0.050670420280016</text:p>
          </table:table-cell>
          <table:table-cell office:value-type="float" office:value="0.0135599928485188" calcext:value-type="float">
            <text:p>0.013559992848519</text:p>
          </table:table-cell>
          <table:table-cell office:value-type="float" office:value="-0.00154905933154836" calcext:value-type="float">
            <text:p>-0.001549059331548</text:p>
          </table:table-cell>
        </table:table-row>
        <table:table-row table:style-name="ro1">
          <table:table-cell table:formula="of:=SQRT([.B255]^2+[.C255]^2+[.D255]^2)" office:value-type="float" office:value="6.35603904300814" calcext:value-type="float">
            <text:p>6.35603904300814</text:p>
          </table:table-cell>
          <table:table-cell office:value-type="float" office:value="5.11895393611692" calcext:value-type="float">
            <text:p>5.11895393611692</text:p>
          </table:table-cell>
          <table:table-cell office:value-type="float" office:value="-3.67413127557648" calcext:value-type="float">
            <text:p>-3.67413127557648</text:p>
          </table:table-cell>
          <table:table-cell office:value-type="float" office:value="0.834447293714665" calcext:value-type="float">
            <text:p>0.834447293714665</text:p>
          </table:table-cell>
          <table:table-cell office:value-type="float" office:value="-0.191825599194139" calcext:value-type="float">
            <text:p>-0.191825599194139</text:p>
          </table:table-cell>
          <table:table-cell office:value-type="float" office:value="-0.205989346487709" calcext:value-type="float">
            <text:p>-0.205989346487709</text:p>
          </table:table-cell>
          <table:table-cell office:value-type="float" office:value="1.14565752546243" calcext:value-type="float">
            <text:p>1.14565752546243</text:p>
          </table:table-cell>
          <table:table-cell office:value-type="float" office:value="5.09575122918871" calcext:value-type="float">
            <text:p>5.09575122918871</text:p>
          </table:table-cell>
          <table:table-cell office:value-type="float" office:value="-3.67353408176873" calcext:value-type="float">
            <text:p>-3.67353408176873</text:p>
          </table:table-cell>
          <table:table-cell office:value-type="float" office:value="0.897468239192089" calcext:value-type="float">
            <text:p>0.897468239192089</text:p>
          </table:table-cell>
          <table:table-cell office:value-type="float" office:value="-0.0881838239548802" calcext:value-type="float">
            <text:p>-0.08818382395488</text:p>
          </table:table-cell>
          <table:table-cell office:value-type="float" office:value="-1.02296437988259" calcext:value-type="float">
            <text:p>-1.02296437988259</text:p>
          </table:table-cell>
          <table:table-cell office:value-type="float" office:value="1.05900986539112" calcext:value-type="float">
            <text:p>1.05900986539112</text:p>
          </table:table-cell>
          <table:table-cell office:value-type="float" office:value="-0.0232027069282115" calcext:value-type="float">
            <text:p>-0.023202706928212</text:p>
          </table:table-cell>
          <table:table-cell office:value-type="float" office:value="0.000597193807754248" calcext:value-type="float">
            <text:p>0.000597193807754</text:p>
          </table:table-cell>
          <table:table-cell office:value-type="float" office:value="0.0630209454774234" calcext:value-type="float">
            <text:p>0.063020945477424</text:p>
          </table:table-cell>
          <table:table-cell office:value-type="float" office:value="-0.755787997499312" calcext:value-type="float">
            <text:p>-0.755787997499312</text:p>
          </table:table-cell>
          <table:table-cell office:value-type="float" office:value="-0.357602686634695" calcext:value-type="float">
            <text:p>-0.357602686634695</text:p>
          </table:table-cell>
          <table:table-cell office:value-type="float" office:value="-0.295038221865373" calcext:value-type="float">
            <text:p>-0.295038221865373</text:p>
          </table:table-cell>
        </table:table-row>
        <table:table-row table:style-name="ro1">
          <table:table-cell table:formula="of:=SQRT([.B256]^2+[.C256]^2+[.D256]^2)" office:value-type="float" office:value="5.39176815436641" calcext:value-type="float">
            <text:p>5.39176815436641</text:p>
          </table:table-cell>
          <table:table-cell office:value-type="float" office:value="4.91493546262273" calcext:value-type="float">
            <text:p>4.91493546262273</text:p>
          </table:table-cell>
          <table:table-cell office:value-type="float" office:value="-0.343916132744596" calcext:value-type="float">
            <text:p>-0.343916132744596</text:p>
          </table:table-cell>
          <table:table-cell office:value-type="float" office:value="2.1900445023632" calcext:value-type="float">
            <text:p>2.1900445023632</text:p>
          </table:table-cell>
          <table:table-cell office:value-type="float" office:value="-0.784049885097874" calcext:value-type="float">
            <text:p>-0.784049885097874</text:p>
          </table:table-cell>
          <table:table-cell office:value-type="float" office:value="-0.369014179853588" calcext:value-type="float">
            <text:p>-0.369014179853588</text:p>
          </table:table-cell>
          <table:table-cell office:value-type="float" office:value="-1.85488489509714" calcext:value-type="float">
            <text:p>-1.85488489509714</text:p>
          </table:table-cell>
          <table:table-cell office:value-type="float" office:value="4.78785502771902" calcext:value-type="float">
            <text:p>4.78785502771902</text:p>
          </table:table-cell>
          <table:table-cell office:value-type="float" office:value="-0.359787328086475" calcext:value-type="float">
            <text:p>-0.359787328086475</text:p>
          </table:table-cell>
          <table:table-cell office:value-type="float" office:value="2.0807585925283" calcext:value-type="float">
            <text:p>2.0807585925283</text:p>
          </table:table-cell>
          <table:table-cell office:value-type="float" office:value="-0.809719073153696" calcext:value-type="float">
            <text:p>-0.809719073153696</text:p>
          </table:table-cell>
          <table:table-cell office:value-type="float" office:value="-0.328740844363744" calcext:value-type="float">
            <text:p>-0.328740844363744</text:p>
          </table:table-cell>
          <table:table-cell office:value-type="float" office:value="-1.89040545378618" calcext:value-type="float">
            <text:p>-1.89040545378618</text:p>
          </table:table-cell>
          <table:table-cell office:value-type="float" office:value="-0.127080434903715" calcext:value-type="float">
            <text:p>-0.127080434903715</text:p>
          </table:table-cell>
          <table:table-cell office:value-type="float" office:value="-0.0158711953418784" calcext:value-type="float">
            <text:p>-0.015871195341878</text:p>
          </table:table-cell>
          <table:table-cell office:value-type="float" office:value="-0.109285909834901" calcext:value-type="float">
            <text:p>-0.109285909834901</text:p>
          </table:table-cell>
          <table:table-cell office:value-type="float" office:value="-0.0317563868277611" calcext:value-type="float">
            <text:p>-0.031756386827761</text:p>
          </table:table-cell>
          <table:table-cell office:value-type="float" office:value="-0.03457848010774" calcext:value-type="float">
            <text:p>-0.03457848010774</text:p>
          </table:table-cell>
          <table:table-cell office:value-type="float" office:value="-0.027292662112357" calcext:value-type="float">
            <text:p>-0.027292662112357</text:p>
          </table:table-cell>
        </table:table-row>
        <table:table-row table:style-name="ro1">
          <table:table-cell table:formula="of:=SQRT([.B257]^2+[.C257]^2+[.D257]^2)" office:value-type="float" office:value="6.46590837366314" calcext:value-type="float">
            <text:p>6.46590837366314</text:p>
          </table:table-cell>
          <table:table-cell office:value-type="float" office:value="5.37649339920835" calcext:value-type="float">
            <text:p>5.37649339920835</text:p>
          </table:table-cell>
          <table:table-cell office:value-type="float" office:value="-2.86776398359059" calcext:value-type="float">
            <text:p>-2.86776398359059</text:p>
          </table:table-cell>
          <table:table-cell office:value-type="float" office:value="2.16268804021682" calcext:value-type="float">
            <text:p>2.16268804021682</text:p>
          </table:table-cell>
          <table:table-cell office:value-type="float" office:value="0.257958204619612" calcext:value-type="float">
            <text:p>0.257958204619612</text:p>
          </table:table-cell>
          <table:table-cell office:value-type="float" office:value="0.411302947317444" calcext:value-type="float">
            <text:p>0.411302947317444</text:p>
          </table:table-cell>
          <table:table-cell office:value-type="float" office:value="-1.36183808995705" calcext:value-type="float">
            <text:p>-1.36183808995705</text:p>
          </table:table-cell>
          <table:table-cell office:value-type="float" office:value="5.21244144330362" calcext:value-type="float">
            <text:p>5.21244144330362</text:p>
          </table:table-cell>
          <table:table-cell office:value-type="float" office:value="-2.83111495049083" calcext:value-type="float">
            <text:p>-2.83111495049083</text:p>
          </table:table-cell>
          <table:table-cell office:value-type="float" office:value="2.0635706791656" calcext:value-type="float">
            <text:p>2.0635706791656</text:p>
          </table:table-cell>
          <table:table-cell office:value-type="float" office:value="0.289601030348054" calcext:value-type="float">
            <text:p>0.289601030348054</text:p>
          </table:table-cell>
          <table:table-cell office:value-type="float" office:value="0.410970366733706" calcext:value-type="float">
            <text:p>0.410970366733706</text:p>
          </table:table-cell>
          <table:table-cell office:value-type="float" office:value="-1.35777892737665" calcext:value-type="float">
            <text:p>-1.35777892737665</text:p>
          </table:table-cell>
          <table:table-cell office:value-type="float" office:value="-0.164051955904723" calcext:value-type="float">
            <text:p>-0.164051955904723</text:p>
          </table:table-cell>
          <table:table-cell office:value-type="float" office:value="0.0366490330997533" calcext:value-type="float">
            <text:p>0.036649033099753</text:p>
          </table:table-cell>
          <table:table-cell office:value-type="float" office:value="-0.0991173610512157" calcext:value-type="float">
            <text:p>-0.099117361051216</text:p>
          </table:table-cell>
          <table:table-cell office:value-type="float" office:value="0.00616482895528847" calcext:value-type="float">
            <text:p>0.006164828955288</text:p>
          </table:table-cell>
          <table:table-cell office:value-type="float" office:value="0.0283451747978978" calcext:value-type="float">
            <text:p>0.028345174797898</text:p>
          </table:table-cell>
          <table:table-cell office:value-type="float" office:value="0.0166187752281917" calcext:value-type="float">
            <text:p>0.016618775228192</text:p>
          </table:table-cell>
        </table:table-row>
        <table:table-row table:style-name="ro1">
          <table:table-cell table:formula="of:=SQRT([.B258]^2+[.C258]^2+[.D258]^2)" office:value-type="float" office:value="6.70004766667186" calcext:value-type="float">
            <text:p>6.70004766667186</text:p>
          </table:table-cell>
          <table:table-cell office:value-type="float" office:value="6.10009189161652" calcext:value-type="float">
            <text:p>6.10009189161652</text:p>
          </table:table-cell>
          <table:table-cell office:value-type="float" office:value="-1.05942738215047" calcext:value-type="float">
            <text:p>-1.05942738215047</text:p>
          </table:table-cell>
          <table:table-cell office:value-type="float" office:value="2.56068960857408" calcext:value-type="float">
            <text:p>2.56068960857408</text:p>
          </table:table-cell>
          <table:table-cell office:value-type="float" office:value="-0.24597621177112" calcext:value-type="float">
            <text:p>-0.24597621177112</text:p>
          </table:table-cell>
          <table:table-cell office:value-type="float" office:value="-0.659432525540581" calcext:value-type="float">
            <text:p>-0.659432525540581</text:p>
          </table:table-cell>
          <table:table-cell office:value-type="float" office:value="-0.686708830982328" calcext:value-type="float">
            <text:p>-0.686708830982328</text:p>
          </table:table-cell>
          <table:table-cell office:value-type="float" office:value="5.90347347755667" calcext:value-type="float">
            <text:p>5.90347347755667</text:p>
          </table:table-cell>
          <table:table-cell office:value-type="float" office:value="-1.07585861941288" calcext:value-type="float">
            <text:p>-1.07585861941288</text:p>
          </table:table-cell>
          <table:table-cell office:value-type="float" office:value="2.44685695747118" calcext:value-type="float">
            <text:p>2.44685695747118</text:p>
          </table:table-cell>
          <table:table-cell office:value-type="float" office:value="-0.302465874123177" calcext:value-type="float">
            <text:p>-0.302465874123177</text:p>
          </table:table-cell>
          <table:table-cell office:value-type="float" office:value="-0.665061396858822" calcext:value-type="float">
            <text:p>-0.665061396858822</text:p>
          </table:table-cell>
          <table:table-cell office:value-type="float" office:value="-0.714392990875457" calcext:value-type="float">
            <text:p>-0.714392990875457</text:p>
          </table:table-cell>
          <table:table-cell office:value-type="float" office:value="-0.196618414059853" calcext:value-type="float">
            <text:p>-0.196618414059853</text:p>
          </table:table-cell>
          <table:table-cell office:value-type="float" office:value="-0.0164312372624158" calcext:value-type="float">
            <text:p>-0.016431237262416</text:p>
          </table:table-cell>
          <table:table-cell office:value-type="float" office:value="-0.113832651102901" calcext:value-type="float">
            <text:p>-0.113832651102901</text:p>
          </table:table-cell>
          <table:table-cell office:value-type="float" office:value="-0.0303220164675184" calcext:value-type="float">
            <text:p>-0.030322016467519</text:p>
          </table:table-cell>
          <table:table-cell office:value-type="float" office:value="-0.033120183650245" calcext:value-type="float">
            <text:p>-0.033120183650245</text:p>
          </table:table-cell>
          <table:table-cell office:value-type="float" office:value="0.00655445340290095" calcext:value-type="float">
            <text:p>0.006554453402901</text:p>
          </table:table-cell>
        </table:table-row>
        <table:table-row table:style-name="ro1">
          <table:table-cell table:formula="of:=SQRT([.B259]^2+[.C259]^2+[.D259]^2)" office:value-type="float" office:value="3.1847253999674" calcext:value-type="float">
            <text:p>3.1847253999674</text:p>
          </table:table-cell>
          <table:table-cell office:value-type="float" office:value="3.05290491981314" calcext:value-type="float">
            <text:p>3.05290491981314</text:p>
          </table:table-cell>
          <table:table-cell office:value-type="float" office:value="-0.433523976635941" calcext:value-type="float">
            <text:p>-0.433523976635941</text:p>
          </table:table-cell>
          <table:table-cell office:value-type="float" office:value="0.796432285545996" calcext:value-type="float">
            <text:p>0.796432285545996</text:p>
          </table:table-cell>
          <table:table-cell office:value-type="float" office:value="-0.778116685738878" calcext:value-type="float">
            <text:p>-0.778116685738878</text:p>
          </table:table-cell>
          <table:table-cell office:value-type="float" office:value="0.185653817064634" calcext:value-type="float">
            <text:p>0.185653817064634</text:p>
          </table:table-cell>
          <table:table-cell office:value-type="float" office:value="-2.27868373473814" calcext:value-type="float">
            <text:p>-2.27868373473814</text:p>
          </table:table-cell>
          <table:table-cell office:value-type="float" office:value="3.01426293505425" calcext:value-type="float">
            <text:p>3.01426293505425</text:p>
          </table:table-cell>
          <table:table-cell office:value-type="float" office:value="-0.433118617186132" calcext:value-type="float">
            <text:p>-0.433118617186132</text:p>
          </table:table-cell>
          <table:table-cell office:value-type="float" office:value="0.783162923667214" calcext:value-type="float">
            <text:p>0.783162923667214</text:p>
          </table:table-cell>
          <table:table-cell office:value-type="float" office:value="-0.813656916099179" calcext:value-type="float">
            <text:p>-0.813656916099179</text:p>
          </table:table-cell>
          <table:table-cell office:value-type="float" office:value="0.252287007909826" calcext:value-type="float">
            <text:p>0.252287007909826</text:p>
          </table:table-cell>
          <table:table-cell office:value-type="float" office:value="-2.25630145135867" calcext:value-type="float">
            <text:p>-2.25630145135867</text:p>
          </table:table-cell>
          <table:table-cell office:value-type="float" office:value="-0.0386419847588906" calcext:value-type="float">
            <text:p>-0.038641984758891</text:p>
          </table:table-cell>
          <table:table-cell office:value-type="float" office:value="0.000405359449809239" calcext:value-type="float">
            <text:p>0.000405359449809</text:p>
          </table:table-cell>
          <table:table-cell office:value-type="float" office:value="-0.0132693618787822" calcext:value-type="float">
            <text:p>-0.013269361878782</text:p>
          </table:table-cell>
          <table:table-cell office:value-type="float" office:value="-0.0283713643818921" calcext:value-type="float">
            <text:p>-0.028371364381892</text:p>
          </table:table-cell>
          <table:table-cell office:value-type="float" office:value="-0.0695653323314351" calcext:value-type="float">
            <text:p>-0.069565332331435</text:p>
          </table:table-cell>
          <table:table-cell office:value-type="float" office:value="0.0136697087864657" calcext:value-type="float">
            <text:p>0.013669708786466</text:p>
          </table:table-cell>
        </table:table-row>
        <table:table-row table:style-name="ro1">
          <table:table-cell table:formula="of:=SQRT([.B260]^2+[.C260]^2+[.D260]^2)" office:value-type="float" office:value="2.54647176721447" calcext:value-type="float">
            <text:p>2.54647176721447</text:p>
          </table:table-cell>
          <table:table-cell office:value-type="float" office:value="2.13334364704334" calcext:value-type="float">
            <text:p>2.13334364704334</text:p>
          </table:table-cell>
          <table:table-cell office:value-type="float" office:value="-1.38623809814276" calcext:value-type="float">
            <text:p>-1.38623809814276</text:p>
          </table:table-cell>
          <table:table-cell office:value-type="float" office:value="0.108200185294469" calcext:value-type="float">
            <text:p>0.108200185294469</text:p>
          </table:table-cell>
          <table:table-cell office:value-type="float" office:value="-0.327562510523617" calcext:value-type="float">
            <text:p>-0.327562510523617</text:p>
          </table:table-cell>
          <table:table-cell office:value-type="float" office:value="-0.350319630705794" calcext:value-type="float">
            <text:p>-0.350319630705794</text:p>
          </table:table-cell>
          <table:table-cell office:value-type="float" office:value="1.2115232218792" calcext:value-type="float">
            <text:p>1.2115232218792</text:p>
          </table:table-cell>
          <table:table-cell office:value-type="float" office:value="2.17594350868114" calcext:value-type="float">
            <text:p>2.17594350868114</text:p>
          </table:table-cell>
          <table:table-cell office:value-type="float" office:value="-1.35409610468668" calcext:value-type="float">
            <text:p>-1.35409610468668</text:p>
          </table:table-cell>
          <table:table-cell office:value-type="float" office:value="0.151621663875259" calcext:value-type="float">
            <text:p>0.151621663875259</text:p>
          </table:table-cell>
          <table:table-cell office:value-type="float" office:value="-0.31378091471378" calcext:value-type="float">
            <text:p>-0.31378091471378</text:p>
          </table:table-cell>
          <table:table-cell office:value-type="float" office:value="-0.405151558974695" calcext:value-type="float">
            <text:p>-0.405151558974695</text:p>
          </table:table-cell>
          <table:table-cell office:value-type="float" office:value="1.22428941344012" calcext:value-type="float">
            <text:p>1.22428941344012</text:p>
          </table:table-cell>
          <table:table-cell office:value-type="float" office:value="0.0425998616378007" calcext:value-type="float">
            <text:p>0.042599861637801</text:p>
          </table:table-cell>
          <table:table-cell office:value-type="float" office:value="0.0321419934560843" calcext:value-type="float">
            <text:p>0.032141993456084</text:p>
          </table:table-cell>
          <table:table-cell office:value-type="float" office:value="0.0434214785807905" calcext:value-type="float">
            <text:p>0.043421478580791</text:p>
          </table:table-cell>
          <table:table-cell office:value-type="float" office:value="-0.0469202300805249" calcext:value-type="float">
            <text:p>-0.046920230080525</text:p>
          </table:table-cell>
          <table:table-cell office:value-type="float" office:value="-0.0311412905599915" calcext:value-type="float">
            <text:p>-0.031141290559992</text:p>
          </table:table-cell>
          <table:table-cell office:value-type="float" office:value="0.00695055789433186" calcext:value-type="float">
            <text:p>0.006950557894332</text:p>
          </table:table-cell>
        </table:table-row>
        <table:table-row table:style-name="ro1">
          <table:table-cell table:formula="of:=SQRT([.B261]^2+[.C261]^2+[.D261]^2)" office:value-type="float" office:value="4.79065467889111" calcext:value-type="float">
            <text:p>4.79065467889111</text:p>
          </table:table-cell>
          <table:table-cell office:value-type="float" office:value="4.63231895047001" calcext:value-type="float">
            <text:p>4.63231895047001</text:p>
          </table:table-cell>
          <table:table-cell office:value-type="float" office:value="-0.287939073390407" calcext:value-type="float">
            <text:p>-0.287939073390407</text:p>
          </table:table-cell>
          <table:table-cell office:value-type="float" office:value="1.18704864412236" calcext:value-type="float">
            <text:p>1.18704864412236</text:p>
          </table:table-cell>
          <table:table-cell office:value-type="float" office:value="0.160362646626412" calcext:value-type="float">
            <text:p>0.160362646626412</text:p>
          </table:table-cell>
          <table:table-cell office:value-type="float" office:value="-0.176964308260376" calcext:value-type="float">
            <text:p>-0.176964308260376</text:p>
          </table:table-cell>
          <table:table-cell office:value-type="float" office:value="-0.650421785685547" calcext:value-type="float">
            <text:p>-0.650421785685547</text:p>
          </table:table-cell>
          <table:table-cell office:value-type="float" office:value="4.63669429518831" calcext:value-type="float">
            <text:p>4.63669429518831</text:p>
          </table:table-cell>
          <table:table-cell office:value-type="float" office:value="-0.313002690243096" calcext:value-type="float">
            <text:p>-0.313002690243096</text:p>
          </table:table-cell>
          <table:table-cell office:value-type="float" office:value="1.21854434296836" calcext:value-type="float">
            <text:p>1.21854434296836</text:p>
          </table:table-cell>
          <table:table-cell office:value-type="float" office:value="0.123513937626207" calcext:value-type="float">
            <text:p>0.123513937626207</text:p>
          </table:table-cell>
          <table:table-cell office:value-type="float" office:value="-0.234197394538316" calcext:value-type="float">
            <text:p>-0.234197394538316</text:p>
          </table:table-cell>
          <table:table-cell office:value-type="float" office:value="-0.645175032528684" calcext:value-type="float">
            <text:p>-0.645175032528684</text:p>
          </table:table-cell>
          <table:table-cell office:value-type="float" office:value="0.00437534471830148" calcext:value-type="float">
            <text:p>0.004375344718301</text:p>
          </table:table-cell>
          <table:table-cell office:value-type="float" office:value="-0.0250636168526882" calcext:value-type="float">
            <text:p>-0.025063616852688</text:p>
          </table:table-cell>
          <table:table-cell office:value-type="float" office:value="0.0314956988459969" calcext:value-type="float">
            <text:p>0.031495698845997</text:p>
          </table:table-cell>
          <table:table-cell office:value-type="float" office:value="0.00620323570521819" calcext:value-type="float">
            <text:p>0.006203235705218</text:p>
          </table:table-cell>
          <table:table-cell office:value-type="float" office:value="-0.0673649856343488" calcext:value-type="float">
            <text:p>-0.067364985634349</text:p>
          </table:table-cell>
          <table:table-cell office:value-type="float" office:value="0.0129818116478551" calcext:value-type="float">
            <text:p>0.012981811647855</text:p>
          </table:table-cell>
        </table:table-row>
        <table:table-row table:style-name="ro1">
          <table:table-cell table:formula="of:=SQRT([.B262]^2+[.C262]^2+[.D262]^2)" office:value-type="float" office:value="3.55596341059199" calcext:value-type="float">
            <text:p>3.55596341059199</text:p>
          </table:table-cell>
          <table:table-cell office:value-type="float" office:value="2.9953017599352" calcext:value-type="float">
            <text:p>2.9953017599352</text:p>
          </table:table-cell>
          <table:table-cell office:value-type="float" office:value="1.91593461770961" calcext:value-type="float">
            <text:p>1.91593461770961</text:p>
          </table:table-cell>
          <table:table-cell office:value-type="float" office:value="0.0473041759258801" calcext:value-type="float">
            <text:p>0.04730417592588</text:p>
          </table:table-cell>
          <table:table-cell office:value-type="float" office:value="0.712254895528034" calcext:value-type="float">
            <text:p>0.712254895528034</text:p>
          </table:table-cell>
          <table:table-cell office:value-type="float" office:value="0.858681385656917" calcext:value-type="float">
            <text:p>0.858681385656917</text:p>
          </table:table-cell>
          <table:table-cell office:value-type="float" office:value="-1.01303821518288" calcext:value-type="float">
            <text:p>-1.01303821518288</text:p>
          </table:table-cell>
          <table:table-cell office:value-type="float" office:value="3.04196229656798" calcext:value-type="float">
            <text:p>3.04196229656798</text:p>
          </table:table-cell>
          <table:table-cell office:value-type="float" office:value="1.90536810049898" calcext:value-type="float">
            <text:p>1.90536810049898</text:p>
          </table:table-cell>
          <table:table-cell office:value-type="float" office:value="0.109924280010607" calcext:value-type="float">
            <text:p>0.109924280010607</text:p>
          </table:table-cell>
          <table:table-cell office:value-type="float" office:value="0.51198959471629" calcext:value-type="float">
            <text:p>0.51198959471629</text:p>
          </table:table-cell>
          <table:table-cell office:value-type="float" office:value="0.920938339506386" calcext:value-type="float">
            <text:p>0.920938339506386</text:p>
          </table:table-cell>
          <table:table-cell office:value-type="float" office:value="-0.812515201004057" calcext:value-type="float">
            <text:p>-0.812515201004057</text:p>
          </table:table-cell>
          <table:table-cell office:value-type="float" office:value="0.0466605366327766" calcext:value-type="float">
            <text:p>0.046660536632777</text:p>
          </table:table-cell>
          <table:table-cell office:value-type="float" office:value="-0.0105665172106353" calcext:value-type="float">
            <text:p>-0.010566517210635</text:p>
          </table:table-cell>
          <table:table-cell office:value-type="float" office:value="0.0626201040847268" calcext:value-type="float">
            <text:p>0.062620104084727</text:p>
          </table:table-cell>
          <table:table-cell office:value-type="float" office:value="-0.124844824234178" calcext:value-type="float">
            <text:p>-0.124844824234178</text:p>
          </table:table-cell>
          <table:table-cell office:value-type="float" office:value="-0.0643933688502205" calcext:value-type="float">
            <text:p>-0.064393368850221</text:p>
          </table:table-cell>
          <table:table-cell office:value-type="float" office:value="0.0406188720546616" calcext:value-type="float">
            <text:p>0.040618872054662</text:p>
          </table:table-cell>
        </table:table-row>
        <table:table-row table:style-name="ro1">
          <table:table-cell table:formula="of:=SQRT([.B263]^2+[.C263]^2+[.D263]^2)" office:value-type="float" office:value="4.24990944755277" calcext:value-type="float">
            <text:p>4.24990944755277</text:p>
          </table:table-cell>
          <table:table-cell office:value-type="float" office:value="3.45811619131622" calcext:value-type="float">
            <text:p>3.45811619131622</text:p>
          </table:table-cell>
          <table:table-cell office:value-type="float" office:value="2.12771326745621" calcext:value-type="float">
            <text:p>2.12771326745621</text:p>
          </table:table-cell>
          <table:table-cell office:value-type="float" office:value="1.2553879763825" calcext:value-type="float">
            <text:p>1.2553879763825</text:p>
          </table:table-cell>
          <table:table-cell office:value-type="float" office:value="0.717626572747618" calcext:value-type="float">
            <text:p>0.717626572747618</text:p>
          </table:table-cell>
          <table:table-cell office:value-type="float" office:value="0.151502433121988" calcext:value-type="float">
            <text:p>0.151502433121988</text:p>
          </table:table-cell>
          <table:table-cell office:value-type="float" office:value="-0.914158712848756" calcext:value-type="float">
            <text:p>-0.914158712848756</text:p>
          </table:table-cell>
          <table:table-cell office:value-type="float" office:value="3.53972130443726" calcext:value-type="float">
            <text:p>3.53972130443726</text:p>
          </table:table-cell>
          <table:table-cell office:value-type="float" office:value="2.16170713798227" calcext:value-type="float">
            <text:p>2.16170713798227</text:p>
          </table:table-cell>
          <table:table-cell office:value-type="float" office:value="1.21370616530106" calcext:value-type="float">
            <text:p>1.21370616530106</text:p>
          </table:table-cell>
          <table:table-cell office:value-type="float" office:value="0.610298174774831" calcext:value-type="float">
            <text:p>0.610298174774831</text:p>
          </table:table-cell>
          <table:table-cell office:value-type="float" office:value="0.213505381630054" calcext:value-type="float">
            <text:p>0.213505381630054</text:p>
          </table:table-cell>
          <table:table-cell office:value-type="float" office:value="-0.856783373894951" calcext:value-type="float">
            <text:p>-0.856783373894951</text:p>
          </table:table-cell>
          <table:table-cell office:value-type="float" office:value="0.0816051131210376" calcext:value-type="float">
            <text:p>0.081605113121038</text:p>
          </table:table-cell>
          <table:table-cell office:value-type="float" office:value="0.0339938705260585" calcext:value-type="float">
            <text:p>0.033993870526059</text:p>
          </table:table-cell>
          <table:table-cell office:value-type="float" office:value="-0.0416818110814421" calcext:value-type="float">
            <text:p>-0.041681811081442</text:p>
          </table:table-cell>
          <table:table-cell office:value-type="float" office:value="-0.114018986856495" calcext:value-type="float">
            <text:p>-0.114018986856495</text:p>
          </table:table-cell>
          <table:table-cell office:value-type="float" office:value="-0.0445905351302005" calcext:value-type="float">
            <text:p>-0.044590535130201</text:p>
          </table:table-cell>
          <table:table-cell office:value-type="float" office:value="0.0353233063148561" calcext:value-type="float">
            <text:p>0.035323306314856</text:p>
          </table:table-cell>
        </table:table-row>
        <table:table-row table:style-name="ro1">
          <table:table-cell table:formula="of:=SQRT([.B264]^2+[.C264]^2+[.D264]^2)" office:value-type="float" office:value="4.9369777951267" calcext:value-type="float">
            <text:p>4.9369777951267</text:p>
          </table:table-cell>
          <table:table-cell office:value-type="float" office:value="4.35454491089325" calcext:value-type="float">
            <text:p>4.35454491089325</text:p>
          </table:table-cell>
          <table:table-cell office:value-type="float" office:value="0.73906341618334" calcext:value-type="float">
            <text:p>0.73906341618334</text:p>
          </table:table-cell>
          <table:table-cell office:value-type="float" office:value="2.20578186488312" calcext:value-type="float">
            <text:p>2.20578186488312</text:p>
          </table:table-cell>
          <table:table-cell office:value-type="float" office:value="0.0304195537687404" calcext:value-type="float">
            <text:p>0.03041955376874</text:p>
          </table:table-cell>
          <table:table-cell office:value-type="float" office:value="-0.0565584637955814" calcext:value-type="float">
            <text:p>-0.056558463795581</text:p>
          </table:table-cell>
          <table:table-cell office:value-type="float" office:value="1.3691596502663" calcext:value-type="float">
            <text:p>1.3691596502663</text:p>
          </table:table-cell>
          <table:table-cell office:value-type="float" office:value="4.35665567537509" calcext:value-type="float">
            <text:p>4.35665567537509</text:p>
          </table:table-cell>
          <table:table-cell office:value-type="float" office:value="0.742350240436907" calcext:value-type="float">
            <text:p>0.742350240436907</text:p>
          </table:table-cell>
          <table:table-cell office:value-type="float" office:value="2.11688298659813" calcext:value-type="float">
            <text:p>2.11688298659813</text:p>
          </table:table-cell>
          <table:table-cell office:value-type="float" office:value="0.107501890374179" calcext:value-type="float">
            <text:p>0.107501890374179</text:p>
          </table:table-cell>
          <table:table-cell office:value-type="float" office:value="-0.0886323630982431" calcext:value-type="float">
            <text:p>-0.088632363098243</text:p>
          </table:table-cell>
          <table:table-cell office:value-type="float" office:value="1.38093274620429" calcext:value-type="float">
            <text:p>1.38093274620429</text:p>
          </table:table-cell>
          <table:table-cell office:value-type="float" office:value="0.002110764481837" calcext:value-type="float">
            <text:p>0.002110764481837</text:p>
          </table:table-cell>
          <table:table-cell office:value-type="float" office:value="0.00328682425356697" calcext:value-type="float">
            <text:p>0.003286824253567</text:p>
          </table:table-cell>
          <table:table-cell office:value-type="float" office:value="-0.0888988782849834" calcext:value-type="float">
            <text:p>-0.088898878284983</text:p>
          </table:table-cell>
          <table:table-cell office:value-type="float" office:value="-0.016275806118494" calcext:value-type="float">
            <text:p>-0.016275806118494</text:p>
          </table:table-cell>
          <table:table-cell office:value-type="float" office:value="-0.0816965171535573" calcext:value-type="float">
            <text:p>-0.081696517153557</text:p>
          </table:table-cell>
          <table:table-cell office:value-type="float" office:value="0.00551348789081452" calcext:value-type="float">
            <text:p>0.005513487890815</text:p>
          </table:table-cell>
        </table:table-row>
        <table:table-row table:style-name="ro1">
          <table:table-cell table:formula="of:=SQRT([.B265]^2+[.C265]^2+[.D265]^2)" office:value-type="float" office:value="5.21532811520015" calcext:value-type="float">
            <text:p>5.21532811520015</text:p>
          </table:table-cell>
          <table:table-cell office:value-type="float" office:value="5.07714301599129" calcext:value-type="float">
            <text:p>5.07714301599129</text:p>
          </table:table-cell>
          <table:table-cell office:value-type="float" office:value="-0.780957107804688" calcext:value-type="float">
            <text:p>-0.780957107804688</text:p>
          </table:table-cell>
          <table:table-cell office:value-type="float" office:value="0.901316892184643" calcext:value-type="float">
            <text:p>0.901316892184643</text:p>
          </table:table-cell>
          <table:table-cell office:value-type="float" office:value="-0.688752889041184" calcext:value-type="float">
            <text:p>-0.688752889041184</text:p>
          </table:table-cell>
          <table:table-cell office:value-type="float" office:value="-0.551440377360992" calcext:value-type="float">
            <text:p>-0.551440377360992</text:p>
          </table:table-cell>
          <table:table-cell office:value-type="float" office:value="-1.62483562439631" calcext:value-type="float">
            <text:p>-1.62483562439631</text:p>
          </table:table-cell>
          <table:table-cell office:value-type="float" office:value="5.0256438608869" calcext:value-type="float">
            <text:p>5.0256438608869</text:p>
          </table:table-cell>
          <table:table-cell office:value-type="float" office:value="-0.812119923745196" calcext:value-type="float">
            <text:p>-0.812119923745196</text:p>
          </table:table-cell>
          <table:table-cell office:value-type="float" office:value="0.96183710085554" calcext:value-type="float">
            <text:p>0.96183710085554</text:p>
          </table:table-cell>
          <table:table-cell office:value-type="float" office:value="-0.777678470424992" calcext:value-type="float">
            <text:p>-0.777678470424992</text:p>
          </table:table-cell>
          <table:table-cell office:value-type="float" office:value="-0.512841496246518" calcext:value-type="float">
            <text:p>-0.512841496246518</text:p>
          </table:table-cell>
          <table:table-cell office:value-type="float" office:value="-1.69631937622317" calcext:value-type="float">
            <text:p>-1.69631937622317</text:p>
          </table:table-cell>
          <table:table-cell office:value-type="float" office:value="-0.0514991551043886" calcext:value-type="float">
            <text:p>-0.051499155104389</text:p>
          </table:table-cell>
          <table:table-cell office:value-type="float" office:value="-0.0311628159405079" calcext:value-type="float">
            <text:p>-0.031162815940508</text:p>
          </table:table-cell>
          <table:table-cell office:value-type="float" office:value="0.0605202086708968" calcext:value-type="float">
            <text:p>0.060520208670897</text:p>
          </table:table-cell>
          <table:table-cell office:value-type="float" office:value="-0.0326605967754379" calcext:value-type="float">
            <text:p>-0.032660596775438</text:p>
          </table:table-cell>
          <table:table-cell office:value-type="float" office:value="-0.0793407104589346" calcext:value-type="float">
            <text:p>-0.079340710458935</text:p>
          </table:table-cell>
          <table:table-cell office:value-type="float" office:value="-0.0276307022960243" calcext:value-type="float">
            <text:p>-0.027630702296024</text:p>
          </table:table-cell>
        </table:table-row>
        <table:table-row table:style-name="ro1">
          <table:table-cell table:formula="of:=SQRT([.B266]^2+[.C266]^2+[.D266]^2)" office:value-type="float" office:value="3.9263085103563" calcext:value-type="float">
            <text:p>3.9263085103563</text:p>
          </table:table-cell>
          <table:table-cell office:value-type="float" office:value="3.91947148384636" calcext:value-type="float">
            <text:p>3.91947148384636</text:p>
          </table:table-cell>
          <table:table-cell office:value-type="float" office:value="-0.176409271479393" calcext:value-type="float">
            <text:p>-0.176409271479393</text:p>
          </table:table-cell>
          <table:table-cell office:value-type="float" office:value="0.150071898593955" calcext:value-type="float">
            <text:p>0.150071898593955</text:p>
          </table:table-cell>
          <table:table-cell office:value-type="float" office:value="0.530762579198619" calcext:value-type="float">
            <text:p>0.530762579198619</text:p>
          </table:table-cell>
          <table:table-cell office:value-type="float" office:value="-0.817033272454856" calcext:value-type="float">
            <text:p>-0.817033272454856</text:p>
          </table:table-cell>
          <table:table-cell office:value-type="float" office:value="-0.937931663148843" calcext:value-type="float">
            <text:p>-0.937931663148843</text:p>
          </table:table-cell>
          <table:table-cell office:value-type="float" office:value="3.94038499835514" calcext:value-type="float">
            <text:p>3.94038499835514</text:p>
          </table:table-cell>
          <table:table-cell office:value-type="float" office:value="-0.194334942359156" calcext:value-type="float">
            <text:p>-0.194334942359156</text:p>
          </table:table-cell>
          <table:table-cell office:value-type="float" office:value="0.252948981222121" calcext:value-type="float">
            <text:p>0.252948981222121</text:p>
          </table:table-cell>
          <table:table-cell office:value-type="float" office:value="0.375766920287166" calcext:value-type="float">
            <text:p>0.375766920287166</text:p>
          </table:table-cell>
          <table:table-cell office:value-type="float" office:value="-0.83495977305761" calcext:value-type="float">
            <text:p>-0.83495977305761</text:p>
          </table:table-cell>
          <table:table-cell office:value-type="float" office:value="-1.04925845894178" calcext:value-type="float">
            <text:p>-1.04925845894178</text:p>
          </table:table-cell>
          <table:table-cell office:value-type="float" office:value="0.0209135145087798" calcext:value-type="float">
            <text:p>0.02091351450878</text:p>
          </table:table-cell>
          <table:table-cell office:value-type="float" office:value="-0.0179256708797631" calcext:value-type="float">
            <text:p>-0.017925670879763</text:p>
          </table:table-cell>
          <table:table-cell office:value-type="float" office:value="0.102877082628167" calcext:value-type="float">
            <text:p>0.102877082628167</text:p>
          </table:table-cell>
          <table:table-cell office:value-type="float" office:value="-0.0423158506978103" calcext:value-type="float">
            <text:p>-0.04231585069781</text:p>
          </table:table-cell>
          <table:table-cell office:value-type="float" office:value="-0.0977789628816832" calcext:value-type="float">
            <text:p>-0.097778962881683</text:p>
          </table:table-cell>
          <table:table-cell office:value-type="float" office:value="0.000668351288696911" calcext:value-type="float">
            <text:p>0.000668351288697</text:p>
          </table:table-cell>
        </table:table-row>
        <table:table-row table:style-name="ro1">
          <table:table-cell table:formula="of:=SQRT([.B267]^2+[.C267]^2+[.D267]^2)" office:value-type="float" office:value="3.11052545149001" calcext:value-type="float">
            <text:p>3.11052545149001</text:p>
          </table:table-cell>
          <table:table-cell office:value-type="float" office:value="2.34592889446" calcext:value-type="float">
            <text:p>2.34592889446</text:p>
          </table:table-cell>
          <table:table-cell office:value-type="float" office:value="2.00078537598347" calcext:value-type="float">
            <text:p>2.00078537598347</text:p>
          </table:table-cell>
          <table:table-cell office:value-type="float" office:value="0.410906419705919" calcext:value-type="float">
            <text:p>0.410906419705919</text:p>
          </table:table-cell>
          <table:table-cell office:value-type="float" office:value="-0.124760637164873" calcext:value-type="float">
            <text:p>-0.124760637164873</text:p>
          </table:table-cell>
          <table:table-cell office:value-type="float" office:value="-0.627562535565693" calcext:value-type="float">
            <text:p>-0.627562535565693</text:p>
          </table:table-cell>
          <table:table-cell office:value-type="float" office:value="2.73205791056908" calcext:value-type="float">
            <text:p>2.73205791056908</text:p>
          </table:table-cell>
          <table:table-cell office:value-type="float" office:value="2.4596590289323" calcext:value-type="float">
            <text:p>2.4596590289323</text:p>
          </table:table-cell>
          <table:table-cell office:value-type="float" office:value="2.02783511534899" calcext:value-type="float">
            <text:p>2.02783511534899</text:p>
          </table:table-cell>
          <table:table-cell office:value-type="float" office:value="0.408343651006368" calcext:value-type="float">
            <text:p>0.408343651006368</text:p>
          </table:table-cell>
          <table:table-cell office:value-type="float" office:value="0.00613028158085793" calcext:value-type="float">
            <text:p>0.006130281580858</text:p>
          </table:table-cell>
          <table:table-cell office:value-type="float" office:value="-0.61470086237004" calcext:value-type="float">
            <text:p>-0.61470086237004</text:p>
          </table:table-cell>
          <table:table-cell office:value-type="float" office:value="2.8531821749581" calcext:value-type="float">
            <text:p>2.8531821749581</text:p>
          </table:table-cell>
          <table:table-cell office:value-type="float" office:value="0.113730134472305" calcext:value-type="float">
            <text:p>0.113730134472305</text:p>
          </table:table-cell>
          <table:table-cell office:value-type="float" office:value="0.0270497393655202" calcext:value-type="float">
            <text:p>0.02704973936552</text:p>
          </table:table-cell>
          <table:table-cell office:value-type="float" office:value="-0.00256276869955058" calcext:value-type="float">
            <text:p>-0.002562768699551</text:p>
          </table:table-cell>
          <table:table-cell office:value-type="float" office:value="-0.0945825582346625" calcext:value-type="float">
            <text:p>-0.094582558234663</text:p>
          </table:table-cell>
          <table:table-cell office:value-type="float" office:value="-0.0505118156467508" calcext:value-type="float">
            <text:p>-0.050511815646751</text:p>
          </table:table-cell>
          <table:table-cell office:value-type="float" office:value="0.0424869135851753" calcext:value-type="float">
            <text:p>0.042486913585175</text:p>
          </table:table-cell>
        </table:table-row>
        <table:table-row table:style-name="ro1">
          <table:table-cell table:formula="of:=SQRT([.B268]^2+[.C268]^2+[.D268]^2)" office:value-type="float" office:value="1.64434875239056" calcext:value-type="float">
            <text:p>1.64434875239056</text:p>
          </table:table-cell>
          <table:table-cell office:value-type="float" office:value="1.57999274787375" calcext:value-type="float">
            <text:p>1.57999274787375</text:p>
          </table:table-cell>
          <table:table-cell office:value-type="float" office:value="0.438443782020307" calcext:value-type="float">
            <text:p>0.438443782020307</text:p>
          </table:table-cell>
          <table:table-cell office:value-type="float" office:value="0.123583114390622" calcext:value-type="float">
            <text:p>0.123583114390622</text:p>
          </table:table-cell>
          <table:table-cell office:value-type="float" office:value="0.24598012734147" calcext:value-type="float">
            <text:p>0.24598012734147</text:p>
          </table:table-cell>
          <table:table-cell office:value-type="float" office:value="0.0714969177963436" calcext:value-type="float">
            <text:p>0.071496917796344</text:p>
          </table:table-cell>
          <table:table-cell office:value-type="float" office:value="3.07293237951988" calcext:value-type="float">
            <text:p>3.07293237951988</text:p>
          </table:table-cell>
          <table:table-cell office:value-type="float" office:value="1.6525677960225" calcext:value-type="float">
            <text:p>1.6525677960225</text:p>
          </table:table-cell>
          <table:table-cell office:value-type="float" office:value="0.452879028734101" calcext:value-type="float">
            <text:p>0.452879028734101</text:p>
          </table:table-cell>
          <table:table-cell office:value-type="float" office:value="0.136499908220423" calcext:value-type="float">
            <text:p>0.136499908220423</text:p>
          </table:table-cell>
          <table:table-cell office:value-type="float" office:value="0.272388295511488" calcext:value-type="float">
            <text:p>0.272388295511488</text:p>
          </table:table-cell>
          <table:table-cell office:value-type="float" office:value="0.156215594557555" calcext:value-type="float">
            <text:p>0.156215594557555</text:p>
          </table:table-cell>
          <table:table-cell office:value-type="float" office:value="3.07469468674052" calcext:value-type="float">
            <text:p>3.07469468674052</text:p>
          </table:table-cell>
          <table:table-cell office:value-type="float" office:value="0.0725750481487486" calcext:value-type="float">
            <text:p>0.072575048148749</text:p>
          </table:table-cell>
          <table:table-cell office:value-type="float" office:value="0.0144352467137942" calcext:value-type="float">
            <text:p>0.014435246713794</text:p>
          </table:table-cell>
          <table:table-cell office:value-type="float" office:value="0.0129167938298013" calcext:value-type="float">
            <text:p>0.012916793829801</text:p>
          </table:table-cell>
          <table:table-cell office:value-type="float" office:value="-0.0202921073297557" calcext:value-type="float">
            <text:p>-0.020292107329756</text:p>
          </table:table-cell>
          <table:table-cell office:value-type="float" office:value="-0.0863392709580193" calcext:value-type="float">
            <text:p>-0.086339270958019</text:p>
          </table:table-cell>
          <table:table-cell office:value-type="float" office:value="0.00388883890752512" calcext:value-type="float">
            <text:p>0.003888838907525</text:p>
          </table:table-cell>
        </table:table-row>
        <table:table-row table:style-name="ro1">
          <table:table-cell table:formula="of:=SQRT([.B269]^2+[.C269]^2+[.D269]^2)" office:value-type="float" office:value="6.27727957630031" calcext:value-type="float">
            <text:p>6.27727957630031</text:p>
          </table:table-cell>
          <table:table-cell office:value-type="float" office:value="6.14929127923618" calcext:value-type="float">
            <text:p>6.14929127923618</text:p>
          </table:table-cell>
          <table:table-cell office:value-type="float" office:value="1.24465837419775" calcext:value-type="float">
            <text:p>1.24465837419775</text:p>
          </table:table-cell>
          <table:table-cell office:value-type="float" office:value="0.203177689932282" calcext:value-type="float">
            <text:p>0.203177689932282</text:p>
          </table:table-cell>
          <table:table-cell office:value-type="float" office:value="0.442911482434432" calcext:value-type="float">
            <text:p>0.442911482434432</text:p>
          </table:table-cell>
          <table:table-cell office:value-type="float" office:value="0.257306548409247" calcext:value-type="float">
            <text:p>0.257306548409247</text:p>
          </table:table-cell>
          <table:table-cell office:value-type="float" office:value="1.87675472934902" calcext:value-type="float">
            <text:p>1.87675472934902</text:p>
          </table:table-cell>
          <table:table-cell office:value-type="float" office:value="6.08296405483109" calcext:value-type="float">
            <text:p>6.08296405483109</text:p>
          </table:table-cell>
          <table:table-cell office:value-type="float" office:value="1.21661546645051" calcext:value-type="float">
            <text:p>1.21661546645051</text:p>
          </table:table-cell>
          <table:table-cell office:value-type="float" office:value="0.367112606288199" calcext:value-type="float">
            <text:p>0.367112606288199</text:p>
          </table:table-cell>
          <table:table-cell office:value-type="float" office:value="-0.387242346755354" calcext:value-type="float">
            <text:p>-0.387242346755354</text:p>
          </table:table-cell>
          <table:table-cell office:value-type="float" office:value="0.0786869225708231" calcext:value-type="float">
            <text:p>0.078686922570823</text:p>
          </table:table-cell>
          <table:table-cell office:value-type="float" office:value="1.81271588985101" calcext:value-type="float">
            <text:p>1.81271588985101</text:p>
          </table:table-cell>
          <table:table-cell office:value-type="float" office:value="-0.066327224405085" calcext:value-type="float">
            <text:p>-0.066327224405085</text:p>
          </table:table-cell>
          <table:table-cell office:value-type="float" office:value="-0.0280429077472451" calcext:value-type="float">
            <text:p>-0.028042907747245</text:p>
          </table:table-cell>
          <table:table-cell office:value-type="float" office:value="0.163934916355917" calcext:value-type="float">
            <text:p>0.163934916355917</text:p>
          </table:table-cell>
          <table:table-cell office:value-type="float" office:value="0.192751761538058" calcext:value-type="float">
            <text:p>0.192751761538058</text:p>
          </table:table-cell>
          <table:table-cell office:value-type="float" office:value="0.818681616449579" calcext:value-type="float">
            <text:p>0.818681616449579</text:p>
          </table:table-cell>
          <table:table-cell office:value-type="float" office:value="-0.295565435332697" calcext:value-type="float">
            <text:p>-0.295565435332697</text:p>
          </table:table-cell>
        </table:table-row>
        <table:table-row table:style-name="ro1">
          <table:table-cell table:formula="of:=SQRT([.B270]^2+[.C270]^2+[.D270]^2)" office:value-type="float" office:value="2.6804395655257" calcext:value-type="float">
            <text:p>2.6804395655257</text:p>
          </table:table-cell>
          <table:table-cell office:value-type="float" office:value="2.37919483281729" calcext:value-type="float">
            <text:p>2.37919483281729</text:p>
          </table:table-cell>
          <table:table-cell office:value-type="float" office:value="-0.597113381964046" calcext:value-type="float">
            <text:p>-0.597113381964046</text:p>
          </table:table-cell>
          <table:table-cell office:value-type="float" office:value="1.08057568962595" calcext:value-type="float">
            <text:p>1.08057568962595</text:p>
          </table:table-cell>
          <table:table-cell office:value-type="float" office:value="0.464990909636711" calcext:value-type="float">
            <text:p>0.464990909636711</text:p>
          </table:table-cell>
          <table:table-cell office:value-type="float" office:value="-0.694574245458213" calcext:value-type="float">
            <text:p>-0.694574245458213</text:p>
          </table:table-cell>
          <table:table-cell office:value-type="float" office:value="-2.69598447661611" calcext:value-type="float">
            <text:p>-2.69598447661611</text:p>
          </table:table-cell>
          <table:table-cell office:value-type="float" office:value="2.37229710775173" calcext:value-type="float">
            <text:p>2.37229710775173</text:p>
          </table:table-cell>
          <table:table-cell office:value-type="float" office:value="-0.584938547704713" calcext:value-type="float">
            <text:p>-0.584938547704713</text:p>
          </table:table-cell>
          <table:table-cell office:value-type="float" office:value="1.01893947581688" calcext:value-type="float">
            <text:p>1.01893947581688</text:p>
          </table:table-cell>
          <table:table-cell office:value-type="float" office:value="0.453633113564727" calcext:value-type="float">
            <text:p>0.453633113564727</text:p>
          </table:table-cell>
          <table:table-cell office:value-type="float" office:value="-0.672561831261919" calcext:value-type="float">
            <text:p>-0.672561831261919</text:p>
          </table:table-cell>
          <table:table-cell office:value-type="float" office:value="-2.69882673919606" calcext:value-type="float">
            <text:p>-2.69882673919606</text:p>
          </table:table-cell>
          <table:table-cell office:value-type="float" office:value="-0.00689772506555952" calcext:value-type="float">
            <text:p>-0.00689772506556</text:p>
          </table:table-cell>
          <table:table-cell office:value-type="float" office:value="0.0121748342593325" calcext:value-type="float">
            <text:p>0.012174834259333</text:p>
          </table:table-cell>
          <table:table-cell office:value-type="float" office:value="-0.061636213809078" calcext:value-type="float">
            <text:p>-0.061636213809078</text:p>
          </table:table-cell>
          <table:table-cell office:value-type="float" office:value="-0.00145657842044589" calcext:value-type="float">
            <text:p>-0.001456578420446</text:p>
          </table:table-cell>
          <table:table-cell office:value-type="float" office:value="-0.0236634875102135" calcext:value-type="float">
            <text:p>-0.023663487510214</text:p>
          </table:table-cell>
          <table:table-cell office:value-type="float" office:value="0.00431415217796571" calcext:value-type="float">
            <text:p>0.004314152177966</text:p>
          </table:table-cell>
        </table:table-row>
        <table:table-row table:style-name="ro1">
          <table:table-cell table:formula="of:=SQRT([.B271]^2+[.C271]^2+[.D271]^2)" office:value-type="float" office:value="6.77016630502395" calcext:value-type="float">
            <text:p>6.77016630502395</text:p>
          </table:table-cell>
          <table:table-cell office:value-type="float" office:value="5.99924169108472" calcext:value-type="float">
            <text:p>5.99924169108472</text:p>
          </table:table-cell>
          <table:table-cell office:value-type="float" office:value="1.41130852000017" calcext:value-type="float">
            <text:p>1.41130852000017</text:p>
          </table:table-cell>
          <table:table-cell office:value-type="float" office:value="2.80222397231334" calcext:value-type="float">
            <text:p>2.80222397231334</text:p>
          </table:table-cell>
          <table:table-cell office:value-type="float" office:value="0.614852208053174" calcext:value-type="float">
            <text:p>0.614852208053174</text:p>
          </table:table-cell>
          <table:table-cell office:value-type="float" office:value="-0.514570467747852" calcext:value-type="float">
            <text:p>-0.514570467747852</text:p>
          </table:table-cell>
          <table:table-cell office:value-type="float" office:value="-0.191088258417842" calcext:value-type="float">
            <text:p>-0.191088258417842</text:p>
          </table:table-cell>
          <table:table-cell office:value-type="float" office:value="6.06506229099665" calcext:value-type="float">
            <text:p>6.06506229099665</text:p>
          </table:table-cell>
          <table:table-cell office:value-type="float" office:value="1.43368881147867" calcext:value-type="float">
            <text:p>1.43368881147867</text:p>
          </table:table-cell>
          <table:table-cell office:value-type="float" office:value="2.75241610823508" calcext:value-type="float">
            <text:p>2.75241610823508</text:p>
          </table:table-cell>
          <table:table-cell office:value-type="float" office:value="0.439012149369198" calcext:value-type="float">
            <text:p>0.439012149369198</text:p>
          </table:table-cell>
          <table:table-cell office:value-type="float" office:value="-0.567507581660032" calcext:value-type="float">
            <text:p>-0.567507581660032</text:p>
          </table:table-cell>
          <table:table-cell office:value-type="float" office:value="-0.215473405807275" calcext:value-type="float">
            <text:p>-0.215473405807275</text:p>
          </table:table-cell>
          <table:table-cell office:value-type="float" office:value="0.0658205999119375" calcext:value-type="float">
            <text:p>0.065820599911938</text:p>
          </table:table-cell>
          <table:table-cell office:value-type="float" office:value="0.022380291478505" calcext:value-type="float">
            <text:p>0.022380291478505</text:p>
          </table:table-cell>
          <table:table-cell office:value-type="float" office:value="-0.0498078640782564" calcext:value-type="float">
            <text:p>-0.049807864078257</text:p>
          </table:table-cell>
          <table:table-cell office:value-type="float" office:value="-0.134467493145935" calcext:value-type="float">
            <text:p>-0.134467493145935</text:p>
          </table:table-cell>
          <table:table-cell office:value-type="float" office:value="-0.0863563785896138" calcext:value-type="float">
            <text:p>-0.086356378589614</text:p>
          </table:table-cell>
          <table:table-cell office:value-type="float" office:value="0.0605623045561825" calcext:value-type="float">
            <text:p>0.060562304556183</text:p>
          </table:table-cell>
        </table:table-row>
        <table:table-row table:style-name="ro1">
          <table:table-cell table:formula="of:=SQRT([.B272]^2+[.C272]^2+[.D272]^2)" office:value-type="float" office:value="3.37439905095836" calcext:value-type="float">
            <text:p>3.37439905095836</text:p>
          </table:table-cell>
          <table:table-cell office:value-type="float" office:value="2.77715197873423" calcext:value-type="float">
            <text:p>2.77715197873423</text:p>
          </table:table-cell>
          <table:table-cell office:value-type="float" office:value="-1.82914614658483" calcext:value-type="float">
            <text:p>-1.82914614658483</text:p>
          </table:table-cell>
          <table:table-cell office:value-type="float" office:value="0.572905067664" calcext:value-type="float">
            <text:p>0.572905067664</text:p>
          </table:table-cell>
          <table:table-cell office:value-type="float" office:value="-0.757580832901904" calcext:value-type="float">
            <text:p>-0.757580832901904</text:p>
          </table:table-cell>
          <table:table-cell office:value-type="float" office:value="0.254483110112337" calcext:value-type="float">
            <text:p>0.254483110112337</text:p>
          </table:table-cell>
          <table:table-cell office:value-type="float" office:value="-1.76323772180539" calcext:value-type="float">
            <text:p>-1.76323772180539</text:p>
          </table:table-cell>
          <table:table-cell office:value-type="float" office:value="2.78066441602352" calcext:value-type="float">
            <text:p>2.78066441602352</text:p>
          </table:table-cell>
          <table:table-cell office:value-type="float" office:value="-1.79799211063888" calcext:value-type="float">
            <text:p>-1.79799211063888</text:p>
          </table:table-cell>
          <table:table-cell office:value-type="float" office:value="0.577132048203731" calcext:value-type="float">
            <text:p>0.577132048203731</text:p>
          </table:table-cell>
          <table:table-cell office:value-type="float" office:value="-0.833415830231101" calcext:value-type="float">
            <text:p>-0.833415830231101</text:p>
          </table:table-cell>
          <table:table-cell office:value-type="float" office:value="0.232813420088918" calcext:value-type="float">
            <text:p>0.232813420088918</text:p>
          </table:table-cell>
          <table:table-cell office:value-type="float" office:value="-1.76203361208531" calcext:value-type="float">
            <text:p>-1.76203361208531</text:p>
          </table:table-cell>
          <table:table-cell office:value-type="float" office:value="0.00351243728929074" calcext:value-type="float">
            <text:p>0.003512437289291</text:p>
          </table:table-cell>
          <table:table-cell office:value-type="float" office:value="0.0311540359459519" calcext:value-type="float">
            <text:p>0.031154035945952</text:p>
          </table:table-cell>
          <table:table-cell office:value-type="float" office:value="0.0042269805397317" calcext:value-type="float">
            <text:p>0.004226980539732</text:p>
          </table:table-cell>
          <table:table-cell office:value-type="float" office:value="0.034764326489805" calcext:value-type="float">
            <text:p>0.034764326489805</text:p>
          </table:table-cell>
          <table:table-cell office:value-type="float" office:value="-0.0684013711594345" calcext:value-type="float">
            <text:p>-0.068401371159435</text:p>
          </table:table-cell>
          <table:table-cell office:value-type="float" office:value="-0.0159104729586215" calcext:value-type="float">
            <text:p>-0.015910472958622</text:p>
          </table:table-cell>
        </table:table-row>
        <table:table-row table:style-name="ro1">
          <table:table-cell table:formula="of:=SQRT([.B273]^2+[.C273]^2+[.D273]^2)" office:value-type="float" office:value="5.74407785348328" calcext:value-type="float">
            <text:p>5.74407785348328</text:p>
          </table:table-cell>
          <table:table-cell office:value-type="float" office:value="5.02568758165591" calcext:value-type="float">
            <text:p>5.02568758165591</text:p>
          </table:table-cell>
          <table:table-cell office:value-type="float" office:value="-2.58797238209891" calcext:value-type="float">
            <text:p>-2.58797238209891</text:p>
          </table:table-cell>
          <table:table-cell office:value-type="float" office:value="1.01945753612395" calcext:value-type="float">
            <text:p>1.01945753612395</text:p>
          </table:table-cell>
          <table:table-cell office:value-type="float" office:value="0.892315351211963" calcext:value-type="float">
            <text:p>0.892315351211963</text:p>
          </table:table-cell>
          <table:table-cell office:value-type="float" office:value="-0.139642608808527" calcext:value-type="float">
            <text:p>-0.139642608808527</text:p>
          </table:table-cell>
          <table:table-cell office:value-type="float" office:value="-2.08496973868793" calcext:value-type="float">
            <text:p>-2.08496973868793</text:p>
          </table:table-cell>
          <table:table-cell office:value-type="float" office:value="5.06338285460087" calcext:value-type="float">
            <text:p>5.06338285460087</text:p>
          </table:table-cell>
          <table:table-cell office:value-type="float" office:value="-2.64702876464538" calcext:value-type="float">
            <text:p>-2.64702876464538</text:p>
          </table:table-cell>
          <table:table-cell office:value-type="float" office:value="1.08546302047308" calcext:value-type="float">
            <text:p>1.08546302047308</text:p>
          </table:table-cell>
          <table:table-cell office:value-type="float" office:value="-0.680173973659802" calcext:value-type="float">
            <text:p>-0.680173973659802</text:p>
          </table:table-cell>
          <table:table-cell office:value-type="float" office:value="1.22283955142805" calcext:value-type="float">
            <text:p>1.22283955142805</text:p>
          </table:table-cell>
          <table:table-cell office:value-type="float" office:value="-2.2525097414087" calcext:value-type="float">
            <text:p>-2.2525097414087</text:p>
          </table:table-cell>
          <table:table-cell office:value-type="float" office:value="0.0376952729449585" calcext:value-type="float">
            <text:p>0.037695272944959</text:p>
          </table:table-cell>
          <table:table-cell office:value-type="float" office:value="-0.0590563825464741" calcext:value-type="float">
            <text:p>-0.059056382546474</text:p>
          </table:table-cell>
          <table:table-cell office:value-type="float" office:value="0.0660054843491265" calcext:value-type="float">
            <text:p>0.066005484349127</text:p>
          </table:table-cell>
          <table:table-cell office:value-type="float" office:value="-1.77247033222869" calcext:value-type="float">
            <text:p>-1.77247033222869</text:p>
          </table:table-cell>
          <table:table-cell office:value-type="float" office:value="-0.855181779766328" calcext:value-type="float">
            <text:p>-0.855181779766328</text:p>
          </table:table-cell>
          <table:table-cell office:value-type="float" office:value="-2.35929904324364" calcext:value-type="float">
            <text:p>-2.35929904324364</text:p>
          </table:table-cell>
        </table:table-row>
        <table:table-row table:style-name="ro1">
          <table:table-cell table:formula="of:=SQRT([.B274]^2+[.C274]^2+[.D274]^2)" office:value-type="float" office:value="5.25652709576207" calcext:value-type="float">
            <text:p>5.25652709576207</text:p>
          </table:table-cell>
          <table:table-cell office:value-type="float" office:value="4.68886902588197" calcext:value-type="float">
            <text:p>4.68886902588197</text:p>
          </table:table-cell>
          <table:table-cell office:value-type="float" office:value="-1.42287452291307" calcext:value-type="float">
            <text:p>-1.42287452291307</text:p>
          </table:table-cell>
          <table:table-cell office:value-type="float" office:value="1.90289580866908" calcext:value-type="float">
            <text:p>1.90289580866908</text:p>
          </table:table-cell>
          <table:table-cell office:value-type="float" office:value="0.331974606910601" calcext:value-type="float">
            <text:p>0.331974606910601</text:p>
          </table:table-cell>
          <table:table-cell office:value-type="float" office:value="-0.200409715992414" calcext:value-type="float">
            <text:p>-0.200409715992414</text:p>
          </table:table-cell>
          <table:table-cell office:value-type="float" office:value="-2.08746399743185" calcext:value-type="float">
            <text:p>-2.08746399743185</text:p>
          </table:table-cell>
          <table:table-cell office:value-type="float" office:value="4.7590578018873" calcext:value-type="float">
            <text:p>4.7590578018873</text:p>
          </table:table-cell>
          <table:table-cell office:value-type="float" office:value="-1.48304189059575" calcext:value-type="float">
            <text:p>-1.48304189059575</text:p>
          </table:table-cell>
          <table:table-cell office:value-type="float" office:value="1.90425474173112" calcext:value-type="float">
            <text:p>1.90425474173112</text:p>
          </table:table-cell>
          <table:table-cell office:value-type="float" office:value="0.287155654677493" calcext:value-type="float">
            <text:p>0.287155654677493</text:p>
          </table:table-cell>
          <table:table-cell office:value-type="float" office:value="-0.157739820022938" calcext:value-type="float">
            <text:p>-0.157739820022938</text:p>
          </table:table-cell>
          <table:table-cell office:value-type="float" office:value="-2.0804930098675" calcext:value-type="float">
            <text:p>-2.0804930098675</text:p>
          </table:table-cell>
          <table:table-cell office:value-type="float" office:value="0.0701887760053301" calcext:value-type="float">
            <text:p>0.07018877600533</text:p>
          </table:table-cell>
          <table:table-cell office:value-type="float" office:value="-0.0601673676826815" calcext:value-type="float">
            <text:p>-0.060167367682682</text:p>
          </table:table-cell>
          <table:table-cell office:value-type="float" office:value="0.00135893306203916" calcext:value-type="float">
            <text:p>0.001358933062039</text:p>
          </table:table-cell>
          <table:table-cell office:value-type="float" office:value="-0.015086815851471" calcext:value-type="float">
            <text:p>-0.015086815851471</text:p>
          </table:table-cell>
          <table:table-cell office:value-type="float" office:value="-0.0594815128032131" calcext:value-type="float">
            <text:p>-0.059481512803213</text:p>
          </table:table-cell>
          <table:table-cell office:value-type="float" office:value="0.0145083815968294" calcext:value-type="float">
            <text:p>0.01450838159683</text:p>
          </table:table-cell>
        </table:table-row>
        <table:table-row table:style-name="ro1">
          <table:table-cell table:formula="of:=SQRT([.B275]^2+[.C275]^2+[.D275]^2)" office:value-type="float" office:value="5.26628753457795" calcext:value-type="float">
            <text:p>5.26628753457795</text:p>
          </table:table-cell>
          <table:table-cell office:value-type="float" office:value="4.55223122292381" calcext:value-type="float">
            <text:p>4.55223122292381</text:p>
          </table:table-cell>
          <table:table-cell office:value-type="float" office:value="-1.63112646612125" calcext:value-type="float">
            <text:p>-1.63112646612125</text:p>
          </table:table-cell>
          <table:table-cell office:value-type="float" office:value="2.08576166936864" calcext:value-type="float">
            <text:p>2.08576166936864</text:p>
          </table:table-cell>
          <table:table-cell office:value-type="float" office:value="-0.33039503425353" calcext:value-type="float">
            <text:p>-0.33039503425353</text:p>
          </table:table-cell>
          <table:table-cell office:value-type="float" office:value="0.144168081141481" calcext:value-type="float">
            <text:p>0.144168081141481</text:p>
          </table:table-cell>
          <table:table-cell office:value-type="float" office:value="-0.752094804354793" calcext:value-type="float">
            <text:p>-0.752094804354793</text:p>
          </table:table-cell>
          <table:table-cell office:value-type="float" office:value="4.46291777841362" calcext:value-type="float">
            <text:p>4.46291777841362</text:p>
          </table:table-cell>
          <table:table-cell office:value-type="float" office:value="-1.63030086674727" calcext:value-type="float">
            <text:p>-1.63030086674727</text:p>
          </table:table-cell>
          <table:table-cell office:value-type="float" office:value="1.98875595909086" calcext:value-type="float">
            <text:p>1.98875595909086</text:p>
          </table:table-cell>
          <table:table-cell office:value-type="float" office:value="-0.736746496665834" calcext:value-type="float">
            <text:p>-0.736746496665834</text:p>
          </table:table-cell>
          <table:table-cell office:value-type="float" office:value="-0.254151270475301" calcext:value-type="float">
            <text:p>-0.254151270475301</text:p>
          </table:table-cell>
          <table:table-cell office:value-type="float" office:value="-0.960126166889914" calcext:value-type="float">
            <text:p>-0.960126166889914</text:p>
          </table:table-cell>
          <table:table-cell office:value-type="float" office:value="-0.0893134445101955" calcext:value-type="float">
            <text:p>-0.089313444510196</text:p>
          </table:table-cell>
          <table:table-cell office:value-type="float" office:value="0.000825599373971864" calcext:value-type="float">
            <text:p>0.000825599373972</text:p>
          </table:table-cell>
          <table:table-cell office:value-type="float" office:value="-0.0970057102777862" calcext:value-type="float">
            <text:p>-0.097005710277786</text:p>
          </table:table-cell>
          <table:table-cell office:value-type="float" office:value="-0.0262176833996954" calcext:value-type="float">
            <text:p>-0.026217683399696</text:p>
          </table:table-cell>
          <table:table-cell office:value-type="float" office:value="-0.566085835867305" calcext:value-type="float">
            <text:p>-0.566085835867305</text:p>
          </table:table-cell>
          <table:table-cell office:value-type="float" office:value="-0.192554417294481" calcext:value-type="float">
            <text:p>-0.192554417294481</text:p>
          </table:table-cell>
        </table:table-row>
        <table:table-row table:style-name="ro1">
          <table:table-cell table:formula="of:=SQRT([.B276]^2+[.C276]^2+[.D276]^2)" office:value-type="float" office:value="4.18542319831865" calcext:value-type="float">
            <text:p>4.18542319831865</text:p>
          </table:table-cell>
          <table:table-cell office:value-type="float" office:value="3.11761283299607" calcext:value-type="float">
            <text:p>3.11761283299607</text:p>
          </table:table-cell>
          <table:table-cell office:value-type="float" office:value="2.78169396439401" calcext:value-type="float">
            <text:p>2.78169396439401</text:p>
          </table:table-cell>
          <table:table-cell office:value-type="float" office:value="0.245837875470903" calcext:value-type="float">
            <text:p>0.245837875470903</text:p>
          </table:table-cell>
          <table:table-cell office:value-type="float" office:value="-0.192483692404726" calcext:value-type="float">
            <text:p>-0.192483692404726</text:p>
          </table:table-cell>
          <table:table-cell office:value-type="float" office:value="0.388270257576188" calcext:value-type="float">
            <text:p>0.388270257576188</text:p>
          </table:table-cell>
          <table:table-cell office:value-type="float" office:value="0.94593313032204" calcext:value-type="float">
            <text:p>0.94593313032204</text:p>
          </table:table-cell>
          <table:table-cell office:value-type="float" office:value="3.21963473365561" calcext:value-type="float">
            <text:p>3.21963473365561</text:p>
          </table:table-cell>
          <table:table-cell office:value-type="float" office:value="2.78840202932875" calcext:value-type="float">
            <text:p>2.78840202932875</text:p>
          </table:table-cell>
          <table:table-cell office:value-type="float" office:value="0.279094873923247" calcext:value-type="float">
            <text:p>0.279094873923247</text:p>
          </table:table-cell>
          <table:table-cell office:value-type="float" office:value="-0.23955579692068" calcext:value-type="float">
            <text:p>-0.23955579692068</text:p>
          </table:table-cell>
          <table:table-cell office:value-type="float" office:value="0.338950153216715" calcext:value-type="float">
            <text:p>0.338950153216715</text:p>
          </table:table-cell>
          <table:table-cell office:value-type="float" office:value="0.978806188112212" calcext:value-type="float">
            <text:p>0.978806188112212</text:p>
          </table:table-cell>
          <table:table-cell office:value-type="float" office:value="0.102021900659539" calcext:value-type="float">
            <text:p>0.102021900659539</text:p>
          </table:table-cell>
          <table:table-cell office:value-type="float" office:value="0.0067080649347413" calcext:value-type="float">
            <text:p>0.006708064934741</text:p>
          </table:table-cell>
          <table:table-cell office:value-type="float" office:value="0.0332569984523437" calcext:value-type="float">
            <text:p>0.033256998452344</text:p>
          </table:table-cell>
          <table:table-cell office:value-type="float" office:value="-0.0656729749134968" calcext:value-type="float">
            <text:p>-0.065672974913497</text:p>
          </table:table-cell>
          <table:table-cell office:value-type="float" office:value="0.00738361164589385" calcext:value-type="float">
            <text:p>0.007383611645894</text:p>
          </table:table-cell>
          <table:table-cell office:value-type="float" office:value="0.0163665776261381" calcext:value-type="float">
            <text:p>0.016366577626138</text:p>
          </table:table-cell>
        </table:table-row>
        <table:table-row table:style-name="ro1">
          <table:table-cell table:formula="of:=SQRT([.B277]^2+[.C277]^2+[.D277]^2)" office:value-type="float" office:value="5.99848239430271" calcext:value-type="float">
            <text:p>5.99848239430271</text:p>
          </table:table-cell>
          <table:table-cell office:value-type="float" office:value="5.64297322705009" calcext:value-type="float">
            <text:p>5.64297322705009</text:p>
          </table:table-cell>
          <table:table-cell office:value-type="float" office:value="-0.74419876049177" calcext:value-type="float">
            <text:p>-0.74419876049177</text:p>
          </table:table-cell>
          <table:table-cell office:value-type="float" office:value="1.89336008155816" calcext:value-type="float">
            <text:p>1.89336008155816</text:p>
          </table:table-cell>
          <table:table-cell office:value-type="float" office:value="0.312494985396311" calcext:value-type="float">
            <text:p>0.312494985396311</text:p>
          </table:table-cell>
          <table:table-cell office:value-type="float" office:value="0.0659781913313626" calcext:value-type="float">
            <text:p>0.065978191331363</text:p>
          </table:table-cell>
          <table:table-cell office:value-type="float" office:value="-0.0587573345113652" calcext:value-type="float">
            <text:p>-0.058757334511365</text:p>
          </table:table-cell>
          <table:table-cell office:value-type="float" office:value="5.64148266868689" calcext:value-type="float">
            <text:p>5.64148266868689</text:p>
          </table:table-cell>
          <table:table-cell office:value-type="float" office:value="-0.787348892694574" calcext:value-type="float">
            <text:p>-0.787348892694574</text:p>
          </table:table-cell>
          <table:table-cell office:value-type="float" office:value="1.90549980931029" calcext:value-type="float">
            <text:p>1.90549980931029</text:p>
          </table:table-cell>
          <table:table-cell office:value-type="float" office:value="-0.770492455810167" calcext:value-type="float">
            <text:p>-0.770492455810167</text:p>
          </table:table-cell>
          <table:table-cell office:value-type="float" office:value="-0.7091975059131" calcext:value-type="float">
            <text:p>-0.7091975059131</text:p>
          </table:table-cell>
          <table:table-cell office:value-type="float" office:value="-0.251185984273024" calcext:value-type="float">
            <text:p>-0.251185984273024</text:p>
          </table:table-cell>
          <table:table-cell office:value-type="float" office:value="-0.00149055836320056" calcext:value-type="float">
            <text:p>-0.001490558363201</text:p>
          </table:table-cell>
          <table:table-cell office:value-type="float" office:value="-0.0431501322028042" calcext:value-type="float">
            <text:p>-0.043150132202804</text:p>
          </table:table-cell>
          <table:table-cell office:value-type="float" office:value="0.0121397277521325" calcext:value-type="float">
            <text:p>0.012139727752133</text:p>
          </table:table-cell>
          <table:table-cell office:value-type="float" office:value="-1.11079532672287" calcext:value-type="float">
            <text:p>-1.11079532672287</text:p>
          </table:table-cell>
          <table:table-cell office:value-type="float" office:value="-0.791577896637355" calcext:value-type="float">
            <text:p>-0.791577896637355</text:p>
          </table:table-cell>
          <table:table-cell office:value-type="float" office:value="-0.294768294517802" calcext:value-type="float">
            <text:p>-0.294768294517802</text:p>
          </table:table-cell>
        </table:table-row>
        <table:table-row table:style-name="ro1">
          <table:table-cell table:formula="of:=SQRT([.B278]^2+[.C278]^2+[.D278]^2)" office:value-type="float" office:value="1.38318585790714" calcext:value-type="float">
            <text:p>1.38318585790714</text:p>
          </table:table-cell>
          <table:table-cell office:value-type="float" office:value="1.25510100815592" calcext:value-type="float">
            <text:p>1.25510100815592</text:p>
          </table:table-cell>
          <table:table-cell office:value-type="float" office:value="-0.483720317003704" calcext:value-type="float">
            <text:p>-0.483720317003704</text:p>
          </table:table-cell>
          <table:table-cell office:value-type="float" office:value="0.322396079005547" calcext:value-type="float">
            <text:p>0.322396079005547</text:p>
          </table:table-cell>
          <table:table-cell office:value-type="float" office:value="-0.00885450060360515" calcext:value-type="float">
            <text:p>-0.008854500603605</text:p>
          </table:table-cell>
          <table:table-cell office:value-type="float" office:value="-0.478585776075373" calcext:value-type="float">
            <text:p>-0.478585776075373</text:p>
          </table:table-cell>
          <table:table-cell office:value-type="float" office:value="-0.491272524512082" calcext:value-type="float">
            <text:p>-0.491272524512082</text:p>
          </table:table-cell>
          <table:table-cell office:value-type="float" office:value="1.31289042704385" calcext:value-type="float">
            <text:p>1.31289042704385</text:p>
          </table:table-cell>
          <table:table-cell office:value-type="float" office:value="-0.463808758913076" calcext:value-type="float">
            <text:p>-0.463808758913076</text:p>
          </table:table-cell>
          <table:table-cell office:value-type="float" office:value="0.305204346541225" calcext:value-type="float">
            <text:p>0.305204346541225</text:p>
          </table:table-cell>
          <table:table-cell office:value-type="float" office:value="-0.0617583217894691" calcext:value-type="float">
            <text:p>-0.061758321789469</text:p>
          </table:table-cell>
          <table:table-cell office:value-type="float" office:value="-0.542900063829238" calcext:value-type="float">
            <text:p>-0.542900063829238</text:p>
          </table:table-cell>
          <table:table-cell office:value-type="float" office:value="-0.53021875669657" calcext:value-type="float">
            <text:p>-0.53021875669657</text:p>
          </table:table-cell>
          <table:table-cell office:value-type="float" office:value="0.0577894188879291" calcext:value-type="float">
            <text:p>0.057789418887929</text:p>
          </table:table-cell>
          <table:table-cell office:value-type="float" office:value="0.0199115580906281" calcext:value-type="float">
            <text:p>0.019911558090628</text:p>
          </table:table-cell>
          <table:table-cell office:value-type="float" office:value="-0.017191732464322" calcext:value-type="float">
            <text:p>-0.017191732464322</text:p>
          </table:table-cell>
          <table:table-cell office:value-type="float" office:value="-0.00937081116541938" calcext:value-type="float">
            <text:p>-0.009370811165419</text:p>
          </table:table-cell>
          <table:table-cell office:value-type="float" office:value="-0.0785950897337706" calcext:value-type="float">
            <text:p>-0.078595089733771</text:p>
          </table:table-cell>
          <table:table-cell office:value-type="float" office:value="-0.0134359691502857" calcext:value-type="float">
            <text:p>-0.013435969150286</text:p>
          </table:table-cell>
        </table:table-row>
        <table:table-row table:style-name="ro1">
          <table:table-cell table:formula="of:=SQRT([.B279]^2+[.C279]^2+[.D279]^2)" office:value-type="float" office:value="5.48550946102807" calcext:value-type="float">
            <text:p>5.48550946102807</text:p>
          </table:table-cell>
          <table:table-cell office:value-type="float" office:value="4.00114374927204" calcext:value-type="float">
            <text:p>4.00114374927204</text:p>
          </table:table-cell>
          <table:table-cell office:value-type="float" office:value="3.49551323130986" calcext:value-type="float">
            <text:p>3.49551323130986</text:p>
          </table:table-cell>
          <table:table-cell office:value-type="float" office:value="1.36493589388933" calcext:value-type="float">
            <text:p>1.36493589388933</text:p>
          </table:table-cell>
          <table:table-cell office:value-type="float" office:value="0.0319440949740972" calcext:value-type="float">
            <text:p>0.031944094974097</text:p>
          </table:table-cell>
          <table:table-cell office:value-type="float" office:value="0.436003536983064" calcext:value-type="float">
            <text:p>0.436003536983064</text:p>
          </table:table-cell>
          <table:table-cell office:value-type="float" office:value="1.82793128262368" calcext:value-type="float">
            <text:p>1.82793128262368</text:p>
          </table:table-cell>
          <table:table-cell office:value-type="float" office:value="4.14720951541016" calcext:value-type="float">
            <text:p>4.14720951541016</text:p>
          </table:table-cell>
          <table:table-cell office:value-type="float" office:value="3.5682295019987" calcext:value-type="float">
            <text:p>3.5682295019987</text:p>
          </table:table-cell>
          <table:table-cell office:value-type="float" office:value="1.31956798842646" calcext:value-type="float">
            <text:p>1.31956798842646</text:p>
          </table:table-cell>
          <table:table-cell office:value-type="float" office:value="0.0632036014939281" calcext:value-type="float">
            <text:p>0.063203601493928</text:p>
          </table:table-cell>
          <table:table-cell office:value-type="float" office:value="0.404449272833434" calcext:value-type="float">
            <text:p>0.404449272833434</text:p>
          </table:table-cell>
          <table:table-cell office:value-type="float" office:value="1.81095859123436" calcext:value-type="float">
            <text:p>1.81095859123436</text:p>
          </table:table-cell>
          <table:table-cell office:value-type="float" office:value="0.146065766138113" calcext:value-type="float">
            <text:p>0.146065766138113</text:p>
          </table:table-cell>
          <table:table-cell office:value-type="float" office:value="0.0727162706888427" calcext:value-type="float">
            <text:p>0.072716270688843</text:p>
          </table:table-cell>
          <table:table-cell office:value-type="float" office:value="-0.0453679054628693" calcext:value-type="float">
            <text:p>-0.045367905462869</text:p>
          </table:table-cell>
          <table:table-cell office:value-type="float" office:value="-0.0376516802534903" calcext:value-type="float">
            <text:p>-0.03765168025349</text:p>
          </table:table-cell>
          <table:table-cell office:value-type="float" office:value="-0.0198144013509096" calcext:value-type="float">
            <text:p>-0.01981440135091</text:p>
          </table:table-cell>
          <table:table-cell office:value-type="float" office:value="-0.00459046487163661" calcext:value-type="float">
            <text:p>-0.004590464871637</text:p>
          </table:table-cell>
        </table:table-row>
        <table:table-row table:style-name="ro1">
          <table:table-cell table:formula="of:=SQRT([.B280]^2+[.C280]^2+[.D280]^2)" office:value-type="float" office:value="3.61321258391831" calcext:value-type="float">
            <text:p>3.61321258391831</text:p>
          </table:table-cell>
          <table:table-cell office:value-type="float" office:value="3.58103777333581" calcext:value-type="float">
            <text:p>3.58103777333581</text:p>
          </table:table-cell>
          <table:table-cell office:value-type="float" office:value="-0.180586042185209" calcext:value-type="float">
            <text:p>-0.180586042185209</text:p>
          </table:table-cell>
          <table:table-cell office:value-type="float" office:value="0.445939820935142" calcext:value-type="float">
            <text:p>0.445939820935142</text:p>
          </table:table-cell>
          <table:table-cell office:value-type="float" office:value="0.740346071834535" calcext:value-type="float">
            <text:p>0.740346071834535</text:p>
          </table:table-cell>
          <table:table-cell office:value-type="float" office:value="0.664975011045816" calcext:value-type="float">
            <text:p>0.664975011045816</text:p>
          </table:table-cell>
          <table:table-cell office:value-type="float" office:value="-1.91828463945016" calcext:value-type="float">
            <text:p>-1.91828463945016</text:p>
          </table:table-cell>
          <table:table-cell office:value-type="float" office:value="4.26593303775371" calcext:value-type="float">
            <text:p>4.26593303775371</text:p>
          </table:table-cell>
          <table:table-cell office:value-type="float" office:value="-0.228539543859298" calcext:value-type="float">
            <text:p>-0.228539543859298</text:p>
          </table:table-cell>
          <table:table-cell office:value-type="float" office:value="0.611429213611638" calcext:value-type="float">
            <text:p>0.611429213611638</text:p>
          </table:table-cell>
          <table:table-cell office:value-type="float" office:value="-0.0389492618378364" calcext:value-type="float">
            <text:p>-0.038949261837837</text:p>
          </table:table-cell>
          <table:table-cell office:value-type="float" office:value="0.163519436518966" calcext:value-type="float">
            <text:p>0.163519436518966</text:p>
          </table:table-cell>
          <table:table-cell office:value-type="float" office:value="-1.70286908601432" calcext:value-type="float">
            <text:p>-1.70286908601432</text:p>
          </table:table-cell>
          <table:table-cell office:value-type="float" office:value="0.684895264417905" calcext:value-type="float">
            <text:p>0.684895264417905</text:p>
          </table:table-cell>
          <table:table-cell office:value-type="float" office:value="-0.0479535016740887" calcext:value-type="float">
            <text:p>-0.047953501674089</text:p>
          </table:table-cell>
          <table:table-cell office:value-type="float" office:value="0.165489392676496" calcext:value-type="float">
            <text:p>0.165489392676496</text:p>
          </table:table-cell>
          <table:table-cell office:value-type="float" office:value="0.675353692906732" calcext:value-type="float">
            <text:p>0.675353692906732</text:p>
          </table:table-cell>
          <table:table-cell office:value-type="float" office:value="-0.580083375750403" calcext:value-type="float">
            <text:p>-0.580083375750403</text:p>
          </table:table-cell>
          <table:table-cell office:value-type="float" office:value="0.0862619837434764" calcext:value-type="float">
            <text:p>0.086261983743476</text:p>
          </table:table-cell>
        </table:table-row>
        <table:table-row table:style-name="ro1">
          <table:table-cell table:formula="of:=SQRT([.B281]^2+[.C281]^2+[.D281]^2)" office:value-type="float" office:value="2.35926042984507" calcext:value-type="float">
            <text:p>2.35926042984507</text:p>
          </table:table-cell>
          <table:table-cell office:value-type="float" office:value="2.23566351014648" calcext:value-type="float">
            <text:p>2.23566351014648</text:p>
          </table:table-cell>
          <table:table-cell office:value-type="float" office:value="-0.675429363608564" calcext:value-type="float">
            <text:p>-0.675429363608564</text:p>
          </table:table-cell>
          <table:table-cell office:value-type="float" office:value="0.334235874806355" calcext:value-type="float">
            <text:p>0.334235874806355</text:p>
          </table:table-cell>
          <table:table-cell office:value-type="float" office:value="0.313970886321304" calcext:value-type="float">
            <text:p>0.313970886321304</text:p>
          </table:table-cell>
          <table:table-cell office:value-type="float" office:value="0.0970208242670623" calcext:value-type="float">
            <text:p>0.097020824267062</text:p>
          </table:table-cell>
          <table:table-cell office:value-type="float" office:value="-1.82102183518135" calcext:value-type="float">
            <text:p>-1.82102183518135</text:p>
          </table:table-cell>
          <table:table-cell office:value-type="float" office:value="2.23925770574604" calcext:value-type="float">
            <text:p>2.23925770574604</text:p>
          </table:table-cell>
          <table:table-cell office:value-type="float" office:value="-0.657861387634304" calcext:value-type="float">
            <text:p>-0.657861387634304</text:p>
          </table:table-cell>
          <table:table-cell office:value-type="float" office:value="0.352428276120374" calcext:value-type="float">
            <text:p>0.352428276120374</text:p>
          </table:table-cell>
          <table:table-cell office:value-type="float" office:value="0.251639486569369" calcext:value-type="float">
            <text:p>0.251639486569369</text:p>
          </table:table-cell>
          <table:table-cell office:value-type="float" office:value="0.134038024020756" calcext:value-type="float">
            <text:p>0.134038024020756</text:p>
          </table:table-cell>
          <table:table-cell office:value-type="float" office:value="-1.81487230423268" calcext:value-type="float">
            <text:p>-1.81487230423268</text:p>
          </table:table-cell>
          <table:table-cell office:value-type="float" office:value="0.00359419559955576" calcext:value-type="float">
            <text:p>0.003594195599556</text:p>
          </table:table-cell>
          <table:table-cell office:value-type="float" office:value="0.0175679759742597" calcext:value-type="float">
            <text:p>0.01756797597426</text:p>
          </table:table-cell>
          <table:table-cell office:value-type="float" office:value="0.0181924013140189" calcext:value-type="float">
            <text:p>0.018192401314019</text:p>
          </table:table-cell>
          <table:table-cell office:value-type="float" office:value="-0.0208015865808724" calcext:value-type="float">
            <text:p>-0.020801586580872</text:p>
          </table:table-cell>
          <table:table-cell office:value-type="float" office:value="-0.069075040546823" calcext:value-type="float">
            <text:p>-0.069075040546823</text:p>
          </table:table-cell>
          <table:table-cell office:value-type="float" office:value="-0.00175784594420936" calcext:value-type="float">
            <text:p>-0.001757845944209</text:p>
          </table:table-cell>
        </table:table-row>
        <table:table-row table:style-name="ro1">
          <table:table-cell table:formula="of:=SQRT([.B282]^2+[.C282]^2+[.D282]^2)" office:value-type="float" office:value="4.03396399322114" calcext:value-type="float">
            <text:p>4.03396399322114</text:p>
          </table:table-cell>
          <table:table-cell office:value-type="float" office:value="3.4782171571488" calcext:value-type="float">
            <text:p>3.4782171571488</text:p>
          </table:table-cell>
          <table:table-cell office:value-type="float" office:value="1.43957575819673" calcext:value-type="float">
            <text:p>1.43957575819673</text:p>
          </table:table-cell>
          <table:table-cell office:value-type="float" office:value="1.44999742852623" calcext:value-type="float">
            <text:p>1.44999742852623</text:p>
          </table:table-cell>
          <table:table-cell office:value-type="float" office:value="0.805739769535072" calcext:value-type="float">
            <text:p>0.805739769535072</text:p>
          </table:table-cell>
          <table:table-cell office:value-type="float" office:value="-0.347199119647493" calcext:value-type="float">
            <text:p>-0.347199119647493</text:p>
          </table:table-cell>
          <table:table-cell office:value-type="float" office:value="-1.95967937445888" calcext:value-type="float">
            <text:p>-1.95967937445888</text:p>
          </table:table-cell>
          <table:table-cell office:value-type="float" office:value="3.39114221235846" calcext:value-type="float">
            <text:p>3.39114221235846</text:p>
          </table:table-cell>
          <table:table-cell office:value-type="float" office:value="1.40257323875251" calcext:value-type="float">
            <text:p>1.40257323875251</text:p>
          </table:table-cell>
          <table:table-cell office:value-type="float" office:value="1.34119406385136" calcext:value-type="float">
            <text:p>1.34119406385136</text:p>
          </table:table-cell>
          <table:table-cell office:value-type="float" office:value="0.857956750121534" calcext:value-type="float">
            <text:p>0.857956750121534</text:p>
          </table:table-cell>
          <table:table-cell office:value-type="float" office:value="-0.24672834066376" calcext:value-type="float">
            <text:p>-0.24672834066376</text:p>
          </table:table-cell>
          <table:table-cell office:value-type="float" office:value="-1.91655494676707" calcext:value-type="float">
            <text:p>-1.91655494676707</text:p>
          </table:table-cell>
          <table:table-cell office:value-type="float" office:value="-0.0870749447903307" calcext:value-type="float">
            <text:p>-0.087074944790331</text:p>
          </table:table-cell>
          <table:table-cell office:value-type="float" office:value="-0.0370025194442178" calcext:value-type="float">
            <text:p>-0.037002519444218</text:p>
          </table:table-cell>
          <table:table-cell office:value-type="float" office:value="-0.108803364674865" calcext:value-type="float">
            <text:p>-0.108803364674865</text:p>
          </table:table-cell>
          <table:table-cell office:value-type="float" office:value="-0.111823904904201" calcext:value-type="float">
            <text:p>-0.111823904904201</text:p>
          </table:table-cell>
          <table:table-cell office:value-type="float" office:value="0.00897426786504818" calcext:value-type="float">
            <text:p>0.008974267865048</text:p>
          </table:table-cell>
          <table:table-cell office:value-type="float" office:value="0.0283246064486735" calcext:value-type="float">
            <text:p>0.028324606448674</text:p>
          </table:table-cell>
        </table:table-row>
        <table:table-row table:style-name="ro1">
          <table:table-cell table:formula="of:=SQRT([.B283]^2+[.C283]^2+[.D283]^2)" office:value-type="float" office:value="5.45656903820709" calcext:value-type="float">
            <text:p>5.45656903820709</text:p>
          </table:table-cell>
          <table:table-cell office:value-type="float" office:value="4.21609654290051" calcext:value-type="float">
            <text:p>4.21609654290051</text:p>
          </table:table-cell>
          <table:table-cell office:value-type="float" office:value="3.40010010963357" calcext:value-type="float">
            <text:p>3.40010010963357</text:p>
          </table:table-cell>
          <table:table-cell office:value-type="float" office:value="0.661811796610179" calcext:value-type="float">
            <text:p>0.661811796610179</text:p>
          </table:table-cell>
          <table:table-cell office:value-type="float" office:value="0.029357224628912" calcext:value-type="float">
            <text:p>0.029357224628912</text:p>
          </table:table-cell>
          <table:table-cell office:value-type="float" office:value="0.309225523365746" calcext:value-type="float">
            <text:p>0.309225523365746</text:p>
          </table:table-cell>
          <table:table-cell office:value-type="float" office:value="-0.457484786120142" calcext:value-type="float">
            <text:p>-0.457484786120142</text:p>
          </table:table-cell>
          <table:table-cell office:value-type="float" office:value="4.33286008081915" calcext:value-type="float">
            <text:p>4.33286008081915</text:p>
          </table:table-cell>
          <table:table-cell office:value-type="float" office:value="3.44353433004884" calcext:value-type="float">
            <text:p>3.44353433004884</text:p>
          </table:table-cell>
          <table:table-cell office:value-type="float" office:value="0.690033235087659" calcext:value-type="float">
            <text:p>0.690033235087659</text:p>
          </table:table-cell>
          <table:table-cell office:value-type="float" office:value="1.44885372742141" calcext:value-type="float">
            <text:p>1.44885372742141</text:p>
          </table:table-cell>
          <table:table-cell office:value-type="float" office:value="-0.814794862737069" calcext:value-type="float">
            <text:p>-0.814794862737069</text:p>
          </table:table-cell>
          <table:table-cell office:value-type="float" office:value="0.452377747318481" calcext:value-type="float">
            <text:p>0.452377747318481</text:p>
          </table:table-cell>
          <table:table-cell office:value-type="float" office:value="0.116763537918644" calcext:value-type="float">
            <text:p>0.116763537918644</text:p>
          </table:table-cell>
          <table:table-cell office:value-type="float" office:value="0.0434342204152771" calcext:value-type="float">
            <text:p>0.043434220415277</text:p>
          </table:table-cell>
          <table:table-cell office:value-type="float" office:value="0.0282214384774799" calcext:value-type="float">
            <text:p>0.02822143847748</text:p>
          </table:table-cell>
          <table:table-cell office:value-type="float" office:value="1.70242642238507" calcext:value-type="float">
            <text:p>1.70242642238507</text:p>
          </table:table-cell>
          <table:table-cell office:value-type="float" office:value="-0.358090759394758" calcext:value-type="float">
            <text:p>-0.358090759394758</text:p>
          </table:table-cell>
          <table:table-cell office:value-type="float" office:value="0.819863509338841" calcext:value-type="float">
            <text:p>0.819863509338841</text:p>
          </table:table-cell>
        </table:table-row>
        <table:table-row table:style-name="ro1">
          <table:table-cell table:formula="of:=SQRT([.B284]^2+[.C284]^2+[.D284]^2)" office:value-type="float" office:value="6.31261562118786" calcext:value-type="float">
            <text:p>6.31261562118786</text:p>
          </table:table-cell>
          <table:table-cell office:value-type="float" office:value="5.46371226461463" calcext:value-type="float">
            <text:p>5.46371226461463</text:p>
          </table:table-cell>
          <table:table-cell office:value-type="float" office:value="-3.1607634214662" calcext:value-type="float">
            <text:p>-3.1607634214662</text:p>
          </table:table-cell>
          <table:table-cell office:value-type="float" office:value="0.0808632418715129" calcext:value-type="float">
            <text:p>0.080863241871513</text:p>
          </table:table-cell>
          <table:table-cell office:value-type="float" office:value="-0.125107230511116" calcext:value-type="float">
            <text:p>-0.125107230511116</text:p>
          </table:table-cell>
          <table:table-cell office:value-type="float" office:value="-0.44421734152495" calcext:value-type="float">
            <text:p>-0.44421734152495</text:p>
          </table:table-cell>
          <table:table-cell office:value-type="float" office:value="1.87167647532077" calcext:value-type="float">
            <text:p>1.87167647532077</text:p>
          </table:table-cell>
          <table:table-cell office:value-type="float" office:value="5.3177142393365" calcext:value-type="float">
            <text:p>5.3177142393365</text:p>
          </table:table-cell>
          <table:table-cell office:value-type="float" office:value="-3.09811505271547" calcext:value-type="float">
            <text:p>-3.09811505271547</text:p>
          </table:table-cell>
          <table:table-cell office:value-type="float" office:value="0.234736340179466" calcext:value-type="float">
            <text:p>0.234736340179466</text:p>
          </table:table-cell>
          <table:table-cell office:value-type="float" office:value="0.675220761298352" calcext:value-type="float">
            <text:p>0.675220761298352</text:p>
          </table:table-cell>
          <table:table-cell office:value-type="float" office:value="-0.435657314357365" calcext:value-type="float">
            <text:p>-0.435657314357365</text:p>
          </table:table-cell>
          <table:table-cell office:value-type="float" office:value="1.85845695092881" calcext:value-type="float">
            <text:p>1.85845695092881</text:p>
          </table:table-cell>
          <table:table-cell office:value-type="float" office:value="-0.145998025278125" calcext:value-type="float">
            <text:p>-0.145998025278125</text:p>
          </table:table-cell>
          <table:table-cell office:value-type="float" office:value="0.0626483687507289" calcext:value-type="float">
            <text:p>0.062648368750729</text:p>
          </table:table-cell>
          <table:table-cell office:value-type="float" office:value="0.153873098307953" calcext:value-type="float">
            <text:p>0.153873098307953</text:p>
          </table:table-cell>
          <table:table-cell office:value-type="float" office:value="-0.377028092554843" calcext:value-type="float">
            <text:p>-0.377028092554843</text:p>
          </table:table-cell>
          <table:table-cell office:value-type="float" office:value="-0.629599765428888" calcext:value-type="float">
            <text:p>-0.629599765428888</text:p>
          </table:table-cell>
          <table:table-cell office:value-type="float" office:value="-0.493771763997953" calcext:value-type="float">
            <text:p>-0.493771763997953</text:p>
          </table:table-cell>
        </table:table-row>
        <table:table-row table:style-name="ro1">
          <table:table-cell table:formula="of:=SQRT([.B285]^2+[.C285]^2+[.D285]^2)" office:value-type="float" office:value="6.00279859478883" calcext:value-type="float">
            <text:p>6.00279859478883</text:p>
          </table:table-cell>
          <table:table-cell office:value-type="float" office:value="4.8001392201944" calcext:value-type="float">
            <text:p>4.8001392201944</text:p>
          </table:table-cell>
          <table:table-cell office:value-type="float" office:value="-3.26339324846312" calcext:value-type="float">
            <text:p>-3.26339324846312</text:p>
          </table:table-cell>
          <table:table-cell office:value-type="float" office:value="1.53052897464751" calcext:value-type="float">
            <text:p>1.53052897464751</text:p>
          </table:table-cell>
          <table:table-cell office:value-type="float" office:value="0.56939377224391" calcext:value-type="float">
            <text:p>0.56939377224391</text:p>
          </table:table-cell>
          <table:table-cell office:value-type="float" office:value="-0.317086239669628" calcext:value-type="float">
            <text:p>-0.317086239669628</text:p>
          </table:table-cell>
          <table:table-cell office:value-type="float" office:value="0.899724321800781" calcext:value-type="float">
            <text:p>0.899724321800781</text:p>
          </table:table-cell>
          <table:table-cell office:value-type="float" office:value="4.65583930350086" calcext:value-type="float">
            <text:p>4.65583930350086</text:p>
          </table:table-cell>
          <table:table-cell office:value-type="float" office:value="-3.18914663968307" calcext:value-type="float">
            <text:p>-3.18914663968307</text:p>
          </table:table-cell>
          <table:table-cell office:value-type="float" office:value="1.4713737718527" calcext:value-type="float">
            <text:p>1.4713737718527</text:p>
          </table:table-cell>
          <table:table-cell office:value-type="float" office:value="-0.899550025906007" calcext:value-type="float">
            <text:p>-0.899550025906007</text:p>
          </table:table-cell>
          <table:table-cell office:value-type="float" office:value="-0.995476209029482" calcext:value-type="float">
            <text:p>-0.995476209029482</text:p>
          </table:table-cell>
          <table:table-cell office:value-type="float" office:value="0.783770994634953" calcext:value-type="float">
            <text:p>0.783770994634953</text:p>
          </table:table-cell>
          <table:table-cell office:value-type="float" office:value="-0.144299916693543" calcext:value-type="float">
            <text:p>-0.144299916693543</text:p>
          </table:table-cell>
          <table:table-cell office:value-type="float" office:value="0.07424660878005" calcext:value-type="float">
            <text:p>0.07424660878005</text:p>
          </table:table-cell>
          <table:table-cell office:value-type="float" office:value="-0.059155202794815" calcext:value-type="float">
            <text:p>-0.059155202794815</text:p>
          </table:table-cell>
          <table:table-cell office:value-type="float" office:value="-1.25059504725354" calcext:value-type="float">
            <text:p>-1.25059504725354</text:p>
          </table:table-cell>
          <table:table-cell office:value-type="float" office:value="-0.0611168538993514" calcext:value-type="float">
            <text:p>-0.061116853899351</text:p>
          </table:table-cell>
          <table:table-cell office:value-type="float" office:value="0.897479310363481" calcext:value-type="float">
            <text:p>0.897479310363481</text:p>
          </table:table-cell>
        </table:table-row>
        <table:table-row table:style-name="ro1">
          <table:table-cell table:formula="of:=SQRT([.B286]^2+[.C286]^2+[.D286]^2)" office:value-type="float" office:value="1.44172883979505" calcext:value-type="float">
            <text:p>1.44172883979505</text:p>
          </table:table-cell>
          <table:table-cell office:value-type="float" office:value="1.14980594897219" calcext:value-type="float">
            <text:p>1.14980594897219</text:p>
          </table:table-cell>
          <table:table-cell office:value-type="float" office:value="0.733659019405212" calcext:value-type="float">
            <text:p>0.733659019405212</text:p>
          </table:table-cell>
          <table:table-cell office:value-type="float" office:value="0.467196714939556" calcext:value-type="float">
            <text:p>0.467196714939556</text:p>
          </table:table-cell>
          <table:table-cell office:value-type="float" office:value="-0.0182559379235325" calcext:value-type="float">
            <text:p>-0.018255937923533</text:p>
          </table:table-cell>
          <table:table-cell office:value-type="float" office:value="0.608575208799198" calcext:value-type="float">
            <text:p>0.608575208799198</text:p>
          </table:table-cell>
          <table:table-cell office:value-type="float" office:value="-1.11749480268811" calcext:value-type="float">
            <text:p>-1.11749480268811</text:p>
          </table:table-cell>
          <table:table-cell office:value-type="float" office:value="1.22944294870586" calcext:value-type="float">
            <text:p>1.22944294870586</text:p>
          </table:table-cell>
          <table:table-cell office:value-type="float" office:value="0.74371315926486" calcext:value-type="float">
            <text:p>0.74371315926486</text:p>
          </table:table-cell>
          <table:table-cell office:value-type="float" office:value="0.416122172057078" calcext:value-type="float">
            <text:p>0.416122172057078</text:p>
          </table:table-cell>
          <table:table-cell office:value-type="float" office:value="-0.134984877488427" calcext:value-type="float">
            <text:p>-0.134984877488427</text:p>
          </table:table-cell>
          <table:table-cell office:value-type="float" office:value="0.6772713377709" calcext:value-type="float">
            <text:p>0.6772713377709</text:p>
          </table:table-cell>
          <table:table-cell office:value-type="float" office:value="-0.990955619896674" calcext:value-type="float">
            <text:p>-0.990955619896674</text:p>
          </table:table-cell>
          <table:table-cell office:value-type="float" office:value="0.0796369997336681" calcext:value-type="float">
            <text:p>0.079636999733668</text:p>
          </table:table-cell>
          <table:table-cell office:value-type="float" office:value="0.0100541398596487" calcext:value-type="float">
            <text:p>0.010054139859649</text:p>
          </table:table-cell>
          <table:table-cell office:value-type="float" office:value="-0.0510745428824783" calcext:value-type="float">
            <text:p>-0.051074542882478</text:p>
          </table:table-cell>
          <table:table-cell office:value-type="float" office:value="-0.104503442715959" calcext:value-type="float">
            <text:p>-0.104503442715959</text:p>
          </table:table-cell>
          <table:table-cell office:value-type="float" office:value="-0.0502252041639073" calcext:value-type="float">
            <text:p>-0.050225204163907</text:p>
          </table:table-cell>
          <table:table-cell office:value-type="float" office:value="0.0538362632395257" calcext:value-type="float">
            <text:p>0.053836263239526</text:p>
          </table:table-cell>
        </table:table-row>
        <table:table-row table:style-name="ro1">
          <table:table-cell table:formula="of:=SQRT([.B287]^2+[.C287]^2+[.D287]^2)" office:value-type="float" office:value="3.98016380032532" calcext:value-type="float">
            <text:p>3.98016380032532</text:p>
          </table:table-cell>
          <table:table-cell office:value-type="float" office:value="3.17296121265363" calcext:value-type="float">
            <text:p>3.17296121265363</text:p>
          </table:table-cell>
          <table:table-cell office:value-type="float" office:value="2.00143086718836" calcext:value-type="float">
            <text:p>2.00143086718836</text:p>
          </table:table-cell>
          <table:table-cell office:value-type="float" office:value="1.32977272655192" calcext:value-type="float">
            <text:p>1.32977272655192</text:p>
          </table:table-cell>
          <table:table-cell office:value-type="float" office:value="0.197840337599397" calcext:value-type="float">
            <text:p>0.197840337599397</text:p>
          </table:table-cell>
          <table:table-cell office:value-type="float" office:value="-0.463068634395467" calcext:value-type="float">
            <text:p>-0.463068634395467</text:p>
          </table:table-cell>
          <table:table-cell office:value-type="float" office:value="-1.46473383304621" calcext:value-type="float">
            <text:p>-1.46473383304621</text:p>
          </table:table-cell>
          <table:table-cell office:value-type="float" office:value="3.16170570053723" calcext:value-type="float">
            <text:p>3.16170570053723</text:p>
          </table:table-cell>
          <table:table-cell office:value-type="float" office:value="1.9728523823981" calcext:value-type="float">
            <text:p>1.9728523823981</text:p>
          </table:table-cell>
          <table:table-cell office:value-type="float" office:value="1.2279166450421" calcext:value-type="float">
            <text:p>1.2279166450421</text:p>
          </table:table-cell>
          <table:table-cell office:value-type="float" office:value="-0.949549716200948" calcext:value-type="float">
            <text:p>-0.949549716200948</text:p>
          </table:table-cell>
          <table:table-cell office:value-type="float" office:value="-0.579006137399235" calcext:value-type="float">
            <text:p>-0.579006137399235</text:p>
          </table:table-cell>
          <table:table-cell office:value-type="float" office:value="-1.56411770215324" calcext:value-type="float">
            <text:p>-1.56411770215324</text:p>
          </table:table-cell>
          <table:table-cell office:value-type="float" office:value="-0.0112555121163926" calcext:value-type="float">
            <text:p>-0.011255512116393</text:p>
          </table:table-cell>
          <table:table-cell office:value-type="float" office:value="-0.0285784847902661" calcext:value-type="float">
            <text:p>-0.028578484790266</text:p>
          </table:table-cell>
          <table:table-cell office:value-type="float" office:value="-0.101856081509822" calcext:value-type="float">
            <text:p>-0.101856081509822</text:p>
          </table:table-cell>
          <table:table-cell office:value-type="float" office:value="0.430097909764831" calcext:value-type="float">
            <text:p>0.430097909764831</text:p>
          </table:table-cell>
          <table:table-cell office:value-type="float" office:value="-0.917971776848285" calcext:value-type="float">
            <text:p>-0.917971776848285</text:p>
          </table:table-cell>
          <table:table-cell office:value-type="float" office:value="0.739071711193736" calcext:value-type="float">
            <text:p>0.739071711193736</text:p>
          </table:table-cell>
        </table:table-row>
        <table:table-row table:style-name="ro1">
          <table:table-cell table:formula="of:=SQRT([.B288]^2+[.C288]^2+[.D288]^2)" office:value-type="float" office:value="6.88469799972787" calcext:value-type="float">
            <text:p>6.88469799972787</text:p>
          </table:table-cell>
          <table:table-cell office:value-type="float" office:value="6.54349717608909" calcext:value-type="float">
            <text:p>6.54349717608909</text:p>
          </table:table-cell>
          <table:table-cell office:value-type="float" office:value="1.27116300510847" calcext:value-type="float">
            <text:p>1.27116300510847</text:p>
          </table:table-cell>
          <table:table-cell office:value-type="float" office:value="1.72216603973444" calcext:value-type="float">
            <text:p>1.72216603973444</text:p>
          </table:table-cell>
          <table:table-cell office:value-type="float" office:value="-0.495360333448613" calcext:value-type="float">
            <text:p>-0.495360333448613</text:p>
          </table:table-cell>
          <table:table-cell office:value-type="float" office:value="0.0656824017125359" calcext:value-type="float">
            <text:p>0.065682401712536</text:p>
          </table:table-cell>
          <table:table-cell office:value-type="float" office:value="2.97230415284364" calcext:value-type="float">
            <text:p>2.97230415284364</text:p>
          </table:table-cell>
          <table:table-cell office:value-type="float" office:value="6.55811210167565" calcext:value-type="float">
            <text:p>6.55811210167565</text:p>
          </table:table-cell>
          <table:table-cell office:value-type="float" office:value="1.26786955539655" calcext:value-type="float">
            <text:p>1.26786955539655</text:p>
          </table:table-cell>
          <table:table-cell office:value-type="float" office:value="1.77173802156886" calcext:value-type="float">
            <text:p>1.77173802156886</text:p>
          </table:table-cell>
          <table:table-cell office:value-type="float" office:value="-0.442554019426777" calcext:value-type="float">
            <text:p>-0.442554019426777</text:p>
          </table:table-cell>
          <table:table-cell office:value-type="float" office:value="0.11841271438603" calcext:value-type="float">
            <text:p>0.11841271438603</text:p>
          </table:table-cell>
          <table:table-cell office:value-type="float" office:value="2.95889691769636" calcext:value-type="float">
            <text:p>2.95889691769636</text:p>
          </table:table-cell>
          <table:table-cell office:value-type="float" office:value="0.0146149255865655" calcext:value-type="float">
            <text:p>0.014614925586566</text:p>
          </table:table-cell>
          <table:table-cell office:value-type="float" office:value="-0.00329344971192591" calcext:value-type="float">
            <text:p>-0.003293449711926</text:p>
          </table:table-cell>
          <table:table-cell office:value-type="float" office:value="0.0495719818344269" calcext:value-type="float">
            <text:p>0.049571981834427</text:p>
          </table:table-cell>
          <table:table-cell office:value-type="float" office:value="-0.0428602581573738" calcext:value-type="float">
            <text:p>-0.042860258157374</text:p>
          </table:table-cell>
          <table:table-cell office:value-type="float" office:value="-0.0609101088657886" calcext:value-type="float">
            <text:p>-0.060910108865789</text:p>
          </table:table-cell>
          <table:table-cell office:value-type="float" office:value="-0.00985651227260131" calcext:value-type="float">
            <text:p>-0.009856512272601</text:p>
          </table:table-cell>
        </table:table-row>
        <table:table-row table:style-name="ro1">
          <table:table-cell table:formula="of:=SQRT([.B289]^2+[.C289]^2+[.D289]^2)" office:value-type="float" office:value="4.47898687728939" calcext:value-type="float">
            <text:p>4.47898687728939</text:p>
          </table:table-cell>
          <table:table-cell office:value-type="float" office:value="3.70315496904946" calcext:value-type="float">
            <text:p>3.70315496904946</text:p>
          </table:table-cell>
          <table:table-cell office:value-type="float" office:value="2.49985221830585" calcext:value-type="float">
            <text:p>2.49985221830585</text:p>
          </table:table-cell>
          <table:table-cell office:value-type="float" office:value="0.314174487771021" calcext:value-type="float">
            <text:p>0.314174487771021</text:p>
          </table:table-cell>
          <table:table-cell office:value-type="float" office:value="0.200715963319989" calcext:value-type="float">
            <text:p>0.200715963319989</text:p>
          </table:table-cell>
          <table:table-cell office:value-type="float" office:value="-0.162218786003408" calcext:value-type="float">
            <text:p>-0.162218786003408</text:p>
          </table:table-cell>
          <table:table-cell office:value-type="float" office:value="-1.2766416403026" calcext:value-type="float">
            <text:p>-1.2766416403026</text:p>
          </table:table-cell>
          <table:table-cell office:value-type="float" office:value="3.79881791199961" calcext:value-type="float">
            <text:p>3.79881791199961</text:p>
          </table:table-cell>
          <table:table-cell office:value-type="float" office:value="2.52766228668915" calcext:value-type="float">
            <text:p>2.52766228668915</text:p>
          </table:table-cell>
          <table:table-cell office:value-type="float" office:value="0.369019840660006" calcext:value-type="float">
            <text:p>0.369019840660006</text:p>
          </table:table-cell>
          <table:table-cell office:value-type="float" office:value="0.147516984068029" calcext:value-type="float">
            <text:p>0.147516984068029</text:p>
          </table:table-cell>
          <table:table-cell office:value-type="float" office:value="-0.120933838721205" calcext:value-type="float">
            <text:p>-0.120933838721205</text:p>
          </table:table-cell>
          <table:table-cell office:value-type="float" office:value="-1.26913983064379" calcext:value-type="float">
            <text:p>-1.26913983064379</text:p>
          </table:table-cell>
          <table:table-cell office:value-type="float" office:value="0.0956629429501441" calcext:value-type="float">
            <text:p>0.095662942950144</text:p>
          </table:table-cell>
          <table:table-cell office:value-type="float" office:value="0.0278100683833022" calcext:value-type="float">
            <text:p>0.027810068383302</text:p>
          </table:table-cell>
          <table:table-cell office:value-type="float" office:value="0.0548453528889852" calcext:value-type="float">
            <text:p>0.054845352888985</text:p>
          </table:table-cell>
          <table:table-cell office:value-type="float" office:value="-0.0546554706945992" calcext:value-type="float">
            <text:p>-0.054655470694599</text:p>
          </table:table-cell>
          <table:table-cell office:value-type="float" office:value="-0.0386272461471782" calcext:value-type="float">
            <text:p>-0.038627246147178</text:p>
          </table:table-cell>
          <table:table-cell office:value-type="float" office:value="0.0139557357545859" calcext:value-type="float">
            <text:p>0.013955735754586</text:p>
          </table:table-cell>
        </table:table-row>
        <table:table-row table:style-name="ro1">
          <table:table-cell table:formula="of:=SQRT([.B290]^2+[.C290]^2+[.D290]^2)" office:value-type="float" office:value="5.54567672828839" calcext:value-type="float">
            <text:p>5.54567672828839</text:p>
          </table:table-cell>
          <table:table-cell office:value-type="float" office:value="4.96713148163518" calcext:value-type="float">
            <text:p>4.96713148163518</text:p>
          </table:table-cell>
          <table:table-cell office:value-type="float" office:value="1.89009655349885" calcext:value-type="float">
            <text:p>1.89009655349885</text:p>
          </table:table-cell>
          <table:table-cell office:value-type="float" office:value="1.58419387616538" calcext:value-type="float">
            <text:p>1.58419387616538</text:p>
          </table:table-cell>
          <table:table-cell office:value-type="float" office:value="0.218720065461069" calcext:value-type="float">
            <text:p>0.218720065461069</text:p>
          </table:table-cell>
          <table:table-cell office:value-type="float" office:value="0.187860980380645" calcext:value-type="float">
            <text:p>0.187860980380645</text:p>
          </table:table-cell>
          <table:table-cell office:value-type="float" office:value="0.111094694802379" calcext:value-type="float">
            <text:p>0.111094694802379</text:p>
          </table:table-cell>
          <table:table-cell office:value-type="float" office:value="5.02112276935753" calcext:value-type="float">
            <text:p>5.02112276935753</text:p>
          </table:table-cell>
          <table:table-cell office:value-type="float" office:value="1.91833409999433" calcext:value-type="float">
            <text:p>1.91833409999433</text:p>
          </table:table-cell>
          <table:table-cell office:value-type="float" office:value="1.58044393903475" calcext:value-type="float">
            <text:p>1.58044393903475</text:p>
          </table:table-cell>
          <table:table-cell office:value-type="float" office:value="0.128554043899191" calcext:value-type="float">
            <text:p>0.128554043899191</text:p>
          </table:table-cell>
          <table:table-cell office:value-type="float" office:value="0.143847892409446" calcext:value-type="float">
            <text:p>0.143847892409446</text:p>
          </table:table-cell>
          <table:table-cell office:value-type="float" office:value="0.137060448443822" calcext:value-type="float">
            <text:p>0.137060448443822</text:p>
          </table:table-cell>
          <table:table-cell office:value-type="float" office:value="0.0539912877223481" calcext:value-type="float">
            <text:p>0.053991287722348</text:p>
          </table:table-cell>
          <table:table-cell office:value-type="float" office:value="0.0282375464954789" calcext:value-type="float">
            <text:p>0.028237546495479</text:p>
          </table:table-cell>
          <table:table-cell office:value-type="float" office:value="-0.00374993713063265" calcext:value-type="float">
            <text:p>-0.003749937130633</text:p>
          </table:table-cell>
          <table:table-cell office:value-type="float" office:value="-0.0935468635285428" calcext:value-type="float">
            <text:p>-0.093546863528543</text:p>
          </table:table-cell>
          <table:table-cell office:value-type="float" office:value="-0.0331077747884514" calcext:value-type="float">
            <text:p>-0.033107774788451</text:p>
          </table:table-cell>
          <table:table-cell office:value-type="float" office:value="0.00951652384254453" calcext:value-type="float">
            <text:p>0.009516523842545</text:p>
          </table:table-cell>
        </table:table-row>
        <table:table-row table:style-name="ro1">
          <table:table-cell table:formula="of:=SQRT([.B291]^2+[.C291]^2+[.D291]^2)" office:value-type="float" office:value="1.91197638659495" calcext:value-type="float">
            <text:p>1.91197638659495</text:p>
          </table:table-cell>
          <table:table-cell office:value-type="float" office:value="1.48941417240838" calcext:value-type="float">
            <text:p>1.48941417240838</text:p>
          </table:table-cell>
          <table:table-cell office:value-type="float" office:value="1.19695573853894" calcext:value-type="float">
            <text:p>1.19695573853894</text:p>
          </table:table-cell>
          <table:table-cell office:value-type="float" office:value="0.0677944385951396" calcext:value-type="float">
            <text:p>0.06779443859514</text:p>
          </table:table-cell>
          <table:table-cell office:value-type="float" office:value="0.835231604551351" calcext:value-type="float">
            <text:p>0.835231604551351</text:p>
          </table:table-cell>
          <table:table-cell office:value-type="float" office:value="-0.452734865518328" calcext:value-type="float">
            <text:p>-0.452734865518328</text:p>
          </table:table-cell>
          <table:table-cell office:value-type="float" office:value="-2.02030347577323" calcext:value-type="float">
            <text:p>-2.02030347577323</text:p>
          </table:table-cell>
          <table:table-cell office:value-type="float" office:value="1.57894881871635" calcext:value-type="float">
            <text:p>1.57894881871635</text:p>
          </table:table-cell>
          <table:table-cell office:value-type="float" office:value="1.1969671091935" calcext:value-type="float">
            <text:p>1.1969671091935</text:p>
          </table:table-cell>
          <table:table-cell office:value-type="float" office:value="0.0760472285652244" calcext:value-type="float">
            <text:p>0.076047228565224</text:p>
          </table:table-cell>
          <table:table-cell office:value-type="float" office:value="0.838518802680806" calcext:value-type="float">
            <text:p>0.838518802680806</text:p>
          </table:table-cell>
          <table:table-cell office:value-type="float" office:value="-0.335542087777586" calcext:value-type="float">
            <text:p>-0.335542087777586</text:p>
          </table:table-cell>
          <table:table-cell office:value-type="float" office:value="-1.97956936952705" calcext:value-type="float">
            <text:p>-1.97956936952705</text:p>
          </table:table-cell>
          <table:table-cell office:value-type="float" office:value="0.0895346463079672" calcext:value-type="float">
            <text:p>0.089534646307967</text:p>
          </table:table-cell>
          <table:table-cell office:value-type="float" office:value="0.0000113706545552539" calcext:value-type="float">
            <text:p>1.13706545552539E-05</text:p>
          </table:table-cell>
          <table:table-cell office:value-type="float" office:value="0.00825278997008476" calcext:value-type="float">
            <text:p>0.008252789970085</text:p>
          </table:table-cell>
          <table:table-cell office:value-type="float" office:value="-0.10698334705343" calcext:value-type="float">
            <text:p>-0.10698334705343</text:p>
          </table:table-cell>
          <table:table-cell office:value-type="float" office:value="-0.048028276197492" calcext:value-type="float">
            <text:p>-0.048028276197492</text:p>
          </table:table-cell>
          <table:table-cell office:value-type="float" office:value="0.0368975496025898" calcext:value-type="float">
            <text:p>0.03689754960259</text:p>
          </table:table-cell>
        </table:table-row>
        <table:table-row table:style-name="ro1">
          <table:table-cell table:formula="of:=SQRT([.B292]^2+[.C292]^2+[.D292]^2)" office:value-type="float" office:value="6.0554902454757" calcext:value-type="float">
            <text:p>6.0554902454757</text:p>
          </table:table-cell>
          <table:table-cell office:value-type="float" office:value="4.97832143044071" calcext:value-type="float">
            <text:p>4.97832143044071</text:p>
          </table:table-cell>
          <table:table-cell office:value-type="float" office:value="-3.18711071180082" calcext:value-type="float">
            <text:p>-3.18711071180082</text:p>
          </table:table-cell>
          <table:table-cell office:value-type="float" office:value="1.31438318575317" calcext:value-type="float">
            <text:p>1.31438318575317</text:p>
          </table:table-cell>
          <table:table-cell office:value-type="float" office:value="-0.0727540137130305" calcext:value-type="float">
            <text:p>-0.072754013713031</text:p>
          </table:table-cell>
          <table:table-cell office:value-type="float" office:value="0.683203667670356" calcext:value-type="float">
            <text:p>0.683203667670356</text:p>
          </table:table-cell>
          <table:table-cell office:value-type="float" office:value="0.106897478366226" calcext:value-type="float">
            <text:p>0.106897478366226</text:p>
          </table:table-cell>
          <table:table-cell office:value-type="float" office:value="5.13345867078996" calcext:value-type="float">
            <text:p>5.13345867078996</text:p>
          </table:table-cell>
          <table:table-cell office:value-type="float" office:value="-3.32529908417885" calcext:value-type="float">
            <text:p>-3.32529908417885</text:p>
          </table:table-cell>
          <table:table-cell office:value-type="float" office:value="1.38047020225658" calcext:value-type="float">
            <text:p>1.38047020225658</text:p>
          </table:table-cell>
          <table:table-cell office:value-type="float" office:value="-0.059485526591974" calcext:value-type="float">
            <text:p>-0.059485526591974</text:p>
          </table:table-cell>
          <table:table-cell office:value-type="float" office:value="0.601936259896774" calcext:value-type="float">
            <text:p>0.601936259896774</text:p>
          </table:table-cell>
          <table:table-cell office:value-type="float" office:value="0.0778621978107719" calcext:value-type="float">
            <text:p>0.077862197810772</text:p>
          </table:table-cell>
          <table:table-cell office:value-type="float" office:value="0.15513724034925" calcext:value-type="float">
            <text:p>0.15513724034925</text:p>
          </table:table-cell>
          <table:table-cell office:value-type="float" office:value="-0.138188372378032" calcext:value-type="float">
            <text:p>-0.138188372378032</text:p>
          </table:table-cell>
          <table:table-cell office:value-type="float" office:value="0.0660870165034073" calcext:value-type="float">
            <text:p>0.066087016503407</text:p>
          </table:table-cell>
          <table:table-cell office:value-type="float" office:value="0.00222482956538705" calcext:value-type="float">
            <text:p>0.002224829565387</text:p>
          </table:table-cell>
          <table:table-cell office:value-type="float" office:value="-0.0819275089799057" calcext:value-type="float">
            <text:p>-0.081927508979906</text:p>
          </table:table-cell>
          <table:table-cell office:value-type="float" office:value="-0.0209862438374655" calcext:value-type="float">
            <text:p>-0.020986243837466</text:p>
          </table:table-cell>
        </table:table-row>
        <table:table-row table:style-name="ro1">
          <table:table-cell table:formula="of:=SQRT([.B293]^2+[.C293]^2+[.D293]^2)" office:value-type="float" office:value="1.24421684798006" calcext:value-type="float">
            <text:p>1.24421684798006</text:p>
          </table:table-cell>
          <table:table-cell office:value-type="float" office:value="1.21627404749677" calcext:value-type="float">
            <text:p>1.21627404749677</text:p>
          </table:table-cell>
          <table:table-cell office:value-type="float" office:value="-0.233000884981149" calcext:value-type="float">
            <text:p>-0.233000884981149</text:p>
          </table:table-cell>
          <table:table-cell office:value-type="float" office:value="0.120264682185815" calcext:value-type="float">
            <text:p>0.120264682185815</text:p>
          </table:table-cell>
          <table:table-cell office:value-type="float" office:value="0.368684889559703" calcext:value-type="float">
            <text:p>0.368684889559703</text:p>
          </table:table-cell>
          <table:table-cell office:value-type="float" office:value="0.674079523870721" calcext:value-type="float">
            <text:p>0.674079523870721</text:p>
          </table:table-cell>
          <table:table-cell office:value-type="float" office:value="-0.662070282130349" calcext:value-type="float">
            <text:p>-0.662070282130349</text:p>
          </table:table-cell>
          <table:table-cell office:value-type="float" office:value="1.27604206709852" calcext:value-type="float">
            <text:p>1.27604206709852</text:p>
          </table:table-cell>
          <table:table-cell office:value-type="float" office:value="-0.213082614733039" calcext:value-type="float">
            <text:p>-0.213082614733039</text:p>
          </table:table-cell>
          <table:table-cell office:value-type="float" office:value="0.129611715125419" calcext:value-type="float">
            <text:p>0.129611715125419</text:p>
          </table:table-cell>
          <table:table-cell office:value-type="float" office:value="0.280033775523362" calcext:value-type="float">
            <text:p>0.280033775523362</text:p>
          </table:table-cell>
          <table:table-cell office:value-type="float" office:value="0.63833881583389" calcext:value-type="float">
            <text:p>0.63833881583389</text:p>
          </table:table-cell>
          <table:table-cell office:value-type="float" office:value="-0.609825938099762" calcext:value-type="float">
            <text:p>-0.609825938099762</text:p>
          </table:table-cell>
          <table:table-cell office:value-type="float" office:value="0.0597680196017449" calcext:value-type="float">
            <text:p>0.059768019601745</text:p>
          </table:table-cell>
          <table:table-cell office:value-type="float" office:value="0.01991827024811" calcext:value-type="float">
            <text:p>0.01991827024811</text:p>
          </table:table-cell>
          <table:table-cell office:value-type="float" office:value="0.00934703293960444" calcext:value-type="float">
            <text:p>0.009347032939604</text:p>
          </table:table-cell>
          <table:table-cell office:value-type="float" office:value="-0.035417376810214" calcext:value-type="float">
            <text:p>-0.035417376810214</text:p>
          </table:table-cell>
          <table:table-cell office:value-type="float" office:value="-0.070398634161676" calcext:value-type="float">
            <text:p>-0.070398634161676</text:p>
          </table:table-cell>
          <table:table-cell office:value-type="float" office:value="-0.00312146665341917" calcext:value-type="float">
            <text:p>-0.003121466653419</text:p>
          </table:table-cell>
        </table:table-row>
        <table:table-row table:style-name="ro1">
          <table:table-cell table:formula="of:=SQRT([.B294]^2+[.C294]^2+[.D294]^2)" office:value-type="float" office:value="2.221615977749" calcext:value-type="float">
            <text:p>2.221615977749</text:p>
          </table:table-cell>
          <table:table-cell office:value-type="float" office:value="1.99614698089517" calcext:value-type="float">
            <text:p>1.99614698089517</text:p>
          </table:table-cell>
          <table:table-cell office:value-type="float" office:value="0.383657241436577" calcext:value-type="float">
            <text:p>0.383657241436577</text:p>
          </table:table-cell>
          <table:table-cell office:value-type="float" office:value="0.896538847092529" calcext:value-type="float">
            <text:p>0.896538847092529</text:p>
          </table:table-cell>
          <table:table-cell office:value-type="float" office:value="-0.226910530339554" calcext:value-type="float">
            <text:p>-0.226910530339554</text:p>
          </table:table-cell>
          <table:table-cell office:value-type="float" office:value="0.649077432875836" calcext:value-type="float">
            <text:p>0.649077432875836</text:p>
          </table:table-cell>
          <table:table-cell office:value-type="float" office:value="1.85564625456245" calcext:value-type="float">
            <text:p>1.85564625456245</text:p>
          </table:table-cell>
          <table:table-cell office:value-type="float" office:value="2.01217254199963" calcext:value-type="float">
            <text:p>2.01217254199963</text:p>
          </table:table-cell>
          <table:table-cell office:value-type="float" office:value="0.382283604949561" calcext:value-type="float">
            <text:p>0.382283604949561</text:p>
          </table:table-cell>
          <table:table-cell office:value-type="float" office:value="0.830099163789845" calcext:value-type="float">
            <text:p>0.830099163789845</text:p>
          </table:table-cell>
          <table:table-cell office:value-type="float" office:value="-0.145081504635632" calcext:value-type="float">
            <text:p>-0.145081504635632</text:p>
          </table:table-cell>
          <table:table-cell office:value-type="float" office:value="0.613644424993909" calcext:value-type="float">
            <text:p>0.613644424993909</text:p>
          </table:table-cell>
          <table:table-cell office:value-type="float" office:value="1.81721396821127" calcext:value-type="float">
            <text:p>1.81721396821127</text:p>
          </table:table-cell>
          <table:table-cell office:value-type="float" office:value="0.0160255611044531" calcext:value-type="float">
            <text:p>0.016025561104453</text:p>
          </table:table-cell>
          <table:table-cell office:value-type="float" office:value="-0.00137363648701511" calcext:value-type="float">
            <text:p>-0.001373636487015</text:p>
          </table:table-cell>
          <table:table-cell office:value-type="float" office:value="-0.0664396833026846" calcext:value-type="float">
            <text:p>-0.066439683302685</text:p>
          </table:table-cell>
          <table:table-cell office:value-type="float" office:value="-0.0512889663563692" calcext:value-type="float">
            <text:p>-0.051288966356369</text:p>
          </table:table-cell>
          <table:table-cell office:value-type="float" office:value="-0.0546691175495084" calcext:value-type="float">
            <text:p>-0.054669117549509</text:p>
          </table:table-cell>
          <table:table-cell office:value-type="float" office:value="0.0084893253186924" calcext:value-type="float">
            <text:p>0.008489325318692</text:p>
          </table:table-cell>
        </table:table-row>
        <table:table-row table:style-name="ro1">
          <table:table-cell table:formula="of:=SQRT([.B295]^2+[.C295]^2+[.D295]^2)" office:value-type="float" office:value="6.23875860870965" calcext:value-type="float">
            <text:p>6.23875860870965</text:p>
          </table:table-cell>
          <table:table-cell office:value-type="float" office:value="6.23655958165866" calcext:value-type="float">
            <text:p>6.23655958165866</text:p>
          </table:table-cell>
          <table:table-cell office:value-type="float" office:value="0.0860288611042323" calcext:value-type="float">
            <text:p>0.086028861104232</text:p>
          </table:table-cell>
          <table:table-cell office:value-type="float" office:value="0.141536557918737" calcext:value-type="float">
            <text:p>0.141536557918737</text:p>
          </table:table-cell>
          <table:table-cell office:value-type="float" office:value="0.437754927827504" calcext:value-type="float">
            <text:p>0.437754927827504</text:p>
          </table:table-cell>
          <table:table-cell office:value-type="float" office:value="-0.300649588446198" calcext:value-type="float">
            <text:p>-0.300649588446198</text:p>
          </table:table-cell>
          <table:table-cell office:value-type="float" office:value="3.07616953072632" calcext:value-type="float">
            <text:p>3.07616953072632</text:p>
          </table:table-cell>
          <table:table-cell office:value-type="float" office:value="6.27732672679959" calcext:value-type="float">
            <text:p>6.27732672679959</text:p>
          </table:table-cell>
          <table:table-cell office:value-type="float" office:value="0.0584486308973064" calcext:value-type="float">
            <text:p>0.058448630897306</text:p>
          </table:table-cell>
          <table:table-cell office:value-type="float" office:value="0.331911270214586" calcext:value-type="float">
            <text:p>0.331911270214586</text:p>
          </table:table-cell>
          <table:table-cell office:value-type="float" office:value="-0.38909341859727" calcext:value-type="float">
            <text:p>-0.38909341859727</text:p>
          </table:table-cell>
          <table:table-cell office:value-type="float" office:value="0.429992284261867" calcext:value-type="float">
            <text:p>0.429992284261867</text:p>
          </table:table-cell>
          <table:table-cell office:value-type="float" office:value="3.05806017907587" calcext:value-type="float">
            <text:p>3.05806017907587</text:p>
          </table:table-cell>
          <table:table-cell office:value-type="float" office:value="0.0407671451409311" calcext:value-type="float">
            <text:p>0.040767145140931</text:p>
          </table:table-cell>
          <table:table-cell office:value-type="float" office:value="-0.0275802302069259" calcext:value-type="float">
            <text:p>-0.027580230206926</text:p>
          </table:table-cell>
          <table:table-cell office:value-type="float" office:value="0.19037471229585" calcext:value-type="float">
            <text:p>0.19037471229585</text:p>
          </table:table-cell>
          <table:table-cell office:value-type="float" office:value="0.988443090666905" calcext:value-type="float">
            <text:p>0.988443090666905</text:p>
          </table:table-cell>
          <table:table-cell office:value-type="float" office:value="-0.56508575285808" calcext:value-type="float">
            <text:p>-0.56508575285808</text:p>
          </table:table-cell>
          <table:table-cell office:value-type="float" office:value="0.231534751138736" calcext:value-type="float">
            <text:p>0.231534751138736</text:p>
          </table:table-cell>
        </table:table-row>
        <table:table-row table:style-name="ro1">
          <table:table-cell table:formula="of:=SQRT([.B296]^2+[.C296]^2+[.D296]^2)" office:value-type="float" office:value="3.84712873447423" calcext:value-type="float">
            <text:p>3.84712873447423</text:p>
          </table:table-cell>
          <table:table-cell office:value-type="float" office:value="3.02829098459596" calcext:value-type="float">
            <text:p>3.02829098459596</text:p>
          </table:table-cell>
          <table:table-cell office:value-type="float" office:value="-2.32469962447425" calcext:value-type="float">
            <text:p>-2.32469962447425</text:p>
          </table:table-cell>
          <table:table-cell office:value-type="float" office:value="0.474999861264606" calcext:value-type="float">
            <text:p>0.474999861264606</text:p>
          </table:table-cell>
          <table:table-cell office:value-type="float" office:value="0.792211895165615" calcext:value-type="float">
            <text:p>0.792211895165615</text:p>
          </table:table-cell>
          <table:table-cell office:value-type="float" office:value="-0.541487249681424" calcext:value-type="float">
            <text:p>-0.541487249681424</text:p>
          </table:table-cell>
          <table:table-cell office:value-type="float" office:value="-3.02142481315042" calcext:value-type="float">
            <text:p>-3.02142481315042</text:p>
          </table:table-cell>
          <table:table-cell office:value-type="float" office:value="2.95393339045607" calcext:value-type="float">
            <text:p>2.95393339045607</text:p>
          </table:table-cell>
          <table:table-cell office:value-type="float" office:value="-2.21410077166109" calcext:value-type="float">
            <text:p>-2.21410077166109</text:p>
          </table:table-cell>
          <table:table-cell office:value-type="float" office:value="0.490922819627362" calcext:value-type="float">
            <text:p>0.490922819627362</text:p>
          </table:table-cell>
          <table:table-cell office:value-type="float" office:value="0.809935502978041" calcext:value-type="float">
            <text:p>0.809935502978041</text:p>
          </table:table-cell>
          <table:table-cell office:value-type="float" office:value="-0.49397001934441" calcext:value-type="float">
            <text:p>-0.49397001934441</text:p>
          </table:table-cell>
          <table:table-cell office:value-type="float" office:value="-3.02370160375918" calcext:value-type="float">
            <text:p>-3.02370160375918</text:p>
          </table:table-cell>
          <table:table-cell office:value-type="float" office:value="-0.0743575941398906" calcext:value-type="float">
            <text:p>-0.074357594139891</text:p>
          </table:table-cell>
          <table:table-cell office:value-type="float" office:value="0.110598852813165" calcext:value-type="float">
            <text:p>0.110598852813165</text:p>
          </table:table-cell>
          <table:table-cell office:value-type="float" office:value="0.0159229583627566" calcext:value-type="float">
            <text:p>0.015922958362757</text:p>
          </table:table-cell>
          <table:table-cell office:value-type="float" office:value="-0.0212004304171751" calcext:value-type="float">
            <text:p>-0.021200430417175</text:p>
          </table:table-cell>
          <table:table-cell office:value-type="float" office:value="-0.0452308752191142" calcext:value-type="float">
            <text:p>-0.045230875219114</text:p>
          </table:table-cell>
          <table:table-cell office:value-type="float" office:value="-0.0115305473446119" calcext:value-type="float">
            <text:p>-0.011530547344612</text:p>
          </table:table-cell>
        </table:table-row>
        <table:table-row table:style-name="ro1">
          <table:table-cell table:formula="of:=SQRT([.B297]^2+[.C297]^2+[.D297]^2)" office:value-type="float" office:value="2.91688526213821" calcext:value-type="float">
            <text:p>2.91688526213821</text:p>
          </table:table-cell>
          <table:table-cell office:value-type="float" office:value="2.81721777486674" calcext:value-type="float">
            <text:p>2.81721777486674</text:p>
          </table:table-cell>
          <table:table-cell office:value-type="float" office:value="-0.418825800383425" calcext:value-type="float">
            <text:p>-0.418825800383425</text:p>
          </table:table-cell>
          <table:table-cell office:value-type="float" office:value="0.629355694649009" calcext:value-type="float">
            <text:p>0.629355694649009</text:p>
          </table:table-cell>
          <table:table-cell office:value-type="float" office:value="-0.411701813948281" calcext:value-type="float">
            <text:p>-0.411701813948281</text:p>
          </table:table-cell>
          <table:table-cell office:value-type="float" office:value="0.377254603090649" calcext:value-type="float">
            <text:p>0.377254603090649</text:p>
          </table:table-cell>
          <table:table-cell office:value-type="float" office:value="0.31342694652355" calcext:value-type="float">
            <text:p>0.31342694652355</text:p>
          </table:table-cell>
          <table:table-cell office:value-type="float" office:value="2.79751210585484" calcext:value-type="float">
            <text:p>2.79751210585484</text:p>
          </table:table-cell>
          <table:table-cell office:value-type="float" office:value="-0.414397000048031" calcext:value-type="float">
            <text:p>-0.414397000048031</text:p>
          </table:table-cell>
          <table:table-cell office:value-type="float" office:value="0.635092847900991" calcext:value-type="float">
            <text:p>0.635092847900991</text:p>
          </table:table-cell>
          <table:table-cell office:value-type="float" office:value="-0.437457928366951" calcext:value-type="float">
            <text:p>-0.437457928366951</text:p>
          </table:table-cell>
          <table:table-cell office:value-type="float" office:value="0.325052900084454" calcext:value-type="float">
            <text:p>0.325052900084454</text:p>
          </table:table-cell>
          <table:table-cell office:value-type="float" office:value="0.31428122362096" calcext:value-type="float">
            <text:p>0.31428122362096</text:p>
          </table:table-cell>
          <table:table-cell office:value-type="float" office:value="-0.0197056690118997" calcext:value-type="float">
            <text:p>-0.0197056690119</text:p>
          </table:table-cell>
          <table:table-cell office:value-type="float" office:value="0.00442880033539395" calcext:value-type="float">
            <text:p>0.004428800335394</text:p>
          </table:table-cell>
          <table:table-cell office:value-type="float" office:value="0.00573715325198199" calcext:value-type="float">
            <text:p>0.005737153251982</text:p>
          </table:table-cell>
          <table:table-cell office:value-type="float" office:value="-0.0393123873897685" calcext:value-type="float">
            <text:p>-0.039312387389769</text:p>
          </table:table-cell>
          <table:table-cell office:value-type="float" office:value="-0.0420137820371997" calcext:value-type="float">
            <text:p>-0.0420137820372</text:p>
          </table:table-cell>
          <table:table-cell office:value-type="float" office:value="-0.0088348562460201" calcext:value-type="float">
            <text:p>-0.00883485624602</text:p>
          </table:table-cell>
        </table:table-row>
        <table:table-row table:style-name="ro1">
          <table:table-cell table:formula="of:=SQRT([.B298]^2+[.C298]^2+[.D298]^2)" office:value-type="float" office:value="4.83757824510848" calcext:value-type="float">
            <text:p>4.83757824510848</text:p>
          </table:table-cell>
          <table:table-cell office:value-type="float" office:value="4.69083931496341" calcext:value-type="float">
            <text:p>4.69083931496341</text:p>
          </table:table-cell>
          <table:table-cell office:value-type="float" office:value="1.18004598015391" calcext:value-type="float">
            <text:p>1.18004598015391</text:p>
          </table:table-cell>
          <table:table-cell office:value-type="float" office:value="0.0753742891378325" calcext:value-type="float">
            <text:p>0.075374289137833</text:p>
          </table:table-cell>
          <table:table-cell office:value-type="float" office:value="0.195829890381306" calcext:value-type="float">
            <text:p>0.195829890381306</text:p>
          </table:table-cell>
          <table:table-cell office:value-type="float" office:value="-0.120781978973181" calcext:value-type="float">
            <text:p>-0.120781978973181</text:p>
          </table:table-cell>
          <table:table-cell office:value-type="float" office:value="-1.14809938295106" calcext:value-type="float">
            <text:p>-1.14809938295106</text:p>
          </table:table-cell>
          <table:table-cell office:value-type="float" office:value="4.7825754644301" calcext:value-type="float">
            <text:p>4.7825754644301</text:p>
          </table:table-cell>
          <table:table-cell office:value-type="float" office:value="1.19248535126843" calcext:value-type="float">
            <text:p>1.19248535126843</text:p>
          </table:table-cell>
          <table:table-cell office:value-type="float" office:value="0.210849025498507" calcext:value-type="float">
            <text:p>0.210849025498507</text:p>
          </table:table-cell>
          <table:table-cell office:value-type="float" office:value="0.118041954868962" calcext:value-type="float">
            <text:p>0.118041954868962</text:p>
          </table:table-cell>
          <table:table-cell office:value-type="float" office:value="-0.0322298225528632" calcext:value-type="float">
            <text:p>-0.032229822552863</text:p>
          </table:table-cell>
          <table:table-cell office:value-type="float" office:value="-1.17640028318918" calcext:value-type="float">
            <text:p>-1.17640028318918</text:p>
          </table:table-cell>
          <table:table-cell office:value-type="float" office:value="0.091736149466688" calcext:value-type="float">
            <text:p>0.091736149466688</text:p>
          </table:table-cell>
          <table:table-cell office:value-type="float" office:value="0.0124393711145183" calcext:value-type="float">
            <text:p>0.012439371114518</text:p>
          </table:table-cell>
          <table:table-cell office:value-type="float" office:value="0.135474736360674" calcext:value-type="float">
            <text:p>0.135474736360674</text:p>
          </table:table-cell>
          <table:table-cell office:value-type="float" office:value="-0.112486950577535" calcext:value-type="float">
            <text:p>-0.112486950577535</text:p>
          </table:table-cell>
          <table:table-cell office:value-type="float" office:value="-0.0347109874216116" calcext:value-type="float">
            <text:p>-0.034710987421612</text:p>
          </table:table-cell>
          <table:table-cell office:value-type="float" office:value="-0.0243011738732966" calcext:value-type="float">
            <text:p>-0.024301173873297</text:p>
          </table:table-cell>
        </table:table-row>
        <table:table-row table:style-name="ro1">
          <table:table-cell table:formula="of:=SQRT([.B299]^2+[.C299]^2+[.D299]^2)" office:value-type="float" office:value="4.28139675934997" calcext:value-type="float">
            <text:p>4.28139675934997</text:p>
          </table:table-cell>
          <table:table-cell office:value-type="float" office:value="4.026531032767" calcext:value-type="float">
            <text:p>4.026531032767</text:p>
          </table:table-cell>
          <table:table-cell office:value-type="float" office:value="-0.511529994812766" calcext:value-type="float">
            <text:p>-0.511529994812766</text:p>
          </table:table-cell>
          <table:table-cell office:value-type="float" office:value="1.36225662690389" calcext:value-type="float">
            <text:p>1.36225662690389</text:p>
          </table:table-cell>
          <table:table-cell office:value-type="float" office:value="0.449527668379771" calcext:value-type="float">
            <text:p>0.449527668379771</text:p>
          </table:table-cell>
          <table:table-cell office:value-type="float" office:value="0.538439904450089" calcext:value-type="float">
            <text:p>0.538439904450089</text:p>
          </table:table-cell>
          <table:table-cell office:value-type="float" office:value="-1.60260323594392" calcext:value-type="float">
            <text:p>-1.60260323594392</text:p>
          </table:table-cell>
          <table:table-cell office:value-type="float" office:value="3.94397837689415" calcext:value-type="float">
            <text:p>3.94397837689415</text:p>
          </table:table-cell>
          <table:table-cell office:value-type="float" office:value="-0.514870877732159" calcext:value-type="float">
            <text:p>-0.514870877732159</text:p>
          </table:table-cell>
          <table:table-cell office:value-type="float" office:value="1.32518568356684" calcext:value-type="float">
            <text:p>1.32518568356684</text:p>
          </table:table-cell>
          <table:table-cell office:value-type="float" office:value="0.359153285628507" calcext:value-type="float">
            <text:p>0.359153285628507</text:p>
          </table:table-cell>
          <table:table-cell office:value-type="float" office:value="0.632260312597172" calcext:value-type="float">
            <text:p>0.632260312597172</text:p>
          </table:table-cell>
          <table:table-cell office:value-type="float" office:value="-1.53872527655244" calcext:value-type="float">
            <text:p>-1.53872527655244</text:p>
          </table:table-cell>
          <table:table-cell office:value-type="float" office:value="-0.0825526558728496" calcext:value-type="float">
            <text:p>-0.08255265587285</text:p>
          </table:table-cell>
          <table:table-cell office:value-type="float" office:value="-0.00334088291939283" calcext:value-type="float">
            <text:p>-0.003340882919393</text:p>
          </table:table-cell>
          <table:table-cell office:value-type="float" office:value="-0.0370709433370553" calcext:value-type="float">
            <text:p>-0.037070943337055</text:p>
          </table:table-cell>
          <table:table-cell office:value-type="float" office:value="-0.0934116033405066" calcext:value-type="float">
            <text:p>-0.093411603340507</text:p>
          </table:table-cell>
          <table:table-cell office:value-type="float" office:value="-0.0758741525523057" calcext:value-type="float">
            <text:p>-0.075874152552306</text:p>
          </table:table-cell>
          <table:table-cell office:value-type="float" office:value="0.0103202508803828" calcext:value-type="float">
            <text:p>0.010320250880383</text:p>
          </table:table-cell>
        </table:table-row>
        <table:table-row table:style-name="ro1">
          <table:table-cell table:formula="of:=SQRT([.B300]^2+[.C300]^2+[.D300]^2)" office:value-type="float" office:value="2.68299162271116" calcext:value-type="float">
            <text:p>2.68299162271116</text:p>
          </table:table-cell>
          <table:table-cell office:value-type="float" office:value="2.55809116716845" calcext:value-type="float">
            <text:p>2.55809116716845</text:p>
          </table:table-cell>
          <table:table-cell office:value-type="float" office:value="0.775976816864924" calcext:value-type="float">
            <text:p>0.775976816864924</text:p>
          </table:table-cell>
          <table:table-cell office:value-type="float" office:value="0.229071184746529" calcext:value-type="float">
            <text:p>0.229071184746529</text:p>
          </table:table-cell>
          <table:table-cell office:value-type="float" office:value="-0.191894778911003" calcext:value-type="float">
            <text:p>-0.191894778911003</text:p>
          </table:table-cell>
          <table:table-cell office:value-type="float" office:value="0.546324805240649" calcext:value-type="float">
            <text:p>0.546324805240649</text:p>
          </table:table-cell>
          <table:table-cell office:value-type="float" office:value="-0.587424729928422" calcext:value-type="float">
            <text:p>-0.587424729928422</text:p>
          </table:table-cell>
          <table:table-cell office:value-type="float" office:value="2.58339512552991" calcext:value-type="float">
            <text:p>2.58339512552991</text:p>
          </table:table-cell>
          <table:table-cell office:value-type="float" office:value="0.778339334471234" calcext:value-type="float">
            <text:p>0.778339334471234</text:p>
          </table:table-cell>
          <table:table-cell office:value-type="float" office:value="0.263946571503243" calcext:value-type="float">
            <text:p>0.263946571503243</text:p>
          </table:table-cell>
          <table:table-cell office:value-type="float" office:value="-0.328789462169465" calcext:value-type="float">
            <text:p>-0.328789462169465</text:p>
          </table:table-cell>
          <table:table-cell office:value-type="float" office:value="0.523867504841522" calcext:value-type="float">
            <text:p>0.523867504841522</text:p>
          </table:table-cell>
          <table:table-cell office:value-type="float" office:value="-0.496271581464534" calcext:value-type="float">
            <text:p>-0.496271581464534</text:p>
          </table:table-cell>
          <table:table-cell office:value-type="float" office:value="0.0253039583614627" calcext:value-type="float">
            <text:p>0.025303958361463</text:p>
          </table:table-cell>
          <table:table-cell office:value-type="float" office:value="0.00236251760631001" calcext:value-type="float">
            <text:p>0.00236251760631</text:p>
          </table:table-cell>
          <table:table-cell office:value-type="float" office:value="0.0348753867567137" calcext:value-type="float">
            <text:p>0.034875386756714</text:p>
          </table:table-cell>
          <table:table-cell office:value-type="float" office:value="-0.0886499400996952" calcext:value-type="float">
            <text:p>-0.088649940099695</text:p>
          </table:table-cell>
          <table:table-cell office:value-type="float" office:value="-0.0807656152531506" calcext:value-type="float">
            <text:p>-0.080765615253151</text:p>
          </table:table-cell>
          <table:table-cell office:value-type="float" office:value="0.017677909936042" calcext:value-type="float">
            <text:p>0.017677909936042</text:p>
          </table:table-cell>
        </table:table-row>
        <table:table-row table:style-name="ro1">
          <table:table-cell table:formula="of:=SQRT([.B301]^2+[.C301]^2+[.D301]^2)" office:value-type="float" office:value="7.02126694857209" calcext:value-type="float">
            <text:p>7.02126694857209</text:p>
          </table:table-cell>
          <table:table-cell office:value-type="float" office:value="5.11083259623087" calcext:value-type="float">
            <text:p>5.11083259623087</text:p>
          </table:table-cell>
          <table:table-cell office:value-type="float" office:value="4.61454257616645" calcext:value-type="float">
            <text:p>4.61454257616645</text:p>
          </table:table-cell>
          <table:table-cell office:value-type="float" office:value="1.37243453365248" calcext:value-type="float">
            <text:p>1.37243453365248</text:p>
          </table:table-cell>
          <table:table-cell office:value-type="float" office:value="0.134168956971621" calcext:value-type="float">
            <text:p>0.134168956971621</text:p>
          </table:table-cell>
          <table:table-cell office:value-type="float" office:value="0.682769447165221" calcext:value-type="float">
            <text:p>0.682769447165221</text:p>
          </table:table-cell>
          <table:table-cell office:value-type="float" office:value="1.12529210203892" calcext:value-type="float">
            <text:p>1.12529210203892</text:p>
          </table:table-cell>
          <table:table-cell office:value-type="float" office:value="5.23170618014949" calcext:value-type="float">
            <text:p>5.23170618014949</text:p>
          </table:table-cell>
          <table:table-cell office:value-type="float" office:value="4.66077859373457" calcext:value-type="float">
            <text:p>4.66077859373457</text:p>
          </table:table-cell>
          <table:table-cell office:value-type="float" office:value="1.34455125499948" calcext:value-type="float">
            <text:p>1.34455125499948</text:p>
          </table:table-cell>
          <table:table-cell office:value-type="float" office:value="0.879901690800537" calcext:value-type="float">
            <text:p>0.879901690800537</text:p>
          </table:table-cell>
          <table:table-cell office:value-type="float" office:value="0.407871491269556" calcext:value-type="float">
            <text:p>0.407871491269556</text:p>
          </table:table-cell>
          <table:table-cell office:value-type="float" office:value="1.26472576769831" calcext:value-type="float">
            <text:p>1.26472576769831</text:p>
          </table:table-cell>
          <table:table-cell office:value-type="float" office:value="0.120873583918625" calcext:value-type="float">
            <text:p>0.120873583918625</text:p>
          </table:table-cell>
          <table:table-cell office:value-type="float" office:value="0.0462360175681233" calcext:value-type="float">
            <text:p>0.046236017568123</text:p>
          </table:table-cell>
          <table:table-cell office:value-type="float" office:value="-0.0278832786530006" calcext:value-type="float">
            <text:p>-0.027883278653001</text:p>
          </table:table-cell>
          <table:table-cell office:value-type="float" office:value="0.206666244455857" calcext:value-type="float">
            <text:p>0.206666244455857</text:p>
          </table:table-cell>
          <table:table-cell office:value-type="float" office:value="-0.659581569710034" calcext:value-type="float">
            <text:p>-0.659581569710034</text:p>
          </table:table-cell>
          <table:table-cell office:value-type="float" office:value="0.614459312754019" calcext:value-type="float">
            <text:p>0.614459312754019</text:p>
          </table:table-cell>
        </table:table-row>
        <table:table-row table:style-name="ro1">
          <table:table-cell table:formula="of:=SQRT([.B302]^2+[.C302]^2+[.D302]^2)" office:value-type="float" office:value="5.69660310092447" calcext:value-type="float">
            <text:p>5.69660310092447</text:p>
          </table:table-cell>
          <table:table-cell office:value-type="float" office:value="5.67335598616379" calcext:value-type="float">
            <text:p>5.67335598616379</text:p>
          </table:table-cell>
          <table:table-cell office:value-type="float" office:value="0.448266942099186" calcext:value-type="float">
            <text:p>0.448266942099186</text:p>
          </table:table-cell>
          <table:table-cell office:value-type="float" office:value="0.251744895365999" calcext:value-type="float">
            <text:p>0.251744895365999</text:p>
          </table:table-cell>
          <table:table-cell office:value-type="float" office:value="-0.231527451611929" calcext:value-type="float">
            <text:p>-0.231527451611929</text:p>
          </table:table-cell>
          <table:table-cell office:value-type="float" office:value="-0.262046666609266" calcext:value-type="float">
            <text:p>-0.262046666609266</text:p>
          </table:table-cell>
          <table:table-cell office:value-type="float" office:value="-0.412967148774777" calcext:value-type="float">
            <text:p>-0.412967148774777</text:p>
          </table:table-cell>
          <table:table-cell office:value-type="float" office:value="5.5896573616428" calcext:value-type="float">
            <text:p>5.5896573616428</text:p>
          </table:table-cell>
          <table:table-cell office:value-type="float" office:value="0.423374429022717" calcext:value-type="float">
            <text:p>0.423374429022717</text:p>
          </table:table-cell>
          <table:table-cell office:value-type="float" office:value="0.39824972283348" calcext:value-type="float">
            <text:p>0.39824972283348</text:p>
          </table:table-cell>
          <table:table-cell office:value-type="float" office:value="0.223489956300615" calcext:value-type="float">
            <text:p>0.223489956300615</text:p>
          </table:table-cell>
          <table:table-cell office:value-type="float" office:value="0.0782320859696859" calcext:value-type="float">
            <text:p>0.078232085969686</text:p>
          </table:table-cell>
          <table:table-cell office:value-type="float" office:value="-0.408298935716772" calcext:value-type="float">
            <text:p>-0.408298935716772</text:p>
          </table:table-cell>
          <table:table-cell office:value-type="float" office:value="-0.083698624520995" calcext:value-type="float">
            <text:p>-0.083698624520995</text:p>
          </table:table-cell>
          <table:table-cell office:value-type="float" office:value="-0.0248925130764682" calcext:value-type="float">
            <text:p>-0.024892513076468</text:p>
          </table:table-cell>
          <table:table-cell office:value-type="float" office:value="0.146504827467481" calcext:value-type="float">
            <text:p>0.146504827467481</text:p>
          </table:table-cell>
          <table:table-cell office:value-type="float" office:value="0.317847080481165" calcext:value-type="float">
            <text:p>0.317847080481165</text:p>
          </table:table-cell>
          <table:table-cell office:value-type="float" office:value="0.475136676700329" calcext:value-type="float">
            <text:p>0.475136676700329</text:p>
          </table:table-cell>
          <table:table-cell office:value-type="float" office:value="-0.116023433775345" calcext:value-type="float">
            <text:p>-0.116023433775345</text:p>
          </table:table-cell>
        </table:table-row>
        <table:table-row table:style-name="ro1">
          <table:table-cell table:formula="of:=SQRT([.B303]^2+[.C303]^2+[.D303]^2)" office:value-type="float" office:value="6.09050312557184" calcext:value-type="float">
            <text:p>6.09050312557184</text:p>
          </table:table-cell>
          <table:table-cell office:value-type="float" office:value="6.04492335354688" calcext:value-type="float">
            <text:p>6.04492335354688</text:p>
          </table:table-cell>
          <table:table-cell office:value-type="float" office:value="-0.555709127714525" calcext:value-type="float">
            <text:p>-0.555709127714525</text:p>
          </table:table-cell>
          <table:table-cell office:value-type="float" office:value="0.494284672753114" calcext:value-type="float">
            <text:p>0.494284672753114</text:p>
          </table:table-cell>
          <table:table-cell office:value-type="float" office:value="0.405248463148507" calcext:value-type="float">
            <text:p>0.405248463148507</text:p>
          </table:table-cell>
          <table:table-cell office:value-type="float" office:value="0.169418971580321" calcext:value-type="float">
            <text:p>0.169418971580321</text:p>
          </table:table-cell>
          <table:table-cell office:value-type="float" office:value="2.9505959732956" calcext:value-type="float">
            <text:p>2.9505959732956</text:p>
          </table:table-cell>
          <table:table-cell office:value-type="float" office:value="5.80479446199546" calcext:value-type="float">
            <text:p>5.80479446199546</text:p>
          </table:table-cell>
          <table:table-cell office:value-type="float" office:value="-0.571210014351675" calcext:value-type="float">
            <text:p>-0.571210014351675</text:p>
          </table:table-cell>
          <table:table-cell office:value-type="float" office:value="0.614702110770487" calcext:value-type="float">
            <text:p>0.614702110770487</text:p>
          </table:table-cell>
          <table:table-cell office:value-type="float" office:value="-0.172152551788661" calcext:value-type="float">
            <text:p>-0.172152551788661</text:p>
          </table:table-cell>
          <table:table-cell office:value-type="float" office:value="0.153548685320085" calcext:value-type="float">
            <text:p>0.153548685320085</text:p>
          </table:table-cell>
          <table:table-cell office:value-type="float" office:value="3.00945794280085" calcext:value-type="float">
            <text:p>3.00945794280085</text:p>
          </table:table-cell>
          <table:table-cell office:value-type="float" office:value="-0.240128891551414" calcext:value-type="float">
            <text:p>-0.240128891551414</text:p>
          </table:table-cell>
          <table:table-cell office:value-type="float" office:value="-0.0155008866371504" calcext:value-type="float">
            <text:p>-0.015500886637151</text:p>
          </table:table-cell>
          <table:table-cell office:value-type="float" office:value="0.120417438017374" calcext:value-type="float">
            <text:p>0.120417438017374</text:p>
          </table:table-cell>
          <table:table-cell office:value-type="float" office:value="0.563289443508502" calcext:value-type="float">
            <text:p>0.563289443508502</text:p>
          </table:table-cell>
          <table:table-cell office:value-type="float" office:value="0.091590856895305" calcext:value-type="float">
            <text:p>0.091590856895305</text:p>
          </table:table-cell>
          <table:table-cell office:value-type="float" office:value="-0.0630904895613407" calcext:value-type="float">
            <text:p>-0.063090489561341</text:p>
          </table:table-cell>
        </table:table-row>
        <table:table-row table:style-name="ro1">
          <table:table-cell table:formula="of:=SQRT([.B304]^2+[.C304]^2+[.D304]^2)" office:value-type="float" office:value="2.63941362482892" calcext:value-type="float">
            <text:p>2.63941362482892</text:p>
          </table:table-cell>
          <table:table-cell office:value-type="float" office:value="2.50184775877024" calcext:value-type="float">
            <text:p>2.50184775877024</text:p>
          </table:table-cell>
          <table:table-cell office:value-type="float" office:value="-0.715862539473713" calcext:value-type="float">
            <text:p>-0.715862539473713</text:p>
          </table:table-cell>
          <table:table-cell office:value-type="float" office:value="0.441364814464333" calcext:value-type="float">
            <text:p>0.441364814464333</text:p>
          </table:table-cell>
          <table:table-cell office:value-type="float" office:value="-0.854466173859486" calcext:value-type="float">
            <text:p>-0.854466173859486</text:p>
          </table:table-cell>
          <table:table-cell office:value-type="float" office:value="-0.390682481087472" calcext:value-type="float">
            <text:p>-0.390682481087472</text:p>
          </table:table-cell>
          <table:table-cell office:value-type="float" office:value="-2.61615170576301" calcext:value-type="float">
            <text:p>-2.61615170576301</text:p>
          </table:table-cell>
          <table:table-cell office:value-type="float" office:value="2.55875147768296" calcext:value-type="float">
            <text:p>2.55875147768296</text:p>
          </table:table-cell>
          <table:table-cell office:value-type="float" office:value="-0.727268222054518" calcext:value-type="float">
            <text:p>-0.727268222054518</text:p>
          </table:table-cell>
          <table:table-cell office:value-type="float" office:value="0.46596922745887" calcext:value-type="float">
            <text:p>0.46596922745887</text:p>
          </table:table-cell>
          <table:table-cell office:value-type="float" office:value="-0.879818020412751" calcext:value-type="float">
            <text:p>-0.879818020412751</text:p>
          </table:table-cell>
          <table:table-cell office:value-type="float" office:value="-0.310167925174581" calcext:value-type="float">
            <text:p>-0.310167925174581</text:p>
          </table:table-cell>
          <table:table-cell office:value-type="float" office:value="-2.61894520087071" calcext:value-type="float">
            <text:p>-2.61894520087071</text:p>
          </table:table-cell>
          <table:table-cell office:value-type="float" office:value="0.0569037189127295" calcext:value-type="float">
            <text:p>0.05690371891273</text:p>
          </table:table-cell>
          <table:table-cell office:value-type="float" office:value="-0.0114056825808053" calcext:value-type="float">
            <text:p>-0.011405682580805</text:p>
          </table:table-cell>
          <table:table-cell office:value-type="float" office:value="0.0246044129945373" calcext:value-type="float">
            <text:p>0.024604412994537</text:p>
          </table:table-cell>
          <table:table-cell office:value-type="float" office:value="-0.0194665319234084" calcext:value-type="float">
            <text:p>-0.019466531923409</text:p>
          </table:table-cell>
          <table:table-cell office:value-type="float" office:value="-0.0816763631062427" calcext:value-type="float">
            <text:p>-0.081676363106243</text:p>
          </table:table-cell>
          <table:table-cell office:value-type="float" office:value="0.00512174643015095" calcext:value-type="float">
            <text:p>0.005121746430151</text:p>
          </table:table-cell>
        </table:table-row>
        <table:table-row table:style-name="ro1">
          <table:table-cell table:formula="of:=SQRT([.B305]^2+[.C305]^2+[.D305]^2)" office:value-type="float" office:value="4.189782861731" calcext:value-type="float">
            <text:p>4.189782861731</text:p>
          </table:table-cell>
          <table:table-cell office:value-type="float" office:value="3.76978039449585" calcext:value-type="float">
            <text:p>3.76978039449585</text:p>
          </table:table-cell>
          <table:table-cell office:value-type="float" office:value="-0.928563219909686" calcext:value-type="float">
            <text:p>-0.928563219909686</text:p>
          </table:table-cell>
          <table:table-cell office:value-type="float" office:value="1.57505763461548" calcext:value-type="float">
            <text:p>1.57505763461548</text:p>
          </table:table-cell>
          <table:table-cell office:value-type="float" office:value="0.728462939723332" calcext:value-type="float">
            <text:p>0.728462939723332</text:p>
          </table:table-cell>
          <table:table-cell office:value-type="float" office:value="0.625037433009629" calcext:value-type="float">
            <text:p>0.625037433009629</text:p>
          </table:table-cell>
          <table:table-cell office:value-type="float" office:value="2.44678649981721" calcext:value-type="float">
            <text:p>2.44678649981721</text:p>
          </table:table-cell>
          <table:table-cell office:value-type="float" office:value="3.74305094988318" calcext:value-type="float">
            <text:p>3.74305094988318</text:p>
          </table:table-cell>
          <table:table-cell office:value-type="float" office:value="-0.937820928121478" calcext:value-type="float">
            <text:p>-0.937820928121478</text:p>
          </table:table-cell>
          <table:table-cell office:value-type="float" office:value="1.51681510045619" calcext:value-type="float">
            <text:p>1.51681510045619</text:p>
          </table:table-cell>
          <table:table-cell office:value-type="float" office:value="0.186425156373909" calcext:value-type="float">
            <text:p>0.186425156373909</text:p>
          </table:table-cell>
          <table:table-cell office:value-type="float" office:value="-0.157382609639227" calcext:value-type="float">
            <text:p>-0.157382609639227</text:p>
          </table:table-cell>
          <table:table-cell office:value-type="float" office:value="2.82671490699633" calcext:value-type="float">
            <text:p>2.82671490699633</text:p>
          </table:table-cell>
          <table:table-cell office:value-type="float" office:value="-0.026729444612672" calcext:value-type="float">
            <text:p>-0.026729444612672</text:p>
          </table:table-cell>
          <table:table-cell office:value-type="float" office:value="-0.00925770821179262" calcext:value-type="float">
            <text:p>-0.009257708211793</text:p>
          </table:table-cell>
          <table:table-cell office:value-type="float" office:value="-0.0582425341592923" calcext:value-type="float">
            <text:p>-0.058242534159292</text:p>
          </table:table-cell>
          <table:table-cell office:value-type="float" office:value="-0.0116729432527163" calcext:value-type="float">
            <text:p>-0.011672943252716</text:p>
          </table:table-cell>
          <table:table-cell office:value-type="float" office:value="0.93422021023559" calcext:value-type="float">
            <text:p>0.93422021023559</text:p>
          </table:table-cell>
          <table:table-cell office:value-type="float" office:value="0.246757471678581" calcext:value-type="float">
            <text:p>0.246757471678581</text:p>
          </table:table-cell>
        </table:table-row>
        <table:table-row table:style-name="ro1">
          <table:table-cell table:formula="of:=SQRT([.B306]^2+[.C306]^2+[.D306]^2)" office:value-type="float" office:value="2.25533454110967" calcext:value-type="float">
            <text:p>2.25533454110967</text:p>
          </table:table-cell>
          <table:table-cell office:value-type="float" office:value="2.09584018374163" calcext:value-type="float">
            <text:p>2.09584018374163</text:p>
          </table:table-cell>
          <table:table-cell office:value-type="float" office:value="-0.169991634375902" calcext:value-type="float">
            <text:p>-0.169991634375902</text:p>
          </table:table-cell>
          <table:table-cell office:value-type="float" office:value="0.815530907310333" calcext:value-type="float">
            <text:p>0.815530907310333</text:p>
          </table:table-cell>
          <table:table-cell office:value-type="float" office:value="0.229861843653233" calcext:value-type="float">
            <text:p>0.229861843653233</text:p>
          </table:table-cell>
          <table:table-cell office:value-type="float" office:value="-0.155671746381796" calcext:value-type="float">
            <text:p>-0.155671746381796</text:p>
          </table:table-cell>
          <table:table-cell office:value-type="float" office:value="1.3386479848275" calcext:value-type="float">
            <text:p>1.3386479848275</text:p>
          </table:table-cell>
          <table:table-cell office:value-type="float" office:value="2.06971073213297" calcext:value-type="float">
            <text:p>2.06971073213297</text:p>
          </table:table-cell>
          <table:table-cell office:value-type="float" office:value="-0.158751020141955" calcext:value-type="float">
            <text:p>-0.158751020141955</text:p>
          </table:table-cell>
          <table:table-cell office:value-type="float" office:value="0.754049853411193" calcext:value-type="float">
            <text:p>0.754049853411193</text:p>
          </table:table-cell>
          <table:table-cell office:value-type="float" office:value="0.17280519554945" calcext:value-type="float">
            <text:p>0.17280519554945</text:p>
          </table:table-cell>
          <table:table-cell office:value-type="float" office:value="-0.158665638561221" calcext:value-type="float">
            <text:p>-0.158665638561221</text:p>
          </table:table-cell>
          <table:table-cell office:value-type="float" office:value="1.33706846189617" calcext:value-type="float">
            <text:p>1.33706846189617</text:p>
          </table:table-cell>
          <table:table-cell office:value-type="float" office:value="-0.0261294516086585" calcext:value-type="float">
            <text:p>-0.026129451608659</text:p>
          </table:table-cell>
          <table:table-cell office:value-type="float" office:value="0.0112406142339462" calcext:value-type="float">
            <text:p>0.011240614233946</text:p>
          </table:table-cell>
          <table:table-cell office:value-type="float" office:value="-0.0614810538991395" calcext:value-type="float">
            <text:p>-0.06148105389914</text:p>
          </table:table-cell>
          <table:table-cell office:value-type="float" office:value="-0.0161353441829548" calcext:value-type="float">
            <text:p>-0.016135344182955</text:p>
          </table:table-cell>
          <table:table-cell office:value-type="float" office:value="0.0540790987407274" calcext:value-type="float">
            <text:p>0.054079098740727</text:p>
          </table:table-cell>
          <table:table-cell office:value-type="float" office:value="0.0077899045806884" calcext:value-type="float">
            <text:p>0.007789904580688</text:p>
          </table:table-cell>
        </table:table-row>
        <table:table-row table:style-name="ro1">
          <table:table-cell table:formula="of:=SQRT([.B307]^2+[.C307]^2+[.D307]^2)" office:value-type="float" office:value="3.96819375210781" calcext:value-type="float">
            <text:p>3.96819375210781</text:p>
          </table:table-cell>
          <table:table-cell office:value-type="float" office:value="3.62759439904933" calcext:value-type="float">
            <text:p>3.62759439904933</text:p>
          </table:table-cell>
          <table:table-cell office:value-type="float" office:value="-0.426072135222788" calcext:value-type="float">
            <text:p>-0.426072135222788</text:p>
          </table:table-cell>
          <table:table-cell office:value-type="float" office:value="1.55099421850634" calcext:value-type="float">
            <text:p>1.55099421850634</text:p>
          </table:table-cell>
          <table:table-cell office:value-type="float" office:value="0.819977480528381" calcext:value-type="float">
            <text:p>0.819977480528381</text:p>
          </table:table-cell>
          <table:table-cell office:value-type="float" office:value="-0.0052928153664249" calcext:value-type="float">
            <text:p>-0.005292815366425</text:p>
          </table:table-cell>
          <table:table-cell office:value-type="float" office:value="0.484671011394783" calcext:value-type="float">
            <text:p>0.484671011394783</text:p>
          </table:table-cell>
          <table:table-cell office:value-type="float" office:value="3.62488366437201" calcext:value-type="float">
            <text:p>3.62488366437201</text:p>
          </table:table-cell>
          <table:table-cell office:value-type="float" office:value="-0.441102605444593" calcext:value-type="float">
            <text:p>-0.441102605444593</text:p>
          </table:table-cell>
          <table:table-cell office:value-type="float" office:value="1.50114693747998" calcext:value-type="float">
            <text:p>1.50114693747998</text:p>
          </table:table-cell>
          <table:table-cell office:value-type="float" office:value="0.820563650394405" calcext:value-type="float">
            <text:p>0.820563650394405</text:p>
          </table:table-cell>
          <table:table-cell office:value-type="float" office:value="-0.11355659431115" calcext:value-type="float">
            <text:p>-0.11355659431115</text:p>
          </table:table-cell>
          <table:table-cell office:value-type="float" office:value="0.473568414609701" calcext:value-type="float">
            <text:p>0.473568414609701</text:p>
          </table:table-cell>
          <table:table-cell office:value-type="float" office:value="-0.00271073467731187" calcext:value-type="float">
            <text:p>-0.002710734677312</text:p>
          </table:table-cell>
          <table:table-cell office:value-type="float" office:value="-0.015030470221805" calcext:value-type="float">
            <text:p>-0.015030470221805</text:p>
          </table:table-cell>
          <table:table-cell office:value-type="float" office:value="-0.0498472810263571" calcext:value-type="float">
            <text:p>-0.049847281026357</text:p>
          </table:table-cell>
          <table:table-cell office:value-type="float" office:value="-0.0500797186971185" calcext:value-type="float">
            <text:p>-0.050079718697119</text:p>
          </table:table-cell>
          <table:table-cell office:value-type="float" office:value="-0.096026686264378" calcext:value-type="float">
            <text:p>-0.096026686264378</text:p>
          </table:table-cell>
          <table:table-cell office:value-type="float" office:value="-0.0135443063149374" calcext:value-type="float">
            <text:p>-0.013544306314938</text:p>
          </table:table-cell>
        </table:table-row>
        <table:table-row table:style-name="ro1">
          <table:table-cell table:formula="of:=SQRT([.B308]^2+[.C308]^2+[.D308]^2)" office:value-type="float" office:value="2.22893117740274" calcext:value-type="float">
            <text:p>2.22893117740274</text:p>
          </table:table-cell>
          <table:table-cell office:value-type="float" office:value="1.75374423923708" calcext:value-type="float">
            <text:p>1.75374423923708</text:p>
          </table:table-cell>
          <table:table-cell office:value-type="float" office:value="1.31936538947406" calcext:value-type="float">
            <text:p>1.31936538947406</text:p>
          </table:table-cell>
          <table:table-cell office:value-type="float" office:value="0.389602754095355" calcext:value-type="float">
            <text:p>0.389602754095355</text:p>
          </table:table-cell>
          <table:table-cell office:value-type="float" office:value="0.508523226403554" calcext:value-type="float">
            <text:p>0.508523226403554</text:p>
          </table:table-cell>
          <table:table-cell office:value-type="float" office:value="0.563440658501569" calcext:value-type="float">
            <text:p>0.563440658501569</text:p>
          </table:table-cell>
          <table:table-cell office:value-type="float" office:value="-1.69435201604351" calcext:value-type="float">
            <text:p>-1.69435201604351</text:p>
          </table:table-cell>
          <table:table-cell office:value-type="float" office:value="1.84685593000352" calcext:value-type="float">
            <text:p>1.84685593000352</text:p>
          </table:table-cell>
          <table:table-cell office:value-type="float" office:value="1.33695367714068" calcext:value-type="float">
            <text:p>1.33695367714068</text:p>
          </table:table-cell>
          <table:table-cell office:value-type="float" office:value="0.369409658290097" calcext:value-type="float">
            <text:p>0.369409658290097</text:p>
          </table:table-cell>
          <table:table-cell office:value-type="float" office:value="0.453415961448407" calcext:value-type="float">
            <text:p>0.453415961448407</text:p>
          </table:table-cell>
          <table:table-cell office:value-type="float" office:value="0.662347712157478" calcext:value-type="float">
            <text:p>0.662347712157478</text:p>
          </table:table-cell>
          <table:table-cell office:value-type="float" office:value="-1.63112307937362" calcext:value-type="float">
            <text:p>-1.63112307937362</text:p>
          </table:table-cell>
          <table:table-cell office:value-type="float" office:value="0.0931116907664336" calcext:value-type="float">
            <text:p>0.093111690766434</text:p>
          </table:table-cell>
          <table:table-cell office:value-type="float" office:value="0.0175882876666278" calcext:value-type="float">
            <text:p>0.017588287666628</text:p>
          </table:table-cell>
          <table:table-cell office:value-type="float" office:value="-0.0201930958052575" calcext:value-type="float">
            <text:p>-0.020193095805258</text:p>
          </table:table-cell>
          <table:table-cell office:value-type="float" office:value="-0.0935544484739532" calcext:value-type="float">
            <text:p>-0.093554448473953</text:p>
          </table:table-cell>
          <table:table-cell office:value-type="float" office:value="-0.0553784654603784" calcext:value-type="float">
            <text:p>-0.055378465460378</text:p>
          </table:table-cell>
          <table:table-cell office:value-type="float" office:value="0.0288920094204266" calcext:value-type="float">
            <text:p>0.028892009420427</text:p>
          </table:table-cell>
        </table:table-row>
        <table:table-row table:style-name="ro1">
          <table:table-cell table:formula="of:=SQRT([.B309]^2+[.C309]^2+[.D309]^2)" office:value-type="float" office:value="4.07797520425738" calcext:value-type="float">
            <text:p>4.07797520425738</text:p>
          </table:table-cell>
          <table:table-cell office:value-type="float" office:value="3.60795860913577" calcext:value-type="float">
            <text:p>3.60795860913577</text:p>
          </table:table-cell>
          <table:table-cell office:value-type="float" office:value="1.86579078584813" calcext:value-type="float">
            <text:p>1.86579078584813</text:p>
          </table:table-cell>
          <table:table-cell office:value-type="float" office:value="0.362410243709108" calcext:value-type="float">
            <text:p>0.362410243709108</text:p>
          </table:table-cell>
          <table:table-cell office:value-type="float" office:value="0.538975774961512" calcext:value-type="float">
            <text:p>0.538975774961512</text:p>
          </table:table-cell>
          <table:table-cell office:value-type="float" office:value="-0.681810443027245" calcext:value-type="float">
            <text:p>-0.681810443027245</text:p>
          </table:table-cell>
          <table:table-cell office:value-type="float" office:value="-0.972690421670661" calcext:value-type="float">
            <text:p>-0.972690421670661</text:p>
          </table:table-cell>
          <table:table-cell office:value-type="float" office:value="3.67966936766715" calcext:value-type="float">
            <text:p>3.67966936766715</text:p>
          </table:table-cell>
          <table:table-cell office:value-type="float" office:value="1.88117763046701" calcext:value-type="float">
            <text:p>1.88117763046701</text:p>
          </table:table-cell>
          <table:table-cell office:value-type="float" office:value="0.414753678075914" calcext:value-type="float">
            <text:p>0.414753678075914</text:p>
          </table:table-cell>
          <table:table-cell office:value-type="float" office:value="-0.359802423217026" calcext:value-type="float">
            <text:p>-0.359802423217026</text:p>
          </table:table-cell>
          <table:table-cell office:value-type="float" office:value="-0.238667600352193" calcext:value-type="float">
            <text:p>-0.238667600352193</text:p>
          </table:table-cell>
          <table:table-cell office:value-type="float" office:value="-1.07997876525995" calcext:value-type="float">
            <text:p>-1.07997876525995</text:p>
          </table:table-cell>
          <table:table-cell office:value-type="float" office:value="0.0717107585313777" calcext:value-type="float">
            <text:p>0.071710758531378</text:p>
          </table:table-cell>
          <table:table-cell office:value-type="float" office:value="0.0153868446188787" calcext:value-type="float">
            <text:p>0.015386844618879</text:p>
          </table:table-cell>
          <table:table-cell office:value-type="float" office:value="0.0523434343668065" calcext:value-type="float">
            <text:p>0.052343434366807</text:p>
          </table:table-cell>
          <table:table-cell office:value-type="float" office:value="-0.762961227032794" calcext:value-type="float">
            <text:p>-0.762961227032794</text:p>
          </table:table-cell>
          <table:table-cell office:value-type="float" office:value="-0.543439949631725" calcext:value-type="float">
            <text:p>-0.543439949631725</text:p>
          </table:table-cell>
          <table:table-cell office:value-type="float" office:value="0.102432295894841" calcext:value-type="float">
            <text:p>0.102432295894841</text:p>
          </table:table-cell>
        </table:table-row>
        <table:table-row table:style-name="ro1">
          <table:table-cell table:formula="of:=SQRT([.B310]^2+[.C310]^2+[.D310]^2)" office:value-type="float" office:value="2.63098556272279" calcext:value-type="float">
            <text:p>2.63098556272279</text:p>
          </table:table-cell>
          <table:table-cell office:value-type="float" office:value="2.34542306991337" calcext:value-type="float">
            <text:p>2.34542306991337</text:p>
          </table:table-cell>
          <table:table-cell office:value-type="float" office:value="-0.968609932303157" calcext:value-type="float">
            <text:p>-0.968609932303157</text:p>
          </table:table-cell>
          <table:table-cell office:value-type="float" office:value="0.694888806513395" calcext:value-type="float">
            <text:p>0.694888806513395</text:p>
          </table:table-cell>
          <table:table-cell office:value-type="float" office:value="0.506009917927923" calcext:value-type="float">
            <text:p>0.506009917927923</text:p>
          </table:table-cell>
          <table:table-cell office:value-type="float" office:value="-0.675502782071467" calcext:value-type="float">
            <text:p>-0.675502782071467</text:p>
          </table:table-cell>
          <table:table-cell office:value-type="float" office:value="-0.137606923969524" calcext:value-type="float">
            <text:p>-0.137606923969524</text:p>
          </table:table-cell>
          <table:table-cell office:value-type="float" office:value="2.34968454073819" calcext:value-type="float">
            <text:p>2.34968454073819</text:p>
          </table:table-cell>
          <table:table-cell office:value-type="float" office:value="-0.954233732813094" calcext:value-type="float">
            <text:p>-0.954233732813094</text:p>
          </table:table-cell>
          <table:table-cell office:value-type="float" office:value="0.671591488840076" calcext:value-type="float">
            <text:p>0.671591488840076</text:p>
          </table:table-cell>
          <table:table-cell office:value-type="float" office:value="0.493356147558961" calcext:value-type="float">
            <text:p>0.493356147558961</text:p>
          </table:table-cell>
          <table:table-cell office:value-type="float" office:value="-0.737639876842729" calcext:value-type="float">
            <text:p>-0.737639876842729</text:p>
          </table:table-cell>
          <table:table-cell office:value-type="float" office:value="-0.165207570692411" calcext:value-type="float">
            <text:p>-0.165207570692411</text:p>
          </table:table-cell>
          <table:table-cell office:value-type="float" office:value="0.00426147082482453" calcext:value-type="float">
            <text:p>0.004261470824825</text:p>
          </table:table-cell>
          <table:table-cell office:value-type="float" office:value="0.0143761994900625" calcext:value-type="float">
            <text:p>0.014376199490063</text:p>
          </table:table-cell>
          <table:table-cell office:value-type="float" office:value="-0.0232973176733187" calcext:value-type="float">
            <text:p>-0.023297317673319</text:p>
          </table:table-cell>
          <table:table-cell office:value-type="float" office:value="-0.00075411028540584" calcext:value-type="float">
            <text:p>-0.000754110285406</text:p>
          </table:table-cell>
          <table:table-cell office:value-type="float" office:value="-0.0628727559635722" calcext:value-type="float">
            <text:p>-0.062872755963572</text:p>
          </table:table-cell>
          <table:table-cell office:value-type="float" office:value="-0.0194051267076558" calcext:value-type="float">
            <text:p>-0.019405126707656</text:p>
          </table:table-cell>
        </table:table-row>
        <table:table-row table:style-name="ro1">
          <table:table-cell table:formula="of:=SQRT([.B311]^2+[.C311]^2+[.D311]^2)" office:value-type="float" office:value="4.07743171083905" calcext:value-type="float">
            <text:p>4.07743171083905</text:p>
          </table:table-cell>
          <table:table-cell office:value-type="float" office:value="3.73917003102213" calcext:value-type="float">
            <text:p>3.73917003102213</text:p>
          </table:table-cell>
          <table:table-cell office:value-type="float" office:value="1.60360267175281" calcext:value-type="float">
            <text:p>1.60360267175281</text:p>
          </table:table-cell>
          <table:table-cell office:value-type="float" office:value="0.269286662887563" calcext:value-type="float">
            <text:p>0.269286662887563</text:p>
          </table:table-cell>
          <table:table-cell office:value-type="float" office:value="-0.0450819677401086" calcext:value-type="float">
            <text:p>-0.045081967740109</text:p>
          </table:table-cell>
          <table:table-cell office:value-type="float" office:value="0.363846634869289" calcext:value-type="float">
            <text:p>0.363846634869289</text:p>
          </table:table-cell>
          <table:table-cell office:value-type="float" office:value="-2.12809300216344" calcext:value-type="float">
            <text:p>-2.12809300216344</text:p>
          </table:table-cell>
          <table:table-cell office:value-type="float" office:value="3.75419221875561" calcext:value-type="float">
            <text:p>3.75419221875561</text:p>
          </table:table-cell>
          <table:table-cell office:value-type="float" office:value="1.59945215267853" calcext:value-type="float">
            <text:p>1.59945215267853</text:p>
          </table:table-cell>
          <table:table-cell office:value-type="float" office:value="0.333640446865121" calcext:value-type="float">
            <text:p>0.333640446865121</text:p>
          </table:table-cell>
          <table:table-cell office:value-type="float" office:value="-0.0912676102907488" calcext:value-type="float">
            <text:p>-0.091267610290749</text:p>
          </table:table-cell>
          <table:table-cell office:value-type="float" office:value="0.440443058907147" calcext:value-type="float">
            <text:p>0.440443058907147</text:p>
          </table:table-cell>
          <table:table-cell office:value-type="float" office:value="-2.08575604516386" calcext:value-type="float">
            <text:p>-2.08575604516386</text:p>
          </table:table-cell>
          <table:table-cell office:value-type="float" office:value="0.0150221877334844" calcext:value-type="float">
            <text:p>0.015022187733484</text:p>
          </table:table-cell>
          <table:table-cell office:value-type="float" office:value="-0.00415051907428166" calcext:value-type="float">
            <text:p>-0.004150519074282</text:p>
          </table:table-cell>
          <table:table-cell office:value-type="float" office:value="0.0643537839775579" calcext:value-type="float">
            <text:p>0.064353783977558</text:p>
          </table:table-cell>
          <table:table-cell office:value-type="float" office:value="-0.0432850576412012" calcext:value-type="float">
            <text:p>-0.043285057641201</text:p>
          </table:table-cell>
          <table:table-cell office:value-type="float" office:value="-0.0761706931594657" calcext:value-type="float">
            <text:p>-0.076170693159466</text:p>
          </table:table-cell>
          <table:table-cell office:value-type="float" office:value="0.0225946516524442" calcext:value-type="float">
            <text:p>0.022594651652444</text:p>
          </table:table-cell>
        </table:table-row>
        <table:table-row table:style-name="ro1">
          <table:table-cell table:formula="of:=SQRT([.B312]^2+[.C312]^2+[.D312]^2)" office:value-type="float" office:value="2.83801303361043" calcext:value-type="float">
            <text:p>2.83801303361043</text:p>
          </table:table-cell>
          <table:table-cell office:value-type="float" office:value="2.67382775335383" calcext:value-type="float">
            <text:p>2.67382775335383</text:p>
          </table:table-cell>
          <table:table-cell office:value-type="float" office:value="-0.0621569503860397" calcext:value-type="float">
            <text:p>-0.06215695038604</text:p>
          </table:table-cell>
          <table:table-cell office:value-type="float" office:value="0.949262681166918" calcext:value-type="float">
            <text:p>0.949262681166918</text:p>
          </table:table-cell>
          <table:table-cell office:value-type="float" office:value="0.716380349055285" calcext:value-type="float">
            <text:p>0.716380349055285</text:p>
          </table:table-cell>
          <table:table-cell office:value-type="float" office:value="0.426466465846316" calcext:value-type="float">
            <text:p>0.426466465846316</text:p>
          </table:table-cell>
          <table:table-cell office:value-type="float" office:value="-0.088930530461302" calcext:value-type="float">
            <text:p>-0.088930530461302</text:p>
          </table:table-cell>
          <table:table-cell office:value-type="float" office:value="2.68378230119394" calcext:value-type="float">
            <text:p>2.68378230119394</text:p>
          </table:table-cell>
          <table:table-cell office:value-type="float" office:value="-0.0655970536051526" calcext:value-type="float">
            <text:p>-0.065597053605153</text:p>
          </table:table-cell>
          <table:table-cell office:value-type="float" office:value="0.919497538105168" calcext:value-type="float">
            <text:p>0.919497538105168</text:p>
          </table:table-cell>
          <table:table-cell office:value-type="float" office:value="0.661755891226998" calcext:value-type="float">
            <text:p>0.661755891226998</text:p>
          </table:table-cell>
          <table:table-cell office:value-type="float" office:value="0.395961397110832" calcext:value-type="float">
            <text:p>0.395961397110832</text:p>
          </table:table-cell>
          <table:table-cell office:value-type="float" office:value="-0.0614307194829067" calcext:value-type="float">
            <text:p>-0.061430719482907</text:p>
          </table:table-cell>
          <table:table-cell office:value-type="float" office:value="0.00995454784010752" calcext:value-type="float">
            <text:p>0.009954547840108</text:p>
          </table:table-cell>
          <table:table-cell office:value-type="float" office:value="-0.00344010321911293" calcext:value-type="float">
            <text:p>-0.003440103219113</text:p>
          </table:table-cell>
          <table:table-cell office:value-type="float" office:value="-0.0297651430617502" calcext:value-type="float">
            <text:p>-0.02976514306175</text:p>
          </table:table-cell>
          <table:table-cell office:value-type="float" office:value="-0.0475614387979375" calcext:value-type="float">
            <text:p>-0.047561438797938</text:p>
          </table:table-cell>
          <table:table-cell office:value-type="float" office:value="-0.0342933176311284" calcext:value-type="float">
            <text:p>-0.034293317631129</text:p>
          </table:table-cell>
          <table:table-cell office:value-type="float" office:value="0.00484233740261342" calcext:value-type="float">
            <text:p>0.004842337402613</text:p>
          </table:table-cell>
        </table:table-row>
        <table:table-row table:style-name="ro1">
          <table:table-cell table:formula="of:=SQRT([.B313]^2+[.C313]^2+[.D313]^2)" office:value-type="float" office:value="4.6913780750223" calcext:value-type="float">
            <text:p>4.6913780750223</text:p>
          </table:table-cell>
          <table:table-cell office:value-type="float" office:value="3.5773995398844" calcext:value-type="float">
            <text:p>3.5773995398844</text:p>
          </table:table-cell>
          <table:table-cell office:value-type="float" office:value="3.03440750117279" calcext:value-type="float">
            <text:p>3.03440750117279</text:p>
          </table:table-cell>
          <table:table-cell office:value-type="float" office:value="0.0600990154758364" calcext:value-type="float">
            <text:p>0.060099015475836</text:p>
          </table:table-cell>
          <table:table-cell office:value-type="float" office:value="0.0154105750556681" calcext:value-type="float">
            <text:p>0.015410575055668</text:p>
          </table:table-cell>
          <table:table-cell office:value-type="float" office:value="0.502234291821069" calcext:value-type="float">
            <text:p>0.502234291821069</text:p>
          </table:table-cell>
          <table:table-cell office:value-type="float" office:value="2.68067458940348" calcext:value-type="float">
            <text:p>2.68067458940348</text:p>
          </table:table-cell>
          <table:table-cell office:value-type="float" office:value="3.67299981441846" calcext:value-type="float">
            <text:p>3.67299981441846</text:p>
          </table:table-cell>
          <table:table-cell office:value-type="float" office:value="3.03572863627346" calcext:value-type="float">
            <text:p>3.03572863627346</text:p>
          </table:table-cell>
          <table:table-cell office:value-type="float" office:value="0.125807004715612" calcext:value-type="float">
            <text:p>0.125807004715612</text:p>
          </table:table-cell>
          <table:table-cell office:value-type="float" office:value="-1.02530494966233" calcext:value-type="float">
            <text:p>-1.02530494966233</text:p>
          </table:table-cell>
          <table:table-cell office:value-type="float" office:value="0.273790298894299" calcext:value-type="float">
            <text:p>0.273790298894299</text:p>
          </table:table-cell>
          <table:table-cell office:value-type="float" office:value="2.49255844741348" calcext:value-type="float">
            <text:p>2.49255844741348</text:p>
          </table:table-cell>
          <table:table-cell office:value-type="float" office:value="0.0956002745340641" calcext:value-type="float">
            <text:p>0.095600274534064</text:p>
          </table:table-cell>
          <table:table-cell office:value-type="float" office:value="0.00132113510067367" calcext:value-type="float">
            <text:p>0.001321135100674</text:p>
          </table:table-cell>
          <table:table-cell office:value-type="float" office:value="0.0657079892397751" calcext:value-type="float">
            <text:p>0.065707989239775</text:p>
          </table:table-cell>
          <table:table-cell office:value-type="float" office:value="0.929045675238709" calcext:value-type="float">
            <text:p>0.929045675238709</text:p>
          </table:table-cell>
          <table:table-cell office:value-type="float" office:value="0.375835751158721" calcext:value-type="float">
            <text:p>0.375835751158721</text:p>
          </table:table-cell>
          <table:table-cell office:value-type="float" office:value="-0.807843319730578" calcext:value-type="float">
            <text:p>-0.807843319730578</text:p>
          </table:table-cell>
        </table:table-row>
        <table:table-row table:style-name="ro1">
          <table:table-cell table:formula="of:=SQRT([.B314]^2+[.C314]^2+[.D314]^2)" office:value-type="float" office:value="7.14538961399111" calcext:value-type="float">
            <text:p>7.14538961399111</text:p>
          </table:table-cell>
          <table:table-cell office:value-type="float" office:value="5.61840841301906" calcext:value-type="float">
            <text:p>5.61840841301906</text:p>
          </table:table-cell>
          <table:table-cell office:value-type="float" office:value="-3.90764251650572" calcext:value-type="float">
            <text:p>-3.90764251650572</text:p>
          </table:table-cell>
          <table:table-cell office:value-type="float" office:value="2.05436355191713" calcext:value-type="float">
            <text:p>2.05436355191713</text:p>
          </table:table-cell>
          <table:table-cell office:value-type="float" office:value="0.471281765131602" calcext:value-type="float">
            <text:p>0.471281765131602</text:p>
          </table:table-cell>
          <table:table-cell office:value-type="float" office:value="0.813959936775907" calcext:value-type="float">
            <text:p>0.813959936775907</text:p>
          </table:table-cell>
          <table:table-cell office:value-type="float" office:value="-1.70927243833763" calcext:value-type="float">
            <text:p>-1.70927243833763</text:p>
          </table:table-cell>
          <table:table-cell office:value-type="float" office:value="5.32751287817664" calcext:value-type="float">
            <text:p>5.32751287817664</text:p>
          </table:table-cell>
          <table:table-cell office:value-type="float" office:value="-3.74452502665804" calcext:value-type="float">
            <text:p>-3.74452502665804</text:p>
          </table:table-cell>
          <table:table-cell office:value-type="float" office:value="1.92342146079228" calcext:value-type="float">
            <text:p>1.92342146079228</text:p>
          </table:table-cell>
          <table:table-cell office:value-type="float" office:value="0.441898690160707" calcext:value-type="float">
            <text:p>0.441898690160707</text:p>
          </table:table-cell>
          <table:table-cell office:value-type="float" office:value="0.807507028148934" calcext:value-type="float">
            <text:p>0.807507028148934</text:p>
          </table:table-cell>
          <table:table-cell office:value-type="float" office:value="-1.66877016547458" calcext:value-type="float">
            <text:p>-1.66877016547458</text:p>
          </table:table-cell>
          <table:table-cell office:value-type="float" office:value="-0.290895534842418" calcext:value-type="float">
            <text:p>-0.290895534842418</text:p>
          </table:table-cell>
          <table:table-cell office:value-type="float" office:value="0.163117489847686" calcext:value-type="float">
            <text:p>0.163117489847686</text:p>
          </table:table-cell>
          <table:table-cell office:value-type="float" office:value="-0.13094209112485" calcext:value-type="float">
            <text:p>-0.13094209112485</text:p>
          </table:table-cell>
          <table:table-cell office:value-type="float" office:value="0.00898143692164766" calcext:value-type="float">
            <text:p>0.008981436921648</text:p>
          </table:table-cell>
          <table:table-cell office:value-type="float" office:value="-0.019255659783215" calcext:value-type="float">
            <text:p>-0.019255659783215</text:p>
          </table:table-cell>
          <table:table-cell office:value-type="float" office:value="0.0192912710236213" calcext:value-type="float">
            <text:p>0.019291271023621</text:p>
          </table:table-cell>
        </table:table-row>
        <table:table-row table:style-name="ro1">
          <table:table-cell table:formula="of:=SQRT([.B315]^2+[.C315]^2+[.D315]^2)" office:value-type="float" office:value="3.17749821822786" calcext:value-type="float">
            <text:p>3.17749821822786</text:p>
          </table:table-cell>
          <table:table-cell office:value-type="float" office:value="2.99558426298365" calcext:value-type="float">
            <text:p>2.99558426298365</text:p>
          </table:table-cell>
          <table:table-cell office:value-type="float" office:value="-0.485495106117069" calcext:value-type="float">
            <text:p>-0.485495106117069</text:p>
          </table:table-cell>
          <table:table-cell office:value-type="float" office:value="0.941947106870822" calcext:value-type="float">
            <text:p>0.941947106870822</text:p>
          </table:table-cell>
          <table:table-cell office:value-type="float" office:value="0.678215350954016" calcext:value-type="float">
            <text:p>0.678215350954016</text:p>
          </table:table-cell>
          <table:table-cell office:value-type="float" office:value="0.366053768525608" calcext:value-type="float">
            <text:p>0.366053768525608</text:p>
          </table:table-cell>
          <table:table-cell office:value-type="float" office:value="-1.85507356684636" calcext:value-type="float">
            <text:p>-1.85507356684636</text:p>
          </table:table-cell>
          <table:table-cell office:value-type="float" office:value="2.95313543160594" calcext:value-type="float">
            <text:p>2.95313543160594</text:p>
          </table:table-cell>
          <table:table-cell office:value-type="float" office:value="-0.478241430104565" calcext:value-type="float">
            <text:p>-0.478241430104565</text:p>
          </table:table-cell>
          <table:table-cell office:value-type="float" office:value="0.914216895597664" calcext:value-type="float">
            <text:p>0.914216895597664</text:p>
          </table:table-cell>
          <table:table-cell office:value-type="float" office:value="0.6497904184461" calcext:value-type="float">
            <text:p>0.6497904184461</text:p>
          </table:table-cell>
          <table:table-cell office:value-type="float" office:value="0.390822680527689" calcext:value-type="float">
            <text:p>0.390822680527689</text:p>
          </table:table-cell>
          <table:table-cell office:value-type="float" office:value="-1.83384502667514" calcext:value-type="float">
            <text:p>-1.83384502667514</text:p>
          </table:table-cell>
          <table:table-cell office:value-type="float" office:value="-0.0424488313777105" calcext:value-type="float">
            <text:p>-0.042448831377711</text:p>
          </table:table-cell>
          <table:table-cell office:value-type="float" office:value="0.00725367601250371" calcext:value-type="float">
            <text:p>0.007253676012504</text:p>
          </table:table-cell>
          <table:table-cell office:value-type="float" office:value="-0.0277302112731574" calcext:value-type="float">
            <text:p>-0.027730211273158</text:p>
          </table:table-cell>
          <table:table-cell office:value-type="float" office:value="-0.0165399903410961" calcext:value-type="float">
            <text:p>-0.016539990341096</text:p>
          </table:table-cell>
          <table:table-cell office:value-type="float" office:value="-0.0322124973791222" calcext:value-type="float">
            <text:p>-0.032212497379122</text:p>
          </table:table-cell>
          <table:table-cell office:value-type="float" office:value="0.0104585478403192" calcext:value-type="float">
            <text:p>0.010458547840319</text:p>
          </table:table-cell>
        </table:table-row>
        <table:table-row table:style-name="ro1">
          <table:table-cell table:formula="of:=SQRT([.B316]^2+[.C316]^2+[.D316]^2)" office:value-type="float" office:value="3.62071504022663" calcext:value-type="float">
            <text:p>3.62071504022663</text:p>
          </table:table-cell>
          <table:table-cell office:value-type="float" office:value="3.30627360220906" calcext:value-type="float">
            <text:p>3.30627360220906</text:p>
          </table:table-cell>
          <table:table-cell office:value-type="float" office:value="0.184373875424445" calcext:value-type="float">
            <text:p>0.184373875424445</text:p>
          </table:table-cell>
          <table:table-cell office:value-type="float" office:value="1.46428772579703" calcext:value-type="float">
            <text:p>1.46428772579703</text:p>
          </table:table-cell>
          <table:table-cell office:value-type="float" office:value="0.693110847485064" calcext:value-type="float">
            <text:p>0.693110847485064</text:p>
          </table:table-cell>
          <table:table-cell office:value-type="float" office:value="0.027795292905048" calcext:value-type="float">
            <text:p>0.027795292905048</text:p>
          </table:table-cell>
          <table:table-cell office:value-type="float" office:value="-0.402980577979792" calcext:value-type="float">
            <text:p>-0.402980577979792</text:p>
          </table:table-cell>
          <table:table-cell office:value-type="float" office:value="3.31409971950527" calcext:value-type="float">
            <text:p>3.31409971950527</text:p>
          </table:table-cell>
          <table:table-cell office:value-type="float" office:value="0.178964805035714" calcext:value-type="float">
            <text:p>0.178964805035714</text:p>
          </table:table-cell>
          <table:table-cell office:value-type="float" office:value="1.40919307604833" calcext:value-type="float">
            <text:p>1.40919307604833</text:p>
          </table:table-cell>
          <table:table-cell office:value-type="float" office:value="0.637150591990938" calcext:value-type="float">
            <text:p>0.637150591990938</text:p>
          </table:table-cell>
          <table:table-cell office:value-type="float" office:value="-0.0170195571808756" calcext:value-type="float">
            <text:p>-0.017019557180876</text:p>
          </table:table-cell>
          <table:table-cell office:value-type="float" office:value="-0.40050804240054" calcext:value-type="float">
            <text:p>-0.40050804240054</text:p>
          </table:table-cell>
          <table:table-cell office:value-type="float" office:value="0.00782611729620486" calcext:value-type="float">
            <text:p>0.007826117296205</text:p>
          </table:table-cell>
          <table:table-cell office:value-type="float" office:value="-0.00540907038873043" calcext:value-type="float">
            <text:p>-0.00540907038873</text:p>
          </table:table-cell>
          <table:table-cell office:value-type="float" office:value="-0.0550946497486977" calcext:value-type="float">
            <text:p>-0.055094649748698</text:p>
          </table:table-cell>
          <table:table-cell office:value-type="float" office:value="-0.0339657843893422" calcext:value-type="float">
            <text:p>-0.033965784389342</text:p>
          </table:table-cell>
          <table:table-cell office:value-type="float" office:value="-0.0631440035371185" calcext:value-type="float">
            <text:p>-0.063144003537119</text:p>
          </table:table-cell>
          <table:table-cell office:value-type="float" office:value="0.00109804884854769" calcext:value-type="float">
            <text:p>0.001098048848548</text:p>
          </table:table-cell>
        </table:table-row>
        <table:table-row table:style-name="ro1">
          <table:table-cell table:formula="of:=SQRT([.B317]^2+[.C317]^2+[.D317]^2)" office:value-type="float" office:value="2.59872606357203" calcext:value-type="float">
            <text:p>2.59872606357203</text:p>
          </table:table-cell>
          <table:table-cell office:value-type="float" office:value="1.99666360892769" calcext:value-type="float">
            <text:p>1.99666360892769</text:p>
          </table:table-cell>
          <table:table-cell office:value-type="float" office:value="-1.63960559421563" calcext:value-type="float">
            <text:p>-1.63960559421563</text:p>
          </table:table-cell>
          <table:table-cell office:value-type="float" office:value="0.280009074298045" calcext:value-type="float">
            <text:p>0.280009074298045</text:p>
          </table:table-cell>
          <table:table-cell office:value-type="float" office:value="0.138389971999958" calcext:value-type="float">
            <text:p>0.138389971999958</text:p>
          </table:table-cell>
          <table:table-cell office:value-type="float" office:value="0.8613352153104" calcext:value-type="float">
            <text:p>0.8613352153104</text:p>
          </table:table-cell>
          <table:table-cell office:value-type="float" office:value="-1.13424286384882" calcext:value-type="float">
            <text:p>-1.13424286384882</text:p>
          </table:table-cell>
          <table:table-cell office:value-type="float" office:value="2.01134791666512" calcext:value-type="float">
            <text:p>2.01134791666512</text:p>
          </table:table-cell>
          <table:table-cell office:value-type="float" office:value="-1.56458569022348" calcext:value-type="float">
            <text:p>-1.56458569022348</text:p>
          </table:table-cell>
          <table:table-cell office:value-type="float" office:value="0.29409306041032" calcext:value-type="float">
            <text:p>0.29409306041032</text:p>
          </table:table-cell>
          <table:table-cell office:value-type="float" office:value="0.0957348732488725" calcext:value-type="float">
            <text:p>0.095734873248873</text:p>
          </table:table-cell>
          <table:table-cell office:value-type="float" office:value="0.835962504888209" calcext:value-type="float">
            <text:p>0.835962504888209</text:p>
          </table:table-cell>
          <table:table-cell office:value-type="float" office:value="-1.1041537976034" calcext:value-type="float">
            <text:p>-1.1041537976034</text:p>
          </table:table-cell>
          <table:table-cell office:value-type="float" office:value="0.0146843077374272" calcext:value-type="float">
            <text:p>0.014684307737427</text:p>
          </table:table-cell>
          <table:table-cell office:value-type="float" office:value="0.0750199039921558" calcext:value-type="float">
            <text:p>0.075019903992156</text:p>
          </table:table-cell>
          <table:table-cell office:value-type="float" office:value="0.0140839861122748" calcext:value-type="float">
            <text:p>0.014083986112275</text:p>
          </table:table-cell>
          <table:table-cell office:value-type="float" office:value="0.0104901013513903" calcext:value-type="float">
            <text:p>0.01049010135139</text:p>
          </table:table-cell>
          <table:table-cell office:value-type="float" office:value="-0.0364480314133866" calcext:value-type="float">
            <text:p>-0.036448031413387</text:p>
          </table:table-cell>
          <table:table-cell office:value-type="float" office:value="-0.00173230897470944" calcext:value-type="float">
            <text:p>-0.001732308974709</text:p>
          </table:table-cell>
        </table:table-row>
        <table:table-row table:style-name="ro1">
          <table:table-cell table:formula="of:=SQRT([.B318]^2+[.C318]^2+[.D318]^2)" office:value-type="float" office:value="4.45390290442252" calcext:value-type="float">
            <text:p>4.45390290442252</text:p>
          </table:table-cell>
          <table:table-cell office:value-type="float" office:value="4.38336920449345" calcext:value-type="float">
            <text:p>4.38336920449345</text:p>
          </table:table-cell>
          <table:table-cell office:value-type="float" office:value="0.747808635181721" calcext:value-type="float">
            <text:p>0.747808635181721</text:p>
          </table:table-cell>
          <table:table-cell office:value-type="float" office:value="0.253195071574192" calcext:value-type="float">
            <text:p>0.253195071574192</text:p>
          </table:table-cell>
          <table:table-cell office:value-type="float" office:value="-0.860380123477132" calcext:value-type="float">
            <text:p>-0.860380123477132</text:p>
          </table:table-cell>
          <table:table-cell office:value-type="float" office:value="0.490696945186384" calcext:value-type="float">
            <text:p>0.490696945186384</text:p>
          </table:table-cell>
          <table:table-cell office:value-type="float" office:value="2.11121841168382" calcext:value-type="float">
            <text:p>2.11121841168382</text:p>
          </table:table-cell>
          <table:table-cell office:value-type="float" office:value="4.59395092381836" calcext:value-type="float">
            <text:p>4.59395092381836</text:p>
          </table:table-cell>
          <table:table-cell office:value-type="float" office:value="0.768890028094677" calcext:value-type="float">
            <text:p>0.768890028094677</text:p>
          </table:table-cell>
          <table:table-cell office:value-type="float" office:value="0.377155353225428" calcext:value-type="float">
            <text:p>0.377155353225428</text:p>
          </table:table-cell>
          <table:table-cell office:value-type="float" office:value="-0.729442027659576" calcext:value-type="float">
            <text:p>-0.729442027659576</text:p>
          </table:table-cell>
          <table:table-cell office:value-type="float" office:value="0.484091272312435" calcext:value-type="float">
            <text:p>0.484091272312435</text:p>
          </table:table-cell>
          <table:table-cell office:value-type="float" office:value="2.06142212113152" calcext:value-type="float">
            <text:p>2.06142212113152</text:p>
          </table:table-cell>
          <table:table-cell office:value-type="float" office:value="0.210581719324905" calcext:value-type="float">
            <text:p>0.210581719324905</text:p>
          </table:table-cell>
          <table:table-cell office:value-type="float" office:value="0.0210813929129565" calcext:value-type="float">
            <text:p>0.021081392912957</text:p>
          </table:table-cell>
          <table:table-cell office:value-type="float" office:value="0.123960281651236" calcext:value-type="float">
            <text:p>0.123960281651236</text:p>
          </table:table-cell>
          <table:table-cell office:value-type="float" office:value="-0.0623969788858085" calcext:value-type="float">
            <text:p>-0.062396978885809</text:p>
          </table:table-cell>
          <table:table-cell office:value-type="float" office:value="-0.0976872892919092" calcext:value-type="float">
            <text:p>-0.097687289291909</text:p>
          </table:table-cell>
          <table:table-cell office:value-type="float" office:value="0.00854299727171393" calcext:value-type="float">
            <text:p>0.008542997271714</text:p>
          </table:table-cell>
        </table:table-row>
        <table:table-row table:style-name="ro1">
          <table:table-cell table:formula="of:=SQRT([.B319]^2+[.C319]^2+[.D319]^2)" office:value-type="float" office:value="2.69975666820428" calcext:value-type="float">
            <text:p>2.69975666820428</text:p>
          </table:table-cell>
          <table:table-cell office:value-type="float" office:value="2.48144432558796" calcext:value-type="float">
            <text:p>2.48144432558796</text:p>
          </table:table-cell>
          <table:table-cell office:value-type="float" office:value="0.657824813582355" calcext:value-type="float">
            <text:p>0.657824813582355</text:p>
          </table:table-cell>
          <table:table-cell office:value-type="float" office:value="0.835695304017036" calcext:value-type="float">
            <text:p>0.835695304017036</text:p>
          </table:table-cell>
          <table:table-cell office:value-type="float" office:value="0.826714160450575" calcext:value-type="float">
            <text:p>0.826714160450575</text:p>
          </table:table-cell>
          <table:table-cell office:value-type="float" office:value="-0.643983017298341" calcext:value-type="float">
            <text:p>-0.643983017298341</text:p>
          </table:table-cell>
          <table:table-cell office:value-type="float" office:value="0.806115519373145" calcext:value-type="float">
            <text:p>0.806115519373145</text:p>
          </table:table-cell>
          <table:table-cell office:value-type="float" office:value="2.45756381310655" calcext:value-type="float">
            <text:p>2.45756381310655</text:p>
          </table:table-cell>
          <table:table-cell office:value-type="float" office:value="0.645984148269964" calcext:value-type="float">
            <text:p>0.645984148269964</text:p>
          </table:table-cell>
          <table:table-cell office:value-type="float" office:value="0.777344673813488" calcext:value-type="float">
            <text:p>0.777344673813488</text:p>
          </table:table-cell>
          <table:table-cell office:value-type="float" office:value="0.835742682106194" calcext:value-type="float">
            <text:p>0.835742682106194</text:p>
          </table:table-cell>
          <table:table-cell office:value-type="float" office:value="-0.772091355830234" calcext:value-type="float">
            <text:p>-0.772091355830234</text:p>
          </table:table-cell>
          <table:table-cell office:value-type="float" office:value="0.850926760209117" calcext:value-type="float">
            <text:p>0.850926760209117</text:p>
          </table:table-cell>
          <table:table-cell office:value-type="float" office:value="-0.0238805124814152" calcext:value-type="float">
            <text:p>-0.023880512481415</text:p>
          </table:table-cell>
          <table:table-cell office:value-type="float" office:value="-0.0118406653123908" calcext:value-type="float">
            <text:p>-0.011840665312391</text:p>
          </table:table-cell>
          <table:table-cell office:value-type="float" office:value="-0.0583506302035488" calcext:value-type="float">
            <text:p>-0.058350630203549</text:p>
          </table:table-cell>
          <table:table-cell office:value-type="float" office:value="-0.0882225739103477" calcext:value-type="float">
            <text:p>-0.088222573910348</text:p>
          </table:table-cell>
          <table:table-cell office:value-type="float" office:value="-0.0932627820996097" calcext:value-type="float">
            <text:p>-0.09326278209961</text:p>
          </table:table-cell>
          <table:table-cell office:value-type="float" office:value="0.0348079145511568" calcext:value-type="float">
            <text:p>0.034807914551157</text:p>
          </table:table-cell>
        </table:table-row>
        <table:table-row table:style-name="ro1">
          <table:table-cell table:formula="of:=SQRT([.B320]^2+[.C320]^2+[.D320]^2)" office:value-type="float" office:value="6.43715904042197" calcext:value-type="float">
            <text:p>6.43715904042197</text:p>
          </table:table-cell>
          <table:table-cell office:value-type="float" office:value="4.61115689517505" calcext:value-type="float">
            <text:p>4.61115689517505</text:p>
          </table:table-cell>
          <table:table-cell office:value-type="float" office:value="4.13019877313359" calcext:value-type="float">
            <text:p>4.13019877313359</text:p>
          </table:table-cell>
          <table:table-cell office:value-type="float" office:value="1.76513645199788" calcext:value-type="float">
            <text:p>1.76513645199788</text:p>
          </table:table-cell>
          <table:table-cell office:value-type="float" office:value="0.616831413968558" calcext:value-type="float">
            <text:p>0.616831413968558</text:p>
          </table:table-cell>
          <table:table-cell office:value-type="float" office:value="0.833459429381575" calcext:value-type="float">
            <text:p>0.833459429381575</text:p>
          </table:table-cell>
          <table:table-cell office:value-type="float" office:value="-0.107032669296798" calcext:value-type="float">
            <text:p>-0.107032669296798</text:p>
          </table:table-cell>
          <table:table-cell office:value-type="float" office:value="4.83843284951616" calcext:value-type="float">
            <text:p>4.83843284951616</text:p>
          </table:table-cell>
          <table:table-cell office:value-type="float" office:value="4.27635953858583" calcext:value-type="float">
            <text:p>4.27635953858583</text:p>
          </table:table-cell>
          <table:table-cell office:value-type="float" office:value="1.72944081282259" calcext:value-type="float">
            <text:p>1.72944081282259</text:p>
          </table:table-cell>
          <table:table-cell office:value-type="float" office:value="0.420585023331776" calcext:value-type="float">
            <text:p>0.420585023331776</text:p>
          </table:table-cell>
          <table:table-cell office:value-type="float" office:value="0.815580977582553" calcext:value-type="float">
            <text:p>0.815580977582553</text:p>
          </table:table-cell>
          <table:table-cell office:value-type="float" office:value="0.100258808947145" calcext:value-type="float">
            <text:p>0.100258808947145</text:p>
          </table:table-cell>
          <table:table-cell office:value-type="float" office:value="0.227275954341105" calcext:value-type="float">
            <text:p>0.227275954341105</text:p>
          </table:table-cell>
          <table:table-cell office:value-type="float" office:value="0.146160765452237" calcext:value-type="float">
            <text:p>0.146160765452237</text:p>
          </table:table-cell>
          <table:table-cell office:value-type="float" office:value="-0.0356956391752941" calcext:value-type="float">
            <text:p>-0.035695639175294</text:p>
          </table:table-cell>
          <table:table-cell office:value-type="float" office:value="-0.13244010383824" calcext:value-type="float">
            <text:p>-0.13244010383824</text:p>
          </table:table-cell>
          <table:table-cell office:value-type="float" office:value="-0.0223713749742558" calcext:value-type="float">
            <text:p>-0.022371374974256</text:p>
          </table:table-cell>
          <table:table-cell office:value-type="float" office:value="0.0615003239209337" calcext:value-type="float">
            <text:p>0.061500323920934</text:p>
          </table:table-cell>
        </table:table-row>
        <table:table-row table:style-name="ro1">
          <table:table-cell table:formula="of:=SQRT([.B321]^2+[.C321]^2+[.D321]^2)" office:value-type="float" office:value="1.9448282981248" calcext:value-type="float">
            <text:p>1.9448282981248</text:p>
          </table:table-cell>
          <table:table-cell office:value-type="float" office:value="1.8679222998956" calcext:value-type="float">
            <text:p>1.8679222998956</text:p>
          </table:table-cell>
          <table:table-cell office:value-type="float" office:value="-0.519900875857724" calcext:value-type="float">
            <text:p>-0.519900875857724</text:p>
          </table:table-cell>
          <table:table-cell office:value-type="float" office:value="0.151414893660146" calcext:value-type="float">
            <text:p>0.151414893660146</text:p>
          </table:table-cell>
          <table:table-cell office:value-type="float" office:value="0.183759352489535" calcext:value-type="float">
            <text:p>0.183759352489535</text:p>
          </table:table-cell>
          <table:table-cell office:value-type="float" office:value="0.328181767615053" calcext:value-type="float">
            <text:p>0.328181767615053</text:p>
          </table:table-cell>
          <table:table-cell office:value-type="float" office:value="-2.86595642952712" calcext:value-type="float">
            <text:p>-2.86595642952712</text:p>
          </table:table-cell>
          <table:table-cell office:value-type="float" office:value="1.89349686334619" calcext:value-type="float">
            <text:p>1.89349686334619</text:p>
          </table:table-cell>
          <table:table-cell office:value-type="float" office:value="-0.499685717932321" calcext:value-type="float">
            <text:p>-0.499685717932321</text:p>
          </table:table-cell>
          <table:table-cell office:value-type="float" office:value="0.176486631170608" calcext:value-type="float">
            <text:p>0.176486631170608</text:p>
          </table:table-cell>
          <table:table-cell office:value-type="float" office:value="0.309885887778393" calcext:value-type="float">
            <text:p>0.309885887778393</text:p>
          </table:table-cell>
          <table:table-cell office:value-type="float" office:value="0.0943000853541967" calcext:value-type="float">
            <text:p>0.094300085354197</text:p>
          </table:table-cell>
          <table:table-cell office:value-type="float" office:value="-2.7882527724881" calcext:value-type="float">
            <text:p>-2.7882527724881</text:p>
          </table:table-cell>
          <table:table-cell office:value-type="float" office:value="0.0255745634505888" calcext:value-type="float">
            <text:p>0.025574563450589</text:p>
          </table:table-cell>
          <table:table-cell office:value-type="float" office:value="0.0202151579254036" calcext:value-type="float">
            <text:p>0.020215157925404</text:p>
          </table:table-cell>
          <table:table-cell office:value-type="float" office:value="0.0250717375104615" calcext:value-type="float">
            <text:p>0.025071737510462</text:p>
          </table:table-cell>
          <table:table-cell office:value-type="float" office:value="-0.0601432087376792" calcext:value-type="float">
            <text:p>-0.060143208737679</text:p>
          </table:table-cell>
          <table:table-cell office:value-type="float" office:value="0.257473058704529" calcext:value-type="float">
            <text:p>0.257473058704529</text:p>
          </table:table-cell>
          <table:table-cell office:value-type="float" office:value="0.112152665849622" calcext:value-type="float">
            <text:p>0.112152665849622</text:p>
          </table:table-cell>
        </table:table-row>
        <table:table-row table:style-name="ro1">
          <table:table-cell table:formula="of:=SQRT([.B322]^2+[.C322]^2+[.D322]^2)" office:value-type="float" office:value="1.05799838073435" calcext:value-type="float">
            <text:p>1.05799838073435</text:p>
          </table:table-cell>
          <table:table-cell office:value-type="float" office:value="1.00731552317928" calcext:value-type="float">
            <text:p>1.00731552317928</text:p>
          </table:table-cell>
          <table:table-cell office:value-type="float" office:value="0.292224998462507" calcext:value-type="float">
            <text:p>0.292224998462507</text:p>
          </table:table-cell>
          <table:table-cell office:value-type="float" office:value="0.138854458596563" calcext:value-type="float">
            <text:p>0.138854458596563</text:p>
          </table:table-cell>
          <table:table-cell office:value-type="float" office:value="0.785987294010659" calcext:value-type="float">
            <text:p>0.785987294010659</text:p>
          </table:table-cell>
          <table:table-cell office:value-type="float" office:value="-0.476550647983157" calcext:value-type="float">
            <text:p>-0.476550647983157</text:p>
          </table:table-cell>
          <table:table-cell office:value-type="float" office:value="1.29394061243592" calcext:value-type="float">
            <text:p>1.29394061243592</text:p>
          </table:table-cell>
          <table:table-cell office:value-type="float" office:value="1.08233376867051" calcext:value-type="float">
            <text:p>1.08233376867051</text:p>
          </table:table-cell>
          <table:table-cell office:value-type="float" office:value="0.306218812793332" calcext:value-type="float">
            <text:p>0.306218812793332</text:p>
          </table:table-cell>
          <table:table-cell office:value-type="float" office:value="0.122657403813297" calcext:value-type="float">
            <text:p>0.122657403813297</text:p>
          </table:table-cell>
          <table:table-cell office:value-type="float" office:value="0.880405009622405" calcext:value-type="float">
            <text:p>0.880405009622405</text:p>
          </table:table-cell>
          <table:table-cell office:value-type="float" office:value="-0.561328889059692" calcext:value-type="float">
            <text:p>-0.561328889059692</text:p>
          </table:table-cell>
          <table:table-cell office:value-type="float" office:value="1.3604997088172" calcext:value-type="float">
            <text:p>1.3604997088172</text:p>
          </table:table-cell>
          <table:table-cell office:value-type="float" office:value="0.0750182454912283" calcext:value-type="float">
            <text:p>0.075018245491228</text:p>
          </table:table-cell>
          <table:table-cell office:value-type="float" office:value="0.0139938143308249" calcext:value-type="float">
            <text:p>0.013993814330825</text:p>
          </table:table-cell>
          <table:table-cell office:value-type="float" office:value="-0.0161970547832659" calcext:value-type="float">
            <text:p>-0.016197054783266</text:p>
          </table:table-cell>
          <table:table-cell office:value-type="float" office:value="-0.0616514629451022" calcext:value-type="float">
            <text:p>-0.061651462945102</text:p>
          </table:table-cell>
          <table:table-cell office:value-type="float" office:value="-0.100558302232015" calcext:value-type="float">
            <text:p>-0.100558302232015</text:p>
          </table:table-cell>
          <table:table-cell office:value-type="float" office:value="0.0165599736138851" calcext:value-type="float">
            <text:p>0.016559973613885</text:p>
          </table:table-cell>
        </table:table-row>
        <table:table-row table:style-name="ro1">
          <table:table-cell table:formula="of:=SQRT([.B323]^2+[.C323]^2+[.D323]^2)" office:value-type="float" office:value="4.84217717272449" calcext:value-type="float">
            <text:p>4.84217717272449</text:p>
          </table:table-cell>
          <table:table-cell office:value-type="float" office:value="3.95546037932384" calcext:value-type="float">
            <text:p>3.95546037932384</text:p>
          </table:table-cell>
          <table:table-cell office:value-type="float" office:value="2.45055900011127" calcext:value-type="float">
            <text:p>2.45055900011127</text:p>
          </table:table-cell>
          <table:table-cell office:value-type="float" office:value="1.34006475463952" calcext:value-type="float">
            <text:p>1.34006475463952</text:p>
          </table:table-cell>
          <table:table-cell office:value-type="float" office:value="0.474931312328144" calcext:value-type="float">
            <text:p>0.474931312328144</text:p>
          </table:table-cell>
          <table:table-cell office:value-type="float" office:value="0.333462589690062" calcext:value-type="float">
            <text:p>0.333462589690062</text:p>
          </table:table-cell>
          <table:table-cell office:value-type="float" office:value="1.91611760245964" calcext:value-type="float">
            <text:p>1.91611760245964</text:p>
          </table:table-cell>
          <table:table-cell office:value-type="float" office:value="3.87460112749786" calcext:value-type="float">
            <text:p>3.87460112749786</text:p>
          </table:table-cell>
          <table:table-cell office:value-type="float" office:value="2.38802889158042" calcext:value-type="float">
            <text:p>2.38802889158042</text:p>
          </table:table-cell>
          <table:table-cell office:value-type="float" office:value="1.24469314852501" calcext:value-type="float">
            <text:p>1.24469314852501</text:p>
          </table:table-cell>
          <table:table-cell office:value-type="float" office:value="0.649856323504519" calcext:value-type="float">
            <text:p>0.649856323504519</text:p>
          </table:table-cell>
          <table:table-cell office:value-type="float" office:value="0.313357606969581" calcext:value-type="float">
            <text:p>0.313357606969581</text:p>
          </table:table-cell>
          <table:table-cell office:value-type="float" office:value="1.92035524597824" calcext:value-type="float">
            <text:p>1.92035524597824</text:p>
          </table:table-cell>
          <table:table-cell office:value-type="float" office:value="-0.080859251825983" calcext:value-type="float">
            <text:p>-0.080859251825983</text:p>
          </table:table-cell>
          <table:table-cell office:value-type="float" office:value="-0.0625301085308534" calcext:value-type="float">
            <text:p>-0.062530108530853</text:p>
          </table:table-cell>
          <table:table-cell office:value-type="float" office:value="-0.0953716061145071" calcext:value-type="float">
            <text:p>-0.095371606114507</text:p>
          </table:table-cell>
          <table:table-cell office:value-type="float" office:value="-0.0713609665182964" calcext:value-type="float">
            <text:p>-0.071360966518296</text:p>
          </table:table-cell>
          <table:table-cell office:value-type="float" office:value="-0.151164442447904" calcext:value-type="float">
            <text:p>-0.151164442447904</text:p>
          </table:table-cell>
          <table:table-cell office:value-type="float" office:value="0.0545534970763502" calcext:value-type="float">
            <text:p>0.05455349707635</text:p>
          </table:table-cell>
        </table:table-row>
        <table:table-row table:style-name="ro1">
          <table:table-cell table:formula="of:=SQRT([.B324]^2+[.C324]^2+[.D324]^2)" office:value-type="float" office:value="7.12957127244849" calcext:value-type="float">
            <text:p>7.12957127244849</text:p>
          </table:table-cell>
          <table:table-cell office:value-type="float" office:value="5.70628912057572" calcext:value-type="float">
            <text:p>5.70628912057572</text:p>
          </table:table-cell>
          <table:table-cell office:value-type="float" office:value="-3.31727562405029" calcext:value-type="float">
            <text:p>-3.31727562405029</text:p>
          </table:table-cell>
          <table:table-cell office:value-type="float" office:value="2.69531694525964" calcext:value-type="float">
            <text:p>2.69531694525964</text:p>
          </table:table-cell>
          <table:table-cell office:value-type="float" office:value="0.409983072936498" calcext:value-type="float">
            <text:p>0.409983072936498</text:p>
          </table:table-cell>
          <table:table-cell office:value-type="float" office:value="0.0953753692397395" calcext:value-type="float">
            <text:p>0.09537536923974</text:p>
          </table:table-cell>
          <table:table-cell office:value-type="float" office:value="-1.50418338398101" calcext:value-type="float">
            <text:p>-1.50418338398101</text:p>
          </table:table-cell>
          <table:table-cell office:value-type="float" office:value="5.85445472056784" calcext:value-type="float">
            <text:p>5.85445472056784</text:p>
          </table:table-cell>
          <table:table-cell office:value-type="float" office:value="-3.47514466189899" calcext:value-type="float">
            <text:p>-3.47514466189899</text:p>
          </table:table-cell>
          <table:table-cell office:value-type="float" office:value="2.69811849762555" calcext:value-type="float">
            <text:p>2.69811849762555</text:p>
          </table:table-cell>
          <table:table-cell office:value-type="float" office:value="0.374388672564626" calcext:value-type="float">
            <text:p>0.374388672564626</text:p>
          </table:table-cell>
          <table:table-cell office:value-type="float" office:value="0.141223487443621" calcext:value-type="float">
            <text:p>0.141223487443621</text:p>
          </table:table-cell>
          <table:table-cell office:value-type="float" office:value="-1.51365188129536" calcext:value-type="float">
            <text:p>-1.51365188129536</text:p>
          </table:table-cell>
          <table:table-cell office:value-type="float" office:value="0.148165599992129" calcext:value-type="float">
            <text:p>0.148165599992129</text:p>
          </table:table-cell>
          <table:table-cell office:value-type="float" office:value="-0.157869037848693" calcext:value-type="float">
            <text:p>-0.157869037848693</text:p>
          </table:table-cell>
          <table:table-cell office:value-type="float" office:value="0.00280155236590973" calcext:value-type="float">
            <text:p>0.00280155236591</text:p>
          </table:table-cell>
          <table:table-cell office:value-type="float" office:value="-0.0481786642088813" calcext:value-type="float">
            <text:p>-0.048178664208881</text:p>
          </table:table-cell>
          <table:table-cell office:value-type="float" office:value="-0.0321052498428274" calcext:value-type="float">
            <text:p>-0.032105249842827</text:p>
          </table:table-cell>
          <table:table-cell office:value-type="float" office:value="-0.0144446315641886" calcext:value-type="float">
            <text:p>-0.014444631564189</text:p>
          </table:table-cell>
        </table:table-row>
        <table:table-row table:style-name="ro1">
          <table:table-cell table:formula="of:=SQRT([.B325]^2+[.C325]^2+[.D325]^2)" office:value-type="float" office:value="3.45751755402601" calcext:value-type="float">
            <text:p>3.45751755402601</text:p>
          </table:table-cell>
          <table:table-cell office:value-type="float" office:value="2.55133239175604" calcext:value-type="float">
            <text:p>2.55133239175604</text:p>
          </table:table-cell>
          <table:table-cell office:value-type="float" office:value="2.18626678908788" calcext:value-type="float">
            <text:p>2.18626678908788</text:p>
          </table:table-cell>
          <table:table-cell office:value-type="float" office:value="0.815701042113971" calcext:value-type="float">
            <text:p>0.815701042113971</text:p>
          </table:table-cell>
          <table:table-cell office:value-type="float" office:value="-0.107184567955269" calcext:value-type="float">
            <text:p>-0.107184567955269</text:p>
          </table:table-cell>
          <table:table-cell office:value-type="float" office:value="0.0219069748643195" calcext:value-type="float">
            <text:p>0.02190697486432</text:p>
          </table:table-cell>
          <table:table-cell office:value-type="float" office:value="2.03015142559694" calcext:value-type="float">
            <text:p>2.03015142559694</text:p>
          </table:table-cell>
          <table:table-cell office:value-type="float" office:value="2.63090986162349" calcext:value-type="float">
            <text:p>2.63090986162349</text:p>
          </table:table-cell>
          <table:table-cell office:value-type="float" office:value="2.19132589971067" calcext:value-type="float">
            <text:p>2.19132589971067</text:p>
          </table:table-cell>
          <table:table-cell office:value-type="float" office:value="0.764349180855581" calcext:value-type="float">
            <text:p>0.764349180855581</text:p>
          </table:table-cell>
          <table:table-cell office:value-type="float" office:value="-0.0308462792586699" calcext:value-type="float">
            <text:p>-0.03084627925867</text:p>
          </table:table-cell>
          <table:table-cell office:value-type="float" office:value="-0.0262247081126987" calcext:value-type="float">
            <text:p>-0.026224708112699</text:p>
          </table:table-cell>
          <table:table-cell office:value-type="float" office:value="2.06829454217106" calcext:value-type="float">
            <text:p>2.06829454217106</text:p>
          </table:table-cell>
          <table:table-cell office:value-type="float" office:value="0.0795774698674547" calcext:value-type="float">
            <text:p>0.079577469867455</text:p>
          </table:table-cell>
          <table:table-cell office:value-type="float" office:value="0.00505911062278841" calcext:value-type="float">
            <text:p>0.005059110622788</text:p>
          </table:table-cell>
          <table:table-cell office:value-type="float" office:value="-0.0513518612583902" calcext:value-type="float">
            <text:p>-0.05135186125839</text:p>
          </table:table-cell>
          <table:table-cell office:value-type="float" office:value="-0.0770314126480849" calcext:value-type="float">
            <text:p>-0.077031412648085</text:p>
          </table:table-cell>
          <table:table-cell office:value-type="float" office:value="-0.0470487305731151" calcext:value-type="float">
            <text:p>-0.047048730573115</text:p>
          </table:table-cell>
          <table:table-cell office:value-type="float" office:value="0.0361648389766742" calcext:value-type="float">
            <text:p>0.036164838976674</text:p>
          </table:table-cell>
        </table:table-row>
        <table:table-row table:style-name="ro1">
          <table:table-cell table:formula="of:=SQRT([.B326]^2+[.C326]^2+[.D326]^2)" office:value-type="float" office:value="3.85455547461258" calcext:value-type="float">
            <text:p>3.85455547461258</text:p>
          </table:table-cell>
          <table:table-cell office:value-type="float" office:value="3.73198066461824" calcext:value-type="float">
            <text:p>3.73198066461824</text:p>
          </table:table-cell>
          <table:table-cell office:value-type="float" office:value="-0.120165220828247" calcext:value-type="float">
            <text:p>-0.120165220828247</text:p>
          </table:table-cell>
          <table:table-cell office:value-type="float" office:value="0.956806430520147" calcext:value-type="float">
            <text:p>0.956806430520147</text:p>
          </table:table-cell>
          <table:table-cell office:value-type="float" office:value="0.739602685909316" calcext:value-type="float">
            <text:p>0.739602685909316</text:p>
          </table:table-cell>
          <table:table-cell office:value-type="float" office:value="-0.238107001059351" calcext:value-type="float">
            <text:p>-0.238107001059351</text:p>
          </table:table-cell>
          <table:table-cell office:value-type="float" office:value="-1.09335394784362" calcext:value-type="float">
            <text:p>-1.09335394784362</text:p>
          </table:table-cell>
          <table:table-cell office:value-type="float" office:value="3.73085694960992" calcext:value-type="float">
            <text:p>3.73085694960992</text:p>
          </table:table-cell>
          <table:table-cell office:value-type="float" office:value="-0.134229366721758" calcext:value-type="float">
            <text:p>-0.134229366721758</text:p>
          </table:table-cell>
          <table:table-cell office:value-type="float" office:value="0.972330388604671" calcext:value-type="float">
            <text:p>0.972330388604671</text:p>
          </table:table-cell>
          <table:table-cell office:value-type="float" office:value="0.666578727032018" calcext:value-type="float">
            <text:p>0.666578727032018</text:p>
          </table:table-cell>
          <table:table-cell office:value-type="float" office:value="-0.228629431627809" calcext:value-type="float">
            <text:p>-0.228629431627809</text:p>
          </table:table-cell>
          <table:table-cell office:value-type="float" office:value="-1.13342160101955" calcext:value-type="float">
            <text:p>-1.13342160101955</text:p>
          </table:table-cell>
          <table:table-cell office:value-type="float" office:value="-0.00112371500831454" calcext:value-type="float">
            <text:p>-0.001123715008315</text:p>
          </table:table-cell>
          <table:table-cell office:value-type="float" office:value="-0.0140641458935105" calcext:value-type="float">
            <text:p>-0.014064145893511</text:p>
          </table:table-cell>
          <table:table-cell office:value-type="float" office:value="0.0155239580845239" calcext:value-type="float">
            <text:p>0.015523958084524</text:p>
          </table:table-cell>
          <table:table-cell office:value-type="float" office:value="-0.0406087634467114" calcext:value-type="float">
            <text:p>-0.040608763446711</text:p>
          </table:table-cell>
          <table:table-cell office:value-type="float" office:value="-0.0590747674642884" calcext:value-type="float">
            <text:p>-0.059074767464289</text:p>
          </table:table-cell>
          <table:table-cell office:value-type="float" office:value="-0.0243731375424847" calcext:value-type="float">
            <text:p>-0.024373137542485</text:p>
          </table:table-cell>
        </table:table-row>
        <table:table-row table:style-name="ro1">
          <table:table-cell table:formula="of:=SQRT([.B327]^2+[.C327]^2+[.D327]^2)" office:value-type="float" office:value="2.08430193141047" calcext:value-type="float">
            <text:p>2.08430193141047</text:p>
          </table:table-cell>
          <table:table-cell office:value-type="float" office:value="1.8886148756044" calcext:value-type="float">
            <text:p>1.8886148756044</text:p>
          </table:table-cell>
          <table:table-cell office:value-type="float" office:value="0.857641741976295" calcext:value-type="float">
            <text:p>0.857641741976295</text:p>
          </table:table-cell>
          <table:table-cell office:value-type="float" office:value="0.204692538571972" calcext:value-type="float">
            <text:p>0.204692538571972</text:p>
          </table:table-cell>
          <table:table-cell office:value-type="float" office:value="0.165836213469675" calcext:value-type="float">
            <text:p>0.165836213469675</text:p>
          </table:table-cell>
          <table:table-cell office:value-type="float" office:value="0.542126696361448" calcext:value-type="float">
            <text:p>0.542126696361448</text:p>
          </table:table-cell>
          <table:table-cell office:value-type="float" office:value="2.56360729784403" calcext:value-type="float">
            <text:p>2.56360729784403</text:p>
          </table:table-cell>
          <table:table-cell office:value-type="float" office:value="1.91439527981775" calcext:value-type="float">
            <text:p>1.91439527981775</text:p>
          </table:table-cell>
          <table:table-cell office:value-type="float" office:value="0.846881946431257" calcext:value-type="float">
            <text:p>0.846881946431257</text:p>
          </table:table-cell>
          <table:table-cell office:value-type="float" office:value="0.205945670265956" calcext:value-type="float">
            <text:p>0.205945670265956</text:p>
          </table:table-cell>
          <table:table-cell office:value-type="float" office:value="0.330266541968828" calcext:value-type="float">
            <text:p>0.330266541968828</text:p>
          </table:table-cell>
          <table:table-cell office:value-type="float" office:value="0.582441575073613" calcext:value-type="float">
            <text:p>0.582441575073613</text:p>
          </table:table-cell>
          <table:table-cell office:value-type="float" office:value="2.51811233451568" calcext:value-type="float">
            <text:p>2.51811233451568</text:p>
          </table:table-cell>
          <table:table-cell office:value-type="float" office:value="0.0257804042133465" calcext:value-type="float">
            <text:p>0.025780404213347</text:p>
          </table:table-cell>
          <table:table-cell office:value-type="float" office:value="-0.0107597955450378" calcext:value-type="float">
            <text:p>-0.010759795545038</text:p>
          </table:table-cell>
          <table:table-cell office:value-type="float" office:value="0.00125313169398375" calcext:value-type="float">
            <text:p>0.001253131693984</text:p>
          </table:table-cell>
          <table:table-cell office:value-type="float" office:value="-0.0900018247741077" calcext:value-type="float">
            <text:p>-0.090001824774108</text:p>
          </table:table-cell>
          <table:table-cell office:value-type="float" office:value="-0.113554082626707" calcext:value-type="float">
            <text:p>-0.113554082626707</text:p>
          </table:table-cell>
          <table:table-cell office:value-type="float" office:value="0.0372065746758401" calcext:value-type="float">
            <text:p>0.03720657467584</text:p>
          </table:table-cell>
        </table:table-row>
        <table:table-row table:style-name="ro1">
          <table:table-cell table:formula="of:=SQRT([.B328]^2+[.C328]^2+[.D328]^2)" office:value-type="float" office:value="3.29960360845447" calcext:value-type="float">
            <text:p>3.29960360845447</text:p>
          </table:table-cell>
          <table:table-cell office:value-type="float" office:value="3.20313442980574" calcext:value-type="float">
            <text:p>3.20313442980574</text:p>
          </table:table-cell>
          <table:table-cell office:value-type="float" office:value="-0.713347276854785" calcext:value-type="float">
            <text:p>-0.713347276854785</text:p>
          </table:table-cell>
          <table:table-cell office:value-type="float" office:value="0.344164873458477" calcext:value-type="float">
            <text:p>0.344164873458477</text:p>
          </table:table-cell>
          <table:table-cell office:value-type="float" office:value="0.201236611560985" calcext:value-type="float">
            <text:p>0.201236611560985</text:p>
          </table:table-cell>
          <table:table-cell office:value-type="float" office:value="0.34380134541607" calcext:value-type="float">
            <text:p>0.34380134541607</text:p>
          </table:table-cell>
          <table:table-cell office:value-type="float" office:value="2.09483933915935" calcext:value-type="float">
            <text:p>2.09483933915935</text:p>
          </table:table-cell>
          <table:table-cell office:value-type="float" office:value="3.2097719143323" calcext:value-type="float">
            <text:p>3.2097719143323</text:p>
          </table:table-cell>
          <table:table-cell office:value-type="float" office:value="-0.720486248741125" calcext:value-type="float">
            <text:p>-0.720486248741125</text:p>
          </table:table-cell>
          <table:table-cell office:value-type="float" office:value="0.397628599624613" calcext:value-type="float">
            <text:p>0.397628599624613</text:p>
          </table:table-cell>
          <table:table-cell office:value-type="float" office:value="0.317521560652043" calcext:value-type="float">
            <text:p>0.317521560652043</text:p>
          </table:table-cell>
          <table:table-cell office:value-type="float" office:value="0.324901814308555" calcext:value-type="float">
            <text:p>0.324901814308555</text:p>
          </table:table-cell>
          <table:table-cell office:value-type="float" office:value="2.03702073271907" calcext:value-type="float">
            <text:p>2.03702073271907</text:p>
          </table:table-cell>
          <table:table-cell office:value-type="float" office:value="0.00663748452656377" calcext:value-type="float">
            <text:p>0.006637484526564</text:p>
          </table:table-cell>
          <table:table-cell office:value-type="float" office:value="-0.00713897188633994" calcext:value-type="float">
            <text:p>-0.00713897188634</text:p>
          </table:table-cell>
          <table:table-cell office:value-type="float" office:value="0.0534637261661362" calcext:value-type="float">
            <text:p>0.053463726166136</text:p>
          </table:table-cell>
          <table:table-cell office:value-type="float" office:value="-0.0698335190446806" calcext:value-type="float">
            <text:p>-0.069833519044681</text:p>
          </table:table-cell>
          <table:table-cell office:value-type="float" office:value="-0.0869300790523946" calcext:value-type="float">
            <text:p>-0.086930079052395</text:p>
          </table:table-cell>
          <table:table-cell office:value-type="float" office:value="-0.0226572620220598" calcext:value-type="float">
            <text:p>-0.02265726202206</text:p>
          </table:table-cell>
        </table:table-row>
        <table:table-row table:style-name="ro1">
          <table:table-cell table:formula="of:=SQRT([.B329]^2+[.C329]^2+[.D329]^2)" office:value-type="float" office:value="5.24668392290343" calcext:value-type="float">
            <text:p>5.24668392290343</text:p>
          </table:table-cell>
          <table:table-cell office:value-type="float" office:value="5.01264733171776" calcext:value-type="float">
            <text:p>5.01264733171776</text:p>
          </table:table-cell>
          <table:table-cell office:value-type="float" office:value="0.483433085225153" calcext:value-type="float">
            <text:p>0.483433085225153</text:p>
          </table:table-cell>
          <table:table-cell office:value-type="float" office:value="1.47219270708214" calcext:value-type="float">
            <text:p>1.47219270708214</text:p>
          </table:table-cell>
          <table:table-cell office:value-type="float" office:value="-0.461458449757836" calcext:value-type="float">
            <text:p>-0.461458449757836</text:p>
          </table:table-cell>
          <table:table-cell office:value-type="float" office:value="0.894449465891548" calcext:value-type="float">
            <text:p>0.894449465891548</text:p>
          </table:table-cell>
          <table:table-cell office:value-type="float" office:value="2.61988158119601" calcext:value-type="float">
            <text:p>2.61988158119601</text:p>
          </table:table-cell>
          <table:table-cell office:value-type="float" office:value="4.99321189673244" calcext:value-type="float">
            <text:p>4.99321189673244</text:p>
          </table:table-cell>
          <table:table-cell office:value-type="float" office:value="0.465920975877992" calcext:value-type="float">
            <text:p>0.465920975877992</text:p>
          </table:table-cell>
          <table:table-cell office:value-type="float" office:value="1.47742113737629" calcext:value-type="float">
            <text:p>1.47742113737629</text:p>
          </table:table-cell>
          <table:table-cell office:value-type="float" office:value="0.624882133216721" calcext:value-type="float">
            <text:p>0.624882133216721</text:p>
          </table:table-cell>
          <table:table-cell office:value-type="float" office:value="-0.312732729754707" calcext:value-type="float">
            <text:p>-0.312732729754707</text:p>
          </table:table-cell>
          <table:table-cell office:value-type="float" office:value="2.75390275623448" calcext:value-type="float">
            <text:p>2.75390275623448</text:p>
          </table:table-cell>
          <table:table-cell office:value-type="float" office:value="-0.0194354349853167" calcext:value-type="float">
            <text:p>-0.019435434985317</text:p>
          </table:table-cell>
          <table:table-cell office:value-type="float" office:value="-0.0175121093471616" calcext:value-type="float">
            <text:p>-0.017512109347162</text:p>
          </table:table-cell>
          <table:table-cell office:value-type="float" office:value="0.0052284302941501" calcext:value-type="float">
            <text:p>0.00522843029415</text:p>
          </table:table-cell>
          <table:table-cell office:value-type="float" office:value="-1.53329825929182" calcext:value-type="float">
            <text:p>-1.53329825929182</text:p>
          </table:table-cell>
          <table:table-cell office:value-type="float" office:value="0.0469642216824546" calcext:value-type="float">
            <text:p>0.046964221682455</text:p>
          </table:table-cell>
          <table:table-cell office:value-type="float" office:value="0.59381352514748" calcext:value-type="float">
            <text:p>0.59381352514748</text:p>
          </table:table-cell>
        </table:table-row>
        <table:table-row table:style-name="ro1">
          <table:table-cell table:formula="of:=SQRT([.B330]^2+[.C330]^2+[.D330]^2)" office:value-type="float" office:value="5.15456028164833" calcext:value-type="float">
            <text:p>5.15456028164833</text:p>
          </table:table-cell>
          <table:table-cell office:value-type="float" office:value="3.73250920118802" calcext:value-type="float">
            <text:p>3.73250920118802</text:p>
          </table:table-cell>
          <table:table-cell office:value-type="float" office:value="-3.05805870584499" calcext:value-type="float">
            <text:p>-3.05805870584499</text:p>
          </table:table-cell>
          <table:table-cell office:value-type="float" office:value="1.81277238278803" calcext:value-type="float">
            <text:p>1.81277238278803</text:p>
          </table:table-cell>
          <table:table-cell office:value-type="float" office:value="-0.333999915872773" calcext:value-type="float">
            <text:p>-0.333999915872773</text:p>
          </table:table-cell>
          <table:table-cell office:value-type="float" office:value="-0.729879555111046" calcext:value-type="float">
            <text:p>-0.729879555111046</text:p>
          </table:table-cell>
          <table:table-cell office:value-type="float" office:value="2.9293245886438" calcext:value-type="float">
            <text:p>2.9293245886438</text:p>
          </table:table-cell>
          <table:table-cell office:value-type="float" office:value="4.13188590937466" calcext:value-type="float">
            <text:p>4.13188590937466</text:p>
          </table:table-cell>
          <table:table-cell office:value-type="float" office:value="-3.38042109729474" calcext:value-type="float">
            <text:p>-3.38042109729474</text:p>
          </table:table-cell>
          <table:table-cell office:value-type="float" office:value="1.91898188059725" calcext:value-type="float">
            <text:p>1.91898188059725</text:p>
          </table:table-cell>
          <table:table-cell office:value-type="float" office:value="-0.356170216756229" calcext:value-type="float">
            <text:p>-0.356170216756229</text:p>
          </table:table-cell>
          <table:table-cell office:value-type="float" office:value="-0.67188646150141" calcext:value-type="float">
            <text:p>-0.67188646150141</text:p>
          </table:table-cell>
          <table:table-cell office:value-type="float" office:value="2.87732811378986" calcext:value-type="float">
            <text:p>2.87732811378986</text:p>
          </table:table-cell>
          <table:table-cell office:value-type="float" office:value="0.399376708186635" calcext:value-type="float">
            <text:p>0.399376708186635</text:p>
          </table:table-cell>
          <table:table-cell office:value-type="float" office:value="-0.322362391449752" calcext:value-type="float">
            <text:p>-0.322362391449752</text:p>
          </table:table-cell>
          <table:table-cell office:value-type="float" office:value="0.106209497809217" calcext:value-type="float">
            <text:p>0.106209497809217</text:p>
          </table:table-cell>
          <table:table-cell office:value-type="float" office:value="0.0291896821208786" calcext:value-type="float">
            <text:p>0.029189682120879</text:p>
          </table:table-cell>
          <table:table-cell office:value-type="float" office:value="-0.0529037223372235" calcext:value-type="float">
            <text:p>-0.052903722337224</text:p>
          </table:table-cell>
          <table:table-cell office:value-type="float" office:value="-0.0369202963509219" calcext:value-type="float">
            <text:p>-0.036920296350922</text:p>
          </table:table-cell>
        </table:table-row>
        <table:table-row table:style-name="ro1">
          <table:table-cell table:formula="of:=SQRT([.B331]^2+[.C331]^2+[.D331]^2)" office:value-type="float" office:value="6.65736882522698" calcext:value-type="float">
            <text:p>6.65736882522698</text:p>
          </table:table-cell>
          <table:table-cell office:value-type="float" office:value="5.12685546022133" calcext:value-type="float">
            <text:p>5.12685546022133</text:p>
          </table:table-cell>
          <table:table-cell office:value-type="float" office:value="-3.82060366996325" calcext:value-type="float">
            <text:p>-3.82060366996325</text:p>
          </table:table-cell>
          <table:table-cell office:value-type="float" office:value="1.85442723291214" calcext:value-type="float">
            <text:p>1.85442723291214</text:p>
          </table:table-cell>
          <table:table-cell office:value-type="float" office:value="-0.820849428259808" calcext:value-type="float">
            <text:p>-0.820849428259808</text:p>
          </table:table-cell>
          <table:table-cell office:value-type="float" office:value="-0.731220698067837" calcext:value-type="float">
            <text:p>-0.731220698067837</text:p>
          </table:table-cell>
          <table:table-cell office:value-type="float" office:value="1.74614968541436" calcext:value-type="float">
            <text:p>1.74614968541436</text:p>
          </table:table-cell>
          <table:table-cell office:value-type="float" office:value="5.11150957086202" calcext:value-type="float">
            <text:p>5.11150957086202</text:p>
          </table:table-cell>
          <table:table-cell office:value-type="float" office:value="-3.83588627961976" calcext:value-type="float">
            <text:p>-3.83588627961976</text:p>
          </table:table-cell>
          <table:table-cell office:value-type="float" office:value="1.82272357553492" calcext:value-type="float">
            <text:p>1.82272357553492</text:p>
          </table:table-cell>
          <table:table-cell office:value-type="float" office:value="-0.788165768985833" calcext:value-type="float">
            <text:p>-0.788165768985833</text:p>
          </table:table-cell>
          <table:table-cell office:value-type="float" office:value="-0.676064276854469" calcext:value-type="float">
            <text:p>-0.676064276854469</text:p>
          </table:table-cell>
          <table:table-cell office:value-type="float" office:value="1.7505567018138" calcext:value-type="float">
            <text:p>1.7505567018138</text:p>
          </table:table-cell>
          <table:table-cell office:value-type="float" office:value="-0.0153458893593115" calcext:value-type="float">
            <text:p>-0.015345889359312</text:p>
          </table:table-cell>
          <table:table-cell office:value-type="float" office:value="-0.015282609656516" calcext:value-type="float">
            <text:p>-0.015282609656516</text:p>
          </table:table-cell>
          <table:table-cell office:value-type="float" office:value="-0.0317036573772214" calcext:value-type="float">
            <text:p>-0.031703657377221</text:p>
          </table:table-cell>
          <table:table-cell office:value-type="float" office:value="0.04961239972695" calcext:value-type="float">
            <text:p>0.04961239972695</text:p>
          </table:table-cell>
          <table:table-cell office:value-type="float" office:value="-0.0346750901705724" calcext:value-type="float">
            <text:p>-0.034675090170572</text:p>
          </table:table-cell>
          <table:table-cell office:value-type="float" office:value="-0.0158880079012516" calcext:value-type="float">
            <text:p>-0.015888007901252</text:p>
          </table:table-cell>
        </table:table-row>
        <table:table-row table:style-name="ro1">
          <table:table-cell table:formula="of:=SQRT([.B332]^2+[.C332]^2+[.D332]^2)" office:value-type="float" office:value="6.35654702886798" calcext:value-type="float">
            <text:p>6.35654702886798</text:p>
          </table:table-cell>
          <table:table-cell office:value-type="float" office:value="4.71225513527401" calcext:value-type="float">
            <text:p>4.71225513527401</text:p>
          </table:table-cell>
          <table:table-cell office:value-type="float" office:value="4.13603652207264" calcext:value-type="float">
            <text:p>4.13603652207264</text:p>
          </table:table-cell>
          <table:table-cell office:value-type="float" office:value="1.04572633053552" calcext:value-type="float">
            <text:p>1.04572633053552</text:p>
          </table:table-cell>
          <table:table-cell office:value-type="float" office:value="0.84476612465043" calcext:value-type="float">
            <text:p>0.84476612465043</text:p>
          </table:table-cell>
          <table:table-cell office:value-type="float" office:value="0.682627795433275" calcext:value-type="float">
            <text:p>0.682627795433275</text:p>
          </table:table-cell>
          <table:table-cell office:value-type="float" office:value="0.434153663720537" calcext:value-type="float">
            <text:p>0.434153663720537</text:p>
          </table:table-cell>
          <table:table-cell office:value-type="float" office:value="4.84709822905355" calcext:value-type="float">
            <text:p>4.84709822905355</text:p>
          </table:table-cell>
          <table:table-cell office:value-type="float" office:value="4.18774919385075" calcext:value-type="float">
            <text:p>4.18774919385075</text:p>
          </table:table-cell>
          <table:table-cell office:value-type="float" office:value="1.04614045093505" calcext:value-type="float">
            <text:p>1.04614045093505</text:p>
          </table:table-cell>
          <table:table-cell office:value-type="float" office:value="0.591746835264118" calcext:value-type="float">
            <text:p>0.591746835264118</text:p>
          </table:table-cell>
          <table:table-cell office:value-type="float" office:value="-0.140901652815365" calcext:value-type="float">
            <text:p>-0.140901652815365</text:p>
          </table:table-cell>
          <table:table-cell office:value-type="float" office:value="1.01526577082527" calcext:value-type="float">
            <text:p>1.01526577082527</text:p>
          </table:table-cell>
          <table:table-cell office:value-type="float" office:value="0.134843093779533" calcext:value-type="float">
            <text:p>0.134843093779533</text:p>
          </table:table-cell>
          <table:table-cell office:value-type="float" office:value="0.0517126717781142" calcext:value-type="float">
            <text:p>0.051712671778114</text:p>
          </table:table-cell>
          <table:table-cell office:value-type="float" office:value="0.000414120399530038" calcext:value-type="float">
            <text:p>0.00041412039953</text:p>
          </table:table-cell>
          <table:table-cell office:value-type="float" office:value="-0.675586784135801" calcext:value-type="float">
            <text:p>-0.675586784135801</text:p>
          </table:table-cell>
          <table:table-cell office:value-type="float" office:value="-0.574242242529287" calcext:value-type="float">
            <text:p>-0.574242242529287</text:p>
          </table:table-cell>
          <table:table-cell office:value-type="float" office:value="0.300177438390012" calcext:value-type="float">
            <text:p>0.300177438390012</text:p>
          </table:table-cell>
        </table:table-row>
        <table:table-row table:style-name="ro1">
          <table:table-cell table:formula="of:=SQRT([.B333]^2+[.C333]^2+[.D333]^2)" office:value-type="float" office:value="2.96365425556705" calcext:value-type="float">
            <text:p>2.96365425556705</text:p>
          </table:table-cell>
          <table:table-cell office:value-type="float" office:value="2.48685404726345" calcext:value-type="float">
            <text:p>2.48685404726345</text:p>
          </table:table-cell>
          <table:table-cell office:value-type="float" office:value="-1.61179133159176" calcext:value-type="float">
            <text:p>-1.61179133159176</text:p>
          </table:table-cell>
          <table:table-cell office:value-type="float" office:value="0.0305319104497169" calcext:value-type="float">
            <text:p>0.030531910449717</text:p>
          </table:table-cell>
          <table:table-cell office:value-type="float" office:value="0.346941202239183" calcext:value-type="float">
            <text:p>0.346941202239183</text:p>
          </table:table-cell>
          <table:table-cell office:value-type="float" office:value="-0.593294005154725" calcext:value-type="float">
            <text:p>-0.593294005154725</text:p>
          </table:table-cell>
          <table:table-cell office:value-type="float" office:value="-2.58529485107682" calcext:value-type="float">
            <text:p>-2.58529485107682</text:p>
          </table:table-cell>
          <table:table-cell office:value-type="float" office:value="2.5681198793285" calcext:value-type="float">
            <text:p>2.5681198793285</text:p>
          </table:table-cell>
          <table:table-cell office:value-type="float" office:value="-1.61352743920445" calcext:value-type="float">
            <text:p>-1.61352743920445</text:p>
          </table:table-cell>
          <table:table-cell office:value-type="float" office:value="0.09936332835904" calcext:value-type="float">
            <text:p>0.09936332835904</text:p>
          </table:table-cell>
          <table:table-cell office:value-type="float" office:value="0.267768555307052" calcext:value-type="float">
            <text:p>0.267768555307052</text:p>
          </table:table-cell>
          <table:table-cell office:value-type="float" office:value="-0.529585719638718" calcext:value-type="float">
            <text:p>-0.529585719638718</text:p>
          </table:table-cell>
          <table:table-cell office:value-type="float" office:value="-2.68553759925384" calcext:value-type="float">
            <text:p>-2.68553759925384</text:p>
          </table:table-cell>
          <table:table-cell office:value-type="float" office:value="0.0812658320650472" calcext:value-type="float">
            <text:p>0.081265832065047</text:p>
          </table:table-cell>
          <table:table-cell office:value-type="float" office:value="-0.00173610761268406" calcext:value-type="float">
            <text:p>-0.001736107612684</text:p>
          </table:table-cell>
          <table:table-cell office:value-type="float" office:value="0.0688314179093231" calcext:value-type="float">
            <text:p>0.068831417909323</text:p>
          </table:table-cell>
          <table:table-cell office:value-type="float" office:value="0.0252464632225831" calcext:value-type="float">
            <text:p>0.025246463222583</text:p>
          </table:table-cell>
          <table:table-cell office:value-type="float" office:value="-0.0889414156906314" calcext:value-type="float">
            <text:p>-0.088941415690632</text:p>
          </table:table-cell>
          <table:table-cell office:value-type="float" office:value="-0.0569300818960716" calcext:value-type="float">
            <text:p>-0.056930081896072</text:p>
          </table:table-cell>
        </table:table-row>
        <table:table-row table:style-name="ro1">
          <table:table-cell table:formula="of:=SQRT([.B334]^2+[.C334]^2+[.D334]^2)" office:value-type="float" office:value="4.9091600877123" calcext:value-type="float">
            <text:p>4.9091600877123</text:p>
          </table:table-cell>
          <table:table-cell office:value-type="float" office:value="4.70613645663482" calcext:value-type="float">
            <text:p>4.70613645663482</text:p>
          </table:table-cell>
          <table:table-cell office:value-type="float" office:value="-1.20980481020347" calcext:value-type="float">
            <text:p>-1.20980481020347</text:p>
          </table:table-cell>
          <table:table-cell office:value-type="float" office:value="0.698931140763238" calcext:value-type="float">
            <text:p>0.698931140763238</text:p>
          </table:table-cell>
          <table:table-cell office:value-type="float" office:value="-0.336776985508741" calcext:value-type="float">
            <text:p>-0.336776985508741</text:p>
          </table:table-cell>
          <table:table-cell office:value-type="float" office:value="-0.282028654379489" calcext:value-type="float">
            <text:p>-0.282028654379489</text:p>
          </table:table-cell>
          <table:table-cell office:value-type="float" office:value="0.738017382888313" calcext:value-type="float">
            <text:p>0.738017382888313</text:p>
          </table:table-cell>
          <table:table-cell office:value-type="float" office:value="4.54294653902324" calcext:value-type="float">
            <text:p>4.54294653902324</text:p>
          </table:table-cell>
          <table:table-cell office:value-type="float" office:value="-1.19477595086741" calcext:value-type="float">
            <text:p>-1.19477595086741</text:p>
          </table:table-cell>
          <table:table-cell office:value-type="float" office:value="0.750284210013253" calcext:value-type="float">
            <text:p>0.750284210013253</text:p>
          </table:table-cell>
          <table:table-cell office:value-type="float" office:value="-0.405353720808772" calcext:value-type="float">
            <text:p>-0.405353720808772</text:p>
          </table:table-cell>
          <table:table-cell office:value-type="float" office:value="-0.30717262148378" calcext:value-type="float">
            <text:p>-0.30717262148378</text:p>
          </table:table-cell>
          <table:table-cell office:value-type="float" office:value="0.771233084146072" calcext:value-type="float">
            <text:p>0.771233084146072</text:p>
          </table:table-cell>
          <table:table-cell office:value-type="float" office:value="-0.163189917611589" calcext:value-type="float">
            <text:p>-0.163189917611589</text:p>
          </table:table-cell>
          <table:table-cell office:value-type="float" office:value="0.015028859336061" calcext:value-type="float">
            <text:p>0.015028859336061</text:p>
          </table:table-cell>
          <table:table-cell office:value-type="float" office:value="0.0513530692500154" calcext:value-type="float">
            <text:p>0.051353069250015</text:p>
          </table:table-cell>
          <table:table-cell office:value-type="float" office:value="-0.0657235447818061" calcext:value-type="float">
            <text:p>-0.065723544781806</text:p>
          </table:table-cell>
          <table:table-cell office:value-type="float" office:value="0.0248874349939445" calcext:value-type="float">
            <text:p>0.024887434993945</text:p>
          </table:table-cell>
          <table:table-cell office:value-type="float" office:value="0.0539543900246091" calcext:value-type="float">
            <text:p>0.053954390024609</text:p>
          </table:table-cell>
        </table:table-row>
        <table:table-row table:style-name="ro1">
          <table:table-cell table:formula="of:=SQRT([.B335]^2+[.C335]^2+[.D335]^2)" office:value-type="float" office:value="5.18080976449421" calcext:value-type="float">
            <text:p>5.18080976449421</text:p>
          </table:table-cell>
          <table:table-cell office:value-type="float" office:value="3.71278152616046" calcext:value-type="float">
            <text:p>3.71278152616046</text:p>
          </table:table-cell>
          <table:table-cell office:value-type="float" office:value="-3.35546023224677" calcext:value-type="float">
            <text:p>-3.35546023224677</text:p>
          </table:table-cell>
          <table:table-cell office:value-type="float" office:value="1.34049609648464" calcext:value-type="float">
            <text:p>1.34049609648464</text:p>
          </table:table-cell>
          <table:table-cell office:value-type="float" office:value="0.423884541970489" calcext:value-type="float">
            <text:p>0.423884541970489</text:p>
          </table:table-cell>
          <table:table-cell office:value-type="float" office:value="0.301124549317664" calcext:value-type="float">
            <text:p>0.301124549317664</text:p>
          </table:table-cell>
          <table:table-cell office:value-type="float" office:value="-1.06868476697007" calcext:value-type="float">
            <text:p>-1.06868476697007</text:p>
          </table:table-cell>
          <table:table-cell office:value-type="float" office:value="3.71934936711344" calcext:value-type="float">
            <text:p>3.71934936711344</text:p>
          </table:table-cell>
          <table:table-cell office:value-type="float" office:value="-3.31942130726709" calcext:value-type="float">
            <text:p>-3.31942130726709</text:p>
          </table:table-cell>
          <table:table-cell office:value-type="float" office:value="1.29862681074835" calcext:value-type="float">
            <text:p>1.29862681074835</text:p>
          </table:table-cell>
          <table:table-cell office:value-type="float" office:value="-1.77511730986106" calcext:value-type="float">
            <text:p>-1.77511730986106</text:p>
          </table:table-cell>
          <table:table-cell office:value-type="float" office:value="0.587856704861762" calcext:value-type="float">
            <text:p>0.587856704861762</text:p>
          </table:table-cell>
          <table:table-cell office:value-type="float" office:value="-0.805970342958389" calcext:value-type="float">
            <text:p>-0.805970342958389</text:p>
          </table:table-cell>
          <table:table-cell office:value-type="float" office:value="0.0065678409529828" calcext:value-type="float">
            <text:p>0.006567840952983</text:p>
          </table:table-cell>
          <table:table-cell office:value-type="float" office:value="0.0360389249796786" calcext:value-type="float">
            <text:p>0.036038924979679</text:p>
          </table:table-cell>
          <table:table-cell office:value-type="float" office:value="-0.0418692857362879" calcext:value-type="float">
            <text:p>-0.041869285736288</text:p>
          </table:table-cell>
          <table:table-cell office:value-type="float" office:value="-1.88999631358084" calcext:value-type="float">
            <text:p>-1.88999631358084</text:p>
          </table:table-cell>
          <table:table-cell office:value-type="float" office:value="-0.268678526271385" calcext:value-type="float">
            <text:p>-0.268678526271385</text:p>
          </table:table-cell>
          <table:table-cell office:value-type="float" office:value="-1.51898057677948" calcext:value-type="float">
            <text:p>-1.51898057677948</text:p>
          </table:table-cell>
        </table:table-row>
        <table:table-row table:style-name="ro1">
          <table:table-cell table:formula="of:=SQRT([.B336]^2+[.C336]^2+[.D336]^2)" office:value-type="float" office:value="3.91076498116597" calcext:value-type="float">
            <text:p>3.91076498116597</text:p>
          </table:table-cell>
          <table:table-cell office:value-type="float" office:value="3.61210018148833" calcext:value-type="float">
            <text:p>3.61210018148833</text:p>
          </table:table-cell>
          <table:table-cell office:value-type="float" office:value="1.13366495500373" calcext:value-type="float">
            <text:p>1.13366495500373</text:p>
          </table:table-cell>
          <table:table-cell office:value-type="float" office:value="0.980621632742438" calcext:value-type="float">
            <text:p>0.980621632742438</text:p>
          </table:table-cell>
          <table:table-cell office:value-type="float" office:value="0.0534180154989343" calcext:value-type="float">
            <text:p>0.053418015498934</text:p>
          </table:table-cell>
          <table:table-cell office:value-type="float" office:value="0.299789640822559" calcext:value-type="float">
            <text:p>0.299789640822559</text:p>
          </table:table-cell>
          <table:table-cell office:value-type="float" office:value="0.473201691867837" calcext:value-type="float">
            <text:p>0.473201691867837</text:p>
          </table:table-cell>
          <table:table-cell office:value-type="float" office:value="3.61236746377309" calcext:value-type="float">
            <text:p>3.61236746377309</text:p>
          </table:table-cell>
          <table:table-cell office:value-type="float" office:value="1.13243188385217" calcext:value-type="float">
            <text:p>1.13243188385217</text:p>
          </table:table-cell>
          <table:table-cell office:value-type="float" office:value="0.970562880398415" calcext:value-type="float">
            <text:p>0.970562880398415</text:p>
          </table:table-cell>
          <table:table-cell office:value-type="float" office:value="-0.00939171187036614" calcext:value-type="float">
            <text:p>-0.009391711870366</text:p>
          </table:table-cell>
          <table:table-cell office:value-type="float" office:value="0.230141413702944" calcext:value-type="float">
            <text:p>0.230141413702944</text:p>
          </table:table-cell>
          <table:table-cell office:value-type="float" office:value="0.477353607542506" calcext:value-type="float">
            <text:p>0.477353607542506</text:p>
          </table:table-cell>
          <table:table-cell office:value-type="float" office:value="0.000267282284758696" calcext:value-type="float">
            <text:p>0.000267282284759</text:p>
          </table:table-cell>
          <table:table-cell office:value-type="float" office:value="-0.00123307115155735" calcext:value-type="float">
            <text:p>-0.001233071151557</text:p>
          </table:table-cell>
          <table:table-cell office:value-type="float" office:value="-0.0100587523440229" calcext:value-type="float">
            <text:p>-0.010058752344023</text:p>
          </table:table-cell>
          <table:table-cell office:value-type="float" office:value="-0.0860097629350953" calcext:value-type="float">
            <text:p>-0.086009762935095</text:p>
          </table:table-cell>
          <table:table-cell office:value-type="float" office:value="-0.0335946029285932" calcext:value-type="float">
            <text:p>-0.033594602928593</text:p>
          </table:table-cell>
          <table:table-cell office:value-type="float" office:value="-0.0137572230345855" calcext:value-type="float">
            <text:p>-0.013757223034586</text:p>
          </table:table-cell>
        </table:table-row>
        <table:table-row table:style-name="ro1">
          <table:table-cell table:formula="of:=SQRT([.B337]^2+[.C337]^2+[.D337]^2)" office:value-type="float" office:value="6.57703877582319" calcext:value-type="float">
            <text:p>6.57703877582319</text:p>
          </table:table-cell>
          <table:table-cell office:value-type="float" office:value="6.44503565693033" calcext:value-type="float">
            <text:p>6.44503565693033</text:p>
          </table:table-cell>
          <table:table-cell office:value-type="float" office:value="-0.506524254502844" calcext:value-type="float">
            <text:p>-0.506524254502844</text:p>
          </table:table-cell>
          <table:table-cell office:value-type="float" office:value="1.20929219760106" calcext:value-type="float">
            <text:p>1.20929219760106</text:p>
          </table:table-cell>
          <table:table-cell office:value-type="float" office:value="-0.10764926836717" calcext:value-type="float">
            <text:p>-0.10764926836717</text:p>
          </table:table-cell>
          <table:table-cell office:value-type="float" office:value="-0.123288999747368" calcext:value-type="float">
            <text:p>-0.123288999747368</text:p>
          </table:table-cell>
          <table:table-cell office:value-type="float" office:value="-3.09181774899516" calcext:value-type="float">
            <text:p>-3.09181774899516</text:p>
          </table:table-cell>
          <table:table-cell office:value-type="float" office:value="6.54911119243983" calcext:value-type="float">
            <text:p>6.54911119243983</text:p>
          </table:table-cell>
          <table:table-cell office:value-type="float" office:value="-0.564616954978669" calcext:value-type="float">
            <text:p>-0.564616954978669</text:p>
          </table:table-cell>
          <table:table-cell office:value-type="float" office:value="1.33189475282311" calcext:value-type="float">
            <text:p>1.33189475282311</text:p>
          </table:table-cell>
          <table:table-cell office:value-type="float" office:value="-0.125887327128947" calcext:value-type="float">
            <text:p>-0.125887327128947</text:p>
          </table:table-cell>
          <table:table-cell office:value-type="float" office:value="0.067879615902922" calcext:value-type="float">
            <text:p>0.067879615902922</text:p>
          </table:table-cell>
          <table:table-cell office:value-type="float" office:value="-3.10722777991421" calcext:value-type="float">
            <text:p>-3.10722777991421</text:p>
          </table:table-cell>
          <table:table-cell office:value-type="float" office:value="0.104075535509502" calcext:value-type="float">
            <text:p>0.104075535509502</text:p>
          </table:table-cell>
          <table:table-cell office:value-type="float" office:value="-0.0580927004758243" calcext:value-type="float">
            <text:p>-0.058092700475824</text:p>
          </table:table-cell>
          <table:table-cell office:value-type="float" office:value="0.122602555222046" calcext:value-type="float">
            <text:p>0.122602555222046</text:p>
          </table:table-cell>
          <table:table-cell office:value-type="float" office:value="0.00888294123135403" calcext:value-type="float">
            <text:p>0.008882941231354</text:p>
          </table:table-cell>
          <table:table-cell office:value-type="float" office:value="-0.191830288531974" calcext:value-type="float">
            <text:p>-0.191830288531974</text:p>
          </table:table-cell>
          <table:table-cell office:value-type="float" office:value="-0.0140478484117601" calcext:value-type="float">
            <text:p>-0.01404784841176</text:p>
          </table:table-cell>
        </table:table-row>
        <table:table-row table:style-name="ro1">
          <table:table-cell table:formula="of:=SQRT([.B338]^2+[.C338]^2+[.D338]^2)" office:value-type="float" office:value="2.08436456473297" calcext:value-type="float">
            <text:p>2.08436456473297</text:p>
          </table:table-cell>
          <table:table-cell office:value-type="float" office:value="1.58685320815684" calcext:value-type="float">
            <text:p>1.58685320815684</text:p>
          </table:table-cell>
          <table:table-cell office:value-type="float" office:value="-1.35128949044094" calcext:value-type="float">
            <text:p>-1.35128949044094</text:p>
          </table:table-cell>
          <table:table-cell office:value-type="float" office:value="0.0221189398631396" calcext:value-type="float">
            <text:p>0.02211893986314</text:p>
          </table:table-cell>
          <table:table-cell office:value-type="float" office:value="-0.905542395321282" calcext:value-type="float">
            <text:p>-0.905542395321282</text:p>
          </table:table-cell>
          <table:table-cell office:value-type="float" office:value="0.0335303710204329" calcext:value-type="float">
            <text:p>0.033530371020433</text:p>
          </table:table-cell>
          <table:table-cell office:value-type="float" office:value="-1.36778468532121" calcext:value-type="float">
            <text:p>-1.36778468532121</text:p>
          </table:table-cell>
          <table:table-cell office:value-type="float" office:value="1.63140720488346" calcext:value-type="float">
            <text:p>1.63140720488346</text:p>
          </table:table-cell>
          <table:table-cell office:value-type="float" office:value="-1.28245972962273" calcext:value-type="float">
            <text:p>-1.28245972962273</text:p>
          </table:table-cell>
          <table:table-cell office:value-type="float" office:value="0.0509880913576336" calcext:value-type="float">
            <text:p>0.050988091357634</text:p>
          </table:table-cell>
          <table:table-cell office:value-type="float" office:value="-0.993628045715291" calcext:value-type="float">
            <text:p>-0.993628045715291</text:p>
          </table:table-cell>
          <table:table-cell office:value-type="float" office:value="-0.016008706849151" calcext:value-type="float">
            <text:p>-0.016008706849151</text:p>
          </table:table-cell>
          <table:table-cell office:value-type="float" office:value="-1.42953224927187" calcext:value-type="float">
            <text:p>-1.42953224927187</text:p>
          </table:table-cell>
          <table:table-cell office:value-type="float" office:value="0.0445539967266155" calcext:value-type="float">
            <text:p>0.044553996726616</text:p>
          </table:table-cell>
          <table:table-cell office:value-type="float" office:value="0.0688297608182076" calcext:value-type="float">
            <text:p>0.068829760818208</text:p>
          </table:table-cell>
          <table:table-cell office:value-type="float" office:value="0.028869151494494" calcext:value-type="float">
            <text:p>0.028869151494494</text:p>
          </table:table-cell>
          <table:table-cell office:value-type="float" office:value="0.0307873703614616" calcext:value-type="float">
            <text:p>0.030787370361462</text:p>
          </table:table-cell>
          <table:table-cell office:value-type="float" office:value="-0.0962605126712175" calcext:value-type="float">
            <text:p>-0.096260512671218</text:p>
          </table:table-cell>
          <table:table-cell office:value-type="float" office:value="-0.061036927758126" calcext:value-type="float">
            <text:p>-0.061036927758126</text:p>
          </table:table-cell>
        </table:table-row>
        <table:table-row table:style-name="ro1">
          <table:table-cell table:formula="of:=SQRT([.B339]^2+[.C339]^2+[.D339]^2)" office:value-type="float" office:value="6.03467203999878" calcext:value-type="float">
            <text:p>6.03467203999878</text:p>
          </table:table-cell>
          <table:table-cell office:value-type="float" office:value="5.89709080058374" calcext:value-type="float">
            <text:p>5.89709080058374</text:p>
          </table:table-cell>
          <table:table-cell office:value-type="float" office:value="-1.23899913874202" calcext:value-type="float">
            <text:p>-1.23899913874202</text:p>
          </table:table-cell>
          <table:table-cell office:value-type="float" office:value="0.326294122242716" calcext:value-type="float">
            <text:p>0.326294122242716</text:p>
          </table:table-cell>
          <table:table-cell office:value-type="float" office:value="-0.0731678539886311" calcext:value-type="float">
            <text:p>-0.073167853988631</text:p>
          </table:table-cell>
          <table:table-cell office:value-type="float" office:value="0.355401437037721" calcext:value-type="float">
            <text:p>0.355401437037721</text:p>
          </table:table-cell>
          <table:table-cell office:value-type="float" office:value="2.80672940010476" calcext:value-type="float">
            <text:p>2.80672940010476</text:p>
          </table:table-cell>
          <table:table-cell office:value-type="float" office:value="5.94957769721951" calcext:value-type="float">
            <text:p>5.94957769721951</text:p>
          </table:table-cell>
          <table:table-cell office:value-type="float" office:value="-1.30181916239189" calcext:value-type="float">
            <text:p>-1.30181916239189</text:p>
          </table:table-cell>
          <table:table-cell office:value-type="float" office:value="0.489348605326248" calcext:value-type="float">
            <text:p>0.489348605326248</text:p>
          </table:table-cell>
          <table:table-cell office:value-type="float" office:value="-0.0337485948878395" calcext:value-type="float">
            <text:p>-0.03374859488784</text:p>
          </table:table-cell>
          <table:table-cell office:value-type="float" office:value="0.43551214324759" calcext:value-type="float">
            <text:p>0.43551214324759</text:p>
          </table:table-cell>
          <table:table-cell office:value-type="float" office:value="2.76548942525411" calcext:value-type="float">
            <text:p>2.76548942525411</text:p>
          </table:table-cell>
          <table:table-cell office:value-type="float" office:value="0.052486896635771" calcext:value-type="float">
            <text:p>0.052486896635771</text:p>
          </table:table-cell>
          <table:table-cell office:value-type="float" office:value="-0.0628200236498711" calcext:value-type="float">
            <text:p>-0.062820023649871</text:p>
          </table:table-cell>
          <table:table-cell office:value-type="float" office:value="0.163054483083532" calcext:value-type="float">
            <text:p>0.163054483083532</text:p>
          </table:table-cell>
          <table:table-cell office:value-type="float" office:value="-0.00739422957136382" calcext:value-type="float">
            <text:p>-0.007394229571364</text:p>
          </table:table-cell>
          <table:table-cell office:value-type="float" office:value="-0.0876662236122106" calcext:value-type="float">
            <text:p>-0.087666223612211</text:p>
          </table:table-cell>
          <table:table-cell office:value-type="float" office:value="-0.0263649584561136" calcext:value-type="float">
            <text:p>-0.026364958456114</text:p>
          </table:table-cell>
        </table:table-row>
        <table:table-row table:style-name="ro1">
          <table:table-cell table:formula="of:=SQRT([.B340]^2+[.C340]^2+[.D340]^2)" office:value-type="float" office:value="0.875750647944158" calcext:value-type="float">
            <text:p>0.875750647944158</text:p>
          </table:table-cell>
          <table:table-cell office:value-type="float" office:value="0.847419305369866" calcext:value-type="float">
            <text:p>0.847419305369866</text:p>
          </table:table-cell>
          <table:table-cell office:value-type="float" office:value="-0.154322062696708" calcext:value-type="float">
            <text:p>-0.154322062696708</text:p>
          </table:table-cell>
          <table:table-cell office:value-type="float" office:value="0.158127857210868" calcext:value-type="float">
            <text:p>0.158127857210868</text:p>
          </table:table-cell>
          <table:table-cell office:value-type="float" office:value="0.855569961559613" calcext:value-type="float">
            <text:p>0.855569961559613</text:p>
          </table:table-cell>
          <table:table-cell office:value-type="float" office:value="0.837418635523293" calcext:value-type="float">
            <text:p>0.837418635523293</text:p>
          </table:table-cell>
          <table:table-cell office:value-type="float" office:value="3.10463239510243" calcext:value-type="float">
            <text:p>3.10463239510243</text:p>
          </table:table-cell>
          <table:table-cell office:value-type="float" office:value="0.932735918685029" calcext:value-type="float">
            <text:p>0.932735918685029</text:p>
          </table:table-cell>
          <table:table-cell office:value-type="float" office:value="-0.129555127404822" calcext:value-type="float">
            <text:p>-0.129555127404822</text:p>
          </table:table-cell>
          <table:table-cell office:value-type="float" office:value="0.143458845417352" calcext:value-type="float">
            <text:p>0.143458845417352</text:p>
          </table:table-cell>
          <table:table-cell office:value-type="float" office:value="0.910037617554195" calcext:value-type="float">
            <text:p>0.910037617554195</text:p>
          </table:table-cell>
          <table:table-cell office:value-type="float" office:value="0.913777240761651" calcext:value-type="float">
            <text:p>0.913777240761651</text:p>
          </table:table-cell>
          <table:table-cell office:value-type="float" office:value="3.04885738428229" calcext:value-type="float">
            <text:p>3.04885738428229</text:p>
          </table:table-cell>
          <table:table-cell office:value-type="float" office:value="0.0853166133151631" calcext:value-type="float">
            <text:p>0.085316613315163</text:p>
          </table:table-cell>
          <table:table-cell office:value-type="float" office:value="0.0247669352918858" calcext:value-type="float">
            <text:p>0.024766935291886</text:p>
          </table:table-cell>
          <table:table-cell office:value-type="float" office:value="-0.0146690117935158" calcext:value-type="float">
            <text:p>-0.014669011793516</text:p>
          </table:table-cell>
          <table:table-cell office:value-type="float" office:value="-0.0304816447392451" calcext:value-type="float">
            <text:p>-0.030481644739245</text:p>
          </table:table-cell>
          <table:table-cell office:value-type="float" office:value="-0.078213138897965" calcext:value-type="float">
            <text:p>-0.078213138897965</text:p>
          </table:table-cell>
          <table:table-cell office:value-type="float" office:value="-0.0151058390394994" calcext:value-type="float">
            <text:p>-0.015105839039499</text:p>
          </table:table-cell>
        </table:table-row>
        <table:table-row table:style-name="ro1">
          <table:table-cell table:formula="of:=SQRT([.B341]^2+[.C341]^2+[.D341]^2)" office:value-type="float" office:value="4.77840630535447" calcext:value-type="float">
            <text:p>4.77840630535447</text:p>
          </table:table-cell>
          <table:table-cell office:value-type="float" office:value="4.56276576875886" calcext:value-type="float">
            <text:p>4.56276576875886</text:p>
          </table:table-cell>
          <table:table-cell office:value-type="float" office:value="-1.28193763475731" calcext:value-type="float">
            <text:p>-1.28193763475731</text:p>
          </table:table-cell>
          <table:table-cell office:value-type="float" office:value="0.609074099832346" calcext:value-type="float">
            <text:p>0.609074099832346</text:p>
          </table:table-cell>
          <table:table-cell office:value-type="float" office:value="-0.298153083174741" calcext:value-type="float">
            <text:p>-0.298153083174741</text:p>
          </table:table-cell>
          <table:table-cell office:value-type="float" office:value="0.220193018788058" calcext:value-type="float">
            <text:p>0.220193018788058</text:p>
          </table:table-cell>
          <table:table-cell office:value-type="float" office:value="-1.021948246403" calcext:value-type="float">
            <text:p>-1.021948246403</text:p>
          </table:table-cell>
          <table:table-cell office:value-type="float" office:value="4.52799439058629" calcext:value-type="float">
            <text:p>4.52799439058629</text:p>
          </table:table-cell>
          <table:table-cell office:value-type="float" office:value="-1.29915623544488" calcext:value-type="float">
            <text:p>-1.29915623544488</text:p>
          </table:table-cell>
          <table:table-cell office:value-type="float" office:value="0.684787787581867" calcext:value-type="float">
            <text:p>0.684787787581867</text:p>
          </table:table-cell>
          <table:table-cell office:value-type="float" office:value="-0.276199303441983" calcext:value-type="float">
            <text:p>-0.276199303441983</text:p>
          </table:table-cell>
          <table:table-cell office:value-type="float" office:value="0.184000812552354" calcext:value-type="float">
            <text:p>0.184000812552354</text:p>
          </table:table-cell>
          <table:table-cell office:value-type="float" office:value="-1.03372721132729" calcext:value-type="float">
            <text:p>-1.03372721132729</text:p>
          </table:table-cell>
          <table:table-cell office:value-type="float" office:value="-0.0347713781725725" calcext:value-type="float">
            <text:p>-0.034771378172573</text:p>
          </table:table-cell>
          <table:table-cell office:value-type="float" office:value="-0.0172186006875772" calcext:value-type="float">
            <text:p>-0.017218600687577</text:p>
          </table:table-cell>
          <table:table-cell office:value-type="float" office:value="0.0757136877495208" calcext:value-type="float">
            <text:p>0.075713687749521</text:p>
          </table:table-cell>
          <table:table-cell office:value-type="float" office:value="0.0420972161671864" calcext:value-type="float">
            <text:p>0.042097216167187</text:p>
          </table:table-cell>
          <table:table-cell office:value-type="float" office:value="-0.000438829232794369" calcext:value-type="float">
            <text:p>-0.000438829232794</text:p>
          </table:table-cell>
          <table:table-cell office:value-type="float" office:value="-0.00736218461395843" calcext:value-type="float">
            <text:p>-0.007362184613958</text:p>
          </table:table-cell>
        </table:table-row>
        <table:table-row table:style-name="ro1">
          <table:table-cell table:formula="of:=SQRT([.B342]^2+[.C342]^2+[.D342]^2)" office:value-type="float" office:value="5.06021406078597" calcext:value-type="float">
            <text:p>5.06021406078597</text:p>
          </table:table-cell>
          <table:table-cell office:value-type="float" office:value="4.86719988556519" calcext:value-type="float">
            <text:p>4.86719988556519</text:p>
          </table:table-cell>
          <table:table-cell office:value-type="float" office:value="-1.22782170894707" calcext:value-type="float">
            <text:p>-1.22782170894707</text:p>
          </table:table-cell>
          <table:table-cell office:value-type="float" office:value="0.639206903880488" calcext:value-type="float">
            <text:p>0.639206903880488</text:p>
          </table:table-cell>
          <table:table-cell office:value-type="float" office:value="-0.24805450645074" calcext:value-type="float">
            <text:p>-0.24805450645074</text:p>
          </table:table-cell>
          <table:table-cell office:value-type="float" office:value="0.272819242624573" calcext:value-type="float">
            <text:p>0.272819242624573</text:p>
          </table:table-cell>
          <table:table-cell office:value-type="float" office:value="-0.903481413390977" calcext:value-type="float">
            <text:p>-0.903481413390977</text:p>
          </table:table-cell>
          <table:table-cell office:value-type="float" office:value="4.83858370328913" calcext:value-type="float">
            <text:p>4.83858370328913</text:p>
          </table:table-cell>
          <table:table-cell office:value-type="float" office:value="-1.25339628809214" calcext:value-type="float">
            <text:p>-1.25339628809214</text:p>
          </table:table-cell>
          <table:table-cell office:value-type="float" office:value="0.725065233175522" calcext:value-type="float">
            <text:p>0.725065233175522</text:p>
          </table:table-cell>
          <table:table-cell office:value-type="float" office:value="-0.553895651415087" calcext:value-type="float">
            <text:p>-0.553895651415087</text:p>
          </table:table-cell>
          <table:table-cell office:value-type="float" office:value="0.0864403602285107" calcext:value-type="float">
            <text:p>0.086440360228511</text:p>
          </table:table-cell>
          <table:table-cell office:value-type="float" office:value="-0.986116592589523" calcext:value-type="float">
            <text:p>-0.986116592589523</text:p>
          </table:table-cell>
          <table:table-cell office:value-type="float" office:value="-0.0286161822760649" calcext:value-type="float">
            <text:p>-0.028616182276065</text:p>
          </table:table-cell>
          <table:table-cell office:value-type="float" office:value="-0.0255745791450717" calcext:value-type="float">
            <text:p>-0.025574579145072</text:p>
          </table:table-cell>
          <table:table-cell office:value-type="float" office:value="0.0858583292950335" calcext:value-type="float">
            <text:p>0.085858329295034</text:p>
          </table:table-cell>
          <table:table-cell office:value-type="float" office:value="-0.0531168920685485" calcext:value-type="float">
            <text:p>-0.053116892068549</text:p>
          </table:table-cell>
          <table:table-cell office:value-type="float" office:value="-0.349675606646219" calcext:value-type="float">
            <text:p>-0.349675606646219</text:p>
          </table:table-cell>
          <table:table-cell office:value-type="float" office:value="-0.147319037925401" calcext:value-type="float">
            <text:p>-0.147319037925401</text:p>
          </table:table-cell>
        </table:table-row>
        <table:table-row table:style-name="ro1">
          <table:table-cell table:formula="of:=SQRT([.B343]^2+[.C343]^2+[.D343]^2)" office:value-type="float" office:value="5.56268540988405" calcext:value-type="float">
            <text:p>5.56268540988405</text:p>
          </table:table-cell>
          <table:table-cell office:value-type="float" office:value="4.91831233408061" calcext:value-type="float">
            <text:p>4.91831233408061</text:p>
          </table:table-cell>
          <table:table-cell office:value-type="float" office:value="1.78335590776587" calcext:value-type="float">
            <text:p>1.78335590776587</text:p>
          </table:table-cell>
          <table:table-cell office:value-type="float" office:value="1.89032125841192" calcext:value-type="float">
            <text:p>1.89032125841192</text:p>
          </table:table-cell>
          <table:table-cell office:value-type="float" office:value="0.263261354075784" calcext:value-type="float">
            <text:p>0.263261354075784</text:p>
          </table:table-cell>
          <table:table-cell office:value-type="float" office:value="0.701434455348248" calcext:value-type="float">
            <text:p>0.701434455348248</text:p>
          </table:table-cell>
          <table:table-cell office:value-type="float" office:value="0.880759995918829" calcext:value-type="float">
            <text:p>0.880759995918829</text:p>
          </table:table-cell>
          <table:table-cell office:value-type="float" office:value="5.01566137420759" calcext:value-type="float">
            <text:p>5.01566137420759</text:p>
          </table:table-cell>
          <table:table-cell office:value-type="float" office:value="1.82683794992405" calcext:value-type="float">
            <text:p>1.82683794992405</text:p>
          </table:table-cell>
          <table:table-cell office:value-type="float" office:value="1.87547898007799" calcext:value-type="float">
            <text:p>1.87547898007799</text:p>
          </table:table-cell>
          <table:table-cell office:value-type="float" office:value="0.837770332789365" calcext:value-type="float">
            <text:p>0.837770332789365</text:p>
          </table:table-cell>
          <table:table-cell office:value-type="float" office:value="-0.387428525438911" calcext:value-type="float">
            <text:p>-0.387428525438911</text:p>
          </table:table-cell>
          <table:table-cell office:value-type="float" office:value="1.49541004112498" calcext:value-type="float">
            <text:p>1.49541004112498</text:p>
          </table:table-cell>
          <table:table-cell office:value-type="float" office:value="0.097349040126983" calcext:value-type="float">
            <text:p>0.097349040126983</text:p>
          </table:table-cell>
          <table:table-cell office:value-type="float" office:value="0.0434820421581796" calcext:value-type="float">
            <text:p>0.04348204215818</text:p>
          </table:table-cell>
          <table:table-cell office:value-type="float" office:value="-0.0148422783339237" calcext:value-type="float">
            <text:p>-0.014842278333924</text:p>
          </table:table-cell>
          <table:table-cell office:value-type="float" office:value="-0.690507616908984" calcext:value-type="float">
            <text:p>-0.690507616908984</text:p>
          </table:table-cell>
          <table:table-cell office:value-type="float" office:value="-1.09962831768313" calcext:value-type="float">
            <text:p>-1.09962831768313</text:p>
          </table:table-cell>
          <table:table-cell office:value-type="float" office:value="0.288648227506044" calcext:value-type="float">
            <text:p>0.288648227506044</text:p>
          </table:table-cell>
        </table:table-row>
        <table:table-row table:style-name="ro1">
          <table:table-cell table:formula="of:=SQRT([.B344]^2+[.C344]^2+[.D344]^2)" office:value-type="float" office:value="1.62910526741771" calcext:value-type="float">
            <text:p>1.62910526741771</text:p>
          </table:table-cell>
          <table:table-cell office:value-type="float" office:value="1.61006749868235" calcext:value-type="float">
            <text:p>1.61006749868235</text:p>
          </table:table-cell>
          <table:table-cell office:value-type="float" office:value="-0.155136839111651" calcext:value-type="float">
            <text:p>-0.155136839111651</text:p>
          </table:table-cell>
          <table:table-cell office:value-type="float" office:value="0.193905088033714" calcext:value-type="float">
            <text:p>0.193905088033714</text:p>
          </table:table-cell>
          <table:table-cell office:value-type="float" office:value="-0.816023860042608" calcext:value-type="float">
            <text:p>-0.816023860042608</text:p>
          </table:table-cell>
          <table:table-cell office:value-type="float" office:value="0.870527580151723" calcext:value-type="float">
            <text:p>0.870527580151723</text:p>
          </table:table-cell>
          <table:table-cell office:value-type="float" office:value="0.284248272179421" calcext:value-type="float">
            <text:p>0.284248272179421</text:p>
          </table:table-cell>
          <table:table-cell office:value-type="float" office:value="1.67509196224397" calcext:value-type="float">
            <text:p>1.67509196224397</text:p>
          </table:table-cell>
          <table:table-cell office:value-type="float" office:value="-0.140941163652345" calcext:value-type="float">
            <text:p>-0.140941163652345</text:p>
          </table:table-cell>
          <table:table-cell office:value-type="float" office:value="0.211876209193901" calcext:value-type="float">
            <text:p>0.211876209193901</text:p>
          </table:table-cell>
          <table:table-cell office:value-type="float" office:value="-0.846451694493856" calcext:value-type="float">
            <text:p>-0.846451694493856</text:p>
          </table:table-cell>
          <table:table-cell office:value-type="float" office:value="0.766733693020643" calcext:value-type="float">
            <text:p>0.766733693020643</text:p>
          </table:table-cell>
          <table:table-cell office:value-type="float" office:value="0.312472261773898" calcext:value-type="float">
            <text:p>0.312472261773898</text:p>
          </table:table-cell>
          <table:table-cell office:value-type="float" office:value="0.0650244635616282" calcext:value-type="float">
            <text:p>0.065024463561628</text:p>
          </table:table-cell>
          <table:table-cell office:value-type="float" office:value="0.0141956754593053" calcext:value-type="float">
            <text:p>0.014195675459305</text:p>
          </table:table-cell>
          <table:table-cell office:value-type="float" office:value="0.0179711211601873" calcext:value-type="float">
            <text:p>0.017971121160187</text:p>
          </table:table-cell>
          <table:table-cell office:value-type="float" office:value="-0.0502539174390191" calcext:value-type="float">
            <text:p>-0.050253917439019</text:p>
          </table:table-cell>
          <table:table-cell office:value-type="float" office:value="-0.0931959014139534" calcext:value-type="float">
            <text:p>-0.093195901413953</text:p>
          </table:table-cell>
          <table:table-cell office:value-type="float" office:value="0.00363058070020727" calcext:value-type="float">
            <text:p>0.003630580700207</text:p>
          </table:table-cell>
        </table:table-row>
        <table:table-row table:style-name="ro1">
          <table:table-cell table:formula="of:=SQRT([.B345]^2+[.C345]^2+[.D345]^2)" office:value-type="float" office:value="1.72156334288032" calcext:value-type="float">
            <text:p>1.72156334288032</text:p>
          </table:table-cell>
          <table:table-cell office:value-type="float" office:value="1.55589061994029" calcext:value-type="float">
            <text:p>1.55589061994029</text:p>
          </table:table-cell>
          <table:table-cell office:value-type="float" office:value="-0.724594240663234" calcext:value-type="float">
            <text:p>-0.724594240663234</text:p>
          </table:table-cell>
          <table:table-cell office:value-type="float" office:value="0.133969805287435" calcext:value-type="float">
            <text:p>0.133969805287435</text:p>
          </table:table-cell>
          <table:table-cell office:value-type="float" office:value="0.193541538222908" calcext:value-type="float">
            <text:p>0.193541538222908</text:p>
          </table:table-cell>
          <table:table-cell office:value-type="float" office:value="-0.157131103991316" calcext:value-type="float">
            <text:p>-0.157131103991316</text:p>
          </table:table-cell>
          <table:table-cell office:value-type="float" office:value="0.587652753495367" calcext:value-type="float">
            <text:p>0.587652753495367</text:p>
          </table:table-cell>
          <table:table-cell office:value-type="float" office:value="1.60784784649538" calcext:value-type="float">
            <text:p>1.60784784649538</text:p>
          </table:table-cell>
          <table:table-cell office:value-type="float" office:value="-0.700895278163616" calcext:value-type="float">
            <text:p>-0.700895278163616</text:p>
          </table:table-cell>
          <table:table-cell office:value-type="float" office:value="0.151400903758746" calcext:value-type="float">
            <text:p>0.151400903758746</text:p>
          </table:table-cell>
          <table:table-cell office:value-type="float" office:value="0.253860600217667" calcext:value-type="float">
            <text:p>0.253860600217667</text:p>
          </table:table-cell>
          <table:table-cell office:value-type="float" office:value="-0.233608765715296" calcext:value-type="float">
            <text:p>-0.233608765715296</text:p>
          </table:table-cell>
          <table:table-cell office:value-type="float" office:value="0.562668983349879" calcext:value-type="float">
            <text:p>0.562668983349879</text:p>
          </table:table-cell>
          <table:table-cell office:value-type="float" office:value="0.0519572265550938" calcext:value-type="float">
            <text:p>0.051957226555094</text:p>
          </table:table-cell>
          <table:table-cell office:value-type="float" office:value="0.0236989624996179" calcext:value-type="float">
            <text:p>0.023698962499618</text:p>
          </table:table-cell>
          <table:table-cell office:value-type="float" office:value="0.0174310984713107" calcext:value-type="float">
            <text:p>0.017431098471311</text:p>
          </table:table-cell>
          <table:table-cell office:value-type="float" office:value="0.00632438586921502" calcext:value-type="float">
            <text:p>0.006324385869215</text:p>
          </table:table-cell>
          <table:table-cell office:value-type="float" office:value="-0.0964794467575319" calcext:value-type="float">
            <text:p>-0.096479446757532</text:p>
          </table:table-cell>
          <table:table-cell office:value-type="float" office:value="-0.0364001379678864" calcext:value-type="float">
            <text:p>-0.036400137967887</text:p>
          </table:table-cell>
        </table:table-row>
        <table:table-row table:style-name="ro1">
          <table:table-cell table:formula="of:=SQRT([.B346]^2+[.C346]^2+[.D346]^2)" office:value-type="float" office:value="4.74266882380125" calcext:value-type="float">
            <text:p>4.74266882380125</text:p>
          </table:table-cell>
          <table:table-cell office:value-type="float" office:value="4.10359318027295" calcext:value-type="float">
            <text:p>4.10359318027295</text:p>
          </table:table-cell>
          <table:table-cell office:value-type="float" office:value="-2.15786882294088" calcext:value-type="float">
            <text:p>-2.15786882294088</text:p>
          </table:table-cell>
          <table:table-cell office:value-type="float" office:value="0.998515260801441" calcext:value-type="float">
            <text:p>0.998515260801441</text:p>
          </table:table-cell>
          <table:table-cell office:value-type="float" office:value="0.182092874455848" calcext:value-type="float">
            <text:p>0.182092874455848</text:p>
          </table:table-cell>
          <table:table-cell office:value-type="float" office:value="0.754391417391177" calcext:value-type="float">
            <text:p>0.754391417391177</text:p>
          </table:table-cell>
          <table:table-cell office:value-type="float" office:value="-1.32361804541229" calcext:value-type="float">
            <text:p>-1.32361804541229</text:p>
          </table:table-cell>
          <table:table-cell office:value-type="float" office:value="3.95158329619986" calcext:value-type="float">
            <text:p>3.95158329619986</text:p>
          </table:table-cell>
          <table:table-cell office:value-type="float" office:value="-2.08751627933771" calcext:value-type="float">
            <text:p>-2.08751627933771</text:p>
          </table:table-cell>
          <table:table-cell office:value-type="float" office:value="0.980994905481269" calcext:value-type="float">
            <text:p>0.980994905481269</text:p>
          </table:table-cell>
          <table:table-cell office:value-type="float" office:value="0.147258088656264" calcext:value-type="float">
            <text:p>0.147258088656264</text:p>
          </table:table-cell>
          <table:table-cell office:value-type="float" office:value="0.736307663502334" calcext:value-type="float">
            <text:p>0.736307663502334</text:p>
          </table:table-cell>
          <table:table-cell office:value-type="float" office:value="-1.30617480042482" calcext:value-type="float">
            <text:p>-1.30617480042482</text:p>
          </table:table-cell>
          <table:table-cell office:value-type="float" office:value="-0.152009884073091" calcext:value-type="float">
            <text:p>-0.152009884073091</text:p>
          </table:table-cell>
          <table:table-cell office:value-type="float" office:value="0.0703525436031738" calcext:value-type="float">
            <text:p>0.070352543603174</text:p>
          </table:table-cell>
          <table:table-cell office:value-type="float" office:value="-0.0175203553201713" calcext:value-type="float">
            <text:p>-0.017520355320171</text:p>
          </table:table-cell>
          <table:table-cell office:value-type="float" office:value="0.0109257515034553" calcext:value-type="float">
            <text:p>0.010925751503455</text:p>
          </table:table-cell>
          <table:table-cell office:value-type="float" office:value="-0.029374600731304" calcext:value-type="float">
            <text:p>-0.029374600731304</text:p>
          </table:table-cell>
          <table:table-cell office:value-type="float" office:value="-0.00602447993643018" calcext:value-type="float">
            <text:p>-0.00602447993643</text:p>
          </table:table-cell>
        </table:table-row>
        <table:table-row table:style-name="ro1">
          <table:table-cell table:formula="of:=SQRT([.B347]^2+[.C347]^2+[.D347]^2)" office:value-type="float" office:value="6.14536207876947" calcext:value-type="float">
            <text:p>6.14536207876947</text:p>
          </table:table-cell>
          <table:table-cell office:value-type="float" office:value="5.61341544082067" calcext:value-type="float">
            <text:p>5.61341544082067</text:p>
          </table:table-cell>
          <table:table-cell office:value-type="float" office:value="1.01010116255661" calcext:value-type="float">
            <text:p>1.01010116255661</text:p>
          </table:table-cell>
          <table:table-cell office:value-type="float" office:value="2.28795494040762" calcext:value-type="float">
            <text:p>2.28795494040762</text:p>
          </table:table-cell>
          <table:table-cell office:value-type="float" office:value="0.75724597982782" calcext:value-type="float">
            <text:p>0.75724597982782</text:p>
          </table:table-cell>
          <table:table-cell office:value-type="float" office:value="0.482901628854939" calcext:value-type="float">
            <text:p>0.482901628854939</text:p>
          </table:table-cell>
          <table:table-cell office:value-type="float" office:value="1.01339550023663" calcext:value-type="float">
            <text:p>1.01339550023663</text:p>
          </table:table-cell>
          <table:table-cell office:value-type="float" office:value="5.62104228859631" calcext:value-type="float">
            <text:p>5.62104228859631</text:p>
          </table:table-cell>
          <table:table-cell office:value-type="float" office:value="1.00967917434529" calcext:value-type="float">
            <text:p>1.00967917434529</text:p>
          </table:table-cell>
          <table:table-cell office:value-type="float" office:value="2.24721336620456" calcext:value-type="float">
            <text:p>2.24721336620456</text:p>
          </table:table-cell>
          <table:table-cell office:value-type="float" office:value="0.205200071588716" calcext:value-type="float">
            <text:p>0.205200071588716</text:p>
          </table:table-cell>
          <table:table-cell office:value-type="float" office:value="-0.429592843391283" calcext:value-type="float">
            <text:p>-0.429592843391283</text:p>
          </table:table-cell>
          <table:table-cell office:value-type="float" office:value="1.45380819391985" calcext:value-type="float">
            <text:p>1.45380819391985</text:p>
          </table:table-cell>
          <table:table-cell office:value-type="float" office:value="0.00762684777564004" calcext:value-type="float">
            <text:p>0.00762684777564</text:p>
          </table:table-cell>
          <table:table-cell office:value-type="float" office:value="-0.000421988211316782" calcext:value-type="float">
            <text:p>-0.000421988211317</text:p>
          </table:table-cell>
          <table:table-cell office:value-type="float" office:value="-0.0407415742030679" calcext:value-type="float">
            <text:p>-0.040741574203068</text:p>
          </table:table-cell>
          <table:table-cell office:value-type="float" office:value="-1.05611188436702" calcext:value-type="float">
            <text:p>-1.05611188436702</text:p>
          </table:table-cell>
          <table:table-cell office:value-type="float" office:value="0.0193413768349306" calcext:value-type="float">
            <text:p>0.019341376834931</text:p>
          </table:table-cell>
          <table:table-cell office:value-type="float" office:value="0.434876890369082" calcext:value-type="float">
            <text:p>0.434876890369082</text:p>
          </table:table-cell>
        </table:table-row>
        <table:table-row table:style-name="ro1">
          <table:table-cell table:formula="of:=SQRT([.B348]^2+[.C348]^2+[.D348]^2)" office:value-type="float" office:value="7.51430585571453" calcext:value-type="float">
            <text:p>7.51430585571453</text:p>
          </table:table-cell>
          <table:table-cell office:value-type="float" office:value="6.01456072918374" calcext:value-type="float">
            <text:p>6.01456072918374</text:p>
          </table:table-cell>
          <table:table-cell office:value-type="float" office:value="4.26999621618838" calcext:value-type="float">
            <text:p>4.26999621618838</text:p>
          </table:table-cell>
          <table:table-cell office:value-type="float" office:value="1.43421896582195" calcext:value-type="float">
            <text:p>1.43421896582195</text:p>
          </table:table-cell>
          <table:table-cell office:value-type="float" office:value="-0.506567960612426" calcext:value-type="float">
            <text:p>-0.506567960612426</text:p>
          </table:table-cell>
          <table:table-cell office:value-type="float" office:value="0.603529774472305" calcext:value-type="float">
            <text:p>0.603529774472305</text:p>
          </table:table-cell>
          <table:table-cell office:value-type="float" office:value="1.55196942837901" calcext:value-type="float">
            <text:p>1.55196942837901</text:p>
          </table:table-cell>
          <table:table-cell office:value-type="float" office:value="6.09067838844646" calcext:value-type="float">
            <text:p>6.09067838844646</text:p>
          </table:table-cell>
          <table:table-cell office:value-type="float" office:value="4.31089344080205" calcext:value-type="float">
            <text:p>4.31089344080205</text:p>
          </table:table-cell>
          <table:table-cell office:value-type="float" office:value="1.44469929020533" calcext:value-type="float">
            <text:p>1.44469929020533</text:p>
          </table:table-cell>
          <table:table-cell office:value-type="float" office:value="-0.508123169231977" calcext:value-type="float">
            <text:p>-0.508123169231977</text:p>
          </table:table-cell>
          <table:table-cell office:value-type="float" office:value="0.500063267889647" calcext:value-type="float">
            <text:p>0.500063267889647</text:p>
          </table:table-cell>
          <table:table-cell office:value-type="float" office:value="1.55253909701589" calcext:value-type="float">
            <text:p>1.55253909701589</text:p>
          </table:table-cell>
          <table:table-cell office:value-type="float" office:value="0.0761176592627209" calcext:value-type="float">
            <text:p>0.076117659262721</text:p>
          </table:table-cell>
          <table:table-cell office:value-type="float" office:value="0.0408972246136639" calcext:value-type="float">
            <text:p>0.040897224613664</text:p>
          </table:table-cell>
          <table:table-cell office:value-type="float" office:value="0.0104803243833809" calcext:value-type="float">
            <text:p>0.010480324383381</text:p>
          </table:table-cell>
          <table:table-cell office:value-type="float" office:value="-0.103473347586399" calcext:value-type="float">
            <text:p>-0.103473347586399</text:p>
          </table:table-cell>
          <table:table-cell office:value-type="float" office:value="-0.000579819144569616" calcext:value-type="float">
            <text:p>-0.00057981914457</text:p>
          </table:table-cell>
          <table:table-cell office:value-type="float" office:value="-0.000276716666519405" calcext:value-type="float">
            <text:p>-0.000276716666519</text:p>
          </table:table-cell>
        </table:table-row>
        <table:table-row table:style-name="ro1">
          <table:table-cell table:formula="of:=SQRT([.B349]^2+[.C349]^2+[.D349]^2)" office:value-type="float" office:value="7.55598379340285" calcext:value-type="float">
            <text:p>7.55598379340285</text:p>
          </table:table-cell>
          <table:table-cell office:value-type="float" office:value="6.50168430319422" calcext:value-type="float">
            <text:p>6.50168430319422</text:p>
          </table:table-cell>
          <table:table-cell office:value-type="float" office:value="2.29993037574008" calcext:value-type="float">
            <text:p>2.29993037574008</text:p>
          </table:table-cell>
          <table:table-cell office:value-type="float" office:value="3.0872823930623" calcext:value-type="float">
            <text:p>3.0872823930623</text:p>
          </table:table-cell>
          <table:table-cell office:value-type="float" office:value="0.105956944028883" calcext:value-type="float">
            <text:p>0.105956944028883</text:p>
          </table:table-cell>
          <table:table-cell office:value-type="float" office:value="-0.632994692587032" calcext:value-type="float">
            <text:p>-0.632994692587032</text:p>
          </table:table-cell>
          <table:table-cell office:value-type="float" office:value="0.0248211001996843" calcext:value-type="float">
            <text:p>0.024821100199684</text:p>
          </table:table-cell>
          <table:table-cell office:value-type="float" office:value="6.2575537794327" calcext:value-type="float">
            <text:p>6.2575537794327</text:p>
          </table:table-cell>
          <table:table-cell office:value-type="float" office:value="2.24107423626533" calcext:value-type="float">
            <text:p>2.24107423626533</text:p>
          </table:table-cell>
          <table:table-cell office:value-type="float" office:value="2.86787434855367" calcext:value-type="float">
            <text:p>2.86787434855367</text:p>
          </table:table-cell>
          <table:table-cell office:value-type="float" office:value="0.408561148134744" calcext:value-type="float">
            <text:p>0.408561148134744</text:p>
          </table:table-cell>
          <table:table-cell office:value-type="float" office:value="-0.28759639714254" calcext:value-type="float">
            <text:p>-0.28759639714254</text:p>
          </table:table-cell>
          <table:table-cell office:value-type="float" office:value="-0.107095807123953" calcext:value-type="float">
            <text:p>-0.107095807123953</text:p>
          </table:table-cell>
          <table:table-cell office:value-type="float" office:value="-0.244130523761521" calcext:value-type="float">
            <text:p>-0.244130523761521</text:p>
          </table:table-cell>
          <table:table-cell office:value-type="float" office:value="-0.0588561394747451" calcext:value-type="float">
            <text:p>-0.058856139474745</text:p>
          </table:table-cell>
          <table:table-cell office:value-type="float" office:value="-0.219408044508634" calcext:value-type="float">
            <text:p>-0.219408044508634</text:p>
          </table:table-cell>
          <table:table-cell office:value-type="float" office:value="0.313286801562452" calcext:value-type="float">
            <text:p>0.313286801562452</text:p>
          </table:table-cell>
          <table:table-cell office:value-type="float" office:value="0.310577249625742" calcext:value-type="float">
            <text:p>0.310577249625742</text:p>
          </table:table-cell>
          <table:table-cell office:value-type="float" office:value="-0.318641970824546" calcext:value-type="float">
            <text:p>-0.318641970824546</text:p>
          </table:table-cell>
        </table:table-row>
        <table:table-row table:style-name="ro1">
          <table:table-cell table:formula="of:=SQRT([.B350]^2+[.C350]^2+[.D350]^2)" office:value-type="float" office:value="5.54656213435981" calcext:value-type="float">
            <text:p>5.54656213435981</text:p>
          </table:table-cell>
          <table:table-cell office:value-type="float" office:value="5.26719595995277" calcext:value-type="float">
            <text:p>5.26719595995277</text:p>
          </table:table-cell>
          <table:table-cell office:value-type="float" office:value="-1.48985230499659" calcext:value-type="float">
            <text:p>-1.48985230499659</text:p>
          </table:table-cell>
          <table:table-cell office:value-type="float" office:value="0.895175032643076" calcext:value-type="float">
            <text:p>0.895175032643076</text:p>
          </table:table-cell>
          <table:table-cell office:value-type="float" office:value="0.0644525538745011" calcext:value-type="float">
            <text:p>0.064452553874501</text:p>
          </table:table-cell>
          <table:table-cell office:value-type="float" office:value="-0.568727651171516" calcext:value-type="float">
            <text:p>-0.568727651171516</text:p>
          </table:table-cell>
          <table:table-cell office:value-type="float" office:value="-2.98870105464731" calcext:value-type="float">
            <text:p>-2.98870105464731</text:p>
          </table:table-cell>
          <table:table-cell office:value-type="float" office:value="5.37649928264502" calcext:value-type="float">
            <text:p>5.37649928264502</text:p>
          </table:table-cell>
          <table:table-cell office:value-type="float" office:value="-1.56928176411794" calcext:value-type="float">
            <text:p>-1.56928176411794</text:p>
          </table:table-cell>
          <table:table-cell office:value-type="float" office:value="1.00167480388954" calcext:value-type="float">
            <text:p>1.00167480388954</text:p>
          </table:table-cell>
          <table:table-cell office:value-type="float" office:value="0.0961874466950494" calcext:value-type="float">
            <text:p>0.09618744669505</text:p>
          </table:table-cell>
          <table:table-cell office:value-type="float" office:value="-0.537824498224397" calcext:value-type="float">
            <text:p>-0.537824498224397</text:p>
          </table:table-cell>
          <table:table-cell office:value-type="float" office:value="-2.97598833620142" calcext:value-type="float">
            <text:p>-2.97598833620142</text:p>
          </table:table-cell>
          <table:table-cell office:value-type="float" office:value="0.109303322692242" calcext:value-type="float">
            <text:p>0.109303322692242</text:p>
          </table:table-cell>
          <table:table-cell office:value-type="float" office:value="-0.0794294591213487" calcext:value-type="float">
            <text:p>-0.079429459121349</text:p>
          </table:table-cell>
          <table:table-cell office:value-type="float" office:value="0.10649977124646" calcext:value-type="float">
            <text:p>0.10649977124646</text:p>
          </table:table-cell>
          <table:table-cell office:value-type="float" office:value="-0.0316185862633862" calcext:value-type="float">
            <text:p>-0.031618586263386</text:p>
          </table:table-cell>
          <table:table-cell office:value-type="float" office:value="-0.0261605078322105" calcext:value-type="float">
            <text:p>-0.026160507832211</text:p>
          </table:table-cell>
          <table:table-cell office:value-type="float" office:value="-0.00437989028983932" calcext:value-type="float">
            <text:p>-0.004379890289839</text:p>
          </table:table-cell>
        </table:table-row>
        <table:table-row table:style-name="ro1">
          <table:table-cell table:formula="of:=SQRT([.B351]^2+[.C351]^2+[.D351]^2)" office:value-type="float" office:value="3.3349195083837" calcext:value-type="float">
            <text:p>3.3349195083837</text:p>
          </table:table-cell>
          <table:table-cell office:value-type="float" office:value="3.00630836124488" calcext:value-type="float">
            <text:p>3.00630836124488</text:p>
          </table:table-cell>
          <table:table-cell office:value-type="float" office:value="0.496353098756911" calcext:value-type="float">
            <text:p>0.496353098756911</text:p>
          </table:table-cell>
          <table:table-cell office:value-type="float" office:value="1.35551900239787" calcext:value-type="float">
            <text:p>1.35551900239787</text:p>
          </table:table-cell>
          <table:table-cell office:value-type="float" office:value="0.322929529881348" calcext:value-type="float">
            <text:p>0.322929529881348</text:p>
          </table:table-cell>
          <table:table-cell office:value-type="float" office:value="0.0619880090553462" calcext:value-type="float">
            <text:p>0.061988009055346</text:p>
          </table:table-cell>
          <table:table-cell office:value-type="float" office:value="-0.191434647938848" calcext:value-type="float">
            <text:p>-0.191434647938848</text:p>
          </table:table-cell>
          <table:table-cell office:value-type="float" office:value="2.99220083647963" calcext:value-type="float">
            <text:p>2.99220083647963</text:p>
          </table:table-cell>
          <table:table-cell office:value-type="float" office:value="0.493295415521695" calcext:value-type="float">
            <text:p>0.493295415521695</text:p>
          </table:table-cell>
          <table:table-cell office:value-type="float" office:value="1.28047641390651" calcext:value-type="float">
            <text:p>1.28047641390651</text:p>
          </table:table-cell>
          <table:table-cell office:value-type="float" office:value="0.236901406765095" calcext:value-type="float">
            <text:p>0.236901406765095</text:p>
          </table:table-cell>
          <table:table-cell office:value-type="float" office:value="0.0255042880598575" calcext:value-type="float">
            <text:p>0.025504288059858</text:p>
          </table:table-cell>
          <table:table-cell office:value-type="float" office:value="-0.171427042379863" calcext:value-type="float">
            <text:p>-0.171427042379863</text:p>
          </table:table-cell>
          <table:table-cell office:value-type="float" office:value="-0.0141075247652434" calcext:value-type="float">
            <text:p>-0.014107524765243</text:p>
          </table:table-cell>
          <table:table-cell office:value-type="float" office:value="-0.00305768323521571" calcext:value-type="float">
            <text:p>-0.003057683235216</text:p>
          </table:table-cell>
          <table:table-cell office:value-type="float" office:value="-0.075042588491353" calcext:value-type="float">
            <text:p>-0.075042588491353</text:p>
          </table:table-cell>
          <table:table-cell office:value-type="float" office:value="-0.0776109567802705" calcext:value-type="float">
            <text:p>-0.077610956780271</text:p>
          </table:table-cell>
          <table:table-cell office:value-type="float" office:value="-0.0519506903013509" calcext:value-type="float">
            <text:p>-0.051950690301351</text:p>
          </table:table-cell>
          <table:table-cell office:value-type="float" office:value="0.0142250257511982" calcext:value-type="float">
            <text:p>0.014225025751198</text:p>
          </table:table-cell>
        </table:table-row>
        <table:table-row table:style-name="ro1">
          <table:table-cell table:formula="of:=SQRT([.B352]^2+[.C352]^2+[.D352]^2)" office:value-type="float" office:value="4.51598152416263" calcext:value-type="float">
            <text:p>4.51598152416263</text:p>
          </table:table-cell>
          <table:table-cell office:value-type="float" office:value="3.85630154452156" calcext:value-type="float">
            <text:p>3.85630154452156</text:p>
          </table:table-cell>
          <table:table-cell office:value-type="float" office:value="-2.13160116283423" calcext:value-type="float">
            <text:p>-2.13160116283423</text:p>
          </table:table-cell>
          <table:table-cell office:value-type="float" office:value="0.989597901626027" calcext:value-type="float">
            <text:p>0.989597901626027</text:p>
          </table:table-cell>
          <table:table-cell office:value-type="float" office:value="-0.19060087064316" calcext:value-type="float">
            <text:p>-0.19060087064316</text:p>
          </table:table-cell>
          <table:table-cell office:value-type="float" office:value="-0.582106897825618" calcext:value-type="float">
            <text:p>-0.582106897825618</text:p>
          </table:table-cell>
          <table:table-cell office:value-type="float" office:value="2.4410447516751" calcext:value-type="float">
            <text:p>2.4410447516751</text:p>
          </table:table-cell>
          <table:table-cell office:value-type="float" office:value="3.82884654548528" calcext:value-type="float">
            <text:p>3.82884654548528</text:p>
          </table:table-cell>
          <table:table-cell office:value-type="float" office:value="-2.1232902609484" calcext:value-type="float">
            <text:p>-2.1232902609484</text:p>
          </table:table-cell>
          <table:table-cell office:value-type="float" office:value="0.996015637458922" calcext:value-type="float">
            <text:p>0.996015637458922</text:p>
          </table:table-cell>
          <table:table-cell office:value-type="float" office:value="-0.160252445263339" calcext:value-type="float">
            <text:p>-0.160252445263339</text:p>
          </table:table-cell>
          <table:table-cell office:value-type="float" office:value="-0.543442964421797" calcext:value-type="float">
            <text:p>-0.543442964421797</text:p>
          </table:table-cell>
          <table:table-cell office:value-type="float" office:value="2.42066856915931" calcext:value-type="float">
            <text:p>2.42066856915931</text:p>
          </table:table-cell>
          <table:table-cell office:value-type="float" office:value="-0.0274549990362836" calcext:value-type="float">
            <text:p>-0.027454999036284</text:p>
          </table:table-cell>
          <table:table-cell office:value-type="float" office:value="0.00831090188583294" calcext:value-type="float">
            <text:p>0.008310901885833</text:p>
          </table:table-cell>
          <table:table-cell office:value-type="float" office:value="0.0064177358328954" calcext:value-type="float">
            <text:p>0.006417735832895</text:p>
          </table:table-cell>
          <table:table-cell office:value-type="float" office:value="0.00492805896565685" calcext:value-type="float">
            <text:p>0.004928058965657</text:p>
          </table:table-cell>
          <table:table-cell office:value-type="float" office:value="-0.0461441686476505" calcext:value-type="float">
            <text:p>-0.046144168647651</text:p>
          </table:table-cell>
          <table:table-cell office:value-type="float" office:value="-0.0364583306810253" calcext:value-type="float">
            <text:p>-0.036458330681025</text:p>
          </table:table-cell>
        </table:table-row>
        <table:table-row table:style-name="ro1">
          <table:table-cell table:formula="of:=SQRT([.B353]^2+[.C353]^2+[.D353]^2)" office:value-type="float" office:value="5.24007156982748" calcext:value-type="float">
            <text:p>5.24007156982748</text:p>
          </table:table-cell>
          <table:table-cell office:value-type="float" office:value="3.87884144070925" calcext:value-type="float">
            <text:p>3.87884144070925</text:p>
          </table:table-cell>
          <table:table-cell office:value-type="float" office:value="-3.47552248539202" calcext:value-type="float">
            <text:p>-3.47552248539202</text:p>
          </table:table-cell>
          <table:table-cell office:value-type="float" office:value="0.57765265366416" calcext:value-type="float">
            <text:p>0.57765265366416</text:p>
          </table:table-cell>
          <table:table-cell office:value-type="float" office:value="0.814118793582004" calcext:value-type="float">
            <text:p>0.814118793582004</text:p>
          </table:table-cell>
          <table:table-cell office:value-type="float" office:value="0.655884387227663" calcext:value-type="float">
            <text:p>0.655884387227663</text:p>
          </table:table-cell>
          <table:table-cell office:value-type="float" office:value="-1.35806404890197" calcext:value-type="float">
            <text:p>-1.35806404890197</text:p>
          </table:table-cell>
          <table:table-cell office:value-type="float" office:value="3.96003551909924" calcext:value-type="float">
            <text:p>3.96003551909924</text:p>
          </table:table-cell>
          <table:table-cell office:value-type="float" office:value="-3.49527647662906" calcext:value-type="float">
            <text:p>-3.49527647662906</text:p>
          </table:table-cell>
          <table:table-cell office:value-type="float" office:value="0.638028936608412" calcext:value-type="float">
            <text:p>0.638028936608412</text:p>
          </table:table-cell>
          <table:table-cell office:value-type="float" office:value="0.756941280704145" calcext:value-type="float">
            <text:p>0.756941280704145</text:p>
          </table:table-cell>
          <table:table-cell office:value-type="float" office:value="0.620139686844991" calcext:value-type="float">
            <text:p>0.620139686844991</text:p>
          </table:table-cell>
          <table:table-cell office:value-type="float" office:value="-1.37645600644846" calcext:value-type="float">
            <text:p>-1.37645600644846</text:p>
          </table:table-cell>
          <table:table-cell office:value-type="float" office:value="0.0811940783899861" calcext:value-type="float">
            <text:p>0.081194078389986</text:p>
          </table:table-cell>
          <table:table-cell office:value-type="float" office:value="-0.0197539912370419" calcext:value-type="float">
            <text:p>-0.019753991237042</text:p>
          </table:table-cell>
          <table:table-cell office:value-type="float" office:value="0.0603762829442522" calcext:value-type="float">
            <text:p>0.060376282944252</text:p>
          </table:table-cell>
          <table:table-cell office:value-type="float" office:value="0.0243563612568654" calcext:value-type="float">
            <text:p>0.024356361256865</text:p>
          </table:table-cell>
          <table:table-cell office:value-type="float" office:value="-0.0528558022772505" calcext:value-type="float">
            <text:p>-0.052855802277251</text:p>
          </table:table-cell>
          <table:table-cell office:value-type="float" office:value="-0.0518144264438689" calcext:value-type="float">
            <text:p>-0.051814426443869</text:p>
          </table:table-cell>
        </table:table-row>
        <table:table-row table:style-name="ro1">
          <table:table-cell table:formula="of:=SQRT([.B354]^2+[.C354]^2+[.D354]^2)" office:value-type="float" office:value="4.13641484178839" calcext:value-type="float">
            <text:p>4.13641484178839</text:p>
          </table:table-cell>
          <table:table-cell office:value-type="float" office:value="3.88095106516887" calcext:value-type="float">
            <text:p>3.88095106516887</text:p>
          </table:table-cell>
          <table:table-cell office:value-type="float" office:value="1.07228386983722" calcext:value-type="float">
            <text:p>1.07228386983722</text:p>
          </table:table-cell>
          <table:table-cell office:value-type="float" office:value="0.947815317252672" calcext:value-type="float">
            <text:p>0.947815317252672</text:p>
          </table:table-cell>
          <table:table-cell office:value-type="float" office:value="0.90614293560331" calcext:value-type="float">
            <text:p>0.90614293560331</text:p>
          </table:table-cell>
          <table:table-cell office:value-type="float" office:value="0.866404190849408" calcext:value-type="float">
            <text:p>0.866404190849408</text:p>
          </table:table-cell>
          <table:table-cell office:value-type="float" office:value="1.23345835251544" calcext:value-type="float">
            <text:p>1.23345835251544</text:p>
          </table:table-cell>
          <table:table-cell office:value-type="float" office:value="3.78884042586571" calcext:value-type="float">
            <text:p>3.78884042586571</text:p>
          </table:table-cell>
          <table:table-cell office:value-type="float" office:value="1.04095185798422" calcext:value-type="float">
            <text:p>1.04095185798422</text:p>
          </table:table-cell>
          <table:table-cell office:value-type="float" office:value="0.925841558476973" calcext:value-type="float">
            <text:p>0.925841558476973</text:p>
          </table:table-cell>
          <table:table-cell office:value-type="float" office:value="-0.170246323771736" calcext:value-type="float">
            <text:p>-0.170246323771736</text:p>
          </table:table-cell>
          <table:table-cell office:value-type="float" office:value="-0.485636003455968" calcext:value-type="float">
            <text:p>-0.485636003455968</text:p>
          </table:table-cell>
          <table:table-cell office:value-type="float" office:value="1.6919358605404" calcext:value-type="float">
            <text:p>1.6919358605404</text:p>
          </table:table-cell>
          <table:table-cell office:value-type="float" office:value="-0.0921106393031677" calcext:value-type="float">
            <text:p>-0.092110639303168</text:p>
          </table:table-cell>
          <table:table-cell office:value-type="float" office:value="-0.031332011853002" calcext:value-type="float">
            <text:p>-0.031332011853002</text:p>
          </table:table-cell>
          <table:table-cell office:value-type="float" office:value="-0.0219737587756989" calcext:value-type="float">
            <text:p>-0.021973758775699</text:p>
          </table:table-cell>
          <table:table-cell office:value-type="float" office:value="-1.66984084812991" calcext:value-type="float">
            <text:p>-1.66984084812991</text:p>
          </table:table-cell>
          <table:table-cell office:value-type="float" office:value="0.557089733692602" calcext:value-type="float">
            <text:p>0.557089733692602</text:p>
          </table:table-cell>
          <table:table-cell office:value-type="float" office:value="0.78262397464563" calcext:value-type="float">
            <text:p>0.78262397464563</text:p>
          </table:table-cell>
        </table:table-row>
        <table:table-row table:style-name="ro1">
          <table:table-cell table:formula="of:=SQRT([.B355]^2+[.C355]^2+[.D355]^2)" office:value-type="float" office:value="1.53238187270084" calcext:value-type="float">
            <text:p>1.53238187270084</text:p>
          </table:table-cell>
          <table:table-cell office:value-type="float" office:value="1.53190289949939" calcext:value-type="float">
            <text:p>1.53190289949939</text:p>
          </table:table-cell>
          <table:table-cell office:value-type="float" office:value="-0.0368074627507884" calcext:value-type="float">
            <text:p>-0.036807462750789</text:p>
          </table:table-cell>
          <table:table-cell office:value-type="float" office:value="0.0106264280627014" calcext:value-type="float">
            <text:p>0.010626428062701</text:p>
          </table:table-cell>
          <table:table-cell office:value-type="float" office:value="0.637129174506532" calcext:value-type="float">
            <text:p>0.637129174506532</text:p>
          </table:table-cell>
          <table:table-cell office:value-type="float" office:value="0.770680511193257" calcext:value-type="float">
            <text:p>0.770680511193257</text:p>
          </table:table-cell>
          <table:table-cell office:value-type="float" office:value="-2.00910146798721" calcext:value-type="float">
            <text:p>-2.00910146798721</text:p>
          </table:table-cell>
          <table:table-cell office:value-type="float" office:value="1.5803267299183" calcext:value-type="float">
            <text:p>1.5803267299183</text:p>
          </table:table-cell>
          <table:table-cell office:value-type="float" office:value="-0.0187088501887611" calcext:value-type="float">
            <text:p>-0.018708850188761</text:p>
          </table:table-cell>
          <table:table-cell office:value-type="float" office:value="0.0406159096401416" calcext:value-type="float">
            <text:p>0.040615909640142</text:p>
          </table:table-cell>
          <table:table-cell office:value-type="float" office:value="0.539231900897189" calcext:value-type="float">
            <text:p>0.539231900897189</text:p>
          </table:table-cell>
          <table:table-cell office:value-type="float" office:value="0.841768017858301" calcext:value-type="float">
            <text:p>0.841768017858301</text:p>
          </table:table-cell>
          <table:table-cell office:value-type="float" office:value="-1.92732475566585" calcext:value-type="float">
            <text:p>-1.92732475566585</text:p>
          </table:table-cell>
          <table:table-cell office:value-type="float" office:value="0.0484238304189142" calcext:value-type="float">
            <text:p>0.048423830418914</text:p>
          </table:table-cell>
          <table:table-cell office:value-type="float" office:value="0.0180986125620274" calcext:value-type="float">
            <text:p>0.018098612562027</text:p>
          </table:table-cell>
          <table:table-cell office:value-type="float" office:value="0.0299894815774402" calcext:value-type="float">
            <text:p>0.02998948157744</text:p>
          </table:table-cell>
          <table:table-cell office:value-type="float" office:value="-0.0388601566872064" calcext:value-type="float">
            <text:p>-0.038860156687207</text:p>
          </table:table-cell>
          <table:table-cell office:value-type="float" office:value="-0.0901646549279942" calcext:value-type="float">
            <text:p>-0.090164654927994</text:p>
          </table:table-cell>
          <table:table-cell office:value-type="float" office:value="0.00930135000208221" calcext:value-type="float">
            <text:p>0.009301350002082</text:p>
          </table:table-cell>
        </table:table-row>
        <table:table-row table:style-name="ro1">
          <table:table-cell table:formula="of:=SQRT([.B356]^2+[.C356]^2+[.D356]^2)" office:value-type="float" office:value="5.73285551122772" calcext:value-type="float">
            <text:p>5.73285551122772</text:p>
          </table:table-cell>
          <table:table-cell office:value-type="float" office:value="5.38635363291328" calcext:value-type="float">
            <text:p>5.38635363291328</text:p>
          </table:table-cell>
          <table:table-cell office:value-type="float" office:value="1.04761233543585" calcext:value-type="float">
            <text:p>1.04761233543585</text:p>
          </table:table-cell>
          <table:table-cell office:value-type="float" office:value="1.65992025364433" calcext:value-type="float">
            <text:p>1.65992025364433</text:p>
          </table:table-cell>
          <table:table-cell office:value-type="float" office:value="-0.738143612259107" calcext:value-type="float">
            <text:p>-0.738143612259107</text:p>
          </table:table-cell>
          <table:table-cell office:value-type="float" office:value="-0.233157174433162" calcext:value-type="float">
            <text:p>-0.233157174433162</text:p>
          </table:table-cell>
          <table:table-cell office:value-type="float" office:value="2.60842919768856" calcext:value-type="float">
            <text:p>2.60842919768856</text:p>
          </table:table-cell>
          <table:table-cell office:value-type="float" office:value="5.50295221340115" calcext:value-type="float">
            <text:p>5.50295221340115</text:p>
          </table:table-cell>
          <table:table-cell office:value-type="float" office:value="1.06545612705769" calcext:value-type="float">
            <text:p>1.06545612705769</text:p>
          </table:table-cell>
          <table:table-cell office:value-type="float" office:value="1.70345344974895" calcext:value-type="float">
            <text:p>1.70345344974895</text:p>
          </table:table-cell>
          <table:table-cell office:value-type="float" office:value="0.885165851489651" calcext:value-type="float">
            <text:p>0.885165851489651</text:p>
          </table:table-cell>
          <table:table-cell office:value-type="float" office:value="0.965124791347603" calcext:value-type="float">
            <text:p>0.965124791347603</text:p>
          </table:table-cell>
          <table:table-cell office:value-type="float" office:value="2.50064955940072" calcext:value-type="float">
            <text:p>2.50064955940072</text:p>
          </table:table-cell>
          <table:table-cell office:value-type="float" office:value="0.11659858048787" calcext:value-type="float">
            <text:p>0.11659858048787</text:p>
          </table:table-cell>
          <table:table-cell office:value-type="float" office:value="0.0178437916218386" calcext:value-type="float">
            <text:p>0.017843791621839</text:p>
          </table:table-cell>
          <table:table-cell office:value-type="float" office:value="0.0435331961046135" calcext:value-type="float">
            <text:p>0.043533196104614</text:p>
          </table:table-cell>
          <table:table-cell office:value-type="float" office:value="-2.76513064477016" calcext:value-type="float">
            <text:p>-2.76513064477016</text:p>
          </table:table-cell>
          <table:table-cell office:value-type="float" office:value="-1.33304437233074" calcext:value-type="float">
            <text:p>-1.33304437233074</text:p>
          </table:table-cell>
          <table:table-cell office:value-type="float" office:value="-1.9173342128511" calcext:value-type="float">
            <text:p>-1.9173342128511</text:p>
          </table:table-cell>
        </table:table-row>
        <table:table-row table:style-name="ro1">
          <table:table-cell table:formula="of:=SQRT([.B357]^2+[.C357]^2+[.D357]^2)" office:value-type="float" office:value="2.43109397054732" calcext:value-type="float">
            <text:p>2.43109397054732</text:p>
          </table:table-cell>
          <table:table-cell office:value-type="float" office:value="2.22578139294193" calcext:value-type="float">
            <text:p>2.22578139294193</text:p>
          </table:table-cell>
          <table:table-cell office:value-type="float" office:value="0.753902063257333" calcext:value-type="float">
            <text:p>0.753902063257333</text:p>
          </table:table-cell>
          <table:table-cell office:value-type="float" office:value="0.622693153552656" calcext:value-type="float">
            <text:p>0.622693153552656</text:p>
          </table:table-cell>
          <table:table-cell office:value-type="float" office:value="0.807872136387925" calcext:value-type="float">
            <text:p>0.807872136387925</text:p>
          </table:table-cell>
          <table:table-cell office:value-type="float" office:value="-0.19902995257848" calcext:value-type="float">
            <text:p>-0.19902995257848</text:p>
          </table:table-cell>
          <table:table-cell office:value-type="float" office:value="-2.77706139263196" calcext:value-type="float">
            <text:p>-2.77706139263196</text:p>
          </table:table-cell>
          <table:table-cell office:value-type="float" office:value="2.24174956557871" calcext:value-type="float">
            <text:p>2.24174956557871</text:p>
          </table:table-cell>
          <table:table-cell office:value-type="float" office:value="0.754603069135418" calcext:value-type="float">
            <text:p>0.754603069135418</text:p>
          </table:table-cell>
          <table:table-cell office:value-type="float" office:value="0.595071302782323" calcext:value-type="float">
            <text:p>0.595071302782323</text:p>
          </table:table-cell>
          <table:table-cell office:value-type="float" office:value="0.858587659344589" calcext:value-type="float">
            <text:p>0.858587659344589</text:p>
          </table:table-cell>
          <table:table-cell office:value-type="float" office:value="-0.124589199570876" calcext:value-type="float">
            <text:p>-0.124589199570876</text:p>
          </table:table-cell>
          <table:table-cell office:value-type="float" office:value="-2.75107016918236" calcext:value-type="float">
            <text:p>-2.75107016918236</text:p>
          </table:table-cell>
          <table:table-cell office:value-type="float" office:value="0.0159681726367849" calcext:value-type="float">
            <text:p>0.015968172636785</text:p>
          </table:table-cell>
          <table:table-cell office:value-type="float" office:value="0.000701005878084526" calcext:value-type="float">
            <text:p>0.000701005878085</text:p>
          </table:table-cell>
          <table:table-cell office:value-type="float" office:value="-0.027621850770333" calcext:value-type="float">
            <text:p>-0.027621850770333</text:p>
          </table:table-cell>
          <table:table-cell office:value-type="float" office:value="-0.0735834202740429" calcext:value-type="float">
            <text:p>-0.073583420274043</text:p>
          </table:table-cell>
          <table:table-cell office:value-type="float" office:value="-0.0513391595172124" calcext:value-type="float">
            <text:p>-0.051339159517212</text:p>
          </table:table-cell>
          <table:table-cell office:value-type="float" office:value="0.0159232362165396" calcext:value-type="float">
            <text:p>0.01592323621654</text:p>
          </table:table-cell>
        </table:table-row>
        <table:table-row table:style-name="ro1">
          <table:table-cell table:formula="of:=SQRT([.B358]^2+[.C358]^2+[.D358]^2)" office:value-type="float" office:value="3.81826873303736" calcext:value-type="float">
            <text:p>3.81826873303736</text:p>
          </table:table-cell>
          <table:table-cell office:value-type="float" office:value="3.47593822418534" calcext:value-type="float">
            <text:p>3.47593822418534</text:p>
          </table:table-cell>
          <table:table-cell office:value-type="float" office:value="-0.581739266977818" calcext:value-type="float">
            <text:p>-0.581739266977818</text:p>
          </table:table-cell>
          <table:table-cell office:value-type="float" office:value="1.4692205432113" calcext:value-type="float">
            <text:p>1.4692205432113</text:p>
          </table:table-cell>
          <table:table-cell office:value-type="float" office:value="0.589228516668045" calcext:value-type="float">
            <text:p>0.589228516668045</text:p>
          </table:table-cell>
          <table:table-cell office:value-type="float" office:value="0.132696356305193" calcext:value-type="float">
            <text:p>0.132696356305193</text:p>
          </table:table-cell>
          <table:table-cell office:value-type="float" office:value="1.63699201466963" calcext:value-type="float">
            <text:p>1.63699201466963</text:p>
          </table:table-cell>
          <table:table-cell office:value-type="float" office:value="3.34462924152794" calcext:value-type="float">
            <text:p>3.34462924152794</text:p>
          </table:table-cell>
          <table:table-cell office:value-type="float" office:value="-0.568397795396259" calcext:value-type="float">
            <text:p>-0.568397795396259</text:p>
          </table:table-cell>
          <table:table-cell office:value-type="float" office:value="1.36321808439243" calcext:value-type="float">
            <text:p>1.36321808439243</text:p>
          </table:table-cell>
          <table:table-cell office:value-type="float" office:value="0.343717031044958" calcext:value-type="float">
            <text:p>0.343717031044958</text:p>
          </table:table-cell>
          <table:table-cell office:value-type="float" office:value="-0.370796075149644" calcext:value-type="float">
            <text:p>-0.370796075149644</text:p>
          </table:table-cell>
          <table:table-cell office:value-type="float" office:value="1.87862592669255" calcext:value-type="float">
            <text:p>1.87862592669255</text:p>
          </table:table-cell>
          <table:table-cell office:value-type="float" office:value="-0.131308982657398" calcext:value-type="float">
            <text:p>-0.131308982657398</text:p>
          </table:table-cell>
          <table:table-cell office:value-type="float" office:value="0.0133414715815584" calcext:value-type="float">
            <text:p>0.013341471581558</text:p>
          </table:table-cell>
          <table:table-cell office:value-type="float" office:value="-0.106002458818868" calcext:value-type="float">
            <text:p>-0.106002458818868</text:p>
          </table:table-cell>
          <table:table-cell office:value-type="float" office:value="-0.499439441615855" calcext:value-type="float">
            <text:p>-0.499439441615855</text:p>
          </table:table-cell>
          <table:table-cell office:value-type="float" office:value="0.260650345319277" calcext:value-type="float">
            <text:p>0.260650345319277</text:p>
          </table:table-cell>
          <table:table-cell office:value-type="float" office:value="0.338723110800034" calcext:value-type="float">
            <text:p>0.338723110800034</text:p>
          </table:table-cell>
        </table:table-row>
        <table:table-row table:style-name="ro1">
          <table:table-cell table:formula="of:=SQRT([.B359]^2+[.C359]^2+[.D359]^2)" office:value-type="float" office:value="8.10013291772475" calcext:value-type="float">
            <text:p>8.10013291772475</text:p>
          </table:table-cell>
          <table:table-cell office:value-type="float" office:value="5.97485070280304" calcext:value-type="float">
            <text:p>5.97485070280304</text:p>
          </table:table-cell>
          <table:table-cell office:value-type="float" office:value="-4.64677756130524" calcext:value-type="float">
            <text:p>-4.64677756130524</text:p>
          </table:table-cell>
          <table:table-cell office:value-type="float" office:value="2.88457460638" calcext:value-type="float">
            <text:p>2.88457460638</text:p>
          </table:table-cell>
          <table:table-cell office:value-type="float" office:value="0.869948661059988" calcext:value-type="float">
            <text:p>0.869948661059988</text:p>
          </table:table-cell>
          <table:table-cell office:value-type="float" office:value="0.0855501958791361" calcext:value-type="float">
            <text:p>0.085550195879136</text:p>
          </table:table-cell>
          <table:table-cell office:value-type="float" office:value="-2.07563400659464" calcext:value-type="float">
            <text:p>-2.07563400659464</text:p>
          </table:table-cell>
          <table:table-cell office:value-type="float" office:value="6.32834163246504" calcext:value-type="float">
            <text:p>6.32834163246504</text:p>
          </table:table-cell>
          <table:table-cell office:value-type="float" office:value="-4.98321616230481" calcext:value-type="float">
            <text:p>-4.98321616230481</text:p>
          </table:table-cell>
          <table:table-cell office:value-type="float" office:value="2.96567502247804" calcext:value-type="float">
            <text:p>2.96567502247804</text:p>
          </table:table-cell>
          <table:table-cell office:value-type="float" office:value="0.804703071873465" calcext:value-type="float">
            <text:p>0.804703071873465</text:p>
          </table:table-cell>
          <table:table-cell office:value-type="float" office:value="0.0661738262969203" calcext:value-type="float">
            <text:p>0.06617382629692</text:p>
          </table:table-cell>
          <table:table-cell office:value-type="float" office:value="-2.14011395825711" calcext:value-type="float">
            <text:p>-2.14011395825711</text:p>
          </table:table-cell>
          <table:table-cell office:value-type="float" office:value="0.353490929662002" calcext:value-type="float">
            <text:p>0.353490929662002</text:p>
          </table:table-cell>
          <table:table-cell office:value-type="float" office:value="-0.336438600999577" calcext:value-type="float">
            <text:p>-0.336438600999577</text:p>
          </table:table-cell>
          <table:table-cell office:value-type="float" office:value="0.0811004160980344" calcext:value-type="float">
            <text:p>0.081100416098035</text:p>
          </table:table-cell>
          <table:table-cell office:value-type="float" office:value="0.0483387412071332" calcext:value-type="float">
            <text:p>0.048338741207133</text:p>
          </table:table-cell>
          <table:table-cell office:value-type="float" office:value="-0.047675696863347" calcext:value-type="float">
            <text:p>-0.047675696863347</text:p>
          </table:table-cell>
          <table:table-cell office:value-type="float" office:value="-0.0682741098347623" calcext:value-type="float">
            <text:p>-0.068274109834762</text:p>
          </table:table-cell>
        </table:table-row>
        <table:table-row table:style-name="ro1">
          <table:table-cell table:formula="of:=SQRT([.B360]^2+[.C360]^2+[.D360]^2)" office:value-type="float" office:value="5.89059508645228" calcext:value-type="float">
            <text:p>5.89059508645228</text:p>
          </table:table-cell>
          <table:table-cell office:value-type="float" office:value="4.50021987844938" calcext:value-type="float">
            <text:p>4.50021987844938</text:p>
          </table:table-cell>
          <table:table-cell office:value-type="float" office:value="3.80062283350341" calcext:value-type="float">
            <text:p>3.80062283350341</text:p>
          </table:table-cell>
          <table:table-cell office:value-type="float" office:value="0.0489652488750151" calcext:value-type="float">
            <text:p>0.048965248875015</text:p>
          </table:table-cell>
          <table:table-cell office:value-type="float" office:value="-0.388141380682761" calcext:value-type="float">
            <text:p>-0.388141380682761</text:p>
          </table:table-cell>
          <table:table-cell office:value-type="float" office:value="0.551220484983716" calcext:value-type="float">
            <text:p>0.551220484983716</text:p>
          </table:table-cell>
          <table:table-cell office:value-type="float" office:value="0.39825511737246" calcext:value-type="float">
            <text:p>0.39825511737246</text:p>
          </table:table-cell>
          <table:table-cell office:value-type="float" office:value="4.61458191859267" calcext:value-type="float">
            <text:p>4.61458191859267</text:p>
          </table:table-cell>
          <table:table-cell office:value-type="float" office:value="3.82250971775801" calcext:value-type="float">
            <text:p>3.82250971775801</text:p>
          </table:table-cell>
          <table:table-cell office:value-type="float" office:value="0.151121985224171" calcext:value-type="float">
            <text:p>0.151121985224171</text:p>
          </table:table-cell>
          <table:table-cell office:value-type="float" office:value="-0.485710171719107" calcext:value-type="float">
            <text:p>-0.485710171719107</text:p>
          </table:table-cell>
          <table:table-cell office:value-type="float" office:value="0.432818710709975" calcext:value-type="float">
            <text:p>0.432818710709975</text:p>
          </table:table-cell>
          <table:table-cell office:value-type="float" office:value="0.466319265579287" calcext:value-type="float">
            <text:p>0.466319265579287</text:p>
          </table:table-cell>
          <table:table-cell office:value-type="float" office:value="0.114362040143292" calcext:value-type="float">
            <text:p>0.114362040143292</text:p>
          </table:table-cell>
          <table:table-cell office:value-type="float" office:value="0.0218868842546049" calcext:value-type="float">
            <text:p>0.021886884254605</text:p>
          </table:table-cell>
          <table:table-cell office:value-type="float" office:value="0.102156736349156" calcext:value-type="float">
            <text:p>0.102156736349156</text:p>
          </table:table-cell>
          <table:table-cell office:value-type="float" office:value="-0.127119589501286" calcext:value-type="float">
            <text:p>-0.127119589501286</text:p>
          </table:table-cell>
          <table:table-cell office:value-type="float" office:value="-0.0725656022798202" calcext:value-type="float">
            <text:p>-0.07256560227982</text:p>
          </table:table-cell>
          <table:table-cell office:value-type="float" office:value="0.0172421514404966" calcext:value-type="float">
            <text:p>0.017242151440497</text:p>
          </table:table-cell>
        </table:table-row>
        <table:table-row table:style-name="ro1">
          <table:table-cell table:formula="of:=SQRT([.B361]^2+[.C361]^2+[.D361]^2)" office:value-type="float" office:value="4.33154761878827" calcext:value-type="float">
            <text:p>4.33154761878827</text:p>
          </table:table-cell>
          <table:table-cell office:value-type="float" office:value="3.65944224668697" calcext:value-type="float">
            <text:p>3.65944224668697</text:p>
          </table:table-cell>
          <table:table-cell office:value-type="float" office:value="1.84415731601181" calcext:value-type="float">
            <text:p>1.84415731601181</text:p>
          </table:table-cell>
          <table:table-cell office:value-type="float" office:value="1.40352093350727" calcext:value-type="float">
            <text:p>1.40352093350727</text:p>
          </table:table-cell>
          <table:table-cell office:value-type="float" office:value="-0.345432392091589" calcext:value-type="float">
            <text:p>-0.345432392091589</text:p>
          </table:table-cell>
          <table:table-cell office:value-type="float" office:value="0.67194359021623" calcext:value-type="float">
            <text:p>0.67194359021623</text:p>
          </table:table-cell>
          <table:table-cell office:value-type="float" office:value="-0.404370700231925" calcext:value-type="float">
            <text:p>-0.404370700231925</text:p>
          </table:table-cell>
          <table:table-cell office:value-type="float" office:value="3.62866883002534" calcext:value-type="float">
            <text:p>3.62866883002534</text:p>
          </table:table-cell>
          <table:table-cell office:value-type="float" office:value="1.82882331994457" calcext:value-type="float">
            <text:p>1.82882331994457</text:p>
          </table:table-cell>
          <table:table-cell office:value-type="float" office:value="1.32193352811373" calcext:value-type="float">
            <text:p>1.32193352811373</text:p>
          </table:table-cell>
          <table:table-cell office:value-type="float" office:value="-0.496251375790241" calcext:value-type="float">
            <text:p>-0.496251375790241</text:p>
          </table:table-cell>
          <table:table-cell office:value-type="float" office:value="0.639051558470037" calcext:value-type="float">
            <text:p>0.639051558470037</text:p>
          </table:table-cell>
          <table:table-cell office:value-type="float" office:value="-0.250796950853655" calcext:value-type="float">
            <text:p>-0.250796950853655</text:p>
          </table:table-cell>
          <table:table-cell office:value-type="float" office:value="-0.0307734166616314" calcext:value-type="float">
            <text:p>-0.030773416661631</text:p>
          </table:table-cell>
          <table:table-cell office:value-type="float" office:value="-0.0153339960672347" calcext:value-type="float">
            <text:p>-0.015333996067235</text:p>
          </table:table-cell>
          <table:table-cell office:value-type="float" office:value="-0.0815874053935408" calcext:value-type="float">
            <text:p>-0.081587405393541</text:p>
          </table:table-cell>
          <table:table-cell office:value-type="float" office:value="-0.100598517889214" calcext:value-type="float">
            <text:p>-0.100598517889214</text:p>
          </table:table-cell>
          <table:table-cell office:value-type="float" office:value="-0.072531066103525" calcext:value-type="float">
            <text:p>-0.072531066103525</text:p>
          </table:table-cell>
          <table:table-cell office:value-type="float" office:value="0.0578664788786809" calcext:value-type="float">
            <text:p>0.057866478878681</text:p>
          </table:table-cell>
        </table:table-row>
        <table:table-row table:style-name="ro1">
          <table:table-cell table:formula="of:=SQRT([.B362]^2+[.C362]^2+[.D362]^2)" office:value-type="float" office:value="6.245619376319" calcext:value-type="float">
            <text:p>6.245619376319</text:p>
          </table:table-cell>
          <table:table-cell office:value-type="float" office:value="5.68360131311222" calcext:value-type="float">
            <text:p>5.68360131311222</text:p>
          </table:table-cell>
          <table:table-cell office:value-type="float" office:value="2.31390959338092" calcext:value-type="float">
            <text:p>2.31390959338092</text:p>
          </table:table-cell>
          <table:table-cell office:value-type="float" office:value="1.16200684210554" calcext:value-type="float">
            <text:p>1.16200684210554</text:p>
          </table:table-cell>
          <table:table-cell office:value-type="float" office:value="-0.327347627223227" calcext:value-type="float">
            <text:p>-0.327347627223227</text:p>
          </table:table-cell>
          <table:table-cell office:value-type="float" office:value="0.744646773285069" calcext:value-type="float">
            <text:p>0.744646773285069</text:p>
          </table:table-cell>
          <table:table-cell office:value-type="float" office:value="1.68807186039867" calcext:value-type="float">
            <text:p>1.68807186039867</text:p>
          </table:table-cell>
          <table:table-cell office:value-type="float" office:value="5.89973389638523" calcext:value-type="float">
            <text:p>5.89973389638523</text:p>
          </table:table-cell>
          <table:table-cell office:value-type="float" office:value="2.40462989678927" calcext:value-type="float">
            <text:p>2.40462989678927</text:p>
          </table:table-cell>
          <table:table-cell office:value-type="float" office:value="1.25353966317572" calcext:value-type="float">
            <text:p>1.25353966317572</text:p>
          </table:table-cell>
          <table:table-cell office:value-type="float" office:value="-0.298027428205249" calcext:value-type="float">
            <text:p>-0.298027428205249</text:p>
          </table:table-cell>
          <table:table-cell office:value-type="float" office:value="0.622657478710297" calcext:value-type="float">
            <text:p>0.622657478710297</text:p>
          </table:table-cell>
          <table:table-cell office:value-type="float" office:value="1.66939480884835" calcext:value-type="float">
            <text:p>1.66939480884835</text:p>
          </table:table-cell>
          <table:table-cell office:value-type="float" office:value="0.216132583273009" calcext:value-type="float">
            <text:p>0.216132583273009</text:p>
          </table:table-cell>
          <table:table-cell office:value-type="float" office:value="0.0907203034083444" calcext:value-type="float">
            <text:p>0.090720303408344</text:p>
          </table:table-cell>
          <table:table-cell office:value-type="float" office:value="0.0915328210701794" calcext:value-type="float">
            <text:p>0.091532821070179</text:p>
          </table:table-cell>
          <table:table-cell office:value-type="float" office:value="-0.123723453250437" calcext:value-type="float">
            <text:p>-0.123723453250437</text:p>
          </table:table-cell>
          <table:table-cell office:value-type="float" office:value="-0.00944034422011786" calcext:value-type="float">
            <text:p>-0.009440344220118</text:p>
          </table:table-cell>
          <table:table-cell office:value-type="float" office:value="-0.000707021311217915" calcext:value-type="float">
            <text:p>-0.000707021311218</text:p>
          </table:table-cell>
        </table:table-row>
        <table:table-row table:style-name="ro1">
          <table:table-cell table:formula="of:=SQRT([.B363]^2+[.C363]^2+[.D363]^2)" office:value-type="float" office:value="7.2491080052629" calcext:value-type="float">
            <text:p>7.2491080052629</text:p>
          </table:table-cell>
          <table:table-cell office:value-type="float" office:value="6.36790705958887" calcext:value-type="float">
            <text:p>6.36790705958887</text:p>
          </table:table-cell>
          <table:table-cell office:value-type="float" office:value="3.00742452851711" calcext:value-type="float">
            <text:p>3.00742452851711</text:p>
          </table:table-cell>
          <table:table-cell office:value-type="float" office:value="1.71893113814326" calcext:value-type="float">
            <text:p>1.71893113814326</text:p>
          </table:table-cell>
          <table:table-cell office:value-type="float" office:value="0.0564502583352518" calcext:value-type="float">
            <text:p>0.056450258335252</text:p>
          </table:table-cell>
          <table:table-cell office:value-type="float" office:value="-0.357908650841416" calcext:value-type="float">
            <text:p>-0.357908650841416</text:p>
          </table:table-cell>
          <table:table-cell office:value-type="float" office:value="-0.218372040642402" calcext:value-type="float">
            <text:p>-0.218372040642402</text:p>
          </table:table-cell>
          <table:table-cell office:value-type="float" office:value="6.58003625013138" calcext:value-type="float">
            <text:p>6.58003625013138</text:p>
          </table:table-cell>
          <table:table-cell office:value-type="float" office:value="3.12501739052459" calcext:value-type="float">
            <text:p>3.12501739052459</text:p>
          </table:table-cell>
          <table:table-cell office:value-type="float" office:value="1.7814636680649" calcext:value-type="float">
            <text:p>1.7814636680649</text:p>
          </table:table-cell>
          <table:table-cell office:value-type="float" office:value="0.44449826377585" calcext:value-type="float">
            <text:p>0.44449826377585</text:p>
          </table:table-cell>
          <table:table-cell office:value-type="float" office:value="-0.364813508141833" calcext:value-type="float">
            <text:p>-0.364813508141833</text:p>
          </table:table-cell>
          <table:table-cell office:value-type="float" office:value="-0.221075826132804" calcext:value-type="float">
            <text:p>-0.221075826132804</text:p>
          </table:table-cell>
          <table:table-cell office:value-type="float" office:value="0.212129190542514" calcext:value-type="float">
            <text:p>0.212129190542514</text:p>
          </table:table-cell>
          <table:table-cell office:value-type="float" office:value="0.117592862007479" calcext:value-type="float">
            <text:p>0.117592862007479</text:p>
          </table:table-cell>
          <table:table-cell office:value-type="float" office:value="0.0625325299216384" calcext:value-type="float">
            <text:p>0.062532529921638</text:p>
          </table:table-cell>
          <table:table-cell office:value-type="float" office:value="0.359950360690734" calcext:value-type="float">
            <text:p>0.359950360690734</text:p>
          </table:table-cell>
          <table:table-cell office:value-type="float" office:value="0.0460995920525722" calcext:value-type="float">
            <text:p>0.046099592052572</text:p>
          </table:table-cell>
          <table:table-cell office:value-type="float" office:value="-0.149812094228032" calcext:value-type="float">
            <text:p>-0.149812094228032</text:p>
          </table:table-cell>
        </table:table-row>
        <table:table-row table:style-name="ro1">
          <table:table-cell table:formula="of:=SQRT([.B364]^2+[.C364]^2+[.D364]^2)" office:value-type="float" office:value="6.55432457523215" calcext:value-type="float">
            <text:p>6.55432457523215</text:p>
          </table:table-cell>
          <table:table-cell office:value-type="float" office:value="5.52533866268884" calcext:value-type="float">
            <text:p>5.52533866268884</text:p>
          </table:table-cell>
          <table:table-cell office:value-type="float" office:value="-3.45234728620678" calcext:value-type="float">
            <text:p>-3.45234728620678</text:p>
          </table:table-cell>
          <table:table-cell office:value-type="float" office:value="0.714913641993689" calcext:value-type="float">
            <text:p>0.714913641993689</text:p>
          </table:table-cell>
          <table:table-cell office:value-type="float" office:value="-0.023076883478387" calcext:value-type="float">
            <text:p>-0.023076883478387</text:p>
          </table:table-cell>
          <table:table-cell office:value-type="float" office:value="0.721962412147517" calcext:value-type="float">
            <text:p>0.721962412147517</text:p>
          </table:table-cell>
          <table:table-cell office:value-type="float" office:value="-0.268821888712062" calcext:value-type="float">
            <text:p>-0.268821888712062</text:p>
          </table:table-cell>
          <table:table-cell office:value-type="float" office:value="5.62904799370367" calcext:value-type="float">
            <text:p>5.62904799370367</text:p>
          </table:table-cell>
          <table:table-cell office:value-type="float" office:value="-3.55635417957359" calcext:value-type="float">
            <text:p>-3.55635417957359</text:p>
          </table:table-cell>
          <table:table-cell office:value-type="float" office:value="0.832867482492321" calcext:value-type="float">
            <text:p>0.832867482492321</text:p>
          </table:table-cell>
          <table:table-cell office:value-type="float" office:value="-0.0937718259033007" calcext:value-type="float">
            <text:p>-0.093771825903301</text:p>
          </table:table-cell>
          <table:table-cell office:value-type="float" office:value="0.679596861631573" calcext:value-type="float">
            <text:p>0.679596861631573</text:p>
          </table:table-cell>
          <table:table-cell office:value-type="float" office:value="-0.245346103666882" calcext:value-type="float">
            <text:p>-0.245346103666882</text:p>
          </table:table-cell>
          <table:table-cell office:value-type="float" office:value="0.103709331014839" calcext:value-type="float">
            <text:p>0.103709331014839</text:p>
          </table:table-cell>
          <table:table-cell office:value-type="float" office:value="-0.104006893366808" calcext:value-type="float">
            <text:p>-0.104006893366808</text:p>
          </table:table-cell>
          <table:table-cell office:value-type="float" office:value="0.117953840498632" calcext:value-type="float">
            <text:p>0.117953840498632</text:p>
          </table:table-cell>
          <table:table-cell office:value-type="float" office:value="-0.042135915167048" calcext:value-type="float">
            <text:p>-0.042135915167048</text:p>
          </table:table-cell>
          <table:table-cell office:value-type="float" office:value="-0.0542129629307215" calcext:value-type="float">
            <text:p>-0.054212962930722</text:p>
          </table:table-cell>
          <table:table-cell office:value-type="float" office:value="-0.023273215606876" calcext:value-type="float">
            <text:p>-0.023273215606876</text:p>
          </table:table-cell>
        </table:table-row>
        <table:table-row table:style-name="ro1">
          <table:table-cell table:formula="of:=SQRT([.B365]^2+[.C365]^2+[.D365]^2)" office:value-type="float" office:value="2.90477237769378" calcext:value-type="float">
            <text:p>2.90477237769378</text:p>
          </table:table-cell>
          <table:table-cell office:value-type="float" office:value="2.19284951339371" calcext:value-type="float">
            <text:p>2.19284951339371</text:p>
          </table:table-cell>
          <table:table-cell office:value-type="float" office:value="-1.85818292742406" calcext:value-type="float">
            <text:p>-1.85818292742406</text:p>
          </table:table-cell>
          <table:table-cell office:value-type="float" office:value="0.419844954776745" calcext:value-type="float">
            <text:p>0.419844954776745</text:p>
          </table:table-cell>
          <table:table-cell office:value-type="float" office:value="-0.392390382099168" calcext:value-type="float">
            <text:p>-0.392390382099168</text:p>
          </table:table-cell>
          <table:table-cell office:value-type="float" office:value="-0.544376489541067" calcext:value-type="float">
            <text:p>-0.544376489541067</text:p>
          </table:table-cell>
          <table:table-cell office:value-type="float" office:value="-2.71093753776241" calcext:value-type="float">
            <text:p>-2.71093753776241</text:p>
          </table:table-cell>
          <table:table-cell office:value-type="float" office:value="2.345535943314" calcext:value-type="float">
            <text:p>2.345535943314</text:p>
          </table:table-cell>
          <table:table-cell office:value-type="float" office:value="-1.91573536040993" calcext:value-type="float">
            <text:p>-1.91573536040993</text:p>
          </table:table-cell>
          <table:table-cell office:value-type="float" office:value="0.451129402526745" calcext:value-type="float">
            <text:p>0.451129402526745</text:p>
          </table:table-cell>
          <table:table-cell office:value-type="float" office:value="-0.461315970285998" calcext:value-type="float">
            <text:p>-0.461315970285998</text:p>
          </table:table-cell>
          <table:table-cell office:value-type="float" office:value="-0.480042312506571" calcext:value-type="float">
            <text:p>-0.480042312506571</text:p>
          </table:table-cell>
          <table:table-cell office:value-type="float" office:value="-2.78500293351812" calcext:value-type="float">
            <text:p>-2.78500293351812</text:p>
          </table:table-cell>
          <table:table-cell office:value-type="float" office:value="0.152686429920293" calcext:value-type="float">
            <text:p>0.152686429920293</text:p>
          </table:table-cell>
          <table:table-cell office:value-type="float" office:value="-0.0575524329858697" calcext:value-type="float">
            <text:p>-0.05755243298587</text:p>
          </table:table-cell>
          <table:table-cell office:value-type="float" office:value="0.0312844477499998" calcext:value-type="float">
            <text:p>0.03128444775</text:p>
          </table:table-cell>
          <table:table-cell office:value-type="float" office:value="0.0292305545860856" calcext:value-type="float">
            <text:p>0.029230554586086</text:p>
          </table:table-cell>
          <table:table-cell office:value-type="float" office:value="-0.0830256266932619" calcext:value-type="float">
            <text:p>-0.083025626693262</text:p>
          </table:table-cell>
          <table:table-cell office:value-type="float" office:value="-0.0390427918390923" calcext:value-type="float">
            <text:p>-0.039042791839092</text:p>
          </table:table-cell>
        </table:table-row>
        <table:table-row table:style-name="ro1">
          <table:table-cell table:formula="of:=SQRT([.B366]^2+[.C366]^2+[.D366]^2)" office:value-type="float" office:value="5.72700819403128" calcext:value-type="float">
            <text:p>5.72700819403128</text:p>
          </table:table-cell>
          <table:table-cell office:value-type="float" office:value="5.53962528730253" calcext:value-type="float">
            <text:p>5.53962528730253</text:p>
          </table:table-cell>
          <table:table-cell office:value-type="float" office:value="-0.329261840714675" calcext:value-type="float">
            <text:p>-0.329261840714675</text:p>
          </table:table-cell>
          <table:table-cell office:value-type="float" office:value="1.41518944704553" calcext:value-type="float">
            <text:p>1.41518944704553</text:p>
          </table:table-cell>
          <table:table-cell office:value-type="float" office:value="0.292869845403368" calcext:value-type="float">
            <text:p>0.292869845403368</text:p>
          </table:table-cell>
          <table:table-cell office:value-type="float" office:value="-0.277650981950156" calcext:value-type="float">
            <text:p>-0.277650981950156</text:p>
          </table:table-cell>
          <table:table-cell office:value-type="float" office:value="0.909730400038364" calcext:value-type="float">
            <text:p>0.909730400038364</text:p>
          </table:table-cell>
          <table:table-cell office:value-type="float" office:value="5.47141840791064" calcext:value-type="float">
            <text:p>5.47141840791064</text:p>
          </table:table-cell>
          <table:table-cell office:value-type="float" office:value="-0.355977082022426" calcext:value-type="float">
            <text:p>-0.355977082022426</text:p>
          </table:table-cell>
          <table:table-cell office:value-type="float" office:value="1.44166940421361" calcext:value-type="float">
            <text:p>1.44166940421361</text:p>
          </table:table-cell>
          <table:table-cell office:value-type="float" office:value="0.211034676535538" calcext:value-type="float">
            <text:p>0.211034676535538</text:p>
          </table:table-cell>
          <table:table-cell office:value-type="float" office:value="-0.420175559431383" calcext:value-type="float">
            <text:p>-0.420175559431383</text:p>
          </table:table-cell>
          <table:table-cell office:value-type="float" office:value="0.960022084788893" calcext:value-type="float">
            <text:p>0.960022084788893</text:p>
          </table:table-cell>
          <table:table-cell office:value-type="float" office:value="-0.0682068793918882" calcext:value-type="float">
            <text:p>-0.068206879391888</text:p>
          </table:table-cell>
          <table:table-cell office:value-type="float" office:value="-0.0267152413077513" calcext:value-type="float">
            <text:p>-0.026715241307751</text:p>
          </table:table-cell>
          <table:table-cell office:value-type="float" office:value="0.0264799571680747" calcext:value-type="float">
            <text:p>0.026479957168075</text:p>
          </table:table-cell>
          <table:table-cell office:value-type="float" office:value="-0.159341898102961" calcext:value-type="float">
            <text:p>-0.159341898102961</text:p>
          </table:table-cell>
          <table:table-cell office:value-type="float" office:value="-0.0288153010861514" calcext:value-type="float">
            <text:p>-0.028815301086151</text:p>
          </table:table-cell>
          <table:table-cell office:value-type="float" office:value="0.0760534691721295" calcext:value-type="float">
            <text:p>0.07605346917213</text:p>
          </table:table-cell>
        </table:table-row>
        <table:table-row table:style-name="ro1">
          <table:table-cell table:formula="of:=SQRT([.B367]^2+[.C367]^2+[.D367]^2)" office:value-type="float" office:value="4.06884631993825" calcext:value-type="float">
            <text:p>4.06884631993825</text:p>
          </table:table-cell>
          <table:table-cell office:value-type="float" office:value="3.63064681310906" calcext:value-type="float">
            <text:p>3.63064681310906</text:p>
          </table:table-cell>
          <table:table-cell office:value-type="float" office:value="1.37695283800745" calcext:value-type="float">
            <text:p>1.37695283800745</text:p>
          </table:table-cell>
          <table:table-cell office:value-type="float" office:value="1.21569526429912" calcext:value-type="float">
            <text:p>1.21569526429912</text:p>
          </table:table-cell>
          <table:table-cell office:value-type="float" office:value="0.621610904844507" calcext:value-type="float">
            <text:p>0.621610904844507</text:p>
          </table:table-cell>
          <table:table-cell office:value-type="float" office:value="0.405516470237107" calcext:value-type="float">
            <text:p>0.405516470237107</text:p>
          </table:table-cell>
          <table:table-cell office:value-type="float" office:value="-1.59730119736086" calcext:value-type="float">
            <text:p>-1.59730119736086</text:p>
          </table:table-cell>
          <table:table-cell office:value-type="float" office:value="3.59538689815944" calcext:value-type="float">
            <text:p>3.59538689815944</text:p>
          </table:table-cell>
          <table:table-cell office:value-type="float" office:value="1.36534864322248" calcext:value-type="float">
            <text:p>1.36534864322248</text:p>
          </table:table-cell>
          <table:table-cell office:value-type="float" office:value="1.1653596546568" calcext:value-type="float">
            <text:p>1.1653596546568</text:p>
          </table:table-cell>
          <table:table-cell office:value-type="float" office:value="0.548941806976786" calcext:value-type="float">
            <text:p>0.548941806976786</text:p>
          </table:table-cell>
          <table:table-cell office:value-type="float" office:value="0.501454962261491" calcext:value-type="float">
            <text:p>0.501454962261491</text:p>
          </table:table-cell>
          <table:table-cell office:value-type="float" office:value="-1.52151194891116" calcext:value-type="float">
            <text:p>-1.52151194891116</text:p>
          </table:table-cell>
          <table:table-cell office:value-type="float" office:value="-0.0352599149496151" calcext:value-type="float">
            <text:p>-0.035259914949615</text:p>
          </table:table-cell>
          <table:table-cell office:value-type="float" office:value="-0.0116041947849683" calcext:value-type="float">
            <text:p>-0.011604194784968</text:p>
          </table:table-cell>
          <table:table-cell office:value-type="float" office:value="-0.0503356096423244" calcext:value-type="float">
            <text:p>-0.050335609642325</text:p>
          </table:table-cell>
          <table:table-cell office:value-type="float" office:value="-0.0953363413843893" calcext:value-type="float">
            <text:p>-0.095336341384389</text:p>
          </table:table-cell>
          <table:table-cell office:value-type="float" office:value="-0.0662552444750695" calcext:value-type="float">
            <text:p>-0.06625524447507</text:p>
          </table:table-cell>
          <table:table-cell office:value-type="float" office:value="0.0407429905645405" calcext:value-type="float">
            <text:p>0.040742990564541</text:p>
          </table:table-cell>
        </table:table-row>
        <table:table-row table:style-name="ro1">
          <table:table-cell table:formula="of:=SQRT([.B368]^2+[.C368]^2+[.D368]^2)" office:value-type="float" office:value="5.30931463886506" calcext:value-type="float">
            <text:p>5.30931463886506</text:p>
          </table:table-cell>
          <table:table-cell office:value-type="float" office:value="4.11300594418289" calcext:value-type="float">
            <text:p>4.11300594418289</text:p>
          </table:table-cell>
          <table:table-cell office:value-type="float" office:value="-3.14462912523597" calcext:value-type="float">
            <text:p>-3.14462912523597</text:p>
          </table:table-cell>
          <table:table-cell office:value-type="float" office:value="1.17614272190951" calcext:value-type="float">
            <text:p>1.17614272190951</text:p>
          </table:table-cell>
          <table:table-cell office:value-type="float" office:value="0.0312936981740881" calcext:value-type="float">
            <text:p>0.031293698174088</text:p>
          </table:table-cell>
          <table:table-cell office:value-type="float" office:value="-0.334327409239078" calcext:value-type="float">
            <text:p>-0.334327409239078</text:p>
          </table:table-cell>
          <table:table-cell office:value-type="float" office:value="-2.953931170757" calcext:value-type="float">
            <text:p>-2.953931170757</text:p>
          </table:table-cell>
          <table:table-cell office:value-type="float" office:value="4.19651550708009" calcext:value-type="float">
            <text:p>4.19651550708009</text:p>
          </table:table-cell>
          <table:table-cell office:value-type="float" office:value="-3.2058925023133" calcext:value-type="float">
            <text:p>-3.2058925023133</text:p>
          </table:table-cell>
          <table:table-cell office:value-type="float" office:value="1.19669528654195" calcext:value-type="float">
            <text:p>1.19669528654195</text:p>
          </table:table-cell>
          <table:table-cell office:value-type="float" office:value="0.02875599307822" calcext:value-type="float">
            <text:p>0.02875599307822</text:p>
          </table:table-cell>
          <table:table-cell office:value-type="float" office:value="-0.267418592794129" calcext:value-type="float">
            <text:p>-0.267418592794129</text:p>
          </table:table-cell>
          <table:table-cell office:value-type="float" office:value="-2.9789937289974" calcext:value-type="float">
            <text:p>-2.9789937289974</text:p>
          </table:table-cell>
          <table:table-cell office:value-type="float" office:value="0.0835095628971985" calcext:value-type="float">
            <text:p>0.083509562897199</text:p>
          </table:table-cell>
          <table:table-cell office:value-type="float" office:value="-0.0612633770773377" calcext:value-type="float">
            <text:p>-0.061263377077338</text:p>
          </table:table-cell>
          <table:table-cell office:value-type="float" office:value="0.02055256463244" calcext:value-type="float">
            <text:p>0.02055256463244</text:p>
          </table:table-cell>
          <table:table-cell office:value-type="float" office:value="-0.0100908715893131" calcext:value-type="float">
            <text:p>-0.010090871589313</text:p>
          </table:table-cell>
          <table:table-cell office:value-type="float" office:value="-0.0661890043793538" calcext:value-type="float">
            <text:p>-0.066189004379354</text:p>
          </table:table-cell>
          <table:table-cell office:value-type="float" office:value="-0.0246441546822993" calcext:value-type="float">
            <text:p>-0.024644154682299</text:p>
          </table:table-cell>
        </table:table-row>
        <table:table-row table:style-name="ro1">
          <table:table-cell table:formula="of:=SQRT([.B369]^2+[.C369]^2+[.D369]^2)" office:value-type="float" office:value="1.31817718376309" calcext:value-type="float">
            <text:p>1.31817718376309</text:p>
          </table:table-cell>
          <table:table-cell office:value-type="float" office:value="1.25101183221615" calcext:value-type="float">
            <text:p>1.25101183221615</text:p>
          </table:table-cell>
          <table:table-cell office:value-type="float" office:value="0.0284445450410328" calcext:value-type="float">
            <text:p>0.028444545041033</text:p>
          </table:table-cell>
          <table:table-cell office:value-type="float" office:value="0.41442899428753" calcext:value-type="float">
            <text:p>0.41442899428753</text:p>
          </table:table-cell>
          <table:table-cell office:value-type="float" office:value="-0.604894620677284" calcext:value-type="float">
            <text:p>-0.604894620677284</text:p>
          </table:table-cell>
          <table:table-cell office:value-type="float" office:value="-0.373383917808026" calcext:value-type="float">
            <text:p>-0.373383917808026</text:p>
          </table:table-cell>
          <table:table-cell office:value-type="float" office:value="0.711878726900293" calcext:value-type="float">
            <text:p>0.711878726900293</text:p>
          </table:table-cell>
          <table:table-cell office:value-type="float" office:value="1.30127611896213" calcext:value-type="float">
            <text:p>1.30127611896213</text:p>
          </table:table-cell>
          <table:table-cell office:value-type="float" office:value="0.0453043026549392" calcext:value-type="float">
            <text:p>0.045304302654939</text:p>
          </table:table-cell>
          <table:table-cell office:value-type="float" office:value="0.382414471785767" calcext:value-type="float">
            <text:p>0.382414471785767</text:p>
          </table:table-cell>
          <table:table-cell office:value-type="float" office:value="-0.607168790621875" calcext:value-type="float">
            <text:p>-0.607168790621875</text:p>
          </table:table-cell>
          <table:table-cell office:value-type="float" office:value="-0.451291278295115" calcext:value-type="float">
            <text:p>-0.451291278295115</text:p>
          </table:table-cell>
          <table:table-cell office:value-type="float" office:value="0.726503928567384" calcext:value-type="float">
            <text:p>0.726503928567384</text:p>
          </table:table-cell>
          <table:table-cell office:value-type="float" office:value="0.0502642867459739" calcext:value-type="float">
            <text:p>0.050264286745974</text:p>
          </table:table-cell>
          <table:table-cell office:value-type="float" office:value="0.0168597576139064" calcext:value-type="float">
            <text:p>0.016859757613906</text:p>
          </table:table-cell>
          <table:table-cell office:value-type="float" office:value="-0.0320145225017635" calcext:value-type="float">
            <text:p>-0.032014522501764</text:p>
          </table:table-cell>
          <table:table-cell office:value-type="float" office:value="-0.052503333593946" calcext:value-type="float">
            <text:p>-0.052503333593946</text:p>
          </table:table-cell>
          <table:table-cell office:value-type="float" office:value="-0.0576224500756073" calcext:value-type="float">
            <text:p>-0.057622450075607</text:p>
          </table:table-cell>
          <table:table-cell office:value-type="float" office:value="0.0140238208221009" calcext:value-type="float">
            <text:p>0.014023820822101</text:p>
          </table:table-cell>
        </table:table-row>
        <table:table-row table:style-name="ro1">
          <table:table-cell table:formula="of:=SQRT([.B370]^2+[.C370]^2+[.D370]^2)" office:value-type="float" office:value="4.91673868027374" calcext:value-type="float">
            <text:p>4.91673868027374</text:p>
          </table:table-cell>
          <table:table-cell office:value-type="float" office:value="4.81236023044331" calcext:value-type="float">
            <text:p>4.81236023044331</text:p>
          </table:table-cell>
          <table:table-cell office:value-type="float" office:value="-0.714116965895546" calcext:value-type="float">
            <text:p>-0.714116965895546</text:p>
          </table:table-cell>
          <table:table-cell office:value-type="float" office:value="0.71101703324721" calcext:value-type="float">
            <text:p>0.71101703324721</text:p>
          </table:table-cell>
          <table:table-cell office:value-type="float" office:value="-0.423296194861652" calcext:value-type="float">
            <text:p>-0.423296194861652</text:p>
          </table:table-cell>
          <table:table-cell office:value-type="float" office:value="0.395190577741316" calcext:value-type="float">
            <text:p>0.395190577741316</text:p>
          </table:table-cell>
          <table:table-cell office:value-type="float" office:value="-0.203252796878946" calcext:value-type="float">
            <text:p>-0.203252796878946</text:p>
          </table:table-cell>
          <table:table-cell office:value-type="float" office:value="4.76622828447373" calcext:value-type="float">
            <text:p>4.76622828447373</text:p>
          </table:table-cell>
          <table:table-cell office:value-type="float" office:value="-0.734338602889261" calcext:value-type="float">
            <text:p>-0.734338602889261</text:p>
          </table:table-cell>
          <table:table-cell office:value-type="float" office:value="0.785392751817853" calcext:value-type="float">
            <text:p>0.785392751817853</text:p>
          </table:table-cell>
          <table:table-cell office:value-type="float" office:value="-0.482646540429606" calcext:value-type="float">
            <text:p>-0.482646540429606</text:p>
          </table:table-cell>
          <table:table-cell office:value-type="float" office:value="0.292958577564415" calcext:value-type="float">
            <text:p>0.292958577564415</text:p>
          </table:table-cell>
          <table:table-cell office:value-type="float" office:value="-0.188592297142806" calcext:value-type="float">
            <text:p>-0.188592297142806</text:p>
          </table:table-cell>
          <table:table-cell office:value-type="float" office:value="-0.0461319459695861" calcext:value-type="float">
            <text:p>-0.046131945969586</text:p>
          </table:table-cell>
          <table:table-cell office:value-type="float" office:value="-0.0202216369937155" calcext:value-type="float">
            <text:p>-0.020221636993716</text:p>
          </table:table-cell>
          <table:table-cell office:value-type="float" office:value="0.0743757185706429" calcext:value-type="float">
            <text:p>0.074375718570643</text:p>
          </table:table-cell>
          <table:table-cell office:value-type="float" office:value="-0.0353751442856787" calcext:value-type="float">
            <text:p>-0.035375144285679</text:p>
          </table:table-cell>
          <table:table-cell office:value-type="float" office:value="-0.111008564135253" calcext:value-type="float">
            <text:p>-0.111008564135253</text:p>
          </table:table-cell>
          <table:table-cell office:value-type="float" office:value="-0.00735698695960441" calcext:value-type="float">
            <text:p>-0.007356986959604</text:p>
          </table:table-cell>
        </table:table-row>
        <table:table-row table:style-name="ro1">
          <table:table-cell table:formula="of:=SQRT([.B371]^2+[.C371]^2+[.D371]^2)" office:value-type="float" office:value="6.37079722355965" calcext:value-type="float">
            <text:p>6.37079722355965</text:p>
          </table:table-cell>
          <table:table-cell office:value-type="float" office:value="5.89426371353956" calcext:value-type="float">
            <text:p>5.89426371353956</text:p>
          </table:table-cell>
          <table:table-cell office:value-type="float" office:value="2.12077962558142" calcext:value-type="float">
            <text:p>2.12077962558142</text:p>
          </table:table-cell>
          <table:table-cell office:value-type="float" office:value="1.16060601354848" calcext:value-type="float">
            <text:p>1.16060601354848</text:p>
          </table:table-cell>
          <table:table-cell office:value-type="float" office:value="0.336046835821159" calcext:value-type="float">
            <text:p>0.336046835821159</text:p>
          </table:table-cell>
          <table:table-cell office:value-type="float" office:value="-0.0565774599686386" calcext:value-type="float">
            <text:p>-0.056577459968639</text:p>
          </table:table-cell>
          <table:table-cell office:value-type="float" office:value="1.51699463475305" calcext:value-type="float">
            <text:p>1.51699463475305</text:p>
          </table:table-cell>
          <table:table-cell office:value-type="float" office:value="5.82771254371474" calcext:value-type="float">
            <text:p>5.82771254371474</text:p>
          </table:table-cell>
          <table:table-cell office:value-type="float" office:value="2.10339815110803" calcext:value-type="float">
            <text:p>2.10339815110803</text:p>
          </table:table-cell>
          <table:table-cell office:value-type="float" office:value="1.19895423823659" calcext:value-type="float">
            <text:p>1.19895423823659</text:p>
          </table:table-cell>
          <table:table-cell office:value-type="float" office:value="0.479359196642768" calcext:value-type="float">
            <text:p>0.479359196642768</text:p>
          </table:table-cell>
          <table:table-cell office:value-type="float" office:value="-0.138272028843718" calcext:value-type="float">
            <text:p>-0.138272028843718</text:p>
          </table:table-cell>
          <table:table-cell office:value-type="float" office:value="1.55085056051813" calcext:value-type="float">
            <text:p>1.55085056051813</text:p>
          </table:table-cell>
          <table:table-cell office:value-type="float" office:value="-0.0665511698248134" calcext:value-type="float">
            <text:p>-0.066551169824813</text:p>
          </table:table-cell>
          <table:table-cell office:value-type="float" office:value="-0.0173814744733898" calcext:value-type="float">
            <text:p>-0.01738147447339</text:p>
          </table:table-cell>
          <table:table-cell office:value-type="float" office:value="0.0383482246881011" calcext:value-type="float">
            <text:p>0.038348224688101</text:p>
          </table:table-cell>
          <table:table-cell office:value-type="float" office:value="-0.0753258962208694" calcext:value-type="float">
            <text:p>-0.075325896220869</text:p>
          </table:table-cell>
          <table:table-cell office:value-type="float" office:value="-0.146193842077091" calcext:value-type="float">
            <text:p>-0.146193842077091</text:p>
          </table:table-cell>
          <table:table-cell office:value-type="float" office:value="0.0143619798385917" calcext:value-type="float">
            <text:p>0.014361979838592</text:p>
          </table:table-cell>
        </table:table-row>
        <table:table-row table:style-name="ro1">
          <table:table-cell table:formula="of:=SQRT([.B372]^2+[.C372]^2+[.D372]^2)" office:value-type="float" office:value="6.40983612757052" calcext:value-type="float">
            <text:p>6.40983612757052</text:p>
          </table:table-cell>
          <table:table-cell office:value-type="float" office:value="5.82663018886864" calcext:value-type="float">
            <text:p>5.82663018886864</text:p>
          </table:table-cell>
          <table:table-cell office:value-type="float" office:value="-2.66870533691036" calcext:value-type="float">
            <text:p>-2.66870533691036</text:p>
          </table:table-cell>
          <table:table-cell office:value-type="float" office:value="0.119965200033177" calcext:value-type="float">
            <text:p>0.119965200033177</text:p>
          </table:table-cell>
          <table:table-cell office:value-type="float" office:value="0.223707696310997" calcext:value-type="float">
            <text:p>0.223707696310997</text:p>
          </table:table-cell>
          <table:table-cell office:value-type="float" office:value="-0.12116759933739" calcext:value-type="float">
            <text:p>-0.12116759933739</text:p>
          </table:table-cell>
          <table:table-cell office:value-type="float" office:value="-0.158220417219696" calcext:value-type="float">
            <text:p>-0.158220417219696</text:p>
          </table:table-cell>
          <table:table-cell office:value-type="float" office:value="6.07101406638808" calcext:value-type="float">
            <text:p>6.07101406638808</text:p>
          </table:table-cell>
          <table:table-cell office:value-type="float" office:value="-2.83449704456038" calcext:value-type="float">
            <text:p>-2.83449704456038</text:p>
          </table:table-cell>
          <table:table-cell office:value-type="float" office:value="0.302508738968391" calcext:value-type="float">
            <text:p>0.302508738968391</text:p>
          </table:table-cell>
          <table:table-cell office:value-type="float" office:value="0.152067062002478" calcext:value-type="float">
            <text:p>0.152067062002478</text:p>
          </table:table-cell>
          <table:table-cell office:value-type="float" office:value="-0.250575460122977" calcext:value-type="float">
            <text:p>-0.250575460122977</text:p>
          </table:table-cell>
          <table:table-cell office:value-type="float" office:value="-0.1904611305145" calcext:value-type="float">
            <text:p>-0.1904611305145</text:p>
          </table:table-cell>
          <table:table-cell office:value-type="float" office:value="0.244383877519435" calcext:value-type="float">
            <text:p>0.244383877519435</text:p>
          </table:table-cell>
          <table:table-cell office:value-type="float" office:value="-0.165791707650014" calcext:value-type="float">
            <text:p>-0.165791707650014</text:p>
          </table:table-cell>
          <table:table-cell office:value-type="float" office:value="0.182543538935214" calcext:value-type="float">
            <text:p>0.182543538935214</text:p>
          </table:table-cell>
          <table:table-cell office:value-type="float" office:value="-0.0485859190757156" calcext:value-type="float">
            <text:p>-0.048585919075716</text:p>
          </table:table-cell>
          <table:table-cell office:value-type="float" office:value="-0.139105793383322" calcext:value-type="float">
            <text:p>-0.139105793383322</text:p>
          </table:table-cell>
          <table:table-cell office:value-type="float" office:value="-0.0223534694978351" calcext:value-type="float">
            <text:p>-0.022353469497835</text:p>
          </table:table-cell>
        </table:table-row>
        <table:table-row table:style-name="ro1">
          <table:table-cell table:formula="of:=SQRT([.B373]^2+[.C373]^2+[.D373]^2)" office:value-type="float" office:value="5.56005605389818" calcext:value-type="float">
            <text:p>5.56005605389818</text:p>
          </table:table-cell>
          <table:table-cell office:value-type="float" office:value="4.20414548545247" calcext:value-type="float">
            <text:p>4.20414548545247</text:p>
          </table:table-cell>
          <table:table-cell office:value-type="float" office:value="-3.43238915527927" calcext:value-type="float">
            <text:p>-3.43238915527927</text:p>
          </table:table-cell>
          <table:table-cell office:value-type="float" office:value="1.20751345597502" calcext:value-type="float">
            <text:p>1.20751345597502</text:p>
          </table:table-cell>
          <table:table-cell office:value-type="float" office:value="-0.257402080967815" calcext:value-type="float">
            <text:p>-0.257402080967815</text:p>
          </table:table-cell>
          <table:table-cell office:value-type="float" office:value="-0.118952088223062" calcext:value-type="float">
            <text:p>-0.118952088223062</text:p>
          </table:table-cell>
          <table:table-cell office:value-type="float" office:value="2.45854096593619" calcext:value-type="float">
            <text:p>2.45854096593619</text:p>
          </table:table-cell>
          <table:table-cell office:value-type="float" office:value="4.2830571188372" calcext:value-type="float">
            <text:p>4.2830571188372</text:p>
          </table:table-cell>
          <table:table-cell office:value-type="float" office:value="-3.48721467538556" calcext:value-type="float">
            <text:p>-3.48721467538556</text:p>
          </table:table-cell>
          <table:table-cell office:value-type="float" office:value="1.22535982105019" calcext:value-type="float">
            <text:p>1.22535982105019</text:p>
          </table:table-cell>
          <table:table-cell office:value-type="float" office:value="-0.253127574384842" calcext:value-type="float">
            <text:p>-0.253127574384842</text:p>
          </table:table-cell>
          <table:table-cell office:value-type="float" office:value="-0.0652581492797904" calcext:value-type="float">
            <text:p>-0.06525814927979</text:p>
          </table:table-cell>
          <table:table-cell office:value-type="float" office:value="2.41517333463231" calcext:value-type="float">
            <text:p>2.41517333463231</text:p>
          </table:table-cell>
          <table:table-cell office:value-type="float" office:value="0.0789116333847373" calcext:value-type="float">
            <text:p>0.078911633384737</text:p>
          </table:table-cell>
          <table:table-cell office:value-type="float" office:value="-0.0548255201062866" calcext:value-type="float">
            <text:p>-0.054825520106287</text:p>
          </table:table-cell>
          <table:table-cell office:value-type="float" office:value="0.0178463650751746" calcext:value-type="float">
            <text:p>0.017846365075175</text:p>
          </table:table-cell>
          <table:table-cell office:value-type="float" office:value="0.0305990441863839" calcext:value-type="float">
            <text:p>0.030599044186384</text:p>
          </table:table-cell>
          <table:table-cell office:value-type="float" office:value="-0.0443335481547429" calcext:value-type="float">
            <text:p>-0.044333548154743</text:p>
          </table:table-cell>
          <table:table-cell office:value-type="float" office:value="-0.0430824750134073" calcext:value-type="float">
            <text:p>-0.043082475013407</text:p>
          </table:table-cell>
        </table:table-row>
        <table:table-row table:style-name="ro1">
          <table:table-cell table:formula="of:=SQRT([.B374]^2+[.C374]^2+[.D374]^2)" office:value-type="float" office:value="6.93817632928396" calcext:value-type="float">
            <text:p>6.93817632928396</text:p>
          </table:table-cell>
          <table:table-cell office:value-type="float" office:value="6.2638585932907" calcext:value-type="float">
            <text:p>6.2638585932907</text:p>
          </table:table-cell>
          <table:table-cell office:value-type="float" office:value="-1.75250975247137" calcext:value-type="float">
            <text:p>-1.75250975247137</text:p>
          </table:table-cell>
          <table:table-cell office:value-type="float" office:value="2.41476207254197" calcext:value-type="float">
            <text:p>2.41476207254197</text:p>
          </table:table-cell>
          <table:table-cell office:value-type="float" office:value="-0.460181071142435" calcext:value-type="float">
            <text:p>-0.460181071142435</text:p>
          </table:table-cell>
          <table:table-cell office:value-type="float" office:value="0.543838335382199" calcext:value-type="float">
            <text:p>0.543838335382199</text:p>
          </table:table-cell>
          <table:table-cell office:value-type="float" office:value="-3.01361147110972" calcext:value-type="float">
            <text:p>-3.01361147110972</text:p>
          </table:table-cell>
          <table:table-cell office:value-type="float" office:value="5.99245212258017" calcext:value-type="float">
            <text:p>5.99245212258017</text:p>
          </table:table-cell>
          <table:table-cell office:value-type="float" office:value="-1.74375779352567" calcext:value-type="float">
            <text:p>-1.74375779352567</text:p>
          </table:table-cell>
          <table:table-cell office:value-type="float" office:value="2.29615396362126" calcext:value-type="float">
            <text:p>2.29615396362126</text:p>
          </table:table-cell>
          <table:table-cell office:value-type="float" office:value="-0.465792551932735" calcext:value-type="float">
            <text:p>-0.465792551932735</text:p>
          </table:table-cell>
          <table:table-cell office:value-type="float" office:value="0.629476995092826" calcext:value-type="float">
            <text:p>0.629476995092826</text:p>
          </table:table-cell>
          <table:table-cell office:value-type="float" office:value="-3.04257420827816" calcext:value-type="float">
            <text:p>-3.04257420827816</text:p>
          </table:table-cell>
          <table:table-cell office:value-type="float" office:value="-0.271406470710536" calcext:value-type="float">
            <text:p>-0.271406470710536</text:p>
          </table:table-cell>
          <table:table-cell office:value-type="float" office:value="0.00875195894569325" calcext:value-type="float">
            <text:p>0.008751958945693</text:p>
          </table:table-cell>
          <table:table-cell office:value-type="float" office:value="-0.11860810892071" calcext:value-type="float">
            <text:p>-0.11860810892071</text:p>
          </table:table-cell>
          <table:table-cell office:value-type="float" office:value="-0.00644247950868948" calcext:value-type="float">
            <text:p>-0.006442479508689</text:p>
          </table:table-cell>
          <table:table-cell office:value-type="float" office:value="-0.0855241698102702" calcext:value-type="float">
            <text:p>-0.08552416981027</text:p>
          </table:table-cell>
          <table:table-cell office:value-type="float" office:value="-0.0323476627624766" calcext:value-type="float">
            <text:p>-0.032347662762477</text:p>
          </table:table-cell>
        </table:table-row>
        <table:table-row table:style-name="ro1">
          <table:table-cell table:formula="of:=SQRT([.B375]^2+[.C375]^2+[.D375]^2)" office:value-type="float" office:value="3.81295135405079" calcext:value-type="float">
            <text:p>3.81295135405079</text:p>
          </table:table-cell>
          <table:table-cell office:value-type="float" office:value="3.81206781483622" calcext:value-type="float">
            <text:p>3.81206781483622</text:p>
          </table:table-cell>
          <table:table-cell office:value-type="float" office:value="-0.0762811188185401" calcext:value-type="float">
            <text:p>-0.07628111881854</text:p>
          </table:table-cell>
          <table:table-cell office:value-type="float" office:value="0.0303017220529037" calcext:value-type="float">
            <text:p>0.030301722052904</text:p>
          </table:table-cell>
          <table:table-cell office:value-type="float" office:value="0.278166614726754" calcext:value-type="float">
            <text:p>0.278166614726754</text:p>
          </table:table-cell>
          <table:table-cell office:value-type="float" office:value="0.304340904707601" calcext:value-type="float">
            <text:p>0.304340904707601</text:p>
          </table:table-cell>
          <table:table-cell office:value-type="float" office:value="-2.63026501526313" calcext:value-type="float">
            <text:p>-2.63026501526313</text:p>
          </table:table-cell>
          <table:table-cell office:value-type="float" office:value="3.8362418788856" calcext:value-type="float">
            <text:p>3.8362418788856</text:p>
          </table:table-cell>
          <table:table-cell office:value-type="float" office:value="-0.0851099604209251" calcext:value-type="float">
            <text:p>-0.085109960420925</text:p>
          </table:table-cell>
          <table:table-cell office:value-type="float" office:value="0.141183212080253" calcext:value-type="float">
            <text:p>0.141183212080253</text:p>
          </table:table-cell>
          <table:table-cell office:value-type="float" office:value="-0.298985217321828" calcext:value-type="float">
            <text:p>-0.298985217321828</text:p>
          </table:table-cell>
          <table:table-cell office:value-type="float" office:value="-0.10134269132759" calcext:value-type="float">
            <text:p>-0.10134269132759</text:p>
          </table:table-cell>
          <table:table-cell office:value-type="float" office:value="-2.64475506377662" calcext:value-type="float">
            <text:p>-2.64475506377662</text:p>
          </table:table-cell>
          <table:table-cell office:value-type="float" office:value="0.0241740640493755" calcext:value-type="float">
            <text:p>0.024174064049376</text:p>
          </table:table-cell>
          <table:table-cell office:value-type="float" office:value="-0.00882884160238498" calcext:value-type="float">
            <text:p>-0.008828841602385</text:p>
          </table:table-cell>
          <table:table-cell office:value-type="float" office:value="0.110881490027349" calcext:value-type="float">
            <text:p>0.110881490027349</text:p>
          </table:table-cell>
          <table:table-cell office:value-type="float" office:value="0.698826354629841" calcext:value-type="float">
            <text:p>0.698826354629841</text:p>
          </table:table-cell>
          <table:table-cell office:value-type="float" office:value="0.0364331804449129" calcext:value-type="float">
            <text:p>0.036433180444913</text:p>
          </table:table-cell>
          <table:table-cell office:value-type="float" office:value="-0.0891652960709353" calcext:value-type="float">
            <text:p>-0.089165296070935</text:p>
          </table:table-cell>
        </table:table-row>
        <table:table-row table:style-name="ro1">
          <table:table-cell table:formula="of:=SQRT([.B376]^2+[.C376]^2+[.D376]^2)" office:value-type="float" office:value="3.34761568251478" calcext:value-type="float">
            <text:p>3.34761568251478</text:p>
          </table:table-cell>
          <table:table-cell office:value-type="float" office:value="3.29612568707774" calcext:value-type="float">
            <text:p>3.29612568707774</text:p>
          </table:table-cell>
          <table:table-cell office:value-type="float" office:value="0.456932358244525" calcext:value-type="float">
            <text:p>0.456932358244525</text:p>
          </table:table-cell>
          <table:table-cell office:value-type="float" office:value="0.365101400701678" calcext:value-type="float">
            <text:p>0.365101400701678</text:p>
          </table:table-cell>
          <table:table-cell office:value-type="float" office:value="-0.879262325202452" calcext:value-type="float">
            <text:p>-0.879262325202452</text:p>
          </table:table-cell>
          <table:table-cell office:value-type="float" office:value="-0.765467663931511" calcext:value-type="float">
            <text:p>-0.765467663931511</text:p>
          </table:table-cell>
          <table:table-cell office:value-type="float" office:value="1.57978331310703" calcext:value-type="float">
            <text:p>1.57978331310703</text:p>
          </table:table-cell>
          <table:table-cell office:value-type="float" office:value="3.36331921870418" calcext:value-type="float">
            <text:p>3.36331921870418</text:p>
          </table:table-cell>
          <table:table-cell office:value-type="float" office:value="0.463034758674777" calcext:value-type="float">
            <text:p>0.463034758674777</text:p>
          </table:table-cell>
          <table:table-cell office:value-type="float" office:value="0.429178723923056" calcext:value-type="float">
            <text:p>0.429178723923056</text:p>
          </table:table-cell>
          <table:table-cell office:value-type="float" office:value="-0.758066625914141" calcext:value-type="float">
            <text:p>-0.758066625914141</text:p>
          </table:table-cell>
          <table:table-cell office:value-type="float" office:value="-0.827061172639081" calcext:value-type="float">
            <text:p>-0.827061172639081</text:p>
          </table:table-cell>
          <table:table-cell office:value-type="float" office:value="1.68359625530406" calcext:value-type="float">
            <text:p>1.68359625530406</text:p>
          </table:table-cell>
          <table:table-cell office:value-type="float" office:value="0.0671935316264394" calcext:value-type="float">
            <text:p>0.067193531626439</text:p>
          </table:table-cell>
          <table:table-cell office:value-type="float" office:value="0.00610240043025234" calcext:value-type="float">
            <text:p>0.006102400430252</text:p>
          </table:table-cell>
          <table:table-cell office:value-type="float" office:value="0.0640773232213787" calcext:value-type="float">
            <text:p>0.064077323221379</text:p>
          </table:table-cell>
          <table:table-cell office:value-type="float" office:value="-0.0659945557077588" calcext:value-type="float">
            <text:p>-0.065994555707759</text:p>
          </table:table-cell>
          <table:table-cell office:value-type="float" office:value="-0.0813560954274419" calcext:value-type="float">
            <text:p>-0.081356095427442</text:p>
          </table:table-cell>
          <table:table-cell office:value-type="float" office:value="0.0144085647658363" calcext:value-type="float">
            <text:p>0.014408564765836</text:p>
          </table:table-cell>
        </table:table-row>
        <table:table-row table:style-name="ro1">
          <table:table-cell table:formula="of:=SQRT([.B377]^2+[.C377]^2+[.D377]^2)" office:value-type="float" office:value="2.95489982830377" calcext:value-type="float">
            <text:p>2.95489982830377</text:p>
          </table:table-cell>
          <table:table-cell office:value-type="float" office:value="2.84983430424852" calcext:value-type="float">
            <text:p>2.84983430424852</text:p>
          </table:table-cell>
          <table:table-cell office:value-type="float" office:value="-0.726270716498245" calcext:value-type="float">
            <text:p>-0.726270716498245</text:p>
          </table:table-cell>
          <table:table-cell office:value-type="float" office:value="0.287068423890743" calcext:value-type="float">
            <text:p>0.287068423890743</text:p>
          </table:table-cell>
          <table:table-cell office:value-type="float" office:value="0.480463817095706" calcext:value-type="float">
            <text:p>0.480463817095706</text:p>
          </table:table-cell>
          <table:table-cell office:value-type="float" office:value="0.0811134093006452" calcext:value-type="float">
            <text:p>0.081113409300645</text:p>
          </table:table-cell>
          <table:table-cell office:value-type="float" office:value="2.25807188666971" calcext:value-type="float">
            <text:p>2.25807188666971</text:p>
          </table:table-cell>
          <table:table-cell office:value-type="float" office:value="2.82975601890212" calcext:value-type="float">
            <text:p>2.82975601890212</text:p>
          </table:table-cell>
          <table:table-cell office:value-type="float" office:value="-0.715215744883725" calcext:value-type="float">
            <text:p>-0.715215744883725</text:p>
          </table:table-cell>
          <table:table-cell office:value-type="float" office:value="0.329056229848408" calcext:value-type="float">
            <text:p>0.329056229848408</text:p>
          </table:table-cell>
          <table:table-cell office:value-type="float" office:value="0.600851941578594" calcext:value-type="float">
            <text:p>0.600851941578594</text:p>
          </table:table-cell>
          <table:table-cell office:value-type="float" office:value="0.0949877608217959" calcext:value-type="float">
            <text:p>0.094987760821796</text:p>
          </table:table-cell>
          <table:table-cell office:value-type="float" office:value="2.22239211568809" calcext:value-type="float">
            <text:p>2.22239211568809</text:p>
          </table:table-cell>
          <table:table-cell office:value-type="float" office:value="-0.0200782853463997" calcext:value-type="float">
            <text:p>-0.0200782853464</text:p>
          </table:table-cell>
          <table:table-cell office:value-type="float" office:value="0.0110549716145198" calcext:value-type="float">
            <text:p>0.01105497161452</text:p>
          </table:table-cell>
          <table:table-cell office:value-type="float" office:value="0.0419878059576647" calcext:value-type="float">
            <text:p>0.041987805957665</text:p>
          </table:table-cell>
          <table:table-cell office:value-type="float" office:value="-0.0650571548926395" calcext:value-type="float">
            <text:p>-0.06505715489264</text:p>
          </table:table-cell>
          <table:table-cell office:value-type="float" office:value="-0.101762188013071" calcext:value-type="float">
            <text:p>-0.101762188013071</text:p>
          </table:table-cell>
          <table:table-cell office:value-type="float" office:value="-0.0283944621634475" calcext:value-type="float">
            <text:p>-0.028394462163448</text:p>
          </table:table-cell>
        </table:table-row>
        <table:table-row table:style-name="ro1">
          <table:table-cell table:formula="of:=SQRT([.B378]^2+[.C378]^2+[.D378]^2)" office:value-type="float" office:value="3.12356297782999" calcext:value-type="float">
            <text:p>3.12356297782999</text:p>
          </table:table-cell>
          <table:table-cell office:value-type="float" office:value="2.91748329467787" calcext:value-type="float">
            <text:p>2.91748329467787</text:p>
          </table:table-cell>
          <table:table-cell office:value-type="float" office:value="-0.426008916435307" calcext:value-type="float">
            <text:p>-0.426008916435307</text:p>
          </table:table-cell>
          <table:table-cell office:value-type="float" office:value="1.03123872350846" calcext:value-type="float">
            <text:p>1.03123872350846</text:p>
          </table:table-cell>
          <table:table-cell office:value-type="float" office:value="0.496792738140301" calcext:value-type="float">
            <text:p>0.496792738140301</text:p>
          </table:table-cell>
          <table:table-cell office:value-type="float" office:value="-0.713571810162351" calcext:value-type="float">
            <text:p>-0.713571810162351</text:p>
          </table:table-cell>
          <table:table-cell office:value-type="float" office:value="0.161083393889447" calcext:value-type="float">
            <text:p>0.161083393889447</text:p>
          </table:table-cell>
          <table:table-cell office:value-type="float" office:value="2.83323192898625" calcext:value-type="float">
            <text:p>2.83323192898625</text:p>
          </table:table-cell>
          <table:table-cell office:value-type="float" office:value="-0.415769063142617" calcext:value-type="float">
            <text:p>-0.415769063142617</text:p>
          </table:table-cell>
          <table:table-cell office:value-type="float" office:value="0.966345477212696" calcext:value-type="float">
            <text:p>0.966345477212696</text:p>
          </table:table-cell>
          <table:table-cell office:value-type="float" office:value="-0.726034593372571" calcext:value-type="float">
            <text:p>-0.726034593372571</text:p>
          </table:table-cell>
          <table:table-cell office:value-type="float" office:value="-0.0660842243597868" calcext:value-type="float">
            <text:p>-0.066084224359787</text:p>
          </table:table-cell>
          <table:table-cell office:value-type="float" office:value="0.244145654881354" calcext:value-type="float">
            <text:p>0.244145654881354</text:p>
          </table:table-cell>
          <table:table-cell office:value-type="float" office:value="-0.0842513656916197" calcext:value-type="float">
            <text:p>-0.08425136569162</text:p>
          </table:table-cell>
          <table:table-cell office:value-type="float" office:value="0.0102398532926901" calcext:value-type="float">
            <text:p>0.01023985329269</text:p>
          </table:table-cell>
          <table:table-cell office:value-type="float" office:value="-0.0648932462957644" calcext:value-type="float">
            <text:p>-0.064893246295765</text:p>
          </table:table-cell>
          <table:table-cell office:value-type="float" office:value="-1.24797258153855" calcext:value-type="float">
            <text:p>-1.24797258153855</text:p>
          </table:table-cell>
          <table:table-cell office:value-type="float" office:value="0.326771914518433" calcext:value-type="float">
            <text:p>0.326771914518433</text:p>
          </table:table-cell>
          <table:table-cell office:value-type="float" office:value="0.867217255194721" calcext:value-type="float">
            <text:p>0.867217255194721</text:p>
          </table:table-cell>
        </table:table-row>
        <table:table-row table:style-name="ro1">
          <table:table-cell table:formula="of:=SQRT([.B379]^2+[.C379]^2+[.D379]^2)" office:value-type="float" office:value="2.67912390972589" calcext:value-type="float">
            <text:p>2.67912390972589</text:p>
          </table:table-cell>
          <table:table-cell office:value-type="float" office:value="2.61366128897794" calcext:value-type="float">
            <text:p>2.61366128897794</text:p>
          </table:table-cell>
          <table:table-cell office:value-type="float" office:value="0.0452173715431514" calcext:value-type="float">
            <text:p>0.045217371543151</text:p>
          </table:table-cell>
          <table:table-cell office:value-type="float" office:value="0.586885831720171" calcext:value-type="float">
            <text:p>0.586885831720171</text:p>
          </table:table-cell>
          <table:table-cell office:value-type="float" office:value="0.0724917778548875" calcext:value-type="float">
            <text:p>0.072491777854888</text:p>
          </table:table-cell>
          <table:table-cell office:value-type="float" office:value="0.229604760945085" calcext:value-type="float">
            <text:p>0.229604760945085</text:p>
          </table:table-cell>
          <table:table-cell office:value-type="float" office:value="0.453928144970169" calcext:value-type="float">
            <text:p>0.453928144970169</text:p>
          </table:table-cell>
          <table:table-cell office:value-type="float" office:value="2.61054114540185" calcext:value-type="float">
            <text:p>2.61054114540185</text:p>
          </table:table-cell>
          <table:table-cell office:value-type="float" office:value="0.0449888732078386" calcext:value-type="float">
            <text:p>0.044988873207839</text:p>
          </table:table-cell>
          <table:table-cell office:value-type="float" office:value="0.587850015959224" calcext:value-type="float">
            <text:p>0.587850015959224</text:p>
          </table:table-cell>
          <table:table-cell office:value-type="float" office:value="0.046234033931114" calcext:value-type="float">
            <text:p>0.046234033931114</text:p>
          </table:table-cell>
          <table:table-cell office:value-type="float" office:value="0.154421466656704" calcext:value-type="float">
            <text:p>0.154421466656704</text:p>
          </table:table-cell>
          <table:table-cell office:value-type="float" office:value="0.460281365964291" calcext:value-type="float">
            <text:p>0.460281365964291</text:p>
          </table:table-cell>
          <table:table-cell office:value-type="float" office:value="-0.00312014357608126" calcext:value-type="float">
            <text:p>-0.003120143576081</text:p>
          </table:table-cell>
          <table:table-cell office:value-type="float" office:value="-0.000228498335312764" calcext:value-type="float">
            <text:p>-0.000228498335313</text:p>
          </table:table-cell>
          <table:table-cell office:value-type="float" office:value="0.000964184239052868" calcext:value-type="float">
            <text:p>0.000964184239053</text:p>
          </table:table-cell>
          <table:table-cell office:value-type="float" office:value="-0.0563362959039631" calcext:value-type="float">
            <text:p>-0.056336295903963</text:p>
          </table:table-cell>
          <table:table-cell office:value-type="float" office:value="-0.0560900106677487" calcext:value-type="float">
            <text:p>-0.056090010667749</text:p>
          </table:table-cell>
          <table:table-cell office:value-type="float" office:value="-0.000242290093140696" calcext:value-type="float">
            <text:p>-0.000242290093141</text:p>
          </table:table-cell>
        </table:table-row>
        <table:table-row table:style-name="ro1">
          <table:table-cell table:formula="of:=SQRT([.B380]^2+[.C380]^2+[.D380]^2)" office:value-type="float" office:value="1.38238595464726" calcext:value-type="float">
            <text:p>1.38238595464726</text:p>
          </table:table-cell>
          <table:table-cell office:value-type="float" office:value="1.17065819605109" calcext:value-type="float">
            <text:p>1.17065819605109</text:p>
          </table:table-cell>
          <table:table-cell office:value-type="float" office:value="-0.677992835028962" calcext:value-type="float">
            <text:p>-0.677992835028962</text:p>
          </table:table-cell>
          <table:table-cell office:value-type="float" office:value="0.284387115168435" calcext:value-type="float">
            <text:p>0.284387115168435</text:p>
          </table:table-cell>
          <table:table-cell office:value-type="float" office:value="-0.00102332175661335" calcext:value-type="float">
            <text:p>-0.001023321756613</text:p>
          </table:table-cell>
          <table:table-cell office:value-type="float" office:value="0.618268386711016" calcext:value-type="float">
            <text:p>0.618268386711016</text:p>
          </table:table-cell>
          <table:table-cell office:value-type="float" office:value="2.13356283997484" calcext:value-type="float">
            <text:p>2.13356283997484</text:p>
          </table:table-cell>
          <table:table-cell office:value-type="float" office:value="1.23082657144976" calcext:value-type="float">
            <text:p>1.23082657144976</text:p>
          </table:table-cell>
          <table:table-cell office:value-type="float" office:value="-0.64884149308411" calcext:value-type="float">
            <text:p>-0.64884149308411</text:p>
          </table:table-cell>
          <table:table-cell office:value-type="float" office:value="0.269063489497578" calcext:value-type="float">
            <text:p>0.269063489497578</text:p>
          </table:table-cell>
          <table:table-cell office:value-type="float" office:value="0.0423842498588893" calcext:value-type="float">
            <text:p>0.042384249858889</text:p>
          </table:table-cell>
          <table:table-cell office:value-type="float" office:value="0.664570553625686" calcext:value-type="float">
            <text:p>0.664570553625686</text:p>
          </table:table-cell>
          <table:table-cell office:value-type="float" office:value="2.0908611691562" calcext:value-type="float">
            <text:p>2.0908611691562</text:p>
          </table:table-cell>
          <table:table-cell office:value-type="float" office:value="0.0601683753986702" calcext:value-type="float">
            <text:p>0.06016837539867</text:p>
          </table:table-cell>
          <table:table-cell office:value-type="float" office:value="0.0291513419448518" calcext:value-type="float">
            <text:p>0.029151341944852</text:p>
          </table:table-cell>
          <table:table-cell office:value-type="float" office:value="-0.0153236256708576" calcext:value-type="float">
            <text:p>-0.015323625670858</text:p>
          </table:table-cell>
          <table:table-cell office:value-type="float" office:value="0.0213188340030488" calcext:value-type="float">
            <text:p>0.021318834003049</text:p>
          </table:table-cell>
          <table:table-cell office:value-type="float" office:value="-0.0538410032220611" calcext:value-type="float">
            <text:p>-0.053841003222061</text:p>
          </table:table-cell>
          <table:table-cell office:value-type="float" office:value="-0.0161458171857927" calcext:value-type="float">
            <text:p>-0.016145817185793</text:p>
          </table:table-cell>
        </table:table-row>
        <table:table-row table:style-name="ro1">
          <table:table-cell table:formula="of:=SQRT([.B381]^2+[.C381]^2+[.D381]^2)" office:value-type="float" office:value="2.71227500497403" calcext:value-type="float">
            <text:p>2.71227500497403</text:p>
          </table:table-cell>
          <table:table-cell office:value-type="float" office:value="2.07806441619037" calcext:value-type="float">
            <text:p>2.07806441619037</text:p>
          </table:table-cell>
          <table:table-cell office:value-type="float" office:value="-1.58405920712094" calcext:value-type="float">
            <text:p>-1.58405920712094</text:p>
          </table:table-cell>
          <table:table-cell office:value-type="float" office:value="0.727214145287091" calcext:value-type="float">
            <text:p>0.727214145287091</text:p>
          </table:table-cell>
          <table:table-cell office:value-type="float" office:value="0.644922873570594" calcext:value-type="float">
            <text:p>0.644922873570594</text:p>
          </table:table-cell>
          <table:table-cell office:value-type="float" office:value="-0.25037857268444" calcext:value-type="float">
            <text:p>-0.25037857268444</text:p>
          </table:table-cell>
          <table:table-cell office:value-type="float" office:value="-0.350155341818422" calcext:value-type="float">
            <text:p>-0.350155341818422</text:p>
          </table:table-cell>
          <table:table-cell office:value-type="float" office:value="2.12952978357301" calcext:value-type="float">
            <text:p>2.12952978357301</text:p>
          </table:table-cell>
          <table:table-cell office:value-type="float" office:value="-1.56652754300881" calcext:value-type="float">
            <text:p>-1.56652754300881</text:p>
          </table:table-cell>
          <table:table-cell office:value-type="float" office:value="0.701385830884545" calcext:value-type="float">
            <text:p>0.701385830884545</text:p>
          </table:table-cell>
          <table:table-cell office:value-type="float" office:value="0.666246562737777" calcext:value-type="float">
            <text:p>0.666246562737777</text:p>
          </table:table-cell>
          <table:table-cell office:value-type="float" office:value="-0.306351990263438" calcext:value-type="float">
            <text:p>-0.306351990263438</text:p>
          </table:table-cell>
          <table:table-cell office:value-type="float" office:value="-0.368183027208932" calcext:value-type="float">
            <text:p>-0.368183027208932</text:p>
          </table:table-cell>
          <table:table-cell office:value-type="float" office:value="0.0514653673826344" calcext:value-type="float">
            <text:p>0.051465367382635</text:p>
          </table:table-cell>
          <table:table-cell office:value-type="float" office:value="0.0175316641121308" calcext:value-type="float">
            <text:p>0.017531664112131</text:p>
          </table:table-cell>
          <table:table-cell office:value-type="float" office:value="-0.0258283144025464" calcext:value-type="float">
            <text:p>-0.025828314402547</text:p>
          </table:table-cell>
          <table:table-cell office:value-type="float" office:value="0.0383547897501746" calcext:value-type="float">
            <text:p>0.038354789750175</text:p>
          </table:table-cell>
          <table:table-cell office:value-type="float" office:value="-0.0456419157409389" calcext:value-type="float">
            <text:p>-0.045641915740939</text:p>
          </table:table-cell>
          <table:table-cell office:value-type="float" office:value="-0.0230140472794282" calcext:value-type="float">
            <text:p>-0.023014047279428</text:p>
          </table:table-cell>
        </table:table-row>
        <table:table-row table:style-name="ro1">
          <table:table-cell table:formula="of:=SQRT([.B382]^2+[.C382]^2+[.D382]^2)" office:value-type="float" office:value="4.49350864472358" calcext:value-type="float">
            <text:p>4.49350864472358</text:p>
          </table:table-cell>
          <table:table-cell office:value-type="float" office:value="4.1252987508529" calcext:value-type="float">
            <text:p>4.1252987508529</text:p>
          </table:table-cell>
          <table:table-cell office:value-type="float" office:value="-0.779054967908124" calcext:value-type="float">
            <text:p>-0.779054967908124</text:p>
          </table:table-cell>
          <table:table-cell office:value-type="float" office:value="1.60206226888804" calcext:value-type="float">
            <text:p>1.60206226888804</text:p>
          </table:table-cell>
          <table:table-cell office:value-type="float" office:value="0.457191857082083" calcext:value-type="float">
            <text:p>0.457191857082083</text:p>
          </table:table-cell>
          <table:table-cell office:value-type="float" office:value="0.18815632091271" calcext:value-type="float">
            <text:p>0.18815632091271</text:p>
          </table:table-cell>
          <table:table-cell office:value-type="float" office:value="-1.82867281997087" calcext:value-type="float">
            <text:p>-1.82867281997087</text:p>
          </table:table-cell>
          <table:table-cell office:value-type="float" office:value="4.03781664028602" calcext:value-type="float">
            <text:p>4.03781664028602</text:p>
          </table:table-cell>
          <table:table-cell office:value-type="float" office:value="-0.782129430537737" calcext:value-type="float">
            <text:p>-0.782129430537737</text:p>
          </table:table-cell>
          <table:table-cell office:value-type="float" office:value="1.53989490436901" calcext:value-type="float">
            <text:p>1.53989490436901</text:p>
          </table:table-cell>
          <table:table-cell office:value-type="float" office:value="0.444294339346212" calcext:value-type="float">
            <text:p>0.444294339346212</text:p>
          </table:table-cell>
          <table:table-cell office:value-type="float" office:value="0.214304954616139" calcext:value-type="float">
            <text:p>0.214304954616139</text:p>
          </table:table-cell>
          <table:table-cell office:value-type="float" office:value="-1.83020080600139" calcext:value-type="float">
            <text:p>-1.83020080600139</text:p>
          </table:table-cell>
          <table:table-cell office:value-type="float" office:value="-0.0874821105668762" calcext:value-type="float">
            <text:p>-0.087482110566876</text:p>
          </table:table-cell>
          <table:table-cell office:value-type="float" office:value="-0.00307446262961331" calcext:value-type="float">
            <text:p>-0.003074462629613</text:p>
          </table:table-cell>
          <table:table-cell office:value-type="float" office:value="-0.0621673645190291" calcext:value-type="float">
            <text:p>-0.062167364519029</text:p>
          </table:table-cell>
          <table:table-cell office:value-type="float" office:value="-0.0220876417690037" calcext:value-type="float">
            <text:p>-0.022087641769004</text:p>
          </table:table-cell>
          <table:table-cell office:value-type="float" office:value="-0.0188582888755224" calcext:value-type="float">
            <text:p>-0.018858288875523</text:p>
          </table:table-cell>
          <table:table-cell office:value-type="float" office:value="-0.00431441794990395" calcext:value-type="float">
            <text:p>-0.004314417949904</text:p>
          </table:table-cell>
        </table:table-row>
        <table:table-row table:style-name="ro1">
          <table:table-cell table:formula="of:=SQRT([.B383]^2+[.C383]^2+[.D383]^2)" office:value-type="float" office:value="7.87929742023922" calcext:value-type="float">
            <text:p>7.87929742023922</text:p>
          </table:table-cell>
          <table:table-cell office:value-type="float" office:value="6.10496874057342" calcext:value-type="float">
            <text:p>6.10496874057342</text:p>
          </table:table-cell>
          <table:table-cell office:value-type="float" office:value="-4.86734136379923" calcext:value-type="float">
            <text:p>-4.86734136379923</text:p>
          </table:table-cell>
          <table:table-cell office:value-type="float" office:value="1.05909044064179" calcext:value-type="float">
            <text:p>1.05909044064179</text:p>
          </table:table-cell>
          <table:table-cell office:value-type="float" office:value="-0.258315796869438" calcext:value-type="float">
            <text:p>-0.258315796869438</text:p>
          </table:table-cell>
          <table:table-cell office:value-type="float" office:value="-0.861838648607163" calcext:value-type="float">
            <text:p>-0.861838648607163</text:p>
          </table:table-cell>
          <table:table-cell office:value-type="float" office:value="2.21793869657919" calcext:value-type="float">
            <text:p>2.21793869657919</text:p>
          </table:table-cell>
          <table:table-cell office:value-type="float" office:value="6.104987950831" calcext:value-type="float">
            <text:p>6.104987950831</text:p>
          </table:table-cell>
          <table:table-cell office:value-type="float" office:value="-4.89352524092485" calcext:value-type="float">
            <text:p>-4.89352524092485</text:p>
          </table:table-cell>
          <table:table-cell office:value-type="float" office:value="1.13852265134827" calcext:value-type="float">
            <text:p>1.13852265134827</text:p>
          </table:table-cell>
          <table:table-cell office:value-type="float" office:value="-0.230433794374576" calcext:value-type="float">
            <text:p>-0.230433794374576</text:p>
          </table:table-cell>
          <table:table-cell office:value-type="float" office:value="-0.816015712525365" calcext:value-type="float">
            <text:p>-0.816015712525365</text:p>
          </table:table-cell>
          <table:table-cell office:value-type="float" office:value="2.20794738187019" calcext:value-type="float">
            <text:p>2.20794738187019</text:p>
          </table:table-cell>
          <table:table-cell office:value-type="float" office:value="0.0000192102575740094" calcext:value-type="float">
            <text:p>1.92102575740094E-05</text:p>
          </table:table-cell>
          <table:table-cell office:value-type="float" office:value="-0.0261838771256189" calcext:value-type="float">
            <text:p>-0.026183877125619</text:p>
          </table:table-cell>
          <table:table-cell office:value-type="float" office:value="0.0794322107064835" calcext:value-type="float">
            <text:p>0.079432210706484</text:p>
          </table:table-cell>
          <table:table-cell office:value-type="float" office:value="0.0248935135368917" calcext:value-type="float">
            <text:p>0.024893513536892</text:p>
          </table:table-cell>
          <table:table-cell office:value-type="float" office:value="-0.0427469482475766" calcext:value-type="float">
            <text:p>-0.042746948247577</text:p>
          </table:table-cell>
          <table:table-cell office:value-type="float" office:value="-0.0302073545374943" calcext:value-type="float">
            <text:p>-0.030207354537494</text:p>
          </table:table-cell>
        </table:table-row>
        <table:table-row table:style-name="ro1">
          <table:table-cell table:formula="of:=SQRT([.B384]^2+[.C384]^2+[.D384]^2)" office:value-type="float" office:value="7.85741129377637" calcext:value-type="float">
            <text:p>7.85741129377637</text:p>
          </table:table-cell>
          <table:table-cell office:value-type="float" office:value="5.5377168463768" calcext:value-type="float">
            <text:p>5.5377168463768</text:p>
          </table:table-cell>
          <table:table-cell office:value-type="float" office:value="5.03735713506822" calcext:value-type="float">
            <text:p>5.03735713506822</text:p>
          </table:table-cell>
          <table:table-cell office:value-type="float" office:value="2.38697244699145" calcext:value-type="float">
            <text:p>2.38697244699145</text:p>
          </table:table-cell>
          <table:table-cell office:value-type="float" office:value="0.680971588145511" calcext:value-type="float">
            <text:p>0.680971588145511</text:p>
          </table:table-cell>
          <table:table-cell office:value-type="float" office:value="-0.305515833510633" calcext:value-type="float">
            <text:p>-0.305515833510633</text:p>
          </table:table-cell>
          <table:table-cell office:value-type="float" office:value="0.496363271299905" calcext:value-type="float">
            <text:p>0.496363271299905</text:p>
          </table:table-cell>
          <table:table-cell office:value-type="float" office:value="5.59385379866618" calcext:value-type="float">
            <text:p>5.59385379866618</text:p>
          </table:table-cell>
          <table:table-cell office:value-type="float" office:value="5.0442986404054" calcext:value-type="float">
            <text:p>5.0442986404054</text:p>
          </table:table-cell>
          <table:table-cell office:value-type="float" office:value="2.23971163298268" calcext:value-type="float">
            <text:p>2.23971163298268</text:p>
          </table:table-cell>
          <table:table-cell office:value-type="float" office:value="0.738195821407905" calcext:value-type="float">
            <text:p>0.738195821407905</text:p>
          </table:table-cell>
          <table:table-cell office:value-type="float" office:value="0.0787254927598626" calcext:value-type="float">
            <text:p>0.078725492759863</text:p>
          </table:table-cell>
          <table:table-cell office:value-type="float" office:value="0.0963799030070005" calcext:value-type="float">
            <text:p>0.096379903007001</text:p>
          </table:table-cell>
          <table:table-cell office:value-type="float" office:value="0.0561369522893847" calcext:value-type="float">
            <text:p>0.056136952289385</text:p>
          </table:table-cell>
          <table:table-cell office:value-type="float" office:value="0.0069415053371813" calcext:value-type="float">
            <text:p>0.006941505337181</text:p>
          </table:table-cell>
          <table:table-cell office:value-type="float" office:value="-0.147260814008768" calcext:value-type="float">
            <text:p>-0.147260814008768</text:p>
          </table:table-cell>
          <table:table-cell office:value-type="float" office:value="0.241963998984644" calcext:value-type="float">
            <text:p>0.241963998984644</text:p>
          </table:table-cell>
          <table:table-cell office:value-type="float" office:value="0.306825679239537" calcext:value-type="float">
            <text:p>0.306825679239537</text:p>
          </table:table-cell>
          <table:table-cell office:value-type="float" office:value="-0.4441751182653" calcext:value-type="float">
            <text:p>-0.4441751182653</text:p>
          </table:table-cell>
        </table:table-row>
        <table:table-row table:style-name="ro1">
          <table:table-cell table:formula="of:=SQRT([.B385]^2+[.C385]^2+[.D385]^2)" office:value-type="float" office:value="1.76706526985585" calcext:value-type="float">
            <text:p>1.76706526985585</text:p>
          </table:table-cell>
          <table:table-cell office:value-type="float" office:value="1.4877692694199" calcext:value-type="float">
            <text:p>1.4877692694199</text:p>
          </table:table-cell>
          <table:table-cell office:value-type="float" office:value="-0.724819322381195" calcext:value-type="float">
            <text:p>-0.724819322381195</text:p>
          </table:table-cell>
          <table:table-cell office:value-type="float" office:value="0.619434596065933" calcext:value-type="float">
            <text:p>0.619434596065933</text:p>
          </table:table-cell>
          <table:table-cell office:value-type="float" office:value="0.281304454352597" calcext:value-type="float">
            <text:p>0.281304454352597</text:p>
          </table:table-cell>
          <table:table-cell office:value-type="float" office:value="0.223191297570174" calcext:value-type="float">
            <text:p>0.223191297570174</text:p>
          </table:table-cell>
          <table:table-cell office:value-type="float" office:value="-3.00005080087187" calcext:value-type="float">
            <text:p>-3.00005080087187</text:p>
          </table:table-cell>
          <table:table-cell office:value-type="float" office:value="1.52383731368829" calcext:value-type="float">
            <text:p>1.52383731368829</text:p>
          </table:table-cell>
          <table:table-cell office:value-type="float" office:value="-0.695493455490625" calcext:value-type="float">
            <text:p>-0.695493455490625</text:p>
          </table:table-cell>
          <table:table-cell office:value-type="float" office:value="0.573948091529515" calcext:value-type="float">
            <text:p>0.573948091529515</text:p>
          </table:table-cell>
          <table:table-cell office:value-type="float" office:value="0.307063835281166" calcext:value-type="float">
            <text:p>0.307063835281166</text:p>
          </table:table-cell>
          <table:table-cell office:value-type="float" office:value="0.252294588622886" calcext:value-type="float">
            <text:p>0.252294588622886</text:p>
          </table:table-cell>
          <table:table-cell office:value-type="float" office:value="-2.98960738467048" calcext:value-type="float">
            <text:p>-2.98960738467048</text:p>
          </table:table-cell>
          <table:table-cell office:value-type="float" office:value="0.0360680442683909" calcext:value-type="float">
            <text:p>0.036068044268391</text:p>
          </table:table-cell>
          <table:table-cell office:value-type="float" office:value="0.0293258668905695" calcext:value-type="float">
            <text:p>0.02932586689057</text:p>
          </table:table-cell>
          <table:table-cell office:value-type="float" office:value="-0.045486504536418" calcext:value-type="float">
            <text:p>-0.045486504536418</text:p>
          </table:table-cell>
          <table:table-cell office:value-type="float" office:value="-0.0288200186195882" calcext:value-type="float">
            <text:p>-0.028820018619588</text:p>
          </table:table-cell>
          <table:table-cell office:value-type="float" office:value="-0.0253628570149482" calcext:value-type="float">
            <text:p>-0.025362857014948</text:p>
          </table:table-cell>
          <table:table-cell office:value-type="float" office:value="0.0161454345470649" calcext:value-type="float">
            <text:p>0.016145434547065</text:p>
          </table:table-cell>
        </table:table-row>
        <table:table-row table:style-name="ro1">
          <table:table-cell table:formula="of:=SQRT([.B386]^2+[.C386]^2+[.D386]^2)" office:value-type="float" office:value="7.25687278474894" calcext:value-type="float">
            <text:p>7.25687278474894</text:p>
          </table:table-cell>
          <table:table-cell office:value-type="float" office:value="6.37095309744226" calcext:value-type="float">
            <text:p>6.37095309744226</text:p>
          </table:table-cell>
          <table:table-cell office:value-type="float" office:value="-3.29616571598401" calcext:value-type="float">
            <text:p>-3.29616571598401</text:p>
          </table:table-cell>
          <table:table-cell office:value-type="float" office:value="1.09929560036978" calcext:value-type="float">
            <text:p>1.09929560036978</text:p>
          </table:table-cell>
          <table:table-cell office:value-type="float" office:value="0.0920456180078712" calcext:value-type="float">
            <text:p>0.092045618007871</text:p>
          </table:table-cell>
          <table:table-cell office:value-type="float" office:value="-0.124784938025948" calcext:value-type="float">
            <text:p>-0.124784938025948</text:p>
          </table:table-cell>
          <table:table-cell office:value-type="float" office:value="1.45833426950677" calcext:value-type="float">
            <text:p>1.45833426950677</text:p>
          </table:table-cell>
          <table:table-cell office:value-type="float" office:value="6.50433001015171" calcext:value-type="float">
            <text:p>6.50433001015171</text:p>
          </table:table-cell>
          <table:table-cell office:value-type="float" office:value="-3.44146438104811" calcext:value-type="float">
            <text:p>-3.44146438104811</text:p>
          </table:table-cell>
          <table:table-cell office:value-type="float" office:value="1.22243327137135" calcext:value-type="float">
            <text:p>1.22243327137135</text:p>
          </table:table-cell>
          <table:table-cell office:value-type="float" office:value="0.0210409533994458" calcext:value-type="float">
            <text:p>0.021040953399446</text:p>
          </table:table-cell>
          <table:table-cell office:value-type="float" office:value="-0.49287690430669" calcext:value-type="float">
            <text:p>-0.49287690430669</text:p>
          </table:table-cell>
          <table:table-cell office:value-type="float" office:value="1.52781252286595" calcext:value-type="float">
            <text:p>1.52781252286595</text:p>
          </table:table-cell>
          <table:table-cell office:value-type="float" office:value="0.133376912709458" calcext:value-type="float">
            <text:p>0.133376912709458</text:p>
          </table:table-cell>
          <table:table-cell office:value-type="float" office:value="-0.145298665064102" calcext:value-type="float">
            <text:p>-0.145298665064102</text:p>
          </table:table-cell>
          <table:table-cell office:value-type="float" office:value="0.123137671001571" calcext:value-type="float">
            <text:p>0.123137671001571</text:p>
          </table:table-cell>
          <table:table-cell office:value-type="float" office:value="-0.373565440751234" calcext:value-type="float">
            <text:p>-0.373565440751234</text:p>
          </table:table-cell>
          <table:table-cell office:value-type="float" office:value="0.0216940388107432" calcext:value-type="float">
            <text:p>0.021694038810743</text:p>
          </table:table-cell>
          <table:table-cell office:value-type="float" office:value="0.0955388781550073" calcext:value-type="float">
            <text:p>0.095538878155007</text:p>
          </table:table-cell>
        </table:table-row>
        <table:table-row table:style-name="ro1">
          <table:table-cell table:formula="of:=SQRT([.B387]^2+[.C387]^2+[.D387]^2)" office:value-type="float" office:value="4.24457308917225" calcext:value-type="float">
            <text:p>4.24457308917225</text:p>
          </table:table-cell>
          <table:table-cell office:value-type="float" office:value="3.16171823514602" calcext:value-type="float">
            <text:p>3.16171823514602</text:p>
          </table:table-cell>
          <table:table-cell office:value-type="float" office:value="-2.77418400805225" calcext:value-type="float">
            <text:p>-2.77418400805225</text:p>
          </table:table-cell>
          <table:table-cell office:value-type="float" office:value="0.569070821899679" calcext:value-type="float">
            <text:p>0.569070821899679</text:p>
          </table:table-cell>
          <table:table-cell office:value-type="float" office:value="-0.305196543988067" calcext:value-type="float">
            <text:p>-0.305196543988067</text:p>
          </table:table-cell>
          <table:table-cell office:value-type="float" office:value="-0.662827199341264" calcext:value-type="float">
            <text:p>-0.662827199341264</text:p>
          </table:table-cell>
          <table:table-cell office:value-type="float" office:value="0.0753950556071139" calcext:value-type="float">
            <text:p>0.075395055607114</text:p>
          </table:table-cell>
          <table:table-cell office:value-type="float" office:value="3.116179749056" calcext:value-type="float">
            <text:p>3.116179749056</text:p>
          </table:table-cell>
          <table:table-cell office:value-type="float" office:value="-2.66839714266022" calcext:value-type="float">
            <text:p>-2.66839714266022</text:p>
          </table:table-cell>
          <table:table-cell office:value-type="float" office:value="0.574319986273656" calcext:value-type="float">
            <text:p>0.574319986273656</text:p>
          </table:table-cell>
          <table:table-cell office:value-type="float" office:value="-0.217285091419095" calcext:value-type="float">
            <text:p>-0.217285091419095</text:p>
          </table:table-cell>
          <table:table-cell office:value-type="float" office:value="-0.741556273195132" calcext:value-type="float">
            <text:p>-0.741556273195132</text:p>
          </table:table-cell>
          <table:table-cell office:value-type="float" office:value="0.0798273006527661" calcext:value-type="float">
            <text:p>0.079827300652766</text:p>
          </table:table-cell>
          <table:table-cell office:value-type="float" office:value="-0.045538486090015" calcext:value-type="float">
            <text:p>-0.045538486090015</text:p>
          </table:table-cell>
          <table:table-cell office:value-type="float" office:value="0.105786865392029" calcext:value-type="float">
            <text:p>0.105786865392029</text:p>
          </table:table-cell>
          <table:table-cell office:value-type="float" office:value="0.00524916437397727" calcext:value-type="float">
            <text:p>0.005249164373977</text:p>
          </table:table-cell>
          <table:table-cell office:value-type="float" office:value="0.0587506189696399" calcext:value-type="float">
            <text:p>0.05875061896964</text:p>
          </table:table-cell>
          <table:table-cell office:value-type="float" office:value="-0.0851513143660108" calcext:value-type="float">
            <text:p>-0.085151314366011</text:p>
          </table:table-cell>
          <table:table-cell office:value-type="float" office:value="-0.0499108567440496" calcext:value-type="float">
            <text:p>-0.04991085674405</text:p>
          </table:table-cell>
        </table:table-row>
        <table:table-row table:style-name="ro1">
          <table:table-cell table:formula="of:=SQRT([.B388]^2+[.C388]^2+[.D388]^2)" office:value-type="float" office:value="4.7109644219548" calcext:value-type="float">
            <text:p>4.7109644219548</text:p>
          </table:table-cell>
          <table:table-cell office:value-type="float" office:value="4.18736724480906" calcext:value-type="float">
            <text:p>4.18736724480906</text:p>
          </table:table-cell>
          <table:table-cell office:value-type="float" office:value="0.590892849953196" calcext:value-type="float">
            <text:p>0.590892849953196</text:p>
          </table:table-cell>
          <table:table-cell office:value-type="float" office:value="2.07605081390083" calcext:value-type="float">
            <text:p>2.07605081390083</text:p>
          </table:table-cell>
          <table:table-cell office:value-type="float" office:value="0.204192695630381" calcext:value-type="float">
            <text:p>0.204192695630381</text:p>
          </table:table-cell>
          <table:table-cell office:value-type="float" office:value="-0.429832518131477" calcext:value-type="float">
            <text:p>-0.429832518131477</text:p>
          </table:table-cell>
          <table:table-cell office:value-type="float" office:value="3.03151546843855" calcext:value-type="float">
            <text:p>3.03151546843855</text:p>
          </table:table-cell>
          <table:table-cell office:value-type="float" office:value="4.21261654949831" calcext:value-type="float">
            <text:p>4.21261654949831</text:p>
          </table:table-cell>
          <table:table-cell office:value-type="float" office:value="0.597286602984292" calcext:value-type="float">
            <text:p>0.597286602984292</text:p>
          </table:table-cell>
          <table:table-cell office:value-type="float" office:value="2.00854448111933" calcext:value-type="float">
            <text:p>2.00854448111933</text:p>
          </table:table-cell>
          <table:table-cell office:value-type="float" office:value="0.26338092244263" calcext:value-type="float">
            <text:p>0.26338092244263</text:p>
          </table:table-cell>
          <table:table-cell office:value-type="float" office:value="-0.385967376807709" calcext:value-type="float">
            <text:p>-0.385967376807709</text:p>
          </table:table-cell>
          <table:table-cell office:value-type="float" office:value="3.07478805475172" calcext:value-type="float">
            <text:p>3.07478805475172</text:p>
          </table:table-cell>
          <table:table-cell office:value-type="float" office:value="0.0252493046892521" calcext:value-type="float">
            <text:p>0.025249304689252</text:p>
          </table:table-cell>
          <table:table-cell office:value-type="float" office:value="0.00639375303109524" calcext:value-type="float">
            <text:p>0.006393753031095</text:p>
          </table:table-cell>
          <table:table-cell office:value-type="float" office:value="-0.0675063327815044" calcext:value-type="float">
            <text:p>-0.067506332781505</text:p>
          </table:table-cell>
          <table:table-cell office:value-type="float" office:value="-0.0498075743374753" calcext:value-type="float">
            <text:p>-0.049807574337475</text:p>
          </table:table-cell>
          <table:table-cell office:value-type="float" office:value="-0.0489535518246393" calcext:value-type="float">
            <text:p>-0.048953551824639</text:p>
          </table:table-cell>
          <table:table-cell office:value-type="float" office:value="0.0185626047597483" calcext:value-type="float">
            <text:p>0.018562604759748</text:p>
          </table:table-cell>
        </table:table-row>
        <table:table-row table:style-name="ro1">
          <table:table-cell table:formula="of:=SQRT([.B389]^2+[.C389]^2+[.D389]^2)" office:value-type="float" office:value="3.99229124596585" calcext:value-type="float">
            <text:p>3.99229124596585</text:p>
          </table:table-cell>
          <table:table-cell office:value-type="float" office:value="3.74088967686183" calcext:value-type="float">
            <text:p>3.74088967686183</text:p>
          </table:table-cell>
          <table:table-cell office:value-type="float" office:value="-0.188302508647312" calcext:value-type="float">
            <text:p>-0.188302508647312</text:p>
          </table:table-cell>
          <table:table-cell office:value-type="float" office:value="1.38154840067269" calcext:value-type="float">
            <text:p>1.38154840067269</text:p>
          </table:table-cell>
          <table:table-cell office:value-type="float" office:value="-0.849517023522793" calcext:value-type="float">
            <text:p>-0.849517023522793</text:p>
          </table:table-cell>
          <table:table-cell office:value-type="float" office:value="-0.287352099582524" calcext:value-type="float">
            <text:p>-0.287352099582524</text:p>
          </table:table-cell>
          <table:table-cell office:value-type="float" office:value="1.29413328711632" calcext:value-type="float">
            <text:p>1.29413328711632</text:p>
          </table:table-cell>
          <table:table-cell office:value-type="float" office:value="3.76698734463985" calcext:value-type="float">
            <text:p>3.76698734463985</text:p>
          </table:table-cell>
          <table:table-cell office:value-type="float" office:value="-0.19800054456283" calcext:value-type="float">
            <text:p>-0.19800054456283</text:p>
          </table:table-cell>
          <table:table-cell office:value-type="float" office:value="1.3677479061223" calcext:value-type="float">
            <text:p>1.3677479061223</text:p>
          </table:table-cell>
          <table:table-cell office:value-type="float" office:value="-0.803757331672009" calcext:value-type="float">
            <text:p>-0.803757331672009</text:p>
          </table:table-cell>
          <table:table-cell office:value-type="float" office:value="-0.372659041068363" calcext:value-type="float">
            <text:p>-0.372659041068363</text:p>
          </table:table-cell>
          <table:table-cell office:value-type="float" office:value="1.33149481373363" calcext:value-type="float">
            <text:p>1.33149481373363</text:p>
          </table:table-cell>
          <table:table-cell office:value-type="float" office:value="0.0260976677780156" calcext:value-type="float">
            <text:p>0.026097667778016</text:p>
          </table:table-cell>
          <table:table-cell office:value-type="float" office:value="-0.00969803591551843" calcext:value-type="float">
            <text:p>-0.009698035915518</text:p>
          </table:table-cell>
          <table:table-cell office:value-type="float" office:value="-0.01380049455039" calcext:value-type="float">
            <text:p>-0.01380049455039</text:p>
          </table:table-cell>
          <table:table-cell office:value-type="float" office:value="-0.0707977264788258" calcext:value-type="float">
            <text:p>-0.070797726478826</text:p>
          </table:table-cell>
          <table:table-cell office:value-type="float" office:value="-0.0643768811685996" calcext:value-type="float">
            <text:p>-0.0643768811686</text:p>
          </table:table-cell>
          <table:table-cell office:value-type="float" office:value="0.0202367521022815" calcext:value-type="float">
            <text:p>0.020236752102282</text:p>
          </table:table-cell>
        </table:table-row>
        <table:table-row table:style-name="ro1">
          <table:table-cell table:formula="of:=SQRT([.B390]^2+[.C390]^2+[.D390]^2)" office:value-type="float" office:value="4.98469060797425" calcext:value-type="float">
            <text:p>4.98469060797425</text:p>
          </table:table-cell>
          <table:table-cell office:value-type="float" office:value="4.49372970035661" calcext:value-type="float">
            <text:p>4.49372970035661</text:p>
          </table:table-cell>
          <table:table-cell office:value-type="float" office:value="2.13346184291073" calcext:value-type="float">
            <text:p>2.13346184291073</text:p>
          </table:table-cell>
          <table:table-cell office:value-type="float" office:value="0.319177696908123" calcext:value-type="float">
            <text:p>0.319177696908123</text:p>
          </table:table-cell>
          <table:table-cell office:value-type="float" office:value="0.257579455743485" calcext:value-type="float">
            <text:p>0.257579455743485</text:p>
          </table:table-cell>
          <table:table-cell office:value-type="float" office:value="0.765561041926272" calcext:value-type="float">
            <text:p>0.765561041926272</text:p>
          </table:table-cell>
          <table:table-cell office:value-type="float" office:value="1.79291584775193" calcext:value-type="float">
            <text:p>1.79291584775193</text:p>
          </table:table-cell>
          <table:table-cell office:value-type="float" office:value="4.54629514444256" calcext:value-type="float">
            <text:p>4.54629514444256</text:p>
          </table:table-cell>
          <table:table-cell office:value-type="float" office:value="2.1422720391187" calcext:value-type="float">
            <text:p>2.1422720391187</text:p>
          </table:table-cell>
          <table:table-cell office:value-type="float" office:value="0.404793346276836" calcext:value-type="float">
            <text:p>0.404793346276836</text:p>
          </table:table-cell>
          <table:table-cell office:value-type="float" office:value="0.390413550213595" calcext:value-type="float">
            <text:p>0.390413550213595</text:p>
          </table:table-cell>
          <table:table-cell office:value-type="float" office:value="0.712383238246549" calcext:value-type="float">
            <text:p>0.712383238246549</text:p>
          </table:table-cell>
          <table:table-cell office:value-type="float" office:value="1.71712696396018" calcext:value-type="float">
            <text:p>1.71712696396018</text:p>
          </table:table-cell>
          <table:table-cell office:value-type="float" office:value="0.0525654440859507" calcext:value-type="float">
            <text:p>0.052565444085951</text:p>
          </table:table-cell>
          <table:table-cell office:value-type="float" office:value="0.00881019620797074" calcext:value-type="float">
            <text:p>0.008810196207971</text:p>
          </table:table-cell>
          <table:table-cell office:value-type="float" office:value="0.0856156493687124" calcext:value-type="float">
            <text:p>0.085615649368712</text:p>
          </table:table-cell>
          <table:table-cell office:value-type="float" office:value="-0.0697431466694494" calcext:value-type="float">
            <text:p>-0.069743146669449</text:p>
          </table:table-cell>
          <table:table-cell office:value-type="float" office:value="-0.0871905718191197" calcext:value-type="float">
            <text:p>-0.08719057181912</text:p>
          </table:table-cell>
          <table:table-cell office:value-type="float" office:value="0.0107385688644417" calcext:value-type="float">
            <text:p>0.010738568864442</text:p>
          </table:table-cell>
        </table:table-row>
        <table:table-row table:style-name="ro1">
          <table:table-cell table:formula="of:=SQRT([.B391]^2+[.C391]^2+[.D391]^2)" office:value-type="float" office:value="3.2316207328977" calcext:value-type="float">
            <text:p>3.2316207328977</text:p>
          </table:table-cell>
          <table:table-cell office:value-type="float" office:value="2.97829553596631" calcext:value-type="float">
            <text:p>2.97829553596631</text:p>
          </table:table-cell>
          <table:table-cell office:value-type="float" office:value="1.04676368119261" calcext:value-type="float">
            <text:p>1.04676368119261</text:p>
          </table:table-cell>
          <table:table-cell office:value-type="float" office:value="0.690951559426232" calcext:value-type="float">
            <text:p>0.690951559426232</text:p>
          </table:table-cell>
          <table:table-cell office:value-type="float" office:value="-0.838660760520608" calcext:value-type="float">
            <text:p>-0.838660760520608</text:p>
          </table:table-cell>
          <table:table-cell office:value-type="float" office:value="0.181775373038618" calcext:value-type="float">
            <text:p>0.181775373038618</text:p>
          </table:table-cell>
          <table:table-cell office:value-type="float" office:value="-2.18490377777129" calcext:value-type="float">
            <text:p>-2.18490377777129</text:p>
          </table:table-cell>
          <table:table-cell office:value-type="float" office:value="2.93989806628285" calcext:value-type="float">
            <text:p>2.93989806628285</text:p>
          </table:table-cell>
          <table:table-cell office:value-type="float" office:value="1.02394253803846" calcext:value-type="float">
            <text:p>1.02394253803846</text:p>
          </table:table-cell>
          <table:table-cell office:value-type="float" office:value="0.667022595199303" calcext:value-type="float">
            <text:p>0.667022595199303</text:p>
          </table:table-cell>
          <table:table-cell office:value-type="float" office:value="-0.862340175024632" calcext:value-type="float">
            <text:p>-0.862340175024632</text:p>
          </table:table-cell>
          <table:table-cell office:value-type="float" office:value="0.29564723517422" calcext:value-type="float">
            <text:p>0.29564723517422</text:p>
          </table:table-cell>
          <table:table-cell office:value-type="float" office:value="-2.17338706471709" calcext:value-type="float">
            <text:p>-2.17338706471709</text:p>
          </table:table-cell>
          <table:table-cell office:value-type="float" office:value="-0.0383974696834604" calcext:value-type="float">
            <text:p>-0.03839746968346</text:p>
          </table:table-cell>
          <table:table-cell office:value-type="float" office:value="-0.022821143154153" calcext:value-type="float">
            <text:p>-0.022821143154153</text:p>
          </table:table-cell>
          <table:table-cell office:value-type="float" office:value="-0.0239289642269288" calcext:value-type="float">
            <text:p>-0.023928964226929</text:p>
          </table:table-cell>
          <table:table-cell office:value-type="float" office:value="-0.0802225206430922" calcext:value-type="float">
            <text:p>-0.080222520643092</text:p>
          </table:table-cell>
          <table:table-cell office:value-type="float" office:value="-0.0841131961912121" calcext:value-type="float">
            <text:p>-0.084113196191212</text:p>
          </table:table-cell>
          <table:table-cell office:value-type="float" office:value="0.00253067946577712" calcext:value-type="float">
            <text:p>0.002530679465777</text:p>
          </table:table-cell>
        </table:table-row>
        <table:table-row table:style-name="ro1">
          <table:table-cell table:formula="of:=SQRT([.B392]^2+[.C392]^2+[.D392]^2)" office:value-type="float" office:value="3.54831553488568" calcext:value-type="float">
            <text:p>3.54831553488568</text:p>
          </table:table-cell>
          <table:table-cell office:value-type="float" office:value="3.37071226030394" calcext:value-type="float">
            <text:p>3.37071226030394</text:p>
          </table:table-cell>
          <table:table-cell office:value-type="float" office:value="-0.0844477247452596" calcext:value-type="float">
            <text:p>-0.08444772474526</text:p>
          </table:table-cell>
          <table:table-cell office:value-type="float" office:value="1.10531017146007" calcext:value-type="float">
            <text:p>1.10531017146007</text:p>
          </table:table-cell>
          <table:table-cell office:value-type="float" office:value="-0.204679919474984" calcext:value-type="float">
            <text:p>-0.204679919474984</text:p>
          </table:table-cell>
          <table:table-cell office:value-type="float" office:value="-0.093913265193609" calcext:value-type="float">
            <text:p>-0.093913265193609</text:p>
          </table:table-cell>
          <table:table-cell office:value-type="float" office:value="-2.03263040403609" calcext:value-type="float">
            <text:p>-2.03263040403609</text:p>
          </table:table-cell>
          <table:table-cell office:value-type="float" office:value="3.31903216672931" calcext:value-type="float">
            <text:p>3.31903216672931</text:p>
          </table:table-cell>
          <table:table-cell office:value-type="float" office:value="-0.0896220433439373" calcext:value-type="float">
            <text:p>-0.089622043343937</text:p>
          </table:table-cell>
          <table:table-cell office:value-type="float" office:value="1.06845509705096" calcext:value-type="float">
            <text:p>1.06845509705096</text:p>
          </table:table-cell>
          <table:table-cell office:value-type="float" office:value="-0.522669852801816" calcext:value-type="float">
            <text:p>-0.522669852801816</text:p>
          </table:table-cell>
          <table:table-cell office:value-type="float" office:value="0.441585872388369" calcext:value-type="float">
            <text:p>0.441585872388369</text:p>
          </table:table-cell>
          <table:table-cell office:value-type="float" office:value="-1.82803276739055" calcext:value-type="float">
            <text:p>-1.82803276739055</text:p>
          </table:table-cell>
          <table:table-cell office:value-type="float" office:value="-0.05168009357463" calcext:value-type="float">
            <text:p>-0.05168009357463</text:p>
          </table:table-cell>
          <table:table-cell office:value-type="float" office:value="-0.0051743185986777" calcext:value-type="float">
            <text:p>-0.005174318598678</text:p>
          </table:table-cell>
          <table:table-cell office:value-type="float" office:value="-0.0368550744091143" calcext:value-type="float">
            <text:p>-0.036855074409114</text:p>
          </table:table-cell>
          <table:table-cell office:value-type="float" office:value="-0.381668219049315" calcext:value-type="float">
            <text:p>-0.381668219049315</text:p>
          </table:table-cell>
          <table:table-cell office:value-type="float" office:value="-0.498980989849247" calcext:value-type="float">
            <text:p>-0.498980989849247</text:p>
          </table:table-cell>
          <table:table-cell office:value-type="float" office:value="0.0487282877662238" calcext:value-type="float">
            <text:p>0.048728287766224</text:p>
          </table:table-cell>
        </table:table-row>
        <table:table-row table:style-name="ro1">
          <table:table-cell table:formula="of:=SQRT([.B393]^2+[.C393]^2+[.D393]^2)" office:value-type="float" office:value="5.1586585723806" calcext:value-type="float">
            <text:p>5.1586585723806</text:p>
          </table:table-cell>
          <table:table-cell office:value-type="float" office:value="4.12805007056972" calcext:value-type="float">
            <text:p>4.12805007056972</text:p>
          </table:table-cell>
          <table:table-cell office:value-type="float" office:value="2.35526760224405" calcext:value-type="float">
            <text:p>2.35526760224405</text:p>
          </table:table-cell>
          <table:table-cell office:value-type="float" office:value="2.00591011839633" calcext:value-type="float">
            <text:p>2.00591011839633</text:p>
          </table:table-cell>
          <table:table-cell office:value-type="float" office:value="0.0522751802128703" calcext:value-type="float">
            <text:p>0.05227518021287</text:p>
          </table:table-cell>
          <table:table-cell office:value-type="float" office:value="-0.515976735657235" calcext:value-type="float">
            <text:p>-0.515976735657235</text:p>
          </table:table-cell>
          <table:table-cell office:value-type="float" office:value="3.0458284949453" calcext:value-type="float">
            <text:p>3.0458284949453</text:p>
          </table:table-cell>
          <table:table-cell office:value-type="float" office:value="4.16881329471486" calcext:value-type="float">
            <text:p>4.16881329471486</text:p>
          </table:table-cell>
          <table:table-cell office:value-type="float" office:value="2.38222411350272" calcext:value-type="float">
            <text:p>2.38222411350272</text:p>
          </table:table-cell>
          <table:table-cell office:value-type="float" office:value="1.90365334246841" calcext:value-type="float">
            <text:p>1.90365334246841</text:p>
          </table:table-cell>
          <table:table-cell office:value-type="float" office:value="0.12448880391363" calcext:value-type="float">
            <text:p>0.12448880391363</text:p>
          </table:table-cell>
          <table:table-cell office:value-type="float" office:value="-0.503865111765515" calcext:value-type="float">
            <text:p>-0.503865111765515</text:p>
          </table:table-cell>
          <table:table-cell office:value-type="float" office:value="3.10342852799286" calcext:value-type="float">
            <text:p>3.10342852799286</text:p>
          </table:table-cell>
          <table:table-cell office:value-type="float" office:value="0.0407632241451355" calcext:value-type="float">
            <text:p>0.040763224145136</text:p>
          </table:table-cell>
          <table:table-cell office:value-type="float" office:value="0.0269565112586725" calcext:value-type="float">
            <text:p>0.026956511258673</text:p>
          </table:table-cell>
          <table:table-cell office:value-type="float" office:value="-0.102256775927915" calcext:value-type="float">
            <text:p>-0.102256775927915</text:p>
          </table:table-cell>
          <table:table-cell office:value-type="float" office:value="-0.0618927144923172" calcext:value-type="float">
            <text:p>-0.061892714492317</text:p>
          </table:table-cell>
          <table:table-cell office:value-type="float" office:value="-0.0169772590083492" calcext:value-type="float">
            <text:p>-0.016977259008349</text:p>
          </table:table-cell>
          <table:table-cell office:value-type="float" office:value="0.0218140855909241" calcext:value-type="float">
            <text:p>0.021814085590924</text:p>
          </table:table-cell>
        </table:table-row>
        <table:table-row table:style-name="ro1">
          <table:table-cell table:formula="of:=SQRT([.B394]^2+[.C394]^2+[.D394]^2)" office:value-type="float" office:value="6.59633765978958" calcext:value-type="float">
            <text:p>6.59633765978958</text:p>
          </table:table-cell>
          <table:table-cell office:value-type="float" office:value="5.40515868491499" calcext:value-type="float">
            <text:p>5.40515868491499</text:p>
          </table:table-cell>
          <table:table-cell office:value-type="float" office:value="3.57507139084696" calcext:value-type="float">
            <text:p>3.57507139084696</text:p>
          </table:table-cell>
          <table:table-cell office:value-type="float" office:value="1.23076994730692" calcext:value-type="float">
            <text:p>1.23076994730692</text:p>
          </table:table-cell>
          <table:table-cell office:value-type="float" office:value="-0.253456130286554" calcext:value-type="float">
            <text:p>-0.253456130286554</text:p>
          </table:table-cell>
          <table:table-cell office:value-type="float" office:value="0.338901510747082" calcext:value-type="float">
            <text:p>0.338901510747082</text:p>
          </table:table-cell>
          <table:table-cell office:value-type="float" office:value="3.10053608620787" calcext:value-type="float">
            <text:p>3.10053608620787</text:p>
          </table:table-cell>
          <table:table-cell office:value-type="float" office:value="5.44035501135891" calcext:value-type="float">
            <text:p>5.44035501135891</text:p>
          </table:table-cell>
          <table:table-cell office:value-type="float" office:value="3.58816481553814" calcext:value-type="float">
            <text:p>3.58816481553814</text:p>
          </table:table-cell>
          <table:table-cell office:value-type="float" office:value="1.23349307793178" calcext:value-type="float">
            <text:p>1.23349307793178</text:p>
          </table:table-cell>
          <table:table-cell office:value-type="float" office:value="-0.223964058074984" calcext:value-type="float">
            <text:p>-0.223964058074984</text:p>
          </table:table-cell>
          <table:table-cell office:value-type="float" office:value="0.361269546470245" calcext:value-type="float">
            <text:p>0.361269546470245</text:p>
          </table:table-cell>
          <table:table-cell office:value-type="float" office:value="3.11156121823522" calcext:value-type="float">
            <text:p>3.11156121823522</text:p>
          </table:table-cell>
          <table:table-cell office:value-type="float" office:value="0.0351963264439208" calcext:value-type="float">
            <text:p>0.035196326443921</text:p>
          </table:table-cell>
          <table:table-cell office:value-type="float" office:value="0.01309342469118" calcext:value-type="float">
            <text:p>0.01309342469118</text:p>
          </table:table-cell>
          <table:table-cell office:value-type="float" office:value="0.00272313062486407" calcext:value-type="float">
            <text:p>0.002723130624864</text:p>
          </table:table-cell>
          <table:table-cell office:value-type="float" office:value="-0.0266480933166577" calcext:value-type="float">
            <text:p>-0.026648093316658</text:p>
          </table:table-cell>
          <table:table-cell office:value-type="float" office:value="-0.0236168409787885" calcext:value-type="float">
            <text:p>-0.023616840978789</text:p>
          </table:table-cell>
          <table:table-cell office:value-type="float" office:value="0.0208268428789977" calcext:value-type="float">
            <text:p>0.020826842878998</text:p>
          </table:table-cell>
        </table:table-row>
        <table:table-row table:style-name="ro1">
          <table:table-cell table:formula="of:=SQRT([.B395]^2+[.C395]^2+[.D395]^2)" office:value-type="float" office:value="2.96314933048607" calcext:value-type="float">
            <text:p>2.96314933048607</text:p>
          </table:table-cell>
          <table:table-cell office:value-type="float" office:value="2.93529848491444" calcext:value-type="float">
            <text:p>2.93529848491444</text:p>
          </table:table-cell>
          <table:table-cell office:value-type="float" office:value="0.244080395667259" calcext:value-type="float">
            <text:p>0.244080395667259</text:p>
          </table:table-cell>
          <table:table-cell office:value-type="float" office:value="0.323576141997421" calcext:value-type="float">
            <text:p>0.323576141997421</text:p>
          </table:table-cell>
          <table:table-cell office:value-type="float" office:value="-0.310468272380291" calcext:value-type="float">
            <text:p>-0.310468272380291</text:p>
          </table:table-cell>
          <table:table-cell office:value-type="float" office:value="0.693740048636797" calcext:value-type="float">
            <text:p>0.693740048636797</text:p>
          </table:table-cell>
          <table:table-cell office:value-type="float" office:value="2.16578319233656" calcext:value-type="float">
            <text:p>2.16578319233656</text:p>
          </table:table-cell>
          <table:table-cell office:value-type="float" office:value="2.94887210957649" calcext:value-type="float">
            <text:p>2.94887210957649</text:p>
          </table:table-cell>
          <table:table-cell office:value-type="float" office:value="0.237125948476036" calcext:value-type="float">
            <text:p>0.237125948476036</text:p>
          </table:table-cell>
          <table:table-cell office:value-type="float" office:value="0.366845470986978" calcext:value-type="float">
            <text:p>0.366845470986978</text:p>
          </table:table-cell>
          <table:table-cell office:value-type="float" office:value="-0.16771061162883" calcext:value-type="float">
            <text:p>-0.16771061162883</text:p>
          </table:table-cell>
          <table:table-cell office:value-type="float" office:value="0.70832780199449" calcext:value-type="float">
            <text:p>0.70832780199449</text:p>
          </table:table-cell>
          <table:table-cell office:value-type="float" office:value="2.05815894212741" calcext:value-type="float">
            <text:p>2.05815894212741</text:p>
          </table:table-cell>
          <table:table-cell office:value-type="float" office:value="0.0135736246620506" calcext:value-type="float">
            <text:p>0.013573624662051</text:p>
          </table:table-cell>
          <table:table-cell office:value-type="float" office:value="-0.00695444719122276" calcext:value-type="float">
            <text:p>-0.006954447191223</text:p>
          </table:table-cell>
          <table:table-cell office:value-type="float" office:value="0.0432693289895575" calcext:value-type="float">
            <text:p>0.043269328989558</text:p>
          </table:table-cell>
          <table:table-cell office:value-type="float" office:value="-0.0446304269718287" calcext:value-type="float">
            <text:p>-0.044630426971829</text:p>
          </table:table-cell>
          <table:table-cell office:value-type="float" office:value="-0.100596341553014" calcext:value-type="float">
            <text:p>-0.100596341553014</text:p>
          </table:table-cell>
          <table:table-cell office:value-type="float" office:value="-0.0176976550260317" calcext:value-type="float">
            <text:p>-0.017697655026032</text:p>
          </table:table-cell>
        </table:table-row>
        <table:table-row table:style-name="ro1">
          <table:table-cell table:formula="of:=SQRT([.B396]^2+[.C396]^2+[.D396]^2)" office:value-type="float" office:value="5.78481857197447" calcext:value-type="float">
            <text:p>5.78481857197447</text:p>
          </table:table-cell>
          <table:table-cell office:value-type="float" office:value="4.4956596305816" calcext:value-type="float">
            <text:p>4.4956596305816</text:p>
          </table:table-cell>
          <table:table-cell office:value-type="float" office:value="3.20023181672342" calcext:value-type="float">
            <text:p>3.20023181672342</text:p>
          </table:table-cell>
          <table:table-cell office:value-type="float" office:value="1.7354211926362" calcext:value-type="float">
            <text:p>1.7354211926362</text:p>
          </table:table-cell>
          <table:table-cell office:value-type="float" office:value="0.100940372840542" calcext:value-type="float">
            <text:p>0.100940372840542</text:p>
          </table:table-cell>
          <table:table-cell office:value-type="float" office:value="0.505265855042252" calcext:value-type="float">
            <text:p>0.505265855042252</text:p>
          </table:table-cell>
          <table:table-cell office:value-type="float" office:value="0.966994163257347" calcext:value-type="float">
            <text:p>0.966994163257347</text:p>
          </table:table-cell>
          <table:table-cell office:value-type="float" office:value="4.5749971512924" calcext:value-type="float">
            <text:p>4.5749971512924</text:p>
          </table:table-cell>
          <table:table-cell office:value-type="float" office:value="3.24127794357894" calcext:value-type="float">
            <text:p>3.24127794357894</text:p>
          </table:table-cell>
          <table:table-cell office:value-type="float" office:value="1.66835433678289" calcext:value-type="float">
            <text:p>1.66835433678289</text:p>
          </table:table-cell>
          <table:table-cell office:value-type="float" office:value="0.0817539050246143" calcext:value-type="float">
            <text:p>0.081753905024614</text:p>
          </table:table-cell>
          <table:table-cell office:value-type="float" office:value="0.41567871258426" calcext:value-type="float">
            <text:p>0.41567871258426</text:p>
          </table:table-cell>
          <table:table-cell office:value-type="float" office:value="1.01938143541527" calcext:value-type="float">
            <text:p>1.01938143541527</text:p>
          </table:table-cell>
          <table:table-cell office:value-type="float" office:value="0.0793375207108005" calcext:value-type="float">
            <text:p>0.079337520710801</text:p>
          </table:table-cell>
          <table:table-cell office:value-type="float" office:value="0.0410461268555271" calcext:value-type="float">
            <text:p>0.041046126855527</text:p>
          </table:table-cell>
          <table:table-cell office:value-type="float" office:value="-0.0670668558533072" calcext:value-type="float">
            <text:p>-0.067066855853307</text:p>
          </table:table-cell>
          <table:table-cell office:value-type="float" office:value="-0.0836990333707308" calcext:value-type="float">
            <text:p>-0.083699033370731</text:p>
          </table:table-cell>
          <table:table-cell office:value-type="float" office:value="-0.0363110519881458" calcext:value-type="float">
            <text:p>-0.036311051988146</text:p>
          </table:table-cell>
          <table:table-cell office:value-type="float" office:value="0.042331932336694" calcext:value-type="float">
            <text:p>0.042331932336694</text:p>
          </table:table-cell>
        </table:table-row>
        <table:table-row table:style-name="ro1">
          <table:table-cell table:formula="of:=SQRT([.B397]^2+[.C397]^2+[.D397]^2)" office:value-type="float" office:value="7.39450792658569" calcext:value-type="float">
            <text:p>7.39450792658569</text:p>
          </table:table-cell>
          <table:table-cell office:value-type="float" office:value="5.89287101438921" calcext:value-type="float">
            <text:p>5.89287101438921</text:p>
          </table:table-cell>
          <table:table-cell office:value-type="float" office:value="-4.23182687273455" calcext:value-type="float">
            <text:p>-4.23182687273455</text:p>
          </table:table-cell>
          <table:table-cell office:value-type="float" office:value="1.42984614672758" calcext:value-type="float">
            <text:p>1.42984614672758</text:p>
          </table:table-cell>
          <table:table-cell office:value-type="float" office:value="-0.8260066824007" calcext:value-type="float">
            <text:p>-0.8260066824007</text:p>
          </table:table-cell>
          <table:table-cell office:value-type="float" office:value="-0.490534565327266" calcext:value-type="float">
            <text:p>-0.490534565327266</text:p>
          </table:table-cell>
          <table:table-cell office:value-type="float" office:value="1.00822301515182" calcext:value-type="float">
            <text:p>1.00822301515182</text:p>
          </table:table-cell>
          <table:table-cell office:value-type="float" office:value="5.5699680601333" calcext:value-type="float">
            <text:p>5.5699680601333</text:p>
          </table:table-cell>
          <table:table-cell office:value-type="float" office:value="-4.03335547729758" calcext:value-type="float">
            <text:p>-4.03335547729758</text:p>
          </table:table-cell>
          <table:table-cell office:value-type="float" office:value="1.38671623543777" calcext:value-type="float">
            <text:p>1.38671623543777</text:p>
          </table:table-cell>
          <table:table-cell office:value-type="float" office:value="0.713512334863745" calcext:value-type="float">
            <text:p>0.713512334863745</text:p>
          </table:table-cell>
          <table:table-cell office:value-type="float" office:value="-0.772964465254446" calcext:value-type="float">
            <text:p>-0.772964465254446</text:p>
          </table:table-cell>
          <table:table-cell office:value-type="float" office:value="1.02104171490462" calcext:value-type="float">
            <text:p>1.02104171490462</text:p>
          </table:table-cell>
          <table:table-cell office:value-type="float" office:value="-0.322902954255916" calcext:value-type="float">
            <text:p>-0.322902954255916</text:p>
          </table:table-cell>
          <table:table-cell office:value-type="float" office:value="0.198471395436973" calcext:value-type="float">
            <text:p>0.198471395436973</text:p>
          </table:table-cell>
          <table:table-cell office:value-type="float" office:value="-0.0431299112898096" calcext:value-type="float">
            <text:p>-0.04312991128981</text:p>
          </table:table-cell>
          <table:table-cell office:value-type="float" office:value="-0.358014385799856" calcext:value-type="float">
            <text:p>-0.358014385799856</text:p>
          </table:table-cell>
          <table:table-cell office:value-type="float" office:value="-1.18930936650304" calcext:value-type="float">
            <text:p>-1.18930936650304</text:p>
          </table:table-cell>
          <table:table-cell office:value-type="float" office:value="-1.27907994348371" calcext:value-type="float">
            <text:p>-1.27907994348371</text:p>
          </table:table-cell>
        </table:table-row>
        <table:table-row table:style-name="ro1">
          <table:table-cell table:formula="of:=SQRT([.B398]^2+[.C398]^2+[.D398]^2)" office:value-type="float" office:value="3.87204063193036" calcext:value-type="float">
            <text:p>3.87204063193036</text:p>
          </table:table-cell>
          <table:table-cell office:value-type="float" office:value="3.3712020746068" calcext:value-type="float">
            <text:p>3.3712020746068</text:p>
          </table:table-cell>
          <table:table-cell office:value-type="float" office:value="-1.46319436440275" calcext:value-type="float">
            <text:p>-1.46319436440275</text:p>
          </table:table-cell>
          <table:table-cell office:value-type="float" office:value="1.2193266500272" calcext:value-type="float">
            <text:p>1.2193266500272</text:p>
          </table:table-cell>
          <table:table-cell office:value-type="float" office:value="0.665996556115504" calcext:value-type="float">
            <text:p>0.665996556115504</text:p>
          </table:table-cell>
          <table:table-cell office:value-type="float" office:value="0.267438389170634" calcext:value-type="float">
            <text:p>0.267438389170634</text:p>
          </table:table-cell>
          <table:table-cell office:value-type="float" office:value="2.06427606256448" calcext:value-type="float">
            <text:p>2.06427606256448</text:p>
          </table:table-cell>
          <table:table-cell office:value-type="float" office:value="3.33347346413235" calcext:value-type="float">
            <text:p>3.33347346413235</text:p>
          </table:table-cell>
          <table:table-cell office:value-type="float" office:value="-1.45283090409034" calcext:value-type="float">
            <text:p>-1.45283090409034</text:p>
          </table:table-cell>
          <table:table-cell office:value-type="float" office:value="1.17226505918474" calcext:value-type="float">
            <text:p>1.17226505918474</text:p>
          </table:table-cell>
          <table:table-cell office:value-type="float" office:value="0.472831742396549" calcext:value-type="float">
            <text:p>0.472831742396549</text:p>
          </table:table-cell>
          <table:table-cell office:value-type="float" office:value="-0.442998800637249" calcext:value-type="float">
            <text:p>-0.442998800637249</text:p>
          </table:table-cell>
          <table:table-cell office:value-type="float" office:value="2.55384646648288" calcext:value-type="float">
            <text:p>2.55384646648288</text:p>
          </table:table-cell>
          <table:table-cell office:value-type="float" office:value="-0.0377286104744479" calcext:value-type="float">
            <text:p>-0.037728610474448</text:p>
          </table:table-cell>
          <table:table-cell office:value-type="float" office:value="0.0103634603124094" calcext:value-type="float">
            <text:p>0.01036346031241</text:p>
          </table:table-cell>
          <table:table-cell office:value-type="float" office:value="-0.0470615908424639" calcext:value-type="float">
            <text:p>-0.047061590842464</text:p>
          </table:table-cell>
          <table:table-cell office:value-type="float" office:value="-0.582108709174134" calcext:value-type="float">
            <text:p>-0.582108709174134</text:p>
          </table:table-cell>
          <table:table-cell office:value-type="float" office:value="0.477506173075565" calcext:value-type="float">
            <text:p>0.477506173075565</text:p>
          </table:table-cell>
          <table:table-cell office:value-type="float" office:value="0.653254369883746" calcext:value-type="float">
            <text:p>0.653254369883746</text:p>
          </table:table-cell>
        </table:table-row>
        <table:table-row table:style-name="ro1">
          <table:table-cell table:formula="of:=SQRT([.B399]^2+[.C399]^2+[.D399]^2)" office:value-type="float" office:value="3.55846594089498" calcext:value-type="float">
            <text:p>3.55846594089498</text:p>
          </table:table-cell>
          <table:table-cell office:value-type="float" office:value="3.23548657681369" calcext:value-type="float">
            <text:p>3.23548657681369</text:p>
          </table:table-cell>
          <table:table-cell office:value-type="float" office:value="-1.27382483065222" calcext:value-type="float">
            <text:p>-1.27382483065222</text:p>
          </table:table-cell>
          <table:table-cell office:value-type="float" office:value="0.756093092536821" calcext:value-type="float">
            <text:p>0.756093092536821</text:p>
          </table:table-cell>
          <table:table-cell office:value-type="float" office:value="-0.259154765604337" calcext:value-type="float">
            <text:p>-0.259154765604337</text:p>
          </table:table-cell>
          <table:table-cell office:value-type="float" office:value="0.549589369553717" calcext:value-type="float">
            <text:p>0.549589369553717</text:p>
          </table:table-cell>
          <table:table-cell office:value-type="float" office:value="1.93042651932341" calcext:value-type="float">
            <text:p>1.93042651932341</text:p>
          </table:table-cell>
          <table:table-cell office:value-type="float" office:value="3.31713003332774" calcext:value-type="float">
            <text:p>3.31713003332774</text:p>
          </table:table-cell>
          <table:table-cell office:value-type="float" office:value="-1.31444169111969" calcext:value-type="float">
            <text:p>-1.31444169111969</text:p>
          </table:table-cell>
          <table:table-cell office:value-type="float" office:value="0.788686308813833" calcext:value-type="float">
            <text:p>0.788686308813833</text:p>
          </table:table-cell>
          <table:table-cell office:value-type="float" office:value="-0.157291955194179" calcext:value-type="float">
            <text:p>-0.157291955194179</text:p>
          </table:table-cell>
          <table:table-cell office:value-type="float" office:value="0.562027131539344" calcext:value-type="float">
            <text:p>0.562027131539344</text:p>
          </table:table-cell>
          <table:table-cell office:value-type="float" office:value="1.86258468418123" calcext:value-type="float">
            <text:p>1.86258468418123</text:p>
          </table:table-cell>
          <table:table-cell office:value-type="float" office:value="0.081643456514056" calcext:value-type="float">
            <text:p>0.081643456514056</text:p>
          </table:table-cell>
          <table:table-cell office:value-type="float" office:value="-0.0406168604674693" calcext:value-type="float">
            <text:p>-0.040616860467469</text:p>
          </table:table-cell>
          <table:table-cell office:value-type="float" office:value="0.0325932162770123" calcext:value-type="float">
            <text:p>0.032593216277012</text:p>
          </table:table-cell>
          <table:table-cell office:value-type="float" office:value="-0.0165570542441427" calcext:value-type="float">
            <text:p>-0.016557054244143</text:p>
          </table:table-cell>
          <table:table-cell office:value-type="float" office:value="-0.085829109323007" calcext:value-type="float">
            <text:p>-0.085829109323007</text:p>
          </table:table-cell>
          <table:table-cell office:value-type="float" office:value="-0.014772351122545" calcext:value-type="float">
            <text:p>-0.014772351122545</text:p>
          </table:table-cell>
        </table:table-row>
        <table:table-row table:style-name="ro1">
          <table:table-cell table:formula="of:=SQRT([.B400]^2+[.C400]^2+[.D400]^2)" office:value-type="float" office:value="2.578624161787" calcext:value-type="float">
            <text:p>2.578624161787</text:p>
          </table:table-cell>
          <table:table-cell office:value-type="float" office:value="2.40649193078793" calcext:value-type="float">
            <text:p>2.40649193078793</text:p>
          </table:table-cell>
          <table:table-cell office:value-type="float" office:value="-0.147608804029711" calcext:value-type="float">
            <text:p>-0.147608804029711</text:p>
          </table:table-cell>
          <table:table-cell office:value-type="float" office:value="0.914500298401918" calcext:value-type="float">
            <text:p>0.914500298401918</text:p>
          </table:table-cell>
          <table:table-cell office:value-type="float" office:value="0.139328123766006" calcext:value-type="float">
            <text:p>0.139328123766006</text:p>
          </table:table-cell>
          <table:table-cell office:value-type="float" office:value="0.503291116571448" calcext:value-type="float">
            <text:p>0.503291116571448</text:p>
          </table:table-cell>
          <table:table-cell office:value-type="float" office:value="-0.154556968109741" calcext:value-type="float">
            <text:p>-0.154556968109741</text:p>
          </table:table-cell>
          <table:table-cell office:value-type="float" office:value="2.41620018691847" calcext:value-type="float">
            <text:p>2.41620018691847</text:p>
          </table:table-cell>
          <table:table-cell office:value-type="float" office:value="-0.144848485428119" calcext:value-type="float">
            <text:p>-0.144848485428119</text:p>
          </table:table-cell>
          <table:table-cell office:value-type="float" office:value="0.876475036946709" calcext:value-type="float">
            <text:p>0.876475036946709</text:p>
          </table:table-cell>
          <table:table-cell office:value-type="float" office:value="0.0914103311915211" calcext:value-type="float">
            <text:p>0.091410331191521</text:p>
          </table:table-cell>
          <table:table-cell office:value-type="float" office:value="0.460280484526826" calcext:value-type="float">
            <text:p>0.460280484526826</text:p>
          </table:table-cell>
          <table:table-cell office:value-type="float" office:value="-0.125016630432631" calcext:value-type="float">
            <text:p>-0.125016630432631</text:p>
          </table:table-cell>
          <table:table-cell office:value-type="float" office:value="0.00970825613053617" calcext:value-type="float">
            <text:p>0.009708256130536</text:p>
          </table:table-cell>
          <table:table-cell office:value-type="float" office:value="0.00276031860159148" calcext:value-type="float">
            <text:p>0.002760318601591</text:p>
          </table:table-cell>
          <table:table-cell office:value-type="float" office:value="-0.0380252614552085" calcext:value-type="float">
            <text:p>-0.038025261455209</text:p>
          </table:table-cell>
          <table:table-cell office:value-type="float" office:value="-0.035910297299977" calcext:value-type="float">
            <text:p>-0.035910297299977</text:p>
          </table:table-cell>
          <table:table-cell office:value-type="float" office:value="-0.0486202567955276" calcext:value-type="float">
            <text:p>-0.048620256795528</text:p>
          </table:table-cell>
          <table:table-cell office:value-type="float" office:value="0.00645531050047499" calcext:value-type="float">
            <text:p>0.006455310500475</text:p>
          </table:table-cell>
        </table:table-row>
        <table:table-row table:style-name="ro1">
          <table:table-cell table:formula="of:=SQRT([.B401]^2+[.C401]^2+[.D401]^2)" office:value-type="float" office:value="3.46363999573297" calcext:value-type="float">
            <text:p>3.46363999573297</text:p>
          </table:table-cell>
          <table:table-cell office:value-type="float" office:value="3.27932521707125" calcext:value-type="float">
            <text:p>3.27932521707125</text:p>
          </table:table-cell>
          <table:table-cell office:value-type="float" office:value="0.348786484635694" calcext:value-type="float">
            <text:p>0.348786484635694</text:p>
          </table:table-cell>
          <table:table-cell office:value-type="float" office:value="1.058856047278" calcext:value-type="float">
            <text:p>1.058856047278</text:p>
          </table:table-cell>
          <table:table-cell office:value-type="float" office:value="-0.400266930071553" calcext:value-type="float">
            <text:p>-0.400266930071553</text:p>
          </table:table-cell>
          <table:table-cell office:value-type="float" office:value="-0.590125932149148" calcext:value-type="float">
            <text:p>-0.590125932149148</text:p>
          </table:table-cell>
          <table:table-cell office:value-type="float" office:value="-2.50905848612711" calcext:value-type="float">
            <text:p>-2.50905848612711</text:p>
          </table:table-cell>
          <table:table-cell office:value-type="float" office:value="3.30968474146389" calcext:value-type="float">
            <text:p>3.30968474146389</text:p>
          </table:table-cell>
          <table:table-cell office:value-type="float" office:value="0.345091077436644" calcext:value-type="float">
            <text:p>0.345091077436644</text:p>
          </table:table-cell>
          <table:table-cell office:value-type="float" office:value="1.04602251298014" calcext:value-type="float">
            <text:p>1.04602251298014</text:p>
          </table:table-cell>
          <table:table-cell office:value-type="float" office:value="-0.449760791725259" calcext:value-type="float">
            <text:p>-0.449760791725259</text:p>
          </table:table-cell>
          <table:table-cell office:value-type="float" office:value="0.917666218381223" calcext:value-type="float">
            <text:p>0.917666218381223</text:p>
          </table:table-cell>
          <table:table-cell office:value-type="float" office:value="-1.93705134783993" calcext:value-type="float">
            <text:p>-1.93705134783993</text:p>
          </table:table-cell>
          <table:table-cell office:value-type="float" office:value="0.0303595243926389" calcext:value-type="float">
            <text:p>0.030359524392639</text:p>
          </table:table-cell>
          <table:table-cell office:value-type="float" office:value="-0.00369540719905059" calcext:value-type="float">
            <text:p>-0.003695407199051</text:p>
          </table:table-cell>
          <table:table-cell office:value-type="float" office:value="-0.0128335342978529" calcext:value-type="float">
            <text:p>-0.012833534297853</text:p>
          </table:table-cell>
          <table:table-cell office:value-type="float" office:value="-1.4609984284532" calcext:value-type="float">
            <text:p>-1.4609984284532</text:p>
          </table:table-cell>
          <table:table-cell office:value-type="float" office:value="-0.965566230963596" calcext:value-type="float">
            <text:p>-0.965566230963596</text:p>
          </table:table-cell>
          <table:table-cell office:value-type="float" office:value="-0.317040922715294" calcext:value-type="float">
            <text:p>-0.317040922715294</text:p>
          </table:table-cell>
        </table:table-row>
        <table:table-row table:style-name="ro1">
          <table:table-cell table:formula="of:=SQRT([.B402]^2+[.C402]^2+[.D402]^2)" office:value-type="float" office:value="1.54911380381317" calcext:value-type="float">
            <text:p>1.54911380381317</text:p>
          </table:table-cell>
          <table:table-cell office:value-type="float" office:value="1.47298571946698" calcext:value-type="float">
            <text:p>1.47298571946698</text:p>
          </table:table-cell>
          <table:table-cell office:value-type="float" office:value="0.152210153259829" calcext:value-type="float">
            <text:p>0.152210153259829</text:p>
          </table:table-cell>
          <table:table-cell office:value-type="float" office:value="0.454861205924907" calcext:value-type="float">
            <text:p>0.454861205924907</text:p>
          </table:table-cell>
          <table:table-cell office:value-type="float" office:value="0.715823839082353" calcext:value-type="float">
            <text:p>0.715823839082353</text:p>
          </table:table-cell>
          <table:table-cell office:value-type="float" office:value="0.808623803303472" calcext:value-type="float">
            <text:p>0.808623803303472</text:p>
          </table:table-cell>
          <table:table-cell office:value-type="float" office:value="2.04071334684244" calcext:value-type="float">
            <text:p>2.04071334684244</text:p>
          </table:table-cell>
          <table:table-cell office:value-type="float" office:value="1.4941015327235" calcext:value-type="float">
            <text:p>1.4941015327235</text:p>
          </table:table-cell>
          <table:table-cell office:value-type="float" office:value="0.157547843693494" calcext:value-type="float">
            <text:p>0.157547843693494</text:p>
          </table:table-cell>
          <table:table-cell office:value-type="float" office:value="0.412833857668876" calcext:value-type="float">
            <text:p>0.412833857668876</text:p>
          </table:table-cell>
          <table:table-cell office:value-type="float" office:value="0.862864463840982" calcext:value-type="float">
            <text:p>0.862864463840982</text:p>
          </table:table-cell>
          <table:table-cell office:value-type="float" office:value="0.811748923943431" calcext:value-type="float">
            <text:p>0.811748923943431</text:p>
          </table:table-cell>
          <table:table-cell office:value-type="float" office:value="1.95122041933651" calcext:value-type="float">
            <text:p>1.95122041933651</text:p>
          </table:table-cell>
          <table:table-cell office:value-type="float" office:value="0.0211158132565192" calcext:value-type="float">
            <text:p>0.021115813256519</text:p>
          </table:table-cell>
          <table:table-cell office:value-type="float" office:value="0.00533769043366494" calcext:value-type="float">
            <text:p>0.005337690433665</text:p>
          </table:table-cell>
          <table:table-cell office:value-type="float" office:value="-0.0420273482560313" calcext:value-type="float">
            <text:p>-0.042027348256031</text:p>
          </table:table-cell>
          <table:table-cell office:value-type="float" office:value="-0.0382604071474986" calcext:value-type="float">
            <text:p>-0.038260407147499</text:p>
          </table:table-cell>
          <table:table-cell office:value-type="float" office:value="-0.0938893099835161" calcext:value-type="float">
            <text:p>-0.093889309983516</text:p>
          </table:table-cell>
          <table:table-cell office:value-type="float" office:value="0.0153193186593046" calcext:value-type="float">
            <text:p>0.015319318659305</text:p>
          </table:table-cell>
        </table:table-row>
        <table:table-row table:style-name="ro1">
          <table:table-cell table:formula="of:=SQRT([.B403]^2+[.C403]^2+[.D403]^2)" office:value-type="float" office:value="3.00148007181917" calcext:value-type="float">
            <text:p>3.00148007181917</text:p>
          </table:table-cell>
          <table:table-cell office:value-type="float" office:value="2.62171565144512" calcext:value-type="float">
            <text:p>2.62171565144512</text:p>
          </table:table-cell>
          <table:table-cell office:value-type="float" office:value="-0.887827368769165" calcext:value-type="float">
            <text:p>-0.887827368769165</text:p>
          </table:table-cell>
          <table:table-cell office:value-type="float" office:value="1.16071194865896" calcext:value-type="float">
            <text:p>1.16071194865896</text:p>
          </table:table-cell>
          <table:table-cell office:value-type="float" office:value="-0.694042474700824" calcext:value-type="float">
            <text:p>-0.694042474700824</text:p>
          </table:table-cell>
          <table:table-cell office:value-type="float" office:value="-0.361011424536569" calcext:value-type="float">
            <text:p>-0.361011424536569</text:p>
          </table:table-cell>
          <table:table-cell office:value-type="float" office:value="1.28193623846388" calcext:value-type="float">
            <text:p>1.28193623846388</text:p>
          </table:table-cell>
          <table:table-cell office:value-type="float" office:value="2.59810960988692" calcext:value-type="float">
            <text:p>2.59810960988692</text:p>
          </table:table-cell>
          <table:table-cell office:value-type="float" office:value="-0.869664187717931" calcext:value-type="float">
            <text:p>-0.869664187717931</text:p>
          </table:table-cell>
          <table:table-cell office:value-type="float" office:value="1.09496663485298" calcext:value-type="float">
            <text:p>1.09496663485298</text:p>
          </table:table-cell>
          <table:table-cell office:value-type="float" office:value="-0.674137616546023" calcext:value-type="float">
            <text:p>-0.674137616546023</text:p>
          </table:table-cell>
          <table:table-cell office:value-type="float" office:value="-0.391237732912684" calcext:value-type="float">
            <text:p>-0.391237732912684</text:p>
          </table:table-cell>
          <table:table-cell office:value-type="float" office:value="1.30288366081721" calcext:value-type="float">
            <text:p>1.30288366081721</text:p>
          </table:table-cell>
          <table:table-cell office:value-type="float" office:value="-0.0236060415582013" calcext:value-type="float">
            <text:p>-0.023606041558201</text:p>
          </table:table-cell>
          <table:table-cell office:value-type="float" office:value="0.0181631810512334" calcext:value-type="float">
            <text:p>0.018163181051233</text:p>
          </table:table-cell>
          <table:table-cell office:value-type="float" office:value="-0.0657453138059803" calcext:value-type="float">
            <text:p>-0.06574531380598</text:p>
          </table:table-cell>
          <table:table-cell office:value-type="float" office:value="-0.0238007564950045" calcext:value-type="float">
            <text:p>-0.023800756495005</text:p>
          </table:table-cell>
          <table:table-cell office:value-type="float" office:value="-0.0262676718495847" calcext:value-type="float">
            <text:p>-0.026267671849585</text:p>
          </table:table-cell>
          <table:table-cell office:value-type="float" office:value="0.0133223233214936" calcext:value-type="float">
            <text:p>0.013322323321494</text:p>
          </table:table-cell>
        </table:table-row>
        <table:table-row table:style-name="ro1">
          <table:table-cell table:formula="of:=SQRT([.B404]^2+[.C404]^2+[.D404]^2)" office:value-type="float" office:value="2.37055541357844" calcext:value-type="float">
            <text:p>2.37055541357844</text:p>
          </table:table-cell>
          <table:table-cell office:value-type="float" office:value="2.08398419683159" calcext:value-type="float">
            <text:p>2.08398419683159</text:p>
          </table:table-cell>
          <table:table-cell office:value-type="float" office:value="-0.814337180817176" calcext:value-type="float">
            <text:p>-0.814337180817176</text:p>
          </table:table-cell>
          <table:table-cell office:value-type="float" office:value="0.783197160452579" calcext:value-type="float">
            <text:p>0.783197160452579</text:p>
          </table:table-cell>
          <table:table-cell office:value-type="float" office:value="0.0568615622032986" calcext:value-type="float">
            <text:p>0.056861562203299</text:p>
          </table:table-cell>
          <table:table-cell office:value-type="float" office:value="-0.155134923872761" calcext:value-type="float">
            <text:p>-0.155134923872761</text:p>
          </table:table-cell>
          <table:table-cell office:value-type="float" office:value="-2.43606106284035" calcext:value-type="float">
            <text:p>-2.43606106284035</text:p>
          </table:table-cell>
          <table:table-cell office:value-type="float" office:value="2.07842737778869" calcext:value-type="float">
            <text:p>2.07842737778869</text:p>
          </table:table-cell>
          <table:table-cell office:value-type="float" office:value="-0.790136021796527" calcext:value-type="float">
            <text:p>-0.790136021796527</text:p>
          </table:table-cell>
          <table:table-cell office:value-type="float" office:value="0.737352952438579" calcext:value-type="float">
            <text:p>0.737352952438579</text:p>
          </table:table-cell>
          <table:table-cell office:value-type="float" office:value="0.0539543424836255" calcext:value-type="float">
            <text:p>0.053954342483626</text:p>
          </table:table-cell>
          <table:table-cell office:value-type="float" office:value="-0.150624080810014" calcext:value-type="float">
            <text:p>-0.150624080810014</text:p>
          </table:table-cell>
          <table:table-cell office:value-type="float" office:value="-2.4475211219529" calcext:value-type="float">
            <text:p>-2.4475211219529</text:p>
          </table:table-cell>
          <table:table-cell office:value-type="float" office:value="-0.00555681904290362" calcext:value-type="float">
            <text:p>-0.005556819042904</text:p>
          </table:table-cell>
          <table:table-cell office:value-type="float" office:value="0.0242011590206489" calcext:value-type="float">
            <text:p>0.024201159020649</text:p>
          </table:table-cell>
          <table:table-cell office:value-type="float" office:value="-0.0458442080139999" calcext:value-type="float">
            <text:p>-0.045844208014</text:p>
          </table:table-cell>
          <table:table-cell office:value-type="float" office:value="-0.000736477765838295" calcext:value-type="float">
            <text:p>-0.000736477765838</text:p>
          </table:table-cell>
          <table:table-cell office:value-type="float" office:value="-0.00529728389239814" calcext:value-type="float">
            <text:p>-0.005297283892398</text:p>
          </table:table-cell>
          <table:table-cell office:value-type="float" office:value="-0.011019283334627" calcext:value-type="float">
            <text:p>-0.011019283334627</text:p>
          </table:table-cell>
        </table:table-row>
        <table:table-row table:style-name="ro1">
          <table:table-cell table:formula="of:=SQRT([.B405]^2+[.C405]^2+[.D405]^2)" office:value-type="float" office:value="3.07695147460321" calcext:value-type="float">
            <text:p>3.07695147460321</text:p>
          </table:table-cell>
          <table:table-cell office:value-type="float" office:value="2.46578159983511" calcext:value-type="float">
            <text:p>2.46578159983511</text:p>
          </table:table-cell>
          <table:table-cell office:value-type="float" office:value="-1.60539231219672" calcext:value-type="float">
            <text:p>-1.60539231219672</text:p>
          </table:table-cell>
          <table:table-cell office:value-type="float" office:value="0.900148322731941" calcext:value-type="float">
            <text:p>0.900148322731941</text:p>
          </table:table-cell>
          <table:table-cell office:value-type="float" office:value="0.658704940271167" calcext:value-type="float">
            <text:p>0.658704940271167</text:p>
          </table:table-cell>
          <table:table-cell office:value-type="float" office:value="-0.0766722620240747" calcext:value-type="float">
            <text:p>-0.076672262024075</text:p>
          </table:table-cell>
          <table:table-cell office:value-type="float" office:value="-0.9725287501844" calcext:value-type="float">
            <text:p>-0.9725287501844</text:p>
          </table:table-cell>
          <table:table-cell office:value-type="float" office:value="2.49129099991308" calcext:value-type="float">
            <text:p>2.49129099991308</text:p>
          </table:table-cell>
          <table:table-cell office:value-type="float" office:value="-1.58992844159373" calcext:value-type="float">
            <text:p>-1.58992844159373</text:p>
          </table:table-cell>
          <table:table-cell office:value-type="float" office:value="0.869297399803867" calcext:value-type="float">
            <text:p>0.869297399803867</text:p>
          </table:table-cell>
          <table:table-cell office:value-type="float" office:value="0.642319031687634" calcext:value-type="float">
            <text:p>0.642319031687634</text:p>
          </table:table-cell>
          <table:table-cell office:value-type="float" office:value="-0.100317199483815" calcext:value-type="float">
            <text:p>-0.100317199483815</text:p>
          </table:table-cell>
          <table:table-cell office:value-type="float" office:value="-0.983113933784718" calcext:value-type="float">
            <text:p>-0.983113933784718</text:p>
          </table:table-cell>
          <table:table-cell office:value-type="float" office:value="0.025509400077973" calcext:value-type="float">
            <text:p>0.025509400077973</text:p>
          </table:table-cell>
          <table:table-cell office:value-type="float" office:value="0.0154638706029897" calcext:value-type="float">
            <text:p>0.01546387060299</text:p>
          </table:table-cell>
          <table:table-cell office:value-type="float" office:value="-0.0308509229280739" calcext:value-type="float">
            <text:p>-0.030850922928074</text:p>
          </table:table-cell>
          <table:table-cell office:value-type="float" office:value="0.0103667218376247" calcext:value-type="float">
            <text:p>0.010366721837625</text:p>
          </table:table-cell>
          <table:table-cell office:value-type="float" office:value="-0.0267960427647207" calcext:value-type="float">
            <text:p>-0.026796042764721</text:p>
          </table:table-cell>
          <table:table-cell office:value-type="float" office:value="-0.0089979724655862" calcext:value-type="float">
            <text:p>-0.008997972465586</text:p>
          </table:table-cell>
        </table:table-row>
        <table:table-row table:style-name="ro1">
          <table:table-cell table:formula="of:=SQRT([.B406]^2+[.C406]^2+[.D406]^2)" office:value-type="float" office:value="3.8615387662224" calcext:value-type="float">
            <text:p>3.8615387662224</text:p>
          </table:table-cell>
          <table:table-cell office:value-type="float" office:value="3.57482355079727" calcext:value-type="float">
            <text:p>3.57482355079727</text:p>
          </table:table-cell>
          <table:table-cell office:value-type="float" office:value="0.467087982598759" calcext:value-type="float">
            <text:p>0.467087982598759</text:p>
          </table:table-cell>
          <table:table-cell office:value-type="float" office:value="1.38345474816327" calcext:value-type="float">
            <text:p>1.38345474816327</text:p>
          </table:table-cell>
          <table:table-cell office:value-type="float" office:value="0.129956124003797" calcext:value-type="float">
            <text:p>0.129956124003797</text:p>
          </table:table-cell>
          <table:table-cell office:value-type="float" office:value="-0.368623276695761" calcext:value-type="float">
            <text:p>-0.368623276695761</text:p>
          </table:table-cell>
          <table:table-cell office:value-type="float" office:value="0.476331492200537" calcext:value-type="float">
            <text:p>0.476331492200537</text:p>
          </table:table-cell>
          <table:table-cell office:value-type="float" office:value="3.4668184344457" calcext:value-type="float">
            <text:p>3.4668184344457</text:p>
          </table:table-cell>
          <table:table-cell office:value-type="float" office:value="0.451946831252865" calcext:value-type="float">
            <text:p>0.451946831252865</text:p>
          </table:table-cell>
          <table:table-cell office:value-type="float" office:value="1.29618788478478" calcext:value-type="float">
            <text:p>1.29618788478478</text:p>
          </table:table-cell>
          <table:table-cell office:value-type="float" office:value="0.0272006554640765" calcext:value-type="float">
            <text:p>0.027200655464077</text:p>
          </table:table-cell>
          <table:table-cell office:value-type="float" office:value="-0.392988859265455" calcext:value-type="float">
            <text:p>-0.392988859265455</text:p>
          </table:table-cell>
          <table:table-cell office:value-type="float" office:value="0.467119949850451" calcext:value-type="float">
            <text:p>0.467119949850451</text:p>
          </table:table-cell>
          <table:table-cell office:value-type="float" office:value="-0.108005116351569" calcext:value-type="float">
            <text:p>-0.108005116351569</text:p>
          </table:table-cell>
          <table:table-cell office:value-type="float" office:value="-0.0151411513458932" calcext:value-type="float">
            <text:p>-0.015141151345893</text:p>
          </table:table-cell>
          <table:table-cell office:value-type="float" office:value="-0.0872668633784868" calcext:value-type="float">
            <text:p>-0.087266863378487</text:p>
          </table:table-cell>
          <table:table-cell office:value-type="float" office:value="-0.0963522620721023" calcext:value-type="float">
            <text:p>-0.096352262072102</text:p>
          </table:table-cell>
          <table:table-cell office:value-type="float" office:value="0.0202373494545021" calcext:value-type="float">
            <text:p>0.020237349454502</text:p>
          </table:table-cell>
          <table:table-cell office:value-type="float" office:value="0.0299870386184642" calcext:value-type="float">
            <text:p>0.029987038618464</text:p>
          </table:table-cell>
        </table:table-row>
        <table:table-row table:style-name="ro1">
          <table:table-cell table:formula="of:=SQRT([.B407]^2+[.C407]^2+[.D407]^2)" office:value-type="float" office:value="5.77154979698489" calcext:value-type="float">
            <text:p>5.77154979698489</text:p>
          </table:table-cell>
          <table:table-cell office:value-type="float" office:value="4.06178288518341" calcext:value-type="float">
            <text:p>4.06178288518341</text:p>
          </table:table-cell>
          <table:table-cell office:value-type="float" office:value="3.5931883808276" calcext:value-type="float">
            <text:p>3.5931883808276</text:p>
          </table:table-cell>
          <table:table-cell office:value-type="float" office:value="1.97527317416935" calcext:value-type="float">
            <text:p>1.97527317416935</text:p>
          </table:table-cell>
          <table:table-cell office:value-type="float" office:value="0.901133450399883" calcext:value-type="float">
            <text:p>0.901133450399883</text:p>
          </table:table-cell>
          <table:table-cell office:value-type="float" office:value="-0.323390050176036" calcext:value-type="float">
            <text:p>-0.323390050176036</text:p>
          </table:table-cell>
          <table:table-cell office:value-type="float" office:value="0.770675193687035" calcext:value-type="float">
            <text:p>0.770675193687035</text:p>
          </table:table-cell>
          <table:table-cell office:value-type="float" office:value="4.00113336609541" calcext:value-type="float">
            <text:p>4.00113336609541</text:p>
          </table:table-cell>
          <table:table-cell office:value-type="float" office:value="3.48668768891099" calcext:value-type="float">
            <text:p>3.48668768891099</text:p>
          </table:table-cell>
          <table:table-cell office:value-type="float" office:value="1.77359189326208" calcext:value-type="float">
            <text:p>1.77359189326208</text:p>
          </table:table-cell>
          <table:table-cell office:value-type="float" office:value="0.918380848119668" calcext:value-type="float">
            <text:p>0.918380848119668</text:p>
          </table:table-cell>
          <table:table-cell office:value-type="float" office:value="-0.457868573906999" calcext:value-type="float">
            <text:p>-0.457868573906999</text:p>
          </table:table-cell>
          <table:table-cell office:value-type="float" office:value="0.832356305772996" calcext:value-type="float">
            <text:p>0.832356305772996</text:p>
          </table:table-cell>
          <table:table-cell office:value-type="float" office:value="-0.0606495190879954" calcext:value-type="float">
            <text:p>-0.060649519087996</text:p>
          </table:table-cell>
          <table:table-cell office:value-type="float" office:value="-0.106500691916605" calcext:value-type="float">
            <text:p>-0.106500691916605</text:p>
          </table:table-cell>
          <table:table-cell office:value-type="float" office:value="-0.201681280907269" calcext:value-type="float">
            <text:p>-0.201681280907269</text:p>
          </table:table-cell>
          <table:table-cell office:value-type="float" office:value="-0.082899232040524" calcext:value-type="float">
            <text:p>-0.082899232040524</text:p>
          </table:table-cell>
          <table:table-cell office:value-type="float" office:value="-0.107202204920694" calcext:value-type="float">
            <text:p>-0.107202204920694</text:p>
          </table:table-cell>
          <table:table-cell office:value-type="float" office:value="0.0506485082158421" calcext:value-type="float">
            <text:p>0.050648508215842</text:p>
          </table:table-cell>
        </table:table-row>
        <table:table-row table:style-name="ro1">
          <table:table-cell table:formula="of:=SQRT([.B408]^2+[.C408]^2+[.D408]^2)" office:value-type="float" office:value="5.69717768692631" calcext:value-type="float">
            <text:p>5.69717768692631</text:p>
          </table:table-cell>
          <table:table-cell office:value-type="float" office:value="5.47462736996001" calcext:value-type="float">
            <text:p>5.47462736996001</text:p>
          </table:table-cell>
          <table:table-cell office:value-type="float" office:value="-1.20382857685284" calcext:value-type="float">
            <text:p>-1.20382857685284</text:p>
          </table:table-cell>
          <table:table-cell office:value-type="float" office:value="1.01837395589649" calcext:value-type="float">
            <text:p>1.01837395589649</text:p>
          </table:table-cell>
          <table:table-cell office:value-type="float" office:value="-0.54299999307309" calcext:value-type="float">
            <text:p>-0.54299999307309</text:p>
          </table:table-cell>
          <table:table-cell office:value-type="float" office:value="-0.0347075412745088" calcext:value-type="float">
            <text:p>-0.034707541274509</text:p>
          </table:table-cell>
          <table:table-cell office:value-type="float" office:value="3.04128274024806" calcext:value-type="float">
            <text:p>3.04128274024806</text:p>
          </table:table-cell>
          <table:table-cell office:value-type="float" office:value="5.57724401569076" calcext:value-type="float">
            <text:p>5.57724401569076</text:p>
          </table:table-cell>
          <table:table-cell office:value-type="float" office:value="-1.27962620170566" calcext:value-type="float">
            <text:p>-1.27962620170566</text:p>
          </table:table-cell>
          <table:table-cell office:value-type="float" office:value="1.11903596574612" calcext:value-type="float">
            <text:p>1.11903596574612</text:p>
          </table:table-cell>
          <table:table-cell office:value-type="float" office:value="-0.518502179417372" calcext:value-type="float">
            <text:p>-0.518502179417372</text:p>
          </table:table-cell>
          <table:table-cell office:value-type="float" office:value="0.0244798385355614" calcext:value-type="float">
            <text:p>0.024479838535561</text:p>
          </table:table-cell>
          <table:table-cell office:value-type="float" office:value="3.0915540059716" calcext:value-type="float">
            <text:p>3.0915540059716</text:p>
          </table:table-cell>
          <table:table-cell office:value-type="float" office:value="0.102616645730746" calcext:value-type="float">
            <text:p>0.102616645730746</text:p>
          </table:table-cell>
          <table:table-cell office:value-type="float" office:value="-0.0757976248528238" calcext:value-type="float">
            <text:p>-0.075797624852824</text:p>
          </table:table-cell>
          <table:table-cell office:value-type="float" office:value="0.100662009849627" calcext:value-type="float">
            <text:p>0.100662009849627</text:p>
          </table:table-cell>
          <table:table-cell office:value-type="float" office:value="-0.0184780969287832" calcext:value-type="float">
            <text:p>-0.018478096928783</text:p>
          </table:table-cell>
          <table:table-cell office:value-type="float" office:value="-0.0613358468920762" calcext:value-type="float">
            <text:p>-0.061335846892076</text:p>
          </table:table-cell>
          <table:table-cell office:value-type="float" office:value="0.0495790482418999" calcext:value-type="float">
            <text:p>0.0495790482419</text:p>
          </table:table-cell>
        </table:table-row>
        <table:table-row table:style-name="ro1">
          <table:table-cell table:formula="of:=SQRT([.B409]^2+[.C409]^2+[.D409]^2)" office:value-type="float" office:value="7.28995100332522" calcext:value-type="float">
            <text:p>7.28995100332522</text:p>
          </table:table-cell>
          <table:table-cell office:value-type="float" office:value="5.42969734607697" calcext:value-type="float">
            <text:p>5.42969734607697</text:p>
          </table:table-cell>
          <table:table-cell office:value-type="float" office:value="4.81687788841154" calcext:value-type="float">
            <text:p>4.81687788841154</text:p>
          </table:table-cell>
          <table:table-cell office:value-type="float" office:value="0.6778346177491" calcext:value-type="float">
            <text:p>0.6778346177491</text:p>
          </table:table-cell>
          <table:table-cell office:value-type="float" office:value="-0.201376902118533" calcext:value-type="float">
            <text:p>-0.201376902118533</text:p>
          </table:table-cell>
          <table:table-cell office:value-type="float" office:value="0.147786964648839" calcext:value-type="float">
            <text:p>0.147786964648839</text:p>
          </table:table-cell>
          <table:table-cell office:value-type="float" office:value="1.84538141124817" calcext:value-type="float">
            <text:p>1.84538141124817</text:p>
          </table:table-cell>
          <table:table-cell office:value-type="float" office:value="5.90371720244658" calcext:value-type="float">
            <text:p>5.90371720244658</text:p>
          </table:table-cell>
          <table:table-cell office:value-type="float" office:value="5.16604736165886" calcext:value-type="float">
            <text:p>5.16604736165886</text:p>
          </table:table-cell>
          <table:table-cell office:value-type="float" office:value="0.783336045716012" calcext:value-type="float">
            <text:p>0.783336045716012</text:p>
          </table:table-cell>
          <table:table-cell office:value-type="float" office:value="-0.16262019444863" calcext:value-type="float">
            <text:p>-0.16262019444863</text:p>
          </table:table-cell>
          <table:table-cell office:value-type="float" office:value="0.198390488532009" calcext:value-type="float">
            <text:p>0.198390488532009</text:p>
          </table:table-cell>
          <table:table-cell office:value-type="float" office:value="1.85312758193928" calcext:value-type="float">
            <text:p>1.85312758193928</text:p>
          </table:table-cell>
          <table:table-cell office:value-type="float" office:value="0.474019856369611" calcext:value-type="float">
            <text:p>0.474019856369611</text:p>
          </table:table-cell>
          <table:table-cell office:value-type="float" office:value="0.349169473247318" calcext:value-type="float">
            <text:p>0.349169473247318</text:p>
          </table:table-cell>
          <table:table-cell office:value-type="float" office:value="0.105501427966912" calcext:value-type="float">
            <text:p>0.105501427966912</text:p>
          </table:table-cell>
          <table:table-cell office:value-type="float" office:value="0.0385496349672714" calcext:value-type="float">
            <text:p>0.038549634967271</text:p>
          </table:table-cell>
          <table:table-cell office:value-type="float" office:value="-0.0503297175160813" calcext:value-type="float">
            <text:p>-0.050329717516081</text:p>
          </table:table-cell>
          <table:table-cell office:value-type="float" office:value="0.0153944426010924" calcext:value-type="float">
            <text:p>0.015394442601092</text:p>
          </table:table-cell>
        </table:table-row>
        <table:table-row table:style-name="ro1">
          <table:table-cell table:formula="of:=SQRT([.B410]^2+[.C410]^2+[.D410]^2)" office:value-type="float" office:value="6.56632253823507" calcext:value-type="float">
            <text:p>6.56632253823507</text:p>
          </table:table-cell>
          <table:table-cell office:value-type="float" office:value="5.80649592299354" calcext:value-type="float">
            <text:p>5.80649592299354</text:p>
          </table:table-cell>
          <table:table-cell office:value-type="float" office:value="3.06578983777301" calcext:value-type="float">
            <text:p>3.06578983777301</text:p>
          </table:table-cell>
          <table:table-cell office:value-type="float" office:value="0.0461458882339354" calcext:value-type="float">
            <text:p>0.046145888233935</text:p>
          </table:table-cell>
          <table:table-cell office:value-type="float" office:value="-0.178991623032162" calcext:value-type="float">
            <text:p>-0.178991623032162</text:p>
          </table:table-cell>
          <table:table-cell office:value-type="float" office:value="0.0768616442666792" calcext:value-type="float">
            <text:p>0.076861644266679</text:p>
          </table:table-cell>
          <table:table-cell office:value-type="float" office:value="-1.85796404063293" calcext:value-type="float">
            <text:p>-1.85796404063293</text:p>
          </table:table-cell>
          <table:table-cell office:value-type="float" office:value="6.09592516440937" calcext:value-type="float">
            <text:p>6.09592516440937</text:p>
          </table:table-cell>
          <table:table-cell office:value-type="float" office:value="3.2063774430587" calcext:value-type="float">
            <text:p>3.2063774430587</text:p>
          </table:table-cell>
          <table:table-cell office:value-type="float" office:value="0.21297935666246" calcext:value-type="float">
            <text:p>0.21297935666246</text:p>
          </table:table-cell>
          <table:table-cell office:value-type="float" office:value="-0.307383620649118" calcext:value-type="float">
            <text:p>-0.307383620649118</text:p>
          </table:table-cell>
          <table:table-cell office:value-type="float" office:value="0.135844558906634" calcext:value-type="float">
            <text:p>0.135844558906634</text:p>
          </table:table-cell>
          <table:table-cell office:value-type="float" office:value="-1.81816733686098" calcext:value-type="float">
            <text:p>-1.81816733686098</text:p>
          </table:table-cell>
          <table:table-cell office:value-type="float" office:value="0.289429241415831" calcext:value-type="float">
            <text:p>0.289429241415831</text:p>
          </table:table-cell>
          <table:table-cell office:value-type="float" office:value="0.140587605285692" calcext:value-type="float">
            <text:p>0.140587605285692</text:p>
          </table:table-cell>
          <table:table-cell office:value-type="float" office:value="0.166833468428525" calcext:value-type="float">
            <text:p>0.166833468428525</text:p>
          </table:table-cell>
          <table:table-cell office:value-type="float" office:value="-0.0214119771239534" calcext:value-type="float">
            <text:p>-0.021411977123953</text:p>
          </table:table-cell>
          <table:table-cell office:value-type="float" office:value="-0.138985888666016" calcext:value-type="float">
            <text:p>-0.138985888666016</text:p>
          </table:table-cell>
          <table:table-cell office:value-type="float" office:value="0.0246526272667995" calcext:value-type="float">
            <text:p>0.0246526272668</text:p>
          </table:table-cell>
        </table:table-row>
        <table:table-row table:style-name="ro1">
          <table:table-cell table:formula="of:=SQRT([.B411]^2+[.C411]^2+[.D411]^2)" office:value-type="float" office:value="5.46466880744846" calcext:value-type="float">
            <text:p>5.46466880744846</text:p>
          </table:table-cell>
          <table:table-cell office:value-type="float" office:value="4.83492132568517" calcext:value-type="float">
            <text:p>4.83492132568517</text:p>
          </table:table-cell>
          <table:table-cell office:value-type="float" office:value="1.80404746406643" calcext:value-type="float">
            <text:p>1.80404746406643</text:p>
          </table:table-cell>
          <table:table-cell office:value-type="float" office:value="1.79765227364206" calcext:value-type="float">
            <text:p>1.79765227364206</text:p>
          </table:table-cell>
          <table:table-cell office:value-type="float" office:value="-0.639406516301209" calcext:value-type="float">
            <text:p>-0.639406516301209</text:p>
          </table:table-cell>
          <table:table-cell office:value-type="float" office:value="-0.319341919150504" calcext:value-type="float">
            <text:p>-0.319341919150504</text:p>
          </table:table-cell>
          <table:table-cell office:value-type="float" office:value="2.39354887213194" calcext:value-type="float">
            <text:p>2.39354887213194</text:p>
          </table:table-cell>
          <table:table-cell office:value-type="float" office:value="4.74836498003094" calcext:value-type="float">
            <text:p>4.74836498003094</text:p>
          </table:table-cell>
          <table:table-cell office:value-type="float" office:value="1.77820719025503" calcext:value-type="float">
            <text:p>1.77820719025503</text:p>
          </table:table-cell>
          <table:table-cell office:value-type="float" office:value="1.71883329378714" calcext:value-type="float">
            <text:p>1.71883329378714</text:p>
          </table:table-cell>
          <table:table-cell office:value-type="float" office:value="-0.561079975476956" calcext:value-type="float">
            <text:p>-0.561079975476956</text:p>
          </table:table-cell>
          <table:table-cell office:value-type="float" office:value="-0.376510973896898" calcext:value-type="float">
            <text:p>-0.376510973896898</text:p>
          </table:table-cell>
          <table:table-cell office:value-type="float" office:value="2.45010183419279" calcext:value-type="float">
            <text:p>2.45010183419279</text:p>
          </table:table-cell>
          <table:table-cell office:value-type="float" office:value="-0.0865563456542278" calcext:value-type="float">
            <text:p>-0.086556345654228</text:p>
          </table:table-cell>
          <table:table-cell office:value-type="float" office:value="-0.0258402738114032" calcext:value-type="float">
            <text:p>-0.025840273811403</text:p>
          </table:table-cell>
          <table:table-cell office:value-type="float" office:value="-0.0788189798549128" calcext:value-type="float">
            <text:p>-0.078818979854913</text:p>
          </table:table-cell>
          <table:table-cell office:value-type="float" office:value="-0.0929491209721616" calcext:value-type="float">
            <text:p>-0.092949120972162</text:p>
          </table:table-cell>
          <table:table-cell office:value-type="float" office:value="-0.00695620894003479" calcext:value-type="float">
            <text:p>-0.006956208940035</text:p>
          </table:table-cell>
          <table:table-cell office:value-type="float" office:value="0.0295010773987183" calcext:value-type="float">
            <text:p>0.029501077398718</text:p>
          </table:table-cell>
        </table:table-row>
        <table:table-row table:style-name="ro1">
          <table:table-cell table:formula="of:=SQRT([.B412]^2+[.C412]^2+[.D412]^2)" office:value-type="float" office:value="1.87550736325066" calcext:value-type="float">
            <text:p>1.87550736325066</text:p>
          </table:table-cell>
          <table:table-cell office:value-type="float" office:value="1.87073559770388" calcext:value-type="float">
            <text:p>1.87073559770388</text:p>
          </table:table-cell>
          <table:table-cell office:value-type="float" office:value="-0.133344271883605" calcext:value-type="float">
            <text:p>-0.133344271883605</text:p>
          </table:table-cell>
          <table:table-cell office:value-type="float" office:value="0.00977232044018055" calcext:value-type="float">
            <text:p>0.009772320440181</text:p>
          </table:table-cell>
          <table:table-cell office:value-type="float" office:value="0.151020576245021" calcext:value-type="float">
            <text:p>0.151020576245021</text:p>
          </table:table-cell>
          <table:table-cell office:value-type="float" office:value="-0.16317681379571" calcext:value-type="float">
            <text:p>-0.16317681379571</text:p>
          </table:table-cell>
          <table:table-cell office:value-type="float" office:value="2.24256635902722" calcext:value-type="float">
            <text:p>2.24256635902722</text:p>
          </table:table-cell>
          <table:table-cell office:value-type="float" office:value="1.91274192457419" calcext:value-type="float">
            <text:p>1.91274192457419</text:p>
          </table:table-cell>
          <table:table-cell office:value-type="float" office:value="-0.122061478376144" calcext:value-type="float">
            <text:p>-0.122061478376144</text:p>
          </table:table-cell>
          <table:table-cell office:value-type="float" office:value="0.0517079700733331" calcext:value-type="float">
            <text:p>0.051707970073333</text:p>
          </table:table-cell>
          <table:table-cell office:value-type="float" office:value="0.302333528343035" calcext:value-type="float">
            <text:p>0.302333528343035</text:p>
          </table:table-cell>
          <table:table-cell office:value-type="float" office:value="-0.00622752488961886" calcext:value-type="float">
            <text:p>-0.006227524889619</text:p>
          </table:table-cell>
          <table:table-cell office:value-type="float" office:value="2.21550544763132" calcext:value-type="float">
            <text:p>2.21550544763132</text:p>
          </table:table-cell>
          <table:table-cell office:value-type="float" office:value="0.0420063268703068" calcext:value-type="float">
            <text:p>0.042006326870307</text:p>
          </table:table-cell>
          <table:table-cell office:value-type="float" office:value="0.0112827935074612" calcext:value-type="float">
            <text:p>0.011282793507461</text:p>
          </table:table-cell>
          <table:table-cell office:value-type="float" office:value="0.0419356496331525" calcext:value-type="float">
            <text:p>0.041935649633153</text:p>
          </table:table-cell>
          <table:table-cell office:value-type="float" office:value="0.0277251348563068" calcext:value-type="float">
            <text:p>0.027725134856307</text:p>
          </table:table-cell>
          <table:table-cell office:value-type="float" office:value="-0.215777846703629" calcext:value-type="float">
            <text:p>-0.215777846703629</text:p>
          </table:table-cell>
          <table:table-cell office:value-type="float" office:value="-0.0369229380791829" calcext:value-type="float">
            <text:p>-0.036922938079183</text:p>
          </table:table-cell>
        </table:table-row>
        <table:table-row table:style-name="ro1">
          <table:table-cell table:formula="of:=SQRT([.B413]^2+[.C413]^2+[.D413]^2)" office:value-type="float" office:value="4.43657951605081" calcext:value-type="float">
            <text:p>4.43657951605081</text:p>
          </table:table-cell>
          <table:table-cell office:value-type="float" office:value="4.04623707985315" calcext:value-type="float">
            <text:p>4.04623707985315</text:p>
          </table:table-cell>
          <table:table-cell office:value-type="float" office:value="-1.72492264149213" calcext:value-type="float">
            <text:p>-1.72492264149213</text:p>
          </table:table-cell>
          <table:table-cell office:value-type="float" office:value="0.579521506702618" calcext:value-type="float">
            <text:p>0.579521506702618</text:p>
          </table:table-cell>
          <table:table-cell office:value-type="float" office:value="-0.302700891598463" calcext:value-type="float">
            <text:p>-0.302700891598463</text:p>
          </table:table-cell>
          <table:table-cell office:value-type="float" office:value="0.343991097634242" calcext:value-type="float">
            <text:p>0.343991097634242</text:p>
          </table:table-cell>
          <table:table-cell office:value-type="float" office:value="1.24509406859193" calcext:value-type="float">
            <text:p>1.24509406859193</text:p>
          </table:table-cell>
          <table:table-cell office:value-type="float" office:value="4.14338919121788" calcext:value-type="float">
            <text:p>4.14338919121788</text:p>
          </table:table-cell>
          <table:table-cell office:value-type="float" office:value="-1.78720611479771" calcext:value-type="float">
            <text:p>-1.78720611479771</text:p>
          </table:table-cell>
          <table:table-cell office:value-type="float" office:value="0.660096170685072" calcext:value-type="float">
            <text:p>0.660096170685072</text:p>
          </table:table-cell>
          <table:table-cell office:value-type="float" office:value="-0.247811863570148" calcext:value-type="float">
            <text:p>-0.247811863570148</text:p>
          </table:table-cell>
          <table:table-cell office:value-type="float" office:value="0.284523721701266" calcext:value-type="float">
            <text:p>0.284523721701266</text:p>
          </table:table-cell>
          <table:table-cell office:value-type="float" office:value="1.21604537960182" calcext:value-type="float">
            <text:p>1.21604537960182</text:p>
          </table:table-cell>
          <table:table-cell office:value-type="float" office:value="0.0971521113647293" calcext:value-type="float">
            <text:p>0.097152111364729</text:p>
          </table:table-cell>
          <table:table-cell office:value-type="float" office:value="-0.0622834733055753" calcext:value-type="float">
            <text:p>-0.062283473305575</text:p>
          </table:table-cell>
          <table:table-cell office:value-type="float" office:value="0.0805746639824544" calcext:value-type="float">
            <text:p>0.080574663982454</text:p>
          </table:table-cell>
          <table:table-cell office:value-type="float" office:value="-0.0390998512744307" calcext:value-type="float">
            <text:p>-0.039099851274431</text:p>
          </table:table-cell>
          <table:table-cell office:value-type="float" office:value="-0.0688025793213991" calcext:value-type="float">
            <text:p>-0.068802579321399</text:p>
          </table:table-cell>
          <table:table-cell office:value-type="float" office:value="-0.0134163526780862" calcext:value-type="float">
            <text:p>-0.013416352678086</text:p>
          </table:table-cell>
        </table:table-row>
        <table:table-row table:style-name="ro1">
          <table:table-cell table:formula="of:=SQRT([.B414]^2+[.C414]^2+[.D414]^2)" office:value-type="float" office:value="4.25675142036078" calcext:value-type="float">
            <text:p>4.25675142036078</text:p>
          </table:table-cell>
          <table:table-cell office:value-type="float" office:value="3.66557568280194" calcext:value-type="float">
            <text:p>3.66557568280194</text:p>
          </table:table-cell>
          <table:table-cell office:value-type="float" office:value="-1.37900739433249" calcext:value-type="float">
            <text:p>-1.37900739433249</text:p>
          </table:table-cell>
          <table:table-cell office:value-type="float" office:value="1.6678807435698" calcext:value-type="float">
            <text:p>1.6678807435698</text:p>
          </table:table-cell>
          <table:table-cell office:value-type="float" office:value="-0.445791181182214" calcext:value-type="float">
            <text:p>-0.445791181182214</text:p>
          </table:table-cell>
          <table:table-cell office:value-type="float" office:value="-0.0800327067941869" calcext:value-type="float">
            <text:p>-0.080032706794187</text:p>
          </table:table-cell>
          <table:table-cell office:value-type="float" office:value="-2.98056483898451" calcext:value-type="float">
            <text:p>-2.98056483898451</text:p>
          </table:table-cell>
          <table:table-cell office:value-type="float" office:value="3.72863521425713" calcext:value-type="float">
            <text:p>3.72863521425713</text:p>
          </table:table-cell>
          <table:table-cell office:value-type="float" office:value="-1.42480679799968" calcext:value-type="float">
            <text:p>-1.42480679799968</text:p>
          </table:table-cell>
          <table:table-cell office:value-type="float" office:value="1.63988723981527" calcext:value-type="float">
            <text:p>1.63988723981527</text:p>
          </table:table-cell>
          <table:table-cell office:value-type="float" office:value="-0.430695911208446" calcext:value-type="float">
            <text:p>-0.430695911208446</text:p>
          </table:table-cell>
          <table:table-cell office:value-type="float" office:value="-0.00759752742738718" calcext:value-type="float">
            <text:p>-0.007597527427387</text:p>
          </table:table-cell>
          <table:table-cell office:value-type="float" office:value="-2.99110989797038" calcext:value-type="float">
            <text:p>-2.99110989797038</text:p>
          </table:table-cell>
          <table:table-cell office:value-type="float" office:value="0.0630595314551936" calcext:value-type="float">
            <text:p>0.063059531455194</text:p>
          </table:table-cell>
          <table:table-cell office:value-type="float" office:value="-0.0457994036671861" calcext:value-type="float">
            <text:p>-0.045799403667186</text:p>
          </table:table-cell>
          <table:table-cell office:value-type="float" office:value="-0.0279935037545289" calcext:value-type="float">
            <text:p>-0.027993503754529</text:p>
          </table:table-cell>
          <table:table-cell office:value-type="float" office:value="-0.0265675581982889" calcext:value-type="float">
            <text:p>-0.026567558198289</text:p>
          </table:table-cell>
          <table:table-cell office:value-type="float" office:value="-0.0690613683389874" calcext:value-type="float">
            <text:p>-0.069061368338987</text:p>
          </table:table-cell>
          <table:table-cell office:value-type="float" office:value="-0.0121245095095421" calcext:value-type="float">
            <text:p>-0.012124509509542</text:p>
          </table:table-cell>
        </table:table-row>
        <table:table-row table:style-name="ro1">
          <table:table-cell table:formula="of:=SQRT([.B415]^2+[.C415]^2+[.D415]^2)" office:value-type="float" office:value="4.21039570779386" calcext:value-type="float">
            <text:p>4.21039570779386</text:p>
          </table:table-cell>
          <table:table-cell office:value-type="float" office:value="3.95124944739138" calcext:value-type="float">
            <text:p>3.95124944739138</text:p>
          </table:table-cell>
          <table:table-cell office:value-type="float" office:value="-1.14762690177493" calcext:value-type="float">
            <text:p>-1.14762690177493</text:p>
          </table:table-cell>
          <table:table-cell office:value-type="float" office:value="0.893315350265918" calcext:value-type="float">
            <text:p>0.893315350265918</text:p>
          </table:table-cell>
          <table:table-cell office:value-type="float" office:value="-0.526531889112641" calcext:value-type="float">
            <text:p>-0.526531889112641</text:p>
          </table:table-cell>
          <table:table-cell office:value-type="float" office:value="-0.222373108267316" calcext:value-type="float">
            <text:p>-0.222373108267316</text:p>
          </table:table-cell>
          <table:table-cell office:value-type="float" office:value="0.637142437980932" calcext:value-type="float">
            <text:p>0.637142437980932</text:p>
          </table:table-cell>
          <table:table-cell office:value-type="float" office:value="3.80224759680522" calcext:value-type="float">
            <text:p>3.80224759680522</text:p>
          </table:table-cell>
          <table:table-cell office:value-type="float" office:value="-1.11926042960038" calcext:value-type="float">
            <text:p>-1.11926042960038</text:p>
          </table:table-cell>
          <table:table-cell office:value-type="float" office:value="0.887882580509564" calcext:value-type="float">
            <text:p>0.887882580509564</text:p>
          </table:table-cell>
          <table:table-cell office:value-type="float" office:value="-0.534677342126215" calcext:value-type="float">
            <text:p>-0.534677342126215</text:p>
          </table:table-cell>
          <table:table-cell office:value-type="float" office:value="-0.25011294131581" calcext:value-type="float">
            <text:p>-0.25011294131581</text:p>
          </table:table-cell>
          <table:table-cell office:value-type="float" office:value="0.653259084087271" calcext:value-type="float">
            <text:p>0.653259084087271</text:p>
          </table:table-cell>
          <table:table-cell office:value-type="float" office:value="-0.149001850586162" calcext:value-type="float">
            <text:p>-0.149001850586162</text:p>
          </table:table-cell>
          <table:table-cell office:value-type="float" office:value="0.0283664721745525" calcext:value-type="float">
            <text:p>0.028366472174553</text:p>
          </table:table-cell>
          <table:table-cell office:value-type="float" office:value="-0.00543276975635398" calcext:value-type="float">
            <text:p>-0.005432769756354</text:p>
          </table:table-cell>
          <table:table-cell office:value-type="float" office:value="-0.0228535991390539" calcext:value-type="float">
            <text:p>-0.022853599139054</text:p>
          </table:table-cell>
          <table:table-cell office:value-type="float" office:value="-0.017606089839898" calcext:value-type="float">
            <text:p>-0.017606089839898</text:p>
          </table:table-cell>
          <table:table-cell office:value-type="float" office:value="0.01782210108738" calcext:value-type="float">
            <text:p>0.01782210108738</text:p>
          </table:table-cell>
        </table:table-row>
        <table:table-row table:style-name="ro1">
          <table:table-cell table:formula="of:=SQRT([.B416]^2+[.C416]^2+[.D416]^2)" office:value-type="float" office:value="3.60165232345311" calcext:value-type="float">
            <text:p>3.60165232345311</text:p>
          </table:table-cell>
          <table:table-cell office:value-type="float" office:value="3.09637025925415" calcext:value-type="float">
            <text:p>3.09637025925415</text:p>
          </table:table-cell>
          <table:table-cell office:value-type="float" office:value="1.63426426127684" calcext:value-type="float">
            <text:p>1.63426426127684</text:p>
          </table:table-cell>
          <table:table-cell office:value-type="float" office:value="0.844731318796015" calcext:value-type="float">
            <text:p>0.844731318796015</text:p>
          </table:table-cell>
          <table:table-cell office:value-type="float" office:value="0.622655687963679" calcext:value-type="float">
            <text:p>0.622655687963679</text:p>
          </table:table-cell>
          <table:table-cell office:value-type="float" office:value="0.0843497638582211" calcext:value-type="float">
            <text:p>0.084349763858221</text:p>
          </table:table-cell>
          <table:table-cell office:value-type="float" office:value="-1.71053435701069" calcext:value-type="float">
            <text:p>-1.71053435701069</text:p>
          </table:table-cell>
          <table:table-cell office:value-type="float" office:value="3.17191797438627" calcext:value-type="float">
            <text:p>3.17191797438627</text:p>
          </table:table-cell>
          <table:table-cell office:value-type="float" office:value="1.66216741570572" calcext:value-type="float">
            <text:p>1.66216741570572</text:p>
          </table:table-cell>
          <table:table-cell office:value-type="float" office:value="0.834292207399137" calcext:value-type="float">
            <text:p>0.834292207399137</text:p>
          </table:table-cell>
          <table:table-cell office:value-type="float" office:value="0.57252094599933" calcext:value-type="float">
            <text:p>0.57252094599933</text:p>
          </table:table-cell>
          <table:table-cell office:value-type="float" office:value="0.182360450250103" calcext:value-type="float">
            <text:p>0.182360450250103</text:p>
          </table:table-cell>
          <table:table-cell office:value-type="float" office:value="-1.6661189737106" calcext:value-type="float">
            <text:p>-1.6661189737106</text:p>
          </table:table-cell>
          <table:table-cell office:value-type="float" office:value="0.0755477151321262" calcext:value-type="float">
            <text:p>0.075547715132126</text:p>
          </table:table-cell>
          <table:table-cell office:value-type="float" office:value="0.0279031544288735" calcext:value-type="float">
            <text:p>0.027903154428874</text:p>
          </table:table-cell>
          <table:table-cell office:value-type="float" office:value="-0.0104391113968779" calcext:value-type="float">
            <text:p>-0.010439111396878</text:p>
          </table:table-cell>
          <table:table-cell office:value-type="float" office:value="-0.0904383168654843" calcext:value-type="float">
            <text:p>-0.090438316865484</text:p>
          </table:table-cell>
          <table:table-cell office:value-type="float" office:value="-0.0624869940579544" calcext:value-type="float">
            <text:p>-0.062486994057955</text:p>
          </table:table-cell>
          <table:table-cell office:value-type="float" office:value="0.0349116168682593" calcext:value-type="float">
            <text:p>0.034911616868259</text:p>
          </table:table-cell>
        </table:table-row>
        <table:table-row table:style-name="ro1">
          <table:table-cell table:formula="of:=SQRT([.B417]^2+[.C417]^2+[.D417]^2)" office:value-type="float" office:value="5.7417656115998" calcext:value-type="float">
            <text:p>5.7417656115998</text:p>
          </table:table-cell>
          <table:table-cell office:value-type="float" office:value="5.32023044956173" calcext:value-type="float">
            <text:p>5.32023044956173</text:p>
          </table:table-cell>
          <table:table-cell office:value-type="float" office:value="-0.712274701947739" calcext:value-type="float">
            <text:p>-0.712274701947739</text:p>
          </table:table-cell>
          <table:table-cell office:value-type="float" office:value="2.03854974211362" calcext:value-type="float">
            <text:p>2.03854974211362</text:p>
          </table:table-cell>
          <table:table-cell office:value-type="float" office:value="-0.758867980385175" calcext:value-type="float">
            <text:p>-0.758867980385175</text:p>
          </table:table-cell>
          <table:table-cell office:value-type="float" office:value="-0.618746642196662" calcext:value-type="float">
            <text:p>-0.618746642196662</text:p>
          </table:table-cell>
          <table:table-cell office:value-type="float" office:value="-2.1815503232785" calcext:value-type="float">
            <text:p>-2.1815503232785</text:p>
          </table:table-cell>
          <table:table-cell office:value-type="float" office:value="5.22140993130264" calcext:value-type="float">
            <text:p>5.22140993130264</text:p>
          </table:table-cell>
          <table:table-cell office:value-type="float" office:value="-0.739414097369767" calcext:value-type="float">
            <text:p>-0.739414097369767</text:p>
          </table:table-cell>
          <table:table-cell office:value-type="float" office:value="1.98195777502709" calcext:value-type="float">
            <text:p>1.98195777502709</text:p>
          </table:table-cell>
          <table:table-cell office:value-type="float" office:value="-0.796952794077398" calcext:value-type="float">
            <text:p>-0.796952794077398</text:p>
          </table:table-cell>
          <table:table-cell office:value-type="float" office:value="-0.564950794736146" calcext:value-type="float">
            <text:p>-0.564950794736146</text:p>
          </table:table-cell>
          <table:table-cell office:value-type="float" office:value="-2.19025434661414" calcext:value-type="float">
            <text:p>-2.19025434661414</text:p>
          </table:table-cell>
          <table:table-cell office:value-type="float" office:value="-0.0988205182590898" calcext:value-type="float">
            <text:p>-0.09882051825909</text:p>
          </table:table-cell>
          <table:table-cell office:value-type="float" office:value="-0.0271393954220288" calcext:value-type="float">
            <text:p>-0.027139395422029</text:p>
          </table:table-cell>
          <table:table-cell office:value-type="float" office:value="-0.0565919670865318" calcext:value-type="float">
            <text:p>-0.056591967086532</text:p>
          </table:table-cell>
          <table:table-cell office:value-type="float" office:value="-0.0253592075638616" calcext:value-type="float">
            <text:p>-0.025359207563862</text:p>
          </table:table-cell>
          <table:table-cell office:value-type="float" office:value="-0.0570087495565073" calcext:value-type="float">
            <text:p>-0.057008749556507</text:p>
          </table:table-cell>
          <table:table-cell office:value-type="float" office:value="0.0118297259502596" calcext:value-type="float">
            <text:p>0.01182972595026</text:p>
          </table:table-cell>
        </table:table-row>
        <table:table-row table:style-name="ro1">
          <table:table-cell table:formula="of:=SQRT([.B418]^2+[.C418]^2+[.D418]^2)" office:value-type="float" office:value="4.58803389210499" calcext:value-type="float">
            <text:p>4.58803389210499</text:p>
          </table:table-cell>
          <table:table-cell office:value-type="float" office:value="3.66679487536624" calcext:value-type="float">
            <text:p>3.66679487536624</text:p>
          </table:table-cell>
          <table:table-cell office:value-type="float" office:value="2.51664368043466" calcext:value-type="float">
            <text:p>2.51664368043466</text:p>
          </table:table-cell>
          <table:table-cell office:value-type="float" office:value="1.12746393415499" calcext:value-type="float">
            <text:p>1.12746393415499</text:p>
          </table:table-cell>
          <table:table-cell office:value-type="float" office:value="0.546004381514393" calcext:value-type="float">
            <text:p>0.546004381514393</text:p>
          </table:table-cell>
          <table:table-cell office:value-type="float" office:value="-0.249618326346808" calcext:value-type="float">
            <text:p>-0.249618326346808</text:p>
          </table:table-cell>
          <table:table-cell office:value-type="float" office:value="3.012169284912" calcext:value-type="float">
            <text:p>3.012169284912</text:p>
          </table:table-cell>
          <table:table-cell office:value-type="float" office:value="3.67166957446772" calcext:value-type="float">
            <text:p>3.67166957446772</text:p>
          </table:table-cell>
          <table:table-cell office:value-type="float" office:value="2.49982239881642" calcext:value-type="float">
            <text:p>2.49982239881642</text:p>
          </table:table-cell>
          <table:table-cell office:value-type="float" office:value="1.07025681747147" calcext:value-type="float">
            <text:p>1.07025681747147</text:p>
          </table:table-cell>
          <table:table-cell office:value-type="float" office:value="0.662032694754876" calcext:value-type="float">
            <text:p>0.662032694754876</text:p>
          </table:table-cell>
          <table:table-cell office:value-type="float" office:value="-0.20885316258884" calcext:value-type="float">
            <text:p>-0.20885316258884</text:p>
          </table:table-cell>
          <table:table-cell office:value-type="float" office:value="3.0558315116313" calcext:value-type="float">
            <text:p>3.0558315116313</text:p>
          </table:table-cell>
          <table:table-cell office:value-type="float" office:value="0.00487469910148697" calcext:value-type="float">
            <text:p>0.004874699101487</text:p>
          </table:table-cell>
          <table:table-cell office:value-type="float" office:value="-0.0168212816182391" calcext:value-type="float">
            <text:p>-0.016821281618239</text:p>
          </table:table-cell>
          <table:table-cell office:value-type="float" office:value="-0.0572071166835175" calcext:value-type="float">
            <text:p>-0.057207116683518</text:p>
          </table:table-cell>
          <table:table-cell office:value-type="float" office:value="-0.107616120156818" calcext:value-type="float">
            <text:p>-0.107616120156818</text:p>
          </table:table-cell>
          <table:table-cell office:value-type="float" office:value="-0.0534437833565837" calcext:value-type="float">
            <text:p>-0.053443783356584</text:p>
          </table:table-cell>
          <table:table-cell office:value-type="float" office:value="0.0143839894091458" calcext:value-type="float">
            <text:p>0.014383989409146</text:p>
          </table:table-cell>
        </table:table-row>
        <table:table-row table:style-name="ro1">
          <table:table-cell table:formula="of:=SQRT([.B419]^2+[.C419]^2+[.D419]^2)" office:value-type="float" office:value="4.64716980256636" calcext:value-type="float">
            <text:p>4.64716980256636</text:p>
          </table:table-cell>
          <table:table-cell office:value-type="float" office:value="4.45170768039242" calcext:value-type="float">
            <text:p>4.45170768039242</text:p>
          </table:table-cell>
          <table:table-cell office:value-type="float" office:value="0.947331825703768" calcext:value-type="float">
            <text:p>0.947331825703768</text:p>
          </table:table-cell>
          <table:table-cell office:value-type="float" office:value="0.938641739018962" calcext:value-type="float">
            <text:p>0.938641739018962</text:p>
          </table:table-cell>
          <table:table-cell office:value-type="float" office:value="0.0575202470397747" calcext:value-type="float">
            <text:p>0.057520247039775</text:p>
          </table:table-cell>
          <table:table-cell office:value-type="float" office:value="0.368338190607111" calcext:value-type="float">
            <text:p>0.368338190607111</text:p>
          </table:table-cell>
          <table:table-cell office:value-type="float" office:value="-3.06628634913228" calcext:value-type="float">
            <text:p>-3.06628634913228</text:p>
          </table:table-cell>
          <table:table-cell office:value-type="float" office:value="4.3194952615689" calcext:value-type="float">
            <text:p>4.3194952615689</text:p>
          </table:table-cell>
          <table:table-cell office:value-type="float" office:value="0.91616171184427" calcext:value-type="float">
            <text:p>0.91616171184427</text:p>
          </table:table-cell>
          <table:table-cell office:value-type="float" office:value="0.939565017703452" calcext:value-type="float">
            <text:p>0.939565017703452</text:p>
          </table:table-cell>
          <table:table-cell office:value-type="float" office:value="0.127665281994587" calcext:value-type="float">
            <text:p>0.127665281994587</text:p>
          </table:table-cell>
          <table:table-cell office:value-type="float" office:value="0.510469018996179" calcext:value-type="float">
            <text:p>0.510469018996179</text:p>
          </table:table-cell>
          <table:table-cell office:value-type="float" office:value="-3.08580418964239" calcext:value-type="float">
            <text:p>-3.08580418964239</text:p>
          </table:table-cell>
          <table:table-cell office:value-type="float" office:value="-0.132212418823518" calcext:value-type="float">
            <text:p>-0.132212418823518</text:p>
          </table:table-cell>
          <table:table-cell office:value-type="float" office:value="-0.0311701138594973" calcext:value-type="float">
            <text:p>-0.031170113859497</text:p>
          </table:table-cell>
          <table:table-cell office:value-type="float" office:value="0.000923278684489714" calcext:value-type="float">
            <text:p>0.00092327868449</text:p>
          </table:table-cell>
          <table:table-cell office:value-type="float" office:value="-0.0724445744527991" calcext:value-type="float">
            <text:p>-0.072444574452799</text:p>
          </table:table-cell>
          <table:table-cell office:value-type="float" office:value="-0.137857116935932" calcext:value-type="float">
            <text:p>-0.137857116935932</text:p>
          </table:table-cell>
          <table:table-cell office:value-type="float" office:value="0.00540378891971249" calcext:value-type="float">
            <text:p>0.005403788919713</text:p>
          </table:table-cell>
        </table:table-row>
        <table:table-row table:style-name="ro1">
          <table:table-cell table:formula="of:=SQRT([.B420]^2+[.C420]^2+[.D420]^2)" office:value-type="float" office:value="5.9610430926275" calcext:value-type="float">
            <text:p>5.9610430926275</text:p>
          </table:table-cell>
          <table:table-cell office:value-type="float" office:value="5.37490215635622" calcext:value-type="float">
            <text:p>5.37490215635622</text:p>
          </table:table-cell>
          <table:table-cell office:value-type="float" office:value="-2.13492954471689" calcext:value-type="float">
            <text:p>-2.13492954471689</text:p>
          </table:table-cell>
          <table:table-cell office:value-type="float" office:value="1.44448516809772" calcext:value-type="float">
            <text:p>1.44448516809772</text:p>
          </table:table-cell>
          <table:table-cell office:value-type="float" office:value="0.658275752536353" calcext:value-type="float">
            <text:p>0.658275752536353</text:p>
          </table:table-cell>
          <table:table-cell office:value-type="float" office:value="0.422122661547048" calcext:value-type="float">
            <text:p>0.422122661547048</text:p>
          </table:table-cell>
          <table:table-cell office:value-type="float" office:value="-1.44926020300111" calcext:value-type="float">
            <text:p>-1.44926020300111</text:p>
          </table:table-cell>
          <table:table-cell office:value-type="float" office:value="5.2637461081585" calcext:value-type="float">
            <text:p>5.2637461081585</text:p>
          </table:table-cell>
          <table:table-cell office:value-type="float" office:value="-2.14260589371262" calcext:value-type="float">
            <text:p>-2.14260589371262</text:p>
          </table:table-cell>
          <table:table-cell office:value-type="float" office:value="1.45103763817055" calcext:value-type="float">
            <text:p>1.45103763817055</text:p>
          </table:table-cell>
          <table:table-cell office:value-type="float" office:value="0.610910308531766" calcext:value-type="float">
            <text:p>0.610910308531766</text:p>
          </table:table-cell>
          <table:table-cell office:value-type="float" office:value="0.413471727655082" calcext:value-type="float">
            <text:p>0.413471727655082</text:p>
          </table:table-cell>
          <table:table-cell office:value-type="float" office:value="-1.44013813768891" calcext:value-type="float">
            <text:p>-1.44013813768891</text:p>
          </table:table-cell>
          <table:table-cell office:value-type="float" office:value="-0.111156048197711" calcext:value-type="float">
            <text:p>-0.111156048197711</text:p>
          </table:table-cell>
          <table:table-cell office:value-type="float" office:value="-0.00767634899573322" calcext:value-type="float">
            <text:p>-0.007676348995733</text:p>
          </table:table-cell>
          <table:table-cell office:value-type="float" office:value="0.00655247007283633" calcext:value-type="float">
            <text:p>0.006552470072836</text:p>
          </table:table-cell>
          <table:table-cell office:value-type="float" office:value="0.00291560404889601" calcext:value-type="float">
            <text:p>0.002915604048896</text:p>
          </table:table-cell>
          <table:table-cell office:value-type="float" office:value="-0.0440500169389213" calcext:value-type="float">
            <text:p>-0.044050016938921</text:p>
          </table:table-cell>
          <table:table-cell office:value-type="float" office:value="-0.0100353291584252" calcext:value-type="float">
            <text:p>-0.010035329158425</text:p>
          </table:table-cell>
        </table:table-row>
        <table:table-row table:style-name="ro1">
          <table:table-cell table:formula="of:=SQRT([.B421]^2+[.C421]^2+[.D421]^2)" office:value-type="float" office:value="2.30526392198303" calcext:value-type="float">
            <text:p>2.30526392198303</text:p>
          </table:table-cell>
          <table:table-cell office:value-type="float" office:value="2.13927618910214" calcext:value-type="float">
            <text:p>2.13927618910214</text:p>
          </table:table-cell>
          <table:table-cell office:value-type="float" office:value="0.398234349418676" calcext:value-type="float">
            <text:p>0.398234349418676</text:p>
          </table:table-cell>
          <table:table-cell office:value-type="float" office:value="0.761018094187166" calcext:value-type="float">
            <text:p>0.761018094187166</text:p>
          </table:table-cell>
          <table:table-cell office:value-type="float" office:value="-0.172329281913485" calcext:value-type="float">
            <text:p>-0.172329281913485</text:p>
          </table:table-cell>
          <table:table-cell office:value-type="float" office:value="0.070643255557421" calcext:value-type="float">
            <text:p>0.070643255557421</text:p>
          </table:table-cell>
          <table:table-cell office:value-type="float" office:value="-0.751031441566738" calcext:value-type="float">
            <text:p>-0.751031441566738</text:p>
          </table:table-cell>
          <table:table-cell office:value-type="float" office:value="2.14404004044881" calcext:value-type="float">
            <text:p>2.14404004044881</text:p>
          </table:table-cell>
          <table:table-cell office:value-type="float" office:value="0.399874791584847" calcext:value-type="float">
            <text:p>0.399874791584847</text:p>
          </table:table-cell>
          <table:table-cell office:value-type="float" office:value="0.714392000821668" calcext:value-type="float">
            <text:p>0.714392000821668</text:p>
          </table:table-cell>
          <table:table-cell office:value-type="float" office:value="-0.249359217824509" calcext:value-type="float">
            <text:p>-0.249359217824509</text:p>
          </table:table-cell>
          <table:table-cell office:value-type="float" office:value="0.0880319625394934" calcext:value-type="float">
            <text:p>0.088031962539494</text:p>
          </table:table-cell>
          <table:table-cell office:value-type="float" office:value="-0.709941594363389" calcext:value-type="float">
            <text:p>-0.709941594363389</text:p>
          </table:table-cell>
          <table:table-cell office:value-type="float" office:value="0.0047638513466679" calcext:value-type="float">
            <text:p>0.004763851346668</text:p>
          </table:table-cell>
          <table:table-cell office:value-type="float" office:value="0.00164044216617071" calcext:value-type="float">
            <text:p>0.001640442166171</text:p>
          </table:table-cell>
          <table:table-cell office:value-type="float" office:value="-0.0466260933654976" calcext:value-type="float">
            <text:p>-0.046626093365498</text:p>
          </table:table-cell>
          <table:table-cell office:value-type="float" office:value="-0.0681476125649656" calcext:value-type="float">
            <text:p>-0.068147612564966</text:p>
          </table:table-cell>
          <table:table-cell office:value-type="float" office:value="-0.0394569616896634" calcext:value-type="float">
            <text:p>-0.039456961689663</text:p>
          </table:table-cell>
          <table:table-cell office:value-type="float" office:value="0.033636509427025" calcext:value-type="float">
            <text:p>0.033636509427025</text:p>
          </table:table-cell>
        </table:table-row>
        <table:table-row table:style-name="ro1">
          <table:table-cell table:formula="of:=SQRT([.B422]^2+[.C422]^2+[.D422]^2)" office:value-type="float" office:value="1.88307240168431" calcext:value-type="float">
            <text:p>1.88307240168431</text:p>
          </table:table-cell>
          <table:table-cell office:value-type="float" office:value="1.67407457949591" calcext:value-type="float">
            <text:p>1.67407457949591</text:p>
          </table:table-cell>
          <table:table-cell office:value-type="float" office:value="0.823221098773982" calcext:value-type="float">
            <text:p>0.823221098773982</text:p>
          </table:table-cell>
          <table:table-cell office:value-type="float" office:value="0.256403967995948" calcext:value-type="float">
            <text:p>0.256403967995948</text:p>
          </table:table-cell>
          <table:table-cell office:value-type="float" office:value="-0.236050021380816" calcext:value-type="float">
            <text:p>-0.236050021380816</text:p>
          </table:table-cell>
          <table:table-cell office:value-type="float" office:value="0.869098694206183" calcext:value-type="float">
            <text:p>0.869098694206183</text:p>
          </table:table-cell>
          <table:table-cell office:value-type="float" office:value="1.23270481998371" calcext:value-type="float">
            <text:p>1.23270481998371</text:p>
          </table:table-cell>
          <table:table-cell office:value-type="float" office:value="1.73207007264678" calcext:value-type="float">
            <text:p>1.73207007264678</text:p>
          </table:table-cell>
          <table:table-cell office:value-type="float" office:value="0.821625876978372" calcext:value-type="float">
            <text:p>0.821625876978372</text:p>
          </table:table-cell>
          <table:table-cell office:value-type="float" office:value="0.252727901803395" calcext:value-type="float">
            <text:p>0.252727901803395</text:p>
          </table:table-cell>
          <table:table-cell office:value-type="float" office:value="-0.216707207391449" calcext:value-type="float">
            <text:p>-0.216707207391449</text:p>
          </table:table-cell>
          <table:table-cell office:value-type="float" office:value="0.749016355794389" calcext:value-type="float">
            <text:p>0.749016355794389</text:p>
          </table:table-cell>
          <table:table-cell office:value-type="float" office:value="1.23164571643513" calcext:value-type="float">
            <text:p>1.23164571643513</text:p>
          </table:table-cell>
          <table:table-cell office:value-type="float" office:value="0.0579954931508677" calcext:value-type="float">
            <text:p>0.057995493150868</text:p>
          </table:table-cell>
          <table:table-cell office:value-type="float" office:value="-0.00159522179560956" calcext:value-type="float">
            <text:p>-0.00159522179561</text:p>
          </table:table-cell>
          <table:table-cell office:value-type="float" office:value="-0.00367606619255345" calcext:value-type="float">
            <text:p>-0.003676066192553</text:p>
          </table:table-cell>
          <table:table-cell office:value-type="float" office:value="-0.108581190152881" calcext:value-type="float">
            <text:p>-0.108581190152881</text:p>
          </table:table-cell>
          <table:table-cell office:value-type="float" office:value="-0.0530874647340358" calcext:value-type="float">
            <text:p>-0.053087464734036</text:p>
          </table:table-cell>
          <table:table-cell office:value-type="float" office:value="0.0100778867501368" calcext:value-type="float">
            <text:p>0.010077886750137</text:p>
          </table:table-cell>
        </table:table-row>
        <table:table-row table:style-name="ro1">
          <table:table-cell table:formula="of:=SQRT([.B423]^2+[.C423]^2+[.D423]^2)" office:value-type="float" office:value="4.41833239415367" calcext:value-type="float">
            <text:p>4.41833239415367</text:p>
          </table:table-cell>
          <table:table-cell office:value-type="float" office:value="4.17104330114704" calcext:value-type="float">
            <text:p>4.17104330114704</text:p>
          </table:table-cell>
          <table:table-cell office:value-type="float" office:value="1.32186305096895" calcext:value-type="float">
            <text:p>1.32186305096895</text:p>
          </table:table-cell>
          <table:table-cell office:value-type="float" office:value="0.613789051439607" calcext:value-type="float">
            <text:p>0.613789051439607</text:p>
          </table:table-cell>
          <table:table-cell office:value-type="float" office:value="0.425639638868161" calcext:value-type="float">
            <text:p>0.425639638868161</text:p>
          </table:table-cell>
          <table:table-cell office:value-type="float" office:value="-0.282766903821002" calcext:value-type="float">
            <text:p>-0.282766903821002</text:p>
          </table:table-cell>
          <table:table-cell office:value-type="float" office:value="-2.92224947300149" calcext:value-type="float">
            <text:p>-2.92224947300149</text:p>
          </table:table-cell>
          <table:table-cell office:value-type="float" office:value="4.17332972600775" calcext:value-type="float">
            <text:p>4.17332972600775</text:p>
          </table:table-cell>
          <table:table-cell office:value-type="float" office:value="1.32030346698504" calcext:value-type="float">
            <text:p>1.32030346698504</text:p>
          </table:table-cell>
          <table:table-cell office:value-type="float" office:value="0.664390529326588" calcext:value-type="float">
            <text:p>0.664390529326588</text:p>
          </table:table-cell>
          <table:table-cell office:value-type="float" office:value="-1.08267805116466" calcext:value-type="float">
            <text:p>-1.08267805116466</text:p>
          </table:table-cell>
          <table:table-cell office:value-type="float" office:value="0.474915001730798" calcext:value-type="float">
            <text:p>0.474915001730798</text:p>
          </table:table-cell>
          <table:table-cell office:value-type="float" office:value="-2.68574304457138" calcext:value-type="float">
            <text:p>-2.68574304457138</text:p>
          </table:table-cell>
          <table:table-cell office:value-type="float" office:value="0.0022864248607064" calcext:value-type="float">
            <text:p>0.002286424860706</text:p>
          </table:table-cell>
          <table:table-cell office:value-type="float" office:value="-0.00155958398391531" calcext:value-type="float">
            <text:p>-0.001559583983915</text:p>
          </table:table-cell>
          <table:table-cell office:value-type="float" office:value="0.0506014778869809" calcext:value-type="float">
            <text:p>0.050601477886981</text:p>
          </table:table-cell>
          <table:table-cell office:value-type="float" office:value="1.6672620294451" calcext:value-type="float">
            <text:p>1.6672620294451</text:p>
          </table:table-cell>
          <table:table-cell office:value-type="float" office:value="-0.690387108299269" calcext:value-type="float">
            <text:p>-0.690387108299269</text:p>
          </table:table-cell>
          <table:table-cell office:value-type="float" office:value="0.79735397671388" calcext:value-type="float">
            <text:p>0.79735397671388</text:p>
          </table:table-cell>
        </table:table-row>
        <table:table-row table:style-name="ro1">
          <table:table-cell table:formula="of:=SQRT([.B424]^2+[.C424]^2+[.D424]^2)" office:value-type="float" office:value="4.37919611474199" calcext:value-type="float">
            <text:p>4.37919611474199</text:p>
          </table:table-cell>
          <table:table-cell office:value-type="float" office:value="3.1649796153871" calcext:value-type="float">
            <text:p>3.1649796153871</text:p>
          </table:table-cell>
          <table:table-cell office:value-type="float" office:value="-2.63187800467094" calcext:value-type="float">
            <text:p>-2.63187800467094</text:p>
          </table:table-cell>
          <table:table-cell office:value-type="float" office:value="1.49448346062604" calcext:value-type="float">
            <text:p>1.49448346062604</text:p>
          </table:table-cell>
          <table:table-cell office:value-type="float" office:value="-0.0739547638360274" calcext:value-type="float">
            <text:p>-0.073954763836027</text:p>
          </table:table-cell>
          <table:table-cell office:value-type="float" office:value="0.830349586983356" calcext:value-type="float">
            <text:p>0.830349586983356</text:p>
          </table:table-cell>
          <table:table-cell office:value-type="float" office:value="-1.05551596104354" calcext:value-type="float">
            <text:p>-1.05551596104354</text:p>
          </table:table-cell>
          <table:table-cell office:value-type="float" office:value="3.12129299170397" calcext:value-type="float">
            <text:p>3.12129299170397</text:p>
          </table:table-cell>
          <table:table-cell office:value-type="float" office:value="-2.55069436666231" calcext:value-type="float">
            <text:p>-2.55069436666231</text:p>
          </table:table-cell>
          <table:table-cell office:value-type="float" office:value="1.39294668240105" calcext:value-type="float">
            <text:p>1.39294668240105</text:p>
          </table:table-cell>
          <table:table-cell office:value-type="float" office:value="-0.141669343205296" calcext:value-type="float">
            <text:p>-0.141669343205296</text:p>
          </table:table-cell>
          <table:table-cell office:value-type="float" office:value="0.827982401662947" calcext:value-type="float">
            <text:p>0.827982401662947</text:p>
          </table:table-cell>
          <table:table-cell office:value-type="float" office:value="-1.03238594766294" calcext:value-type="float">
            <text:p>-1.03238594766294</text:p>
          </table:table-cell>
          <table:table-cell office:value-type="float" office:value="-0.0436866236831319" calcext:value-type="float">
            <text:p>-0.043686623683132</text:p>
          </table:table-cell>
          <table:table-cell office:value-type="float" office:value="0.0811836380086319" calcext:value-type="float">
            <text:p>0.081183638008632</text:p>
          </table:table-cell>
          <table:table-cell office:value-type="float" office:value="-0.101536778224984" calcext:value-type="float">
            <text:p>-0.101536778224984</text:p>
          </table:table-cell>
          <table:table-cell office:value-type="float" office:value="-0.0215069106393582" calcext:value-type="float">
            <text:p>-0.021506910639358</text:p>
          </table:table-cell>
          <table:table-cell office:value-type="float" office:value="-0.0404360057379778" calcext:value-type="float">
            <text:p>-0.040436005737978</text:p>
          </table:table-cell>
          <table:table-cell office:value-type="float" office:value="-0.027244212376722" calcext:value-type="float">
            <text:p>-0.027244212376722</text:p>
          </table:table-cell>
        </table:table-row>
        <table:table-row table:style-name="ro1">
          <table:table-cell table:formula="of:=SQRT([.B425]^2+[.C425]^2+[.D425]^2)" office:value-type="float" office:value="0.911434315538391" calcext:value-type="float">
            <text:p>0.911434315538391</text:p>
          </table:table-cell>
          <table:table-cell office:value-type="float" office:value="0.85651162097958" calcext:value-type="float">
            <text:p>0.85651162097958</text:p>
          </table:table-cell>
          <table:table-cell office:value-type="float" office:value="0.306911772333314" calcext:value-type="float">
            <text:p>0.306911772333314</text:p>
          </table:table-cell>
          <table:table-cell office:value-type="float" office:value="0.0539028632921407" calcext:value-type="float">
            <text:p>0.053902863292141</text:p>
          </table:table-cell>
          <table:table-cell office:value-type="float" office:value="0.347199026803427" calcext:value-type="float">
            <text:p>0.347199026803427</text:p>
          </table:table-cell>
          <table:table-cell office:value-type="float" office:value="-0.590951260990301" calcext:value-type="float">
            <text:p>-0.590951260990301</text:p>
          </table:table-cell>
          <table:table-cell office:value-type="float" office:value="-2.41258856088627" calcext:value-type="float">
            <text:p>-2.41258856088627</text:p>
          </table:table-cell>
          <table:table-cell office:value-type="float" office:value="0.943778989935914" calcext:value-type="float">
            <text:p>0.943778989935914</text:p>
          </table:table-cell>
          <table:table-cell office:value-type="float" office:value="0.322454322327344" calcext:value-type="float">
            <text:p>0.322454322327344</text:p>
          </table:table-cell>
          <table:table-cell office:value-type="float" office:value="0.049495782996584" calcext:value-type="float">
            <text:p>0.049495782996584</text:p>
          </table:table-cell>
          <table:table-cell office:value-type="float" office:value="0.380647477831722" calcext:value-type="float">
            <text:p>0.380647477831722</text:p>
          </table:table-cell>
          <table:table-cell office:value-type="float" office:value="-0.480784783730983" calcext:value-type="float">
            <text:p>-0.480784783730983</text:p>
          </table:table-cell>
          <table:table-cell office:value-type="float" office:value="-2.37426560392484" calcext:value-type="float">
            <text:p>-2.37426560392484</text:p>
          </table:table-cell>
          <table:table-cell office:value-type="float" office:value="0.0872673689563339" calcext:value-type="float">
            <text:p>0.087267368956334</text:p>
          </table:table-cell>
          <table:table-cell office:value-type="float" office:value="0.01554254999403" calcext:value-type="float">
            <text:p>0.01554254999403</text:p>
          </table:table-cell>
          <table:table-cell office:value-type="float" office:value="-0.00440708029555667" calcext:value-type="float">
            <text:p>-0.004407080295557</text:p>
          </table:table-cell>
          <table:table-cell office:value-type="float" office:value="-0.0954960576739121" calcext:value-type="float">
            <text:p>-0.095496057673912</text:p>
          </table:table-cell>
          <table:table-cell office:value-type="float" office:value="-0.0620827495379257" calcext:value-type="float">
            <text:p>-0.062082749537926</text:p>
          </table:table-cell>
          <table:table-cell office:value-type="float" office:value="0.0182499387085704" calcext:value-type="float">
            <text:p>0.01824993870857</text:p>
          </table:table-cell>
        </table:table-row>
        <table:table-row table:style-name="ro1">
          <table:table-cell table:formula="of:=SQRT([.B426]^2+[.C426]^2+[.D426]^2)" office:value-type="float" office:value="7.90050191537901" calcext:value-type="float">
            <text:p>7.90050191537901</text:p>
          </table:table-cell>
          <table:table-cell office:value-type="float" office:value="5.6934590176556" calcext:value-type="float">
            <text:p>5.6934590176556</text:p>
          </table:table-cell>
          <table:table-cell office:value-type="float" office:value="5.11080388112537" calcext:value-type="float">
            <text:p>5.11080388112537</text:p>
          </table:table-cell>
          <table:table-cell office:value-type="float" office:value="1.97031434493517" calcext:value-type="float">
            <text:p>1.97031434493517</text:p>
          </table:table-cell>
          <table:table-cell office:value-type="float" office:value="0.793552936402751" calcext:value-type="float">
            <text:p>0.793552936402751</text:p>
          </table:table-cell>
          <table:table-cell office:value-type="float" office:value="-0.227417767883671" calcext:value-type="float">
            <text:p>-0.227417767883671</text:p>
          </table:table-cell>
          <table:table-cell office:value-type="float" office:value="-0.375291938145851" calcext:value-type="float">
            <text:p>-0.375291938145851</text:p>
          </table:table-cell>
          <table:table-cell office:value-type="float" office:value="5.73370493759984" calcext:value-type="float">
            <text:p>5.73370493759984</text:p>
          </table:table-cell>
          <table:table-cell office:value-type="float" office:value="5.09516100108033" calcext:value-type="float">
            <text:p>5.09516100108033</text:p>
          </table:table-cell>
          <table:table-cell office:value-type="float" office:value="1.87422939007307" calcext:value-type="float">
            <text:p>1.87422939007307</text:p>
          </table:table-cell>
          <table:table-cell office:value-type="float" office:value="0.686685192280097" calcext:value-type="float">
            <text:p>0.686685192280097</text:p>
          </table:table-cell>
          <table:table-cell office:value-type="float" office:value="-0.120977008643385" calcext:value-type="float">
            <text:p>-0.120977008643385</text:p>
          </table:table-cell>
          <table:table-cell office:value-type="float" office:value="-0.43228872712575" calcext:value-type="float">
            <text:p>-0.43228872712575</text:p>
          </table:table-cell>
          <table:table-cell office:value-type="float" office:value="0.0402459199442413" calcext:value-type="float">
            <text:p>0.040245919944241</text:p>
          </table:table-cell>
          <table:table-cell office:value-type="float" office:value="-0.0156428800450437" calcext:value-type="float">
            <text:p>-0.015642880045044</text:p>
          </table:table-cell>
          <table:table-cell office:value-type="float" office:value="-0.0960849548620933" calcext:value-type="float">
            <text:p>-0.096084954862093</text:p>
          </table:table-cell>
          <table:table-cell office:value-type="float" office:value="-0.137661112987547" calcext:value-type="float">
            <text:p>-0.137661112987547</text:p>
          </table:table-cell>
          <table:table-cell office:value-type="float" office:value="0.0588802198395069" calcext:value-type="float">
            <text:p>0.058880219839507</text:p>
          </table:table-cell>
          <table:table-cell office:value-type="float" office:value="-0.0343709742556673" calcext:value-type="float">
            <text:p>-0.034370974255667</text:p>
          </table:table-cell>
        </table:table-row>
        <table:table-row table:style-name="ro1">
          <table:table-cell table:formula="of:=SQRT([.B427]^2+[.C427]^2+[.D427]^2)" office:value-type="float" office:value="1.70023122377984" calcext:value-type="float">
            <text:p>1.70023122377984</text:p>
          </table:table-cell>
          <table:table-cell office:value-type="float" office:value="1.49068595810666" calcext:value-type="float">
            <text:p>1.49068595810666</text:p>
          </table:table-cell>
          <table:table-cell office:value-type="float" office:value="-0.804065702409045" calcext:value-type="float">
            <text:p>-0.804065702409045</text:p>
          </table:table-cell>
          <table:table-cell office:value-type="float" office:value="0.148727720445716" calcext:value-type="float">
            <text:p>0.148727720445716</text:p>
          </table:table-cell>
          <table:table-cell office:value-type="float" office:value="-0.0377805937663887" calcext:value-type="float">
            <text:p>-0.037780593766389</text:p>
          </table:table-cell>
          <table:table-cell office:value-type="float" office:value="0.763447067479775" calcext:value-type="float">
            <text:p>0.763447067479775</text:p>
          </table:table-cell>
          <table:table-cell office:value-type="float" office:value="2.37339742781169" calcext:value-type="float">
            <text:p>2.37339742781169</text:p>
          </table:table-cell>
          <table:table-cell office:value-type="float" office:value="1.54202044131416" calcext:value-type="float">
            <text:p>1.54202044131416</text:p>
          </table:table-cell>
          <table:table-cell office:value-type="float" office:value="-0.776564961442658" calcext:value-type="float">
            <text:p>-0.776564961442658</text:p>
          </table:table-cell>
          <table:table-cell office:value-type="float" office:value="0.160160855363439" calcext:value-type="float">
            <text:p>0.160160855363439</text:p>
          </table:table-cell>
          <table:table-cell office:value-type="float" office:value="0.0411545814452321" calcext:value-type="float">
            <text:p>0.041154581445232</text:p>
          </table:table-cell>
          <table:table-cell office:value-type="float" office:value="0.839606769434131" calcext:value-type="float">
            <text:p>0.839606769434131</text:p>
          </table:table-cell>
          <table:table-cell office:value-type="float" office:value="2.30355576752632" calcext:value-type="float">
            <text:p>2.30355576752632</text:p>
          </table:table-cell>
          <table:table-cell office:value-type="float" office:value="0.0513344832075029" calcext:value-type="float">
            <text:p>0.051334483207503</text:p>
          </table:table-cell>
          <table:table-cell office:value-type="float" office:value="0.0275007409663862" calcext:value-type="float">
            <text:p>0.027500740966386</text:p>
          </table:table-cell>
          <table:table-cell office:value-type="float" office:value="0.0114331349177227" calcext:value-type="float">
            <text:p>0.011433134917723</text:p>
          </table:table-cell>
          <table:table-cell office:value-type="float" office:value="0.0160683420552825" calcext:value-type="float">
            <text:p>0.016068342055283</text:p>
          </table:table-cell>
          <table:table-cell office:value-type="float" office:value="-0.0924706344970003" calcext:value-type="float">
            <text:p>-0.092470634497</text:p>
          </table:table-cell>
          <table:table-cell office:value-type="float" office:value="-0.0123342760475973" calcext:value-type="float">
            <text:p>-0.012334276047597</text:p>
          </table:table-cell>
        </table:table-row>
        <table:table-row table:style-name="ro1">
          <table:table-cell table:formula="of:=SQRT([.B428]^2+[.C428]^2+[.D428]^2)" office:value-type="float" office:value="3.01040549341484" calcext:value-type="float">
            <text:p>3.01040549341484</text:p>
          </table:table-cell>
          <table:table-cell office:value-type="float" office:value="2.75449491517658" calcext:value-type="float">
            <text:p>2.75449491517658</text:p>
          </table:table-cell>
          <table:table-cell office:value-type="float" office:value="0.940340624595996" calcext:value-type="float">
            <text:p>0.940340624595996</text:p>
          </table:table-cell>
          <table:table-cell office:value-type="float" office:value="0.768803295247222" calcext:value-type="float">
            <text:p>0.768803295247222</text:p>
          </table:table-cell>
          <table:table-cell office:value-type="float" office:value="-0.667320771658955" calcext:value-type="float">
            <text:p>-0.667320771658955</text:p>
          </table:table-cell>
          <table:table-cell office:value-type="float" office:value="0.0855352487249359" calcext:value-type="float">
            <text:p>0.085535248724936</text:p>
          </table:table-cell>
          <table:table-cell office:value-type="float" office:value="0.644816790444288" calcext:value-type="float">
            <text:p>0.644816790444288</text:p>
          </table:table-cell>
          <table:table-cell office:value-type="float" office:value="2.70051579139998" calcext:value-type="float">
            <text:p>2.70051579139998</text:p>
          </table:table-cell>
          <table:table-cell office:value-type="float" office:value="0.918403881266484" calcext:value-type="float">
            <text:p>0.918403881266484</text:p>
          </table:table-cell>
          <table:table-cell office:value-type="float" office:value="0.72720539517497" calcext:value-type="float">
            <text:p>0.72720539517497</text:p>
          </table:table-cell>
          <table:table-cell office:value-type="float" office:value="-0.741230312272718" calcext:value-type="float">
            <text:p>-0.741230312272718</text:p>
          </table:table-cell>
          <table:table-cell office:value-type="float" office:value="0.00821781883413308" calcext:value-type="float">
            <text:p>0.008217818834133</text:p>
          </table:table-cell>
          <table:table-cell office:value-type="float" office:value="0.710256843125971" calcext:value-type="float">
            <text:p>0.710256843125971</text:p>
          </table:table-cell>
          <table:table-cell office:value-type="float" office:value="-0.0539791237766014" calcext:value-type="float">
            <text:p>-0.053979123776601</text:p>
          </table:table-cell>
          <table:table-cell office:value-type="float" office:value="-0.021936743329512" calcext:value-type="float">
            <text:p>-0.021936743329512</text:p>
          </table:table-cell>
          <table:table-cell office:value-type="float" office:value="-0.0415979000722516" calcext:value-type="float">
            <text:p>-0.041597900072252</text:p>
          </table:table-cell>
          <table:table-cell office:value-type="float" office:value="-0.105509976463146" calcext:value-type="float">
            <text:p>-0.105509976463146</text:p>
          </table:table-cell>
          <table:table-cell office:value-type="float" office:value="-0.0171642083471815" calcext:value-type="float">
            <text:p>-0.017164208347182</text:p>
          </table:table-cell>
          <table:table-cell office:value-type="float" office:value="0.0610661728218491" calcext:value-type="float">
            <text:p>0.061066172821849</text:p>
          </table:table-cell>
        </table:table-row>
        <table:table-row table:style-name="ro1">
          <table:table-cell table:formula="of:=SQRT([.B429]^2+[.C429]^2+[.D429]^2)" office:value-type="float" office:value="6.51842037054216" calcext:value-type="float">
            <text:p>6.51842037054216</text:p>
          </table:table-cell>
          <table:table-cell office:value-type="float" office:value="5.03064772112001" calcext:value-type="float">
            <text:p>5.03064772112001</text:p>
          </table:table-cell>
          <table:table-cell office:value-type="float" office:value="3.28959843369682" calcext:value-type="float">
            <text:p>3.28959843369682</text:p>
          </table:table-cell>
          <table:table-cell office:value-type="float" office:value="2.52208837634776" calcext:value-type="float">
            <text:p>2.52208837634776</text:p>
          </table:table-cell>
          <table:table-cell office:value-type="float" office:value="0.0873015316595414" calcext:value-type="float">
            <text:p>0.087301531659541</text:p>
          </table:table-cell>
          <table:table-cell office:value-type="float" office:value="-0.537232044597169" calcext:value-type="float">
            <text:p>-0.537232044597169</text:p>
          </table:table-cell>
          <table:table-cell office:value-type="float" office:value="-0.974022803335146" calcext:value-type="float">
            <text:p>-0.974022803335146</text:p>
          </table:table-cell>
          <table:table-cell office:value-type="float" office:value="4.97539135698444" calcext:value-type="float">
            <text:p>4.97539135698444</text:p>
          </table:table-cell>
          <table:table-cell office:value-type="float" office:value="3.25981536468184" calcext:value-type="float">
            <text:p>3.25981536468184</text:p>
          </table:table-cell>
          <table:table-cell office:value-type="float" office:value="2.33989282954259" calcext:value-type="float">
            <text:p>2.33989282954259</text:p>
          </table:table-cell>
          <table:table-cell office:value-type="float" office:value="-0.0389183737800325" calcext:value-type="float">
            <text:p>-0.038918373780033</text:p>
          </table:table-cell>
          <table:table-cell office:value-type="float" office:value="-0.39501849038266" calcext:value-type="float">
            <text:p>-0.39501849038266</text:p>
          </table:table-cell>
          <table:table-cell office:value-type="float" office:value="-0.97810550590598" calcext:value-type="float">
            <text:p>-0.97810550590598</text:p>
          </table:table-cell>
          <table:table-cell office:value-type="float" office:value="-0.0552563641355768" calcext:value-type="float">
            <text:p>-0.055256364135577</text:p>
          </table:table-cell>
          <table:table-cell office:value-type="float" office:value="-0.0297830690149827" calcext:value-type="float">
            <text:p>-0.029783069014983</text:p>
          </table:table-cell>
          <table:table-cell office:value-type="float" office:value="-0.182195546805166" calcext:value-type="float">
            <text:p>-0.182195546805166</text:p>
          </table:table-cell>
          <table:table-cell office:value-type="float" office:value="-0.180432898410584" calcext:value-type="float">
            <text:p>-0.180432898410584</text:p>
          </table:table-cell>
          <table:table-cell office:value-type="float" office:value="-0.0185685671925171" calcext:value-type="float">
            <text:p>-0.018568567192517</text:p>
          </table:table-cell>
          <table:table-cell office:value-type="float" office:value="0.05116825245684" calcext:value-type="float">
            <text:p>0.05116825245684</text:p>
          </table:table-cell>
        </table:table-row>
        <table:table-row table:style-name="ro1">
          <table:table-cell table:formula="of:=SQRT([.B430]^2+[.C430]^2+[.D430]^2)" office:value-type="float" office:value="5.18579020949049" calcext:value-type="float">
            <text:p>5.18579020949049</text:p>
          </table:table-cell>
          <table:table-cell office:value-type="float" office:value="3.87269436912233" calcext:value-type="float">
            <text:p>3.87269436912233</text:p>
          </table:table-cell>
          <table:table-cell office:value-type="float" office:value="-2.93964963374481" calcext:value-type="float">
            <text:p>-2.93964963374481</text:p>
          </table:table-cell>
          <table:table-cell office:value-type="float" office:value="1.80364033305968" calcext:value-type="float">
            <text:p>1.80364033305968</text:p>
          </table:table-cell>
          <table:table-cell office:value-type="float" office:value="0.896501190649696" calcext:value-type="float">
            <text:p>0.896501190649696</text:p>
          </table:table-cell>
          <table:table-cell office:value-type="float" office:value="0.186148545126855" calcext:value-type="float">
            <text:p>0.186148545126855</text:p>
          </table:table-cell>
          <table:table-cell office:value-type="float" office:value="-2.69060748146361" calcext:value-type="float">
            <text:p>-2.69060748146361</text:p>
          </table:table-cell>
          <table:table-cell office:value-type="float" office:value="3.36645321039908" calcext:value-type="float">
            <text:p>3.36645321039908</text:p>
          </table:table-cell>
          <table:table-cell office:value-type="float" office:value="-2.53466528848565" calcext:value-type="float">
            <text:p>-2.53466528848565</text:p>
          </table:table-cell>
          <table:table-cell office:value-type="float" office:value="1.49384619058917" calcext:value-type="float">
            <text:p>1.49384619058917</text:p>
          </table:table-cell>
          <table:table-cell office:value-type="float" office:value="0.0661247603507462" calcext:value-type="float">
            <text:p>0.066124760350746</text:p>
          </table:table-cell>
          <table:table-cell office:value-type="float" office:value="1.05790894902647" calcext:value-type="float">
            <text:p>1.05790894902647</text:p>
          </table:table-cell>
          <table:table-cell office:value-type="float" office:value="3.06499981047001" calcext:value-type="float">
            <text:p>3.06499981047001</text:p>
          </table:table-cell>
          <table:table-cell office:value-type="float" office:value="-0.506241158723248" calcext:value-type="float">
            <text:p>-0.506241158723248</text:p>
          </table:table-cell>
          <table:table-cell office:value-type="float" office:value="0.404984345259168" calcext:value-type="float">
            <text:p>0.404984345259168</text:p>
          </table:table-cell>
          <table:table-cell office:value-type="float" office:value="-0.309794142470506" calcext:value-type="float">
            <text:p>-0.309794142470506</text:p>
          </table:table-cell>
          <table:table-cell office:value-type="float" office:value="-0.0421088683851476" calcext:value-type="float">
            <text:p>-0.042108868385148</text:p>
          </table:table-cell>
          <table:table-cell office:value-type="float" office:value="-1.0621481978811" calcext:value-type="float">
            <text:p>-1.0621481978811</text:p>
          </table:table-cell>
          <table:table-cell office:value-type="float" office:value="-1.10453643286787" calcext:value-type="float">
            <text:p>-1.10453643286787</text:p>
          </table:table-cell>
        </table:table-row>
        <table:table-row table:style-name="ro1">
          <table:table-cell table:formula="of:=SQRT([.B431]^2+[.C431]^2+[.D431]^2)" office:value-type="float" office:value="6.0340668523465" calcext:value-type="float">
            <text:p>6.0340668523465</text:p>
          </table:table-cell>
          <table:table-cell office:value-type="float" office:value="5.03227329003141" calcext:value-type="float">
            <text:p>5.03227329003141</text:p>
          </table:table-cell>
          <table:table-cell office:value-type="float" office:value="-2.74630490655646" calcext:value-type="float">
            <text:p>-2.74630490655646</text:p>
          </table:table-cell>
          <table:table-cell office:value-type="float" office:value="1.88255084214139" calcext:value-type="float">
            <text:p>1.88255084214139</text:p>
          </table:table-cell>
          <table:table-cell office:value-type="float" office:value="-0.457438779242352" calcext:value-type="float">
            <text:p>-0.457438779242352</text:p>
          </table:table-cell>
          <table:table-cell office:value-type="float" office:value="-0.285889108794855" calcext:value-type="float">
            <text:p>-0.285889108794855</text:p>
          </table:table-cell>
          <table:table-cell office:value-type="float" office:value="-0.747088615210681" calcext:value-type="float">
            <text:p>-0.747088615210681</text:p>
          </table:table-cell>
          <table:table-cell office:value-type="float" office:value="4.89179618261388" calcext:value-type="float">
            <text:p>4.89179618261388</text:p>
          </table:table-cell>
          <table:table-cell office:value-type="float" office:value="-2.71251175401914" calcext:value-type="float">
            <text:p>-2.71251175401914</text:p>
          </table:table-cell>
          <table:table-cell office:value-type="float" office:value="1.80305277546677" calcext:value-type="float">
            <text:p>1.80305277546677</text:p>
          </table:table-cell>
          <table:table-cell office:value-type="float" office:value="-0.852219224238318" calcext:value-type="float">
            <text:p>-0.852219224238318</text:p>
          </table:table-cell>
          <table:table-cell office:value-type="float" office:value="0.141889650842464" calcext:value-type="float">
            <text:p>0.141889650842464</text:p>
          </table:table-cell>
          <table:table-cell office:value-type="float" office:value="-0.389778372279678" calcext:value-type="float">
            <text:p>-0.389778372279678</text:p>
          </table:table-cell>
          <table:table-cell office:value-type="float" office:value="-0.140477107417522" calcext:value-type="float">
            <text:p>-0.140477107417522</text:p>
          </table:table-cell>
          <table:table-cell office:value-type="float" office:value="0.0337931525373207" calcext:value-type="float">
            <text:p>0.033793152537321</text:p>
          </table:table-cell>
          <table:table-cell office:value-type="float" office:value="-0.0794980666746179" calcext:value-type="float">
            <text:p>-0.079498066674618</text:p>
          </table:table-cell>
          <table:table-cell office:value-type="float" office:value="-0.578637922337995" calcext:value-type="float">
            <text:p>-0.578637922337995</text:p>
          </table:table-cell>
          <table:table-cell office:value-type="float" office:value="0.0298980123794212" calcext:value-type="float">
            <text:p>0.029898012379421</text:p>
          </table:table-cell>
          <table:table-cell office:value-type="float" office:value="0.395653690514905" calcext:value-type="float">
            <text:p>0.395653690514905</text:p>
          </table:table-cell>
        </table:table-row>
        <table:table-row table:style-name="ro1">
          <table:table-cell table:formula="of:=SQRT([.B432]^2+[.C432]^2+[.D432]^2)" office:value-type="float" office:value="3.81099728092166" calcext:value-type="float">
            <text:p>3.81099728092166</text:p>
          </table:table-cell>
          <table:table-cell office:value-type="float" office:value="3.23176791246844" calcext:value-type="float">
            <text:p>3.23176791246844</text:p>
          </table:table-cell>
          <table:table-cell office:value-type="float" office:value="-2.00956832877811" calcext:value-type="float">
            <text:p>-2.00956832877811</text:p>
          </table:table-cell>
          <table:table-cell office:value-type="float" office:value="0.202513128225345" calcext:value-type="float">
            <text:p>0.202513128225345</text:p>
          </table:table-cell>
          <table:table-cell office:value-type="float" office:value="0.0143696866556891" calcext:value-type="float">
            <text:p>0.014369686655689</text:p>
          </table:table-cell>
          <table:table-cell office:value-type="float" office:value="-0.25178044107301" calcext:value-type="float">
            <text:p>-0.25178044107301</text:p>
          </table:table-cell>
          <table:table-cell office:value-type="float" office:value="0.0433220791309559" calcext:value-type="float">
            <text:p>0.043322079130956</text:p>
          </table:table-cell>
          <table:table-cell office:value-type="float" office:value="3.21443487461644" calcext:value-type="float">
            <text:p>3.21443487461644</text:p>
          </table:table-cell>
          <table:table-cell office:value-type="float" office:value="-1.97178860498653" calcext:value-type="float">
            <text:p>-1.97178860498653</text:p>
          </table:table-cell>
          <table:table-cell office:value-type="float" office:value="0.267541393728058" calcext:value-type="float">
            <text:p>0.267541393728058</text:p>
          </table:table-cell>
          <table:table-cell office:value-type="float" office:value="0.0391036224284678" calcext:value-type="float">
            <text:p>0.039103622428468</text:p>
          </table:table-cell>
          <table:table-cell office:value-type="float" office:value="-0.349161000769605" calcext:value-type="float">
            <text:p>-0.349161000769605</text:p>
          </table:table-cell>
          <table:table-cell office:value-type="float" office:value="0.00979640602004306" calcext:value-type="float">
            <text:p>0.009796406020043</text:p>
          </table:table-cell>
          <table:table-cell office:value-type="float" office:value="-0.0173330378520089" calcext:value-type="float">
            <text:p>-0.017333037852009</text:p>
          </table:table-cell>
          <table:table-cell office:value-type="float" office:value="0.0377797237915767" calcext:value-type="float">
            <text:p>0.037779723791577</text:p>
          </table:table-cell>
          <table:table-cell office:value-type="float" office:value="0.0650282655027129" calcext:value-type="float">
            <text:p>0.065028265502713</text:p>
          </table:table-cell>
          <table:table-cell office:value-type="float" office:value="0.0190969524927791" calcext:value-type="float">
            <text:p>0.019096952492779</text:p>
          </table:table-cell>
          <table:table-cell office:value-type="float" office:value="-0.0983720693757997" calcext:value-type="float">
            <text:p>-0.0983720693758</text:p>
          </table:table-cell>
          <table:table-cell office:value-type="float" office:value="-0.0399151097569099" calcext:value-type="float">
            <text:p>-0.03991510975691</text:p>
          </table:table-cell>
        </table:table-row>
        <table:table-row table:style-name="ro1">
          <table:table-cell table:formula="of:=SQRT([.B433]^2+[.C433]^2+[.D433]^2)" office:value-type="float" office:value="5.57976225911101" calcext:value-type="float">
            <text:p>5.57976225911101</text:p>
          </table:table-cell>
          <table:table-cell office:value-type="float" office:value="4.51474872455944" calcext:value-type="float">
            <text:p>4.51474872455944</text:p>
          </table:table-cell>
          <table:table-cell office:value-type="float" office:value="3.17039072205979" calcext:value-type="float">
            <text:p>3.17039072205979</text:p>
          </table:table-cell>
          <table:table-cell office:value-type="float" office:value="0.836309447373209" calcext:value-type="float">
            <text:p>0.836309447373209</text:p>
          </table:table-cell>
          <table:table-cell office:value-type="float" office:value="0.764270398795869" calcext:value-type="float">
            <text:p>0.764270398795869</text:p>
          </table:table-cell>
          <table:table-cell office:value-type="float" office:value="-0.825108476232258" calcext:value-type="float">
            <text:p>-0.825108476232258</text:p>
          </table:table-cell>
          <table:table-cell office:value-type="float" office:value="0.240724300276842" calcext:value-type="float">
            <text:p>0.240724300276842</text:p>
          </table:table-cell>
          <table:table-cell office:value-type="float" office:value="4.39523145947108" calcext:value-type="float">
            <text:p>4.39523145947108</text:p>
          </table:table-cell>
          <table:table-cell office:value-type="float" office:value="3.0522124741651" calcext:value-type="float">
            <text:p>3.0522124741651</text:p>
          </table:table-cell>
          <table:table-cell office:value-type="float" office:value="0.813755433075469" calcext:value-type="float">
            <text:p>0.813755433075469</text:p>
          </table:table-cell>
          <table:table-cell office:value-type="float" office:value="0.657502966963473" calcext:value-type="float">
            <text:p>0.657502966963473</text:p>
          </table:table-cell>
          <table:table-cell office:value-type="float" office:value="-0.935757422942651" calcext:value-type="float">
            <text:p>-0.935757422942651</text:p>
          </table:table-cell>
          <table:table-cell office:value-type="float" office:value="0.228432512302289" calcext:value-type="float">
            <text:p>0.228432512302289</text:p>
          </table:table-cell>
          <table:table-cell office:value-type="float" office:value="-0.119517265088358" calcext:value-type="float">
            <text:p>-0.119517265088358</text:p>
          </table:table-cell>
          <table:table-cell office:value-type="float" office:value="-0.118178247894687" calcext:value-type="float">
            <text:p>-0.118178247894687</text:p>
          </table:table-cell>
          <table:table-cell office:value-type="float" office:value="-0.0225540142977402" calcext:value-type="float">
            <text:p>-0.02255401429774</text:p>
          </table:table-cell>
          <table:table-cell office:value-type="float" office:value="-0.0888239221071112" calcext:value-type="float">
            <text:p>-0.088823922107111</text:p>
          </table:table-cell>
          <table:table-cell office:value-type="float" office:value="-0.0947199106250292" calcext:value-type="float">
            <text:p>-0.094719910625029</text:p>
          </table:table-cell>
          <table:table-cell office:value-type="float" office:value="0.0659726225359565" calcext:value-type="float">
            <text:p>0.065972622535957</text:p>
          </table:table-cell>
        </table:table-row>
        <table:table-row table:style-name="ro1">
          <table:table-cell table:formula="of:=SQRT([.B434]^2+[.C434]^2+[.D434]^2)" office:value-type="float" office:value="4.5662867217919" calcext:value-type="float">
            <text:p>4.5662867217919</text:p>
          </table:table-cell>
          <table:table-cell office:value-type="float" office:value="3.70984620939325" calcext:value-type="float">
            <text:p>3.70984620939325</text:p>
          </table:table-cell>
          <table:table-cell office:value-type="float" office:value="2.51534922487685" calcext:value-type="float">
            <text:p>2.51534922487685</text:p>
          </table:table-cell>
          <table:table-cell office:value-type="float" office:value="0.872372515141884" calcext:value-type="float">
            <text:p>0.872372515141884</text:p>
          </table:table-cell>
          <table:table-cell office:value-type="float" office:value="0.745359704951031" calcext:value-type="float">
            <text:p>0.745359704951031</text:p>
          </table:table-cell>
          <table:table-cell office:value-type="float" office:value="-0.29430522209273" calcext:value-type="float">
            <text:p>-0.29430522209273</text:p>
          </table:table-cell>
          <table:table-cell office:value-type="float" office:value="-1.6502522996889" calcext:value-type="float">
            <text:p>-1.6502522996889</text:p>
          </table:table-cell>
          <table:table-cell office:value-type="float" office:value="3.791312176406" calcext:value-type="float">
            <text:p>3.791312176406</text:p>
          </table:table-cell>
          <table:table-cell office:value-type="float" office:value="2.54240050028548" calcext:value-type="float">
            <text:p>2.54240050028548</text:p>
          </table:table-cell>
          <table:table-cell office:value-type="float" office:value="0.871211276268704" calcext:value-type="float">
            <text:p>0.871211276268704</text:p>
          </table:table-cell>
          <table:table-cell office:value-type="float" office:value="0.698461373256468" calcext:value-type="float">
            <text:p>0.698461373256468</text:p>
          </table:table-cell>
          <table:table-cell office:value-type="float" office:value="-0.182186370126837" calcext:value-type="float">
            <text:p>-0.182186370126837</text:p>
          </table:table-cell>
          <table:table-cell office:value-type="float" office:value="-1.61814933710088" calcext:value-type="float">
            <text:p>-1.61814933710088</text:p>
          </table:table-cell>
          <table:table-cell office:value-type="float" office:value="0.0814659670127482" calcext:value-type="float">
            <text:p>0.081465967012748</text:p>
          </table:table-cell>
          <table:table-cell office:value-type="float" office:value="0.027051275408629" calcext:value-type="float">
            <text:p>0.027051275408629</text:p>
          </table:table-cell>
          <table:table-cell office:value-type="float" office:value="-0.00116123887317998" calcext:value-type="float">
            <text:p>-0.00116123887318</text:p>
          </table:table-cell>
          <table:table-cell office:value-type="float" office:value="-0.107930328797068" calcext:value-type="float">
            <text:p>-0.107930328797068</text:p>
          </table:table-cell>
          <table:table-cell office:value-type="float" office:value="-0.0548428950387114" calcext:value-type="float">
            <text:p>-0.054842895038712</text:p>
          </table:table-cell>
          <table:table-cell office:value-type="float" office:value="0.0402270008931365" calcext:value-type="float">
            <text:p>0.040227000893137</text:p>
          </table:table-cell>
        </table:table-row>
        <table:table-row table:style-name="ro1">
          <table:table-cell table:formula="of:=SQRT([.B435]^2+[.C435]^2+[.D435]^2)" office:value-type="float" office:value="3.54338150732701" calcext:value-type="float">
            <text:p>3.54338150732701</text:p>
          </table:table-cell>
          <table:table-cell office:value-type="float" office:value="3.40085246747731" calcext:value-type="float">
            <text:p>3.40085246747731</text:p>
          </table:table-cell>
          <table:table-cell office:value-type="float" office:value="0.511620192358307" calcext:value-type="float">
            <text:p>0.511620192358307</text:p>
          </table:table-cell>
          <table:table-cell office:value-type="float" office:value="0.853229031205439" calcext:value-type="float">
            <text:p>0.853229031205439</text:p>
          </table:table-cell>
          <table:table-cell office:value-type="float" office:value="-0.191906024421936" calcext:value-type="float">
            <text:p>-0.191906024421936</text:p>
          </table:table-cell>
          <table:table-cell office:value-type="float" office:value="0.416951201446295" calcext:value-type="float">
            <text:p>0.416951201446295</text:p>
          </table:table-cell>
          <table:table-cell office:value-type="float" office:value="1.25989177015695" calcext:value-type="float">
            <text:p>1.25989177015695</text:p>
          </table:table-cell>
          <table:table-cell office:value-type="float" office:value="3.36662586360412" calcext:value-type="float">
            <text:p>3.36662586360412</text:p>
          </table:table-cell>
          <table:table-cell office:value-type="float" office:value="0.501108833502537" calcext:value-type="float">
            <text:p>0.501108833502537</text:p>
          </table:table-cell>
          <table:table-cell office:value-type="float" office:value="0.847758397156436" calcext:value-type="float">
            <text:p>0.847758397156436</text:p>
          </table:table-cell>
          <table:table-cell office:value-type="float" office:value="-0.204734480434134" calcext:value-type="float">
            <text:p>-0.204734480434134</text:p>
          </table:table-cell>
          <table:table-cell office:value-type="float" office:value="0.348090521944943" calcext:value-type="float">
            <text:p>0.348090521944943</text:p>
          </table:table-cell>
          <table:table-cell office:value-type="float" office:value="1.26214863193728" calcext:value-type="float">
            <text:p>1.26214863193728</text:p>
          </table:table-cell>
          <table:table-cell office:value-type="float" office:value="-0.0342266038731904" calcext:value-type="float">
            <text:p>-0.034226603873191</text:p>
          </table:table-cell>
          <table:table-cell office:value-type="float" office:value="-0.0105113588557694" calcext:value-type="float">
            <text:p>-0.010511358855769</text:p>
          </table:table-cell>
          <table:table-cell office:value-type="float" office:value="-0.0054706340490025" calcext:value-type="float">
            <text:p>-0.005470634049003</text:p>
          </table:table-cell>
          <table:table-cell office:value-type="float" office:value="-0.069225134554451" calcext:value-type="float">
            <text:p>-0.069225134554451</text:p>
          </table:table-cell>
          <table:table-cell office:value-type="float" office:value="-0.00955915561177267" calcext:value-type="float">
            <text:p>-0.009559155611773</text:p>
          </table:table-cell>
          <table:table-cell office:value-type="float" office:value="-0.00286538960538341" calcext:value-type="float">
            <text:p>-0.002865389605383</text:p>
          </table:table-cell>
        </table:table-row>
        <table:table-row table:style-name="ro1">
          <table:table-cell table:formula="of:=SQRT([.B436]^2+[.C436]^2+[.D436]^2)" office:value-type="float" office:value="3.46389856557488" calcext:value-type="float">
            <text:p>3.46389856557488</text:p>
          </table:table-cell>
          <table:table-cell office:value-type="float" office:value="3.11221011611023" calcext:value-type="float">
            <text:p>3.11221011611023</text:p>
          </table:table-cell>
          <table:table-cell office:value-type="float" office:value="1.20239913796066" calcext:value-type="float">
            <text:p>1.20239913796066</text:p>
          </table:table-cell>
          <table:table-cell office:value-type="float" office:value="0.931116415280276" calcext:value-type="float">
            <text:p>0.931116415280276</text:p>
          </table:table-cell>
          <table:table-cell office:value-type="float" office:value="0.662056634621077" calcext:value-type="float">
            <text:p>0.662056634621077</text:p>
          </table:table-cell>
          <table:table-cell office:value-type="float" office:value="0.123091707084849" calcext:value-type="float">
            <text:p>0.123091707084849</text:p>
          </table:table-cell>
          <table:table-cell office:value-type="float" office:value="-0.339536882152661" calcext:value-type="float">
            <text:p>-0.339536882152661</text:p>
          </table:table-cell>
          <table:table-cell office:value-type="float" office:value="3.14660661585068" calcext:value-type="float">
            <text:p>3.14660661585068</text:p>
          </table:table-cell>
          <table:table-cell office:value-type="float" office:value="1.20724772818265" calcext:value-type="float">
            <text:p>1.20724772818265</text:p>
          </table:table-cell>
          <table:table-cell office:value-type="float" office:value="0.909779727277925" calcext:value-type="float">
            <text:p>0.909779727277925</text:p>
          </table:table-cell>
          <table:table-cell office:value-type="float" office:value="0.519487324022057" calcext:value-type="float">
            <text:p>0.519487324022057</text:p>
          </table:table-cell>
          <table:table-cell office:value-type="float" office:value="0.126769531073422" calcext:value-type="float">
            <text:p>0.126769531073422</text:p>
          </table:table-cell>
          <table:table-cell office:value-type="float" office:value="-0.301654934321359" calcext:value-type="float">
            <text:p>-0.301654934321359</text:p>
          </table:table-cell>
          <table:table-cell office:value-type="float" office:value="0.0343964997404549" calcext:value-type="float">
            <text:p>0.034396499740455</text:p>
          </table:table-cell>
          <table:table-cell office:value-type="float" office:value="0.00484859022199902" calcext:value-type="float">
            <text:p>0.004848590221999</text:p>
          </table:table-cell>
          <table:table-cell office:value-type="float" office:value="-0.0213366880023517" calcext:value-type="float">
            <text:p>-0.021336688002352</text:p>
          </table:table-cell>
          <table:table-cell office:value-type="float" office:value="-0.135067195870295" calcext:value-type="float">
            <text:p>-0.135067195870295</text:p>
          </table:table-cell>
          <table:table-cell office:value-type="float" office:value="-0.0423219637178205" calcext:value-type="float">
            <text:p>-0.042321963717821</text:p>
          </table:table-cell>
          <table:table-cell office:value-type="float" office:value="0.0172243258207927" calcext:value-type="float">
            <text:p>0.017224325820793</text:p>
          </table:table-cell>
        </table:table-row>
        <table:table-row table:style-name="ro1">
          <table:table-cell table:formula="of:=SQRT([.B437]^2+[.C437]^2+[.D437]^2)" office:value-type="float" office:value="6.03141976608323" calcext:value-type="float">
            <text:p>6.03141976608323</text:p>
          </table:table-cell>
          <table:table-cell office:value-type="float" office:value="5.23618079591481" calcext:value-type="float">
            <text:p>5.23618079591481</text:p>
          </table:table-cell>
          <table:table-cell office:value-type="float" office:value="2.52503196225764" calcext:value-type="float">
            <text:p>2.52503196225764</text:p>
          </table:table-cell>
          <table:table-cell office:value-type="float" office:value="1.60768425282136" calcext:value-type="float">
            <text:p>1.60768425282136</text:p>
          </table:table-cell>
          <table:table-cell office:value-type="float" office:value="0.0322769254998683" calcext:value-type="float">
            <text:p>0.032276925499868</text:p>
          </table:table-cell>
          <table:table-cell office:value-type="float" office:value="0.0381542142749325" calcext:value-type="float">
            <text:p>0.038154214274933</text:p>
          </table:table-cell>
          <table:table-cell office:value-type="float" office:value="1.01416695734735" calcext:value-type="float">
            <text:p>1.01416695734735</text:p>
          </table:table-cell>
          <table:table-cell office:value-type="float" office:value="5.34315606730957" calcext:value-type="float">
            <text:p>5.34315606730957</text:p>
          </table:table-cell>
          <table:table-cell office:value-type="float" office:value="2.58822396322805" calcext:value-type="float">
            <text:p>2.58822396322805</text:p>
          </table:table-cell>
          <table:table-cell office:value-type="float" office:value="1.61400235907825" calcext:value-type="float">
            <text:p>1.61400235907825</text:p>
          </table:table-cell>
          <table:table-cell office:value-type="float" office:value="0.0834505448733793" calcext:value-type="float">
            <text:p>0.083450544873379</text:p>
          </table:table-cell>
          <table:table-cell office:value-type="float" office:value="-0.0968968328361042" calcext:value-type="float">
            <text:p>-0.096896832836104</text:p>
          </table:table-cell>
          <table:table-cell office:value-type="float" office:value="1.06519928830595" calcext:value-type="float">
            <text:p>1.06519928830595</text:p>
          </table:table-cell>
          <table:table-cell office:value-type="float" office:value="0.106975271394756" calcext:value-type="float">
            <text:p>0.106975271394756</text:p>
          </table:table-cell>
          <table:table-cell office:value-type="float" office:value="0.0631920009704059" calcext:value-type="float">
            <text:p>0.063192000970406</text:p>
          </table:table-cell>
          <table:table-cell office:value-type="float" office:value="0.00631810625688978" calcext:value-type="float">
            <text:p>0.00631810625689</text:p>
          </table:table-cell>
          <table:table-cell office:value-type="float" office:value="-0.0880660951073611" calcext:value-type="float">
            <text:p>-0.088066095107361</text:p>
          </table:table-cell>
          <table:table-cell office:value-type="float" office:value="-0.114584598626565" calcext:value-type="float">
            <text:p>-0.114584598626565</text:p>
          </table:table-cell>
          <table:table-cell office:value-type="float" office:value="0.0444714565361992" calcext:value-type="float">
            <text:p>0.044471456536199</text:p>
          </table:table-cell>
        </table:table-row>
        <table:table-row table:style-name="ro1">
          <table:table-cell table:formula="of:=SQRT([.B438]^2+[.C438]^2+[.D438]^2)" office:value-type="float" office:value="3.47825650466617" calcext:value-type="float">
            <text:p>3.47825650466617</text:p>
          </table:table-cell>
          <table:table-cell office:value-type="float" office:value="3.40944675935054" calcext:value-type="float">
            <text:p>3.40944675935054</text:p>
          </table:table-cell>
          <table:table-cell office:value-type="float" office:value="0.111286906021962" calcext:value-type="float">
            <text:p>0.111286906021962</text:p>
          </table:table-cell>
          <table:table-cell office:value-type="float" office:value="0.679379372629658" calcext:value-type="float">
            <text:p>0.679379372629658</text:p>
          </table:table-cell>
          <table:table-cell office:value-type="float" office:value="0.55283108286711" calcext:value-type="float">
            <text:p>0.55283108286711</text:p>
          </table:table-cell>
          <table:table-cell office:value-type="float" office:value="-0.827561371045238" calcext:value-type="float">
            <text:p>-0.827561371045238</text:p>
          </table:table-cell>
          <table:table-cell office:value-type="float" office:value="-1.99656470331833" calcext:value-type="float">
            <text:p>-1.99656470331833</text:p>
          </table:table-cell>
          <table:table-cell office:value-type="float" office:value="3.54149850981167" calcext:value-type="float">
            <text:p>3.54149850981167</text:p>
          </table:table-cell>
          <table:table-cell office:value-type="float" office:value="0.1055346188196" calcext:value-type="float">
            <text:p>0.1055346188196</text:p>
          </table:table-cell>
          <table:table-cell office:value-type="float" office:value="0.737720236606523" calcext:value-type="float">
            <text:p>0.737720236606523</text:p>
          </table:table-cell>
          <table:table-cell office:value-type="float" office:value="0.49176705793347" calcext:value-type="float">
            <text:p>0.49176705793347</text:p>
          </table:table-cell>
          <table:table-cell office:value-type="float" office:value="-0.760804815299542" calcext:value-type="float">
            <text:p>-0.760804815299542</text:p>
          </table:table-cell>
          <table:table-cell office:value-type="float" office:value="-2.00253124721356" calcext:value-type="float">
            <text:p>-2.00253124721356</text:p>
          </table:table-cell>
          <table:table-cell office:value-type="float" office:value="0.132051750461122" calcext:value-type="float">
            <text:p>0.132051750461122</text:p>
          </table:table-cell>
          <table:table-cell office:value-type="float" office:value="-0.00575228720236226" calcext:value-type="float">
            <text:p>-0.005752287202362</text:p>
          </table:table-cell>
          <table:table-cell office:value-type="float" office:value="0.058340863976865" calcext:value-type="float">
            <text:p>0.058340863976865</text:p>
          </table:table-cell>
          <table:table-cell office:value-type="float" office:value="-0.0416976192808316" calcext:value-type="float">
            <text:p>-0.041697619280832</text:p>
          </table:table-cell>
          <table:table-cell office:value-type="float" office:value="-0.0674459150211404" calcext:value-type="float">
            <text:p>-0.06744591502114</text:p>
          </table:table-cell>
          <table:table-cell office:value-type="float" office:value="0.0362139093878704" calcext:value-type="float">
            <text:p>0.03621390938787</text:p>
          </table:table-cell>
        </table:table-row>
        <table:table-row table:style-name="ro1">
          <table:table-cell table:formula="of:=SQRT([.B439]^2+[.C439]^2+[.D439]^2)" office:value-type="float" office:value="1.10964779338109" calcext:value-type="float">
            <text:p>1.10964779338109</text:p>
          </table:table-cell>
          <table:table-cell office:value-type="float" office:value="1.07076296090704" calcext:value-type="float">
            <text:p>1.07076296090704</text:p>
          </table:table-cell>
          <table:table-cell office:value-type="float" office:value="-0.285256656760019" calcext:value-type="float">
            <text:p>-0.285256656760019</text:p>
          </table:table-cell>
          <table:table-cell office:value-type="float" office:value="0.0584255652879922" calcext:value-type="float">
            <text:p>0.058425565287992</text:p>
          </table:table-cell>
          <table:table-cell office:value-type="float" office:value="-0.0867615313895352" calcext:value-type="float">
            <text:p>-0.086761531389535</text:p>
          </table:table-cell>
          <table:table-cell office:value-type="float" office:value="0.677586534799183" calcext:value-type="float">
            <text:p>0.677586534799183</text:p>
          </table:table-cell>
          <table:table-cell office:value-type="float" office:value="-0.160696697179604" calcext:value-type="float">
            <text:p>-0.160696697179604</text:p>
          </table:table-cell>
          <table:table-cell office:value-type="float" office:value="1.14069712895073" calcext:value-type="float">
            <text:p>1.14069712895073</text:p>
          </table:table-cell>
          <table:table-cell office:value-type="float" office:value="-0.261785401637047" calcext:value-type="float">
            <text:p>-0.261785401637047</text:p>
          </table:table-cell>
          <table:table-cell office:value-type="float" office:value="0.0699974621900179" calcext:value-type="float">
            <text:p>0.069997462190018</text:p>
          </table:table-cell>
          <table:table-cell office:value-type="float" office:value="-0.132708747778109" calcext:value-type="float">
            <text:p>-0.132708747778109</text:p>
          </table:table-cell>
          <table:table-cell office:value-type="float" office:value="0.609650657129134" calcext:value-type="float">
            <text:p>0.609650657129134</text:p>
          </table:table-cell>
          <table:table-cell office:value-type="float" office:value="-0.145411406814768" calcext:value-type="float">
            <text:p>-0.145411406814768</text:p>
          </table:table-cell>
          <table:table-cell office:value-type="float" office:value="0.0699341680436969" calcext:value-type="float">
            <text:p>0.069934168043697</text:p>
          </table:table-cell>
          <table:table-cell office:value-type="float" office:value="0.0234712551229713" calcext:value-type="float">
            <text:p>0.023471255122971</text:p>
          </table:table-cell>
          <table:table-cell office:value-type="float" office:value="0.0115718969020257" calcext:value-type="float">
            <text:p>0.011571896902026</text:p>
          </table:table-cell>
          <table:table-cell office:value-type="float" office:value="-0.0264690642160526" calcext:value-type="float">
            <text:p>-0.026469064216053</text:p>
          </table:table-cell>
          <table:table-cell office:value-type="float" office:value="-0.0725624921266808" calcext:value-type="float">
            <text:p>-0.072562492126681</text:p>
          </table:table-cell>
          <table:table-cell office:value-type="float" office:value="-0.013267184746625" calcext:value-type="float">
            <text:p>-0.013267184746625</text:p>
          </table:table-cell>
        </table:table-row>
        <table:table-row table:style-name="ro1">
          <table:table-cell table:formula="of:=SQRT([.B440]^2+[.C440]^2+[.D440]^2)" office:value-type="float" office:value="1.87477166729432" calcext:value-type="float">
            <text:p>1.87477166729432</text:p>
          </table:table-cell>
          <table:table-cell office:value-type="float" office:value="1.57441239364991" calcext:value-type="float">
            <text:p>1.57441239364991</text:p>
          </table:table-cell>
          <table:table-cell office:value-type="float" office:value="0.719056751374758" calcext:value-type="float">
            <text:p>0.719056751374758</text:p>
          </table:table-cell>
          <table:table-cell office:value-type="float" office:value="0.720383097742774" calcext:value-type="float">
            <text:p>0.720383097742774</text:p>
          </table:table-cell>
          <table:table-cell office:value-type="float" office:value="-0.639642608764272" calcext:value-type="float">
            <text:p>-0.639642608764272</text:p>
          </table:table-cell>
          <table:table-cell office:value-type="float" office:value="-0.380971348839763" calcext:value-type="float">
            <text:p>-0.380971348839763</text:p>
          </table:table-cell>
          <table:table-cell office:value-type="float" office:value="-3.02034728676041" calcext:value-type="float">
            <text:p>-3.02034728676041</text:p>
          </table:table-cell>
          <table:table-cell office:value-type="float" office:value="1.61813877759307" calcext:value-type="float">
            <text:p>1.61813877759307</text:p>
          </table:table-cell>
          <table:table-cell office:value-type="float" office:value="0.715446880917557" calcext:value-type="float">
            <text:p>0.715446880917557</text:p>
          </table:table-cell>
          <table:table-cell office:value-type="float" office:value="0.651812030694431" calcext:value-type="float">
            <text:p>0.651812030694431</text:p>
          </table:table-cell>
          <table:table-cell office:value-type="float" office:value="-0.555685442781552" calcext:value-type="float">
            <text:p>-0.555685442781552</text:p>
          </table:table-cell>
          <table:table-cell office:value-type="float" office:value="-0.340635099654099" calcext:value-type="float">
            <text:p>-0.340635099654099</text:p>
          </table:table-cell>
          <table:table-cell office:value-type="float" office:value="-2.98321062172008" calcext:value-type="float">
            <text:p>-2.98321062172008</text:p>
          </table:table-cell>
          <table:table-cell office:value-type="float" office:value="0.0437263839431581" calcext:value-type="float">
            <text:p>0.043726383943158</text:p>
          </table:table-cell>
          <table:table-cell office:value-type="float" office:value="-0.00360987045720118" calcext:value-type="float">
            <text:p>-0.003609870457201</text:p>
          </table:table-cell>
          <table:table-cell office:value-type="float" office:value="-0.0685710670483423" calcext:value-type="float">
            <text:p>-0.068571067048342</text:p>
          </table:table-cell>
          <table:table-cell office:value-type="float" office:value="-0.0833199769101296" calcext:value-type="float">
            <text:p>-0.08331997691013</text:p>
          </table:table-cell>
          <table:table-cell office:value-type="float" office:value="-0.0292482708293691" calcext:value-type="float">
            <text:p>-0.029248270829369</text:p>
          </table:table-cell>
          <table:table-cell office:value-type="float" office:value="0.00625705987083869" calcext:value-type="float">
            <text:p>0.006257059870839</text:p>
          </table:table-cell>
        </table:table-row>
        <table:table-row table:style-name="ro1">
          <table:table-cell table:formula="of:=SQRT([.B441]^2+[.C441]^2+[.D441]^2)" office:value-type="float" office:value="3.07953334910478" calcext:value-type="float">
            <text:p>3.07953334910478</text:p>
          </table:table-cell>
          <table:table-cell office:value-type="float" office:value="2.52970012371094" calcext:value-type="float">
            <text:p>2.52970012371094</text:p>
          </table:table-cell>
          <table:table-cell office:value-type="float" office:value="-1.58498111451491" calcext:value-type="float">
            <text:p>-1.58498111451491</text:p>
          </table:table-cell>
          <table:table-cell office:value-type="float" office:value="0.756292138645138" calcext:value-type="float">
            <text:p>0.756292138645138</text:p>
          </table:table-cell>
          <table:table-cell office:value-type="float" office:value="0.890239991959633" calcext:value-type="float">
            <text:p>0.890239991959633</text:p>
          </table:table-cell>
          <table:table-cell office:value-type="float" office:value="0.480726730258483" calcext:value-type="float">
            <text:p>0.480726730258483</text:p>
          </table:table-cell>
          <table:table-cell office:value-type="float" office:value="2.72619038047006" calcext:value-type="float">
            <text:p>2.72619038047006</text:p>
          </table:table-cell>
          <table:table-cell office:value-type="float" office:value="2.54478312072875" calcext:value-type="float">
            <text:p>2.54478312072875</text:p>
          </table:table-cell>
          <table:table-cell office:value-type="float" office:value="-1.55718351418969" calcext:value-type="float">
            <text:p>-1.55718351418969</text:p>
          </table:table-cell>
          <table:table-cell office:value-type="float" office:value="0.734092706128819" calcext:value-type="float">
            <text:p>0.734092706128819</text:p>
          </table:table-cell>
          <table:table-cell office:value-type="float" office:value="0.849885131162544" calcext:value-type="float">
            <text:p>0.849885131162544</text:p>
          </table:table-cell>
          <table:table-cell office:value-type="float" office:value="0.522934261102861" calcext:value-type="float">
            <text:p>0.522934261102861</text:p>
          </table:table-cell>
          <table:table-cell office:value-type="float" office:value="2.72625947924265" calcext:value-type="float">
            <text:p>2.72625947924265</text:p>
          </table:table-cell>
          <table:table-cell office:value-type="float" office:value="0.0150829970178115" calcext:value-type="float">
            <text:p>0.015082997017812</text:p>
          </table:table-cell>
          <table:table-cell office:value-type="float" office:value="0.0277976003252203" calcext:value-type="float">
            <text:p>0.02779760032522</text:p>
          </table:table-cell>
          <table:table-cell office:value-type="float" office:value="-0.0221994325163191" calcext:value-type="float">
            <text:p>-0.022199432516319</text:p>
          </table:table-cell>
          <table:table-cell office:value-type="float" office:value="0.0491743916335423" calcext:value-type="float">
            <text:p>0.049174391633542</text:p>
          </table:table-cell>
          <table:table-cell office:value-type="float" office:value="-0.0248021972678645" calcext:value-type="float">
            <text:p>-0.024802197267865</text:p>
          </table:table-cell>
          <table:table-cell office:value-type="float" office:value="-0.0187392242506128" calcext:value-type="float">
            <text:p>-0.018739224250613</text:p>
          </table:table-cell>
        </table:table-row>
        <table:table-row table:style-name="ro1">
          <table:table-cell table:formula="of:=SQRT([.B442]^2+[.C442]^2+[.D442]^2)" office:value-type="float" office:value="4.97882682489898" calcext:value-type="float">
            <text:p>4.97882682489898</text:p>
          </table:table-cell>
          <table:table-cell office:value-type="float" office:value="4.7475556143895" calcext:value-type="float">
            <text:p>4.7475556143895</text:p>
          </table:table-cell>
          <table:table-cell office:value-type="float" office:value="-1.4705811579595" calcext:value-type="float">
            <text:p>-1.4705811579595</text:p>
          </table:table-cell>
          <table:table-cell office:value-type="float" office:value="0.294657934675069" calcext:value-type="float">
            <text:p>0.294657934675069</text:p>
          </table:table-cell>
          <table:table-cell office:value-type="float" office:value="0.00760940229895368" calcext:value-type="float">
            <text:p>0.007609402298954</text:p>
          </table:table-cell>
          <table:table-cell office:value-type="float" office:value="-0.10366687219396" calcext:value-type="float">
            <text:p>-0.10366687219396</text:p>
          </table:table-cell>
          <table:table-cell office:value-type="float" office:value="0.570738577447913" calcext:value-type="float">
            <text:p>0.570738577447913</text:p>
          </table:table-cell>
          <table:table-cell office:value-type="float" office:value="4.70226422257278" calcext:value-type="float">
            <text:p>4.70226422257278</text:p>
          </table:table-cell>
          <table:table-cell office:value-type="float" office:value="-1.48587015889967" calcext:value-type="float">
            <text:p>-1.48587015889967</text:p>
          </table:table-cell>
          <table:table-cell office:value-type="float" office:value="0.408305326573739" calcext:value-type="float">
            <text:p>0.408305326573739</text:p>
          </table:table-cell>
          <table:table-cell office:value-type="float" office:value="0.0481439646719668" calcext:value-type="float">
            <text:p>0.048143964671967</text:p>
          </table:table-cell>
          <table:table-cell office:value-type="float" office:value="-0.287379986437432" calcext:value-type="float">
            <text:p>-0.287379986437432</text:p>
          </table:table-cell>
          <table:table-cell office:value-type="float" office:value="0.539461381854018" calcext:value-type="float">
            <text:p>0.539461381854018</text:p>
          </table:table-cell>
          <table:table-cell office:value-type="float" office:value="-0.0452913918167175" calcext:value-type="float">
            <text:p>-0.045291391816718</text:p>
          </table:table-cell>
          <table:table-cell office:value-type="float" office:value="-0.0152890009401727" calcext:value-type="float">
            <text:p>-0.015289000940173</text:p>
          </table:table-cell>
          <table:table-cell office:value-type="float" office:value="0.11364739189867" calcext:value-type="float">
            <text:p>0.11364739189867</text:p>
          </table:table-cell>
          <table:table-cell office:value-type="float" office:value="-0.0671191261998216" calcext:value-type="float">
            <text:p>-0.067119126199822</text:p>
          </table:table-cell>
          <table:table-cell office:value-type="float" office:value="-0.17569304475643" calcext:value-type="float">
            <text:p>-0.17569304475643</text:p>
          </table:table-cell>
          <table:table-cell office:value-type="float" office:value="-0.0451002321906273" calcext:value-type="float">
            <text:p>-0.045100232190627</text:p>
          </table:table-cell>
        </table:table-row>
        <table:table-row table:style-name="ro1">
          <table:table-cell table:formula="of:=SQRT([.B443]^2+[.C443]^2+[.D443]^2)" office:value-type="float" office:value="1.77758868662548" calcext:value-type="float">
            <text:p>1.77758868662548</text:p>
          </table:table-cell>
          <table:table-cell office:value-type="float" office:value="1.47238425817315" calcext:value-type="float">
            <text:p>1.47238425817315</text:p>
          </table:table-cell>
          <table:table-cell office:value-type="float" office:value="0.896425033411304" calcext:value-type="float">
            <text:p>0.896425033411304</text:p>
          </table:table-cell>
          <table:table-cell office:value-type="float" office:value="0.433968080135336" calcext:value-type="float">
            <text:p>0.433968080135336</text:p>
          </table:table-cell>
          <table:table-cell office:value-type="float" office:value="-0.578170211718268" calcext:value-type="float">
            <text:p>-0.578170211718268</text:p>
          </table:table-cell>
          <table:table-cell office:value-type="float" office:value="-0.167997127180655" calcext:value-type="float">
            <text:p>-0.167997127180655</text:p>
          </table:table-cell>
          <table:table-cell office:value-type="float" office:value="2.57955435544826" calcext:value-type="float">
            <text:p>2.57955435544826</text:p>
          </table:table-cell>
          <table:table-cell office:value-type="float" office:value="1.54129446741616" calcext:value-type="float">
            <text:p>1.54129446741616</text:p>
          </table:table-cell>
          <table:table-cell office:value-type="float" office:value="0.898053262504488" calcext:value-type="float">
            <text:p>0.898053262504488</text:p>
          </table:table-cell>
          <table:table-cell office:value-type="float" office:value="0.398764010912176" calcext:value-type="float">
            <text:p>0.398764010912176</text:p>
          </table:table-cell>
          <table:table-cell office:value-type="float" office:value="-0.479865651623157" calcext:value-type="float">
            <text:p>-0.479865651623157</text:p>
          </table:table-cell>
          <table:table-cell office:value-type="float" office:value="-0.162717596279268" calcext:value-type="float">
            <text:p>-0.162717596279268</text:p>
          </table:table-cell>
          <table:table-cell office:value-type="float" office:value="2.63333293756673" calcext:value-type="float">
            <text:p>2.63333293756673</text:p>
          </table:table-cell>
          <table:table-cell office:value-type="float" office:value="0.0689102092430181" calcext:value-type="float">
            <text:p>0.068910209243018</text:p>
          </table:table-cell>
          <table:table-cell office:value-type="float" office:value="0.00162822909318305" calcext:value-type="float">
            <text:p>0.001628229093183</text:p>
          </table:table-cell>
          <table:table-cell office:value-type="float" office:value="-0.0352040692231601" calcext:value-type="float">
            <text:p>-0.03520406922316</text:p>
          </table:table-cell>
          <table:table-cell office:value-type="float" office:value="-0.0797694933234117" calcext:value-type="float">
            <text:p>-0.079769493323412</text:p>
          </table:table-cell>
          <table:table-cell office:value-type="float" office:value="-0.0554341322805487" calcext:value-type="float">
            <text:p>-0.055434132280549</text:p>
          </table:table-cell>
          <table:table-cell office:value-type="float" office:value="0.035371715373405" calcext:value-type="float">
            <text:p>0.035371715373405</text:p>
          </table:table-cell>
        </table:table-row>
        <table:table-row table:style-name="ro1">
          <table:table-cell table:formula="of:=SQRT([.B444]^2+[.C444]^2+[.D444]^2)" office:value-type="float" office:value="2.54634641713715" calcext:value-type="float">
            <text:p>2.54634641713715</text:p>
          </table:table-cell>
          <table:table-cell office:value-type="float" office:value="2.50115448722763" calcext:value-type="float">
            <text:p>2.50115448722763</text:p>
          </table:table-cell>
          <table:table-cell office:value-type="float" office:value="-0.0155695156124806" calcext:value-type="float">
            <text:p>-0.015569515612481</text:p>
          </table:table-cell>
          <table:table-cell office:value-type="float" office:value="0.477350916278471" calcext:value-type="float">
            <text:p>0.477350916278471</text:p>
          </table:table-cell>
          <table:table-cell office:value-type="float" office:value="-0.369125669333214" calcext:value-type="float">
            <text:p>-0.369125669333214</text:p>
          </table:table-cell>
          <table:table-cell office:value-type="float" office:value="-0.531315491305556" calcext:value-type="float">
            <text:p>-0.531315491305556</text:p>
          </table:table-cell>
          <table:table-cell office:value-type="float" office:value="2.39670181636775" calcext:value-type="float">
            <text:p>2.39670181636775</text:p>
          </table:table-cell>
          <table:table-cell office:value-type="float" office:value="2.50084500369582" calcext:value-type="float">
            <text:p>2.50084500369582</text:p>
          </table:table-cell>
          <table:table-cell office:value-type="float" office:value="-0.0133731416132479" calcext:value-type="float">
            <text:p>-0.013373141613248</text:p>
          </table:table-cell>
          <table:table-cell office:value-type="float" office:value="0.488611849204864" calcext:value-type="float">
            <text:p>0.488611849204864</text:p>
          </table:table-cell>
          <table:table-cell office:value-type="float" office:value="-0.260718990255427" calcext:value-type="float">
            <text:p>-0.260718990255427</text:p>
          </table:table-cell>
          <table:table-cell office:value-type="float" office:value="-0.565975125474869" calcext:value-type="float">
            <text:p>-0.565975125474869</text:p>
          </table:table-cell>
          <table:table-cell office:value-type="float" office:value="2.47519232744247" calcext:value-type="float">
            <text:p>2.47519232744247</text:p>
          </table:table-cell>
          <table:table-cell office:value-type="float" office:value="-0.000309483531814703" calcext:value-type="float">
            <text:p>-0.000309483531815</text:p>
          </table:table-cell>
          <table:table-cell office:value-type="float" office:value="0.00219637399923272" calcext:value-type="float">
            <text:p>0.002196373999233</text:p>
          </table:table-cell>
          <table:table-cell office:value-type="float" office:value="0.0112609329263927" calcext:value-type="float">
            <text:p>0.011260932926393</text:p>
          </table:table-cell>
          <table:table-cell office:value-type="float" office:value="-0.0925172017213014" calcext:value-type="float">
            <text:p>-0.092517201721301</text:p>
          </table:table-cell>
          <table:table-cell office:value-type="float" office:value="-0.0345932337629664" calcext:value-type="float">
            <text:p>-0.034593233762967</text:p>
          </table:table-cell>
          <table:table-cell office:value-type="float" office:value="0.0203026103260693" calcext:value-type="float">
            <text:p>0.020302610326069</text:p>
          </table:table-cell>
        </table:table-row>
        <table:table-row table:style-name="ro1">
          <table:table-cell table:formula="of:=SQRT([.B445]^2+[.C445]^2+[.D445]^2)" office:value-type="float" office:value="3.38289448911737" calcext:value-type="float">
            <text:p>3.38289448911737</text:p>
          </table:table-cell>
          <table:table-cell office:value-type="float" office:value="3.35782129970048" calcext:value-type="float">
            <text:p>3.35782129970048</text:p>
          </table:table-cell>
          <table:table-cell office:value-type="float" office:value="-0.200348187738807" calcext:value-type="float">
            <text:p>-0.200348187738807</text:p>
          </table:table-cell>
          <table:table-cell office:value-type="float" office:value="0.358987252487065" calcext:value-type="float">
            <text:p>0.358987252487065</text:p>
          </table:table-cell>
          <table:table-cell office:value-type="float" office:value="0.274989923391264" calcext:value-type="float">
            <text:p>0.274989923391264</text:p>
          </table:table-cell>
          <table:table-cell office:value-type="float" office:value="-0.637271849426015" calcext:value-type="float">
            <text:p>-0.637271849426015</text:p>
          </table:table-cell>
          <table:table-cell office:value-type="float" office:value="-3.00252932424347" calcext:value-type="float">
            <text:p>-3.00252932424347</text:p>
          </table:table-cell>
          <table:table-cell office:value-type="float" office:value="3.30768852326938" calcext:value-type="float">
            <text:p>3.30768852326938</text:p>
          </table:table-cell>
          <table:table-cell office:value-type="float" office:value="-0.203451706322793" calcext:value-type="float">
            <text:p>-0.203451706322793</text:p>
          </table:table-cell>
          <table:table-cell office:value-type="float" office:value="0.412404633339359" calcext:value-type="float">
            <text:p>0.412404633339359</text:p>
          </table:table-cell>
          <table:table-cell office:value-type="float" office:value="-0.0407046455266364" calcext:value-type="float">
            <text:p>-0.040704645526637</text:p>
          </table:table-cell>
          <table:table-cell office:value-type="float" office:value="0.984049698055814" calcext:value-type="float">
            <text:p>0.984049698055814</text:p>
          </table:table-cell>
          <table:table-cell office:value-type="float" office:value="3.11321753924394" calcext:value-type="float">
            <text:p>3.11321753924394</text:p>
          </table:table-cell>
          <table:table-cell office:value-type="float" office:value="-0.0501327764310999" calcext:value-type="float">
            <text:p>-0.0501327764311</text:p>
          </table:table-cell>
          <table:table-cell office:value-type="float" office:value="-0.00310351858398578" calcext:value-type="float">
            <text:p>-0.003103518583986</text:p>
          </table:table-cell>
          <table:table-cell office:value-type="float" office:value="0.053417380852294" calcext:value-type="float">
            <text:p>0.053417380852294</text:p>
          </table:table-cell>
          <table:table-cell office:value-type="float" office:value="2.70242257005904" calcext:value-type="float">
            <text:p>2.70242257005904</text:p>
          </table:table-cell>
          <table:table-cell office:value-type="float" office:value="-1.49061537448787" calcext:value-type="float">
            <text:p>-1.49061537448787</text:p>
          </table:table-cell>
          <table:table-cell office:value-type="float" office:value="2.41992578435796" calcext:value-type="float">
            <text:p>2.41992578435796</text:p>
          </table:table-cell>
        </table:table-row>
        <table:table-row table:style-name="ro1">
          <table:table-cell table:formula="of:=SQRT([.B446]^2+[.C446]^2+[.D446]^2)" office:value-type="float" office:value="4.83398460216714" calcext:value-type="float">
            <text:p>4.83398460216714</text:p>
          </table:table-cell>
          <table:table-cell office:value-type="float" office:value="4.32458396412464" calcext:value-type="float">
            <text:p>4.32458396412464</text:p>
          </table:table-cell>
          <table:table-cell office:value-type="float" office:value="1.72057963850068" calcext:value-type="float">
            <text:p>1.72057963850068</text:p>
          </table:table-cell>
          <table:table-cell office:value-type="float" office:value="1.30575126988333" calcext:value-type="float">
            <text:p>1.30575126988333</text:p>
          </table:table-cell>
          <table:table-cell office:value-type="float" office:value="-0.527957780800115" calcext:value-type="float">
            <text:p>-0.527957780800115</text:p>
          </table:table-cell>
          <table:table-cell office:value-type="float" office:value="-0.0421637006671167" calcext:value-type="float">
            <text:p>-0.042163700667117</text:p>
          </table:table-cell>
          <table:table-cell office:value-type="float" office:value="0.0412179848500123" calcext:value-type="float">
            <text:p>0.041217984850012</text:p>
          </table:table-cell>
          <table:table-cell office:value-type="float" office:value="4.24719845474212" calcext:value-type="float">
            <text:p>4.24719845474212</text:p>
          </table:table-cell>
          <table:table-cell office:value-type="float" office:value="1.69577890125641" calcext:value-type="float">
            <text:p>1.69577890125641</text:p>
          </table:table-cell>
          <table:table-cell office:value-type="float" office:value="1.25804084719355" calcext:value-type="float">
            <text:p>1.25804084719355</text:p>
          </table:table-cell>
          <table:table-cell office:value-type="float" office:value="-0.605485124799924" calcext:value-type="float">
            <text:p>-0.605485124799924</text:p>
          </table:table-cell>
          <table:table-cell office:value-type="float" office:value="-0.123936698606869" calcext:value-type="float">
            <text:p>-0.123936698606869</text:p>
          </table:table-cell>
          <table:table-cell office:value-type="float" office:value="0.0606820598456048" calcext:value-type="float">
            <text:p>0.060682059845605</text:p>
          </table:table-cell>
          <table:table-cell office:value-type="float" office:value="-0.0773855093825189" calcext:value-type="float">
            <text:p>-0.077385509382519</text:p>
          </table:table-cell>
          <table:table-cell office:value-type="float" office:value="-0.0248007372442656" calcext:value-type="float">
            <text:p>-0.024800737244266</text:p>
          </table:table-cell>
          <table:table-cell office:value-type="float" office:value="-0.047710422689778" calcext:value-type="float">
            <text:p>-0.047710422689778</text:p>
          </table:table-cell>
          <table:table-cell office:value-type="float" office:value="-0.0804968416822103" calcext:value-type="float">
            <text:p>-0.08049684168221</text:p>
          </table:table-cell>
          <table:table-cell office:value-type="float" office:value="-0.0786521822296713" calcext:value-type="float">
            <text:p>-0.078652182229671</text:p>
          </table:table-cell>
          <table:table-cell office:value-type="float" office:value="0.0227349525356919" calcext:value-type="float">
            <text:p>0.022734952535692</text:p>
          </table:table-cell>
        </table:table-row>
        <table:table-row table:style-name="ro1">
          <table:table-cell table:formula="of:=SQRT([.B447]^2+[.C447]^2+[.D447]^2)" office:value-type="float" office:value="3.36994763179102" calcext:value-type="float">
            <text:p>3.36994763179102</text:p>
          </table:table-cell>
          <table:table-cell office:value-type="float" office:value="2.7363541015464" calcext:value-type="float">
            <text:p>2.7363541015464</text:p>
          </table:table-cell>
          <table:table-cell office:value-type="float" office:value="-1.66053300382752" calcext:value-type="float">
            <text:p>-1.66053300382752</text:p>
          </table:table-cell>
          <table:table-cell office:value-type="float" office:value="1.05429759326466" calcext:value-type="float">
            <text:p>1.05429759326466</text:p>
          </table:table-cell>
          <table:table-cell office:value-type="float" office:value="-0.199214412574555" calcext:value-type="float">
            <text:p>-0.199214412574555</text:p>
          </table:table-cell>
          <table:table-cell office:value-type="float" office:value="-0.540892137952395" calcext:value-type="float">
            <text:p>-0.540892137952395</text:p>
          </table:table-cell>
          <table:table-cell office:value-type="float" office:value="2.93904184238916" calcext:value-type="float">
            <text:p>2.93904184238916</text:p>
          </table:table-cell>
          <table:table-cell office:value-type="float" office:value="2.81731989514555" calcext:value-type="float">
            <text:p>2.81731989514555</text:p>
          </table:table-cell>
          <table:table-cell office:value-type="float" office:value="-1.69104838759722" calcext:value-type="float">
            <text:p>-1.69104838759722</text:p>
          </table:table-cell>
          <table:table-cell office:value-type="float" office:value="1.04369864685466" calcext:value-type="float">
            <text:p>1.04369864685466</text:p>
          </table:table-cell>
          <table:table-cell office:value-type="float" office:value="-0.20715011722563" calcext:value-type="float">
            <text:p>-0.20715011722563</text:p>
          </table:table-cell>
          <table:table-cell office:value-type="float" office:value="-0.467433017025553" calcext:value-type="float">
            <text:p>-0.467433017025553</text:p>
          </table:table-cell>
          <table:table-cell office:value-type="float" office:value="2.89985454656994" calcext:value-type="float">
            <text:p>2.89985454656994</text:p>
          </table:table-cell>
          <table:table-cell office:value-type="float" office:value="0.0809657935991517" calcext:value-type="float">
            <text:p>0.080965793599152</text:p>
          </table:table-cell>
          <table:table-cell office:value-type="float" office:value="-0.0305153837696992" calcext:value-type="float">
            <text:p>-0.030515383769699</text:p>
          </table:table-cell>
          <table:table-cell office:value-type="float" office:value="-0.0105989464100025" calcext:value-type="float">
            <text:p>-0.010598946410003</text:p>
          </table:table-cell>
          <table:table-cell office:value-type="float" office:value="0.0217567718171736" calcext:value-type="float">
            <text:p>0.021756771817174</text:p>
          </table:table-cell>
          <table:table-cell office:value-type="float" office:value="-0.0705117572817535" calcext:value-type="float">
            <text:p>-0.070511757281754</text:p>
          </table:table-cell>
          <table:table-cell office:value-type="float" office:value="-0.0345837551885939" calcext:value-type="float">
            <text:p>-0.034583755188594</text:p>
          </table:table-cell>
        </table:table-row>
        <table:table-row table:style-name="ro1">
          <table:table-cell table:formula="of:=SQRT([.B448]^2+[.C448]^2+[.D448]^2)" office:value-type="float" office:value="5.48846865109105" calcext:value-type="float">
            <text:p>5.48846865109105</text:p>
          </table:table-cell>
          <table:table-cell office:value-type="float" office:value="4.84890072316856" calcext:value-type="float">
            <text:p>4.84890072316856</text:p>
          </table:table-cell>
          <table:table-cell office:value-type="float" office:value="-2.06942597238004" calcext:value-type="float">
            <text:p>-2.06942597238004</text:p>
          </table:table-cell>
          <table:table-cell office:value-type="float" office:value="1.52608192955145" calcext:value-type="float">
            <text:p>1.52608192955145</text:p>
          </table:table-cell>
          <table:table-cell office:value-type="float" office:value="0.430788349770257" calcext:value-type="float">
            <text:p>0.430788349770257</text:p>
          </table:table-cell>
          <table:table-cell office:value-type="float" office:value="0.347330577135588" calcext:value-type="float">
            <text:p>0.347330577135588</text:p>
          </table:table-cell>
          <table:table-cell office:value-type="float" office:value="-1.86377241334057" calcext:value-type="float">
            <text:p>-1.86377241334057</text:p>
          </table:table-cell>
          <table:table-cell office:value-type="float" office:value="4.81723622675966" calcext:value-type="float">
            <text:p>4.81723622675966</text:p>
          </table:table-cell>
          <table:table-cell office:value-type="float" office:value="-2.09679761443013" calcext:value-type="float">
            <text:p>-2.09679761443013</text:p>
          </table:table-cell>
          <table:table-cell office:value-type="float" office:value="1.52347430237169" calcext:value-type="float">
            <text:p>1.52347430237169</text:p>
          </table:table-cell>
          <table:table-cell office:value-type="float" office:value="0.353631652974578" calcext:value-type="float">
            <text:p>0.353631652974578</text:p>
          </table:table-cell>
          <table:table-cell office:value-type="float" office:value="0.403655306538024" calcext:value-type="float">
            <text:p>0.403655306538024</text:p>
          </table:table-cell>
          <table:table-cell office:value-type="float" office:value="-1.83593224202466" calcext:value-type="float">
            <text:p>-1.83593224202466</text:p>
          </table:table-cell>
          <table:table-cell office:value-type="float" office:value="-0.0316644964089008" calcext:value-type="float">
            <text:p>-0.031664496408901</text:p>
          </table:table-cell>
          <table:table-cell office:value-type="float" office:value="-0.0273716420500878" calcext:value-type="float">
            <text:p>-0.027371642050088</text:p>
          </table:table-cell>
          <table:table-cell office:value-type="float" office:value="-0.00260762717976859" calcext:value-type="float">
            <text:p>-0.002607627179769</text:p>
          </table:table-cell>
          <table:table-cell office:value-type="float" office:value="-0.0344455497085128" calcext:value-type="float">
            <text:p>-0.034445549708513</text:p>
          </table:table-cell>
          <table:table-cell office:value-type="float" office:value="-0.0844924146358417" calcext:value-type="float">
            <text:p>-0.084492414635842</text:p>
          </table:table-cell>
          <table:table-cell office:value-type="float" office:value="-0.00193518158847006" calcext:value-type="float">
            <text:p>-0.00193518158847</text:p>
          </table:table-cell>
        </table:table-row>
        <table:table-row table:style-name="ro1">
          <table:table-cell table:formula="of:=SQRT([.B449]^2+[.C449]^2+[.D449]^2)" office:value-type="float" office:value="2.83337879542123" calcext:value-type="float">
            <text:p>2.83337879542123</text:p>
          </table:table-cell>
          <table:table-cell office:value-type="float" office:value="2.6795378056398" calcext:value-type="float">
            <text:p>2.6795378056398</text:p>
          </table:table-cell>
          <table:table-cell office:value-type="float" office:value="0.601537765512757" calcext:value-type="float">
            <text:p>0.601537765512757</text:p>
          </table:table-cell>
          <table:table-cell office:value-type="float" office:value="0.697326941363693" calcext:value-type="float">
            <text:p>0.697326941363693</text:p>
          </table:table-cell>
          <table:table-cell office:value-type="float" office:value="0.279106782710663" calcext:value-type="float">
            <text:p>0.279106782710663</text:p>
          </table:table-cell>
          <table:table-cell office:value-type="float" office:value="0.708429497309789" calcext:value-type="float">
            <text:p>0.708429497309789</text:p>
          </table:table-cell>
          <table:table-cell office:value-type="float" office:value="3.05763027098086" calcext:value-type="float">
            <text:p>3.05763027098086</text:p>
          </table:table-cell>
          <table:table-cell office:value-type="float" office:value="2.63137194658255" calcext:value-type="float">
            <text:p>2.63137194658255</text:p>
          </table:table-cell>
          <table:table-cell office:value-type="float" office:value="0.588853803094601" calcext:value-type="float">
            <text:p>0.588853803094601</text:p>
          </table:table-cell>
          <table:table-cell office:value-type="float" office:value="0.663430934672746" calcext:value-type="float">
            <text:p>0.663430934672746</text:p>
          </table:table-cell>
          <table:table-cell office:value-type="float" office:value="0.394801997336259" calcext:value-type="float">
            <text:p>0.394801997336259</text:p>
          </table:table-cell>
          <table:table-cell office:value-type="float" office:value="0.783964923320389" calcext:value-type="float">
            <text:p>0.783964923320389</text:p>
          </table:table-cell>
          <table:table-cell office:value-type="float" office:value="2.98635749909349" calcext:value-type="float">
            <text:p>2.98635749909349</text:p>
          </table:table-cell>
          <table:table-cell office:value-type="float" office:value="-0.0481658590572507" calcext:value-type="float">
            <text:p>-0.048165859057251</text:p>
          </table:table-cell>
          <table:table-cell office:value-type="float" office:value="-0.0126839624181561" calcext:value-type="float">
            <text:p>-0.012683962418156</text:p>
          </table:table-cell>
          <table:table-cell office:value-type="float" office:value="-0.0338960066909472" calcext:value-type="float">
            <text:p>-0.033896006690947</text:p>
          </table:table-cell>
          <table:table-cell office:value-type="float" office:value="-0.0752120719459253" calcext:value-type="float">
            <text:p>-0.075212071945925</text:p>
          </table:table-cell>
          <table:table-cell office:value-type="float" office:value="-0.0852254687680771" calcext:value-type="float">
            <text:p>-0.085225468768077</text:p>
          </table:table-cell>
          <table:table-cell office:value-type="float" office:value="0.00416191864271021" calcext:value-type="float">
            <text:p>0.00416191864271</text:p>
          </table:table-cell>
        </table:table-row>
        <table:table-row table:style-name="ro1">
          <table:table-cell table:formula="of:=SQRT([.B450]^2+[.C450]^2+[.D450]^2)" office:value-type="float" office:value="0.85680072208879" calcext:value-type="float">
            <text:p>0.85680072208879</text:p>
          </table:table-cell>
          <table:table-cell office:value-type="float" office:value="0.744337960005565" calcext:value-type="float">
            <text:p>0.744337960005565</text:p>
          </table:table-cell>
          <table:table-cell office:value-type="float" office:value="-0.353169055549253" calcext:value-type="float">
            <text:p>-0.353169055549253</text:p>
          </table:table-cell>
          <table:table-cell office:value-type="float" office:value="0.235244759493327" calcext:value-type="float">
            <text:p>0.235244759493327</text:p>
          </table:table-cell>
          <table:table-cell office:value-type="float" office:value="0.751321829145462" calcext:value-type="float">
            <text:p>0.751321829145462</text:p>
          </table:table-cell>
          <table:table-cell office:value-type="float" office:value="-0.520104592457989" calcext:value-type="float">
            <text:p>-0.520104592457989</text:p>
          </table:table-cell>
          <table:table-cell office:value-type="float" office:value="0.712058814045987" calcext:value-type="float">
            <text:p>0.712058814045987</text:p>
          </table:table-cell>
          <table:table-cell office:value-type="float" office:value="0.829215873877536" calcext:value-type="float">
            <text:p>0.829215873877536</text:p>
          </table:table-cell>
          <table:table-cell office:value-type="float" office:value="-0.328292050225029" calcext:value-type="float">
            <text:p>-0.328292050225029</text:p>
          </table:table-cell>
          <table:table-cell office:value-type="float" office:value="0.208441975249335" calcext:value-type="float">
            <text:p>0.208441975249335</text:p>
          </table:table-cell>
          <table:table-cell office:value-type="float" office:value="0.81449020560988" calcext:value-type="float">
            <text:p>0.81449020560988</text:p>
          </table:table-cell>
          <table:table-cell office:value-type="float" office:value="-0.565389738099985" calcext:value-type="float">
            <text:p>-0.565389738099985</text:p>
          </table:table-cell>
          <table:table-cell office:value-type="float" office:value="0.727540418915098" calcext:value-type="float">
            <text:p>0.727540418915098</text:p>
          </table:table-cell>
          <table:table-cell office:value-type="float" office:value="0.0848779138719702" calcext:value-type="float">
            <text:p>0.08487791387197</text:p>
          </table:table-cell>
          <table:table-cell office:value-type="float" office:value="0.0248770053242239" calcext:value-type="float">
            <text:p>0.024877005324224</text:p>
          </table:table-cell>
          <table:table-cell office:value-type="float" office:value="-0.0268027842439921" calcext:value-type="float">
            <text:p>-0.026802784243992</text:p>
          </table:table-cell>
          <table:table-cell office:value-type="float" office:value="0.0102504346537211" calcext:value-type="float">
            <text:p>0.010250434653721</text:p>
          </table:table-cell>
          <table:table-cell office:value-type="float" office:value="-0.0697877892215861" calcext:value-type="float">
            <text:p>-0.069787789221586</text:p>
          </table:table-cell>
          <table:table-cell office:value-type="float" office:value="-0.0168027462832399" calcext:value-type="float">
            <text:p>-0.01680274628324</text:p>
          </table:table-cell>
        </table:table-row>
        <table:table-row table:style-name="ro1">
          <table:table-cell table:formula="of:=SQRT([.B451]^2+[.C451]^2+[.D451]^2)" office:value-type="float" office:value="3.24243247165371" calcext:value-type="float">
            <text:p>3.24243247165371</text:p>
          </table:table-cell>
          <table:table-cell office:value-type="float" office:value="3.06875183646493" calcext:value-type="float">
            <text:p>3.06875183646493</text:p>
          </table:table-cell>
          <table:table-cell office:value-type="float" office:value="0.227068363900006" calcext:value-type="float">
            <text:p>0.227068363900006</text:p>
          </table:table-cell>
          <table:table-cell office:value-type="float" office:value="1.02204229733574" calcext:value-type="float">
            <text:p>1.02204229733574</text:p>
          </table:table-cell>
          <table:table-cell office:value-type="float" office:value="0.398557249423527" calcext:value-type="float">
            <text:p>0.398557249423527</text:p>
          </table:table-cell>
          <table:table-cell office:value-type="float" office:value="0.0296798310724853" calcext:value-type="float">
            <text:p>0.029679831072485</text:p>
          </table:table-cell>
          <table:table-cell office:value-type="float" office:value="-2.40653699572229" calcext:value-type="float">
            <text:p>-2.40653699572229</text:p>
          </table:table-cell>
          <table:table-cell office:value-type="float" office:value="3.03426972780094" calcext:value-type="float">
            <text:p>3.03426972780094</text:p>
          </table:table-cell>
          <table:table-cell office:value-type="float" office:value="0.223735098304235" calcext:value-type="float">
            <text:p>0.223735098304235</text:p>
          </table:table-cell>
          <table:table-cell office:value-type="float" office:value="0.984062482123526" calcext:value-type="float">
            <text:p>0.984062482123526</text:p>
          </table:table-cell>
          <table:table-cell office:value-type="float" office:value="0.425480403380459" calcext:value-type="float">
            <text:p>0.425480403380459</text:p>
          </table:table-cell>
          <table:table-cell office:value-type="float" office:value="0.113201049078172" calcext:value-type="float">
            <text:p>0.113201049078172</text:p>
          </table:table-cell>
          <table:table-cell office:value-type="float" office:value="-2.37410544126612" calcext:value-type="float">
            <text:p>-2.37410544126612</text:p>
          </table:table-cell>
          <table:table-cell office:value-type="float" office:value="-0.034482108663989" calcext:value-type="float">
            <text:p>-0.034482108663989</text:p>
          </table:table-cell>
          <table:table-cell office:value-type="float" office:value="-0.00333326559577107" calcext:value-type="float">
            <text:p>-0.003333265595771</text:p>
          </table:table-cell>
          <table:table-cell office:value-type="float" office:value="-0.0379798152122142" calcext:value-type="float">
            <text:p>-0.037979815212214</text:p>
          </table:table-cell>
          <table:table-cell office:value-type="float" office:value="-0.075941262294065" calcext:value-type="float">
            <text:p>-0.075941262294065</text:p>
          </table:table-cell>
          <table:table-cell office:value-type="float" office:value="-0.0439678722303603" calcext:value-type="float">
            <text:p>-0.04396787223036</text:p>
          </table:table-cell>
          <table:table-cell office:value-type="float" office:value="0.0326845538966016" calcext:value-type="float">
            <text:p>0.032684553896602</text:p>
          </table:table-cell>
        </table:table-row>
        <table:table-row table:style-name="ro1">
          <table:table-cell table:formula="of:=SQRT([.B452]^2+[.C452]^2+[.D452]^2)" office:value-type="float" office:value="5.13871526327599" calcext:value-type="float">
            <text:p>5.13871526327599</text:p>
          </table:table-cell>
          <table:table-cell office:value-type="float" office:value="4.99009008265736" calcext:value-type="float">
            <text:p>4.99009008265736</text:p>
          </table:table-cell>
          <table:table-cell office:value-type="float" office:value="1.08659559352692" calcext:value-type="float">
            <text:p>1.08659559352692</text:p>
          </table:table-cell>
          <table:table-cell office:value-type="float" office:value="0.569829395624893" calcext:value-type="float">
            <text:p>0.569829395624893</text:p>
          </table:table-cell>
          <table:table-cell office:value-type="float" office:value="-0.762039106496798" calcext:value-type="float">
            <text:p>-0.762039106496798</text:p>
          </table:table-cell>
          <table:table-cell office:value-type="float" office:value="0.690194082255549" calcext:value-type="float">
            <text:p>0.690194082255549</text:p>
          </table:table-cell>
          <table:table-cell office:value-type="float" office:value="2.93362421169409" calcext:value-type="float">
            <text:p>2.93362421169409</text:p>
          </table:table-cell>
          <table:table-cell office:value-type="float" office:value="5.11525024971923" calcext:value-type="float">
            <text:p>5.11525024971923</text:p>
          </table:table-cell>
          <table:table-cell office:value-type="float" office:value="1.10232628133727" calcext:value-type="float">
            <text:p>1.10232628133727</text:p>
          </table:table-cell>
          <table:table-cell office:value-type="float" office:value="0.677106061375733" calcext:value-type="float">
            <text:p>0.677106061375733</text:p>
          </table:table-cell>
          <table:table-cell office:value-type="float" office:value="0.445628017424067" calcext:value-type="float">
            <text:p>0.445628017424067</text:p>
          </table:table-cell>
          <table:table-cell office:value-type="float" office:value="-0.318145188522531" calcext:value-type="float">
            <text:p>-0.318145188522531</text:p>
          </table:table-cell>
          <table:table-cell office:value-type="float" office:value="2.79020505685651" calcext:value-type="float">
            <text:p>2.79020505685651</text:p>
          </table:table-cell>
          <table:table-cell office:value-type="float" office:value="0.125160167061875" calcext:value-type="float">
            <text:p>0.125160167061875</text:p>
          </table:table-cell>
          <table:table-cell office:value-type="float" office:value="0.0157306878103469" calcext:value-type="float">
            <text:p>0.015730687810347</text:p>
          </table:table-cell>
          <table:table-cell office:value-type="float" office:value="0.10727666575084" calcext:value-type="float">
            <text:p>0.10727666575084</text:p>
          </table:table-cell>
          <table:table-cell office:value-type="float" office:value="-1.50753149443042" calcext:value-type="float">
            <text:p>-1.50753149443042</text:p>
          </table:table-cell>
          <table:table-cell office:value-type="float" office:value="0.265990882267734" calcext:value-type="float">
            <text:p>0.265990882267734</text:p>
          </table:table-cell>
          <table:table-cell office:value-type="float" office:value="0.395805750819664" calcext:value-type="float">
            <text:p>0.395805750819664</text:p>
          </table:table-cell>
        </table:table-row>
        <table:table-row table:style-name="ro1">
          <table:table-cell table:formula="of:=SQRT([.B453]^2+[.C453]^2+[.D453]^2)" office:value-type="float" office:value="5.3043875327704" calcext:value-type="float">
            <text:p>5.3043875327704</text:p>
          </table:table-cell>
          <table:table-cell office:value-type="float" office:value="4.30549188531767" calcext:value-type="float">
            <text:p>4.30549188531767</text:p>
          </table:table-cell>
          <table:table-cell office:value-type="float" office:value="2.38136744443768" calcext:value-type="float">
            <text:p>2.38136744443768</text:p>
          </table:table-cell>
          <table:table-cell office:value-type="float" office:value="1.9820080266856" calcext:value-type="float">
            <text:p>1.9820080266856</text:p>
          </table:table-cell>
          <table:table-cell office:value-type="float" office:value="-0.508572106014411" calcext:value-type="float">
            <text:p>-0.508572106014411</text:p>
          </table:table-cell>
          <table:table-cell office:value-type="float" office:value="0.161143507547968" calcext:value-type="float">
            <text:p>0.161143507547968</text:p>
          </table:table-cell>
          <table:table-cell office:value-type="float" office:value="0.890156948352086" calcext:value-type="float">
            <text:p>0.890156948352086</text:p>
          </table:table-cell>
          <table:table-cell office:value-type="float" office:value="4.31615004334026" calcext:value-type="float">
            <text:p>4.31615004334026</text:p>
          </table:table-cell>
          <table:table-cell office:value-type="float" office:value="2.39422120140549" calcext:value-type="float">
            <text:p>2.39422120140549</text:p>
          </table:table-cell>
          <table:table-cell office:value-type="float" office:value="1.87733657429774" calcext:value-type="float">
            <text:p>1.87733657429774</text:p>
          </table:table-cell>
          <table:table-cell office:value-type="float" office:value="-0.547212867760187" calcext:value-type="float">
            <text:p>-0.547212867760187</text:p>
          </table:table-cell>
          <table:table-cell office:value-type="float" office:value="0.046859795610251" calcext:value-type="float">
            <text:p>0.046859795610251</text:p>
          </table:table-cell>
          <table:table-cell office:value-type="float" office:value="0.952148940505593" calcext:value-type="float">
            <text:p>0.952148940505593</text:p>
          </table:table-cell>
          <table:table-cell office:value-type="float" office:value="0.01065815802259" calcext:value-type="float">
            <text:p>0.01065815802259</text:p>
          </table:table-cell>
          <table:table-cell office:value-type="float" office:value="0.0128537569678162" calcext:value-type="float">
            <text:p>0.012853756967816</text:p>
          </table:table-cell>
          <table:table-cell office:value-type="float" office:value="-0.104671452387861" calcext:value-type="float">
            <text:p>-0.104671452387861</text:p>
          </table:table-cell>
          <table:table-cell office:value-type="float" office:value="-0.113154766102141" calcext:value-type="float">
            <text:p>-0.113154766102141</text:p>
          </table:table-cell>
          <table:table-cell office:value-type="float" office:value="-0.0417079298853809" calcext:value-type="float">
            <text:p>-0.041707929885381</text:p>
          </table:table-cell>
          <table:table-cell office:value-type="float" office:value="0.0556108891993712" calcext:value-type="float">
            <text:p>0.055610889199371</text:p>
          </table:table-cell>
        </table:table-row>
        <table:table-row table:style-name="ro1">
          <table:table-cell table:formula="of:=SQRT([.B454]^2+[.C454]^2+[.D454]^2)" office:value-type="float" office:value="1.9760100242104" calcext:value-type="float">
            <text:p>1.9760100242104</text:p>
          </table:table-cell>
          <table:table-cell office:value-type="float" office:value="1.85763079037521" calcext:value-type="float">
            <text:p>1.85763079037521</text:p>
          </table:table-cell>
          <table:table-cell office:value-type="float" office:value="0.439681726981525" calcext:value-type="float">
            <text:p>0.439681726981525</text:p>
          </table:table-cell>
          <table:table-cell office:value-type="float" office:value="0.510395377514826" calcext:value-type="float">
            <text:p>0.510395377514826</text:p>
          </table:table-cell>
          <table:table-cell office:value-type="float" office:value="-0.170626031855448" calcext:value-type="float">
            <text:p>-0.170626031855448</text:p>
          </table:table-cell>
          <table:table-cell office:value-type="float" office:value="0.155278522023123" calcext:value-type="float">
            <text:p>0.155278522023123</text:p>
          </table:table-cell>
          <table:table-cell office:value-type="float" office:value="1.94953664461441" calcext:value-type="float">
            <text:p>1.94953664461441</text:p>
          </table:table-cell>
          <table:table-cell office:value-type="float" office:value="1.87323601822028" calcext:value-type="float">
            <text:p>1.87323601822028</text:p>
          </table:table-cell>
          <table:table-cell office:value-type="float" office:value="0.438229462042845" calcext:value-type="float">
            <text:p>0.438229462042845</text:p>
          </table:table-cell>
          <table:table-cell office:value-type="float" office:value="0.481664038940646" calcext:value-type="float">
            <text:p>0.481664038940646</text:p>
          </table:table-cell>
          <table:table-cell office:value-type="float" office:value="-0.146397184425577" calcext:value-type="float">
            <text:p>-0.146397184425577</text:p>
          </table:table-cell>
          <table:table-cell office:value-type="float" office:value="0.122832501260108" calcext:value-type="float">
            <text:p>0.122832501260108</text:p>
          </table:table-cell>
          <table:table-cell office:value-type="float" office:value="1.93776367166456" calcext:value-type="float">
            <text:p>1.93776367166456</text:p>
          </table:table-cell>
          <table:table-cell office:value-type="float" office:value="0.0156052278450674" calcext:value-type="float">
            <text:p>0.015605227845067</text:p>
          </table:table-cell>
          <table:table-cell office:value-type="float" office:value="-0.00145226493867917" calcext:value-type="float">
            <text:p>-0.001452264938679</text:p>
          </table:table-cell>
          <table:table-cell office:value-type="float" office:value="-0.0287313385741801" calcext:value-type="float">
            <text:p>-0.02873133857418</text:p>
          </table:table-cell>
          <table:table-cell office:value-type="float" office:value="-0.0390016989734341" calcext:value-type="float">
            <text:p>-0.039001698973434</text:p>
          </table:table-cell>
          <table:table-cell office:value-type="float" office:value="-0.0103619972017155" calcext:value-type="float">
            <text:p>-0.010361997201716</text:p>
          </table:table-cell>
          <table:table-cell office:value-type="float" office:value="-0.00861615762287471" calcext:value-type="float">
            <text:p>-0.008616157622875</text:p>
          </table:table-cell>
        </table:table-row>
        <table:table-row table:style-name="ro1">
          <table:table-cell table:formula="of:=SQRT([.B455]^2+[.C455]^2+[.D455]^2)" office:value-type="float" office:value="7.25336032538561" calcext:value-type="float">
            <text:p>7.25336032538561</text:p>
          </table:table-cell>
          <table:table-cell office:value-type="float" office:value="5.99068542295616" calcext:value-type="float">
            <text:p>5.99068542295616</text:p>
          </table:table-cell>
          <table:table-cell office:value-type="float" office:value="3.14821553410661" calcext:value-type="float">
            <text:p>3.14821553410661</text:p>
          </table:table-cell>
          <table:table-cell office:value-type="float" office:value="2.60991630591259" calcext:value-type="float">
            <text:p>2.60991630591259</text:p>
          </table:table-cell>
          <table:table-cell office:value-type="float" office:value="0.165108532669119" calcext:value-type="float">
            <text:p>0.165108532669119</text:p>
          </table:table-cell>
          <table:table-cell office:value-type="float" office:value="-0.278476468329634" calcext:value-type="float">
            <text:p>-0.278476468329634</text:p>
          </table:table-cell>
          <table:table-cell office:value-type="float" office:value="-1.82390476664737" calcext:value-type="float">
            <text:p>-1.82390476664737</text:p>
          </table:table-cell>
          <table:table-cell office:value-type="float" office:value="6.0639683930236" calcext:value-type="float">
            <text:p>6.0639683930236</text:p>
          </table:table-cell>
          <table:table-cell office:value-type="float" office:value="3.21258921311283" calcext:value-type="float">
            <text:p>3.21258921311283</text:p>
          </table:table-cell>
          <table:table-cell office:value-type="float" office:value="2.53765815315181" calcext:value-type="float">
            <text:p>2.53765815315181</text:p>
          </table:table-cell>
          <table:table-cell office:value-type="float" office:value="-1.18939306816392" calcext:value-type="float">
            <text:p>-1.18939306816392</text:p>
          </table:table-cell>
          <table:table-cell office:value-type="float" office:value="-0.312377960455508" calcext:value-type="float">
            <text:p>-0.312377960455508</text:p>
          </table:table-cell>
          <table:table-cell office:value-type="float" office:value="-1.87101726026206" calcext:value-type="float">
            <text:p>-1.87101726026206</text:p>
          </table:table-cell>
          <table:table-cell office:value-type="float" office:value="0.0732829700674396" calcext:value-type="float">
            <text:p>0.07328297006744</text:p>
          </table:table-cell>
          <table:table-cell office:value-type="float" office:value="0.0643736790062151" calcext:value-type="float">
            <text:p>0.064373679006215</text:p>
          </table:table-cell>
          <table:table-cell office:value-type="float" office:value="-0.0722581527607793" calcext:value-type="float">
            <text:p>-0.072258152760779</text:p>
          </table:table-cell>
          <table:table-cell office:value-type="float" office:value="1.02696082748728" calcext:value-type="float">
            <text:p>1.02696082748728</text:p>
          </table:table-cell>
          <table:table-cell office:value-type="float" office:value="-0.997070476976162" calcext:value-type="float">
            <text:p>-0.997070476976162</text:p>
          </table:table-cell>
          <table:table-cell office:value-type="float" office:value="1.00865469456395" calcext:value-type="float">
            <text:p>1.00865469456395</text:p>
          </table:table-cell>
        </table:table-row>
        <table:table-row table:style-name="ro1">
          <table:table-cell table:formula="of:=SQRT([.B456]^2+[.C456]^2+[.D456]^2)" office:value-type="float" office:value="4.74876881179676" calcext:value-type="float">
            <text:p>4.74876881179676</text:p>
          </table:table-cell>
          <table:table-cell office:value-type="float" office:value="3.85134156102042" calcext:value-type="float">
            <text:p>3.85134156102042</text:p>
          </table:table-cell>
          <table:table-cell office:value-type="float" office:value="2.476448193106" calcext:value-type="float">
            <text:p>2.476448193106</text:p>
          </table:table-cell>
          <table:table-cell office:value-type="float" office:value="1.25903842479586" calcext:value-type="float">
            <text:p>1.25903842479586</text:p>
          </table:table-cell>
          <table:table-cell office:value-type="float" office:value="0.264855903389332" calcext:value-type="float">
            <text:p>0.264855903389332</text:p>
          </table:table-cell>
          <table:table-cell office:value-type="float" office:value="-0.166579430495974" calcext:value-type="float">
            <text:p>-0.166579430495974</text:p>
          </table:table-cell>
          <table:table-cell office:value-type="float" office:value="0.232202135754114" calcext:value-type="float">
            <text:p>0.232202135754114</text:p>
          </table:table-cell>
          <table:table-cell office:value-type="float" office:value="3.89551425830433" calcext:value-type="float">
            <text:p>3.89551425830433</text:p>
          </table:table-cell>
          <table:table-cell office:value-type="float" office:value="2.48950995154485" calcext:value-type="float">
            <text:p>2.48950995154485</text:p>
          </table:table-cell>
          <table:table-cell office:value-type="float" office:value="1.21102810446309" calcext:value-type="float">
            <text:p>1.21102810446309</text:p>
          </table:table-cell>
          <table:table-cell office:value-type="float" office:value="0.203541919071076" calcext:value-type="float">
            <text:p>0.203541919071076</text:p>
          </table:table-cell>
          <table:table-cell office:value-type="float" office:value="-0.22263851825369" calcext:value-type="float">
            <text:p>-0.22263851825369</text:p>
          </table:table-cell>
          <table:table-cell office:value-type="float" office:value="0.229296584692065" calcext:value-type="float">
            <text:p>0.229296584692065</text:p>
          </table:table-cell>
          <table:table-cell office:value-type="float" office:value="0.0441726972839081" calcext:value-type="float">
            <text:p>0.044172697283908</text:p>
          </table:table-cell>
          <table:table-cell office:value-type="float" office:value="0.0130617584388486" calcext:value-type="float">
            <text:p>0.013061758438849</text:p>
          </table:table-cell>
          <table:table-cell office:value-type="float" office:value="-0.0480103203327664" calcext:value-type="float">
            <text:p>-0.048010320332767</text:p>
          </table:table-cell>
          <table:table-cell office:value-type="float" office:value="-0.0712431231735225" calcext:value-type="float">
            <text:p>-0.071243123173523</text:p>
          </table:table-cell>
          <table:table-cell office:value-type="float" office:value="-0.0410805170469484" calcext:value-type="float">
            <text:p>-0.041080517046948</text:p>
          </table:table-cell>
          <table:table-cell office:value-type="float" office:value="0.0074955858707364" calcext:value-type="float">
            <text:p>0.007495585870736</text:p>
          </table:table-cell>
        </table:table-row>
        <table:table-row table:style-name="ro1">
          <table:table-cell table:formula="of:=SQRT([.B457]^2+[.C457]^2+[.D457]^2)" office:value-type="float" office:value="5.5779533277062" calcext:value-type="float">
            <text:p>5.5779533277062</text:p>
          </table:table-cell>
          <table:table-cell office:value-type="float" office:value="5.28337731830117" calcext:value-type="float">
            <text:p>5.28337731830117</text:p>
          </table:table-cell>
          <table:table-cell office:value-type="float" office:value="-0.182195172062405" calcext:value-type="float">
            <text:p>-0.182195172062405</text:p>
          </table:table-cell>
          <table:table-cell office:value-type="float" office:value="1.77940786718689" calcext:value-type="float">
            <text:p>1.77940786718689</text:p>
          </table:table-cell>
          <table:table-cell office:value-type="float" office:value="0.29228783331153" calcext:value-type="float">
            <text:p>0.29228783331153</text:p>
          </table:table-cell>
          <table:table-cell office:value-type="float" office:value="-0.626568486776598" calcext:value-type="float">
            <text:p>-0.626568486776598</text:p>
          </table:table-cell>
          <table:table-cell office:value-type="float" office:value="-3.1325336915425" calcext:value-type="float">
            <text:p>-3.1325336915425</text:p>
          </table:table-cell>
          <table:table-cell office:value-type="float" office:value="5.28826815893665" calcext:value-type="float">
            <text:p>5.28826815893665</text:p>
          </table:table-cell>
          <table:table-cell office:value-type="float" office:value="-0.208056057321273" calcext:value-type="float">
            <text:p>-0.208056057321273</text:p>
          </table:table-cell>
          <table:table-cell office:value-type="float" office:value="1.78725223140148" calcext:value-type="float">
            <text:p>1.78725223140148</text:p>
          </table:table-cell>
          <table:table-cell office:value-type="float" office:value="0.332205871226827" calcext:value-type="float">
            <text:p>0.332205871226827</text:p>
          </table:table-cell>
          <table:table-cell office:value-type="float" office:value="-0.591283917369699" calcext:value-type="float">
            <text:p>-0.591283917369699</text:p>
          </table:table-cell>
          <table:table-cell office:value-type="float" office:value="-3.07728343031867" calcext:value-type="float">
            <text:p>-3.07728343031867</text:p>
          </table:table-cell>
          <table:table-cell office:value-type="float" office:value="0.00489084063548528" calcext:value-type="float">
            <text:p>0.004890840635485</text:p>
          </table:table-cell>
          <table:table-cell office:value-type="float" office:value="-0.0258608852588674" calcext:value-type="float">
            <text:p>-0.025860885258868</text:p>
          </table:table-cell>
          <table:table-cell office:value-type="float" office:value="0.00784436421458845" calcext:value-type="float">
            <text:p>0.007844364214588</text:p>
          </table:table-cell>
          <table:table-cell office:value-type="float" office:value="-0.0334731525336895" calcext:value-type="float">
            <text:p>-0.03347315253369</text:p>
          </table:table-cell>
          <table:table-cell office:value-type="float" office:value="-0.0345947690721848" calcext:value-type="float">
            <text:p>-0.034594769072185</text:p>
          </table:table-cell>
          <table:table-cell office:value-type="float" office:value="0.0318329590186508" calcext:value-type="float">
            <text:p>0.031832959018651</text:p>
          </table:table-cell>
        </table:table-row>
        <table:table-row table:style-name="ro1">
          <table:table-cell table:formula="of:=SQRT([.B458]^2+[.C458]^2+[.D458]^2)" office:value-type="float" office:value="3.71024219229285" calcext:value-type="float">
            <text:p>3.71024219229285</text:p>
          </table:table-cell>
          <table:table-cell office:value-type="float" office:value="3.33262151058214" calcext:value-type="float">
            <text:p>3.33262151058214</text:p>
          </table:table-cell>
          <table:table-cell office:value-type="float" office:value="-0.330148151297529" calcext:value-type="float">
            <text:p>-0.330148151297529</text:p>
          </table:table-cell>
          <table:table-cell office:value-type="float" office:value="1.59703888207835" calcext:value-type="float">
            <text:p>1.59703888207835</text:p>
          </table:table-cell>
          <table:table-cell office:value-type="float" office:value="-0.225673475909017" calcext:value-type="float">
            <text:p>-0.225673475909017</text:p>
          </table:table-cell>
          <table:table-cell office:value-type="float" office:value="-0.412941043614571" calcext:value-type="float">
            <text:p>-0.412941043614571</text:p>
          </table:table-cell>
          <table:table-cell office:value-type="float" office:value="1.85391671040107" calcext:value-type="float">
            <text:p>1.85391671040107</text:p>
          </table:table-cell>
          <table:table-cell office:value-type="float" office:value="3.2893248040521" calcext:value-type="float">
            <text:p>3.2893248040521</text:p>
          </table:table-cell>
          <table:table-cell office:value-type="float" office:value="-0.328985046720239" calcext:value-type="float">
            <text:p>-0.328985046720239</text:p>
          </table:table-cell>
          <table:table-cell office:value-type="float" office:value="1.51152768006377" calcext:value-type="float">
            <text:p>1.51152768006377</text:p>
          </table:table-cell>
          <table:table-cell office:value-type="float" office:value="-0.19781201537569" calcext:value-type="float">
            <text:p>-0.19781201537569</text:p>
          </table:table-cell>
          <table:table-cell office:value-type="float" office:value="-0.417576760721165" calcext:value-type="float">
            <text:p>-0.417576760721165</text:p>
          </table:table-cell>
          <table:table-cell office:value-type="float" office:value="1.87401879591566" calcext:value-type="float">
            <text:p>1.87401879591566</text:p>
          </table:table-cell>
          <table:table-cell office:value-type="float" office:value="-0.0432967065300463" calcext:value-type="float">
            <text:p>-0.043296706530046</text:p>
          </table:table-cell>
          <table:table-cell office:value-type="float" office:value="0.00116310457729052" calcext:value-type="float">
            <text:p>0.001163104577291</text:p>
          </table:table-cell>
          <table:table-cell office:value-type="float" office:value="-0.0855112020145779" calcext:value-type="float">
            <text:p>-0.085511202014578</text:p>
          </table:table-cell>
          <table:table-cell office:value-type="float" office:value="-0.0117047299654303" calcext:value-type="float">
            <text:p>-0.01170472996543</text:p>
          </table:table-cell>
          <table:table-cell office:value-type="float" office:value="-0.0231176750833586" calcext:value-type="float">
            <text:p>-0.023117675083359</text:p>
          </table:table-cell>
          <table:table-cell office:value-type="float" office:value="0.00872608482893122" calcext:value-type="float">
            <text:p>0.008726084828931</text:p>
          </table:table-cell>
        </table:table-row>
        <table:table-row table:style-name="ro1">
          <table:table-cell table:formula="of:=SQRT([.B459]^2+[.C459]^2+[.D459]^2)" office:value-type="float" office:value="6.52933666931814" calcext:value-type="float">
            <text:p>6.52933666931814</text:p>
          </table:table-cell>
          <table:table-cell office:value-type="float" office:value="5.20008353620642" calcext:value-type="float">
            <text:p>5.20008353620642</text:p>
          </table:table-cell>
          <table:table-cell office:value-type="float" office:value="-3.41342188805494" calcext:value-type="float">
            <text:p>-3.41342188805494</text:p>
          </table:table-cell>
          <table:table-cell office:value-type="float" office:value="1.98492306448511" calcext:value-type="float">
            <text:p>1.98492306448511</text:p>
          </table:table-cell>
          <table:table-cell office:value-type="float" office:value="-0.176192023779962" calcext:value-type="float">
            <text:p>-0.176192023779962</text:p>
          </table:table-cell>
          <table:table-cell office:value-type="float" office:value="-0.507747959510853" calcext:value-type="float">
            <text:p>-0.507747959510853</text:p>
          </table:table-cell>
          <table:table-cell office:value-type="float" office:value="-1.09299726294312" calcext:value-type="float">
            <text:p>-1.09299726294312</text:p>
          </table:table-cell>
          <table:table-cell office:value-type="float" office:value="5.22873577524048" calcext:value-type="float">
            <text:p>5.22873577524048</text:p>
          </table:table-cell>
          <table:table-cell office:value-type="float" office:value="-3.48058852017296" calcext:value-type="float">
            <text:p>-3.48058852017296</text:p>
          </table:table-cell>
          <table:table-cell office:value-type="float" office:value="1.9605904222948" calcext:value-type="float">
            <text:p>1.9605904222948</text:p>
          </table:table-cell>
          <table:table-cell office:value-type="float" office:value="-0.213994045151404" calcext:value-type="float">
            <text:p>-0.213994045151404</text:p>
          </table:table-cell>
          <table:table-cell office:value-type="float" office:value="-0.568223641025956" calcext:value-type="float">
            <text:p>-0.568223641025956</text:p>
          </table:table-cell>
          <table:table-cell office:value-type="float" office:value="-1.11509974878377" calcext:value-type="float">
            <text:p>-1.11509974878377</text:p>
          </table:table-cell>
          <table:table-cell office:value-type="float" office:value="0.0286522390340656" calcext:value-type="float">
            <text:p>0.028652239034066</text:p>
          </table:table-cell>
          <table:table-cell office:value-type="float" office:value="-0.0671666321180204" calcext:value-type="float">
            <text:p>-0.067166632118021</text:p>
          </table:table-cell>
          <table:table-cell office:value-type="float" office:value="-0.0243326421903118" calcext:value-type="float">
            <text:p>-0.024332642190312</text:p>
          </table:table-cell>
          <table:table-cell office:value-type="float" office:value="0.0393552165961832" calcext:value-type="float">
            <text:p>0.039355216596183</text:p>
          </table:table-cell>
          <table:table-cell office:value-type="float" office:value="-0.0562423851287424" calcext:value-type="float">
            <text:p>-0.056242385128742</text:p>
          </table:table-cell>
          <table:table-cell office:value-type="float" office:value="-0.00161474186167077" calcext:value-type="float">
            <text:p>-0.001614741861671</text:p>
          </table:table-cell>
        </table:table-row>
        <table:table-row table:style-name="ro1">
          <table:table-cell table:formula="of:=SQRT([.B460]^2+[.C460]^2+[.D460]^2)" office:value-type="float" office:value="4.73776478798266" calcext:value-type="float">
            <text:p>4.73776478798266</text:p>
          </table:table-cell>
          <table:table-cell office:value-type="float" office:value="4.27445522982753" calcext:value-type="float">
            <text:p>4.27445522982753</text:p>
          </table:table-cell>
          <table:table-cell office:value-type="float" office:value="-1.4286951480079" calcext:value-type="float">
            <text:p>-1.4286951480079</text:p>
          </table:table-cell>
          <table:table-cell office:value-type="float" office:value="1.46091678356678" calcext:value-type="float">
            <text:p>1.46091678356678</text:p>
          </table:table-cell>
          <table:table-cell office:value-type="float" office:value="0.00588522523489488" calcext:value-type="float">
            <text:p>0.005885225234895</text:p>
          </table:table-cell>
          <table:table-cell office:value-type="float" office:value="0.62272956534437" calcext:value-type="float">
            <text:p>0.62272956534437</text:p>
          </table:table-cell>
          <table:table-cell office:value-type="float" office:value="2.25295106848113" calcext:value-type="float">
            <text:p>2.25295106848113</text:p>
          </table:table-cell>
          <table:table-cell office:value-type="float" office:value="4.21695701547059" calcext:value-type="float">
            <text:p>4.21695701547059</text:p>
          </table:table-cell>
          <table:table-cell office:value-type="float" office:value="-1.44234630172802" calcext:value-type="float">
            <text:p>-1.44234630172802</text:p>
          </table:table-cell>
          <table:table-cell office:value-type="float" office:value="1.42778545706317" calcext:value-type="float">
            <text:p>1.42778545706317</text:p>
          </table:table-cell>
          <table:table-cell office:value-type="float" office:value="-0.0399177433013245" calcext:value-type="float">
            <text:p>-0.039917743301325</text:p>
          </table:table-cell>
          <table:table-cell office:value-type="float" office:value="0.626863394318329" calcext:value-type="float">
            <text:p>0.626863394318329</text:p>
          </table:table-cell>
          <table:table-cell office:value-type="float" office:value="2.29589113142636" calcext:value-type="float">
            <text:p>2.29589113142636</text:p>
          </table:table-cell>
          <table:table-cell office:value-type="float" office:value="-0.0574982143569436" calcext:value-type="float">
            <text:p>-0.057498214356944</text:p>
          </table:table-cell>
          <table:table-cell office:value-type="float" office:value="-0.0136511537201225" calcext:value-type="float">
            <text:p>-0.013651153720123</text:p>
          </table:table-cell>
          <table:table-cell office:value-type="float" office:value="-0.0331313265036093" calcext:value-type="float">
            <text:p>-0.033131326503609</text:p>
          </table:table-cell>
          <table:table-cell office:value-type="float" office:value="0.0269842664385305" calcext:value-type="float">
            <text:p>0.026984266438531</text:p>
          </table:table-cell>
          <table:table-cell office:value-type="float" office:value="0.0258676077565085" calcext:value-type="float">
            <text:p>0.025867607756509</text:p>
          </table:table-cell>
          <table:table-cell office:value-type="float" office:value="0.0157962424768452" calcext:value-type="float">
            <text:p>0.015796242476845</text:p>
          </table:table-cell>
        </table:table-row>
        <table:table-row table:style-name="ro1">
          <table:table-cell table:formula="of:=SQRT([.B461]^2+[.C461]^2+[.D461]^2)" office:value-type="float" office:value="4.2295528739322" calcext:value-type="float">
            <text:p>4.2295528739322</text:p>
          </table:table-cell>
          <table:table-cell office:value-type="float" office:value="3.75302299277386" calcext:value-type="float">
            <text:p>3.75302299277386</text:p>
          </table:table-cell>
          <table:table-cell office:value-type="float" office:value="1.65204417517279" calcext:value-type="float">
            <text:p>1.65204417517279</text:p>
          </table:table-cell>
          <table:table-cell office:value-type="float" office:value="1.03667061903795" calcext:value-type="float">
            <text:p>1.03667061903795</text:p>
          </table:table-cell>
          <table:table-cell office:value-type="float" office:value="-0.280538376886713" calcext:value-type="float">
            <text:p>-0.280538376886713</text:p>
          </table:table-cell>
          <table:table-cell office:value-type="float" office:value="0.0619243508196643" calcext:value-type="float">
            <text:p>0.061924350819664</text:p>
          </table:table-cell>
          <table:table-cell office:value-type="float" office:value="2.93511976043546" calcext:value-type="float">
            <text:p>2.93511976043546</text:p>
          </table:table-cell>
          <table:table-cell office:value-type="float" office:value="3.70330510202843" calcext:value-type="float">
            <text:p>3.70330510202843</text:p>
          </table:table-cell>
          <table:table-cell office:value-type="float" office:value="1.62434239279116" calcext:value-type="float">
            <text:p>1.62434239279116</text:p>
          </table:table-cell>
          <table:table-cell office:value-type="float" office:value="0.999965520337171" calcext:value-type="float">
            <text:p>0.999965520337171</text:p>
          </table:table-cell>
          <table:table-cell office:value-type="float" office:value="-0.361665244670297" calcext:value-type="float">
            <text:p>-0.361665244670297</text:p>
          </table:table-cell>
          <table:table-cell office:value-type="float" office:value="0.639422962173953" calcext:value-type="float">
            <text:p>0.639422962173953</text:p>
          </table:table-cell>
          <table:table-cell office:value-type="float" office:value="3.10299096550322" calcext:value-type="float">
            <text:p>3.10299096550322</text:p>
          </table:table-cell>
          <table:table-cell office:value-type="float" office:value="-0.0497178907454257" calcext:value-type="float">
            <text:p>-0.049717890745426</text:p>
          </table:table-cell>
          <table:table-cell office:value-type="float" office:value="-0.0277017823816255" calcext:value-type="float">
            <text:p>-0.027701782381626</text:p>
          </table:table-cell>
          <table:table-cell office:value-type="float" office:value="-0.0367050987007792" calcext:value-type="float">
            <text:p>-0.036705098700779</text:p>
          </table:table-cell>
          <table:table-cell office:value-type="float" office:value="0.207232542541269" calcext:value-type="float">
            <text:p>0.207232542541269</text:p>
          </table:table-cell>
          <table:table-cell office:value-type="float" office:value="-0.548212985849161" calcext:value-type="float">
            <text:p>-0.548212985849161</text:p>
          </table:table-cell>
          <table:table-cell office:value-type="float" office:value="0.197247436111829" calcext:value-type="float">
            <text:p>0.197247436111829</text:p>
          </table:table-cell>
        </table:table-row>
        <table:table-row table:style-name="ro1">
          <table:table-cell table:formula="of:=SQRT([.B462]^2+[.C462]^2+[.D462]^2)" office:value-type="float" office:value="5.68062854368661" calcext:value-type="float">
            <text:p>5.68062854368661</text:p>
          </table:table-cell>
          <table:table-cell office:value-type="float" office:value="5.18378858571475" calcext:value-type="float">
            <text:p>5.18378858571475</text:p>
          </table:table-cell>
          <table:table-cell office:value-type="float" office:value="-2.31719245291131" calcext:value-type="float">
            <text:p>-2.31719245291131</text:p>
          </table:table-cell>
          <table:table-cell office:value-type="float" office:value="0.168806653101906" calcext:value-type="float">
            <text:p>0.168806653101906</text:p>
          </table:table-cell>
          <table:table-cell office:value-type="float" office:value="0.302133755642516" calcext:value-type="float">
            <text:p>0.302133755642516</text:p>
          </table:table-cell>
          <table:table-cell office:value-type="float" office:value="-0.175350026081613" calcext:value-type="float">
            <text:p>-0.175350026081613</text:p>
          </table:table-cell>
          <table:table-cell office:value-type="float" office:value="-2.90756462521402" calcext:value-type="float">
            <text:p>-2.90756462521402</text:p>
          </table:table-cell>
          <table:table-cell office:value-type="float" office:value="5.20192241031009" calcext:value-type="float">
            <text:p>5.20192241031009</text:p>
          </table:table-cell>
          <table:table-cell office:value-type="float" office:value="-2.35741122904964" calcext:value-type="float">
            <text:p>-2.35741122904964</text:p>
          </table:table-cell>
          <table:table-cell office:value-type="float" office:value="0.315287622673462" calcext:value-type="float">
            <text:p>0.315287622673462</text:p>
          </table:table-cell>
          <table:table-cell office:value-type="float" office:value="0.57243950389547" calcext:value-type="float">
            <text:p>0.57243950389547</text:p>
          </table:table-cell>
          <table:table-cell office:value-type="float" office:value="0.472896807956289" calcext:value-type="float">
            <text:p>0.472896807956289</text:p>
          </table:table-cell>
          <table:table-cell office:value-type="float" office:value="3.08129300892017" calcext:value-type="float">
            <text:p>3.08129300892017</text:p>
          </table:table-cell>
          <table:table-cell office:value-type="float" office:value="0.0181338245953446" calcext:value-type="float">
            <text:p>0.018133824595345</text:p>
          </table:table-cell>
          <table:table-cell office:value-type="float" office:value="-0.0402187761383401" calcext:value-type="float">
            <text:p>-0.04021877613834</text:p>
          </table:table-cell>
          <table:table-cell office:value-type="float" office:value="0.146480969571556" calcext:value-type="float">
            <text:p>0.146480969571556</text:p>
          </table:table-cell>
          <table:table-cell office:value-type="float" office:value="-0.450277055251753" calcext:value-type="float">
            <text:p>-0.450277055251753</text:p>
          </table:table-cell>
          <table:table-cell office:value-type="float" office:value="-0.5547351395022" calcext:value-type="float">
            <text:p>-0.5547351395022</text:p>
          </table:table-cell>
          <table:table-cell office:value-type="float" office:value="-0.382031111564958" calcext:value-type="float">
            <text:p>-0.382031111564958</text:p>
          </table:table-cell>
        </table:table-row>
        <table:table-row table:style-name="ro1">
          <table:table-cell table:formula="of:=SQRT([.B463]^2+[.C463]^2+[.D463]^2)" office:value-type="float" office:value="1.08219628800794" calcext:value-type="float">
            <text:p>1.08219628800794</text:p>
          </table:table-cell>
          <table:table-cell office:value-type="float" office:value="0.856667204190485" calcext:value-type="float">
            <text:p>0.856667204190485</text:p>
          </table:table-cell>
          <table:table-cell office:value-type="float" office:value="-0.546918250341461" calcext:value-type="float">
            <text:p>-0.546918250341461</text:p>
          </table:table-cell>
          <table:table-cell office:value-type="float" office:value="0.371686069803623" calcext:value-type="float">
            <text:p>0.371686069803623</text:p>
          </table:table-cell>
          <table:table-cell office:value-type="float" office:value="0.305959473900775" calcext:value-type="float">
            <text:p>0.305959473900775</text:p>
          </table:table-cell>
          <table:table-cell office:value-type="float" office:value="0.416019361123302" calcext:value-type="float">
            <text:p>0.416019361123302</text:p>
          </table:table-cell>
          <table:table-cell office:value-type="float" office:value="0.518077724386487" calcext:value-type="float">
            <text:p>0.518077724386487</text:p>
          </table:table-cell>
          <table:table-cell office:value-type="float" office:value="0.938752480579486" calcext:value-type="float">
            <text:p>0.938752480579486</text:p>
          </table:table-cell>
          <table:table-cell office:value-type="float" office:value="-0.522228677791379" calcext:value-type="float">
            <text:p>-0.522228677791379</text:p>
          </table:table-cell>
          <table:table-cell office:value-type="float" office:value="0.340559600989005" calcext:value-type="float">
            <text:p>0.340559600989005</text:p>
          </table:table-cell>
          <table:table-cell office:value-type="float" office:value="0.350470173050268" calcext:value-type="float">
            <text:p>0.350470173050268</text:p>
          </table:table-cell>
          <table:table-cell office:value-type="float" office:value="0.375210002288112" calcext:value-type="float">
            <text:p>0.375210002288112</text:p>
          </table:table-cell>
          <table:table-cell office:value-type="float" office:value="0.477063119617533" calcext:value-type="float">
            <text:p>0.477063119617533</text:p>
          </table:table-cell>
          <table:table-cell office:value-type="float" office:value="0.0820852763890013" calcext:value-type="float">
            <text:p>0.082085276389001</text:p>
          </table:table-cell>
          <table:table-cell office:value-type="float" office:value="0.0246895725500823" calcext:value-type="float">
            <text:p>0.024689572550082</text:p>
          </table:table-cell>
          <table:table-cell office:value-type="float" office:value="-0.0311264688146183" calcext:value-type="float">
            <text:p>-0.031126468814618</text:p>
          </table:table-cell>
          <table:table-cell office:value-type="float" office:value="0.0159737732949274" calcext:value-type="float">
            <text:p>0.015973773294928</text:p>
          </table:table-cell>
          <table:table-cell office:value-type="float" office:value="-0.0556513551942706" calcext:value-type="float">
            <text:p>-0.055651355194271</text:p>
          </table:table-cell>
          <table:table-cell office:value-type="float" office:value="-0.0234106844711537" calcext:value-type="float">
            <text:p>-0.023410684471154</text:p>
          </table:table-cell>
        </table:table-row>
        <table:table-row table:style-name="ro1">
          <table:table-cell table:formula="of:=SQRT([.B464]^2+[.C464]^2+[.D464]^2)" office:value-type="float" office:value="5.58088659626582" calcext:value-type="float">
            <text:p>5.58088659626582</text:p>
          </table:table-cell>
          <table:table-cell office:value-type="float" office:value="4.06203535025958" calcext:value-type="float">
            <text:p>4.06203535025958</text:p>
          </table:table-cell>
          <table:table-cell office:value-type="float" office:value="-3.43750567354432" calcext:value-type="float">
            <text:p>-3.43750567354432</text:p>
          </table:table-cell>
          <table:table-cell office:value-type="float" office:value="1.68217679153281" calcext:value-type="float">
            <text:p>1.68217679153281</text:p>
          </table:table-cell>
          <table:table-cell office:value-type="float" office:value="-0.714378096572986" calcext:value-type="float">
            <text:p>-0.714378096572986</text:p>
          </table:table-cell>
          <table:table-cell office:value-type="float" office:value="0.126872425417939" calcext:value-type="float">
            <text:p>0.126872425417939</text:p>
          </table:table-cell>
          <table:table-cell office:value-type="float" office:value="1.85053546092662" calcext:value-type="float">
            <text:p>1.85053546092662</text:p>
          </table:table-cell>
          <table:table-cell office:value-type="float" office:value="4.25250638070123" calcext:value-type="float">
            <text:p>4.25250638070123</text:p>
          </table:table-cell>
          <table:table-cell office:value-type="float" office:value="-3.58932750778721" calcext:value-type="float">
            <text:p>-3.58932750778721</text:p>
          </table:table-cell>
          <table:table-cell office:value-type="float" office:value="1.70035442552398" calcext:value-type="float">
            <text:p>1.70035442552398</text:p>
          </table:table-cell>
          <table:table-cell office:value-type="float" office:value="2.31256450292317" calcext:value-type="float">
            <text:p>2.31256450292317</text:p>
          </table:table-cell>
          <table:table-cell office:value-type="float" office:value="-0.763131801634451" calcext:value-type="float">
            <text:p>-0.763131801634451</text:p>
          </table:table-cell>
          <table:table-cell office:value-type="float" office:value="2.74754223666367" calcext:value-type="float">
            <text:p>2.74754223666367</text:p>
          </table:table-cell>
          <table:table-cell office:value-type="float" office:value="0.190471030441652" calcext:value-type="float">
            <text:p>0.190471030441652</text:p>
          </table:table-cell>
          <table:table-cell office:value-type="float" office:value="-0.151821834242886" calcext:value-type="float">
            <text:p>-0.151821834242886</text:p>
          </table:table-cell>
          <table:table-cell office:value-type="float" office:value="0.0181776339911686" calcext:value-type="float">
            <text:p>0.018177633991169</text:p>
          </table:table-cell>
          <table:table-cell office:value-type="float" office:value="-2.50227986126654" calcext:value-type="float">
            <text:p>-2.50227986126654</text:p>
          </table:table-cell>
          <table:table-cell office:value-type="float" office:value="0.0848670377621024" calcext:value-type="float">
            <text:p>0.084867037762102</text:p>
          </table:table-cell>
          <table:table-cell office:value-type="float" office:value="-1.66120958830993" calcext:value-type="float">
            <text:p>-1.66120958830993</text:p>
          </table:table-cell>
        </table:table-row>
        <table:table-row table:style-name="ro1">
          <table:table-cell table:formula="of:=SQRT([.B465]^2+[.C465]^2+[.D465]^2)" office:value-type="float" office:value="4.02148735826961" calcext:value-type="float">
            <text:p>4.02148735826961</text:p>
          </table:table-cell>
          <table:table-cell office:value-type="float" office:value="3.5209788183813" calcext:value-type="float">
            <text:p>3.5209788183813</text:p>
          </table:table-cell>
          <table:table-cell office:value-type="float" office:value="-1.1069527875381" calcext:value-type="float">
            <text:p>-1.1069527875381</text:p>
          </table:table-cell>
          <table:table-cell office:value-type="float" office:value="1.59678560220028" calcext:value-type="float">
            <text:p>1.59678560220028</text:p>
          </table:table-cell>
          <table:table-cell office:value-type="float" office:value="0.289259482476814" calcext:value-type="float">
            <text:p>0.289259482476814</text:p>
          </table:table-cell>
          <table:table-cell office:value-type="float" office:value="-0.744482177514519" calcext:value-type="float">
            <text:p>-0.744482177514519</text:p>
          </table:table-cell>
          <table:table-cell office:value-type="float" office:value="1.79180441526359" calcext:value-type="float">
            <text:p>1.79180441526359</text:p>
          </table:table-cell>
          <table:table-cell office:value-type="float" office:value="3.46684935052587" calcext:value-type="float">
            <text:p>3.46684935052587</text:p>
          </table:table-cell>
          <table:table-cell office:value-type="float" office:value="-1.09786480418312" calcext:value-type="float">
            <text:p>-1.09786480418312</text:p>
          </table:table-cell>
          <table:table-cell office:value-type="float" office:value="1.51421736071408" calcext:value-type="float">
            <text:p>1.51421736071408</text:p>
          </table:table-cell>
          <table:table-cell office:value-type="float" office:value="0.324220235317942" calcext:value-type="float">
            <text:p>0.324220235317942</text:p>
          </table:table-cell>
          <table:table-cell office:value-type="float" office:value="-0.767294769859452" calcext:value-type="float">
            <text:p>-0.767294769859452</text:p>
          </table:table-cell>
          <table:table-cell office:value-type="float" office:value="1.82593768752329" calcext:value-type="float">
            <text:p>1.82593768752329</text:p>
          </table:table-cell>
          <table:table-cell office:value-type="float" office:value="-0.0541294678554292" calcext:value-type="float">
            <text:p>-0.054129467855429</text:p>
          </table:table-cell>
          <table:table-cell office:value-type="float" office:value="0.00908798335497729" calcext:value-type="float">
            <text:p>0.009087983354977</text:p>
          </table:table-cell>
          <table:table-cell office:value-type="float" office:value="-0.0825682414862008" calcext:value-type="float">
            <text:p>-0.082568241486201</text:p>
          </table:table-cell>
          <table:table-cell office:value-type="float" office:value="-0.0280708425729239" calcext:value-type="float">
            <text:p>-0.028070842572924</text:p>
          </table:table-cell>
          <table:table-cell office:value-type="float" office:value="-0.0194828770024289" calcext:value-type="float">
            <text:p>-0.019482877002429</text:p>
          </table:table-cell>
          <table:table-cell office:value-type="float" office:value="0.00987612222173384" calcext:value-type="float">
            <text:p>0.009876122221734</text:p>
          </table:table-cell>
        </table:table-row>
        <table:table-row table:style-name="ro1">
          <table:table-cell table:formula="of:=SQRT([.B466]^2+[.C466]^2+[.D466]^2)" office:value-type="float" office:value="6.10341977190389" calcext:value-type="float">
            <text:p>6.10341977190389</text:p>
          </table:table-cell>
          <table:table-cell office:value-type="float" office:value="5.49745836167092" calcext:value-type="float">
            <text:p>5.49745836167092</text:p>
          </table:table-cell>
          <table:table-cell office:value-type="float" office:value="-2.38132625701083" calcext:value-type="float">
            <text:p>-2.38132625701083</text:p>
          </table:table-cell>
          <table:table-cell office:value-type="float" office:value="1.16574857127622" calcext:value-type="float">
            <text:p>1.16574857127622</text:p>
          </table:table-cell>
          <table:table-cell office:value-type="float" office:value="-0.119243302863995" calcext:value-type="float">
            <text:p>-0.119243302863995</text:p>
          </table:table-cell>
          <table:table-cell office:value-type="float" office:value="0.647494241649262" calcext:value-type="float">
            <text:p>0.647494241649262</text:p>
          </table:table-cell>
          <table:table-cell office:value-type="float" office:value="-0.526529957839751" calcext:value-type="float">
            <text:p>-0.526529957839751</text:p>
          </table:table-cell>
          <table:table-cell office:value-type="float" office:value="5.32250550013353" calcext:value-type="float">
            <text:p>5.32250550013353</text:p>
          </table:table-cell>
          <table:table-cell office:value-type="float" office:value="-2.35442516685063" calcext:value-type="float">
            <text:p>-2.35442516685063</text:p>
          </table:table-cell>
          <table:table-cell office:value-type="float" office:value="1.19133353173725" calcext:value-type="float">
            <text:p>1.19133353173725</text:p>
          </table:table-cell>
          <table:table-cell office:value-type="float" office:value="-0.184227398818232" calcext:value-type="float">
            <text:p>-0.184227398818232</text:p>
          </table:table-cell>
          <table:table-cell office:value-type="float" office:value="0.657116998027141" calcext:value-type="float">
            <text:p>0.657116998027141</text:p>
          </table:table-cell>
          <table:table-cell office:value-type="float" office:value="-0.44406710205012" calcext:value-type="float">
            <text:p>-0.44406710205012</text:p>
          </table:table-cell>
          <table:table-cell office:value-type="float" office:value="-0.174952861537395" calcext:value-type="float">
            <text:p>-0.174952861537395</text:p>
          </table:table-cell>
          <table:table-cell office:value-type="float" office:value="0.0269010901601998" calcext:value-type="float">
            <text:p>0.0269010901602</text:p>
          </table:table-cell>
          <table:table-cell office:value-type="float" office:value="0.0255849604610263" calcext:value-type="float">
            <text:p>0.025584960461026</text:p>
          </table:table-cell>
          <table:table-cell office:value-type="float" office:value="-0.0498212746595588" calcext:value-type="float">
            <text:p>-0.049821274659559</text:p>
          </table:table-cell>
          <table:table-cell office:value-type="float" office:value="-0.0166480751641376" calcext:value-type="float">
            <text:p>-0.016648075164138</text:p>
          </table:table-cell>
          <table:table-cell office:value-type="float" office:value="0.0425921583896671" calcext:value-type="float">
            <text:p>0.042592158389667</text:p>
          </table:table-cell>
        </table:table-row>
        <table:table-row table:style-name="ro1">
          <table:table-cell table:formula="of:=SQRT([.B467]^2+[.C467]^2+[.D467]^2)" office:value-type="float" office:value="1.82434289108419" calcext:value-type="float">
            <text:p>1.82434289108419</text:p>
          </table:table-cell>
          <table:table-cell office:value-type="float" office:value="1.81556828294855" calcext:value-type="float">
            <text:p>1.81556828294855</text:p>
          </table:table-cell>
          <table:table-cell office:value-type="float" office:value="-0.0849707229560796" calcext:value-type="float">
            <text:p>-0.08497072295608</text:p>
          </table:table-cell>
          <table:table-cell office:value-type="float" office:value="0.157222041842068" calcext:value-type="float">
            <text:p>0.157222041842068</text:p>
          </table:table-cell>
          <table:table-cell office:value-type="float" office:value="-0.0214561917949676" calcext:value-type="float">
            <text:p>-0.021456191794968</text:p>
          </table:table-cell>
          <table:table-cell office:value-type="float" office:value="-0.696050340059825" calcext:value-type="float">
            <text:p>-0.696050340059825</text:p>
          </table:table-cell>
          <table:table-cell office:value-type="float" office:value="2.79642392866966" calcext:value-type="float">
            <text:p>2.79642392866966</text:p>
          </table:table-cell>
          <table:table-cell office:value-type="float" office:value="1.82148917375505" calcext:value-type="float">
            <text:p>1.82148917375505</text:p>
          </table:table-cell>
          <table:table-cell office:value-type="float" office:value="-0.0725641963337881" calcext:value-type="float">
            <text:p>-0.072564196333788</text:p>
          </table:table-cell>
          <table:table-cell office:value-type="float" office:value="0.179068068162572" calcext:value-type="float">
            <text:p>0.179068068162572</text:p>
          </table:table-cell>
          <table:table-cell office:value-type="float" office:value="0.0629248983345141" calcext:value-type="float">
            <text:p>0.062924898334514</text:p>
          </table:table-cell>
          <table:table-cell office:value-type="float" office:value="-0.66394695584173" calcext:value-type="float">
            <text:p>-0.66394695584173</text:p>
          </table:table-cell>
          <table:table-cell office:value-type="float" office:value="2.85964797086854" calcext:value-type="float">
            <text:p>2.85964797086854</text:p>
          </table:table-cell>
          <table:table-cell office:value-type="float" office:value="0.0059208908064996" calcext:value-type="float">
            <text:p>0.0059208908065</text:p>
          </table:table-cell>
          <table:table-cell office:value-type="float" office:value="0.0124065266222916" calcext:value-type="float">
            <text:p>0.012406526622292</text:p>
          </table:table-cell>
          <table:table-cell office:value-type="float" office:value="0.0218460263205037" calcext:value-type="float">
            <text:p>0.021846026320504</text:p>
          </table:table-cell>
          <table:table-cell office:value-type="float" office:value="-0.0523010761640039" calcext:value-type="float">
            <text:p>-0.052301076164004</text:p>
          </table:table-cell>
          <table:table-cell office:value-type="float" office:value="-0.0509950201977647" calcext:value-type="float">
            <text:p>-0.050995020197765</text:p>
          </table:table-cell>
          <table:table-cell office:value-type="float" office:value="0.00880587435680047" calcext:value-type="float">
            <text:p>0.0088058743568</text:p>
          </table:table-cell>
        </table:table-row>
        <table:table-row table:style-name="ro1">
          <table:table-cell table:formula="of:=SQRT([.B468]^2+[.C468]^2+[.D468]^2)" office:value-type="float" office:value="2.78019255693182" calcext:value-type="float">
            <text:p>2.78019255693182</text:p>
          </table:table-cell>
          <table:table-cell office:value-type="float" office:value="2.63325344258242" calcext:value-type="float">
            <text:p>2.63325344258242</text:p>
          </table:table-cell>
          <table:table-cell office:value-type="float" office:value="-0.378177498409982" calcext:value-type="float">
            <text:p>-0.378177498409982</text:p>
          </table:table-cell>
          <table:table-cell office:value-type="float" office:value="0.807730611307576" calcext:value-type="float">
            <text:p>0.807730611307576</text:p>
          </table:table-cell>
          <table:table-cell office:value-type="float" office:value="-0.706752520455851" calcext:value-type="float">
            <text:p>-0.706752520455851</text:p>
          </table:table-cell>
          <table:table-cell office:value-type="float" office:value="-0.141827852610117" calcext:value-type="float">
            <text:p>-0.141827852610117</text:p>
          </table:table-cell>
          <table:table-cell office:value-type="float" office:value="1.08464252916267" calcext:value-type="float">
            <text:p>1.08464252916267</text:p>
          </table:table-cell>
          <table:table-cell office:value-type="float" office:value="2.63240342386501" calcext:value-type="float">
            <text:p>2.63240342386501</text:p>
          </table:table-cell>
          <table:table-cell office:value-type="float" office:value="-0.373113391412215" calcext:value-type="float">
            <text:p>-0.373113391412215</text:p>
          </table:table-cell>
          <table:table-cell office:value-type="float" office:value="0.790381791830343" calcext:value-type="float">
            <text:p>0.790381791830343</text:p>
          </table:table-cell>
          <table:table-cell office:value-type="float" office:value="-0.671644084976103" calcext:value-type="float">
            <text:p>-0.671644084976103</text:p>
          </table:table-cell>
          <table:table-cell office:value-type="float" office:value="-0.205501380759916" calcext:value-type="float">
            <text:p>-0.205501380759916</text:p>
          </table:table-cell>
          <table:table-cell office:value-type="float" office:value="1.10640465335094" calcext:value-type="float">
            <text:p>1.10640465335094</text:p>
          </table:table-cell>
          <table:table-cell office:value-type="float" office:value="-0.000850018717403422" calcext:value-type="float">
            <text:p>-0.000850018717403</text:p>
          </table:table-cell>
          <table:table-cell office:value-type="float" office:value="0.00506410699776655" calcext:value-type="float">
            <text:p>0.005064106997767</text:p>
          </table:table-cell>
          <table:table-cell office:value-type="float" office:value="-0.0173488194772329" calcext:value-type="float">
            <text:p>-0.017348819477233</text:p>
          </table:table-cell>
          <table:table-cell office:value-type="float" office:value="-0.0403622515876254" calcext:value-type="float">
            <text:p>-0.040362251587626</text:p>
          </table:table-cell>
          <table:table-cell office:value-type="float" office:value="-0.0601874536559146" calcext:value-type="float">
            <text:p>-0.060187453655915</text:p>
          </table:table-cell>
          <table:table-cell office:value-type="float" office:value="0.0144767696306904" calcext:value-type="float">
            <text:p>0.014476769630691</text:p>
          </table:table-cell>
        </table:table-row>
        <table:table-row table:style-name="ro1">
          <table:table-cell table:formula="of:=SQRT([.B469]^2+[.C469]^2+[.D469]^2)" office:value-type="float" office:value="5.4811071048035" calcext:value-type="float">
            <text:p>5.4811071048035</text:p>
          </table:table-cell>
          <table:table-cell office:value-type="float" office:value="4.62918620454341" calcext:value-type="float">
            <text:p>4.62918620454341</text:p>
          </table:table-cell>
          <table:table-cell office:value-type="float" office:value="-1.82049836531331" calcext:value-type="float">
            <text:p>-1.82049836531331</text:p>
          </table:table-cell>
          <table:table-cell office:value-type="float" office:value="2.30194610707636" calcext:value-type="float">
            <text:p>2.30194610707636</text:p>
          </table:table-cell>
          <table:table-cell office:value-type="float" office:value="-0.63545165754699" calcext:value-type="float">
            <text:p>-0.63545165754699</text:p>
          </table:table-cell>
          <table:table-cell office:value-type="float" office:value="-0.219181546652663" calcext:value-type="float">
            <text:p>-0.219181546652663</text:p>
          </table:table-cell>
          <table:table-cell office:value-type="float" office:value="1.06180711869466" calcext:value-type="float">
            <text:p>1.06180711869466</text:p>
          </table:table-cell>
          <table:table-cell office:value-type="float" office:value="4.6745955986664" calcext:value-type="float">
            <text:p>4.6745955986664</text:p>
          </table:table-cell>
          <table:table-cell office:value-type="float" office:value="-1.87572034625625" calcext:value-type="float">
            <text:p>-1.87572034625625</text:p>
          </table:table-cell>
          <table:table-cell office:value-type="float" office:value="2.25646033003612" calcext:value-type="float">
            <text:p>2.25646033003612</text:p>
          </table:table-cell>
          <table:table-cell office:value-type="float" office:value="-0.59904535852174" calcext:value-type="float">
            <text:p>-0.59904535852174</text:p>
          </table:table-cell>
          <table:table-cell office:value-type="float" office:value="-0.198334462279344" calcext:value-type="float">
            <text:p>-0.198334462279344</text:p>
          </table:table-cell>
          <table:table-cell office:value-type="float" office:value="1.01931076553497" calcext:value-type="float">
            <text:p>1.01931076553497</text:p>
          </table:table-cell>
          <table:table-cell office:value-type="float" office:value="0.0454093941229887" calcext:value-type="float">
            <text:p>0.045409394122989</text:p>
          </table:table-cell>
          <table:table-cell office:value-type="float" office:value="-0.0552219809429468" calcext:value-type="float">
            <text:p>-0.055221980942947</text:p>
          </table:table-cell>
          <table:table-cell office:value-type="float" office:value="-0.0454857770402408" calcext:value-type="float">
            <text:p>-0.045485777040241</text:p>
          </table:table-cell>
          <table:table-cell office:value-type="float" office:value="0.0354840880260348" calcext:value-type="float">
            <text:p>0.035484088026035</text:p>
          </table:table-cell>
          <table:table-cell office:value-type="float" office:value="-0.0210736780007039" calcext:value-type="float">
            <text:p>-0.021073678000704</text:p>
          </table:table-cell>
          <table:table-cell office:value-type="float" office:value="-0.0496686420840256" calcext:value-type="float">
            <text:p>-0.049668642084026</text:p>
          </table:table-cell>
        </table:table-row>
        <table:table-row table:style-name="ro1">
          <table:table-cell table:formula="of:=SQRT([.B470]^2+[.C470]^2+[.D470]^2)" office:value-type="float" office:value="4.27062599313979" calcext:value-type="float">
            <text:p>4.27062599313979</text:p>
          </table:table-cell>
          <table:table-cell office:value-type="float" office:value="3.82167847669637" calcext:value-type="float">
            <text:p>3.82167847669637</text:p>
          </table:table-cell>
          <table:table-cell office:value-type="float" office:value="0.175718498492833" calcext:value-type="float">
            <text:p>0.175718498492833</text:p>
          </table:table-cell>
          <table:table-cell office:value-type="float" office:value="1.89793124304448" calcext:value-type="float">
            <text:p>1.89793124304448</text:p>
          </table:table-cell>
          <table:table-cell office:value-type="float" office:value="-0.165615906868465" calcext:value-type="float">
            <text:p>-0.165615906868465</text:p>
          </table:table-cell>
          <table:table-cell office:value-type="float" office:value="-0.264319156533423" calcext:value-type="float">
            <text:p>-0.264319156533423</text:p>
          </table:table-cell>
          <table:table-cell office:value-type="float" office:value="-0.969011170182637" calcext:value-type="float">
            <text:p>-0.969011170182637</text:p>
          </table:table-cell>
          <table:table-cell office:value-type="float" office:value="3.71136036354506" calcext:value-type="float">
            <text:p>3.71136036354506</text:p>
          </table:table-cell>
          <table:table-cell office:value-type="float" office:value="0.166660151507384" calcext:value-type="float">
            <text:p>0.166660151507384</text:p>
          </table:table-cell>
          <table:table-cell office:value-type="float" office:value="1.76374030709851" calcext:value-type="float">
            <text:p>1.76374030709851</text:p>
          </table:table-cell>
          <table:table-cell office:value-type="float" office:value="-0.651826879935547" calcext:value-type="float">
            <text:p>-0.651826879935547</text:p>
          </table:table-cell>
          <table:table-cell office:value-type="float" office:value="-0.312078241510572" calcext:value-type="float">
            <text:p>-0.312078241510572</text:p>
          </table:table-cell>
          <table:table-cell office:value-type="float" office:value="-1.00413273120616" calcext:value-type="float">
            <text:p>-1.00413273120616</text:p>
          </table:table-cell>
          <table:table-cell office:value-type="float" office:value="-0.110318113151318" calcext:value-type="float">
            <text:p>-0.110318113151318</text:p>
          </table:table-cell>
          <table:table-cell office:value-type="float" office:value="-0.00905834698544888" calcext:value-type="float">
            <text:p>-0.009058346985449</text:p>
          </table:table-cell>
          <table:table-cell office:value-type="float" office:value="-0.134190935945966" calcext:value-type="float">
            <text:p>-0.134190935945966</text:p>
          </table:table-cell>
          <table:table-cell office:value-type="float" office:value="-0.208329399751777" calcext:value-type="float">
            <text:p>-0.208329399751777</text:p>
          </table:table-cell>
          <table:table-cell office:value-type="float" office:value="-0.422370702556016" calcext:value-type="float">
            <text:p>-0.422370702556016</text:p>
          </table:table-cell>
          <table:table-cell office:value-type="float" office:value="0.0608508351891586" calcext:value-type="float">
            <text:p>0.060850835189159</text:p>
          </table:table-cell>
        </table:table-row>
        <table:table-row table:style-name="ro1">
          <table:table-cell table:formula="of:=SQRT([.B471]^2+[.C471]^2+[.D471]^2)" office:value-type="float" office:value="1.38447741233296" calcext:value-type="float">
            <text:p>1.38447741233296</text:p>
          </table:table-cell>
          <table:table-cell office:value-type="float" office:value="1.17528794844533" calcext:value-type="float">
            <text:p>1.17528794844533</text:p>
          </table:table-cell>
          <table:table-cell office:value-type="float" office:value="-0.731303158915113" calcext:value-type="float">
            <text:p>-0.731303158915113</text:p>
          </table:table-cell>
          <table:table-cell office:value-type="float" office:value="0.025915888179258" calcext:value-type="float">
            <text:p>0.025915888179258</text:p>
          </table:table-cell>
          <table:table-cell office:value-type="float" office:value="0.0256732540800435" calcext:value-type="float">
            <text:p>0.025673254080044</text:p>
          </table:table-cell>
          <table:table-cell office:value-type="float" office:value="0.467729062758975" calcext:value-type="float">
            <text:p>0.467729062758975</text:p>
          </table:table-cell>
          <table:table-cell office:value-type="float" office:value="-2.68680500108314" calcext:value-type="float">
            <text:p>-2.68680500108314</text:p>
          </table:table-cell>
          <table:table-cell office:value-type="float" office:value="1.24421691368648" calcext:value-type="float">
            <text:p>1.24421691368648</text:p>
          </table:table-cell>
          <table:table-cell office:value-type="float" office:value="-0.694224786711044" calcext:value-type="float">
            <text:p>-0.694224786711044</text:p>
          </table:table-cell>
          <table:table-cell office:value-type="float" office:value="0.0424961215747709" calcext:value-type="float">
            <text:p>0.042496121574771</text:p>
          </table:table-cell>
          <table:table-cell office:value-type="float" office:value="-0.0549735930638224" calcext:value-type="float">
            <text:p>-0.054973593063823</text:p>
          </table:table-cell>
          <table:table-cell office:value-type="float" office:value="0.546515539659142" calcext:value-type="float">
            <text:p>0.546515539659142</text:p>
          </table:table-cell>
          <table:table-cell office:value-type="float" office:value="-2.69610444954426" calcext:value-type="float">
            <text:p>-2.69610444954426</text:p>
          </table:table-cell>
          <table:table-cell office:value-type="float" office:value="0.0689289652411549" calcext:value-type="float">
            <text:p>0.068928965241155</text:p>
          </table:table-cell>
          <table:table-cell office:value-type="float" office:value="0.0370783722040687" calcext:value-type="float">
            <text:p>0.037078372204069</text:p>
          </table:table-cell>
          <table:table-cell office:value-type="float" office:value="0.0165802333955129" calcext:value-type="float">
            <text:p>0.016580233395513</text:p>
          </table:table-cell>
          <table:table-cell office:value-type="float" office:value="0.0268500452668068" calcext:value-type="float">
            <text:p>0.026850045266807</text:p>
          </table:table-cell>
          <table:table-cell office:value-type="float" office:value="-0.102240644319394" calcext:value-type="float">
            <text:p>-0.102240644319394</text:p>
          </table:table-cell>
          <table:table-cell office:value-type="float" office:value="-0.0471394780660086" calcext:value-type="float">
            <text:p>-0.047139478066009</text:p>
          </table:table-cell>
        </table:table-row>
        <table:table-row table:style-name="ro1">
          <table:table-cell table:formula="of:=SQRT([.B472]^2+[.C472]^2+[.D472]^2)" office:value-type="float" office:value="6.23050398865112" calcext:value-type="float">
            <text:p>6.23050398865112</text:p>
          </table:table-cell>
          <table:table-cell office:value-type="float" office:value="5.67858968122225" calcext:value-type="float">
            <text:p>5.67858968122225</text:p>
          </table:table-cell>
          <table:table-cell office:value-type="float" office:value="-2.48498025015835" calcext:value-type="float">
            <text:p>-2.48498025015835</text:p>
          </table:table-cell>
          <table:table-cell office:value-type="float" office:value="0.630612671325753" calcext:value-type="float">
            <text:p>0.630612671325753</text:p>
          </table:table-cell>
          <table:table-cell office:value-type="float" office:value="-0.381665198917338" calcext:value-type="float">
            <text:p>-0.381665198917338</text:p>
          </table:table-cell>
          <table:table-cell office:value-type="float" office:value="0.271885971595579" calcext:value-type="float">
            <text:p>0.271885971595579</text:p>
          </table:table-cell>
          <table:table-cell office:value-type="float" office:value="-1.37572121377726" calcext:value-type="float">
            <text:p>-1.37572121377726</text:p>
          </table:table-cell>
          <table:table-cell office:value-type="float" office:value="5.51318237452208" calcext:value-type="float">
            <text:p>5.51318237452208</text:p>
          </table:table-cell>
          <table:table-cell office:value-type="float" office:value="-2.45972993578359" calcext:value-type="float">
            <text:p>-2.45972993578359</text:p>
          </table:table-cell>
          <table:table-cell office:value-type="float" office:value="0.723796262397387" calcext:value-type="float">
            <text:p>0.723796262397387</text:p>
          </table:table-cell>
          <table:table-cell office:value-type="float" office:value="-0.444524399476788" calcext:value-type="float">
            <text:p>-0.444524399476788</text:p>
          </table:table-cell>
          <table:table-cell office:value-type="float" office:value="0.214021546605899" calcext:value-type="float">
            <text:p>0.214021546605899</text:p>
          </table:table-cell>
          <table:table-cell office:value-type="float" office:value="-1.4066790091716" calcext:value-type="float">
            <text:p>-1.4066790091716</text:p>
          </table:table-cell>
          <table:table-cell office:value-type="float" office:value="-0.165407306700172" calcext:value-type="float">
            <text:p>-0.165407306700172</text:p>
          </table:table-cell>
          <table:table-cell office:value-type="float" office:value="0.0252503143747615" calcext:value-type="float">
            <text:p>0.025250314374762</text:p>
          </table:table-cell>
          <table:table-cell office:value-type="float" office:value="0.0931835910716348" calcext:value-type="float">
            <text:p>0.093183591071635</text:p>
          </table:table-cell>
          <table:table-cell office:value-type="float" office:value="0.044455832273961" calcext:value-type="float">
            <text:p>0.044455832273961</text:p>
          </table:table-cell>
          <table:table-cell office:value-type="float" office:value="-0.0713906873325181" calcext:value-type="float">
            <text:p>-0.071390687332518</text:p>
          </table:table-cell>
          <table:table-cell office:value-type="float" office:value="-0.0445031004374235" calcext:value-type="float">
            <text:p>-0.044503100437424</text:p>
          </table:table-cell>
        </table:table-row>
        <table:table-row table:style-name="ro1">
          <table:table-cell table:formula="of:=SQRT([.B473]^2+[.C473]^2+[.D473]^2)" office:value-type="float" office:value="4.72262277986276" calcext:value-type="float">
            <text:p>4.72262277986276</text:p>
          </table:table-cell>
          <table:table-cell office:value-type="float" office:value="3.8575377662999" calcext:value-type="float">
            <text:p>3.8575377662999</text:p>
          </table:table-cell>
          <table:table-cell office:value-type="float" office:value="-2.67464563742131" calcext:value-type="float">
            <text:p>-2.67464563742131</text:p>
          </table:table-cell>
          <table:table-cell office:value-type="float" office:value="0.518496882027061" calcext:value-type="float">
            <text:p>0.518496882027061</text:p>
          </table:table-cell>
          <table:table-cell office:value-type="float" office:value="0.234638298973001" calcext:value-type="float">
            <text:p>0.234638298973001</text:p>
          </table:table-cell>
          <table:table-cell office:value-type="float" office:value="-0.184368333617717" calcext:value-type="float">
            <text:p>-0.184368333617717</text:p>
          </table:table-cell>
          <table:table-cell office:value-type="float" office:value="1.84477150241894" calcext:value-type="float">
            <text:p>1.84477150241894</text:p>
          </table:table-cell>
          <table:table-cell office:value-type="float" office:value="3.78844036097619" calcext:value-type="float">
            <text:p>3.78844036097619</text:p>
          </table:table-cell>
          <table:table-cell office:value-type="float" office:value="-2.61015897075077" calcext:value-type="float">
            <text:p>-2.61015897075077</text:p>
          </table:table-cell>
          <table:table-cell office:value-type="float" office:value="0.560925151881045" calcext:value-type="float">
            <text:p>0.560925151881045</text:p>
          </table:table-cell>
          <table:table-cell office:value-type="float" office:value="0.345348508365619" calcext:value-type="float">
            <text:p>0.345348508365619</text:p>
          </table:table-cell>
          <table:table-cell office:value-type="float" office:value="-0.0992223740141416" calcext:value-type="float">
            <text:p>-0.099222374014142</text:p>
          </table:table-cell>
          <table:table-cell office:value-type="float" office:value="1.79285599452677" calcext:value-type="float">
            <text:p>1.79285599452677</text:p>
          </table:table-cell>
          <table:table-cell office:value-type="float" office:value="-0.0690974053237166" calcext:value-type="float">
            <text:p>-0.069097405323717</text:p>
          </table:table-cell>
          <table:table-cell office:value-type="float" office:value="0.064486666670541" calcext:value-type="float">
            <text:p>0.064486666670541</text:p>
          </table:table-cell>
          <table:table-cell office:value-type="float" office:value="0.0424282698539843" calcext:value-type="float">
            <text:p>0.042428269853984</text:p>
          </table:table-cell>
          <table:table-cell office:value-type="float" office:value="0.0515003182383653" calcext:value-type="float">
            <text:p>0.051500318238365</text:p>
          </table:table-cell>
          <table:table-cell office:value-type="float" office:value="-0.128904136181337" calcext:value-type="float">
            <text:p>-0.128904136181337</text:p>
          </table:table-cell>
          <table:table-cell office:value-type="float" office:value="-0.064266394730824" calcext:value-type="float">
            <text:p>-0.064266394730824</text:p>
          </table:table-cell>
        </table:table-row>
        <table:table-row table:style-name="ro1">
          <table:table-cell table:formula="of:=SQRT([.B474]^2+[.C474]^2+[.D474]^2)" office:value-type="float" office:value="3.4339061576341" calcext:value-type="float">
            <text:p>3.4339061576341</text:p>
          </table:table-cell>
          <table:table-cell office:value-type="float" office:value="3.30337287679479" calcext:value-type="float">
            <text:p>3.30337287679479</text:p>
          </table:table-cell>
          <table:table-cell office:value-type="float" office:value="0.715124483022923" calcext:value-type="float">
            <text:p>0.715124483022923</text:p>
          </table:table-cell>
          <table:table-cell office:value-type="float" office:value="0.606659797642051" calcext:value-type="float">
            <text:p>0.606659797642051</text:p>
          </table:table-cell>
          <table:table-cell office:value-type="float" office:value="-0.397402174129404" calcext:value-type="float">
            <text:p>-0.397402174129404</text:p>
          </table:table-cell>
          <table:table-cell office:value-type="float" office:value="-0.301580273818852" calcext:value-type="float">
            <text:p>-0.301580273818852</text:p>
          </table:table-cell>
          <table:table-cell office:value-type="float" office:value="-1.18706640131354" calcext:value-type="float">
            <text:p>-1.18706640131354</text:p>
          </table:table-cell>
          <table:table-cell office:value-type="float" office:value="3.22491163346662" calcext:value-type="float">
            <text:p>3.22491163346662</text:p>
          </table:table-cell>
          <table:table-cell office:value-type="float" office:value="0.693265755930284" calcext:value-type="float">
            <text:p>0.693265755930284</text:p>
          </table:table-cell>
          <table:table-cell office:value-type="float" office:value="0.608658814162558" calcext:value-type="float">
            <text:p>0.608658814162558</text:p>
          </table:table-cell>
          <table:table-cell office:value-type="float" office:value="-0.598599755480193" calcext:value-type="float">
            <text:p>-0.598599755480193</text:p>
          </table:table-cell>
          <table:table-cell office:value-type="float" office:value="-0.312978919025852" calcext:value-type="float">
            <text:p>-0.312978919025852</text:p>
          </table:table-cell>
          <table:table-cell office:value-type="float" office:value="-1.22450458358159" calcext:value-type="float">
            <text:p>-1.22450458358159</text:p>
          </table:table-cell>
          <table:table-cell office:value-type="float" office:value="-0.0784612433281691" calcext:value-type="float">
            <text:p>-0.078461243328169</text:p>
          </table:table-cell>
          <table:table-cell office:value-type="float" office:value="-0.0218587270926397" calcext:value-type="float">
            <text:p>-0.02185872709264</text:p>
          </table:table-cell>
          <table:table-cell office:value-type="float" office:value="0.00199901652050671" calcext:value-type="float">
            <text:p>0.001999016520507</text:p>
          </table:table-cell>
          <table:table-cell office:value-type="float" office:value="-0.0563044624902624" calcext:value-type="float">
            <text:p>-0.056304462490263</text:p>
          </table:table-cell>
          <table:table-cell office:value-type="float" office:value="-0.18374072962932" calcext:value-type="float">
            <text:p>-0.18374072962932</text:p>
          </table:table-cell>
          <table:table-cell office:value-type="float" office:value="0.018416881130916" calcext:value-type="float">
            <text:p>0.018416881130916</text:p>
          </table:table-cell>
        </table:table-row>
        <table:table-row table:style-name="ro1">
          <table:table-cell table:formula="of:=SQRT([.B475]^2+[.C475]^2+[.D475]^2)" office:value-type="float" office:value="4.49226664479868" calcext:value-type="float">
            <text:p>4.49226664479868</text:p>
          </table:table-cell>
          <table:table-cell office:value-type="float" office:value="4.20615741026224" calcext:value-type="float">
            <text:p>4.20615741026224</text:p>
          </table:table-cell>
          <table:table-cell office:value-type="float" office:value="-1.57318905378775" calcext:value-type="float">
            <text:p>-1.57318905378775</text:p>
          </table:table-cell>
          <table:table-cell office:value-type="float" office:value="0.117369711208965" calcext:value-type="float">
            <text:p>0.117369711208965</text:p>
          </table:table-cell>
          <table:table-cell office:value-type="float" office:value="0.749078123397283" calcext:value-type="float">
            <text:p>0.749078123397283</text:p>
          </table:table-cell>
          <table:table-cell office:value-type="float" office:value="0.236905897852302" calcext:value-type="float">
            <text:p>0.236905897852302</text:p>
          </table:table-cell>
          <table:table-cell office:value-type="float" office:value="-0.645876590203264" calcext:value-type="float">
            <text:p>-0.645876590203264</text:p>
          </table:table-cell>
          <table:table-cell office:value-type="float" office:value="4.15622619701905" calcext:value-type="float">
            <text:p>4.15622619701905</text:p>
          </table:table-cell>
          <table:table-cell office:value-type="float" office:value="-1.57109165521781" calcext:value-type="float">
            <text:p>-1.57109165521781</text:p>
          </table:table-cell>
          <table:table-cell office:value-type="float" office:value="0.232174676489805" calcext:value-type="float">
            <text:p>0.232174676489805</text:p>
          </table:table-cell>
          <table:table-cell office:value-type="float" office:value="0.768888850438314" calcext:value-type="float">
            <text:p>0.768888850438314</text:p>
          </table:table-cell>
          <table:table-cell office:value-type="float" office:value="0.202724959949895" calcext:value-type="float">
            <text:p>0.202724959949895</text:p>
          </table:table-cell>
          <table:table-cell office:value-type="float" office:value="-0.680875068257297" calcext:value-type="float">
            <text:p>-0.680875068257297</text:p>
          </table:table-cell>
          <table:table-cell office:value-type="float" office:value="-0.0499312132431893" calcext:value-type="float">
            <text:p>-0.049931213243189</text:p>
          </table:table-cell>
          <table:table-cell office:value-type="float" office:value="0.00209739856993729" calcext:value-type="float">
            <text:p>0.002097398569937</text:p>
          </table:table-cell>
          <table:table-cell office:value-type="float" office:value="0.11480496528084" calcext:value-type="float">
            <text:p>0.11480496528084</text:p>
          </table:table-cell>
          <table:table-cell office:value-type="float" office:value="0.036049796365595" calcext:value-type="float">
            <text:p>0.036049796365595</text:p>
          </table:table-cell>
          <table:table-cell office:value-type="float" office:value="-0.0155761457007637" calcext:value-type="float">
            <text:p>-0.015576145700764</text:p>
          </table:table-cell>
          <table:table-cell office:value-type="float" office:value="-0.0303971989429819" calcext:value-type="float">
            <text:p>-0.030397198942982</text:p>
          </table:table-cell>
        </table:table-row>
        <table:table-row table:style-name="ro1">
          <table:table-cell table:formula="of:=SQRT([.B476]^2+[.C476]^2+[.D476]^2)" office:value-type="float" office:value="3.9618650630707" calcext:value-type="float">
            <text:p>3.9618650630707</text:p>
          </table:table-cell>
          <table:table-cell office:value-type="float" office:value="3.7510169049914" calcext:value-type="float">
            <text:p>3.7510169049914</text:p>
          </table:table-cell>
          <table:table-cell office:value-type="float" office:value="-0.315983808638657" calcext:value-type="float">
            <text:p>-0.315983808638657</text:p>
          </table:table-cell>
          <table:table-cell office:value-type="float" office:value="1.235476098161" calcext:value-type="float">
            <text:p>1.235476098161</text:p>
          </table:table-cell>
          <table:table-cell office:value-type="float" office:value="0.389846966100903" calcext:value-type="float">
            <text:p>0.389846966100903</text:p>
          </table:table-cell>
          <table:table-cell office:value-type="float" office:value="0.155488596662507" calcext:value-type="float">
            <text:p>0.155488596662507</text:p>
          </table:table-cell>
          <table:table-cell office:value-type="float" office:value="-1.84189895130436" calcext:value-type="float">
            <text:p>-1.84189895130436</text:p>
          </table:table-cell>
          <table:table-cell office:value-type="float" office:value="3.65984858485333" calcext:value-type="float">
            <text:p>3.65984858485333</text:p>
          </table:table-cell>
          <table:table-cell office:value-type="float" office:value="-0.318366432593854" calcext:value-type="float">
            <text:p>-0.318366432593854</text:p>
          </table:table-cell>
          <table:table-cell office:value-type="float" office:value="1.19395583322377" calcext:value-type="float">
            <text:p>1.19395583322377</text:p>
          </table:table-cell>
          <table:table-cell office:value-type="float" office:value="0.362831387977371" calcext:value-type="float">
            <text:p>0.362831387977371</text:p>
          </table:table-cell>
          <table:table-cell office:value-type="float" office:value="0.230651122346408" calcext:value-type="float">
            <text:p>0.230651122346408</text:p>
          </table:table-cell>
          <table:table-cell office:value-type="float" office:value="-1.83884351681266" calcext:value-type="float">
            <text:p>-1.83884351681266</text:p>
          </table:table-cell>
          <table:table-cell office:value-type="float" office:value="-0.0911683201380722" calcext:value-type="float">
            <text:p>-0.091168320138072</text:p>
          </table:table-cell>
          <table:table-cell office:value-type="float" office:value="-0.00238262395519728" calcext:value-type="float">
            <text:p>-0.002382623955197</text:p>
          </table:table-cell>
          <table:table-cell office:value-type="float" office:value="-0.041520264937233" calcext:value-type="float">
            <text:p>-0.041520264937233</text:p>
          </table:table-cell>
          <table:table-cell office:value-type="float" office:value="-0.0654743919883676" calcext:value-type="float">
            <text:p>-0.065474391988368</text:p>
          </table:table-cell>
          <table:table-cell office:value-type="float" office:value="-0.0454760097107245" calcext:value-type="float">
            <text:p>-0.045476009710725</text:p>
          </table:table-cell>
          <table:table-cell office:value-type="float" office:value="-0.00362162722405834" calcext:value-type="float">
            <text:p>-0.003621627224058</text:p>
          </table:table-cell>
        </table:table-row>
        <table:table-row table:style-name="ro1">
          <table:table-cell table:formula="of:=SQRT([.B477]^2+[.C477]^2+[.D477]^2)" office:value-type="float" office:value="4.4733593804261" calcext:value-type="float">
            <text:p>4.4733593804261</text:p>
          </table:table-cell>
          <table:table-cell office:value-type="float" office:value="3.52590467071277" calcext:value-type="float">
            <text:p>3.52590467071277</text:p>
          </table:table-cell>
          <table:table-cell office:value-type="float" office:value="-2.74087670069713" calcext:value-type="float">
            <text:p>-2.74087670069713</text:p>
          </table:table-cell>
          <table:table-cell office:value-type="float" office:value="0.25794439530182" calcext:value-type="float">
            <text:p>0.25794439530182</text:p>
          </table:table-cell>
          <table:table-cell office:value-type="float" office:value="-0.742429226524292" calcext:value-type="float">
            <text:p>-0.742429226524292</text:p>
          </table:table-cell>
          <table:table-cell office:value-type="float" office:value="0.483708257708078" calcext:value-type="float">
            <text:p>0.483708257708078</text:p>
          </table:table-cell>
          <table:table-cell office:value-type="float" office:value="-1.85842057549346" calcext:value-type="float">
            <text:p>-1.85842057549346</text:p>
          </table:table-cell>
          <table:table-cell office:value-type="float" office:value="3.54731948362792" calcext:value-type="float">
            <text:p>3.54731948362792</text:p>
          </table:table-cell>
          <table:table-cell office:value-type="float" office:value="-2.7125224900436" calcext:value-type="float">
            <text:p>-2.7125224900436</text:p>
          </table:table-cell>
          <table:table-cell office:value-type="float" office:value="0.324159774351897" calcext:value-type="float">
            <text:p>0.324159774351897</text:p>
          </table:table-cell>
          <table:table-cell office:value-type="float" office:value="-0.830212658470862" calcext:value-type="float">
            <text:p>-0.830212658470862</text:p>
          </table:table-cell>
          <table:table-cell office:value-type="float" office:value="0.485269983428165" calcext:value-type="float">
            <text:p>0.485269983428165</text:p>
          </table:table-cell>
          <table:table-cell office:value-type="float" office:value="-1.84955238345446" calcext:value-type="float">
            <text:p>-1.84955238345446</text:p>
          </table:table-cell>
          <table:table-cell office:value-type="float" office:value="0.0214148129151486" calcext:value-type="float">
            <text:p>0.021414812915149</text:p>
          </table:table-cell>
          <table:table-cell office:value-type="float" office:value="0.0283542106535348" calcext:value-type="float">
            <text:p>0.028354210653535</text:p>
          </table:table-cell>
          <table:table-cell office:value-type="float" office:value="0.0662153790500774" calcext:value-type="float">
            <text:p>0.066215379050077</text:p>
          </table:table-cell>
          <table:table-cell office:value-type="float" office:value="0.0190373630448297" calcext:value-type="float">
            <text:p>0.01903736304483</text:p>
          </table:table-cell>
          <table:table-cell office:value-type="float" office:value="-0.0753269643029637" calcext:value-type="float">
            <text:p>-0.075326964302964</text:p>
          </table:table-cell>
          <table:table-cell office:value-type="float" office:value="-0.031320706212723" calcext:value-type="float">
            <text:p>-0.031320706212723</text:p>
          </table:table-cell>
        </table:table-row>
        <table:table-row table:style-name="ro1">
          <table:table-cell table:formula="of:=SQRT([.B478]^2+[.C478]^2+[.D478]^2)" office:value-type="float" office:value="2.80807337285016" calcext:value-type="float">
            <text:p>2.80807337285016</text:p>
          </table:table-cell>
          <table:table-cell office:value-type="float" office:value="2.59628030712899" calcext:value-type="float">
            <text:p>2.59628030712899</text:p>
          </table:table-cell>
          <table:table-cell office:value-type="float" office:value="0.942488629273948" calcext:value-type="float">
            <text:p>0.942488629273948</text:p>
          </table:table-cell>
          <table:table-cell office:value-type="float" office:value="0.506280374707144" calcext:value-type="float">
            <text:p>0.506280374707144</text:p>
          </table:table-cell>
          <table:table-cell office:value-type="float" office:value="-0.8541301125675" calcext:value-type="float">
            <text:p>-0.8541301125675</text:p>
          </table:table-cell>
          <table:table-cell office:value-type="float" office:value="0.170943273011785" calcext:value-type="float">
            <text:p>0.170943273011785</text:p>
          </table:table-cell>
          <table:table-cell office:value-type="float" office:value="-2.42458550824203" calcext:value-type="float">
            <text:p>-2.42458550824203</text:p>
          </table:table-cell>
          <table:table-cell office:value-type="float" office:value="2.60526639994982" calcext:value-type="float">
            <text:p>2.60526639994982</text:p>
          </table:table-cell>
          <table:table-cell office:value-type="float" office:value="0.932964764326202" calcext:value-type="float">
            <text:p>0.932964764326202</text:p>
          </table:table-cell>
          <table:table-cell office:value-type="float" office:value="0.499429977790103" calcext:value-type="float">
            <text:p>0.499429977790103</text:p>
          </table:table-cell>
          <table:table-cell office:value-type="float" office:value="-0.833762378788824" calcext:value-type="float">
            <text:p>-0.833762378788824</text:p>
          </table:table-cell>
          <table:table-cell office:value-type="float" office:value="0.311445840820439" calcext:value-type="float">
            <text:p>0.311445840820439</text:p>
          </table:table-cell>
          <table:table-cell office:value-type="float" office:value="-2.39829185098228" calcext:value-type="float">
            <text:p>-2.39829185098228</text:p>
          </table:table-cell>
          <table:table-cell office:value-type="float" office:value="0.00898609282083696" calcext:value-type="float">
            <text:p>0.008986092820837</text:p>
          </table:table-cell>
          <table:table-cell office:value-type="float" office:value="-0.00952386494774571" calcext:value-type="float">
            <text:p>-0.009523864947746</text:p>
          </table:table-cell>
          <table:table-cell office:value-type="float" office:value="-0.00685039691704198" calcext:value-type="float">
            <text:p>-0.006850396917042</text:p>
          </table:table-cell>
          <table:table-cell office:value-type="float" office:value="-0.107329037168972" calcext:value-type="float">
            <text:p>-0.107329037168972</text:p>
          </table:table-cell>
          <table:table-cell office:value-type="float" office:value="-0.0929790499218521" calcext:value-type="float">
            <text:p>-0.092979049921852</text:p>
          </table:table-cell>
          <table:table-cell office:value-type="float" office:value="0.0261728773403811" calcext:value-type="float">
            <text:p>0.026172877340381</text:p>
          </table:table-cell>
        </table:table-row>
        <table:table-row table:style-name="ro1">
          <table:table-cell table:formula="of:=SQRT([.B479]^2+[.C479]^2+[.D479]^2)" office:value-type="float" office:value="4.82795884617341" calcext:value-type="float">
            <text:p>4.82795884617341</text:p>
          </table:table-cell>
          <table:table-cell office:value-type="float" office:value="3.99243120642237" calcext:value-type="float">
            <text:p>3.99243120642237</text:p>
          </table:table-cell>
          <table:table-cell office:value-type="float" office:value="-2.70107308526696" calcext:value-type="float">
            <text:p>-2.70107308526696</text:p>
          </table:table-cell>
          <table:table-cell office:value-type="float" office:value="0.271815875870599" calcext:value-type="float">
            <text:p>0.271815875870599</text:p>
          </table:table-cell>
          <table:table-cell office:value-type="float" office:value="-0.295973772827633" calcext:value-type="float">
            <text:p>-0.295973772827633</text:p>
          </table:table-cell>
          <table:table-cell office:value-type="float" office:value="-0.062146117019112" calcext:value-type="float">
            <text:p>-0.062146117019112</text:p>
          </table:table-cell>
          <table:table-cell office:value-type="float" office:value="0.525916484818395" calcext:value-type="float">
            <text:p>0.525916484818395</text:p>
          </table:table-cell>
          <table:table-cell office:value-type="float" office:value="3.96231997295005" calcext:value-type="float">
            <text:p>3.96231997295005</text:p>
          </table:table-cell>
          <table:table-cell office:value-type="float" office:value="-2.66399819397103" calcext:value-type="float">
            <text:p>-2.66399819397103</text:p>
          </table:table-cell>
          <table:table-cell office:value-type="float" office:value="0.355449319400832" calcext:value-type="float">
            <text:p>0.355449319400832</text:p>
          </table:table-cell>
          <table:table-cell office:value-type="float" office:value="-0.244720360826" calcext:value-type="float">
            <text:p>-0.244720360826</text:p>
          </table:table-cell>
          <table:table-cell office:value-type="float" office:value="-0.0866659448898339" calcext:value-type="float">
            <text:p>-0.086665944889834</text:p>
          </table:table-cell>
          <table:table-cell office:value-type="float" office:value="0.500275305805212" calcext:value-type="float">
            <text:p>0.500275305805212</text:p>
          </table:table-cell>
          <table:table-cell office:value-type="float" office:value="-0.0301112334723173" calcext:value-type="float">
            <text:p>-0.030111233472317</text:p>
          </table:table-cell>
          <table:table-cell office:value-type="float" office:value="0.0370748912959389" calcext:value-type="float">
            <text:p>0.037074891295939</text:p>
          </table:table-cell>
          <table:table-cell office:value-type="float" office:value="0.0836334435302331" calcext:value-type="float">
            <text:p>0.083633443530233</text:p>
          </table:table-cell>
          <table:table-cell office:value-type="float" office:value="0.0318332867378874" calcext:value-type="float">
            <text:p>0.031833286737888</text:p>
          </table:table-cell>
          <table:table-cell office:value-type="float" office:value="-0.046913398486053" calcext:value-type="float">
            <text:p>-0.046913398486053</text:p>
          </table:table-cell>
          <table:table-cell office:value-type="float" office:value="-0.0287054363600454" calcext:value-type="float">
            <text:p>-0.028705436360046</text:p>
          </table:table-cell>
        </table:table-row>
        <table:table-row table:style-name="ro1">
          <table:table-cell table:formula="of:=SQRT([.B480]^2+[.C480]^2+[.D480]^2)" office:value-type="float" office:value="4.64217600051763" calcext:value-type="float">
            <text:p>4.64217600051763</text:p>
          </table:table-cell>
          <table:table-cell office:value-type="float" office:value="4.57859471271782" calcext:value-type="float">
            <text:p>4.57859471271782</text:p>
          </table:table-cell>
          <table:table-cell office:value-type="float" office:value="-0.373663112613666" calcext:value-type="float">
            <text:p>-0.373663112613666</text:p>
          </table:table-cell>
          <table:table-cell office:value-type="float" office:value="0.668314562706892" calcext:value-type="float">
            <text:p>0.668314562706892</text:p>
          </table:table-cell>
          <table:table-cell office:value-type="float" office:value="0.723526352330348" calcext:value-type="float">
            <text:p>0.723526352330348</text:p>
          </table:table-cell>
          <table:table-cell office:value-type="float" office:value="0.782374467716191" calcext:value-type="float">
            <text:p>0.782374467716191</text:p>
          </table:table-cell>
          <table:table-cell office:value-type="float" office:value="-1.3576012445244" calcext:value-type="float">
            <text:p>-1.3576012445244</text:p>
          </table:table-cell>
          <table:table-cell office:value-type="float" office:value="4.53923239442545" calcext:value-type="float">
            <text:p>4.53923239442545</text:p>
          </table:table-cell>
          <table:table-cell office:value-type="float" office:value="-0.393531201922987" calcext:value-type="float">
            <text:p>-0.393531201922987</text:p>
          </table:table-cell>
          <table:table-cell office:value-type="float" office:value="0.743473750306881" calcext:value-type="float">
            <text:p>0.743473750306881</text:p>
          </table:table-cell>
          <table:table-cell office:value-type="float" office:value="0.626608345905975" calcext:value-type="float">
            <text:p>0.626608345905975</text:p>
          </table:table-cell>
          <table:table-cell office:value-type="float" office:value="0.79291153195219" calcext:value-type="float">
            <text:p>0.79291153195219</text:p>
          </table:table-cell>
          <table:table-cell office:value-type="float" office:value="-1.27801584346238" calcext:value-type="float">
            <text:p>-1.27801584346238</text:p>
          </table:table-cell>
          <table:table-cell office:value-type="float" office:value="-0.0393623182923744" calcext:value-type="float">
            <text:p>-0.039362318292374</text:p>
          </table:table-cell>
          <table:table-cell office:value-type="float" office:value="-0.0198680893093204" calcext:value-type="float">
            <text:p>-0.019868089309321</text:p>
          </table:table-cell>
          <table:table-cell office:value-type="float" office:value="0.0751591875999896" calcext:value-type="float">
            <text:p>0.07515918759999</text:p>
          </table:table-cell>
          <table:table-cell office:value-type="float" office:value="-0.0269936993904065" calcext:value-type="float">
            <text:p>-0.026993699390407</text:p>
          </table:table-cell>
          <table:table-cell office:value-type="float" office:value="-0.063693067090977" calcext:value-type="float">
            <text:p>-0.063693067090977</text:p>
          </table:table-cell>
          <table:table-cell office:value-type="float" office:value="0.0100126336094863" calcext:value-type="float">
            <text:p>0.010012633609486</text:p>
          </table:table-cell>
        </table:table-row>
        <table:table-row table:style-name="ro1">
          <table:table-cell table:formula="of:=SQRT([.B481]^2+[.C481]^2+[.D481]^2)" office:value-type="float" office:value="3.88728092528103" calcext:value-type="float">
            <text:p>3.88728092528103</text:p>
          </table:table-cell>
          <table:table-cell office:value-type="float" office:value="3.60499284888935" calcext:value-type="float">
            <text:p>3.60499284888935</text:p>
          </table:table-cell>
          <table:table-cell office:value-type="float" office:value="1.39036851933432" calcext:value-type="float">
            <text:p>1.39036851933432</text:p>
          </table:table-cell>
          <table:table-cell office:value-type="float" office:value="0.426444523888435" calcext:value-type="float">
            <text:p>0.426444523888435</text:p>
          </table:table-cell>
          <table:table-cell office:value-type="float" office:value="-0.606533531962304" calcext:value-type="float">
            <text:p>-0.606533531962304</text:p>
          </table:table-cell>
          <table:table-cell office:value-type="float" office:value="0.349607824875233" calcext:value-type="float">
            <text:p>0.349607824875233</text:p>
          </table:table-cell>
          <table:table-cell office:value-type="float" office:value="0.0389212131748957" calcext:value-type="float">
            <text:p>0.038921213174896</text:p>
          </table:table-cell>
          <table:table-cell office:value-type="float" office:value="3.60808777716467" calcext:value-type="float">
            <text:p>3.60808777716467</text:p>
          </table:table-cell>
          <table:table-cell office:value-type="float" office:value="1.38515128222833" calcext:value-type="float">
            <text:p>1.38515128222833</text:p>
          </table:table-cell>
          <table:table-cell office:value-type="float" office:value="0.471502404868843" calcext:value-type="float">
            <text:p>0.471502404868843</text:p>
          </table:table-cell>
          <table:table-cell office:value-type="float" office:value="1.37749295416136" calcext:value-type="float">
            <text:p>1.37749295416136</text:p>
          </table:table-cell>
          <table:table-cell office:value-type="float" office:value="-0.560398070037707" calcext:value-type="float">
            <text:p>-0.560398070037707</text:p>
          </table:table-cell>
          <table:table-cell office:value-type="float" office:value="0.371265333537608" calcext:value-type="float">
            <text:p>0.371265333537608</text:p>
          </table:table-cell>
          <table:table-cell office:value-type="float" office:value="0.00309492827531521" calcext:value-type="float">
            <text:p>0.003094928275315</text:p>
          </table:table-cell>
          <table:table-cell office:value-type="float" office:value="-0.00521723710599242" calcext:value-type="float">
            <text:p>-0.005217237105992</text:p>
          </table:table-cell>
          <table:table-cell office:value-type="float" office:value="0.0450578809804081" calcext:value-type="float">
            <text:p>0.045057880980408</text:p>
          </table:table-cell>
          <table:table-cell office:value-type="float" office:value="2.15404135709402" calcext:value-type="float">
            <text:p>2.15404135709402</text:p>
          </table:table-cell>
          <table:table-cell office:value-type="float" office:value="-0.425476790867347" calcext:value-type="float">
            <text:p>-0.425476790867347</text:p>
          </table:table-cell>
          <table:table-cell office:value-type="float" office:value="0.740925839626499" calcext:value-type="float">
            <text:p>0.740925839626499</text:p>
          </table:table-cell>
        </table:table-row>
        <table:table-row table:style-name="ro1">
          <table:table-cell table:formula="of:=SQRT([.B482]^2+[.C482]^2+[.D482]^2)" office:value-type="float" office:value="0.670169512530681" calcext:value-type="float">
            <text:p>0.670169512530681</text:p>
          </table:table-cell>
          <table:table-cell office:value-type="float" office:value="0.582858611794669" calcext:value-type="float">
            <text:p>0.582858611794669</text:p>
          </table:table-cell>
          <table:table-cell office:value-type="float" office:value="-0.309954613417967" calcext:value-type="float">
            <text:p>-0.309954613417967</text:p>
          </table:table-cell>
          <table:table-cell office:value-type="float" office:value="0.115460607149455" calcext:value-type="float">
            <text:p>0.115460607149455</text:p>
          </table:table-cell>
          <table:table-cell office:value-type="float" office:value="0.886174882841569" calcext:value-type="float">
            <text:p>0.886174882841569</text:p>
          </table:table-cell>
          <table:table-cell office:value-type="float" office:value="0.351669773136783" calcext:value-type="float">
            <text:p>0.351669773136783</text:p>
          </table:table-cell>
          <table:table-cell office:value-type="float" office:value="-3.09282330704936" calcext:value-type="float">
            <text:p>-3.09282330704936</text:p>
          </table:table-cell>
          <table:table-cell office:value-type="float" office:value="0.685772405932106" calcext:value-type="float">
            <text:p>0.685772405932106</text:p>
          </table:table-cell>
          <table:table-cell office:value-type="float" office:value="-0.279451826435585" calcext:value-type="float">
            <text:p>-0.279451826435585</text:p>
          </table:table-cell>
          <table:table-cell office:value-type="float" office:value="0.101125693771231" calcext:value-type="float">
            <text:p>0.101125693771231</text:p>
          </table:table-cell>
          <table:table-cell office:value-type="float" office:value="0.866135323743759" calcext:value-type="float">
            <text:p>0.866135323743759</text:p>
          </table:table-cell>
          <table:table-cell office:value-type="float" office:value="0.402599529548311" calcext:value-type="float">
            <text:p>0.402599529548311</text:p>
          </table:table-cell>
          <table:table-cell office:value-type="float" office:value="-3.09442709082257" calcext:value-type="float">
            <text:p>-3.09442709082257</text:p>
          </table:table-cell>
          <table:table-cell office:value-type="float" office:value="0.102913794137437" calcext:value-type="float">
            <text:p>0.102913794137437</text:p>
          </table:table-cell>
          <table:table-cell office:value-type="float" office:value="0.0305027869823817" calcext:value-type="float">
            <text:p>0.030502786982382</text:p>
          </table:table-cell>
          <table:table-cell office:value-type="float" office:value="-0.0143349133782236" calcext:value-type="float">
            <text:p>-0.014334913378224</text:p>
          </table:table-cell>
          <table:table-cell office:value-type="float" office:value="0.015951396587286" calcext:value-type="float">
            <text:p>0.015951396587286</text:p>
          </table:table-cell>
          <table:table-cell office:value-type="float" office:value="-0.0518327363468667" calcext:value-type="float">
            <text:p>-0.051832736346867</text:p>
          </table:table-cell>
          <table:table-cell office:value-type="float" office:value="-0.00857261507056784" calcext:value-type="float">
            <text:p>-0.008572615070568</text:p>
          </table:table-cell>
        </table:table-row>
        <table:table-row table:style-name="ro1">
          <table:table-cell table:formula="of:=SQRT([.B483]^2+[.C483]^2+[.D483]^2)" office:value-type="float" office:value="4.23842517781211" calcext:value-type="float">
            <text:p>4.23842517781211</text:p>
          </table:table-cell>
          <table:table-cell office:value-type="float" office:value="3.15590597683317" calcext:value-type="float">
            <text:p>3.15590597683317</text:p>
          </table:table-cell>
          <table:table-cell office:value-type="float" office:value="-2.77238352676846" calcext:value-type="float">
            <text:p>-2.77238352676846</text:p>
          </table:table-cell>
          <table:table-cell office:value-type="float" office:value="0.564265038614993" calcext:value-type="float">
            <text:p>0.564265038614993</text:p>
          </table:table-cell>
          <table:table-cell office:value-type="float" office:value="0.241079320597372" calcext:value-type="float">
            <text:p>0.241079320597372</text:p>
          </table:table-cell>
          <table:table-cell office:value-type="float" office:value="0.691548881056123" calcext:value-type="float">
            <text:p>0.691548881056123</text:p>
          </table:table-cell>
          <table:table-cell office:value-type="float" office:value="0.673207378095246" calcext:value-type="float">
            <text:p>0.673207378095246</text:p>
          </table:table-cell>
          <table:table-cell office:value-type="float" office:value="3.42517963676092" calcext:value-type="float">
            <text:p>3.42517963676092</text:p>
          </table:table-cell>
          <table:table-cell office:value-type="float" office:value="-2.9571357560839" calcext:value-type="float">
            <text:p>-2.9571357560839</text:p>
          </table:table-cell>
          <table:table-cell office:value-type="float" office:value="0.636747460092179" calcext:value-type="float">
            <text:p>0.636747460092179</text:p>
          </table:table-cell>
          <table:table-cell office:value-type="float" office:value="0.305438306289012" calcext:value-type="float">
            <text:p>0.305438306289012</text:p>
          </table:table-cell>
          <table:table-cell office:value-type="float" office:value="0.655526410034716" calcext:value-type="float">
            <text:p>0.655526410034716</text:p>
          </table:table-cell>
          <table:table-cell office:value-type="float" office:value="0.622364852453716" calcext:value-type="float">
            <text:p>0.622364852453716</text:p>
          </table:table-cell>
          <table:table-cell office:value-type="float" office:value="0.269273659927753" calcext:value-type="float">
            <text:p>0.269273659927753</text:p>
          </table:table-cell>
          <table:table-cell office:value-type="float" office:value="-0.184752229315438" calcext:value-type="float">
            <text:p>-0.184752229315438</text:p>
          </table:table-cell>
          <table:table-cell office:value-type="float" office:value="0.0724824214771865" calcext:value-type="float">
            <text:p>0.072482421477187</text:p>
          </table:table-cell>
          <table:table-cell office:value-type="float" office:value="0.0180907123859217" calcext:value-type="float">
            <text:p>0.018090712385922</text:p>
          </table:table-cell>
          <table:table-cell office:value-type="float" office:value="-0.0591617213035729" calcext:value-type="float">
            <text:p>-0.059161721303573</text:p>
          </table:table-cell>
          <table:table-cell office:value-type="float" office:value="-0.0101479993913465" calcext:value-type="float">
            <text:p>-0.010147999391347</text:p>
          </table:table-cell>
        </table:table-row>
        <table:table-row table:style-name="ro1">
          <table:table-cell table:formula="of:=SQRT([.B484]^2+[.C484]^2+[.D484]^2)" office:value-type="float" office:value="3.41883042142224" calcext:value-type="float">
            <text:p>3.41883042142224</text:p>
          </table:table-cell>
          <table:table-cell office:value-type="float" office:value="3.38935742187206" calcext:value-type="float">
            <text:p>3.38935742187206</text:p>
          </table:table-cell>
          <table:table-cell office:value-type="float" office:value="-0.0531689166144846" calcext:value-type="float">
            <text:p>-0.053168916614485</text:p>
          </table:table-cell>
          <table:table-cell office:value-type="float" office:value="0.444781725736352" calcext:value-type="float">
            <text:p>0.444781725736352</text:p>
          </table:table-cell>
          <table:table-cell office:value-type="float" office:value="-0.0270057350310742" calcext:value-type="float">
            <text:p>-0.027005735031074</text:p>
          </table:table-cell>
          <table:table-cell office:value-type="float" office:value="0.393529588956474" calcext:value-type="float">
            <text:p>0.393529588956474</text:p>
          </table:table-cell>
          <table:table-cell office:value-type="float" office:value="1.44812872482392" calcext:value-type="float">
            <text:p>1.44812872482392</text:p>
          </table:table-cell>
          <table:table-cell office:value-type="float" office:value="3.40761916821015" calcext:value-type="float">
            <text:p>3.40761916821015</text:p>
          </table:table-cell>
          <table:table-cell office:value-type="float" office:value="-0.0628422677666057" calcext:value-type="float">
            <text:p>-0.062842267766606</text:p>
          </table:table-cell>
          <table:table-cell office:value-type="float" office:value="0.498806485681146" calcext:value-type="float">
            <text:p>0.498806485681146</text:p>
          </table:table-cell>
          <table:table-cell office:value-type="float" office:value="0.0229076358369742" calcext:value-type="float">
            <text:p>0.022907635836974</text:p>
          </table:table-cell>
          <table:table-cell office:value-type="float" office:value="0.343949106233453" calcext:value-type="float">
            <text:p>0.343949106233453</text:p>
          </table:table-cell>
          <table:table-cell office:value-type="float" office:value="1.41384827652485" calcext:value-type="float">
            <text:p>1.41384827652485</text:p>
          </table:table-cell>
          <table:table-cell office:value-type="float" office:value="0.0182617463380925" calcext:value-type="float">
            <text:p>0.018261746338093</text:p>
          </table:table-cell>
          <table:table-cell office:value-type="float" office:value="-0.00967335115212109" calcext:value-type="float">
            <text:p>-0.009673351152121</text:p>
          </table:table-cell>
          <table:table-cell office:value-type="float" office:value="0.0540247599447948" calcext:value-type="float">
            <text:p>0.054024759944795</text:p>
          </table:table-cell>
          <table:table-cell office:value-type="float" office:value="-0.043067218746331" calcext:value-type="float">
            <text:p>-0.043067218746331</text:p>
          </table:table-cell>
          <table:table-cell office:value-type="float" office:value="-0.0526510092243466" calcext:value-type="float">
            <text:p>-0.052651009224347</text:p>
          </table:table-cell>
          <table:table-cell office:value-type="float" office:value="-0.0174151053357869" calcext:value-type="float">
            <text:p>-0.017415105335787</text:p>
          </table:table-cell>
        </table:table-row>
        <table:table-row table:style-name="ro1">
          <table:table-cell table:formula="of:=SQRT([.B485]^2+[.C485]^2+[.D485]^2)" office:value-type="float" office:value="4.95401616858331" calcext:value-type="float">
            <text:p>4.95401616858331</text:p>
          </table:table-cell>
          <table:table-cell office:value-type="float" office:value="4.7788061399887" calcext:value-type="float">
            <text:p>4.7788061399887</text:p>
          </table:table-cell>
          <table:table-cell office:value-type="float" office:value="1.18586796636995" calcext:value-type="float">
            <text:p>1.18586796636995</text:p>
          </table:table-cell>
          <table:table-cell office:value-type="float" office:value="0.546813717209733" calcext:value-type="float">
            <text:p>0.546813717209733</text:p>
          </table:table-cell>
          <table:table-cell office:value-type="float" office:value="0.457734192102998" calcext:value-type="float">
            <text:p>0.457734192102998</text:p>
          </table:table-cell>
          <table:table-cell office:value-type="float" office:value="0.256406878894019" calcext:value-type="float">
            <text:p>0.256406878894019</text:p>
          </table:table-cell>
          <table:table-cell office:value-type="float" office:value="0.0749767402289856" calcext:value-type="float">
            <text:p>0.074976740228986</text:p>
          </table:table-cell>
          <table:table-cell office:value-type="float" office:value="4.71599818660798" calcext:value-type="float">
            <text:p>4.71599818660798</text:p>
          </table:table-cell>
          <table:table-cell office:value-type="float" office:value="1.16204779433812" calcext:value-type="float">
            <text:p>1.16204779433812</text:p>
          </table:table-cell>
          <table:table-cell office:value-type="float" office:value="0.623312667834571" calcext:value-type="float">
            <text:p>0.623312667834571</text:p>
          </table:table-cell>
          <table:table-cell office:value-type="float" office:value="0.328393924887038" calcext:value-type="float">
            <text:p>0.328393924887038</text:p>
          </table:table-cell>
          <table:table-cell office:value-type="float" office:value="0.272408574779623" calcext:value-type="float">
            <text:p>0.272408574779623</text:p>
          </table:table-cell>
          <table:table-cell office:value-type="float" office:value="0.0972510130724609" calcext:value-type="float">
            <text:p>0.097251013072461</text:p>
          </table:table-cell>
          <table:table-cell office:value-type="float" office:value="-0.0628079533807275" calcext:value-type="float">
            <text:p>-0.062807953380728</text:p>
          </table:table-cell>
          <table:table-cell office:value-type="float" office:value="-0.0238201720318301" calcext:value-type="float">
            <text:p>-0.02382017203183</text:p>
          </table:table-cell>
          <table:table-cell office:value-type="float" office:value="0.0764989506248384" calcext:value-type="float">
            <text:p>0.076498950624838</text:p>
          </table:table-cell>
          <table:table-cell office:value-type="float" office:value="-0.12287815245221" calcext:value-type="float">
            <text:p>-0.12287815245221</text:p>
          </table:table-cell>
          <table:table-cell office:value-type="float" office:value="0.0272991093687516" calcext:value-type="float">
            <text:p>0.027299109368752</text:p>
          </table:table-cell>
          <table:table-cell office:value-type="float" office:value="-0.00989280835562312" calcext:value-type="float">
            <text:p>-0.009892808355623</text:p>
          </table:table-cell>
        </table:table-row>
        <table:table-row table:style-name="ro1">
          <table:table-cell table:formula="of:=SQRT([.B486]^2+[.C486]^2+[.D486]^2)" office:value-type="float" office:value="2.28844547309835" calcext:value-type="float">
            <text:p>2.28844547309835</text:p>
          </table:table-cell>
          <table:table-cell office:value-type="float" office:value="2.05304506141424" calcext:value-type="float">
            <text:p>2.05304506141424</text:p>
          </table:table-cell>
          <table:table-cell office:value-type="float" office:value="-0.158190872396292" calcext:value-type="float">
            <text:p>-0.158190872396292</text:p>
          </table:table-cell>
          <table:table-cell office:value-type="float" office:value="0.998480999837974" calcext:value-type="float">
            <text:p>0.998480999837974</text:p>
          </table:table-cell>
          <table:table-cell office:value-type="float" office:value="0.381118594721055" calcext:value-type="float">
            <text:p>0.381118594721055</text:p>
          </table:table-cell>
          <table:table-cell office:value-type="float" office:value="-0.03836602250004" calcext:value-type="float">
            <text:p>-0.03836602250004</text:p>
          </table:table-cell>
          <table:table-cell office:value-type="float" office:value="1.88960674059942" calcext:value-type="float">
            <text:p>1.88960674059942</text:p>
          </table:table-cell>
          <table:table-cell office:value-type="float" office:value="2.0447490755791" calcext:value-type="float">
            <text:p>2.0447490755791</text:p>
          </table:table-cell>
          <table:table-cell office:value-type="float" office:value="-0.147103830138233" calcext:value-type="float">
            <text:p>-0.147103830138233</text:p>
          </table:table-cell>
          <table:table-cell office:value-type="float" office:value="0.918177072581624" calcext:value-type="float">
            <text:p>0.918177072581624</text:p>
          </table:table-cell>
          <table:table-cell office:value-type="float" office:value="0.502320900050325" calcext:value-type="float">
            <text:p>0.502320900050325</text:p>
          </table:table-cell>
          <table:table-cell office:value-type="float" office:value="-0.138992063008228" calcext:value-type="float">
            <text:p>-0.138992063008228</text:p>
          </table:table-cell>
          <table:table-cell office:value-type="float" office:value="1.94192770642225" calcext:value-type="float">
            <text:p>1.94192770642225</text:p>
          </table:table-cell>
          <table:table-cell office:value-type="float" office:value="-0.00829598583513835" calcext:value-type="float">
            <text:p>-0.008295985835138</text:p>
          </table:table-cell>
          <table:table-cell office:value-type="float" office:value="0.0110870422580585" calcext:value-type="float">
            <text:p>0.011087042258059</text:p>
          </table:table-cell>
          <table:table-cell office:value-type="float" office:value="-0.0803039272563502" calcext:value-type="float">
            <text:p>-0.08030392725635</text:p>
          </table:table-cell>
          <table:table-cell office:value-type="float" office:value="-0.134042281917496" calcext:value-type="float">
            <text:p>-0.134042281917496</text:p>
          </table:table-cell>
          <table:table-cell office:value-type="float" office:value="-0.0822245041658283" calcext:value-type="float">
            <text:p>-0.082224504165828</text:p>
          </table:table-cell>
          <table:table-cell office:value-type="float" office:value="0.0360381265644287" calcext:value-type="float">
            <text:p>0.036038126564429</text:p>
          </table:table-cell>
        </table:table-row>
        <table:table-row table:style-name="ro1">
          <table:table-cell table:formula="of:=SQRT([.B487]^2+[.C487]^2+[.D487]^2)" office:value-type="float" office:value="3.20651411836433" calcext:value-type="float">
            <text:p>3.20651411836433</text:p>
          </table:table-cell>
          <table:table-cell office:value-type="float" office:value="2.87073064163933" calcext:value-type="float">
            <text:p>2.87073064163933</text:p>
          </table:table-cell>
          <table:table-cell office:value-type="float" office:value="0.686142649034229" calcext:value-type="float">
            <text:p>0.686142649034229</text:p>
          </table:table-cell>
          <table:table-cell office:value-type="float" office:value="1.25293520965735" calcext:value-type="float">
            <text:p>1.25293520965735</text:p>
          </table:table-cell>
          <table:table-cell office:value-type="float" office:value="-0.140382466949987" calcext:value-type="float">
            <text:p>-0.140382466949987</text:p>
          </table:table-cell>
          <table:table-cell office:value-type="float" office:value="0.289889919821594" calcext:value-type="float">
            <text:p>0.289889919821594</text:p>
          </table:table-cell>
          <table:table-cell office:value-type="float" office:value="-0.0957082975528518" calcext:value-type="float">
            <text:p>-0.095708297552852</text:p>
          </table:table-cell>
          <table:table-cell office:value-type="float" office:value="2.82225601137804" calcext:value-type="float">
            <text:p>2.82225601137804</text:p>
          </table:table-cell>
          <table:table-cell office:value-type="float" office:value="0.675246313292842" calcext:value-type="float">
            <text:p>0.675246313292842</text:p>
          </table:table-cell>
          <table:table-cell office:value-type="float" office:value="1.16351698632553" calcext:value-type="float">
            <text:p>1.16351698632553</text:p>
          </table:table-cell>
          <table:table-cell office:value-type="float" office:value="-0.194928229823943" calcext:value-type="float">
            <text:p>-0.194928229823943</text:p>
          </table:table-cell>
          <table:table-cell office:value-type="float" office:value="0.273308495436487" calcext:value-type="float">
            <text:p>0.273308495436487</text:p>
          </table:table-cell>
          <table:table-cell office:value-type="float" office:value="-0.0662131530905787" calcext:value-type="float">
            <text:p>-0.066213153090579</text:p>
          </table:table-cell>
          <table:table-cell office:value-type="float" office:value="-0.0484746302612882" calcext:value-type="float">
            <text:p>-0.048474630261288</text:p>
          </table:table-cell>
          <table:table-cell office:value-type="float" office:value="-0.0108963357413876" calcext:value-type="float">
            <text:p>-0.010896335741388</text:p>
          </table:table-cell>
          <table:table-cell office:value-type="float" office:value="-0.0894182233318182" calcext:value-type="float">
            <text:p>-0.089418223331818</text:p>
          </table:table-cell>
          <table:table-cell office:value-type="float" office:value="-0.0507426212101514" calcext:value-type="float">
            <text:p>-0.050742621210151</text:p>
          </table:table-cell>
          <table:table-cell office:value-type="float" office:value="-0.0211154333845593" calcext:value-type="float">
            <text:p>-0.021115433384559</text:p>
          </table:table-cell>
          <table:table-cell office:value-type="float" office:value="0.0137974502029703" calcext:value-type="float">
            <text:p>0.01379745020297</text:p>
          </table:table-cell>
        </table:table-row>
        <table:table-row table:style-name="ro1">
          <table:table-cell table:formula="of:=SQRT([.B488]^2+[.C488]^2+[.D488]^2)" office:value-type="float" office:value="2.32005117662425" calcext:value-type="float">
            <text:p>2.32005117662425</text:p>
          </table:table-cell>
          <table:table-cell office:value-type="float" office:value="1.86848609865164" calcext:value-type="float">
            <text:p>1.86848609865164</text:p>
          </table:table-cell>
          <table:table-cell office:value-type="float" office:value="-1.32357697083088" calcext:value-type="float">
            <text:p>-1.32357697083088</text:p>
          </table:table-cell>
          <table:table-cell office:value-type="float" office:value="0.373552089523407" calcext:value-type="float">
            <text:p>0.373552089523407</text:p>
          </table:table-cell>
          <table:table-cell office:value-type="float" office:value="-0.171323025630588" calcext:value-type="float">
            <text:p>-0.171323025630588</text:p>
          </table:table-cell>
          <table:table-cell office:value-type="float" office:value="0.860719150582042" calcext:value-type="float">
            <text:p>0.860719150582042</text:p>
          </table:table-cell>
          <table:table-cell office:value-type="float" office:value="0.943576451610702" calcext:value-type="float">
            <text:p>0.943576451610702</text:p>
          </table:table-cell>
          <table:table-cell office:value-type="float" office:value="1.9596987336764" calcext:value-type="float">
            <text:p>1.9596987336764</text:p>
          </table:table-cell>
          <table:table-cell office:value-type="float" office:value="-1.32706772190289" calcext:value-type="float">
            <text:p>-1.32706772190289</text:p>
          </table:table-cell>
          <table:table-cell office:value-type="float" office:value="0.388464332604793" calcext:value-type="float">
            <text:p>0.388464332604793</text:p>
          </table:table-cell>
          <table:table-cell office:value-type="float" office:value="-2.50954543863833" calcext:value-type="float">
            <text:p>-2.50954543863833</text:p>
          </table:table-cell>
          <table:table-cell office:value-type="float" office:value="-0.953556960016218" calcext:value-type="float">
            <text:p>-0.953556960016218</text:p>
          </table:table-cell>
          <table:table-cell office:value-type="float" office:value="-1.5998650077161" calcext:value-type="float">
            <text:p>-1.5998650077161</text:p>
          </table:table-cell>
          <table:table-cell office:value-type="float" office:value="0.0912126350247573" calcext:value-type="float">
            <text:p>0.091212635024757</text:p>
          </table:table-cell>
          <table:table-cell office:value-type="float" office:value="-0.00349075107200458" calcext:value-type="float">
            <text:p>-0.003490751072005</text:p>
          </table:table-cell>
          <table:table-cell office:value-type="float" office:value="0.0149122430813868" calcext:value-type="float">
            <text:p>0.014912243081387</text:p>
          </table:table-cell>
          <table:table-cell office:value-type="float" office:value="-2.6889103947961" calcext:value-type="float">
            <text:p>-2.6889103947961</text:p>
          </table:table-cell>
          <table:table-cell office:value-type="float" office:value="0.205554620366528" calcext:value-type="float">
            <text:p>0.205554620366528</text:p>
          </table:table-cell>
          <table:table-cell office:value-type="float" office:value="-1.35024634135533" calcext:value-type="float">
            <text:p>-1.35024634135533</text:p>
          </table:table-cell>
        </table:table-row>
        <table:table-row table:style-name="ro1">
          <table:table-cell table:formula="of:=SQRT([.B489]^2+[.C489]^2+[.D489]^2)" office:value-type="float" office:value="4.91230230948364" calcext:value-type="float">
            <text:p>4.91230230948364</text:p>
          </table:table-cell>
          <table:table-cell office:value-type="float" office:value="4.56935033767331" calcext:value-type="float">
            <text:p>4.56935033767331</text:p>
          </table:table-cell>
          <table:table-cell office:value-type="float" office:value="-1.34729859585661" calcext:value-type="float">
            <text:p>-1.34729859585661</text:p>
          </table:table-cell>
          <table:table-cell office:value-type="float" office:value="1.19855661733853" calcext:value-type="float">
            <text:p>1.19855661733853</text:p>
          </table:table-cell>
          <table:table-cell office:value-type="float" office:value="-0.102226847035102" calcext:value-type="float">
            <text:p>-0.102226847035102</text:p>
          </table:table-cell>
          <table:table-cell office:value-type="float" office:value="0.176455258734634" calcext:value-type="float">
            <text:p>0.176455258734634</text:p>
          </table:table-cell>
          <table:table-cell office:value-type="float" office:value="-1.78330542847762" calcext:value-type="float">
            <text:p>-1.78330542847762</text:p>
          </table:table-cell>
          <table:table-cell office:value-type="float" office:value="4.4563174601766" calcext:value-type="float">
            <text:p>4.4563174601766</text:p>
          </table:table-cell>
          <table:table-cell office:value-type="float" office:value="-1.34553387245806" calcext:value-type="float">
            <text:p>-1.34553387245806</text:p>
          </table:table-cell>
          <table:table-cell office:value-type="float" office:value="1.19303815143314" calcext:value-type="float">
            <text:p>1.19303815143314</text:p>
          </table:table-cell>
          <table:table-cell office:value-type="float" office:value="-0.170739609028621" calcext:value-type="float">
            <text:p>-0.170739609028621</text:p>
          </table:table-cell>
          <table:table-cell office:value-type="float" office:value="0.13405354583004" calcext:value-type="float">
            <text:p>0.13405354583004</text:p>
          </table:table-cell>
          <table:table-cell office:value-type="float" office:value="-1.82108766130649" calcext:value-type="float">
            <text:p>-1.82108766130649</text:p>
          </table:table-cell>
          <table:table-cell office:value-type="float" office:value="-0.113032877496704" calcext:value-type="float">
            <text:p>-0.113032877496704</text:p>
          </table:table-cell>
          <table:table-cell office:value-type="float" office:value="0.00176472339854117" calcext:value-type="float">
            <text:p>0.001764723398541</text:p>
          </table:table-cell>
          <table:table-cell office:value-type="float" office:value="-0.00551846590539595" calcext:value-type="float">
            <text:p>-0.005518465905396</text:p>
          </table:table-cell>
          <table:table-cell office:value-type="float" office:value="0.0554659470838264" calcext:value-type="float">
            <text:p>0.055465947083826</text:p>
          </table:table-cell>
          <table:table-cell office:value-type="float" office:value="-0.0574961434144381" calcext:value-type="float">
            <text:p>-0.057496143414438</text:p>
          </table:table-cell>
          <table:table-cell office:value-type="float" office:value="-0.0467875022844417" calcext:value-type="float">
            <text:p>-0.046787502284442</text:p>
          </table:table-cell>
        </table:table-row>
        <table:table-row table:style-name="ro1">
          <table:table-cell table:formula="of:=SQRT([.B490]^2+[.C490]^2+[.D490]^2)" office:value-type="float" office:value="4.43702851722522" calcext:value-type="float">
            <text:p>4.43702851722522</text:p>
          </table:table-cell>
          <table:table-cell office:value-type="float" office:value="3.57587369308984" calcext:value-type="float">
            <text:p>3.57587369308984</text:p>
          </table:table-cell>
          <table:table-cell office:value-type="float" office:value="2.18153499994731" calcext:value-type="float">
            <text:p>2.18153499994731</text:p>
          </table:table-cell>
          <table:table-cell office:value-type="float" office:value="1.46330257901185" calcext:value-type="float">
            <text:p>1.46330257901185</text:p>
          </table:table-cell>
          <table:table-cell office:value-type="float" office:value="0.332231457453382" calcext:value-type="float">
            <text:p>0.332231457453382</text:p>
          </table:table-cell>
          <table:table-cell office:value-type="float" office:value="0.229538670083569" calcext:value-type="float">
            <text:p>0.229538670083569</text:p>
          </table:table-cell>
          <table:table-cell office:value-type="float" office:value="-1.2271688071633" calcext:value-type="float">
            <text:p>-1.2271688071633</text:p>
          </table:table-cell>
          <table:table-cell office:value-type="float" office:value="3.61793292704769" calcext:value-type="float">
            <text:p>3.61793292704769</text:p>
          </table:table-cell>
          <table:table-cell office:value-type="float" office:value="2.19788826122792" calcext:value-type="float">
            <text:p>2.19788826122792</text:p>
          </table:table-cell>
          <table:table-cell office:value-type="float" office:value="1.38936045018012" calcext:value-type="float">
            <text:p>1.38936045018012</text:p>
          </table:table-cell>
          <table:table-cell office:value-type="float" office:value="0.234110900296571" calcext:value-type="float">
            <text:p>0.234110900296571</text:p>
          </table:table-cell>
          <table:table-cell office:value-type="float" office:value="0.325806616165873" calcext:value-type="float">
            <text:p>0.325806616165873</text:p>
          </table:table-cell>
          <table:table-cell office:value-type="float" office:value="-1.17506225914047" calcext:value-type="float">
            <text:p>-1.17506225914047</text:p>
          </table:table-cell>
          <table:table-cell office:value-type="float" office:value="0.0420592339578545" calcext:value-type="float">
            <text:p>0.042059233957855</text:p>
          </table:table-cell>
          <table:table-cell office:value-type="float" office:value="0.0163532612806088" calcext:value-type="float">
            <text:p>0.016353261280609</text:p>
          </table:table-cell>
          <table:table-cell office:value-type="float" office:value="-0.0739421288317321" calcext:value-type="float">
            <text:p>-0.073942128831732</text:p>
          </table:table-cell>
          <table:table-cell office:value-type="float" office:value="-0.123239723490262" calcext:value-type="float">
            <text:p>-0.123239723490262</text:p>
          </table:table-cell>
          <table:table-cell office:value-type="float" office:value="-0.0546787300697798" calcext:value-type="float">
            <text:p>-0.05467873006978</text:p>
          </table:table-cell>
          <table:table-cell office:value-type="float" office:value="0.0217843324543772" calcext:value-type="float">
            <text:p>0.021784332454377</text:p>
          </table:table-cell>
        </table:table-row>
        <table:table-row table:style-name="ro1">
          <table:table-cell table:formula="of:=SQRT([.B491]^2+[.C491]^2+[.D491]^2)" office:value-type="float" office:value="3.84607539286534" calcext:value-type="float">
            <text:p>3.84607539286534</text:p>
          </table:table-cell>
          <table:table-cell office:value-type="float" office:value="3.43259794573631" calcext:value-type="float">
            <text:p>3.43259794573631</text:p>
          </table:table-cell>
          <table:table-cell office:value-type="float" office:value="0.956293027711866" calcext:value-type="float">
            <text:p>0.956293027711866</text:p>
          </table:table-cell>
          <table:table-cell office:value-type="float" office:value="1.44743597982115" calcext:value-type="float">
            <text:p>1.44743597982115</text:p>
          </table:table-cell>
          <table:table-cell office:value-type="float" office:value="0.496833580309588" calcext:value-type="float">
            <text:p>0.496833580309588</text:p>
          </table:table-cell>
          <table:table-cell office:value-type="float" office:value="-0.771800991078531" calcext:value-type="float">
            <text:p>-0.771800991078531</text:p>
          </table:table-cell>
          <table:table-cell office:value-type="float" office:value="-2.08462030732722" calcext:value-type="float">
            <text:p>-2.08462030732722</text:p>
          </table:table-cell>
          <table:table-cell office:value-type="float" office:value="3.48055181786307" calcext:value-type="float">
            <text:p>3.48055181786307</text:p>
          </table:table-cell>
          <table:table-cell office:value-type="float" office:value="0.969853708279867" calcext:value-type="float">
            <text:p>0.969853708279867</text:p>
          </table:table-cell>
          <table:table-cell office:value-type="float" office:value="1.40545318485121" calcext:value-type="float">
            <text:p>1.40545318485121</text:p>
          </table:table-cell>
          <table:table-cell office:value-type="float" office:value="0.52344860643702" calcext:value-type="float">
            <text:p>0.52344860643702</text:p>
          </table:table-cell>
          <table:table-cell office:value-type="float" office:value="-0.672389875056353" calcext:value-type="float">
            <text:p>-0.672389875056353</text:p>
          </table:table-cell>
          <table:table-cell office:value-type="float" office:value="-2.02213244955299" calcext:value-type="float">
            <text:p>-2.02213244955299</text:p>
          </table:table-cell>
          <table:table-cell office:value-type="float" office:value="0.0479538721267621" calcext:value-type="float">
            <text:p>0.047953872126762</text:p>
          </table:table-cell>
          <table:table-cell office:value-type="float" office:value="0.0135606805680008" calcext:value-type="float">
            <text:p>0.013560680568001</text:p>
          </table:table-cell>
          <table:table-cell office:value-type="float" office:value="-0.0419827949699396" calcext:value-type="float">
            <text:p>-0.04198279496994</text:p>
          </table:table-cell>
          <table:table-cell office:value-type="float" office:value="-0.0966921312835605" calcext:value-type="float">
            <text:p>-0.096692131283561</text:p>
          </table:table-cell>
          <table:table-cell office:value-type="float" office:value="-0.030559963839834" calcext:value-type="float">
            <text:p>-0.030559963839834</text:p>
          </table:table-cell>
          <table:table-cell office:value-type="float" office:value="0.0433953689917557" calcext:value-type="float">
            <text:p>0.043395368991756</text:p>
          </table:table-cell>
        </table:table-row>
        <table:table-row table:style-name="ro1">
          <table:table-cell table:formula="of:=SQRT([.B492]^2+[.C492]^2+[.D492]^2)" office:value-type="float" office:value="1.84124482468781" calcext:value-type="float">
            <text:p>1.84124482468781</text:p>
          </table:table-cell>
          <table:table-cell office:value-type="float" office:value="1.78355860227312" calcext:value-type="float">
            <text:p>1.78355860227312</text:p>
          </table:table-cell>
          <table:table-cell office:value-type="float" office:value="-0.197005825220911" calcext:value-type="float">
            <text:p>-0.197005825220911</text:p>
          </table:table-cell>
          <table:table-cell office:value-type="float" office:value="0.412661994283717" calcext:value-type="float">
            <text:p>0.412661994283717</text:p>
          </table:table-cell>
          <table:table-cell office:value-type="float" office:value="-0.353645855758794" calcext:value-type="float">
            <text:p>-0.353645855758794</text:p>
          </table:table-cell>
          <table:table-cell office:value-type="float" office:value="-0.0895972092347193" calcext:value-type="float">
            <text:p>-0.089597209234719</text:p>
          </table:table-cell>
          <table:table-cell office:value-type="float" office:value="2.40702241178104" calcext:value-type="float">
            <text:p>2.40702241178104</text:p>
          </table:table-cell>
          <table:table-cell office:value-type="float" office:value="1.81612050443297" calcext:value-type="float">
            <text:p>1.81612050443297</text:p>
          </table:table-cell>
          <table:table-cell office:value-type="float" office:value="-0.188462876754699" calcext:value-type="float">
            <text:p>-0.188462876754699</text:p>
          </table:table-cell>
          <table:table-cell office:value-type="float" office:value="0.405976063349111" calcext:value-type="float">
            <text:p>0.405976063349111</text:p>
          </table:table-cell>
          <table:table-cell office:value-type="float" office:value="-0.295069661754301" calcext:value-type="float">
            <text:p>-0.295069661754301</text:p>
          </table:table-cell>
          <table:table-cell office:value-type="float" office:value="-0.0609632421096267" calcext:value-type="float">
            <text:p>-0.060963242109627</text:p>
          </table:table-cell>
          <table:table-cell office:value-type="float" office:value="2.40501635424738" calcext:value-type="float">
            <text:p>2.40501635424738</text:p>
          </table:table-cell>
          <table:table-cell office:value-type="float" office:value="0.0325619021598429" calcext:value-type="float">
            <text:p>0.032561902159843</text:p>
          </table:table-cell>
          <table:table-cell office:value-type="float" office:value="0.00854294846621218" calcext:value-type="float">
            <text:p>0.008542948466212</text:p>
          </table:table-cell>
          <table:table-cell office:value-type="float" office:value="-0.00668593093460534" calcext:value-type="float">
            <text:p>-0.006685930934605</text:p>
          </table:table-cell>
          <table:table-cell office:value-type="float" office:value="-0.0243244453368829" calcext:value-type="float">
            <text:p>-0.024324445336883</text:p>
          </table:table-cell>
          <table:table-cell office:value-type="float" office:value="-0.0603362526507287" calcext:value-type="float">
            <text:p>-0.060336252650729</text:p>
          </table:table-cell>
          <table:table-cell office:value-type="float" office:value="-0.00714730927715479" calcext:value-type="float">
            <text:p>-0.007147309277155</text:p>
          </table:table-cell>
        </table:table-row>
        <table:table-row table:style-name="ro1">
          <table:table-cell table:formula="of:=SQRT([.B493]^2+[.C493]^2+[.D493]^2)" office:value-type="float" office:value="5.15001115480258" calcext:value-type="float">
            <text:p>5.15001115480258</text:p>
          </table:table-cell>
          <table:table-cell office:value-type="float" office:value="5.06314897069183" calcext:value-type="float">
            <text:p>5.06314897069183</text:p>
          </table:table-cell>
          <table:table-cell office:value-type="float" office:value="0.376515940714811" calcext:value-type="float">
            <text:p>0.376515940714811</text:p>
          </table:table-cell>
          <table:table-cell office:value-type="float" office:value="0.863349953125002" calcext:value-type="float">
            <text:p>0.863349953125002</text:p>
          </table:table-cell>
          <table:table-cell office:value-type="float" office:value="0.134902395242575" calcext:value-type="float">
            <text:p>0.134902395242575</text:p>
          </table:table-cell>
          <table:table-cell office:value-type="float" office:value="0.754985174758384" calcext:value-type="float">
            <text:p>0.754985174758384</text:p>
          </table:table-cell>
          <table:table-cell office:value-type="float" office:value="1.30497224289262" calcext:value-type="float">
            <text:p>1.30497224289262</text:p>
          </table:table-cell>
          <table:table-cell office:value-type="float" office:value="5.07817244905737" calcext:value-type="float">
            <text:p>5.07817244905737</text:p>
          </table:table-cell>
          <table:table-cell office:value-type="float" office:value="0.356244701307761" calcext:value-type="float">
            <text:p>0.356244701307761</text:p>
          </table:table-cell>
          <table:table-cell office:value-type="float" office:value="0.940586756209056" calcext:value-type="float">
            <text:p>0.940586756209056</text:p>
          </table:table-cell>
          <table:table-cell office:value-type="float" office:value="0.214413114626799" calcext:value-type="float">
            <text:p>0.214413114626799</text:p>
          </table:table-cell>
          <table:table-cell office:value-type="float" office:value="0.68224827491472" calcext:value-type="float">
            <text:p>0.68224827491472</text:p>
          </table:table-cell>
          <table:table-cell office:value-type="float" office:value="1.25801814649583" calcext:value-type="float">
            <text:p>1.25801814649583</text:p>
          </table:table-cell>
          <table:table-cell office:value-type="float" office:value="0.0150234783655385" calcext:value-type="float">
            <text:p>0.015023478365539</text:p>
          </table:table-cell>
          <table:table-cell office:value-type="float" office:value="-0.0202712394070508" calcext:value-type="float">
            <text:p>-0.020271239407051</text:p>
          </table:table-cell>
          <table:table-cell office:value-type="float" office:value="0.0772368030840539" calcext:value-type="float">
            <text:p>0.077236803084054</text:p>
          </table:table-cell>
          <table:table-cell office:value-type="float" office:value="-0.0524882075667543" calcext:value-type="float">
            <text:p>-0.052488207566754</text:p>
          </table:table-cell>
          <table:table-cell office:value-type="float" office:value="-0.0782122416152715" calcext:value-type="float">
            <text:p>-0.078212241615272</text:p>
          </table:table-cell>
          <table:table-cell office:value-type="float" office:value="0.00338744698038651" calcext:value-type="float">
            <text:p>0.003387446980387</text:p>
          </table:table-cell>
        </table:table-row>
        <table:table-row table:style-name="ro1">
          <table:table-cell table:formula="of:=SQRT([.B494]^2+[.C494]^2+[.D494]^2)" office:value-type="float" office:value="3.89402282813477" calcext:value-type="float">
            <text:p>3.89402282813477</text:p>
          </table:table-cell>
          <table:table-cell office:value-type="float" office:value="2.96753824070316" calcext:value-type="float">
            <text:p>2.96753824070316</text:p>
          </table:table-cell>
          <table:table-cell office:value-type="float" office:value="-2.1382750343678" calcext:value-type="float">
            <text:p>-2.1382750343678</text:p>
          </table:table-cell>
          <table:table-cell office:value-type="float" office:value="1.33600540919507" calcext:value-type="float">
            <text:p>1.33600540919507</text:p>
          </table:table-cell>
          <table:table-cell office:value-type="float" office:value="0.113801667681232" calcext:value-type="float">
            <text:p>0.113801667681232</text:p>
          </table:table-cell>
          <table:table-cell office:value-type="float" office:value="-0.387295333933997" calcext:value-type="float">
            <text:p>-0.387295333933997</text:p>
          </table:table-cell>
          <table:table-cell office:value-type="float" office:value="2.57543293416539" calcext:value-type="float">
            <text:p>2.57543293416539</text:p>
          </table:table-cell>
          <table:table-cell office:value-type="float" office:value="2.96974189402799" calcext:value-type="float">
            <text:p>2.96974189402799</text:p>
          </table:table-cell>
          <table:table-cell office:value-type="float" office:value="-2.11114210500864" calcext:value-type="float">
            <text:p>-2.11114210500864</text:p>
          </table:table-cell>
          <table:table-cell office:value-type="float" office:value="1.26931458157102" calcext:value-type="float">
            <text:p>1.26931458157102</text:p>
          </table:table-cell>
          <table:table-cell office:value-type="float" office:value="1.31132590519472" calcext:value-type="float">
            <text:p>1.31132590519472</text:p>
          </table:table-cell>
          <table:table-cell office:value-type="float" office:value="0.107808216743476" calcext:value-type="float">
            <text:p>0.107808216743476</text:p>
          </table:table-cell>
          <table:table-cell office:value-type="float" office:value="2.17265810106889" calcext:value-type="float">
            <text:p>2.17265810106889</text:p>
          </table:table-cell>
          <table:table-cell office:value-type="float" office:value="0.00220365332483441" calcext:value-type="float">
            <text:p>0.002203653324834</text:p>
          </table:table-cell>
          <table:table-cell office:value-type="float" office:value="0.0271329293591602" calcext:value-type="float">
            <text:p>0.02713292935916</text:p>
          </table:table-cell>
          <table:table-cell office:value-type="float" office:value="-0.066690827624055" calcext:value-type="float">
            <text:p>-0.066690827624055</text:p>
          </table:table-cell>
          <table:table-cell office:value-type="float" office:value="-1.1472105676471" calcext:value-type="float">
            <text:p>-1.1472105676471</text:p>
          </table:table-cell>
          <table:table-cell office:value-type="float" office:value="-0.770099182997945" calcext:value-type="float">
            <text:p>-0.770099182997945</text:p>
          </table:table-cell>
          <table:table-cell office:value-type="float" office:value="-1.11038451142605" calcext:value-type="float">
            <text:p>-1.11038451142605</text:p>
          </table:table-cell>
        </table:table-row>
        <table:table-row table:style-name="ro1">
          <table:table-cell table:formula="of:=SQRT([.B495]^2+[.C495]^2+[.D495]^2)" office:value-type="float" office:value="1.16152236824861" calcext:value-type="float">
            <text:p>1.16152236824861</text:p>
          </table:table-cell>
          <table:table-cell office:value-type="float" office:value="1.05558233293358" calcext:value-type="float">
            <text:p>1.05558233293358</text:p>
          </table:table-cell>
          <table:table-cell office:value-type="float" office:value="0.328713970972457" calcext:value-type="float">
            <text:p>0.328713970972457</text:p>
          </table:table-cell>
          <table:table-cell office:value-type="float" office:value="0.35612817303307" calcext:value-type="float">
            <text:p>0.35612817303307</text:p>
          </table:table-cell>
          <table:table-cell office:value-type="float" office:value="-0.466582841238482" calcext:value-type="float">
            <text:p>-0.466582841238482</text:p>
          </table:table-cell>
          <table:table-cell office:value-type="float" office:value="-0.812413970290018" calcext:value-type="float">
            <text:p>-0.812413970290018</text:p>
          </table:table-cell>
          <table:table-cell office:value-type="float" office:value="0.932691554118318" calcext:value-type="float">
            <text:p>0.932691554118318</text:p>
          </table:table-cell>
          <table:table-cell office:value-type="float" office:value="1.47207611912732" calcext:value-type="float">
            <text:p>1.47207611912732</text:p>
          </table:table-cell>
          <table:table-cell office:value-type="float" office:value="0.418013519409503" calcext:value-type="float">
            <text:p>0.418013519409503</text:p>
          </table:table-cell>
          <table:table-cell office:value-type="float" office:value="0.49091129144712" calcext:value-type="float">
            <text:p>0.49091129144712</text:p>
          </table:table-cell>
          <table:table-cell office:value-type="float" office:value="1.16989510748028" calcext:value-type="float">
            <text:p>1.16989510748028</text:p>
          </table:table-cell>
          <table:table-cell office:value-type="float" office:value="-0.996455386328638" calcext:value-type="float">
            <text:p>-0.996455386328638</text:p>
          </table:table-cell>
          <table:table-cell office:value-type="float" office:value="2.53303527130332" calcext:value-type="float">
            <text:p>2.53303527130332</text:p>
          </table:table-cell>
          <table:table-cell office:value-type="float" office:value="0.416493786193736" calcext:value-type="float">
            <text:p>0.416493786193736</text:p>
          </table:table-cell>
          <table:table-cell office:value-type="float" office:value="0.0892995484370461" calcext:value-type="float">
            <text:p>0.089299548437046</text:p>
          </table:table-cell>
          <table:table-cell office:value-type="float" office:value="0.134783118414051" calcext:value-type="float">
            <text:p>0.134783118414051</text:p>
          </table:table-cell>
          <table:table-cell office:value-type="float" office:value="-0.269625727283062" calcext:value-type="float">
            <text:p>-0.269625727283062</text:p>
          </table:table-cell>
          <table:table-cell office:value-type="float" office:value="-0.918675331600085" calcext:value-type="float">
            <text:p>-0.918675331600085</text:p>
          </table:table-cell>
          <table:table-cell office:value-type="float" office:value="0.0654806418940126" calcext:value-type="float">
            <text:p>0.065480641894013</text:p>
          </table:table-cell>
        </table:table-row>
        <table:table-row table:style-name="ro1">
          <table:table-cell table:formula="of:=SQRT([.B496]^2+[.C496]^2+[.D496]^2)" office:value-type="float" office:value="3.68123620838287" calcext:value-type="float">
            <text:p>3.68123620838287</text:p>
          </table:table-cell>
          <table:table-cell office:value-type="float" office:value="3.32047712640248" calcext:value-type="float">
            <text:p>3.32047712640248</text:p>
          </table:table-cell>
          <table:table-cell office:value-type="float" office:value="-1.46271783170801" calcext:value-type="float">
            <text:p>-1.46271783170801</text:p>
          </table:table-cell>
          <table:table-cell office:value-type="float" office:value="0.621601335061651" calcext:value-type="float">
            <text:p>0.621601335061651</text:p>
          </table:table-cell>
          <table:table-cell office:value-type="float" office:value="-0.769278479306887" calcext:value-type="float">
            <text:p>-0.769278479306887</text:p>
          </table:table-cell>
          <table:table-cell office:value-type="float" office:value="-0.321136629663315" calcext:value-type="float">
            <text:p>-0.321136629663315</text:p>
          </table:table-cell>
          <table:table-cell office:value-type="float" office:value="-2.10848608148901" calcext:value-type="float">
            <text:p>-2.10848608148901</text:p>
          </table:table-cell>
          <table:table-cell office:value-type="float" office:value="3.292542807468" calcext:value-type="float">
            <text:p>3.292542807468</text:p>
          </table:table-cell>
          <table:table-cell office:value-type="float" office:value="-1.45365622168521" calcext:value-type="float">
            <text:p>-1.45365622168521</text:p>
          </table:table-cell>
          <table:table-cell office:value-type="float" office:value="0.641905296700247" calcext:value-type="float">
            <text:p>0.641905296700247</text:p>
          </table:table-cell>
          <table:table-cell office:value-type="float" office:value="-0.835736866222868" calcext:value-type="float">
            <text:p>-0.835736866222868</text:p>
          </table:table-cell>
          <table:table-cell office:value-type="float" office:value="-0.280997140250923" calcext:value-type="float">
            <text:p>-0.280997140250923</text:p>
          </table:table-cell>
          <table:table-cell office:value-type="float" office:value="-2.14318079222858" calcext:value-type="float">
            <text:p>-2.14318079222858</text:p>
          </table:table-cell>
          <table:table-cell office:value-type="float" office:value="-0.0279343189344723" calcext:value-type="float">
            <text:p>-0.027934318934472</text:p>
          </table:table-cell>
          <table:table-cell office:value-type="float" office:value="0.00906161002280004" calcext:value-type="float">
            <text:p>0.0090616100228</text:p>
          </table:table-cell>
          <table:table-cell office:value-type="float" office:value="0.0203039616385963" calcext:value-type="float">
            <text:p>0.020303961638596</text:p>
          </table:table-cell>
          <table:table-cell office:value-type="float" office:value="-0.00121688378114015" calcext:value-type="float">
            <text:p>-0.00121688378114</text:p>
          </table:table-cell>
          <table:table-cell office:value-type="float" office:value="-0.0750813128049868" calcext:value-type="float">
            <text:p>-0.075081312804987</text:p>
          </table:table-cell>
          <table:table-cell office:value-type="float" office:value="-0.0150223041087028" calcext:value-type="float">
            <text:p>-0.015022304108703</text:p>
          </table:table-cell>
        </table:table-row>
        <table:table-row table:style-name="ro1">
          <table:table-cell table:formula="of:=SQRT([.B497]^2+[.C497]^2+[.D497]^2)" office:value-type="float" office:value="3.48809555507691" calcext:value-type="float">
            <text:p>3.48809555507691</text:p>
          </table:table-cell>
          <table:table-cell office:value-type="float" office:value="3.28909409808975" calcext:value-type="float">
            <text:p>3.28909409808975</text:p>
          </table:table-cell>
          <table:table-cell office:value-type="float" office:value="-1.16062920202599" calcext:value-type="float">
            <text:p>-1.16062920202599</text:p>
          </table:table-cell>
          <table:table-cell office:value-type="float" office:value="0.040130669854627" calcext:value-type="float">
            <text:p>0.040130669854627</text:p>
          </table:table-cell>
          <table:table-cell office:value-type="float" office:value="0.546498780225642" calcext:value-type="float">
            <text:p>0.546498780225642</text:p>
          </table:table-cell>
          <table:table-cell office:value-type="float" office:value="0.483406772987329" calcext:value-type="float">
            <text:p>0.483406772987329</text:p>
          </table:table-cell>
          <table:table-cell office:value-type="float" office:value="-1.46136306733487" calcext:value-type="float">
            <text:p>-1.46136306733487</text:p>
          </table:table-cell>
          <table:table-cell office:value-type="float" office:value="3.25409412397858" calcext:value-type="float">
            <text:p>3.25409412397858</text:p>
          </table:table-cell>
          <table:table-cell office:value-type="float" office:value="-1.14175092647209" calcext:value-type="float">
            <text:p>-1.14175092647209</text:p>
          </table:table-cell>
          <table:table-cell office:value-type="float" office:value="0.131231471642637" calcext:value-type="float">
            <text:p>0.131231471642637</text:p>
          </table:table-cell>
          <table:table-cell office:value-type="float" office:value="-0.809273258406979" calcext:value-type="float">
            <text:p>-0.809273258406979</text:p>
          </table:table-cell>
          <table:table-cell office:value-type="float" office:value="0.205520280651823" calcext:value-type="float">
            <text:p>0.205520280651823</text:p>
          </table:table-cell>
          <table:table-cell office:value-type="float" office:value="-1.50298327223689" calcext:value-type="float">
            <text:p>-1.50298327223689</text:p>
          </table:table-cell>
          <table:table-cell office:value-type="float" office:value="-0.03499997411117" calcext:value-type="float">
            <text:p>-0.03499997411117</text:p>
          </table:table-cell>
          <table:table-cell office:value-type="float" office:value="0.0188782755538957" calcext:value-type="float">
            <text:p>0.018878275553896</text:p>
          </table:table-cell>
          <table:table-cell office:value-type="float" office:value="0.0911008017880105" calcext:value-type="float">
            <text:p>0.091100801788011</text:p>
          </table:table-cell>
          <table:table-cell office:value-type="float" office:value="-0.590536073366941" calcext:value-type="float">
            <text:p>-0.590536073366941</text:p>
          </table:table-cell>
          <table:table-cell office:value-type="float" office:value="-1.22722819093041" calcext:value-type="float">
            <text:p>-1.22722819093041</text:p>
          </table:table-cell>
          <table:table-cell office:value-type="float" office:value="-0.999573784178534" calcext:value-type="float">
            <text:p>-0.999573784178534</text:p>
          </table:table-cell>
        </table:table-row>
        <table:table-row table:style-name="ro1">
          <table:table-cell table:formula="of:=SQRT([.B498]^2+[.C498]^2+[.D498]^2)" office:value-type="float" office:value="4.07742902307492" calcext:value-type="float">
            <text:p>4.07742902307492</text:p>
          </table:table-cell>
          <table:table-cell office:value-type="float" office:value="2.93812438754499" calcext:value-type="float">
            <text:p>2.93812438754499</text:p>
          </table:table-cell>
          <table:table-cell office:value-type="float" office:value="2.60089931053223" calcext:value-type="float">
            <text:p>2.60089931053223</text:p>
          </table:table-cell>
          <table:table-cell office:value-type="float" office:value="1.10823070612577" calcext:value-type="float">
            <text:p>1.10823070612577</text:p>
          </table:table-cell>
          <table:table-cell office:value-type="float" office:value="0.034803382404105" calcext:value-type="float">
            <text:p>0.034803382404105</text:p>
          </table:table-cell>
          <table:table-cell office:value-type="float" office:value="-0.648128006082459" calcext:value-type="float">
            <text:p>-0.648128006082459</text:p>
          </table:table-cell>
          <table:table-cell office:value-type="float" office:value="-2.12948570177295" calcext:value-type="float">
            <text:p>-2.12948570177295</text:p>
          </table:table-cell>
          <table:table-cell office:value-type="float" office:value="3.0366484064014" calcext:value-type="float">
            <text:p>3.0366484064014</text:p>
          </table:table-cell>
          <table:table-cell office:value-type="float" office:value="2.62171331836068" calcext:value-type="float">
            <text:p>2.62171331836068</text:p>
          </table:table-cell>
          <table:table-cell office:value-type="float" office:value="1.04331047591539" calcext:value-type="float">
            <text:p>1.04331047591539</text:p>
          </table:table-cell>
          <table:table-cell office:value-type="float" office:value="0.0270856901033181" calcext:value-type="float">
            <text:p>0.027085690103318</text:p>
          </table:table-cell>
          <table:table-cell office:value-type="float" office:value="-0.557192257285398" calcext:value-type="float">
            <text:p>-0.557192257285398</text:p>
          </table:table-cell>
          <table:table-cell office:value-type="float" office:value="-2.08983240077564" calcext:value-type="float">
            <text:p>-2.08983240077564</text:p>
          </table:table-cell>
          <table:table-cell office:value-type="float" office:value="0.0985240188564087" calcext:value-type="float">
            <text:p>0.098524018856409</text:p>
          </table:table-cell>
          <table:table-cell office:value-type="float" office:value="0.0208140078284469" calcext:value-type="float">
            <text:p>0.020814007828447</text:p>
          </table:table-cell>
          <table:table-cell office:value-type="float" office:value="-0.0649202302103848" calcext:value-type="float">
            <text:p>-0.064920230210385</text:p>
          </table:table-cell>
          <table:table-cell office:value-type="float" office:value="-0.0736905506713144" calcext:value-type="float">
            <text:p>-0.073690550671314</text:p>
          </table:table-cell>
          <table:table-cell office:value-type="float" office:value="-0.053708425843602" calcext:value-type="float">
            <text:p>-0.053708425843602</text:p>
          </table:table-cell>
          <table:table-cell office:value-type="float" office:value="0.0420522340765559" calcext:value-type="float">
            <text:p>0.042052234076556</text:p>
          </table:table-cell>
        </table:table-row>
        <table:table-row table:style-name="ro1">
          <table:table-cell table:formula="of:=SQRT([.B499]^2+[.C499]^2+[.D499]^2)" office:value-type="float" office:value="5.90064261881706" calcext:value-type="float">
            <text:p>5.90064261881706</text:p>
          </table:table-cell>
          <table:table-cell office:value-type="float" office:value="5.42020782916856" calcext:value-type="float">
            <text:p>5.42020782916856</text:p>
          </table:table-cell>
          <table:table-cell office:value-type="float" office:value="1.97551277212503" calcext:value-type="float">
            <text:p>1.97551277212503</text:p>
          </table:table-cell>
          <table:table-cell office:value-type="float" office:value="1.23946750291849" calcext:value-type="float">
            <text:p>1.23946750291849</text:p>
          </table:table-cell>
          <table:table-cell office:value-type="float" office:value="-0.237552106014998" calcext:value-type="float">
            <text:p>-0.237552106014998</text:p>
          </table:table-cell>
          <table:table-cell office:value-type="float" office:value="-0.398360636753984" calcext:value-type="float">
            <text:p>-0.398360636753984</text:p>
          </table:table-cell>
          <table:table-cell office:value-type="float" office:value="0.425360336868715" calcext:value-type="float">
            <text:p>0.425360336868715</text:p>
          </table:table-cell>
          <table:table-cell office:value-type="float" office:value="5.19971049891828" calcext:value-type="float">
            <text:p>5.19971049891828</text:p>
          </table:table-cell>
          <table:table-cell office:value-type="float" office:value="1.90270481475272" calcext:value-type="float">
            <text:p>1.90270481475272</text:p>
          </table:table-cell>
          <table:table-cell office:value-type="float" office:value="1.21329945164326" calcext:value-type="float">
            <text:p>1.21329945164326</text:p>
          </table:table-cell>
          <table:table-cell office:value-type="float" office:value="-0.351747783629457" calcext:value-type="float">
            <text:p>-0.351747783629457</text:p>
          </table:table-cell>
          <table:table-cell office:value-type="float" office:value="-0.50411021319184" calcext:value-type="float">
            <text:p>-0.50411021319184</text:p>
          </table:table-cell>
          <table:table-cell office:value-type="float" office:value="0.395376435057768" calcext:value-type="float">
            <text:p>0.395376435057768</text:p>
          </table:table-cell>
          <table:table-cell office:value-type="float" office:value="-0.220497330250279" calcext:value-type="float">
            <text:p>-0.220497330250279</text:p>
          </table:table-cell>
          <table:table-cell office:value-type="float" office:value="-0.0728079573723139" calcext:value-type="float">
            <text:p>-0.072807957372314</text:p>
          </table:table-cell>
          <table:table-cell office:value-type="float" office:value="-0.0261680512752298" calcext:value-type="float">
            <text:p>-0.02616805127523</text:p>
          </table:table-cell>
          <table:table-cell office:value-type="float" office:value="-0.135990477532739" calcext:value-type="float">
            <text:p>-0.135990477532739</text:p>
          </table:table-cell>
          <table:table-cell office:value-type="float" office:value="-0.0570215523272877" calcext:value-type="float">
            <text:p>-0.057021552327288</text:p>
          </table:table-cell>
          <table:table-cell office:value-type="float" office:value="0.0160436431099469" calcext:value-type="float">
            <text:p>0.016043643109947</text:p>
          </table:table-cell>
        </table:table-row>
        <table:table-row table:style-name="ro1">
          <table:table-cell table:formula="of:=SQRT([.B500]^2+[.C500]^2+[.D500]^2)" office:value-type="float" office:value="5.73309751424999" calcext:value-type="float">
            <text:p>5.73309751424999</text:p>
          </table:table-cell>
          <table:table-cell office:value-type="float" office:value="4.44393024410106" calcext:value-type="float">
            <text:p>4.44393024410106</text:p>
          </table:table-cell>
          <table:table-cell office:value-type="float" office:value="-3.04482948525215" calcext:value-type="float">
            <text:p>-3.04482948525215</text:p>
          </table:table-cell>
          <table:table-cell office:value-type="float" office:value="1.96186250772127" calcext:value-type="float">
            <text:p>1.96186250772127</text:p>
          </table:table-cell>
          <table:table-cell office:value-type="float" office:value="-0.288582254567798" calcext:value-type="float">
            <text:p>-0.288582254567798</text:p>
          </table:table-cell>
          <table:table-cell office:value-type="float" office:value="-0.32214732918016" calcext:value-type="float">
            <text:p>-0.32214732918016</text:p>
          </table:table-cell>
          <table:table-cell office:value-type="float" office:value="-2.51370883283404" calcext:value-type="float">
            <text:p>-2.51370883283404</text:p>
          </table:table-cell>
          <table:table-cell office:value-type="float" office:value="4.62973754492557" calcext:value-type="float">
            <text:p>4.62973754492557</text:p>
          </table:table-cell>
          <table:table-cell office:value-type="float" office:value="-3.2031351781693" calcext:value-type="float">
            <text:p>-3.2031351781693</text:p>
          </table:table-cell>
          <table:table-cell office:value-type="float" office:value="1.98071683423731" calcext:value-type="float">
            <text:p>1.98071683423731</text:p>
          </table:table-cell>
          <table:table-cell office:value-type="float" office:value="2.1434373655563" calcext:value-type="float">
            <text:p>2.1434373655563</text:p>
          </table:table-cell>
          <table:table-cell office:value-type="float" office:value="1.2227049425866" calcext:value-type="float">
            <text:p>1.2227049425866</text:p>
          </table:table-cell>
          <table:table-cell office:value-type="float" office:value="2.19556838145011" calcext:value-type="float">
            <text:p>2.19556838145011</text:p>
          </table:table-cell>
          <table:table-cell office:value-type="float" office:value="0.185807300824505" calcext:value-type="float">
            <text:p>0.185807300824505</text:p>
          </table:table-cell>
          <table:table-cell office:value-type="float" office:value="-0.158305692917144" calcext:value-type="float">
            <text:p>-0.158305692917144</text:p>
          </table:table-cell>
          <table:table-cell office:value-type="float" office:value="0.0188543265160439" calcext:value-type="float">
            <text:p>0.018854326516044</text:p>
          </table:table-cell>
          <table:table-cell office:value-type="float" office:value="-2.26266213955404" calcext:value-type="float">
            <text:p>-2.26266213955404</text:p>
          </table:table-cell>
          <table:table-cell office:value-type="float" office:value="-0.552424345458378" calcext:value-type="float">
            <text:p>-0.552424345458378</text:p>
          </table:table-cell>
          <table:table-cell office:value-type="float" office:value="-0.612448104883696" calcext:value-type="float">
            <text:p>-0.612448104883696</text:p>
          </table:table-cell>
        </table:table-row>
        <table:table-row table:style-name="ro1">
          <table:table-cell table:formula="of:=SQRT([.B501]^2+[.C501]^2+[.D501]^2)" office:value-type="float" office:value="4.85360464212273" calcext:value-type="float">
            <text:p>4.85360464212273</text:p>
          </table:table-cell>
          <table:table-cell office:value-type="float" office:value="4.81241664263887" calcext:value-type="float">
            <text:p>4.81241664263887</text:p>
          </table:table-cell>
          <table:table-cell office:value-type="float" office:value="-0.515884643201819" calcext:value-type="float">
            <text:p>-0.515884643201819</text:p>
          </table:table-cell>
          <table:table-cell office:value-type="float" office:value="0.363300309105625" calcext:value-type="float">
            <text:p>0.363300309105625</text:p>
          </table:table-cell>
          <table:table-cell office:value-type="float" office:value="0.816759851836689" calcext:value-type="float">
            <text:p>0.816759851836689</text:p>
          </table:table-cell>
          <table:table-cell office:value-type="float" office:value="0.318866453976184" calcext:value-type="float">
            <text:p>0.318866453976184</text:p>
          </table:table-cell>
          <table:table-cell office:value-type="float" office:value="-1.28920188612251" calcext:value-type="float">
            <text:p>-1.28920188612251</text:p>
          </table:table-cell>
          <table:table-cell office:value-type="float" office:value="4.81279190422263" calcext:value-type="float">
            <text:p>4.81279190422263</text:p>
          </table:table-cell>
          <table:table-cell office:value-type="float" office:value="-0.54353250612495" calcext:value-type="float">
            <text:p>-0.54353250612495</text:p>
          </table:table-cell>
          <table:table-cell office:value-type="float" office:value="0.482950974801923" calcext:value-type="float">
            <text:p>0.482950974801923</text:p>
          </table:table-cell>
          <table:table-cell office:value-type="float" office:value="0.791831543323617" calcext:value-type="float">
            <text:p>0.791831543323617</text:p>
          </table:table-cell>
          <table:table-cell office:value-type="float" office:value="0.316827612325193" calcext:value-type="float">
            <text:p>0.316827612325193</text:p>
          </table:table-cell>
          <table:table-cell office:value-type="float" office:value="-1.26456468514327" calcext:value-type="float">
            <text:p>-1.26456468514327</text:p>
          </table:table-cell>
          <table:table-cell office:value-type="float" office:value="0.000375261583754671" calcext:value-type="float">
            <text:p>0.000375261583755</text:p>
          </table:table-cell>
          <table:table-cell office:value-type="float" office:value="-0.0276478629231305" calcext:value-type="float">
            <text:p>-0.027647862923131</text:p>
          </table:table-cell>
          <table:table-cell office:value-type="float" office:value="0.119650665696298" calcext:value-type="float">
            <text:p>0.119650665696298</text:p>
          </table:table-cell>
          <table:table-cell office:value-type="float" office:value="-0.00471347236800668" calcext:value-type="float">
            <text:p>-0.004713472368007</text:p>
          </table:table-cell>
          <table:table-cell office:value-type="float" office:value="-0.0232952212883202" calcext:value-type="float">
            <text:p>-0.02329522128832</text:p>
          </table:table-cell>
          <table:table-cell office:value-type="float" office:value="0.016791280760537" calcext:value-type="float">
            <text:p>0.01679128076053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4-25T19:58:49.261984480</dc:date>
    <meta:editing-duration>PT4M</meta:editing-duration>
    <meta:editing-cycles>1</meta:editing-cycles>
    <meta:document-statistic meta:table-count="1" meta:cell-count="9519" meta:object-count="1"/>
    <meta:generator>LibreOffice/6.4.7.2$Linux_X86_64 LibreOffice_project/4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5.667cm" svg:height="20.068cm" xlink:href=".." xlink:type="simple" chart:class="chart:scatter" chart:style-name="ch1">
        <chart:title svg:x="14.522cm" svg:y="0.537cm" chart:style-name="ch2">
          <text:p>Aruco position error vs. distance</text:p>
        </chart:title>
        <chart:subtitle svg:x="15.646cm" svg:y="1.717cm" chart:style-name="ch3">
          <text:p>With linear bias removed</text:p>
        </chart:subtitle>
        <chart:legend chart:legend-position="end" svg:x="33.933cm" svg:y="9.237cm" style:legend-expansion="high" chart:style-name="ch4"/>
        <chart:plot-area chart:style-name="ch5" table:cell-range-address="'extrinsic_calibration data'.A1:'extrinsic_calibration data'.A501 'extrinsic_calibration data'.N1:'extrinsic_calibration data'.P501" chart:data-source-has-labels="row" svg:x="1.724cm" svg:y="2.801cm" svg:width="31.496cm" svg:height="15.885cm">
          <chartooo:coordinate-region svg:x="2.557cm" svg:y="3cm" svg:width="30.569cm" svg:height="15.487cm"/>
          <chart:axis chart:dimension="x" chart:name="primary-x" chart:style-name="ch6">
            <chart:title svg:x="16.528cm" svg:y="19.087cm" chart:style-name="ch7">
              <text:p>distance (m)</text:p>
            </chart:title>
          </chart:axis>
          <chart:axis chart:dimension="y" chart:name="primary-y" chart:style-name="ch6">
            <chart:title svg:x="0.451cm" svg:y="11.422cm" chart:style-name="ch8">
              <text:p>error (m)</text:p>
            </chart:title>
            <chart:grid chart:style-name="ch9" chart:class="major"/>
          </chart:axis>
          <chart:series chart:style-name="ch10" chart:values-cell-range-address="'extrinsic_calibration data'.N2:'extrinsic_calibration data'.N501" chart:label-cell-address="'extrinsic_calibration data'.N1:'extrinsic_calibration data'.N1" chart:class="chart:scatter">
            <chart:domain table:cell-range-address="'extrinsic_calibration data'.A2:'extrinsic_calibration data'.A501"/>
            <chart:data-point chart:repeated="500"/>
          </chart:series>
          <chart:series chart:style-name="ch11" chart:values-cell-range-address="'extrinsic_calibration data'.O2:'extrinsic_calibration data'.O501" chart:label-cell-address="'extrinsic_calibration data'.O1:'extrinsic_calibration data'.O1" chart:class="chart:scatter">
            <chart:data-point chart:repeated="500"/>
          </chart:series>
          <chart:series chart:style-name="ch12" chart:values-cell-range-address="'extrinsic_calibration data'.P2:'extrinsic_calibration data'.P501" chart:label-cell-address="'extrinsic_calibration data'.P1:'extrinsic_calibration data'.P1" chart:class="chart:scatter">
            <chart:data-point chart:repeated="50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x error</text:p>
                <draw:g>
                  <svg:desc>'extrinsic_calibration data'.N1:'extrinsic_calibration data'.N1</svg:desc>
                </draw:g>
              </table:table-cell>
              <table:table-cell office:value-type="string">
                <text:p>y error</text:p>
                <draw:g>
                  <svg:desc>'extrinsic_calibration data'.O1:'extrinsic_calibration data'.O1</svg:desc>
                </draw:g>
              </table:table-cell>
              <table:table-cell office:value-type="string">
                <text:p>z error</text:p>
                <draw:g>
                  <svg:desc>'extrinsic_calibration data'.P1:'extrinsic_calibration data'.P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.42156763811204">
                <text:p>6.42156763811204</text:p>
                <draw:g>
                  <svg:desc>'extrinsic_calibration data'.A2:'extrinsic_calibration data'.A501</svg:desc>
                </draw:g>
              </table:table-cell>
              <table:table-cell office:value-type="float" office:value="-0.190295088836057">
                <text:p>-0.190295088836057</text:p>
                <draw:g>
                  <svg:desc>'extrinsic_calibration data'.N2:'extrinsic_calibration data'.N501</svg:desc>
                </draw:g>
              </table:table-cell>
              <table:table-cell office:value-type="float" office:value="-0.00726740979056873">
                <text:p>-0.00726740979056873</text:p>
                <draw:g>
                  <svg:desc>'extrinsic_calibration data'.O2:'extrinsic_calibration data'.O501</svg:desc>
                </draw:g>
              </table:table-cell>
              <table:table-cell office:value-type="float" office:value="-0.0690608563278516">
                <text:p>-0.0690608563278516</text:p>
                <draw:g>
                  <svg:desc>'extrinsic_calibration data'.P2:'extrinsic_calibration data'.P5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.98337617020143">
                <text:p>5.98337617020143</text:p>
              </table:table-cell>
              <table:table-cell office:value-type="float" office:value="0.184285760026676">
                <text:p>0.184285760026676</text:p>
              </table:table-cell>
              <table:table-cell office:value-type="float" office:value="0.0462495102377465">
                <text:p>0.0462495102377465</text:p>
              </table:table-cell>
              <table:table-cell office:value-type="float" office:value="0.0524143928442087">
                <text:p>0.052414392844208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50933267826872">
                <text:p>2.50933267826872</text:p>
              </table:table-cell>
              <table:table-cell office:value-type="float" office:value="0.0604348535184989">
                <text:p>0.0604348535184989</text:p>
              </table:table-cell>
              <table:table-cell office:value-type="float" office:value="0.000361183002443366">
                <text:p>0.000361183002443366</text:p>
              </table:table-cell>
              <table:table-cell office:value-type="float" office:value="0.0272293450113792">
                <text:p>0.027229345011379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41811276746435">
                <text:p>2.41811276746435</text:p>
              </table:table-cell>
              <table:table-cell office:value-type="float" office:value="0.00137491489953945">
                <text:p>0.00137491489953945</text:p>
              </table:table-cell>
              <table:table-cell office:value-type="float" office:value="-0.00215061681755141">
                <text:p>-0.00215061681755141</text:p>
              </table:table-cell>
              <table:table-cell office:value-type="float" office:value="-0.0731221527869718">
                <text:p>-0.073122152786971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.68124731542572">
                <text:p>6.68124731542572</text:p>
              </table:table-cell>
              <table:table-cell office:value-type="float" office:value="0.0142725862095139">
                <text:p>0.0142725862095139</text:p>
              </table:table-cell>
              <table:table-cell office:value-type="float" office:value="-0.0155621064408713">
                <text:p>-0.0155621064408713</text:p>
              </table:table-cell>
              <table:table-cell office:value-type="float" office:value="-0.0906318578192438">
                <text:p>-0.090631857819243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.81017327932804">
                <text:p>4.81017327932804</text:p>
              </table:table-cell>
              <table:table-cell office:value-type="float" office:value="-0.195091873261528">
                <text:p>-0.195091873261528</text:p>
              </table:table-cell>
              <table:table-cell office:value-type="float" office:value="-0.0179820433112869">
                <text:p>-0.0179820433112869</text:p>
              </table:table-cell>
              <table:table-cell office:value-type="float" office:value="-0.07369586859866">
                <text:p>-0.0736958685986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.31240375187252">
                <text:p>5.31240375187252</text:p>
              </table:table-cell>
              <table:table-cell office:value-type="float" office:value="-0.0389395504127679">
                <text:p>-0.0389395504127679</text:p>
              </table:table-cell>
              <table:table-cell office:value-type="float" office:value="-0.00761320888587513">
                <text:p>-0.00761320888587513</text:p>
              </table:table-cell>
              <table:table-cell office:value-type="float" office:value="-0.0438187638561076">
                <text:p>-0.043818763856107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14297869183806">
                <text:p>3.14297869183806</text:p>
              </table:table-cell>
              <table:table-cell office:value-type="float" office:value="0.0206127424628515">
                <text:p>0.0206127424628515</text:p>
              </table:table-cell>
              <table:table-cell office:value-type="float" office:value="-0.0111891660275023">
                <text:p>-0.0111891660275023</text:p>
              </table:table-cell>
              <table:table-cell office:value-type="float" office:value="-0.0717264527058624">
                <text:p>-0.071726452705862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.40558829536049">
                <text:p>4.40558829536049</text:p>
              </table:table-cell>
              <table:table-cell office:value-type="float" office:value="-0.103010640184348">
                <text:p>-0.103010640184348</text:p>
              </table:table-cell>
              <table:table-cell office:value-type="float" office:value="-0.127391939766001">
                <text:p>-0.127391939766001</text:p>
              </table:table-cell>
              <table:table-cell office:value-type="float" office:value="-0.0135106400012569">
                <text:p>-0.013510640001256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84091946111168">
                <text:p>2.84091946111168</text:p>
              </table:table-cell>
              <table:table-cell office:value-type="float" office:value="-0.00763169276348208">
                <text:p>-0.00763169276348208</text:p>
              </table:table-cell>
              <table:table-cell office:value-type="float" office:value="-0.0129268139569471">
                <text:p>-0.0129268139569471</text:p>
              </table:table-cell>
              <table:table-cell office:value-type="float" office:value="-0.04878613403437">
                <text:p>-0.0487861340343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.26391533650699">
                <text:p>3.26391533650699</text:p>
              </table:table-cell>
              <table:table-cell office:value-type="float" office:value="-0.0511799951617764">
                <text:p>-0.0511799951617764</text:p>
              </table:table-cell>
              <table:table-cell office:value-type="float" office:value="-0.0176440038520411">
                <text:p>-0.0176440038520411</text:p>
              </table:table-cell>
              <table:table-cell office:value-type="float" office:value="0.0659687151492192">
                <text:p>0.065968715149219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.32296019711805">
                <text:p>3.32296019711805</text:p>
              </table:table-cell>
              <table:table-cell office:value-type="float" office:value="0.0203067169057842">
                <text:p>0.0203067169057842</text:p>
              </table:table-cell>
              <table:table-cell office:value-type="float" office:value="-0.0027217190173171">
                <text:p>-0.0027217190173171</text:p>
              </table:table-cell>
              <table:table-cell office:value-type="float" office:value="0.0200300098603005">
                <text:p>0.020030009860300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.24216034153726">
                <text:p>6.24216034153726</text:p>
              </table:table-cell>
              <table:table-cell office:value-type="float" office:value="0.0282311887628399">
                <text:p>0.0282311887628399</text:p>
              </table:table-cell>
              <table:table-cell office:value-type="float" office:value="-0.00257625428325703">
                <text:p>-0.00257625428325703</text:p>
              </table:table-cell>
              <table:table-cell office:value-type="float" office:value="-0.03816902612402">
                <text:p>-0.0381690261240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.04156374536329">
                <text:p>4.04156374536329</text:p>
              </table:table-cell>
              <table:table-cell office:value-type="float" office:value="-0.0147661401827217">
                <text:p>-0.0147661401827217</text:p>
              </table:table-cell>
              <table:table-cell office:value-type="float" office:value="-0.0105865462875264">
                <text:p>-0.0105865462875264</text:p>
              </table:table-cell>
              <table:table-cell office:value-type="float" office:value="0.111133868736085">
                <text:p>0.11113386873608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.05830186351444">
                <text:p>5.05830186351444</text:p>
              </table:table-cell>
              <table:table-cell office:value-type="float" office:value="0.0578648888268827">
                <text:p>0.0578648888268827</text:p>
              </table:table-cell>
              <table:table-cell office:value-type="float" office:value="-0.0496439054096853">
                <text:p>-0.0496439054096853</text:p>
              </table:table-cell>
              <table:table-cell office:value-type="float" office:value="0.0365956928041589">
                <text:p>0.036595692804158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.57610885539138">
                <text:p>4.57610885539138</text:p>
              </table:table-cell>
              <table:table-cell office:value-type="float" office:value="-0.035847265932373">
                <text:p>-0.035847265932373</text:p>
              </table:table-cell>
              <table:table-cell office:value-type="float" office:value="-0.0296240221293997">
                <text:p>-0.0296240221293997</text:p>
              </table:table-cell>
              <table:table-cell office:value-type="float" office:value="-0.0559027357865516">
                <text:p>-0.055902735786551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.82757274269896">
                <text:p>3.82757274269896</text:p>
              </table:table-cell>
              <table:table-cell office:value-type="float" office:value="0.00713093328851011">
                <text:p>0.00713093328851011</text:p>
              </table:table-cell>
              <table:table-cell office:value-type="float" office:value="-0.00179536789069801">
                <text:p>-0.00179536789069801</text:p>
              </table:table-cell>
              <table:table-cell office:value-type="float" office:value="-0.0570375655208284">
                <text:p>-0.057037565520828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73965127181849">
                <text:p>1.73965127181849</text:p>
              </table:table-cell>
              <table:table-cell office:value-type="float" office:value="0.0912037511160149">
                <text:p>0.0912037511160149</text:p>
              </table:table-cell>
              <table:table-cell office:value-type="float" office:value="0.0117438588887981">
                <text:p>0.0117438588887981</text:p>
              </table:table-cell>
              <table:table-cell office:value-type="float" office:value="0.000269702722290779">
                <text:p>0.00026970272229077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.89714773560506">
                <text:p>4.89714773560506</text:p>
              </table:table-cell>
              <table:table-cell office:value-type="float" office:value="0.0420367867677758">
                <text:p>0.0420367867677758</text:p>
              </table:table-cell>
              <table:table-cell office:value-type="float" office:value="-0.022742198810244">
                <text:p>-0.022742198810244</text:p>
              </table:table-cell>
              <table:table-cell office:value-type="float" office:value="0.0447971164187686">
                <text:p>0.044797116418768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.76935115174552">
                <text:p>5.76935115174552</text:p>
              </table:table-cell>
              <table:table-cell office:value-type="float" office:value="-0.090890359713919">
                <text:p>-0.090890359713919</text:p>
              </table:table-cell>
              <table:table-cell office:value-type="float" office:value="-0.0148320633814558">
                <text:p>-0.0148320633814558</text:p>
              </table:table-cell>
              <table:table-cell office:value-type="float" office:value="0.0245805835113271">
                <text:p>0.024580583511327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.92116939617036">
                <text:p>6.92116939617036</text:p>
              </table:table-cell>
              <table:table-cell office:value-type="float" office:value="0.0187347063136576">
                <text:p>0.0187347063136576</text:p>
              </table:table-cell>
              <table:table-cell office:value-type="float" office:value="-0.0752178314651588">
                <text:p>-0.0752178314651588</text:p>
              </table:table-cell>
              <table:table-cell office:value-type="float" office:value="0.147220450613939">
                <text:p>0.14722045061393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.01419365940076">
                <text:p>4.01419365940076</text:p>
              </table:table-cell>
              <table:table-cell office:value-type="float" office:value="0.0785010306598899">
                <text:p>0.0785010306598899</text:p>
              </table:table-cell>
              <table:table-cell office:value-type="float" office:value="-0.0246084284678649">
                <text:p>-0.0246084284678649</text:p>
              </table:table-cell>
              <table:table-cell office:value-type="float" office:value="-0.029805612522521">
                <text:p>-0.02980561252252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.52944299223301">
                <text:p>6.52944299223301</text:p>
              </table:table-cell>
              <table:table-cell office:value-type="float" office:value="0.529514433635997">
                <text:p>0.529514433635997</text:p>
              </table:table-cell>
              <table:table-cell office:value-type="float" office:value="0.226145796580259">
                <text:p>0.226145796580259</text:p>
              </table:table-cell>
              <table:table-cell office:value-type="float" office:value="0.153127814775759">
                <text:p>0.15312781477575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.55561946349195">
                <text:p>6.55561946349195</text:p>
              </table:table-cell>
              <table:table-cell office:value-type="float" office:value="-0.278662175939186">
                <text:p>-0.278662175939186</text:p>
              </table:table-cell>
              <table:table-cell office:value-type="float" office:value="0.0236974900054854">
                <text:p>0.0236974900054854</text:p>
              </table:table-cell>
              <table:table-cell office:value-type="float" office:value="-0.076016829515766">
                <text:p>-0.07601682951576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.88592620375839">
                <text:p>5.88592620375839</text:p>
              </table:table-cell>
              <table:table-cell office:value-type="float" office:value="-0.0457213731323671">
                <text:p>-0.0457213731323671</text:p>
              </table:table-cell>
              <table:table-cell office:value-type="float" office:value="-0.0153893365638058">
                <text:p>-0.0153893365638058</text:p>
              </table:table-cell>
              <table:table-cell office:value-type="float" office:value="-0.000400098177024688">
                <text:p>-0.00040009817702468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.18709915025273">
                <text:p>4.18709915025273</text:p>
              </table:table-cell>
              <table:table-cell office:value-type="float" office:value="0.143453687425162">
                <text:p>0.143453687425162</text:p>
              </table:table-cell>
              <table:table-cell office:value-type="float" office:value="-0.0212297686140901">
                <text:p>-0.0212297686140901</text:p>
              </table:table-cell>
              <table:table-cell office:value-type="float" office:value="0.0457430349759323">
                <text:p>0.045743034975932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.71593857383585">
                <text:p>5.71593857383585</text:p>
              </table:table-cell>
              <table:table-cell office:value-type="float" office:value="-0.107590927228622">
                <text:p>-0.107590927228622</text:p>
              </table:table-cell>
              <table:table-cell office:value-type="float" office:value="-0.01170056875387">
                <text:p>-0.01170056875387</text:p>
              </table:table-cell>
              <table:table-cell office:value-type="float" office:value="0.0795731913132842">
                <text:p>0.079573191313284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.49820720862906">
                <text:p>2.49820720862906</text:p>
              </table:table-cell>
              <table:table-cell office:value-type="float" office:value="0.0364859566577245">
                <text:p>0.0364859566577245</text:p>
              </table:table-cell>
              <table:table-cell office:value-type="float" office:value="0.00302251683323684">
                <text:p>0.00302251683323684</text:p>
              </table:table-cell>
              <table:table-cell office:value-type="float" office:value="-0.0461762777648712">
                <text:p>-0.046176277764871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.73627088894291">
                <text:p>4.73627088894291</text:p>
              </table:table-cell>
              <table:table-cell office:value-type="float" office:value="0.103780533774949">
                <text:p>0.103780533774949</text:p>
              </table:table-cell>
              <table:table-cell office:value-type="float" office:value="-0.0178095179994993">
                <text:p>-0.0178095179994993</text:p>
              </table:table-cell>
              <table:table-cell office:value-type="float" office:value="0.0636315881677636">
                <text:p>0.063631588167763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.035462806849">
                <text:p>2.035462806849</text:p>
              </table:table-cell>
              <table:table-cell office:value-type="float" office:value="0.0121924557085469">
                <text:p>0.0121924557085469</text:p>
              </table:table-cell>
              <table:table-cell office:value-type="float" office:value="0.0171050985948411">
                <text:p>0.0171050985948411</text:p>
              </table:table-cell>
              <table:table-cell office:value-type="float" office:value="-0.042844652297119">
                <text:p>-0.04284465229711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.94901814285088">
                <text:p>2.94901814285088</text:p>
              </table:table-cell>
              <table:table-cell office:value-type="float" office:value="0.0329897660524425">
                <text:p>0.0329897660524425</text:p>
              </table:table-cell>
              <table:table-cell office:value-type="float" office:value="0.0172704235251684">
                <text:p>0.0172704235251684</text:p>
              </table:table-cell>
              <table:table-cell office:value-type="float" office:value="0.0651939376601299">
                <text:p>0.065193937660129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.27532531005676">
                <text:p>4.27532531005676</text:p>
              </table:table-cell>
              <table:table-cell office:value-type="float" office:value="-0.0565747241099555">
                <text:p>-0.0565747241099555</text:p>
              </table:table-cell>
              <table:table-cell office:value-type="float" office:value="0.0507013977233761">
                <text:p>0.0507013977233761</text:p>
              </table:table-cell>
              <table:table-cell office:value-type="float" office:value="0.00327669417805487">
                <text:p>0.0032766941780548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.40211569627499">
                <text:p>3.40211569627499</text:p>
              </table:table-cell>
              <table:table-cell office:value-type="float" office:value="0.0165833982033563">
                <text:p>0.0165833982033563</text:p>
              </table:table-cell>
              <table:table-cell office:value-type="float" office:value="-0.00529811274427616">
                <text:p>-0.00529811274427616</text:p>
              </table:table-cell>
              <table:table-cell office:value-type="float" office:value="0.0391629023284395">
                <text:p>0.039162902328439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.97377107183742">
                <text:p>3.97377107183742</text:p>
              </table:table-cell>
              <table:table-cell office:value-type="float" office:value="-0.0110275339483144">
                <text:p>-0.0110275339483144</text:p>
              </table:table-cell>
              <table:table-cell office:value-type="float" office:value="-0.00446397899927253">
                <text:p>-0.00446397899927253</text:p>
              </table:table-cell>
              <table:table-cell office:value-type="float" office:value="-0.0559814976859432">
                <text:p>-0.055981497685943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.31820583224356">
                <text:p>4.31820583224356</text:p>
              </table:table-cell>
              <table:table-cell office:value-type="float" office:value="-0.0170204110403764">
                <text:p>-0.0170204110403764</text:p>
              </table:table-cell>
              <table:table-cell office:value-type="float" office:value="-0.00601418975106838">
                <text:p>-0.00601418975106838</text:p>
              </table:table-cell>
              <table:table-cell office:value-type="float" office:value="-0.0156214562490802">
                <text:p>-0.015621456249080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.32973759013145">
                <text:p>3.32973759013145</text:p>
              </table:table-cell>
              <table:table-cell office:value-type="float" office:value="0.119746957533369">
                <text:p>0.119746957533369</text:p>
              </table:table-cell>
              <table:table-cell office:value-type="float" office:value="0.0435688720162237">
                <text:p>0.0435688720162237</text:p>
              </table:table-cell>
              <table:table-cell office:value-type="float" office:value="-0.0529413721585802">
                <text:p>-0.052941372158580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.33058802670148">
                <text:p>6.33058802670148</text:p>
              </table:table-cell>
              <table:table-cell office:value-type="float" office:value="-0.0534809226711452">
                <text:p>-0.0534809226711452</text:p>
              </table:table-cell>
              <table:table-cell office:value-type="float" office:value="-0.0191145096999747">
                <text:p>-0.0191145096999747</text:p>
              </table:table-cell>
              <table:table-cell office:value-type="float" office:value="0.109105942243611">
                <text:p>0.10910594224361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.63910109280881">
                <text:p>2.63910109280881</text:p>
              </table:table-cell>
              <table:table-cell office:value-type="float" office:value="-0.023080652710378">
                <text:p>-0.023080652710378</text:p>
              </table:table-cell>
              <table:table-cell office:value-type="float" office:value="0.0102227539760875">
                <text:p>0.0102227539760875</text:p>
              </table:table-cell>
              <table:table-cell office:value-type="float" office:value="0.0551609618620719">
                <text:p>0.055160961862071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.81783961439732">
                <text:p>5.81783961439732</text:p>
              </table:table-cell>
              <table:table-cell office:value-type="float" office:value="-0.0334170187301437">
                <text:p>-0.0334170187301437</text:p>
              </table:table-cell>
              <table:table-cell office:value-type="float" office:value="-0.0283392267586984">
                <text:p>-0.0283392267586984</text:p>
              </table:table-cell>
              <table:table-cell office:value-type="float" office:value="-0.00972526274435337">
                <text:p>-0.0097252627443533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8334102617112">
                <text:p>1.8334102617112</text:p>
              </table:table-cell>
              <table:table-cell office:value-type="float" office:value="0.0534962896048596">
                <text:p>0.0534962896048596</text:p>
              </table:table-cell>
              <table:table-cell office:value-type="float" office:value="0.00484860901749079">
                <text:p>0.00484860901749079</text:p>
              </table:table-cell>
              <table:table-cell office:value-type="float" office:value="-0.013620896216317">
                <text:p>-0.01362089621631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.11573060151916">
                <text:p>6.11573060151916</text:p>
              </table:table-cell>
              <table:table-cell office:value-type="float" office:value="-0.158000659164506">
                <text:p>-0.158000659164506</text:p>
              </table:table-cell>
              <table:table-cell office:value-type="float" office:value="0.0430379231820393">
                <text:p>0.0430379231820393</text:p>
              </table:table-cell>
              <table:table-cell office:value-type="float" office:value="0.122217800522635">
                <text:p>0.12221780052263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.80433469242308">
                <text:p>5.80433469242308</text:p>
              </table:table-cell>
              <table:table-cell office:value-type="float" office:value="0.156648336531459">
                <text:p>0.156648336531459</text:p>
              </table:table-cell>
              <table:table-cell office:value-type="float" office:value="0.0693409666706533">
                <text:p>0.0693409666706533</text:p>
              </table:table-cell>
              <table:table-cell office:value-type="float" office:value="0.00646338381725509">
                <text:p>0.0064633838172550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.60030558586236">
                <text:p>5.60030558586236</text:p>
              </table:table-cell>
              <table:table-cell office:value-type="float" office:value="0.136670552679096">
                <text:p>0.136670552679096</text:p>
              </table:table-cell>
              <table:table-cell office:value-type="float" office:value="0.0441021064526064">
                <text:p>0.0441021064526064</text:p>
              </table:table-cell>
              <table:table-cell office:value-type="float" office:value="0.153605225404521">
                <text:p>0.15360522540452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.58188619445827">
                <text:p>4.58188619445827</text:p>
              </table:table-cell>
              <table:table-cell office:value-type="float" office:value="-0.169213882390442">
                <text:p>-0.169213882390442</text:p>
              </table:table-cell>
              <table:table-cell office:value-type="float" office:value="-0.025413028455288">
                <text:p>-0.025413028455288</text:p>
              </table:table-cell>
              <table:table-cell office:value-type="float" office:value="0.0969411597962334">
                <text:p>0.096941159796233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6.42700280598655">
                <text:p>6.42700280598655</text:p>
              </table:table-cell>
              <table:table-cell office:value-type="float" office:value="-0.0152281294386558">
                <text:p>-0.0152281294386558</text:p>
              </table:table-cell>
              <table:table-cell office:value-type="float" office:value="-0.0798732927176307">
                <text:p>-0.0798732927176307</text:p>
              </table:table-cell>
              <table:table-cell office:value-type="float" office:value="0.0472725328550027">
                <text:p>0.047272532855002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.84924515921677">
                <text:p>5.84924515921677</text:p>
              </table:table-cell>
              <table:table-cell office:value-type="float" office:value="0.0679404436385953">
                <text:p>0.0679404436385953</text:p>
              </table:table-cell>
              <table:table-cell office:value-type="float" office:value="0.0287936555550346">
                <text:p>0.0287936555550346</text:p>
              </table:table-cell>
              <table:table-cell office:value-type="float" office:value="0.0646495707087884">
                <text:p>0.064649570708788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.83624664337091">
                <text:p>5.83624664337091</text:p>
              </table:table-cell>
              <table:table-cell office:value-type="float" office:value="-0.168771287108013">
                <text:p>-0.168771287108013</text:p>
              </table:table-cell>
              <table:table-cell office:value-type="float" office:value="0.0594649174577753">
                <text:p>0.0594649174577753</text:p>
              </table:table-cell>
              <table:table-cell office:value-type="float" office:value="-0.0618127835177023">
                <text:p>-0.061812783517702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.90872410876016">
                <text:p>5.90872410876016</text:p>
              </table:table-cell>
              <table:table-cell office:value-type="float" office:value="0.71580092425551">
                <text:p>0.71580092425551</text:p>
              </table:table-cell>
              <table:table-cell office:value-type="float" office:value="-0.410160594385348">
                <text:p>-0.410160594385348</text:p>
              </table:table-cell>
              <table:table-cell office:value-type="float" office:value="0.219364992528012">
                <text:p>0.21936499252801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.43733375549527">
                <text:p>6.43733375549527</text:p>
              </table:table-cell>
              <table:table-cell office:value-type="float" office:value="0.11191750143148">
                <text:p>0.11191750143148</text:p>
              </table:table-cell>
              <table:table-cell office:value-type="float" office:value="0.0434377471751981">
                <text:p>0.0434377471751981</text:p>
              </table:table-cell>
              <table:table-cell office:value-type="float" office:value="-0.096007697628627">
                <text:p>-0.09600769762862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.14289910449589">
                <text:p>5.14289910449589</text:p>
              </table:table-cell>
              <table:table-cell office:value-type="float" office:value="-0.0127625997922172">
                <text:p>-0.0127625997922172</text:p>
              </table:table-cell>
              <table:table-cell office:value-type="float" office:value="-0.0115387576278674">
                <text:p>-0.0115387576278674</text:p>
              </table:table-cell>
              <table:table-cell office:value-type="float" office:value="0.0652505023036323">
                <text:p>0.065250502303632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.56506472622226">
                <text:p>5.56506472622226</text:p>
              </table:table-cell>
              <table:table-cell office:value-type="float" office:value="-0.00996686849028894">
                <text:p>-0.00996686849028894</text:p>
              </table:table-cell>
              <table:table-cell office:value-type="float" office:value="-0.0150610406500298">
                <text:p>-0.0150610406500298</text:p>
              </table:table-cell>
              <table:table-cell office:value-type="float" office:value="0.14554579711606">
                <text:p>0.1455457971160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.12046939860589">
                <text:p>5.12046939860589</text:p>
              </table:table-cell>
              <table:table-cell office:value-type="float" office:value="-0.0424694360679467">
                <text:p>-0.0424694360679467</text:p>
              </table:table-cell>
              <table:table-cell office:value-type="float" office:value="-0.0225018124416856">
                <text:p>-0.0225018124416856</text:p>
              </table:table-cell>
              <table:table-cell office:value-type="float" office:value="-0.0555433001537966">
                <text:p>-0.055543300153796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.28309252285861">
                <text:p>5.28309252285861</text:p>
              </table:table-cell>
              <table:table-cell office:value-type="float" office:value="0.239528813449322">
                <text:p>0.239528813449322</text:p>
              </table:table-cell>
              <table:table-cell office:value-type="float" office:value="0.119757884237839">
                <text:p>0.119757884237839</text:p>
              </table:table-cell>
              <table:table-cell office:value-type="float" office:value="0.089640397109973">
                <text:p>0.08964039710997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.75488064795165">
                <text:p>5.75488064795165</text:p>
              </table:table-cell>
              <table:table-cell office:value-type="float" office:value="0.023506249034372">
                <text:p>0.023506249034372</text:p>
              </table:table-cell>
              <table:table-cell office:value-type="float" office:value="-0.0479328298674977">
                <text:p>-0.0479328298674977</text:p>
              </table:table-cell>
              <table:table-cell office:value-type="float" office:value="0.131157644950648">
                <text:p>0.13115764495064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.11607632305306">
                <text:p>3.11607632305306</text:p>
              </table:table-cell>
              <table:table-cell office:value-type="float" office:value="0.15205439772594">
                <text:p>0.15205439772594</text:p>
              </table:table-cell>
              <table:table-cell office:value-type="float" office:value="-0.0412506631183535">
                <text:p>-0.0412506631183535</text:p>
              </table:table-cell>
              <table:table-cell office:value-type="float" office:value="0.0290045107528454">
                <text:p>0.029004510752845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.45977960910368">
                <text:p>4.45977960910368</text:p>
              </table:table-cell>
              <table:table-cell office:value-type="float" office:value="-0.0464367396791952">
                <text:p>-0.0464367396791952</text:p>
              </table:table-cell>
              <table:table-cell office:value-type="float" office:value="-0.014421204053001">
                <text:p>-0.014421204053001</text:p>
              </table:table-cell>
              <table:table-cell office:value-type="float" office:value="0.0957667018586132">
                <text:p>0.095766701858613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.12692953304526">
                <text:p>5.12692953304526</text:p>
              </table:table-cell>
              <table:table-cell office:value-type="float" office:value="-0.0957603593918881">
                <text:p>-0.0957603593918881</text:p>
              </table:table-cell>
              <table:table-cell office:value-type="float" office:value="-0.0235612141105397">
                <text:p>-0.0235612141105397</text:p>
              </table:table-cell>
              <table:table-cell office:value-type="float" office:value="-0.0423442447815254">
                <text:p>-0.042344244781525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.92615225001951">
                <text:p>6.92615225001951</text:p>
              </table:table-cell>
              <table:table-cell office:value-type="float" office:value="-0.118302553880786">
                <text:p>-0.118302553880786</text:p>
              </table:table-cell>
              <table:table-cell office:value-type="float" office:value="-0.028971405463518">
                <text:p>-0.028971405463518</text:p>
              </table:table-cell>
              <table:table-cell office:value-type="float" office:value="-0.100021166465968">
                <text:p>-0.10002116646596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.74715755804504">
                <text:p>3.74715755804504</text:p>
              </table:table-cell>
              <table:table-cell office:value-type="float" office:value="-0.0331587021583104">
                <text:p>-0.0331587021583104</text:p>
              </table:table-cell>
              <table:table-cell office:value-type="float" office:value="-0.014148905716709">
                <text:p>-0.014148905716709</text:p>
              </table:table-cell>
              <table:table-cell office:value-type="float" office:value="-0.0501152151805522">
                <text:p>-0.050115215180552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.57920716685369">
                <text:p>3.57920716685369</text:p>
              </table:table-cell>
              <table:table-cell office:value-type="float" office:value="0.0056423792076381">
                <text:p>0.0056423792076381</text:p>
              </table:table-cell>
              <table:table-cell office:value-type="float" office:value="-0.0382584982857792">
                <text:p>-0.0382584982857792</text:p>
              </table:table-cell>
              <table:table-cell office:value-type="float" office:value="-0.0913649616274329">
                <text:p>-0.091364961627432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.451497650215">
                <text:p>3.451497650215</text:p>
              </table:table-cell>
              <table:table-cell office:value-type="float" office:value="-0.0168780821456651">
                <text:p>-0.0168780821456651</text:p>
              </table:table-cell>
              <table:table-cell office:value-type="float" office:value="-0.0192227295280392">
                <text:p>-0.0192227295280392</text:p>
              </table:table-cell>
              <table:table-cell office:value-type="float" office:value="-0.0988276477588978">
                <text:p>-0.098827647758897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.15558332459365">
                <text:p>5.15558332459365</text:p>
              </table:table-cell>
              <table:table-cell office:value-type="float" office:value="-0.128516689361188">
                <text:p>-0.128516689361188</text:p>
              </table:table-cell>
              <table:table-cell office:value-type="float" office:value="-0.0345759611052905">
                <text:p>-0.0345759611052905</text:p>
              </table:table-cell>
              <table:table-cell office:value-type="float" office:value="0.0791260481547567">
                <text:p>0.079126048154756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74557857662097">
                <text:p>1.74557857662097</text:p>
              </table:table-cell>
              <table:table-cell office:value-type="float" office:value="0.0682937727818991">
                <text:p>0.0682937727818991</text:p>
              </table:table-cell>
              <table:table-cell office:value-type="float" office:value="0.0261622033008161">
                <text:p>0.0261622033008161</text:p>
              </table:table-cell>
              <table:table-cell office:value-type="float" office:value="0.00980743433504641">
                <text:p>0.0098074343350464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.288919040195">
                <text:p>4.288919040195</text:p>
              </table:table-cell>
              <table:table-cell office:value-type="float" office:value="-0.195166221489725">
                <text:p>-0.195166221489725</text:p>
              </table:table-cell>
              <table:table-cell office:value-type="float" office:value="0.0363608681318803">
                <text:p>0.0363608681318803</text:p>
              </table:table-cell>
              <table:table-cell office:value-type="float" office:value="-0.0264194399545618">
                <text:p>-0.026419439954561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.91336730380496">
                <text:p>4.91336730380496</text:p>
              </table:table-cell>
              <table:table-cell office:value-type="float" office:value="0.00884541328536592">
                <text:p>0.00884541328536592</text:p>
              </table:table-cell>
              <table:table-cell office:value-type="float" office:value="-0.0133773779436186">
                <text:p>-0.0133773779436186</text:p>
              </table:table-cell>
              <table:table-cell office:value-type="float" office:value="0.103769191762586">
                <text:p>0.10376919176258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.57702726107956">
                <text:p>2.57702726107956</text:p>
              </table:table-cell>
              <table:table-cell office:value-type="float" office:value="0.0329765599424512">
                <text:p>0.0329765599424512</text:p>
              </table:table-cell>
              <table:table-cell office:value-type="float" office:value="0.0202813554091954">
                <text:p>0.0202813554091954</text:p>
              </table:table-cell>
              <table:table-cell office:value-type="float" office:value="0.0629526531447443">
                <text:p>0.062952653144744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.30586608931417">
                <text:p>6.30586608931417</text:p>
              </table:table-cell>
              <table:table-cell office:value-type="float" office:value="-0.139245756422812">
                <text:p>-0.139245756422812</text:p>
              </table:table-cell>
              <table:table-cell office:value-type="float" office:value="-0.0310692727910722">
                <text:p>-0.0310692727910722</text:p>
              </table:table-cell>
              <table:table-cell office:value-type="float" office:value="-0.137453006929417">
                <text:p>-0.13745300692941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.48700635470278">
                <text:p>2.48700635470278</text:p>
              </table:table-cell>
              <table:table-cell office:value-type="float" office:value="0.0738068092773563">
                <text:p>0.0738068092773563</text:p>
              </table:table-cell>
              <table:table-cell office:value-type="float" office:value="-0.00557920734515593">
                <text:p>-0.00557920734515593</text:p>
              </table:table-cell>
              <table:table-cell office:value-type="float" office:value="-0.0323614220526004">
                <text:p>-0.032361422052600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.77344714402457">
                <text:p>4.77344714402457</text:p>
              </table:table-cell>
              <table:table-cell office:value-type="float" office:value="-0.11205265118697">
                <text:p>-0.11205265118697</text:p>
              </table:table-cell>
              <table:table-cell office:value-type="float" office:value="-0.0091634297708561">
                <text:p>-0.0091634297708561</text:p>
              </table:table-cell>
              <table:table-cell office:value-type="float" office:value="-0.129134912709676">
                <text:p>-0.12913491270967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5.46677581463018">
                <text:p>5.46677581463018</text:p>
              </table:table-cell>
              <table:table-cell office:value-type="float" office:value="-0.0276285148796056">
                <text:p>-0.0276285148796056</text:p>
              </table:table-cell>
              <table:table-cell office:value-type="float" office:value="-0.0162622938824146">
                <text:p>-0.0162622938824146</text:p>
              </table:table-cell>
              <table:table-cell office:value-type="float" office:value="-0.00559852823557416">
                <text:p>-0.0055985282355741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.01880062218235">
                <text:p>2.01880062218235</text:p>
              </table:table-cell>
              <table:table-cell office:value-type="float" office:value="0.036522696215721">
                <text:p>0.036522696215721</text:p>
              </table:table-cell>
              <table:table-cell office:value-type="float" office:value="-0.0219134597191595">
                <text:p>-0.0219134597191595</text:p>
              </table:table-cell>
              <table:table-cell office:value-type="float" office:value="-0.0270739091845751">
                <text:p>-0.027073909184575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6.88757889843676">
                <text:p>6.88757889843676</text:p>
              </table:table-cell>
              <table:table-cell office:value-type="float" office:value="-0.0327028331419408">
                <text:p>-0.0327028331419408</text:p>
              </table:table-cell>
              <table:table-cell office:value-type="float" office:value="-0.0324871487632756">
                <text:p>-0.0324871487632756</text:p>
              </table:table-cell>
              <table:table-cell office:value-type="float" office:value="0.0611662501855044">
                <text:p>0.061166250185504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5.93882590143436">
                <text:p>5.93882590143436</text:p>
              </table:table-cell>
              <table:table-cell office:value-type="float" office:value="0.122430928759913">
                <text:p>0.122430928759913</text:p>
              </table:table-cell>
              <table:table-cell office:value-type="float" office:value="0.0596772714704525">
                <text:p>0.0596772714704525</text:p>
              </table:table-cell>
              <table:table-cell office:value-type="float" office:value="0.0779901928488528">
                <text:p>0.077990192848852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6.02682614043672">
                <text:p>6.02682614043672</text:p>
              </table:table-cell>
              <table:table-cell office:value-type="float" office:value="-0.0521966594053005">
                <text:p>-0.0521966594053005</text:p>
              </table:table-cell>
              <table:table-cell office:value-type="float" office:value="-0.0345708737139265">
                <text:p>-0.0345708737139265</text:p>
              </table:table-cell>
              <table:table-cell office:value-type="float" office:value="-0.026172425869563">
                <text:p>-0.02617242586956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.49398734731322">
                <text:p>3.49398734731322</text:p>
              </table:table-cell>
              <table:table-cell office:value-type="float" office:value="-0.0689728577959499">
                <text:p>-0.0689728577959499</text:p>
              </table:table-cell>
              <table:table-cell office:value-type="float" office:value="0.0655705527146062">
                <text:p>0.0655705527146062</text:p>
              </table:table-cell>
              <table:table-cell office:value-type="float" office:value="-0.0610158587396815">
                <text:p>-0.061015858739681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.77507765393403">
                <text:p>4.77507765393403</text:p>
              </table:table-cell>
              <table:table-cell office:value-type="float" office:value="-0.0691175134447724">
                <text:p>-0.0691175134447724</text:p>
              </table:table-cell>
              <table:table-cell office:value-type="float" office:value="0.039717583950988">
                <text:p>0.039717583950988</text:p>
              </table:table-cell>
              <table:table-cell office:value-type="float" office:value="-0.104530700201089">
                <text:p>-0.10453070020108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.31897234181098">
                <text:p>4.31897234181098</text:p>
              </table:table-cell>
              <table:table-cell office:value-type="float" office:value="0.0448343756708272">
                <text:p>0.0448343756708272</text:p>
              </table:table-cell>
              <table:table-cell office:value-type="float" office:value="-0.00707169504576966">
                <text:p>-0.00707169504576966</text:p>
              </table:table-cell>
              <table:table-cell office:value-type="float" office:value="0.0455115253224158">
                <text:p>0.045511525322415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.32266539495122">
                <text:p>3.32266539495122</text:p>
              </table:table-cell>
              <table:table-cell office:value-type="float" office:value="0.0601071805734255">
                <text:p>0.0601071805734255</text:p>
              </table:table-cell>
              <table:table-cell office:value-type="float" office:value="0.014124642208756">
                <text:p>0.014124642208756</text:p>
              </table:table-cell>
              <table:table-cell office:value-type="float" office:value="0.034478079785">
                <text:p>0.03447807978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6.13741506566">
                <text:p>6.13741506566</text:p>
              </table:table-cell>
              <table:table-cell office:value-type="float" office:value="-0.191008170877952">
                <text:p>-0.191008170877952</text:p>
              </table:table-cell>
              <table:table-cell office:value-type="float" office:value="0.00818595040565429">
                <text:p>0.00818595040565429</text:p>
              </table:table-cell>
              <table:table-cell office:value-type="float" office:value="-0.00906875515435757">
                <text:p>-0.0090687551543575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5.62693223231834">
                <text:p>5.62693223231834</text:p>
              </table:table-cell>
              <table:table-cell office:value-type="float" office:value="0.153722610666217">
                <text:p>0.153722610666217</text:p>
              </table:table-cell>
              <table:table-cell office:value-type="float" office:value="0.0666176453421081">
                <text:p>0.0666176453421081</text:p>
              </table:table-cell>
              <table:table-cell office:value-type="float" office:value="0.0931870463705993">
                <text:p>0.093187046370599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5.69634603768072">
                <text:p>5.69634603768072</text:p>
              </table:table-cell>
              <table:table-cell office:value-type="float" office:value="0.288095702250477">
                <text:p>0.288095702250477</text:p>
              </table:table-cell>
              <table:table-cell office:value-type="float" office:value="-0.126541298534538">
                <text:p>-0.126541298534538</text:p>
              </table:table-cell>
              <table:table-cell office:value-type="float" office:value="0.104436780728209">
                <text:p>0.10443678072820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.12422900540089">
                <text:p>2.12422900540089</text:p>
              </table:table-cell>
              <table:table-cell office:value-type="float" office:value="0.0405524775157342">
                <text:p>0.0405524775157342</text:p>
              </table:table-cell>
              <table:table-cell office:value-type="float" office:value="0.000636574289127889">
                <text:p>0.000636574289127889</text:p>
              </table:table-cell>
              <table:table-cell office:value-type="float" office:value="0.0149469539402902">
                <text:p>0.014946953940290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.06915438920646">
                <text:p>4.06915438920646</text:p>
              </table:table-cell>
              <table:table-cell office:value-type="float" office:value="0.0446047138822907">
                <text:p>0.0446047138822907</text:p>
              </table:table-cell>
              <table:table-cell office:value-type="float" office:value="0.0024769238931559">
                <text:p>0.0024769238931559</text:p>
              </table:table-cell>
              <table:table-cell office:value-type="float" office:value="-0.0241528826980998">
                <text:p>-0.024152882698099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.44029144282358">
                <text:p>2.44029144282358</text:p>
              </table:table-cell>
              <table:table-cell office:value-type="float" office:value="0.0815842062679546">
                <text:p>0.0815842062679546</text:p>
              </table:table-cell>
              <table:table-cell office:value-type="float" office:value="0.0145026312536054">
                <text:p>0.0145026312536054</text:p>
              </table:table-cell>
              <table:table-cell office:value-type="float" office:value="-0.0231882272902872">
                <text:p>-0.023188227290287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.11094105912403">
                <text:p>2.11094105912403</text:p>
              </table:table-cell>
              <table:table-cell office:value-type="float" office:value="0.00135106993100709">
                <text:p>0.00135106993100709</text:p>
              </table:table-cell>
              <table:table-cell office:value-type="float" office:value="-0.00333933311830048">
                <text:p>-0.00333933311830048</text:p>
              </table:table-cell>
              <table:table-cell office:value-type="float" office:value="-0.0535913007174878">
                <text:p>-0.053591300717487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5.74070434738845">
                <text:p>5.74070434738845</text:p>
              </table:table-cell>
              <table:table-cell office:value-type="float" office:value="-0.0549316915360452">
                <text:p>-0.0549316915360452</text:p>
              </table:table-cell>
              <table:table-cell office:value-type="float" office:value="-0.0233840047717622">
                <text:p>-0.0233840047717622</text:p>
              </table:table-cell>
              <table:table-cell office:value-type="float" office:value="-0.104114180414409">
                <text:p>-0.10411418041440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28085872520465">
                <text:p>1.28085872520465</text:p>
              </table:table-cell>
              <table:table-cell office:value-type="float" office:value="0.0778354164681567">
                <text:p>0.0778354164681567</text:p>
              </table:table-cell>
              <table:table-cell office:value-type="float" office:value="0.0144357030662298">
                <text:p>0.0144357030662298</text:p>
              </table:table-cell>
              <table:table-cell office:value-type="float" office:value="0.0106429969303876">
                <text:p>0.010642996930387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5.48066614996783">
                <text:p>5.48066614996783</text:p>
              </table:table-cell>
              <table:table-cell office:value-type="float" office:value="0.0723131326095228">
                <text:p>0.0723131326095228</text:p>
              </table:table-cell>
              <table:table-cell office:value-type="float" office:value="-0.0519638012759116">
                <text:p>-0.0519638012759116</text:p>
              </table:table-cell>
              <table:table-cell office:value-type="float" office:value="0.0166695412114499">
                <text:p>0.016669541211449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.64897150755142">
                <text:p>3.64897150755142</text:p>
              </table:table-cell>
              <table:table-cell office:value-type="float" office:value="0.102756114413613">
                <text:p>0.102756114413613</text:p>
              </table:table-cell>
              <table:table-cell office:value-type="float" office:value="-0.0206824282153988">
                <text:p>-0.0206824282153988</text:p>
              </table:table-cell>
              <table:table-cell office:value-type="float" office:value="0.0720827403860549">
                <text:p>0.072082740386054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5.36671295967948">
                <text:p>5.36671295967948</text:p>
              </table:table-cell>
              <table:table-cell office:value-type="float" office:value="0.0417655925537135">
                <text:p>0.0417655925537135</text:p>
              </table:table-cell>
              <table:table-cell office:value-type="float" office:value="-0.0413951549511817">
                <text:p>-0.0413951549511817</text:p>
              </table:table-cell>
              <table:table-cell office:value-type="float" office:value="0.0888688384782493">
                <text:p>0.088868838478249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.37943116501069">
                <text:p>3.37943116501069</text:p>
              </table:table-cell>
              <table:table-cell office:value-type="float" office:value="0.00814679406215468">
                <text:p>0.00814679406215468</text:p>
              </table:table-cell>
              <table:table-cell office:value-type="float" office:value="-0.00634896945208075">
                <text:p>-0.00634896945208075</text:p>
              </table:table-cell>
              <table:table-cell office:value-type="float" office:value="0.0694029480208079">
                <text:p>0.069402948020807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633461199407114">
                <text:p>0.633461199407114</text:p>
              </table:table-cell>
              <table:table-cell office:value-type="float" office:value="0.107010177582346">
                <text:p>0.107010177582346</text:p>
              </table:table-cell>
              <table:table-cell office:value-type="float" office:value="0.0320505485610487">
                <text:p>0.0320505485610487</text:p>
              </table:table-cell>
              <table:table-cell office:value-type="float" office:value="-0.0043929186753245">
                <text:p>-0.004392918675324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5.7547433378998">
                <text:p>5.7547433378998</text:p>
              </table:table-cell>
              <table:table-cell office:value-type="float" office:value="-0.257797004326077">
                <text:p>-0.257797004326077</text:p>
              </table:table-cell>
              <table:table-cell office:value-type="float" office:value="0.02940179416143">
                <text:p>0.02940179416143</text:p>
              </table:table-cell>
              <table:table-cell office:value-type="float" office:value="-0.172104340617259">
                <text:p>-0.17210434061725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.94636192509936">
                <text:p>3.94636192509936</text:p>
              </table:table-cell>
              <table:table-cell office:value-type="float" office:value="-0.0409130486281173">
                <text:p>-0.0409130486281173</text:p>
              </table:table-cell>
              <table:table-cell office:value-type="float" office:value="-0.0389969381422863">
                <text:p>-0.0389969381422863</text:p>
              </table:table-cell>
              <table:table-cell office:value-type="float" office:value="-0.0619036324147895">
                <text:p>-0.061903632414789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6.06368895750307">
                <text:p>6.06368895750307</text:p>
              </table:table-cell>
              <table:table-cell office:value-type="float" office:value="0.10050059253079">
                <text:p>0.10050059253079</text:p>
              </table:table-cell>
              <table:table-cell office:value-type="float" office:value="0.0478236586174776">
                <text:p>0.0478236586174776</text:p>
              </table:table-cell>
              <table:table-cell office:value-type="float" office:value="0.0661822338160323">
                <text:p>0.066182233816032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5.65721990286925">
                <text:p>5.65721990286925</text:p>
              </table:table-cell>
              <table:table-cell office:value-type="float" office:value="0.0506651644500158">
                <text:p>0.0506651644500158</text:p>
              </table:table-cell>
              <table:table-cell office:value-type="float" office:value="-0.0355082519319327">
                <text:p>-0.0355082519319327</text:p>
              </table:table-cell>
              <table:table-cell office:value-type="float" office:value="0.130622209677032">
                <text:p>0.13062220967703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.79939396106231">
                <text:p>2.79939396106231</text:p>
              </table:table-cell>
              <table:table-cell office:value-type="float" office:value="0.0535028506052426">
                <text:p>0.0535028506052426</text:p>
              </table:table-cell>
              <table:table-cell office:value-type="float" office:value="0.0284839413864317">
                <text:p>0.0284839413864317</text:p>
              </table:table-cell>
              <table:table-cell office:value-type="float" office:value="-0.0278983796540269">
                <text:p>-0.027898379654026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.99915542355587">
                <text:p>4.99915542355587</text:p>
              </table:table-cell>
              <table:table-cell office:value-type="float" office:value="-0.097486577742167">
                <text:p>-0.097486577742167</text:p>
              </table:table-cell>
              <table:table-cell office:value-type="float" office:value="-0.0418923301524772">
                <text:p>-0.0418923301524772</text:p>
              </table:table-cell>
              <table:table-cell office:value-type="float" office:value="0.108403292634574">
                <text:p>0.10840329263457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6.39625768869547">
                <text:p>6.39625768869547</text:p>
              </table:table-cell>
              <table:table-cell office:value-type="float" office:value="0.190943179656827">
                <text:p>0.190943179656827</text:p>
              </table:table-cell>
              <table:table-cell office:value-type="float" office:value="0.0352305659945515">
                <text:p>0.0352305659945515</text:p>
              </table:table-cell>
              <table:table-cell office:value-type="float" office:value="0.156618335341047">
                <text:p>0.15661833534104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6.81259881506104">
                <text:p>6.81259881506104</text:p>
              </table:table-cell>
              <table:table-cell office:value-type="float" office:value="0.331859300848812">
                <text:p>0.331859300848812</text:p>
              </table:table-cell>
              <table:table-cell office:value-type="float" office:value="0.211883851414385">
                <text:p>0.211883851414385</text:p>
              </table:table-cell>
              <table:table-cell office:value-type="float" office:value="0.116433079989689">
                <text:p>0.11643307998968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.92219711670779">
                <text:p>2.92219711670779</text:p>
              </table:table-cell>
              <table:table-cell office:value-type="float" office:value="0.00295014308206554">
                <text:p>0.00295014308206554</text:p>
              </table:table-cell>
              <table:table-cell office:value-type="float" office:value="0.0245257108881292">
                <text:p>0.0245257108881292</text:p>
              </table:table-cell>
              <table:table-cell office:value-type="float" office:value="0.0602913191029502">
                <text:p>0.060291319102950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5.25604448706106">
                <text:p>5.25604448706106</text:p>
              </table:table-cell>
              <table:table-cell office:value-type="float" office:value="-0.188674538639977">
                <text:p>-0.188674538639977</text:p>
              </table:table-cell>
              <table:table-cell office:value-type="float" office:value="-0.0159936310331318">
                <text:p>-0.0159936310331318</text:p>
              </table:table-cell>
              <table:table-cell office:value-type="float" office:value="-0.167372602925708">
                <text:p>-0.16737260292570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4.88340097195312">
                <text:p>4.88340097195312</text:p>
              </table:table-cell>
              <table:table-cell office:value-type="float" office:value="-0.125941040093316">
                <text:p>-0.125941040093316</text:p>
              </table:table-cell>
              <table:table-cell office:value-type="float" office:value="-0.0119582621920664">
                <text:p>-0.0119582621920664</text:p>
              </table:table-cell>
              <table:table-cell office:value-type="float" office:value="0.0393281234424122">
                <text:p>0.039328123442412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7.65772799378495">
                <text:p>7.65772799378495</text:p>
              </table:table-cell>
              <table:table-cell office:value-type="float" office:value="0.114500071696132">
                <text:p>0.114500071696132</text:p>
              </table:table-cell>
              <table:table-cell office:value-type="float" office:value="0.0811242337400131">
                <text:p>0.0811242337400131</text:p>
              </table:table-cell>
              <table:table-cell office:value-type="float" office:value="-0.0762590629451867">
                <text:p>-0.076259062945186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.14623828042793">
                <text:p>4.14623828042793</text:p>
              </table:table-cell>
              <table:table-cell office:value-type="float" office:value="0.0149658419800556">
                <text:p>0.0149658419800556</text:p>
              </table:table-cell>
              <table:table-cell office:value-type="float" office:value="-0.01000818173497">
                <text:p>-0.01000818173497</text:p>
              </table:table-cell>
              <table:table-cell office:value-type="float" office:value="-0.0443133816130743">
                <text:p>-0.044313381613074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4.34751106979174">
                <text:p>4.34751106979174</text:p>
              </table:table-cell>
              <table:table-cell office:value-type="float" office:value="-0.121626674347208">
                <text:p>-0.121626674347208</text:p>
              </table:table-cell>
              <table:table-cell office:value-type="float" office:value="0.00353975664233319">
                <text:p>0.00353975664233319</text:p>
              </table:table-cell>
              <table:table-cell office:value-type="float" office:value="-0.0902181564730826">
                <text:p>-0.090218156473082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429967153651429">
                <text:p>0.429967153651429</text:p>
              </table:table-cell>
              <table:table-cell office:value-type="float" office:value="0.107308646150465">
                <text:p>0.107308646150465</text:p>
              </table:table-cell>
              <table:table-cell office:value-type="float" office:value="0.0253754851356158">
                <text:p>0.0253754851356158</text:p>
              </table:table-cell>
              <table:table-cell office:value-type="float" office:value="-0.0137293426408794">
                <text:p>-0.013729342640879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.64680464688822">
                <text:p>2.64680464688822</text:p>
              </table:table-cell>
              <table:table-cell office:value-type="float" office:value="0.0130702808797292">
                <text:p>0.0130702808797292</text:p>
              </table:table-cell>
              <table:table-cell office:value-type="float" office:value="-0.027068888440656">
                <text:p>-0.027068888440656</text:p>
              </table:table-cell>
              <table:table-cell office:value-type="float" office:value="-0.0973232464013466">
                <text:p>-0.097323246401346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.70606258562248">
                <text:p>2.70606258562248</text:p>
              </table:table-cell>
              <table:table-cell office:value-type="float" office:value="0.0153843467233985">
                <text:p>0.0153843467233985</text:p>
              </table:table-cell>
              <table:table-cell office:value-type="float" office:value="-0.00105176925668971">
                <text:p>-0.00105176925668971</text:p>
              </table:table-cell>
              <table:table-cell office:value-type="float" office:value="-0.0826015947663984">
                <text:p>-0.082601594766398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.92178021234307">
                <text:p>2.92178021234307</text:p>
              </table:table-cell>
              <table:table-cell office:value-type="float" office:value="-0.0320649770494459">
                <text:p>-0.0320649770494459</text:p>
              </table:table-cell>
              <table:table-cell office:value-type="float" office:value="-0.0100110877312997">
                <text:p>-0.0100110877312997</text:p>
              </table:table-cell>
              <table:table-cell office:value-type="float" office:value="-0.0585207206644036">
                <text:p>-0.058520720664403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5.23327163276691">
                <text:p>5.23327163276691</text:p>
              </table:table-cell>
              <table:table-cell office:value-type="float" office:value="-0.0381518862571459">
                <text:p>-0.0381518862571459</text:p>
              </table:table-cell>
              <table:table-cell office:value-type="float" office:value="-0.0247894946834566">
                <text:p>-0.0247894946834566</text:p>
              </table:table-cell>
              <table:table-cell office:value-type="float" office:value="-0.0525617535794603">
                <text:p>-0.052561753579460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7.08908973988323">
                <text:p>7.08908973988323</text:p>
              </table:table-cell>
              <table:table-cell office:value-type="float" office:value="-0.00721423555636847">
                <text:p>-0.00721423555636847</text:p>
              </table:table-cell>
              <table:table-cell office:value-type="float" office:value="-0.00570577969008479">
                <text:p>-0.00570577969008479</text:p>
              </table:table-cell>
              <table:table-cell office:value-type="float" office:value="-0.0532497142727295">
                <text:p>-0.053249714272729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.58113561422788">
                <text:p>3.58113561422788</text:p>
              </table:table-cell>
              <table:table-cell office:value-type="float" office:value="0.0538890391303837">
                <text:p>0.0538890391303837</text:p>
              </table:table-cell>
              <table:table-cell office:value-type="float" office:value="0.00963301133562622">
                <text:p>0.00963301133562622</text:p>
              </table:table-cell>
              <table:table-cell office:value-type="float" office:value="0.0312276056741725">
                <text:p>0.031227605674172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6.32315003386402">
                <text:p>6.32315003386402</text:p>
              </table:table-cell>
              <table:table-cell office:value-type="float" office:value="0.128126668373794">
                <text:p>0.128126668373794</text:p>
              </table:table-cell>
              <table:table-cell office:value-type="float" office:value="0.0565519560235233">
                <text:p>0.0565519560235233</text:p>
              </table:table-cell>
              <table:table-cell office:value-type="float" office:value="-0.00453046106426314">
                <text:p>-0.0045304610642631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7.57556752847263">
                <text:p>7.57556752847263</text:p>
              </table:table-cell>
              <table:table-cell office:value-type="float" office:value="-0.23410225597838">
                <text:p>-0.23410225597838</text:p>
              </table:table-cell>
              <table:table-cell office:value-type="float" office:value="-0.0688202001306362">
                <text:p>-0.0688202001306362</text:p>
              </table:table-cell>
              <table:table-cell office:value-type="float" office:value="-0.191375139568131">
                <text:p>-0.19137513956813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4.58103146036664">
                <text:p>4.58103146036664</text:p>
              </table:table-cell>
              <table:table-cell office:value-type="float" office:value="-0.0377926499560459">
                <text:p>-0.0377926499560459</text:p>
              </table:table-cell>
              <table:table-cell office:value-type="float" office:value="-0.0184324876194242">
                <text:p>-0.0184324876194242</text:p>
              </table:table-cell>
              <table:table-cell office:value-type="float" office:value="-0.0533816404999625">
                <text:p>-0.053381640499962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.26345047202134">
                <text:p>3.26345047202134</text:p>
              </table:table-cell>
              <table:table-cell office:value-type="float" office:value="-0.0370828028300219">
                <text:p>-0.0370828028300219</text:p>
              </table:table-cell>
              <table:table-cell office:value-type="float" office:value="-0.0118699503212725">
                <text:p>-0.0118699503212725</text:p>
              </table:table-cell>
              <table:table-cell office:value-type="float" office:value="-0.0409132768186729">
                <text:p>-0.040913276818672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.01044267532789">
                <text:p>1.01044267532789</text:p>
              </table:table-cell>
              <table:table-cell office:value-type="float" office:value="0.0918138447958025">
                <text:p>0.0918138447958025</text:p>
              </table:table-cell>
              <table:table-cell office:value-type="float" office:value="0.0320963788190873">
                <text:p>0.0320963788190873</text:p>
              </table:table-cell>
              <table:table-cell office:value-type="float" office:value="-0.0286871899143811">
                <text:p>-0.028687189914381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4.02939067635367">
                <text:p>4.02939067635367</text:p>
              </table:table-cell>
              <table:table-cell office:value-type="float" office:value="0.0657631965113525">
                <text:p>0.0657631965113525</text:p>
              </table:table-cell>
              <table:table-cell office:value-type="float" office:value="0.00807067526912997">
                <text:p>0.00807067526912997</text:p>
              </table:table-cell>
              <table:table-cell office:value-type="float" office:value="0.00525278021677">
                <text:p>0.0052527802167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.08139004124896">
                <text:p>3.08139004124896</text:p>
              </table:table-cell>
              <table:table-cell office:value-type="float" office:value="0.0285077671048577">
                <text:p>0.0285077671048577</text:p>
              </table:table-cell>
              <table:table-cell office:value-type="float" office:value="-0.0082991969640554">
                <text:p>-0.0082991969640554</text:p>
              </table:table-cell>
              <table:table-cell office:value-type="float" office:value="0.0219403542229123">
                <text:p>0.021940354222912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.09324002339356">
                <text:p>3.09324002339356</text:p>
              </table:table-cell>
              <table:table-cell office:value-type="float" office:value="-0.0408150919228456">
                <text:p>-0.0408150919228456</text:p>
              </table:table-cell>
              <table:table-cell office:value-type="float" office:value="0.00270149394875574">
                <text:p>0.00270149394875574</text:p>
              </table:table-cell>
              <table:table-cell office:value-type="float" office:value="-0.101564896752611">
                <text:p>-0.10156489675261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6.45110792721548">
                <text:p>6.45110792721548</text:p>
              </table:table-cell>
              <table:table-cell office:value-type="float" office:value="-0.148187215281443">
                <text:p>-0.148187215281443</text:p>
              </table:table-cell>
              <table:table-cell office:value-type="float" office:value="-0.0374743708286905">
                <text:p>-0.0374743708286905</text:p>
              </table:table-cell>
              <table:table-cell office:value-type="float" office:value="0.146718511937381">
                <text:p>0.14671851193738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.78592153162123">
                <text:p>3.78592153162123</text:p>
              </table:table-cell>
              <table:table-cell office:value-type="float" office:value="0.0133914923358711">
                <text:p>0.0133914923358711</text:p>
              </table:table-cell>
              <table:table-cell office:value-type="float" office:value="-0.0168742909472734">
                <text:p>-0.0168742909472734</text:p>
              </table:table-cell>
              <table:table-cell office:value-type="float" office:value="0.0126190754295087">
                <text:p>0.012619075429508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.286067766073">
                <text:p>3.286067766073</text:p>
              </table:table-cell>
              <table:table-cell office:value-type="float" office:value="0.0182422052118438">
                <text:p>0.0182422052118438</text:p>
              </table:table-cell>
              <table:table-cell office:value-type="float" office:value="0.00357760227870108">
                <text:p>0.00357760227870108</text:p>
              </table:table-cell>
              <table:table-cell office:value-type="float" office:value="-0.0798531930945878">
                <text:p>-0.079853193094587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6.57383447380532">
                <text:p>6.57383447380532</text:p>
              </table:table-cell>
              <table:table-cell office:value-type="float" office:value="0.0362797841099205">
                <text:p>0.0362797841099205</text:p>
              </table:table-cell>
              <table:table-cell office:value-type="float" office:value="0.0125450557135813">
                <text:p>0.0125450557135813</text:p>
              </table:table-cell>
              <table:table-cell office:value-type="float" office:value="-0.0612598759225827">
                <text:p>-0.061259875922582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5.13184086623166">
                <text:p>5.13184086623166</text:p>
              </table:table-cell>
              <table:table-cell office:value-type="float" office:value="-0.0725911885232149">
                <text:p>-0.0725911885232149</text:p>
              </table:table-cell>
              <table:table-cell office:value-type="float" office:value="-0.0364744793408223">
                <text:p>-0.0364744793408223</text:p>
              </table:table-cell>
              <table:table-cell office:value-type="float" office:value="0.0486160288755694">
                <text:p>0.048616028875569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5.15751920556609">
                <text:p>5.15751920556609</text:p>
              </table:table-cell>
              <table:table-cell office:value-type="float" office:value="-0.138948919205984">
                <text:p>-0.138948919205984</text:p>
              </table:table-cell>
              <table:table-cell office:value-type="float" office:value="-0.0233649085869831">
                <text:p>-0.0233649085869831</text:p>
              </table:table-cell>
              <table:table-cell office:value-type="float" office:value="-0.154970769518881">
                <text:p>-0.15497076951888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.63121132789469">
                <text:p>1.63121132789469</text:p>
              </table:table-cell>
              <table:table-cell office:value-type="float" office:value="0.0884080821255564">
                <text:p>0.0884080821255564</text:p>
              </table:table-cell>
              <table:table-cell office:value-type="float" office:value="0.000400330320635134">
                <text:p>0.000400330320635134</text:p>
              </table:table-cell>
              <table:table-cell office:value-type="float" office:value="0.0120872911739148">
                <text:p>0.012087291173914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.71829076155785">
                <text:p>3.71829076155785</text:p>
              </table:table-cell>
              <table:table-cell office:value-type="float" office:value="0.0322427591446752">
                <text:p>0.0322427591446752</text:p>
              </table:table-cell>
              <table:table-cell office:value-type="float" office:value="-0.0176940945336864">
                <text:p>-0.0176940945336864</text:p>
              </table:table-cell>
              <table:table-cell office:value-type="float" office:value="0.0698308916567228">
                <text:p>0.069830891656722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4.90172132748015">
                <text:p>4.90172132748015</text:p>
              </table:table-cell>
              <table:table-cell office:value-type="float" office:value="-0.010599367995864">
                <text:p>-0.010599367995864</text:p>
              </table:table-cell>
              <table:table-cell office:value-type="float" office:value="-0.0410523193700554">
                <text:p>-0.0410523193700554</text:p>
              </table:table-cell>
              <table:table-cell office:value-type="float" office:value="-0.146967106502223">
                <text:p>-0.14696710650222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6.08563094719301">
                <text:p>6.08563094719301</text:p>
              </table:table-cell>
              <table:table-cell office:value-type="float" office:value="-0.00914333218588403">
                <text:p>-0.00914333218588403</text:p>
              </table:table-cell>
              <table:table-cell office:value-type="float" office:value="0.0125179682881651">
                <text:p>0.0125179682881651</text:p>
              </table:table-cell>
              <table:table-cell office:value-type="float" office:value="-0.0711909705310387">
                <text:p>-0.071190970531038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5.92720283658304">
                <text:p>5.92720283658304</text:p>
              </table:table-cell>
              <table:table-cell office:value-type="float" office:value="-0.214726830655964">
                <text:p>-0.214726830655964</text:p>
              </table:table-cell>
              <table:table-cell office:value-type="float" office:value="-0.0546006606684262">
                <text:p>-0.0546006606684262</text:p>
              </table:table-cell>
              <table:table-cell office:value-type="float" office:value="-0.0582645568678788">
                <text:p>-0.058264556867878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5.23654333727667">
                <text:p>5.23654333727667</text:p>
              </table:table-cell>
              <table:table-cell office:value-type="float" office:value="0.022635630619261">
                <text:p>0.022635630619261</text:p>
              </table:table-cell>
              <table:table-cell office:value-type="float" office:value="0.0132897622586718">
                <text:p>0.0132897622586718</text:p>
              </table:table-cell>
              <table:table-cell office:value-type="float" office:value="-0.0688294175036535">
                <text:p>-0.068829417503653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4.86704634356835">
                <text:p>4.86704634356835</text:p>
              </table:table-cell>
              <table:table-cell office:value-type="float" office:value="-0.640209629202247">
                <text:p>-0.640209629202247</text:p>
              </table:table-cell>
              <table:table-cell office:value-type="float" office:value="0.0432905540430156">
                <text:p>0.0432905540430156</text:p>
              </table:table-cell>
              <table:table-cell office:value-type="float" office:value="-0.391442248242602">
                <text:p>-0.39144224824260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6.84571150681796">
                <text:p>6.84571150681796</text:p>
              </table:table-cell>
              <table:table-cell office:value-type="float" office:value="-0.113141713151912">
                <text:p>-0.113141713151912</text:p>
              </table:table-cell>
              <table:table-cell office:value-type="float" office:value="0.0509081225053563">
                <text:p>0.0509081225053563</text:p>
              </table:table-cell>
              <table:table-cell office:value-type="float" office:value="0.140862287991406">
                <text:p>0.14086228799140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6.97940204164921">
                <text:p>6.97940204164921</text:p>
              </table:table-cell>
              <table:table-cell office:value-type="float" office:value="0.189323868014343">
                <text:p>0.189323868014343</text:p>
              </table:table-cell>
              <table:table-cell office:value-type="float" office:value="-0.169647320297567">
                <text:p>-0.169647320297567</text:p>
              </table:table-cell>
              <table:table-cell office:value-type="float" office:value="0.0504034757692804">
                <text:p>0.050403475769280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.19309734138339">
                <text:p>2.19309734138339</text:p>
              </table:table-cell>
              <table:table-cell office:value-type="float" office:value="0.014158865023179">
                <text:p>0.014158865023179</text:p>
              </table:table-cell>
              <table:table-cell office:value-type="float" office:value="0.0513317915212577">
                <text:p>0.0513317915212577</text:p>
              </table:table-cell>
              <table:table-cell office:value-type="float" office:value="0.0206245870671991">
                <text:p>0.020624587067199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5.88931325949836">
                <text:p>5.88931325949836</text:p>
              </table:table-cell>
              <table:table-cell office:value-type="float" office:value="0.0025904136576349">
                <text:p>0.0025904136576349</text:p>
              </table:table-cell>
              <table:table-cell office:value-type="float" office:value="0.00404038333288348">
                <text:p>0.00404038333288348</text:p>
              </table:table-cell>
              <table:table-cell office:value-type="float" office:value="-0.000615941346556292">
                <text:p>-0.00061594134655629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4.00306980127114">
                <text:p>4.00306980127114</text:p>
              </table:table-cell>
              <table:table-cell office:value-type="float" office:value="0.00135655283674652">
                <text:p>0.00135655283674652</text:p>
              </table:table-cell>
              <table:table-cell office:value-type="float" office:value="-0.00244925085507108">
                <text:p>-0.00244925085507108</text:p>
              </table:table-cell>
              <table:table-cell office:value-type="float" office:value="0.0477993524242441">
                <text:p>0.047799352424244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4.62493220683103">
                <text:p>4.62493220683103</text:p>
              </table:table-cell>
              <table:table-cell office:value-type="float" office:value="-0.10818542853133">
                <text:p>-0.10818542853133</text:p>
              </table:table-cell>
              <table:table-cell office:value-type="float" office:value="-0.0647448257135115">
                <text:p>-0.0647448257135115</text:p>
              </table:table-cell>
              <table:table-cell office:value-type="float" office:value="-0.0942514850379026">
                <text:p>-0.094251485037902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.35247412647558">
                <text:p>1.35247412647558</text:p>
              </table:table-cell>
              <table:table-cell office:value-type="float" office:value="0.275738089451094">
                <text:p>0.275738089451094</text:p>
              </table:table-cell>
              <table:table-cell office:value-type="float" office:value="0.10791802756133">
                <text:p>0.10791802756133</text:p>
              </table:table-cell>
              <table:table-cell office:value-type="float" office:value="0.0537089314362589">
                <text:p>0.053708931436258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5.44581514720403">
                <text:p>5.44581514720403</text:p>
              </table:table-cell>
              <table:table-cell office:value-type="float" office:value="-0.0940565678457235">
                <text:p>-0.0940565678457235</text:p>
              </table:table-cell>
              <table:table-cell office:value-type="float" office:value="-0.0178097998660061">
                <text:p>-0.0178097998660061</text:p>
              </table:table-cell>
              <table:table-cell office:value-type="float" office:value="0.0759155979634065">
                <text:p>0.075915597963406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.53467405814798">
                <text:p>1.53467405814798</text:p>
              </table:table-cell>
              <table:table-cell office:value-type="float" office:value="0.0490669932993333">
                <text:p>0.0490669932993333</text:p>
              </table:table-cell>
              <table:table-cell office:value-type="float" office:value="0.0101201821244629">
                <text:p>0.0101201821244629</text:p>
              </table:table-cell>
              <table:table-cell office:value-type="float" office:value="-0.0495463377789837">
                <text:p>-0.049546337778983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4.33323161979598">
                <text:p>4.33323161979598</text:p>
              </table:table-cell>
              <table:table-cell office:value-type="float" office:value="-0.0356683770580784">
                <text:p>-0.0356683770580784</text:p>
              </table:table-cell>
              <table:table-cell office:value-type="float" office:value="-0.0110538290062645">
                <text:p>-0.0110538290062645</text:p>
              </table:table-cell>
              <table:table-cell office:value-type="float" office:value="-0.0490252095197286">
                <text:p>-0.049025209519728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7.12789489377144">
                <text:p>7.12789489377144</text:p>
              </table:table-cell>
              <table:table-cell office:value-type="float" office:value="-0.0267235146685598">
                <text:p>-0.0267235146685598</text:p>
              </table:table-cell>
              <table:table-cell office:value-type="float" office:value="0.0239301416967912">
                <text:p>0.0239301416967912</text:p>
              </table:table-cell>
              <table:table-cell office:value-type="float" office:value="0.0282887675452648">
                <text:p>0.028288767545264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5.08548900169095">
                <text:p>5.08548900169095</text:p>
              </table:table-cell>
              <table:table-cell office:value-type="float" office:value="0.2171038538442">
                <text:p>0.2171038538442</text:p>
              </table:table-cell>
              <table:table-cell office:value-type="float" office:value="0.107145334167598">
                <text:p>0.107145334167598</text:p>
              </table:table-cell>
              <table:table-cell office:value-type="float" office:value="0.098136509273069">
                <text:p>0.09813650927306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3.00910791009293">
                <text:p>3.00910791009293</text:p>
              </table:table-cell>
              <table:table-cell office:value-type="float" office:value="0.129197414034249">
                <text:p>0.129197414034249</text:p>
              </table:table-cell>
              <table:table-cell office:value-type="float" office:value="-0.0408620781479883">
                <text:p>-0.0408620781479883</text:p>
              </table:table-cell>
              <table:table-cell office:value-type="float" office:value="0.0797542424176165">
                <text:p>0.079754242417616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7.78999051130178">
                <text:p>7.78999051130178</text:p>
              </table:table-cell>
              <table:table-cell office:value-type="float" office:value="-0.332425870579497">
                <text:p>-0.332425870579497</text:p>
              </table:table-cell>
              <table:table-cell office:value-type="float" office:value="0.128339874495202">
                <text:p>0.128339874495202</text:p>
              </table:table-cell>
              <table:table-cell office:value-type="float" office:value="-0.180650946295927">
                <text:p>-0.18065094629592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6.70565470643498">
                <text:p>6.70565470643498</text:p>
              </table:table-cell>
              <table:table-cell office:value-type="float" office:value="-0.15428354886503">
                <text:p>-0.15428354886503</text:p>
              </table:table-cell>
              <table:table-cell office:value-type="float" office:value="0.0409121909892649">
                <text:p>0.0409121909892649</text:p>
              </table:table-cell>
              <table:table-cell office:value-type="float" office:value="-0.0263833361162478">
                <text:p>-0.026383336116247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5.72021581800197">
                <text:p>5.72021581800197</text:p>
              </table:table-cell>
              <table:table-cell office:value-type="float" office:value="0.0957476494299856">
                <text:p>0.0957476494299856</text:p>
              </table:table-cell>
              <table:table-cell office:value-type="float" office:value="-0.0738544350156023">
                <text:p>-0.0738544350156023</text:p>
              </table:table-cell>
              <table:table-cell office:value-type="float" office:value="0.163274135830291">
                <text:p>0.16327413583029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6.34884198643184">
                <text:p>6.34884198643184</text:p>
              </table:table-cell>
              <table:table-cell office:value-type="float" office:value="-0.0917921564075943">
                <text:p>-0.0917921564075943</text:p>
              </table:table-cell>
              <table:table-cell office:value-type="float" office:value="0.027447525443907">
                <text:p>0.027447525443907</text:p>
              </table:table-cell>
              <table:table-cell office:value-type="float" office:value="0.131035643047037">
                <text:p>0.13103564304703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.41984429316132">
                <text:p>3.41984429316132</text:p>
              </table:table-cell>
              <table:table-cell office:value-type="float" office:value="-0.00504951081280902">
                <text:p>-0.00504951081280902</text:p>
              </table:table-cell>
              <table:table-cell office:value-type="float" office:value="0.00199333667312418">
                <text:p>0.00199333667312418</text:p>
              </table:table-cell>
              <table:table-cell office:value-type="float" office:value="-0.0511871842671172">
                <text:p>-0.051187184267117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.08548106488389">
                <text:p>3.08548106488389</text:p>
              </table:table-cell>
              <table:table-cell office:value-type="float" office:value="0.084720939596465">
                <text:p>0.084720939596465</text:p>
              </table:table-cell>
              <table:table-cell office:value-type="float" office:value="0.0293021083336524">
                <text:p>0.0293021083336524</text:p>
              </table:table-cell>
              <table:table-cell office:value-type="float" office:value="-0.0486136343541505">
                <text:p>-0.048613634354150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6.27469725475355">
                <text:p>6.27469725475355</text:p>
              </table:table-cell>
              <table:table-cell office:value-type="float" office:value="0.163852662404235">
                <text:p>0.163852662404235</text:p>
              </table:table-cell>
              <table:table-cell office:value-type="float" office:value="-0.0339253838078557">
                <text:p>-0.0339253838078557</text:p>
              </table:table-cell>
              <table:table-cell office:value-type="float" office:value="0.0314137932751528">
                <text:p>0.031413793275152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6.96054138659285">
                <text:p>6.96054138659285</text:p>
              </table:table-cell>
              <table:table-cell office:value-type="float" office:value="0.0712531048711353">
                <text:p>0.0712531048711353</text:p>
              </table:table-cell>
              <table:table-cell office:value-type="float" office:value="0.0144253323774919">
                <text:p>0.0144253323774919</text:p>
              </table:table-cell>
              <table:table-cell office:value-type="float" office:value="-0.160649032509509">
                <text:p>-0.16064903250950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5.89456803724622">
                <text:p>5.89456803724622</text:p>
              </table:table-cell>
              <table:table-cell office:value-type="float" office:value="-0.0719556405451671">
                <text:p>-0.0719556405451671</text:p>
              </table:table-cell>
              <table:table-cell office:value-type="float" office:value="-0.0330331545825555">
                <text:p>-0.0330331545825555</text:p>
              </table:table-cell>
              <table:table-cell office:value-type="float" office:value="0.108720605236354">
                <text:p>0.10872060523635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5.60201135041877">
                <text:p>5.60201135041877</text:p>
              </table:table-cell>
              <table:table-cell office:value-type="float" office:value="0.0498537468562956">
                <text:p>0.0498537468562956</text:p>
              </table:table-cell>
              <table:table-cell office:value-type="float" office:value="0.0282040216532911">
                <text:p>0.0282040216532911</text:p>
              </table:table-cell>
              <table:table-cell office:value-type="float" office:value="-0.0367213418721022">
                <text:p>-0.036721341872102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6.50058602474148">
                <text:p>6.50058602474148</text:p>
              </table:table-cell>
              <table:table-cell office:value-type="float" office:value="-0.190427412450823">
                <text:p>-0.190427412450823</text:p>
              </table:table-cell>
              <table:table-cell office:value-type="float" office:value="0.00633768469444895">
                <text:p>0.00633768469444895</text:p>
              </table:table-cell>
              <table:table-cell office:value-type="float" office:value="-0.13313579935649">
                <text:p>-0.1331357993564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.17178138045307">
                <text:p>3.17178138045307</text:p>
              </table:table-cell>
              <table:table-cell office:value-type="float" office:value="0.0293659411227605">
                <text:p>0.0293659411227605</text:p>
              </table:table-cell>
              <table:table-cell office:value-type="float" office:value="-0.0080197359633396">
                <text:p>-0.0080197359633396</text:p>
              </table:table-cell>
              <table:table-cell office:value-type="float" office:value="-0.0273672037219312">
                <text:p>-0.027367203721931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.29021585872476">
                <text:p>3.29021585872476</text:p>
              </table:table-cell>
              <table:table-cell office:value-type="float" office:value="0.0938950400833658">
                <text:p>0.0938950400833658</text:p>
              </table:table-cell>
              <table:table-cell office:value-type="float" office:value="0.0203486495543976">
                <text:p>0.0203486495543976</text:p>
              </table:table-cell>
              <table:table-cell office:value-type="float" office:value="-0.055238813582784">
                <text:p>-0.05523881358278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.88981252556499">
                <text:p>3.88981252556499</text:p>
              </table:table-cell>
              <table:table-cell office:value-type="float" office:value="-0.0681324158811436">
                <text:p>-0.0681324158811436</text:p>
              </table:table-cell>
              <table:table-cell office:value-type="float" office:value="0.0108593392118508">
                <text:p>0.0108593392118508</text:p>
              </table:table-cell>
              <table:table-cell office:value-type="float" office:value="0.0366142062772609">
                <text:p>0.036614206277260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7.75884060393304">
                <text:p>7.75884060393304</text:p>
              </table:table-cell>
              <table:table-cell office:value-type="float" office:value="-0.0527239025686361">
                <text:p>-0.0527239025686361</text:p>
              </table:table-cell>
              <table:table-cell office:value-type="float" office:value="-0.00423809951390908">
                <text:p>-0.00423809951390908</text:p>
              </table:table-cell>
              <table:table-cell office:value-type="float" office:value="0.0491380780314163">
                <text:p>0.049138078031416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.54381860648756">
                <text:p>3.54381860648756</text:p>
              </table:table-cell>
              <table:table-cell office:value-type="float" office:value="0.0568725323500128">
                <text:p>0.0568725323500128</text:p>
              </table:table-cell>
              <table:table-cell office:value-type="float" office:value="-0.00781567104730274">
                <text:p>-0.00781567104730274</text:p>
              </table:table-cell>
              <table:table-cell office:value-type="float" office:value="0.0492377941572225">
                <text:p>0.049237794157222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7.03377063501324">
                <text:p>7.03377063501324</text:p>
              </table:table-cell>
              <table:table-cell office:value-type="float" office:value="-0.102432269200305">
                <text:p>-0.102432269200305</text:p>
              </table:table-cell>
              <table:table-cell office:value-type="float" office:value="-0.0279867177006738">
                <text:p>-0.0279867177006738</text:p>
              </table:table-cell>
              <table:table-cell office:value-type="float" office:value="-0.180772967966215">
                <text:p>-0.18077296796621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5.52777886725456">
                <text:p>5.52777886725456</text:p>
              </table:table-cell>
              <table:table-cell office:value-type="float" office:value="0.121265022406906">
                <text:p>0.121265022406906</text:p>
              </table:table-cell>
              <table:table-cell office:value-type="float" office:value="0.0087808809172637">
                <text:p>0.0087808809172637</text:p>
              </table:table-cell>
              <table:table-cell office:value-type="float" office:value="0.0413161186079432">
                <text:p>0.041316118607943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4.88508414382171">
                <text:p>4.88508414382171</text:p>
              </table:table-cell>
              <table:table-cell office:value-type="float" office:value="-0.0529172539127991">
                <text:p>-0.0529172539127991</text:p>
              </table:table-cell>
              <table:table-cell office:value-type="float" office:value="-0.0173913437688653">
                <text:p>-0.0173913437688653</text:p>
              </table:table-cell>
              <table:table-cell office:value-type="float" office:value="0.0528180963322701">
                <text:p>0.052818096332270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5.96769001597025">
                <text:p>5.96769001597025</text:p>
              </table:table-cell>
              <table:table-cell office:value-type="float" office:value="-0.0689414459712436">
                <text:p>-0.0689414459712436</text:p>
              </table:table-cell>
              <table:table-cell office:value-type="float" office:value="-0.0233750623834434">
                <text:p>-0.0233750623834434</text:p>
              </table:table-cell>
              <table:table-cell office:value-type="float" office:value="-0.0118389345508136">
                <text:p>-0.011838934550813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7.51310518859859">
                <text:p>7.51310518859859</text:p>
              </table:table-cell>
              <table:table-cell office:value-type="float" office:value="0.0875815367965682">
                <text:p>0.0875815367965682</text:p>
              </table:table-cell>
              <table:table-cell office:value-type="float" office:value="0.0370235882909951">
                <text:p>0.0370235882909951</text:p>
              </table:table-cell>
              <table:table-cell office:value-type="float" office:value="-0.00993066628067929">
                <text:p>-0.0099306662806792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4.18669911231324">
                <text:p>4.18669911231324</text:p>
              </table:table-cell>
              <table:table-cell office:value-type="float" office:value="0.111120762496336">
                <text:p>0.111120762496336</text:p>
              </table:table-cell>
              <table:table-cell office:value-type="float" office:value="-0.0259313938154376">
                <text:p>-0.0259313938154376</text:p>
              </table:table-cell>
              <table:table-cell office:value-type="float" office:value="0.018927855272336">
                <text:p>0.01892785527233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4.00081224531558">
                <text:p>4.00081224531558</text:p>
              </table:table-cell>
              <table:table-cell office:value-type="float" office:value="0.0132787516178361">
                <text:p>0.0132787516178361</text:p>
              </table:table-cell>
              <table:table-cell office:value-type="float" office:value="-0.00168200003448393">
                <text:p>-0.00168200003448393</text:p>
              </table:table-cell>
              <table:table-cell office:value-type="float" office:value="-0.0780642948619623">
                <text:p>-0.078064294861962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.77886282285579">
                <text:p>1.77886282285579</text:p>
              </table:table-cell>
              <table:table-cell office:value-type="float" office:value="0.0514939873754148">
                <text:p>0.0514939873754148</text:p>
              </table:table-cell>
              <table:table-cell office:value-type="float" office:value="-0.00587011614318223">
                <text:p>-0.00587011614318223</text:p>
              </table:table-cell>
              <table:table-cell office:value-type="float" office:value="-0.0300543954373697">
                <text:p>-0.030054395437369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4.13098629902496">
                <text:p>4.13098629902496</text:p>
              </table:table-cell>
              <table:table-cell office:value-type="float" office:value="-0.0636994985218369">
                <text:p>-0.0636994985218369</text:p>
              </table:table-cell>
              <table:table-cell office:value-type="float" office:value="-0.0255930587997799">
                <text:p>-0.0255930587997799</text:p>
              </table:table-cell>
              <table:table-cell office:value-type="float" office:value="-0.0758590146211007">
                <text:p>-0.075859014621100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4.14317160121672">
                <text:p>4.14317160121672</text:p>
              </table:table-cell>
              <table:table-cell office:value-type="float" office:value="-0.0103332357993216">
                <text:p>-0.0103332357993216</text:p>
              </table:table-cell>
              <table:table-cell office:value-type="float" office:value="-0.0121949086987894">
                <text:p>-0.0121949086987894</text:p>
              </table:table-cell>
              <table:table-cell office:value-type="float" office:value="-0.0345922356249697">
                <text:p>-0.034592235624969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.10714397774873">
                <text:p>1.10714397774873</text:p>
              </table:table-cell>
              <table:table-cell office:value-type="float" office:value="0.0813879055544626">
                <text:p>0.0813879055544626</text:p>
              </table:table-cell>
              <table:table-cell office:value-type="float" office:value="0.0143281533636361">
                <text:p>0.0143281533636361</text:p>
              </table:table-cell>
              <table:table-cell office:value-type="float" office:value="-0.00766137788129154">
                <text:p>-0.0076613778812915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6.13983388223621">
                <text:p>6.13983388223621</text:p>
              </table:table-cell>
              <table:table-cell office:value-type="float" office:value="-0.131103819948401">
                <text:p>-0.131103819948401</text:p>
              </table:table-cell>
              <table:table-cell office:value-type="float" office:value="-0.0186606901829266">
                <text:p>-0.0186606901829266</text:p>
              </table:table-cell>
              <table:table-cell office:value-type="float" office:value="-0.125610393455923">
                <text:p>-0.12561039345592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.67096451418046">
                <text:p>3.67096451418046</text:p>
              </table:table-cell>
              <table:table-cell office:value-type="float" office:value="0.0823829803725245">
                <text:p>0.0823829803725245</text:p>
              </table:table-cell>
              <table:table-cell office:value-type="float" office:value="-0.0241216562561868">
                <text:p>-0.0241216562561868</text:p>
              </table:table-cell>
              <table:table-cell office:value-type="float" office:value="0.0728960456628108">
                <text:p>0.072896045662810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.67471079279849">
                <text:p>3.67471079279849</text:p>
              </table:table-cell>
              <table:table-cell office:value-type="float" office:value="-0.0997549258030159">
                <text:p>-0.0997549258030159</text:p>
              </table:table-cell>
              <table:table-cell office:value-type="float" office:value="-0.0169822743179023">
                <text:p>-0.0169822743179023</text:p>
              </table:table-cell>
              <table:table-cell office:value-type="float" office:value="-0.0895247574099814">
                <text:p>-0.089524757409981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.50261771146965">
                <text:p>3.50261771146965</text:p>
              </table:table-cell>
              <table:table-cell office:value-type="float" office:value="-0.0331005713785411">
                <text:p>-0.0331005713785411</text:p>
              </table:table-cell>
              <table:table-cell office:value-type="float" office:value="0.0134783881081411">
                <text:p>0.0134783881081411</text:p>
              </table:table-cell>
              <table:table-cell office:value-type="float" office:value="-0.0681384734380228">
                <text:p>-0.068138473438022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.773378138553">
                <text:p>3.773378138553</text:p>
              </table:table-cell>
              <table:table-cell office:value-type="float" office:value="-0.0301083117637218">
                <text:p>-0.0301083117637218</text:p>
              </table:table-cell>
              <table:table-cell office:value-type="float" office:value="0.059802921344625">
                <text:p>0.059802921344625</text:p>
              </table:table-cell>
              <table:table-cell office:value-type="float" office:value="0.0698182615285153">
                <text:p>0.069818261528515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.87419551276587">
                <text:p>3.87419551276587</text:p>
              </table:table-cell>
              <table:table-cell office:value-type="float" office:value="-0.0632195727360938">
                <text:p>-0.0632195727360938</text:p>
              </table:table-cell>
              <table:table-cell office:value-type="float" office:value="0.0500773918526092">
                <text:p>0.0500773918526092</text:p>
              </table:table-cell>
              <table:table-cell office:value-type="float" office:value="-0.0154491935120402">
                <text:p>-0.015449193512040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5.70535796311281">
                <text:p>5.70535796311281</text:p>
              </table:table-cell>
              <table:table-cell office:value-type="float" office:value="0.1823828978094">
                <text:p>0.1823828978094</text:p>
              </table:table-cell>
              <table:table-cell office:value-type="float" office:value="-0.0203084800819012">
                <text:p>-0.0203084800819012</text:p>
              </table:table-cell>
              <table:table-cell office:value-type="float" office:value="0.128496776592965">
                <text:p>0.12849677659296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4.38629947938427">
                <text:p>4.38629947938427</text:p>
              </table:table-cell>
              <table:table-cell office:value-type="float" office:value="0.0198404786236628">
                <text:p>0.0198404786236628</text:p>
              </table:table-cell>
              <table:table-cell office:value-type="float" office:value="-0.0105888189019068">
                <text:p>-0.0105888189019068</text:p>
              </table:table-cell>
              <table:table-cell office:value-type="float" office:value="0.083469034233217">
                <text:p>0.08346903423321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7.05444360686514">
                <text:p>7.05444360686514</text:p>
              </table:table-cell>
              <table:table-cell office:value-type="float" office:value="-0.152709919767876">
                <text:p>-0.152709919767876</text:p>
              </table:table-cell>
              <table:table-cell office:value-type="float" office:value="-0.0555566083705346">
                <text:p>-0.0555566083705346</text:p>
              </table:table-cell>
              <table:table-cell office:value-type="float" office:value="0.0762459984260708">
                <text:p>0.076245998426070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7.26986433169978">
                <text:p>7.26986433169978</text:p>
              </table:table-cell>
              <table:table-cell office:value-type="float" office:value="0.630486700071541">
                <text:p>0.630486700071541</text:p>
              </table:table-cell>
              <table:table-cell office:value-type="float" office:value="0.484914286154248">
                <text:p>0.484914286154248</text:p>
              </table:table-cell>
              <table:table-cell office:value-type="float" office:value="0.123735098576248">
                <text:p>0.12373509857624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.49362262999499">
                <text:p>3.49362262999499</text:p>
              </table:table-cell>
              <table:table-cell office:value-type="float" office:value="-0.0151129253719771">
                <text:p>-0.0151129253719771</text:p>
              </table:table-cell>
              <table:table-cell office:value-type="float" office:value="-0.00613217296849397">
                <text:p>-0.00613217296849397</text:p>
              </table:table-cell>
              <table:table-cell office:value-type="float" office:value="0.0786329303082205">
                <text:p>0.078632930308220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6.97694333433038">
                <text:p>6.97694333433038</text:p>
              </table:table-cell>
              <table:table-cell office:value-type="float" office:value="0.0626795330591223">
                <text:p>0.0626795330591223</text:p>
              </table:table-cell>
              <table:table-cell office:value-type="float" office:value="-0.0873577567678976">
                <text:p>-0.0873577567678976</text:p>
              </table:table-cell>
              <table:table-cell office:value-type="float" office:value="0.155387559573761">
                <text:p>0.15538755957376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4.70530444894016">
                <text:p>4.70530444894016</text:p>
              </table:table-cell>
              <table:table-cell office:value-type="float" office:value="0.0564884034722493">
                <text:p>0.0564884034722493</text:p>
              </table:table-cell>
              <table:table-cell office:value-type="float" office:value="-0.00192809611476585">
                <text:p>-0.00192809611476585</text:p>
              </table:table-cell>
              <table:table-cell office:value-type="float" office:value="0.0330339189661414">
                <text:p>0.033033918966141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6.76079671664329">
                <text:p>6.76079671664329</text:p>
              </table:table-cell>
              <table:table-cell office:value-type="float" office:value="0.0393610789611829">
                <text:p>0.0393610789611829</text:p>
              </table:table-cell>
              <table:table-cell office:value-type="float" office:value="-0.00996080240932784">
                <text:p>-0.00996080240932784</text:p>
              </table:table-cell>
              <table:table-cell office:value-type="float" office:value="0.0693845941212622">
                <text:p>0.069384594121262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4.35721297652098">
                <text:p>4.35721297652098</text:p>
              </table:table-cell>
              <table:table-cell office:value-type="float" office:value="-0.0902050205821121">
                <text:p>-0.0902050205821121</text:p>
              </table:table-cell>
              <table:table-cell office:value-type="float" office:value="-0.023305164650435">
                <text:p>-0.023305164650435</text:p>
              </table:table-cell>
              <table:table-cell office:value-type="float" office:value="0.057458231104498">
                <text:p>0.05745823110449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.48905890455932">
                <text:p>3.48905890455932</text:p>
              </table:table-cell>
              <table:table-cell office:value-type="float" office:value="-0.149788901382987">
                <text:p>-0.149788901382987</text:p>
              </table:table-cell>
              <table:table-cell office:value-type="float" office:value="-0.0457064792394041">
                <text:p>-0.0457064792394041</text:p>
              </table:table-cell>
              <table:table-cell office:value-type="float" office:value="-0.0248150815262629">
                <text:p>-0.024815081526262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5.12171843984545">
                <text:p>5.12171843984545</text:p>
              </table:table-cell>
              <table:table-cell office:value-type="float" office:value="0.0896969222494901">
                <text:p>0.0896969222494901</text:p>
              </table:table-cell>
              <table:table-cell office:value-type="float" office:value="-0.0657049106984018">
                <text:p>-0.0657049106984018</text:p>
              </table:table-cell>
              <table:table-cell office:value-type="float" office:value="0.113808757769817">
                <text:p>0.11380875776981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4.42091573505856">
                <text:p>4.42091573505856</text:p>
              </table:table-cell>
              <table:table-cell office:value-type="float" office:value="-0.0492105252121435">
                <text:p>-0.0492105252121435</text:p>
              </table:table-cell>
              <table:table-cell office:value-type="float" office:value="0.0373882815957787">
                <text:p>0.0373882815957787</text:p>
              </table:table-cell>
              <table:table-cell office:value-type="float" office:value="-0.0971246286896501">
                <text:p>-0.097124628689650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5.20216065046922">
                <text:p>5.20216065046922</text:p>
              </table:table-cell>
              <table:table-cell office:value-type="float" office:value="-0.030374860314204">
                <text:p>-0.030374860314204</text:p>
              </table:table-cell>
              <table:table-cell office:value-type="float" office:value="-0.0259307626362852">
                <text:p>-0.0259307626362852</text:p>
              </table:table-cell>
              <table:table-cell office:value-type="float" office:value="-0.00623117894344705">
                <text:p>-0.0062311789434470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.59076705096">
                <text:p>1.59076705096</text:p>
              </table:table-cell>
              <table:table-cell office:value-type="float" office:value="0.0316910535289217">
                <text:p>0.0316910535289217</text:p>
              </table:table-cell>
              <table:table-cell office:value-type="float" office:value="0.0110450609832432">
                <text:p>0.0110450609832432</text:p>
              </table:table-cell>
              <table:table-cell office:value-type="float" office:value="-0.064879889232991">
                <text:p>-0.06487988923299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7.4648651570197">
                <text:p>7.4648651570197</text:p>
              </table:table-cell>
              <table:table-cell office:value-type="float" office:value="-0.0389991013169313">
                <text:p>-0.0389991013169313</text:p>
              </table:table-cell>
              <table:table-cell office:value-type="float" office:value="-0.0488035209706261">
                <text:p>-0.0488035209706261</text:p>
              </table:table-cell>
              <table:table-cell office:value-type="float" office:value="-0.173438320687341">
                <text:p>-0.17343832068734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4.79053746093076">
                <text:p>4.79053746093076</text:p>
              </table:table-cell>
              <table:table-cell office:value-type="float" office:value="-0.0440516996101419">
                <text:p>-0.0440516996101419</text:p>
              </table:table-cell>
              <table:table-cell office:value-type="float" office:value="-0.0322646880893562">
                <text:p>-0.0322646880893562</text:p>
              </table:table-cell>
              <table:table-cell office:value-type="float" office:value="0.0415044439920105">
                <text:p>0.041504443992010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4.40754622403535">
                <text:p>4.40754622403535</text:p>
              </table:table-cell>
              <table:table-cell office:value-type="float" office:value="-0.0189689492677458">
                <text:p>-0.0189689492677458</text:p>
              </table:table-cell>
              <table:table-cell office:value-type="float" office:value="0.0117138500449632">
                <text:p>0.0117138500449632</text:p>
              </table:table-cell>
              <table:table-cell office:value-type="float" office:value="0.0936273533142418">
                <text:p>0.093627353314241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4.42213483332594">
                <text:p>4.42213483332594</text:p>
              </table:table-cell>
              <table:table-cell office:value-type="float" office:value="0.0542821291752631">
                <text:p>0.0542821291752631</text:p>
              </table:table-cell>
              <table:table-cell office:value-type="float" office:value="0.0279131645045978">
                <text:p>0.0279131645045978</text:p>
              </table:table-cell>
              <table:table-cell office:value-type="float" office:value="-0.0531141591403408">
                <text:p>-0.053114159140340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.26164623701355">
                <text:p>3.26164623701355</text:p>
              </table:table-cell>
              <table:table-cell office:value-type="float" office:value="0.0413171522831846">
                <text:p>0.0413171522831846</text:p>
              </table:table-cell>
              <table:table-cell office:value-type="float" office:value="-0.000599197424184572">
                <text:p>-0.000599197424184572</text:p>
              </table:table-cell>
              <table:table-cell office:value-type="float" office:value="-0.0817306741352399">
                <text:p>-0.081730674135239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3.34803021514528">
                <text:p>3.34803021514528</text:p>
              </table:table-cell>
              <table:table-cell office:value-type="float" office:value="-0.0438999576147272">
                <text:p>-0.0438999576147272</text:p>
              </table:table-cell>
              <table:table-cell office:value-type="float" office:value="-0.0127782756948511">
                <text:p>-0.0127782756948511</text:p>
              </table:table-cell>
              <table:table-cell office:value-type="float" office:value="0.0503491334458459">
                <text:p>0.0503491334458459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4.71834374913145">
                <text:p>4.71834374913145</text:p>
              </table:table-cell>
              <table:table-cell office:value-type="float" office:value="0.10146922145615">
                <text:p>0.10146922145615</text:p>
              </table:table-cell>
              <table:table-cell office:value-type="float" office:value="0.0263186613675921">
                <text:p>0.0263186613675921</text:p>
              </table:table-cell>
              <table:table-cell office:value-type="float" office:value="-0.0694095690283545">
                <text:p>-0.069409569028354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390589168140948">
                <text:p>0.390589168140948</text:p>
              </table:table-cell>
              <table:table-cell office:value-type="float" office:value="0.110890348131161">
                <text:p>0.110890348131161</text:p>
              </table:table-cell>
              <table:table-cell office:value-type="float" office:value="0.0273550947086288">
                <text:p>0.0273550947086288</text:p>
              </table:table-cell>
              <table:table-cell office:value-type="float" office:value="-0.0159106334682615">
                <text:p>-0.015910633468261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4.07439531365589">
                <text:p>4.07439531365589</text:p>
              </table:table-cell>
              <table:table-cell office:value-type="float" office:value="0.0332087249838793">
                <text:p>0.0332087249838793</text:p>
              </table:table-cell>
              <table:table-cell office:value-type="float" office:value="0.00357810187535379">
                <text:p>0.00357810187535379</text:p>
              </table:table-cell>
              <table:table-cell office:value-type="float" office:value="0.0621123239317186">
                <text:p>0.062112323931718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.19398328714988">
                <text:p>1.19398328714988</text:p>
              </table:table-cell>
              <table:table-cell office:value-type="float" office:value="0.0736516554523152">
                <text:p>0.0736516554523152</text:p>
              </table:table-cell>
              <table:table-cell office:value-type="float" office:value="0.0168773502570397">
                <text:p>0.0168773502570397</text:p>
              </table:table-cell>
              <table:table-cell office:value-type="float" office:value="-0.00633751050996922">
                <text:p>-0.0063375105099692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6.37624037776912">
                <text:p>6.37624037776912</text:p>
              </table:table-cell>
              <table:table-cell office:value-type="float" office:value="-0.0903115461251325">
                <text:p>-0.0903115461251325</text:p>
              </table:table-cell>
              <table:table-cell office:value-type="float" office:value="-0.0354198507524894">
                <text:p>-0.0354198507524894</text:p>
              </table:table-cell>
              <table:table-cell office:value-type="float" office:value="0.112121381619964">
                <text:p>0.11212138161996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4.37826168517344">
                <text:p>4.37826168517344</text:p>
              </table:table-cell>
              <table:table-cell office:value-type="float" office:value="-0.052483650883393">
                <text:p>-0.052483650883393</text:p>
              </table:table-cell>
              <table:table-cell office:value-type="float" office:value="0.0727949265690233">
                <text:p>0.0727949265690233</text:p>
              </table:table-cell>
              <table:table-cell office:value-type="float" office:value="-0.100733072249429">
                <text:p>-0.100733072249429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5.51892729633018">
                <text:p>5.51892729633018</text:p>
              </table:table-cell>
              <table:table-cell office:value-type="float" office:value="-0.102545740069659">
                <text:p>-0.102545740069659</text:p>
              </table:table-cell>
              <table:table-cell office:value-type="float" office:value="-0.0284477946127295">
                <text:p>-0.0284477946127295</text:p>
              </table:table-cell>
              <table:table-cell office:value-type="float" office:value="0.0949525481452251">
                <text:p>0.094952548145225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.30532957751309">
                <text:p>1.30532957751309</text:p>
              </table:table-cell>
              <table:table-cell office:value-type="float" office:value="0.0602166804938063">
                <text:p>0.0602166804938063</text:p>
              </table:table-cell>
              <table:table-cell office:value-type="float" office:value="0.0238649362001635">
                <text:p>0.0238649362001635</text:p>
              </table:table-cell>
              <table:table-cell office:value-type="float" office:value="-0.0402039780339586">
                <text:p>-0.0402039780339586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3.26172913537576">
                <text:p>3.26172913537576</text:p>
              </table:table-cell>
              <table:table-cell office:value-type="float" office:value="0.0615150562719094">
                <text:p>0.0615150562719094</text:p>
              </table:table-cell>
              <table:table-cell office:value-type="float" office:value="-0.00378766222387816">
                <text:p>-0.00378766222387816</text:p>
              </table:table-cell>
              <table:table-cell office:value-type="float" office:value="-0.0283250280216875">
                <text:p>-0.028325028021687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6.79841845953929">
                <text:p>6.79841845953929</text:p>
              </table:table-cell>
              <table:table-cell office:value-type="float" office:value="0.00536643894551681">
                <text:p>0.00536643894551681</text:p>
              </table:table-cell>
              <table:table-cell office:value-type="float" office:value="0.0103981199500724">
                <text:p>0.0103981199500724</text:p>
              </table:table-cell>
              <table:table-cell office:value-type="float" office:value="-0.0776826866072184">
                <text:p>-0.0776826866072184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4.64748457059351">
                <text:p>4.64748457059351</text:p>
              </table:table-cell>
              <table:table-cell office:value-type="float" office:value="0.081700235574794">
                <text:p>0.081700235574794</text:p>
              </table:table-cell>
              <table:table-cell office:value-type="float" office:value="0.0329033202754436">
                <text:p>0.0329033202754436</text:p>
              </table:table-cell>
              <table:table-cell office:value-type="float" office:value="0.0121764265055868">
                <text:p>0.0121764265055868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.71422710327157">
                <text:p>2.71422710327157</text:p>
              </table:table-cell>
              <table:table-cell office:value-type="float" office:value="-0.00154000578593738">
                <text:p>-0.00154000578593738</text:p>
              </table:table-cell>
              <table:table-cell office:value-type="float" office:value="-0.00158711613204351">
                <text:p>-0.00158711613204351</text:p>
              </table:table-cell>
              <table:table-cell office:value-type="float" office:value="0.0127877862817949">
                <text:p>0.0127877862817949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5.51865788072338">
                <text:p>5.51865788072338</text:p>
              </table:table-cell>
              <table:table-cell office:value-type="float" office:value="0.00378941998858018">
                <text:p>0.00378941998858018</text:p>
              </table:table-cell>
              <table:table-cell office:value-type="float" office:value="0.00371488498980499">
                <text:p>0.00371488498980499</text:p>
              </table:table-cell>
              <table:table-cell office:value-type="float" office:value="0.0113506889997932">
                <text:p>0.011350688999793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.75097411141188">
                <text:p>2.75097411141188</text:p>
              </table:table-cell>
              <table:table-cell office:value-type="float" office:value="-0.0195988284502673">
                <text:p>-0.0195988284502673</text:p>
              </table:table-cell>
              <table:table-cell office:value-type="float" office:value="0.00422275047076803">
                <text:p>0.00422275047076803</text:p>
              </table:table-cell>
              <table:table-cell office:value-type="float" office:value="0.012762209838609">
                <text:p>0.012762209838609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8.10729104809134">
                <text:p>8.10729104809134</text:p>
              </table:table-cell>
              <table:table-cell office:value-type="float" office:value="-0.221320652043666">
                <text:p>-0.221320652043666</text:p>
              </table:table-cell>
              <table:table-cell office:value-type="float" office:value="-0.109101046533391">
                <text:p>-0.109101046533391</text:p>
              </table:table-cell>
              <table:table-cell office:value-type="float" office:value="-0.275814487947975">
                <text:p>-0.27581448794797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4.7638450079075">
                <text:p>4.7638450079075</text:p>
              </table:table-cell>
              <table:table-cell office:value-type="float" office:value="0.0102945057880755">
                <text:p>0.0102945057880755</text:p>
              </table:table-cell>
              <table:table-cell office:value-type="float" office:value="-0.0115103710839842">
                <text:p>-0.0115103710839842</text:p>
              </table:table-cell>
              <table:table-cell office:value-type="float" office:value="0.10323769859686">
                <text:p>0.10323769859686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6.66883389238392">
                <text:p>6.66883389238392</text:p>
              </table:table-cell>
              <table:table-cell office:value-type="float" office:value="-0.060338595799383">
                <text:p>-0.060338595799383</text:p>
              </table:table-cell>
              <table:table-cell office:value-type="float" office:value="-0.00597033604987596">
                <text:p>-0.00597033604987596</text:p>
              </table:table-cell>
              <table:table-cell office:value-type="float" office:value="0.0980644758523374">
                <text:p>0.0980644758523374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4.67434053605816">
                <text:p>4.67434053605816</text:p>
              </table:table-cell>
              <table:table-cell office:value-type="float" office:value="0.114550421226566">
                <text:p>0.114550421226566</text:p>
              </table:table-cell>
              <table:table-cell office:value-type="float" office:value="0.0438665839918922">
                <text:p>0.0438665839918922</text:p>
              </table:table-cell>
              <table:table-cell office:value-type="float" office:value="0.0656424393787455">
                <text:p>0.065642439378745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6.14652065553861">
                <text:p>6.14652065553861</text:p>
              </table:table-cell>
              <table:table-cell office:value-type="float" office:value="-0.0711364485350075">
                <text:p>-0.0711364485350075</text:p>
              </table:table-cell>
              <table:table-cell office:value-type="float" office:value="-0.106132730897035">
                <text:p>-0.106132730897035</text:p>
              </table:table-cell>
              <table:table-cell office:value-type="float" office:value="-0.0164784093601005">
                <text:p>-0.016478409360100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.79489795378082">
                <text:p>1.79489795378082</text:p>
              </table:table-cell>
              <table:table-cell office:value-type="float" office:value="0.078976936417039">
                <text:p>0.078976936417039</text:p>
              </table:table-cell>
              <table:table-cell office:value-type="float" office:value="0.00949923346859127">
                <text:p>0.00949923346859127</text:p>
              </table:table-cell>
              <table:table-cell office:value-type="float" office:value="0.0275690570654236">
                <text:p>0.0275690570654236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.76921693934568">
                <text:p>1.76921693934568</text:p>
              </table:table-cell>
              <table:table-cell office:value-type="float" office:value="0.0322677427714841">
                <text:p>0.0322677427714841</text:p>
              </table:table-cell>
              <table:table-cell office:value-type="float" office:value="0.00902385082533963">
                <text:p>0.00902385082533963</text:p>
              </table:table-cell>
              <table:table-cell office:value-type="float" office:value="-0.00643198073740237">
                <text:p>-0.00643198073740237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.04971278929332">
                <text:p>2.04971278929332</text:p>
              </table:table-cell>
              <table:table-cell office:value-type="float" office:value="0.0247779286224936">
                <text:p>0.0247779286224936</text:p>
              </table:table-cell>
              <table:table-cell office:value-type="float" office:value="0.000204644970854234">
                <text:p>0.000204644970854234</text:p>
              </table:table-cell>
              <table:table-cell office:value-type="float" office:value="-0.00396406562930068">
                <text:p>-0.0039640656293006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3.343123877533">
                <text:p>3.343123877533</text:p>
              </table:table-cell>
              <table:table-cell office:value-type="float" office:value="0.0932050751232829">
                <text:p>0.0932050751232829</text:p>
              </table:table-cell>
              <table:table-cell office:value-type="float" office:value="-0.0246135675665122">
                <text:p>-0.0246135675665122</text:p>
              </table:table-cell>
              <table:table-cell office:value-type="float" office:value="0.0955144579887568">
                <text:p>0.0955144579887568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5.31812332119769">
                <text:p>5.31812332119769</text:p>
              </table:table-cell>
              <table:table-cell office:value-type="float" office:value="0.0375122232307734">
                <text:p>0.0375122232307734</text:p>
              </table:table-cell>
              <table:table-cell office:value-type="float" office:value="-0.0122198560264821">
                <text:p>-0.0122198560264821</text:p>
              </table:table-cell>
              <table:table-cell office:value-type="float" office:value="-0.119040906305313">
                <text:p>-0.119040906305313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.83310264711856">
                <text:p>1.83310264711856</text:p>
              </table:table-cell>
              <table:table-cell office:value-type="float" office:value="0.0551828961799916">
                <text:p>0.0551828961799916</text:p>
              </table:table-cell>
              <table:table-cell office:value-type="float" office:value="0.032831819113856">
                <text:p>0.032831819113856</text:p>
              </table:table-cell>
              <table:table-cell office:value-type="float" office:value="0.0187496614543674">
                <text:p>0.0187496614543674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4.3028341724514">
                <text:p>4.3028341724514</text:p>
              </table:table-cell>
              <table:table-cell office:value-type="float" office:value="-0.0134600133031153">
                <text:p>-0.0134600133031153</text:p>
              </table:table-cell>
              <table:table-cell office:value-type="float" office:value="-0.0100076947440391">
                <text:p>-0.0100076947440391</text:p>
              </table:table-cell>
              <table:table-cell office:value-type="float" office:value="-0.0471586730614677">
                <text:p>-0.0471586730614677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3.9974171398041">
                <text:p>3.9974171398041</text:p>
              </table:table-cell>
              <table:table-cell office:value-type="float" office:value="0.0891491870471057">
                <text:p>0.0891491870471057</text:p>
              </table:table-cell>
              <table:table-cell office:value-type="float" office:value="0.0127921552043833">
                <text:p>0.0127921552043833</text:p>
              </table:table-cell>
              <table:table-cell office:value-type="float" office:value="-0.080327585414927">
                <text:p>-0.080327585414927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3.33963581964661">
                <text:p>3.33963581964661</text:p>
              </table:table-cell>
              <table:table-cell office:value-type="float" office:value="0.034800548702985">
                <text:p>0.034800548702985</text:p>
              </table:table-cell>
              <table:table-cell office:value-type="float" office:value="-0.015042858795784">
                <text:p>-0.015042858795784</text:p>
              </table:table-cell>
              <table:table-cell office:value-type="float" office:value="0.0815192975107474">
                <text:p>0.0815192975107474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3.57930449865406">
                <text:p>3.57930449865406</text:p>
              </table:table-cell>
              <table:table-cell office:value-type="float" office:value="0.0118241361723261">
                <text:p>0.0118241361723261</text:p>
              </table:table-cell>
              <table:table-cell office:value-type="float" office:value="-0.00390718394820233">
                <text:p>-0.00390718394820233</text:p>
              </table:table-cell>
              <table:table-cell office:value-type="float" office:value="0.0992956768659399">
                <text:p>0.0992956768659399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5.86398797666775">
                <text:p>5.86398797666775</text:p>
              </table:table-cell>
              <table:table-cell office:value-type="float" office:value="0.270772866131685">
                <text:p>0.270772866131685</text:p>
              </table:table-cell>
              <table:table-cell office:value-type="float" office:value="-0.193322867558345">
                <text:p>-0.193322867558345</text:p>
              </table:table-cell>
              <table:table-cell office:value-type="float" office:value="0.139515797149592">
                <text:p>0.139515797149592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3.49532359095831">
                <text:p>3.49532359095831</text:p>
              </table:table-cell>
              <table:table-cell office:value-type="float" office:value="0.0293144028495425">
                <text:p>0.0293144028495425</text:p>
              </table:table-cell>
              <table:table-cell office:value-type="float" office:value="0.0048859688646723">
                <text:p>0.0048859688646723</text:p>
              </table:table-cell>
              <table:table-cell office:value-type="float" office:value="0.01124985711479">
                <text:p>0.01124985711479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4.68512555398776">
                <text:p>4.68512555398776</text:p>
              </table:table-cell>
              <table:table-cell office:value-type="float" office:value="0.13749534300527">
                <text:p>0.13749534300527</text:p>
              </table:table-cell>
              <table:table-cell office:value-type="float" office:value="0.00953302234801029">
                <text:p>0.00953302234801029</text:p>
              </table:table-cell>
              <table:table-cell office:value-type="float" office:value="0.00917400146404024">
                <text:p>0.00917400146404024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7.36446153956968">
                <text:p>7.36446153956968</text:p>
              </table:table-cell>
              <table:table-cell office:value-type="float" office:value="-0.251217687468394">
                <text:p>-0.251217687468394</text:p>
              </table:table-cell>
              <table:table-cell office:value-type="float" office:value="0.169117783878509">
                <text:p>0.169117783878509</text:p>
              </table:table-cell>
              <table:table-cell office:value-type="float" office:value="-0.000880603188910589">
                <text:p>-0.000880603188910589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.57479314363628">
                <text:p>1.57479314363628</text:p>
              </table:table-cell>
              <table:table-cell office:value-type="float" office:value="0.0337559273553785">
                <text:p>0.0337559273553785</text:p>
              </table:table-cell>
              <table:table-cell office:value-type="float" office:value="0.0155723238619275">
                <text:p>0.0155723238619275</text:p>
              </table:table-cell>
              <table:table-cell office:value-type="float" office:value="-0.0564725529385322">
                <text:p>-0.0564725529385322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7.50872885304123">
                <text:p>7.50872885304123</text:p>
              </table:table-cell>
              <table:table-cell office:value-type="float" office:value="-0.0469183721709427">
                <text:p>-0.0469183721709427</text:p>
              </table:table-cell>
              <table:table-cell office:value-type="float" office:value="0.00495996496336204">
                <text:p>0.00495996496336204</text:p>
              </table:table-cell>
              <table:table-cell office:value-type="float" office:value="-0.120480531142006">
                <text:p>-0.120480531142006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5.4952472535405">
                <text:p>5.4952472535405</text:p>
              </table:table-cell>
              <table:table-cell office:value-type="float" office:value="0.100680273509369">
                <text:p>0.100680273509369</text:p>
              </table:table-cell>
              <table:table-cell office:value-type="float" office:value="0.027916910956133">
                <text:p>0.027916910956133</text:p>
              </table:table-cell>
              <table:table-cell office:value-type="float" office:value="0.106065245513005">
                <text:p>0.10606524551300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3.62501007170672">
                <text:p>3.62501007170672</text:p>
              </table:table-cell>
              <table:table-cell office:value-type="float" office:value="-0.0181439568086557">
                <text:p>-0.0181439568086557</text:p>
              </table:table-cell>
              <table:table-cell office:value-type="float" office:value="-0.00191224722931427">
                <text:p>-0.00191224722931427</text:p>
              </table:table-cell>
              <table:table-cell office:value-type="float" office:value="-0.034845278247013">
                <text:p>-0.034845278247013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4.314425319598">
                <text:p>4.314425319598</text:p>
              </table:table-cell>
              <table:table-cell office:value-type="float" office:value="0.0579424225826535">
                <text:p>0.0579424225826535</text:p>
              </table:table-cell>
              <table:table-cell office:value-type="float" office:value="-0.0464126643684022">
                <text:p>-0.0464126643684022</text:p>
              </table:table-cell>
              <table:table-cell office:value-type="float" office:value="0.0419296088037869">
                <text:p>0.0419296088037869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523642178170542">
                <text:p>0.523642178170542</text:p>
              </table:table-cell>
              <table:table-cell office:value-type="float" office:value="0.101887747273664">
                <text:p>0.101887747273664</text:p>
              </table:table-cell>
              <table:table-cell office:value-type="float" office:value="0.0200820297326377">
                <text:p>0.0200820297326377</text:p>
              </table:table-cell>
              <table:table-cell office:value-type="float" office:value="-0.0258672923772318">
                <text:p>-0.0258672923772318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7.58166921291738">
                <text:p>7.58166921291738</text:p>
              </table:table-cell>
              <table:table-cell office:value-type="float" office:value="-0.0232264579633403">
                <text:p>-0.0232264579633403</text:p>
              </table:table-cell>
              <table:table-cell office:value-type="float" office:value="-0.0500342484144705">
                <text:p>-0.0500342484144705</text:p>
              </table:table-cell>
              <table:table-cell office:value-type="float" office:value="-0.0242452343723851">
                <text:p>-0.0242452343723851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5.34239891682424">
                <text:p>5.34239891682424</text:p>
              </table:table-cell>
              <table:table-cell office:value-type="float" office:value="0.00426256114057644">
                <text:p>0.00426256114057644</text:p>
              </table:table-cell>
              <table:table-cell office:value-type="float" office:value="-0.00647676168369848">
                <text:p>-0.00647676168369848</text:p>
              </table:table-cell>
              <table:table-cell office:value-type="float" office:value="0.123360440359763">
                <text:p>0.123360440359763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7.1171054617758">
                <text:p>7.1171054617758</text:p>
              </table:table-cell>
              <table:table-cell office:value-type="float" office:value="0.0361907078281707">
                <text:p>0.0361907078281707</text:p>
              </table:table-cell>
              <table:table-cell office:value-type="float" office:value="0.0209755068279174">
                <text:p>0.0209755068279174</text:p>
              </table:table-cell>
              <table:table-cell office:value-type="float" office:value="0.0268732551442932">
                <text:p>0.0268732551442932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3.19959610867615">
                <text:p>3.19959610867615</text:p>
              </table:table-cell>
              <table:table-cell office:value-type="float" office:value="0.0629677829531885">
                <text:p>0.0629677829531885</text:p>
              </table:table-cell>
              <table:table-cell office:value-type="float" office:value="-0.023851603798267">
                <text:p>-0.023851603798267</text:p>
              </table:table-cell>
              <table:table-cell office:value-type="float" office:value="0.0259329292311871">
                <text:p>0.0259329292311871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.5723715988923">
                <text:p>2.5723715988923</text:p>
              </table:table-cell>
              <table:table-cell office:value-type="float" office:value="0.0473702631972812">
                <text:p>0.0473702631972812</text:p>
              </table:table-cell>
              <table:table-cell office:value-type="float" office:value="-0.0290330222981505">
                <text:p>-0.0290330222981505</text:p>
              </table:table-cell>
              <table:table-cell office:value-type="float" office:value="0.0291124425768292">
                <text:p>0.0291124425768292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6.51119949501086">
                <text:p>6.51119949501086</text:p>
              </table:table-cell>
              <table:table-cell office:value-type="float" office:value="-0.183965499860614">
                <text:p>-0.183965499860614</text:p>
              </table:table-cell>
              <table:table-cell office:value-type="float" office:value="0.0194345122951263">
                <text:p>0.0194345122951263</text:p>
              </table:table-cell>
              <table:table-cell office:value-type="float" office:value="0.0254103262326026">
                <text:p>0.0254103262326026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.54726284398663">
                <text:p>2.54726284398663</text:p>
              </table:table-cell>
              <table:table-cell office:value-type="float" office:value="-0.0152996024074055">
                <text:p>-0.0152996024074055</text:p>
              </table:table-cell>
              <table:table-cell office:value-type="float" office:value="-0.0117394122781899">
                <text:p>-0.0117394122781899</text:p>
              </table:table-cell>
              <table:table-cell office:value-type="float" office:value="-0.0644027961114735">
                <text:p>-0.064402796111473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3.85522589216742">
                <text:p>3.85522589216742</text:p>
              </table:table-cell>
              <table:table-cell office:value-type="float" office:value="-0.0107741263623953">
                <text:p>-0.0107741263623953</text:p>
              </table:table-cell>
              <table:table-cell office:value-type="float" office:value="-0.0100382783700593">
                <text:p>-0.0100382783700593</text:p>
              </table:table-cell>
              <table:table-cell office:value-type="float" office:value="0.0672608520125514">
                <text:p>0.0672608520125514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.65608623518442">
                <text:p>2.65608623518442</text:p>
              </table:table-cell>
              <table:table-cell office:value-type="float" office:value="-0.045119686370843">
                <text:p>-0.045119686370843</text:p>
              </table:table-cell>
              <table:table-cell office:value-type="float" office:value="0.025984355061918">
                <text:p>0.025984355061918</text:p>
              </table:table-cell>
              <table:table-cell office:value-type="float" office:value="-0.0684960103914107">
                <text:p>-0.0684960103914107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6.27551064714673">
                <text:p>6.27551064714673</text:p>
              </table:table-cell>
              <table:table-cell office:value-type="float" office:value="-0.0596880626267664">
                <text:p>-0.0596880626267664</text:p>
              </table:table-cell>
              <table:table-cell office:value-type="float" office:value="-0.021538281680467">
                <text:p>-0.021538281680467</text:p>
              </table:table-cell>
              <table:table-cell office:value-type="float" office:value="-0.0916991892662094">
                <text:p>-0.0916991892662094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4.45918113533544">
                <text:p>4.45918113533544</text:p>
              </table:table-cell>
              <table:table-cell office:value-type="float" office:value="0.077266902865837">
                <text:p>0.077266902865837</text:p>
              </table:table-cell>
              <table:table-cell office:value-type="float" office:value="-0.000634458466985288">
                <text:p>-0.000634458466985288</text:p>
              </table:table-cell>
              <table:table-cell office:value-type="float" office:value="0.120885419758725">
                <text:p>0.120885419758725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.36870064971172">
                <text:p>1.36870064971172</text:p>
              </table:table-cell>
              <table:table-cell office:value-type="float" office:value="0.0562212821242989">
                <text:p>0.0562212821242989</text:p>
              </table:table-cell>
              <table:table-cell office:value-type="float" office:value="0.0122681458965012">
                <text:p>0.0122681458965012</text:p>
              </table:table-cell>
              <table:table-cell office:value-type="float" office:value="0.00598846031311728">
                <text:p>0.00598846031311728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3.58427325022157">
                <text:p>3.58427325022157</text:p>
              </table:table-cell>
              <table:table-cell office:value-type="float" office:value="-0.0351365516900803">
                <text:p>-0.0351365516900803</text:p>
              </table:table-cell>
              <table:table-cell office:value-type="float" office:value="0.0322285447345865">
                <text:p>0.0322285447345865</text:p>
              </table:table-cell>
              <table:table-cell office:value-type="float" office:value="0.0740638279519112">
                <text:p>0.0740638279519112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8.0257629764387">
                <text:p>8.0257629764387</text:p>
              </table:table-cell>
              <table:table-cell office:value-type="float" office:value="-0.0296193140096142">
                <text:p>-0.0296193140096142</text:p>
              </table:table-cell>
              <table:table-cell office:value-type="float" office:value="-0.0115456103480227">
                <text:p>-0.0115456103480227</text:p>
              </table:table-cell>
              <table:table-cell office:value-type="float" office:value="-0.0543103000100529">
                <text:p>-0.0543103000100529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6.35603904300814">
                <text:p>6.35603904300814</text:p>
              </table:table-cell>
              <table:table-cell office:value-type="float" office:value="-0.0232027069282115">
                <text:p>-0.0232027069282115</text:p>
              </table:table-cell>
              <table:table-cell office:value-type="float" office:value="0.000597193807754248">
                <text:p>0.000597193807754248</text:p>
              </table:table-cell>
              <table:table-cell office:value-type="float" office:value="0.0630209454774234">
                <text:p>0.0630209454774234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5.39176815436641">
                <text:p>5.39176815436641</text:p>
              </table:table-cell>
              <table:table-cell office:value-type="float" office:value="-0.127080434903715">
                <text:p>-0.127080434903715</text:p>
              </table:table-cell>
              <table:table-cell office:value-type="float" office:value="-0.0158711953418784">
                <text:p>-0.0158711953418784</text:p>
              </table:table-cell>
              <table:table-cell office:value-type="float" office:value="-0.109285909834901">
                <text:p>-0.109285909834901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6.46590837366314">
                <text:p>6.46590837366314</text:p>
              </table:table-cell>
              <table:table-cell office:value-type="float" office:value="-0.164051955904723">
                <text:p>-0.164051955904723</text:p>
              </table:table-cell>
              <table:table-cell office:value-type="float" office:value="0.0366490330997533">
                <text:p>0.0366490330997533</text:p>
              </table:table-cell>
              <table:table-cell office:value-type="float" office:value="-0.0991173610512157">
                <text:p>-0.0991173610512157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6.70004766667186">
                <text:p>6.70004766667186</text:p>
              </table:table-cell>
              <table:table-cell office:value-type="float" office:value="-0.196618414059853">
                <text:p>-0.196618414059853</text:p>
              </table:table-cell>
              <table:table-cell office:value-type="float" office:value="-0.0164312372624158">
                <text:p>-0.0164312372624158</text:p>
              </table:table-cell>
              <table:table-cell office:value-type="float" office:value="-0.113832651102901">
                <text:p>-0.113832651102901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3.1847253999674">
                <text:p>3.1847253999674</text:p>
              </table:table-cell>
              <table:table-cell office:value-type="float" office:value="-0.0386419847588906">
                <text:p>-0.0386419847588906</text:p>
              </table:table-cell>
              <table:table-cell office:value-type="float" office:value="0.000405359449809239">
                <text:p>0.000405359449809239</text:p>
              </table:table-cell>
              <table:table-cell office:value-type="float" office:value="-0.0132693618787822">
                <text:p>-0.0132693618787822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.54647176721447">
                <text:p>2.54647176721447</text:p>
              </table:table-cell>
              <table:table-cell office:value-type="float" office:value="0.0425998616378007">
                <text:p>0.0425998616378007</text:p>
              </table:table-cell>
              <table:table-cell office:value-type="float" office:value="0.0321419934560843">
                <text:p>0.0321419934560843</text:p>
              </table:table-cell>
              <table:table-cell office:value-type="float" office:value="0.0434214785807905">
                <text:p>0.0434214785807905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4.79065467889111">
                <text:p>4.79065467889111</text:p>
              </table:table-cell>
              <table:table-cell office:value-type="float" office:value="0.00437534471830148">
                <text:p>0.00437534471830148</text:p>
              </table:table-cell>
              <table:table-cell office:value-type="float" office:value="-0.0250636168526882">
                <text:p>-0.0250636168526882</text:p>
              </table:table-cell>
              <table:table-cell office:value-type="float" office:value="0.0314956988459969">
                <text:p>0.0314956988459969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3.55596341059199">
                <text:p>3.55596341059199</text:p>
              </table:table-cell>
              <table:table-cell office:value-type="float" office:value="0.0466605366327766">
                <text:p>0.0466605366327766</text:p>
              </table:table-cell>
              <table:table-cell office:value-type="float" office:value="-0.0105665172106353">
                <text:p>-0.0105665172106353</text:p>
              </table:table-cell>
              <table:table-cell office:value-type="float" office:value="0.0626201040847268">
                <text:p>0.0626201040847268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4.24990944755277">
                <text:p>4.24990944755277</text:p>
              </table:table-cell>
              <table:table-cell office:value-type="float" office:value="0.0816051131210376">
                <text:p>0.0816051131210376</text:p>
              </table:table-cell>
              <table:table-cell office:value-type="float" office:value="0.0339938705260585">
                <text:p>0.0339938705260585</text:p>
              </table:table-cell>
              <table:table-cell office:value-type="float" office:value="-0.0416818110814421">
                <text:p>-0.0416818110814421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4.9369777951267">
                <text:p>4.9369777951267</text:p>
              </table:table-cell>
              <table:table-cell office:value-type="float" office:value="0.002110764481837">
                <text:p>0.002110764481837</text:p>
              </table:table-cell>
              <table:table-cell office:value-type="float" office:value="0.00328682425356697">
                <text:p>0.00328682425356697</text:p>
              </table:table-cell>
              <table:table-cell office:value-type="float" office:value="-0.0888988782849834">
                <text:p>-0.0888988782849834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5.21532811520015">
                <text:p>5.21532811520015</text:p>
              </table:table-cell>
              <table:table-cell office:value-type="float" office:value="-0.0514991551043886">
                <text:p>-0.0514991551043886</text:p>
              </table:table-cell>
              <table:table-cell office:value-type="float" office:value="-0.0311628159405079">
                <text:p>-0.0311628159405079</text:p>
              </table:table-cell>
              <table:table-cell office:value-type="float" office:value="0.0605202086708968">
                <text:p>0.0605202086708968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3.9263085103563">
                <text:p>3.9263085103563</text:p>
              </table:table-cell>
              <table:table-cell office:value-type="float" office:value="0.0209135145087798">
                <text:p>0.0209135145087798</text:p>
              </table:table-cell>
              <table:table-cell office:value-type="float" office:value="-0.0179256708797631">
                <text:p>-0.0179256708797631</text:p>
              </table:table-cell>
              <table:table-cell office:value-type="float" office:value="0.102877082628167">
                <text:p>0.102877082628167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3.11052545149001">
                <text:p>3.11052545149001</text:p>
              </table:table-cell>
              <table:table-cell office:value-type="float" office:value="0.113730134472305">
                <text:p>0.113730134472305</text:p>
              </table:table-cell>
              <table:table-cell office:value-type="float" office:value="0.0270497393655202">
                <text:p>0.0270497393655202</text:p>
              </table:table-cell>
              <table:table-cell office:value-type="float" office:value="-0.00256276869955058">
                <text:p>-0.00256276869955058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.64434875239056">
                <text:p>1.64434875239056</text:p>
              </table:table-cell>
              <table:table-cell office:value-type="float" office:value="0.0725750481487486">
                <text:p>0.0725750481487486</text:p>
              </table:table-cell>
              <table:table-cell office:value-type="float" office:value="0.0144352467137942">
                <text:p>0.0144352467137942</text:p>
              </table:table-cell>
              <table:table-cell office:value-type="float" office:value="0.0129167938298013">
                <text:p>0.0129167938298013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6.27727957630031">
                <text:p>6.27727957630031</text:p>
              </table:table-cell>
              <table:table-cell office:value-type="float" office:value="-0.066327224405085">
                <text:p>-0.066327224405085</text:p>
              </table:table-cell>
              <table:table-cell office:value-type="float" office:value="-0.0280429077472451">
                <text:p>-0.0280429077472451</text:p>
              </table:table-cell>
              <table:table-cell office:value-type="float" office:value="0.163934916355917">
                <text:p>0.163934916355917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.6804395655257">
                <text:p>2.6804395655257</text:p>
              </table:table-cell>
              <table:table-cell office:value-type="float" office:value="-0.00689772506555952">
                <text:p>-0.00689772506555952</text:p>
              </table:table-cell>
              <table:table-cell office:value-type="float" office:value="0.0121748342593325">
                <text:p>0.0121748342593325</text:p>
              </table:table-cell>
              <table:table-cell office:value-type="float" office:value="-0.061636213809078">
                <text:p>-0.061636213809078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6.77016630502395">
                <text:p>6.77016630502395</text:p>
              </table:table-cell>
              <table:table-cell office:value-type="float" office:value="0.0658205999119375">
                <text:p>0.0658205999119375</text:p>
              </table:table-cell>
              <table:table-cell office:value-type="float" office:value="0.022380291478505">
                <text:p>0.022380291478505</text:p>
              </table:table-cell>
              <table:table-cell office:value-type="float" office:value="-0.0498078640782564">
                <text:p>-0.0498078640782564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3.37439905095836">
                <text:p>3.37439905095836</text:p>
              </table:table-cell>
              <table:table-cell office:value-type="float" office:value="0.00351243728929074">
                <text:p>0.00351243728929074</text:p>
              </table:table-cell>
              <table:table-cell office:value-type="float" office:value="0.0311540359459519">
                <text:p>0.0311540359459519</text:p>
              </table:table-cell>
              <table:table-cell office:value-type="float" office:value="0.0042269805397317">
                <text:p>0.0042269805397317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5.74407785348328">
                <text:p>5.74407785348328</text:p>
              </table:table-cell>
              <table:table-cell office:value-type="float" office:value="0.0376952729449585">
                <text:p>0.0376952729449585</text:p>
              </table:table-cell>
              <table:table-cell office:value-type="float" office:value="-0.0590563825464741">
                <text:p>-0.0590563825464741</text:p>
              </table:table-cell>
              <table:table-cell office:value-type="float" office:value="0.0660054843491265">
                <text:p>0.0660054843491265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5.25652709576207">
                <text:p>5.25652709576207</text:p>
              </table:table-cell>
              <table:table-cell office:value-type="float" office:value="0.0701887760053301">
                <text:p>0.0701887760053301</text:p>
              </table:table-cell>
              <table:table-cell office:value-type="float" office:value="-0.0601673676826815">
                <text:p>-0.0601673676826815</text:p>
              </table:table-cell>
              <table:table-cell office:value-type="float" office:value="0.00135893306203916">
                <text:p>0.00135893306203916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5.26628753457795">
                <text:p>5.26628753457795</text:p>
              </table:table-cell>
              <table:table-cell office:value-type="float" office:value="-0.0893134445101955">
                <text:p>-0.0893134445101955</text:p>
              </table:table-cell>
              <table:table-cell office:value-type="float" office:value="0.000825599373971864">
                <text:p>0.000825599373971864</text:p>
              </table:table-cell>
              <table:table-cell office:value-type="float" office:value="-0.0970057102777862">
                <text:p>-0.0970057102777862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4.18542319831865">
                <text:p>4.18542319831865</text:p>
              </table:table-cell>
              <table:table-cell office:value-type="float" office:value="0.102021900659539">
                <text:p>0.102021900659539</text:p>
              </table:table-cell>
              <table:table-cell office:value-type="float" office:value="0.0067080649347413">
                <text:p>0.0067080649347413</text:p>
              </table:table-cell>
              <table:table-cell office:value-type="float" office:value="0.0332569984523437">
                <text:p>0.0332569984523437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5.99848239430271">
                <text:p>5.99848239430271</text:p>
              </table:table-cell>
              <table:table-cell office:value-type="float" office:value="-0.00149055836320056">
                <text:p>-0.00149055836320056</text:p>
              </table:table-cell>
              <table:table-cell office:value-type="float" office:value="-0.0431501322028042">
                <text:p>-0.0431501322028042</text:p>
              </table:table-cell>
              <table:table-cell office:value-type="float" office:value="0.0121397277521325">
                <text:p>0.0121397277521325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.38318585790714">
                <text:p>1.38318585790714</text:p>
              </table:table-cell>
              <table:table-cell office:value-type="float" office:value="0.0577894188879291">
                <text:p>0.0577894188879291</text:p>
              </table:table-cell>
              <table:table-cell office:value-type="float" office:value="0.0199115580906281">
                <text:p>0.0199115580906281</text:p>
              </table:table-cell>
              <table:table-cell office:value-type="float" office:value="-0.017191732464322">
                <text:p>-0.017191732464322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5.48550946102807">
                <text:p>5.48550946102807</text:p>
              </table:table-cell>
              <table:table-cell office:value-type="float" office:value="0.146065766138113">
                <text:p>0.146065766138113</text:p>
              </table:table-cell>
              <table:table-cell office:value-type="float" office:value="0.0727162706888427">
                <text:p>0.0727162706888427</text:p>
              </table:table-cell>
              <table:table-cell office:value-type="float" office:value="-0.0453679054628693">
                <text:p>-0.0453679054628693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3.61321258391831">
                <text:p>3.61321258391831</text:p>
              </table:table-cell>
              <table:table-cell office:value-type="float" office:value="0.684895264417905">
                <text:p>0.684895264417905</text:p>
              </table:table-cell>
              <table:table-cell office:value-type="float" office:value="-0.0479535016740887">
                <text:p>-0.0479535016740887</text:p>
              </table:table-cell>
              <table:table-cell office:value-type="float" office:value="0.165489392676496">
                <text:p>0.165489392676496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.35926042984507">
                <text:p>2.35926042984507</text:p>
              </table:table-cell>
              <table:table-cell office:value-type="float" office:value="0.00359419559955576">
                <text:p>0.00359419559955576</text:p>
              </table:table-cell>
              <table:table-cell office:value-type="float" office:value="0.0175679759742597">
                <text:p>0.0175679759742597</text:p>
              </table:table-cell>
              <table:table-cell office:value-type="float" office:value="0.0181924013140189">
                <text:p>0.0181924013140189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4.03396399322114">
                <text:p>4.03396399322114</text:p>
              </table:table-cell>
              <table:table-cell office:value-type="float" office:value="-0.0870749447903307">
                <text:p>-0.0870749447903307</text:p>
              </table:table-cell>
              <table:table-cell office:value-type="float" office:value="-0.0370025194442178">
                <text:p>-0.0370025194442178</text:p>
              </table:table-cell>
              <table:table-cell office:value-type="float" office:value="-0.108803364674865">
                <text:p>-0.108803364674865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5.45656903820709">
                <text:p>5.45656903820709</text:p>
              </table:table-cell>
              <table:table-cell office:value-type="float" office:value="0.116763537918644">
                <text:p>0.116763537918644</text:p>
              </table:table-cell>
              <table:table-cell office:value-type="float" office:value="0.0434342204152771">
                <text:p>0.0434342204152771</text:p>
              </table:table-cell>
              <table:table-cell office:value-type="float" office:value="0.0282214384774799">
                <text:p>0.0282214384774799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6.31261562118786">
                <text:p>6.31261562118786</text:p>
              </table:table-cell>
              <table:table-cell office:value-type="float" office:value="-0.145998025278125">
                <text:p>-0.145998025278125</text:p>
              </table:table-cell>
              <table:table-cell office:value-type="float" office:value="0.0626483687507289">
                <text:p>0.0626483687507289</text:p>
              </table:table-cell>
              <table:table-cell office:value-type="float" office:value="0.153873098307953">
                <text:p>0.153873098307953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6.00279859478883">
                <text:p>6.00279859478883</text:p>
              </table:table-cell>
              <table:table-cell office:value-type="float" office:value="-0.144299916693543">
                <text:p>-0.144299916693543</text:p>
              </table:table-cell>
              <table:table-cell office:value-type="float" office:value="0.07424660878005">
                <text:p>0.07424660878005</text:p>
              </table:table-cell>
              <table:table-cell office:value-type="float" office:value="-0.059155202794815">
                <text:p>-0.059155202794815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.44172883979505">
                <text:p>1.44172883979505</text:p>
              </table:table-cell>
              <table:table-cell office:value-type="float" office:value="0.0796369997336681">
                <text:p>0.0796369997336681</text:p>
              </table:table-cell>
              <table:table-cell office:value-type="float" office:value="0.0100541398596487">
                <text:p>0.0100541398596487</text:p>
              </table:table-cell>
              <table:table-cell office:value-type="float" office:value="-0.0510745428824783">
                <text:p>-0.0510745428824783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3.98016380032532">
                <text:p>3.98016380032532</text:p>
              </table:table-cell>
              <table:table-cell office:value-type="float" office:value="-0.0112555121163926">
                <text:p>-0.0112555121163926</text:p>
              </table:table-cell>
              <table:table-cell office:value-type="float" office:value="-0.0285784847902661">
                <text:p>-0.0285784847902661</text:p>
              </table:table-cell>
              <table:table-cell office:value-type="float" office:value="-0.101856081509822">
                <text:p>-0.101856081509822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6.88469799972787">
                <text:p>6.88469799972787</text:p>
              </table:table-cell>
              <table:table-cell office:value-type="float" office:value="0.0146149255865655">
                <text:p>0.0146149255865655</text:p>
              </table:table-cell>
              <table:table-cell office:value-type="float" office:value="-0.00329344971192591">
                <text:p>-0.00329344971192591</text:p>
              </table:table-cell>
              <table:table-cell office:value-type="float" office:value="0.0495719818344269">
                <text:p>0.0495719818344269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4.47898687728939">
                <text:p>4.47898687728939</text:p>
              </table:table-cell>
              <table:table-cell office:value-type="float" office:value="0.0956629429501441">
                <text:p>0.0956629429501441</text:p>
              </table:table-cell>
              <table:table-cell office:value-type="float" office:value="0.0278100683833022">
                <text:p>0.0278100683833022</text:p>
              </table:table-cell>
              <table:table-cell office:value-type="float" office:value="0.0548453528889852">
                <text:p>0.0548453528889852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5.54567672828839">
                <text:p>5.54567672828839</text:p>
              </table:table-cell>
              <table:table-cell office:value-type="float" office:value="0.0539912877223481">
                <text:p>0.0539912877223481</text:p>
              </table:table-cell>
              <table:table-cell office:value-type="float" office:value="0.0282375464954789">
                <text:p>0.0282375464954789</text:p>
              </table:table-cell>
              <table:table-cell office:value-type="float" office:value="-0.00374993713063265">
                <text:p>-0.00374993713063265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.91197638659495">
                <text:p>1.91197638659495</text:p>
              </table:table-cell>
              <table:table-cell office:value-type="float" office:value="0.0895346463079672">
                <text:p>0.0895346463079672</text:p>
              </table:table-cell>
              <table:table-cell office:value-type="float" office:value="0.0000113706545552539">
                <text:p>0.0000113706545552539</text:p>
              </table:table-cell>
              <table:table-cell office:value-type="float" office:value="0.00825278997008476">
                <text:p>0.00825278997008476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6.0554902454757">
                <text:p>6.0554902454757</text:p>
              </table:table-cell>
              <table:table-cell office:value-type="float" office:value="0.15513724034925">
                <text:p>0.15513724034925</text:p>
              </table:table-cell>
              <table:table-cell office:value-type="float" office:value="-0.138188372378032">
                <text:p>-0.138188372378032</text:p>
              </table:table-cell>
              <table:table-cell office:value-type="float" office:value="0.0660870165034073">
                <text:p>0.0660870165034073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.24421684798006">
                <text:p>1.24421684798006</text:p>
              </table:table-cell>
              <table:table-cell office:value-type="float" office:value="0.0597680196017449">
                <text:p>0.0597680196017449</text:p>
              </table:table-cell>
              <table:table-cell office:value-type="float" office:value="0.01991827024811">
                <text:p>0.01991827024811</text:p>
              </table:table-cell>
              <table:table-cell office:value-type="float" office:value="0.00934703293960444">
                <text:p>0.00934703293960444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.221615977749">
                <text:p>2.221615977749</text:p>
              </table:table-cell>
              <table:table-cell office:value-type="float" office:value="0.0160255611044531">
                <text:p>0.0160255611044531</text:p>
              </table:table-cell>
              <table:table-cell office:value-type="float" office:value="-0.00137363648701511">
                <text:p>-0.00137363648701511</text:p>
              </table:table-cell>
              <table:table-cell office:value-type="float" office:value="-0.0664396833026846">
                <text:p>-0.0664396833026846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6.23875860870965">
                <text:p>6.23875860870965</text:p>
              </table:table-cell>
              <table:table-cell office:value-type="float" office:value="0.0407671451409311">
                <text:p>0.0407671451409311</text:p>
              </table:table-cell>
              <table:table-cell office:value-type="float" office:value="-0.0275802302069259">
                <text:p>-0.0275802302069259</text:p>
              </table:table-cell>
              <table:table-cell office:value-type="float" office:value="0.19037471229585">
                <text:p>0.19037471229585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3.84712873447423">
                <text:p>3.84712873447423</text:p>
              </table:table-cell>
              <table:table-cell office:value-type="float" office:value="-0.0743575941398906">
                <text:p>-0.0743575941398906</text:p>
              </table:table-cell>
              <table:table-cell office:value-type="float" office:value="0.110598852813165">
                <text:p>0.110598852813165</text:p>
              </table:table-cell>
              <table:table-cell office:value-type="float" office:value="0.0159229583627566">
                <text:p>0.0159229583627566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.91688526213821">
                <text:p>2.91688526213821</text:p>
              </table:table-cell>
              <table:table-cell office:value-type="float" office:value="-0.0197056690118997">
                <text:p>-0.0197056690118997</text:p>
              </table:table-cell>
              <table:table-cell office:value-type="float" office:value="0.00442880033539395">
                <text:p>0.00442880033539395</text:p>
              </table:table-cell>
              <table:table-cell office:value-type="float" office:value="0.00573715325198199">
                <text:p>0.00573715325198199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4.83757824510848">
                <text:p>4.83757824510848</text:p>
              </table:table-cell>
              <table:table-cell office:value-type="float" office:value="0.091736149466688">
                <text:p>0.091736149466688</text:p>
              </table:table-cell>
              <table:table-cell office:value-type="float" office:value="0.0124393711145183">
                <text:p>0.0124393711145183</text:p>
              </table:table-cell>
              <table:table-cell office:value-type="float" office:value="0.135474736360674">
                <text:p>0.135474736360674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4.28139675934997">
                <text:p>4.28139675934997</text:p>
              </table:table-cell>
              <table:table-cell office:value-type="float" office:value="-0.0825526558728496">
                <text:p>-0.0825526558728496</text:p>
              </table:table-cell>
              <table:table-cell office:value-type="float" office:value="-0.00334088291939283">
                <text:p>-0.00334088291939283</text:p>
              </table:table-cell>
              <table:table-cell office:value-type="float" office:value="-0.0370709433370553">
                <text:p>-0.0370709433370553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.68299162271116">
                <text:p>2.68299162271116</text:p>
              </table:table-cell>
              <table:table-cell office:value-type="float" office:value="0.0253039583614627">
                <text:p>0.0253039583614627</text:p>
              </table:table-cell>
              <table:table-cell office:value-type="float" office:value="0.00236251760631001">
                <text:p>0.00236251760631001</text:p>
              </table:table-cell>
              <table:table-cell office:value-type="float" office:value="0.0348753867567137">
                <text:p>0.0348753867567137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7.02126694857209">
                <text:p>7.02126694857209</text:p>
              </table:table-cell>
              <table:table-cell office:value-type="float" office:value="0.120873583918625">
                <text:p>0.120873583918625</text:p>
              </table:table-cell>
              <table:table-cell office:value-type="float" office:value="0.0462360175681233">
                <text:p>0.0462360175681233</text:p>
              </table:table-cell>
              <table:table-cell office:value-type="float" office:value="-0.0278832786530006">
                <text:p>-0.0278832786530006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5.69660310092447">
                <text:p>5.69660310092447</text:p>
              </table:table-cell>
              <table:table-cell office:value-type="float" office:value="-0.083698624520995">
                <text:p>-0.083698624520995</text:p>
              </table:table-cell>
              <table:table-cell office:value-type="float" office:value="-0.0248925130764682">
                <text:p>-0.0248925130764682</text:p>
              </table:table-cell>
              <table:table-cell office:value-type="float" office:value="0.146504827467481">
                <text:p>0.146504827467481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6.09050312557184">
                <text:p>6.09050312557184</text:p>
              </table:table-cell>
              <table:table-cell office:value-type="float" office:value="-0.240128891551414">
                <text:p>-0.240128891551414</text:p>
              </table:table-cell>
              <table:table-cell office:value-type="float" office:value="-0.0155008866371504">
                <text:p>-0.0155008866371504</text:p>
              </table:table-cell>
              <table:table-cell office:value-type="float" office:value="0.120417438017374">
                <text:p>0.120417438017374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2.63941362482892">
                <text:p>2.63941362482892</text:p>
              </table:table-cell>
              <table:table-cell office:value-type="float" office:value="0.0569037189127295">
                <text:p>0.0569037189127295</text:p>
              </table:table-cell>
              <table:table-cell office:value-type="float" office:value="-0.0114056825808053">
                <text:p>-0.0114056825808053</text:p>
              </table:table-cell>
              <table:table-cell office:value-type="float" office:value="0.0246044129945373">
                <text:p>0.0246044129945373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4.189782861731">
                <text:p>4.189782861731</text:p>
              </table:table-cell>
              <table:table-cell office:value-type="float" office:value="-0.026729444612672">
                <text:p>-0.026729444612672</text:p>
              </table:table-cell>
              <table:table-cell office:value-type="float" office:value="-0.00925770821179262">
                <text:p>-0.00925770821179262</text:p>
              </table:table-cell>
              <table:table-cell office:value-type="float" office:value="-0.0582425341592923">
                <text:p>-0.0582425341592923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2.25533454110967">
                <text:p>2.25533454110967</text:p>
              </table:table-cell>
              <table:table-cell office:value-type="float" office:value="-0.0261294516086585">
                <text:p>-0.0261294516086585</text:p>
              </table:table-cell>
              <table:table-cell office:value-type="float" office:value="0.0112406142339462">
                <text:p>0.0112406142339462</text:p>
              </table:table-cell>
              <table:table-cell office:value-type="float" office:value="-0.0614810538991395">
                <text:p>-0.0614810538991395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.96819375210781">
                <text:p>3.96819375210781</text:p>
              </table:table-cell>
              <table:table-cell office:value-type="float" office:value="-0.00271073467731187">
                <text:p>-0.00271073467731187</text:p>
              </table:table-cell>
              <table:table-cell office:value-type="float" office:value="-0.015030470221805">
                <text:p>-0.015030470221805</text:p>
              </table:table-cell>
              <table:table-cell office:value-type="float" office:value="-0.0498472810263571">
                <text:p>-0.0498472810263571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2.22893117740274">
                <text:p>2.22893117740274</text:p>
              </table:table-cell>
              <table:table-cell office:value-type="float" office:value="0.0931116907664336">
                <text:p>0.0931116907664336</text:p>
              </table:table-cell>
              <table:table-cell office:value-type="float" office:value="0.0175882876666278">
                <text:p>0.0175882876666278</text:p>
              </table:table-cell>
              <table:table-cell office:value-type="float" office:value="-0.0201930958052575">
                <text:p>-0.0201930958052575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4.07797520425738">
                <text:p>4.07797520425738</text:p>
              </table:table-cell>
              <table:table-cell office:value-type="float" office:value="0.0717107585313777">
                <text:p>0.0717107585313777</text:p>
              </table:table-cell>
              <table:table-cell office:value-type="float" office:value="0.0153868446188787">
                <text:p>0.0153868446188787</text:p>
              </table:table-cell>
              <table:table-cell office:value-type="float" office:value="0.0523434343668065">
                <text:p>0.0523434343668065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2.63098556272279">
                <text:p>2.63098556272279</text:p>
              </table:table-cell>
              <table:table-cell office:value-type="float" office:value="0.00426147082482453">
                <text:p>0.00426147082482453</text:p>
              </table:table-cell>
              <table:table-cell office:value-type="float" office:value="0.0143761994900625">
                <text:p>0.0143761994900625</text:p>
              </table:table-cell>
              <table:table-cell office:value-type="float" office:value="-0.0232973176733187">
                <text:p>-0.0232973176733187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4.07743171083905">
                <text:p>4.07743171083905</text:p>
              </table:table-cell>
              <table:table-cell office:value-type="float" office:value="0.0150221877334844">
                <text:p>0.0150221877334844</text:p>
              </table:table-cell>
              <table:table-cell office:value-type="float" office:value="-0.00415051907428166">
                <text:p>-0.00415051907428166</text:p>
              </table:table-cell>
              <table:table-cell office:value-type="float" office:value="0.0643537839775579">
                <text:p>0.0643537839775579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2.83801303361043">
                <text:p>2.83801303361043</text:p>
              </table:table-cell>
              <table:table-cell office:value-type="float" office:value="0.00995454784010752">
                <text:p>0.00995454784010752</text:p>
              </table:table-cell>
              <table:table-cell office:value-type="float" office:value="-0.00344010321911293">
                <text:p>-0.00344010321911293</text:p>
              </table:table-cell>
              <table:table-cell office:value-type="float" office:value="-0.0297651430617502">
                <text:p>-0.0297651430617502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4.6913780750223">
                <text:p>4.6913780750223</text:p>
              </table:table-cell>
              <table:table-cell office:value-type="float" office:value="0.0956002745340641">
                <text:p>0.0956002745340641</text:p>
              </table:table-cell>
              <table:table-cell office:value-type="float" office:value="0.00132113510067367">
                <text:p>0.00132113510067367</text:p>
              </table:table-cell>
              <table:table-cell office:value-type="float" office:value="0.0657079892397751">
                <text:p>0.0657079892397751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7.14538961399111">
                <text:p>7.14538961399111</text:p>
              </table:table-cell>
              <table:table-cell office:value-type="float" office:value="-0.290895534842418">
                <text:p>-0.290895534842418</text:p>
              </table:table-cell>
              <table:table-cell office:value-type="float" office:value="0.163117489847686">
                <text:p>0.163117489847686</text:p>
              </table:table-cell>
              <table:table-cell office:value-type="float" office:value="-0.13094209112485">
                <text:p>-0.13094209112485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.17749821822786">
                <text:p>3.17749821822786</text:p>
              </table:table-cell>
              <table:table-cell office:value-type="float" office:value="-0.0424488313777105">
                <text:p>-0.0424488313777105</text:p>
              </table:table-cell>
              <table:table-cell office:value-type="float" office:value="0.00725367601250371">
                <text:p>0.00725367601250371</text:p>
              </table:table-cell>
              <table:table-cell office:value-type="float" office:value="-0.0277302112731574">
                <text:p>-0.0277302112731574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.62071504022663">
                <text:p>3.62071504022663</text:p>
              </table:table-cell>
              <table:table-cell office:value-type="float" office:value="0.00782611729620486">
                <text:p>0.00782611729620486</text:p>
              </table:table-cell>
              <table:table-cell office:value-type="float" office:value="-0.00540907038873043">
                <text:p>-0.00540907038873043</text:p>
              </table:table-cell>
              <table:table-cell office:value-type="float" office:value="-0.0550946497486977">
                <text:p>-0.0550946497486977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2.59872606357203">
                <text:p>2.59872606357203</text:p>
              </table:table-cell>
              <table:table-cell office:value-type="float" office:value="0.0146843077374272">
                <text:p>0.0146843077374272</text:p>
              </table:table-cell>
              <table:table-cell office:value-type="float" office:value="0.0750199039921558">
                <text:p>0.0750199039921558</text:p>
              </table:table-cell>
              <table:table-cell office:value-type="float" office:value="0.0140839861122748">
                <text:p>0.0140839861122748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4.45390290442252">
                <text:p>4.45390290442252</text:p>
              </table:table-cell>
              <table:table-cell office:value-type="float" office:value="0.210581719324905">
                <text:p>0.210581719324905</text:p>
              </table:table-cell>
              <table:table-cell office:value-type="float" office:value="0.0210813929129565">
                <text:p>0.0210813929129565</text:p>
              </table:table-cell>
              <table:table-cell office:value-type="float" office:value="0.123960281651236">
                <text:p>0.123960281651236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2.69975666820428">
                <text:p>2.69975666820428</text:p>
              </table:table-cell>
              <table:table-cell office:value-type="float" office:value="-0.0238805124814152">
                <text:p>-0.0238805124814152</text:p>
              </table:table-cell>
              <table:table-cell office:value-type="float" office:value="-0.0118406653123908">
                <text:p>-0.0118406653123908</text:p>
              </table:table-cell>
              <table:table-cell office:value-type="float" office:value="-0.0583506302035488">
                <text:p>-0.0583506302035488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6.43715904042197">
                <text:p>6.43715904042197</text:p>
              </table:table-cell>
              <table:table-cell office:value-type="float" office:value="0.227275954341105">
                <text:p>0.227275954341105</text:p>
              </table:table-cell>
              <table:table-cell office:value-type="float" office:value="0.146160765452237">
                <text:p>0.146160765452237</text:p>
              </table:table-cell>
              <table:table-cell office:value-type="float" office:value="-0.0356956391752941">
                <text:p>-0.0356956391752941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.9448282981248">
                <text:p>1.9448282981248</text:p>
              </table:table-cell>
              <table:table-cell office:value-type="float" office:value="0.0255745634505888">
                <text:p>0.0255745634505888</text:p>
              </table:table-cell>
              <table:table-cell office:value-type="float" office:value="0.0202151579254036">
                <text:p>0.0202151579254036</text:p>
              </table:table-cell>
              <table:table-cell office:value-type="float" office:value="0.0250717375104615">
                <text:p>0.0250717375104615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.05799838073435">
                <text:p>1.05799838073435</text:p>
              </table:table-cell>
              <table:table-cell office:value-type="float" office:value="0.0750182454912283">
                <text:p>0.0750182454912283</text:p>
              </table:table-cell>
              <table:table-cell office:value-type="float" office:value="0.0139938143308249">
                <text:p>0.0139938143308249</text:p>
              </table:table-cell>
              <table:table-cell office:value-type="float" office:value="-0.0161970547832659">
                <text:p>-0.0161970547832659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4.84217717272449">
                <text:p>4.84217717272449</text:p>
              </table:table-cell>
              <table:table-cell office:value-type="float" office:value="-0.080859251825983">
                <text:p>-0.080859251825983</text:p>
              </table:table-cell>
              <table:table-cell office:value-type="float" office:value="-0.0625301085308534">
                <text:p>-0.0625301085308534</text:p>
              </table:table-cell>
              <table:table-cell office:value-type="float" office:value="-0.0953716061145071">
                <text:p>-0.0953716061145071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7.12957127244849">
                <text:p>7.12957127244849</text:p>
              </table:table-cell>
              <table:table-cell office:value-type="float" office:value="0.148165599992129">
                <text:p>0.148165599992129</text:p>
              </table:table-cell>
              <table:table-cell office:value-type="float" office:value="-0.157869037848693">
                <text:p>-0.157869037848693</text:p>
              </table:table-cell>
              <table:table-cell office:value-type="float" office:value="0.00280155236590973">
                <text:p>0.00280155236590973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.45751755402601">
                <text:p>3.45751755402601</text:p>
              </table:table-cell>
              <table:table-cell office:value-type="float" office:value="0.0795774698674547">
                <text:p>0.0795774698674547</text:p>
              </table:table-cell>
              <table:table-cell office:value-type="float" office:value="0.00505911062278841">
                <text:p>0.00505911062278841</text:p>
              </table:table-cell>
              <table:table-cell office:value-type="float" office:value="-0.0513518612583902">
                <text:p>-0.0513518612583902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.85455547461258">
                <text:p>3.85455547461258</text:p>
              </table:table-cell>
              <table:table-cell office:value-type="float" office:value="-0.00112371500831454">
                <text:p>-0.00112371500831454</text:p>
              </table:table-cell>
              <table:table-cell office:value-type="float" office:value="-0.0140641458935105">
                <text:p>-0.0140641458935105</text:p>
              </table:table-cell>
              <table:table-cell office:value-type="float" office:value="0.0155239580845239">
                <text:p>0.0155239580845239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2.08430193141047">
                <text:p>2.08430193141047</text:p>
              </table:table-cell>
              <table:table-cell office:value-type="float" office:value="0.0257804042133465">
                <text:p>0.0257804042133465</text:p>
              </table:table-cell>
              <table:table-cell office:value-type="float" office:value="-0.0107597955450378">
                <text:p>-0.0107597955450378</text:p>
              </table:table-cell>
              <table:table-cell office:value-type="float" office:value="0.00125313169398375">
                <text:p>0.00125313169398375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.29960360845447">
                <text:p>3.29960360845447</text:p>
              </table:table-cell>
              <table:table-cell office:value-type="float" office:value="0.00663748452656377">
                <text:p>0.00663748452656377</text:p>
              </table:table-cell>
              <table:table-cell office:value-type="float" office:value="-0.00713897188633994">
                <text:p>-0.00713897188633994</text:p>
              </table:table-cell>
              <table:table-cell office:value-type="float" office:value="0.0534637261661362">
                <text:p>0.0534637261661362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5.24668392290343">
                <text:p>5.24668392290343</text:p>
              </table:table-cell>
              <table:table-cell office:value-type="float" office:value="-0.0194354349853167">
                <text:p>-0.0194354349853167</text:p>
              </table:table-cell>
              <table:table-cell office:value-type="float" office:value="-0.0175121093471616">
                <text:p>-0.0175121093471616</text:p>
              </table:table-cell>
              <table:table-cell office:value-type="float" office:value="0.0052284302941501">
                <text:p>0.0052284302941501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5.15456028164833">
                <text:p>5.15456028164833</text:p>
              </table:table-cell>
              <table:table-cell office:value-type="float" office:value="0.399376708186635">
                <text:p>0.399376708186635</text:p>
              </table:table-cell>
              <table:table-cell office:value-type="float" office:value="-0.322362391449752">
                <text:p>-0.322362391449752</text:p>
              </table:table-cell>
              <table:table-cell office:value-type="float" office:value="0.106209497809217">
                <text:p>0.106209497809217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6.65736882522698">
                <text:p>6.65736882522698</text:p>
              </table:table-cell>
              <table:table-cell office:value-type="float" office:value="-0.0153458893593115">
                <text:p>-0.0153458893593115</text:p>
              </table:table-cell>
              <table:table-cell office:value-type="float" office:value="-0.015282609656516">
                <text:p>-0.015282609656516</text:p>
              </table:table-cell>
              <table:table-cell office:value-type="float" office:value="-0.0317036573772214">
                <text:p>-0.0317036573772214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6.35654702886798">
                <text:p>6.35654702886798</text:p>
              </table:table-cell>
              <table:table-cell office:value-type="float" office:value="0.134843093779533">
                <text:p>0.134843093779533</text:p>
              </table:table-cell>
              <table:table-cell office:value-type="float" office:value="0.0517126717781142">
                <text:p>0.0517126717781142</text:p>
              </table:table-cell>
              <table:table-cell office:value-type="float" office:value="0.000414120399530038">
                <text:p>0.000414120399530038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2.96365425556705">
                <text:p>2.96365425556705</text:p>
              </table:table-cell>
              <table:table-cell office:value-type="float" office:value="0.0812658320650472">
                <text:p>0.0812658320650472</text:p>
              </table:table-cell>
              <table:table-cell office:value-type="float" office:value="-0.00173610761268406">
                <text:p>-0.00173610761268406</text:p>
              </table:table-cell>
              <table:table-cell office:value-type="float" office:value="0.0688314179093231">
                <text:p>0.0688314179093231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4.9091600877123">
                <text:p>4.9091600877123</text:p>
              </table:table-cell>
              <table:table-cell office:value-type="float" office:value="-0.163189917611589">
                <text:p>-0.163189917611589</text:p>
              </table:table-cell>
              <table:table-cell office:value-type="float" office:value="0.015028859336061">
                <text:p>0.015028859336061</text:p>
              </table:table-cell>
              <table:table-cell office:value-type="float" office:value="0.0513530692500154">
                <text:p>0.0513530692500154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5.18080976449421">
                <text:p>5.18080976449421</text:p>
              </table:table-cell>
              <table:table-cell office:value-type="float" office:value="0.0065678409529828">
                <text:p>0.0065678409529828</text:p>
              </table:table-cell>
              <table:table-cell office:value-type="float" office:value="0.0360389249796786">
                <text:p>0.0360389249796786</text:p>
              </table:table-cell>
              <table:table-cell office:value-type="float" office:value="-0.0418692857362879">
                <text:p>-0.0418692857362879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.91076498116597">
                <text:p>3.91076498116597</text:p>
              </table:table-cell>
              <table:table-cell office:value-type="float" office:value="0.000267282284758696">
                <text:p>0.000267282284758696</text:p>
              </table:table-cell>
              <table:table-cell office:value-type="float" office:value="-0.00123307115155735">
                <text:p>-0.00123307115155735</text:p>
              </table:table-cell>
              <table:table-cell office:value-type="float" office:value="-0.0100587523440229">
                <text:p>-0.0100587523440229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6.57703877582319">
                <text:p>6.57703877582319</text:p>
              </table:table-cell>
              <table:table-cell office:value-type="float" office:value="0.104075535509502">
                <text:p>0.104075535509502</text:p>
              </table:table-cell>
              <table:table-cell office:value-type="float" office:value="-0.0580927004758243">
                <text:p>-0.0580927004758243</text:p>
              </table:table-cell>
              <table:table-cell office:value-type="float" office:value="0.122602555222046">
                <text:p>0.122602555222046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2.08436456473297">
                <text:p>2.08436456473297</text:p>
              </table:table-cell>
              <table:table-cell office:value-type="float" office:value="0.0445539967266155">
                <text:p>0.0445539967266155</text:p>
              </table:table-cell>
              <table:table-cell office:value-type="float" office:value="0.0688297608182076">
                <text:p>0.0688297608182076</text:p>
              </table:table-cell>
              <table:table-cell office:value-type="float" office:value="0.028869151494494">
                <text:p>0.028869151494494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6.03467203999878">
                <text:p>6.03467203999878</text:p>
              </table:table-cell>
              <table:table-cell office:value-type="float" office:value="0.052486896635771">
                <text:p>0.052486896635771</text:p>
              </table:table-cell>
              <table:table-cell office:value-type="float" office:value="-0.0628200236498711">
                <text:p>-0.0628200236498711</text:p>
              </table:table-cell>
              <table:table-cell office:value-type="float" office:value="0.163054483083532">
                <text:p>0.163054483083532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875750647944158">
                <text:p>0.875750647944158</text:p>
              </table:table-cell>
              <table:table-cell office:value-type="float" office:value="0.0853166133151631">
                <text:p>0.0853166133151631</text:p>
              </table:table-cell>
              <table:table-cell office:value-type="float" office:value="0.0247669352918858">
                <text:p>0.0247669352918858</text:p>
              </table:table-cell>
              <table:table-cell office:value-type="float" office:value="-0.0146690117935158">
                <text:p>-0.0146690117935158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4.77840630535447">
                <text:p>4.77840630535447</text:p>
              </table:table-cell>
              <table:table-cell office:value-type="float" office:value="-0.0347713781725725">
                <text:p>-0.0347713781725725</text:p>
              </table:table-cell>
              <table:table-cell office:value-type="float" office:value="-0.0172186006875772">
                <text:p>-0.0172186006875772</text:p>
              </table:table-cell>
              <table:table-cell office:value-type="float" office:value="0.0757136877495208">
                <text:p>0.0757136877495208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5.06021406078597">
                <text:p>5.06021406078597</text:p>
              </table:table-cell>
              <table:table-cell office:value-type="float" office:value="-0.0286161822760649">
                <text:p>-0.0286161822760649</text:p>
              </table:table-cell>
              <table:table-cell office:value-type="float" office:value="-0.0255745791450717">
                <text:p>-0.0255745791450717</text:p>
              </table:table-cell>
              <table:table-cell office:value-type="float" office:value="0.0858583292950335">
                <text:p>0.0858583292950335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5.56268540988405">
                <text:p>5.56268540988405</text:p>
              </table:table-cell>
              <table:table-cell office:value-type="float" office:value="0.097349040126983">
                <text:p>0.097349040126983</text:p>
              </table:table-cell>
              <table:table-cell office:value-type="float" office:value="0.0434820421581796">
                <text:p>0.0434820421581796</text:p>
              </table:table-cell>
              <table:table-cell office:value-type="float" office:value="-0.0148422783339237">
                <text:p>-0.0148422783339237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.62910526741771">
                <text:p>1.62910526741771</text:p>
              </table:table-cell>
              <table:table-cell office:value-type="float" office:value="0.0650244635616282">
                <text:p>0.0650244635616282</text:p>
              </table:table-cell>
              <table:table-cell office:value-type="float" office:value="0.0141956754593053">
                <text:p>0.0141956754593053</text:p>
              </table:table-cell>
              <table:table-cell office:value-type="float" office:value="0.0179711211601873">
                <text:p>0.0179711211601873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.72156334288032">
                <text:p>1.72156334288032</text:p>
              </table:table-cell>
              <table:table-cell office:value-type="float" office:value="0.0519572265550938">
                <text:p>0.0519572265550938</text:p>
              </table:table-cell>
              <table:table-cell office:value-type="float" office:value="0.0236989624996179">
                <text:p>0.0236989624996179</text:p>
              </table:table-cell>
              <table:table-cell office:value-type="float" office:value="0.0174310984713107">
                <text:p>0.0174310984713107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4.74266882380125">
                <text:p>4.74266882380125</text:p>
              </table:table-cell>
              <table:table-cell office:value-type="float" office:value="-0.152009884073091">
                <text:p>-0.152009884073091</text:p>
              </table:table-cell>
              <table:table-cell office:value-type="float" office:value="0.0703525436031738">
                <text:p>0.0703525436031738</text:p>
              </table:table-cell>
              <table:table-cell office:value-type="float" office:value="-0.0175203553201713">
                <text:p>-0.0175203553201713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6.14536207876947">
                <text:p>6.14536207876947</text:p>
              </table:table-cell>
              <table:table-cell office:value-type="float" office:value="0.00762684777564004">
                <text:p>0.00762684777564004</text:p>
              </table:table-cell>
              <table:table-cell office:value-type="float" office:value="-0.000421988211316782">
                <text:p>-0.000421988211316782</text:p>
              </table:table-cell>
              <table:table-cell office:value-type="float" office:value="-0.0407415742030679">
                <text:p>-0.0407415742030679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7.51430585571453">
                <text:p>7.51430585571453</text:p>
              </table:table-cell>
              <table:table-cell office:value-type="float" office:value="0.0761176592627209">
                <text:p>0.0761176592627209</text:p>
              </table:table-cell>
              <table:table-cell office:value-type="float" office:value="0.0408972246136639">
                <text:p>0.0408972246136639</text:p>
              </table:table-cell>
              <table:table-cell office:value-type="float" office:value="0.0104803243833809">
                <text:p>0.0104803243833809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7.55598379340285">
                <text:p>7.55598379340285</text:p>
              </table:table-cell>
              <table:table-cell office:value-type="float" office:value="-0.244130523761521">
                <text:p>-0.244130523761521</text:p>
              </table:table-cell>
              <table:table-cell office:value-type="float" office:value="-0.0588561394747451">
                <text:p>-0.0588561394747451</text:p>
              </table:table-cell>
              <table:table-cell office:value-type="float" office:value="-0.219408044508634">
                <text:p>-0.219408044508634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5.54656213435981">
                <text:p>5.54656213435981</text:p>
              </table:table-cell>
              <table:table-cell office:value-type="float" office:value="0.109303322692242">
                <text:p>0.109303322692242</text:p>
              </table:table-cell>
              <table:table-cell office:value-type="float" office:value="-0.0794294591213487">
                <text:p>-0.0794294591213487</text:p>
              </table:table-cell>
              <table:table-cell office:value-type="float" office:value="0.10649977124646">
                <text:p>0.10649977124646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.3349195083837">
                <text:p>3.3349195083837</text:p>
              </table:table-cell>
              <table:table-cell office:value-type="float" office:value="-0.0141075247652434">
                <text:p>-0.0141075247652434</text:p>
              </table:table-cell>
              <table:table-cell office:value-type="float" office:value="-0.00305768323521571">
                <text:p>-0.00305768323521571</text:p>
              </table:table-cell>
              <table:table-cell office:value-type="float" office:value="-0.075042588491353">
                <text:p>-0.075042588491353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4.51598152416263">
                <text:p>4.51598152416263</text:p>
              </table:table-cell>
              <table:table-cell office:value-type="float" office:value="-0.0274549990362836">
                <text:p>-0.0274549990362836</text:p>
              </table:table-cell>
              <table:table-cell office:value-type="float" office:value="0.00831090188583294">
                <text:p>0.00831090188583294</text:p>
              </table:table-cell>
              <table:table-cell office:value-type="float" office:value="0.0064177358328954">
                <text:p>0.0064177358328954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5.24007156982748">
                <text:p>5.24007156982748</text:p>
              </table:table-cell>
              <table:table-cell office:value-type="float" office:value="0.0811940783899861">
                <text:p>0.0811940783899861</text:p>
              </table:table-cell>
              <table:table-cell office:value-type="float" office:value="-0.0197539912370419">
                <text:p>-0.0197539912370419</text:p>
              </table:table-cell>
              <table:table-cell office:value-type="float" office:value="0.0603762829442522">
                <text:p>0.0603762829442522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4.13641484178839">
                <text:p>4.13641484178839</text:p>
              </table:table-cell>
              <table:table-cell office:value-type="float" office:value="-0.0921106393031677">
                <text:p>-0.0921106393031677</text:p>
              </table:table-cell>
              <table:table-cell office:value-type="float" office:value="-0.031332011853002">
                <text:p>-0.031332011853002</text:p>
              </table:table-cell>
              <table:table-cell office:value-type="float" office:value="-0.0219737587756989">
                <text:p>-0.0219737587756989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.53238187270084">
                <text:p>1.53238187270084</text:p>
              </table:table-cell>
              <table:table-cell office:value-type="float" office:value="0.0484238304189142">
                <text:p>0.0484238304189142</text:p>
              </table:table-cell>
              <table:table-cell office:value-type="float" office:value="0.0180986125620274">
                <text:p>0.0180986125620274</text:p>
              </table:table-cell>
              <table:table-cell office:value-type="float" office:value="0.0299894815774402">
                <text:p>0.0299894815774402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5.73285551122772">
                <text:p>5.73285551122772</text:p>
              </table:table-cell>
              <table:table-cell office:value-type="float" office:value="0.11659858048787">
                <text:p>0.11659858048787</text:p>
              </table:table-cell>
              <table:table-cell office:value-type="float" office:value="0.0178437916218386">
                <text:p>0.0178437916218386</text:p>
              </table:table-cell>
              <table:table-cell office:value-type="float" office:value="0.0435331961046135">
                <text:p>0.0435331961046135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2.43109397054732">
                <text:p>2.43109397054732</text:p>
              </table:table-cell>
              <table:table-cell office:value-type="float" office:value="0.0159681726367849">
                <text:p>0.0159681726367849</text:p>
              </table:table-cell>
              <table:table-cell office:value-type="float" office:value="0.000701005878084526">
                <text:p>0.000701005878084526</text:p>
              </table:table-cell>
              <table:table-cell office:value-type="float" office:value="-0.027621850770333">
                <text:p>-0.027621850770333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.81826873303736">
                <text:p>3.81826873303736</text:p>
              </table:table-cell>
              <table:table-cell office:value-type="float" office:value="-0.131308982657398">
                <text:p>-0.131308982657398</text:p>
              </table:table-cell>
              <table:table-cell office:value-type="float" office:value="0.0133414715815584">
                <text:p>0.0133414715815584</text:p>
              </table:table-cell>
              <table:table-cell office:value-type="float" office:value="-0.106002458818868">
                <text:p>-0.106002458818868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8.10013291772475">
                <text:p>8.10013291772475</text:p>
              </table:table-cell>
              <table:table-cell office:value-type="float" office:value="0.353490929662002">
                <text:p>0.353490929662002</text:p>
              </table:table-cell>
              <table:table-cell office:value-type="float" office:value="-0.336438600999577">
                <text:p>-0.336438600999577</text:p>
              </table:table-cell>
              <table:table-cell office:value-type="float" office:value="0.0811004160980344">
                <text:p>0.0811004160980344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5.89059508645228">
                <text:p>5.89059508645228</text:p>
              </table:table-cell>
              <table:table-cell office:value-type="float" office:value="0.114362040143292">
                <text:p>0.114362040143292</text:p>
              </table:table-cell>
              <table:table-cell office:value-type="float" office:value="0.0218868842546049">
                <text:p>0.0218868842546049</text:p>
              </table:table-cell>
              <table:table-cell office:value-type="float" office:value="0.102156736349156">
                <text:p>0.102156736349156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4.33154761878827">
                <text:p>4.33154761878827</text:p>
              </table:table-cell>
              <table:table-cell office:value-type="float" office:value="-0.0307734166616314">
                <text:p>-0.0307734166616314</text:p>
              </table:table-cell>
              <table:table-cell office:value-type="float" office:value="-0.0153339960672347">
                <text:p>-0.0153339960672347</text:p>
              </table:table-cell>
              <table:table-cell office:value-type="float" office:value="-0.0815874053935408">
                <text:p>-0.0815874053935408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6.245619376319">
                <text:p>6.245619376319</text:p>
              </table:table-cell>
              <table:table-cell office:value-type="float" office:value="0.216132583273009">
                <text:p>0.216132583273009</text:p>
              </table:table-cell>
              <table:table-cell office:value-type="float" office:value="0.0907203034083444">
                <text:p>0.0907203034083444</text:p>
              </table:table-cell>
              <table:table-cell office:value-type="float" office:value="0.0915328210701794">
                <text:p>0.0915328210701794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7.2491080052629">
                <text:p>7.2491080052629</text:p>
              </table:table-cell>
              <table:table-cell office:value-type="float" office:value="0.212129190542514">
                <text:p>0.212129190542514</text:p>
              </table:table-cell>
              <table:table-cell office:value-type="float" office:value="0.117592862007479">
                <text:p>0.117592862007479</text:p>
              </table:table-cell>
              <table:table-cell office:value-type="float" office:value="0.0625325299216384">
                <text:p>0.0625325299216384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6.55432457523215">
                <text:p>6.55432457523215</text:p>
              </table:table-cell>
              <table:table-cell office:value-type="float" office:value="0.103709331014839">
                <text:p>0.103709331014839</text:p>
              </table:table-cell>
              <table:table-cell office:value-type="float" office:value="-0.104006893366808">
                <text:p>-0.104006893366808</text:p>
              </table:table-cell>
              <table:table-cell office:value-type="float" office:value="0.117953840498632">
                <text:p>0.117953840498632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2.90477237769378">
                <text:p>2.90477237769378</text:p>
              </table:table-cell>
              <table:table-cell office:value-type="float" office:value="0.152686429920293">
                <text:p>0.152686429920293</text:p>
              </table:table-cell>
              <table:table-cell office:value-type="float" office:value="-0.0575524329858697">
                <text:p>-0.0575524329858697</text:p>
              </table:table-cell>
              <table:table-cell office:value-type="float" office:value="0.0312844477499998">
                <text:p>0.0312844477499998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5.72700819403128">
                <text:p>5.72700819403128</text:p>
              </table:table-cell>
              <table:table-cell office:value-type="float" office:value="-0.0682068793918882">
                <text:p>-0.0682068793918882</text:p>
              </table:table-cell>
              <table:table-cell office:value-type="float" office:value="-0.0267152413077513">
                <text:p>-0.0267152413077513</text:p>
              </table:table-cell>
              <table:table-cell office:value-type="float" office:value="0.0264799571680747">
                <text:p>0.0264799571680747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4.06884631993825">
                <text:p>4.06884631993825</text:p>
              </table:table-cell>
              <table:table-cell office:value-type="float" office:value="-0.0352599149496151">
                <text:p>-0.0352599149496151</text:p>
              </table:table-cell>
              <table:table-cell office:value-type="float" office:value="-0.0116041947849683">
                <text:p>-0.0116041947849683</text:p>
              </table:table-cell>
              <table:table-cell office:value-type="float" office:value="-0.0503356096423244">
                <text:p>-0.0503356096423244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5.30931463886506">
                <text:p>5.30931463886506</text:p>
              </table:table-cell>
              <table:table-cell office:value-type="float" office:value="0.0835095628971985">
                <text:p>0.0835095628971985</text:p>
              </table:table-cell>
              <table:table-cell office:value-type="float" office:value="-0.0612633770773377">
                <text:p>-0.0612633770773377</text:p>
              </table:table-cell>
              <table:table-cell office:value-type="float" office:value="0.02055256463244">
                <text:p>0.02055256463244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.31817718376309">
                <text:p>1.31817718376309</text:p>
              </table:table-cell>
              <table:table-cell office:value-type="float" office:value="0.0502642867459739">
                <text:p>0.0502642867459739</text:p>
              </table:table-cell>
              <table:table-cell office:value-type="float" office:value="0.0168597576139064">
                <text:p>0.0168597576139064</text:p>
              </table:table-cell>
              <table:table-cell office:value-type="float" office:value="-0.0320145225017635">
                <text:p>-0.0320145225017635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4.91673868027374">
                <text:p>4.91673868027374</text:p>
              </table:table-cell>
              <table:table-cell office:value-type="float" office:value="-0.0461319459695861">
                <text:p>-0.0461319459695861</text:p>
              </table:table-cell>
              <table:table-cell office:value-type="float" office:value="-0.0202216369937155">
                <text:p>-0.0202216369937155</text:p>
              </table:table-cell>
              <table:table-cell office:value-type="float" office:value="0.0743757185706429">
                <text:p>0.0743757185706429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6.37079722355965">
                <text:p>6.37079722355965</text:p>
              </table:table-cell>
              <table:table-cell office:value-type="float" office:value="-0.0665511698248134">
                <text:p>-0.0665511698248134</text:p>
              </table:table-cell>
              <table:table-cell office:value-type="float" office:value="-0.0173814744733898">
                <text:p>-0.0173814744733898</text:p>
              </table:table-cell>
              <table:table-cell office:value-type="float" office:value="0.0383482246881011">
                <text:p>0.0383482246881011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6.40983612757052">
                <text:p>6.40983612757052</text:p>
              </table:table-cell>
              <table:table-cell office:value-type="float" office:value="0.244383877519435">
                <text:p>0.244383877519435</text:p>
              </table:table-cell>
              <table:table-cell office:value-type="float" office:value="-0.165791707650014">
                <text:p>-0.165791707650014</text:p>
              </table:table-cell>
              <table:table-cell office:value-type="float" office:value="0.182543538935214">
                <text:p>0.182543538935214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5.56005605389818">
                <text:p>5.56005605389818</text:p>
              </table:table-cell>
              <table:table-cell office:value-type="float" office:value="0.0789116333847373">
                <text:p>0.0789116333847373</text:p>
              </table:table-cell>
              <table:table-cell office:value-type="float" office:value="-0.0548255201062866">
                <text:p>-0.0548255201062866</text:p>
              </table:table-cell>
              <table:table-cell office:value-type="float" office:value="0.0178463650751746">
                <text:p>0.0178463650751746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6.93817632928396">
                <text:p>6.93817632928396</text:p>
              </table:table-cell>
              <table:table-cell office:value-type="float" office:value="-0.271406470710536">
                <text:p>-0.271406470710536</text:p>
              </table:table-cell>
              <table:table-cell office:value-type="float" office:value="0.00875195894569325">
                <text:p>0.00875195894569325</text:p>
              </table:table-cell>
              <table:table-cell office:value-type="float" office:value="-0.11860810892071">
                <text:p>-0.11860810892071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.81295135405079">
                <text:p>3.81295135405079</text:p>
              </table:table-cell>
              <table:table-cell office:value-type="float" office:value="0.0241740640493755">
                <text:p>0.0241740640493755</text:p>
              </table:table-cell>
              <table:table-cell office:value-type="float" office:value="-0.00882884160238498">
                <text:p>-0.00882884160238498</text:p>
              </table:table-cell>
              <table:table-cell office:value-type="float" office:value="0.110881490027349">
                <text:p>0.110881490027349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.34761568251478">
                <text:p>3.34761568251478</text:p>
              </table:table-cell>
              <table:table-cell office:value-type="float" office:value="0.0671935316264394">
                <text:p>0.0671935316264394</text:p>
              </table:table-cell>
              <table:table-cell office:value-type="float" office:value="0.00610240043025234">
                <text:p>0.00610240043025234</text:p>
              </table:table-cell>
              <table:table-cell office:value-type="float" office:value="0.0640773232213787">
                <text:p>0.0640773232213787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2.95489982830377">
                <text:p>2.95489982830377</text:p>
              </table:table-cell>
              <table:table-cell office:value-type="float" office:value="-0.0200782853463997">
                <text:p>-0.0200782853463997</text:p>
              </table:table-cell>
              <table:table-cell office:value-type="float" office:value="0.0110549716145198">
                <text:p>0.0110549716145198</text:p>
              </table:table-cell>
              <table:table-cell office:value-type="float" office:value="0.0419878059576647">
                <text:p>0.0419878059576647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.12356297782999">
                <text:p>3.12356297782999</text:p>
              </table:table-cell>
              <table:table-cell office:value-type="float" office:value="-0.0842513656916197">
                <text:p>-0.0842513656916197</text:p>
              </table:table-cell>
              <table:table-cell office:value-type="float" office:value="0.0102398532926901">
                <text:p>0.0102398532926901</text:p>
              </table:table-cell>
              <table:table-cell office:value-type="float" office:value="-0.0648932462957644">
                <text:p>-0.0648932462957644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2.67912390972589">
                <text:p>2.67912390972589</text:p>
              </table:table-cell>
              <table:table-cell office:value-type="float" office:value="-0.00312014357608126">
                <text:p>-0.00312014357608126</text:p>
              </table:table-cell>
              <table:table-cell office:value-type="float" office:value="-0.000228498335312764">
                <text:p>-0.000228498335312764</text:p>
              </table:table-cell>
              <table:table-cell office:value-type="float" office:value="0.000964184239052868">
                <text:p>0.000964184239052868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.38238595464726">
                <text:p>1.38238595464726</text:p>
              </table:table-cell>
              <table:table-cell office:value-type="float" office:value="0.0601683753986702">
                <text:p>0.0601683753986702</text:p>
              </table:table-cell>
              <table:table-cell office:value-type="float" office:value="0.0291513419448518">
                <text:p>0.0291513419448518</text:p>
              </table:table-cell>
              <table:table-cell office:value-type="float" office:value="-0.0153236256708576">
                <text:p>-0.0153236256708576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2.71227500497403">
                <text:p>2.71227500497403</text:p>
              </table:table-cell>
              <table:table-cell office:value-type="float" office:value="0.0514653673826344">
                <text:p>0.0514653673826344</text:p>
              </table:table-cell>
              <table:table-cell office:value-type="float" office:value="0.0175316641121308">
                <text:p>0.0175316641121308</text:p>
              </table:table-cell>
              <table:table-cell office:value-type="float" office:value="-0.0258283144025464">
                <text:p>-0.0258283144025464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4.49350864472358">
                <text:p>4.49350864472358</text:p>
              </table:table-cell>
              <table:table-cell office:value-type="float" office:value="-0.0874821105668762">
                <text:p>-0.0874821105668762</text:p>
              </table:table-cell>
              <table:table-cell office:value-type="float" office:value="-0.00307446262961331">
                <text:p>-0.00307446262961331</text:p>
              </table:table-cell>
              <table:table-cell office:value-type="float" office:value="-0.0621673645190291">
                <text:p>-0.0621673645190291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7.87929742023922">
                <text:p>7.87929742023922</text:p>
              </table:table-cell>
              <table:table-cell office:value-type="float" office:value="0.0000192102575740094">
                <text:p>0.0000192102575740094</text:p>
              </table:table-cell>
              <table:table-cell office:value-type="float" office:value="-0.0261838771256189">
                <text:p>-0.0261838771256189</text:p>
              </table:table-cell>
              <table:table-cell office:value-type="float" office:value="0.0794322107064835">
                <text:p>0.0794322107064835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7.85741129377637">
                <text:p>7.85741129377637</text:p>
              </table:table-cell>
              <table:table-cell office:value-type="float" office:value="0.0561369522893847">
                <text:p>0.0561369522893847</text:p>
              </table:table-cell>
              <table:table-cell office:value-type="float" office:value="0.0069415053371813">
                <text:p>0.0069415053371813</text:p>
              </table:table-cell>
              <table:table-cell office:value-type="float" office:value="-0.147260814008768">
                <text:p>-0.147260814008768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.76706526985585">
                <text:p>1.76706526985585</text:p>
              </table:table-cell>
              <table:table-cell office:value-type="float" office:value="0.0360680442683909">
                <text:p>0.0360680442683909</text:p>
              </table:table-cell>
              <table:table-cell office:value-type="float" office:value="0.0293258668905695">
                <text:p>0.0293258668905695</text:p>
              </table:table-cell>
              <table:table-cell office:value-type="float" office:value="-0.045486504536418">
                <text:p>-0.045486504536418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7.25687278474894">
                <text:p>7.25687278474894</text:p>
              </table:table-cell>
              <table:table-cell office:value-type="float" office:value="0.133376912709458">
                <text:p>0.133376912709458</text:p>
              </table:table-cell>
              <table:table-cell office:value-type="float" office:value="-0.145298665064102">
                <text:p>-0.145298665064102</text:p>
              </table:table-cell>
              <table:table-cell office:value-type="float" office:value="0.123137671001571">
                <text:p>0.123137671001571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4.24457308917225">
                <text:p>4.24457308917225</text:p>
              </table:table-cell>
              <table:table-cell office:value-type="float" office:value="-0.045538486090015">
                <text:p>-0.045538486090015</text:p>
              </table:table-cell>
              <table:table-cell office:value-type="float" office:value="0.105786865392029">
                <text:p>0.105786865392029</text:p>
              </table:table-cell>
              <table:table-cell office:value-type="float" office:value="0.00524916437397727">
                <text:p>0.00524916437397727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4.7109644219548">
                <text:p>4.7109644219548</text:p>
              </table:table-cell>
              <table:table-cell office:value-type="float" office:value="0.0252493046892521">
                <text:p>0.0252493046892521</text:p>
              </table:table-cell>
              <table:table-cell office:value-type="float" office:value="0.00639375303109524">
                <text:p>0.00639375303109524</text:p>
              </table:table-cell>
              <table:table-cell office:value-type="float" office:value="-0.0675063327815044">
                <text:p>-0.0675063327815044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.99229124596585">
                <text:p>3.99229124596585</text:p>
              </table:table-cell>
              <table:table-cell office:value-type="float" office:value="0.0260976677780156">
                <text:p>0.0260976677780156</text:p>
              </table:table-cell>
              <table:table-cell office:value-type="float" office:value="-0.00969803591551843">
                <text:p>-0.00969803591551843</text:p>
              </table:table-cell>
              <table:table-cell office:value-type="float" office:value="-0.01380049455039">
                <text:p>-0.01380049455039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4.98469060797425">
                <text:p>4.98469060797425</text:p>
              </table:table-cell>
              <table:table-cell office:value-type="float" office:value="0.0525654440859507">
                <text:p>0.0525654440859507</text:p>
              </table:table-cell>
              <table:table-cell office:value-type="float" office:value="0.00881019620797074">
                <text:p>0.00881019620797074</text:p>
              </table:table-cell>
              <table:table-cell office:value-type="float" office:value="0.0856156493687124">
                <text:p>0.0856156493687124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.2316207328977">
                <text:p>3.2316207328977</text:p>
              </table:table-cell>
              <table:table-cell office:value-type="float" office:value="-0.0383974696834604">
                <text:p>-0.0383974696834604</text:p>
              </table:table-cell>
              <table:table-cell office:value-type="float" office:value="-0.022821143154153">
                <text:p>-0.022821143154153</text:p>
              </table:table-cell>
              <table:table-cell office:value-type="float" office:value="-0.0239289642269288">
                <text:p>-0.0239289642269288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.54831553488568">
                <text:p>3.54831553488568</text:p>
              </table:table-cell>
              <table:table-cell office:value-type="float" office:value="-0.05168009357463">
                <text:p>-0.05168009357463</text:p>
              </table:table-cell>
              <table:table-cell office:value-type="float" office:value="-0.0051743185986777">
                <text:p>-0.0051743185986777</text:p>
              </table:table-cell>
              <table:table-cell office:value-type="float" office:value="-0.0368550744091143">
                <text:p>-0.0368550744091143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5.1586585723806">
                <text:p>5.1586585723806</text:p>
              </table:table-cell>
              <table:table-cell office:value-type="float" office:value="0.0407632241451355">
                <text:p>0.0407632241451355</text:p>
              </table:table-cell>
              <table:table-cell office:value-type="float" office:value="0.0269565112586725">
                <text:p>0.0269565112586725</text:p>
              </table:table-cell>
              <table:table-cell office:value-type="float" office:value="-0.102256775927915">
                <text:p>-0.102256775927915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6.59633765978958">
                <text:p>6.59633765978958</text:p>
              </table:table-cell>
              <table:table-cell office:value-type="float" office:value="0.0351963264439208">
                <text:p>0.0351963264439208</text:p>
              </table:table-cell>
              <table:table-cell office:value-type="float" office:value="0.01309342469118">
                <text:p>0.01309342469118</text:p>
              </table:table-cell>
              <table:table-cell office:value-type="float" office:value="0.00272313062486407">
                <text:p>0.00272313062486407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2.96314933048607">
                <text:p>2.96314933048607</text:p>
              </table:table-cell>
              <table:table-cell office:value-type="float" office:value="0.0135736246620506">
                <text:p>0.0135736246620506</text:p>
              </table:table-cell>
              <table:table-cell office:value-type="float" office:value="-0.00695444719122276">
                <text:p>-0.00695444719122276</text:p>
              </table:table-cell>
              <table:table-cell office:value-type="float" office:value="0.0432693289895575">
                <text:p>0.0432693289895575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5.78481857197447">
                <text:p>5.78481857197447</text:p>
              </table:table-cell>
              <table:table-cell office:value-type="float" office:value="0.0793375207108005">
                <text:p>0.0793375207108005</text:p>
              </table:table-cell>
              <table:table-cell office:value-type="float" office:value="0.0410461268555271">
                <text:p>0.0410461268555271</text:p>
              </table:table-cell>
              <table:table-cell office:value-type="float" office:value="-0.0670668558533072">
                <text:p>-0.0670668558533072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7.39450792658569">
                <text:p>7.39450792658569</text:p>
              </table:table-cell>
              <table:table-cell office:value-type="float" office:value="-0.322902954255916">
                <text:p>-0.322902954255916</text:p>
              </table:table-cell>
              <table:table-cell office:value-type="float" office:value="0.198471395436973">
                <text:p>0.198471395436973</text:p>
              </table:table-cell>
              <table:table-cell office:value-type="float" office:value="-0.0431299112898096">
                <text:p>-0.0431299112898096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.87204063193036">
                <text:p>3.87204063193036</text:p>
              </table:table-cell>
              <table:table-cell office:value-type="float" office:value="-0.0377286104744479">
                <text:p>-0.0377286104744479</text:p>
              </table:table-cell>
              <table:table-cell office:value-type="float" office:value="0.0103634603124094">
                <text:p>0.0103634603124094</text:p>
              </table:table-cell>
              <table:table-cell office:value-type="float" office:value="-0.0470615908424639">
                <text:p>-0.0470615908424639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.55846594089498">
                <text:p>3.55846594089498</text:p>
              </table:table-cell>
              <table:table-cell office:value-type="float" office:value="0.081643456514056">
                <text:p>0.081643456514056</text:p>
              </table:table-cell>
              <table:table-cell office:value-type="float" office:value="-0.0406168604674693">
                <text:p>-0.0406168604674693</text:p>
              </table:table-cell>
              <table:table-cell office:value-type="float" office:value="0.0325932162770123">
                <text:p>0.0325932162770123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2.578624161787">
                <text:p>2.578624161787</text:p>
              </table:table-cell>
              <table:table-cell office:value-type="float" office:value="0.00970825613053617">
                <text:p>0.00970825613053617</text:p>
              </table:table-cell>
              <table:table-cell office:value-type="float" office:value="0.00276031860159148">
                <text:p>0.00276031860159148</text:p>
              </table:table-cell>
              <table:table-cell office:value-type="float" office:value="-0.0380252614552085">
                <text:p>-0.0380252614552085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3.46363999573297">
                <text:p>3.46363999573297</text:p>
              </table:table-cell>
              <table:table-cell office:value-type="float" office:value="0.0303595243926389">
                <text:p>0.0303595243926389</text:p>
              </table:table-cell>
              <table:table-cell office:value-type="float" office:value="-0.00369540719905059">
                <text:p>-0.00369540719905059</text:p>
              </table:table-cell>
              <table:table-cell office:value-type="float" office:value="-0.0128335342978529">
                <text:p>-0.0128335342978529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.54911380381317">
                <text:p>1.54911380381317</text:p>
              </table:table-cell>
              <table:table-cell office:value-type="float" office:value="0.0211158132565192">
                <text:p>0.0211158132565192</text:p>
              </table:table-cell>
              <table:table-cell office:value-type="float" office:value="0.00533769043366494">
                <text:p>0.00533769043366494</text:p>
              </table:table-cell>
              <table:table-cell office:value-type="float" office:value="-0.0420273482560313">
                <text:p>-0.0420273482560313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3.00148007181917">
                <text:p>3.00148007181917</text:p>
              </table:table-cell>
              <table:table-cell office:value-type="float" office:value="-0.0236060415582013">
                <text:p>-0.0236060415582013</text:p>
              </table:table-cell>
              <table:table-cell office:value-type="float" office:value="0.0181631810512334">
                <text:p>0.0181631810512334</text:p>
              </table:table-cell>
              <table:table-cell office:value-type="float" office:value="-0.0657453138059803">
                <text:p>-0.0657453138059803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2.37055541357844">
                <text:p>2.37055541357844</text:p>
              </table:table-cell>
              <table:table-cell office:value-type="float" office:value="-0.00555681904290362">
                <text:p>-0.00555681904290362</text:p>
              </table:table-cell>
              <table:table-cell office:value-type="float" office:value="0.0242011590206489">
                <text:p>0.0242011590206489</text:p>
              </table:table-cell>
              <table:table-cell office:value-type="float" office:value="-0.0458442080139999">
                <text:p>-0.0458442080139999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3.07695147460321">
                <text:p>3.07695147460321</text:p>
              </table:table-cell>
              <table:table-cell office:value-type="float" office:value="0.025509400077973">
                <text:p>0.025509400077973</text:p>
              </table:table-cell>
              <table:table-cell office:value-type="float" office:value="0.0154638706029897">
                <text:p>0.0154638706029897</text:p>
              </table:table-cell>
              <table:table-cell office:value-type="float" office:value="-0.0308509229280739">
                <text:p>-0.0308509229280739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3.8615387662224">
                <text:p>3.8615387662224</text:p>
              </table:table-cell>
              <table:table-cell office:value-type="float" office:value="-0.108005116351569">
                <text:p>-0.108005116351569</text:p>
              </table:table-cell>
              <table:table-cell office:value-type="float" office:value="-0.0151411513458932">
                <text:p>-0.0151411513458932</text:p>
              </table:table-cell>
              <table:table-cell office:value-type="float" office:value="-0.0872668633784868">
                <text:p>-0.0872668633784868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5.77154979698489">
                <text:p>5.77154979698489</text:p>
              </table:table-cell>
              <table:table-cell office:value-type="float" office:value="-0.0606495190879954">
                <text:p>-0.0606495190879954</text:p>
              </table:table-cell>
              <table:table-cell office:value-type="float" office:value="-0.106500691916605">
                <text:p>-0.106500691916605</text:p>
              </table:table-cell>
              <table:table-cell office:value-type="float" office:value="-0.201681280907269">
                <text:p>-0.201681280907269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5.69717768692631">
                <text:p>5.69717768692631</text:p>
              </table:table-cell>
              <table:table-cell office:value-type="float" office:value="0.102616645730746">
                <text:p>0.102616645730746</text:p>
              </table:table-cell>
              <table:table-cell office:value-type="float" office:value="-0.0757976248528238">
                <text:p>-0.0757976248528238</text:p>
              </table:table-cell>
              <table:table-cell office:value-type="float" office:value="0.100662009849627">
                <text:p>0.100662009849627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7.28995100332522">
                <text:p>7.28995100332522</text:p>
              </table:table-cell>
              <table:table-cell office:value-type="float" office:value="0.474019856369611">
                <text:p>0.474019856369611</text:p>
              </table:table-cell>
              <table:table-cell office:value-type="float" office:value="0.349169473247318">
                <text:p>0.349169473247318</text:p>
              </table:table-cell>
              <table:table-cell office:value-type="float" office:value="0.105501427966912">
                <text:p>0.105501427966912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6.56632253823507">
                <text:p>6.56632253823507</text:p>
              </table:table-cell>
              <table:table-cell office:value-type="float" office:value="0.289429241415831">
                <text:p>0.289429241415831</text:p>
              </table:table-cell>
              <table:table-cell office:value-type="float" office:value="0.140587605285692">
                <text:p>0.140587605285692</text:p>
              </table:table-cell>
              <table:table-cell office:value-type="float" office:value="0.166833468428525">
                <text:p>0.166833468428525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5.46466880744846">
                <text:p>5.46466880744846</text:p>
              </table:table-cell>
              <table:table-cell office:value-type="float" office:value="-0.0865563456542278">
                <text:p>-0.0865563456542278</text:p>
              </table:table-cell>
              <table:table-cell office:value-type="float" office:value="-0.0258402738114032">
                <text:p>-0.0258402738114032</text:p>
              </table:table-cell>
              <table:table-cell office:value-type="float" office:value="-0.0788189798549128">
                <text:p>-0.0788189798549128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.87550736325066">
                <text:p>1.87550736325066</text:p>
              </table:table-cell>
              <table:table-cell office:value-type="float" office:value="0.0420063268703068">
                <text:p>0.0420063268703068</text:p>
              </table:table-cell>
              <table:table-cell office:value-type="float" office:value="0.0112827935074612">
                <text:p>0.0112827935074612</text:p>
              </table:table-cell>
              <table:table-cell office:value-type="float" office:value="0.0419356496331525">
                <text:p>0.0419356496331525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.43657951605081">
                <text:p>4.43657951605081</text:p>
              </table:table-cell>
              <table:table-cell office:value-type="float" office:value="0.0971521113647293">
                <text:p>0.0971521113647293</text:p>
              </table:table-cell>
              <table:table-cell office:value-type="float" office:value="-0.0622834733055753">
                <text:p>-0.0622834733055753</text:p>
              </table:table-cell>
              <table:table-cell office:value-type="float" office:value="0.0805746639824544">
                <text:p>0.0805746639824544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.25675142036078">
                <text:p>4.25675142036078</text:p>
              </table:table-cell>
              <table:table-cell office:value-type="float" office:value="0.0630595314551936">
                <text:p>0.0630595314551936</text:p>
              </table:table-cell>
              <table:table-cell office:value-type="float" office:value="-0.0457994036671861">
                <text:p>-0.0457994036671861</text:p>
              </table:table-cell>
              <table:table-cell office:value-type="float" office:value="-0.0279935037545289">
                <text:p>-0.0279935037545289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.21039570779386">
                <text:p>4.21039570779386</text:p>
              </table:table-cell>
              <table:table-cell office:value-type="float" office:value="-0.149001850586162">
                <text:p>-0.149001850586162</text:p>
              </table:table-cell>
              <table:table-cell office:value-type="float" office:value="0.0283664721745525">
                <text:p>0.0283664721745525</text:p>
              </table:table-cell>
              <table:table-cell office:value-type="float" office:value="-0.00543276975635398">
                <text:p>-0.00543276975635398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3.60165232345311">
                <text:p>3.60165232345311</text:p>
              </table:table-cell>
              <table:table-cell office:value-type="float" office:value="0.0755477151321262">
                <text:p>0.0755477151321262</text:p>
              </table:table-cell>
              <table:table-cell office:value-type="float" office:value="0.0279031544288735">
                <text:p>0.0279031544288735</text:p>
              </table:table-cell>
              <table:table-cell office:value-type="float" office:value="-0.0104391113968779">
                <text:p>-0.0104391113968779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5.7417656115998">
                <text:p>5.7417656115998</text:p>
              </table:table-cell>
              <table:table-cell office:value-type="float" office:value="-0.0988205182590898">
                <text:p>-0.0988205182590898</text:p>
              </table:table-cell>
              <table:table-cell office:value-type="float" office:value="-0.0271393954220288">
                <text:p>-0.0271393954220288</text:p>
              </table:table-cell>
              <table:table-cell office:value-type="float" office:value="-0.0565919670865318">
                <text:p>-0.0565919670865318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.58803389210499">
                <text:p>4.58803389210499</text:p>
              </table:table-cell>
              <table:table-cell office:value-type="float" office:value="0.00487469910148697">
                <text:p>0.00487469910148697</text:p>
              </table:table-cell>
              <table:table-cell office:value-type="float" office:value="-0.0168212816182391">
                <text:p>-0.0168212816182391</text:p>
              </table:table-cell>
              <table:table-cell office:value-type="float" office:value="-0.0572071166835175">
                <text:p>-0.0572071166835175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.64716980256636">
                <text:p>4.64716980256636</text:p>
              </table:table-cell>
              <table:table-cell office:value-type="float" office:value="-0.132212418823518">
                <text:p>-0.132212418823518</text:p>
              </table:table-cell>
              <table:table-cell office:value-type="float" office:value="-0.0311701138594973">
                <text:p>-0.0311701138594973</text:p>
              </table:table-cell>
              <table:table-cell office:value-type="float" office:value="0.000923278684489714">
                <text:p>0.000923278684489714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5.9610430926275">
                <text:p>5.9610430926275</text:p>
              </table:table-cell>
              <table:table-cell office:value-type="float" office:value="-0.111156048197711">
                <text:p>-0.111156048197711</text:p>
              </table:table-cell>
              <table:table-cell office:value-type="float" office:value="-0.00767634899573322">
                <text:p>-0.00767634899573322</text:p>
              </table:table-cell>
              <table:table-cell office:value-type="float" office:value="0.00655247007283633">
                <text:p>0.00655247007283633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2.30526392198303">
                <text:p>2.30526392198303</text:p>
              </table:table-cell>
              <table:table-cell office:value-type="float" office:value="0.0047638513466679">
                <text:p>0.0047638513466679</text:p>
              </table:table-cell>
              <table:table-cell office:value-type="float" office:value="0.00164044216617071">
                <text:p>0.00164044216617071</text:p>
              </table:table-cell>
              <table:table-cell office:value-type="float" office:value="-0.0466260933654976">
                <text:p>-0.0466260933654976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1.88307240168431">
                <text:p>1.88307240168431</text:p>
              </table:table-cell>
              <table:table-cell office:value-type="float" office:value="0.0579954931508677">
                <text:p>0.0579954931508677</text:p>
              </table:table-cell>
              <table:table-cell office:value-type="float" office:value="-0.00159522179560956">
                <text:p>-0.00159522179560956</text:p>
              </table:table-cell>
              <table:table-cell office:value-type="float" office:value="-0.00367606619255345">
                <text:p>-0.00367606619255345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.41833239415367">
                <text:p>4.41833239415367</text:p>
              </table:table-cell>
              <table:table-cell office:value-type="float" office:value="0.0022864248607064">
                <text:p>0.0022864248607064</text:p>
              </table:table-cell>
              <table:table-cell office:value-type="float" office:value="-0.00155958398391531">
                <text:p>-0.00155958398391531</text:p>
              </table:table-cell>
              <table:table-cell office:value-type="float" office:value="0.0506014778869809">
                <text:p>0.0506014778869809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.37919611474199">
                <text:p>4.37919611474199</text:p>
              </table:table-cell>
              <table:table-cell office:value-type="float" office:value="-0.0436866236831319">
                <text:p>-0.0436866236831319</text:p>
              </table:table-cell>
              <table:table-cell office:value-type="float" office:value="0.0811836380086319">
                <text:p>0.0811836380086319</text:p>
              </table:table-cell>
              <table:table-cell office:value-type="float" office:value="-0.101536778224984">
                <text:p>-0.101536778224984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0.911434315538391">
                <text:p>0.911434315538391</text:p>
              </table:table-cell>
              <table:table-cell office:value-type="float" office:value="0.0872673689563339">
                <text:p>0.0872673689563339</text:p>
              </table:table-cell>
              <table:table-cell office:value-type="float" office:value="0.01554254999403">
                <text:p>0.01554254999403</text:p>
              </table:table-cell>
              <table:table-cell office:value-type="float" office:value="-0.00440708029555667">
                <text:p>-0.00440708029555667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7.90050191537901">
                <text:p>7.90050191537901</text:p>
              </table:table-cell>
              <table:table-cell office:value-type="float" office:value="0.0402459199442413">
                <text:p>0.0402459199442413</text:p>
              </table:table-cell>
              <table:table-cell office:value-type="float" office:value="-0.0156428800450437">
                <text:p>-0.0156428800450437</text:p>
              </table:table-cell>
              <table:table-cell office:value-type="float" office:value="-0.0960849548620933">
                <text:p>-0.0960849548620933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.70023122377984">
                <text:p>1.70023122377984</text:p>
              </table:table-cell>
              <table:table-cell office:value-type="float" office:value="0.0513344832075029">
                <text:p>0.0513344832075029</text:p>
              </table:table-cell>
              <table:table-cell office:value-type="float" office:value="0.0275007409663862">
                <text:p>0.0275007409663862</text:p>
              </table:table-cell>
              <table:table-cell office:value-type="float" office:value="0.0114331349177227">
                <text:p>0.0114331349177227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3.01040549341484">
                <text:p>3.01040549341484</text:p>
              </table:table-cell>
              <table:table-cell office:value-type="float" office:value="-0.0539791237766014">
                <text:p>-0.0539791237766014</text:p>
              </table:table-cell>
              <table:table-cell office:value-type="float" office:value="-0.021936743329512">
                <text:p>-0.021936743329512</text:p>
              </table:table-cell>
              <table:table-cell office:value-type="float" office:value="-0.0415979000722516">
                <text:p>-0.0415979000722516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6.51842037054216">
                <text:p>6.51842037054216</text:p>
              </table:table-cell>
              <table:table-cell office:value-type="float" office:value="-0.0552563641355768">
                <text:p>-0.0552563641355768</text:p>
              </table:table-cell>
              <table:table-cell office:value-type="float" office:value="-0.0297830690149827">
                <text:p>-0.0297830690149827</text:p>
              </table:table-cell>
              <table:table-cell office:value-type="float" office:value="-0.182195546805166">
                <text:p>-0.182195546805166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5.18579020949049">
                <text:p>5.18579020949049</text:p>
              </table:table-cell>
              <table:table-cell office:value-type="float" office:value="-0.506241158723248">
                <text:p>-0.506241158723248</text:p>
              </table:table-cell>
              <table:table-cell office:value-type="float" office:value="0.404984345259168">
                <text:p>0.404984345259168</text:p>
              </table:table-cell>
              <table:table-cell office:value-type="float" office:value="-0.309794142470506">
                <text:p>-0.309794142470506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6.0340668523465">
                <text:p>6.0340668523465</text:p>
              </table:table-cell>
              <table:table-cell office:value-type="float" office:value="-0.140477107417522">
                <text:p>-0.140477107417522</text:p>
              </table:table-cell>
              <table:table-cell office:value-type="float" office:value="0.0337931525373207">
                <text:p>0.0337931525373207</text:p>
              </table:table-cell>
              <table:table-cell office:value-type="float" office:value="-0.0794980666746179">
                <text:p>-0.0794980666746179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3.81099728092166">
                <text:p>3.81099728092166</text:p>
              </table:table-cell>
              <table:table-cell office:value-type="float" office:value="-0.0173330378520089">
                <text:p>-0.0173330378520089</text:p>
              </table:table-cell>
              <table:table-cell office:value-type="float" office:value="0.0377797237915767">
                <text:p>0.0377797237915767</text:p>
              </table:table-cell>
              <table:table-cell office:value-type="float" office:value="0.0650282655027129">
                <text:p>0.0650282655027129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5.57976225911101">
                <text:p>5.57976225911101</text:p>
              </table:table-cell>
              <table:table-cell office:value-type="float" office:value="-0.119517265088358">
                <text:p>-0.119517265088358</text:p>
              </table:table-cell>
              <table:table-cell office:value-type="float" office:value="-0.118178247894687">
                <text:p>-0.118178247894687</text:p>
              </table:table-cell>
              <table:table-cell office:value-type="float" office:value="-0.0225540142977402">
                <text:p>-0.0225540142977402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.5662867217919">
                <text:p>4.5662867217919</text:p>
              </table:table-cell>
              <table:table-cell office:value-type="float" office:value="0.0814659670127482">
                <text:p>0.0814659670127482</text:p>
              </table:table-cell>
              <table:table-cell office:value-type="float" office:value="0.027051275408629">
                <text:p>0.027051275408629</text:p>
              </table:table-cell>
              <table:table-cell office:value-type="float" office:value="-0.00116123887317998">
                <text:p>-0.00116123887317998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3.54338150732701">
                <text:p>3.54338150732701</text:p>
              </table:table-cell>
              <table:table-cell office:value-type="float" office:value="-0.0342266038731904">
                <text:p>-0.0342266038731904</text:p>
              </table:table-cell>
              <table:table-cell office:value-type="float" office:value="-0.0105113588557694">
                <text:p>-0.0105113588557694</text:p>
              </table:table-cell>
              <table:table-cell office:value-type="float" office:value="-0.0054706340490025">
                <text:p>-0.0054706340490025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3.46389856557488">
                <text:p>3.46389856557488</text:p>
              </table:table-cell>
              <table:table-cell office:value-type="float" office:value="0.0343964997404549">
                <text:p>0.0343964997404549</text:p>
              </table:table-cell>
              <table:table-cell office:value-type="float" office:value="0.00484859022199902">
                <text:p>0.00484859022199902</text:p>
              </table:table-cell>
              <table:table-cell office:value-type="float" office:value="-0.0213366880023517">
                <text:p>-0.0213366880023517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6.03141976608323">
                <text:p>6.03141976608323</text:p>
              </table:table-cell>
              <table:table-cell office:value-type="float" office:value="0.106975271394756">
                <text:p>0.106975271394756</text:p>
              </table:table-cell>
              <table:table-cell office:value-type="float" office:value="0.0631920009704059">
                <text:p>0.0631920009704059</text:p>
              </table:table-cell>
              <table:table-cell office:value-type="float" office:value="0.00631810625688978">
                <text:p>0.00631810625688978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3.47825650466617">
                <text:p>3.47825650466617</text:p>
              </table:table-cell>
              <table:table-cell office:value-type="float" office:value="0.132051750461122">
                <text:p>0.132051750461122</text:p>
              </table:table-cell>
              <table:table-cell office:value-type="float" office:value="-0.00575228720236226">
                <text:p>-0.00575228720236226</text:p>
              </table:table-cell>
              <table:table-cell office:value-type="float" office:value="0.058340863976865">
                <text:p>0.058340863976865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1.10964779338109">
                <text:p>1.10964779338109</text:p>
              </table:table-cell>
              <table:table-cell office:value-type="float" office:value="0.0699341680436969">
                <text:p>0.0699341680436969</text:p>
              </table:table-cell>
              <table:table-cell office:value-type="float" office:value="0.0234712551229713">
                <text:p>0.0234712551229713</text:p>
              </table:table-cell>
              <table:table-cell office:value-type="float" office:value="0.0115718969020257">
                <text:p>0.0115718969020257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.87477166729432">
                <text:p>1.87477166729432</text:p>
              </table:table-cell>
              <table:table-cell office:value-type="float" office:value="0.0437263839431581">
                <text:p>0.0437263839431581</text:p>
              </table:table-cell>
              <table:table-cell office:value-type="float" office:value="-0.00360987045720118">
                <text:p>-0.00360987045720118</text:p>
              </table:table-cell>
              <table:table-cell office:value-type="float" office:value="-0.0685710670483423">
                <text:p>-0.0685710670483423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3.07953334910478">
                <text:p>3.07953334910478</text:p>
              </table:table-cell>
              <table:table-cell office:value-type="float" office:value="0.0150829970178115">
                <text:p>0.0150829970178115</text:p>
              </table:table-cell>
              <table:table-cell office:value-type="float" office:value="0.0277976003252203">
                <text:p>0.0277976003252203</text:p>
              </table:table-cell>
              <table:table-cell office:value-type="float" office:value="-0.0221994325163191">
                <text:p>-0.0221994325163191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.97882682489898">
                <text:p>4.97882682489898</text:p>
              </table:table-cell>
              <table:table-cell office:value-type="float" office:value="-0.0452913918167175">
                <text:p>-0.0452913918167175</text:p>
              </table:table-cell>
              <table:table-cell office:value-type="float" office:value="-0.0152890009401727">
                <text:p>-0.0152890009401727</text:p>
              </table:table-cell>
              <table:table-cell office:value-type="float" office:value="0.11364739189867">
                <text:p>0.11364739189867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.77758868662548">
                <text:p>1.77758868662548</text:p>
              </table:table-cell>
              <table:table-cell office:value-type="float" office:value="0.0689102092430181">
                <text:p>0.0689102092430181</text:p>
              </table:table-cell>
              <table:table-cell office:value-type="float" office:value="0.00162822909318305">
                <text:p>0.00162822909318305</text:p>
              </table:table-cell>
              <table:table-cell office:value-type="float" office:value="-0.0352040692231601">
                <text:p>-0.0352040692231601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2.54634641713715">
                <text:p>2.54634641713715</text:p>
              </table:table-cell>
              <table:table-cell office:value-type="float" office:value="-0.000309483531814703">
                <text:p>-0.000309483531814703</text:p>
              </table:table-cell>
              <table:table-cell office:value-type="float" office:value="0.00219637399923272">
                <text:p>0.00219637399923272</text:p>
              </table:table-cell>
              <table:table-cell office:value-type="float" office:value="0.0112609329263927">
                <text:p>0.0112609329263927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3.38289448911737">
                <text:p>3.38289448911737</text:p>
              </table:table-cell>
              <table:table-cell office:value-type="float" office:value="-0.0501327764310999">
                <text:p>-0.0501327764310999</text:p>
              </table:table-cell>
              <table:table-cell office:value-type="float" office:value="-0.00310351858398578">
                <text:p>-0.00310351858398578</text:p>
              </table:table-cell>
              <table:table-cell office:value-type="float" office:value="0.053417380852294">
                <text:p>0.053417380852294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.83398460216714">
                <text:p>4.83398460216714</text:p>
              </table:table-cell>
              <table:table-cell office:value-type="float" office:value="-0.0773855093825189">
                <text:p>-0.0773855093825189</text:p>
              </table:table-cell>
              <table:table-cell office:value-type="float" office:value="-0.0248007372442656">
                <text:p>-0.0248007372442656</text:p>
              </table:table-cell>
              <table:table-cell office:value-type="float" office:value="-0.047710422689778">
                <text:p>-0.047710422689778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3.36994763179102">
                <text:p>3.36994763179102</text:p>
              </table:table-cell>
              <table:table-cell office:value-type="float" office:value="0.0809657935991517">
                <text:p>0.0809657935991517</text:p>
              </table:table-cell>
              <table:table-cell office:value-type="float" office:value="-0.0305153837696992">
                <text:p>-0.0305153837696992</text:p>
              </table:table-cell>
              <table:table-cell office:value-type="float" office:value="-0.0105989464100025">
                <text:p>-0.0105989464100025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5.48846865109105">
                <text:p>5.48846865109105</text:p>
              </table:table-cell>
              <table:table-cell office:value-type="float" office:value="-0.0316644964089008">
                <text:p>-0.0316644964089008</text:p>
              </table:table-cell>
              <table:table-cell office:value-type="float" office:value="-0.0273716420500878">
                <text:p>-0.0273716420500878</text:p>
              </table:table-cell>
              <table:table-cell office:value-type="float" office:value="-0.00260762717976859">
                <text:p>-0.00260762717976859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2.83337879542123">
                <text:p>2.83337879542123</text:p>
              </table:table-cell>
              <table:table-cell office:value-type="float" office:value="-0.0481658590572507">
                <text:p>-0.0481658590572507</text:p>
              </table:table-cell>
              <table:table-cell office:value-type="float" office:value="-0.0126839624181561">
                <text:p>-0.0126839624181561</text:p>
              </table:table-cell>
              <table:table-cell office:value-type="float" office:value="-0.0338960066909472">
                <text:p>-0.0338960066909472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0.85680072208879">
                <text:p>0.85680072208879</text:p>
              </table:table-cell>
              <table:table-cell office:value-type="float" office:value="0.0848779138719702">
                <text:p>0.0848779138719702</text:p>
              </table:table-cell>
              <table:table-cell office:value-type="float" office:value="0.0248770053242239">
                <text:p>0.0248770053242239</text:p>
              </table:table-cell>
              <table:table-cell office:value-type="float" office:value="-0.0268027842439921">
                <text:p>-0.0268027842439921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3.24243247165371">
                <text:p>3.24243247165371</text:p>
              </table:table-cell>
              <table:table-cell office:value-type="float" office:value="-0.034482108663989">
                <text:p>-0.034482108663989</text:p>
              </table:table-cell>
              <table:table-cell office:value-type="float" office:value="-0.00333326559577107">
                <text:p>-0.00333326559577107</text:p>
              </table:table-cell>
              <table:table-cell office:value-type="float" office:value="-0.0379798152122142">
                <text:p>-0.0379798152122142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5.13871526327599">
                <text:p>5.13871526327599</text:p>
              </table:table-cell>
              <table:table-cell office:value-type="float" office:value="0.125160167061875">
                <text:p>0.125160167061875</text:p>
              </table:table-cell>
              <table:table-cell office:value-type="float" office:value="0.0157306878103469">
                <text:p>0.0157306878103469</text:p>
              </table:table-cell>
              <table:table-cell office:value-type="float" office:value="0.10727666575084">
                <text:p>0.10727666575084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5.3043875327704">
                <text:p>5.3043875327704</text:p>
              </table:table-cell>
              <table:table-cell office:value-type="float" office:value="0.01065815802259">
                <text:p>0.01065815802259</text:p>
              </table:table-cell>
              <table:table-cell office:value-type="float" office:value="0.0128537569678162">
                <text:p>0.0128537569678162</text:p>
              </table:table-cell>
              <table:table-cell office:value-type="float" office:value="-0.104671452387861">
                <text:p>-0.104671452387861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1.9760100242104">
                <text:p>1.9760100242104</text:p>
              </table:table-cell>
              <table:table-cell office:value-type="float" office:value="0.0156052278450674">
                <text:p>0.0156052278450674</text:p>
              </table:table-cell>
              <table:table-cell office:value-type="float" office:value="-0.00145226493867917">
                <text:p>-0.00145226493867917</text:p>
              </table:table-cell>
              <table:table-cell office:value-type="float" office:value="-0.0287313385741801">
                <text:p>-0.0287313385741801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7.25336032538561">
                <text:p>7.25336032538561</text:p>
              </table:table-cell>
              <table:table-cell office:value-type="float" office:value="0.0732829700674396">
                <text:p>0.0732829700674396</text:p>
              </table:table-cell>
              <table:table-cell office:value-type="float" office:value="0.0643736790062151">
                <text:p>0.0643736790062151</text:p>
              </table:table-cell>
              <table:table-cell office:value-type="float" office:value="-0.0722581527607793">
                <text:p>-0.0722581527607793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.74876881179676">
                <text:p>4.74876881179676</text:p>
              </table:table-cell>
              <table:table-cell office:value-type="float" office:value="0.0441726972839081">
                <text:p>0.0441726972839081</text:p>
              </table:table-cell>
              <table:table-cell office:value-type="float" office:value="0.0130617584388486">
                <text:p>0.0130617584388486</text:p>
              </table:table-cell>
              <table:table-cell office:value-type="float" office:value="-0.0480103203327664">
                <text:p>-0.0480103203327664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5.5779533277062">
                <text:p>5.5779533277062</text:p>
              </table:table-cell>
              <table:table-cell office:value-type="float" office:value="0.00489084063548528">
                <text:p>0.00489084063548528</text:p>
              </table:table-cell>
              <table:table-cell office:value-type="float" office:value="-0.0258608852588674">
                <text:p>-0.0258608852588674</text:p>
              </table:table-cell>
              <table:table-cell office:value-type="float" office:value="0.00784436421458845">
                <text:p>0.00784436421458845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3.71024219229285">
                <text:p>3.71024219229285</text:p>
              </table:table-cell>
              <table:table-cell office:value-type="float" office:value="-0.0432967065300463">
                <text:p>-0.0432967065300463</text:p>
              </table:table-cell>
              <table:table-cell office:value-type="float" office:value="0.00116310457729052">
                <text:p>0.00116310457729052</text:p>
              </table:table-cell>
              <table:table-cell office:value-type="float" office:value="-0.0855112020145779">
                <text:p>-0.0855112020145779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6.52933666931814">
                <text:p>6.52933666931814</text:p>
              </table:table-cell>
              <table:table-cell office:value-type="float" office:value="0.0286522390340656">
                <text:p>0.0286522390340656</text:p>
              </table:table-cell>
              <table:table-cell office:value-type="float" office:value="-0.0671666321180204">
                <text:p>-0.0671666321180204</text:p>
              </table:table-cell>
              <table:table-cell office:value-type="float" office:value="-0.0243326421903118">
                <text:p>-0.0243326421903118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.73776478798266">
                <text:p>4.73776478798266</text:p>
              </table:table-cell>
              <table:table-cell office:value-type="float" office:value="-0.0574982143569436">
                <text:p>-0.0574982143569436</text:p>
              </table:table-cell>
              <table:table-cell office:value-type="float" office:value="-0.0136511537201225">
                <text:p>-0.0136511537201225</text:p>
              </table:table-cell>
              <table:table-cell office:value-type="float" office:value="-0.0331313265036093">
                <text:p>-0.0331313265036093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.2295528739322">
                <text:p>4.2295528739322</text:p>
              </table:table-cell>
              <table:table-cell office:value-type="float" office:value="-0.0497178907454257">
                <text:p>-0.0497178907454257</text:p>
              </table:table-cell>
              <table:table-cell office:value-type="float" office:value="-0.0277017823816255">
                <text:p>-0.0277017823816255</text:p>
              </table:table-cell>
              <table:table-cell office:value-type="float" office:value="-0.0367050987007792">
                <text:p>-0.0367050987007792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5.68062854368661">
                <text:p>5.68062854368661</text:p>
              </table:table-cell>
              <table:table-cell office:value-type="float" office:value="0.0181338245953446">
                <text:p>0.0181338245953446</text:p>
              </table:table-cell>
              <table:table-cell office:value-type="float" office:value="-0.0402187761383401">
                <text:p>-0.0402187761383401</text:p>
              </table:table-cell>
              <table:table-cell office:value-type="float" office:value="0.146480969571556">
                <text:p>0.146480969571556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1.08219628800794">
                <text:p>1.08219628800794</text:p>
              </table:table-cell>
              <table:table-cell office:value-type="float" office:value="0.0820852763890013">
                <text:p>0.0820852763890013</text:p>
              </table:table-cell>
              <table:table-cell office:value-type="float" office:value="0.0246895725500823">
                <text:p>0.0246895725500823</text:p>
              </table:table-cell>
              <table:table-cell office:value-type="float" office:value="-0.0311264688146183">
                <text:p>-0.0311264688146183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5.58088659626582">
                <text:p>5.58088659626582</text:p>
              </table:table-cell>
              <table:table-cell office:value-type="float" office:value="0.190471030441652">
                <text:p>0.190471030441652</text:p>
              </table:table-cell>
              <table:table-cell office:value-type="float" office:value="-0.151821834242886">
                <text:p>-0.151821834242886</text:p>
              </table:table-cell>
              <table:table-cell office:value-type="float" office:value="0.0181776339911686">
                <text:p>0.0181776339911686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.02148735826961">
                <text:p>4.02148735826961</text:p>
              </table:table-cell>
              <table:table-cell office:value-type="float" office:value="-0.0541294678554292">
                <text:p>-0.0541294678554292</text:p>
              </table:table-cell>
              <table:table-cell office:value-type="float" office:value="0.00908798335497729">
                <text:p>0.00908798335497729</text:p>
              </table:table-cell>
              <table:table-cell office:value-type="float" office:value="-0.0825682414862008">
                <text:p>-0.0825682414862008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6.10341977190389">
                <text:p>6.10341977190389</text:p>
              </table:table-cell>
              <table:table-cell office:value-type="float" office:value="-0.174952861537395">
                <text:p>-0.174952861537395</text:p>
              </table:table-cell>
              <table:table-cell office:value-type="float" office:value="0.0269010901601998">
                <text:p>0.0269010901601998</text:p>
              </table:table-cell>
              <table:table-cell office:value-type="float" office:value="0.0255849604610263">
                <text:p>0.0255849604610263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.82434289108419">
                <text:p>1.82434289108419</text:p>
              </table:table-cell>
              <table:table-cell office:value-type="float" office:value="0.0059208908064996">
                <text:p>0.0059208908064996</text:p>
              </table:table-cell>
              <table:table-cell office:value-type="float" office:value="0.0124065266222916">
                <text:p>0.0124065266222916</text:p>
              </table:table-cell>
              <table:table-cell office:value-type="float" office:value="0.0218460263205037">
                <text:p>0.0218460263205037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2.78019255693182">
                <text:p>2.78019255693182</text:p>
              </table:table-cell>
              <table:table-cell office:value-type="float" office:value="-0.000850018717403422">
                <text:p>-0.000850018717403422</text:p>
              </table:table-cell>
              <table:table-cell office:value-type="float" office:value="0.00506410699776655">
                <text:p>0.00506410699776655</text:p>
              </table:table-cell>
              <table:table-cell office:value-type="float" office:value="-0.0173488194772329">
                <text:p>-0.0173488194772329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5.4811071048035">
                <text:p>5.4811071048035</text:p>
              </table:table-cell>
              <table:table-cell office:value-type="float" office:value="0.0454093941229887">
                <text:p>0.0454093941229887</text:p>
              </table:table-cell>
              <table:table-cell office:value-type="float" office:value="-0.0552219809429468">
                <text:p>-0.0552219809429468</text:p>
              </table:table-cell>
              <table:table-cell office:value-type="float" office:value="-0.0454857770402408">
                <text:p>-0.0454857770402408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.27062599313979">
                <text:p>4.27062599313979</text:p>
              </table:table-cell>
              <table:table-cell office:value-type="float" office:value="-0.110318113151318">
                <text:p>-0.110318113151318</text:p>
              </table:table-cell>
              <table:table-cell office:value-type="float" office:value="-0.00905834698544888">
                <text:p>-0.00905834698544888</text:p>
              </table:table-cell>
              <table:table-cell office:value-type="float" office:value="-0.134190935945966">
                <text:p>-0.134190935945966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1.38447741233296">
                <text:p>1.38447741233296</text:p>
              </table:table-cell>
              <table:table-cell office:value-type="float" office:value="0.0689289652411549">
                <text:p>0.0689289652411549</text:p>
              </table:table-cell>
              <table:table-cell office:value-type="float" office:value="0.0370783722040687">
                <text:p>0.0370783722040687</text:p>
              </table:table-cell>
              <table:table-cell office:value-type="float" office:value="0.0165802333955129">
                <text:p>0.0165802333955129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6.23050398865112">
                <text:p>6.23050398865112</text:p>
              </table:table-cell>
              <table:table-cell office:value-type="float" office:value="-0.165407306700172">
                <text:p>-0.165407306700172</text:p>
              </table:table-cell>
              <table:table-cell office:value-type="float" office:value="0.0252503143747615">
                <text:p>0.0252503143747615</text:p>
              </table:table-cell>
              <table:table-cell office:value-type="float" office:value="0.0931835910716348">
                <text:p>0.0931835910716348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.72262277986276">
                <text:p>4.72262277986276</text:p>
              </table:table-cell>
              <table:table-cell office:value-type="float" office:value="-0.0690974053237166">
                <text:p>-0.0690974053237166</text:p>
              </table:table-cell>
              <table:table-cell office:value-type="float" office:value="0.064486666670541">
                <text:p>0.064486666670541</text:p>
              </table:table-cell>
              <table:table-cell office:value-type="float" office:value="0.0424282698539843">
                <text:p>0.0424282698539843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3.4339061576341">
                <text:p>3.4339061576341</text:p>
              </table:table-cell>
              <table:table-cell office:value-type="float" office:value="-0.0784612433281691">
                <text:p>-0.0784612433281691</text:p>
              </table:table-cell>
              <table:table-cell office:value-type="float" office:value="-0.0218587270926397">
                <text:p>-0.0218587270926397</text:p>
              </table:table-cell>
              <table:table-cell office:value-type="float" office:value="0.00199901652050671">
                <text:p>0.00199901652050671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.49226664479868">
                <text:p>4.49226664479868</text:p>
              </table:table-cell>
              <table:table-cell office:value-type="float" office:value="-0.0499312132431893">
                <text:p>-0.0499312132431893</text:p>
              </table:table-cell>
              <table:table-cell office:value-type="float" office:value="0.00209739856993729">
                <text:p>0.00209739856993729</text:p>
              </table:table-cell>
              <table:table-cell office:value-type="float" office:value="0.11480496528084">
                <text:p>0.11480496528084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3.9618650630707">
                <text:p>3.9618650630707</text:p>
              </table:table-cell>
              <table:table-cell office:value-type="float" office:value="-0.0911683201380722">
                <text:p>-0.0911683201380722</text:p>
              </table:table-cell>
              <table:table-cell office:value-type="float" office:value="-0.00238262395519728">
                <text:p>-0.00238262395519728</text:p>
              </table:table-cell>
              <table:table-cell office:value-type="float" office:value="-0.041520264937233">
                <text:p>-0.041520264937233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.4733593804261">
                <text:p>4.4733593804261</text:p>
              </table:table-cell>
              <table:table-cell office:value-type="float" office:value="0.0214148129151486">
                <text:p>0.0214148129151486</text:p>
              </table:table-cell>
              <table:table-cell office:value-type="float" office:value="0.0283542106535348">
                <text:p>0.0283542106535348</text:p>
              </table:table-cell>
              <table:table-cell office:value-type="float" office:value="0.0662153790500774">
                <text:p>0.0662153790500774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2.80807337285016">
                <text:p>2.80807337285016</text:p>
              </table:table-cell>
              <table:table-cell office:value-type="float" office:value="0.00898609282083696">
                <text:p>0.00898609282083696</text:p>
              </table:table-cell>
              <table:table-cell office:value-type="float" office:value="-0.00952386494774571">
                <text:p>-0.00952386494774571</text:p>
              </table:table-cell>
              <table:table-cell office:value-type="float" office:value="-0.00685039691704198">
                <text:p>-0.00685039691704198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.82795884617341">
                <text:p>4.82795884617341</text:p>
              </table:table-cell>
              <table:table-cell office:value-type="float" office:value="-0.0301112334723173">
                <text:p>-0.0301112334723173</text:p>
              </table:table-cell>
              <table:table-cell office:value-type="float" office:value="0.0370748912959389">
                <text:p>0.0370748912959389</text:p>
              </table:table-cell>
              <table:table-cell office:value-type="float" office:value="0.0836334435302331">
                <text:p>0.0836334435302331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.64217600051763">
                <text:p>4.64217600051763</text:p>
              </table:table-cell>
              <table:table-cell office:value-type="float" office:value="-0.0393623182923744">
                <text:p>-0.0393623182923744</text:p>
              </table:table-cell>
              <table:table-cell office:value-type="float" office:value="-0.0198680893093204">
                <text:p>-0.0198680893093204</text:p>
              </table:table-cell>
              <table:table-cell office:value-type="float" office:value="0.0751591875999896">
                <text:p>0.0751591875999896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3.88728092528103">
                <text:p>3.88728092528103</text:p>
              </table:table-cell>
              <table:table-cell office:value-type="float" office:value="0.00309492827531521">
                <text:p>0.00309492827531521</text:p>
              </table:table-cell>
              <table:table-cell office:value-type="float" office:value="-0.00521723710599242">
                <text:p>-0.00521723710599242</text:p>
              </table:table-cell>
              <table:table-cell office:value-type="float" office:value="0.0450578809804081">
                <text:p>0.0450578809804081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0.670169512530681">
                <text:p>0.670169512530681</text:p>
              </table:table-cell>
              <table:table-cell office:value-type="float" office:value="0.102913794137437">
                <text:p>0.102913794137437</text:p>
              </table:table-cell>
              <table:table-cell office:value-type="float" office:value="0.0305027869823817">
                <text:p>0.0305027869823817</text:p>
              </table:table-cell>
              <table:table-cell office:value-type="float" office:value="-0.0143349133782236">
                <text:p>-0.0143349133782236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.23842517781211">
                <text:p>4.23842517781211</text:p>
              </table:table-cell>
              <table:table-cell office:value-type="float" office:value="0.269273659927753">
                <text:p>0.269273659927753</text:p>
              </table:table-cell>
              <table:table-cell office:value-type="float" office:value="-0.184752229315438">
                <text:p>-0.184752229315438</text:p>
              </table:table-cell>
              <table:table-cell office:value-type="float" office:value="0.0724824214771865">
                <text:p>0.0724824214771865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3.41883042142224">
                <text:p>3.41883042142224</text:p>
              </table:table-cell>
              <table:table-cell office:value-type="float" office:value="0.0182617463380925">
                <text:p>0.0182617463380925</text:p>
              </table:table-cell>
              <table:table-cell office:value-type="float" office:value="-0.00967335115212109">
                <text:p>-0.00967335115212109</text:p>
              </table:table-cell>
              <table:table-cell office:value-type="float" office:value="0.0540247599447948">
                <text:p>0.0540247599447948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.95401616858331">
                <text:p>4.95401616858331</text:p>
              </table:table-cell>
              <table:table-cell office:value-type="float" office:value="-0.0628079533807275">
                <text:p>-0.0628079533807275</text:p>
              </table:table-cell>
              <table:table-cell office:value-type="float" office:value="-0.0238201720318301">
                <text:p>-0.0238201720318301</text:p>
              </table:table-cell>
              <table:table-cell office:value-type="float" office:value="0.0764989506248384">
                <text:p>0.0764989506248384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2.28844547309835">
                <text:p>2.28844547309835</text:p>
              </table:table-cell>
              <table:table-cell office:value-type="float" office:value="-0.00829598583513835">
                <text:p>-0.00829598583513835</text:p>
              </table:table-cell>
              <table:table-cell office:value-type="float" office:value="0.0110870422580585">
                <text:p>0.0110870422580585</text:p>
              </table:table-cell>
              <table:table-cell office:value-type="float" office:value="-0.0803039272563502">
                <text:p>-0.0803039272563502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3.20651411836433">
                <text:p>3.20651411836433</text:p>
              </table:table-cell>
              <table:table-cell office:value-type="float" office:value="-0.0484746302612882">
                <text:p>-0.0484746302612882</text:p>
              </table:table-cell>
              <table:table-cell office:value-type="float" office:value="-0.0108963357413876">
                <text:p>-0.0108963357413876</text:p>
              </table:table-cell>
              <table:table-cell office:value-type="float" office:value="-0.0894182233318182">
                <text:p>-0.0894182233318182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2.32005117662425">
                <text:p>2.32005117662425</text:p>
              </table:table-cell>
              <table:table-cell office:value-type="float" office:value="0.0912126350247573">
                <text:p>0.0912126350247573</text:p>
              </table:table-cell>
              <table:table-cell office:value-type="float" office:value="-0.00349075107200458">
                <text:p>-0.00349075107200458</text:p>
              </table:table-cell>
              <table:table-cell office:value-type="float" office:value="0.0149122430813868">
                <text:p>0.0149122430813868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.91230230948364">
                <text:p>4.91230230948364</text:p>
              </table:table-cell>
              <table:table-cell office:value-type="float" office:value="-0.113032877496704">
                <text:p>-0.113032877496704</text:p>
              </table:table-cell>
              <table:table-cell office:value-type="float" office:value="0.00176472339854117">
                <text:p>0.00176472339854117</text:p>
              </table:table-cell>
              <table:table-cell office:value-type="float" office:value="-0.00551846590539595">
                <text:p>-0.00551846590539595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.43702851722522">
                <text:p>4.43702851722522</text:p>
              </table:table-cell>
              <table:table-cell office:value-type="float" office:value="0.0420592339578545">
                <text:p>0.0420592339578545</text:p>
              </table:table-cell>
              <table:table-cell office:value-type="float" office:value="0.0163532612806088">
                <text:p>0.0163532612806088</text:p>
              </table:table-cell>
              <table:table-cell office:value-type="float" office:value="-0.0739421288317321">
                <text:p>-0.0739421288317321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3.84607539286534">
                <text:p>3.84607539286534</text:p>
              </table:table-cell>
              <table:table-cell office:value-type="float" office:value="0.0479538721267621">
                <text:p>0.0479538721267621</text:p>
              </table:table-cell>
              <table:table-cell office:value-type="float" office:value="0.0135606805680008">
                <text:p>0.0135606805680008</text:p>
              </table:table-cell>
              <table:table-cell office:value-type="float" office:value="-0.0419827949699396">
                <text:p>-0.0419827949699396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1.84124482468781">
                <text:p>1.84124482468781</text:p>
              </table:table-cell>
              <table:table-cell office:value-type="float" office:value="0.0325619021598429">
                <text:p>0.0325619021598429</text:p>
              </table:table-cell>
              <table:table-cell office:value-type="float" office:value="0.00854294846621218">
                <text:p>0.00854294846621218</text:p>
              </table:table-cell>
              <table:table-cell office:value-type="float" office:value="-0.00668593093460534">
                <text:p>-0.00668593093460534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5.15001115480258">
                <text:p>5.15001115480258</text:p>
              </table:table-cell>
              <table:table-cell office:value-type="float" office:value="0.0150234783655385">
                <text:p>0.0150234783655385</text:p>
              </table:table-cell>
              <table:table-cell office:value-type="float" office:value="-0.0202712394070508">
                <text:p>-0.0202712394070508</text:p>
              </table:table-cell>
              <table:table-cell office:value-type="float" office:value="0.0772368030840539">
                <text:p>0.0772368030840539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3.89402282813477">
                <text:p>3.89402282813477</text:p>
              </table:table-cell>
              <table:table-cell office:value-type="float" office:value="0.00220365332483441">
                <text:p>0.00220365332483441</text:p>
              </table:table-cell>
              <table:table-cell office:value-type="float" office:value="0.0271329293591602">
                <text:p>0.0271329293591602</text:p>
              </table:table-cell>
              <table:table-cell office:value-type="float" office:value="-0.066690827624055">
                <text:p>-0.066690827624055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1.16152236824861">
                <text:p>1.16152236824861</text:p>
              </table:table-cell>
              <table:table-cell office:value-type="float" office:value="0.416493786193736">
                <text:p>0.416493786193736</text:p>
              </table:table-cell>
              <table:table-cell office:value-type="float" office:value="0.0892995484370461">
                <text:p>0.0892995484370461</text:p>
              </table:table-cell>
              <table:table-cell office:value-type="float" office:value="0.134783118414051">
                <text:p>0.134783118414051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3.68123620838287">
                <text:p>3.68123620838287</text:p>
              </table:table-cell>
              <table:table-cell office:value-type="float" office:value="-0.0279343189344723">
                <text:p>-0.0279343189344723</text:p>
              </table:table-cell>
              <table:table-cell office:value-type="float" office:value="0.00906161002280004">
                <text:p>0.00906161002280004</text:p>
              </table:table-cell>
              <table:table-cell office:value-type="float" office:value="0.0203039616385963">
                <text:p>0.0203039616385963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3.48809555507691">
                <text:p>3.48809555507691</text:p>
              </table:table-cell>
              <table:table-cell office:value-type="float" office:value="-0.03499997411117">
                <text:p>-0.03499997411117</text:p>
              </table:table-cell>
              <table:table-cell office:value-type="float" office:value="0.0188782755538957">
                <text:p>0.0188782755538957</text:p>
              </table:table-cell>
              <table:table-cell office:value-type="float" office:value="0.0911008017880105">
                <text:p>0.0911008017880105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.07742902307492">
                <text:p>4.07742902307492</text:p>
              </table:table-cell>
              <table:table-cell office:value-type="float" office:value="0.0985240188564087">
                <text:p>0.0985240188564087</text:p>
              </table:table-cell>
              <table:table-cell office:value-type="float" office:value="0.0208140078284469">
                <text:p>0.0208140078284469</text:p>
              </table:table-cell>
              <table:table-cell office:value-type="float" office:value="-0.0649202302103848">
                <text:p>-0.0649202302103848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5.90064261881706">
                <text:p>5.90064261881706</text:p>
              </table:table-cell>
              <table:table-cell office:value-type="float" office:value="-0.220497330250279">
                <text:p>-0.220497330250279</text:p>
              </table:table-cell>
              <table:table-cell office:value-type="float" office:value="-0.0728079573723139">
                <text:p>-0.0728079573723139</text:p>
              </table:table-cell>
              <table:table-cell office:value-type="float" office:value="-0.0261680512752298">
                <text:p>-0.0261680512752298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5.73309751424999">
                <text:p>5.73309751424999</text:p>
              </table:table-cell>
              <table:table-cell office:value-type="float" office:value="0.185807300824505">
                <text:p>0.185807300824505</text:p>
              </table:table-cell>
              <table:table-cell office:value-type="float" office:value="-0.158305692917144">
                <text:p>-0.158305692917144</text:p>
              </table:table-cell>
              <table:table-cell office:value-type="float" office:value="0.0188543265160439">
                <text:p>0.0188543265160439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4.85360464212273">
                <text:p>4.85360464212273</text:p>
              </table:table-cell>
              <table:table-cell office:value-type="float" office:value="0.000375261583754671">
                <text:p>0.000375261583754671</text:p>
              </table:table-cell>
              <table:table-cell office:value-type="float" office:value="-0.0276478629231305">
                <text:p>-0.0276478629231305</text:p>
              </table:table-cell>
              <table:table-cell office:value-type="float" office:value="0.119650665696298">
                <text:p>0.11965066569629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